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953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0555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0.7071in"/>
    </style:style>
    <style:style style:name="co10" style:family="table-column">
      <style:table-column-properties fo:break-before="auto" style:column-width="0.8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6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21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21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67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69" style:family="table-cell" style:parent-style-name="Default">
      <style:table-cell-properties fo:border="0.06pt solid #000000"/>
    </style:style>
    <style:style style:name="ce7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71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3" style:family="table-cell" style:parent-style-name="Default" style:data-style-name="N125"/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 style:data-style-name="N125">
      <style:text-properties fo:font-weight="bold" style:font-weight-asian="bold" style:font-weight-complex="bold"/>
    </style:style>
    <style:style style:name="ce77" style:family="table-cell" style:parent-style-name="Default" style:data-style-name="N123"/>
    <style:style style:name="ce78" style:family="table-cell" style:parent-style-name="Default" style:data-style-name="N123"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2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84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8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 style:data-style-name="N123">
      <style:text-properties fo:font-weight="normal" style:font-weight-asian="normal" style:font-weight-complex="normal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88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cision_diversity_MOEAs" table:style-name="ta1">
        <table:table-column table:style-name="co1" table:default-cell-style-name="ce51"/>
        <table:table-column table:style-name="co1" table:number-columns-repeated="9" table:default-cell-style-name="ce64"/>
        <table:table-column table:style-name="co1" table:number-columns-repeated="2" table:default-cell-style-name="ce70"/>
        <table:table-column table:style-name="co1" table:number-columns-repeated="9" table:default-cell-style-name="ce64"/>
        <table:table-column table:style-name="co1" table:default-cell-style-name="Default"/>
        <table:table-row table:style-name="ro1">
          <table:table-cell office:value-type="string" calcext:value-type="string">
            <text:p>Probabilidad de cruce = 0.9</text:p>
          </table:table-cell>
          <table:table-cell table:number-columns-repeated="21"/>
        </table:table-row>
        <table:table-row table:style-name="ro1">
          <table:table-cell table:style-name="ce52" office:value-type="string" calcext:value-type="string">
            <text:p>MAX Fes</text:p>
          </table:table-cell>
          <table:table-cell table:style-name="ce5" office:value-type="string" calcext:value-type="string" table:number-columns-spanned="9" table:number-rows-spanned="1">
            <text:p>2.5x10^6</text:p>
          </table:table-cell>
          <table:covered-table-cell table:number-columns-repeated="8" table:style-name="ce5"/>
          <table:table-cell table:style-name="ce52" office:value-type="string" calcext:value-type="string" table:number-columns-spanned="10" table:number-rows-spanned="1">
            <text:p>2.5x10^7</text:p>
          </table:table-cell>
          <table:covered-table-cell table:number-columns-repeated="2" table:style-name="Default"/>
          <table:covered-table-cell table:number-columns-repeated="7" table:style-name="ce52"/>
          <table:table-cell table:style-name="ce52"/>
          <table:table-cell/>
        </table:table-row>
        <table:table-row table:style-name="ro1">
          <table:table-cell table:style-name="ce52" office:value-type="string" calcext:value-type="string">
            <text:p>Frameork</text:p>
          </table:table-cell>
          <table:table-cell table:style-name="ce5" office:value-type="string" calcext:value-type="string" table:number-columns-spanned="5" table:number-rows-spanned="1">
            <text:p>PlatEMO</text:p>
          </table:table-cell>
          <table:covered-table-cell table:number-columns-repeated="4" table:style-name="ce5"/>
          <table:table-cell table:style-name="ce65" office:value-type="string" calcext:value-type="string">
            <text:p>Jmetal</text:p>
          </table:table-cell>
          <table:table-cell table:number-columns-repeated="3" table:style-name="ce65" office:value-type="string" calcext:value-type="string">
            <text:p>Autor</text:p>
          </table:table-cell>
          <table:table-cell table:style-name="ce52" office:value-type="string" calcext:value-type="string" table:number-columns-spanned="7" table:number-rows-spanned="1">
            <text:p>PlatEMO</text:p>
          </table:table-cell>
          <table:covered-table-cell table:number-columns-repeated="2" table:style-name="Default"/>
          <table:covered-table-cell table:number-columns-repeated="4" table:style-name="ce52"/>
          <table:table-cell table:style-name="ce52" office:value-type="string" calcext:value-type="string">
            <text:p>jMetal</text:p>
          </table:table-cell>
          <table:table-cell table:number-columns-repeated="3" table:style-name="ce52" office:value-type="string" calcext:value-type="string">
            <text:p>Autor</text:p>
          </table:table-cell>
          <table:table-cell/>
        </table:table-row>
        <table:table-row table:style-name="ro1">
          <table:table-cell table:style-name="ce63" office:value-type="string" calcext:value-type="string">
            <text:p>2 obj</text:p>
          </table:table-cell>
          <table:table-cell table:style-name="ce65" office:value-type="string" calcext:value-type="string">
            <text:p>CPDEA</text:p>
          </table:table-cell>
          <table:table-cell table:style-name="ce65" office:value-type="string" calcext:value-type="string">
            <text:p>VR-MOEA/D</text:p>
          </table:table-cell>
          <table:table-cell table:style-name="ce65" office:value-type="string" calcext:value-type="string">
            <text:p>VR-NSGA-II</text:p>
          </table:table-cell>
          <table:table-cell table:style-name="ce65" office:value-type="string" calcext:value-type="string">
            <text:p>VR-NSGA-III</text:p>
          </table:table-cell>
          <table:table-cell table:style-name="ce65" office:value-type="string" calcext:value-type="string">
            <text:p>TriMOEATAR</text:p>
          </table:table-cell>
          <table:table-cell table:style-name="ce65" office:value-type="string" calcext:value-type="string">
            <text:p>NSGA-II</text:p>
          </table:table-cell>
          <table:table-cell table:style-name="ce65" office:value-type="string" calcext:value-type="string">
            <text:p>MOEA/D 09</text:p>
          </table:table-cell>
          <table:table-cell table:style-name="ce65" office:value-type="string" calcext:value-type="string">
            <text:p>VSD-MOEA</text:p>
          </table:table-cell>
          <table:table-cell table:style-name="ce65" office:value-type="string" calcext:value-type="string">
            <text:p>R2-EMOA</text:p>
          </table:table-cell>
          <table:table-cell table:style-name="ce67" office:value-type="string" calcext:value-type="string">
            <text:p>CPDEA</text:p>
          </table:table-cell>
          <table:table-cell table:style-name="ce67" office:value-type="string" calcext:value-type="string">
            <text:p>VR-MOEA/D</text:p>
          </table:table-cell>
          <table:table-cell table:style-name="ce52" office:value-type="string" calcext:value-type="string">
            <text:p>VR-NSGA-II</text:p>
          </table:table-cell>
          <table:table-cell table:style-name="ce52" office:value-type="string" calcext:value-type="string">
            <text:p>VR-NSGA-III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MOEA/D 09</text:p>
          </table:table-cell>
          <table:table-cell table:style-name="ce52" office:value-type="string" calcext:value-type="string">
            <text:p>VSD-MOEA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VSD-MOEA pc=0.4</text:p>
          </table:table-cell>
        </table:table-row>
        <table:table-row table:style-name="ro1">
          <table:table-cell table:style-name="ce52" office:value-type="string" calcext:value-type="string">
            <text:p>WFG1_2</text:p>
          </table:table-cell>
          <table:table-cell table:style-name="ce66" office:value-type="float" office:value="0.952273497855" calcext:value-type="float">
            <text:p>0.952</text:p>
          </table:table-cell>
          <table:table-cell table:style-name="ce66" office:value-type="float" office:value="0.822492510271" calcext:value-type="float">
            <text:p>0.822</text:p>
          </table:table-cell>
          <table:table-cell table:style-name="ce66" office:value-type="float" office:value="0.987744028957" calcext:value-type="float">
            <text:p>0.988</text:p>
          </table:table-cell>
          <table:table-cell table:style-name="ce66" office:value-type="float" office:value="0.988645057201" calcext:value-type="float">
            <text:p>0.989</text:p>
          </table:table-cell>
          <table:table-cell table:style-name="ce66" office:value-type="float" office:value="0.94687539521" calcext:value-type="float">
            <text:p>0.947</text:p>
          </table:table-cell>
          <table:table-cell table:style-name="ce66" office:value-type="float" office:value="0.99029526822773" calcext:value-type="float">
            <text:p>0.990</text:p>
          </table:table-cell>
          <table:table-cell table:style-name="ce66" office:value-type="float" office:value="0.989864676245982" calcext:value-type="float">
            <text:p>0.990</text:p>
          </table:table-cell>
          <table:table-cell table:style-name="ce66" office:value-type="float" office:value="0.987569933818" calcext:value-type="float">
            <text:p>0.988</text:p>
          </table:table-cell>
          <table:table-cell table:style-name="ce66" office:value-type="float" office:value="0.986347435237024" calcext:value-type="float">
            <text:p>0.986</text:p>
          </table:table-cell>
          <table:table-cell table:style-name="ce71" office:value-type="float" office:value="0.976003067023" calcext:value-type="float">
            <text:p>0.976</text:p>
          </table:table-cell>
          <table:table-cell table:style-name="ce71" office:value-type="float" office:value="0.929474796051" calcext:value-type="float">
            <text:p>0.929</text:p>
          </table:table-cell>
          <table:table-cell table:style-name="ce68" office:value-type="float" office:value="0.989783931585" calcext:value-type="float">
            <text:p>0.990</text:p>
          </table:table-cell>
          <table:table-cell table:style-name="ce68" office:value-type="float" office:value="0.990028290714" calcext:value-type="float">
            <text:p>0.990</text:p>
          </table:table-cell>
          <table:table-cell table:style-name="ce68" office:value-type="float" office:value="0.99006575389" calcext:value-type="float">
            <text:p>0.990</text:p>
          </table:table-cell>
          <table:table-cell table:style-name="ce68" office:value-type="float" office:value="0.986421354504" calcext:value-type="float">
            <text:p>0.986</text:p>
          </table:table-cell>
          <table:table-cell table:style-name="ce68" office:value-type="float" office:value="0.992964207538" calcext:value-type="float">
            <text:p>0.993</text:p>
          </table:table-cell>
          <table:table-cell table:style-name="ce68" office:value-type="float" office:value="0.991765902697753" calcext:value-type="float">
            <text:p>0.992</text:p>
          </table:table-cell>
          <table:table-cell table:style-name="ce68" office:value-type="float" office:value="0.992123970293" calcext:value-type="float">
            <text:p>0.992</text:p>
          </table:table-cell>
          <table:table-cell table:style-name="ce68" office:value-type="float" office:value="0.992474825679" calcext:value-type="float">
            <text:p>0.992</text:p>
          </table:table-cell>
          <table:table-cell table:style-name="ce68" office:value-type="float" office:value="0.987623047831378" calcext:value-type="float">
            <text:p>0.988</text:p>
          </table:table-cell>
          <table:table-cell table:style-name="ce71" office:value-type="float" office:value="0.992960947263" calcext:value-type="float">
            <text:p>0.993</text:p>
          </table:table-cell>
        </table:table-row>
        <table:table-row table:style-name="ro1">
          <table:table-cell table:style-name="ce52" office:value-type="string" calcext:value-type="string">
            <text:p>WFG2_2</text:p>
          </table:table-cell>
          <table:table-cell table:style-name="ce66" office:value-type="float" office:value="0.990670375405" calcext:value-type="float">
            <text:p>0.991</text:p>
          </table:table-cell>
          <table:table-cell table:style-name="ce66" office:value-type="float" office:value="0.965856863717" calcext:value-type="float">
            <text:p>0.966</text:p>
          </table:table-cell>
          <table:table-cell table:style-name="ce66" office:value-type="float" office:value="0.971147520976" calcext:value-type="float">
            <text:p>0.971</text:p>
          </table:table-cell>
          <table:table-cell table:style-name="ce66" office:value-type="float" office:value="0.963682683166" calcext:value-type="float">
            <text:p>0.964</text:p>
          </table:table-cell>
          <table:table-cell table:style-name="ce66" office:value-type="float" office:value="0.962736750432" calcext:value-type="float">
            <text:p>0.963</text:p>
          </table:table-cell>
          <table:table-cell table:style-name="ce66" office:value-type="float" office:value="0.967578162462592" calcext:value-type="float">
            <text:p>0.968</text:p>
          </table:table-cell>
          <table:table-cell table:style-name="ce66" office:value-type="float" office:value="0.95830212563675" calcext:value-type="float">
            <text:p>0.958</text:p>
          </table:table-cell>
          <table:table-cell table:style-name="ce66" office:value-type="float" office:value="0.998185928431" calcext:value-type="float">
            <text:p>0.998</text:p>
          </table:table-cell>
          <table:table-cell table:style-name="ce66" office:value-type="float" office:value="0.965616328378725" calcext:value-type="float">
            <text:p>0.966</text:p>
          </table:table-cell>
          <table:table-cell table:style-name="ce71" office:value-type="float" office:value="0.99587005348" calcext:value-type="float">
            <text:p>0.996</text:p>
          </table:table-cell>
          <table:table-cell table:style-name="ce71" office:value-type="float" office:value="0.969845279277" calcext:value-type="float">
            <text:p>0.970</text:p>
          </table:table-cell>
          <table:table-cell table:style-name="ce68" office:value-type="float" office:value="0.973985247681" calcext:value-type="float">
            <text:p>0.974</text:p>
          </table:table-cell>
          <table:table-cell table:style-name="ce68" office:value-type="float" office:value="0.965623930027" calcext:value-type="float">
            <text:p>0.966</text:p>
          </table:table-cell>
          <table:table-cell table:style-name="ce68" office:value-type="float" office:value="0.96277957504" calcext:value-type="float">
            <text:p>0.963</text:p>
          </table:table-cell>
          <table:table-cell table:style-name="ce68" office:value-type="float" office:value="0.965737474079" calcext:value-type="float">
            <text:p>0.966</text:p>
          </table:table-cell>
          <table:table-cell table:style-name="ce68" office:value-type="float" office:value="0.966236381964" calcext:value-type="float">
            <text:p>0.966</text:p>
          </table:table-cell>
          <table:table-cell table:style-name="ce68" office:value-type="float" office:value="0.973994030632729" calcext:value-type="float">
            <text:p>0.974</text:p>
          </table:table-cell>
          <table:table-cell table:style-name="ce68" office:value-type="float" office:value="0.966569522626" calcext:value-type="float">
            <text:p>0.967</text:p>
          </table:table-cell>
          <table:table-cell table:style-name="ce68" office:value-type="float" office:value="0.998167125443" calcext:value-type="float">
            <text:p>0.998</text:p>
          </table:table-cell>
          <table:table-cell table:style-name="ce68" office:value-type="float" office:value="0.965641823667924" calcext:value-type="float">
            <text:p>0.966</text:p>
          </table:table-cell>
          <table:table-cell table:style-name="ce71" office:value-type="float" office:value="0.998167642764" calcext:value-type="float">
            <text:p>0.998</text:p>
          </table:table-cell>
        </table:table-row>
        <table:table-row table:style-name="ro1">
          <table:table-cell table:style-name="ce52" office:value-type="string" calcext:value-type="string">
            <text:p>WFG3_2</text:p>
          </table:table-cell>
          <table:table-cell table:style-name="ce66" office:value-type="float" office:value="0.973296478816" calcext:value-type="float">
            <text:p>0.973</text:p>
          </table:table-cell>
          <table:table-cell table:style-name="ce66" office:value-type="float" office:value="0.924546102208" calcext:value-type="float">
            <text:p>0.925</text:p>
          </table:table-cell>
          <table:table-cell table:style-name="ce66" office:value-type="float" office:value="0.987039113992" calcext:value-type="float">
            <text:p>0.987</text:p>
          </table:table-cell>
          <table:table-cell table:style-name="ce66" office:value-type="float" office:value="0.990655753603" calcext:value-type="float">
            <text:p>0.991</text:p>
          </table:table-cell>
          <table:table-cell table:style-name="ce66" office:value-type="float" office:value="0.990983044017" calcext:value-type="float">
            <text:p>0.991</text:p>
          </table:table-cell>
          <table:table-cell table:style-name="ce66" office:value-type="float" office:value="0.987124762092261" calcext:value-type="float">
            <text:p>0.987</text:p>
          </table:table-cell>
          <table:table-cell table:style-name="ce66" office:value-type="float" office:value="0.991717902482122" calcext:value-type="float">
            <text:p>0.992</text:p>
          </table:table-cell>
          <table:table-cell table:style-name="ce66" office:value-type="float" office:value="0.992260180535" calcext:value-type="float">
            <text:p>0.992</text:p>
          </table:table-cell>
          <table:table-cell table:style-name="ce66" office:value-type="float" office:value="0.991341933380627" calcext:value-type="float">
            <text:p>0.991</text:p>
          </table:table-cell>
          <table:table-cell table:style-name="ce71" office:value-type="float" office:value="0.97330632722" calcext:value-type="float">
            <text:p>0.973</text:p>
          </table:table-cell>
          <table:table-cell table:style-name="ce71" office:value-type="float" office:value="0.930017765881" calcext:value-type="float">
            <text:p>0.930</text:p>
          </table:table-cell>
          <table:table-cell table:style-name="ce68" office:value-type="float" office:value="0.98733274097" calcext:value-type="float">
            <text:p>0.987</text:p>
          </table:table-cell>
          <table:table-cell table:style-name="ce68" office:value-type="float" office:value="0.991080731767" calcext:value-type="float">
            <text:p>0.991</text:p>
          </table:table-cell>
          <table:table-cell table:style-name="ce68" office:value-type="float" office:value="0.991070037512" calcext:value-type="float">
            <text:p>0.991</text:p>
          </table:table-cell>
          <table:table-cell table:style-name="ce68" office:value-type="float" office:value="0.987413112473" calcext:value-type="float">
            <text:p>0.987</text:p>
          </table:table-cell>
          <table:table-cell table:style-name="ce68" office:value-type="float" office:value="0.992969534762" calcext:value-type="float">
            <text:p>0.993</text:p>
          </table:table-cell>
          <table:table-cell table:style-name="ce68" office:value-type="float" office:value="0.987423564922411" calcext:value-type="float">
            <text:p>0.987</text:p>
          </table:table-cell>
          <table:table-cell table:style-name="ce68" office:value-type="float" office:value="0.991732622821" calcext:value-type="float">
            <text:p>0.992</text:p>
          </table:table-cell>
          <table:table-cell table:style-name="ce68" office:value-type="float" office:value="0.992259731481" calcext:value-type="float">
            <text:p>0.992</text:p>
          </table:table-cell>
          <table:table-cell table:style-name="ce68" office:value-type="float" office:value="0.991412925434204" calcext:value-type="float">
            <text:p>0.991</text:p>
          </table:table-cell>
          <table:table-cell table:style-name="ce71" office:value-type="float" office:value="0.992259781207" calcext:value-type="float">
            <text:p>0.992</text:p>
          </table:table-cell>
        </table:table-row>
        <table:table-row table:style-name="ro1">
          <table:table-cell table:style-name="ce52" office:value-type="string" calcext:value-type="string">
            <text:p>WFG4_2</text:p>
          </table:table-cell>
          <table:table-cell table:style-name="ce66" office:value-type="float" office:value="0.959445717268" calcext:value-type="float">
            <text:p>0.959</text:p>
          </table:table-cell>
          <table:table-cell table:style-name="ce66" office:value-type="float" office:value="0.800780741539" calcext:value-type="float">
            <text:p>0.801</text:p>
          </table:table-cell>
          <table:table-cell table:style-name="ce66" office:value-type="float" office:value="0.982348125165" calcext:value-type="float">
            <text:p>0.982</text:p>
          </table:table-cell>
          <table:table-cell table:style-name="ce66" office:value-type="float" office:value="0.986418817506" calcext:value-type="float">
            <text:p>0.986</text:p>
          </table:table-cell>
          <table:table-cell table:style-name="ce66" office:value-type="float" office:value="0.985425537065" calcext:value-type="float">
            <text:p>0.985</text:p>
          </table:table-cell>
          <table:table-cell table:style-name="ce66" office:value-type="float" office:value="0.983074087640067" calcext:value-type="float">
            <text:p>0.983</text:p>
          </table:table-cell>
          <table:table-cell table:style-name="ce66" office:value-type="float" office:value="0.987522320258917" calcext:value-type="float">
            <text:p>0.988</text:p>
          </table:table-cell>
          <table:table-cell table:style-name="ce66" office:value-type="float" office:value="0.987312203537" calcext:value-type="float">
            <text:p>0.987</text:p>
          </table:table-cell>
          <table:table-cell table:style-name="ce66" office:value-type="float" office:value="0.990768416041168" calcext:value-type="float">
            <text:p>0.991</text:p>
          </table:table-cell>
          <table:table-cell table:style-name="ce71" office:value-type="float" office:value="0.969303358732" calcext:value-type="float">
            <text:p>0.969</text:p>
          </table:table-cell>
          <table:table-cell table:style-name="ce71" office:value-type="float" office:value="0.794057137673" calcext:value-type="float">
            <text:p>0.794</text:p>
          </table:table-cell>
          <table:table-cell table:style-name="ce68" office:value-type="float" office:value="0.982940676259" calcext:value-type="float">
            <text:p>0.983</text:p>
          </table:table-cell>
          <table:table-cell table:style-name="ce68" office:value-type="float" office:value="0.987048937705" calcext:value-type="float">
            <text:p>0.987</text:p>
          </table:table-cell>
          <table:table-cell table:style-name="ce68" office:value-type="float" office:value="0.986938680663" calcext:value-type="float">
            <text:p>0.987</text:p>
          </table:table-cell>
          <table:table-cell table:style-name="ce68" office:value-type="float" office:value="0.985168242056" calcext:value-type="float">
            <text:p>0.985</text:p>
          </table:table-cell>
          <table:table-cell table:style-name="ce68" office:value-type="float" office:value="0.989596237653" calcext:value-type="float">
            <text:p>0.990</text:p>
          </table:table-cell>
          <table:table-cell table:style-name="ce68" office:value-type="float" office:value="0.985258418542552" calcext:value-type="float">
            <text:p>0.985</text:p>
          </table:table-cell>
          <table:table-cell table:style-name="ce68" office:value-type="float" office:value="0.987949154888" calcext:value-type="float">
            <text:p>0.988</text:p>
          </table:table-cell>
          <table:table-cell table:style-name="ce68" office:value-type="float" office:value="0.989653822324" calcext:value-type="float">
            <text:p>0.990</text:p>
          </table:table-cell>
          <table:table-cell table:style-name="ce68" office:value-type="float" office:value="0.991135098055797" calcext:value-type="float">
            <text:p>0.991</text:p>
          </table:table-cell>
          <table:table-cell table:style-name="ce71" office:value-type="float" office:value="0.989657190227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WFG5_2</text:p>
          </table:table-cell>
          <table:table-cell table:style-name="ce66" office:value-type="float" office:value="0.86720552036" calcext:value-type="float">
            <text:p>0.867</text:p>
          </table:table-cell>
          <table:table-cell table:style-name="ce66" office:value-type="float" office:value="0.776670201795" calcext:value-type="float">
            <text:p>0.777</text:p>
          </table:table-cell>
          <table:table-cell table:style-name="ce66" office:value-type="float" office:value="0.88144127089" calcext:value-type="float">
            <text:p>0.881</text:p>
          </table:table-cell>
          <table:table-cell table:style-name="ce66" office:value-type="float" office:value="0.884519299819" calcext:value-type="float">
            <text:p>0.885</text:p>
          </table:table-cell>
          <table:table-cell table:style-name="ce66" office:value-type="float" office:value="0.897574914579" calcext:value-type="float">
            <text:p>0.898</text:p>
          </table:table-cell>
          <table:table-cell table:style-name="ce66" office:value-type="float" office:value="0.882850108433273" calcext:value-type="float">
            <text:p>0.883</text:p>
          </table:table-cell>
          <table:table-cell table:style-name="ce66" office:value-type="float" office:value="0.876318652623918" calcext:value-type="float">
            <text:p>0.876</text:p>
          </table:table-cell>
          <table:table-cell table:style-name="ce66" office:value-type="float" office:value="0.882167815009" calcext:value-type="float">
            <text:p>0.882</text:p>
          </table:table-cell>
          <table:table-cell table:style-name="ce66" office:value-type="float" office:value="0.881413407015442" calcext:value-type="float">
            <text:p>0.881</text:p>
          </table:table-cell>
          <table:table-cell table:style-name="ce71" office:value-type="float" office:value="0.866835811832" calcext:value-type="float">
            <text:p>0.867</text:p>
          </table:table-cell>
          <table:table-cell table:style-name="ce71" office:value-type="float" office:value="0.778623072535" calcext:value-type="float">
            <text:p>0.779</text:p>
          </table:table-cell>
          <table:table-cell table:style-name="ce68" office:value-type="float" office:value="0.892649668067" calcext:value-type="float">
            <text:p>0.893</text:p>
          </table:table-cell>
          <table:table-cell table:style-name="ce68" office:value-type="float" office:value="0.896145889806" calcext:value-type="float">
            <text:p>0.896</text:p>
          </table:table-cell>
          <table:table-cell table:style-name="ce68" office:value-type="float" office:value="0.912482524383" calcext:value-type="float">
            <text:p>0.912</text:p>
          </table:table-cell>
          <table:table-cell table:style-name="ce68" office:value-type="float" office:value="0.88949686377" calcext:value-type="float">
            <text:p>0.889</text:p>
          </table:table-cell>
          <table:table-cell table:style-name="ce68" office:value-type="float" office:value="0.89282064895" calcext:value-type="float">
            <text:p>0.893</text:p>
          </table:table-cell>
          <table:table-cell table:style-name="ce68" office:value-type="float" office:value="0.890075887263467" calcext:value-type="float">
            <text:p>0.890</text:p>
          </table:table-cell>
          <table:table-cell table:style-name="ce68" office:value-type="float" office:value="0.881518614042" calcext:value-type="float">
            <text:p>0.882</text:p>
          </table:table-cell>
          <table:table-cell table:style-name="ce68" office:value-type="float" office:value="0.91461427355" calcext:value-type="float">
            <text:p>0.915</text:p>
          </table:table-cell>
          <table:table-cell table:style-name="ce68" office:value-type="float" office:value="0.891280279649679" calcext:value-type="float">
            <text:p>0.891</text:p>
          </table:table-cell>
          <table:table-cell table:style-name="ce71" office:value-type="float" office:value="0.894036189887" calcext:value-type="float">
            <text:p>0.894</text:p>
          </table:table-cell>
        </table:table-row>
        <table:table-row table:style-name="ro1">
          <table:table-cell table:style-name="ce52" office:value-type="string" calcext:value-type="string">
            <text:p>WFG6_2</text:p>
          </table:table-cell>
          <table:table-cell table:style-name="ce66" office:value-type="float" office:value="0.800226398649" calcext:value-type="float">
            <text:p>0.800</text:p>
          </table:table-cell>
          <table:table-cell table:style-name="ce66" office:value-type="float" office:value="0.787649712529" calcext:value-type="float">
            <text:p>0.788</text:p>
          </table:table-cell>
          <table:table-cell table:style-name="ce66" office:value-type="float" office:value="0.902542552863" calcext:value-type="float">
            <text:p>0.903</text:p>
          </table:table-cell>
          <table:table-cell table:style-name="ce66" office:value-type="float" office:value="0.909408928295" calcext:value-type="float">
            <text:p>0.909</text:p>
          </table:table-cell>
          <table:table-cell table:style-name="ce66" office:value-type="float" office:value="0.913964109555" calcext:value-type="float">
            <text:p>0.914</text:p>
          </table:table-cell>
          <table:table-cell table:style-name="ce66" office:value-type="float" office:value="0.912911702525648" calcext:value-type="float">
            <text:p>0.913</text:p>
          </table:table-cell>
          <table:table-cell table:style-name="ce66" office:value-type="float" office:value="0.917724552851616" calcext:value-type="float">
            <text:p>0.918</text:p>
          </table:table-cell>
          <table:table-cell table:style-name="ce66" office:value-type="float" office:value="0.863872525261" calcext:value-type="float">
            <text:p>0.864</text:p>
          </table:table-cell>
          <table:table-cell table:style-name="ce66" office:value-type="float" office:value="0.908903481998148" calcext:value-type="float">
            <text:p>0.909</text:p>
          </table:table-cell>
          <table:table-cell table:style-name="ce71" office:value-type="float" office:value="0.802349826539" calcext:value-type="float">
            <text:p>0.802</text:p>
          </table:table-cell>
          <table:table-cell table:style-name="ce71" office:value-type="float" office:value="0.805894822565" calcext:value-type="float">
            <text:p>0.806</text:p>
          </table:table-cell>
          <table:table-cell table:style-name="ce68" office:value-type="float" office:value="0.903376277383" calcext:value-type="float">
            <text:p>0.903</text:p>
          </table:table-cell>
          <table:table-cell table:style-name="ce68" office:value-type="float" office:value="0.910586270685" calcext:value-type="float">
            <text:p>0.911</text:p>
          </table:table-cell>
          <table:table-cell table:style-name="ce68" office:value-type="float" office:value="0.914228171714" calcext:value-type="float">
            <text:p>0.914</text:p>
          </table:table-cell>
          <table:table-cell table:style-name="ce68" office:value-type="float" office:value="0.907587388256" calcext:value-type="float">
            <text:p>0.908</text:p>
          </table:table-cell>
          <table:table-cell table:style-name="ce68" office:value-type="float" office:value="0.913419153617" calcext:value-type="float">
            <text:p>0.913</text:p>
          </table:table-cell>
          <table:table-cell table:style-name="ce68" office:value-type="float" office:value="0.913254211448888" calcext:value-type="float">
            <text:p>0.913</text:p>
          </table:table-cell>
          <table:table-cell table:style-name="ce68" office:value-type="float" office:value="0.922301067672" calcext:value-type="float">
            <text:p>0.922</text:p>
          </table:table-cell>
          <table:table-cell table:style-name="ce68" office:value-type="float" office:value="0.869650488738" calcext:value-type="float">
            <text:p>0.870</text:p>
          </table:table-cell>
          <table:table-cell table:style-name="ce68" office:value-type="float" office:value="0.911546375437064" calcext:value-type="float">
            <text:p>0.912</text:p>
          </table:table-cell>
          <table:table-cell table:style-name="ce71" office:value-type="float" office:value="0.887774361827" calcext:value-type="float">
            <text:p>0.888</text:p>
          </table:table-cell>
        </table:table-row>
        <table:table-row table:style-name="ro1">
          <table:table-cell table:style-name="ce52" office:value-type="string" calcext:value-type="string">
            <text:p>WFG7_2</text:p>
          </table:table-cell>
          <table:table-cell table:style-name="ce66" office:value-type="float" office:value="0.971297850021" calcext:value-type="float">
            <text:p>0.971</text:p>
          </table:table-cell>
          <table:table-cell table:style-name="ce66" office:value-type="float" office:value="0.845146108224" calcext:value-type="float">
            <text:p>0.845</text:p>
          </table:table-cell>
          <table:table-cell table:style-name="ce66" office:value-type="float" office:value="0.984589683161" calcext:value-type="float">
            <text:p>0.985</text:p>
          </table:table-cell>
          <table:table-cell table:style-name="ce66" office:value-type="float" office:value="0.985838088971" calcext:value-type="float">
            <text:p>0.986</text:p>
          </table:table-cell>
          <table:table-cell table:style-name="ce66" office:value-type="float" office:value="0.986879318976" calcext:value-type="float">
            <text:p>0.987</text:p>
          </table:table-cell>
          <table:table-cell table:style-name="ce66" office:value-type="float" office:value="0.984714520126794" calcext:value-type="float">
            <text:p>0.985</text:p>
          </table:table-cell>
          <table:table-cell table:style-name="ce66" office:value-type="float" office:value="0.987904606908825" calcext:value-type="float">
            <text:p>0.988</text:p>
          </table:table-cell>
          <table:table-cell table:style-name="ce66" office:value-type="float" office:value="0.989656862055" calcext:value-type="float">
            <text:p>0.990</text:p>
          </table:table-cell>
          <table:table-cell table:style-name="ce66" office:value-type="float" office:value="0.991067832907595" calcext:value-type="float">
            <text:p>0.991</text:p>
          </table:table-cell>
          <table:table-cell table:style-name="ce71" office:value-type="float" office:value="0.971230037972" calcext:value-type="float">
            <text:p>0.971</text:p>
          </table:table-cell>
          <table:table-cell table:style-name="ce71" office:value-type="float" office:value="0.846548065441" calcext:value-type="float">
            <text:p>0.847</text:p>
          </table:table-cell>
          <table:table-cell table:style-name="ce68" office:value-type="float" office:value="0.984571449224" calcext:value-type="float">
            <text:p>0.985</text:p>
          </table:table-cell>
          <table:table-cell table:style-name="ce68" office:value-type="float" office:value="0.986490543294" calcext:value-type="float">
            <text:p>0.986</text:p>
          </table:table-cell>
          <table:table-cell table:style-name="ce68" office:value-type="float" office:value="0.986944856382" calcext:value-type="float">
            <text:p>0.987</text:p>
          </table:table-cell>
          <table:table-cell table:style-name="ce68" office:value-type="float" office:value="0.98479348043" calcext:value-type="float">
            <text:p>0.985</text:p>
          </table:table-cell>
          <table:table-cell table:style-name="ce68" office:value-type="float" office:value="0.989596533715" calcext:value-type="float">
            <text:p>0.990</text:p>
          </table:table-cell>
          <table:table-cell table:style-name="ce68" office:value-type="float" office:value="0.984450016469586" calcext:value-type="float">
            <text:p>0.984</text:p>
          </table:table-cell>
          <table:table-cell table:style-name="ce68" office:value-type="float" office:value="0.987930359454" calcext:value-type="float">
            <text:p>0.988</text:p>
          </table:table-cell>
          <table:table-cell table:style-name="ce68" office:value-type="float" office:value="0.989654099539" calcext:value-type="float">
            <text:p>0.990</text:p>
          </table:table-cell>
          <table:table-cell table:style-name="ce68" office:value-type="float" office:value="0.991068209954648" calcext:value-type="float">
            <text:p>0.991</text:p>
          </table:table-cell>
          <table:table-cell table:style-name="ce71" office:value-type="float" office:value="0.989654256351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WFG8_2</text:p>
          </table:table-cell>
          <table:table-cell table:style-name="ce66" office:value-type="float" office:value="0.859710244866" calcext:value-type="float">
            <text:p>0.860</text:p>
          </table:table-cell>
          <table:table-cell table:style-name="ce66" office:value-type="float" office:value="0.640048077891" calcext:value-type="float">
            <text:p>0.640</text:p>
          </table:table-cell>
          <table:table-cell table:style-name="ce66" office:value-type="float" office:value="0.790367177531" calcext:value-type="float">
            <text:p>0.790</text:p>
          </table:table-cell>
          <table:table-cell table:style-name="ce66" office:value-type="float" office:value="0.810009840186" calcext:value-type="float">
            <text:p>0.810</text:p>
          </table:table-cell>
          <table:table-cell table:style-name="ce66" office:value-type="float" office:value="0.804787915871" calcext:value-type="float">
            <text:p>0.805</text:p>
          </table:table-cell>
          <table:table-cell table:style-name="ce66" office:value-type="float" office:value="0.785883213706834" calcext:value-type="float">
            <text:p>0.786</text:p>
          </table:table-cell>
          <table:table-cell table:style-name="ce66" office:value-type="float" office:value="0.811390941735723" calcext:value-type="float">
            <text:p>0.811</text:p>
          </table:table-cell>
          <table:table-cell table:style-name="ce66" office:value-type="float" office:value="0.827523305965" calcext:value-type="float">
            <text:p>0.828</text:p>
          </table:table-cell>
          <table:table-cell table:style-name="ce66" office:value-type="float" office:value="0.811661073380736" calcext:value-type="float">
            <text:p>0.812</text:p>
          </table:table-cell>
          <table:table-cell table:style-name="ce71" office:value-type="float" office:value="0.883062929249" calcext:value-type="float">
            <text:p>0.883</text:p>
          </table:table-cell>
          <table:table-cell table:style-name="ce71" office:value-type="float" office:value="0.642431671485" calcext:value-type="float">
            <text:p>0.642</text:p>
          </table:table-cell>
          <table:table-cell table:style-name="ce68" office:value-type="float" office:value="0.793990669132" calcext:value-type="float">
            <text:p>0.794</text:p>
          </table:table-cell>
          <table:table-cell table:style-name="ce68" office:value-type="float" office:value="0.813981139174" calcext:value-type="float">
            <text:p>0.814</text:p>
          </table:table-cell>
          <table:table-cell table:style-name="ce68" office:value-type="float" office:value="0.813540636556" calcext:value-type="float">
            <text:p>0.814</text:p>
          </table:table-cell>
          <table:table-cell table:style-name="ce68" office:value-type="float" office:value="0.78966812383" calcext:value-type="float">
            <text:p>0.790</text:p>
          </table:table-cell>
          <table:table-cell table:style-name="ce68" office:value-type="float" office:value="0.812569224751" calcext:value-type="float">
            <text:p>0.813</text:p>
          </table:table-cell>
          <table:table-cell table:style-name="ce68" office:value-type="float" office:value="0.78923496083619" calcext:value-type="float">
            <text:p>0.789</text:p>
          </table:table-cell>
          <table:table-cell table:style-name="ce68" office:value-type="float" office:value="0.81244363275" calcext:value-type="float">
            <text:p>0.812</text:p>
          </table:table-cell>
          <table:table-cell table:style-name="ce68" office:value-type="float" office:value="0.937070376833" calcext:value-type="float">
            <text:p>0.937</text:p>
          </table:table-cell>
          <table:table-cell table:style-name="ce68" office:value-type="float" office:value="0.814608192816099" calcext:value-type="float">
            <text:p>0.815</text:p>
          </table:table-cell>
          <table:table-cell table:style-name="ce71" office:value-type="float" office:value="0.959894113251" calcext:value-type="float">
            <text:p>0.960</text:p>
          </table:table-cell>
        </table:table-row>
        <table:table-row table:style-name="ro1">
          <table:table-cell table:style-name="ce52" office:value-type="string" calcext:value-type="string">
            <text:p>WFG9_2</text:p>
          </table:table-cell>
          <table:table-cell table:style-name="ce66" office:value-type="float" office:value="0.792456364356" calcext:value-type="float">
            <text:p>0.792</text:p>
          </table:table-cell>
          <table:table-cell table:style-name="ce66" office:value-type="float" office:value="0.804110195306" calcext:value-type="float">
            <text:p>0.804</text:p>
          </table:table-cell>
          <table:table-cell table:style-name="ce66" office:value-type="float" office:value="0.868460385412" calcext:value-type="float">
            <text:p>0.868</text:p>
          </table:table-cell>
          <table:table-cell table:style-name="ce66" office:value-type="float" office:value="0.875826861231" calcext:value-type="float">
            <text:p>0.876</text:p>
          </table:table-cell>
          <table:table-cell table:style-name="ce66" office:value-type="float" office:value="0.913002043295" calcext:value-type="float">
            <text:p>0.913</text:p>
          </table:table-cell>
          <table:table-cell table:style-name="ce66" office:value-type="float" office:value="0.830817119048882" calcext:value-type="float">
            <text:p>0.831</text:p>
          </table:table-cell>
          <table:table-cell table:style-name="ce66" office:value-type="float" office:value="0.907359056738592" calcext:value-type="float">
            <text:p>0.907</text:p>
          </table:table-cell>
          <table:table-cell table:style-name="ce66" office:value-type="float" office:value="0.907294479811" calcext:value-type="float">
            <text:p>0.907</text:p>
          </table:table-cell>
          <table:table-cell table:style-name="ce66" office:value-type="float" office:value="0.881889554249523" calcext:value-type="float">
            <text:p>0.882</text:p>
          </table:table-cell>
          <table:table-cell table:style-name="ce71" office:value-type="float" office:value="0.794480380372" calcext:value-type="float">
            <text:p>0.794</text:p>
          </table:table-cell>
          <table:table-cell table:style-name="ce71" office:value-type="float" office:value="0.805947333307" calcext:value-type="float">
            <text:p>0.806</text:p>
          </table:table-cell>
          <table:table-cell table:style-name="ce68" office:value-type="float" office:value="0.869688551063" calcext:value-type="float">
            <text:p>0.870</text:p>
          </table:table-cell>
          <table:table-cell table:style-name="ce68" office:value-type="float" office:value="0.878984508703" calcext:value-type="float">
            <text:p>0.879</text:p>
          </table:table-cell>
          <table:table-cell table:style-name="ce68" office:value-type="float" office:value="0.914540474047" calcext:value-type="float">
            <text:p>0.915</text:p>
          </table:table-cell>
          <table:table-cell table:style-name="ce68" office:value-type="float" office:value="0.845791988171" calcext:value-type="float">
            <text:p>0.846</text:p>
          </table:table-cell>
          <table:table-cell table:style-name="ce68" office:value-type="float" office:value="0.888376147792" calcext:value-type="float">
            <text:p>0.888</text:p>
          </table:table-cell>
          <table:table-cell table:style-name="ce68" office:value-type="float" office:value="0.832351001706686" calcext:value-type="float">
            <text:p>0.832</text:p>
          </table:table-cell>
          <table:table-cell table:style-name="ce68" office:value-type="float" office:value="0.91034086343" calcext:value-type="float">
            <text:p>0.910</text:p>
          </table:table-cell>
          <table:table-cell table:style-name="ce68" office:value-type="float" office:value="0.970477705872" calcext:value-type="float">
            <text:p>0.970</text:p>
          </table:table-cell>
          <table:table-cell table:style-name="ce68" office:value-type="float" office:value="0.884381355514198" calcext:value-type="float">
            <text:p>0.884</text:p>
          </table:table-cell>
          <table:table-cell table:style-name="ce71" office:value-type="float" office:value="0.944655911561" calcext:value-type="float">
            <text:p>0.945</text:p>
          </table:table-cell>
        </table:table-row>
        <table:table-row table:style-name="ro1">
          <table:table-cell table:style-name="ce52" office:value-type="string" calcext:value-type="string">
            <text:p>DTLZ1_2</text:p>
          </table:table-cell>
          <table:table-cell table:style-name="ce66" office:value-type="float" office:value="0.990579444283" calcext:value-type="float">
            <text:p>0.991</text:p>
          </table:table-cell>
          <table:table-cell table:style-name="ce66" office:value-type="float" office:value="0.990125451874" calcext:value-type="float">
            <text:p>0.990</text:p>
          </table:table-cell>
          <table:table-cell table:style-name="ce66" office:value-type="float" office:value="0.989861417074" calcext:value-type="float">
            <text:p>0.990</text:p>
          </table:table-cell>
          <table:table-cell table:style-name="ce66" office:value-type="float" office:value="0.99090960713" calcext:value-type="float">
            <text:p>0.991</text:p>
          </table:table-cell>
          <table:table-cell table:style-name="ce66" office:value-type="float" office:value="0.991547840223" calcext:value-type="float">
            <text:p>0.992</text:p>
          </table:table-cell>
          <table:table-cell table:style-name="ce66" office:value-type="float" office:value="0.990901300420266" calcext:value-type="float">
            <text:p>0.991</text:p>
          </table:table-cell>
          <table:table-cell table:style-name="ce66" office:value-type="float" office:value="0.99290806569872" calcext:value-type="float">
            <text:p>0.993</text:p>
          </table:table-cell>
          <table:table-cell table:style-name="ce66" office:value-type="float" office:value="0.992087552971" calcext:value-type="float">
            <text:p>0.992</text:p>
          </table:table-cell>
          <table:table-cell table:style-name="ce66" office:value-type="float" office:value="0.992140146554125" calcext:value-type="float">
            <text:p>0.992</text:p>
          </table:table-cell>
          <table:table-cell table:style-name="ce71" office:value-type="float" office:value="0.990443839327" calcext:value-type="float">
            <text:p>0.990</text:p>
          </table:table-cell>
          <table:table-cell table:style-name="ce71" office:value-type="float" office:value="0.990147560314" calcext:value-type="float">
            <text:p>0.990</text:p>
          </table:table-cell>
          <table:table-cell table:style-name="ce68" office:value-type="float" office:value="0.989962681179" calcext:value-type="float">
            <text:p>0.990</text:p>
          </table:table-cell>
          <table:table-cell table:style-name="ce68" office:value-type="float" office:value="0.991222770454" calcext:value-type="float">
            <text:p>0.991</text:p>
          </table:table-cell>
          <table:table-cell table:style-name="ce68" office:value-type="float" office:value="0.991547737796" calcext:value-type="float">
            <text:p>0.992</text:p>
          </table:table-cell>
          <table:table-cell table:style-name="ce68" office:value-type="float" office:value="0.990212929296" calcext:value-type="float">
            <text:p>0.990</text:p>
          </table:table-cell>
          <table:table-cell table:style-name="ce68" office:value-type="float" office:value="0.992970285407" calcext:value-type="float">
            <text:p>0.993</text:p>
          </table:table-cell>
          <table:table-cell table:style-name="ce68" office:value-type="float" office:value="0.990936411115912" calcext:value-type="float">
            <text:p>0.991</text:p>
          </table:table-cell>
          <table:table-cell table:style-name="ce68" office:value-type="float" office:value="0.992907684874" calcext:value-type="float">
            <text:p>0.993</text:p>
          </table:table-cell>
          <table:table-cell table:style-name="ce68" office:value-type="float" office:value="0.992086667161" calcext:value-type="float">
            <text:p>0.992</text:p>
          </table:table-cell>
          <table:table-cell table:style-name="ce68" office:value-type="float" office:value="0.992140113895744" calcext:value-type="float">
            <text:p>0.992</text:p>
          </table:table-cell>
          <table:table-cell table:style-name="ce71" office:value-type="float" office:value="0.992086731519" calcext:value-type="float">
            <text:p>0.992</text:p>
          </table:table-cell>
        </table:table-row>
        <table:table-row table:style-name="ro1">
          <table:table-cell table:style-name="ce52" office:value-type="string" calcext:value-type="string">
            <text:p>DTLZ2_2</text:p>
          </table:table-cell>
          <table:table-cell table:style-name="ce66" office:value-type="float" office:value="0.983552826832" calcext:value-type="float">
            <text:p>0.984</text:p>
          </table:table-cell>
          <table:table-cell table:style-name="ce66" office:value-type="float" office:value="0.946119293962" calcext:value-type="float">
            <text:p>0.946</text:p>
          </table:table-cell>
          <table:table-cell table:style-name="ce66" office:value-type="float" office:value="0.985699231605" calcext:value-type="float">
            <text:p>0.986</text:p>
          </table:table-cell>
          <table:table-cell table:style-name="ce66" office:value-type="float" office:value="0.986871854102" calcext:value-type="float">
            <text:p>0.987</text:p>
          </table:table-cell>
          <table:table-cell table:style-name="ce66" office:value-type="float" office:value="0.98719571671" calcext:value-type="float">
            <text:p>0.987</text:p>
          </table:table-cell>
          <table:table-cell table:style-name="ce66" office:value-type="float" office:value="0.987420419429302" calcext:value-type="float">
            <text:p>0.987</text:p>
          </table:table-cell>
          <table:table-cell table:style-name="ce66" office:value-type="float" office:value="0.9894449743395" calcext:value-type="float">
            <text:p>0.989</text:p>
          </table:table-cell>
          <table:table-cell table:style-name="ce66" office:value-type="float" office:value="0.990243742178" calcext:value-type="float">
            <text:p>0.990</text:p>
          </table:table-cell>
          <table:table-cell table:style-name="ce66" office:value-type="float" office:value="0.991524017004208" calcext:value-type="float">
            <text:p>0.992</text:p>
          </table:table-cell>
          <table:table-cell table:style-name="ce71" office:value-type="float" office:value="0.983319331787" calcext:value-type="float">
            <text:p>0.983</text:p>
          </table:table-cell>
          <table:table-cell table:style-name="ce71" office:value-type="float" office:value="0.947755025034" calcext:value-type="float">
            <text:p>0.948</text:p>
          </table:table-cell>
          <table:table-cell table:style-name="ce68" office:value-type="float" office:value="0.98603618316" calcext:value-type="float">
            <text:p>0.986</text:p>
          </table:table-cell>
          <table:table-cell table:style-name="ce68" office:value-type="float" office:value="0.986906041715" calcext:value-type="float">
            <text:p>0.987</text:p>
          </table:table-cell>
          <table:table-cell table:style-name="ce68" office:value-type="float" office:value="0.987193747703" calcext:value-type="float">
            <text:p>0.987</text:p>
          </table:table-cell>
          <table:table-cell table:style-name="ce68" office:value-type="float" office:value="0.987238904972" calcext:value-type="float">
            <text:p>0.987</text:p>
          </table:table-cell>
          <table:table-cell table:style-name="ce68" office:value-type="float" office:value="0.989596704977" calcext:value-type="float">
            <text:p>0.990</text:p>
          </table:table-cell>
          <table:table-cell table:style-name="ce68" office:value-type="float" office:value="0.98749824516837" calcext:value-type="float">
            <text:p>0.987</text:p>
          </table:table-cell>
          <table:table-cell table:style-name="ce68" office:value-type="float" office:value="0.989443461924" calcext:value-type="float">
            <text:p>0.989</text:p>
          </table:table-cell>
          <table:table-cell table:style-name="ce68" office:value-type="float" office:value="0.990239185749" calcext:value-type="float">
            <text:p>0.990</text:p>
          </table:table-cell>
          <table:table-cell table:style-name="ce68" office:value-type="float" office:value="0.991523912259882" calcext:value-type="float">
            <text:p>0.992</text:p>
          </table:table-cell>
          <table:table-cell table:style-name="ce71" office:value-type="float" office:value="0.990239527281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3_2</text:p>
          </table:table-cell>
          <table:table-cell table:style-name="ce66" office:value-type="float" office:value="0.988051939624" calcext:value-type="float">
            <text:p>0.988</text:p>
          </table:table-cell>
          <table:table-cell table:style-name="ce66" office:value-type="float" office:value="0.983683052768" calcext:value-type="float">
            <text:p>0.984</text:p>
          </table:table-cell>
          <table:table-cell table:style-name="ce66" office:value-type="float" office:value="0.9867719585" calcext:value-type="float">
            <text:p>0.987</text:p>
          </table:table-cell>
          <table:table-cell table:style-name="ce66" office:value-type="float" office:value="0.986668158458" calcext:value-type="float">
            <text:p>0.987</text:p>
          </table:table-cell>
          <table:table-cell table:style-name="ce66" office:value-type="float" office:value="0.987193773958" calcext:value-type="float">
            <text:p>0.987</text:p>
          </table:table-cell>
          <table:table-cell table:style-name="ce66" office:value-type="float" office:value="0.98856730741657" calcext:value-type="float">
            <text:p>0.989</text:p>
          </table:table-cell>
          <table:table-cell table:style-name="ce66" office:value-type="float" office:value="0.989443811072158" calcext:value-type="float">
            <text:p>0.989</text:p>
          </table:table-cell>
          <table:table-cell table:style-name="ce66" office:value-type="float" office:value="0.990243375256" calcext:value-type="float">
            <text:p>0.990</text:p>
          </table:table-cell>
          <table:table-cell table:style-name="ce66" office:value-type="float" office:value="0.991521719795414" calcext:value-type="float">
            <text:p>0.992</text:p>
          </table:table-cell>
          <table:table-cell table:style-name="ce71" office:value-type="float" office:value="0.988098253635" calcext:value-type="float">
            <text:p>0.988</text:p>
          </table:table-cell>
          <table:table-cell table:style-name="ce71" office:value-type="float" office:value="0.983962227509" calcext:value-type="float">
            <text:p>0.984</text:p>
          </table:table-cell>
          <table:table-cell table:style-name="ce68" office:value-type="float" office:value="0.986633201739" calcext:value-type="float">
            <text:p>0.987</text:p>
          </table:table-cell>
          <table:table-cell table:style-name="ce68" office:value-type="float" office:value="0.986567987002" calcext:value-type="float">
            <text:p>0.987</text:p>
          </table:table-cell>
          <table:table-cell table:style-name="ce68" office:value-type="float" office:value="0.987193712028" calcext:value-type="float">
            <text:p>0.987</text:p>
          </table:table-cell>
          <table:table-cell table:style-name="ce68" office:value-type="float" office:value="0.988040603929" calcext:value-type="float">
            <text:p>0.988</text:p>
          </table:table-cell>
          <table:table-cell table:style-name="ce68" office:value-type="float" office:value="0.989596686513" calcext:value-type="float">
            <text:p>0.990</text:p>
          </table:table-cell>
          <table:table-cell table:style-name="ce68" office:value-type="float" office:value="0.988618461392915" calcext:value-type="float">
            <text:p>0.989</text:p>
          </table:table-cell>
          <table:table-cell table:style-name="ce68" office:value-type="float" office:value="0.989443431714" calcext:value-type="float">
            <text:p>0.989</text:p>
          </table:table-cell>
          <table:table-cell table:style-name="ce68" office:value-type="float" office:value="0.990239276057" calcext:value-type="float">
            <text:p>0.990</text:p>
          </table:table-cell>
          <table:table-cell table:style-name="ce68" office:value-type="float" office:value="0.991522585840555" calcext:value-type="float">
            <text:p>0.992</text:p>
          </table:table-cell>
          <table:table-cell table:style-name="ce71" office:value-type="float" office:value="0.990239783517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4_2</text:p>
          </table:table-cell>
          <table:table-cell table:style-name="ce66" office:value-type="float" office:value="0.979652988501" calcext:value-type="float">
            <text:p>0.980</text:p>
          </table:table-cell>
          <table:table-cell table:style-name="ce66" office:value-type="float" office:value="0.542951464305" calcext:value-type="float">
            <text:p>0.543</text:p>
          </table:table-cell>
          <table:table-cell table:style-name="ce66" office:value-type="float" office:value="0.736272277235" calcext:value-type="float">
            <text:p>0.736</text:p>
          </table:table-cell>
          <table:table-cell table:style-name="ce66" office:value-type="float" office:value="0.798663037141" calcext:value-type="float">
            <text:p>0.799</text:p>
          </table:table-cell>
          <table:table-cell table:style-name="ce66" office:value-type="float" office:value="0.843497604487" calcext:value-type="float">
            <text:p>0.843</text:p>
          </table:table-cell>
          <table:table-cell table:style-name="ce66" office:value-type="float" office:value="0.862490595899956" calcext:value-type="float">
            <text:p>0.862</text:p>
          </table:table-cell>
          <table:table-cell table:style-name="ce66" office:value-type="float" office:value="0.968576703268041" calcext:value-type="float">
            <text:p>0.969</text:p>
          </table:table-cell>
          <table:table-cell table:style-name="ce66" office:value-type="float" office:value="0.990242688437" calcext:value-type="float">
            <text:p>0.990</text:p>
          </table:table-cell>
          <table:table-cell table:style-name="ce66" office:value-type="float" office:value="0.656697018580312" calcext:value-type="float">
            <text:p>0.657</text:p>
          </table:table-cell>
          <table:table-cell table:style-name="ce71" office:value-type="float" office:value="0.973670377304" calcext:value-type="float">
            <text:p>0.974</text:p>
          </table:table-cell>
          <table:table-cell table:style-name="ce71" office:value-type="float" office:value="0.541221750955" calcext:value-type="float">
            <text:p>0.541</text:p>
          </table:table-cell>
          <table:table-cell table:style-name="ce68" office:value-type="float" office:value="0.73608042787" calcext:value-type="float">
            <text:p>0.736</text:p>
          </table:table-cell>
          <table:table-cell table:style-name="ce68" office:value-type="float" office:value="0.79847866148" calcext:value-type="float">
            <text:p>0.798</text:p>
          </table:table-cell>
          <table:table-cell table:style-name="ce68" office:value-type="float" office:value="0.968725730179" calcext:value-type="float">
            <text:p>0.969</text:p>
          </table:table-cell>
          <table:table-cell table:style-name="ce68" office:value-type="float" office:value="0.758487004932" calcext:value-type="float">
            <text:p>0.758</text:p>
          </table:table-cell>
          <table:table-cell table:style-name="ce68" office:value-type="float" office:value="0.822625685821" calcext:value-type="float">
            <text:p>0.823</text:p>
          </table:table-cell>
          <table:table-cell table:style-name="ce68" office:value-type="float" office:value="0.862520983973383" calcext:value-type="float">
            <text:p>0.863</text:p>
          </table:table-cell>
          <table:table-cell table:style-name="ce68" office:value-type="float" office:value="0.968576423884" calcext:value-type="float">
            <text:p>0.969</text:p>
          </table:table-cell>
          <table:table-cell table:style-name="ce68" office:value-type="float" office:value="0.990239195826" calcext:value-type="float">
            <text:p>0.990</text:p>
          </table:table-cell>
          <table:table-cell table:style-name="ce68" office:value-type="float" office:value="0.656697766122028" calcext:value-type="float">
            <text:p>0.657</text:p>
          </table:table-cell>
          <table:table-cell table:style-name="ce71" office:value-type="float" office:value="0.990239596552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5_2</text:p>
          </table:table-cell>
          <table:table-cell table:style-name="ce66" office:value-type="float" office:value="0.983552826832" calcext:value-type="float">
            <text:p>0.984</text:p>
          </table:table-cell>
          <table:table-cell table:style-name="ce66" office:value-type="float" office:value="0.946119293962" calcext:value-type="float">
            <text:p>0.946</text:p>
          </table:table-cell>
          <table:table-cell table:style-name="ce66" office:value-type="float" office:value="0.985699231605" calcext:value-type="float">
            <text:p>0.986</text:p>
          </table:table-cell>
          <table:table-cell table:style-name="ce66" office:value-type="float" office:value="0.986871854102" calcext:value-type="float">
            <text:p>0.987</text:p>
          </table:table-cell>
          <table:table-cell table:style-name="ce66" office:value-type="float" office:value="0.98719571671" calcext:value-type="float">
            <text:p>0.987</text:p>
          </table:table-cell>
          <table:table-cell table:style-name="ce66" office:value-type="float" office:value="0.987420419429302" calcext:value-type="float">
            <text:p>0.987</text:p>
          </table:table-cell>
          <table:table-cell table:style-name="ce66" office:value-type="float" office:value="0.9894449743395" calcext:value-type="float">
            <text:p>0.989</text:p>
          </table:table-cell>
          <table:table-cell table:style-name="ce66" office:value-type="float" office:value="0.990243742178" calcext:value-type="float">
            <text:p>0.990</text:p>
          </table:table-cell>
          <table:table-cell table:style-name="ce66" office:value-type="float" office:value="0.991524017004208" calcext:value-type="float">
            <text:p>0.992</text:p>
          </table:table-cell>
          <table:table-cell table:style-name="ce71" office:value-type="float" office:value="0.983319331787" calcext:value-type="float">
            <text:p>0.983</text:p>
          </table:table-cell>
          <table:table-cell table:style-name="ce71" office:value-type="float" office:value="0.947755025034" calcext:value-type="float">
            <text:p>0.948</text:p>
          </table:table-cell>
          <table:table-cell table:style-name="ce68" office:value-type="float" office:value="0.98603618316" calcext:value-type="float">
            <text:p>0.986</text:p>
          </table:table-cell>
          <table:table-cell table:style-name="ce68" office:value-type="float" office:value="0.986906041715" calcext:value-type="float">
            <text:p>0.987</text:p>
          </table:table-cell>
          <table:table-cell table:style-name="ce68" office:value-type="float" office:value="0.987193747703" calcext:value-type="float">
            <text:p>0.987</text:p>
          </table:table-cell>
          <table:table-cell table:style-name="ce68" office:value-type="float" office:value="0.987238904972" calcext:value-type="float">
            <text:p>0.987</text:p>
          </table:table-cell>
          <table:table-cell table:style-name="ce68" office:value-type="float" office:value="0.989596704977" calcext:value-type="float">
            <text:p>0.990</text:p>
          </table:table-cell>
          <table:table-cell table:style-name="ce68" office:value-type="float" office:value="0.98749824516837" calcext:value-type="float">
            <text:p>0.987</text:p>
          </table:table-cell>
          <table:table-cell table:style-name="ce68" office:value-type="float" office:value="0.989443461924" calcext:value-type="float">
            <text:p>0.989</text:p>
          </table:table-cell>
          <table:table-cell table:style-name="ce68" office:value-type="float" office:value="0.990239185749" calcext:value-type="float">
            <text:p>0.990</text:p>
          </table:table-cell>
          <table:table-cell table:style-name="ce68" office:value-type="float" office:value="0.991523912259882" calcext:value-type="float">
            <text:p>0.992</text:p>
          </table:table-cell>
          <table:table-cell table:style-name="ce71" office:value-type="float" office:value="0.990239527281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6_2</text:p>
          </table:table-cell>
          <table:table-cell table:style-name="ce66" office:value-type="float" office:value="0.790167238707" calcext:value-type="float">
            <text:p>0.790</text:p>
          </table:table-cell>
          <table:table-cell table:style-name="ce66" office:value-type="float" office:value="0.711363329953" calcext:value-type="float">
            <text:p>0.711</text:p>
          </table:table-cell>
          <table:table-cell table:style-name="ce66" office:value-type="float" office:value="0.726838781736" calcext:value-type="float">
            <text:p>0.727</text:p>
          </table:table-cell>
          <table:table-cell table:style-name="ce66" office:value-type="float" office:value="0.74655249847" calcext:value-type="float">
            <text:p>0.747</text:p>
          </table:table-cell>
          <table:table-cell table:style-name="ce66" office:value-type="float" office:value="0.715571358007" calcext:value-type="float">
            <text:p>0.716</text:p>
          </table:table-cell>
          <table:table-cell table:style-name="ce66" office:value-type="float" office:value="0.322487719231067" calcext:value-type="float">
            <text:p>0.322</text:p>
          </table:table-cell>
          <table:table-cell table:style-name="ce66" office:value-type="float" office:value="0.676212875541924" calcext:value-type="float">
            <text:p>0.676</text:p>
          </table:table-cell>
          <table:table-cell table:style-name="ce66" office:value-type="float" office:value="0.99024188918" calcext:value-type="float">
            <text:p>0.990</text:p>
          </table:table-cell>
          <table:table-cell table:style-name="ce66" office:value-type="float" office:value="0.69082939064377" calcext:value-type="float">
            <text:p>0.691</text:p>
          </table:table-cell>
          <table:table-cell table:style-name="ce71" office:value-type="float" office:value="0.914138134297" calcext:value-type="float">
            <text:p>0.914</text:p>
          </table:table-cell>
          <table:table-cell table:style-name="ce71" office:value-type="float" office:value="0.713014491478" calcext:value-type="float">
            <text:p>0.713</text:p>
          </table:table-cell>
          <table:table-cell table:style-name="ce68" office:value-type="float" office:value="0.727039850015" calcext:value-type="float">
            <text:p>0.727</text:p>
          </table:table-cell>
          <table:table-cell table:style-name="ce68" office:value-type="float" office:value="0.746261830808" calcext:value-type="float">
            <text:p>0.746</text:p>
          </table:table-cell>
          <table:table-cell table:style-name="ce68" office:value-type="float" office:value="0.715571391212" calcext:value-type="float">
            <text:p>0.716</text:p>
          </table:table-cell>
          <table:table-cell table:style-name="ce68" office:value-type="float" office:value="0.781935101612" calcext:value-type="float">
            <text:p>0.782</text:p>
          </table:table-cell>
          <table:table-cell table:style-name="ce68" office:value-type="float" office:value="0.778022800562" calcext:value-type="float">
            <text:p>0.778</text:p>
          </table:table-cell>
          <table:table-cell table:style-name="ce68" office:value-type="float" office:value="0.322402707305061" calcext:value-type="float">
            <text:p>0.322</text:p>
          </table:table-cell>
          <table:table-cell table:style-name="ce68" office:value-type="float" office:value="0.676212787073" calcext:value-type="float">
            <text:p>0.676</text:p>
          </table:table-cell>
          <table:table-cell table:style-name="ce68" office:value-type="float" office:value="0.990239138906" calcext:value-type="float">
            <text:p>0.990</text:p>
          </table:table-cell>
          <table:table-cell table:style-name="ce68" office:value-type="float" office:value="0.690829630020098" calcext:value-type="float">
            <text:p>0.691</text:p>
          </table:table-cell>
          <table:table-cell table:style-name="ce71" office:value-type="float" office:value="0.990239268753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7_2</text:p>
          </table:table-cell>
          <table:table-cell table:style-name="ce66" office:value-type="float" office:value="0.995188351326" calcext:value-type="float">
            <text:p>0.995</text:p>
          </table:table-cell>
          <table:table-cell table:style-name="ce66" office:value-type="float" office:value="0.979686971605" calcext:value-type="float">
            <text:p>0.980</text:p>
          </table:table-cell>
          <table:table-cell table:style-name="ce66" office:value-type="float" office:value="0.996224460562" calcext:value-type="float">
            <text:p>0.996</text:p>
          </table:table-cell>
          <table:table-cell table:style-name="ce66" office:value-type="float" office:value="0.994198159177" calcext:value-type="float">
            <text:p>0.994</text:p>
          </table:table-cell>
          <table:table-cell table:style-name="ce66" office:value-type="float" office:value="0.994145645859" calcext:value-type="float">
            <text:p>0.994</text:p>
          </table:table-cell>
          <table:table-cell table:style-name="ce66" office:value-type="float" office:value="0.996321497956627" calcext:value-type="float">
            <text:p>0.996</text:p>
          </table:table-cell>
          <table:table-cell table:style-name="ce66" office:value-type="float" office:value="0.995806968730146" calcext:value-type="float">
            <text:p>0.996</text:p>
          </table:table-cell>
          <table:table-cell table:style-name="ce66" office:value-type="float" office:value="0.996199663697" calcext:value-type="float">
            <text:p>0.996</text:p>
          </table:table-cell>
          <table:table-cell table:style-name="ce66" office:value-type="float" office:value="0.997178337313642" calcext:value-type="float">
            <text:p>0.997</text:p>
          </table:table-cell>
          <table:table-cell table:style-name="ce71" office:value-type="float" office:value="0.995176955084" calcext:value-type="float">
            <text:p>0.995</text:p>
          </table:table-cell>
          <table:table-cell table:style-name="ce71" office:value-type="float" office:value="0.989591476858" calcext:value-type="float">
            <text:p>0.990</text:p>
          </table:table-cell>
          <table:table-cell table:style-name="ce68" office:value-type="float" office:value="0.996203688564" calcext:value-type="float">
            <text:p>0.996</text:p>
          </table:table-cell>
          <table:table-cell table:style-name="ce68" office:value-type="float" office:value="0.993562148653" calcext:value-type="float">
            <text:p>0.994</text:p>
          </table:table-cell>
          <table:table-cell table:style-name="ce68" office:value-type="float" office:value="0.994139602668" calcext:value-type="float">
            <text:p>0.994</text:p>
          </table:table-cell>
          <table:table-cell table:style-name="ce68" office:value-type="float" office:value="0.996276674535" calcext:value-type="float">
            <text:p>0.996</text:p>
          </table:table-cell>
          <table:table-cell table:style-name="ce68" office:value-type="float" office:value="0.996639565879" calcext:value-type="float">
            <text:p>0.997</text:p>
          </table:table-cell>
          <table:table-cell table:style-name="ce68" office:value-type="float" office:value="0.996367583139785" calcext:value-type="float">
            <text:p>0.996</text:p>
          </table:table-cell>
          <table:table-cell table:style-name="ce68" office:value-type="float" office:value="0.995807913467" calcext:value-type="float">
            <text:p>0.996</text:p>
          </table:table-cell>
          <table:table-cell table:style-name="ce68" office:value-type="float" office:value="0.996192917989" calcext:value-type="float">
            <text:p>0.996</text:p>
          </table:table-cell>
          <table:table-cell table:style-name="ce68" office:value-type="float" office:value="0.997180492506938" calcext:value-type="float">
            <text:p>0.997</text:p>
          </table:table-cell>
          <table:table-cell table:style-name="ce71" office:value-type="float" office:value="0.996192772321" calcext:value-type="float">
            <text:p>0.996</text:p>
          </table:table-cell>
        </table:table-row>
        <table:table-row table:style-name="ro1">
          <table:table-cell table:style-name="ce52" office:value-type="string" calcext:value-type="string">
            <text:p>UF1_2</text:p>
          </table:table-cell>
          <table:table-cell table:style-name="ce66" office:value-type="float" office:value="0.978410090676" calcext:value-type="float">
            <text:p>0.978</text:p>
          </table:table-cell>
          <table:table-cell table:style-name="ce66" office:value-type="float" office:value="0.750255979534" calcext:value-type="float">
            <text:p>0.750</text:p>
          </table:table-cell>
          <table:table-cell table:style-name="ce66" office:value-type="float" office:value="0.953198293767" calcext:value-type="float">
            <text:p>0.953</text:p>
          </table:table-cell>
          <table:table-cell table:style-name="ce66" office:value-type="float" office:value="0.902743421163" calcext:value-type="float">
            <text:p>0.903</text:p>
          </table:table-cell>
          <table:table-cell table:style-name="ce66" office:value-type="float" office:value="0.869788930543" calcext:value-type="float">
            <text:p>0.870</text:p>
          </table:table-cell>
          <table:table-cell table:style-name="ce66" office:value-type="float" office:value="0.948387381839071" calcext:value-type="float">
            <text:p>0.948</text:p>
          </table:table-cell>
          <table:table-cell table:style-name="ce66" office:value-type="float" office:value="0.980626001758532" calcext:value-type="float">
            <text:p>0.981</text:p>
          </table:table-cell>
          <table:table-cell table:style-name="ce66" office:value-type="float" office:value="0.965163221088" calcext:value-type="float">
            <text:p>0.965</text:p>
          </table:table-cell>
          <table:table-cell table:style-name="ce66" office:value-type="float" office:value="0.884241244166439" calcext:value-type="float">
            <text:p>0.884</text:p>
          </table:table-cell>
          <table:table-cell table:style-name="ce71" office:value-type="float" office:value="0.98071105735" calcext:value-type="float">
            <text:p>0.981</text:p>
          </table:table-cell>
          <table:table-cell table:style-name="ce71" office:value-type="float" office:value="0.85863421182" calcext:value-type="float">
            <text:p>0.859</text:p>
          </table:table-cell>
          <table:table-cell table:style-name="ce68" office:value-type="float" office:value="0.986998102706" calcext:value-type="float">
            <text:p>0.987</text:p>
          </table:table-cell>
          <table:table-cell table:style-name="ce68" office:value-type="float" office:value="0.986331983184" calcext:value-type="float">
            <text:p>0.986</text:p>
          </table:table-cell>
          <table:table-cell table:style-name="ce68" office:value-type="float" office:value="0.963281414079" calcext:value-type="float">
            <text:p>0.963</text:p>
          </table:table-cell>
          <table:table-cell table:style-name="ce68" office:value-type="float" office:value="0.987113138158" calcext:value-type="float">
            <text:p>0.987</text:p>
          </table:table-cell>
          <table:table-cell table:style-name="ce68" office:value-type="float" office:value="0.987969167738" calcext:value-type="float">
            <text:p>0.988</text:p>
          </table:table-cell>
          <table:table-cell table:style-name="ce68" office:value-type="float" office:value="0.987844704521525" calcext:value-type="float">
            <text:p>0.988</text:p>
          </table:table-cell>
          <table:table-cell table:style-name="ce68" office:value-type="float" office:value="0.991819791959" calcext:value-type="float">
            <text:p>0.992</text:p>
          </table:table-cell>
          <table:table-cell table:style-name="ce68" office:value-type="float" office:value="0.994168218934" calcext:value-type="float">
            <text:p>0.994</text:p>
          </table:table-cell>
          <table:table-cell table:style-name="ce68" office:value-type="float" office:value="0.990437913648402" calcext:value-type="float">
            <text:p>0.990</text:p>
          </table:table-cell>
          <table:table-cell table:style-name="ce71" office:value-type="float" office:value="0.994319862316" calcext:value-type="float">
            <text:p>0.994</text:p>
          </table:table-cell>
        </table:table-row>
        <table:table-row table:style-name="ro1">
          <table:table-cell table:style-name="ce52" office:value-type="string" calcext:value-type="string">
            <text:p>UF2_2</text:p>
          </table:table-cell>
          <table:table-cell table:style-name="ce66" office:value-type="float" office:value="0.970507467952" calcext:value-type="float">
            <text:p>0.971</text:p>
          </table:table-cell>
          <table:table-cell table:style-name="ce66" office:value-type="float" office:value="0.944592901467" calcext:value-type="float">
            <text:p>0.945</text:p>
          </table:table-cell>
          <table:table-cell table:style-name="ce66" office:value-type="float" office:value="0.977030034739" calcext:value-type="float">
            <text:p>0.977</text:p>
          </table:table-cell>
          <table:table-cell table:style-name="ce66" office:value-type="float" office:value="0.974992237379" calcext:value-type="float">
            <text:p>0.975</text:p>
          </table:table-cell>
          <table:table-cell table:style-name="ce66" office:value-type="float" office:value="0.972838190454" calcext:value-type="float">
            <text:p>0.973</text:p>
          </table:table-cell>
          <table:table-cell table:style-name="ce66" office:value-type="float" office:value="0.976463624304614" calcext:value-type="float">
            <text:p>0.976</text:p>
          </table:table-cell>
          <table:table-cell table:style-name="ce66" office:value-type="float" office:value="0.984806459330263" calcext:value-type="float">
            <text:p>0.985</text:p>
          </table:table-cell>
          <table:table-cell table:style-name="ce66" office:value-type="float" office:value="0.98153809337" calcext:value-type="float">
            <text:p>0.982</text:p>
          </table:table-cell>
          <table:table-cell table:style-name="ce66" office:value-type="float" office:value="0.982812133506369" calcext:value-type="float">
            <text:p>0.983</text:p>
          </table:table-cell>
          <table:table-cell table:style-name="ce71" office:value-type="float" office:value="0.97206212201" calcext:value-type="float">
            <text:p>0.972</text:p>
          </table:table-cell>
          <table:table-cell table:style-name="ce71" office:value-type="float" office:value="0.931715305041" calcext:value-type="float">
            <text:p>0.932</text:p>
          </table:table-cell>
          <table:table-cell table:style-name="ce68" office:value-type="float" office:value="0.979755561909" calcext:value-type="float">
            <text:p>0.980</text:p>
          </table:table-cell>
          <table:table-cell table:style-name="ce68" office:value-type="float" office:value="0.979114002404" calcext:value-type="float">
            <text:p>0.979</text:p>
          </table:table-cell>
          <table:table-cell table:style-name="ce68" office:value-type="float" office:value="0.985092021136" calcext:value-type="float">
            <text:p>0.985</text:p>
          </table:table-cell>
          <table:table-cell table:style-name="ce68" office:value-type="float" office:value="0.981026978575" calcext:value-type="float">
            <text:p>0.981</text:p>
          </table:table-cell>
          <table:table-cell table:style-name="ce68" office:value-type="float" office:value="0.986040507476" calcext:value-type="float">
            <text:p>0.986</text:p>
          </table:table-cell>
          <table:table-cell table:style-name="ce68" office:value-type="float" office:value="0.981163026061024" calcext:value-type="float">
            <text:p>0.981</text:p>
          </table:table-cell>
          <table:table-cell table:style-name="ce68" office:value-type="float" office:value="0.990307744699" calcext:value-type="float">
            <text:p>0.990</text:p>
          </table:table-cell>
          <table:table-cell table:style-name="ce68" office:value-type="float" office:value="0.990617998226" calcext:value-type="float">
            <text:p>0.991</text:p>
          </table:table-cell>
          <table:table-cell table:style-name="ce68" office:value-type="float" office:value="0.988435858220578" calcext:value-type="float">
            <text:p>0.988</text:p>
          </table:table-cell>
          <table:table-cell table:style-name="ce71" office:value-type="float" office:value="0.992462143091" calcext:value-type="float">
            <text:p>0.992</text:p>
          </table:table-cell>
        </table:table-row>
        <table:table-row table:style-name="ro1">
          <table:table-cell table:style-name="ce52" office:value-type="string" calcext:value-type="string">
            <text:p>UF3_2</text:p>
          </table:table-cell>
          <table:table-cell table:style-name="ce66" office:value-type="float" office:value="0.756815269375" calcext:value-type="float">
            <text:p>0.757</text:p>
          </table:table-cell>
          <table:table-cell table:style-name="ce66" office:value-type="float" office:value="0.492829730007" calcext:value-type="float">
            <text:p>0.493</text:p>
          </table:table-cell>
          <table:table-cell table:style-name="ce66" office:value-type="float" office:value="0.66702000934" calcext:value-type="float">
            <text:p>0.667</text:p>
          </table:table-cell>
          <table:table-cell table:style-name="ce66" office:value-type="float" office:value="0.654246459227" calcext:value-type="float">
            <text:p>0.654</text:p>
          </table:table-cell>
          <table:table-cell table:style-name="ce66" office:value-type="float" office:value="0.555528514012" calcext:value-type="float">
            <text:p>0.556</text:p>
          </table:table-cell>
          <table:table-cell table:style-name="ce66" office:value-type="float" office:value="0.732076287620337" calcext:value-type="float">
            <text:p>0.732</text:p>
          </table:table-cell>
          <table:table-cell table:style-name="ce66" office:value-type="float" office:value="0.57017079996717" calcext:value-type="float">
            <text:p>0.570</text:p>
          </table:table-cell>
          <table:table-cell table:style-name="ce66" office:value-type="float" office:value="0.867430942178" calcext:value-type="float">
            <text:p>0.867</text:p>
          </table:table-cell>
          <table:table-cell table:style-name="ce66" office:value-type="float" office:value="0.565569194271734" calcext:value-type="float">
            <text:p>0.566</text:p>
          </table:table-cell>
          <table:table-cell table:style-name="ce71" office:value-type="float" office:value="0.930669617452" calcext:value-type="float">
            <text:p>0.931</text:p>
          </table:table-cell>
          <table:table-cell table:style-name="ce71" office:value-type="float" office:value="0.50212084596" calcext:value-type="float">
            <text:p>0.502</text:p>
          </table:table-cell>
          <table:table-cell table:style-name="ce68" office:value-type="float" office:value="0.741617886099" calcext:value-type="float">
            <text:p>0.742</text:p>
          </table:table-cell>
          <table:table-cell table:style-name="ce68" office:value-type="float" office:value="0.706481607695" calcext:value-type="float">
            <text:p>0.706</text:p>
          </table:table-cell>
          <table:table-cell table:style-name="ce68" office:value-type="float" office:value="0.578995780733" calcext:value-type="float">
            <text:p>0.579</text:p>
          </table:table-cell>
          <table:table-cell table:style-name="ce68" office:value-type="float" office:value="0.733975163343" calcext:value-type="float">
            <text:p>0.734</text:p>
          </table:table-cell>
          <table:table-cell table:style-name="ce68" office:value-type="float" office:value="0.711682475305" calcext:value-type="float">
            <text:p>0.712</text:p>
          </table:table-cell>
          <table:table-cell table:style-name="ce68" office:value-type="float" office:value="0.783866939872912" calcext:value-type="float">
            <text:p>0.784</text:p>
          </table:table-cell>
          <table:table-cell table:style-name="ce68" office:value-type="float" office:value="0.630847704835" calcext:value-type="float">
            <text:p>0.631</text:p>
          </table:table-cell>
          <table:table-cell table:style-name="ce68" office:value-type="float" office:value="0.888409552385" calcext:value-type="float">
            <text:p>0.888</text:p>
          </table:table-cell>
          <table:table-cell table:style-name="ce68" office:value-type="float" office:value="0.588752406728333" calcext:value-type="float">
            <text:p>0.589</text:p>
          </table:table-cell>
          <table:table-cell table:style-name="ce71" office:value-type="float" office:value="0.919215659386" calcext:value-type="float">
            <text:p>0.919</text:p>
          </table:table-cell>
        </table:table-row>
        <table:table-row table:style-name="ro1">
          <table:table-cell table:style-name="ce52" office:value-type="string" calcext:value-type="string">
            <text:p>UF4_2</text:p>
          </table:table-cell>
          <table:table-cell table:style-name="ce66" office:value-type="float" office:value="0.855638290979" calcext:value-type="float">
            <text:p>0.856</text:p>
          </table:table-cell>
          <table:table-cell table:style-name="ce66" office:value-type="float" office:value="0.575473024605" calcext:value-type="float">
            <text:p>0.575</text:p>
          </table:table-cell>
          <table:table-cell table:style-name="ce66" office:value-type="float" office:value="0.869145584569" calcext:value-type="float">
            <text:p>0.869</text:p>
          </table:table-cell>
          <table:table-cell table:style-name="ce66" office:value-type="float" office:value="0.860554043715" calcext:value-type="float">
            <text:p>0.861</text:p>
          </table:table-cell>
          <table:table-cell table:style-name="ce66" office:value-type="float" office:value="0.860843815835" calcext:value-type="float">
            <text:p>0.861</text:p>
          </table:table-cell>
          <table:table-cell table:style-name="ce66" office:value-type="float" office:value="0.865592210976181" calcext:value-type="float">
            <text:p>0.866</text:p>
          </table:table-cell>
          <table:table-cell table:style-name="ce66" office:value-type="float" office:value="0.881998765769697" calcext:value-type="float">
            <text:p>0.882</text:p>
          </table:table-cell>
          <table:table-cell table:style-name="ce66" office:value-type="float" office:value="0.891056774284" calcext:value-type="float">
            <text:p>0.891</text:p>
          </table:table-cell>
          <table:table-cell table:style-name="ce66" office:value-type="float" office:value="0.899840796027241" calcext:value-type="float">
            <text:p>0.900</text:p>
          </table:table-cell>
          <table:table-cell table:style-name="ce71" office:value-type="float" office:value="0.888334149586" calcext:value-type="float">
            <text:p>0.888</text:p>
          </table:table-cell>
          <table:table-cell table:style-name="ce71" office:value-type="float" office:value="0.583781501982" calcext:value-type="float">
            <text:p>0.584</text:p>
          </table:table-cell>
          <table:table-cell table:style-name="ce68" office:value-type="float" office:value="0.898192685576" calcext:value-type="float">
            <text:p>0.898</text:p>
          </table:table-cell>
          <table:table-cell table:style-name="ce68" office:value-type="float" office:value="0.865064218318" calcext:value-type="float">
            <text:p>0.865</text:p>
          </table:table-cell>
          <table:table-cell table:style-name="ce68" office:value-type="float" office:value="0.895625978457" calcext:value-type="float">
            <text:p>0.896</text:p>
          </table:table-cell>
          <table:table-cell table:style-name="ce68" office:value-type="float" office:value="0.905675856964" calcext:value-type="float">
            <text:p>0.906</text:p>
          </table:table-cell>
          <table:table-cell table:style-name="ce68" office:value-type="float" office:value="0.903731015571" calcext:value-type="float">
            <text:p>0.904</text:p>
          </table:table-cell>
          <table:table-cell table:style-name="ce68" office:value-type="float" office:value="0.889015642200896" calcext:value-type="float">
            <text:p>0.889</text:p>
          </table:table-cell>
          <table:table-cell table:style-name="ce68" office:value-type="float" office:value="0.908342149338" calcext:value-type="float">
            <text:p>0.908</text:p>
          </table:table-cell>
          <table:table-cell table:style-name="ce68" office:value-type="float" office:value="0.926701729611" calcext:value-type="float">
            <text:p>0.927</text:p>
          </table:table-cell>
          <table:table-cell table:style-name="ce68" office:value-type="float" office:value="0.928558562319136" calcext:value-type="float">
            <text:p>0.929</text:p>
          </table:table-cell>
          <table:table-cell table:style-name="ce71" office:value-type="float" office:value="0.924999938269" calcext:value-type="float">
            <text:p>0.925</text:p>
          </table:table-cell>
        </table:table-row>
        <table:table-row table:style-name="ro1">
          <table:table-cell table:style-name="ce52" office:value-type="string" calcext:value-type="string">
            <text:p>UF5_2</text:p>
          </table:table-cell>
          <table:table-cell table:style-name="ce66" office:value-type="float" office:value="0.690591877621" calcext:value-type="float">
            <text:p>0.691</text:p>
          </table:table-cell>
          <table:table-cell table:style-name="ce66" office:value-type="float" office:value="0.0905317756476" calcext:value-type="float">
            <text:p>0.091</text:p>
          </table:table-cell>
          <table:table-cell table:style-name="ce66" office:value-type="float" office:value="0.276230216674" calcext:value-type="float">
            <text:p>0.276</text:p>
          </table:table-cell>
          <table:table-cell table:style-name="ce66" office:value-type="float" office:value="0.344647759592" calcext:value-type="float">
            <text:p>0.345</text:p>
          </table:table-cell>
          <table:table-cell table:style-name="ce66" office:value-type="float" office:value="0.294693642595" calcext:value-type="float">
            <text:p>0.295</text:p>
          </table:table-cell>
          <table:table-cell table:style-name="ce66" office:value-type="float" office:value="0.401259209955654" calcext:value-type="float">
            <text:p>0.401</text:p>
          </table:table-cell>
          <table:table-cell table:style-name="ce66" office:value-type="float" office:value="0.174683746990637" calcext:value-type="float">
            <text:p>0.175</text:p>
          </table:table-cell>
          <table:table-cell table:style-name="ce66" office:value-type="float" office:value="0.548835317358" calcext:value-type="float">
            <text:p>0.549</text:p>
          </table:table-cell>
          <table:table-cell table:style-name="ce66" office:value-type="float" office:value="0.273833530949677" calcext:value-type="float">
            <text:p>0.274</text:p>
          </table:table-cell>
          <table:table-cell table:style-name="ce71" office:value-type="float" office:value="0.833637326161" calcext:value-type="float">
            <text:p>0.834</text:p>
          </table:table-cell>
          <table:table-cell table:style-name="ce71" office:value-type="float" office:value="0.438707344335" calcext:value-type="float">
            <text:p>0.439</text:p>
          </table:table-cell>
          <table:table-cell table:style-name="ce68" office:value-type="float" office:value="0.58391783142" calcext:value-type="float">
            <text:p>0.584</text:p>
          </table:table-cell>
          <table:table-cell table:style-name="ce68" office:value-type="float" office:value="0.678106503286" calcext:value-type="float">
            <text:p>0.678</text:p>
          </table:table-cell>
          <table:table-cell table:style-name="ce68" office:value-type="float" office:value="0.443783938859" calcext:value-type="float">
            <text:p>0.444</text:p>
          </table:table-cell>
          <table:table-cell table:style-name="ce68" office:value-type="float" office:value="0.590557728491" calcext:value-type="float">
            <text:p>0.591</text:p>
          </table:table-cell>
          <table:table-cell table:style-name="ce68" office:value-type="float" office:value="0.600289405549" calcext:value-type="float">
            <text:p>0.600</text:p>
          </table:table-cell>
          <table:table-cell table:style-name="ce68" office:value-type="float" office:value="0.640624101476052" calcext:value-type="float">
            <text:p>0.641</text:p>
          </table:table-cell>
          <table:table-cell table:style-name="ce68" office:value-type="float" office:value="0.529224389897" calcext:value-type="float">
            <text:p>0.529</text:p>
          </table:table-cell>
          <table:table-cell table:style-name="ce68" office:value-type="float" office:value="0.646402487798" calcext:value-type="float">
            <text:p>0.646</text:p>
          </table:table-cell>
          <table:table-cell table:style-name="ce68" office:value-type="float" office:value="0.566231393604385" calcext:value-type="float">
            <text:p>0.566</text:p>
          </table:table-cell>
          <table:table-cell table:style-name="ce71" office:value-type="float" office:value="0.829796147103" calcext:value-type="float">
            <text:p>0.830</text:p>
          </table:table-cell>
        </table:table-row>
        <table:table-row table:style-name="ro1">
          <table:table-cell table:style-name="ce52" office:value-type="string" calcext:value-type="string">
            <text:p>UF6_2</text:p>
          </table:table-cell>
          <table:table-cell table:style-name="ce66" office:value-type="float" office:value="0.844769105725" calcext:value-type="float">
            <text:p>0.845</text:p>
          </table:table-cell>
          <table:table-cell table:style-name="ce66" office:value-type="float" office:value="0.390278078893" calcext:value-type="float">
            <text:p>0.390</text:p>
          </table:table-cell>
          <table:table-cell table:style-name="ce66" office:value-type="float" office:value="0.576861652033" calcext:value-type="float">
            <text:p>0.577</text:p>
          </table:table-cell>
          <table:table-cell table:style-name="ce66" office:value-type="float" office:value="0.626869130446" calcext:value-type="float">
            <text:p>0.627</text:p>
          </table:table-cell>
          <table:table-cell table:style-name="ce66" office:value-type="float" office:value="0.603459882551" calcext:value-type="float">
            <text:p>0.603</text:p>
          </table:table-cell>
          <table:table-cell table:style-name="ce66" office:value-type="float" office:value="0.623059602697228" calcext:value-type="float">
            <text:p>0.623</text:p>
          </table:table-cell>
          <table:table-cell table:style-name="ce66" office:value-type="float" office:value="0.512127278365371" calcext:value-type="float">
            <text:p>0.512</text:p>
          </table:table-cell>
          <table:table-cell table:style-name="ce66" office:value-type="float" office:value="0.704318485424" calcext:value-type="float">
            <text:p>0.704</text:p>
          </table:table-cell>
          <table:table-cell table:style-name="ce66" office:value-type="float" office:value="0.554472512705112" calcext:value-type="float">
            <text:p>0.554</text:p>
          </table:table-cell>
          <table:table-cell table:style-name="ce71" office:value-type="float" office:value="0.89487916805" calcext:value-type="float">
            <text:p>0.895</text:p>
          </table:table-cell>
          <table:table-cell table:style-name="ce71" office:value-type="float" office:value="0.445589107717" calcext:value-type="float">
            <text:p>0.446</text:p>
          </table:table-cell>
          <table:table-cell table:style-name="ce68" office:value-type="float" office:value="0.591897553082" calcext:value-type="float">
            <text:p>0.592</text:p>
          </table:table-cell>
          <table:table-cell table:style-name="ce68" office:value-type="float" office:value="0.644765789414" calcext:value-type="float">
            <text:p>0.645</text:p>
          </table:table-cell>
          <table:table-cell table:style-name="ce68" office:value-type="float" office:value="0.606585171705" calcext:value-type="float">
            <text:p>0.607</text:p>
          </table:table-cell>
          <table:table-cell table:style-name="ce68" office:value-type="float" office:value="0.573691330576" calcext:value-type="float">
            <text:p>0.574</text:p>
          </table:table-cell>
          <table:table-cell table:style-name="ce68" office:value-type="float" office:value="0.641973084829" calcext:value-type="float">
            <text:p>0.642</text:p>
          </table:table-cell>
          <table:table-cell table:style-name="ce68" office:value-type="float" office:value="0.634741471604412" calcext:value-type="float">
            <text:p>0.635</text:p>
          </table:table-cell>
          <table:table-cell table:style-name="ce68" office:value-type="float" office:value="0.540415909672" calcext:value-type="float">
            <text:p>0.540</text:p>
          </table:table-cell>
          <table:table-cell table:style-name="ce68" office:value-type="float" office:value="0.787739249468" calcext:value-type="float">
            <text:p>0.788</text:p>
          </table:table-cell>
          <table:table-cell table:style-name="ce68" office:value-type="float" office:value="0.568386566422263" calcext:value-type="float">
            <text:p>0.568</text:p>
          </table:table-cell>
          <table:table-cell table:style-name="ce71" office:value-type="float" office:value="0.892928652352" calcext:value-type="float">
            <text:p>0.893</text:p>
          </table:table-cell>
        </table:table-row>
        <table:table-row table:style-name="ro1">
          <table:table-cell table:style-name="ce52" office:value-type="string" calcext:value-type="string">
            <text:p>UF7_2</text:p>
          </table:table-cell>
          <table:table-cell table:style-name="ce66" office:value-type="float" office:value="0.968442531768" calcext:value-type="float">
            <text:p>0.968</text:p>
          </table:table-cell>
          <table:table-cell table:style-name="ce66" office:value-type="float" office:value="0.476993451536" calcext:value-type="float">
            <text:p>0.477</text:p>
          </table:table-cell>
          <table:table-cell table:style-name="ce66" office:value-type="float" office:value="0.860540294785" calcext:value-type="float">
            <text:p>0.861</text:p>
          </table:table-cell>
          <table:table-cell table:style-name="ce66" office:value-type="float" office:value="0.829339454837" calcext:value-type="float">
            <text:p>0.829</text:p>
          </table:table-cell>
          <table:table-cell table:style-name="ce66" office:value-type="float" office:value="0.773485955511" calcext:value-type="float">
            <text:p>0.773</text:p>
          </table:table-cell>
          <table:table-cell table:style-name="ce66" office:value-type="float" office:value="0.839500503264963" calcext:value-type="float">
            <text:p>0.840</text:p>
          </table:table-cell>
          <table:table-cell table:style-name="ce66" office:value-type="float" office:value="0.942668465411359" calcext:value-type="float">
            <text:p>0.943</text:p>
          </table:table-cell>
          <table:table-cell table:style-name="ce66" office:value-type="float" office:value="0.970802244003" calcext:value-type="float">
            <text:p>0.971</text:p>
          </table:table-cell>
          <table:table-cell table:style-name="ce66" office:value-type="float" office:value="0.70494897565044" calcext:value-type="float">
            <text:p>0.705</text:p>
          </table:table-cell>
          <table:table-cell table:style-name="ce71" office:value-type="float" office:value="0.970614535166" calcext:value-type="float">
            <text:p>0.971</text:p>
          </table:table-cell>
          <table:table-cell table:style-name="ce71" office:value-type="float" office:value="0.624090141085" calcext:value-type="float">
            <text:p>0.624</text:p>
          </table:table-cell>
          <table:table-cell table:style-name="ce68" office:value-type="float" office:value="0.980037622106" calcext:value-type="float">
            <text:p>0.980</text:p>
          </table:table-cell>
          <table:table-cell table:style-name="ce68" office:value-type="float" office:value="0.977486982541" calcext:value-type="float">
            <text:p>0.977</text:p>
          </table:table-cell>
          <table:table-cell table:style-name="ce68" office:value-type="float" office:value="0.933570573177" calcext:value-type="float">
            <text:p>0.934</text:p>
          </table:table-cell>
          <table:table-cell table:style-name="ce68" office:value-type="float" office:value="0.980531618394" calcext:value-type="float">
            <text:p>0.981</text:p>
          </table:table-cell>
          <table:table-cell table:style-name="ce68" office:value-type="float" office:value="0.980458351883" calcext:value-type="float">
            <text:p>0.980</text:p>
          </table:table-cell>
          <table:table-cell table:style-name="ce68" office:value-type="float" office:value="0.980905658918916" calcext:value-type="float">
            <text:p>0.981</text:p>
          </table:table-cell>
          <table:table-cell table:style-name="ce68" office:value-type="float" office:value="0.990004987306" calcext:value-type="float">
            <text:p>0.990</text:p>
          </table:table-cell>
          <table:table-cell table:style-name="ce68" office:value-type="float" office:value="0.986759451037" calcext:value-type="float">
            <text:p>0.987</text:p>
          </table:table-cell>
          <table:table-cell table:style-name="ce68" office:value-type="float" office:value="0.910297620728969" calcext:value-type="float">
            <text:p>0.910</text:p>
          </table:table-cell>
          <table:table-cell table:style-name="ce71" office:value-type="float" office:value="0.990430369242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Mean</text:p>
          </table:table-cell>
          <table:table-cell table:style-name="ce66" table:formula="of:=AVERAGE([.B5:.B27])" office:value-type="float" office:value="0.910543595556391" calcext:value-type="float">
            <text:p>0.911</text:p>
          </table:table-cell>
          <table:table-cell table:style-name="ce66" table:formula="of:=AVERAGE([.C5:.C27])" office:value-type="float" office:value="0.747317578852113" calcext:value-type="float">
            <text:p>0.747</text:p>
          </table:table-cell>
          <table:table-cell table:style-name="ce66" table:formula="of:=AVERAGE([.D5:.D27])" office:value-type="float" office:value="0.867090143616131" calcext:value-type="float">
            <text:p>0.867</text:p>
          </table:table-cell>
          <table:table-cell table:style-name="ce66" table:formula="of:=AVERAGE([.E5:.E27])" office:value-type="float" office:value="0.873005782822478" calcext:value-type="float">
            <text:p>0.873</text:p>
          </table:table-cell>
          <table:table-cell table:style-name="ce66" table:formula="of:=AVERAGE([.F5:.F27])" office:value-type="float" office:value="0.862574592019783" calcext:value-type="float">
            <text:p>0.863</text:p>
          </table:table-cell>
          <table:table-cell table:style-name="ce66" table:formula="of:=AVERAGE([.G5:.G27])" office:value-type="float" office:value="0.862921609769792" calcext:value-type="float">
            <text:p>0.863</text:p>
          </table:table-cell>
          <table:table-cell table:style-name="ce66" table:formula="of:=AVERAGE([.H5:.H27])" office:value-type="float" office:value="0.872914118524585" calcext:value-type="float">
            <text:p>0.873</text:p>
          </table:table-cell>
          <table:table-cell table:style-name="ce65" table:formula="of:=AVERAGE([.I5:.I27])" office:value-type="float" office:value="0.926282215914087" calcext:value-type="float">
            <text:p>0.926</text:p>
          </table:table-cell>
          <table:table-cell table:style-name="ce66" table:formula="of:=AVERAGE([.J5:.J27])" office:value-type="float" office:value="0.851571412902682" calcext:value-type="float">
            <text:p>0.852</text:p>
          </table:table-cell>
          <table:table-cell table:style-name="ce68" table:formula="of:=AVERAGE([.K5:.K27])" office:value-type="float" office:value="0.936152869191957" calcext:value-type="float">
            <text:p>0.936</text:p>
          </table:table-cell>
          <table:table-cell table:style-name="ce68" table:formula="of:=AVERAGE([.L5:.L27])" office:value-type="float" office:value="0.782648954753783" calcext:value-type="float">
            <text:p>0.783</text:p>
          </table:table-cell>
          <table:table-cell table:style-name="ce68" table:formula="of:=AVERAGE([.M5:.M27])" office:value-type="float" office:value="0.893422985649956" calcext:value-type="float">
            <text:p>0.893</text:p>
          </table:table-cell>
          <table:table-cell table:style-name="ce68" table:formula="of:=AVERAGE([.N5:.N27])" office:value-type="float" office:value="0.902053339588869" calcext:value-type="float">
            <text:p>0.902</text:p>
          </table:table-cell>
          <table:table-cell table:style-name="ce68" table:formula="of:=AVERAGE([.O5:.O27])" office:value-type="float" office:value="0.891786576418348" calcext:value-type="float">
            <text:p>0.892</text:p>
          </table:table-cell>
          <table:table-cell table:style-name="ce68" table:formula="of:=AVERAGE([.P5:.P27])" office:value-type="float" office:value="0.894959998535565" calcext:value-type="float">
            <text:p>0.895</text:p>
          </table:table-cell>
          <table:table-cell table:style-name="ce68" table:formula="of:=AVERAGE([.Q5:.Q27])" office:value-type="float" office:value="0.904771326662131" calcext:value-type="float">
            <text:p>0.905</text:p>
          </table:table-cell>
          <table:table-cell table:style-name="ce68" table:formula="of:=AVERAGE([.R5:.R27])" office:value-type="float" office:value="0.88616574680173" calcext:value-type="float">
            <text:p>0.886</text:p>
          </table:table-cell>
          <table:table-cell table:style-name="ce68" table:formula="of:=AVERAGE([.S5:.S27])" office:value-type="float" office:value="0.897204680458348" calcext:value-type="float">
            <text:p>0.897</text:p>
          </table:table-cell>
          <table:table-cell table:style-name="ce52" table:formula="of:=AVERAGE([.T5:.T27])" office:value-type="float" office:value="0.948447682798043" calcext:value-type="float">
            <text:p>0.948</text:p>
          </table:table-cell>
          <table:table-cell table:style-name="ce68" table:formula="of:=AVERAGE([.U5:.U27])" office:value-type="float" office:value="0.881792001866878" calcext:value-type="float">
            <text:p>0.882</text:p>
          </table:table-cell>
          <table:table-cell table:style-name="ce68" table:formula="of:=AVERAGE([.V5:.V27])" office:value-type="float" office:value="0.962290885796565" calcext:value-type="float">
            <text:p>0.962</text:p>
          </table:table-cell>
        </table:table-row>
        <table:table-row table:style-name="ro1">
          <table:table-cell table:style-name="ce63" office:value-type="string" calcext:value-type="string">
            <text:p>3 obj</text:p>
          </table:table-cell>
          <table:table-cell table:style-name="ce66" table:number-columns-repeated="9"/>
          <table:table-cell table:style-name="ce71" table:number-columns-repeated="2"/>
          <table:table-cell table:style-name="ce68" table:number-columns-repeated="9"/>
          <table:table-cell/>
        </table:table-row>
        <table:table-row table:style-name="ro1">
          <table:table-cell table:style-name="ce52" office:value-type="string" calcext:value-type="string">
            <text:p>WFG1_3</text:p>
          </table:table-cell>
          <table:table-cell table:style-name="ce66" office:value-type="float" office:value="0.426148500976" calcext:value-type="float">
            <text:p>0.426</text:p>
          </table:table-cell>
          <table:table-cell table:style-name="ce66" office:value-type="float" office:value="0.697625995326" calcext:value-type="float">
            <text:p>0.698</text:p>
          </table:table-cell>
          <table:table-cell table:style-name="ce66" office:value-type="float" office:value="0.893402344152" calcext:value-type="float">
            <text:p>0.893</text:p>
          </table:table-cell>
          <table:table-cell table:style-name="ce66" office:value-type="float" office:value="0.409594574071" calcext:value-type="float">
            <text:p>0.410</text:p>
          </table:table-cell>
          <table:table-cell table:style-name="ce66" office:value-type="float" office:value="0.918166404864" calcext:value-type="float">
            <text:p>0.918</text:p>
          </table:table-cell>
          <table:table-cell table:style-name="ce66" office:value-type="float" office:value="0.922635740898578" calcext:value-type="float">
            <text:p>0.923</text:p>
          </table:table-cell>
          <table:table-cell table:style-name="ce66" office:value-type="float" office:value="0.954684475969759" calcext:value-type="float">
            <text:p>0.955</text:p>
          </table:table-cell>
          <table:table-cell table:style-name="ce66" office:value-type="float" office:value="0.947689331172" calcext:value-type="float">
            <text:p>0.948</text:p>
          </table:table-cell>
          <table:table-cell table:style-name="ce66" office:value-type="float" office:value="0.970278627797351" calcext:value-type="float">
            <text:p>0.970</text:p>
          </table:table-cell>
          <table:table-cell table:style-name="ce71" office:value-type="float" office:value="0.847359435735" calcext:value-type="float">
            <text:p>0.847</text:p>
          </table:table-cell>
          <table:table-cell table:style-name="ce71" office:value-type="float" office:value="0.94047803798" calcext:value-type="float">
            <text:p>0.940</text:p>
          </table:table-cell>
          <table:table-cell table:style-name="ce68" office:value-type="float" office:value="0.923498013983" calcext:value-type="float">
            <text:p>0.923</text:p>
          </table:table-cell>
          <table:table-cell table:style-name="ce68" office:value-type="float" office:value="0.480801311503" calcext:value-type="float">
            <text:p>0.481</text:p>
          </table:table-cell>
          <table:table-cell table:style-name="ce68" office:value-type="float" office:value="0.954149955528" calcext:value-type="float">
            <text:p>0.954</text:p>
          </table:table-cell>
          <table:table-cell table:style-name="ce68" office:value-type="float" office:value="0.938072829166" calcext:value-type="float">
            <text:p>0.938</text:p>
          </table:table-cell>
          <table:table-cell table:style-name="ce68" office:value-type="float" office:value="0.979560181528" calcext:value-type="float">
            <text:p>0.980</text:p>
          </table:table-cell>
          <table:table-cell table:style-name="ce68" office:value-type="float" office:value="0.935384332418158" calcext:value-type="float">
            <text:p>0.935</text:p>
          </table:table-cell>
          <table:table-cell table:style-name="ce68" office:value-type="float" office:value="0.964672012966" calcext:value-type="float">
            <text:p>0.965</text:p>
          </table:table-cell>
          <table:table-cell table:style-name="ce68" office:value-type="float" office:value="0.980758466267" calcext:value-type="float">
            <text:p>0.981</text:p>
          </table:table-cell>
          <table:table-cell table:style-name="ce68" office:value-type="float" office:value="0.974786464224616" calcext:value-type="float">
            <text:p>0.975</text:p>
          </table:table-cell>
          <table:table-cell table:style-name="ce64" office:value-type="float" office:value="0.980770496134" calcext:value-type="float">
            <text:p>0.981</text:p>
          </table:table-cell>
        </table:table-row>
        <table:table-row table:style-name="ro1">
          <table:table-cell table:style-name="ce52" office:value-type="string" calcext:value-type="string">
            <text:p>WFG2_3</text:p>
          </table:table-cell>
          <table:table-cell table:style-name="ce66" office:value-type="float" office:value="0.925150661163" calcext:value-type="float">
            <text:p>0.925</text:p>
          </table:table-cell>
          <table:table-cell table:style-name="ce66" office:value-type="float" office:value="0.880498415335" calcext:value-type="float">
            <text:p>0.880</text:p>
          </table:table-cell>
          <table:table-cell table:style-name="ce66" office:value-type="float" office:value="0.95705042521" calcext:value-type="float">
            <text:p>0.957</text:p>
          </table:table-cell>
          <table:table-cell table:style-name="ce66" office:value-type="float" office:value="0.950415219" calcext:value-type="float">
            <text:p>0.950</text:p>
          </table:table-cell>
          <table:table-cell table:style-name="ce66" office:value-type="float" office:value="0.946680484834" calcext:value-type="float">
            <text:p>0.947</text:p>
          </table:table-cell>
          <table:table-cell table:style-name="ce66" office:value-type="float" office:value="0.967074373452316" calcext:value-type="float">
            <text:p>0.967</text:p>
          </table:table-cell>
          <table:table-cell table:style-name="ce66" office:value-type="float" office:value="0.963530813855147" calcext:value-type="float">
            <text:p>0.964</text:p>
          </table:table-cell>
          <table:table-cell table:style-name="ce66" office:value-type="float" office:value="0.988902489929" calcext:value-type="float">
            <text:p>0.989</text:p>
          </table:table-cell>
          <table:table-cell table:style-name="ce66" office:value-type="float" office:value="0.926085969408726" calcext:value-type="float">
            <text:p>0.926</text:p>
          </table:table-cell>
          <table:table-cell table:style-name="ce71" office:value-type="float" office:value="0.926154750539" calcext:value-type="float">
            <text:p>0.926</text:p>
          </table:table-cell>
          <table:table-cell table:style-name="ce71" office:value-type="float" office:value="0.944794264928" calcext:value-type="float">
            <text:p>0.945</text:p>
          </table:table-cell>
          <table:table-cell table:style-name="ce68" office:value-type="float" office:value="0.957147806618" calcext:value-type="float">
            <text:p>0.957</text:p>
          </table:table-cell>
          <table:table-cell table:style-name="ce68" office:value-type="float" office:value="0.95120493954" calcext:value-type="float">
            <text:p>0.951</text:p>
          </table:table-cell>
          <table:table-cell table:style-name="ce68" office:value-type="float" office:value="0.971280253021" calcext:value-type="float">
            <text:p>0.971</text:p>
          </table:table-cell>
          <table:table-cell table:style-name="ce68" office:value-type="float" office:value="0.968671804418" calcext:value-type="float">
            <text:p>0.969</text:p>
          </table:table-cell>
          <table:table-cell table:style-name="ce68" office:value-type="float" office:value="0.984054417884" calcext:value-type="float">
            <text:p>0.984</text:p>
          </table:table-cell>
          <table:table-cell table:style-name="ce68" office:value-type="float" office:value="0.967550453031848" calcext:value-type="float">
            <text:p>0.968</text:p>
          </table:table-cell>
          <table:table-cell table:style-name="ce68" office:value-type="float" office:value="0.975317828183" calcext:value-type="float">
            <text:p>0.975</text:p>
          </table:table-cell>
          <table:table-cell table:style-name="ce68" office:value-type="float" office:value="0.989510827194" calcext:value-type="float">
            <text:p>0.990</text:p>
          </table:table-cell>
          <table:table-cell table:style-name="ce68" office:value-type="float" office:value="0.962542950538983" calcext:value-type="float">
            <text:p>0.963</text:p>
          </table:table-cell>
          <table:table-cell table:style-name="ce64" office:value-type="float" office:value="0.988938655478" calcext:value-type="float">
            <text:p>0.989</text:p>
          </table:table-cell>
        </table:table-row>
        <table:table-row table:style-name="ro1">
          <table:table-cell table:style-name="ce52" office:value-type="string" calcext:value-type="string">
            <text:p>WFG3_3</text:p>
          </table:table-cell>
          <table:table-cell table:style-name="ce66" office:value-type="float" office:value="0.907649063965" calcext:value-type="float">
            <text:p>0.908</text:p>
          </table:table-cell>
          <table:table-cell table:style-name="ce66" office:value-type="float" office:value="0.946728891842" calcext:value-type="float">
            <text:p>0.947</text:p>
          </table:table-cell>
          <table:table-cell table:style-name="ce66" office:value-type="float" office:value="0.972494241652" calcext:value-type="float">
            <text:p>0.972</text:p>
          </table:table-cell>
          <table:table-cell table:style-name="ce66" office:value-type="float" office:value="0.968850453667" calcext:value-type="float">
            <text:p>0.969</text:p>
          </table:table-cell>
          <table:table-cell table:style-name="ce66" office:value-type="float" office:value="0.935005385856" calcext:value-type="float">
            <text:p>0.935</text:p>
          </table:table-cell>
          <table:table-cell table:style-name="ce66" office:value-type="float" office:value="0.984534767531862" calcext:value-type="float">
            <text:p>0.985</text:p>
          </table:table-cell>
          <table:table-cell table:style-name="ce66" office:value-type="float" office:value="0.992480170168206" calcext:value-type="float">
            <text:p>0.992</text:p>
          </table:table-cell>
          <table:table-cell table:style-name="ce66" office:value-type="float" office:value="0.98888288911" calcext:value-type="float">
            <text:p>0.989</text:p>
          </table:table-cell>
          <table:table-cell table:style-name="ce66" office:value-type="float" office:value="0.991700701238664" calcext:value-type="float">
            <text:p>0.992</text:p>
          </table:table-cell>
          <table:table-cell table:style-name="ce71" office:value-type="float" office:value="0.9094971493" calcext:value-type="float">
            <text:p>0.909</text:p>
          </table:table-cell>
          <table:table-cell table:style-name="ce71" office:value-type="float" office:value="0.949767145604" calcext:value-type="float">
            <text:p>0.950</text:p>
          </table:table-cell>
          <table:table-cell table:style-name="ce68" office:value-type="float" office:value="0.9737956092" calcext:value-type="float">
            <text:p>0.974</text:p>
          </table:table-cell>
          <table:table-cell table:style-name="ce68" office:value-type="float" office:value="0.964384345347" calcext:value-type="float">
            <text:p>0.964</text:p>
          </table:table-cell>
          <table:table-cell table:style-name="ce68" office:value-type="float" office:value="0.936635431709" calcext:value-type="float">
            <text:p>0.937</text:p>
          </table:table-cell>
          <table:table-cell table:style-name="ce68" office:value-type="float" office:value="0.98574354343" calcext:value-type="float">
            <text:p>0.986</text:p>
          </table:table-cell>
          <table:table-cell table:style-name="ce68" office:value-type="float" office:value="0.974742647894" calcext:value-type="float">
            <text:p>0.975</text:p>
          </table:table-cell>
          <table:table-cell table:style-name="ce68" office:value-type="float" office:value="0.984639837257453" calcext:value-type="float">
            <text:p>0.985</text:p>
          </table:table-cell>
          <table:table-cell table:style-name="ce68" office:value-type="float" office:value="0.992489306702" calcext:value-type="float">
            <text:p>0.992</text:p>
          </table:table-cell>
          <table:table-cell table:style-name="ce68" office:value-type="float" office:value="0.988865910081" calcext:value-type="float">
            <text:p>0.989</text:p>
          </table:table-cell>
          <table:table-cell table:style-name="ce68" office:value-type="float" office:value="0.991699811524752" calcext:value-type="float">
            <text:p>0.992</text:p>
          </table:table-cell>
          <table:table-cell table:style-name="ce64" office:value-type="float" office:value="0.988864990079" calcext:value-type="float">
            <text:p>0.989</text:p>
          </table:table-cell>
        </table:table-row>
        <table:table-row table:style-name="ro1">
          <table:table-cell table:style-name="ce52" office:value-type="string" calcext:value-type="string">
            <text:p>WFG4_3</text:p>
          </table:table-cell>
          <table:table-cell table:style-name="ce66" office:value-type="float" office:value="0.781345155558" calcext:value-type="float">
            <text:p>0.781</text:p>
          </table:table-cell>
          <table:table-cell table:style-name="ce66" office:value-type="float" office:value="0.71051282362" calcext:value-type="float">
            <text:p>0.711</text:p>
          </table:table-cell>
          <table:table-cell table:style-name="ce66" office:value-type="float" office:value="0.823292348017" calcext:value-type="float">
            <text:p>0.823</text:p>
          </table:table-cell>
          <table:table-cell table:style-name="ce66" office:value-type="float" office:value="0.860297201965" calcext:value-type="float">
            <text:p>0.860</text:p>
          </table:table-cell>
          <table:table-cell table:style-name="ce66" office:value-type="float" office:value="0.885845689413" calcext:value-type="float">
            <text:p>0.886</text:p>
          </table:table-cell>
          <table:table-cell table:style-name="ce66" office:value-type="float" office:value="0.856485303186001" calcext:value-type="float">
            <text:p>0.856</text:p>
          </table:table-cell>
          <table:table-cell table:style-name="ce66" office:value-type="float" office:value="0.861543109275289" calcext:value-type="float">
            <text:p>0.862</text:p>
          </table:table-cell>
          <table:table-cell table:style-name="ce66" office:value-type="float" office:value="0.913998989276" calcext:value-type="float">
            <text:p>0.914</text:p>
          </table:table-cell>
          <table:table-cell table:style-name="ce66" office:value-type="float" office:value="0.906650712838243" calcext:value-type="float">
            <text:p>0.907</text:p>
          </table:table-cell>
          <table:table-cell table:style-name="ce71" office:value-type="float" office:value="0.779852139996" calcext:value-type="float">
            <text:p>0.780</text:p>
          </table:table-cell>
          <table:table-cell table:style-name="ce71" office:value-type="float" office:value="0.715734190857" calcext:value-type="float">
            <text:p>0.716</text:p>
          </table:table-cell>
          <table:table-cell table:style-name="ce68" office:value-type="float" office:value="0.829735769274" calcext:value-type="float">
            <text:p>0.830</text:p>
          </table:table-cell>
          <table:table-cell table:style-name="ce68" office:value-type="float" office:value="0.866135108521" calcext:value-type="float">
            <text:p>0.866</text:p>
          </table:table-cell>
          <table:table-cell table:style-name="ce68" office:value-type="float" office:value="0.891759214273" calcext:value-type="float">
            <text:p>0.892</text:p>
          </table:table-cell>
          <table:table-cell table:style-name="ce68" office:value-type="float" office:value="0.870187380952" calcext:value-type="float">
            <text:p>0.870</text:p>
          </table:table-cell>
          <table:table-cell table:style-name="ce68" office:value-type="float" office:value="0.93022272247" calcext:value-type="float">
            <text:p>0.930</text:p>
          </table:table-cell>
          <table:table-cell table:style-name="ce68" office:value-type="float" office:value="0.867752942093443" calcext:value-type="float">
            <text:p>0.868</text:p>
          </table:table-cell>
          <table:table-cell table:style-name="ce68" office:value-type="float" office:value="0.864554575704" calcext:value-type="float">
            <text:p>0.865</text:p>
          </table:table-cell>
          <table:table-cell table:style-name="ce68" office:value-type="float" office:value="0.91916026834" calcext:value-type="float">
            <text:p>0.919</text:p>
          </table:table-cell>
          <table:table-cell table:style-name="ce68" office:value-type="float" office:value="0.90392918533205" calcext:value-type="float">
            <text:p>0.904</text:p>
          </table:table-cell>
          <table:table-cell table:style-name="ce64" office:value-type="float" office:value="0.91924325934" calcext:value-type="float">
            <text:p>0.919</text:p>
          </table:table-cell>
        </table:table-row>
        <table:table-row table:style-name="ro1">
          <table:table-cell table:style-name="ce52" office:value-type="string" calcext:value-type="string">
            <text:p>WFG5_3</text:p>
          </table:table-cell>
          <table:table-cell table:style-name="ce66" office:value-type="float" office:value="0.784610065471" calcext:value-type="float">
            <text:p>0.785</text:p>
          </table:table-cell>
          <table:table-cell table:style-name="ce66" office:value-type="float" office:value="0.75297478424" calcext:value-type="float">
            <text:p>0.753</text:p>
          </table:table-cell>
          <table:table-cell table:style-name="ce66" office:value-type="float" office:value="0.791882107399" calcext:value-type="float">
            <text:p>0.792</text:p>
          </table:table-cell>
          <table:table-cell table:style-name="ce66" office:value-type="float" office:value="0.824160130895" calcext:value-type="float">
            <text:p>0.824</text:p>
          </table:table-cell>
          <table:table-cell table:style-name="ce66" office:value-type="float" office:value="0.828379832185" calcext:value-type="float">
            <text:p>0.828</text:p>
          </table:table-cell>
          <table:table-cell table:style-name="ce66" office:value-type="float" office:value="0.816184524629068" calcext:value-type="float">
            <text:p>0.816</text:p>
          </table:table-cell>
          <table:table-cell table:style-name="ce66" office:value-type="float" office:value="0.794446678073356" calcext:value-type="float">
            <text:p>0.794</text:p>
          </table:table-cell>
          <table:table-cell table:style-name="ce66" office:value-type="float" office:value="0.843355585182" calcext:value-type="float">
            <text:p>0.843</text:p>
          </table:table-cell>
          <table:table-cell table:style-name="ce66" office:value-type="float" office:value="0.845000369613106" calcext:value-type="float">
            <text:p>0.845</text:p>
          </table:table-cell>
          <table:table-cell table:style-name="ce71" office:value-type="float" office:value="0.785492895099" calcext:value-type="float">
            <text:p>0.785</text:p>
          </table:table-cell>
          <table:table-cell table:style-name="ce71" office:value-type="float" office:value="0.757423861013" calcext:value-type="float">
            <text:p>0.757</text:p>
          </table:table-cell>
          <table:table-cell table:style-name="ce68" office:value-type="float" office:value="0.795301918341" calcext:value-type="float">
            <text:p>0.795</text:p>
          </table:table-cell>
          <table:table-cell table:style-name="ce68" office:value-type="float" office:value="0.826815332161" calcext:value-type="float">
            <text:p>0.827</text:p>
          </table:table-cell>
          <table:table-cell table:style-name="ce68" office:value-type="float" office:value="0.842621365331" calcext:value-type="float">
            <text:p>0.843</text:p>
          </table:table-cell>
          <table:table-cell table:style-name="ce68" office:value-type="float" office:value="0.824615759201" calcext:value-type="float">
            <text:p>0.825</text:p>
          </table:table-cell>
          <table:table-cell table:style-name="ce68" office:value-type="float" office:value="0.864544372032" calcext:value-type="float">
            <text:p>0.865</text:p>
          </table:table-cell>
          <table:table-cell table:style-name="ce68" office:value-type="float" office:value="0.821040545847037" calcext:value-type="float">
            <text:p>0.821</text:p>
          </table:table-cell>
          <table:table-cell table:style-name="ce68" office:value-type="float" office:value="0.797536435845" calcext:value-type="float">
            <text:p>0.798</text:p>
          </table:table-cell>
          <table:table-cell table:style-name="ce68" office:value-type="float" office:value="0.855249470632" calcext:value-type="float">
            <text:p>0.855</text:p>
          </table:table-cell>
          <table:table-cell table:style-name="ce68" office:value-type="float" office:value="0.848074468095385" calcext:value-type="float">
            <text:p>0.848</text:p>
          </table:table-cell>
          <table:table-cell table:style-name="ce64" office:value-type="float" office:value="0.844926448374" calcext:value-type="float">
            <text:p>0.845</text:p>
          </table:table-cell>
        </table:table-row>
        <table:table-row table:style-name="ro1">
          <table:table-cell table:style-name="ce52" office:value-type="string" calcext:value-type="string">
            <text:p>WFG6_3</text:p>
          </table:table-cell>
          <table:table-cell table:style-name="ce66" office:value-type="float" office:value="0.743552990248" calcext:value-type="float">
            <text:p>0.744</text:p>
          </table:table-cell>
          <table:table-cell table:style-name="ce66" office:value-type="float" office:value="0.7439449188" calcext:value-type="float">
            <text:p>0.744</text:p>
          </table:table-cell>
          <table:table-cell table:style-name="ce66" office:value-type="float" office:value="0.769263570542" calcext:value-type="float">
            <text:p>0.769</text:p>
          </table:table-cell>
          <table:table-cell table:style-name="ce66" office:value-type="float" office:value="0.821991611502" calcext:value-type="float">
            <text:p>0.822</text:p>
          </table:table-cell>
          <table:table-cell table:style-name="ce66" office:value-type="float" office:value="0.843308156561" calcext:value-type="float">
            <text:p>0.843</text:p>
          </table:table-cell>
          <table:table-cell table:style-name="ce66" office:value-type="float" office:value="0.816448020675916" calcext:value-type="float">
            <text:p>0.816</text:p>
          </table:table-cell>
          <table:table-cell table:style-name="ce66" office:value-type="float" office:value="0.813196999251074" calcext:value-type="float">
            <text:p>0.813</text:p>
          </table:table-cell>
          <table:table-cell table:style-name="ce66" office:value-type="float" office:value="0.831293591225" calcext:value-type="float">
            <text:p>0.831</text:p>
          </table:table-cell>
          <table:table-cell table:style-name="ce66" office:value-type="float" office:value="0.85742172689437" calcext:value-type="float">
            <text:p>0.857</text:p>
          </table:table-cell>
          <table:table-cell table:style-name="ce71" office:value-type="float" office:value="0.751980786161" calcext:value-type="float">
            <text:p>0.752</text:p>
          </table:table-cell>
          <table:table-cell table:style-name="ce71" office:value-type="float" office:value="0.739722382793" calcext:value-type="float">
            <text:p>0.740</text:p>
          </table:table-cell>
          <table:table-cell table:style-name="ce68" office:value-type="float" office:value="0.773095004317" calcext:value-type="float">
            <text:p>0.773</text:p>
          </table:table-cell>
          <table:table-cell table:style-name="ce68" office:value-type="float" office:value="0.824143835719" calcext:value-type="float">
            <text:p>0.824</text:p>
          </table:table-cell>
          <table:table-cell table:style-name="ce68" office:value-type="float" office:value="0.843066508481" calcext:value-type="float">
            <text:p>0.843</text:p>
          </table:table-cell>
          <table:table-cell table:style-name="ce68" office:value-type="float" office:value="0.815032857644" calcext:value-type="float">
            <text:p>0.815</text:p>
          </table:table-cell>
          <table:table-cell table:style-name="ce68" office:value-type="float" office:value="0.879014587424" calcext:value-type="float">
            <text:p>0.879</text:p>
          </table:table-cell>
          <table:table-cell table:style-name="ce68" office:value-type="float" office:value="0.814577209874264" calcext:value-type="float">
            <text:p>0.815</text:p>
          </table:table-cell>
          <table:table-cell table:style-name="ce68" office:value-type="float" office:value="0.813139912448" calcext:value-type="float">
            <text:p>0.813</text:p>
          </table:table-cell>
          <table:table-cell table:style-name="ce68" office:value-type="float" office:value="0.832532539856" calcext:value-type="float">
            <text:p>0.833</text:p>
          </table:table-cell>
          <table:table-cell table:style-name="ce68" office:value-type="float" office:value="0.857347716764367" calcext:value-type="float">
            <text:p>0.857</text:p>
          </table:table-cell>
          <table:table-cell table:style-name="ce64" office:value-type="float" office:value="0.841821626238" calcext:value-type="float">
            <text:p>0.842</text:p>
          </table:table-cell>
        </table:table-row>
        <table:table-row table:style-name="ro1">
          <table:table-cell table:style-name="ce52" office:value-type="string" calcext:value-type="string">
            <text:p>WFG7_3</text:p>
          </table:table-cell>
          <table:table-cell table:style-name="ce66" office:value-type="float" office:value="0.762447413862" calcext:value-type="float">
            <text:p>0.762</text:p>
          </table:table-cell>
          <table:table-cell table:style-name="ce66" office:value-type="float" office:value="0.742328864425" calcext:value-type="float">
            <text:p>0.742</text:p>
          </table:table-cell>
          <table:table-cell table:style-name="ce66" office:value-type="float" office:value="0.84067834967" calcext:value-type="float">
            <text:p>0.841</text:p>
          </table:table-cell>
          <table:table-cell table:style-name="ce66" office:value-type="float" office:value="0.880749097563" calcext:value-type="float">
            <text:p>0.881</text:p>
          </table:table-cell>
          <table:table-cell table:style-name="ce66" office:value-type="float" office:value="0.891402965645" calcext:value-type="float">
            <text:p>0.891</text:p>
          </table:table-cell>
          <table:table-cell table:style-name="ce66" office:value-type="float" office:value="0.874864110404487" calcext:value-type="float">
            <text:p>0.875</text:p>
          </table:table-cell>
          <table:table-cell table:style-name="ce66" office:value-type="float" office:value="0.86465773597316" calcext:value-type="float">
            <text:p>0.865</text:p>
          </table:table-cell>
          <table:table-cell table:style-name="ce66" office:value-type="float" office:value="0.919506618075" calcext:value-type="float">
            <text:p>0.920</text:p>
          </table:table-cell>
          <table:table-cell table:style-name="ce66" office:value-type="float" office:value="0.904065478320416" calcext:value-type="float">
            <text:p>0.904</text:p>
          </table:table-cell>
          <table:table-cell table:style-name="ce71" office:value-type="float" office:value="0.763067624456" calcext:value-type="float">
            <text:p>0.763</text:p>
          </table:table-cell>
          <table:table-cell table:style-name="ce71" office:value-type="float" office:value="0.743820482474" calcext:value-type="float">
            <text:p>0.744</text:p>
          </table:table-cell>
          <table:table-cell table:style-name="ce68" office:value-type="float" office:value="0.841276773936" calcext:value-type="float">
            <text:p>0.841</text:p>
          </table:table-cell>
          <table:table-cell table:style-name="ce68" office:value-type="float" office:value="0.881995249842" calcext:value-type="float">
            <text:p>0.882</text:p>
          </table:table-cell>
          <table:table-cell table:style-name="ce68" office:value-type="float" office:value="0.891711062956" calcext:value-type="float">
            <text:p>0.892</text:p>
          </table:table-cell>
          <table:table-cell table:style-name="ce68" office:value-type="float" office:value="0.878759539821" calcext:value-type="float">
            <text:p>0.879</text:p>
          </table:table-cell>
          <table:table-cell table:style-name="ce68" office:value-type="float" office:value="0.930213652774" calcext:value-type="float">
            <text:p>0.930</text:p>
          </table:table-cell>
          <table:table-cell table:style-name="ce68" office:value-type="float" office:value="0.874913197402055" calcext:value-type="float">
            <text:p>0.875</text:p>
          </table:table-cell>
          <table:table-cell table:style-name="ce68" office:value-type="float" office:value="0.864498157397" calcext:value-type="float">
            <text:p>0.864</text:p>
          </table:table-cell>
          <table:table-cell table:style-name="ce68" office:value-type="float" office:value="0.919005161106" calcext:value-type="float">
            <text:p>0.919</text:p>
          </table:table-cell>
          <table:table-cell table:style-name="ce68" office:value-type="float" office:value="0.903702876504998" calcext:value-type="float">
            <text:p>0.904</text:p>
          </table:table-cell>
          <table:table-cell table:style-name="ce64" office:value-type="float" office:value="0.919108935736" calcext:value-type="float">
            <text:p>0.919</text:p>
          </table:table-cell>
        </table:table-row>
        <table:table-row table:style-name="ro1">
          <table:table-cell table:style-name="ce52" office:value-type="string" calcext:value-type="string">
            <text:p>WFG8_3</text:p>
          </table:table-cell>
          <table:table-cell table:style-name="ce66" office:value-type="float" office:value="0.704851395298" calcext:value-type="float">
            <text:p>0.705</text:p>
          </table:table-cell>
          <table:table-cell table:style-name="ce66" office:value-type="float" office:value="0.658242218425" calcext:value-type="float">
            <text:p>0.658</text:p>
          </table:table-cell>
          <table:table-cell table:style-name="ce66" office:value-type="float" office:value="0.682074334071" calcext:value-type="float">
            <text:p>0.682</text:p>
          </table:table-cell>
          <table:table-cell table:style-name="ce66" office:value-type="float" office:value="0.758782904438" calcext:value-type="float">
            <text:p>0.759</text:p>
          </table:table-cell>
          <table:table-cell table:style-name="ce66" office:value-type="float" office:value="0.782374704216" calcext:value-type="float">
            <text:p>0.782</text:p>
          </table:table-cell>
          <table:table-cell table:style-name="ce66" office:value-type="float" office:value="0.714524958779178" calcext:value-type="float">
            <text:p>0.715</text:p>
          </table:table-cell>
          <table:table-cell table:style-name="ce66" office:value-type="float" office:value="0.777912726830119" calcext:value-type="float">
            <text:p>0.778</text:p>
          </table:table-cell>
          <table:table-cell table:style-name="ce66" office:value-type="float" office:value="0.823329577356" calcext:value-type="float">
            <text:p>0.823</text:p>
          </table:table-cell>
          <table:table-cell table:style-name="ce66" office:value-type="float" office:value="0.817420425860786" calcext:value-type="float">
            <text:p>0.817</text:p>
          </table:table-cell>
          <table:table-cell table:style-name="ce71" office:value-type="float" office:value="0.720995425993" calcext:value-type="float">
            <text:p>0.721</text:p>
          </table:table-cell>
          <table:table-cell table:style-name="ce71" office:value-type="float" office:value="0.660450561086" calcext:value-type="float">
            <text:p>0.660</text:p>
          </table:table-cell>
          <table:table-cell table:style-name="ce68" office:value-type="float" office:value="0.684082831372" calcext:value-type="float">
            <text:p>0.684</text:p>
          </table:table-cell>
          <table:table-cell table:style-name="ce68" office:value-type="float" office:value="0.766419704685" calcext:value-type="float">
            <text:p>0.766</text:p>
          </table:table-cell>
          <table:table-cell table:style-name="ce68" office:value-type="float" office:value="0.793499430165" calcext:value-type="float">
            <text:p>0.793</text:p>
          </table:table-cell>
          <table:table-cell table:style-name="ce68" office:value-type="float" office:value="0.716524633195" calcext:value-type="float">
            <text:p>0.717</text:p>
          </table:table-cell>
          <table:table-cell table:style-name="ce68" office:value-type="float" office:value="0.823357109652" calcext:value-type="float">
            <text:p>0.823</text:p>
          </table:table-cell>
          <table:table-cell table:style-name="ce68" office:value-type="float" office:value="0.715797446658909" calcext:value-type="float">
            <text:p>0.716</text:p>
          </table:table-cell>
          <table:table-cell table:style-name="ce68" office:value-type="float" office:value="0.78080502905" calcext:value-type="float">
            <text:p>0.781</text:p>
          </table:table-cell>
          <table:table-cell table:style-name="ce68" office:value-type="float" office:value="0.897925302077" calcext:value-type="float">
            <text:p>0.898</text:p>
          </table:table-cell>
          <table:table-cell table:style-name="ce68" office:value-type="float" office:value="0.818635887991707" calcext:value-type="float">
            <text:p>0.819</text:p>
          </table:table-cell>
          <table:table-cell table:style-name="ce64" office:value-type="float" office:value="0.910960395193" calcext:value-type="float">
            <text:p>0.911</text:p>
          </table:table-cell>
        </table:table-row>
        <table:table-row table:style-name="ro1">
          <table:table-cell table:style-name="ce52" office:value-type="string" calcext:value-type="string">
            <text:p>WFG9_3</text:p>
          </table:table-cell>
          <table:table-cell table:style-name="ce66" office:value-type="float" office:value="0.713360413886" calcext:value-type="float">
            <text:p>0.713</text:p>
          </table:table-cell>
          <table:table-cell table:style-name="ce66" office:value-type="float" office:value="0.738075613529" calcext:value-type="float">
            <text:p>0.738</text:p>
          </table:table-cell>
          <table:table-cell table:style-name="ce66" office:value-type="float" office:value="0.746084524771" calcext:value-type="float">
            <text:p>0.746</text:p>
          </table:table-cell>
          <table:table-cell table:style-name="ce66" office:value-type="float" office:value="0.763031047438" calcext:value-type="float">
            <text:p>0.763</text:p>
          </table:table-cell>
          <table:table-cell table:style-name="ce66" office:value-type="float" office:value="0.842259389639" calcext:value-type="float">
            <text:p>0.842</text:p>
          </table:table-cell>
          <table:table-cell table:style-name="ce66" office:value-type="float" office:value="0.742023077377769" calcext:value-type="float">
            <text:p>0.742</text:p>
          </table:table-cell>
          <table:table-cell table:style-name="ce66" office:value-type="float" office:value="0.813164346908822" calcext:value-type="float">
            <text:p>0.813</text:p>
          </table:table-cell>
          <table:table-cell table:style-name="ce66" office:value-type="float" office:value="0.771672288661" calcext:value-type="float">
            <text:p>0.772</text:p>
          </table:table-cell>
          <table:table-cell table:style-name="ce66" office:value-type="float" office:value="0.864717985496738" calcext:value-type="float">
            <text:p>0.865</text:p>
          </table:table-cell>
          <table:table-cell table:style-name="ce71" office:value-type="float" office:value="0.723552325099" calcext:value-type="float">
            <text:p>0.724</text:p>
          </table:table-cell>
          <table:table-cell table:style-name="ce71" office:value-type="float" office:value="0.742473823817" calcext:value-type="float">
            <text:p>0.742</text:p>
          </table:table-cell>
          <table:table-cell table:style-name="ce68" office:value-type="float" office:value="0.762130954328" calcext:value-type="float">
            <text:p>0.762</text:p>
          </table:table-cell>
          <table:table-cell table:style-name="ce68" office:value-type="float" office:value="0.7664228664" calcext:value-type="float">
            <text:p>0.766</text:p>
          </table:table-cell>
          <table:table-cell table:style-name="ce68" office:value-type="float" office:value="0.849695916931" calcext:value-type="float">
            <text:p>0.850</text:p>
          </table:table-cell>
          <table:table-cell table:style-name="ce68" office:value-type="float" office:value="0.744002143272" calcext:value-type="float">
            <text:p>0.744</text:p>
          </table:table-cell>
          <table:table-cell table:style-name="ce68" office:value-type="float" office:value="0.792982103025" calcext:value-type="float">
            <text:p>0.793</text:p>
          </table:table-cell>
          <table:table-cell table:style-name="ce68" office:value-type="float" office:value="0.745743611153559" calcext:value-type="float">
            <text:p>0.746</text:p>
          </table:table-cell>
          <table:table-cell table:style-name="ce68" office:value-type="float" office:value="0.817873400602" calcext:value-type="float">
            <text:p>0.818</text:p>
          </table:table-cell>
          <table:table-cell table:style-name="ce68" office:value-type="float" office:value="0.870503544898" calcext:value-type="float">
            <text:p>0.871</text:p>
          </table:table-cell>
          <table:table-cell table:style-name="ce68" office:value-type="float" office:value="0.87167363761385" calcext:value-type="float">
            <text:p>0.872</text:p>
          </table:table-cell>
          <table:table-cell table:style-name="ce64" office:value-type="float" office:value="0.842362814808" calcext:value-type="float">
            <text:p>0.842</text:p>
          </table:table-cell>
        </table:table-row>
        <table:table-row table:style-name="ro1">
          <table:table-cell table:style-name="ce52" office:value-type="string" calcext:value-type="string">
            <text:p>DTLZ1_3</text:p>
          </table:table-cell>
          <table:table-cell table:style-name="ce66" office:value-type="float" office:value="0.964059367296" calcext:value-type="float">
            <text:p>0.964</text:p>
          </table:table-cell>
          <table:table-cell table:style-name="ce66" office:value-type="float" office:value="0.931765481617" calcext:value-type="float">
            <text:p>0.932</text:p>
          </table:table-cell>
          <table:table-cell table:style-name="ce66" office:value-type="float" office:value="0.941090822527" calcext:value-type="float">
            <text:p>0.941</text:p>
          </table:table-cell>
          <table:table-cell table:style-name="ce66" office:value-type="float" office:value="0.949910815765" calcext:value-type="float">
            <text:p>0.950</text:p>
          </table:table-cell>
          <table:table-cell table:style-name="ce66" office:value-type="float" office:value="0.950980049153" calcext:value-type="float">
            <text:p>0.951</text:p>
          </table:table-cell>
          <table:table-cell table:style-name="ce66" office:value-type="float" office:value="0.941679772281867" calcext:value-type="float">
            <text:p>0.942</text:p>
          </table:table-cell>
          <table:table-cell table:style-name="ce66" office:value-type="float" office:value="0.950081945997115" calcext:value-type="float">
            <text:p>0.950</text:p>
          </table:table-cell>
          <table:table-cell table:style-name="ce66" office:value-type="float" office:value="0.964623022928" calcext:value-type="float">
            <text:p>0.965</text:p>
          </table:table-cell>
          <table:table-cell table:style-name="ce66" office:value-type="float" office:value="0.940596640673405" calcext:value-type="float">
            <text:p>0.941</text:p>
          </table:table-cell>
          <table:table-cell table:style-name="ce71" office:value-type="float" office:value="0.964008286949" calcext:value-type="float">
            <text:p>0.964</text:p>
          </table:table-cell>
          <table:table-cell table:style-name="ce71" office:value-type="float" office:value="0.931506383637" calcext:value-type="float">
            <text:p>0.932</text:p>
          </table:table-cell>
          <table:table-cell table:style-name="ce68" office:value-type="float" office:value="0.941934673401" calcext:value-type="float">
            <text:p>0.942</text:p>
          </table:table-cell>
          <table:table-cell table:style-name="ce68" office:value-type="float" office:value="0.949608545716" calcext:value-type="float">
            <text:p>0.950</text:p>
          </table:table-cell>
          <table:table-cell table:style-name="ce68" office:value-type="float" office:value="0.951057559696" calcext:value-type="float">
            <text:p>0.951</text:p>
          </table:table-cell>
          <table:table-cell table:style-name="ce68" office:value-type="float" office:value="0.939586615195" calcext:value-type="float">
            <text:p>0.940</text:p>
          </table:table-cell>
          <table:table-cell table:style-name="ce68" office:value-type="float" office:value="0.965651892739" calcext:value-type="float">
            <text:p>0.966</text:p>
          </table:table-cell>
          <table:table-cell table:style-name="ce68" office:value-type="float" office:value="0.942548741106748" calcext:value-type="float">
            <text:p>0.943</text:p>
          </table:table-cell>
          <table:table-cell table:style-name="ce68" office:value-type="float" office:value="0.95003914864" calcext:value-type="float">
            <text:p>0.950</text:p>
          </table:table-cell>
          <table:table-cell table:style-name="ce68" office:value-type="float" office:value="0.964467461623" calcext:value-type="float">
            <text:p>0.964</text:p>
          </table:table-cell>
          <table:table-cell table:style-name="ce68" office:value-type="float" office:value="0.940597180669917" calcext:value-type="float">
            <text:p>0.941</text:p>
          </table:table-cell>
          <table:table-cell table:style-name="ce64" office:value-type="float" office:value="0.964259098173" calcext:value-type="float">
            <text:p>0.964</text:p>
          </table:table-cell>
        </table:table-row>
        <table:table-row table:style-name="ro1">
          <table:table-cell table:style-name="ce52" office:value-type="string" calcext:value-type="string">
            <text:p>DTLZ2_3</text:p>
          </table:table-cell>
          <table:table-cell table:style-name="ce66" office:value-type="float" office:value="0.851977257289" calcext:value-type="float">
            <text:p>0.852</text:p>
          </table:table-cell>
          <table:table-cell table:style-name="ce66" office:value-type="float" office:value="0.890094583719" calcext:value-type="float">
            <text:p>0.890</text:p>
          </table:table-cell>
          <table:table-cell table:style-name="ce66" office:value-type="float" office:value="0.890414061214" calcext:value-type="float">
            <text:p>0.890</text:p>
          </table:table-cell>
          <table:table-cell table:style-name="ce66" office:value-type="float" office:value="0.905222405534" calcext:value-type="float">
            <text:p>0.905</text:p>
          </table:table-cell>
          <table:table-cell table:style-name="ce66" office:value-type="float" office:value="0.906490099981" calcext:value-type="float">
            <text:p>0.906</text:p>
          </table:table-cell>
          <table:table-cell table:style-name="ce66" office:value-type="float" office:value="0.882815539882164" calcext:value-type="float">
            <text:p>0.883</text:p>
          </table:table-cell>
          <table:table-cell table:style-name="ce66" office:value-type="float" office:value="0.898700425105159" calcext:value-type="float">
            <text:p>0.899</text:p>
          </table:table-cell>
          <table:table-cell table:style-name="ce66" office:value-type="float" office:value="0.9297345285" calcext:value-type="float">
            <text:p>0.930</text:p>
          </table:table-cell>
          <table:table-cell table:style-name="ce66" office:value-type="float" office:value="0.914912571950764" calcext:value-type="float">
            <text:p>0.915</text:p>
          </table:table-cell>
          <table:table-cell table:style-name="ce71" office:value-type="float" office:value="0.855159789255" calcext:value-type="float">
            <text:p>0.855</text:p>
          </table:table-cell>
          <table:table-cell table:style-name="ce71" office:value-type="float" office:value="0.889682927709" calcext:value-type="float">
            <text:p>0.890</text:p>
          </table:table-cell>
          <table:table-cell table:style-name="ce68" office:value-type="float" office:value="0.887919680934" calcext:value-type="float">
            <text:p>0.888</text:p>
          </table:table-cell>
          <table:table-cell table:style-name="ce68" office:value-type="float" office:value="0.906343434574" calcext:value-type="float">
            <text:p>0.906</text:p>
          </table:table-cell>
          <table:table-cell table:style-name="ce68" office:value-type="float" office:value="0.906390354433" calcext:value-type="float">
            <text:p>0.906</text:p>
          </table:table-cell>
          <table:table-cell table:style-name="ce68" office:value-type="float" office:value="0.887871014397" calcext:value-type="float">
            <text:p>0.888</text:p>
          </table:table-cell>
          <table:table-cell table:style-name="ce68" office:value-type="float" office:value="0.930221209885" calcext:value-type="float">
            <text:p>0.930</text:p>
          </table:table-cell>
          <table:table-cell table:style-name="ce68" office:value-type="float" office:value="0.885638235666152" calcext:value-type="float">
            <text:p>0.886</text:p>
          </table:table-cell>
          <table:table-cell table:style-name="ce68" office:value-type="float" office:value="0.898573409484" calcext:value-type="float">
            <text:p>0.899</text:p>
          </table:table-cell>
          <table:table-cell table:style-name="ce68" office:value-type="float" office:value="0.92979502615" calcext:value-type="float">
            <text:p>0.930</text:p>
          </table:table-cell>
          <table:table-cell table:style-name="ce68" office:value-type="float" office:value="0.914863532540962" calcext:value-type="float">
            <text:p>0.915</text:p>
          </table:table-cell>
          <table:table-cell table:style-name="ce64" office:value-type="float" office:value="0.929802747286" calcext:value-type="float">
            <text:p>0.930</text:p>
          </table:table-cell>
        </table:table-row>
        <table:table-row table:style-name="ro1">
          <table:table-cell table:style-name="ce52" office:value-type="string" calcext:value-type="string">
            <text:p>DTLZ3_3</text:p>
          </table:table-cell>
          <table:table-cell table:style-name="ce66" office:value-type="float" office:value="0.927841475102" calcext:value-type="float">
            <text:p>0.928</text:p>
          </table:table-cell>
          <table:table-cell table:style-name="ce66" office:value-type="float" office:value="0.892068703331" calcext:value-type="float">
            <text:p>0.892</text:p>
          </table:table-cell>
          <table:table-cell table:style-name="ce66" office:value-type="float" office:value="0.895014494549" calcext:value-type="float">
            <text:p>0.895</text:p>
          </table:table-cell>
          <table:table-cell table:style-name="ce66" office:value-type="float" office:value="0.905964095256" calcext:value-type="float">
            <text:p>0.906</text:p>
          </table:table-cell>
          <table:table-cell table:style-name="ce66" office:value-type="float" office:value="0.905234065031" calcext:value-type="float">
            <text:p>0.905</text:p>
          </table:table-cell>
          <table:table-cell table:style-name="ce66" office:value-type="float" office:value="0.888505426480493" calcext:value-type="float">
            <text:p>0.889</text:p>
          </table:table-cell>
          <table:table-cell table:style-name="ce66" office:value-type="float" office:value="0.898755342552213" calcext:value-type="float">
            <text:p>0.899</text:p>
          </table:table-cell>
          <table:table-cell table:style-name="ce66" office:value-type="float" office:value="0.929772952361" calcext:value-type="float">
            <text:p>0.930</text:p>
          </table:table-cell>
          <table:table-cell table:style-name="ce66" office:value-type="float" office:value="0.915198609975339" calcext:value-type="float">
            <text:p>0.915</text:p>
          </table:table-cell>
          <table:table-cell table:style-name="ce71" office:value-type="float" office:value="0.928636581072" calcext:value-type="float">
            <text:p>0.929</text:p>
          </table:table-cell>
          <table:table-cell table:style-name="ce71" office:value-type="float" office:value="0.890090048433" calcext:value-type="float">
            <text:p>0.890</text:p>
          </table:table-cell>
          <table:table-cell table:style-name="ce68" office:value-type="float" office:value="0.895478893936" calcext:value-type="float">
            <text:p>0.895</text:p>
          </table:table-cell>
          <table:table-cell table:style-name="ce68" office:value-type="float" office:value="0.905055148215" calcext:value-type="float">
            <text:p>0.905</text:p>
          </table:table-cell>
          <table:table-cell table:style-name="ce68" office:value-type="float" office:value="0.904538433987" calcext:value-type="float">
            <text:p>0.905</text:p>
          </table:table-cell>
          <table:table-cell table:style-name="ce68" office:value-type="float" office:value="0.888422553602" calcext:value-type="float">
            <text:p>0.888</text:p>
          </table:table-cell>
          <table:table-cell table:style-name="ce68" office:value-type="float" office:value="0.930223330621" calcext:value-type="float">
            <text:p>0.930</text:p>
          </table:table-cell>
          <table:table-cell table:style-name="ce68" office:value-type="float" office:value="0.890341139023541" calcext:value-type="float">
            <text:p>0.890</text:p>
          </table:table-cell>
          <table:table-cell table:style-name="ce68" office:value-type="float" office:value="0.898577721365" calcext:value-type="float">
            <text:p>0.899</text:p>
          </table:table-cell>
          <table:table-cell table:style-name="ce68" office:value-type="float" office:value="0.929829626164" calcext:value-type="float">
            <text:p>0.930</text:p>
          </table:table-cell>
          <table:table-cell table:style-name="ce68" office:value-type="float" office:value="0.9151295146308" calcext:value-type="float">
            <text:p>0.915</text:p>
          </table:table-cell>
          <table:table-cell table:style-name="ce64" office:value-type="float" office:value="0.929809122237" calcext:value-type="float">
            <text:p>0.930</text:p>
          </table:table-cell>
        </table:table-row>
        <table:table-row table:style-name="ro1">
          <table:table-cell table:style-name="ce52" office:value-type="string" calcext:value-type="string">
            <text:p>DTLZ4_3</text:p>
          </table:table-cell>
          <table:table-cell table:style-name="ce66" office:value-type="float" office:value="0.857446097416" calcext:value-type="float">
            <text:p>0.857</text:p>
          </table:table-cell>
          <table:table-cell table:style-name="ce66" office:value-type="float" office:value="0.685414141709" calcext:value-type="float">
            <text:p>0.685</text:p>
          </table:table-cell>
          <table:table-cell table:style-name="ce66" office:value-type="float" office:value="0.874265950964" calcext:value-type="float">
            <text:p>0.874</text:p>
          </table:table-cell>
          <table:table-cell table:style-name="ce66" office:value-type="float" office:value="0.872739612943" calcext:value-type="float">
            <text:p>0.873</text:p>
          </table:table-cell>
          <table:table-cell table:style-name="ce66" office:value-type="float" office:value="0.843174943194" calcext:value-type="float">
            <text:p>0.843</text:p>
          </table:table-cell>
          <table:table-cell table:style-name="ce66" office:value-type="float" office:value="0.887361327940933" calcext:value-type="float">
            <text:p>0.887</text:p>
          </table:table-cell>
          <table:table-cell table:style-name="ce66" office:value-type="float" office:value="0.898719437303157" calcext:value-type="float">
            <text:p>0.899</text:p>
          </table:table-cell>
          <table:table-cell table:style-name="ce66" office:value-type="float" office:value="0.929969654451" calcext:value-type="float">
            <text:p>0.930</text:p>
          </table:table-cell>
          <table:table-cell table:style-name="ce66" office:value-type="float" office:value="0.675524008458639" calcext:value-type="float">
            <text:p>0.676</text:p>
          </table:table-cell>
          <table:table-cell table:style-name="ce71" office:value-type="float" office:value="0.859727432565" calcext:value-type="float">
            <text:p>0.860</text:p>
          </table:table-cell>
          <table:table-cell table:style-name="ce71" office:value-type="float" office:value="0.687734020528" calcext:value-type="float">
            <text:p>0.688</text:p>
          </table:table-cell>
          <table:table-cell table:style-name="ce68" office:value-type="float" office:value="0.874821176969" calcext:value-type="float">
            <text:p>0.875</text:p>
          </table:table-cell>
          <table:table-cell table:style-name="ce68" office:value-type="float" office:value="0.872799590169" calcext:value-type="float">
            <text:p>0.873</text:p>
          </table:table-cell>
          <table:table-cell table:style-name="ce68" office:value-type="float" office:value="0.886512500135" calcext:value-type="float">
            <text:p>0.887</text:p>
          </table:table-cell>
          <table:table-cell table:style-name="ce68" office:value-type="float" office:value="0.824951177551" calcext:value-type="float">
            <text:p>0.825</text:p>
          </table:table-cell>
          <table:table-cell table:style-name="ce68" office:value-type="float" office:value="0.841172100469" calcext:value-type="float">
            <text:p>0.841</text:p>
          </table:table-cell>
          <table:table-cell table:style-name="ce68" office:value-type="float" office:value="0.888413791424366" calcext:value-type="float">
            <text:p>0.888</text:p>
          </table:table-cell>
          <table:table-cell table:style-name="ce68" office:value-type="float" office:value="0.898582060395" calcext:value-type="float">
            <text:p>0.899</text:p>
          </table:table-cell>
          <table:table-cell table:style-name="ce68" office:value-type="float" office:value="0.92981791157" calcext:value-type="float">
            <text:p>0.930</text:p>
          </table:table-cell>
          <table:table-cell table:style-name="ce68" office:value-type="float" office:value="0.675481954095935" calcext:value-type="float">
            <text:p>0.675</text:p>
          </table:table-cell>
          <table:table-cell table:style-name="ce64" office:value-type="float" office:value="0.929899789595" calcext:value-type="float">
            <text:p>0.930</text:p>
          </table:table-cell>
        </table:table-row>
        <table:table-row table:style-name="ro1">
          <table:table-cell table:style-name="ce52" office:value-type="string" calcext:value-type="string">
            <text:p>DTLZ5_3</text:p>
          </table:table-cell>
          <table:table-cell table:style-name="ce66" office:value-type="float" office:value="0.977180028144" calcext:value-type="float">
            <text:p>0.977</text:p>
          </table:table-cell>
          <table:table-cell table:style-name="ce66" office:value-type="float" office:value="0.923153094249" calcext:value-type="float">
            <text:p>0.923</text:p>
          </table:table-cell>
          <table:table-cell table:style-name="ce66" office:value-type="float" office:value="0.982004427648" calcext:value-type="float">
            <text:p>0.982</text:p>
          </table:table-cell>
          <table:table-cell table:style-name="ce66" office:value-type="float" office:value="0.966741244338" calcext:value-type="float">
            <text:p>0.967</text:p>
          </table:table-cell>
          <table:table-cell table:style-name="ce66" office:value-type="float" office:value="0.92493623143" calcext:value-type="float">
            <text:p>0.925</text:p>
          </table:table-cell>
          <table:table-cell table:style-name="ce66" office:value-type="float" office:value="0.982748415190001" calcext:value-type="float">
            <text:p>0.983</text:p>
          </table:table-cell>
          <table:table-cell table:style-name="ce66" office:value-type="float" office:value="0.978483514908238" calcext:value-type="float">
            <text:p>0.978</text:p>
          </table:table-cell>
          <table:table-cell table:style-name="ce66" office:value-type="float" office:value="0.985927033611" calcext:value-type="float">
            <text:p>0.986</text:p>
          </table:table-cell>
          <table:table-cell table:style-name="ce66" office:value-type="float" office:value="0.98590688873148" calcext:value-type="float">
            <text:p>0.986</text:p>
          </table:table-cell>
          <table:table-cell table:style-name="ce71" office:value-type="float" office:value="0.977221345251" calcext:value-type="float">
            <text:p>0.977</text:p>
          </table:table-cell>
          <table:table-cell table:style-name="ce71" office:value-type="float" office:value="0.924804095693" calcext:value-type="float">
            <text:p>0.925</text:p>
          </table:table-cell>
          <table:table-cell table:style-name="ce68" office:value-type="float" office:value="0.981808765333" calcext:value-type="float">
            <text:p>0.982</text:p>
          </table:table-cell>
          <table:table-cell table:style-name="ce68" office:value-type="float" office:value="0.965949503545" calcext:value-type="float">
            <text:p>0.966</text:p>
          </table:table-cell>
          <table:table-cell table:style-name="ce68" office:value-type="float" office:value="0.922288897013" calcext:value-type="float">
            <text:p>0.922</text:p>
          </table:table-cell>
          <table:table-cell table:style-name="ce68" office:value-type="float" office:value="0.982802381865" calcext:value-type="float">
            <text:p>0.983</text:p>
          </table:table-cell>
          <table:table-cell table:style-name="ce68" office:value-type="float" office:value="0.964898268069" calcext:value-type="float">
            <text:p>0.965</text:p>
          </table:table-cell>
          <table:table-cell table:style-name="ce68" office:value-type="float" office:value="0.982890624618575" calcext:value-type="float">
            <text:p>0.983</text:p>
          </table:table-cell>
          <table:table-cell table:style-name="ce68" office:value-type="float" office:value="0.978482334589" calcext:value-type="float">
            <text:p>0.978</text:p>
          </table:table-cell>
          <table:table-cell table:style-name="ce68" office:value-type="float" office:value="0.985922311054" calcext:value-type="float">
            <text:p>0.986</text:p>
          </table:table-cell>
          <table:table-cell table:style-name="ce68" office:value-type="float" office:value="0.985906443501949" calcext:value-type="float">
            <text:p>0.986</text:p>
          </table:table-cell>
          <table:table-cell table:style-name="ce64" office:value-type="float" office:value="0.985926124174" calcext:value-type="float">
            <text:p>0.986</text:p>
          </table:table-cell>
        </table:table-row>
        <table:table-row table:style-name="ro1">
          <table:table-cell table:style-name="ce52" office:value-type="string" calcext:value-type="string">
            <text:p>DTLZ6_3</text:p>
          </table:table-cell>
          <table:table-cell table:style-name="ce66" office:value-type="float" office:value="0.707421780539" calcext:value-type="float">
            <text:p>0.707</text:p>
          </table:table-cell>
          <table:table-cell table:style-name="ce66" office:value-type="float" office:value="0.566745961629" calcext:value-type="float">
            <text:p>0.567</text:p>
          </table:table-cell>
          <table:table-cell table:style-name="ce66" office:value-type="float" office:value="0.708215369649" calcext:value-type="float">
            <text:p>0.708</text:p>
          </table:table-cell>
          <table:table-cell table:style-name="ce66" office:value-type="float" office:value="0.59371816074" calcext:value-type="float">
            <text:p>0.594</text:p>
          </table:table-cell>
          <table:table-cell table:style-name="ce66" office:value-type="float" office:value="0.582967869078" calcext:value-type="float">
            <text:p>0.583</text:p>
          </table:table-cell>
          <table:table-cell table:style-name="ce66" office:value-type="float" office:value="0.235253269043959" calcext:value-type="float">
            <text:p>0.235</text:p>
          </table:table-cell>
          <table:table-cell table:style-name="ce66" office:value-type="float" office:value="0.618283781170734" calcext:value-type="float">
            <text:p>0.618</text:p>
          </table:table-cell>
          <table:table-cell table:style-name="ce66" office:value-type="float" office:value="0.985925564838" calcext:value-type="float">
            <text:p>0.986</text:p>
          </table:table-cell>
          <table:table-cell table:style-name="ce66" office:value-type="float" office:value="0.671855976029779" calcext:value-type="float">
            <text:p>0.672</text:p>
          </table:table-cell>
          <table:table-cell table:style-name="ce71" office:value-type="float" office:value="0.710761388932" calcext:value-type="float">
            <text:p>0.711</text:p>
          </table:table-cell>
          <table:table-cell table:style-name="ce71" office:value-type="float" office:value="0.584271508742" calcext:value-type="float">
            <text:p>0.584</text:p>
          </table:table-cell>
          <table:table-cell table:style-name="ce68" office:value-type="float" office:value="0.716661528498" calcext:value-type="float">
            <text:p>0.717</text:p>
          </table:table-cell>
          <table:table-cell table:style-name="ce68" office:value-type="float" office:value="0.640362965371" calcext:value-type="float">
            <text:p>0.640</text:p>
          </table:table-cell>
          <table:table-cell table:style-name="ce68" office:value-type="float" office:value="0.789350315513" calcext:value-type="float">
            <text:p>0.789</text:p>
          </table:table-cell>
          <table:table-cell table:style-name="ce68" office:value-type="float" office:value="0.690340926218" calcext:value-type="float">
            <text:p>0.690</text:p>
          </table:table-cell>
          <table:table-cell table:style-name="ce68" office:value-type="float" office:value="0.843526487028" calcext:value-type="float">
            <text:p>0.844</text:p>
          </table:table-cell>
          <table:table-cell table:style-name="ce68" office:value-type="float" office:value="0.242665754847333" calcext:value-type="float">
            <text:p>0.243</text:p>
          </table:table-cell>
          <table:table-cell table:style-name="ce68" office:value-type="float" office:value="0.618301951909" calcext:value-type="float">
            <text:p>0.618</text:p>
          </table:table-cell>
          <table:table-cell table:style-name="ce68" office:value-type="float" office:value="0.98592144583" calcext:value-type="float">
            <text:p>0.986</text:p>
          </table:table-cell>
          <table:table-cell table:style-name="ce68" office:value-type="float" office:value="0.671852315567678" calcext:value-type="float">
            <text:p>0.672</text:p>
          </table:table-cell>
          <table:table-cell table:style-name="ce64" office:value-type="float" office:value="0.985922145413" calcext:value-type="float">
            <text:p>0.986</text:p>
          </table:table-cell>
        </table:table-row>
        <table:table-row table:style-name="ro1">
          <table:table-cell table:style-name="ce52" office:value-type="string" calcext:value-type="string">
            <text:p>DTLZ7_3</text:p>
          </table:table-cell>
          <table:table-cell table:style-name="ce66" office:value-type="float" office:value="0.940626758254" calcext:value-type="float">
            <text:p>0.941</text:p>
          </table:table-cell>
          <table:table-cell table:style-name="ce66" office:value-type="float" office:value="0.890835152558" calcext:value-type="float">
            <text:p>0.891</text:p>
          </table:table-cell>
          <table:table-cell table:style-name="ce66" office:value-type="float" office:value="0.92865812848" calcext:value-type="float">
            <text:p>0.929</text:p>
          </table:table-cell>
          <table:table-cell table:style-name="ce66" office:value-type="float" office:value="0.930667976133" calcext:value-type="float">
            <text:p>0.931</text:p>
          </table:table-cell>
          <table:table-cell table:style-name="ce66" office:value-type="float" office:value="0.934993899053" calcext:value-type="float">
            <text:p>0.935</text:p>
          </table:table-cell>
          <table:table-cell table:style-name="ce66" office:value-type="float" office:value="0.926126008235454" calcext:value-type="float">
            <text:p>0.926</text:p>
          </table:table-cell>
          <table:table-cell table:style-name="ce66" office:value-type="float" office:value="0.913894833601792" calcext:value-type="float">
            <text:p>0.914</text:p>
          </table:table-cell>
          <table:table-cell table:style-name="ce66" office:value-type="float" office:value="0.964676466742" calcext:value-type="float">
            <text:p>0.965</text:p>
          </table:table-cell>
          <table:table-cell table:style-name="ce66" office:value-type="float" office:value="0.860459903444317" calcext:value-type="float">
            <text:p>0.860</text:p>
          </table:table-cell>
          <table:table-cell table:style-name="ce71" office:value-type="float" office:value="0.939303688906" calcext:value-type="float">
            <text:p>0.939</text:p>
          </table:table-cell>
          <table:table-cell table:style-name="ce71" office:value-type="float" office:value="0.890709980723" calcext:value-type="float">
            <text:p>0.891</text:p>
          </table:table-cell>
          <table:table-cell table:style-name="ce68" office:value-type="float" office:value="0.931778406025" calcext:value-type="float">
            <text:p>0.932</text:p>
          </table:table-cell>
          <table:table-cell table:style-name="ce68" office:value-type="float" office:value="0.929585018464" calcext:value-type="float">
            <text:p>0.930</text:p>
          </table:table-cell>
          <table:table-cell table:style-name="ce68" office:value-type="float" office:value="0.935529182877" calcext:value-type="float">
            <text:p>0.936</text:p>
          </table:table-cell>
          <table:table-cell table:style-name="ce68" office:value-type="float" office:value="0.927808270356" calcext:value-type="float">
            <text:p>0.928</text:p>
          </table:table-cell>
          <table:table-cell table:style-name="ce68" office:value-type="float" office:value="0.935748093979" calcext:value-type="float">
            <text:p>0.936</text:p>
          </table:table-cell>
          <table:table-cell table:style-name="ce68" office:value-type="float" office:value="0.923735274204453" calcext:value-type="float">
            <text:p>0.924</text:p>
          </table:table-cell>
          <table:table-cell table:style-name="ce68" office:value-type="float" office:value="0.913855753438" calcext:value-type="float">
            <text:p>0.914</text:p>
          </table:table-cell>
          <table:table-cell table:style-name="ce68" office:value-type="float" office:value="0.964033057827" calcext:value-type="float">
            <text:p>0.964</text:p>
          </table:table-cell>
          <table:table-cell table:style-name="ce68" office:value-type="float" office:value="0.859985684657142" calcext:value-type="float">
            <text:p>0.860</text:p>
          </table:table-cell>
          <table:table-cell table:style-name="ce64" office:value-type="float" office:value="0.964040932609" calcext:value-type="float">
            <text:p>0.964</text:p>
          </table:table-cell>
        </table:table-row>
        <table:table-row table:style-name="ro1">
          <table:table-cell table:style-name="ce52" office:value-type="string" calcext:value-type="string">
            <text:p>UF8_3</text:p>
          </table:table-cell>
          <table:table-cell table:style-name="ce66" office:value-type="float" office:value="0.581508491445" calcext:value-type="float">
            <text:p>0.582</text:p>
          </table:table-cell>
          <table:table-cell table:style-name="ce66" office:value-type="float" office:value="0.556442000529" calcext:value-type="float">
            <text:p>0.556</text:p>
          </table:table-cell>
          <table:table-cell table:style-name="ce66" office:value-type="float" office:value="0.44567837775" calcext:value-type="float">
            <text:p>0.446</text:p>
          </table:table-cell>
          <table:table-cell table:style-name="ce66" office:value-type="float" office:value="0.569471447512" calcext:value-type="float">
            <text:p>0.569</text:p>
          </table:table-cell>
          <table:table-cell table:style-name="ce66" office:value-type="float" office:value="0.549980570643" calcext:value-type="float">
            <text:p>0.550</text:p>
          </table:table-cell>
          <table:table-cell table:style-name="ce66" office:value-type="float" office:value="0.442911732123101" calcext:value-type="float">
            <text:p>0.443</text:p>
          </table:table-cell>
          <table:table-cell table:style-name="ce66" office:value-type="float" office:value="0.756221283698818" calcext:value-type="float">
            <text:p>0.756</text:p>
          </table:table-cell>
          <table:table-cell table:style-name="ce66" office:value-type="float" office:value="0.818421911073" calcext:value-type="float">
            <text:p>0.818</text:p>
          </table:table-cell>
          <table:table-cell table:style-name="ce66" office:value-type="float" office:value="0.661571096023656" calcext:value-type="float">
            <text:p>0.662</text:p>
          </table:table-cell>
          <table:table-cell table:style-name="ce71" office:value-type="float" office:value="0.567286326338" calcext:value-type="float">
            <text:p>0.567</text:p>
          </table:table-cell>
          <table:table-cell table:style-name="ce71" office:value-type="float" office:value="0.68670196047" calcext:value-type="float">
            <text:p>0.687</text:p>
          </table:table-cell>
          <table:table-cell table:style-name="ce68" office:value-type="float" office:value="0.493580760429" calcext:value-type="float">
            <text:p>0.494</text:p>
          </table:table-cell>
          <table:table-cell table:style-name="ce68" office:value-type="float" office:value="0.569280412696" calcext:value-type="float">
            <text:p>0.569</text:p>
          </table:table-cell>
          <table:table-cell table:style-name="ce68" office:value-type="float" office:value="0.762638755592" calcext:value-type="float">
            <text:p>0.763</text:p>
          </table:table-cell>
          <table:table-cell table:style-name="ce68" office:value-type="float" office:value="0.483554163196" calcext:value-type="float">
            <text:p>0.484</text:p>
          </table:table-cell>
          <table:table-cell table:style-name="ce68" office:value-type="float" office:value="0.560776500885" calcext:value-type="float">
            <text:p>0.561</text:p>
          </table:table-cell>
          <table:table-cell table:style-name="ce68" office:value-type="float" office:value="0.463358920294114" calcext:value-type="float">
            <text:p>0.463</text:p>
          </table:table-cell>
          <table:table-cell table:style-name="ce68" office:value-type="float" office:value="0.767515334879" calcext:value-type="float">
            <text:p>0.768</text:p>
          </table:table-cell>
          <table:table-cell table:style-name="ce68" office:value-type="float" office:value="0.923438796856" calcext:value-type="float">
            <text:p>0.923</text:p>
          </table:table-cell>
          <table:table-cell table:style-name="ce68" office:value-type="float" office:value="0.89780457781401" calcext:value-type="float">
            <text:p>0.898</text:p>
          </table:table-cell>
          <table:table-cell table:style-name="ce64" office:value-type="float" office:value="0.927908688949" calcext:value-type="float">
            <text:p>0.928</text:p>
          </table:table-cell>
        </table:table-row>
        <table:table-row table:style-name="ro1">
          <table:table-cell table:style-name="ce52" office:value-type="string" calcext:value-type="string">
            <text:p>UF9_3</text:p>
          </table:table-cell>
          <table:table-cell table:style-name="ce66" office:value-type="float" office:value="0.58027692087" calcext:value-type="float">
            <text:p>0.580</text:p>
          </table:table-cell>
          <table:table-cell table:style-name="ce66" office:value-type="float" office:value="0.723378793743" calcext:value-type="float">
            <text:p>0.723</text:p>
          </table:table-cell>
          <table:table-cell table:style-name="ce66" office:value-type="float" office:value="0.63495094001" calcext:value-type="float">
            <text:p>0.635</text:p>
          </table:table-cell>
          <table:table-cell table:style-name="ce66" office:value-type="float" office:value="0.766954518406" calcext:value-type="float">
            <text:p>0.767</text:p>
          </table:table-cell>
          <table:table-cell table:style-name="ce66" office:value-type="float" office:value="0.768366722147" calcext:value-type="float">
            <text:p>0.768</text:p>
          </table:table-cell>
          <table:table-cell table:style-name="ce66" office:value-type="float" office:value="0.552600154138193" calcext:value-type="float">
            <text:p>0.553</text:p>
          </table:table-cell>
          <table:table-cell table:style-name="ce66" office:value-type="float" office:value="0.791706747468475" calcext:value-type="float">
            <text:p>0.792</text:p>
          </table:table-cell>
          <table:table-cell table:style-name="ce66" office:value-type="float" office:value="0.890033569552" calcext:value-type="float">
            <text:p>0.890</text:p>
          </table:table-cell>
          <table:table-cell table:style-name="ce66" office:value-type="float" office:value="0.78981372636509" calcext:value-type="float">
            <text:p>0.790</text:p>
          </table:table-cell>
          <table:table-cell table:style-name="ce71" office:value-type="float" office:value="0.521150094359" calcext:value-type="float">
            <text:p>0.521</text:p>
          </table:table-cell>
          <table:table-cell table:style-name="ce71" office:value-type="float" office:value="0.820049555433" calcext:value-type="float">
            <text:p>0.820</text:p>
          </table:table-cell>
          <table:table-cell table:style-name="ce68" office:value-type="float" office:value="0.803337419276" calcext:value-type="float">
            <text:p>0.803</text:p>
          </table:table-cell>
          <table:table-cell table:style-name="ce68" office:value-type="float" office:value="0.826849442605" calcext:value-type="float">
            <text:p>0.827</text:p>
          </table:table-cell>
          <table:table-cell table:style-name="ce68" office:value-type="float" office:value="0.924598495418" calcext:value-type="float">
            <text:p>0.925</text:p>
          </table:table-cell>
          <table:table-cell table:style-name="ce68" office:value-type="float" office:value="0.704168703937" calcext:value-type="float">
            <text:p>0.704</text:p>
          </table:table-cell>
          <table:table-cell table:style-name="ce68" office:value-type="float" office:value="0.827926446389" calcext:value-type="float">
            <text:p>0.828</text:p>
          </table:table-cell>
          <table:table-cell table:style-name="ce68" office:value-type="float" office:value="0.728112135060441" calcext:value-type="float">
            <text:p>0.728</text:p>
          </table:table-cell>
          <table:table-cell table:style-name="ce68" office:value-type="float" office:value="0.844303139515" calcext:value-type="float">
            <text:p>0.844</text:p>
          </table:table-cell>
          <table:table-cell table:style-name="ce68" office:value-type="float" office:value="0.966478566569" calcext:value-type="float">
            <text:p>0.966</text:p>
          </table:table-cell>
          <table:table-cell table:style-name="ce68" office:value-type="float" office:value="0.844227887916254" calcext:value-type="float">
            <text:p>0.844</text:p>
          </table:table-cell>
          <table:table-cell table:style-name="ce64" office:value-type="float" office:value="0.97504625325" calcext:value-type="float">
            <text:p>0.975</text:p>
          </table:table-cell>
        </table:table-row>
        <table:table-row table:style-name="ro1">
          <table:table-cell table:style-name="ce52" office:value-type="string" calcext:value-type="string">
            <text:p>UF10_3</text:p>
          </table:table-cell>
          <table:table-cell table:style-name="ce66" office:value-type="float" office:value="0.0305605522472" calcext:value-type="float">
            <text:p>0.031</text:p>
          </table:table-cell>
          <table:table-cell table:style-name="ce66" office:value-type="float" office:value="0.201598234203" calcext:value-type="float">
            <text:p>0.202</text:p>
          </table:table-cell>
          <table:table-cell table:style-name="ce66" office:value-type="float" office:value="0.0279334665556" calcext:value-type="float">
            <text:p>0.028</text:p>
          </table:table-cell>
          <table:table-cell table:style-name="ce66" office:value-type="float" office:value="0.239903199675" calcext:value-type="float">
            <text:p>0.240</text:p>
          </table:table-cell>
          <table:table-cell table:style-name="ce66" office:value-type="float" office:value="0.256814435491" calcext:value-type="float">
            <text:p>0.257</text:p>
          </table:table-cell>
          <table:table-cell table:style-name="ce66" office:value-type="float" office:value="0.0159774537573715" calcext:value-type="float">
            <text:p>0.016</text:p>
          </table:table-cell>
          <table:table-cell table:style-name="ce66" office:value-type="float" office:value="0.2284016359441" calcext:value-type="float">
            <text:p>0.228</text:p>
          </table:table-cell>
          <table:table-cell table:style-name="ce66" office:value-type="float" office:value="0.487280536377" calcext:value-type="float">
            <text:p>0.487</text:p>
          </table:table-cell>
          <table:table-cell table:style-name="ce66" office:value-type="float" office:value="0.313051973004248" calcext:value-type="float">
            <text:p>0.313</text:p>
          </table:table-cell>
          <table:table-cell table:style-name="ce71" office:value-type="float" office:value="0.00731661630197" calcext:value-type="float">
            <text:p>0.007</text:p>
          </table:table-cell>
          <table:table-cell table:style-name="ce71" office:value-type="float" office:value="0.240570243651" calcext:value-type="float">
            <text:p>0.241</text:p>
          </table:table-cell>
          <table:table-cell table:style-name="ce68" office:value-type="float" office:value="0.263993069893" calcext:value-type="float">
            <text:p>0.264</text:p>
          </table:table-cell>
          <table:table-cell table:style-name="ce68" office:value-type="float" office:value="0.273477601078" calcext:value-type="float">
            <text:p>0.273</text:p>
          </table:table-cell>
          <table:table-cell table:style-name="ce68" office:value-type="float" office:value="0.313585752286" calcext:value-type="float">
            <text:p>0.314</text:p>
          </table:table-cell>
          <table:table-cell table:style-name="ce68" office:value-type="float" office:value="0.278026432666" calcext:value-type="float">
            <text:p>0.278</text:p>
          </table:table-cell>
          <table:table-cell table:style-name="ce68" office:value-type="float" office:value="0.301187142709" calcext:value-type="float">
            <text:p>0.301</text:p>
          </table:table-cell>
          <table:table-cell table:style-name="ce68" office:value-type="float" office:value="0.241523572863856" calcext:value-type="float">
            <text:p>0.242</text:p>
          </table:table-cell>
          <table:table-cell table:style-name="ce68" office:value-type="float" office:value="0.311126855942" calcext:value-type="float">
            <text:p>0.311</text:p>
          </table:table-cell>
          <table:table-cell table:style-name="ce68" office:value-type="float" office:value="0.586573209935" calcext:value-type="float">
            <text:p>0.587</text:p>
          </table:table-cell>
          <table:table-cell table:style-name="ce68" office:value-type="float" office:value="0.412940237486818" calcext:value-type="float">
            <text:p>0.413</text:p>
          </table:table-cell>
          <table:table-cell table:style-name="ce64" office:value-type="float" office:value="0.702849067635" calcext:value-type="float">
            <text:p>0.703</text:p>
          </table:table-cell>
        </table:table-row>
        <table:table-row table:style-name="ro1">
          <table:table-cell table:style-name="ce52" office:value-type="string" calcext:value-type="string">
            <text:p>Mean</text:p>
          </table:table-cell>
          <table:table-cell table:style-name="ce66" table:formula="of:=AVERAGE([.B30:.B48])" office:value-type="float" office:value="0.745684967843642" calcext:value-type="float">
            <text:p>0.746</text:p>
          </table:table-cell>
          <table:table-cell table:style-name="ce66" table:formula="of:=AVERAGE([.C30:.C48])" office:value-type="float" office:value="0.743812035412053" calcext:value-type="float">
            <text:p>0.744</text:p>
          </table:table-cell>
          <table:table-cell table:style-name="ce66" table:formula="of:=AVERAGE([.D30:.D48])" office:value-type="float" office:value="0.779181488675295" calcext:value-type="float">
            <text:p>0.779</text:p>
          </table:table-cell>
          <table:table-cell table:style-name="ce66" table:formula="of:=AVERAGE([.E30:.E48])" office:value-type="float" office:value="0.786271879833737" calcext:value-type="float">
            <text:p>0.786</text:p>
          </table:table-cell>
          <table:table-cell table:style-name="ce66" table:formula="of:=AVERAGE([.F30:.F48])" office:value-type="float" office:value="0.815650626232316" calcext:value-type="float">
            <text:p>0.816</text:p>
          </table:table-cell>
          <table:table-cell table:style-name="ce66" table:formula="of:=AVERAGE([.G30:.G48])" office:value-type="float" office:value="0.760565998737301" calcext:value-type="float">
            <text:p>0.761</text:p>
          </table:table-cell>
          <table:table-cell table:style-name="ce66" table:formula="of:=AVERAGE([.H30:.H48])" office:value-type="float" office:value="0.829940316002881" calcext:value-type="float">
            <text:p>0.830</text:p>
          </table:table-cell>
          <table:table-cell table:style-name="ce65" table:formula="of:=AVERAGE([.I30:.I48])" office:value-type="float" office:value="0.890262978969421" calcext:value-type="float">
            <text:p>0.890</text:p>
          </table:table-cell>
          <table:table-cell table:style-name="ce66" table:formula="of:=AVERAGE([.J30:.J48])" office:value-type="float" office:value="0.832222810111848" calcext:value-type="float">
            <text:p>0.832</text:p>
          </table:table-cell>
          <table:table-cell table:style-name="ce68" table:formula="of:=AVERAGE([.K30:.K48])" office:value-type="float" office:value="0.765185478016156" calcext:value-type="float">
            <text:p>0.765</text:p>
          </table:table-cell>
          <table:table-cell table:style-name="ce68" table:formula="of:=AVERAGE([.L30:.L48])" office:value-type="float" office:value="0.775830814503737" calcext:value-type="float">
            <text:p>0.776</text:p>
          </table:table-cell>
          <table:table-cell table:style-name="ce68" table:formula="of:=AVERAGE([.M30:.M48])" office:value-type="float" office:value="0.80691468716121" calcext:value-type="float">
            <text:p>0.807</text:p>
          </table:table-cell>
          <table:table-cell table:style-name="ce68" table:formula="of:=AVERAGE([.N30:.N48])" office:value-type="float" office:value="0.798296545060579" calcext:value-type="float">
            <text:p>0.798</text:p>
          </table:table-cell>
          <table:table-cell table:style-name="ce68" table:formula="of:=AVERAGE([.O30:.O48])" office:value-type="float" office:value="0.856363651860263" calcext:value-type="float">
            <text:p>0.856</text:p>
          </table:table-cell>
          <table:table-cell table:style-name="ce68" table:formula="of:=AVERAGE([.P30:.P48])" office:value-type="float" office:value="0.807849617372737" calcext:value-type="float">
            <text:p>0.808</text:p>
          </table:table-cell>
          <table:table-cell table:style-name="ce68" table:formula="of:=AVERAGE([.Q30:.Q48])" office:value-type="float" office:value="0.855790698287158" calcext:value-type="float">
            <text:p>0.856</text:p>
          </table:table-cell>
          <table:table-cell table:style-name="ce68" table:formula="of:=AVERAGE([.R30:.R48])" office:value-type="float" office:value="0.785085671834016" calcext:value-type="float">
            <text:p>0.785</text:p>
          </table:table-cell>
          <table:table-cell table:style-name="ce68" table:formula="of:=AVERAGE([.S30:.S48])" office:value-type="float" office:value="0.839486545739632" calcext:value-type="float">
            <text:p>0.839</text:p>
          </table:table-cell>
          <table:table-cell table:style-name="ce68" table:formula="of:=AVERAGE([.T30:.T48])" office:value-type="float" office:value="0.916830994948895" calcext:value-type="float">
            <text:p>0.917</text:p>
          </table:table-cell>
          <table:table-cell table:style-name="ce68" table:formula="of:=AVERAGE([.U30:.U48])" office:value-type="float" office:value="0.85532538565643" calcext:value-type="float">
            <text:p>0.855</text:p>
          </table:table-cell>
          <table:table-cell table:style-name="ce68" table:formula="of:=AVERAGE([.V30:.V48])" office:value-type="float" office:value="0.922761136352684" calcext:value-type="float">
            <text:p>0.923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52" office:value-type="string" calcext:value-type="string">
            <text:p>MAX Fes</text:p>
          </table:table-cell>
          <table:table-cell table:style-name="ce5" office:value-type="string" calcext:value-type="string" table:number-columns-spanned="9" table:number-rows-spanned="1">
            <text:p>2.5x10^6</text:p>
          </table:table-cell>
          <table:covered-table-cell table:number-columns-repeated="8" table:style-name="ce5"/>
          <table:table-cell table:style-name="Default" table:number-columns-repeated="11"/>
          <table:table-cell/>
        </table:table-row>
        <table:table-row table:style-name="ro1">
          <table:table-cell table:style-name="ce52" office:value-type="string" calcext:value-type="string">
            <text:p>Framework</text:p>
          </table:table-cell>
          <table:table-cell table:style-name="ce5" office:value-type="string" calcext:value-type="string" table:number-columns-spanned="5" table:number-rows-spanned="1">
            <text:p>PlatEMO</text:p>
          </table:table-cell>
          <table:covered-table-cell table:number-columns-repeated="4" table:style-name="ce5"/>
          <table:table-cell table:style-name="ce65" office:value-type="string" calcext:value-type="string">
            <text:p>Jmetal</text:p>
          </table:table-cell>
          <table:table-cell table:number-columns-repeated="3" table:style-name="ce65" office:value-type="string" calcext:value-type="string">
            <text:p>Autor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52" office:value-type="string" calcext:value-type="string">
            <text:p>Algoritmo</text:p>
          </table:table-cell>
          <table:table-cell table:style-name="ce65" office:value-type="string" calcext:value-type="string">
            <text:p>CPDEA</text:p>
          </table:table-cell>
          <table:table-cell table:style-name="ce65" office:value-type="string" calcext:value-type="string">
            <text:p>VR-MOEA/D</text:p>
          </table:table-cell>
          <table:table-cell table:style-name="ce65" office:value-type="string" calcext:value-type="string">
            <text:p>VR-NSGA-II</text:p>
          </table:table-cell>
          <table:table-cell table:style-name="ce65" office:value-type="string" calcext:value-type="string">
            <text:p>VR-NSGA-III</text:p>
          </table:table-cell>
          <table:table-cell table:style-name="ce65" office:value-type="string" calcext:value-type="string">
            <text:p>TriMOEATAR</text:p>
          </table:table-cell>
          <table:table-cell table:style-name="ce65" office:value-type="string" calcext:value-type="string">
            <text:p>NSGA-II</text:p>
          </table:table-cell>
          <table:table-cell table:style-name="ce65" office:value-type="string" calcext:value-type="string">
            <text:p>MOEA/D 09</text:p>
          </table:table-cell>
          <table:table-cell table:style-name="ce65" office:value-type="string" calcext:value-type="string">
            <text:p>VSD-MOEA</text:p>
          </table:table-cell>
          <table:table-cell table:style-name="ce65" office:value-type="string" calcext:value-type="string">
            <text:p>R2-EMOA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63" office:value-type="string" calcext:value-type="string">
            <text:p>2 obj</text:p>
          </table:table-cell>
          <table:table-cell table:style-name="ce66" office:value-type="float" office:value="0.910543595556391" calcext:value-type="float">
            <text:p>0.911</text:p>
          </table:table-cell>
          <table:table-cell table:style-name="ce66" office:value-type="float" office:value="0.747317578852113" calcext:value-type="float">
            <text:p>0.747</text:p>
          </table:table-cell>
          <table:table-cell table:style-name="ce66" office:value-type="float" office:value="0.867090143616131" calcext:value-type="float">
            <text:p>0.867</text:p>
          </table:table-cell>
          <table:table-cell table:style-name="ce66" office:value-type="float" office:value="0.873005782822478" calcext:value-type="float">
            <text:p>0.873</text:p>
          </table:table-cell>
          <table:table-cell table:style-name="ce66" office:value-type="float" office:value="0.862574592019783" calcext:value-type="float">
            <text:p>0.863</text:p>
          </table:table-cell>
          <table:table-cell table:style-name="ce66" office:value-type="float" office:value="0.862921609769792" calcext:value-type="float">
            <text:p>0.863</text:p>
          </table:table-cell>
          <table:table-cell table:style-name="ce66" office:value-type="float" office:value="0.872914118524586" calcext:value-type="float">
            <text:p>0.873</text:p>
          </table:table-cell>
          <table:table-cell table:style-name="ce65" office:value-type="float" office:value="0.926282215914087" calcext:value-type="float">
            <text:p>0.926</text:p>
          </table:table-cell>
          <table:table-cell table:style-name="ce66" office:value-type="float" office:value="0.851571412902682" calcext:value-type="float">
            <text:p>0.852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63" office:value-type="string" calcext:value-type="string">
            <text:p>3 obj</text:p>
          </table:table-cell>
          <table:table-cell table:style-name="ce66" office:value-type="float" office:value="0.745684967843642" calcext:value-type="float">
            <text:p>0.746</text:p>
          </table:table-cell>
          <table:table-cell table:style-name="ce66" office:value-type="float" office:value="0.743812035412053" calcext:value-type="float">
            <text:p>0.744</text:p>
          </table:table-cell>
          <table:table-cell table:style-name="ce66" office:value-type="float" office:value="0.779181488675295" calcext:value-type="float">
            <text:p>0.779</text:p>
          </table:table-cell>
          <table:table-cell table:style-name="ce66" office:value-type="float" office:value="0.786271879833737" calcext:value-type="float">
            <text:p>0.786</text:p>
          </table:table-cell>
          <table:table-cell table:style-name="ce66" office:value-type="float" office:value="0.815650626232316" calcext:value-type="float">
            <text:p>0.816</text:p>
          </table:table-cell>
          <table:table-cell table:style-name="ce66" office:value-type="float" office:value="0.760565998737301" calcext:value-type="float">
            <text:p>0.761</text:p>
          </table:table-cell>
          <table:table-cell table:style-name="ce66" office:value-type="float" office:value="0.829940316002881" calcext:value-type="float">
            <text:p>0.830</text:p>
          </table:table-cell>
          <table:table-cell table:style-name="ce65" office:value-type="float" office:value="0.890262978969421" calcext:value-type="float">
            <text:p>0.890</text:p>
          </table:table-cell>
          <table:table-cell table:style-name="ce66" office:value-type="float" office:value="0.832222810111848" calcext:value-type="float">
            <text:p>0.832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52" office:value-type="string" calcext:value-type="string">
            <text:p>MAX Fes</text:p>
          </table:table-cell>
          <table:table-cell table:style-name="ce52" office:value-type="string" calcext:value-type="string" table:number-columns-spanned="10" table:number-rows-spanned="1">
            <text:p>2.5x10^7</text:p>
          </table:table-cell>
          <table:covered-table-cell table:number-columns-repeated="2" table:style-name="Default"/>
          <table:covered-table-cell table:number-columns-repeated="7" table:style-name="ce52"/>
          <table:table-cell table:style-name="ce52"/>
          <table:table-cell table:number-columns-repeated="10"/>
        </table:table-row>
        <table:table-row table:style-name="ro1">
          <table:table-cell table:style-name="ce52" office:value-type="string" calcext:value-type="string">
            <text:p>Framework</text:p>
          </table:table-cell>
          <table:table-cell table:style-name="ce52" office:value-type="string" calcext:value-type="string" table:number-columns-spanned="7" table:number-rows-spanned="1">
            <text:p>PlatEMO</text:p>
          </table:table-cell>
          <table:covered-table-cell table:number-columns-repeated="2" table:style-name="ce69"/>
          <table:covered-table-cell table:number-columns-repeated="4" table:style-name="ce52"/>
          <table:table-cell table:style-name="ce52" office:value-type="string" calcext:value-type="string">
            <text:p>jMetal</text:p>
          </table:table-cell>
          <table:table-cell table:number-columns-repeated="3" table:style-name="ce52" office:value-type="string" calcext:value-type="string">
            <text:p>Autor</text:p>
          </table:table-cell>
          <table:table-cell table:number-columns-repeated="10"/>
        </table:table-row>
        <table:table-row table:style-name="ro1">
          <table:table-cell table:style-name="ce52" office:value-type="string" calcext:value-type="string">
            <text:p>Algoritmo</text:p>
          </table:table-cell>
          <table:table-cell table:style-name="ce67" office:value-type="string" calcext:value-type="string">
            <text:p>CPDEA</text:p>
          </table:table-cell>
          <table:table-cell table:style-name="ce67" office:value-type="string" calcext:value-type="string">
            <text:p>VR-MOEA/D</text:p>
          </table:table-cell>
          <table:table-cell table:style-name="ce52" office:value-type="string" calcext:value-type="string">
            <text:p>VR-NSGA-II</text:p>
          </table:table-cell>
          <table:table-cell table:style-name="ce52" office:value-type="string" calcext:value-type="string">
            <text:p>VR-NSGA-III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MOEA/D 09</text:p>
          </table:table-cell>
          <table:table-cell table:style-name="ce52" office:value-type="string" calcext:value-type="string">
            <text:p>VSD-MOEA</text:p>
          </table:table-cell>
          <table:table-cell table:style-name="ce52" office:value-type="string" calcext:value-type="string">
            <text:p>R2-EMOA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2 obj</text:p>
          </table:table-cell>
          <table:table-cell table:style-name="ce68" office:value-type="float" office:value="0.936152869191957" calcext:value-type="float">
            <text:p>0.936</text:p>
          </table:table-cell>
          <table:table-cell table:style-name="ce68" office:value-type="float" office:value="0.782648954753783" calcext:value-type="float">
            <text:p>0.783</text:p>
          </table:table-cell>
          <table:table-cell table:style-name="ce68" office:value-type="float" office:value="0.893422985649956" calcext:value-type="float">
            <text:p>0.893</text:p>
          </table:table-cell>
          <table:table-cell table:style-name="ce68" office:value-type="float" office:value="0.902053339588869" calcext:value-type="float">
            <text:p>0.902</text:p>
          </table:table-cell>
          <table:table-cell table:style-name="ce68" office:value-type="float" office:value="0.891786576418348" calcext:value-type="float">
            <text:p>0.892</text:p>
          </table:table-cell>
          <table:table-cell table:style-name="ce68" office:value-type="float" office:value="0.894959998535565" calcext:value-type="float">
            <text:p>0.895</text:p>
          </table:table-cell>
          <table:table-cell table:style-name="ce68" office:value-type="float" office:value="0.904771326662131" calcext:value-type="float">
            <text:p>0.905</text:p>
          </table:table-cell>
          <table:table-cell table:style-name="ce68" office:value-type="float" office:value="0.88616574680173" calcext:value-type="float">
            <text:p>0.886</text:p>
          </table:table-cell>
          <table:table-cell table:style-name="ce68" office:value-type="float" office:value="0.897204680458348" calcext:value-type="float">
            <text:p>0.897</text:p>
          </table:table-cell>
          <table:table-cell table:style-name="ce52" office:value-type="float" office:value="0.948447682798043" calcext:value-type="float">
            <text:p>0.948</text:p>
          </table:table-cell>
          <table:table-cell table:style-name="ce68" office:value-type="float" office:value="0.881792001866877" calcext:value-type="float">
            <text:p>0.882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3 obj</text:p>
          </table:table-cell>
          <table:table-cell table:style-name="ce68" office:value-type="float" office:value="0.765185478016156" calcext:value-type="float">
            <text:p>0.765</text:p>
          </table:table-cell>
          <table:table-cell table:style-name="ce68" office:value-type="float" office:value="0.775830814503737" calcext:value-type="float">
            <text:p>0.776</text:p>
          </table:table-cell>
          <table:table-cell table:style-name="ce68" office:value-type="float" office:value="0.80691468716121" calcext:value-type="float">
            <text:p>0.807</text:p>
          </table:table-cell>
          <table:table-cell table:style-name="ce68" office:value-type="float" office:value="0.798296545060579" calcext:value-type="float">
            <text:p>0.798</text:p>
          </table:table-cell>
          <table:table-cell table:style-name="ce68" office:value-type="float" office:value="0.856363651860263" calcext:value-type="float">
            <text:p>0.856</text:p>
          </table:table-cell>
          <table:table-cell table:style-name="ce68" office:value-type="float" office:value="0.894959998535565" calcext:value-type="float">
            <text:p>0.895</text:p>
          </table:table-cell>
          <table:table-cell table:style-name="ce68" office:value-type="float" office:value="0.855790698287158" calcext:value-type="float">
            <text:p>0.856</text:p>
          </table:table-cell>
          <table:table-cell table:style-name="ce68" office:value-type="float" office:value="0.785085671834016" calcext:value-type="float">
            <text:p>0.785</text:p>
          </table:table-cell>
          <table:table-cell table:style-name="ce68" office:value-type="float" office:value="0.839486545739632" calcext:value-type="float">
            <text:p>0.839</text:p>
          </table:table-cell>
          <table:table-cell table:style-name="ce68" office:value-type="float" office:value="0.916830994948895" calcext:value-type="float">
            <text:p>0.917</text:p>
          </table:table-cell>
          <table:table-cell table:style-name="ce68" office:value-type="float" office:value="0.85532538565643" calcext:value-type="float">
            <text:p>0.855</text:p>
          </table:table-cell>
          <table:table-cell table:number-columns-repeated="10"/>
        </table:table-row>
        <table:table-row table:style-name="ro1" table:number-rows-repeated="104851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over_prob_grid" table:style-name="ta1">
        <table:table-column table:style-name="co1" table:default-cell-style-name="Default"/>
        <table:table-column table:style-name="co1" table:number-columns-repeated="35" table:default-cell-style-name="ce73"/>
        <table:table-column table:style-name="co1" table:number-columns-repeated="15" table:default-cell-style-name="ce77"/>
        <table:table-row table:style-name="ro1">
          <table:table-cell/>
          <table:table-cell table:style-name="Default" office:value-type="string" calcext:value-type="string">
            <text:p>CPDEA</text:p>
          </table:table-cell>
          <table:table-cell table:style-name="Default" table:number-columns-repeated="4"/>
          <table:table-cell table:style-name="Default" office:value-type="string" calcext:value-type="string">
            <text:p>TriMOEATAR</text:p>
          </table:table-cell>
          <table:table-cell table:style-name="Default" table:number-columns-repeated="4"/>
          <table:table-cell table:style-name="Default" office:value-type="string" calcext:value-type="string">
            <text:p>VR_MOEA/D</text:p>
          </table:table-cell>
          <table:table-cell table:style-name="Default" table:number-columns-repeated="4"/>
          <table:table-cell table:style-name="Default" office:value-type="string" calcext:value-type="string">
            <text:p>VR_NSGAII</text:p>
          </table:table-cell>
          <table:table-cell table:style-name="Default" table:number-columns-repeated="4"/>
          <table:table-cell table:style-name="Default" office:value-type="string" calcext:value-type="string">
            <text:p>VR_NSGAIII</text:p>
          </table:table-cell>
          <table:table-cell table:style-name="Default" table:number-columns-repeated="4"/>
          <table:table-cell table:style-name="Default" office:value-type="string" calcext:value-type="string">
            <text:p>NSGA-II</text:p>
          </table:table-cell>
          <table:table-cell table:style-name="Default" table:number-columns-repeated="4"/>
          <table:table-cell table:style-name="Default" office:value-type="string" calcext:value-type="string">
            <text:p>NSGA-III</text:p>
          </table:table-cell>
          <table:table-cell table:style-name="Default" table:number-columns-repeated="4"/>
          <table:table-cell table:style-name="Default" office:value-type="string" calcext:value-type="string">
            <text:p>MOEA/D</text:p>
          </table:table-cell>
          <table:table-cell table:style-name="Default" table:number-columns-repeated="4"/>
          <table:table-cell table:style-name="Default" office:value-type="string" calcext:value-type="string">
            <text:p>R2-EMOA</text:p>
          </table:table-cell>
          <table:table-cell table:style-name="Default" table:number-columns-repeated="4"/>
          <table:table-cell table:style-name="Default" office:value-type="string" calcext:value-type="string">
            <text:p>VSD-MOEA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number-columns-repeated="50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624433206255" calcext:value-type="float">
            <text:p>0.6244</text:p>
          </table:table-cell>
          <table:table-cell office:value-type="float" office:value="0.807314078442" calcext:value-type="float">
            <text:p>0.8073</text:p>
          </table:table-cell>
          <table:table-cell office:value-type="float" office:value="0.910488386547" calcext:value-type="float">
            <text:p>0.9105</text:p>
          </table:table-cell>
          <table:table-cell office:value-type="float" office:value="0.946344715958" calcext:value-type="float">
            <text:p>0.9463</text:p>
          </table:table-cell>
          <table:table-cell office:value-type="float" office:value="0.963297639261" calcext:value-type="float">
            <text:p>0.9633</text:p>
          </table:table-cell>
          <table:table-cell office:value-type="float" office:value="0.955968709804" calcext:value-type="float">
            <text:p>0.9560</text:p>
          </table:table-cell>
          <table:table-cell office:value-type="float" office:value="0.974374394274" calcext:value-type="float">
            <text:p>0.9744</text:p>
          </table:table-cell>
          <table:table-cell office:value-type="float" office:value="0.975895485785" calcext:value-type="float">
            <text:p>0.9759</text:p>
          </table:table-cell>
          <table:table-cell office:value-type="float" office:value="0.96662777289" calcext:value-type="float">
            <text:p>0.9666</text:p>
          </table:table-cell>
          <table:table-cell office:value-type="float" office:value="0.920709837551" calcext:value-type="float">
            <text:p>0.9207</text:p>
          </table:table-cell>
          <table:table-cell office:value-type="float" office:value="0.376843775934" calcext:value-type="float">
            <text:p>0.3768</text:p>
          </table:table-cell>
          <table:table-cell office:value-type="float" office:value="0.576825351619" calcext:value-type="float">
            <text:p>0.5768</text:p>
          </table:table-cell>
          <table:table-cell office:value-type="float" office:value="0.739953682883" calcext:value-type="float">
            <text:p>0.7400</text:p>
          </table:table-cell>
          <table:table-cell office:value-type="float" office:value="0.81278274663" calcext:value-type="float">
            <text:p>0.8128</text:p>
          </table:table-cell>
          <table:table-cell office:value-type="float" office:value="0.837363279278" calcext:value-type="float">
            <text:p>0.8374</text:p>
          </table:table-cell>
          <table:table-cell office:value-type="float" office:value="0.924863711634" calcext:value-type="float">
            <text:p>0.9249</text:p>
          </table:table-cell>
          <table:table-cell office:value-type="float" office:value="0.98069830447" calcext:value-type="float">
            <text:p>0.9807</text:p>
          </table:table-cell>
          <table:table-cell office:value-type="float" office:value="0.987986023917" calcext:value-type="float">
            <text:p>0.9880</text:p>
          </table:table-cell>
          <table:table-cell office:value-type="float" office:value="0.984167208473" calcext:value-type="float">
            <text:p>0.9842</text:p>
          </table:table-cell>
          <table:table-cell office:value-type="float" office:value="0.988394645332" calcext:value-type="float">
            <text:p>0.9884</text:p>
          </table:table-cell>
          <table:table-cell office:value-type="float" office:value="0.976589912443" calcext:value-type="float">
            <text:p>0.9766</text:p>
          </table:table-cell>
          <table:table-cell office:value-type="float" office:value="0.988684467162" calcext:value-type="float">
            <text:p>0.9887</text:p>
          </table:table-cell>
          <table:table-cell office:value-type="float" office:value="0.989820599422" calcext:value-type="float">
            <text:p>0.9898</text:p>
          </table:table-cell>
          <table:table-cell office:value-type="float" office:value="0.99010880579" calcext:value-type="float">
            <text:p>0.9901</text:p>
          </table:table-cell>
          <table:table-cell office:value-type="float" office:value="0.991249481024" calcext:value-type="float">
            <text:p>0.9912</text:p>
          </table:table-cell>
          <table:table-cell office:value-type="float" office:value="0.888417566545" calcext:value-type="float">
            <text:p>0.8884</text:p>
          </table:table-cell>
          <table:table-cell office:value-type="float" office:value="0.974348799718" calcext:value-type="float">
            <text:p>0.9743</text:p>
          </table:table-cell>
          <table:table-cell office:value-type="float" office:value="0.987998287581" calcext:value-type="float">
            <text:p>0.9880</text:p>
          </table:table-cell>
          <table:table-cell office:value-type="float" office:value="0.985688470209" calcext:value-type="float">
            <text:p>0.9857</text:p>
          </table:table-cell>
          <table:table-cell office:value-type="float" office:value="0.984773819412" calcext:value-type="float">
            <text:p>0.9848</text:p>
          </table:table-cell>
          <table:table-cell office:value-type="float" office:value="0.980295598344" calcext:value-type="float">
            <text:p>0.9803</text:p>
          </table:table-cell>
          <table:table-cell office:value-type="float" office:value="0.988326273901" calcext:value-type="float">
            <text:p>0.9883</text:p>
          </table:table-cell>
          <table:table-cell office:value-type="float" office:value="0.990827670682" calcext:value-type="float">
            <text:p>0.9908</text:p>
          </table:table-cell>
          <table:table-cell office:value-type="float" office:value="0.990688198909" calcext:value-type="float">
            <text:p>0.9907</text:p>
          </table:table-cell>
          <table:table-cell office:value-type="float" office:value="0.991398495563" calcext:value-type="float">
            <text:p>0.9914</text:p>
          </table:table-cell>
          <table:table-cell office:value-type="float" office:value="0.985514473339586" calcext:value-type="float">
            <text:p>0.9855</text:p>
          </table:table-cell>
          <table:table-cell office:value-type="float" office:value="0.992505602059667" calcext:value-type="float">
            <text:p>0.9925</text:p>
          </table:table-cell>
          <table:table-cell office:value-type="float" office:value="0.992171480919363" calcext:value-type="float">
            <text:p>0.9922</text:p>
          </table:table-cell>
          <table:table-cell office:value-type="float" office:value="0.992958481917623" calcext:value-type="float">
            <text:p>0.9930</text:p>
          </table:table-cell>
          <table:table-cell office:value-type="float" office:value="0.992752933444659" calcext:value-type="float">
            <text:p>0.9928</text:p>
          </table:table-cell>
          <table:table-cell office:value-type="float" office:value="0.979416612889885" calcext:value-type="float">
            <text:p>0.9794</text:p>
          </table:table-cell>
          <table:table-cell office:value-type="float" office:value="0.987217826478304" calcext:value-type="float">
            <text:p>0.9872</text:p>
          </table:table-cell>
          <table:table-cell office:value-type="float" office:value="0.983329883465869" calcext:value-type="float">
            <text:p>0.9833</text:p>
          </table:table-cell>
          <table:table-cell office:value-type="float" office:value="0.985705619612438" calcext:value-type="float">
            <text:p>0.9857</text:p>
          </table:table-cell>
          <table:table-cell office:value-type="float" office:value="0.980493241959412" calcext:value-type="float">
            <text:p>0.9805</text:p>
          </table:table-cell>
          <table:table-cell office:value-type="float" office:value="0.990988277354" calcext:value-type="float">
            <text:p>0.9910</text:p>
          </table:table-cell>
          <table:table-cell office:value-type="float" office:value="0.993142880092" calcext:value-type="float">
            <text:p>0.9931</text:p>
          </table:table-cell>
          <table:table-cell office:value-type="float" office:value="0.991636479614" calcext:value-type="float">
            <text:p>0.9916</text:p>
          </table:table-cell>
          <table:table-cell office:value-type="float" office:value="0.99120248208" calcext:value-type="float">
            <text:p>0.9912</text:p>
          </table:table-cell>
          <table:table-cell office:value-type="float" office:value="0.984918597383" calcext:value-type="float">
            <text:p>0.9849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80543318229" calcext:value-type="float">
            <text:p>0.9805</text:p>
          </table:table-cell>
          <table:table-cell office:value-type="float" office:value="0.976510056287" calcext:value-type="float">
            <text:p>0.9765</text:p>
          </table:table-cell>
          <table:table-cell office:value-type="float" office:value="0.983202911014" calcext:value-type="float">
            <text:p>0.9832</text:p>
          </table:table-cell>
          <table:table-cell office:value-type="float" office:value="0.988658328937" calcext:value-type="float">
            <text:p>0.9887</text:p>
          </table:table-cell>
          <table:table-cell office:value-type="float" office:value="0.99319825925" calcext:value-type="float">
            <text:p>0.9932</text:p>
          </table:table-cell>
          <table:table-cell office:value-type="float" office:value="0.961649854389" calcext:value-type="float">
            <text:p>0.9616</text:p>
          </table:table-cell>
          <table:table-cell office:value-type="float" office:value="0.961807664943" calcext:value-type="float">
            <text:p>0.9618</text:p>
          </table:table-cell>
          <table:table-cell office:value-type="float" office:value="0.961787549573" calcext:value-type="float">
            <text:p>0.9618</text:p>
          </table:table-cell>
          <table:table-cell office:value-type="float" office:value="0.964625886357" calcext:value-type="float">
            <text:p>0.9646</text:p>
          </table:table-cell>
          <table:table-cell office:value-type="float" office:value="0.961812332833" calcext:value-type="float">
            <text:p>0.9618</text:p>
          </table:table-cell>
          <table:table-cell office:value-type="float" office:value="0.946049454845" calcext:value-type="float">
            <text:p>0.9460</text:p>
          </table:table-cell>
          <table:table-cell office:value-type="float" office:value="0.957049234925" calcext:value-type="float">
            <text:p>0.9570</text:p>
          </table:table-cell>
          <table:table-cell office:value-type="float" office:value="0.959528753563" calcext:value-type="float">
            <text:p>0.9595</text:p>
          </table:table-cell>
          <table:table-cell office:value-type="float" office:value="0.962669312006" calcext:value-type="float">
            <text:p>0.9627</text:p>
          </table:table-cell>
          <table:table-cell office:value-type="float" office:value="0.966930645903" calcext:value-type="float">
            <text:p>0.9669</text:p>
          </table:table-cell>
          <table:table-cell office:value-type="float" office:value="0.956626963808" calcext:value-type="float">
            <text:p>0.9566</text:p>
          </table:table-cell>
          <table:table-cell office:value-type="float" office:value="0.969177221125" calcext:value-type="float">
            <text:p>0.9692</text:p>
          </table:table-cell>
          <table:table-cell office:value-type="float" office:value="0.964182746415" calcext:value-type="float">
            <text:p>0.9642</text:p>
          </table:table-cell>
          <table:table-cell office:value-type="float" office:value="0.968369042056" calcext:value-type="float">
            <text:p>0.9684</text:p>
          </table:table-cell>
          <table:table-cell office:value-type="float" office:value="0.964319788092" calcext:value-type="float">
            <text:p>0.9643</text:p>
          </table:table-cell>
          <table:table-cell office:value-type="float" office:value="0.958370501785" calcext:value-type="float">
            <text:p>0.9584</text:p>
          </table:table-cell>
          <table:table-cell office:value-type="float" office:value="0.958798392415" calcext:value-type="float">
            <text:p>0.9588</text:p>
          </table:table-cell>
          <table:table-cell office:value-type="float" office:value="0.962599683001" calcext:value-type="float">
            <text:p>0.9626</text:p>
          </table:table-cell>
          <table:table-cell office:value-type="float" office:value="0.9593109879" calcext:value-type="float">
            <text:p>0.9593</text:p>
          </table:table-cell>
          <table:table-cell office:value-type="float" office:value="0.96331029214" calcext:value-type="float">
            <text:p>0.9633</text:p>
          </table:table-cell>
          <table:table-cell office:value-type="float" office:value="0.95898580705" calcext:value-type="float">
            <text:p>0.9590</text:p>
          </table:table-cell>
          <table:table-cell office:value-type="float" office:value="0.965511428663" calcext:value-type="float">
            <text:p>0.9655</text:p>
          </table:table-cell>
          <table:table-cell office:value-type="float" office:value="0.965615329698" calcext:value-type="float">
            <text:p>0.9656</text:p>
          </table:table-cell>
          <table:table-cell office:value-type="float" office:value="0.963331761625" calcext:value-type="float">
            <text:p>0.9633</text:p>
          </table:table-cell>
          <table:table-cell office:value-type="float" office:value="0.965730618175" calcext:value-type="float">
            <text:p>0.9657</text:p>
          </table:table-cell>
          <table:table-cell office:value-type="float" office:value="0.958738865955" calcext:value-type="float">
            <text:p>0.9587</text:p>
          </table:table-cell>
          <table:table-cell office:value-type="float" office:value="0.961945533011" calcext:value-type="float">
            <text:p>0.9619</text:p>
          </table:table-cell>
          <table:table-cell office:value-type="float" office:value="0.965201295994" calcext:value-type="float">
            <text:p>0.9652</text:p>
          </table:table-cell>
          <table:table-cell office:value-type="float" office:value="0.965306873487" calcext:value-type="float">
            <text:p>0.9653</text:p>
          </table:table-cell>
          <table:table-cell office:value-type="float" office:value="0.965312793636" calcext:value-type="float">
            <text:p>0.9653</text:p>
          </table:table-cell>
          <table:table-cell office:value-type="float" office:value="0.955100892167181" calcext:value-type="float">
            <text:p>0.9551</text:p>
          </table:table-cell>
          <table:table-cell office:value-type="float" office:value="0.959204516148924" calcext:value-type="float">
            <text:p>0.9592</text:p>
          </table:table-cell>
          <table:table-cell office:value-type="float" office:value="0.958301051603941" calcext:value-type="float">
            <text:p>0.9583</text:p>
          </table:table-cell>
          <table:table-cell office:value-type="float" office:value="0.962443627148371" calcext:value-type="float">
            <text:p>0.9624</text:p>
          </table:table-cell>
          <table:table-cell office:value-type="float" office:value="0.964737691885395" calcext:value-type="float">
            <text:p>0.9647</text:p>
          </table:table-cell>
          <table:table-cell office:value-type="float" office:value="0.959192578413185" calcext:value-type="float">
            <text:p>0.9592</text:p>
          </table:table-cell>
          <table:table-cell office:value-type="float" office:value="0.965649051878218" calcext:value-type="float">
            <text:p>0.9656</text:p>
          </table:table-cell>
          <table:table-cell office:value-type="float" office:value="0.962405781751197" calcext:value-type="float">
            <text:p>0.9624</text:p>
          </table:table-cell>
          <table:table-cell office:value-type="float" office:value="0.963341889161788" calcext:value-type="float">
            <text:p>0.9633</text:p>
          </table:table-cell>
          <table:table-cell office:value-type="float" office:value="0.966486116433646" calcext:value-type="float">
            <text:p>0.9665</text:p>
          </table:table-cell>
          <table:table-cell office:value-type="float" office:value="0.991625583111" calcext:value-type="float">
            <text:p>0.9916</text:p>
          </table:table-cell>
          <table:table-cell office:value-type="float" office:value="0.99633204528" calcext:value-type="float">
            <text:p>0.9963</text:p>
          </table:table-cell>
          <table:table-cell office:value-type="float" office:value="0.99725847693" calcext:value-type="float">
            <text:p>0.9973</text:p>
          </table:table-cell>
          <table:table-cell office:value-type="float" office:value="0.99726132417" calcext:value-type="float">
            <text:p>0.9973</text:p>
          </table:table-cell>
          <table:table-cell office:value-type="float" office:value="0.997254682736" calcext:value-type="float">
            <text:p>0.9973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70600900966" calcext:value-type="float">
            <text:p>0.9706</text:p>
          </table:table-cell>
          <table:table-cell office:value-type="float" office:value="0.972094842976" calcext:value-type="float">
            <text:p>0.9721</text:p>
          </table:table-cell>
          <table:table-cell office:value-type="float" office:value="0.972568268969" calcext:value-type="float">
            <text:p>0.9726</text:p>
          </table:table-cell>
          <table:table-cell office:value-type="float" office:value="0.972546493408" calcext:value-type="float">
            <text:p>0.9725</text:p>
          </table:table-cell>
          <table:table-cell office:value-type="float" office:value="0.973190467538" calcext:value-type="float">
            <text:p>0.9732</text:p>
          </table:table-cell>
          <table:table-cell office:value-type="float" office:value="0.990491872623" calcext:value-type="float">
            <text:p>0.9905</text:p>
          </table:table-cell>
          <table:table-cell office:value-type="float" office:value="0.990825776167" calcext:value-type="float">
            <text:p>0.9908</text:p>
          </table:table-cell>
          <table:table-cell office:value-type="float" office:value="0.990963119557" calcext:value-type="float">
            <text:p>0.9910</text:p>
          </table:table-cell>
          <table:table-cell office:value-type="float" office:value="0.991017607299" calcext:value-type="float">
            <text:p>0.9910</text:p>
          </table:table-cell>
          <table:table-cell office:value-type="float" office:value="0.99064703036" calcext:value-type="float">
            <text:p>0.9906</text:p>
          </table:table-cell>
          <table:table-cell office:value-type="float" office:value="0.936633668117" calcext:value-type="float">
            <text:p>0.9366</text:p>
          </table:table-cell>
          <table:table-cell office:value-type="float" office:value="0.938436341732" calcext:value-type="float">
            <text:p>0.9384</text:p>
          </table:table-cell>
          <table:table-cell office:value-type="float" office:value="0.935238326806" calcext:value-type="float">
            <text:p>0.9352</text:p>
          </table:table-cell>
          <table:table-cell office:value-type="float" office:value="0.930553950468" calcext:value-type="float">
            <text:p>0.9306</text:p>
          </table:table-cell>
          <table:table-cell office:value-type="float" office:value="0.925076942926" calcext:value-type="float">
            <text:p>0.9251</text:p>
          </table:table-cell>
          <table:table-cell office:value-type="float" office:value="0.983121265334" calcext:value-type="float">
            <text:p>0.9831</text:p>
          </table:table-cell>
          <table:table-cell office:value-type="float" office:value="0.985143390187" calcext:value-type="float">
            <text:p>0.9851</text:p>
          </table:table-cell>
          <table:table-cell office:value-type="float" office:value="0.986368911299" calcext:value-type="float">
            <text:p>0.9864</text:p>
          </table:table-cell>
          <table:table-cell office:value-type="float" office:value="0.986750841831" calcext:value-type="float">
            <text:p>0.9868</text:p>
          </table:table-cell>
          <table:table-cell office:value-type="float" office:value="0.987339183854" calcext:value-type="float">
            <text:p>0.9873</text:p>
          </table:table-cell>
          <table:table-cell office:value-type="float" office:value="0.990427778154" calcext:value-type="float">
            <text:p>0.9904</text:p>
          </table:table-cell>
          <table:table-cell office:value-type="float" office:value="0.990608357003" calcext:value-type="float">
            <text:p>0.9906</text:p>
          </table:table-cell>
          <table:table-cell office:value-type="float" office:value="0.990618326652" calcext:value-type="float">
            <text:p>0.9906</text:p>
          </table:table-cell>
          <table:table-cell office:value-type="float" office:value="0.990664100209" calcext:value-type="float">
            <text:p>0.9907</text:p>
          </table:table-cell>
          <table:table-cell office:value-type="float" office:value="0.990632896227" calcext:value-type="float">
            <text:p>0.9906</text:p>
          </table:table-cell>
          <table:table-cell office:value-type="float" office:value="0.983198961889" calcext:value-type="float">
            <text:p>0.9832</text:p>
          </table:table-cell>
          <table:table-cell office:value-type="float" office:value="0.985275944609" calcext:value-type="float">
            <text:p>0.9853</text:p>
          </table:table-cell>
          <table:table-cell office:value-type="float" office:value="0.986487884636" calcext:value-type="float">
            <text:p>0.9865</text:p>
          </table:table-cell>
          <table:table-cell office:value-type="float" office:value="0.98704607201" calcext:value-type="float">
            <text:p>0.9870</text:p>
          </table:table-cell>
          <table:table-cell office:value-type="float" office:value="0.987375230421" calcext:value-type="float">
            <text:p>0.9874</text:p>
          </table:table-cell>
          <table:table-cell office:value-type="float" office:value="0.992890461582" calcext:value-type="float">
            <text:p>0.9929</text:p>
          </table:table-cell>
          <table:table-cell office:value-type="float" office:value="0.992963283293" calcext:value-type="float">
            <text:p>0.9930</text:p>
          </table:table-cell>
          <table:table-cell office:value-type="float" office:value="0.99296934908" calcext:value-type="float">
            <text:p>0.9930</text:p>
          </table:table-cell>
          <table:table-cell office:value-type="float" office:value="0.992969884814" calcext:value-type="float">
            <text:p>0.9930</text:p>
          </table:table-cell>
          <table:table-cell office:value-type="float" office:value="0.992965775463" calcext:value-type="float">
            <text:p>0.9930</text:p>
          </table:table-cell>
          <table:table-cell office:value-type="float" office:value="0.9916681310278" calcext:value-type="float">
            <text:p>0.9917</text:p>
          </table:table-cell>
          <table:table-cell office:value-type="float" office:value="0.991715846583156" calcext:value-type="float">
            <text:p>0.9917</text:p>
          </table:table-cell>
          <table:table-cell office:value-type="float" office:value="0.991719672980223" calcext:value-type="float">
            <text:p>0.9917</text:p>
          </table:table-cell>
          <table:table-cell office:value-type="float" office:value="0.991719596540715" calcext:value-type="float">
            <text:p>0.9917</text:p>
          </table:table-cell>
          <table:table-cell office:value-type="float" office:value="0.991718596413927" calcext:value-type="float">
            <text:p>0.9917</text:p>
          </table:table-cell>
          <table:table-cell office:value-type="float" office:value="0.991530415100388" calcext:value-type="float">
            <text:p>0.9915</text:p>
          </table:table-cell>
          <table:table-cell office:value-type="float" office:value="0.991476761986578" calcext:value-type="float">
            <text:p>0.9915</text:p>
          </table:table-cell>
          <table:table-cell office:value-type="float" office:value="0.991427532855059" calcext:value-type="float">
            <text:p>0.9914</text:p>
          </table:table-cell>
          <table:table-cell office:value-type="float" office:value="0.991348051894191" calcext:value-type="float">
            <text:p>0.9913</text:p>
          </table:table-cell>
          <table:table-cell office:value-type="float" office:value="0.991333936346372" calcext:value-type="float">
            <text:p>0.9913</text:p>
          </table:table-cell>
          <table:table-cell office:value-type="float" office:value="0.992100947384" calcext:value-type="float">
            <text:p>0.9921</text:p>
          </table:table-cell>
          <table:table-cell office:value-type="float" office:value="0.99222611234" calcext:value-type="float">
            <text:p>0.9922</text:p>
          </table:table-cell>
          <table:table-cell office:value-type="float" office:value="0.992252771222" calcext:value-type="float">
            <text:p>0.9923</text:p>
          </table:table-cell>
          <table:table-cell office:value-type="float" office:value="0.992258706452" calcext:value-type="float">
            <text:p>0.9923</text:p>
          </table:table-cell>
          <table:table-cell office:value-type="float" office:value="0.992260388761" calcext:value-type="float">
            <text:p>0.9923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68999208562" calcext:value-type="float">
            <text:p>0.9690</text:p>
          </table:table-cell>
          <table:table-cell office:value-type="float" office:value="0.963445769646" calcext:value-type="float">
            <text:p>0.9634</text:p>
          </table:table-cell>
          <table:table-cell office:value-type="float" office:value="0.958931812898" calcext:value-type="float">
            <text:p>0.9589</text:p>
          </table:table-cell>
          <table:table-cell office:value-type="float" office:value="0.959281619374" calcext:value-type="float">
            <text:p>0.9593</text:p>
          </table:table-cell>
          <table:table-cell office:value-type="float" office:value="0.964051520818" calcext:value-type="float">
            <text:p>0.9641</text:p>
          </table:table-cell>
          <table:table-cell office:value-type="float" office:value="0.98644526342" calcext:value-type="float">
            <text:p>0.9864</text:p>
          </table:table-cell>
          <table:table-cell office:value-type="float" office:value="0.986289197381" calcext:value-type="float">
            <text:p>0.9863</text:p>
          </table:table-cell>
          <table:table-cell office:value-type="float" office:value="0.985895656499" calcext:value-type="float">
            <text:p>0.9859</text:p>
          </table:table-cell>
          <table:table-cell office:value-type="float" office:value="0.98580822879" calcext:value-type="float">
            <text:p>0.9858</text:p>
          </table:table-cell>
          <table:table-cell office:value-type="float" office:value="0.984958250777" calcext:value-type="float">
            <text:p>0.9850</text:p>
          </table:table-cell>
          <table:table-cell office:value-type="float" office:value="0.831752358028" calcext:value-type="float">
            <text:p>0.8318</text:p>
          </table:table-cell>
          <table:table-cell office:value-type="float" office:value="0.823319831675" calcext:value-type="float">
            <text:p>0.8233</text:p>
          </table:table-cell>
          <table:table-cell office:value-type="float" office:value="0.812333935308" calcext:value-type="float">
            <text:p>0.8123</text:p>
          </table:table-cell>
          <table:table-cell office:value-type="float" office:value="0.80187374062" calcext:value-type="float">
            <text:p>0.8019</text:p>
          </table:table-cell>
          <table:table-cell office:value-type="float" office:value="0.786930402109" calcext:value-type="float">
            <text:p>0.7869</text:p>
          </table:table-cell>
          <table:table-cell office:value-type="float" office:value="0.979742762512" calcext:value-type="float">
            <text:p>0.9797</text:p>
          </table:table-cell>
          <table:table-cell office:value-type="float" office:value="0.981326677435" calcext:value-type="float">
            <text:p>0.9813</text:p>
          </table:table-cell>
          <table:table-cell office:value-type="float" office:value="0.982262254412" calcext:value-type="float">
            <text:p>0.9823</text:p>
          </table:table-cell>
          <table:table-cell office:value-type="float" office:value="0.982828843085" calcext:value-type="float">
            <text:p>0.9828</text:p>
          </table:table-cell>
          <table:table-cell office:value-type="float" office:value="0.980859374934" calcext:value-type="float">
            <text:p>0.9809</text:p>
          </table:table-cell>
          <table:table-cell office:value-type="float" office:value="0.98679418389" calcext:value-type="float">
            <text:p>0.9868</text:p>
          </table:table-cell>
          <table:table-cell office:value-type="float" office:value="0.986836124185" calcext:value-type="float">
            <text:p>0.9868</text:p>
          </table:table-cell>
          <table:table-cell office:value-type="float" office:value="0.986733614609" calcext:value-type="float">
            <text:p>0.9867</text:p>
          </table:table-cell>
          <table:table-cell office:value-type="float" office:value="0.986626388418" calcext:value-type="float">
            <text:p>0.9866</text:p>
          </table:table-cell>
          <table:table-cell office:value-type="float" office:value="0.98637392311" calcext:value-type="float">
            <text:p>0.9864</text:p>
          </table:table-cell>
          <table:table-cell office:value-type="float" office:value="0.982251723963" calcext:value-type="float">
            <text:p>0.9823</text:p>
          </table:table-cell>
          <table:table-cell office:value-type="float" office:value="0.9835493322" calcext:value-type="float">
            <text:p>0.9835</text:p>
          </table:table-cell>
          <table:table-cell office:value-type="float" office:value="0.984229319826" calcext:value-type="float">
            <text:p>0.9842</text:p>
          </table:table-cell>
          <table:table-cell office:value-type="float" office:value="0.984556525092" calcext:value-type="float">
            <text:p>0.9846</text:p>
          </table:table-cell>
          <table:table-cell office:value-type="float" office:value="0.98429843204" calcext:value-type="float">
            <text:p>0.9843</text:p>
          </table:table-cell>
          <table:table-cell office:value-type="float" office:value="0.989536104864" calcext:value-type="float">
            <text:p>0.9895</text:p>
          </table:table-cell>
          <table:table-cell office:value-type="float" office:value="0.989530682564" calcext:value-type="float">
            <text:p>0.9895</text:p>
          </table:table-cell>
          <table:table-cell office:value-type="float" office:value="0.989438191454" calcext:value-type="float">
            <text:p>0.9894</text:p>
          </table:table-cell>
          <table:table-cell office:value-type="float" office:value="0.989051739056" calcext:value-type="float">
            <text:p>0.9891</text:p>
          </table:table-cell>
          <table:table-cell office:value-type="float" office:value="0.989231216803" calcext:value-type="float">
            <text:p>0.9892</text:p>
          </table:table-cell>
          <table:table-cell office:value-type="float" office:value="0.987877899481123" calcext:value-type="float">
            <text:p>0.9879</text:p>
          </table:table-cell>
          <table:table-cell office:value-type="float" office:value="0.98783959504147" calcext:value-type="float">
            <text:p>0.9878</text:p>
          </table:table-cell>
          <table:table-cell office:value-type="float" office:value="0.987867485097556" calcext:value-type="float">
            <text:p>0.9879</text:p>
          </table:table-cell>
          <table:table-cell office:value-type="float" office:value="0.987780120911808" calcext:value-type="float">
            <text:p>0.9878</text:p>
          </table:table-cell>
          <table:table-cell office:value-type="float" office:value="0.987522386436222" calcext:value-type="float">
            <text:p>0.9875</text:p>
          </table:table-cell>
          <table:table-cell office:value-type="float" office:value="0.991075352926855" calcext:value-type="float">
            <text:p>0.9911</text:p>
          </table:table-cell>
          <table:table-cell office:value-type="float" office:value="0.991030240560428" calcext:value-type="float">
            <text:p>0.9910</text:p>
          </table:table-cell>
          <table:table-cell office:value-type="float" office:value="0.990954250806412" calcext:value-type="float">
            <text:p>0.9910</text:p>
          </table:table-cell>
          <table:table-cell office:value-type="float" office:value="0.990862009798975" calcext:value-type="float">
            <text:p>0.9909</text:p>
          </table:table-cell>
          <table:table-cell office:value-type="float" office:value="0.990830650768664" calcext:value-type="float">
            <text:p>0.9908</text:p>
          </table:table-cell>
          <table:table-cell office:value-type="float" office:value="0.989633587681" calcext:value-type="float">
            <text:p>0.9896</text:p>
          </table:table-cell>
          <table:table-cell office:value-type="float" office:value="0.989579405929" calcext:value-type="float">
            <text:p>0.9896</text:p>
          </table:table-cell>
          <table:table-cell office:value-type="float" office:value="0.989348001815" calcext:value-type="float">
            <text:p>0.9893</text:p>
          </table:table-cell>
          <table:table-cell office:value-type="float" office:value="0.988379995145" calcext:value-type="float">
            <text:p>0.9884</text:p>
          </table:table-cell>
          <table:table-cell office:value-type="float" office:value="0.988493648424" calcext:value-type="float">
            <text:p>0.9885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1811914628" calcext:value-type="float">
            <text:p>0.8718</text:p>
          </table:table-cell>
          <table:table-cell office:value-type="float" office:value="0.870876583133" calcext:value-type="float">
            <text:p>0.8709</text:p>
          </table:table-cell>
          <table:table-cell office:value-type="float" office:value="0.869775819083" calcext:value-type="float">
            <text:p>0.8698</text:p>
          </table:table-cell>
          <table:table-cell office:value-type="float" office:value="0.868213627292" calcext:value-type="float">
            <text:p>0.8682</text:p>
          </table:table-cell>
          <table:table-cell office:value-type="float" office:value="0.862178504295" calcext:value-type="float">
            <text:p>0.8622</text:p>
          </table:table-cell>
          <table:table-cell office:value-type="float" office:value="0.881976701386" calcext:value-type="float">
            <text:p>0.8820</text:p>
          </table:table-cell>
          <table:table-cell office:value-type="float" office:value="0.888966467614" calcext:value-type="float">
            <text:p>0.8890</text:p>
          </table:table-cell>
          <table:table-cell office:value-type="float" office:value="0.893910740637" calcext:value-type="float">
            <text:p>0.8939</text:p>
          </table:table-cell>
          <table:table-cell office:value-type="float" office:value="0.896657582263" calcext:value-type="float">
            <text:p>0.8967</text:p>
          </table:table-cell>
          <table:table-cell office:value-type="float" office:value="0.900608739536" calcext:value-type="float">
            <text:p>0.9006</text:p>
          </table:table-cell>
          <table:table-cell office:value-type="float" office:value="0.757300393212" calcext:value-type="float">
            <text:p>0.7573</text:p>
          </table:table-cell>
          <table:table-cell office:value-type="float" office:value="0.784346331917" calcext:value-type="float">
            <text:p>0.7843</text:p>
          </table:table-cell>
          <table:table-cell office:value-type="float" office:value="0.786492902967" calcext:value-type="float">
            <text:p>0.7865</text:p>
          </table:table-cell>
          <table:table-cell office:value-type="float" office:value="0.785715947569" calcext:value-type="float">
            <text:p>0.7857</text:p>
          </table:table-cell>
          <table:table-cell office:value-type="float" office:value="0.777193486755" calcext:value-type="float">
            <text:p>0.7772</text:p>
          </table:table-cell>
          <table:table-cell office:value-type="float" office:value="0.873382829623" calcext:value-type="float">
            <text:p>0.8734</text:p>
          </table:table-cell>
          <table:table-cell office:value-type="float" office:value="0.876479104398" calcext:value-type="float">
            <text:p>0.8765</text:p>
          </table:table-cell>
          <table:table-cell office:value-type="float" office:value="0.878950045431" calcext:value-type="float">
            <text:p>0.8790</text:p>
          </table:table-cell>
          <table:table-cell office:value-type="float" office:value="0.880160085094" calcext:value-type="float">
            <text:p>0.8802</text:p>
          </table:table-cell>
          <table:table-cell office:value-type="float" office:value="0.880354799635" calcext:value-type="float">
            <text:p>0.8804</text:p>
          </table:table-cell>
          <table:table-cell office:value-type="float" office:value="0.878145286126" calcext:value-type="float">
            <text:p>0.8781</text:p>
          </table:table-cell>
          <table:table-cell office:value-type="float" office:value="0.881265041757" calcext:value-type="float">
            <text:p>0.8813</text:p>
          </table:table-cell>
          <table:table-cell office:value-type="float" office:value="0.882636764991" calcext:value-type="float">
            <text:p>0.8826</text:p>
          </table:table-cell>
          <table:table-cell office:value-type="float" office:value="0.884559780734" calcext:value-type="float">
            <text:p>0.8846</text:p>
          </table:table-cell>
          <table:table-cell office:value-type="float" office:value="0.884506175035" calcext:value-type="float">
            <text:p>0.8845</text:p>
          </table:table-cell>
          <table:table-cell office:value-type="float" office:value="0.876317487313" calcext:value-type="float">
            <text:p>0.8763</text:p>
          </table:table-cell>
          <table:table-cell office:value-type="float" office:value="0.879552835841" calcext:value-type="float">
            <text:p>0.8796</text:p>
          </table:table-cell>
          <table:table-cell office:value-type="float" office:value="0.882887485906" calcext:value-type="float">
            <text:p>0.8829</text:p>
          </table:table-cell>
          <table:table-cell office:value-type="float" office:value="0.883415335716" calcext:value-type="float">
            <text:p>0.8834</text:p>
          </table:table-cell>
          <table:table-cell office:value-type="float" office:value="0.883551833474" calcext:value-type="float">
            <text:p>0.8836</text:p>
          </table:table-cell>
          <table:table-cell office:value-type="float" office:value="0.880405848894" calcext:value-type="float">
            <text:p>0.8804</text:p>
          </table:table-cell>
          <table:table-cell office:value-type="float" office:value="0.880613634178" calcext:value-type="float">
            <text:p>0.8806</text:p>
          </table:table-cell>
          <table:table-cell office:value-type="float" office:value="0.881689445967" calcext:value-type="float">
            <text:p>0.8817</text:p>
          </table:table-cell>
          <table:table-cell office:value-type="float" office:value="0.883736064129" calcext:value-type="float">
            <text:p>0.8837</text:p>
          </table:table-cell>
          <table:table-cell office:value-type="float" office:value="0.884493969645" calcext:value-type="float">
            <text:p>0.8845</text:p>
          </table:table-cell>
          <table:table-cell office:value-type="float" office:value="0.876670412367511" calcext:value-type="float">
            <text:p>0.8767</text:p>
          </table:table-cell>
          <table:table-cell office:value-type="float" office:value="0.876516962543909" calcext:value-type="float">
            <text:p>0.8765</text:p>
          </table:table-cell>
          <table:table-cell office:value-type="float" office:value="0.876996005498846" calcext:value-type="float">
            <text:p>0.8770</text:p>
          </table:table-cell>
          <table:table-cell office:value-type="float" office:value="0.87636773454497" calcext:value-type="float">
            <text:p>0.8764</text:p>
          </table:table-cell>
          <table:table-cell office:value-type="float" office:value="0.876944434595818" calcext:value-type="float">
            <text:p>0.8769</text:p>
          </table:table-cell>
          <table:table-cell office:value-type="float" office:value="0.879634954260868" calcext:value-type="float">
            <text:p>0.8796</text:p>
          </table:table-cell>
          <table:table-cell office:value-type="float" office:value="0.880607876527635" calcext:value-type="float">
            <text:p>0.8806</text:p>
          </table:table-cell>
          <table:table-cell office:value-type="float" office:value="0.880825370843281" calcext:value-type="float">
            <text:p>0.8808</text:p>
          </table:table-cell>
          <table:table-cell office:value-type="float" office:value="0.881431152717034" calcext:value-type="float">
            <text:p>0.8814</text:p>
          </table:table-cell>
          <table:table-cell office:value-type="float" office:value="0.881617281033102" calcext:value-type="float">
            <text:p>0.8816</text:p>
          </table:table-cell>
          <table:table-cell office:value-type="float" office:value="0.879122357481" calcext:value-type="float">
            <text:p>0.8791</text:p>
          </table:table-cell>
          <table:table-cell office:value-type="float" office:value="0.880296938716" calcext:value-type="float">
            <text:p>0.8803</text:p>
          </table:table-cell>
          <table:table-cell office:value-type="float" office:value="0.88037253494" calcext:value-type="float">
            <text:p>0.8804</text:p>
          </table:table-cell>
          <table:table-cell office:value-type="float" office:value="0.881580298608" calcext:value-type="float">
            <text:p>0.8816</text:p>
          </table:table-cell>
          <table:table-cell office:value-type="float" office:value="0.882069114456" calcext:value-type="float">
            <text:p>0.8821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03916640434" calcext:value-type="float">
            <text:p>0.8039</text:p>
          </table:table-cell>
          <table:table-cell office:value-type="float" office:value="0.80283361025" calcext:value-type="float">
            <text:p>0.8028</text:p>
          </table:table-cell>
          <table:table-cell office:value-type="float" office:value="0.802650686122" calcext:value-type="float">
            <text:p>0.8027</text:p>
          </table:table-cell>
          <table:table-cell office:value-type="float" office:value="0.802263569175" calcext:value-type="float">
            <text:p>0.8023</text:p>
          </table:table-cell>
          <table:table-cell office:value-type="float" office:value="0.787477057798" calcext:value-type="float">
            <text:p>0.7875</text:p>
          </table:table-cell>
          <table:table-cell office:value-type="float" office:value="0.912642990628" calcext:value-type="float">
            <text:p>0.9126</text:p>
          </table:table-cell>
          <table:table-cell office:value-type="float" office:value="0.913824662067" calcext:value-type="float">
            <text:p>0.9138</text:p>
          </table:table-cell>
          <table:table-cell office:value-type="float" office:value="0.914084826613" calcext:value-type="float">
            <text:p>0.9141</text:p>
          </table:table-cell>
          <table:table-cell office:value-type="float" office:value="0.912649212283" calcext:value-type="float">
            <text:p>0.9126</text:p>
          </table:table-cell>
          <table:table-cell office:value-type="float" office:value="0.914757180012" calcext:value-type="float">
            <text:p>0.9148</text:p>
          </table:table-cell>
          <table:table-cell office:value-type="float" office:value="0.82192937257" calcext:value-type="float">
            <text:p>0.8219</text:p>
          </table:table-cell>
          <table:table-cell office:value-type="float" office:value="0.822967820413" calcext:value-type="float">
            <text:p>0.8230</text:p>
          </table:table-cell>
          <table:table-cell office:value-type="float" office:value="0.810278562994" calcext:value-type="float">
            <text:p>0.8103</text:p>
          </table:table-cell>
          <table:table-cell office:value-type="float" office:value="0.800750073616" calcext:value-type="float">
            <text:p>0.8008</text:p>
          </table:table-cell>
          <table:table-cell office:value-type="float" office:value="0.779614423051" calcext:value-type="float">
            <text:p>0.7796</text:p>
          </table:table-cell>
          <table:table-cell office:value-type="float" office:value="0.895241952451" calcext:value-type="float">
            <text:p>0.8952</text:p>
          </table:table-cell>
          <table:table-cell office:value-type="float" office:value="0.899700426875" calcext:value-type="float">
            <text:p>0.8997</text:p>
          </table:table-cell>
          <table:table-cell office:value-type="float" office:value="0.904352415691" calcext:value-type="float">
            <text:p>0.9044</text:p>
          </table:table-cell>
          <table:table-cell office:value-type="float" office:value="0.906333604162" calcext:value-type="float">
            <text:p>0.9063</text:p>
          </table:table-cell>
          <table:table-cell office:value-type="float" office:value="0.905346926272" calcext:value-type="float">
            <text:p>0.9053</text:p>
          </table:table-cell>
          <table:table-cell office:value-type="float" office:value="0.908818182583" calcext:value-type="float">
            <text:p>0.9088</text:p>
          </table:table-cell>
          <table:table-cell office:value-type="float" office:value="0.91062977729" calcext:value-type="float">
            <text:p>0.9106</text:p>
          </table:table-cell>
          <table:table-cell office:value-type="float" office:value="0.909775093226" calcext:value-type="float">
            <text:p>0.9098</text:p>
          </table:table-cell>
          <table:table-cell office:value-type="float" office:value="0.911277104226" calcext:value-type="float">
            <text:p>0.9113</text:p>
          </table:table-cell>
          <table:table-cell office:value-type="float" office:value="0.909180148869" calcext:value-type="float">
            <text:p>0.9092</text:p>
          </table:table-cell>
          <table:table-cell office:value-type="float" office:value="0.900877239939" calcext:value-type="float">
            <text:p>0.9009</text:p>
          </table:table-cell>
          <table:table-cell office:value-type="float" office:value="0.902754945987" calcext:value-type="float">
            <text:p>0.9028</text:p>
          </table:table-cell>
          <table:table-cell office:value-type="float" office:value="0.90648305599" calcext:value-type="float">
            <text:p>0.9065</text:p>
          </table:table-cell>
          <table:table-cell office:value-type="float" office:value="0.906091750184" calcext:value-type="float">
            <text:p>0.9061</text:p>
          </table:table-cell>
          <table:table-cell office:value-type="float" office:value="0.908034181018" calcext:value-type="float">
            <text:p>0.9080</text:p>
          </table:table-cell>
          <table:table-cell office:value-type="float" office:value="0.912623777219" calcext:value-type="float">
            <text:p>0.9126</text:p>
          </table:table-cell>
          <table:table-cell office:value-type="float" office:value="0.91126033148" calcext:value-type="float">
            <text:p>0.9113</text:p>
          </table:table-cell>
          <table:table-cell office:value-type="float" office:value="0.909375063426" calcext:value-type="float">
            <text:p>0.9094</text:p>
          </table:table-cell>
          <table:table-cell office:value-type="float" office:value="0.913290358372" calcext:value-type="float">
            <text:p>0.9133</text:p>
          </table:table-cell>
          <table:table-cell office:value-type="float" office:value="0.915671950894" calcext:value-type="float">
            <text:p>0.9157</text:p>
          </table:table-cell>
          <table:table-cell office:value-type="float" office:value="0.908726753631867" calcext:value-type="float">
            <text:p>0.9087</text:p>
          </table:table-cell>
          <table:table-cell office:value-type="float" office:value="0.90407142969668" calcext:value-type="float">
            <text:p>0.9041</text:p>
          </table:table-cell>
          <table:table-cell office:value-type="float" office:value="0.915190817453908" calcext:value-type="float">
            <text:p>0.9152</text:p>
          </table:table-cell>
          <table:table-cell office:value-type="float" office:value="0.914972803442394" calcext:value-type="float">
            <text:p>0.9150</text:p>
          </table:table-cell>
          <table:table-cell office:value-type="float" office:value="0.91775254161029" calcext:value-type="float">
            <text:p>0.9178</text:p>
          </table:table-cell>
          <table:table-cell office:value-type="float" office:value="0.909306944752449" calcext:value-type="float">
            <text:p>0.9093</text:p>
          </table:table-cell>
          <table:table-cell office:value-type="float" office:value="0.90776019020727" calcext:value-type="float">
            <text:p>0.9078</text:p>
          </table:table-cell>
          <table:table-cell office:value-type="float" office:value="0.90914455569819" calcext:value-type="float">
            <text:p>0.9091</text:p>
          </table:table-cell>
          <table:table-cell office:value-type="float" office:value="0.914536117746786" calcext:value-type="float">
            <text:p>0.9145</text:p>
          </table:table-cell>
          <table:table-cell office:value-type="float" office:value="0.913870430611979" calcext:value-type="float">
            <text:p>0.9139</text:p>
          </table:table-cell>
          <table:table-cell office:value-type="float" office:value="0.891510586998" calcext:value-type="float">
            <text:p>0.8915</text:p>
          </table:table-cell>
          <table:table-cell office:value-type="float" office:value="0.883885969016" calcext:value-type="float">
            <text:p>0.8839</text:p>
          </table:table-cell>
          <table:table-cell office:value-type="float" office:value="0.875910362162" calcext:value-type="float">
            <text:p>0.8759</text:p>
          </table:table-cell>
          <table:table-cell office:value-type="float" office:value="0.871650614949" calcext:value-type="float">
            <text:p>0.8717</text:p>
          </table:table-cell>
          <table:table-cell office:value-type="float" office:value="0.860438028495" calcext:value-type="float">
            <text:p>0.8604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6318471909" calcext:value-type="float">
            <text:p>0.9663</text:p>
          </table:table-cell>
          <table:table-cell office:value-type="float" office:value="0.967807311187" calcext:value-type="float">
            <text:p>0.9678</text:p>
          </table:table-cell>
          <table:table-cell office:value-type="float" office:value="0.969376987306" calcext:value-type="float">
            <text:p>0.9694</text:p>
          </table:table-cell>
          <table:table-cell office:value-type="float" office:value="0.970756664042" calcext:value-type="float">
            <text:p>0.9708</text:p>
          </table:table-cell>
          <table:table-cell office:value-type="float" office:value="0.973103864239" calcext:value-type="float">
            <text:p>0.9731</text:p>
          </table:table-cell>
          <table:table-cell office:value-type="float" office:value="0.986941202394" calcext:value-type="float">
            <text:p>0.9869</text:p>
          </table:table-cell>
          <table:table-cell office:value-type="float" office:value="0.986943099812" calcext:value-type="float">
            <text:p>0.9869</text:p>
          </table:table-cell>
          <table:table-cell office:value-type="float" office:value="0.98694290258" calcext:value-type="float">
            <text:p>0.9869</text:p>
          </table:table-cell>
          <table:table-cell office:value-type="float" office:value="0.986937568936" calcext:value-type="float">
            <text:p>0.9869</text:p>
          </table:table-cell>
          <table:table-cell office:value-type="float" office:value="0.984942022633" calcext:value-type="float">
            <text:p>0.9849</text:p>
          </table:table-cell>
          <table:table-cell office:value-type="float" office:value="0.837495369795" calcext:value-type="float">
            <text:p>0.8375</text:p>
          </table:table-cell>
          <table:table-cell office:value-type="float" office:value="0.844643650057" calcext:value-type="float">
            <text:p>0.8446</text:p>
          </table:table-cell>
          <table:table-cell office:value-type="float" office:value="0.846235043713" calcext:value-type="float">
            <text:p>0.8462</text:p>
          </table:table-cell>
          <table:table-cell office:value-type="float" office:value="0.844092003916" calcext:value-type="float">
            <text:p>0.8441</text:p>
          </table:table-cell>
          <table:table-cell office:value-type="float" office:value="0.838121896532" calcext:value-type="float">
            <text:p>0.8381</text:p>
          </table:table-cell>
          <table:table-cell office:value-type="float" office:value="0.980718190086" calcext:value-type="float">
            <text:p>0.9807</text:p>
          </table:table-cell>
          <table:table-cell office:value-type="float" office:value="0.982473445607" calcext:value-type="float">
            <text:p>0.9825</text:p>
          </table:table-cell>
          <table:table-cell office:value-type="float" office:value="0.983531030157" calcext:value-type="float">
            <text:p>0.9835</text:p>
          </table:table-cell>
          <table:table-cell office:value-type="float" office:value="0.98412544498" calcext:value-type="float">
            <text:p>0.9841</text:p>
          </table:table-cell>
          <table:table-cell office:value-type="float" office:value="0.984381272235" calcext:value-type="float">
            <text:p>0.9844</text:p>
          </table:table-cell>
          <table:table-cell office:value-type="float" office:value="0.985699865157" calcext:value-type="float">
            <text:p>0.9857</text:p>
          </table:table-cell>
          <table:table-cell office:value-type="float" office:value="0.98588950162" calcext:value-type="float">
            <text:p>0.9859</text:p>
          </table:table-cell>
          <table:table-cell office:value-type="float" office:value="0.985777150147" calcext:value-type="float">
            <text:p>0.9858</text:p>
          </table:table-cell>
          <table:table-cell office:value-type="float" office:value="0.985840963113" calcext:value-type="float">
            <text:p>0.9858</text:p>
          </table:table-cell>
          <table:table-cell office:value-type="float" office:value="0.985754141816" calcext:value-type="float">
            <text:p>0.9858</text:p>
          </table:table-cell>
          <table:table-cell office:value-type="float" office:value="0.98092912473" calcext:value-type="float">
            <text:p>0.9809</text:p>
          </table:table-cell>
          <table:table-cell office:value-type="float" office:value="0.982930316157" calcext:value-type="float">
            <text:p>0.9829</text:p>
          </table:table-cell>
          <table:table-cell office:value-type="float" office:value="0.983598088481" calcext:value-type="float">
            <text:p>0.9836</text:p>
          </table:table-cell>
          <table:table-cell office:value-type="float" office:value="0.984392657683" calcext:value-type="float">
            <text:p>0.9844</text:p>
          </table:table-cell>
          <table:table-cell office:value-type="float" office:value="0.98470633557" calcext:value-type="float">
            <text:p>0.9847</text:p>
          </table:table-cell>
          <table:table-cell office:value-type="float" office:value="0.989588388257" calcext:value-type="float">
            <text:p>0.9896</text:p>
          </table:table-cell>
          <table:table-cell office:value-type="float" office:value="0.989595728428" calcext:value-type="float">
            <text:p>0.9896</text:p>
          </table:table-cell>
          <table:table-cell office:value-type="float" office:value="0.989596071171" calcext:value-type="float">
            <text:p>0.9896</text:p>
          </table:table-cell>
          <table:table-cell office:value-type="float" office:value="0.989596314972" calcext:value-type="float">
            <text:p>0.9896</text:p>
          </table:table-cell>
          <table:table-cell office:value-type="float" office:value="0.98959528524" calcext:value-type="float">
            <text:p>0.9896</text:p>
          </table:table-cell>
          <table:table-cell office:value-type="float" office:value="0.987937538630963" calcext:value-type="float">
            <text:p>0.9879</text:p>
          </table:table-cell>
          <table:table-cell office:value-type="float" office:value="0.987933535862672" calcext:value-type="float">
            <text:p>0.9879</text:p>
          </table:table-cell>
          <table:table-cell office:value-type="float" office:value="0.987924588940851" calcext:value-type="float">
            <text:p>0.9879</text:p>
          </table:table-cell>
          <table:table-cell office:value-type="float" office:value="0.987925029361405" calcext:value-type="float">
            <text:p>0.9879</text:p>
          </table:table-cell>
          <table:table-cell office:value-type="float" office:value="0.987911540962261" calcext:value-type="float">
            <text:p>0.9879</text:p>
          </table:table-cell>
          <table:table-cell office:value-type="float" office:value="0.991112344923438" calcext:value-type="float">
            <text:p>0.9911</text:p>
          </table:table-cell>
          <table:table-cell office:value-type="float" office:value="0.991079897822203" calcext:value-type="float">
            <text:p>0.9911</text:p>
          </table:table-cell>
          <table:table-cell office:value-type="float" office:value="0.991077368198712" calcext:value-type="float">
            <text:p>0.9911</text:p>
          </table:table-cell>
          <table:table-cell office:value-type="float" office:value="0.991066395600141" calcext:value-type="float">
            <text:p>0.9911</text:p>
          </table:table-cell>
          <table:table-cell office:value-type="float" office:value="0.991056519827526" calcext:value-type="float">
            <text:p>0.9911</text:p>
          </table:table-cell>
          <table:table-cell office:value-type="float" office:value="0.989634239527" calcext:value-type="float">
            <text:p>0.9896</text:p>
          </table:table-cell>
          <table:table-cell office:value-type="float" office:value="0.989655560197" calcext:value-type="float">
            <text:p>0.9897</text:p>
          </table:table-cell>
          <table:table-cell office:value-type="float" office:value="0.989656648486" calcext:value-type="float">
            <text:p>0.9897</text:p>
          </table:table-cell>
          <table:table-cell office:value-type="float" office:value="0.989656570548" calcext:value-type="float">
            <text:p>0.9897</text:p>
          </table:table-cell>
          <table:table-cell office:value-type="float" office:value="0.989653317752" calcext:value-type="float">
            <text:p>0.9897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5239284871" calcext:value-type="float">
            <text:p>0.8152</text:p>
          </table:table-cell>
          <table:table-cell office:value-type="float" office:value="0.823224141343" calcext:value-type="float">
            <text:p>0.8232</text:p>
          </table:table-cell>
          <table:table-cell office:value-type="float" office:value="0.840383280653" calcext:value-type="float">
            <text:p>0.8404</text:p>
          </table:table-cell>
          <table:table-cell office:value-type="float" office:value="0.848724363255" calcext:value-type="float">
            <text:p>0.8487</text:p>
          </table:table-cell>
          <table:table-cell office:value-type="float" office:value="0.874857059053" calcext:value-type="float">
            <text:p>0.8749</text:p>
          </table:table-cell>
          <table:table-cell office:value-type="float" office:value="0.816326532776" calcext:value-type="float">
            <text:p>0.8163</text:p>
          </table:table-cell>
          <table:table-cell office:value-type="float" office:value="0.81511546152" calcext:value-type="float">
            <text:p>0.8151</text:p>
          </table:table-cell>
          <table:table-cell office:value-type="float" office:value="0.813155318846" calcext:value-type="float">
            <text:p>0.8132</text:p>
          </table:table-cell>
          <table:table-cell office:value-type="float" office:value="0.808537117305" calcext:value-type="float">
            <text:p>0.8085</text:p>
          </table:table-cell>
          <table:table-cell office:value-type="float" office:value="0.793667627289" calcext:value-type="float">
            <text:p>0.7937</text:p>
          </table:table-cell>
          <table:table-cell office:value-type="float" office:value="0.655800511011" calcext:value-type="float">
            <text:p>0.6558</text:p>
          </table:table-cell>
          <table:table-cell office:value-type="float" office:value="0.654376473705" calcext:value-type="float">
            <text:p>0.6544</text:p>
          </table:table-cell>
          <table:table-cell office:value-type="float" office:value="0.647335800269" calcext:value-type="float">
            <text:p>0.6473</text:p>
          </table:table-cell>
          <table:table-cell office:value-type="float" office:value="0.64411058833" calcext:value-type="float">
            <text:p>0.6441</text:p>
          </table:table-cell>
          <table:table-cell office:value-type="float" office:value="0.640411648539" calcext:value-type="float">
            <text:p>0.6404</text:p>
          </table:table-cell>
          <table:table-cell office:value-type="float" office:value="0.807704629626" calcext:value-type="float">
            <text:p>0.8077</text:p>
          </table:table-cell>
          <table:table-cell office:value-type="float" office:value="0.800748849488" calcext:value-type="float">
            <text:p>0.8007</text:p>
          </table:table-cell>
          <table:table-cell office:value-type="float" office:value="0.796450661452" calcext:value-type="float">
            <text:p>0.7965</text:p>
          </table:table-cell>
          <table:table-cell office:value-type="float" office:value="0.790460869347" calcext:value-type="float">
            <text:p>0.7905</text:p>
          </table:table-cell>
          <table:table-cell office:value-type="float" office:value="0.790857216311" calcext:value-type="float">
            <text:p>0.7909</text:p>
          </table:table-cell>
          <table:table-cell office:value-type="float" office:value="0.816110064813" calcext:value-type="float">
            <text:p>0.8161</text:p>
          </table:table-cell>
          <table:table-cell office:value-type="float" office:value="0.816502735322" calcext:value-type="float">
            <text:p>0.8165</text:p>
          </table:table-cell>
          <table:table-cell office:value-type="float" office:value="0.815177752747" calcext:value-type="float">
            <text:p>0.8152</text:p>
          </table:table-cell>
          <table:table-cell office:value-type="float" office:value="0.811472660083" calcext:value-type="float">
            <text:p>0.8115</text:p>
          </table:table-cell>
          <table:table-cell office:value-type="float" office:value="0.803059628575" calcext:value-type="float">
            <text:p>0.8031</text:p>
          </table:table-cell>
          <table:table-cell office:value-type="float" office:value="0.805689819303" calcext:value-type="float">
            <text:p>0.8057</text:p>
          </table:table-cell>
          <table:table-cell office:value-type="float" office:value="0.798740975757" calcext:value-type="float">
            <text:p>0.7987</text:p>
          </table:table-cell>
          <table:table-cell office:value-type="float" office:value="0.794601809294" calcext:value-type="float">
            <text:p>0.7946</text:p>
          </table:table-cell>
          <table:table-cell office:value-type="float" office:value="0.788613467546" calcext:value-type="float">
            <text:p>0.7886</text:p>
          </table:table-cell>
          <table:table-cell office:value-type="float" office:value="0.788549468607" calcext:value-type="float">
            <text:p>0.7885</text:p>
          </table:table-cell>
          <table:table-cell office:value-type="float" office:value="0.815436409451" calcext:value-type="float">
            <text:p>0.8154</text:p>
          </table:table-cell>
          <table:table-cell office:value-type="float" office:value="0.816167723182" calcext:value-type="float">
            <text:p>0.8162</text:p>
          </table:table-cell>
          <table:table-cell office:value-type="float" office:value="0.813417539956" calcext:value-type="float">
            <text:p>0.8134</text:p>
          </table:table-cell>
          <table:table-cell office:value-type="float" office:value="0.811342220965" calcext:value-type="float">
            <text:p>0.8113</text:p>
          </table:table-cell>
          <table:table-cell office:value-type="float" office:value="0.805364576312" calcext:value-type="float">
            <text:p>0.8054</text:p>
          </table:table-cell>
          <table:table-cell office:value-type="float" office:value="0.813762817457706" calcext:value-type="float">
            <text:p>0.8138</text:p>
          </table:table-cell>
          <table:table-cell office:value-type="float" office:value="0.813178128763584" calcext:value-type="float">
            <text:p>0.8132</text:p>
          </table:table-cell>
          <table:table-cell office:value-type="float" office:value="0.812240179532012" calcext:value-type="float">
            <text:p>0.8122</text:p>
          </table:table-cell>
          <table:table-cell office:value-type="float" office:value="0.810519082727299" calcext:value-type="float">
            <text:p>0.8105</text:p>
          </table:table-cell>
          <table:table-cell office:value-type="float" office:value="0.807772927689548" calcext:value-type="float">
            <text:p>0.8078</text:p>
          </table:table-cell>
          <table:table-cell office:value-type="float" office:value="0.817309620232506" calcext:value-type="float">
            <text:p>0.8173</text:p>
          </table:table-cell>
          <table:table-cell office:value-type="float" office:value="0.81623672327869" calcext:value-type="float">
            <text:p>0.8162</text:p>
          </table:table-cell>
          <table:table-cell office:value-type="float" office:value="0.81602124419588" calcext:value-type="float">
            <text:p>0.8160</text:p>
          </table:table-cell>
          <table:table-cell office:value-type="float" office:value="0.814040566864887" calcext:value-type="float">
            <text:p>0.8140</text:p>
          </table:table-cell>
          <table:table-cell office:value-type="float" office:value="0.802935431740819" calcext:value-type="float">
            <text:p>0.8029</text:p>
          </table:table-cell>
          <table:table-cell office:value-type="float" office:value="0.903289177083" calcext:value-type="float">
            <text:p>0.9033</text:p>
          </table:table-cell>
          <table:table-cell office:value-type="float" office:value="0.904460344009" calcext:value-type="float">
            <text:p>0.9045</text:p>
          </table:table-cell>
          <table:table-cell office:value-type="float" office:value="0.875230869688" calcext:value-type="float">
            <text:p>0.8752</text:p>
          </table:table-cell>
          <table:table-cell office:value-type="float" office:value="0.840125576527" calcext:value-type="float">
            <text:p>0.8401</text:p>
          </table:table-cell>
          <table:table-cell office:value-type="float" office:value="0.811002741572" calcext:value-type="float">
            <text:p>0.8110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2426181941" calcext:value-type="float">
            <text:p>0.7924</text:p>
          </table:table-cell>
          <table:table-cell office:value-type="float" office:value="0.793424679385" calcext:value-type="float">
            <text:p>0.7934</text:p>
          </table:table-cell>
          <table:table-cell office:value-type="float" office:value="0.793176679947" calcext:value-type="float">
            <text:p>0.7932</text:p>
          </table:table-cell>
          <table:table-cell office:value-type="float" office:value="0.792855002112" calcext:value-type="float">
            <text:p>0.7929</text:p>
          </table:table-cell>
          <table:table-cell office:value-type="float" office:value="0.790973169378" calcext:value-type="float">
            <text:p>0.7910</text:p>
          </table:table-cell>
          <table:table-cell office:value-type="float" office:value="0.855670843563" calcext:value-type="float">
            <text:p>0.8557</text:p>
          </table:table-cell>
          <table:table-cell office:value-type="float" office:value="0.884402815114" calcext:value-type="float">
            <text:p>0.8844</text:p>
          </table:table-cell>
          <table:table-cell office:value-type="float" office:value="0.876055468701" calcext:value-type="float">
            <text:p>0.8761</text:p>
          </table:table-cell>
          <table:table-cell office:value-type="float" office:value="0.914505039529" calcext:value-type="float">
            <text:p>0.9145</text:p>
          </table:table-cell>
          <table:table-cell office:value-type="float" office:value="0.927856994305" calcext:value-type="float">
            <text:p>0.9279</text:p>
          </table:table-cell>
          <table:table-cell office:value-type="float" office:value="0.794425436606" calcext:value-type="float">
            <text:p>0.7944</text:p>
          </table:table-cell>
          <table:table-cell office:value-type="float" office:value="0.782171959269" calcext:value-type="float">
            <text:p>0.7822</text:p>
          </table:table-cell>
          <table:table-cell office:value-type="float" office:value="0.799668781927" calcext:value-type="float">
            <text:p>0.7997</text:p>
          </table:table-cell>
          <table:table-cell office:value-type="float" office:value="0.794881890451" calcext:value-type="float">
            <text:p>0.7949</text:p>
          </table:table-cell>
          <table:table-cell office:value-type="float" office:value="0.805135305232" calcext:value-type="float">
            <text:p>0.8051</text:p>
          </table:table-cell>
          <table:table-cell office:value-type="float" office:value="0.82122377135" calcext:value-type="float">
            <text:p>0.8212</text:p>
          </table:table-cell>
          <table:table-cell office:value-type="float" office:value="0.841258999607" calcext:value-type="float">
            <text:p>0.8413</text:p>
          </table:table-cell>
          <table:table-cell office:value-type="float" office:value="0.858978222485" calcext:value-type="float">
            <text:p>0.8590</text:p>
          </table:table-cell>
          <table:table-cell office:value-type="float" office:value="0.868547513696" calcext:value-type="float">
            <text:p>0.8685</text:p>
          </table:table-cell>
          <table:table-cell office:value-type="float" office:value="0.865220138401" calcext:value-type="float">
            <text:p>0.8652</text:p>
          </table:table-cell>
          <table:table-cell office:value-type="float" office:value="0.830598446688" calcext:value-type="float">
            <text:p>0.8306</text:p>
          </table:table-cell>
          <table:table-cell office:value-type="float" office:value="0.841228067921" calcext:value-type="float">
            <text:p>0.8412</text:p>
          </table:table-cell>
          <table:table-cell office:value-type="float" office:value="0.846577389973" calcext:value-type="float">
            <text:p>0.8466</text:p>
          </table:table-cell>
          <table:table-cell office:value-type="float" office:value="0.870884327875" calcext:value-type="float">
            <text:p>0.8709</text:p>
          </table:table-cell>
          <table:table-cell office:value-type="float" office:value="0.871169022108" calcext:value-type="float">
            <text:p>0.8712</text:p>
          </table:table-cell>
          <table:table-cell office:value-type="float" office:value="0.835858789734" calcext:value-type="float">
            <text:p>0.8359</text:p>
          </table:table-cell>
          <table:table-cell office:value-type="float" office:value="0.838330115857" calcext:value-type="float">
            <text:p>0.8383</text:p>
          </table:table-cell>
          <table:table-cell office:value-type="float" office:value="0.856821180468" calcext:value-type="float">
            <text:p>0.8568</text:p>
          </table:table-cell>
          <table:table-cell office:value-type="float" office:value="0.871608078363" calcext:value-type="float">
            <text:p>0.8716</text:p>
          </table:table-cell>
          <table:table-cell office:value-type="float" office:value="0.868407058242" calcext:value-type="float">
            <text:p>0.8684</text:p>
          </table:table-cell>
          <table:table-cell office:value-type="float" office:value="0.850635040311" calcext:value-type="float">
            <text:p>0.8506</text:p>
          </table:table-cell>
          <table:table-cell office:value-type="float" office:value="0.848684204547" calcext:value-type="float">
            <text:p>0.8487</text:p>
          </table:table-cell>
          <table:table-cell office:value-type="float" office:value="0.83939757838" calcext:value-type="float">
            <text:p>0.8394</text:p>
          </table:table-cell>
          <table:table-cell office:value-type="float" office:value="0.849134671605" calcext:value-type="float">
            <text:p>0.8491</text:p>
          </table:table-cell>
          <table:table-cell office:value-type="float" office:value="0.867628151063" calcext:value-type="float">
            <text:p>0.8676</text:p>
          </table:table-cell>
          <table:table-cell office:value-type="float" office:value="0.856005265267586" calcext:value-type="float">
            <text:p>0.8560</text:p>
          </table:table-cell>
          <table:table-cell office:value-type="float" office:value="0.87900906509928" calcext:value-type="float">
            <text:p>0.8790</text:p>
          </table:table-cell>
          <table:table-cell office:value-type="float" office:value="0.907911491587102" calcext:value-type="float">
            <text:p>0.9079</text:p>
          </table:table-cell>
          <table:table-cell office:value-type="float" office:value="0.936853888688826" calcext:value-type="float">
            <text:p>0.9369</text:p>
          </table:table-cell>
          <table:table-cell office:value-type="float" office:value="0.912097788920353" calcext:value-type="float">
            <text:p>0.9121</text:p>
          </table:table-cell>
          <table:table-cell office:value-type="float" office:value="0.85631626428239" calcext:value-type="float">
            <text:p>0.8563</text:p>
          </table:table-cell>
          <table:table-cell office:value-type="float" office:value="0.87604120258385" calcext:value-type="float">
            <text:p>0.8760</text:p>
          </table:table-cell>
          <table:table-cell office:value-type="float" office:value="0.868212948809362" calcext:value-type="float">
            <text:p>0.8682</text:p>
          </table:table-cell>
          <table:table-cell office:value-type="float" office:value="0.896421620178971" calcext:value-type="float">
            <text:p>0.8964</text:p>
          </table:table-cell>
          <table:table-cell office:value-type="float" office:value="0.894016735036913" calcext:value-type="float">
            <text:p>0.8940</text:p>
          </table:table-cell>
          <table:table-cell office:value-type="float" office:value="0.93470215539" calcext:value-type="float">
            <text:p>0.9347</text:p>
          </table:table-cell>
          <table:table-cell office:value-type="float" office:value="0.945866502338" calcext:value-type="float">
            <text:p>0.9459</text:p>
          </table:table-cell>
          <table:table-cell office:value-type="float" office:value="0.928809857702" calcext:value-type="float">
            <text:p>0.9288</text:p>
          </table:table-cell>
          <table:table-cell office:value-type="float" office:value="0.901817552669" calcext:value-type="float">
            <text:p>0.9018</text:p>
          </table:table-cell>
          <table:table-cell office:value-type="float" office:value="0.834937250847" calcext:value-type="float">
            <text:p>0.8349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0981006099" calcext:value-type="float">
            <text:p>0.9910</text:p>
          </table:table-cell>
          <table:table-cell office:value-type="float" office:value="0.99085181295" calcext:value-type="float">
            <text:p>0.9909</text:p>
          </table:table-cell>
          <table:table-cell office:value-type="float" office:value="0.990616637917" calcext:value-type="float">
            <text:p>0.9906</text:p>
          </table:table-cell>
          <table:table-cell office:value-type="float" office:value="0.99060634962" calcext:value-type="float">
            <text:p>0.9906</text:p>
          </table:table-cell>
          <table:table-cell office:value-type="float" office:value="0.990534441205" calcext:value-type="float">
            <text:p>0.9905</text:p>
          </table:table-cell>
          <table:table-cell office:value-type="float" office:value="0.991507281296" calcext:value-type="float">
            <text:p>0.9915</text:p>
          </table:table-cell>
          <table:table-cell office:value-type="float" office:value="0.991547681976" calcext:value-type="float">
            <text:p>0.9915</text:p>
          </table:table-cell>
          <table:table-cell office:value-type="float" office:value="0.991547890032" calcext:value-type="float">
            <text:p>0.9915</text:p>
          </table:table-cell>
          <table:table-cell office:value-type="float" office:value="0.991548021175" calcext:value-type="float">
            <text:p>0.9915</text:p>
          </table:table-cell>
          <table:table-cell office:value-type="float" office:value="0.991547514747" calcext:value-type="float">
            <text:p>0.9915</text:p>
          </table:table-cell>
          <table:table-cell office:value-type="float" office:value="0.99012682812" calcext:value-type="float">
            <text:p>0.9901</text:p>
          </table:table-cell>
          <table:table-cell office:value-type="float" office:value="0.99012607095" calcext:value-type="float">
            <text:p>0.9901</text:p>
          </table:table-cell>
          <table:table-cell office:value-type="float" office:value="0.990126076445" calcext:value-type="float">
            <text:p>0.9901</text:p>
          </table:table-cell>
          <table:table-cell office:value-type="float" office:value="0.990125950013" calcext:value-type="float">
            <text:p>0.9901</text:p>
          </table:table-cell>
          <table:table-cell office:value-type="float" office:value="0.990125830534" calcext:value-type="float">
            <text:p>0.9901</text:p>
          </table:table-cell>
          <table:table-cell office:value-type="float" office:value="0.985891217142" calcext:value-type="float">
            <text:p>0.9859</text:p>
          </table:table-cell>
          <table:table-cell office:value-type="float" office:value="0.987258128627" calcext:value-type="float">
            <text:p>0.9873</text:p>
          </table:table-cell>
          <table:table-cell office:value-type="float" office:value="0.988269445541" calcext:value-type="float">
            <text:p>0.9883</text:p>
          </table:table-cell>
          <table:table-cell office:value-type="float" office:value="0.989430582061" calcext:value-type="float">
            <text:p>0.9894</text:p>
          </table:table-cell>
          <table:table-cell office:value-type="float" office:value="0.990371366408" calcext:value-type="float">
            <text:p>0.9904</text:p>
          </table:table-cell>
          <table:table-cell office:value-type="float" office:value="0.991058783395" calcext:value-type="float">
            <text:p>0.9911</text:p>
          </table:table-cell>
          <table:table-cell office:value-type="float" office:value="0.991284971661" calcext:value-type="float">
            <text:p>0.9913</text:p>
          </table:table-cell>
          <table:table-cell office:value-type="float" office:value="0.991334998776" calcext:value-type="float">
            <text:p>0.9913</text:p>
          </table:table-cell>
          <table:table-cell office:value-type="float" office:value="0.990568595178" calcext:value-type="float">
            <text:p>0.9906</text:p>
          </table:table-cell>
          <table:table-cell office:value-type="float" office:value="0.991029118236" calcext:value-type="float">
            <text:p>0.9910</text:p>
          </table:table-cell>
          <table:table-cell office:value-type="float" office:value="0.986598553004" calcext:value-type="float">
            <text:p>0.9866</text:p>
          </table:table-cell>
          <table:table-cell office:value-type="float" office:value="0.987667080326" calcext:value-type="float">
            <text:p>0.9877</text:p>
          </table:table-cell>
          <table:table-cell office:value-type="float" office:value="0.988642896147" calcext:value-type="float">
            <text:p>0.9886</text:p>
          </table:table-cell>
          <table:table-cell office:value-type="float" office:value="0.989856749144" calcext:value-type="float">
            <text:p>0.9899</text:p>
          </table:table-cell>
          <table:table-cell office:value-type="float" office:value="0.990682959637" calcext:value-type="float">
            <text:p>0.9907</text:p>
          </table:table-cell>
          <table:table-cell office:value-type="float" office:value="0.992970427702" calcext:value-type="float">
            <text:p>0.9930</text:p>
          </table:table-cell>
          <table:table-cell office:value-type="float" office:value="0.992970445797" calcext:value-type="float">
            <text:p>0.9930</text:p>
          </table:table-cell>
          <table:table-cell office:value-type="float" office:value="0.992970399538" calcext:value-type="float">
            <text:p>0.9930</text:p>
          </table:table-cell>
          <table:table-cell office:value-type="float" office:value="0.992970405927" calcext:value-type="float">
            <text:p>0.9930</text:p>
          </table:table-cell>
          <table:table-cell office:value-type="float" office:value="0.992970391052" calcext:value-type="float">
            <text:p>0.9930</text:p>
          </table:table-cell>
          <table:table-cell office:value-type="float" office:value="0.992908955095116" calcext:value-type="float">
            <text:p>0.9929</text:p>
          </table:table-cell>
          <table:table-cell office:value-type="float" office:value="0.992908690939493" calcext:value-type="float">
            <text:p>0.9929</text:p>
          </table:table-cell>
          <table:table-cell office:value-type="float" office:value="0.992908217737783" calcext:value-type="float">
            <text:p>0.9929</text:p>
          </table:table-cell>
          <table:table-cell office:value-type="float" office:value="0.992908199088127" calcext:value-type="float">
            <text:p>0.9929</text:p>
          </table:table-cell>
          <table:table-cell office:value-type="float" office:value="0.992908089770034" calcext:value-type="float">
            <text:p>0.9929</text:p>
          </table:table-cell>
          <table:table-cell office:value-type="float" office:value="0.992148507351287" calcext:value-type="float">
            <text:p>0.9921</text:p>
          </table:table-cell>
          <table:table-cell office:value-type="float" office:value="0.992169871557725" calcext:value-type="float">
            <text:p>0.9922</text:p>
          </table:table-cell>
          <table:table-cell office:value-type="float" office:value="0.992121754006202" calcext:value-type="float">
            <text:p>0.9921</text:p>
          </table:table-cell>
          <table:table-cell office:value-type="float" office:value="0.992163619859456" calcext:value-type="float">
            <text:p>0.9922</text:p>
          </table:table-cell>
          <table:table-cell office:value-type="float" office:value="0.992167450877207" calcext:value-type="float">
            <text:p>0.9922</text:p>
          </table:table-cell>
          <table:table-cell office:value-type="float" office:value="0.992089516745" calcext:value-type="float">
            <text:p>0.9921</text:p>
          </table:table-cell>
          <table:table-cell office:value-type="float" office:value="0.992088660375" calcext:value-type="float">
            <text:p>0.9921</text:p>
          </table:table-cell>
          <table:table-cell office:value-type="float" office:value="0.992088265115" calcext:value-type="float">
            <text:p>0.9921</text:p>
          </table:table-cell>
          <table:table-cell office:value-type="float" office:value="0.99208783771" calcext:value-type="float">
            <text:p>0.9921</text:p>
          </table:table-cell>
          <table:table-cell office:value-type="float" office:value="0.992087608971" calcext:value-type="float">
            <text:p>0.9921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3502949394" calcext:value-type="float">
            <text:p>0.9835</text:p>
          </table:table-cell>
          <table:table-cell office:value-type="float" office:value="0.983494476626" calcext:value-type="float">
            <text:p>0.9835</text:p>
          </table:table-cell>
          <table:table-cell office:value-type="float" office:value="0.983489419355" calcext:value-type="float">
            <text:p>0.9835</text:p>
          </table:table-cell>
          <table:table-cell office:value-type="float" office:value="0.983304862588" calcext:value-type="float">
            <text:p>0.9833</text:p>
          </table:table-cell>
          <table:table-cell office:value-type="float" office:value="0.983397169624" calcext:value-type="float">
            <text:p>0.9834</text:p>
          </table:table-cell>
          <table:table-cell office:value-type="float" office:value="0.98719474168" calcext:value-type="float">
            <text:p>0.9872</text:p>
          </table:table-cell>
          <table:table-cell office:value-type="float" office:value="0.987251278521" calcext:value-type="float">
            <text:p>0.9873</text:p>
          </table:table-cell>
          <table:table-cell office:value-type="float" office:value="0.98726038459" calcext:value-type="float">
            <text:p>0.9873</text:p>
          </table:table-cell>
          <table:table-cell office:value-type="float" office:value="0.98719355546" calcext:value-type="float">
            <text:p>0.9872</text:p>
          </table:table-cell>
          <table:table-cell office:value-type="float" office:value="0.987193110314" calcext:value-type="float">
            <text:p>0.9872</text:p>
          </table:table-cell>
          <table:table-cell office:value-type="float" office:value="0.936108442985" calcext:value-type="float">
            <text:p>0.9361</text:p>
          </table:table-cell>
          <table:table-cell office:value-type="float" office:value="0.94062207284" calcext:value-type="float">
            <text:p>0.9406</text:p>
          </table:table-cell>
          <table:table-cell office:value-type="float" office:value="0.943419850996" calcext:value-type="float">
            <text:p>0.9434</text:p>
          </table:table-cell>
          <table:table-cell office:value-type="float" office:value="0.946049122085" calcext:value-type="float">
            <text:p>0.9460</text:p>
          </table:table-cell>
          <table:table-cell office:value-type="float" office:value="0.948167426854" calcext:value-type="float">
            <text:p>0.9482</text:p>
          </table:table-cell>
          <table:table-cell office:value-type="float" office:value="0.98321207573" calcext:value-type="float">
            <text:p>0.9832</text:p>
          </table:table-cell>
          <table:table-cell office:value-type="float" office:value="0.984300966278" calcext:value-type="float">
            <text:p>0.9843</text:p>
          </table:table-cell>
          <table:table-cell office:value-type="float" office:value="0.98532056192" calcext:value-type="float">
            <text:p>0.9853</text:p>
          </table:table-cell>
          <table:table-cell office:value-type="float" office:value="0.985665248745" calcext:value-type="float">
            <text:p>0.9857</text:p>
          </table:table-cell>
          <table:table-cell office:value-type="float" office:value="0.986335200064" calcext:value-type="float">
            <text:p>0.9863</text:p>
          </table:table-cell>
          <table:table-cell office:value-type="float" office:value="0.986970758051" calcext:value-type="float">
            <text:p>0.9870</text:p>
          </table:table-cell>
          <table:table-cell office:value-type="float" office:value="0.986927472096" calcext:value-type="float">
            <text:p>0.9869</text:p>
          </table:table-cell>
          <table:table-cell office:value-type="float" office:value="0.986940605547" calcext:value-type="float">
            <text:p>0.9869</text:p>
          </table:table-cell>
          <table:table-cell office:value-type="float" office:value="0.986886964574" calcext:value-type="float">
            <text:p>0.9869</text:p>
          </table:table-cell>
          <table:table-cell office:value-type="float" office:value="0.986878260391" calcext:value-type="float">
            <text:p>0.9869</text:p>
          </table:table-cell>
          <table:table-cell office:value-type="float" office:value="0.984603493995" calcext:value-type="float">
            <text:p>0.9846</text:p>
          </table:table-cell>
          <table:table-cell office:value-type="float" office:value="0.985700086501" calcext:value-type="float">
            <text:p>0.9857</text:p>
          </table:table-cell>
          <table:table-cell office:value-type="float" office:value="0.986645616612" calcext:value-type="float">
            <text:p>0.9866</text:p>
          </table:table-cell>
          <table:table-cell office:value-type="float" office:value="0.987130210487" calcext:value-type="float">
            <text:p>0.9871</text:p>
          </table:table-cell>
          <table:table-cell office:value-type="float" office:value="0.987629563469" calcext:value-type="float">
            <text:p>0.9876</text:p>
          </table:table-cell>
          <table:table-cell office:value-type="float" office:value="0.989596921525" calcext:value-type="float">
            <text:p>0.9896</text:p>
          </table:table-cell>
          <table:table-cell office:value-type="float" office:value="0.989596897153" calcext:value-type="float">
            <text:p>0.9896</text:p>
          </table:table-cell>
          <table:table-cell office:value-type="float" office:value="0.989596642672" calcext:value-type="float">
            <text:p>0.9896</text:p>
          </table:table-cell>
          <table:table-cell office:value-type="float" office:value="0.989596917879" calcext:value-type="float">
            <text:p>0.9896</text:p>
          </table:table-cell>
          <table:table-cell office:value-type="float" office:value="0.98959689534" calcext:value-type="float">
            <text:p>0.9896</text:p>
          </table:table-cell>
          <table:table-cell office:value-type="float" office:value="0.989445200326795" calcext:value-type="float">
            <text:p>0.9894</text:p>
          </table:table-cell>
          <table:table-cell office:value-type="float" office:value="0.989444456379453" calcext:value-type="float">
            <text:p>0.9894</text:p>
          </table:table-cell>
          <table:table-cell office:value-type="float" office:value="0.989444191839562" calcext:value-type="float">
            <text:p>0.9894</text:p>
          </table:table-cell>
          <table:table-cell office:value-type="float" office:value="0.989444073534817" calcext:value-type="float">
            <text:p>0.9894</text:p>
          </table:table-cell>
          <table:table-cell office:value-type="float" office:value="0.989444089998691" calcext:value-type="float">
            <text:p>0.9894</text:p>
          </table:table-cell>
          <table:table-cell office:value-type="float" office:value="0.991514109296731" calcext:value-type="float">
            <text:p>0.9915</text:p>
          </table:table-cell>
          <table:table-cell office:value-type="float" office:value="0.991523871859314" calcext:value-type="float">
            <text:p>0.9915</text:p>
          </table:table-cell>
          <table:table-cell office:value-type="float" office:value="0.991514029098849" calcext:value-type="float">
            <text:p>0.9915</text:p>
          </table:table-cell>
          <table:table-cell office:value-type="float" office:value="0.991511944712324" calcext:value-type="float">
            <text:p>0.9915</text:p>
          </table:table-cell>
          <table:table-cell office:value-type="float" office:value="0.991521532664726" calcext:value-type="float">
            <text:p>0.9915</text:p>
          </table:table-cell>
          <table:table-cell office:value-type="float" office:value="0.990251113236" calcext:value-type="float">
            <text:p>0.9903</text:p>
          </table:table-cell>
          <table:table-cell office:value-type="float" office:value="0.990245604227" calcext:value-type="float">
            <text:p>0.9902</text:p>
          </table:table-cell>
          <table:table-cell office:value-type="float" office:value="0.990244244862" calcext:value-type="float">
            <text:p>0.9902</text:p>
          </table:table-cell>
          <table:table-cell office:value-type="float" office:value="0.990244615647" calcext:value-type="float">
            <text:p>0.9902</text:p>
          </table:table-cell>
          <table:table-cell office:value-type="float" office:value="0.990242793878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8110008024" calcext:value-type="float">
            <text:p>0.9881</text:p>
          </table:table-cell>
          <table:table-cell office:value-type="float" office:value="0.9880249978" calcext:value-type="float">
            <text:p>0.9880</text:p>
          </table:table-cell>
          <table:table-cell office:value-type="float" office:value="0.988057712815" calcext:value-type="float">
            <text:p>0.9881</text:p>
          </table:table-cell>
          <table:table-cell office:value-type="float" office:value="0.988053145973" calcext:value-type="float">
            <text:p>0.9881</text:p>
          </table:table-cell>
          <table:table-cell office:value-type="float" office:value="0.988135567291" calcext:value-type="float">
            <text:p>0.9881</text:p>
          </table:table-cell>
          <table:table-cell office:value-type="float" office:value="0.987194765225" calcext:value-type="float">
            <text:p>0.9872</text:p>
          </table:table-cell>
          <table:table-cell office:value-type="float" office:value="0.987193445733" calcext:value-type="float">
            <text:p>0.9872</text:p>
          </table:table-cell>
          <table:table-cell office:value-type="float" office:value="0.987193955527" calcext:value-type="float">
            <text:p>0.9872</text:p>
          </table:table-cell>
          <table:table-cell office:value-type="float" office:value="0.987193816581" calcext:value-type="float">
            <text:p>0.9872</text:p>
          </table:table-cell>
          <table:table-cell office:value-type="float" office:value="0.987193812933" calcext:value-type="float">
            <text:p>0.9872</text:p>
          </table:table-cell>
          <table:table-cell office:value-type="float" office:value="0.982144964737" calcext:value-type="float">
            <text:p>0.9821</text:p>
          </table:table-cell>
          <table:table-cell office:value-type="float" office:value="0.981954161688" calcext:value-type="float">
            <text:p>0.9820</text:p>
          </table:table-cell>
          <table:table-cell office:value-type="float" office:value="0.983032637572" calcext:value-type="float">
            <text:p>0.9830</text:p>
          </table:table-cell>
          <table:table-cell office:value-type="float" office:value="0.983068789006" calcext:value-type="float">
            <text:p>0.9831</text:p>
          </table:table-cell>
          <table:table-cell office:value-type="float" office:value="0.983731781679" calcext:value-type="float">
            <text:p>0.9837</text:p>
          </table:table-cell>
          <table:table-cell office:value-type="float" office:value="0.983369751503" calcext:value-type="float">
            <text:p>0.9834</text:p>
          </table:table-cell>
          <table:table-cell office:value-type="float" office:value="0.984207224191" calcext:value-type="float">
            <text:p>0.9842</text:p>
          </table:table-cell>
          <table:table-cell office:value-type="float" office:value="0.985154939837" calcext:value-type="float">
            <text:p>0.9852</text:p>
          </table:table-cell>
          <table:table-cell office:value-type="float" office:value="0.986014174762" calcext:value-type="float">
            <text:p>0.9860</text:p>
          </table:table-cell>
          <table:table-cell office:value-type="float" office:value="0.987020107312" calcext:value-type="float">
            <text:p>0.9870</text:p>
          </table:table-cell>
          <table:table-cell office:value-type="float" office:value="0.986658653288" calcext:value-type="float">
            <text:p>0.9867</text:p>
          </table:table-cell>
          <table:table-cell office:value-type="float" office:value="0.986090112382" calcext:value-type="float">
            <text:p>0.9861</text:p>
          </table:table-cell>
          <table:table-cell office:value-type="float" office:value="0.985933180054" calcext:value-type="float">
            <text:p>0.9859</text:p>
          </table:table-cell>
          <table:table-cell office:value-type="float" office:value="0.986891731316" calcext:value-type="float">
            <text:p>0.9869</text:p>
          </table:table-cell>
          <table:table-cell office:value-type="float" office:value="0.986799938112" calcext:value-type="float">
            <text:p>0.9868</text:p>
          </table:table-cell>
          <table:table-cell office:value-type="float" office:value="0.984955404071" calcext:value-type="float">
            <text:p>0.9850</text:p>
          </table:table-cell>
          <table:table-cell office:value-type="float" office:value="0.985930240723" calcext:value-type="float">
            <text:p>0.9859</text:p>
          </table:table-cell>
          <table:table-cell office:value-type="float" office:value="0.986846798494" calcext:value-type="float">
            <text:p>0.9868</text:p>
          </table:table-cell>
          <table:table-cell office:value-type="float" office:value="0.987545011762" calcext:value-type="float">
            <text:p>0.9875</text:p>
          </table:table-cell>
          <table:table-cell office:value-type="float" office:value="0.988401289892" calcext:value-type="float">
            <text:p>0.9884</text:p>
          </table:table-cell>
          <table:table-cell office:value-type="float" office:value="0.989597032807" calcext:value-type="float">
            <text:p>0.9896</text:p>
          </table:table-cell>
          <table:table-cell office:value-type="float" office:value="0.989597010305" calcext:value-type="float">
            <text:p>0.9896</text:p>
          </table:table-cell>
          <table:table-cell office:value-type="float" office:value="0.989597002423" calcext:value-type="float">
            <text:p>0.9896</text:p>
          </table:table-cell>
          <table:table-cell office:value-type="float" office:value="0.989578840702" calcext:value-type="float">
            <text:p>0.9896</text:p>
          </table:table-cell>
          <table:table-cell office:value-type="float" office:value="0.989596957057" calcext:value-type="float">
            <text:p>0.9896</text:p>
          </table:table-cell>
          <table:table-cell office:value-type="float" office:value="0.98944546529882" calcext:value-type="float">
            <text:p>0.9894</text:p>
          </table:table-cell>
          <table:table-cell office:value-type="float" office:value="0.989444531210629" calcext:value-type="float">
            <text:p>0.9894</text:p>
          </table:table-cell>
          <table:table-cell office:value-type="float" office:value="0.989444065290365" calcext:value-type="float">
            <text:p>0.9894</text:p>
          </table:table-cell>
          <table:table-cell office:value-type="float" office:value="0.98944449690226" calcext:value-type="float">
            <text:p>0.9894</text:p>
          </table:table-cell>
          <table:table-cell office:value-type="float" office:value="0.989444262516913" calcext:value-type="float">
            <text:p>0.9894</text:p>
          </table:table-cell>
          <table:table-cell office:value-type="float" office:value="0.99151890918611" calcext:value-type="float">
            <text:p>0.9915</text:p>
          </table:table-cell>
          <table:table-cell office:value-type="float" office:value="0.991514674659228" calcext:value-type="float">
            <text:p>0.9915</text:p>
          </table:table-cell>
          <table:table-cell office:value-type="float" office:value="0.991519657576618" calcext:value-type="float">
            <text:p>0.9915</text:p>
          </table:table-cell>
          <table:table-cell office:value-type="float" office:value="0.991529002107642" calcext:value-type="float">
            <text:p>0.9915</text:p>
          </table:table-cell>
          <table:table-cell office:value-type="float" office:value="0.991529319193181" calcext:value-type="float">
            <text:p>0.9915</text:p>
          </table:table-cell>
          <table:table-cell office:value-type="float" office:value="0.990256710896" calcext:value-type="float">
            <text:p>0.9903</text:p>
          </table:table-cell>
          <table:table-cell office:value-type="float" office:value="0.990247790901" calcext:value-type="float">
            <text:p>0.9902</text:p>
          </table:table-cell>
          <table:table-cell office:value-type="float" office:value="0.99024752008" calcext:value-type="float">
            <text:p>0.9902</text:p>
          </table:table-cell>
          <table:table-cell office:value-type="float" office:value="0.990243976285" calcext:value-type="float">
            <text:p>0.9902</text:p>
          </table:table-cell>
          <table:table-cell office:value-type="float" office:value="0.990242669662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2404041139" calcext:value-type="float">
            <text:p>0.9824</text:p>
          </table:table-cell>
          <table:table-cell office:value-type="float" office:value="0.981701706749" calcext:value-type="float">
            <text:p>0.9817</text:p>
          </table:table-cell>
          <table:table-cell office:value-type="float" office:value="0.979931367967" calcext:value-type="float">
            <text:p>0.9799</text:p>
          </table:table-cell>
          <table:table-cell office:value-type="float" office:value="0.979526269833" calcext:value-type="float">
            <text:p>0.9795</text:p>
          </table:table-cell>
          <table:table-cell office:value-type="float" office:value="0.978782116774" calcext:value-type="float">
            <text:p>0.9788</text:p>
          </table:table-cell>
          <table:table-cell office:value-type="float" office:value="0.947849092659" calcext:value-type="float">
            <text:p>0.9478</text:p>
          </table:table-cell>
          <table:table-cell office:value-type="float" office:value="0.843497450979" calcext:value-type="float">
            <text:p>0.8435</text:p>
          </table:table-cell>
          <table:table-cell office:value-type="float" office:value="0.822625541179" calcext:value-type="float">
            <text:p>0.8226</text:p>
          </table:table-cell>
          <table:table-cell office:value-type="float" office:value="0.75991573858" calcext:value-type="float">
            <text:p>0.7599</text:p>
          </table:table-cell>
          <table:table-cell office:value-type="float" office:value="0.822626266414" calcext:value-type="float">
            <text:p>0.8226</text:p>
          </table:table-cell>
          <table:table-cell office:value-type="float" office:value="0.622930600984" calcext:value-type="float">
            <text:p>0.6229</text:p>
          </table:table-cell>
          <table:table-cell office:value-type="float" office:value="0.60871078344" calcext:value-type="float">
            <text:p>0.6087</text:p>
          </table:table-cell>
          <table:table-cell office:value-type="float" office:value="0.627087305682" calcext:value-type="float">
            <text:p>0.6271</text:p>
          </table:table-cell>
          <table:table-cell office:value-type="float" office:value="0.653698008106" calcext:value-type="float">
            <text:p>0.6537</text:p>
          </table:table-cell>
          <table:table-cell office:value-type="float" office:value="0.658188028258" calcext:value-type="float">
            <text:p>0.6582</text:p>
          </table:table-cell>
          <table:table-cell office:value-type="float" office:value="0.693139923103" calcext:value-type="float">
            <text:p>0.6931</text:p>
          </table:table-cell>
          <table:table-cell office:value-type="float" office:value="0.755992888764" calcext:value-type="float">
            <text:p>0.7560</text:p>
          </table:table-cell>
          <table:table-cell office:value-type="float" office:value="0.694200713129" calcext:value-type="float">
            <text:p>0.6942</text:p>
          </table:table-cell>
          <table:table-cell office:value-type="float" office:value="0.756751886081" calcext:value-type="float">
            <text:p>0.7568</text:p>
          </table:table-cell>
          <table:table-cell office:value-type="float" office:value="0.715333465281" calcext:value-type="float">
            <text:p>0.7153</text:p>
          </table:table-cell>
          <table:table-cell office:value-type="float" office:value="0.715451569833" calcext:value-type="float">
            <text:p>0.7155</text:p>
          </table:table-cell>
          <table:table-cell office:value-type="float" office:value="0.777860740549" calcext:value-type="float">
            <text:p>0.7779</text:p>
          </table:table-cell>
          <table:table-cell office:value-type="float" office:value="0.715745131477" calcext:value-type="float">
            <text:p>0.7157</text:p>
          </table:table-cell>
          <table:table-cell office:value-type="float" office:value="0.819466182028" calcext:value-type="float">
            <text:p>0.8195</text:p>
          </table:table-cell>
          <table:table-cell office:value-type="float" office:value="0.819381565526" calcext:value-type="float">
            <text:p>0.8194</text:p>
          </table:table-cell>
          <table:table-cell office:value-type="float" office:value="0.71509785405" calcext:value-type="float">
            <text:p>0.7151</text:p>
          </table:table-cell>
          <table:table-cell office:value-type="float" office:value="0.757332755955" calcext:value-type="float">
            <text:p>0.7573</text:p>
          </table:table-cell>
          <table:table-cell office:value-type="float" office:value="0.695358071119" calcext:value-type="float">
            <text:p>0.6954</text:p>
          </table:table-cell>
          <table:table-cell office:value-type="float" office:value="0.716741891415" calcext:value-type="float">
            <text:p>0.7167</text:p>
          </table:table-cell>
          <table:table-cell office:value-type="float" office:value="0.737852085932" calcext:value-type="float">
            <text:p>0.7379</text:p>
          </table:table-cell>
          <table:table-cell office:value-type="float" office:value="0.73913646225" calcext:value-type="float">
            <text:p>0.7391</text:p>
          </table:table-cell>
          <table:table-cell office:value-type="float" office:value="0.739140212978" calcext:value-type="float">
            <text:p>0.7391</text:p>
          </table:table-cell>
          <table:table-cell office:value-type="float" office:value="0.760010671005" calcext:value-type="float">
            <text:p>0.7600</text:p>
          </table:table-cell>
          <table:table-cell office:value-type="float" office:value="0.822625537493" calcext:value-type="float">
            <text:p>0.8226</text:p>
          </table:table-cell>
          <table:table-cell office:value-type="float" office:value="0.843496270967" calcext:value-type="float">
            <text:p>0.8435</text:p>
          </table:table-cell>
          <table:table-cell office:value-type="float" office:value="0.592971977735453" calcext:value-type="float">
            <text:p>0.5930</text:p>
          </table:table-cell>
          <table:table-cell office:value-type="float" office:value="0.759907345056792" calcext:value-type="float">
            <text:p>0.7599</text:p>
          </table:table-cell>
          <table:table-cell office:value-type="float" office:value="0.80164100623606" calcext:value-type="float">
            <text:p>0.8016</text:p>
          </table:table-cell>
          <table:table-cell office:value-type="float" office:value="0.926842790393321" calcext:value-type="float">
            <text:p>0.9268</text:p>
          </table:table-cell>
          <table:table-cell office:value-type="float" office:value="0.989443526943568" calcext:value-type="float">
            <text:p>0.9894</text:p>
          </table:table-cell>
          <table:table-cell office:value-type="float" office:value="0.635780345585782" calcext:value-type="float">
            <text:p>0.6358</text:p>
          </table:table-cell>
          <table:table-cell office:value-type="float" office:value="0.61485455230524" calcext:value-type="float">
            <text:p>0.6149</text:p>
          </table:table-cell>
          <table:table-cell office:value-type="float" office:value="0.572995041813725" calcext:value-type="float">
            <text:p>0.5730</text:p>
          </table:table-cell>
          <table:table-cell office:value-type="float" office:value="0.572996539643809" calcext:value-type="float">
            <text:p>0.5730</text:p>
          </table:table-cell>
          <table:table-cell office:value-type="float" office:value="0.677620201761297" calcext:value-type="float">
            <text:p>0.6776</text:p>
          </table:table-cell>
          <table:table-cell office:value-type="float" office:value="0.990247822021" calcext:value-type="float">
            <text:p>0.9902</text:p>
          </table:table-cell>
          <table:table-cell office:value-type="float" office:value="0.990245875571" calcext:value-type="float">
            <text:p>0.9902</text:p>
          </table:table-cell>
          <table:table-cell office:value-type="float" office:value="0.990244123877" calcext:value-type="float">
            <text:p>0.9902</text:p>
          </table:table-cell>
          <table:table-cell office:value-type="float" office:value="0.990242742456" calcext:value-type="float">
            <text:p>0.9902</text:p>
          </table:table-cell>
          <table:table-cell office:value-type="float" office:value="0.990241999084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3502949394" calcext:value-type="float">
            <text:p>0.9835</text:p>
          </table:table-cell>
          <table:table-cell office:value-type="float" office:value="0.983494476626" calcext:value-type="float">
            <text:p>0.9835</text:p>
          </table:table-cell>
          <table:table-cell office:value-type="float" office:value="0.983489419355" calcext:value-type="float">
            <text:p>0.9835</text:p>
          </table:table-cell>
          <table:table-cell office:value-type="float" office:value="0.983304862588" calcext:value-type="float">
            <text:p>0.9833</text:p>
          </table:table-cell>
          <table:table-cell office:value-type="float" office:value="0.983397169624" calcext:value-type="float">
            <text:p>0.9834</text:p>
          </table:table-cell>
          <table:table-cell office:value-type="float" office:value="0.98719474168" calcext:value-type="float">
            <text:p>0.9872</text:p>
          </table:table-cell>
          <table:table-cell office:value-type="float" office:value="0.987251278521" calcext:value-type="float">
            <text:p>0.9873</text:p>
          </table:table-cell>
          <table:table-cell office:value-type="float" office:value="0.98726038459" calcext:value-type="float">
            <text:p>0.9873</text:p>
          </table:table-cell>
          <table:table-cell office:value-type="float" office:value="0.98719355546" calcext:value-type="float">
            <text:p>0.9872</text:p>
          </table:table-cell>
          <table:table-cell office:value-type="float" office:value="0.987193110314" calcext:value-type="float">
            <text:p>0.9872</text:p>
          </table:table-cell>
          <table:table-cell office:value-type="float" office:value="0.936108442985" calcext:value-type="float">
            <text:p>0.9361</text:p>
          </table:table-cell>
          <table:table-cell office:value-type="float" office:value="0.94062207284" calcext:value-type="float">
            <text:p>0.9406</text:p>
          </table:table-cell>
          <table:table-cell office:value-type="float" office:value="0.943419850996" calcext:value-type="float">
            <text:p>0.9434</text:p>
          </table:table-cell>
          <table:table-cell office:value-type="float" office:value="0.946049122085" calcext:value-type="float">
            <text:p>0.9460</text:p>
          </table:table-cell>
          <table:table-cell office:value-type="float" office:value="0.948167426854" calcext:value-type="float">
            <text:p>0.9482</text:p>
          </table:table-cell>
          <table:table-cell office:value-type="float" office:value="0.98321207573" calcext:value-type="float">
            <text:p>0.9832</text:p>
          </table:table-cell>
          <table:table-cell office:value-type="float" office:value="0.984300966278" calcext:value-type="float">
            <text:p>0.9843</text:p>
          </table:table-cell>
          <table:table-cell office:value-type="float" office:value="0.98532056192" calcext:value-type="float">
            <text:p>0.9853</text:p>
          </table:table-cell>
          <table:table-cell office:value-type="float" office:value="0.985665248745" calcext:value-type="float">
            <text:p>0.9857</text:p>
          </table:table-cell>
          <table:table-cell office:value-type="float" office:value="0.986335200064" calcext:value-type="float">
            <text:p>0.9863</text:p>
          </table:table-cell>
          <table:table-cell office:value-type="float" office:value="0.986970758051" calcext:value-type="float">
            <text:p>0.9870</text:p>
          </table:table-cell>
          <table:table-cell office:value-type="float" office:value="0.986927472096" calcext:value-type="float">
            <text:p>0.9869</text:p>
          </table:table-cell>
          <table:table-cell office:value-type="float" office:value="0.986940605547" calcext:value-type="float">
            <text:p>0.9869</text:p>
          </table:table-cell>
          <table:table-cell office:value-type="float" office:value="0.986886964574" calcext:value-type="float">
            <text:p>0.9869</text:p>
          </table:table-cell>
          <table:table-cell office:value-type="float" office:value="0.986878260391" calcext:value-type="float">
            <text:p>0.9869</text:p>
          </table:table-cell>
          <table:table-cell office:value-type="float" office:value="0.984603493995" calcext:value-type="float">
            <text:p>0.9846</text:p>
          </table:table-cell>
          <table:table-cell office:value-type="float" office:value="0.985700086501" calcext:value-type="float">
            <text:p>0.9857</text:p>
          </table:table-cell>
          <table:table-cell office:value-type="float" office:value="0.986645616612" calcext:value-type="float">
            <text:p>0.9866</text:p>
          </table:table-cell>
          <table:table-cell office:value-type="float" office:value="0.987130210487" calcext:value-type="float">
            <text:p>0.9871</text:p>
          </table:table-cell>
          <table:table-cell office:value-type="float" office:value="0.987629563469" calcext:value-type="float">
            <text:p>0.9876</text:p>
          </table:table-cell>
          <table:table-cell office:value-type="float" office:value="0.989596921525" calcext:value-type="float">
            <text:p>0.9896</text:p>
          </table:table-cell>
          <table:table-cell office:value-type="float" office:value="0.989596897153" calcext:value-type="float">
            <text:p>0.9896</text:p>
          </table:table-cell>
          <table:table-cell office:value-type="float" office:value="0.989596642672" calcext:value-type="float">
            <text:p>0.9896</text:p>
          </table:table-cell>
          <table:table-cell office:value-type="float" office:value="0.989596917879" calcext:value-type="float">
            <text:p>0.9896</text:p>
          </table:table-cell>
          <table:table-cell office:value-type="float" office:value="0.98959689534" calcext:value-type="float">
            <text:p>0.9896</text:p>
          </table:table-cell>
          <table:table-cell office:value-type="float" office:value="0.989445200326795" calcext:value-type="float">
            <text:p>0.9894</text:p>
          </table:table-cell>
          <table:table-cell office:value-type="float" office:value="0.989444456379453" calcext:value-type="float">
            <text:p>0.9894</text:p>
          </table:table-cell>
          <table:table-cell office:value-type="float" office:value="0.989444191839562" calcext:value-type="float">
            <text:p>0.9894</text:p>
          </table:table-cell>
          <table:table-cell office:value-type="float" office:value="0.989444073534817" calcext:value-type="float">
            <text:p>0.9894</text:p>
          </table:table-cell>
          <table:table-cell office:value-type="float" office:value="0.989444089998691" calcext:value-type="float">
            <text:p>0.9894</text:p>
          </table:table-cell>
          <table:table-cell office:value-type="float" office:value="0.991514109296731" calcext:value-type="float">
            <text:p>0.9915</text:p>
          </table:table-cell>
          <table:table-cell office:value-type="float" office:value="0.991523871859314" calcext:value-type="float">
            <text:p>0.9915</text:p>
          </table:table-cell>
          <table:table-cell office:value-type="float" office:value="0.991514029098849" calcext:value-type="float">
            <text:p>0.9915</text:p>
          </table:table-cell>
          <table:table-cell office:value-type="float" office:value="0.991511944712324" calcext:value-type="float">
            <text:p>0.9915</text:p>
          </table:table-cell>
          <table:table-cell office:value-type="float" office:value="0.991521532664726" calcext:value-type="float">
            <text:p>0.9915</text:p>
          </table:table-cell>
          <table:table-cell office:value-type="float" office:value="0.990251113236" calcext:value-type="float">
            <text:p>0.9903</text:p>
          </table:table-cell>
          <table:table-cell office:value-type="float" office:value="0.990245604227" calcext:value-type="float">
            <text:p>0.9902</text:p>
          </table:table-cell>
          <table:table-cell office:value-type="float" office:value="0.990244244862" calcext:value-type="float">
            <text:p>0.9902</text:p>
          </table:table-cell>
          <table:table-cell office:value-type="float" office:value="0.990244615647" calcext:value-type="float">
            <text:p>0.9902</text:p>
          </table:table-cell>
          <table:table-cell office:value-type="float" office:value="0.990242793878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19655894288" calcext:value-type="float">
            <text:p>0.8197</text:p>
          </table:table-cell>
          <table:table-cell office:value-type="float" office:value="0.837682779051" calcext:value-type="float">
            <text:p>0.8377</text:p>
          </table:table-cell>
          <table:table-cell office:value-type="float" office:value="0.821204639736" calcext:value-type="float">
            <text:p>0.8212</text:p>
          </table:table-cell>
          <table:table-cell office:value-type="float" office:value="0.784579835888" calcext:value-type="float">
            <text:p>0.7846</text:p>
          </table:table-cell>
          <table:table-cell office:value-type="float" office:value="0.807386261475" calcext:value-type="float">
            <text:p>0.8074</text:p>
          </table:table-cell>
          <table:table-cell office:value-type="float" office:value="0.709493727533" calcext:value-type="float">
            <text:p>0.7095</text:p>
          </table:table-cell>
          <table:table-cell office:value-type="float" office:value="0.732566946238" calcext:value-type="float">
            <text:p>0.7326</text:p>
          </table:table-cell>
          <table:table-cell office:value-type="float" office:value="0.752111483551" calcext:value-type="float">
            <text:p>0.7521</text:p>
          </table:table-cell>
          <table:table-cell office:value-type="float" office:value="0.710991247473" calcext:value-type="float">
            <text:p>0.7110</text:p>
          </table:table-cell>
          <table:table-cell office:value-type="float" office:value="0.700498873126" calcext:value-type="float">
            <text:p>0.7005</text:p>
          </table:table-cell>
          <table:table-cell office:value-type="float" office:value="0.702663342677" calcext:value-type="float">
            <text:p>0.7027</text:p>
          </table:table-cell>
          <table:table-cell office:value-type="float" office:value="0.678329112525" calcext:value-type="float">
            <text:p>0.6783</text:p>
          </table:table-cell>
          <table:table-cell office:value-type="float" office:value="0.700160833689" calcext:value-type="float">
            <text:p>0.7002</text:p>
          </table:table-cell>
          <table:table-cell office:value-type="float" office:value="0.723741796115" calcext:value-type="float">
            <text:p>0.7237</text:p>
          </table:table-cell>
          <table:table-cell office:value-type="float" office:value="0.734090123047" calcext:value-type="float">
            <text:p>0.7341</text:p>
          </table:table-cell>
          <table:table-cell office:value-type="float" office:value="0.782335973972" calcext:value-type="float">
            <text:p>0.7823</text:p>
          </table:table-cell>
          <table:table-cell office:value-type="float" office:value="0.754269656349" calcext:value-type="float">
            <text:p>0.7543</text:p>
          </table:table-cell>
          <table:table-cell office:value-type="float" office:value="0.764581976871" calcext:value-type="float">
            <text:p>0.7646</text:p>
          </table:table-cell>
          <table:table-cell office:value-type="float" office:value="0.75702347409" calcext:value-type="float">
            <text:p>0.7570</text:p>
          </table:table-cell>
          <table:table-cell office:value-type="float" office:value="0.745946879627" calcext:value-type="float">
            <text:p>0.7459</text:p>
          </table:table-cell>
          <table:table-cell office:value-type="float" office:value="0.794698257004" calcext:value-type="float">
            <text:p>0.7947</text:p>
          </table:table-cell>
          <table:table-cell office:value-type="float" office:value="0.767495119442" calcext:value-type="float">
            <text:p>0.7675</text:p>
          </table:table-cell>
          <table:table-cell office:value-type="float" office:value="0.781685125204" calcext:value-type="float">
            <text:p>0.7817</text:p>
          </table:table-cell>
          <table:table-cell office:value-type="float" office:value="0.751935327887" calcext:value-type="float">
            <text:p>0.7519</text:p>
          </table:table-cell>
          <table:table-cell office:value-type="float" office:value="0.743611157846" calcext:value-type="float">
            <text:p>0.7436</text:p>
          </table:table-cell>
          <table:table-cell office:value-type="float" office:value="0.781921907252" calcext:value-type="float">
            <text:p>0.7819</text:p>
          </table:table-cell>
          <table:table-cell office:value-type="float" office:value="0.760085337132" calcext:value-type="float">
            <text:p>0.7601</text:p>
          </table:table-cell>
          <table:table-cell office:value-type="float" office:value="0.73873793185" calcext:value-type="float">
            <text:p>0.7387</text:p>
          </table:table-cell>
          <table:table-cell office:value-type="float" office:value="0.764939247644" calcext:value-type="float">
            <text:p>0.7649</text:p>
          </table:table-cell>
          <table:table-cell office:value-type="float" office:value="0.777315544738" calcext:value-type="float">
            <text:p>0.7773</text:p>
          </table:table-cell>
          <table:table-cell office:value-type="float" office:value="0.81344811526" calcext:value-type="float">
            <text:p>0.8134</text:p>
          </table:table-cell>
          <table:table-cell office:value-type="float" office:value="0.798050930805" calcext:value-type="float">
            <text:p>0.7981</text:p>
          </table:table-cell>
          <table:table-cell office:value-type="float" office:value="0.797934636798" calcext:value-type="float">
            <text:p>0.7979</text:p>
          </table:table-cell>
          <table:table-cell office:value-type="float" office:value="0.74439616038" calcext:value-type="float">
            <text:p>0.7444</text:p>
          </table:table-cell>
          <table:table-cell office:value-type="float" office:value="0.75289016471" calcext:value-type="float">
            <text:p>0.7529</text:p>
          </table:table-cell>
          <table:table-cell office:value-type="float" office:value="0.987188701403001" calcext:value-type="float">
            <text:p>0.9872</text:p>
          </table:table-cell>
          <table:table-cell office:value-type="float" office:value="0.984440935503549" calcext:value-type="float">
            <text:p>0.9844</text:p>
          </table:table-cell>
          <table:table-cell office:value-type="float" office:value="0.989443911893689" calcext:value-type="float">
            <text:p>0.9894</text:p>
          </table:table-cell>
          <table:table-cell office:value-type="float" office:value="0.989444377930364" calcext:value-type="float">
            <text:p>0.9894</text:p>
          </table:table-cell>
          <table:table-cell office:value-type="float" office:value="0.989443613254383" calcext:value-type="float">
            <text:p>0.9894</text:p>
          </table:table-cell>
          <table:table-cell office:value-type="float" office:value="0.744175486146393" calcext:value-type="float">
            <text:p>0.7442</text:p>
          </table:table-cell>
          <table:table-cell office:value-type="float" office:value="0.726316299465224" calcext:value-type="float">
            <text:p>0.7263</text:p>
          </table:table-cell>
          <table:table-cell office:value-type="float" office:value="0.686974678027108" calcext:value-type="float">
            <text:p>0.6870</text:p>
          </table:table-cell>
          <table:table-cell office:value-type="float" office:value="0.70606819617237" calcext:value-type="float">
            <text:p>0.7061</text:p>
          </table:table-cell>
          <table:table-cell office:value-type="float" office:value="0.684878944379924" calcext:value-type="float">
            <text:p>0.6849</text:p>
          </table:table-cell>
          <table:table-cell office:value-type="float" office:value="0.990207662909" calcext:value-type="float">
            <text:p>0.9902</text:p>
          </table:table-cell>
          <table:table-cell office:value-type="float" office:value="0.990244774005" calcext:value-type="float">
            <text:p>0.9902</text:p>
          </table:table-cell>
          <table:table-cell office:value-type="float" office:value="0.990246360244" calcext:value-type="float">
            <text:p>0.9902</text:p>
          </table:table-cell>
          <table:table-cell office:value-type="float" office:value="0.990241903351" calcext:value-type="float">
            <text:p>0.9902</text:p>
          </table:table-cell>
          <table:table-cell office:value-type="float" office:value="0.990241553229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119230212" calcext:value-type="float">
            <text:p>0.9951</text:p>
          </table:table-cell>
          <table:table-cell office:value-type="float" office:value="0.995202302544" calcext:value-type="float">
            <text:p>0.9952</text:p>
          </table:table-cell>
          <table:table-cell office:value-type="float" office:value="0.995106482361" calcext:value-type="float">
            <text:p>0.9951</text:p>
          </table:table-cell>
          <table:table-cell office:value-type="float" office:value="0.995183159341" calcext:value-type="float">
            <text:p>0.9952</text:p>
          </table:table-cell>
          <table:table-cell office:value-type="float" office:value="0.995278480027" calcext:value-type="float">
            <text:p>0.9953</text:p>
          </table:table-cell>
          <table:table-cell office:value-type="float" office:value="0.994141911635" calcext:value-type="float">
            <text:p>0.9941</text:p>
          </table:table-cell>
          <table:table-cell office:value-type="float" office:value="0.99412945453" calcext:value-type="float">
            <text:p>0.9941</text:p>
          </table:table-cell>
          <table:table-cell office:value-type="float" office:value="0.994179958661" calcext:value-type="float">
            <text:p>0.9942</text:p>
          </table:table-cell>
          <table:table-cell office:value-type="float" office:value="0.994141285456" calcext:value-type="float">
            <text:p>0.9941</text:p>
          </table:table-cell>
          <table:table-cell office:value-type="float" office:value="0.994149815383" calcext:value-type="float">
            <text:p>0.9941</text:p>
          </table:table-cell>
          <table:table-cell office:value-type="float" office:value="0.880148281768" calcext:value-type="float">
            <text:p>0.8801</text:p>
          </table:table-cell>
          <table:table-cell office:value-type="float" office:value="0.919970339793" calcext:value-type="float">
            <text:p>0.9200</text:p>
          </table:table-cell>
          <table:table-cell office:value-type="float" office:value="0.969584307187" calcext:value-type="float">
            <text:p>0.9696</text:p>
          </table:table-cell>
          <table:table-cell office:value-type="float" office:value="0.969727074207" calcext:value-type="float">
            <text:p>0.9697</text:p>
          </table:table-cell>
          <table:table-cell office:value-type="float" office:value="0.98961514914" calcext:value-type="float">
            <text:p>0.9896</text:p>
          </table:table-cell>
          <table:table-cell office:value-type="float" office:value="0.99552684191" calcext:value-type="float">
            <text:p>0.9955</text:p>
          </table:table-cell>
          <table:table-cell office:value-type="float" office:value="0.995762661046" calcext:value-type="float">
            <text:p>0.9958</text:p>
          </table:table-cell>
          <table:table-cell office:value-type="float" office:value="0.995909643741" calcext:value-type="float">
            <text:p>0.9959</text:p>
          </table:table-cell>
          <table:table-cell office:value-type="float" office:value="0.996054900777" calcext:value-type="float">
            <text:p>0.9961</text:p>
          </table:table-cell>
          <table:table-cell office:value-type="float" office:value="0.996272181647" calcext:value-type="float">
            <text:p>0.9963</text:p>
          </table:table-cell>
          <table:table-cell office:value-type="float" office:value="0.993250371859" calcext:value-type="float">
            <text:p>0.9933</text:p>
          </table:table-cell>
          <table:table-cell office:value-type="float" office:value="0.99340205871" calcext:value-type="float">
            <text:p>0.9934</text:p>
          </table:table-cell>
          <table:table-cell office:value-type="float" office:value="0.993822785158" calcext:value-type="float">
            <text:p>0.9938</text:p>
          </table:table-cell>
          <table:table-cell office:value-type="float" office:value="0.993999728095" calcext:value-type="float">
            <text:p>0.9940</text:p>
          </table:table-cell>
          <table:table-cell office:value-type="float" office:value="0.993937519162" calcext:value-type="float">
            <text:p>0.9939</text:p>
          </table:table-cell>
          <table:table-cell office:value-type="float" office:value="0.995560992193" calcext:value-type="float">
            <text:p>0.9956</text:p>
          </table:table-cell>
          <table:table-cell office:value-type="float" office:value="0.995731120045" calcext:value-type="float">
            <text:p>0.9957</text:p>
          </table:table-cell>
          <table:table-cell office:value-type="float" office:value="0.996047639671" calcext:value-type="float">
            <text:p>0.9960</text:p>
          </table:table-cell>
          <table:table-cell office:value-type="float" office:value="0.996187232387" calcext:value-type="float">
            <text:p>0.9962</text:p>
          </table:table-cell>
          <table:table-cell office:value-type="float" office:value="0.996376620239" calcext:value-type="float">
            <text:p>0.9964</text:p>
          </table:table-cell>
          <table:table-cell office:value-type="float" office:value="0.99652986948" calcext:value-type="float">
            <text:p>0.9965</text:p>
          </table:table-cell>
          <table:table-cell office:value-type="float" office:value="0.99655943295" calcext:value-type="float">
            <text:p>0.9966</text:p>
          </table:table-cell>
          <table:table-cell office:value-type="float" office:value="0.996593431378" calcext:value-type="float">
            <text:p>0.9966</text:p>
          </table:table-cell>
          <table:table-cell office:value-type="float" office:value="0.996611176881" calcext:value-type="float">
            <text:p>0.9966</text:p>
          </table:table-cell>
          <table:table-cell office:value-type="float" office:value="0.99664649346" calcext:value-type="float">
            <text:p>0.9966</text:p>
          </table:table-cell>
          <table:table-cell office:value-type="float" office:value="0.995806871669733" calcext:value-type="float">
            <text:p>0.9958</text:p>
          </table:table-cell>
          <table:table-cell office:value-type="float" office:value="0.995806908587392" calcext:value-type="float">
            <text:p>0.9958</text:p>
          </table:table-cell>
          <table:table-cell office:value-type="float" office:value="0.995807623087676" calcext:value-type="float">
            <text:p>0.9958</text:p>
          </table:table-cell>
          <table:table-cell office:value-type="float" office:value="0.995807270637199" calcext:value-type="float">
            <text:p>0.9958</text:p>
          </table:table-cell>
          <table:table-cell office:value-type="float" office:value="0.99580734169018" calcext:value-type="float">
            <text:p>0.9958</text:p>
          </table:table-cell>
          <table:table-cell office:value-type="float" office:value="0.997176513692326" calcext:value-type="float">
            <text:p>0.9972</text:p>
          </table:table-cell>
          <table:table-cell office:value-type="float" office:value="0.997174501452439" calcext:value-type="float">
            <text:p>0.9972</text:p>
          </table:table-cell>
          <table:table-cell office:value-type="float" office:value="0.997177195991945" calcext:value-type="float">
            <text:p>0.9972</text:p>
          </table:table-cell>
          <table:table-cell office:value-type="float" office:value="0.997179078731467" calcext:value-type="float">
            <text:p>0.9972</text:p>
          </table:table-cell>
          <table:table-cell office:value-type="float" office:value="0.997173978740065" calcext:value-type="float">
            <text:p>0.9972</text:p>
          </table:table-cell>
          <table:table-cell office:value-type="float" office:value="0.996211269703" calcext:value-type="float">
            <text:p>0.9962</text:p>
          </table:table-cell>
          <table:table-cell office:value-type="float" office:value="0.996205474275" calcext:value-type="float">
            <text:p>0.9962</text:p>
          </table:table-cell>
          <table:table-cell office:value-type="float" office:value="0.996202939416" calcext:value-type="float">
            <text:p>0.9962</text:p>
          </table:table-cell>
          <table:table-cell office:value-type="float" office:value="0.996198555211" calcext:value-type="float">
            <text:p>0.9962</text:p>
          </table:table-cell>
          <table:table-cell office:value-type="float" office:value="0.996197262466" calcext:value-type="float">
            <text:p>0.9962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5017155262" calcext:value-type="float">
            <text:p>0.9850</text:p>
          </table:table-cell>
          <table:table-cell office:value-type="float" office:value="0.983989232811" calcext:value-type="float">
            <text:p>0.9840</text:p>
          </table:table-cell>
          <table:table-cell office:value-type="float" office:value="0.98259457267" calcext:value-type="float">
            <text:p>0.9826</text:p>
          </table:table-cell>
          <table:table-cell office:value-type="float" office:value="0.979425426274" calcext:value-type="float">
            <text:p>0.9794</text:p>
          </table:table-cell>
          <table:table-cell office:value-type="float" office:value="0.975695828681" calcext:value-type="float">
            <text:p>0.9757</text:p>
          </table:table-cell>
          <table:table-cell office:value-type="float" office:value="0.914629539902" calcext:value-type="float">
            <text:p>0.9146</text:p>
          </table:table-cell>
          <table:table-cell office:value-type="float" office:value="0.915388048789" calcext:value-type="float">
            <text:p>0.9154</text:p>
          </table:table-cell>
          <table:table-cell office:value-type="float" office:value="0.904270775625" calcext:value-type="float">
            <text:p>0.9043</text:p>
          </table:table-cell>
          <table:table-cell office:value-type="float" office:value="0.879793967751" calcext:value-type="float">
            <text:p>0.8798</text:p>
          </table:table-cell>
          <table:table-cell office:value-type="float" office:value="0.870172163227" calcext:value-type="float">
            <text:p>0.8702</text:p>
          </table:table-cell>
          <table:table-cell office:value-type="float" office:value="0.759389489754" calcext:value-type="float">
            <text:p>0.7594</text:p>
          </table:table-cell>
          <table:table-cell office:value-type="float" office:value="0.783957905885" calcext:value-type="float">
            <text:p>0.7840</text:p>
          </table:table-cell>
          <table:table-cell office:value-type="float" office:value="0.779951644056" calcext:value-type="float">
            <text:p>0.7800</text:p>
          </table:table-cell>
          <table:table-cell office:value-type="float" office:value="0.772095927013" calcext:value-type="float">
            <text:p>0.7721</text:p>
          </table:table-cell>
          <table:table-cell office:value-type="float" office:value="0.752433588743" calcext:value-type="float">
            <text:p>0.7524</text:p>
          </table:table-cell>
          <table:table-cell office:value-type="float" office:value="0.983062386177" calcext:value-type="float">
            <text:p>0.9831</text:p>
          </table:table-cell>
          <table:table-cell office:value-type="float" office:value="0.983716142947" calcext:value-type="float">
            <text:p>0.9837</text:p>
          </table:table-cell>
          <table:table-cell office:value-type="float" office:value="0.976910935829" calcext:value-type="float">
            <text:p>0.9769</text:p>
          </table:table-cell>
          <table:table-cell office:value-type="float" office:value="0.965859921083" calcext:value-type="float">
            <text:p>0.9659</text:p>
          </table:table-cell>
          <table:table-cell office:value-type="float" office:value="0.928048387265" calcext:value-type="float">
            <text:p>0.9280</text:p>
          </table:table-cell>
          <table:table-cell office:value-type="float" office:value="0.936264567091" calcext:value-type="float">
            <text:p>0.9363</text:p>
          </table:table-cell>
          <table:table-cell office:value-type="float" office:value="0.938702788046" calcext:value-type="float">
            <text:p>0.9387</text:p>
          </table:table-cell>
          <table:table-cell office:value-type="float" office:value="0.935532201955" calcext:value-type="float">
            <text:p>0.9355</text:p>
          </table:table-cell>
          <table:table-cell office:value-type="float" office:value="0.917975943358" calcext:value-type="float">
            <text:p>0.9180</text:p>
          </table:table-cell>
          <table:table-cell office:value-type="float" office:value="0.899597965732" calcext:value-type="float">
            <text:p>0.8996</text:p>
          </table:table-cell>
          <table:table-cell office:value-type="float" office:value="0.98303929322" calcext:value-type="float">
            <text:p>0.9830</text:p>
          </table:table-cell>
          <table:table-cell office:value-type="float" office:value="0.984323712239" calcext:value-type="float">
            <text:p>0.9843</text:p>
          </table:table-cell>
          <table:table-cell office:value-type="float" office:value="0.975678476107" calcext:value-type="float">
            <text:p>0.9757</text:p>
          </table:table-cell>
          <table:table-cell office:value-type="float" office:value="0.964479516393" calcext:value-type="float">
            <text:p>0.9645</text:p>
          </table:table-cell>
          <table:table-cell office:value-type="float" office:value="0.924471719025" calcext:value-type="float">
            <text:p>0.9245</text:p>
          </table:table-cell>
          <table:table-cell office:value-type="float" office:value="0.937108421547" calcext:value-type="float">
            <text:p>0.9371</text:p>
          </table:table-cell>
          <table:table-cell office:value-type="float" office:value="0.937135001052" calcext:value-type="float">
            <text:p>0.9371</text:p>
          </table:table-cell>
          <table:table-cell office:value-type="float" office:value="0.932457300723" calcext:value-type="float">
            <text:p>0.9325</text:p>
          </table:table-cell>
          <table:table-cell office:value-type="float" office:value="0.923234110568" calcext:value-type="float">
            <text:p>0.9232</text:p>
          </table:table-cell>
          <table:table-cell office:value-type="float" office:value="0.909510302083" calcext:value-type="float">
            <text:p>0.9095</text:p>
          </table:table-cell>
          <table:table-cell office:value-type="float" office:value="0.951321670534087" calcext:value-type="float">
            <text:p>0.9513</text:p>
          </table:table-cell>
          <table:table-cell office:value-type="float" office:value="0.95994402536024" calcext:value-type="float">
            <text:p>0.9599</text:p>
          </table:table-cell>
          <table:table-cell office:value-type="float" office:value="0.978649830676494" calcext:value-type="float">
            <text:p>0.9786</text:p>
          </table:table-cell>
          <table:table-cell office:value-type="float" office:value="0.981670998543229" calcext:value-type="float">
            <text:p>0.9817</text:p>
          </table:table-cell>
          <table:table-cell office:value-type="float" office:value="0.97953970408445" calcext:value-type="float">
            <text:p>0.9795</text:p>
          </table:table-cell>
          <table:table-cell office:value-type="float" office:value="0.938455661800755" calcext:value-type="float">
            <text:p>0.9385</text:p>
          </table:table-cell>
          <table:table-cell office:value-type="float" office:value="0.922894055954243" calcext:value-type="float">
            <text:p>0.9229</text:p>
          </table:table-cell>
          <table:table-cell office:value-type="float" office:value="0.912145631413637" calcext:value-type="float">
            <text:p>0.9121</text:p>
          </table:table-cell>
          <table:table-cell office:value-type="float" office:value="0.900613410220172" calcext:value-type="float">
            <text:p>0.9006</text:p>
          </table:table-cell>
          <table:table-cell office:value-type="float" office:value="0.880916675723545" calcext:value-type="float">
            <text:p>0.8809</text:p>
          </table:table-cell>
          <table:table-cell office:value-type="float" office:value="0.985686798609" calcext:value-type="float">
            <text:p>0.9857</text:p>
          </table:table-cell>
          <table:table-cell office:value-type="float" office:value="0.989007550571" calcext:value-type="float">
            <text:p>0.9890</text:p>
          </table:table-cell>
          <table:table-cell office:value-type="float" office:value="0.990189368383" calcext:value-type="float">
            <text:p>0.9902</text:p>
          </table:table-cell>
          <table:table-cell office:value-type="float" office:value="0.980038210402" calcext:value-type="float">
            <text:p>0.9800</text:p>
          </table:table-cell>
          <table:table-cell office:value-type="float" office:value="0.923571872031" calcext:value-type="float">
            <text:p>0.9236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0423517515" calcext:value-type="float">
            <text:p>0.9804</text:p>
          </table:table-cell>
          <table:table-cell office:value-type="float" office:value="0.977918486035" calcext:value-type="float">
            <text:p>0.9779</text:p>
          </table:table-cell>
          <table:table-cell office:value-type="float" office:value="0.975582021508" calcext:value-type="float">
            <text:p>0.9756</text:p>
          </table:table-cell>
          <table:table-cell office:value-type="float" office:value="0.972195555343" calcext:value-type="float">
            <text:p>0.9722</text:p>
          </table:table-cell>
          <table:table-cell office:value-type="float" office:value="0.968095232063" calcext:value-type="float">
            <text:p>0.9681</text:p>
          </table:table-cell>
          <table:table-cell office:value-type="float" office:value="0.972862372396" calcext:value-type="float">
            <text:p>0.9729</text:p>
          </table:table-cell>
          <table:table-cell office:value-type="float" office:value="0.975664573382" calcext:value-type="float">
            <text:p>0.9757</text:p>
          </table:table-cell>
          <table:table-cell office:value-type="float" office:value="0.977421738737" calcext:value-type="float">
            <text:p>0.9774</text:p>
          </table:table-cell>
          <table:table-cell office:value-type="float" office:value="0.976734993299" calcext:value-type="float">
            <text:p>0.9767</text:p>
          </table:table-cell>
          <table:table-cell office:value-type="float" office:value="0.963843916762" calcext:value-type="float">
            <text:p>0.9638</text:p>
          </table:table-cell>
          <table:table-cell office:value-type="float" office:value="0.936120041183" calcext:value-type="float">
            <text:p>0.9361</text:p>
          </table:table-cell>
          <table:table-cell office:value-type="float" office:value="0.93854633944" calcext:value-type="float">
            <text:p>0.9385</text:p>
          </table:table-cell>
          <table:table-cell office:value-type="float" office:value="0.941756100316" calcext:value-type="float">
            <text:p>0.9418</text:p>
          </table:table-cell>
          <table:table-cell office:value-type="float" office:value="0.941395371404" calcext:value-type="float">
            <text:p>0.9414</text:p>
          </table:table-cell>
          <table:table-cell office:value-type="float" office:value="0.945392432636" calcext:value-type="float">
            <text:p>0.9454</text:p>
          </table:table-cell>
          <table:table-cell office:value-type="float" office:value="0.982398636964" calcext:value-type="float">
            <text:p>0.9824</text:p>
          </table:table-cell>
          <table:table-cell office:value-type="float" office:value="0.981013985184" calcext:value-type="float">
            <text:p>0.9810</text:p>
          </table:table-cell>
          <table:table-cell office:value-type="float" office:value="0.979861125873" calcext:value-type="float">
            <text:p>0.9799</text:p>
          </table:table-cell>
          <table:table-cell office:value-type="float" office:value="0.97826609302" calcext:value-type="float">
            <text:p>0.9783</text:p>
          </table:table-cell>
          <table:table-cell office:value-type="float" office:value="0.973407466177" calcext:value-type="float">
            <text:p>0.9734</text:p>
          </table:table-cell>
          <table:table-cell office:value-type="float" office:value="0.976958178241" calcext:value-type="float">
            <text:p>0.9770</text:p>
          </table:table-cell>
          <table:table-cell office:value-type="float" office:value="0.979090043156" calcext:value-type="float">
            <text:p>0.9791</text:p>
          </table:table-cell>
          <table:table-cell office:value-type="float" office:value="0.978370725835" calcext:value-type="float">
            <text:p>0.9784</text:p>
          </table:table-cell>
          <table:table-cell office:value-type="float" office:value="0.977342496373" calcext:value-type="float">
            <text:p>0.9773</text:p>
          </table:table-cell>
          <table:table-cell office:value-type="float" office:value="0.967390012426" calcext:value-type="float">
            <text:p>0.9674</text:p>
          </table:table-cell>
          <table:table-cell office:value-type="float" office:value="0.98278581179" calcext:value-type="float">
            <text:p>0.9828</text:p>
          </table:table-cell>
          <table:table-cell office:value-type="float" office:value="0.982567039124" calcext:value-type="float">
            <text:p>0.9826</text:p>
          </table:table-cell>
          <table:table-cell office:value-type="float" office:value="0.980867189869" calcext:value-type="float">
            <text:p>0.9809</text:p>
          </table:table-cell>
          <table:table-cell office:value-type="float" office:value="0.978993380675" calcext:value-type="float">
            <text:p>0.9790</text:p>
          </table:table-cell>
          <table:table-cell office:value-type="float" office:value="0.972115592828" calcext:value-type="float">
            <text:p>0.9721</text:p>
          </table:table-cell>
          <table:table-cell office:value-type="float" office:value="0.979806097948" calcext:value-type="float">
            <text:p>0.9798</text:p>
          </table:table-cell>
          <table:table-cell office:value-type="float" office:value="0.982012796228" calcext:value-type="float">
            <text:p>0.9820</text:p>
          </table:table-cell>
          <table:table-cell office:value-type="float" office:value="0.981129535972" calcext:value-type="float">
            <text:p>0.9811</text:p>
          </table:table-cell>
          <table:table-cell office:value-type="float" office:value="0.980605699285" calcext:value-type="float">
            <text:p>0.9806</text:p>
          </table:table-cell>
          <table:table-cell office:value-type="float" office:value="0.975023906631" calcext:value-type="float">
            <text:p>0.9750</text:p>
          </table:table-cell>
          <table:table-cell office:value-type="float" office:value="0.98378936090015" calcext:value-type="float">
            <text:p>0.9838</text:p>
          </table:table-cell>
          <table:table-cell office:value-type="float" office:value="0.986965216443231" calcext:value-type="float">
            <text:p>0.9870</text:p>
          </table:table-cell>
          <table:table-cell office:value-type="float" office:value="0.985676653679893" calcext:value-type="float">
            <text:p>0.9857</text:p>
          </table:table-cell>
          <table:table-cell office:value-type="float" office:value="0.98775935811775" calcext:value-type="float">
            <text:p>0.9878</text:p>
          </table:table-cell>
          <table:table-cell office:value-type="float" office:value="0.986053532049574" calcext:value-type="float">
            <text:p>0.9861</text:p>
          </table:table-cell>
          <table:table-cell office:value-type="float" office:value="0.986098134046136" calcext:value-type="float">
            <text:p>0.9861</text:p>
          </table:table-cell>
          <table:table-cell office:value-type="float" office:value="0.985443136229014" calcext:value-type="float">
            <text:p>0.9854</text:p>
          </table:table-cell>
          <table:table-cell office:value-type="float" office:value="0.986010927646555" calcext:value-type="float">
            <text:p>0.9860</text:p>
          </table:table-cell>
          <table:table-cell office:value-type="float" office:value="0.982999030513295" calcext:value-type="float">
            <text:p>0.9830</text:p>
          </table:table-cell>
          <table:table-cell office:value-type="float" office:value="0.97890676783544" calcext:value-type="float">
            <text:p>0.9789</text:p>
          </table:table-cell>
          <table:table-cell office:value-type="float" office:value="0.989020122572" calcext:value-type="float">
            <text:p>0.9890</text:p>
          </table:table-cell>
          <table:table-cell office:value-type="float" office:value="0.986712218305" calcext:value-type="float">
            <text:p>0.9867</text:p>
          </table:table-cell>
          <table:table-cell office:value-type="float" office:value="0.986958322809" calcext:value-type="float">
            <text:p>0.9870</text:p>
          </table:table-cell>
          <table:table-cell office:value-type="float" office:value="0.984322976997" calcext:value-type="float">
            <text:p>0.9843</text:p>
          </table:table-cell>
          <table:table-cell office:value-type="float" office:value="0.977183000736" calcext:value-type="float">
            <text:p>0.9772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779447323138" calcext:value-type="float">
            <text:p>0.7794</text:p>
          </table:table-cell>
          <table:table-cell office:value-type="float" office:value="0.769622494753" calcext:value-type="float">
            <text:p>0.7696</text:p>
          </table:table-cell>
          <table:table-cell office:value-type="float" office:value="0.744389859838" calcext:value-type="float">
            <text:p>0.7444</text:p>
          </table:table-cell>
          <table:table-cell office:value-type="float" office:value="0.755529848624" calcext:value-type="float">
            <text:p>0.7555</text:p>
          </table:table-cell>
          <table:table-cell office:value-type="float" office:value="0.754951082319" calcext:value-type="float">
            <text:p>0.7550</text:p>
          </table:table-cell>
          <table:table-cell office:value-type="float" office:value="0.575842613364" calcext:value-type="float">
            <text:p>0.5758</text:p>
          </table:table-cell>
          <table:table-cell office:value-type="float" office:value="0.566773485684" calcext:value-type="float">
            <text:p>0.5668</text:p>
          </table:table-cell>
          <table:table-cell office:value-type="float" office:value="0.560319281655" calcext:value-type="float">
            <text:p>0.5603</text:p>
          </table:table-cell>
          <table:table-cell office:value-type="float" office:value="0.555081384008" calcext:value-type="float">
            <text:p>0.5551</text:p>
          </table:table-cell>
          <table:table-cell office:value-type="float" office:value="0.550355447026" calcext:value-type="float">
            <text:p>0.5504</text:p>
          </table:table-cell>
          <table:table-cell office:value-type="float" office:value="0.468178587731" calcext:value-type="float">
            <text:p>0.4682</text:p>
          </table:table-cell>
          <table:table-cell office:value-type="float" office:value="0.481295785337" calcext:value-type="float">
            <text:p>0.4813</text:p>
          </table:table-cell>
          <table:table-cell office:value-type="float" office:value="0.476822209475" calcext:value-type="float">
            <text:p>0.4768</text:p>
          </table:table-cell>
          <table:table-cell office:value-type="float" office:value="0.485953458188" calcext:value-type="float">
            <text:p>0.4860</text:p>
          </table:table-cell>
          <table:table-cell office:value-type="float" office:value="0.498492396379" calcext:value-type="float">
            <text:p>0.4985</text:p>
          </table:table-cell>
          <table:table-cell office:value-type="float" office:value="0.625710308093" calcext:value-type="float">
            <text:p>0.6257</text:p>
          </table:table-cell>
          <table:table-cell office:value-type="float" office:value="0.641622830726" calcext:value-type="float">
            <text:p>0.6416</text:p>
          </table:table-cell>
          <table:table-cell office:value-type="float" office:value="0.660967333734" calcext:value-type="float">
            <text:p>0.6610</text:p>
          </table:table-cell>
          <table:table-cell office:value-type="float" office:value="0.642463787586" calcext:value-type="float">
            <text:p>0.6425</text:p>
          </table:table-cell>
          <table:table-cell office:value-type="float" office:value="0.635155566854" calcext:value-type="float">
            <text:p>0.6352</text:p>
          </table:table-cell>
          <table:table-cell office:value-type="float" office:value="0.620541771836" calcext:value-type="float">
            <text:p>0.6205</text:p>
          </table:table-cell>
          <table:table-cell office:value-type="float" office:value="0.652445418683" calcext:value-type="float">
            <text:p>0.6524</text:p>
          </table:table-cell>
          <table:table-cell office:value-type="float" office:value="0.644102236649" calcext:value-type="float">
            <text:p>0.6441</text:p>
          </table:table-cell>
          <table:table-cell office:value-type="float" office:value="0.632811266639" calcext:value-type="float">
            <text:p>0.6328</text:p>
          </table:table-cell>
          <table:table-cell office:value-type="float" office:value="0.638508629536" calcext:value-type="float">
            <text:p>0.6385</text:p>
          </table:table-cell>
          <table:table-cell office:value-type="float" office:value="0.635838787356" calcext:value-type="float">
            <text:p>0.6358</text:p>
          </table:table-cell>
          <table:table-cell office:value-type="float" office:value="0.650108139657" calcext:value-type="float">
            <text:p>0.6501</text:p>
          </table:table-cell>
          <table:table-cell office:value-type="float" office:value="0.669781826665" calcext:value-type="float">
            <text:p>0.6698</text:p>
          </table:table-cell>
          <table:table-cell office:value-type="float" office:value="0.645204499793" calcext:value-type="float">
            <text:p>0.6452</text:p>
          </table:table-cell>
          <table:table-cell office:value-type="float" office:value="0.62638052315" calcext:value-type="float">
            <text:p>0.6264</text:p>
          </table:table-cell>
          <table:table-cell office:value-type="float" office:value="0.637310771997" calcext:value-type="float">
            <text:p>0.6373</text:p>
          </table:table-cell>
          <table:table-cell office:value-type="float" office:value="0.634854689027" calcext:value-type="float">
            <text:p>0.6349</text:p>
          </table:table-cell>
          <table:table-cell office:value-type="float" office:value="0.643923011804" calcext:value-type="float">
            <text:p>0.6439</text:p>
          </table:table-cell>
          <table:table-cell office:value-type="float" office:value="0.654246819377" calcext:value-type="float">
            <text:p>0.6542</text:p>
          </table:table-cell>
          <table:table-cell office:value-type="float" office:value="0.633746416901" calcext:value-type="float">
            <text:p>0.6337</text:p>
          </table:table-cell>
          <table:table-cell office:value-type="float" office:value="0.522596828688272" calcext:value-type="float">
            <text:p>0.5226</text:p>
          </table:table-cell>
          <table:table-cell office:value-type="float" office:value="0.557867004604068" calcext:value-type="float">
            <text:p>0.5579</text:p>
          </table:table-cell>
          <table:table-cell office:value-type="float" office:value="0.575141897519699" calcext:value-type="float">
            <text:p>0.5751</text:p>
          </table:table-cell>
          <table:table-cell office:value-type="float" office:value="0.600108541294715" calcext:value-type="float">
            <text:p>0.6001</text:p>
          </table:table-cell>
          <table:table-cell office:value-type="float" office:value="0.616338485478176" calcext:value-type="float">
            <text:p>0.6163</text:p>
          </table:table-cell>
          <table:table-cell office:value-type="float" office:value="0.574779624943877" calcext:value-type="float">
            <text:p>0.5748</text:p>
          </table:table-cell>
          <table:table-cell office:value-type="float" office:value="0.585526756456092" calcext:value-type="float">
            <text:p>0.5855</text:p>
          </table:table-cell>
          <table:table-cell office:value-type="float" office:value="0.567671444437994" calcext:value-type="float">
            <text:p>0.5677</text:p>
          </table:table-cell>
          <table:table-cell office:value-type="float" office:value="0.570744694513078" calcext:value-type="float">
            <text:p>0.5707</text:p>
          </table:table-cell>
          <table:table-cell office:value-type="float" office:value="0.556094379567938" calcext:value-type="float">
            <text:p>0.5561</text:p>
          </table:table-cell>
          <table:table-cell office:value-type="float" office:value="0.879906912504" calcext:value-type="float">
            <text:p>0.8799</text:p>
          </table:table-cell>
          <table:table-cell office:value-type="float" office:value="0.876485907498" calcext:value-type="float">
            <text:p>0.8765</text:p>
          </table:table-cell>
          <table:table-cell office:value-type="float" office:value="0.865760029809" calcext:value-type="float">
            <text:p>0.8658</text:p>
          </table:table-cell>
          <table:table-cell office:value-type="float" office:value="0.87261021536" calcext:value-type="float">
            <text:p>0.8726</text:p>
          </table:table-cell>
          <table:table-cell office:value-type="float" office:value="0.865665916866" calcext:value-type="float">
            <text:p>0.8657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66694917403" calcext:value-type="float">
            <text:p>0.8667</text:p>
          </table:table-cell>
          <table:table-cell office:value-type="float" office:value="0.865703781978" calcext:value-type="float">
            <text:p>0.8657</text:p>
          </table:table-cell>
          <table:table-cell office:value-type="float" office:value="0.862073639645" calcext:value-type="float">
            <text:p>0.8621</text:p>
          </table:table-cell>
          <table:table-cell office:value-type="float" office:value="0.857843614784" calcext:value-type="float">
            <text:p>0.8578</text:p>
          </table:table-cell>
          <table:table-cell office:value-type="float" office:value="0.850087246519" calcext:value-type="float">
            <text:p>0.8501</text:p>
          </table:table-cell>
          <table:table-cell office:value-type="float" office:value="0.871971759093" calcext:value-type="float">
            <text:p>0.8720</text:p>
          </table:table-cell>
          <table:table-cell office:value-type="float" office:value="0.873766604809" calcext:value-type="float">
            <text:p>0.8738</text:p>
          </table:table-cell>
          <table:table-cell office:value-type="float" office:value="0.873162738792" calcext:value-type="float">
            <text:p>0.8732</text:p>
          </table:table-cell>
          <table:table-cell office:value-type="float" office:value="0.87322602089" calcext:value-type="float">
            <text:p>0.8732</text:p>
          </table:table-cell>
          <table:table-cell office:value-type="float" office:value="0.846069197418" calcext:value-type="float">
            <text:p>0.8461</text:p>
          </table:table-cell>
          <table:table-cell office:value-type="float" office:value="0.521098058649" calcext:value-type="float">
            <text:p>0.5211</text:p>
          </table:table-cell>
          <table:table-cell office:value-type="float" office:value="0.552919572191" calcext:value-type="float">
            <text:p>0.5529</text:p>
          </table:table-cell>
          <table:table-cell office:value-type="float" office:value="0.563635466012" calcext:value-type="float">
            <text:p>0.5636</text:p>
          </table:table-cell>
          <table:table-cell office:value-type="float" office:value="0.575254440726" calcext:value-type="float">
            <text:p>0.5753</text:p>
          </table:table-cell>
          <table:table-cell office:value-type="float" office:value="0.589899127817" calcext:value-type="float">
            <text:p>0.5899</text:p>
          </table:table-cell>
          <table:table-cell office:value-type="float" office:value="0.886384722042" calcext:value-type="float">
            <text:p>0.8864</text:p>
          </table:table-cell>
          <table:table-cell office:value-type="float" office:value="0.880008666249" calcext:value-type="float">
            <text:p>0.8800</text:p>
          </table:table-cell>
          <table:table-cell office:value-type="float" office:value="0.873068034963" calcext:value-type="float">
            <text:p>0.8731</text:p>
          </table:table-cell>
          <table:table-cell office:value-type="float" office:value="0.870865827733" calcext:value-type="float">
            <text:p>0.8709</text:p>
          </table:table-cell>
          <table:table-cell office:value-type="float" office:value="0.867774589436" calcext:value-type="float">
            <text:p>0.8678</text:p>
          </table:table-cell>
          <table:table-cell office:value-type="float" office:value="0.873560624785" calcext:value-type="float">
            <text:p>0.8736</text:p>
          </table:table-cell>
          <table:table-cell office:value-type="float" office:value="0.867924443741" calcext:value-type="float">
            <text:p>0.8679</text:p>
          </table:table-cell>
          <table:table-cell office:value-type="float" office:value="0.865388660112" calcext:value-type="float">
            <text:p>0.8654</text:p>
          </table:table-cell>
          <table:table-cell office:value-type="float" office:value="0.862423641073" calcext:value-type="float">
            <text:p>0.8624</text:p>
          </table:table-cell>
          <table:table-cell office:value-type="float" office:value="0.859527392457" calcext:value-type="float">
            <text:p>0.8595</text:p>
          </table:table-cell>
          <table:table-cell office:value-type="float" office:value="0.889865580333" calcext:value-type="float">
            <text:p>0.8899</text:p>
          </table:table-cell>
          <table:table-cell office:value-type="float" office:value="0.885875948347" calcext:value-type="float">
            <text:p>0.8859</text:p>
          </table:table-cell>
          <table:table-cell office:value-type="float" office:value="0.878964068223" calcext:value-type="float">
            <text:p>0.8790</text:p>
          </table:table-cell>
          <table:table-cell office:value-type="float" office:value="0.872808787452" calcext:value-type="float">
            <text:p>0.8728</text:p>
          </table:table-cell>
          <table:table-cell office:value-type="float" office:value="0.871875694951" calcext:value-type="float">
            <text:p>0.8719</text:p>
          </table:table-cell>
          <table:table-cell office:value-type="float" office:value="0.881326923636" calcext:value-type="float">
            <text:p>0.8813</text:p>
          </table:table-cell>
          <table:table-cell office:value-type="float" office:value="0.880587015528" calcext:value-type="float">
            <text:p>0.8806</text:p>
          </table:table-cell>
          <table:table-cell office:value-type="float" office:value="0.878619586497" calcext:value-type="float">
            <text:p>0.8786</text:p>
          </table:table-cell>
          <table:table-cell office:value-type="float" office:value="0.878474576276" calcext:value-type="float">
            <text:p>0.8785</text:p>
          </table:table-cell>
          <table:table-cell office:value-type="float" office:value="0.872815149183" calcext:value-type="float">
            <text:p>0.8728</text:p>
          </table:table-cell>
          <table:table-cell office:value-type="float" office:value="0.861470878740467" calcext:value-type="float">
            <text:p>0.8615</text:p>
          </table:table-cell>
          <table:table-cell office:value-type="float" office:value="0.870901516997942" calcext:value-type="float">
            <text:p>0.8709</text:p>
          </table:table-cell>
          <table:table-cell office:value-type="float" office:value="0.877253404408341" calcext:value-type="float">
            <text:p>0.8773</text:p>
          </table:table-cell>
          <table:table-cell office:value-type="float" office:value="0.880281266962964" calcext:value-type="float">
            <text:p>0.8803</text:p>
          </table:table-cell>
          <table:table-cell office:value-type="float" office:value="0.882610501576325" calcext:value-type="float">
            <text:p>0.8826</text:p>
          </table:table-cell>
          <table:table-cell office:value-type="float" office:value="0.892693323317604" calcext:value-type="float">
            <text:p>0.8927</text:p>
          </table:table-cell>
          <table:table-cell office:value-type="float" office:value="0.897909540963869" calcext:value-type="float">
            <text:p>0.8979</text:p>
          </table:table-cell>
          <table:table-cell office:value-type="float" office:value="0.898599131466797" calcext:value-type="float">
            <text:p>0.8986</text:p>
          </table:table-cell>
          <table:table-cell office:value-type="float" office:value="0.900265456338441" calcext:value-type="float">
            <text:p>0.9003</text:p>
          </table:table-cell>
          <table:table-cell office:value-type="float" office:value="0.556094379567938" calcext:value-type="float">
            <text:p>0.5561</text:p>
          </table:table-cell>
          <table:table-cell office:value-type="float" office:value="0.88945790399" calcext:value-type="float">
            <text:p>0.8895</text:p>
          </table:table-cell>
          <table:table-cell office:value-type="float" office:value="0.890656830274" calcext:value-type="float">
            <text:p>0.8907</text:p>
          </table:table-cell>
          <table:table-cell office:value-type="float" office:value="0.892282369259" calcext:value-type="float">
            <text:p>0.8923</text:p>
          </table:table-cell>
          <table:table-cell office:value-type="float" office:value="0.891423783359" calcext:value-type="float">
            <text:p>0.8914</text:p>
          </table:table-cell>
          <table:table-cell office:value-type="float" office:value="0.889461381362" calcext:value-type="float">
            <text:p>0.8895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64795751363" calcext:value-type="float">
            <text:p>0.6480</text:p>
          </table:table-cell>
          <table:table-cell office:value-type="float" office:value="0.675140110538" calcext:value-type="float">
            <text:p>0.6751</text:p>
          </table:table-cell>
          <table:table-cell office:value-type="float" office:value="0.678745508492" calcext:value-type="float">
            <text:p>0.6787</text:p>
          </table:table-cell>
          <table:table-cell office:value-type="float" office:value="0.6811589766" calcext:value-type="float">
            <text:p>0.6812</text:p>
          </table:table-cell>
          <table:table-cell office:value-type="float" office:value="0.675543870214" calcext:value-type="float">
            <text:p>0.6755</text:p>
          </table:table-cell>
          <table:table-cell office:value-type="float" office:value="0.224867706247" calcext:value-type="float">
            <text:p>0.2249</text:p>
          </table:table-cell>
          <table:table-cell office:value-type="float" office:value="0.293237962263" calcext:value-type="float">
            <text:p>0.2932</text:p>
          </table:table-cell>
          <table:table-cell office:value-type="float" office:value="0.275557861395" calcext:value-type="float">
            <text:p>0.2756</text:p>
          </table:table-cell>
          <table:table-cell office:value-type="float" office:value="0.301667126768" calcext:value-type="float">
            <text:p>0.3017</text:p>
          </table:table-cell>
          <table:table-cell office:value-type="float" office:value="0.351196319537" calcext:value-type="float">
            <text:p>0.3512</text:p>
          </table:table-cell>
          <table:table-cell office:value-type="float" office:value="0.0414851353541" calcext:value-type="float">
            <text:p>0.0415</text:p>
          </table:table-cell>
          <table:table-cell office:value-type="float" office:value="0.0942729816571" calcext:value-type="float">
            <text:p>0.0943</text:p>
          </table:table-cell>
          <table:table-cell office:value-type="float" office:value="0.0802775760016" calcext:value-type="float">
            <text:p>0.0803</text:p>
          </table:table-cell>
          <table:table-cell office:value-type="float" office:value="0.153139056301" calcext:value-type="float">
            <text:p>0.1531</text:p>
          </table:table-cell>
          <table:table-cell office:value-type="float" office:value="0.159151728819" calcext:value-type="float">
            <text:p>0.1592</text:p>
          </table:table-cell>
          <table:table-cell office:value-type="float" office:value="0.0804803252237" calcext:value-type="float">
            <text:p>0.0805</text:p>
          </table:table-cell>
          <table:table-cell office:value-type="float" office:value="0.172049329489" calcext:value-type="float">
            <text:p>0.1720</text:p>
          </table:table-cell>
          <table:table-cell office:value-type="float" office:value="0.159450840829" calcext:value-type="float">
            <text:p>0.1595</text:p>
          </table:table-cell>
          <table:table-cell office:value-type="float" office:value="0.225095217075" calcext:value-type="float">
            <text:p>0.2251</text:p>
          </table:table-cell>
          <table:table-cell office:value-type="float" office:value="0.304488244443" calcext:value-type="float">
            <text:p>0.3045</text:p>
          </table:table-cell>
          <table:table-cell office:value-type="float" office:value="0.116629455395" calcext:value-type="float">
            <text:p>0.1166</text:p>
          </table:table-cell>
          <table:table-cell office:value-type="float" office:value="0.194413829197" calcext:value-type="float">
            <text:p>0.1944</text:p>
          </table:table-cell>
          <table:table-cell office:value-type="float" office:value="0.262605505379" calcext:value-type="float">
            <text:p>0.2626</text:p>
          </table:table-cell>
          <table:table-cell office:value-type="float" office:value="0.326862474095" calcext:value-type="float">
            <text:p>0.3269</text:p>
          </table:table-cell>
          <table:table-cell office:value-type="float" office:value="0.376993203068" calcext:value-type="float">
            <text:p>0.3770</text:p>
          </table:table-cell>
          <table:table-cell office:value-type="float" office:value="0.0972207498373" calcext:value-type="float">
            <text:p>0.0972</text:p>
          </table:table-cell>
          <table:table-cell office:value-type="float" office:value="0.187441140164" calcext:value-type="float">
            <text:p>0.1874</text:p>
          </table:table-cell>
          <table:table-cell office:value-type="float" office:value="0.225424621253" calcext:value-type="float">
            <text:p>0.2254</text:p>
          </table:table-cell>
          <table:table-cell office:value-type="float" office:value="0.244368204376" calcext:value-type="float">
            <text:p>0.2444</text:p>
          </table:table-cell>
          <table:table-cell office:value-type="float" office:value="0.302229892763" calcext:value-type="float">
            <text:p>0.3022</text:p>
          </table:table-cell>
          <table:table-cell office:value-type="float" office:value="0.111237135996" calcext:value-type="float">
            <text:p>0.1112</text:p>
          </table:table-cell>
          <table:table-cell office:value-type="float" office:value="0.178524962699" calcext:value-type="float">
            <text:p>0.1785</text:p>
          </table:table-cell>
          <table:table-cell office:value-type="float" office:value="0.231253082554" calcext:value-type="float">
            <text:p>0.2313</text:p>
          </table:table-cell>
          <table:table-cell office:value-type="float" office:value="0.343227488885" calcext:value-type="float">
            <text:p>0.3432</text:p>
          </table:table-cell>
          <table:table-cell office:value-type="float" office:value="0.364949283152" calcext:value-type="float">
            <text:p>0.3649</text:p>
          </table:table-cell>
          <table:table-cell office:value-type="float" office:value="0.0662163345082795" calcext:value-type="float">
            <text:p>0.0662</text:p>
          </table:table-cell>
          <table:table-cell office:value-type="float" office:value="0.0966665956135559" calcext:value-type="float">
            <text:p>0.0967</text:p>
          </table:table-cell>
          <table:table-cell office:value-type="float" office:value="0.219749933194202" calcext:value-type="float">
            <text:p>0.2197</text:p>
          </table:table-cell>
          <table:table-cell office:value-type="float" office:value="0.197431859033243" calcext:value-type="float">
            <text:p>0.1974</text:p>
          </table:table-cell>
          <table:table-cell office:value-type="float" office:value="0.29388490439723" calcext:value-type="float">
            <text:p>0.2939</text:p>
          </table:table-cell>
          <table:table-cell office:value-type="float" office:value="0.0861606429632161" calcext:value-type="float">
            <text:p>0.0862</text:p>
          </table:table-cell>
          <table:table-cell office:value-type="float" office:value="0.175634743626177" calcext:value-type="float">
            <text:p>0.1756</text:p>
          </table:table-cell>
          <table:table-cell office:value-type="float" office:value="0.165908361479759" calcext:value-type="float">
            <text:p>0.1659</text:p>
          </table:table-cell>
          <table:table-cell office:value-type="float" office:value="0.296032396849127" calcext:value-type="float">
            <text:p>0.2960</text:p>
          </table:table-cell>
          <table:table-cell office:value-type="float" office:value="0.305968005415517" calcext:value-type="float">
            <text:p>0.3060</text:p>
          </table:table-cell>
          <table:table-cell office:value-type="float" office:value="0.580625331143" calcext:value-type="float">
            <text:p>0.5806</text:p>
          </table:table-cell>
          <table:table-cell office:value-type="float" office:value="0.588508573988" calcext:value-type="float">
            <text:p>0.5885</text:p>
          </table:table-cell>
          <table:table-cell office:value-type="float" office:value="0.609545859054" calcext:value-type="float">
            <text:p>0.6095</text:p>
          </table:table-cell>
          <table:table-cell office:value-type="float" office:value="0.570867518748" calcext:value-type="float">
            <text:p>0.5709</text:p>
          </table:table-cell>
          <table:table-cell office:value-type="float" office:value="0.538629974659" calcext:value-type="float">
            <text:p>0.5386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23424736677" calcext:value-type="float">
            <text:p>0.8234</text:p>
          </table:table-cell>
          <table:table-cell office:value-type="float" office:value="0.823020945154" calcext:value-type="float">
            <text:p>0.8230</text:p>
          </table:table-cell>
          <table:table-cell office:value-type="float" office:value="0.845651550237" calcext:value-type="float">
            <text:p>0.8457</text:p>
          </table:table-cell>
          <table:table-cell office:value-type="float" office:value="0.839530411717" calcext:value-type="float">
            <text:p>0.8395</text:p>
          </table:table-cell>
          <table:table-cell office:value-type="float" office:value="0.838604004366" calcext:value-type="float">
            <text:p>0.8386</text:p>
          </table:table-cell>
          <table:table-cell office:value-type="float" office:value="0.546682013976" calcext:value-type="float">
            <text:p>0.5467</text:p>
          </table:table-cell>
          <table:table-cell office:value-type="float" office:value="0.529986560906" calcext:value-type="float">
            <text:p>0.5300</text:p>
          </table:table-cell>
          <table:table-cell office:value-type="float" office:value="0.544812711521" calcext:value-type="float">
            <text:p>0.5448</text:p>
          </table:table-cell>
          <table:table-cell office:value-type="float" office:value="0.589191184687" calcext:value-type="float">
            <text:p>0.5892</text:p>
          </table:table-cell>
          <table:table-cell office:value-type="float" office:value="0.597896657339" calcext:value-type="float">
            <text:p>0.5979</text:p>
          </table:table-cell>
          <table:table-cell office:value-type="float" office:value="0.330152976545" calcext:value-type="float">
            <text:p>0.3302</text:p>
          </table:table-cell>
          <table:table-cell office:value-type="float" office:value="0.384225302593" calcext:value-type="float">
            <text:p>0.3842</text:p>
          </table:table-cell>
          <table:table-cell office:value-type="float" office:value="0.377210984183" calcext:value-type="float">
            <text:p>0.3772</text:p>
          </table:table-cell>
          <table:table-cell office:value-type="float" office:value="0.370410847356" calcext:value-type="float">
            <text:p>0.3704</text:p>
          </table:table-cell>
          <table:table-cell office:value-type="float" office:value="0.384162563672" calcext:value-type="float">
            <text:p>0.3842</text:p>
          </table:table-cell>
          <table:table-cell office:value-type="float" office:value="0.524767734714" calcext:value-type="float">
            <text:p>0.5248</text:p>
          </table:table-cell>
          <table:table-cell office:value-type="float" office:value="0.523100608802" calcext:value-type="float">
            <text:p>0.5231</text:p>
          </table:table-cell>
          <table:table-cell office:value-type="float" office:value="0.566659905392" calcext:value-type="float">
            <text:p>0.5667</text:p>
          </table:table-cell>
          <table:table-cell office:value-type="float" office:value="0.578018921254" calcext:value-type="float">
            <text:p>0.5780</text:p>
          </table:table-cell>
          <table:table-cell office:value-type="float" office:value="0.557787740377" calcext:value-type="float">
            <text:p>0.5578</text:p>
          </table:table-cell>
          <table:table-cell office:value-type="float" office:value="0.559000054708" calcext:value-type="float">
            <text:p>0.5590</text:p>
          </table:table-cell>
          <table:table-cell office:value-type="float" office:value="0.567548339595" calcext:value-type="float">
            <text:p>0.5675</text:p>
          </table:table-cell>
          <table:table-cell office:value-type="float" office:value="0.593259532927" calcext:value-type="float">
            <text:p>0.5933</text:p>
          </table:table-cell>
          <table:table-cell office:value-type="float" office:value="0.58969802242" calcext:value-type="float">
            <text:p>0.5897</text:p>
          </table:table-cell>
          <table:table-cell office:value-type="float" office:value="0.638344849525" calcext:value-type="float">
            <text:p>0.6383</text:p>
          </table:table-cell>
          <table:table-cell office:value-type="float" office:value="0.537168910846" calcext:value-type="float">
            <text:p>0.5372</text:p>
          </table:table-cell>
          <table:table-cell office:value-type="float" office:value="0.54048811264" calcext:value-type="float">
            <text:p>0.5405</text:p>
          </table:table-cell>
          <table:table-cell office:value-type="float" office:value="0.580425410952" calcext:value-type="float">
            <text:p>0.5804</text:p>
          </table:table-cell>
          <table:table-cell office:value-type="float" office:value="0.574370507428" calcext:value-type="float">
            <text:p>0.5744</text:p>
          </table:table-cell>
          <table:table-cell office:value-type="float" office:value="0.562695824386" calcext:value-type="float">
            <text:p>0.5627</text:p>
          </table:table-cell>
          <table:table-cell office:value-type="float" office:value="0.573701977671" calcext:value-type="float">
            <text:p>0.5737</text:p>
          </table:table-cell>
          <table:table-cell office:value-type="float" office:value="0.581149972909" calcext:value-type="float">
            <text:p>0.5811</text:p>
          </table:table-cell>
          <table:table-cell office:value-type="float" office:value="0.614629920289" calcext:value-type="float">
            <text:p>0.6146</text:p>
          </table:table-cell>
          <table:table-cell office:value-type="float" office:value="0.594611038639" calcext:value-type="float">
            <text:p>0.5946</text:p>
          </table:table-cell>
          <table:table-cell office:value-type="float" office:value="0.636985119835" calcext:value-type="float">
            <text:p>0.6370</text:p>
          </table:table-cell>
          <table:table-cell office:value-type="float" office:value="0.444811060027068" calcext:value-type="float">
            <text:p>0.4448</text:p>
          </table:table-cell>
          <table:table-cell office:value-type="float" office:value="0.443138815244316" calcext:value-type="float">
            <text:p>0.4431</text:p>
          </table:table-cell>
          <table:table-cell office:value-type="float" office:value="0.483299017070389" calcext:value-type="float">
            <text:p>0.4833</text:p>
          </table:table-cell>
          <table:table-cell office:value-type="float" office:value="0.467674012344467" calcext:value-type="float">
            <text:p>0.4677</text:p>
          </table:table-cell>
          <table:table-cell office:value-type="float" office:value="0.52578106873392" calcext:value-type="float">
            <text:p>0.5258</text:p>
          </table:table-cell>
          <table:table-cell office:value-type="float" office:value="0.519873288909478" calcext:value-type="float">
            <text:p>0.5199</text:p>
          </table:table-cell>
          <table:table-cell office:value-type="float" office:value="0.518273272036083" calcext:value-type="float">
            <text:p>0.5183</text:p>
          </table:table-cell>
          <table:table-cell office:value-type="float" office:value="0.498771397560269" calcext:value-type="float">
            <text:p>0.4988</text:p>
          </table:table-cell>
          <table:table-cell office:value-type="float" office:value="0.548776758350976" calcext:value-type="float">
            <text:p>0.5488</text:p>
          </table:table-cell>
          <table:table-cell office:value-type="float" office:value="0.558074844355279" calcext:value-type="float">
            <text:p>0.5581</text:p>
          </table:table-cell>
          <table:table-cell office:value-type="float" office:value="0.846322117563" calcext:value-type="float">
            <text:p>0.8463</text:p>
          </table:table-cell>
          <table:table-cell office:value-type="float" office:value="0.853837413393" calcext:value-type="float">
            <text:p>0.8538</text:p>
          </table:table-cell>
          <table:table-cell office:value-type="float" office:value="0.849068307775" calcext:value-type="float">
            <text:p>0.8491</text:p>
          </table:table-cell>
          <table:table-cell office:value-type="float" office:value="0.810096970005" calcext:value-type="float">
            <text:p>0.8101</text:p>
          </table:table-cell>
          <table:table-cell office:value-type="float" office:value="0.664957717272" calcext:value-type="float">
            <text:p>0.6650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73316783598" calcext:value-type="float">
            <text:p>0.9733</text:p>
          </table:table-cell>
          <table:table-cell office:value-type="float" office:value="0.971618001007" calcext:value-type="float">
            <text:p>0.9716</text:p>
          </table:table-cell>
          <table:table-cell office:value-type="float" office:value="0.971628365861" calcext:value-type="float">
            <text:p>0.9716</text:p>
          </table:table-cell>
          <table:table-cell office:value-type="float" office:value="0.969950405414" calcext:value-type="float">
            <text:p>0.9700</text:p>
          </table:table-cell>
          <table:table-cell office:value-type="float" office:value="0.96708495086" calcext:value-type="float">
            <text:p>0.9671</text:p>
          </table:table-cell>
          <table:table-cell office:value-type="float" office:value="0.81711297427" calcext:value-type="float">
            <text:p>0.8171</text:p>
          </table:table-cell>
          <table:table-cell office:value-type="float" office:value="0.826175583072" calcext:value-type="float">
            <text:p>0.8262</text:p>
          </table:table-cell>
          <table:table-cell office:value-type="float" office:value="0.817258621124" calcext:value-type="float">
            <text:p>0.8173</text:p>
          </table:table-cell>
          <table:table-cell office:value-type="float" office:value="0.775972120333" calcext:value-type="float">
            <text:p>0.7760</text:p>
          </table:table-cell>
          <table:table-cell office:value-type="float" office:value="0.747269318907" calcext:value-type="float">
            <text:p>0.7473</text:p>
          </table:table-cell>
          <table:table-cell office:value-type="float" office:value="0.489427168087" calcext:value-type="float">
            <text:p>0.4894</text:p>
          </table:table-cell>
          <table:table-cell office:value-type="float" office:value="0.465453511271" calcext:value-type="float">
            <text:p>0.4655</text:p>
          </table:table-cell>
          <table:table-cell office:value-type="float" office:value="0.463370637089" calcext:value-type="float">
            <text:p>0.4634</text:p>
          </table:table-cell>
          <table:table-cell office:value-type="float" office:value="0.520121327597" calcext:value-type="float">
            <text:p>0.5201</text:p>
          </table:table-cell>
          <table:table-cell office:value-type="float" office:value="0.495790196159" calcext:value-type="float">
            <text:p>0.4958</text:p>
          </table:table-cell>
          <table:table-cell office:value-type="float" office:value="0.844564766554" calcext:value-type="float">
            <text:p>0.8446</text:p>
          </table:table-cell>
          <table:table-cell office:value-type="float" office:value="0.845261554645" calcext:value-type="float">
            <text:p>0.8453</text:p>
          </table:table-cell>
          <table:table-cell office:value-type="float" office:value="0.877573995674" calcext:value-type="float">
            <text:p>0.8776</text:p>
          </table:table-cell>
          <table:table-cell office:value-type="float" office:value="0.864889649534" calcext:value-type="float">
            <text:p>0.8649</text:p>
          </table:table-cell>
          <table:table-cell office:value-type="float" office:value="0.804955394051" calcext:value-type="float">
            <text:p>0.8050</text:p>
          </table:table-cell>
          <table:table-cell office:value-type="float" office:value="0.785637972535" calcext:value-type="float">
            <text:p>0.7856</text:p>
          </table:table-cell>
          <table:table-cell office:value-type="float" office:value="0.853274432362" calcext:value-type="float">
            <text:p>0.8533</text:p>
          </table:table-cell>
          <table:table-cell office:value-type="float" office:value="0.857628204909" calcext:value-type="float">
            <text:p>0.8576</text:p>
          </table:table-cell>
          <table:table-cell office:value-type="float" office:value="0.842570463546" calcext:value-type="float">
            <text:p>0.8426</text:p>
          </table:table-cell>
          <table:table-cell office:value-type="float" office:value="0.824343881986" calcext:value-type="float">
            <text:p>0.8243</text:p>
          </table:table-cell>
          <table:table-cell office:value-type="float" office:value="0.861127493439" calcext:value-type="float">
            <text:p>0.8611</text:p>
          </table:table-cell>
          <table:table-cell office:value-type="float" office:value="0.883097811369" calcext:value-type="float">
            <text:p>0.8831</text:p>
          </table:table-cell>
          <table:table-cell office:value-type="float" office:value="0.881726792619" calcext:value-type="float">
            <text:p>0.8817</text:p>
          </table:table-cell>
          <table:table-cell office:value-type="float" office:value="0.867141037269" calcext:value-type="float">
            <text:p>0.8671</text:p>
          </table:table-cell>
          <table:table-cell office:value-type="float" office:value="0.763806631037" calcext:value-type="float">
            <text:p>0.7638</text:p>
          </table:table-cell>
          <table:table-cell office:value-type="float" office:value="0.853216108726" calcext:value-type="float">
            <text:p>0.8532</text:p>
          </table:table-cell>
          <table:table-cell office:value-type="float" office:value="0.867170699761" calcext:value-type="float">
            <text:p>0.8672</text:p>
          </table:table-cell>
          <table:table-cell office:value-type="float" office:value="0.882946507143" calcext:value-type="float">
            <text:p>0.8829</text:p>
          </table:table-cell>
          <table:table-cell office:value-type="float" office:value="0.868499504415" calcext:value-type="float">
            <text:p>0.8685</text:p>
          </table:table-cell>
          <table:table-cell office:value-type="float" office:value="0.8290895741" calcext:value-type="float">
            <text:p>0.8291</text:p>
          </table:table-cell>
          <table:table-cell office:value-type="float" office:value="0.742384982491079" calcext:value-type="float">
            <text:p>0.7424</text:p>
          </table:table-cell>
          <table:table-cell office:value-type="float" office:value="0.755989056670921" calcext:value-type="float">
            <text:p>0.7560</text:p>
          </table:table-cell>
          <table:table-cell office:value-type="float" office:value="0.816508781538053" calcext:value-type="float">
            <text:p>0.8165</text:p>
          </table:table-cell>
          <table:table-cell office:value-type="float" office:value="0.82607101063673" calcext:value-type="float">
            <text:p>0.8261</text:p>
          </table:table-cell>
          <table:table-cell office:value-type="float" office:value="0.957116335299662" calcext:value-type="float">
            <text:p>0.9571</text:p>
          </table:table-cell>
          <table:table-cell office:value-type="float" office:value="0.744948274147898" calcext:value-type="float">
            <text:p>0.7449</text:p>
          </table:table-cell>
          <table:table-cell office:value-type="float" office:value="0.832276421481042" calcext:value-type="float">
            <text:p>0.8323</text:p>
          </table:table-cell>
          <table:table-cell office:value-type="float" office:value="0.788308999427598" calcext:value-type="float">
            <text:p>0.7883</text:p>
          </table:table-cell>
          <table:table-cell office:value-type="float" office:value="0.719867464784142" calcext:value-type="float">
            <text:p>0.7199</text:p>
          </table:table-cell>
          <table:table-cell office:value-type="float" office:value="0.755685802248132" calcext:value-type="float">
            <text:p>0.7557</text:p>
          </table:table-cell>
          <table:table-cell office:value-type="float" office:value="0.984405658021" calcext:value-type="float">
            <text:p>0.9844</text:p>
          </table:table-cell>
          <table:table-cell office:value-type="float" office:value="0.985400943211" calcext:value-type="float">
            <text:p>0.9854</text:p>
          </table:table-cell>
          <table:table-cell office:value-type="float" office:value="0.984683132811" calcext:value-type="float">
            <text:p>0.9847</text:p>
          </table:table-cell>
          <table:table-cell office:value-type="float" office:value="0.98103975711" calcext:value-type="float">
            <text:p>0.9810</text:p>
          </table:table-cell>
          <table:table-cell office:value-type="float" office:value="0.948693937477" calcext:value-type="float">
            <text:p>0.9487</text:p>
          </table:table-cell>
        </table:table-row>
        <table:table-row table:style-name="ro1">
          <table:table-cell/>
          <table:table-cell table:formula="of:=AVERAGE([.B4:.B26])" office:value-type="float" office:value="0.895384658850782" calcext:value-type="float">
            <text:p>0.8954</text:p>
          </table:table-cell>
          <table:table-cell table:formula="of:=AVERAGE([.C4:.C26])" office:value-type="float" office:value="0.904565072924826" calcext:value-type="float">
            <text:p>0.9046</text:p>
          </table:table-cell>
          <table:table-cell table:formula="of:=AVERAGE([.D4:.D26])" office:value-type="float" office:value="0.908831131752" calcext:value-type="float">
            <text:p>0.9088</text:p>
          </table:table-cell>
          <table:table-cell table:formula="of:=AVERAGE([.E4:.E26])" office:value-type="float" office:value="0.909123352527826" calcext:value-type="float">
            <text:p>0.9091</text:p>
          </table:table-cell>
          <table:table-cell table:style-name="ce76" table:formula="of:=AVERAGE([.F4:.F26])" office:value-type="float" office:value="0.910404389681391" calcext:value-type="float">
            <text:p>0.9104</text:p>
          </table:table-cell>
          <table:table-cell table:formula="of:=AVERAGE([.G4:.G26])" office:value-type="float" office:value="0.86420257443213" calcext:value-type="float">
            <text:p>0.8642</text:p>
          </table:table-cell>
          <table:table-cell table:style-name="ce76" table:formula="of:=AVERAGE([.H4:.H26])" office:value-type="float" office:value="0.865520864969348" calcext:value-type="float">
            <text:p>0.8655</text:p>
          </table:table-cell>
          <table:table-cell table:formula="of:=AVERAGE([.I4:.I26])" office:value-type="float" office:value="0.864072799816087" calcext:value-type="float">
            <text:p>0.8641</text:p>
          </table:table-cell>
          <table:table-cell table:formula="of:=AVERAGE([.J4:.J26])" office:value-type="float" office:value="0.860748262329261" calcext:value-type="float">
            <text:p>0.8607</text:p>
          </table:table-cell>
          <table:table-cell table:formula="of:=AVERAGE([.K4:.K26])" office:value-type="float" office:value="0.859876762554043" calcext:value-type="float">
            <text:p>0.8599</text:p>
          </table:table-cell>
          <table:table-cell table:formula="of:=AVERAGE([.L4:.L26])" office:value-type="float" office:value="0.719752726159874" calcext:value-type="float">
            <text:p>0.7198</text:p>
          </table:table-cell>
          <table:table-cell table:formula="of:=AVERAGE([.M4:.M26])" office:value-type="float" office:value="0.73674534816357" calcext:value-type="float">
            <text:p>0.7367</text:p>
          </table:table-cell>
          <table:table-cell table:formula="of:=AVERAGE([.N4:.N26])" office:value-type="float" office:value="0.746822663918678" calcext:value-type="float">
            <text:p>0.7468</text:p>
          </table:table-cell>
          <table:table-cell table:formula="of:=AVERAGE([.O4:.O26])" office:value-type="float" office:value="0.756880893209043" calcext:value-type="float">
            <text:p>0.7569</text:p>
          </table:table-cell>
          <table:table-cell table:style-name="ce76" table:formula="of:=AVERAGE([.P4:.P26])" office:value-type="float" office:value="0.758008079605043" calcext:value-type="float">
            <text:p>0.7580</text:p>
          </table:table-cell>
          <table:table-cell table:formula="of:=AVERAGE([.Q4:.Q26])" office:value-type="float" office:value="0.850290557186161" calcext:value-type="float">
            <text:p>0.8503</text:p>
          </table:table-cell>
          <table:table-cell table:formula="of:=AVERAGE([.R4:.R26])" office:value-type="float" office:value="0.860429218642043" calcext:value-type="float">
            <text:p>0.8604</text:p>
          </table:table-cell>
          <table:table-cell table:formula="of:=AVERAGE([.S4:.S26])" office:value-type="float" office:value="0.862448362022261" calcext:value-type="float">
            <text:p>0.8624</text:p>
          </table:table-cell>
          <table:table-cell table:style-name="ce76" table:formula="of:=AVERAGE([.T4:.T26])" office:value-type="float" office:value="0.866687321098696" calcext:value-type="float">
            <text:p>0.8667</text:p>
          </table:table-cell>
          <table:table-cell table:formula="of:=AVERAGE([.U4:.U26])" office:value-type="float" office:value="0.862013266698783" calcext:value-type="float">
            <text:p>0.8620</text:p>
          </table:table-cell>
          <table:table-cell table:formula="of:=AVERAGE([.V4:.V26])" office:value-type="float" office:value="0.854574173813522" calcext:value-type="float">
            <text:p>0.8546</text:p>
          </table:table-cell>
          <table:table-cell table:formula="of:=AVERAGE([.W4:.W26])" office:value-type="float" office:value="0.865383900277869" calcext:value-type="float">
            <text:p>0.8654</text:p>
          </table:table-cell>
          <table:table-cell table:formula="of:=AVERAGE([.X4:.X26])" office:value-type="float" office:value="0.867348081491174" calcext:value-type="float">
            <text:p>0.8673</text:p>
          </table:table-cell>
          <table:table-cell table:formula="of:=AVERAGE([.Y4:.Y26])" office:value-type="float" office:value="0.872046300848" calcext:value-type="float">
            <text:p>0.8720</text:p>
          </table:table-cell>
          <table:table-cell table:style-name="ce76" table:formula="of:=AVERAGE([.Z4:.Z26])" office:value-type="float" office:value="0.87384597666513" calcext:value-type="float">
            <text:p>0.8738</text:p>
          </table:table-cell>
          <table:table-cell table:formula="of:=AVERAGE([.AA4:.AA26])" office:value-type="float" office:value="0.853604993297709" calcext:value-type="float">
            <text:p>0.8536</text:p>
          </table:table-cell>
          <table:table-cell table:formula="of:=AVERAGE([.AB4:.AB26])" office:value-type="float" office:value="0.864480143717913" calcext:value-type="float">
            <text:p>0.8645</text:p>
          </table:table-cell>
          <table:table-cell table:formula="of:=AVERAGE([.AC4:.AC26])" office:value-type="float" office:value="0.866109365133609" calcext:value-type="float">
            <text:p>0.8661</text:p>
          </table:table-cell>
          <table:table-cell table:style-name="ce76" table:formula="of:=AVERAGE([.AD4:.AD26])" office:value-type="float" office:value="0.866593069788696" calcext:value-type="float">
            <text:p>0.8666</text:p>
          </table:table-cell>
          <table:table-cell table:formula="of:=AVERAGE([.AE4:.AE26])" office:value-type="float" office:value="0.862821325325" calcext:value-type="float">
            <text:p>0.8628</text:p>
          </table:table-cell>
          <table:table-cell table:formula="of:=AVERAGE([.AF4:.AF26])" office:value-type="float" office:value="0.863249290562913" calcext:value-type="float">
            <text:p>0.8632</text:p>
          </table:table-cell>
          <table:table-cell table:formula="of:=AVERAGE([.AG4:.AG26])" office:value-type="float" office:value="0.866784102562131" calcext:value-type="float">
            <text:p>0.8668</text:p>
          </table:table-cell>
          <table:table-cell table:formula="of:=AVERAGE([.AH4:.AH26])" office:value-type="float" office:value="0.871876981633826" calcext:value-type="float">
            <text:p>0.8719</text:p>
          </table:table-cell>
          <table:table-cell table:formula="of:=AVERAGE([.AI4:.AI26])" office:value-type="float" office:value="0.876234413951956" calcext:value-type="float">
            <text:p>0.8762</text:p>
          </table:table-cell>
          <table:table-cell table:style-name="ce76" table:formula="of:=AVERAGE([.AJ4:.AJ26])" office:value-type="float" office:value="0.877329392801304" calcext:value-type="float">
            <text:p>0.8773</text:p>
          </table:table-cell>
          <table:table-cell table:formula="of:=AVERAGE([.AK4:.AK26])" office:value-type="float" office:value="0.846655116135497" calcext:value-type="float">
            <text:p>0.8467</text:p>
          </table:table-cell>
          <table:table-cell table:formula="of:=AVERAGE([.AL4:.AL26])" office:value-type="float" office:value="0.859341053773495" calcext:value-type="float">
            <text:p>0.8593</text:p>
          </table:table-cell>
          <table:table-cell table:formula="of:=AVERAGE([.AM4:.AM26])" office:value-type="float" office:value="0.874553717375025" calcext:value-type="float">
            <text:p>0.8746</text:p>
          </table:table-cell>
          <table:table-cell table:formula="of:=AVERAGE([.AN4:.AN26])" office:value-type="float" office:value="0.881559682358149" calcext:value-type="float">
            <text:p>0.8816</text:p>
          </table:table-cell>
          <table:table-cell table:style-name="ce78" table:formula="of:=AVERAGE([.AO4:.AO26])" office:value-type="float" office:value="0.896368277728273" calcext:value-type="float">
            <text:p>0.8964</text:p>
          </table:table-cell>
          <table:table-cell table:formula="of:=AVERAGE([.AP4:.AP26])" office:value-type="float" office:value="0.846162261672447" calcext:value-type="float">
            <text:p>0.8462</text:p>
          </table:table-cell>
          <table:table-cell table:formula="of:=AVERAGE([.AQ4:.AQ26])" office:value-type="float" office:value="0.853484145270791" calcext:value-type="float">
            <text:p>0.8535</text:p>
          </table:table-cell>
          <table:table-cell table:formula="of:=AVERAGE([.AR4:.AR26])" office:value-type="float" office:value="0.84498396589869" calcext:value-type="float">
            <text:p>0.8450</text:p>
          </table:table-cell>
          <table:table-cell table:formula="of:=AVERAGE([.AS4:.AS26])" office:value-type="float" office:value="0.851783172221036" calcext:value-type="float">
            <text:p>0.8518</text:p>
          </table:table-cell>
          <table:table-cell table:style-name="ce78" table:formula="of:=AVERAGE([.AT4:.AT26])" office:value-type="float" office:value="0.840469311250146" calcext:value-type="float">
            <text:p>0.8405</text:p>
          </table:table-cell>
          <table:table-cell table:formula="of:=AVERAGE([.AU4:.AU26])" office:value-type="float" office:value="0.941632476745957" calcext:value-type="float">
            <text:p>0.9416</text:p>
          </table:table-cell>
          <table:table-cell table:style-name="ce78" table:formula="of:=AVERAGE([.AV4:.AV26])" office:value-type="float" office:value="0.942851259945131" calcext:value-type="float">
            <text:p>0.9429</text:p>
          </table:table-cell>
          <table:table-cell table:formula="of:=AVERAGE([.AW4:.AW26])" office:value-type="float" office:value="0.940803525691956" calcext:value-type="float">
            <text:p>0.9408</text:p>
          </table:table-cell>
          <table:table-cell table:formula="of:=AVERAGE([.AX4:.AX26])" office:value-type="float" office:value="0.934079860845043" calcext:value-type="float">
            <text:p>0.9341</text:p>
          </table:table-cell>
          <table:table-cell table:formula="of:=AVERAGE([.AY4:.AY26])" office:value-type="float" office:value="0.916899489217261" calcext:value-type="float">
            <text:p>0.9169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14867760937" calcext:value-type="float">
            <text:p>0.4149</text:p>
          </table:table-cell>
          <table:table-cell office:value-type="float" office:value="0.424703220003" calcext:value-type="float">
            <text:p>0.4247</text:p>
          </table:table-cell>
          <table:table-cell office:value-type="float" office:value="0.43039717973" calcext:value-type="float">
            <text:p>0.4304</text:p>
          </table:table-cell>
          <table:table-cell office:value-type="float" office:value="0.442917583169" calcext:value-type="float">
            <text:p>0.4429</text:p>
          </table:table-cell>
          <table:table-cell office:value-type="float" office:value="0.402301028103" calcext:value-type="float">
            <text:p>0.4023</text:p>
          </table:table-cell>
          <table:table-cell office:value-type="float" office:value="0.874924548708" calcext:value-type="float">
            <text:p>0.8749</text:p>
          </table:table-cell>
          <table:table-cell office:value-type="float" office:value="0.911845469076" calcext:value-type="float">
            <text:p>0.9118</text:p>
          </table:table-cell>
          <table:table-cell office:value-type="float" office:value="0.913939369473" calcext:value-type="float">
            <text:p>0.9139</text:p>
          </table:table-cell>
          <table:table-cell office:value-type="float" office:value="0.914452814413" calcext:value-type="float">
            <text:p>0.9145</text:p>
          </table:table-cell>
          <table:table-cell office:value-type="float" office:value="0.91318705691" calcext:value-type="float">
            <text:p>0.9132</text:p>
          </table:table-cell>
          <table:table-cell office:value-type="float" office:value="0.505262372981" calcext:value-type="float">
            <text:p>0.5053</text:p>
          </table:table-cell>
          <table:table-cell office:value-type="float" office:value="0.618679156912" calcext:value-type="float">
            <text:p>0.6187</text:p>
          </table:table-cell>
          <table:table-cell office:value-type="float" office:value="0.642700676542" calcext:value-type="float">
            <text:p>0.6427</text:p>
          </table:table-cell>
          <table:table-cell office:value-type="float" office:value="0.672431631379" calcext:value-type="float">
            <text:p>0.6724</text:p>
          </table:table-cell>
          <table:table-cell office:value-type="float" office:value="0.70240175601" calcext:value-type="float">
            <text:p>0.7024</text:p>
          </table:table-cell>
          <table:table-cell office:value-type="float" office:value="0.522836373697" calcext:value-type="float">
            <text:p>0.5228</text:p>
          </table:table-cell>
          <table:table-cell office:value-type="float" office:value="0.69089749984" calcext:value-type="float">
            <text:p>0.6909</text:p>
          </table:table-cell>
          <table:table-cell office:value-type="float" office:value="0.805542258689" calcext:value-type="float">
            <text:p>0.8055</text:p>
          </table:table-cell>
          <table:table-cell office:value-type="float" office:value="0.870857417847" calcext:value-type="float">
            <text:p>0.8709</text:p>
          </table:table-cell>
          <table:table-cell office:value-type="float" office:value="0.903341436057" calcext:value-type="float">
            <text:p>0.9033</text:p>
          </table:table-cell>
          <table:table-cell office:value-type="float" office:value="0.407739838375" calcext:value-type="float">
            <text:p>0.4077</text:p>
          </table:table-cell>
          <table:table-cell office:value-type="float" office:value="0.411028639096" calcext:value-type="float">
            <text:p>0.4110</text:p>
          </table:table-cell>
          <table:table-cell office:value-type="float" office:value="0.412606014073" calcext:value-type="float">
            <text:p>0.4126</text:p>
          </table:table-cell>
          <table:table-cell office:value-type="float" office:value="0.412723813204" calcext:value-type="float">
            <text:p>0.4127</text:p>
          </table:table-cell>
          <table:table-cell office:value-type="float" office:value="0.417841410162" calcext:value-type="float">
            <text:p>0.4178</text:p>
          </table:table-cell>
          <table:table-cell office:value-type="float" office:value="0.624307605641" calcext:value-type="float">
            <text:p>0.6243</text:p>
          </table:table-cell>
          <table:table-cell office:value-type="float" office:value="0.826838775821" calcext:value-type="float">
            <text:p>0.8268</text:p>
          </table:table-cell>
          <table:table-cell office:value-type="float" office:value="0.906767727534" calcext:value-type="float">
            <text:p>0.9068</text:p>
          </table:table-cell>
          <table:table-cell office:value-type="float" office:value="0.915763328866" calcext:value-type="float">
            <text:p>0.9158</text:p>
          </table:table-cell>
          <table:table-cell office:value-type="float" office:value="0.926774747565" calcext:value-type="float">
            <text:p>0.9268</text:p>
          </table:table-cell>
          <table:table-cell office:value-type="float" office:value="0.785980054615" calcext:value-type="float">
            <text:p>0.7860</text:p>
          </table:table-cell>
          <table:table-cell office:value-type="float" office:value="0.946165395202" calcext:value-type="float">
            <text:p>0.9462</text:p>
          </table:table-cell>
          <table:table-cell office:value-type="float" office:value="0.966179313264" calcext:value-type="float">
            <text:p>0.9662</text:p>
          </table:table-cell>
          <table:table-cell office:value-type="float" office:value="0.970243728218" calcext:value-type="float">
            <text:p>0.9702</text:p>
          </table:table-cell>
          <table:table-cell office:value-type="float" office:value="0.970160379406" calcext:value-type="float">
            <text:p>0.9702</text:p>
          </table:table-cell>
          <table:table-cell office:value-type="float" office:value="0.823967811117189" calcext:value-type="float">
            <text:p>0.8240</text:p>
          </table:table-cell>
          <table:table-cell office:value-type="float" office:value="0.963050075228448" calcext:value-type="float">
            <text:p>0.9631</text:p>
          </table:table-cell>
          <table:table-cell office:value-type="float" office:value="0.968049066882472" calcext:value-type="float">
            <text:p>0.9680</text:p>
          </table:table-cell>
          <table:table-cell office:value-type="float" office:value="0.968145032360064" calcext:value-type="float">
            <text:p>0.9681</text:p>
          </table:table-cell>
          <table:table-cell office:value-type="float" office:value="0.967859307098398" calcext:value-type="float">
            <text:p>0.9679</text:p>
          </table:table-cell>
          <table:table-cell office:value-type="float" office:value="0.927966263803174" calcext:value-type="float">
            <text:p>0.9280</text:p>
          </table:table-cell>
          <table:table-cell office:value-type="float" office:value="0.968806765519213" calcext:value-type="float">
            <text:p>0.9688</text:p>
          </table:table-cell>
          <table:table-cell office:value-type="float" office:value="0.970036131009963" calcext:value-type="float">
            <text:p>0.9700</text:p>
          </table:table-cell>
          <table:table-cell office:value-type="float" office:value="0.972062904749308" calcext:value-type="float">
            <text:p>0.9721</text:p>
          </table:table-cell>
          <table:table-cell office:value-type="float" office:value="0.972652302492712" calcext:value-type="float">
            <text:p>0.9727</text:p>
          </table:table-cell>
          <table:table-cell office:value-type="float" office:value="0.624017063279" calcext:value-type="float">
            <text:p>0.6240</text:p>
          </table:table-cell>
          <table:table-cell office:value-type="float" office:value="0.784915215758" calcext:value-type="float">
            <text:p>0.7849</text:p>
          </table:table-cell>
          <table:table-cell office:value-type="float" office:value="0.868860250393" calcext:value-type="float">
            <text:p>0.8689</text:p>
          </table:table-cell>
          <table:table-cell office:value-type="float" office:value="0.928854251449" calcext:value-type="float">
            <text:p>0.9289</text:p>
          </table:table-cell>
          <table:table-cell office:value-type="float" office:value="0.957809946694" calcext:value-type="float">
            <text:p>0.9578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3314124976" calcext:value-type="float">
            <text:p>0.9233</text:p>
          </table:table-cell>
          <table:table-cell office:value-type="float" office:value="0.924282077228" calcext:value-type="float">
            <text:p>0.9243</text:p>
          </table:table-cell>
          <table:table-cell office:value-type="float" office:value="0.923419774495" calcext:value-type="float">
            <text:p>0.9234</text:p>
          </table:table-cell>
          <table:table-cell office:value-type="float" office:value="0.924011321836" calcext:value-type="float">
            <text:p>0.9240</text:p>
          </table:table-cell>
          <table:table-cell office:value-type="float" office:value="0.925778498562" calcext:value-type="float">
            <text:p>0.9258</text:p>
          </table:table-cell>
          <table:table-cell office:value-type="float" office:value="0.933513254974" calcext:value-type="float">
            <text:p>0.9335</text:p>
          </table:table-cell>
          <table:table-cell office:value-type="float" office:value="0.942582375091" calcext:value-type="float">
            <text:p>0.9426</text:p>
          </table:table-cell>
          <table:table-cell office:value-type="float" office:value="0.938242930187" calcext:value-type="float">
            <text:p>0.9382</text:p>
          </table:table-cell>
          <table:table-cell office:value-type="float" office:value="0.934052281309" calcext:value-type="float">
            <text:p>0.9341</text:p>
          </table:table-cell>
          <table:table-cell office:value-type="float" office:value="0.929833783437" calcext:value-type="float">
            <text:p>0.9298</text:p>
          </table:table-cell>
          <table:table-cell office:value-type="float" office:value="0.862973230161" calcext:value-type="float">
            <text:p>0.8630</text:p>
          </table:table-cell>
          <table:table-cell office:value-type="float" office:value="0.864500222545" calcext:value-type="float">
            <text:p>0.8645</text:p>
          </table:table-cell>
          <table:table-cell office:value-type="float" office:value="0.871832060329" calcext:value-type="float">
            <text:p>0.8718</text:p>
          </table:table-cell>
          <table:table-cell office:value-type="float" office:value="0.865453610294" calcext:value-type="float">
            <text:p>0.8655</text:p>
          </table:table-cell>
          <table:table-cell office:value-type="float" office:value="0.880017881183" calcext:value-type="float">
            <text:p>0.8800</text:p>
          </table:table-cell>
          <table:table-cell office:value-type="float" office:value="0.951087962703" calcext:value-type="float">
            <text:p>0.9511</text:p>
          </table:table-cell>
          <table:table-cell office:value-type="float" office:value="0.952457420961" calcext:value-type="float">
            <text:p>0.9525</text:p>
          </table:table-cell>
          <table:table-cell office:value-type="float" office:value="0.954752616331" calcext:value-type="float">
            <text:p>0.9548</text:p>
          </table:table-cell>
          <table:table-cell office:value-type="float" office:value="0.954996828137" calcext:value-type="float">
            <text:p>0.9550</text:p>
          </table:table-cell>
          <table:table-cell office:value-type="float" office:value="0.955480875027" calcext:value-type="float">
            <text:p>0.9555</text:p>
          </table:table-cell>
          <table:table-cell office:value-type="float" office:value="0.941856960522" calcext:value-type="float">
            <text:p>0.9419</text:p>
          </table:table-cell>
          <table:table-cell office:value-type="float" office:value="0.951604657927" calcext:value-type="float">
            <text:p>0.9516</text:p>
          </table:table-cell>
          <table:table-cell office:value-type="float" office:value="0.950055333275" calcext:value-type="float">
            <text:p>0.9501</text:p>
          </table:table-cell>
          <table:table-cell office:value-type="float" office:value="0.950009943929" calcext:value-type="float">
            <text:p>0.9500</text:p>
          </table:table-cell>
          <table:table-cell office:value-type="float" office:value="0.94949766585" calcext:value-type="float">
            <text:p>0.9495</text:p>
          </table:table-cell>
          <table:table-cell office:value-type="float" office:value="0.957961762331" calcext:value-type="float">
            <text:p>0.9580</text:p>
          </table:table-cell>
          <table:table-cell office:value-type="float" office:value="0.96522009304" calcext:value-type="float">
            <text:p>0.9652</text:p>
          </table:table-cell>
          <table:table-cell office:value-type="float" office:value="0.96518064878" calcext:value-type="float">
            <text:p>0.9652</text:p>
          </table:table-cell>
          <table:table-cell office:value-type="float" office:value="0.966391729341" calcext:value-type="float">
            <text:p>0.9664</text:p>
          </table:table-cell>
          <table:table-cell office:value-type="float" office:value="0.967715224023" calcext:value-type="float">
            <text:p>0.9677</text:p>
          </table:table-cell>
          <table:table-cell office:value-type="float" office:value="0.937775180316" calcext:value-type="float">
            <text:p>0.9378</text:p>
          </table:table-cell>
          <table:table-cell office:value-type="float" office:value="0.962805249724" calcext:value-type="float">
            <text:p>0.9628</text:p>
          </table:table-cell>
          <table:table-cell office:value-type="float" office:value="0.975505656836" calcext:value-type="float">
            <text:p>0.9755</text:p>
          </table:table-cell>
          <table:table-cell office:value-type="float" office:value="0.975540429633" calcext:value-type="float">
            <text:p>0.9755</text:p>
          </table:table-cell>
          <table:table-cell office:value-type="float" office:value="0.975282967268" calcext:value-type="float">
            <text:p>0.9753</text:p>
          </table:table-cell>
          <table:table-cell office:value-type="float" office:value="0.93290657598103" calcext:value-type="float">
            <text:p>0.9329</text:p>
          </table:table-cell>
          <table:table-cell office:value-type="float" office:value="0.945723404868365" calcext:value-type="float">
            <text:p>0.9457</text:p>
          </table:table-cell>
          <table:table-cell office:value-type="float" office:value="0.946225245181379" calcext:value-type="float">
            <text:p>0.9462</text:p>
          </table:table-cell>
          <table:table-cell office:value-type="float" office:value="0.962994761093394" calcext:value-type="float">
            <text:p>0.9630</text:p>
          </table:table-cell>
          <table:table-cell office:value-type="float" office:value="0.967444036815931" calcext:value-type="float">
            <text:p>0.9674</text:p>
          </table:table-cell>
          <table:table-cell office:value-type="float" office:value="0.905429952689481" calcext:value-type="float">
            <text:p>0.9054</text:p>
          </table:table-cell>
          <table:table-cell office:value-type="float" office:value="0.914371779204256" calcext:value-type="float">
            <text:p>0.9144</text:p>
          </table:table-cell>
          <table:table-cell office:value-type="float" office:value="0.913881234622088" calcext:value-type="float">
            <text:p>0.9139</text:p>
          </table:table-cell>
          <table:table-cell office:value-type="float" office:value="0.910149110795212" calcext:value-type="float">
            <text:p>0.9101</text:p>
          </table:table-cell>
          <table:table-cell office:value-type="float" office:value="0.93425092985957" calcext:value-type="float">
            <text:p>0.9343</text:p>
          </table:table-cell>
          <table:table-cell office:value-type="float" office:value="0.9874084075" calcext:value-type="float">
            <text:p>0.9874</text:p>
          </table:table-cell>
          <table:table-cell office:value-type="float" office:value="0.988403519436" calcext:value-type="float">
            <text:p>0.9884</text:p>
          </table:table-cell>
          <table:table-cell office:value-type="float" office:value="0.988671851157" calcext:value-type="float">
            <text:p>0.9887</text:p>
          </table:table-cell>
          <table:table-cell office:value-type="float" office:value="0.989211904671" calcext:value-type="float">
            <text:p>0.9892</text:p>
          </table:table-cell>
          <table:table-cell office:value-type="float" office:value="0.989043392307" calcext:value-type="float">
            <text:p>0.9890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5384194825" calcext:value-type="float">
            <text:p>0.8654</text:p>
          </table:table-cell>
          <table:table-cell office:value-type="float" office:value="0.903792468624" calcext:value-type="float">
            <text:p>0.9038</text:p>
          </table:table-cell>
          <table:table-cell office:value-type="float" office:value="0.906361017399" calcext:value-type="float">
            <text:p>0.9064</text:p>
          </table:table-cell>
          <table:table-cell office:value-type="float" office:value="0.907615332384" calcext:value-type="float">
            <text:p>0.9076</text:p>
          </table:table-cell>
          <table:table-cell office:value-type="float" office:value="0.906631434563" calcext:value-type="float">
            <text:p>0.9066</text:p>
          </table:table-cell>
          <table:table-cell office:value-type="float" office:value="0.940782915429" calcext:value-type="float">
            <text:p>0.9408</text:p>
          </table:table-cell>
          <table:table-cell office:value-type="float" office:value="0.937179181804" calcext:value-type="float">
            <text:p>0.9372</text:p>
          </table:table-cell>
          <table:table-cell office:value-type="float" office:value="0.937527490839" calcext:value-type="float">
            <text:p>0.9375</text:p>
          </table:table-cell>
          <table:table-cell office:value-type="float" office:value="0.936933991207" calcext:value-type="float">
            <text:p>0.9369</text:p>
          </table:table-cell>
          <table:table-cell office:value-type="float" office:value="0.936755470714" calcext:value-type="float">
            <text:p>0.9368</text:p>
          </table:table-cell>
          <table:table-cell office:value-type="float" office:value="0.940051189789" calcext:value-type="float">
            <text:p>0.9401</text:p>
          </table:table-cell>
          <table:table-cell office:value-type="float" office:value="0.945876868755" calcext:value-type="float">
            <text:p>0.9459</text:p>
          </table:table-cell>
          <table:table-cell office:value-type="float" office:value="0.944911332567" calcext:value-type="float">
            <text:p>0.9449</text:p>
          </table:table-cell>
          <table:table-cell office:value-type="float" office:value="0.948080202325" calcext:value-type="float">
            <text:p>0.9481</text:p>
          </table:table-cell>
          <table:table-cell office:value-type="float" office:value="0.947059294342" calcext:value-type="float">
            <text:p>0.9471</text:p>
          </table:table-cell>
          <table:table-cell office:value-type="float" office:value="0.969210296079" calcext:value-type="float">
            <text:p>0.9692</text:p>
          </table:table-cell>
          <table:table-cell office:value-type="float" office:value="0.972273564787" calcext:value-type="float">
            <text:p>0.9723</text:p>
          </table:table-cell>
          <table:table-cell office:value-type="float" office:value="0.9722107965" calcext:value-type="float">
            <text:p>0.9722</text:p>
          </table:table-cell>
          <table:table-cell office:value-type="float" office:value="0.974015651826" calcext:value-type="float">
            <text:p>0.9740</text:p>
          </table:table-cell>
          <table:table-cell office:value-type="float" office:value="0.97210797795" calcext:value-type="float">
            <text:p>0.9721</text:p>
          </table:table-cell>
          <table:table-cell office:value-type="float" office:value="0.957429656903" calcext:value-type="float">
            <text:p>0.9574</text:p>
          </table:table-cell>
          <table:table-cell office:value-type="float" office:value="0.961560184283" calcext:value-type="float">
            <text:p>0.9616</text:p>
          </table:table-cell>
          <table:table-cell office:value-type="float" office:value="0.966585374678" calcext:value-type="float">
            <text:p>0.9666</text:p>
          </table:table-cell>
          <table:table-cell office:value-type="float" office:value="0.966481962309" calcext:value-type="float">
            <text:p>0.9665</text:p>
          </table:table-cell>
          <table:table-cell office:value-type="float" office:value="0.967655444205" calcext:value-type="float">
            <text:p>0.9677</text:p>
          </table:table-cell>
          <table:table-cell office:value-type="float" office:value="0.980837395269" calcext:value-type="float">
            <text:p>0.9808</text:p>
          </table:table-cell>
          <table:table-cell office:value-type="float" office:value="0.983421790842" calcext:value-type="float">
            <text:p>0.9834</text:p>
          </table:table-cell>
          <table:table-cell office:value-type="float" office:value="0.984729809873" calcext:value-type="float">
            <text:p>0.9847</text:p>
          </table:table-cell>
          <table:table-cell office:value-type="float" office:value="0.985297284816" calcext:value-type="float">
            <text:p>0.9853</text:p>
          </table:table-cell>
          <table:table-cell office:value-type="float" office:value="0.984886443197" calcext:value-type="float">
            <text:p>0.9849</text:p>
          </table:table-cell>
          <table:table-cell office:value-type="float" office:value="0.961947481127" calcext:value-type="float">
            <text:p>0.9619</text:p>
          </table:table-cell>
          <table:table-cell office:value-type="float" office:value="0.967533405534" calcext:value-type="float">
            <text:p>0.9675</text:p>
          </table:table-cell>
          <table:table-cell office:value-type="float" office:value="0.966957363881" calcext:value-type="float">
            <text:p>0.9670</text:p>
          </table:table-cell>
          <table:table-cell office:value-type="float" office:value="0.973886359924" calcext:value-type="float">
            <text:p>0.9739</text:p>
          </table:table-cell>
          <table:table-cell office:value-type="float" office:value="0.974553630507" calcext:value-type="float">
            <text:p>0.9746</text:p>
          </table:table-cell>
          <table:table-cell office:value-type="float" office:value="0.992435220606382" calcext:value-type="float">
            <text:p>0.9924</text:p>
          </table:table-cell>
          <table:table-cell office:value-type="float" office:value="0.992486538515204" calcext:value-type="float">
            <text:p>0.9925</text:p>
          </table:table-cell>
          <table:table-cell office:value-type="float" office:value="0.992504932690373" calcext:value-type="float">
            <text:p>0.9925</text:p>
          </table:table-cell>
          <table:table-cell office:value-type="float" office:value="0.992515653035771" calcext:value-type="float">
            <text:p>0.9925</text:p>
          </table:table-cell>
          <table:table-cell office:value-type="float" office:value="0.992552270286698" calcext:value-type="float">
            <text:p>0.9926</text:p>
          </table:table-cell>
          <table:table-cell office:value-type="float" office:value="0.991782307566269" calcext:value-type="float">
            <text:p>0.9918</text:p>
          </table:table-cell>
          <table:table-cell office:value-type="float" office:value="0.991712129174923" calcext:value-type="float">
            <text:p>0.9917</text:p>
          </table:table-cell>
          <table:table-cell office:value-type="float" office:value="0.99170802691145" calcext:value-type="float">
            <text:p>0.9917</text:p>
          </table:table-cell>
          <table:table-cell office:value-type="float" office:value="0.991669038545538" calcext:value-type="float">
            <text:p>0.9917</text:p>
          </table:table-cell>
          <table:table-cell office:value-type="float" office:value="0.991669285954039" calcext:value-type="float">
            <text:p>0.9917</text:p>
          </table:table-cell>
          <table:table-cell office:value-type="float" office:value="0.987862112262" calcext:value-type="float">
            <text:p>0.9879</text:p>
          </table:table-cell>
          <table:table-cell office:value-type="float" office:value="0.988617577001" calcext:value-type="float">
            <text:p>0.9886</text:p>
          </table:table-cell>
          <table:table-cell office:value-type="float" office:value="0.988806020615" calcext:value-type="float">
            <text:p>0.9888</text:p>
          </table:table-cell>
          <table:table-cell office:value-type="float" office:value="0.988861922281" calcext:value-type="float">
            <text:p>0.9889</text:p>
          </table:table-cell>
          <table:table-cell office:value-type="float" office:value="0.988796554697" calcext:value-type="float">
            <text:p>0.9888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17104473684" calcext:value-type="float">
            <text:p>0.8171</text:p>
          </table:table-cell>
          <table:table-cell office:value-type="float" office:value="0.805723487913" calcext:value-type="float">
            <text:p>0.8057</text:p>
          </table:table-cell>
          <table:table-cell office:value-type="float" office:value="0.795146453037" calcext:value-type="float">
            <text:p>0.7951</text:p>
          </table:table-cell>
          <table:table-cell office:value-type="float" office:value="0.784194713371" calcext:value-type="float">
            <text:p>0.7842</text:p>
          </table:table-cell>
          <table:table-cell office:value-type="float" office:value="0.772850707063" calcext:value-type="float">
            <text:p>0.7729</text:p>
          </table:table-cell>
          <table:table-cell office:value-type="float" office:value="0.891626735768" calcext:value-type="float">
            <text:p>0.8916</text:p>
          </table:table-cell>
          <table:table-cell office:value-type="float" office:value="0.890949130522" calcext:value-type="float">
            <text:p>0.8909</text:p>
          </table:table-cell>
          <table:table-cell office:value-type="float" office:value="0.889488542038" calcext:value-type="float">
            <text:p>0.8895</text:p>
          </table:table-cell>
          <table:table-cell office:value-type="float" office:value="0.886581756226" calcext:value-type="float">
            <text:p>0.8866</text:p>
          </table:table-cell>
          <table:table-cell office:value-type="float" office:value="0.889858584631" calcext:value-type="float">
            <text:p>0.8899</text:p>
          </table:table-cell>
          <table:table-cell office:value-type="float" office:value="0.717261801707" calcext:value-type="float">
            <text:p>0.7173</text:p>
          </table:table-cell>
          <table:table-cell office:value-type="float" office:value="0.717231884729" calcext:value-type="float">
            <text:p>0.7172</text:p>
          </table:table-cell>
          <table:table-cell office:value-type="float" office:value="0.71400257995" calcext:value-type="float">
            <text:p>0.7140</text:p>
          </table:table-cell>
          <table:table-cell office:value-type="float" office:value="0.714626166336" calcext:value-type="float">
            <text:p>0.7146</text:p>
          </table:table-cell>
          <table:table-cell office:value-type="float" office:value="0.706974852476" calcext:value-type="float">
            <text:p>0.7070</text:p>
          </table:table-cell>
          <table:table-cell office:value-type="float" office:value="0.824497232915" calcext:value-type="float">
            <text:p>0.8245</text:p>
          </table:table-cell>
          <table:table-cell office:value-type="float" office:value="0.831948821986" calcext:value-type="float">
            <text:p>0.8319</text:p>
          </table:table-cell>
          <table:table-cell office:value-type="float" office:value="0.833002903469" calcext:value-type="float">
            <text:p>0.8330</text:p>
          </table:table-cell>
          <table:table-cell office:value-type="float" office:value="0.831152067795" calcext:value-type="float">
            <text:p>0.8312</text:p>
          </table:table-cell>
          <table:table-cell office:value-type="float" office:value="0.819844142748" calcext:value-type="float">
            <text:p>0.8198</text:p>
          </table:table-cell>
          <table:table-cell office:value-type="float" office:value="0.894203653895" calcext:value-type="float">
            <text:p>0.8942</text:p>
          </table:table-cell>
          <table:table-cell office:value-type="float" office:value="0.881897880018" calcext:value-type="float">
            <text:p>0.8819</text:p>
          </table:table-cell>
          <table:table-cell office:value-type="float" office:value="0.87532259619" calcext:value-type="float">
            <text:p>0.8753</text:p>
          </table:table-cell>
          <table:table-cell office:value-type="float" office:value="0.865340485969" calcext:value-type="float">
            <text:p>0.8653</text:p>
          </table:table-cell>
          <table:table-cell office:value-type="float" office:value="0.858997985333" calcext:value-type="float">
            <text:p>0.8590</text:p>
          </table:table-cell>
          <table:table-cell office:value-type="float" office:value="0.861948605904" calcext:value-type="float">
            <text:p>0.8619</text:p>
          </table:table-cell>
          <table:table-cell office:value-type="float" office:value="0.867732264479" calcext:value-type="float">
            <text:p>0.8677</text:p>
          </table:table-cell>
          <table:table-cell office:value-type="float" office:value="0.866161879361" calcext:value-type="float">
            <text:p>0.8662</text:p>
          </table:table-cell>
          <table:table-cell office:value-type="float" office:value="0.864154024288" calcext:value-type="float">
            <text:p>0.8642</text:p>
          </table:table-cell>
          <table:table-cell office:value-type="float" office:value="0.861253688306" calcext:value-type="float">
            <text:p>0.8613</text:p>
          </table:table-cell>
          <table:table-cell office:value-type="float" office:value="0.930044372536" calcext:value-type="float">
            <text:p>0.9300</text:p>
          </table:table-cell>
          <table:table-cell office:value-type="float" office:value="0.929878126569" calcext:value-type="float">
            <text:p>0.9299</text:p>
          </table:table-cell>
          <table:table-cell office:value-type="float" office:value="0.929415544543" calcext:value-type="float">
            <text:p>0.9294</text:p>
          </table:table-cell>
          <table:table-cell office:value-type="float" office:value="0.927882483625" calcext:value-type="float">
            <text:p>0.9279</text:p>
          </table:table-cell>
          <table:table-cell office:value-type="float" office:value="0.924292392333" calcext:value-type="float">
            <text:p>0.9243</text:p>
          </table:table-cell>
          <table:table-cell office:value-type="float" office:value="0.864168176487378" calcext:value-type="float">
            <text:p>0.8642</text:p>
          </table:table-cell>
          <table:table-cell office:value-type="float" office:value="0.864667877225439" calcext:value-type="float">
            <text:p>0.8647</text:p>
          </table:table-cell>
          <table:table-cell office:value-type="float" office:value="0.864366157586843" calcext:value-type="float">
            <text:p>0.8644</text:p>
          </table:table-cell>
          <table:table-cell office:value-type="float" office:value="0.86374028460383" calcext:value-type="float">
            <text:p>0.8637</text:p>
          </table:table-cell>
          <table:table-cell office:value-type="float" office:value="0.860751329037035" calcext:value-type="float">
            <text:p>0.8608</text:p>
          </table:table-cell>
          <table:table-cell office:value-type="float" office:value="0.905711879734498" calcext:value-type="float">
            <text:p>0.9057</text:p>
          </table:table-cell>
          <table:table-cell office:value-type="float" office:value="0.906282505010543" calcext:value-type="float">
            <text:p>0.9063</text:p>
          </table:table-cell>
          <table:table-cell office:value-type="float" office:value="0.90655700500348" calcext:value-type="float">
            <text:p>0.9066</text:p>
          </table:table-cell>
          <table:table-cell office:value-type="float" office:value="0.906780545579488" calcext:value-type="float">
            <text:p>0.9068</text:p>
          </table:table-cell>
          <table:table-cell office:value-type="float" office:value="0.904550623661174" calcext:value-type="float">
            <text:p>0.9046</text:p>
          </table:table-cell>
          <table:table-cell office:value-type="float" office:value="0.92028978358" calcext:value-type="float">
            <text:p>0.9203</text:p>
          </table:table-cell>
          <table:table-cell office:value-type="float" office:value="0.919948266399" calcext:value-type="float">
            <text:p>0.9199</text:p>
          </table:table-cell>
          <table:table-cell office:value-type="float" office:value="0.919326822728" calcext:value-type="float">
            <text:p>0.9193</text:p>
          </table:table-cell>
          <table:table-cell office:value-type="float" office:value="0.917104581948" calcext:value-type="float">
            <text:p>0.9171</text:p>
          </table:table-cell>
          <table:table-cell office:value-type="float" office:value="0.91167708204" calcext:value-type="float">
            <text:p>0.9117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2748432204" calcext:value-type="float">
            <text:p>0.8227</text:p>
          </table:table-cell>
          <table:table-cell office:value-type="float" office:value="0.810406842664" calcext:value-type="float">
            <text:p>0.8104</text:p>
          </table:table-cell>
          <table:table-cell office:value-type="float" office:value="0.801053849677" calcext:value-type="float">
            <text:p>0.8011</text:p>
          </table:table-cell>
          <table:table-cell office:value-type="float" office:value="0.789408748945" calcext:value-type="float">
            <text:p>0.7894</text:p>
          </table:table-cell>
          <table:table-cell office:value-type="float" office:value="0.763830006448" calcext:value-type="float">
            <text:p>0.7638</text:p>
          </table:table-cell>
          <table:table-cell office:value-type="float" office:value="0.820834104271" calcext:value-type="float">
            <text:p>0.8208</text:p>
          </table:table-cell>
          <table:table-cell office:value-type="float" office:value="0.82343440689" calcext:value-type="float">
            <text:p>0.8234</text:p>
          </table:table-cell>
          <table:table-cell office:value-type="float" office:value="0.825221718008" calcext:value-type="float">
            <text:p>0.8252</text:p>
          </table:table-cell>
          <table:table-cell office:value-type="float" office:value="0.827643745214" calcext:value-type="float">
            <text:p>0.8276</text:p>
          </table:table-cell>
          <table:table-cell office:value-type="float" office:value="0.829651420099" calcext:value-type="float">
            <text:p>0.8297</text:p>
          </table:table-cell>
          <table:table-cell office:value-type="float" office:value="0.761087167264" calcext:value-type="float">
            <text:p>0.7611</text:p>
          </table:table-cell>
          <table:table-cell office:value-type="float" office:value="0.760662058534" calcext:value-type="float">
            <text:p>0.7607</text:p>
          </table:table-cell>
          <table:table-cell office:value-type="float" office:value="0.758550442724" calcext:value-type="float">
            <text:p>0.7586</text:p>
          </table:table-cell>
          <table:table-cell office:value-type="float" office:value="0.756346550596" calcext:value-type="float">
            <text:p>0.7563</text:p>
          </table:table-cell>
          <table:table-cell office:value-type="float" office:value="0.739227543511" calcext:value-type="float">
            <text:p>0.7392</text:p>
          </table:table-cell>
          <table:table-cell office:value-type="float" office:value="0.767417729788" calcext:value-type="float">
            <text:p>0.7674</text:p>
          </table:table-cell>
          <table:table-cell office:value-type="float" office:value="0.780508783281" calcext:value-type="float">
            <text:p>0.7805</text:p>
          </table:table-cell>
          <table:table-cell office:value-type="float" office:value="0.786532642771" calcext:value-type="float">
            <text:p>0.7865</text:p>
          </table:table-cell>
          <table:table-cell office:value-type="float" office:value="0.789573799342" calcext:value-type="float">
            <text:p>0.7896</text:p>
          </table:table-cell>
          <table:table-cell office:value-type="float" office:value="0.790407779163" calcext:value-type="float">
            <text:p>0.7904</text:p>
          </table:table-cell>
          <table:table-cell office:value-type="float" office:value="0.818722187868" calcext:value-type="float">
            <text:p>0.8187</text:p>
          </table:table-cell>
          <table:table-cell office:value-type="float" office:value="0.820815366447" calcext:value-type="float">
            <text:p>0.8208</text:p>
          </table:table-cell>
          <table:table-cell office:value-type="float" office:value="0.822723741205" calcext:value-type="float">
            <text:p>0.8227</text:p>
          </table:table-cell>
          <table:table-cell office:value-type="float" office:value="0.822697890864" calcext:value-type="float">
            <text:p>0.8227</text:p>
          </table:table-cell>
          <table:table-cell office:value-type="float" office:value="0.82458180875" calcext:value-type="float">
            <text:p>0.8246</text:p>
          </table:table-cell>
          <table:table-cell office:value-type="float" office:value="0.791929278177" calcext:value-type="float">
            <text:p>0.7919</text:p>
          </table:table-cell>
          <table:table-cell office:value-type="float" office:value="0.812073021845" calcext:value-type="float">
            <text:p>0.8121</text:p>
          </table:table-cell>
          <table:table-cell office:value-type="float" office:value="0.813058424963" calcext:value-type="float">
            <text:p>0.8131</text:p>
          </table:table-cell>
          <table:table-cell office:value-type="float" office:value="0.814323896788" calcext:value-type="float">
            <text:p>0.8143</text:p>
          </table:table-cell>
          <table:table-cell office:value-type="float" office:value="0.821998179212" calcext:value-type="float">
            <text:p>0.8220</text:p>
          </table:table-cell>
          <table:table-cell office:value-type="float" office:value="0.858904007388" calcext:value-type="float">
            <text:p>0.8589</text:p>
          </table:table-cell>
          <table:table-cell office:value-type="float" office:value="0.862248026623" calcext:value-type="float">
            <text:p>0.8622</text:p>
          </table:table-cell>
          <table:table-cell office:value-type="float" office:value="0.863653636284" calcext:value-type="float">
            <text:p>0.8637</text:p>
          </table:table-cell>
          <table:table-cell office:value-type="float" office:value="0.863735344605" calcext:value-type="float">
            <text:p>0.8637</text:p>
          </table:table-cell>
          <table:table-cell office:value-type="float" office:value="0.864139870009" calcext:value-type="float">
            <text:p>0.8641</text:p>
          </table:table-cell>
          <table:table-cell office:value-type="float" office:value="0.794381771979444" calcext:value-type="float">
            <text:p>0.7944</text:p>
          </table:table-cell>
          <table:table-cell office:value-type="float" office:value="0.794353034949308" calcext:value-type="float">
            <text:p>0.7944</text:p>
          </table:table-cell>
          <table:table-cell office:value-type="float" office:value="0.794068810831551" calcext:value-type="float">
            <text:p>0.7941</text:p>
          </table:table-cell>
          <table:table-cell office:value-type="float" office:value="0.794737740871975" calcext:value-type="float">
            <text:p>0.7947</text:p>
          </table:table-cell>
          <table:table-cell office:value-type="float" office:value="0.794936873849065" calcext:value-type="float">
            <text:p>0.7949</text:p>
          </table:table-cell>
          <table:table-cell office:value-type="float" office:value="0.842388264196343" calcext:value-type="float">
            <text:p>0.8424</text:p>
          </table:table-cell>
          <table:table-cell office:value-type="float" office:value="0.843616499898196" calcext:value-type="float">
            <text:p>0.8436</text:p>
          </table:table-cell>
          <table:table-cell office:value-type="float" office:value="0.844293031478708" calcext:value-type="float">
            <text:p>0.8443</text:p>
          </table:table-cell>
          <table:table-cell office:value-type="float" office:value="0.844568727908292" calcext:value-type="float">
            <text:p>0.8446</text:p>
          </table:table-cell>
          <table:table-cell office:value-type="float" office:value="0.844862190633466" calcext:value-type="float">
            <text:p>0.8449</text:p>
          </table:table-cell>
          <table:table-cell office:value-type="float" office:value="0.832543564553" calcext:value-type="float">
            <text:p>0.8325</text:p>
          </table:table-cell>
          <table:table-cell office:value-type="float" office:value="0.83382677131" calcext:value-type="float">
            <text:p>0.8338</text:p>
          </table:table-cell>
          <table:table-cell office:value-type="float" office:value="0.83695148534" calcext:value-type="float">
            <text:p>0.8370</text:p>
          </table:table-cell>
          <table:table-cell office:value-type="float" office:value="0.840101822477" calcext:value-type="float">
            <text:p>0.8401</text:p>
          </table:table-cell>
          <table:table-cell office:value-type="float" office:value="0.846835619436" calcext:value-type="float">
            <text:p>0.8468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777913881301" calcext:value-type="float">
            <text:p>0.7779</text:p>
          </table:table-cell>
          <table:table-cell office:value-type="float" office:value="0.771242036385" calcext:value-type="float">
            <text:p>0.7712</text:p>
          </table:table-cell>
          <table:table-cell office:value-type="float" office:value="0.76558425358" calcext:value-type="float">
            <text:p>0.7656</text:p>
          </table:table-cell>
          <table:table-cell office:value-type="float" office:value="0.755117654234" calcext:value-type="float">
            <text:p>0.7551</text:p>
          </table:table-cell>
          <table:table-cell office:value-type="float" office:value="0.694882793122" calcext:value-type="float">
            <text:p>0.6949</text:p>
          </table:table-cell>
          <table:table-cell office:value-type="float" office:value="0.837473103566" calcext:value-type="float">
            <text:p>0.8375</text:p>
          </table:table-cell>
          <table:table-cell office:value-type="float" office:value="0.840290649846" calcext:value-type="float">
            <text:p>0.8403</text:p>
          </table:table-cell>
          <table:table-cell office:value-type="float" office:value="0.839254717694" calcext:value-type="float">
            <text:p>0.8393</text:p>
          </table:table-cell>
          <table:table-cell office:value-type="float" office:value="0.841634263088" calcext:value-type="float">
            <text:p>0.8416</text:p>
          </table:table-cell>
          <table:table-cell office:value-type="float" office:value="0.842833417886" calcext:value-type="float">
            <text:p>0.8428</text:p>
          </table:table-cell>
          <table:table-cell office:value-type="float" office:value="0.757985441699" calcext:value-type="float">
            <text:p>0.7580</text:p>
          </table:table-cell>
          <table:table-cell office:value-type="float" office:value="0.754130946568" calcext:value-type="float">
            <text:p>0.7541</text:p>
          </table:table-cell>
          <table:table-cell office:value-type="float" office:value="0.751859859008" calcext:value-type="float">
            <text:p>0.7519</text:p>
          </table:table-cell>
          <table:table-cell office:value-type="float" office:value="0.749926569202" calcext:value-type="float">
            <text:p>0.7499</text:p>
          </table:table-cell>
          <table:table-cell office:value-type="float" office:value="0.72858660093" calcext:value-type="float">
            <text:p>0.7286</text:p>
          </table:table-cell>
          <table:table-cell office:value-type="float" office:value="0.743243350801" calcext:value-type="float">
            <text:p>0.7432</text:p>
          </table:table-cell>
          <table:table-cell office:value-type="float" office:value="0.754286100586" calcext:value-type="float">
            <text:p>0.7543</text:p>
          </table:table-cell>
          <table:table-cell office:value-type="float" office:value="0.764768063664" calcext:value-type="float">
            <text:p>0.7648</text:p>
          </table:table-cell>
          <table:table-cell office:value-type="float" office:value="0.771253507587" calcext:value-type="float">
            <text:p>0.7713</text:p>
          </table:table-cell>
          <table:table-cell office:value-type="float" office:value="0.771454559509" calcext:value-type="float">
            <text:p>0.7715</text:p>
          </table:table-cell>
          <table:table-cell office:value-type="float" office:value="0.830940254428" calcext:value-type="float">
            <text:p>0.8309</text:p>
          </table:table-cell>
          <table:table-cell office:value-type="float" office:value="0.82783428928" calcext:value-type="float">
            <text:p>0.8278</text:p>
          </table:table-cell>
          <table:table-cell office:value-type="float" office:value="0.822935697863" calcext:value-type="float">
            <text:p>0.8229</text:p>
          </table:table-cell>
          <table:table-cell office:value-type="float" office:value="0.819897887409" calcext:value-type="float">
            <text:p>0.8199</text:p>
          </table:table-cell>
          <table:table-cell office:value-type="float" office:value="0.822231440466" calcext:value-type="float">
            <text:p>0.8222</text:p>
          </table:table-cell>
          <table:table-cell office:value-type="float" office:value="0.782851653363" calcext:value-type="float">
            <text:p>0.7829</text:p>
          </table:table-cell>
          <table:table-cell office:value-type="float" office:value="0.796086622468" calcext:value-type="float">
            <text:p>0.7961</text:p>
          </table:table-cell>
          <table:table-cell office:value-type="float" office:value="0.804395217163" calcext:value-type="float">
            <text:p>0.8044</text:p>
          </table:table-cell>
          <table:table-cell office:value-type="float" office:value="0.817488701153" calcext:value-type="float">
            <text:p>0.8175</text:p>
          </table:table-cell>
          <table:table-cell office:value-type="float" office:value="0.819262924098" calcext:value-type="float">
            <text:p>0.8193</text:p>
          </table:table-cell>
          <table:table-cell office:value-type="float" office:value="0.876318464472" calcext:value-type="float">
            <text:p>0.8763</text:p>
          </table:table-cell>
          <table:table-cell office:value-type="float" office:value="0.875059896835" calcext:value-type="float">
            <text:p>0.8751</text:p>
          </table:table-cell>
          <table:table-cell office:value-type="float" office:value="0.87618957529" calcext:value-type="float">
            <text:p>0.8762</text:p>
          </table:table-cell>
          <table:table-cell office:value-type="float" office:value="0.876959086819" calcext:value-type="float">
            <text:p>0.8770</text:p>
          </table:table-cell>
          <table:table-cell office:value-type="float" office:value="0.878589780707" calcext:value-type="float">
            <text:p>0.8786</text:p>
          </table:table-cell>
          <table:table-cell office:value-type="float" office:value="0.810353500400254" calcext:value-type="float">
            <text:p>0.8104</text:p>
          </table:table-cell>
          <table:table-cell office:value-type="float" office:value="0.809550372311498" calcext:value-type="float">
            <text:p>0.8096</text:p>
          </table:table-cell>
          <table:table-cell office:value-type="float" office:value="0.808434095226277" calcext:value-type="float">
            <text:p>0.8084</text:p>
          </table:table-cell>
          <table:table-cell office:value-type="float" office:value="0.81323744456107" calcext:value-type="float">
            <text:p>0.8132</text:p>
          </table:table-cell>
          <table:table-cell office:value-type="float" office:value="0.81051257236777" calcext:value-type="float">
            <text:p>0.8105</text:p>
          </table:table-cell>
          <table:table-cell office:value-type="float" office:value="0.859833631630936" calcext:value-type="float">
            <text:p>0.8598</text:p>
          </table:table-cell>
          <table:table-cell office:value-type="float" office:value="0.858986756372599" calcext:value-type="float">
            <text:p>0.8590</text:p>
          </table:table-cell>
          <table:table-cell office:value-type="float" office:value="0.859016298743543" calcext:value-type="float">
            <text:p>0.8590</text:p>
          </table:table-cell>
          <table:table-cell office:value-type="float" office:value="0.858858910928859" calcext:value-type="float">
            <text:p>0.8589</text:p>
          </table:table-cell>
          <table:table-cell office:value-type="float" office:value="0.857371520225145" calcext:value-type="float">
            <text:p>0.8574</text:p>
          </table:table-cell>
          <table:table-cell office:value-type="float" office:value="0.836959834903" calcext:value-type="float">
            <text:p>0.8370</text:p>
          </table:table-cell>
          <table:table-cell office:value-type="float" office:value="0.837040032141" calcext:value-type="float">
            <text:p>0.8370</text:p>
          </table:table-cell>
          <table:table-cell office:value-type="float" office:value="0.834040443155" calcext:value-type="float">
            <text:p>0.8340</text:p>
          </table:table-cell>
          <table:table-cell office:value-type="float" office:value="0.833124203879" calcext:value-type="float">
            <text:p>0.8331</text:p>
          </table:table-cell>
          <table:table-cell office:value-type="float" office:value="0.831607536437" calcext:value-type="float">
            <text:p>0.8316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86649131086" calcext:value-type="float">
            <text:p>0.7866</text:p>
          </table:table-cell>
          <table:table-cell office:value-type="float" office:value="0.779515076088" calcext:value-type="float">
            <text:p>0.7795</text:p>
          </table:table-cell>
          <table:table-cell office:value-type="float" office:value="0.774089013741" calcext:value-type="float">
            <text:p>0.7741</text:p>
          </table:table-cell>
          <table:table-cell office:value-type="float" office:value="0.765367189533" calcext:value-type="float">
            <text:p>0.7654</text:p>
          </table:table-cell>
          <table:table-cell office:value-type="float" office:value="0.757502356787" calcext:value-type="float">
            <text:p>0.7575</text:p>
          </table:table-cell>
          <table:table-cell office:value-type="float" office:value="0.889987693596" calcext:value-type="float">
            <text:p>0.8900</text:p>
          </table:table-cell>
          <table:table-cell office:value-type="float" office:value="0.890884646505" calcext:value-type="float">
            <text:p>0.8909</text:p>
          </table:table-cell>
          <table:table-cell office:value-type="float" office:value="0.891153289061" calcext:value-type="float">
            <text:p>0.8912</text:p>
          </table:table-cell>
          <table:table-cell office:value-type="float" office:value="0.891344611364" calcext:value-type="float">
            <text:p>0.8913</text:p>
          </table:table-cell>
          <table:table-cell office:value-type="float" office:value="0.891365964515" calcext:value-type="float">
            <text:p>0.8914</text:p>
          </table:table-cell>
          <table:table-cell office:value-type="float" office:value="0.735922871199" calcext:value-type="float">
            <text:p>0.7359</text:p>
          </table:table-cell>
          <table:table-cell office:value-type="float" office:value="0.740031256619" calcext:value-type="float">
            <text:p>0.7400</text:p>
          </table:table-cell>
          <table:table-cell office:value-type="float" office:value="0.738836029944" calcext:value-type="float">
            <text:p>0.7388</text:p>
          </table:table-cell>
          <table:table-cell office:value-type="float" office:value="0.738830716467" calcext:value-type="float">
            <text:p>0.7388</text:p>
          </table:table-cell>
          <table:table-cell office:value-type="float" office:value="0.741568198079" calcext:value-type="float">
            <text:p>0.7416</text:p>
          </table:table-cell>
          <table:table-cell office:value-type="float" office:value="0.824181724191" calcext:value-type="float">
            <text:p>0.8242</text:p>
          </table:table-cell>
          <table:table-cell office:value-type="float" office:value="0.83458682818" calcext:value-type="float">
            <text:p>0.8346</text:p>
          </table:table-cell>
          <table:table-cell office:value-type="float" office:value="0.840892864512" calcext:value-type="float">
            <text:p>0.8409</text:p>
          </table:table-cell>
          <table:table-cell office:value-type="float" office:value="0.841775186003" calcext:value-type="float">
            <text:p>0.8418</text:p>
          </table:table-cell>
          <table:table-cell office:value-type="float" office:value="0.840959426763" calcext:value-type="float">
            <text:p>0.8410</text:p>
          </table:table-cell>
          <table:table-cell office:value-type="float" office:value="0.882595294834" calcext:value-type="float">
            <text:p>0.8826</text:p>
          </table:table-cell>
          <table:table-cell office:value-type="float" office:value="0.882234032261" calcext:value-type="float">
            <text:p>0.8822</text:p>
          </table:table-cell>
          <table:table-cell office:value-type="float" office:value="0.881807963268" calcext:value-type="float">
            <text:p>0.8818</text:p>
          </table:table-cell>
          <table:table-cell office:value-type="float" office:value="0.879716931063" calcext:value-type="float">
            <text:p>0.8797</text:p>
          </table:table-cell>
          <table:table-cell office:value-type="float" office:value="0.880784199881" calcext:value-type="float">
            <text:p>0.8808</text:p>
          </table:table-cell>
          <table:table-cell office:value-type="float" office:value="0.860818240619" calcext:value-type="float">
            <text:p>0.8608</text:p>
          </table:table-cell>
          <table:table-cell office:value-type="float" office:value="0.86767761442" calcext:value-type="float">
            <text:p>0.8677</text:p>
          </table:table-cell>
          <table:table-cell office:value-type="float" office:value="0.874563233099" calcext:value-type="float">
            <text:p>0.8746</text:p>
          </table:table-cell>
          <table:table-cell office:value-type="float" office:value="0.879540055699" calcext:value-type="float">
            <text:p>0.8795</text:p>
          </table:table-cell>
          <table:table-cell office:value-type="float" office:value="0.877931466845" calcext:value-type="float">
            <text:p>0.8779</text:p>
          </table:table-cell>
          <table:table-cell office:value-type="float" office:value="0.929649179521" calcext:value-type="float">
            <text:p>0.9296</text:p>
          </table:table-cell>
          <table:table-cell office:value-type="float" office:value="0.929889873535" calcext:value-type="float">
            <text:p>0.9299</text:p>
          </table:table-cell>
          <table:table-cell office:value-type="float" office:value="0.930039155982" calcext:value-type="float">
            <text:p>0.9300</text:p>
          </table:table-cell>
          <table:table-cell office:value-type="float" office:value="0.930123094456" calcext:value-type="float">
            <text:p>0.9301</text:p>
          </table:table-cell>
          <table:table-cell office:value-type="float" office:value="0.930151355678" calcext:value-type="float">
            <text:p>0.9302</text:p>
          </table:table-cell>
          <table:table-cell office:value-type="float" office:value="0.864861129200992" calcext:value-type="float">
            <text:p>0.8649</text:p>
          </table:table-cell>
          <table:table-cell office:value-type="float" office:value="0.864890623267528" calcext:value-type="float">
            <text:p>0.8649</text:p>
          </table:table-cell>
          <table:table-cell office:value-type="float" office:value="0.864939007920616" calcext:value-type="float">
            <text:p>0.8649</text:p>
          </table:table-cell>
          <table:table-cell office:value-type="float" office:value="0.864819948988989" calcext:value-type="float">
            <text:p>0.8648</text:p>
          </table:table-cell>
          <table:table-cell office:value-type="float" office:value="0.864774597210028" calcext:value-type="float">
            <text:p>0.8648</text:p>
          </table:table-cell>
          <table:table-cell office:value-type="float" office:value="0.905054542885593" calcext:value-type="float">
            <text:p>0.9051</text:p>
          </table:table-cell>
          <table:table-cell office:value-type="float" office:value="0.904539790586034" calcext:value-type="float">
            <text:p>0.9045</text:p>
          </table:table-cell>
          <table:table-cell office:value-type="float" office:value="0.904435767847071" calcext:value-type="float">
            <text:p>0.9044</text:p>
          </table:table-cell>
          <table:table-cell office:value-type="float" office:value="0.904283000755071" calcext:value-type="float">
            <text:p>0.9043</text:p>
          </table:table-cell>
          <table:table-cell office:value-type="float" office:value="0.904080443852359" calcext:value-type="float">
            <text:p>0.9041</text:p>
          </table:table-cell>
          <table:table-cell office:value-type="float" office:value="0.918692187992" calcext:value-type="float">
            <text:p>0.9187</text:p>
          </table:table-cell>
          <table:table-cell office:value-type="float" office:value="0.919198209611" calcext:value-type="float">
            <text:p>0.9192</text:p>
          </table:table-cell>
          <table:table-cell office:value-type="float" office:value="0.919526180538" calcext:value-type="float">
            <text:p>0.9195</text:p>
          </table:table-cell>
          <table:table-cell office:value-type="float" office:value="0.91927311297" calcext:value-type="float">
            <text:p>0.9193</text:p>
          </table:table-cell>
          <table:table-cell office:value-type="float" office:value="0.919484475678" calcext:value-type="float">
            <text:p>0.9195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22158438042" calcext:value-type="float">
            <text:p>0.6222</text:p>
          </table:table-cell>
          <table:table-cell office:value-type="float" office:value="0.653027071341" calcext:value-type="float">
            <text:p>0.6530</text:p>
          </table:table-cell>
          <table:table-cell office:value-type="float" office:value="0.672256319099" calcext:value-type="float">
            <text:p>0.6723</text:p>
          </table:table-cell>
          <table:table-cell office:value-type="float" office:value="0.69899345891" calcext:value-type="float">
            <text:p>0.6990</text:p>
          </table:table-cell>
          <table:table-cell office:value-type="float" office:value="0.706198935359" calcext:value-type="float">
            <text:p>0.7062</text:p>
          </table:table-cell>
          <table:table-cell office:value-type="float" office:value="0.797039389275" calcext:value-type="float">
            <text:p>0.7970</text:p>
          </table:table-cell>
          <table:table-cell office:value-type="float" office:value="0.79655468891" calcext:value-type="float">
            <text:p>0.7966</text:p>
          </table:table-cell>
          <table:table-cell office:value-type="float" office:value="0.793155776045" calcext:value-type="float">
            <text:p>0.7932</text:p>
          </table:table-cell>
          <table:table-cell office:value-type="float" office:value="0.788661706907" calcext:value-type="float">
            <text:p>0.7887</text:p>
          </table:table-cell>
          <table:table-cell office:value-type="float" office:value="0.769041321614" calcext:value-type="float">
            <text:p>0.7690</text:p>
          </table:table-cell>
          <table:table-cell office:value-type="float" office:value="0.677769906803" calcext:value-type="float">
            <text:p>0.6778</text:p>
          </table:table-cell>
          <table:table-cell office:value-type="float" office:value="0.672758880239" calcext:value-type="float">
            <text:p>0.6728</text:p>
          </table:table-cell>
          <table:table-cell office:value-type="float" office:value="0.666992751013" calcext:value-type="float">
            <text:p>0.6670</text:p>
          </table:table-cell>
          <table:table-cell office:value-type="float" office:value="0.661363533188" calcext:value-type="float">
            <text:p>0.6614</text:p>
          </table:table-cell>
          <table:table-cell office:value-type="float" office:value="0.647640508945" calcext:value-type="float">
            <text:p>0.6476</text:p>
          </table:table-cell>
          <table:table-cell office:value-type="float" office:value="0.66874988786" calcext:value-type="float">
            <text:p>0.6687</text:p>
          </table:table-cell>
          <table:table-cell office:value-type="float" office:value="0.675835596922" calcext:value-type="float">
            <text:p>0.6758</text:p>
          </table:table-cell>
          <table:table-cell office:value-type="float" office:value="0.678996885096" calcext:value-type="float">
            <text:p>0.6790</text:p>
          </table:table-cell>
          <table:table-cell office:value-type="float" office:value="0.681707787168" calcext:value-type="float">
            <text:p>0.6817</text:p>
          </table:table-cell>
          <table:table-cell office:value-type="float" office:value="0.685216509448" calcext:value-type="float">
            <text:p>0.6852</text:p>
          </table:table-cell>
          <table:table-cell office:value-type="float" office:value="0.800949353804" calcext:value-type="float">
            <text:p>0.8009</text:p>
          </table:table-cell>
          <table:table-cell office:value-type="float" office:value="0.789897339317" calcext:value-type="float">
            <text:p>0.7899</text:p>
          </table:table-cell>
          <table:table-cell office:value-type="float" office:value="0.778544307201" calcext:value-type="float">
            <text:p>0.7785</text:p>
          </table:table-cell>
          <table:table-cell office:value-type="float" office:value="0.760911618978" calcext:value-type="float">
            <text:p>0.7609</text:p>
          </table:table-cell>
          <table:table-cell office:value-type="float" office:value="0.756431238971" calcext:value-type="float">
            <text:p>0.7564</text:p>
          </table:table-cell>
          <table:table-cell office:value-type="float" office:value="0.700148351549" calcext:value-type="float">
            <text:p>0.7001</text:p>
          </table:table-cell>
          <table:table-cell office:value-type="float" office:value="0.703228313135" calcext:value-type="float">
            <text:p>0.7032</text:p>
          </table:table-cell>
          <table:table-cell office:value-type="float" office:value="0.707790655667" calcext:value-type="float">
            <text:p>0.7078</text:p>
          </table:table-cell>
          <table:table-cell office:value-type="float" office:value="0.715446120528" calcext:value-type="float">
            <text:p>0.7154</text:p>
          </table:table-cell>
          <table:table-cell office:value-type="float" office:value="0.72359038349" calcext:value-type="float">
            <text:p>0.7236</text:p>
          </table:table-cell>
          <table:table-cell office:value-type="float" office:value="0.824620551696" calcext:value-type="float">
            <text:p>0.8246</text:p>
          </table:table-cell>
          <table:table-cell office:value-type="float" office:value="0.824908552349" calcext:value-type="float">
            <text:p>0.8249</text:p>
          </table:table-cell>
          <table:table-cell office:value-type="float" office:value="0.824229438573" calcext:value-type="float">
            <text:p>0.8242</text:p>
          </table:table-cell>
          <table:table-cell office:value-type="float" office:value="0.822135258538" calcext:value-type="float">
            <text:p>0.8221</text:p>
          </table:table-cell>
          <table:table-cell office:value-type="float" office:value="0.816793293162" calcext:value-type="float">
            <text:p>0.8168</text:p>
          </table:table-cell>
          <table:table-cell office:value-type="float" office:value="0.782078772001877" calcext:value-type="float">
            <text:p>0.7821</text:p>
          </table:table-cell>
          <table:table-cell office:value-type="float" office:value="0.78199545275696" calcext:value-type="float">
            <text:p>0.7820</text:p>
          </table:table-cell>
          <table:table-cell office:value-type="float" office:value="0.782171970151893" calcext:value-type="float">
            <text:p>0.7822</text:p>
          </table:table-cell>
          <table:table-cell office:value-type="float" office:value="0.780566291334757" calcext:value-type="float">
            <text:p>0.7806</text:p>
          </table:table-cell>
          <table:table-cell office:value-type="float" office:value="0.778549967307251" calcext:value-type="float">
            <text:p>0.7785</text:p>
          </table:table-cell>
          <table:table-cell office:value-type="float" office:value="0.820127136764519" calcext:value-type="float">
            <text:p>0.8201</text:p>
          </table:table-cell>
          <table:table-cell office:value-type="float" office:value="0.820109348951168" calcext:value-type="float">
            <text:p>0.8201</text:p>
          </table:table-cell>
          <table:table-cell office:value-type="float" office:value="0.820389017092931" calcext:value-type="float">
            <text:p>0.8204</text:p>
          </table:table-cell>
          <table:table-cell office:value-type="float" office:value="0.818789962328556" calcext:value-type="float">
            <text:p>0.8188</text:p>
          </table:table-cell>
          <table:table-cell office:value-type="float" office:value="0.814948441703153" calcext:value-type="float">
            <text:p>0.8149</text:p>
          </table:table-cell>
          <table:table-cell office:value-type="float" office:value="0.877542652145" calcext:value-type="float">
            <text:p>0.8775</text:p>
          </table:table-cell>
          <table:table-cell office:value-type="float" office:value="0.862839536198" calcext:value-type="float">
            <text:p>0.8628</text:p>
          </table:table-cell>
          <table:table-cell office:value-type="float" office:value="0.845027180763" calcext:value-type="float">
            <text:p>0.8450</text:p>
          </table:table-cell>
          <table:table-cell office:value-type="float" office:value="0.82603778435" calcext:value-type="float">
            <text:p>0.8260</text:p>
          </table:table-cell>
          <table:table-cell office:value-type="float" office:value="0.817208249399" calcext:value-type="float">
            <text:p>0.8172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34620929305" calcext:value-type="float">
            <text:p>0.7346</text:p>
          </table:table-cell>
          <table:table-cell office:value-type="float" office:value="0.730155605443" calcext:value-type="float">
            <text:p>0.7302</text:p>
          </table:table-cell>
          <table:table-cell office:value-type="float" office:value="0.727221780115" calcext:value-type="float">
            <text:p>0.7272</text:p>
          </table:table-cell>
          <table:table-cell office:value-type="float" office:value="0.723549541894" calcext:value-type="float">
            <text:p>0.7235</text:p>
          </table:table-cell>
          <table:table-cell office:value-type="float" office:value="0.651278207958" calcext:value-type="float">
            <text:p>0.6513</text:p>
          </table:table-cell>
          <table:table-cell office:value-type="float" office:value="0.778059279757" calcext:value-type="float">
            <text:p>0.7781</text:p>
          </table:table-cell>
          <table:table-cell office:value-type="float" office:value="0.793235694578" calcext:value-type="float">
            <text:p>0.7932</text:p>
          </table:table-cell>
          <table:table-cell office:value-type="float" office:value="0.806511596303" calcext:value-type="float">
            <text:p>0.8065</text:p>
          </table:table-cell>
          <table:table-cell office:value-type="float" office:value="0.825570675459" calcext:value-type="float">
            <text:p>0.8256</text:p>
          </table:table-cell>
          <table:table-cell office:value-type="float" office:value="0.848459596921" calcext:value-type="float">
            <text:p>0.8485</text:p>
          </table:table-cell>
          <table:table-cell office:value-type="float" office:value="0.718026709575" calcext:value-type="float">
            <text:p>0.7180</text:p>
          </table:table-cell>
          <table:table-cell office:value-type="float" office:value="0.727531956825" calcext:value-type="float">
            <text:p>0.7275</text:p>
          </table:table-cell>
          <table:table-cell office:value-type="float" office:value="0.734872121247" calcext:value-type="float">
            <text:p>0.7349</text:p>
          </table:table-cell>
          <table:table-cell office:value-type="float" office:value="0.733157885264" calcext:value-type="float">
            <text:p>0.7332</text:p>
          </table:table-cell>
          <table:table-cell office:value-type="float" office:value="0.735563400567" calcext:value-type="float">
            <text:p>0.7356</text:p>
          </table:table-cell>
          <table:table-cell office:value-type="float" office:value="0.698160120217" calcext:value-type="float">
            <text:p>0.6982</text:p>
          </table:table-cell>
          <table:table-cell office:value-type="float" office:value="0.708872743803" calcext:value-type="float">
            <text:p>0.7089</text:p>
          </table:table-cell>
          <table:table-cell office:value-type="float" office:value="0.720782571246" calcext:value-type="float">
            <text:p>0.7208</text:p>
          </table:table-cell>
          <table:table-cell office:value-type="float" office:value="0.72505878683" calcext:value-type="float">
            <text:p>0.7251</text:p>
          </table:table-cell>
          <table:table-cell office:value-type="float" office:value="0.75312727566" calcext:value-type="float">
            <text:p>0.7531</text:p>
          </table:table-cell>
          <table:table-cell office:value-type="float" office:value="0.752230054057" calcext:value-type="float">
            <text:p>0.7522</text:p>
          </table:table-cell>
          <table:table-cell office:value-type="float" office:value="0.769453346539" calcext:value-type="float">
            <text:p>0.7695</text:p>
          </table:table-cell>
          <table:table-cell office:value-type="float" office:value="0.760721256566" calcext:value-type="float">
            <text:p>0.7607</text:p>
          </table:table-cell>
          <table:table-cell office:value-type="float" office:value="0.773699568698" calcext:value-type="float">
            <text:p>0.7737</text:p>
          </table:table-cell>
          <table:table-cell office:value-type="float" office:value="0.767540219792" calcext:value-type="float">
            <text:p>0.7675</text:p>
          </table:table-cell>
          <table:table-cell office:value-type="float" office:value="0.728349805112" calcext:value-type="float">
            <text:p>0.7283</text:p>
          </table:table-cell>
          <table:table-cell office:value-type="float" office:value="0.731005348112" calcext:value-type="float">
            <text:p>0.7310</text:p>
          </table:table-cell>
          <table:table-cell office:value-type="float" office:value="0.734481629744" calcext:value-type="float">
            <text:p>0.7345</text:p>
          </table:table-cell>
          <table:table-cell office:value-type="float" office:value="0.742582044558" calcext:value-type="float">
            <text:p>0.7426</text:p>
          </table:table-cell>
          <table:table-cell office:value-type="float" office:value="0.74821569249" calcext:value-type="float">
            <text:p>0.7482</text:p>
          </table:table-cell>
          <table:table-cell office:value-type="float" office:value="0.780474130214" calcext:value-type="float">
            <text:p>0.7805</text:p>
          </table:table-cell>
          <table:table-cell office:value-type="float" office:value="0.787022304487" calcext:value-type="float">
            <text:p>0.7870</text:p>
          </table:table-cell>
          <table:table-cell office:value-type="float" office:value="0.804978260289" calcext:value-type="float">
            <text:p>0.8050</text:p>
          </table:table-cell>
          <table:table-cell office:value-type="float" office:value="0.793283233726" calcext:value-type="float">
            <text:p>0.7933</text:p>
          </table:table-cell>
          <table:table-cell office:value-type="float" office:value="0.790417571009" calcext:value-type="float">
            <text:p>0.7904</text:p>
          </table:table-cell>
          <table:table-cell office:value-type="float" office:value="0.773236693974034" calcext:value-type="float">
            <text:p>0.7732</text:p>
          </table:table-cell>
          <table:table-cell office:value-type="float" office:value="0.7883186823133" calcext:value-type="float">
            <text:p>0.7883</text:p>
          </table:table-cell>
          <table:table-cell office:value-type="float" office:value="0.782511480582368" calcext:value-type="float">
            <text:p>0.7825</text:p>
          </table:table-cell>
          <table:table-cell office:value-type="float" office:value="0.798163491360518" calcext:value-type="float">
            <text:p>0.7982</text:p>
          </table:table-cell>
          <table:table-cell office:value-type="float" office:value="0.810333961485834" calcext:value-type="float">
            <text:p>0.8103</text:p>
          </table:table-cell>
          <table:table-cell office:value-type="float" office:value="0.804052100705202" calcext:value-type="float">
            <text:p>0.8041</text:p>
          </table:table-cell>
          <table:table-cell office:value-type="float" office:value="0.827882043916146" calcext:value-type="float">
            <text:p>0.8279</text:p>
          </table:table-cell>
          <table:table-cell office:value-type="float" office:value="0.838560393995916" calcext:value-type="float">
            <text:p>0.8386</text:p>
          </table:table-cell>
          <table:table-cell office:value-type="float" office:value="0.857592919992351" calcext:value-type="float">
            <text:p>0.8576</text:p>
          </table:table-cell>
          <table:table-cell office:value-type="float" office:value="0.86530224566683" calcext:value-type="float">
            <text:p>0.8653</text:p>
          </table:table-cell>
          <table:table-cell office:value-type="float" office:value="0.828230160638" calcext:value-type="float">
            <text:p>0.8282</text:p>
          </table:table-cell>
          <table:table-cell office:value-type="float" office:value="0.821604878316" calcext:value-type="float">
            <text:p>0.8216</text:p>
          </table:table-cell>
          <table:table-cell office:value-type="float" office:value="0.800580424677" calcext:value-type="float">
            <text:p>0.8006</text:p>
          </table:table-cell>
          <table:table-cell office:value-type="float" office:value="0.779643374705" calcext:value-type="float">
            <text:p>0.7796</text:p>
          </table:table-cell>
          <table:table-cell office:value-type="float" office:value="0.768945124809" calcext:value-type="float">
            <text:p>0.7689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2874738829" calcext:value-type="float">
            <text:p>0.9629</text:p>
          </table:table-cell>
          <table:table-cell office:value-type="float" office:value="0.963780956579" calcext:value-type="float">
            <text:p>0.9638</text:p>
          </table:table-cell>
          <table:table-cell office:value-type="float" office:value="0.963736591645" calcext:value-type="float">
            <text:p>0.9637</text:p>
          </table:table-cell>
          <table:table-cell office:value-type="float" office:value="0.964408457049" calcext:value-type="float">
            <text:p>0.9644</text:p>
          </table:table-cell>
          <table:table-cell office:value-type="float" office:value="0.964432803288" calcext:value-type="float">
            <text:p>0.9644</text:p>
          </table:table-cell>
          <table:table-cell office:value-type="float" office:value="0.951001761025" calcext:value-type="float">
            <text:p>0.9510</text:p>
          </table:table-cell>
          <table:table-cell office:value-type="float" office:value="0.950924765572" calcext:value-type="float">
            <text:p>0.9509</text:p>
          </table:table-cell>
          <table:table-cell office:value-type="float" office:value="0.951014534034" calcext:value-type="float">
            <text:p>0.9510</text:p>
          </table:table-cell>
          <table:table-cell office:value-type="float" office:value="0.951009806068" calcext:value-type="float">
            <text:p>0.9510</text:p>
          </table:table-cell>
          <table:table-cell office:value-type="float" office:value="0.951053464018" calcext:value-type="float">
            <text:p>0.9511</text:p>
          </table:table-cell>
          <table:table-cell office:value-type="float" office:value="0.93080983517" calcext:value-type="float">
            <text:p>0.9308</text:p>
          </table:table-cell>
          <table:table-cell office:value-type="float" office:value="0.931077588613" calcext:value-type="float">
            <text:p>0.9311</text:p>
          </table:table-cell>
          <table:table-cell office:value-type="float" office:value="0.931339839152" calcext:value-type="float">
            <text:p>0.9313</text:p>
          </table:table-cell>
          <table:table-cell office:value-type="float" office:value="0.93145030929" calcext:value-type="float">
            <text:p>0.9315</text:p>
          </table:table-cell>
          <table:table-cell office:value-type="float" office:value="0.931704894401" calcext:value-type="float">
            <text:p>0.9317</text:p>
          </table:table-cell>
          <table:table-cell office:value-type="float" office:value="0.933554286454" calcext:value-type="float">
            <text:p>0.9336</text:p>
          </table:table-cell>
          <table:table-cell office:value-type="float" office:value="0.937471149012" calcext:value-type="float">
            <text:p>0.9375</text:p>
          </table:table-cell>
          <table:table-cell office:value-type="float" office:value="0.939082954304" calcext:value-type="float">
            <text:p>0.9391</text:p>
          </table:table-cell>
          <table:table-cell office:value-type="float" office:value="0.942363648547" calcext:value-type="float">
            <text:p>0.9424</text:p>
          </table:table-cell>
          <table:table-cell office:value-type="float" office:value="0.942620635239" calcext:value-type="float">
            <text:p>0.9426</text:p>
          </table:table-cell>
          <table:table-cell office:value-type="float" office:value="0.94845638331" calcext:value-type="float">
            <text:p>0.9485</text:p>
          </table:table-cell>
          <table:table-cell office:value-type="float" office:value="0.948263332815" calcext:value-type="float">
            <text:p>0.9483</text:p>
          </table:table-cell>
          <table:table-cell office:value-type="float" office:value="0.949600995249" calcext:value-type="float">
            <text:p>0.9496</text:p>
          </table:table-cell>
          <table:table-cell office:value-type="float" office:value="0.948795328987" calcext:value-type="float">
            <text:p>0.9488</text:p>
          </table:table-cell>
          <table:table-cell office:value-type="float" office:value="0.948829798316" calcext:value-type="float">
            <text:p>0.9488</text:p>
          </table:table-cell>
          <table:table-cell office:value-type="float" office:value="0.931929828818" calcext:value-type="float">
            <text:p>0.9319</text:p>
          </table:table-cell>
          <table:table-cell office:value-type="float" office:value="0.936942139605" calcext:value-type="float">
            <text:p>0.9369</text:p>
          </table:table-cell>
          <table:table-cell office:value-type="float" office:value="0.940162711626" calcext:value-type="float">
            <text:p>0.9402</text:p>
          </table:table-cell>
          <table:table-cell office:value-type="float" office:value="0.940388210623" calcext:value-type="float">
            <text:p>0.9404</text:p>
          </table:table-cell>
          <table:table-cell office:value-type="float" office:value="0.941987376563" calcext:value-type="float">
            <text:p>0.9420</text:p>
          </table:table-cell>
          <table:table-cell office:value-type="float" office:value="0.965652280648" calcext:value-type="float">
            <text:p>0.9657</text:p>
          </table:table-cell>
          <table:table-cell office:value-type="float" office:value="0.96565212604" calcext:value-type="float">
            <text:p>0.9657</text:p>
          </table:table-cell>
          <table:table-cell office:value-type="float" office:value="0.965652104463" calcext:value-type="float">
            <text:p>0.9657</text:p>
          </table:table-cell>
          <table:table-cell office:value-type="float" office:value="0.96565206813" calcext:value-type="float">
            <text:p>0.9657</text:p>
          </table:table-cell>
          <table:table-cell office:value-type="float" office:value="0.965651559148" calcext:value-type="float">
            <text:p>0.9657</text:p>
          </table:table-cell>
          <table:table-cell office:value-type="float" office:value="0.950125851106404" calcext:value-type="float">
            <text:p>0.9501</text:p>
          </table:table-cell>
          <table:table-cell office:value-type="float" office:value="0.950116006995316" calcext:value-type="float">
            <text:p>0.9501</text:p>
          </table:table-cell>
          <table:table-cell office:value-type="float" office:value="0.950102892956547" calcext:value-type="float">
            <text:p>0.9501</text:p>
          </table:table-cell>
          <table:table-cell office:value-type="float" office:value="0.950093173952664" calcext:value-type="float">
            <text:p>0.9501</text:p>
          </table:table-cell>
          <table:table-cell office:value-type="float" office:value="0.950092042887146" calcext:value-type="float">
            <text:p>0.9501</text:p>
          </table:table-cell>
          <table:table-cell office:value-type="float" office:value="0.940298323978913" calcext:value-type="float">
            <text:p>0.9403</text:p>
          </table:table-cell>
          <table:table-cell office:value-type="float" office:value="0.940682622546318" calcext:value-type="float">
            <text:p>0.9407</text:p>
          </table:table-cell>
          <table:table-cell office:value-type="float" office:value="0.940544539275007" calcext:value-type="float">
            <text:p>0.9405</text:p>
          </table:table-cell>
          <table:table-cell office:value-type="float" office:value="0.940521776274462" calcext:value-type="float">
            <text:p>0.9405</text:p>
          </table:table-cell>
          <table:table-cell office:value-type="float" office:value="0.940834849996939" calcext:value-type="float">
            <text:p>0.9408</text:p>
          </table:table-cell>
          <table:table-cell office:value-type="float" office:value="0.964520987501" calcext:value-type="float">
            <text:p>0.9645</text:p>
          </table:table-cell>
          <table:table-cell office:value-type="float" office:value="0.964568923497" calcext:value-type="float">
            <text:p>0.9646</text:p>
          </table:table-cell>
          <table:table-cell office:value-type="float" office:value="0.964494796335" calcext:value-type="float">
            <text:p>0.9645</text:p>
          </table:table-cell>
          <table:table-cell office:value-type="float" office:value="0.964573510562" calcext:value-type="float">
            <text:p>0.9646</text:p>
          </table:table-cell>
          <table:table-cell office:value-type="float" office:value="0.964616179829" calcext:value-type="float">
            <text:p>0.964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859050625594" calcext:value-type="float">
            <text:p>0.8591</text:p>
          </table:table-cell>
          <table:table-cell office:value-type="float" office:value="0.866845039589" calcext:value-type="float">
            <text:p>0.8668</text:p>
          </table:table-cell>
          <table:table-cell office:value-type="float" office:value="0.864252929688" calcext:value-type="float">
            <text:p>0.8643</text:p>
          </table:table-cell>
          <table:table-cell office:value-type="float" office:value="0.852998054119" calcext:value-type="float">
            <text:p>0.8530</text:p>
          </table:table-cell>
          <table:table-cell office:value-type="float" office:value="0.84649016694" calcext:value-type="float">
            <text:p>0.8465</text:p>
          </table:table-cell>
          <table:table-cell office:value-type="float" office:value="0.906375023555" calcext:value-type="float">
            <text:p>0.9064</text:p>
          </table:table-cell>
          <table:table-cell office:value-type="float" office:value="0.906260917352" calcext:value-type="float">
            <text:p>0.9063</text:p>
          </table:table-cell>
          <table:table-cell office:value-type="float" office:value="0.906301073987" calcext:value-type="float">
            <text:p>0.9063</text:p>
          </table:table-cell>
          <table:table-cell office:value-type="float" office:value="0.906456043326" calcext:value-type="float">
            <text:p>0.9065</text:p>
          </table:table-cell>
          <table:table-cell office:value-type="float" office:value="0.906616335853" calcext:value-type="float">
            <text:p>0.9066</text:p>
          </table:table-cell>
          <table:table-cell office:value-type="float" office:value="0.881564475941" calcext:value-type="float">
            <text:p>0.8816</text:p>
          </table:table-cell>
          <table:table-cell office:value-type="float" office:value="0.884308246927" calcext:value-type="float">
            <text:p>0.8843</text:p>
          </table:table-cell>
          <table:table-cell office:value-type="float" office:value="0.886671580846" calcext:value-type="float">
            <text:p>0.8867</text:p>
          </table:table-cell>
          <table:table-cell office:value-type="float" office:value="0.887289716493" calcext:value-type="float">
            <text:p>0.8873</text:p>
          </table:table-cell>
          <table:table-cell office:value-type="float" office:value="0.889687271997" calcext:value-type="float">
            <text:p>0.8897</text:p>
          </table:table-cell>
          <table:table-cell office:value-type="float" office:value="0.882003925511" calcext:value-type="float">
            <text:p>0.8820</text:p>
          </table:table-cell>
          <table:table-cell office:value-type="float" office:value="0.886983605585" calcext:value-type="float">
            <text:p>0.8870</text:p>
          </table:table-cell>
          <table:table-cell office:value-type="float" office:value="0.889656590597" calcext:value-type="float">
            <text:p>0.8897</text:p>
          </table:table-cell>
          <table:table-cell office:value-type="float" office:value="0.889384206568" calcext:value-type="float">
            <text:p>0.8894</text:p>
          </table:table-cell>
          <table:table-cell office:value-type="float" office:value="0.887809586288" calcext:value-type="float">
            <text:p>0.8878</text:p>
          </table:table-cell>
          <table:table-cell office:value-type="float" office:value="0.906947073" calcext:value-type="float">
            <text:p>0.9069</text:p>
          </table:table-cell>
          <table:table-cell office:value-type="float" office:value="0.906302019371" calcext:value-type="float">
            <text:p>0.9063</text:p>
          </table:table-cell>
          <table:table-cell office:value-type="float" office:value="0.906154714333" calcext:value-type="float">
            <text:p>0.9062</text:p>
          </table:table-cell>
          <table:table-cell office:value-type="float" office:value="0.906539329364" calcext:value-type="float">
            <text:p>0.9065</text:p>
          </table:table-cell>
          <table:table-cell office:value-type="float" office:value="0.905968850733" calcext:value-type="float">
            <text:p>0.9060</text:p>
          </table:table-cell>
          <table:table-cell office:value-type="float" office:value="0.875360569651" calcext:value-type="float">
            <text:p>0.8754</text:p>
          </table:table-cell>
          <table:table-cell office:value-type="float" office:value="0.881748594107" calcext:value-type="float">
            <text:p>0.8817</text:p>
          </table:table-cell>
          <table:table-cell office:value-type="float" office:value="0.883306766787" calcext:value-type="float">
            <text:p>0.8833</text:p>
          </table:table-cell>
          <table:table-cell office:value-type="float" office:value="0.883057562639" calcext:value-type="float">
            <text:p>0.8831</text:p>
          </table:table-cell>
          <table:table-cell office:value-type="float" office:value="0.883398317348" calcext:value-type="float">
            <text:p>0.8834</text:p>
          </table:table-cell>
          <table:table-cell office:value-type="float" office:value="0.930224009273" calcext:value-type="float">
            <text:p>0.9302</text:p>
          </table:table-cell>
          <table:table-cell office:value-type="float" office:value="0.930223174908" calcext:value-type="float">
            <text:p>0.9302</text:p>
          </table:table-cell>
          <table:table-cell office:value-type="float" office:value="0.930227608939" calcext:value-type="float">
            <text:p>0.9302</text:p>
          </table:table-cell>
          <table:table-cell office:value-type="float" office:value="0.930221966562" calcext:value-type="float">
            <text:p>0.9302</text:p>
          </table:table-cell>
          <table:table-cell office:value-type="float" office:value="0.930224059821" calcext:value-type="float">
            <text:p>0.9302</text:p>
          </table:table-cell>
          <table:table-cell office:value-type="float" office:value="0.899045037152469" calcext:value-type="float">
            <text:p>0.8990</text:p>
          </table:table-cell>
          <table:table-cell office:value-type="float" office:value="0.898952128645092" calcext:value-type="float">
            <text:p>0.8990</text:p>
          </table:table-cell>
          <table:table-cell office:value-type="float" office:value="0.898884595232995" calcext:value-type="float">
            <text:p>0.8989</text:p>
          </table:table-cell>
          <table:table-cell office:value-type="float" office:value="0.898858004526927" calcext:value-type="float">
            <text:p>0.8989</text:p>
          </table:table-cell>
          <table:table-cell office:value-type="float" office:value="0.898830913215152" calcext:value-type="float">
            <text:p>0.8988</text:p>
          </table:table-cell>
          <table:table-cell office:value-type="float" office:value="0.915018576451775" calcext:value-type="float">
            <text:p>0.9150</text:p>
          </table:table-cell>
          <table:table-cell office:value-type="float" office:value="0.914841391930337" calcext:value-type="float">
            <text:p>0.9148</text:p>
          </table:table-cell>
          <table:table-cell office:value-type="float" office:value="0.915097343751255" calcext:value-type="float">
            <text:p>0.9151</text:p>
          </table:table-cell>
          <table:table-cell office:value-type="float" office:value="0.915124458325142" calcext:value-type="float">
            <text:p>0.9151</text:p>
          </table:table-cell>
          <table:table-cell office:value-type="float" office:value="0.915015239353195" calcext:value-type="float">
            <text:p>0.9150</text:p>
          </table:table-cell>
          <table:table-cell office:value-type="float" office:value="0.929799556486" calcext:value-type="float">
            <text:p>0.9298</text:p>
          </table:table-cell>
          <table:table-cell office:value-type="float" office:value="0.929777669418" calcext:value-type="float">
            <text:p>0.9298</text:p>
          </table:table-cell>
          <table:table-cell office:value-type="float" office:value="0.929882937049" calcext:value-type="float">
            <text:p>0.9299</text:p>
          </table:table-cell>
          <table:table-cell office:value-type="float" office:value="0.929830922616" calcext:value-type="float">
            <text:p>0.9298</text:p>
          </table:table-cell>
          <table:table-cell office:value-type="float" office:value="0.929839596568" calcext:value-type="float">
            <text:p>0.9298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00141015815074" calcext:value-type="float">
            <text:p>0.0014</text:p>
          </table:table-cell>
          <table:table-cell office:value-type="float" office:value="0.178919716024" calcext:value-type="float">
            <text:p>0.1789</text:p>
          </table:table-cell>
          <table:table-cell office:value-type="float" office:value="0.829967190694" calcext:value-type="float">
            <text:p>0.8300</text:p>
          </table:table-cell>
          <table:table-cell office:value-type="float" office:value="0.927365537463" calcext:value-type="float">
            <text:p>0.9274</text:p>
          </table:table-cell>
          <table:table-cell office:value-type="float" office:value="0.930670147022" calcext:value-type="float">
            <text:p>0.9307</text:p>
          </table:table-cell>
          <table:table-cell office:value-type="float" office:value="0.903728974556" calcext:value-type="float">
            <text:p>0.9037</text:p>
          </table:table-cell>
          <table:table-cell office:value-type="float" office:value="0.90418885026" calcext:value-type="float">
            <text:p>0.9042</text:p>
          </table:table-cell>
          <table:table-cell office:value-type="float" office:value="0.90442668289" calcext:value-type="float">
            <text:p>0.9044</text:p>
          </table:table-cell>
          <table:table-cell office:value-type="float" office:value="0.90436562601" calcext:value-type="float">
            <text:p>0.9044</text:p>
          </table:table-cell>
          <table:table-cell office:value-type="float" office:value="0.905027222635" calcext:value-type="float">
            <text:p>0.9050</text:p>
          </table:table-cell>
          <table:table-cell office:value-type="float" office:value="0.883876530655" calcext:value-type="float">
            <text:p>0.8839</text:p>
          </table:table-cell>
          <table:table-cell office:value-type="float" office:value="0.884827933077" calcext:value-type="float">
            <text:p>0.8848</text:p>
          </table:table-cell>
          <table:table-cell office:value-type="float" office:value="0.888721330814" calcext:value-type="float">
            <text:p>0.8887</text:p>
          </table:table-cell>
          <table:table-cell office:value-type="float" office:value="0.890677081361" calcext:value-type="float">
            <text:p>0.8907</text:p>
          </table:table-cell>
          <table:table-cell office:value-type="float" office:value="0.891849158831" calcext:value-type="float">
            <text:p>0.8918</text:p>
          </table:table-cell>
          <table:table-cell office:value-type="float" office:value="0.884171688503" calcext:value-type="float">
            <text:p>0.8842</text:p>
          </table:table-cell>
          <table:table-cell office:value-type="float" office:value="0.887585076812" calcext:value-type="float">
            <text:p>0.8876</text:p>
          </table:table-cell>
          <table:table-cell office:value-type="float" office:value="0.894349149216" calcext:value-type="float">
            <text:p>0.8943</text:p>
          </table:table-cell>
          <table:table-cell office:value-type="float" office:value="0.895559932944" calcext:value-type="float">
            <text:p>0.8956</text:p>
          </table:table-cell>
          <table:table-cell office:value-type="float" office:value="0.896717535042" calcext:value-type="float">
            <text:p>0.8967</text:p>
          </table:table-cell>
          <table:table-cell office:value-type="float" office:value="0.905156435218" calcext:value-type="float">
            <text:p>0.9052</text:p>
          </table:table-cell>
          <table:table-cell office:value-type="float" office:value="0.9051714508" calcext:value-type="float">
            <text:p>0.9052</text:p>
          </table:table-cell>
          <table:table-cell office:value-type="float" office:value="0.905222104936" calcext:value-type="float">
            <text:p>0.9052</text:p>
          </table:table-cell>
          <table:table-cell office:value-type="float" office:value="0.905438695772" calcext:value-type="float">
            <text:p>0.9054</text:p>
          </table:table-cell>
          <table:table-cell office:value-type="float" office:value="0.903316221895" calcext:value-type="float">
            <text:p>0.9033</text:p>
          </table:table-cell>
          <table:table-cell office:value-type="float" office:value="0.877207647128" calcext:value-type="float">
            <text:p>0.8772</text:p>
          </table:table-cell>
          <table:table-cell office:value-type="float" office:value="0.880175443557" calcext:value-type="float">
            <text:p>0.8802</text:p>
          </table:table-cell>
          <table:table-cell office:value-type="float" office:value="0.885865711123" calcext:value-type="float">
            <text:p>0.8859</text:p>
          </table:table-cell>
          <table:table-cell office:value-type="float" office:value="0.887860161212" calcext:value-type="float">
            <text:p>0.8879</text:p>
          </table:table-cell>
          <table:table-cell office:value-type="float" office:value="0.888678078813" calcext:value-type="float">
            <text:p>0.8887</text:p>
          </table:table-cell>
          <table:table-cell office:value-type="float" office:value="0.930225980434" calcext:value-type="float">
            <text:p>0.9302</text:p>
          </table:table-cell>
          <table:table-cell office:value-type="float" office:value="0.93022950292" calcext:value-type="float">
            <text:p>0.9302</text:p>
          </table:table-cell>
          <table:table-cell office:value-type="float" office:value="0.930223332914" calcext:value-type="float">
            <text:p>0.9302</text:p>
          </table:table-cell>
          <table:table-cell office:value-type="float" office:value="0.930223357653" calcext:value-type="float">
            <text:p>0.9302</text:p>
          </table:table-cell>
          <table:table-cell office:value-type="float" office:value="0.930223436401" calcext:value-type="float">
            <text:p>0.9302</text:p>
          </table:table-cell>
          <table:table-cell office:value-type="float" office:value="0.899380342756495" calcext:value-type="float">
            <text:p>0.8994</text:p>
          </table:table-cell>
          <table:table-cell office:value-type="float" office:value="0.899182606869994" calcext:value-type="float">
            <text:p>0.8992</text:p>
          </table:table-cell>
          <table:table-cell office:value-type="float" office:value="0.899030510352874" calcext:value-type="float">
            <text:p>0.8990</text:p>
          </table:table-cell>
          <table:table-cell office:value-type="float" office:value="0.899020820215871" calcext:value-type="float">
            <text:p>0.8990</text:p>
          </table:table-cell>
          <table:table-cell office:value-type="float" office:value="0.898906164491651" calcext:value-type="float">
            <text:p>0.8989</text:p>
          </table:table-cell>
          <table:table-cell office:value-type="float" office:value="0.912329258233539" calcext:value-type="float">
            <text:p>0.9123</text:p>
          </table:table-cell>
          <table:table-cell office:value-type="float" office:value="0.915083878686812" calcext:value-type="float">
            <text:p>0.9151</text:p>
          </table:table-cell>
          <table:table-cell office:value-type="float" office:value="0.9150368529286" calcext:value-type="float">
            <text:p>0.9150</text:p>
          </table:table-cell>
          <table:table-cell office:value-type="float" office:value="0.914974482156235" calcext:value-type="float">
            <text:p>0.9150</text:p>
          </table:table-cell>
          <table:table-cell office:value-type="float" office:value="0.914935583584161" calcext:value-type="float">
            <text:p>0.9149</text:p>
          </table:table-cell>
          <table:table-cell office:value-type="float" office:value="0.929695956991" calcext:value-type="float">
            <text:p>0.9297</text:p>
          </table:table-cell>
          <table:table-cell office:value-type="float" office:value="0.929935306013" calcext:value-type="float">
            <text:p>0.9299</text:p>
          </table:table-cell>
          <table:table-cell office:value-type="float" office:value="0.929930764271" calcext:value-type="float">
            <text:p>0.9299</text:p>
          </table:table-cell>
          <table:table-cell office:value-type="float" office:value="0.929974623096" calcext:value-type="float">
            <text:p>0.9300</text:p>
          </table:table-cell>
          <table:table-cell office:value-type="float" office:value="0.92989086772" calcext:value-type="float">
            <text:p>0.9299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59209726574" calcext:value-type="float">
            <text:p>0.8592</text:p>
          </table:table-cell>
          <table:table-cell office:value-type="float" office:value="0.861548905313" calcext:value-type="float">
            <text:p>0.8615</text:p>
          </table:table-cell>
          <table:table-cell office:value-type="float" office:value="0.859254275507" calcext:value-type="float">
            <text:p>0.8593</text:p>
          </table:table-cell>
          <table:table-cell office:value-type="float" office:value="0.85859961851" calcext:value-type="float">
            <text:p>0.8586</text:p>
          </table:table-cell>
          <table:table-cell office:value-type="float" office:value="0.859443493241" calcext:value-type="float">
            <text:p>0.8594</text:p>
          </table:table-cell>
          <table:table-cell office:value-type="float" office:value="0.907976192743" calcext:value-type="float">
            <text:p>0.9080</text:p>
          </table:table-cell>
          <table:table-cell office:value-type="float" office:value="0.908082612073" calcext:value-type="float">
            <text:p>0.9081</text:p>
          </table:table-cell>
          <table:table-cell office:value-type="float" office:value="0.864897768201" calcext:value-type="float">
            <text:p>0.8649</text:p>
          </table:table-cell>
          <table:table-cell office:value-type="float" office:value="0.864775617903" calcext:value-type="float">
            <text:p>0.8648</text:p>
          </table:table-cell>
          <table:table-cell office:value-type="float" office:value="0.886487696991" calcext:value-type="float">
            <text:p>0.8865</text:p>
          </table:table-cell>
          <table:table-cell office:value-type="float" office:value="0.618756906614" calcext:value-type="float">
            <text:p>0.6188</text:p>
          </table:table-cell>
          <table:table-cell office:value-type="float" office:value="0.75750467096" calcext:value-type="float">
            <text:p>0.7575</text:p>
          </table:table-cell>
          <table:table-cell office:value-type="float" office:value="0.683858074661" calcext:value-type="float">
            <text:p>0.6839</text:p>
          </table:table-cell>
          <table:table-cell office:value-type="float" office:value="0.724825570117" calcext:value-type="float">
            <text:p>0.7248</text:p>
          </table:table-cell>
          <table:table-cell office:value-type="float" office:value="0.668593520286" calcext:value-type="float">
            <text:p>0.6686</text:p>
          </table:table-cell>
          <table:table-cell office:value-type="float" office:value="0.875351918911" calcext:value-type="float">
            <text:p>0.8754</text:p>
          </table:table-cell>
          <table:table-cell office:value-type="float" office:value="0.831043129955" calcext:value-type="float">
            <text:p>0.8310</text:p>
          </table:table-cell>
          <table:table-cell office:value-type="float" office:value="0.81218437461" calcext:value-type="float">
            <text:p>0.8122</text:p>
          </table:table-cell>
          <table:table-cell office:value-type="float" office:value="0.853137453325" calcext:value-type="float">
            <text:p>0.8531</text:p>
          </table:table-cell>
          <table:table-cell office:value-type="float" office:value="0.854598598524" calcext:value-type="float">
            <text:p>0.8546</text:p>
          </table:table-cell>
          <table:table-cell office:value-type="float" office:value="0.87503209713" calcext:value-type="float">
            <text:p>0.8750</text:p>
          </table:table-cell>
          <table:table-cell office:value-type="float" office:value="0.915999766043" calcext:value-type="float">
            <text:p>0.9160</text:p>
          </table:table-cell>
          <table:table-cell office:value-type="float" office:value="0.850645447925" calcext:value-type="float">
            <text:p>0.8506</text:p>
          </table:table-cell>
          <table:table-cell office:value-type="float" office:value="0.894387621206" calcext:value-type="float">
            <text:p>0.8944</text:p>
          </table:table-cell>
          <table:table-cell office:value-type="float" office:value="0.851237928605" calcext:value-type="float">
            <text:p>0.8512</text:p>
          </table:table-cell>
          <table:table-cell office:value-type="float" office:value="0.870242912391" calcext:value-type="float">
            <text:p>0.8702</text:p>
          </table:table-cell>
          <table:table-cell office:value-type="float" office:value="0.826955523166" calcext:value-type="float">
            <text:p>0.8270</text:p>
          </table:table-cell>
          <table:table-cell office:value-type="float" office:value="0.807684410689" calcext:value-type="float">
            <text:p>0.8077</text:p>
          </table:table-cell>
          <table:table-cell office:value-type="float" office:value="0.845927521188" calcext:value-type="float">
            <text:p>0.8459</text:p>
          </table:table-cell>
          <table:table-cell office:value-type="float" office:value="0.84505865525" calcext:value-type="float">
            <text:p>0.8451</text:p>
          </table:table-cell>
          <table:table-cell office:value-type="float" office:value="0.796660349871" calcext:value-type="float">
            <text:p>0.7967</text:p>
          </table:table-cell>
          <table:table-cell office:value-type="float" office:value="0.818913187956" calcext:value-type="float">
            <text:p>0.8189</text:p>
          </table:table-cell>
          <table:table-cell office:value-type="float" office:value="0.907958379195" calcext:value-type="float">
            <text:p>0.9080</text:p>
          </table:table-cell>
          <table:table-cell office:value-type="float" office:value="0.863442448884" calcext:value-type="float">
            <text:p>0.8634</text:p>
          </table:table-cell>
          <table:table-cell office:value-type="float" office:value="0.885705452151" calcext:value-type="float">
            <text:p>0.8857</text:p>
          </table:table-cell>
          <table:table-cell office:value-type="float" office:value="0.792738487699678" calcext:value-type="float">
            <text:p>0.7927</text:p>
          </table:table-cell>
          <table:table-cell office:value-type="float" office:value="0.792272692066911" calcext:value-type="float">
            <text:p>0.7923</text:p>
          </table:table-cell>
          <table:table-cell office:value-type="float" office:value="0.856273141553828" calcext:value-type="float">
            <text:p>0.8563</text:p>
          </table:table-cell>
          <table:table-cell office:value-type="float" office:value="0.898926226626654" calcext:value-type="float">
            <text:p>0.8989</text:p>
          </table:table-cell>
          <table:table-cell office:value-type="float" office:value="0.898898205455688" calcext:value-type="float">
            <text:p>0.8989</text:p>
          </table:table-cell>
          <table:table-cell office:value-type="float" office:value="0.651911555838539" calcext:value-type="float">
            <text:p>0.6519</text:p>
          </table:table-cell>
          <table:table-cell office:value-type="float" office:value="0.673609826664075" calcext:value-type="float">
            <text:p>0.6736</text:p>
          </table:table-cell>
          <table:table-cell office:value-type="float" office:value="0.644143300525889" calcext:value-type="float">
            <text:p>0.6441</text:p>
          </table:table-cell>
          <table:table-cell office:value-type="float" office:value="0.6730278482702" calcext:value-type="float">
            <text:p>0.6730</text:p>
          </table:table-cell>
          <table:table-cell office:value-type="float" office:value="0.702525425026104" calcext:value-type="float">
            <text:p>0.7025</text:p>
          </table:table-cell>
          <table:table-cell office:value-type="float" office:value="0.93065813114" calcext:value-type="float">
            <text:p>0.9307</text:p>
          </table:table-cell>
          <table:table-cell office:value-type="float" office:value="0.930486667571" calcext:value-type="float">
            <text:p>0.9305</text:p>
          </table:table-cell>
          <table:table-cell office:value-type="float" office:value="0.930244087603" calcext:value-type="float">
            <text:p>0.9302</text:p>
          </table:table-cell>
          <table:table-cell office:value-type="float" office:value="0.930024472579" calcext:value-type="float">
            <text:p>0.9300</text:p>
          </table:table-cell>
          <table:table-cell office:value-type="float" office:value="0.93005981082" calcext:value-type="float">
            <text:p>0.9301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6088607866" calcext:value-type="float">
            <text:p>0.9761</text:p>
          </table:table-cell>
          <table:table-cell office:value-type="float" office:value="0.97674180877" calcext:value-type="float">
            <text:p>0.9767</text:p>
          </table:table-cell>
          <table:table-cell office:value-type="float" office:value="0.976591792589" calcext:value-type="float">
            <text:p>0.9766</text:p>
          </table:table-cell>
          <table:table-cell office:value-type="float" office:value="0.97660682344" calcext:value-type="float">
            <text:p>0.9766</text:p>
          </table:table-cell>
          <table:table-cell office:value-type="float" office:value="0.977220213061" calcext:value-type="float">
            <text:p>0.9772</text:p>
          </table:table-cell>
          <table:table-cell office:value-type="float" office:value="0.923733533727" calcext:value-type="float">
            <text:p>0.9237</text:p>
          </table:table-cell>
          <table:table-cell office:value-type="float" office:value="0.923854490249" calcext:value-type="float">
            <text:p>0.9239</text:p>
          </table:table-cell>
          <table:table-cell office:value-type="float" office:value="0.924311737506" calcext:value-type="float">
            <text:p>0.9243</text:p>
          </table:table-cell>
          <table:table-cell office:value-type="float" office:value="0.923593317966" calcext:value-type="float">
            <text:p>0.9236</text:p>
          </table:table-cell>
          <table:table-cell office:value-type="float" office:value="0.92316209369" calcext:value-type="float">
            <text:p>0.9232</text:p>
          </table:table-cell>
          <table:table-cell office:value-type="float" office:value="0.90892005808" calcext:value-type="float">
            <text:p>0.9089</text:p>
          </table:table-cell>
          <table:table-cell office:value-type="float" office:value="0.911821452223" calcext:value-type="float">
            <text:p>0.9118</text:p>
          </table:table-cell>
          <table:table-cell office:value-type="float" office:value="0.915693282963" calcext:value-type="float">
            <text:p>0.9157</text:p>
          </table:table-cell>
          <table:table-cell office:value-type="float" office:value="0.924080152447" calcext:value-type="float">
            <text:p>0.9241</text:p>
          </table:table-cell>
          <table:table-cell office:value-type="float" office:value="0.92721276318" calcext:value-type="float">
            <text:p>0.9272</text:p>
          </table:table-cell>
          <table:table-cell office:value-type="float" office:value="0.979124447184" calcext:value-type="float">
            <text:p>0.9791</text:p>
          </table:table-cell>
          <table:table-cell office:value-type="float" office:value="0.980093614445" calcext:value-type="float">
            <text:p>0.9801</text:p>
          </table:table-cell>
          <table:table-cell office:value-type="float" office:value="0.980913118152" calcext:value-type="float">
            <text:p>0.9809</text:p>
          </table:table-cell>
          <table:table-cell office:value-type="float" office:value="0.981468129551" calcext:value-type="float">
            <text:p>0.9815</text:p>
          </table:table-cell>
          <table:table-cell office:value-type="float" office:value="0.982058595876" calcext:value-type="float">
            <text:p>0.9821</text:p>
          </table:table-cell>
          <table:table-cell office:value-type="float" office:value="0.955812339108" calcext:value-type="float">
            <text:p>0.9558</text:p>
          </table:table-cell>
          <table:table-cell office:value-type="float" office:value="0.959979819986" calcext:value-type="float">
            <text:p>0.9600</text:p>
          </table:table-cell>
          <table:table-cell office:value-type="float" office:value="0.965239737627" calcext:value-type="float">
            <text:p>0.9652</text:p>
          </table:table-cell>
          <table:table-cell office:value-type="float" office:value="0.965480228655" calcext:value-type="float">
            <text:p>0.9655</text:p>
          </table:table-cell>
          <table:table-cell office:value-type="float" office:value="0.966219591096" calcext:value-type="float">
            <text:p>0.9662</text:p>
          </table:table-cell>
          <table:table-cell office:value-type="float" office:value="0.979682173581" calcext:value-type="float">
            <text:p>0.9797</text:p>
          </table:table-cell>
          <table:table-cell office:value-type="float" office:value="0.98105761963" calcext:value-type="float">
            <text:p>0.9811</text:p>
          </table:table-cell>
          <table:table-cell office:value-type="float" office:value="0.982193711295" calcext:value-type="float">
            <text:p>0.9822</text:p>
          </table:table-cell>
          <table:table-cell office:value-type="float" office:value="0.982335045695" calcext:value-type="float">
            <text:p>0.9823</text:p>
          </table:table-cell>
          <table:table-cell office:value-type="float" office:value="0.983023300315" calcext:value-type="float">
            <text:p>0.9830</text:p>
          </table:table-cell>
          <table:table-cell office:value-type="float" office:value="0.953257311454" calcext:value-type="float">
            <text:p>0.9533</text:p>
          </table:table-cell>
          <table:table-cell office:value-type="float" office:value="0.9611510293" calcext:value-type="float">
            <text:p>0.9612</text:p>
          </table:table-cell>
          <table:table-cell office:value-type="float" office:value="0.963822095003" calcext:value-type="float">
            <text:p>0.9638</text:p>
          </table:table-cell>
          <table:table-cell office:value-type="float" office:value="0.964215333232" calcext:value-type="float">
            <text:p>0.9642</text:p>
          </table:table-cell>
          <table:table-cell office:value-type="float" office:value="0.96685730438" calcext:value-type="float">
            <text:p>0.9669</text:p>
          </table:table-cell>
          <table:table-cell office:value-type="float" office:value="0.978485384768096" calcext:value-type="float">
            <text:p>0.9785</text:p>
          </table:table-cell>
          <table:table-cell office:value-type="float" office:value="0.978483063479725" calcext:value-type="float">
            <text:p>0.9785</text:p>
          </table:table-cell>
          <table:table-cell office:value-type="float" office:value="0.978482979105005" calcext:value-type="float">
            <text:p>0.9785</text:p>
          </table:table-cell>
          <table:table-cell office:value-type="float" office:value="0.978483486185652" calcext:value-type="float">
            <text:p>0.9785</text:p>
          </table:table-cell>
          <table:table-cell office:value-type="float" office:value="0.978483171830909" calcext:value-type="float">
            <text:p>0.9785</text:p>
          </table:table-cell>
          <table:table-cell office:value-type="float" office:value="0.985862642533329" calcext:value-type="float">
            <text:p>0.9859</text:p>
          </table:table-cell>
          <table:table-cell office:value-type="float" office:value="0.985890426179359" calcext:value-type="float">
            <text:p>0.9859</text:p>
          </table:table-cell>
          <table:table-cell office:value-type="float" office:value="0.985867660971379" calcext:value-type="float">
            <text:p>0.9859</text:p>
          </table:table-cell>
          <table:table-cell office:value-type="float" office:value="0.985882316972906" calcext:value-type="float">
            <text:p>0.9859</text:p>
          </table:table-cell>
          <table:table-cell office:value-type="float" office:value="0.985852659947058" calcext:value-type="float">
            <text:p>0.9859</text:p>
          </table:table-cell>
          <table:table-cell office:value-type="float" office:value="0.985939985288" calcext:value-type="float">
            <text:p>0.9859</text:p>
          </table:table-cell>
          <table:table-cell office:value-type="float" office:value="0.98593263193" calcext:value-type="float">
            <text:p>0.9859</text:p>
          </table:table-cell>
          <table:table-cell office:value-type="float" office:value="0.985930597638" calcext:value-type="float">
            <text:p>0.9859</text:p>
          </table:table-cell>
          <table:table-cell office:value-type="float" office:value="0.985929374331" calcext:value-type="float">
            <text:p>0.9859</text:p>
          </table:table-cell>
          <table:table-cell office:value-type="float" office:value="0.985927158265" calcext:value-type="float">
            <text:p>0.9859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68542966319" calcext:value-type="float">
            <text:p>0.6685</text:p>
          </table:table-cell>
          <table:table-cell office:value-type="float" office:value="0.665343507115" calcext:value-type="float">
            <text:p>0.6653</text:p>
          </table:table-cell>
          <table:table-cell office:value-type="float" office:value="0.660149395877" calcext:value-type="float">
            <text:p>0.6601</text:p>
          </table:table-cell>
          <table:table-cell office:value-type="float" office:value="0.713225546424" calcext:value-type="float">
            <text:p>0.7132</text:p>
          </table:table-cell>
          <table:table-cell office:value-type="float" office:value="0.691761305611" calcext:value-type="float">
            <text:p>0.6918</text:p>
          </table:table-cell>
          <table:table-cell office:value-type="float" office:value="0.708685275738" calcext:value-type="float">
            <text:p>0.7087</text:p>
          </table:table-cell>
          <table:table-cell office:value-type="float" office:value="0.685709304686" calcext:value-type="float">
            <text:p>0.6857</text:p>
          </table:table-cell>
          <table:table-cell office:value-type="float" office:value="0.652855537678" calcext:value-type="float">
            <text:p>0.6529</text:p>
          </table:table-cell>
          <table:table-cell office:value-type="float" office:value="0.644208299122" calcext:value-type="float">
            <text:p>0.6442</text:p>
          </table:table-cell>
          <table:table-cell office:value-type="float" office:value="0.596258333496" calcext:value-type="float">
            <text:p>0.5963</text:p>
          </table:table-cell>
          <table:table-cell office:value-type="float" office:value="0.551592390243" calcext:value-type="float">
            <text:p>0.5516</text:p>
          </table:table-cell>
          <table:table-cell office:value-type="float" office:value="0.549622484319" calcext:value-type="float">
            <text:p>0.5496</text:p>
          </table:table-cell>
          <table:table-cell office:value-type="float" office:value="0.560833903631" calcext:value-type="float">
            <text:p>0.5608</text:p>
          </table:table-cell>
          <table:table-cell office:value-type="float" office:value="0.524621818214" calcext:value-type="float">
            <text:p>0.5246</text:p>
          </table:table-cell>
          <table:table-cell office:value-type="float" office:value="0.570484077822" calcext:value-type="float">
            <text:p>0.5705</text:p>
          </table:table-cell>
          <table:table-cell office:value-type="float" office:value="0.69947430875" calcext:value-type="float">
            <text:p>0.6995</text:p>
          </table:table-cell>
          <table:table-cell office:value-type="float" office:value="0.7101296623" calcext:value-type="float">
            <text:p>0.7101</text:p>
          </table:table-cell>
          <table:table-cell office:value-type="float" office:value="0.67571171053" calcext:value-type="float">
            <text:p>0.6757</text:p>
          </table:table-cell>
          <table:table-cell office:value-type="float" office:value="0.68863933424" calcext:value-type="float">
            <text:p>0.6886</text:p>
          </table:table-cell>
          <table:table-cell office:value-type="float" office:value="0.695186155045" calcext:value-type="float">
            <text:p>0.6952</text:p>
          </table:table-cell>
          <table:table-cell office:value-type="float" office:value="0.591144224227" calcext:value-type="float">
            <text:p>0.5911</text:p>
          </table:table-cell>
          <table:table-cell office:value-type="float" office:value="0.616297393554" calcext:value-type="float">
            <text:p>0.6163</text:p>
          </table:table-cell>
          <table:table-cell office:value-type="float" office:value="0.596969193918" calcext:value-type="float">
            <text:p>0.5970</text:p>
          </table:table-cell>
          <table:table-cell office:value-type="float" office:value="0.624310721019" calcext:value-type="float">
            <text:p>0.6243</text:p>
          </table:table-cell>
          <table:table-cell office:value-type="float" office:value="0.601591530206" calcext:value-type="float">
            <text:p>0.6016</text:p>
          </table:table-cell>
          <table:table-cell office:value-type="float" office:value="0.681410937964" calcext:value-type="float">
            <text:p>0.6814</text:p>
          </table:table-cell>
          <table:table-cell office:value-type="float" office:value="0.712458120641" calcext:value-type="float">
            <text:p>0.7125</text:p>
          </table:table-cell>
          <table:table-cell office:value-type="float" office:value="0.694667091552" calcext:value-type="float">
            <text:p>0.6947</text:p>
          </table:table-cell>
          <table:table-cell office:value-type="float" office:value="0.668034836692" calcext:value-type="float">
            <text:p>0.6680</text:p>
          </table:table-cell>
          <table:table-cell office:value-type="float" office:value="0.69755861707" calcext:value-type="float">
            <text:p>0.6976</text:p>
          </table:table-cell>
          <table:table-cell office:value-type="float" office:value="0.619527082692" calcext:value-type="float">
            <text:p>0.6195</text:p>
          </table:table-cell>
          <table:table-cell office:value-type="float" office:value="0.647849685049" calcext:value-type="float">
            <text:p>0.6478</text:p>
          </table:table-cell>
          <table:table-cell office:value-type="float" office:value="0.620000143585" calcext:value-type="float">
            <text:p>0.6200</text:p>
          </table:table-cell>
          <table:table-cell office:value-type="float" office:value="0.639790483566" calcext:value-type="float">
            <text:p>0.6398</text:p>
          </table:table-cell>
          <table:table-cell office:value-type="float" office:value="0.626269599494" calcext:value-type="float">
            <text:p>0.6263</text:p>
          </table:table-cell>
          <table:table-cell office:value-type="float" office:value="0.962174125152643" calcext:value-type="float">
            <text:p>0.9622</text:p>
          </table:table-cell>
          <table:table-cell office:value-type="float" office:value="0.978483525253947" calcext:value-type="float">
            <text:p>0.9785</text:p>
          </table:table-cell>
          <table:table-cell office:value-type="float" office:value="0.978482368379687" calcext:value-type="float">
            <text:p>0.9785</text:p>
          </table:table-cell>
          <table:table-cell office:value-type="float" office:value="0.978482624602682" calcext:value-type="float">
            <text:p>0.9785</text:p>
          </table:table-cell>
          <table:table-cell office:value-type="float" office:value="0.978482556124649" calcext:value-type="float">
            <text:p>0.9785</text:p>
          </table:table-cell>
          <table:table-cell office:value-type="float" office:value="0.774884878103634" calcext:value-type="float">
            <text:p>0.7749</text:p>
          </table:table-cell>
          <table:table-cell office:value-type="float" office:value="0.730623751948935" calcext:value-type="float">
            <text:p>0.7306</text:p>
          </table:table-cell>
          <table:table-cell office:value-type="float" office:value="0.671158634504601" calcext:value-type="float">
            <text:p>0.6712</text:p>
          </table:table-cell>
          <table:table-cell office:value-type="float" office:value="0.705045799449075" calcext:value-type="float">
            <text:p>0.7050</text:p>
          </table:table-cell>
          <table:table-cell office:value-type="float" office:value="0.677454976209936" calcext:value-type="float">
            <text:p>0.6775</text:p>
          </table:table-cell>
          <table:table-cell office:value-type="float" office:value="0.985838513001" calcext:value-type="float">
            <text:p>0.9858</text:p>
          </table:table-cell>
          <table:table-cell office:value-type="float" office:value="0.985940778155" calcext:value-type="float">
            <text:p>0.9859</text:p>
          </table:table-cell>
          <table:table-cell office:value-type="float" office:value="0.985934786229" calcext:value-type="float">
            <text:p>0.9859</text:p>
          </table:table-cell>
          <table:table-cell office:value-type="float" office:value="0.985927660121" calcext:value-type="float">
            <text:p>0.9859</text:p>
          </table:table-cell>
          <table:table-cell office:value-type="float" office:value="0.985933683233" calcext:value-type="float">
            <text:p>0.9859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38476533105" calcext:value-type="float">
            <text:p>0.9385</text:p>
          </table:table-cell>
          <table:table-cell office:value-type="float" office:value="0.939568785302" calcext:value-type="float">
            <text:p>0.9396</text:p>
          </table:table-cell>
          <table:table-cell office:value-type="float" office:value="0.940323322204" calcext:value-type="float">
            <text:p>0.9403</text:p>
          </table:table-cell>
          <table:table-cell office:value-type="float" office:value="0.940824012834" calcext:value-type="float">
            <text:p>0.9408</text:p>
          </table:table-cell>
          <table:table-cell office:value-type="float" office:value="0.939594531034" calcext:value-type="float">
            <text:p>0.9396</text:p>
          </table:table-cell>
          <table:table-cell office:value-type="float" office:value="0.930698620243" calcext:value-type="float">
            <text:p>0.9307</text:p>
          </table:table-cell>
          <table:table-cell office:value-type="float" office:value="0.932720624548" calcext:value-type="float">
            <text:p>0.9327</text:p>
          </table:table-cell>
          <table:table-cell office:value-type="float" office:value="0.93383798686" calcext:value-type="float">
            <text:p>0.9338</text:p>
          </table:table-cell>
          <table:table-cell office:value-type="float" office:value="0.934424907075" calcext:value-type="float">
            <text:p>0.9344</text:p>
          </table:table-cell>
          <table:table-cell office:value-type="float" office:value="0.934675640912" calcext:value-type="float">
            <text:p>0.9347</text:p>
          </table:table-cell>
          <table:table-cell office:value-type="float" office:value="0.890505936949" calcext:value-type="float">
            <text:p>0.8905</text:p>
          </table:table-cell>
          <table:table-cell office:value-type="float" office:value="0.890754684107" calcext:value-type="float">
            <text:p>0.8908</text:p>
          </table:table-cell>
          <table:table-cell office:value-type="float" office:value="0.890773072234" calcext:value-type="float">
            <text:p>0.8908</text:p>
          </table:table-cell>
          <table:table-cell office:value-type="float" office:value="0.890919037595" calcext:value-type="float">
            <text:p>0.8909</text:p>
          </table:table-cell>
          <table:table-cell office:value-type="float" office:value="0.890767660289" calcext:value-type="float">
            <text:p>0.8908</text:p>
          </table:table-cell>
          <table:table-cell office:value-type="float" office:value="0.928868108518" calcext:value-type="float">
            <text:p>0.9289</text:p>
          </table:table-cell>
          <table:table-cell office:value-type="float" office:value="0.929353299214" calcext:value-type="float">
            <text:p>0.9294</text:p>
          </table:table-cell>
          <table:table-cell office:value-type="float" office:value="0.928311058018" calcext:value-type="float">
            <text:p>0.9283</text:p>
          </table:table-cell>
          <table:table-cell office:value-type="float" office:value="0.928762867027" calcext:value-type="float">
            <text:p>0.9288</text:p>
          </table:table-cell>
          <table:table-cell office:value-type="float" office:value="0.932915580091" calcext:value-type="float">
            <text:p>0.9329</text:p>
          </table:table-cell>
          <table:table-cell office:value-type="float" office:value="0.922152599739" calcext:value-type="float">
            <text:p>0.9222</text:p>
          </table:table-cell>
          <table:table-cell office:value-type="float" office:value="0.926015284431" calcext:value-type="float">
            <text:p>0.9260</text:p>
          </table:table-cell>
          <table:table-cell office:value-type="float" office:value="0.929173311508" calcext:value-type="float">
            <text:p>0.9292</text:p>
          </table:table-cell>
          <table:table-cell office:value-type="float" office:value="0.929231409728" calcext:value-type="float">
            <text:p>0.9292</text:p>
          </table:table-cell>
          <table:table-cell office:value-type="float" office:value="0.930329224598" calcext:value-type="float">
            <text:p>0.9303</text:p>
          </table:table-cell>
          <table:table-cell office:value-type="float" office:value="0.920320776162" calcext:value-type="float">
            <text:p>0.9203</text:p>
          </table:table-cell>
          <table:table-cell office:value-type="float" office:value="0.925618498338" calcext:value-type="float">
            <text:p>0.9256</text:p>
          </table:table-cell>
          <table:table-cell office:value-type="float" office:value="0.920965367747" calcext:value-type="float">
            <text:p>0.9210</text:p>
          </table:table-cell>
          <table:table-cell office:value-type="float" office:value="0.923809883317" calcext:value-type="float">
            <text:p>0.9238</text:p>
          </table:table-cell>
          <table:table-cell office:value-type="float" office:value="0.926243585678" calcext:value-type="float">
            <text:p>0.9262</text:p>
          </table:table-cell>
          <table:table-cell office:value-type="float" office:value="0.927470632931" calcext:value-type="float">
            <text:p>0.9275</text:p>
          </table:table-cell>
          <table:table-cell office:value-type="float" office:value="0.932703513881" calcext:value-type="float">
            <text:p>0.9327</text:p>
          </table:table-cell>
          <table:table-cell office:value-type="float" office:value="0.934399559336" calcext:value-type="float">
            <text:p>0.9344</text:p>
          </table:table-cell>
          <table:table-cell office:value-type="float" office:value="0.933652441505" calcext:value-type="float">
            <text:p>0.9337</text:p>
          </table:table-cell>
          <table:table-cell office:value-type="float" office:value="0.935208096951" calcext:value-type="float">
            <text:p>0.9352</text:p>
          </table:table-cell>
          <table:table-cell office:value-type="float" office:value="0.914038693832753" calcext:value-type="float">
            <text:p>0.9140</text:p>
          </table:table-cell>
          <table:table-cell office:value-type="float" office:value="0.913988136731836" calcext:value-type="float">
            <text:p>0.9140</text:p>
          </table:table-cell>
          <table:table-cell office:value-type="float" office:value="0.913979690805949" calcext:value-type="float">
            <text:p>0.9140</text:p>
          </table:table-cell>
          <table:table-cell office:value-type="float" office:value="0.913973244822122" calcext:value-type="float">
            <text:p>0.9140</text:p>
          </table:table-cell>
          <table:table-cell office:value-type="float" office:value="0.913995106877188" calcext:value-type="float">
            <text:p>0.9140</text:p>
          </table:table-cell>
          <table:table-cell office:value-type="float" office:value="0.852002720721307" calcext:value-type="float">
            <text:p>0.8520</text:p>
          </table:table-cell>
          <table:table-cell office:value-type="float" office:value="0.848668649962503" calcext:value-type="float">
            <text:p>0.8487</text:p>
          </table:table-cell>
          <table:table-cell office:value-type="float" office:value="0.858880832163736" calcext:value-type="float">
            <text:p>0.8589</text:p>
          </table:table-cell>
          <table:table-cell office:value-type="float" office:value="0.860516274729191" calcext:value-type="float">
            <text:p>0.8605</text:p>
          </table:table-cell>
          <table:table-cell office:value-type="float" office:value="0.860179421666479" calcext:value-type="float">
            <text:p>0.8602</text:p>
          </table:table-cell>
          <table:table-cell office:value-type="float" office:value="0.965271665791" calcext:value-type="float">
            <text:p>0.9653</text:p>
          </table:table-cell>
          <table:table-cell office:value-type="float" office:value="0.964810160423" calcext:value-type="float">
            <text:p>0.9648</text:p>
          </table:table-cell>
          <table:table-cell office:value-type="float" office:value="0.964938021243" calcext:value-type="float">
            <text:p>0.9649</text:p>
          </table:table-cell>
          <table:table-cell office:value-type="float" office:value="0.964767742855" calcext:value-type="float">
            <text:p>0.9648</text:p>
          </table:table-cell>
          <table:table-cell office:value-type="float" office:value="0.964420299768" calcext:value-type="float">
            <text:p>0.9644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87107097213" calcext:value-type="float">
            <text:p>0.7871</text:p>
          </table:table-cell>
          <table:table-cell office:value-type="float" office:value="0.740500539451" calcext:value-type="float">
            <text:p>0.7405</text:p>
          </table:table-cell>
          <table:table-cell office:value-type="float" office:value="0.69896760175" calcext:value-type="float">
            <text:p>0.6990</text:p>
          </table:table-cell>
          <table:table-cell office:value-type="float" office:value="0.620348806287" calcext:value-type="float">
            <text:p>0.6203</text:p>
          </table:table-cell>
          <table:table-cell office:value-type="float" office:value="0.575071244056" calcext:value-type="float">
            <text:p>0.5751</text:p>
          </table:table-cell>
          <table:table-cell office:value-type="float" office:value="0.770117313648" calcext:value-type="float">
            <text:p>0.7701</text:p>
          </table:table-cell>
          <table:table-cell office:value-type="float" office:value="0.70822209937" calcext:value-type="float">
            <text:p>0.7082</text:p>
          </table:table-cell>
          <table:table-cell office:value-type="float" office:value="0.646443949697" calcext:value-type="float">
            <text:p>0.6464</text:p>
          </table:table-cell>
          <table:table-cell office:value-type="float" office:value="0.566214202386" calcext:value-type="float">
            <text:p>0.5662</text:p>
          </table:table-cell>
          <table:table-cell office:value-type="float" office:value="0.546222887885" calcext:value-type="float">
            <text:p>0.5462</text:p>
          </table:table-cell>
          <table:table-cell office:value-type="float" office:value="0.682173812863" calcext:value-type="float">
            <text:p>0.6822</text:p>
          </table:table-cell>
          <table:table-cell office:value-type="float" office:value="0.662260375275" calcext:value-type="float">
            <text:p>0.6623</text:p>
          </table:table-cell>
          <table:table-cell office:value-type="float" office:value="0.654929365787" calcext:value-type="float">
            <text:p>0.6549</text:p>
          </table:table-cell>
          <table:table-cell office:value-type="float" office:value="0.626142940622" calcext:value-type="float">
            <text:p>0.6261</text:p>
          </table:table-cell>
          <table:table-cell office:value-type="float" office:value="0.579070178329" calcext:value-type="float">
            <text:p>0.5791</text:p>
          </table:table-cell>
          <table:table-cell office:value-type="float" office:value="0.682146860673" calcext:value-type="float">
            <text:p>0.6821</text:p>
          </table:table-cell>
          <table:table-cell office:value-type="float" office:value="0.561026024318" calcext:value-type="float">
            <text:p>0.5610</text:p>
          </table:table-cell>
          <table:table-cell office:value-type="float" office:value="0.519984403252" calcext:value-type="float">
            <text:p>0.5200</text:p>
          </table:table-cell>
          <table:table-cell office:value-type="float" office:value="0.44517586001" calcext:value-type="float">
            <text:p>0.4452</text:p>
          </table:table-cell>
          <table:table-cell office:value-type="float" office:value="0.351602750299" calcext:value-type="float">
            <text:p>0.3516</text:p>
          </table:table-cell>
          <table:table-cell office:value-type="float" office:value="0.553429154915" calcext:value-type="float">
            <text:p>0.5534</text:p>
          </table:table-cell>
          <table:table-cell office:value-type="float" office:value="0.557506124903" calcext:value-type="float">
            <text:p>0.5575</text:p>
          </table:table-cell>
          <table:table-cell office:value-type="float" office:value="0.564259584007" calcext:value-type="float">
            <text:p>0.5643</text:p>
          </table:table-cell>
          <table:table-cell office:value-type="float" office:value="0.559164918672" calcext:value-type="float">
            <text:p>0.5592</text:p>
          </table:table-cell>
          <table:table-cell office:value-type="float" office:value="0.558211207634" calcext:value-type="float">
            <text:p>0.5582</text:p>
          </table:table-cell>
          <table:table-cell office:value-type="float" office:value="0.577953060623" calcext:value-type="float">
            <text:p>0.5780</text:p>
          </table:table-cell>
          <table:table-cell office:value-type="float" office:value="0.498961716662" calcext:value-type="float">
            <text:p>0.4990</text:p>
          </table:table-cell>
          <table:table-cell office:value-type="float" office:value="0.488224174593" calcext:value-type="float">
            <text:p>0.4882</text:p>
          </table:table-cell>
          <table:table-cell office:value-type="float" office:value="0.454255075014" calcext:value-type="float">
            <text:p>0.4543</text:p>
          </table:table-cell>
          <table:table-cell office:value-type="float" office:value="0.399050953271" calcext:value-type="float">
            <text:p>0.3991</text:p>
          </table:table-cell>
          <table:table-cell office:value-type="float" office:value="0.564532097896" calcext:value-type="float">
            <text:p>0.5645</text:p>
          </table:table-cell>
          <table:table-cell office:value-type="float" office:value="0.578228807959" calcext:value-type="float">
            <text:p>0.5782</text:p>
          </table:table-cell>
          <table:table-cell office:value-type="float" office:value="0.566085103405" calcext:value-type="float">
            <text:p>0.5661</text:p>
          </table:table-cell>
          <table:table-cell office:value-type="float" office:value="0.573620633358" calcext:value-type="float">
            <text:p>0.5736</text:p>
          </table:table-cell>
          <table:table-cell office:value-type="float" office:value="0.562677441351" calcext:value-type="float">
            <text:p>0.5627</text:p>
          </table:table-cell>
          <table:table-cell office:value-type="float" office:value="0.776623331324997" calcext:value-type="float">
            <text:p>0.7766</text:p>
          </table:table-cell>
          <table:table-cell office:value-type="float" office:value="0.766304933883346" calcext:value-type="float">
            <text:p>0.7663</text:p>
          </table:table-cell>
          <table:table-cell office:value-type="float" office:value="0.756805021478202" calcext:value-type="float">
            <text:p>0.7568</text:p>
          </table:table-cell>
          <table:table-cell office:value-type="float" office:value="0.77816731769135" calcext:value-type="float">
            <text:p>0.7782</text:p>
          </table:table-cell>
          <table:table-cell office:value-type="float" office:value="0.778410420749254" calcext:value-type="float">
            <text:p>0.7784</text:p>
          </table:table-cell>
          <table:table-cell office:value-type="float" office:value="0.85289197543577" calcext:value-type="float">
            <text:p>0.8529</text:p>
          </table:table-cell>
          <table:table-cell office:value-type="float" office:value="0.768311634867799" calcext:value-type="float">
            <text:p>0.7683</text:p>
          </table:table-cell>
          <table:table-cell office:value-type="float" office:value="0.74095244328458" calcext:value-type="float">
            <text:p>0.7410</text:p>
          </table:table-cell>
          <table:table-cell office:value-type="float" office:value="0.674723675557945" calcext:value-type="float">
            <text:p>0.6747</text:p>
          </table:table-cell>
          <table:table-cell office:value-type="float" office:value="0.640755845766228" calcext:value-type="float">
            <text:p>0.6408</text:p>
          </table:table-cell>
          <table:table-cell office:value-type="float" office:value="0.924210283739" calcext:value-type="float">
            <text:p>0.9242</text:p>
          </table:table-cell>
          <table:table-cell office:value-type="float" office:value="0.917671838043" calcext:value-type="float">
            <text:p>0.9177</text:p>
          </table:table-cell>
          <table:table-cell office:value-type="float" office:value="0.893176555975" calcext:value-type="float">
            <text:p>0.8932</text:p>
          </table:table-cell>
          <table:table-cell office:value-type="float" office:value="0.86677851679" calcext:value-type="float">
            <text:p>0.8668</text:p>
          </table:table-cell>
          <table:table-cell office:value-type="float" office:value="0.794687877108" calcext:value-type="float">
            <text:p>0.7947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03542657028" calcext:value-type="float">
            <text:p>0.9035</text:p>
          </table:table-cell>
          <table:table-cell office:value-type="float" office:value="0.848994200889" calcext:value-type="float">
            <text:p>0.8490</text:p>
          </table:table-cell>
          <table:table-cell office:value-type="float" office:value="0.78417780638" calcext:value-type="float">
            <text:p>0.7842</text:p>
          </table:table-cell>
          <table:table-cell office:value-type="float" office:value="0.654787724678" calcext:value-type="float">
            <text:p>0.6548</text:p>
          </table:table-cell>
          <table:table-cell office:value-type="float" office:value="0.46835889651" calcext:value-type="float">
            <text:p>0.4684</text:p>
          </table:table-cell>
          <table:table-cell office:value-type="float" office:value="0.861171548222" calcext:value-type="float">
            <text:p>0.8612</text:p>
          </table:table-cell>
          <table:table-cell office:value-type="float" office:value="0.891618527391" calcext:value-type="float">
            <text:p>0.8916</text:p>
          </table:table-cell>
          <table:table-cell office:value-type="float" office:value="0.847115492863" calcext:value-type="float">
            <text:p>0.8471</text:p>
          </table:table-cell>
          <table:table-cell office:value-type="float" office:value="0.808223875719" calcext:value-type="float">
            <text:p>0.8082</text:p>
          </table:table-cell>
          <table:table-cell office:value-type="float" office:value="0.724820366528" calcext:value-type="float">
            <text:p>0.7248</text:p>
          </table:table-cell>
          <table:table-cell office:value-type="float" office:value="0.805756624054" calcext:value-type="float">
            <text:p>0.8058</text:p>
          </table:table-cell>
          <table:table-cell office:value-type="float" office:value="0.797817181013" calcext:value-type="float">
            <text:p>0.7978</text:p>
          </table:table-cell>
          <table:table-cell office:value-type="float" office:value="0.771513848694" calcext:value-type="float">
            <text:p>0.7715</text:p>
          </table:table-cell>
          <table:table-cell office:value-type="float" office:value="0.736743002144" calcext:value-type="float">
            <text:p>0.7367</text:p>
          </table:table-cell>
          <table:table-cell office:value-type="float" office:value="0.724264738686" calcext:value-type="float">
            <text:p>0.7243</text:p>
          </table:table-cell>
          <table:table-cell office:value-type="float" office:value="0.804653337905" calcext:value-type="float">
            <text:p>0.8047</text:p>
          </table:table-cell>
          <table:table-cell office:value-type="float" office:value="0.764040416645" calcext:value-type="float">
            <text:p>0.7640</text:p>
          </table:table-cell>
          <table:table-cell office:value-type="float" office:value="0.703375659373" calcext:value-type="float">
            <text:p>0.7034</text:p>
          </table:table-cell>
          <table:table-cell office:value-type="float" office:value="0.663376446071" calcext:value-type="float">
            <text:p>0.6634</text:p>
          </table:table-cell>
          <table:table-cell office:value-type="float" office:value="0.496701014844" calcext:value-type="float">
            <text:p>0.4967</text:p>
          </table:table-cell>
          <table:table-cell office:value-type="float" office:value="0.844244523526" calcext:value-type="float">
            <text:p>0.8442</text:p>
          </table:table-cell>
          <table:table-cell office:value-type="float" office:value="0.827639761611" calcext:value-type="float">
            <text:p>0.8276</text:p>
          </table:table-cell>
          <table:table-cell office:value-type="float" office:value="0.811552431969" calcext:value-type="float">
            <text:p>0.8116</text:p>
          </table:table-cell>
          <table:table-cell office:value-type="float" office:value="0.796166171221" calcext:value-type="float">
            <text:p>0.7962</text:p>
          </table:table-cell>
          <table:table-cell office:value-type="float" office:value="0.699780944549" calcext:value-type="float">
            <text:p>0.6998</text:p>
          </table:table-cell>
          <table:table-cell office:value-type="float" office:value="0.755182205684" calcext:value-type="float">
            <text:p>0.7552</text:p>
          </table:table-cell>
          <table:table-cell office:value-type="float" office:value="0.728669871887" calcext:value-type="float">
            <text:p>0.7287</text:p>
          </table:table-cell>
          <table:table-cell office:value-type="float" office:value="0.692925072859" calcext:value-type="float">
            <text:p>0.6929</text:p>
          </table:table-cell>
          <table:table-cell office:value-type="float" office:value="0.624358804106" calcext:value-type="float">
            <text:p>0.6244</text:p>
          </table:table-cell>
          <table:table-cell office:value-type="float" office:value="0.459882187811" calcext:value-type="float">
            <text:p>0.4599</text:p>
          </table:table-cell>
          <table:table-cell office:value-type="float" office:value="0.746584571381" calcext:value-type="float">
            <text:p>0.7466</text:p>
          </table:table-cell>
          <table:table-cell office:value-type="float" office:value="0.801264125089" calcext:value-type="float">
            <text:p>0.8013</text:p>
          </table:table-cell>
          <table:table-cell office:value-type="float" office:value="0.756408910342" calcext:value-type="float">
            <text:p>0.7564</text:p>
          </table:table-cell>
          <table:table-cell office:value-type="float" office:value="0.7585686964" calcext:value-type="float">
            <text:p>0.7586</text:p>
          </table:table-cell>
          <table:table-cell office:value-type="float" office:value="0.710478999923" calcext:value-type="float">
            <text:p>0.7105</text:p>
          </table:table-cell>
          <table:table-cell office:value-type="float" office:value="0.790428033546612" calcext:value-type="float">
            <text:p>0.7904</text:p>
          </table:table-cell>
          <table:table-cell office:value-type="float" office:value="0.782979356139762" calcext:value-type="float">
            <text:p>0.7830</text:p>
          </table:table-cell>
          <table:table-cell office:value-type="float" office:value="0.784650647466208" calcext:value-type="float">
            <text:p>0.7847</text:p>
          </table:table-cell>
          <table:table-cell office:value-type="float" office:value="0.769570280848804" calcext:value-type="float">
            <text:p>0.7696</text:p>
          </table:table-cell>
          <table:table-cell office:value-type="float" office:value="0.7923824165176" calcext:value-type="float">
            <text:p>0.7924</text:p>
          </table:table-cell>
          <table:table-cell office:value-type="float" office:value="0.84367197713656" calcext:value-type="float">
            <text:p>0.8437</text:p>
          </table:table-cell>
          <table:table-cell office:value-type="float" office:value="0.807844215569055" calcext:value-type="float">
            <text:p>0.8078</text:p>
          </table:table-cell>
          <table:table-cell office:value-type="float" office:value="0.830924556342399" calcext:value-type="float">
            <text:p>0.8309</text:p>
          </table:table-cell>
          <table:table-cell office:value-type="float" office:value="0.800092037261475" calcext:value-type="float">
            <text:p>0.8001</text:p>
          </table:table-cell>
          <table:table-cell office:value-type="float" office:value="0.767387433695722" calcext:value-type="float">
            <text:p>0.7674</text:p>
          </table:table-cell>
          <table:table-cell office:value-type="float" office:value="0.968109656637" calcext:value-type="float">
            <text:p>0.9681</text:p>
          </table:table-cell>
          <table:table-cell office:value-type="float" office:value="0.961825671308" calcext:value-type="float">
            <text:p>0.9618</text:p>
          </table:table-cell>
          <table:table-cell office:value-type="float" office:value="0.959668105537" calcext:value-type="float">
            <text:p>0.9597</text:p>
          </table:table-cell>
          <table:table-cell office:value-type="float" office:value="0.929070763904" calcext:value-type="float">
            <text:p>0.9291</text:p>
          </table:table-cell>
          <table:table-cell office:value-type="float" office:value="0.880033171935" calcext:value-type="float">
            <text:p>0.8800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3259106042" calcext:value-type="float">
            <text:p>0.2326</text:p>
          </table:table-cell>
          <table:table-cell office:value-type="float" office:value="0.177340568831" calcext:value-type="float">
            <text:p>0.1773</text:p>
          </table:table-cell>
          <table:table-cell office:value-type="float" office:value="0.121662352611" calcext:value-type="float">
            <text:p>0.1217</text:p>
          </table:table-cell>
          <table:table-cell office:value-type="float" office:value="0.0580015895623" calcext:value-type="float">
            <text:p>0.0580</text:p>
          </table:table-cell>
          <table:table-cell office:value-type="float" office:value="0.00624582507961" calcext:value-type="float">
            <text:p>0.0062</text:p>
          </table:table-cell>
          <table:table-cell office:value-type="float" office:value="0.281910249964" calcext:value-type="float">
            <text:p>0.2819</text:p>
          </table:table-cell>
          <table:table-cell office:value-type="float" office:value="0.262824388788" calcext:value-type="float">
            <text:p>0.2628</text:p>
          </table:table-cell>
          <table:table-cell office:value-type="float" office:value="0.280251451088" calcext:value-type="float">
            <text:p>0.2803</text:p>
          </table:table-cell>
          <table:table-cell office:value-type="float" office:value="0.297868787591" calcext:value-type="float">
            <text:p>0.2979</text:p>
          </table:table-cell>
          <table:table-cell office:value-type="float" office:value="0.262949692521" calcext:value-type="float">
            <text:p>0.2629</text:p>
          </table:table-cell>
          <table:table-cell office:value-type="float" office:value="0.211875731476" calcext:value-type="float">
            <text:p>0.2119</text:p>
          </table:table-cell>
          <table:table-cell office:value-type="float" office:value="0.196695159726" calcext:value-type="float">
            <text:p>0.1967</text:p>
          </table:table-cell>
          <table:table-cell office:value-type="float" office:value="0.208375309668" calcext:value-type="float">
            <text:p>0.2084</text:p>
          </table:table-cell>
          <table:table-cell office:value-type="float" office:value="0.177121016279" calcext:value-type="float">
            <text:p>0.1771</text:p>
          </table:table-cell>
          <table:table-cell office:value-type="float" office:value="0.215351668628" calcext:value-type="float">
            <text:p>0.2154</text:p>
          </table:table-cell>
          <table:table-cell office:value-type="float" office:value="0.233306409565" calcext:value-type="float">
            <text:p>0.2333</text:p>
          </table:table-cell>
          <table:table-cell office:value-type="float" office:value="0.152336907321" calcext:value-type="float">
            <text:p>0.1523</text:p>
          </table:table-cell>
          <table:table-cell office:value-type="float" office:value="0.142473842568" calcext:value-type="float">
            <text:p>0.1425</text:p>
          </table:table-cell>
          <table:table-cell office:value-type="float" office:value="0.0519816464353" calcext:value-type="float">
            <text:p>0.0520</text:p>
          </table:table-cell>
          <table:table-cell office:value-type="float" office:value="0.00410453942915" calcext:value-type="float">
            <text:p>0.0041</text:p>
          </table:table-cell>
          <table:table-cell office:value-type="float" office:value="0.254320177067" calcext:value-type="float">
            <text:p>0.2543</text:p>
          </table:table-cell>
          <table:table-cell office:value-type="float" office:value="0.28272318238" calcext:value-type="float">
            <text:p>0.2827</text:p>
          </table:table-cell>
          <table:table-cell office:value-type="float" office:value="0.248504043464" calcext:value-type="float">
            <text:p>0.2485</text:p>
          </table:table-cell>
          <table:table-cell office:value-type="float" office:value="0.22494596759" calcext:value-type="float">
            <text:p>0.2249</text:p>
          </table:table-cell>
          <table:table-cell office:value-type="float" office:value="0.2896252554" calcext:value-type="float">
            <text:p>0.2896</text:p>
          </table:table-cell>
          <table:table-cell office:value-type="float" office:value="0.246430354053" calcext:value-type="float">
            <text:p>0.2464</text:p>
          </table:table-cell>
          <table:table-cell office:value-type="float" office:value="0.204217705073" calcext:value-type="float">
            <text:p>0.2042</text:p>
          </table:table-cell>
          <table:table-cell office:value-type="float" office:value="0.152811995789" calcext:value-type="float">
            <text:p>0.1528</text:p>
          </table:table-cell>
          <table:table-cell office:value-type="float" office:value="0.0901381948723" calcext:value-type="float">
            <text:p>0.0901</text:p>
          </table:table-cell>
          <table:table-cell office:value-type="float" office:value="0.0212472843432" calcext:value-type="float">
            <text:p>0.0212</text:p>
          </table:table-cell>
          <table:table-cell office:value-type="float" office:value="0.27605982083" calcext:value-type="float">
            <text:p>0.2761</text:p>
          </table:table-cell>
          <table:table-cell office:value-type="float" office:value="0.248183232604" calcext:value-type="float">
            <text:p>0.2482</text:p>
          </table:table-cell>
          <table:table-cell office:value-type="float" office:value="0.262029787172" calcext:value-type="float">
            <text:p>0.2620</text:p>
          </table:table-cell>
          <table:table-cell office:value-type="float" office:value="0.261369284102" calcext:value-type="float">
            <text:p>0.2614</text:p>
          </table:table-cell>
          <table:table-cell office:value-type="float" office:value="0.313459051243" calcext:value-type="float">
            <text:p>0.3135</text:p>
          </table:table-cell>
          <table:table-cell office:value-type="float" office:value="0.232384961947304" calcext:value-type="float">
            <text:p>0.2324</text:p>
          </table:table-cell>
          <table:table-cell office:value-type="float" office:value="0.276772213776669" calcext:value-type="float">
            <text:p>0.2768</text:p>
          </table:table-cell>
          <table:table-cell office:value-type="float" office:value="0.25986686304341" calcext:value-type="float">
            <text:p>0.2599</text:p>
          </table:table-cell>
          <table:table-cell office:value-type="float" office:value="0.261693930344896" calcext:value-type="float">
            <text:p>0.2617</text:p>
          </table:table-cell>
          <table:table-cell office:value-type="float" office:value="0.308507571431347" calcext:value-type="float">
            <text:p>0.3085</text:p>
          </table:table-cell>
          <table:table-cell office:value-type="float" office:value="0.267743124521037" calcext:value-type="float">
            <text:p>0.2677</text:p>
          </table:table-cell>
          <table:table-cell office:value-type="float" office:value="0.331374505395706" calcext:value-type="float">
            <text:p>0.3314</text:p>
          </table:table-cell>
          <table:table-cell office:value-type="float" office:value="0.26242576278136" calcext:value-type="float">
            <text:p>0.2624</text:p>
          </table:table-cell>
          <table:table-cell office:value-type="float" office:value="0.289093531781166" calcext:value-type="float">
            <text:p>0.2891</text:p>
          </table:table-cell>
          <table:table-cell office:value-type="float" office:value="0.307870190213443" calcext:value-type="float">
            <text:p>0.3079</text:p>
          </table:table-cell>
          <table:table-cell office:value-type="float" office:value="0.655220410456" calcext:value-type="float">
            <text:p>0.6552</text:p>
          </table:table-cell>
          <table:table-cell office:value-type="float" office:value="0.601837510555" calcext:value-type="float">
            <text:p>0.6018</text:p>
          </table:table-cell>
          <table:table-cell office:value-type="float" office:value="0.551127581208" calcext:value-type="float">
            <text:p>0.5511</text:p>
          </table:table-cell>
          <table:table-cell office:value-type="float" office:value="0.485147630487" calcext:value-type="float">
            <text:p>0.4851</text:p>
          </table:table-cell>
          <table:table-cell office:value-type="float" office:value="0.483126329727" calcext:value-type="float">
            <text:p>0.4831</text:p>
          </table:table-cell>
        </table:table-row>
        <table:table-row table:style-name="ro1">
          <table:table-cell/>
          <table:table-cell table:formula="of:=AVERAGE([.B29:.B47])" office:value-type="float" office:value="0.734402923024144" calcext:value-type="float">
            <text:p>0.7344</text:p>
          </table:table-cell>
          <table:table-cell table:formula="of:=AVERAGE([.C29:.C47])" office:value-type="float" office:value="0.738022732292211" calcext:value-type="float">
            <text:p>0.7380</text:p>
          </table:table-cell>
          <table:table-cell table:style-name="ce76" table:formula="of:=AVERAGE([.D29:.D47])" office:value-type="float" office:value="0.762874363148316" calcext:value-type="float">
            <text:p>0.7629</text:p>
          </table:table-cell>
          <table:table-cell table:formula="of:=AVERAGE([.E29:.E47])" office:value-type="float" office:value="0.75570219550749" calcext:value-type="float">
            <text:p>0.7557</text:p>
          </table:table-cell>
          <table:table-cell table:formula="of:=AVERAGE([.F29:.F47])" office:value-type="float" office:value="0.728449610200401" calcext:value-type="float">
            <text:p>0.7284</text:p>
          </table:table-cell>
          <table:table-cell table:style-name="ce76" table:formula="of:=AVERAGE([.G29:.G47])" office:value-type="float" office:value="0.837349448356053" calcext:value-type="float">
            <text:p>0.8373</text:p>
          </table:table-cell>
          <table:table-cell table:formula="of:=AVERAGE([.H29:.H47])" office:value-type="float" office:value="0.836913832816368" calcext:value-type="float">
            <text:p>0.8369</text:p>
          </table:table-cell>
          <table:table-cell table:formula="of:=AVERAGE([.I29:.I47])" office:value-type="float" office:value="0.828734297076421" calcext:value-type="float">
            <text:p>0.8287</text:p>
          </table:table-cell>
          <table:table-cell table:formula="of:=AVERAGE([.J29:.J47])" office:value-type="float" office:value="0.823579806755421" calcext:value-type="float">
            <text:p>0.8236</text:p>
          </table:table-cell>
          <table:table-cell table:formula="of:=AVERAGE([.K29:.K47])" office:value-type="float" office:value="0.815171597434526" calcext:value-type="float">
            <text:p>0.8152</text:p>
          </table:table-cell>
          <table:table-cell table:formula="of:=AVERAGE([.L29:.L47])" office:value-type="float" office:value="0.739061736485421" calcext:value-type="float">
            <text:p>0.7391</text:p>
          </table:table-cell>
          <table:table-cell table:style-name="ce76" table:formula="of:=AVERAGE([.M29:.M47])" office:value-type="float" office:value="0.750952263577158" calcext:value-type="float">
            <text:p>0.7510</text:p>
          </table:table-cell>
          <table:table-cell table:formula="of:=AVERAGE([.N29:.N47])" office:value-type="float" office:value="0.748277234830211" calcext:value-type="float">
            <text:p>0.7483</text:p>
          </table:table-cell>
          <table:table-cell table:formula="of:=AVERAGE([.O29:.O47])" office:value-type="float" office:value="0.744951974190158" calcext:value-type="float">
            <text:p>0.7450</text:p>
          </table:table-cell>
          <table:table-cell table:formula="of:=AVERAGE([.P29:.P47])" office:value-type="float" office:value="0.743053998341684" calcext:value-type="float">
            <text:p>0.7431</text:p>
          </table:table-cell>
          <table:table-cell table:style-name="ce76" table:formula="of:=AVERAGE([.Q29:.Q47])" office:value-type="float" office:value="0.782738945801316" calcext:value-type="float">
            <text:p>0.7827</text:p>
          </table:table-cell>
          <table:table-cell table:formula="of:=AVERAGE([.R29:.R47])" office:value-type="float" office:value="0.781143697155421" calcext:value-type="float">
            <text:p>0.7811</text:p>
          </table:table-cell>
          <table:table-cell table:formula="of:=AVERAGE([.S29:.S47])" office:value-type="float" office:value="0.781238129626211" calcext:value-type="float">
            <text:p>0.7812</text:p>
          </table:table-cell>
          <table:table-cell table:formula="of:=AVERAGE([.T29:.T47])" office:value-type="float" office:value="0.777907397750174" calcext:value-type="float">
            <text:p>0.7779</text:p>
          </table:table-cell>
          <table:table-cell table:formula="of:=AVERAGE([.U29:.U47])" office:value-type="float" office:value="0.765066051210639" calcext:value-type="float">
            <text:p>0.7651</text:p>
          </table:table-cell>
          <table:table-cell table:formula="of:=AVERAGE([.V29:.V47])" office:value-type="float" office:value="0.791755908522421" calcext:value-type="float">
            <text:p>0.7918</text:p>
          </table:table-cell>
          <table:table-cell table:style-name="ce76" table:formula="of:=AVERAGE([.W29:.W47])" office:value-type="float" office:value="0.796959151108526" calcext:value-type="float">
            <text:p>0.7970</text:p>
          </table:table-cell>
          <table:table-cell table:formula="of:=AVERAGE([.X29:.X47])" office:value-type="float" office:value="0.789401255223947" calcext:value-type="float">
            <text:p>0.7894</text:p>
          </table:table-cell>
          <table:table-cell table:formula="of:=AVERAGE([.Y29:.Y47])" office:value-type="float" office:value="0.789786341823" calcext:value-type="float">
            <text:p>0.7898</text:p>
          </table:table-cell>
          <table:table-cell table:formula="of:=AVERAGE([.Z29:.Z47])" office:value-type="float" office:value="0.784245892970632" calcext:value-type="float">
            <text:p>0.7842</text:p>
          </table:table-cell>
          <table:table-cell table:formula="of:=AVERAGE([.AA29:.AA47])" office:value-type="float" office:value="0.789730166527369" calcext:value-type="float">
            <text:p>0.7897</text:p>
          </table:table-cell>
          <table:table-cell table:style-name="ce76" table:formula="of:=AVERAGE([.AB29:.AB47])" office:value-type="float" office:value="0.79632047772779" calcext:value-type="float">
            <text:p>0.7963</text:p>
          </table:table-cell>
          <table:table-cell table:formula="of:=AVERAGE([.AC29:.AC47])" office:value-type="float" office:value="0.795049275802316" calcext:value-type="float">
            <text:p>0.7950</text:p>
          </table:table-cell>
          <table:table-cell table:formula="of:=AVERAGE([.AD29:.AD47])" office:value-type="float" office:value="0.789534341126068" calcext:value-type="float">
            <text:p>0.7895</text:p>
          </table:table-cell>
          <table:table-cell table:formula="of:=AVERAGE([.AE29:.AE47])" office:value-type="float" office:value="0.777776689773063" calcext:value-type="float">
            <text:p>0.7778</text:p>
          </table:table-cell>
          <table:table-cell table:formula="of:=AVERAGE([.AF29:.AF47])" office:value-type="float" office:value="0.820837239962895" calcext:value-type="float">
            <text:p>0.8208</text:p>
          </table:table-cell>
          <table:table-cell table:formula="of:=AVERAGE([.AG29:.AG47])" office:value-type="float" office:value="0.836837327187579" calcext:value-type="float">
            <text:p>0.8368</text:p>
          </table:table-cell>
          <table:table-cell table:style-name="ce76" table:formula="of:=AVERAGE([.AH29:.AH47])" office:value-type="float" office:value="0.840734472068211" calcext:value-type="float">
            <text:p>0.8407</text:p>
          </table:table-cell>
          <table:table-cell table:formula="of:=AVERAGE([.AI29:.AI47])" office:value-type="float" office:value="0.839712933312421" calcext:value-type="float">
            <text:p>0.8397</text:p>
          </table:table-cell>
          <table:table-cell table:formula="of:=AVERAGE([.AJ29:.AJ47])" office:value-type="float" office:value="0.839533486365368" calcext:value-type="float">
            <text:p>0.8395</text:p>
          </table:table-cell>
          <table:table-cell table:formula="of:=AVERAGE([.AK29:.AK47])" office:value-type="float" office:value="0.833358626370317" calcext:value-type="float">
            <text:p>0.8334</text:p>
          </table:table-cell>
          <table:table-cell table:formula="of:=AVERAGE([.AL29:.AL47])" office:value-type="float" office:value="0.844345827646245" calcext:value-type="float">
            <text:p>0.8443</text:p>
          </table:table-cell>
          <table:table-cell table:formula="of:=AVERAGE([.AM29:.AM47])" office:value-type="float" office:value="0.846306814601499" calcext:value-type="float">
            <text:p>0.8463</text:p>
          </table:table-cell>
          <table:table-cell table:formula="of:=AVERAGE([.AN29:.AN47])" office:value-type="float" office:value="0.850852092527789" calcext:value-type="float">
            <text:p>0.8509</text:p>
          </table:table-cell>
          <table:table-cell table:style-name="ce78" table:formula="of:=AVERAGE([.AO29:.AO47])" office:value-type="float" office:value="0.8549843939494" calcext:value-type="float">
            <text:p>0.8550</text:p>
          </table:table-cell>
          <table:table-cell table:style-name="ce78" table:formula="of:=AVERAGE([.AP29:.AP47])" office:value-type="float" office:value="0.83994532173318" calcext:value-type="float">
            <text:p>0.8399</text:p>
          </table:table-cell>
          <table:table-cell table:formula="of:=AVERAGE([.AQ29:.AQ47])" office:value-type="float" office:value="0.839644132757051" calcext:value-type="float">
            <text:p>0.8396</text:p>
          </table:table-cell>
          <table:table-cell table:formula="of:=AVERAGE([.AR29:.AR47])" office:value-type="float" office:value="0.83231099122284" calcext:value-type="float">
            <text:p>0.8323</text:p>
          </table:table-cell>
          <table:table-cell table:formula="of:=AVERAGE([.AS29:.AS47])" office:value-type="float" office:value="0.832829332755815" calcext:value-type="float">
            <text:p>0.8328</text:p>
          </table:table-cell>
          <table:table-cell table:formula="of:=AVERAGE([.AT29:.AT47])" office:value-type="float" office:value="0.831710505763564" calcext:value-type="float">
            <text:p>0.8317</text:p>
          </table:table-cell>
          <table:table-cell table:formula="of:=AVERAGE([.AU29:.AU47])" office:value-type="float" office:value="0.897516363888526" calcext:value-type="float">
            <text:p>0.8975</text:p>
          </table:table-cell>
          <table:table-cell table:style-name="ce78" table:formula="of:=AVERAGE([.AV29:.AV47])" office:value-type="float" office:value="0.901535850688579" calcext:value-type="float">
            <text:p>0.9015</text:p>
          </table:table-cell>
          <table:table-cell table:formula="of:=AVERAGE([.AW29:.AW47])" office:value-type="float" office:value="0.899848362760737" calcext:value-type="float">
            <text:p>0.8998</text:p>
          </table:table-cell>
          <table:table-cell table:formula="of:=AVERAGE([.AX29:.AX47])" office:value-type="float" office:value="0.894433588214263" calcext:value-type="float">
            <text:p>0.8944</text:p>
          </table:table-cell>
          <table:table-cell table:formula="of:=AVERAGE([.AY29:.AY47])" office:value-type="float" office:value="0.888418050340526" calcext:value-type="float">
            <text:p>0.8884</text:p>
          </table:table-cell>
        </table:table-row>
        <table:table-row table:style-name="ro1" table:number-rows-repeated="3">
          <table:table-cell/>
          <table:table-cell table:style-name="Default" table:number-columns-repeated="50"/>
        </table:table-row>
        <table:table-row table:style-name="ro1">
          <table:table-cell table:style-name="ce72"/>
          <table:table-cell table:style-name="ce74" office:value-type="string" calcext:value-type="string">
            <text:p>CPDEA</text:p>
          </table:table-cell>
          <table:table-cell table:style-name="ce74" office:value-type="string" calcext:value-type="string">
            <text:p>TriMOEATAR</text:p>
          </table:table-cell>
          <table:table-cell table:style-name="ce74" office:value-type="string" calcext:value-type="string">
            <text:p>VR_MOEA/D</text:p>
          </table:table-cell>
          <table:table-cell table:style-name="ce74" office:value-type="string" calcext:value-type="string">
            <text:p>VR_NSGAII</text:p>
          </table:table-cell>
          <table:table-cell table:style-name="ce74" office:value-type="string" calcext:value-type="string">
            <text:p>VR_NSGAIII</text:p>
          </table:table-cell>
          <table:table-cell table:style-name="ce74" office:value-type="string" calcext:value-type="string">
            <text:p>NSGA-II</text:p>
          </table:table-cell>
          <table:table-cell table:style-name="ce74" office:value-type="string" calcext:value-type="string">
            <text:p>NSGA-III</text:p>
          </table:table-cell>
          <table:table-cell table:style-name="ce74" office:value-type="string" calcext:value-type="string">
            <text:p>MOEA/D</text:p>
          </table:table-cell>
          <table:table-cell table:style-name="ce74" office:value-type="string" calcext:value-type="string">
            <text:p>R2-EMOA</text:p>
          </table:table-cell>
          <table:table-cell table:style-name="ce74" office:value-type="string" calcext:value-type="string">
            <text:p>VSD-MOEA</text:p>
          </table:table-cell>
          <table:table-cell table:style-name="Default" table:number-columns-repeated="40"/>
        </table:table-row>
        <table:table-row table:style-name="ro1">
          <table:table-cell table:style-name="ce72" office:value-type="string" calcext:value-type="string">
            <text:p>2obj</text:p>
          </table:table-cell>
          <table:table-cell table:style-name="ce75" office:value-type="float" office:value="1" calcext:value-type="float">
            <text:p>1.0</text:p>
          </table:table-cell>
          <table:table-cell table:style-name="ce75" office:value-type="float" office:value="0.4" calcext:value-type="float">
            <text:p>0.4</text:p>
          </table:table-cell>
          <table:table-cell table:style-name="ce75" office:value-type="float" office:value="1" calcext:value-type="float">
            <text:p>1.0</text:p>
          </table:table-cell>
          <table:table-cell table:style-name="ce75" office:value-type="float" office:value="0.8" calcext:value-type="float">
            <text:p>0.8</text:p>
          </table:table-cell>
          <table:table-cell table:style-name="ce75" office:value-type="float" office:value="1" calcext:value-type="float">
            <text:p>1.0</text:p>
          </table:table-cell>
          <table:table-cell table:style-name="ce75" office:value-type="float" office:value="0.8" calcext:value-type="float">
            <text:p>0.8</text:p>
          </table:table-cell>
          <table:table-cell table:number-columns-repeated="3" table:style-name="ce75" office:value-type="float" office:value="1" calcext:value-type="float">
            <text:p>1.0</text:p>
          </table:table-cell>
          <table:table-cell table:style-name="ce75" office:value-type="float" office:value="0.4" calcext:value-type="float">
            <text:p>0.4</text:p>
          </table:table-cell>
          <table:table-cell table:style-name="Default" table:number-columns-repeated="40"/>
        </table:table-row>
        <table:table-row table:style-name="ro1">
          <table:table-cell table:style-name="ce72" office:value-type="string" calcext:value-type="string">
            <text:p>3obj</text:p>
          </table:table-cell>
          <table:table-cell table:style-name="ce75" office:value-type="float" office:value="0.6" calcext:value-type="float">
            <text:p>0.6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0.4" calcext:value-type="float">
            <text:p>0.4</text:p>
          </table:table-cell>
          <table:table-cell table:style-name="ce75" office:value-type="float" office:value="0.2" calcext:value-type="float">
            <text:p>0.2</text:p>
          </table:table-cell>
          <table:table-cell table:number-columns-repeated="2" table:style-name="ce75" office:value-type="float" office:value="0.4" calcext:value-type="float">
            <text:p>0.4</text:p>
          </table:table-cell>
          <table:table-cell table:style-name="ce75" office:value-type="float" office:value="0.6" calcext:value-type="float">
            <text:p>0.6</text:p>
          </table:table-cell>
          <table:table-cell table:style-name="ce75" office:value-type="float" office:value="1" calcext:value-type="float">
            <text:p>1.0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0.4" calcext:value-type="float">
            <text:p>0.4</text:p>
          </table:table-cell>
          <table:table-cell table:style-name="Default" table:number-columns-repeated="40"/>
        </table:table-row>
        <table:table-row table:style-name="ro1">
          <table:table-cell/>
          <table:table-cell table:number-columns-repeated="2" table:style-name="Default" office:value-type="string" calcext:value-type="string">
            <text:p>*</text:p>
          </table:table-cell>
          <table:table-cell table:style-name="Default" table:number-columns-repeated="3"/>
          <table:table-cell table:number-columns-repeated="2" table:style-name="Default" office:value-type="string" calcext:value-type="string">
            <text:p>*</text:p>
          </table:table-cell>
          <table:table-cell table:style-name="Default"/>
          <table:table-cell table:style-name="Default" office:value-type="string" calcext:value-type="string">
            <text:p>*</text:p>
          </table:table-cell>
          <table:table-cell table:style-name="Default" table:number-columns-repeated="41"/>
        </table:table-row>
        <table:table-row table:style-name="ro1" table:number-rows-repeated="2">
          <table:table-cell/>
          <table:table-cell table:style-name="Default" table:number-columns-repeated="50"/>
        </table:table-row>
        <table:table-row table:style-name="ro1">
          <table:table-cell table:style-name="ce72"/>
          <table:table-cell table:style-name="ce74" office:value-type="string" calcext:value-type="string">
            <text:p>CPDEA</text:p>
          </table:table-cell>
          <table:table-cell table:style-name="ce74" office:value-type="string" calcext:value-type="string">
            <text:p>TriMOEATAR</text:p>
          </table:table-cell>
          <table:table-cell table:style-name="ce74" office:value-type="string" calcext:value-type="string">
            <text:p>VR_MOEA/D</text:p>
          </table:table-cell>
          <table:table-cell table:style-name="ce74" office:value-type="string" calcext:value-type="string">
            <text:p>VR_NSGAII</text:p>
          </table:table-cell>
          <table:table-cell table:style-name="ce74" office:value-type="string" calcext:value-type="string">
            <text:p>VR_NSGAIII</text:p>
          </table:table-cell>
          <table:table-cell table:style-name="ce74" office:value-type="string" calcext:value-type="string">
            <text:p>NSGA-II</text:p>
          </table:table-cell>
          <table:table-cell table:style-name="ce74" office:value-type="string" calcext:value-type="string">
            <text:p>NSGA-III</text:p>
          </table:table-cell>
          <table:table-cell table:style-name="ce74" office:value-type="string" calcext:value-type="string">
            <text:p>MOEA/D</text:p>
          </table:table-cell>
          <table:table-cell table:style-name="ce74" office:value-type="string" calcext:value-type="string">
            <text:p>R2-EMOA</text:p>
          </table:table-cell>
          <table:table-cell table:style-name="ce74" office:value-type="string" calcext:value-type="string">
            <text:p>VSD-MOEA</text:p>
          </table:table-cell>
          <table:table-cell table:style-name="Default" table:number-columns-repeated="40"/>
        </table:table-row>
        <table:table-row table:style-name="ro1">
          <table:table-cell table:style-name="ce72" office:value-type="string" calcext:value-type="string">
            <text:p>2obj</text:p>
          </table:table-cell>
          <table:table-cell table:style-name="ce68" office:value-type="float" office:value="0.910404389681391" calcext:value-type="float">
            <text:p>0.910</text:p>
          </table:table-cell>
          <table:table-cell table:style-name="ce68" office:value-type="float" office:value="0.865520864969348" calcext:value-type="float">
            <text:p>0.866</text:p>
          </table:table-cell>
          <table:table-cell table:style-name="ce68" office:value-type="float" office:value="0.758008079605043" calcext:value-type="float">
            <text:p>0.758</text:p>
          </table:table-cell>
          <table:table-cell table:style-name="ce68" office:value-type="float" office:value="0.866687321098696" calcext:value-type="float">
            <text:p>0.867</text:p>
          </table:table-cell>
          <table:table-cell table:style-name="ce68" office:value-type="float" office:value="0.87384597666513" calcext:value-type="float">
            <text:p>0.874</text:p>
          </table:table-cell>
          <table:table-cell table:style-name="ce68" office:value-type="float" office:value="0.866593069788696" calcext:value-type="float">
            <text:p>0.867</text:p>
          </table:table-cell>
          <table:table-cell table:style-name="ce68" office:value-type="float" office:value="0.877329392801304" calcext:value-type="float">
            <text:p>0.877</text:p>
          </table:table-cell>
          <table:table-cell table:style-name="ce68" office:value-type="float" office:value="0.896368277728273" calcext:value-type="float">
            <text:p>0.896</text:p>
          </table:table-cell>
          <table:table-cell table:style-name="ce68" office:value-type="float" office:value="0.855427068796254" calcext:value-type="float">
            <text:p>0.855</text:p>
          </table:table-cell>
          <table:table-cell table:style-name="ce52" office:value-type="float" office:value="0.942851259945092" calcext:value-type="float">
            <text:p>0.943</text:p>
          </table:table-cell>
          <table:table-cell table:style-name="Default" table:number-columns-repeated="40"/>
        </table:table-row>
        <table:table-row table:style-name="ro1">
          <table:table-cell table:style-name="ce72" office:value-type="string" calcext:value-type="string">
            <text:p>3obj</text:p>
          </table:table-cell>
          <table:table-cell table:style-name="ce68" office:value-type="float" office:value="0.762874363148316" calcext:value-type="float">
            <text:p>0.763</text:p>
          </table:table-cell>
          <table:table-cell table:style-name="ce68" office:value-type="float" office:value="0.837349448356053" calcext:value-type="float">
            <text:p>0.837</text:p>
          </table:table-cell>
          <table:table-cell table:style-name="ce68" office:value-type="float" office:value="0.750952263577158" calcext:value-type="float">
            <text:p>0.751</text:p>
          </table:table-cell>
          <table:table-cell table:style-name="ce68" office:value-type="float" office:value="0.782738945801316" calcext:value-type="float">
            <text:p>0.783</text:p>
          </table:table-cell>
          <table:table-cell table:style-name="ce68" office:value-type="float" office:value="0.796959151108526" calcext:value-type="float">
            <text:p>0.797</text:p>
          </table:table-cell>
          <table:table-cell table:style-name="ce68" office:value-type="float" office:value="0.79632047772779" calcext:value-type="float">
            <text:p>0.796</text:p>
          </table:table-cell>
          <table:table-cell table:style-name="ce68" office:value-type="float" office:value="0.840734472068211" calcext:value-type="float">
            <text:p>0.841</text:p>
          </table:table-cell>
          <table:table-cell table:style-name="ce68" office:value-type="float" office:value="0.8549843939494" calcext:value-type="float">
            <text:p>0.855</text:p>
          </table:table-cell>
          <table:table-cell table:style-name="ce68" office:value-type="float" office:value="0.83994532173318" calcext:value-type="float">
            <text:p>0.840</text:p>
          </table:table-cell>
          <table:table-cell table:style-name="ce52" office:value-type="float" office:value="0.901535850688571" calcext:value-type="float">
            <text:p>0.902</text:p>
          </table:table-cell>
          <table:table-cell table:style-name="Default" table:number-columns-repeated="40"/>
        </table:table-row>
      </table:table>
      <table:table table:name="escalabilidad_2.5pow6" table:style-name="ta1">
        <table:shapes>
          <draw:frame draw:z-index="0" draw:style-name="gr1" draw:text-style-name="P1" svg:width="8.2736in" svg:height="4.0098in" svg:x="8.2154in" svg:y="9.5366in">
            <draw:object draw:notify-on-update-of-ranges="'escalabilidad_2.5pow6'.A56:'escalabilidad_2.5pow6'.A59 'escalabilidad_2.5pow6'.B55:'escalabilidad_2.5pow6'.B55 'escalabilidad_2.5pow6'.B56:'escalabilidad_2.5pow6'.B59 'escalabilidad_2.5pow6'.C55:'escalabilidad_2.5pow6'.C55 'escalabilidad_2.5pow6'.C56:'escalabilidad_2.5pow6'.C59 'escalabilidad_2.5pow6'.D55:'escalabilidad_2.5pow6'.D55 'escalabilidad_2.5pow6'.D56:'escalabilidad_2.5pow6'.D59 'escalabilidad_2.5pow6'.E55:'escalabilidad_2.5pow6'.E55 'escalabilidad_2.5pow6'.E56:'escalabilidad_2.5pow6'.E59 'escalabilidad_2.5pow6'.F55:'escalabilidad_2.5pow6'.F55 'escalabilidad_2.5pow6'.F56:'escalabilidad_2.5pow6'.F59 'escalabilidad_2.5pow6'.G55:'escalabilidad_2.5pow6'.G55 'escalabilidad_2.5pow6'.G56:'escalabilidad_2.5pow6'.G59 'escalabilidad_2.5pow6'.H55:'escalabilidad_2.5pow6'.H55 'escalabilidad_2.5pow6'.H56:'escalabilidad_2.5pow6'.H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335in" svg:height="4.6874in" svg:x="8.9488in" svg:y="13.7079in">
            <draw:object draw:notify-on-update-of-ranges="'escalabilidad_2.5pow6'.A65:'escalabilidad_2.5pow6'.A68 'escalabilidad_2.5pow6'.B64:'escalabilidad_2.5pow6'.B64 'escalabilidad_2.5pow6'.B65:'escalabilidad_2.5pow6'.B68 'escalabilidad_2.5pow6'.C64:'escalabilidad_2.5pow6'.C64 'escalabilidad_2.5pow6'.C65:'escalabilidad_2.5pow6'.C68 'escalabilidad_2.5pow6'.D64:'escalabilidad_2.5pow6'.D64 'escalabilidad_2.5pow6'.D65:'escalabilidad_2.5pow6'.D68 'escalabilidad_2.5pow6'.E64:'escalabilidad_2.5pow6'.E64 'escalabilidad_2.5pow6'.E65:'escalabilidad_2.5pow6'.E68 'escalabilidad_2.5pow6'.F64:'escalabilidad_2.5pow6'.F64 'escalabilidad_2.5pow6'.F65:'escalabilidad_2.5pow6'.F68 'escalabilidad_2.5pow6'.G64:'escalabilidad_2.5pow6'.G64 'escalabilidad_2.5pow6'.G65:'escalabilidad_2.5pow6'.G68 'escalabilidad_2.5pow6'.H64:'escalabilidad_2.5pow6'.H64 'escalabilidad_2.5pow6'.H65:'escalabilidad_2.5pow6'.H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8" table:default-cell-style-name="ce64"/>
        <table:table-column table:style-name="co1" table:default-cell-style-name="Default"/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08403875467915" calcext:value-type="float">
            <text:p>0.708</text:p>
          </table:table-cell>
          <table:table-cell office:value-type="float" office:value="0.525445873866" calcext:value-type="float">
            <text:p>0.525</text:p>
          </table:table-cell>
          <table:table-cell office:value-type="float" office:value="0.908157275761812" calcext:value-type="float">
            <text:p>0.908</text:p>
          </table:table-cell>
          <table:table-cell office:value-type="float" office:value="0.924631536494514" calcext:value-type="float">
            <text:p>0.925</text:p>
          </table:table-cell>
          <table:table-cell office:value-type="float" office:value="0.893469345640286" calcext:value-type="float">
            <text:p>0.893</text:p>
          </table:table-cell>
          <table:table-cell office:value-type="float" office:value="0.857991243215926" calcext:value-type="float">
            <text:p>0.858</text:p>
          </table:table-cell>
          <table:table-cell office:value-type="float" office:value="0.865147950773" calcext:value-type="float">
            <text:p>0.865</text:p>
          </table:table-cell>
          <table:table-cell office:value-type="float" office:value="0.340311202744908" calcext:value-type="float">
            <text:p>0.340</text:p>
          </table:table-cell>
          <table:table-cell office:value-type="float" office:value="0.495670016384" calcext:value-type="float">
            <text:p>0.496</text:p>
          </table:table-cell>
          <table:table-cell office:value-type="float" office:value="0.626717382622932" calcext:value-type="float">
            <text:p>0.627</text:p>
          </table:table-cell>
          <table:table-cell office:value-type="float" office:value="0.702188117318054" calcext:value-type="float">
            <text:p>0.702</text:p>
          </table:table-cell>
          <table:table-cell office:value-type="float" office:value="0.666739974790193" calcext:value-type="float">
            <text:p>0.667</text:p>
          </table:table-cell>
          <table:table-cell office:value-type="float" office:value="0.492417528254551" calcext:value-type="float">
            <text:p>0.492</text:p>
          </table:table-cell>
          <table:table-cell office:value-type="float" office:value="0.492730710211" calcext:value-type="float">
            <text:p>0.493</text:p>
          </table:table-cell>
          <table:table-cell office:value-type="float" office:value="0" calcext:value-type="float">
            <text:p>0.000</text:p>
          </table:table-cell>
          <table:table-cell office:value-type="float" office:value="0.322956381011" calcext:value-type="float">
            <text:p>0.323</text:p>
          </table:table-cell>
          <table:table-cell office:value-type="float" office:value="0.310345831189622" calcext:value-type="float">
            <text:p>0.310</text:p>
          </table:table-cell>
          <table:table-cell office:value-type="float" office:value="0.210559569303665" calcext:value-type="float">
            <text:p>0.211</text:p>
          </table:table-cell>
          <table:table-cell office:value-type="float" office:value="0.283600472922242" calcext:value-type="float">
            <text:p>0.284</text:p>
          </table:table-cell>
          <table:table-cell office:value-type="float" office:value="0.125720688733272" calcext:value-type="float">
            <text:p>0.126</text:p>
          </table:table-cell>
          <table:table-cell office:value-type="float" office:value="0.202130102812" calcext:value-type="float">
            <text:p>0.202</text:p>
          </table:table-cell>
          <table:table-cell office:value-type="float" office:value="0" calcext:value-type="float">
            <text:p>0.000</text:p>
          </table:table-cell>
          <table:table-cell office:value-type="float" office:value="0.127968589091" calcext:value-type="float">
            <text:p>0.128</text:p>
          </table:table-cell>
          <table:table-cell office:value-type="float" office:value="0.082762585658374" calcext:value-type="float">
            <text:p>0.083</text:p>
          </table:table-cell>
          <table:table-cell office:value-type="float" office:value="0.0254584871631637" calcext:value-type="float">
            <text:p>0.025</text:p>
          </table:table-cell>
          <table:table-cell office:value-type="float" office:value="0.0518381036093746" calcext:value-type="float">
            <text:p>0.052</text:p>
          </table:table-cell>
          <table:table-cell office:value-type="float" office:value="0.0000244856297804892" calcext:value-type="float">
            <text:p>0.000</text:p>
          </table:table-cell>
          <table:table-cell office:value-type="float" office:value="0.00252367973623" calcext:value-type="float">
            <text:p>0.003</text:p>
          </table:table-cell>
          <table:table-cell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3472174737437" calcext:value-type="float">
            <text:p>0.963</text:p>
          </table:table-cell>
          <table:table-cell office:value-type="float" office:value="0.893626968638" calcext:value-type="float">
            <text:p>0.894</text:p>
          </table:table-cell>
          <table:table-cell office:value-type="float" office:value="0.910465855161965" calcext:value-type="float">
            <text:p>0.910</text:p>
          </table:table-cell>
          <table:table-cell office:value-type="float" office:value="0.941814496332813" calcext:value-type="float">
            <text:p>0.942</text:p>
          </table:table-cell>
          <table:table-cell office:value-type="float" office:value="0.88430350624028" calcext:value-type="float">
            <text:p>0.884</text:p>
          </table:table-cell>
          <table:table-cell office:value-type="float" office:value="0.910037821662713" calcext:value-type="float">
            <text:p>0.910</text:p>
          </table:table-cell>
          <table:table-cell office:value-type="float" office:value="0.965392933035" calcext:value-type="float">
            <text:p>0.965</text:p>
          </table:table-cell>
          <table:table-cell office:value-type="float" office:value="0.839667666438401" calcext:value-type="float">
            <text:p>0.840</text:p>
          </table:table-cell>
          <table:table-cell office:value-type="float" office:value="0.836810776583" calcext:value-type="float">
            <text:p>0.837</text:p>
          </table:table-cell>
          <table:table-cell office:value-type="float" office:value="0.848713333484093" calcext:value-type="float">
            <text:p>0.849</text:p>
          </table:table-cell>
          <table:table-cell office:value-type="float" office:value="0.841450176592045" calcext:value-type="float">
            <text:p>0.841</text:p>
          </table:table-cell>
          <table:table-cell office:value-type="float" office:value="0.82184487412353" calcext:value-type="float">
            <text:p>0.822</text:p>
          </table:table-cell>
          <table:table-cell office:value-type="float" office:value="0.848367349279655" calcext:value-type="float">
            <text:p>0.848</text:p>
          </table:table-cell>
          <table:table-cell office:value-type="float" office:value="0.942796684254" calcext:value-type="float">
            <text:p>0.943</text:p>
          </table:table-cell>
          <table:table-cell office:value-type="float" office:value="0.772705139362109" calcext:value-type="float">
            <text:p>0.773</text:p>
          </table:table-cell>
          <table:table-cell office:value-type="float" office:value="0.7025083067" calcext:value-type="float">
            <text:p>0.703</text:p>
          </table:table-cell>
          <table:table-cell office:value-type="float" office:value="0.78873499751584" calcext:value-type="float">
            <text:p>0.789</text:p>
          </table:table-cell>
          <table:table-cell office:value-type="float" office:value="0.76068222866516" calcext:value-type="float">
            <text:p>0.761</text:p>
          </table:table-cell>
          <table:table-cell office:value-type="float" office:value="0.739523609418796" calcext:value-type="float">
            <text:p>0.740</text:p>
          </table:table-cell>
          <table:table-cell office:value-type="float" office:value="0.824734692663041" calcext:value-type="float">
            <text:p>0.825</text:p>
          </table:table-cell>
          <table:table-cell office:value-type="float" office:value="0.840917029416" calcext:value-type="float">
            <text:p>0.841</text:p>
          </table:table-cell>
          <table:table-cell office:value-type="float" office:value="0.671487102919895" calcext:value-type="float">
            <text:p>0.671</text:p>
          </table:table-cell>
          <table:table-cell office:value-type="float" office:value="0.668402119495" calcext:value-type="float">
            <text:p>0.668</text:p>
          </table:table-cell>
          <table:table-cell office:value-type="float" office:value="0.728550666517095" calcext:value-type="float">
            <text:p>0.729</text:p>
          </table:table-cell>
          <table:table-cell office:value-type="float" office:value="0.70958979789868" calcext:value-type="float">
            <text:p>0.710</text:p>
          </table:table-cell>
          <table:table-cell office:value-type="float" office:value="0.66745756491114" calcext:value-type="float">
            <text:p>0.667</text:p>
          </table:table-cell>
          <table:table-cell office:value-type="float" office:value="0.713824443331563" calcext:value-type="float">
            <text:p>0.714</text:p>
          </table:table-cell>
          <table:table-cell office:value-type="float" office:value="0.822869050638" calcext:value-type="float">
            <text:p>0.823</text:p>
          </table:table-cell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64078453559494" calcext:value-type="float">
            <text:p>0.964</text:p>
          </table:table-cell>
          <table:table-cell office:value-type="float" office:value="0.991066117424" calcext:value-type="float">
            <text:p>0.991</text:p>
          </table:table-cell>
          <table:table-cell office:value-type="float" office:value="0.982121931871269" calcext:value-type="float">
            <text:p>0.982</text:p>
          </table:table-cell>
          <table:table-cell office:value-type="float" office:value="0.991425341548875" calcext:value-type="float">
            <text:p>0.991</text:p>
          </table:table-cell>
          <table:table-cell office:value-type="float" office:value="0.990664283748737" calcext:value-type="float">
            <text:p>0.991</text:p>
          </table:table-cell>
          <table:table-cell office:value-type="float" office:value="0.989264529315731" calcext:value-type="float">
            <text:p>0.989</text:p>
          </table:table-cell>
          <table:table-cell office:value-type="float" office:value="0.991110849462" calcext:value-type="float">
            <text:p>0.991</text:p>
          </table:table-cell>
          <table:table-cell office:value-type="float" office:value="0.938020282787982" calcext:value-type="float">
            <text:p>0.938</text:p>
          </table:table-cell>
          <table:table-cell office:value-type="float" office:value="0.986939716189" calcext:value-type="float">
            <text:p>0.987</text:p>
          </table:table-cell>
          <table:table-cell office:value-type="float" office:value="0.95518066449724" calcext:value-type="float">
            <text:p>0.955</text:p>
          </table:table-cell>
          <table:table-cell office:value-type="float" office:value="0.97694003941455" calcext:value-type="float">
            <text:p>0.977</text:p>
          </table:table-cell>
          <table:table-cell office:value-type="float" office:value="0.973354964723047" calcext:value-type="float">
            <text:p>0.973</text:p>
          </table:table-cell>
          <table:table-cell office:value-type="float" office:value="0.979977202801288" calcext:value-type="float">
            <text:p>0.980</text:p>
          </table:table-cell>
          <table:table-cell office:value-type="float" office:value="0.987935667843" calcext:value-type="float">
            <text:p>0.988</text:p>
          </table:table-cell>
          <table:table-cell office:value-type="float" office:value="0.874894478810307" calcext:value-type="float">
            <text:p>0.875</text:p>
          </table:table-cell>
          <table:table-cell office:value-type="float" office:value="0.945541458027" calcext:value-type="float">
            <text:p>0.946</text:p>
          </table:table-cell>
          <table:table-cell office:value-type="float" office:value="0.908424954658131" calcext:value-type="float">
            <text:p>0.908</text:p>
          </table:table-cell>
          <table:table-cell office:value-type="float" office:value="0.937449145292792" calcext:value-type="float">
            <text:p>0.937</text:p>
          </table:table-cell>
          <table:table-cell office:value-type="float" office:value="0.868899650326193" calcext:value-type="float">
            <text:p>0.869</text:p>
          </table:table-cell>
          <table:table-cell office:value-type="float" office:value="0.90152790210562" calcext:value-type="float">
            <text:p>0.902</text:p>
          </table:table-cell>
          <table:table-cell office:value-type="float" office:value="0.972419539872" calcext:value-type="float">
            <text:p>0.972</text:p>
          </table:table-cell>
          <table:table-cell office:value-type="float" office:value="0.8016772500752" calcext:value-type="float">
            <text:p>0.802</text:p>
          </table:table-cell>
          <table:table-cell office:value-type="float" office:value="0.894075594048" calcext:value-type="float">
            <text:p>0.894</text:p>
          </table:table-cell>
          <table:table-cell office:value-type="float" office:value="0.869782494824317" calcext:value-type="float">
            <text:p>0.870</text:p>
          </table:table-cell>
          <table:table-cell office:value-type="float" office:value="0.878339300756109" calcext:value-type="float">
            <text:p>0.878</text:p>
          </table:table-cell>
          <table:table-cell office:value-type="float" office:value="0.77052166230299" calcext:value-type="float">
            <text:p>0.771</text:p>
          </table:table-cell>
          <table:table-cell office:value-type="float" office:value="0.77150880019957" calcext:value-type="float">
            <text:p>0.772</text:p>
          </table:table-cell>
          <table:table-cell office:value-type="float" office:value="0.928861748149" calcext:value-type="float">
            <text:p>0.929</text:p>
          </table:table-cell>
          <table:table-cell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32980339012461" calcext:value-type="float">
            <text:p>0.933</text:p>
          </table:table-cell>
          <table:table-cell office:value-type="float" office:value="0.98346710666" calcext:value-type="float">
            <text:p>0.983</text:p>
          </table:table-cell>
          <table:table-cell office:value-type="float" office:value="0.977832823868847" calcext:value-type="float">
            <text:p>0.978</text:p>
          </table:table-cell>
          <table:table-cell office:value-type="float" office:value="0.980681033948651" calcext:value-type="float">
            <text:p>0.981</text:p>
          </table:table-cell>
          <table:table-cell office:value-type="float" office:value="0.986775715982011" calcext:value-type="float">
            <text:p>0.987</text:p>
          </table:table-cell>
          <table:table-cell office:value-type="float" office:value="0.981807332621326" calcext:value-type="float">
            <text:p>0.982</text:p>
          </table:table-cell>
          <table:table-cell office:value-type="float" office:value="0.98647608836" calcext:value-type="float">
            <text:p>0.986</text:p>
          </table:table-cell>
          <table:table-cell office:value-type="float" office:value="0.868684458505421" calcext:value-type="float">
            <text:p>0.869</text:p>
          </table:table-cell>
          <table:table-cell office:value-type="float" office:value="0.967024017645" calcext:value-type="float">
            <text:p>0.967</text:p>
          </table:table-cell>
          <table:table-cell office:value-type="float" office:value="0.969073819949434" calcext:value-type="float">
            <text:p>0.969</text:p>
          </table:table-cell>
          <table:table-cell office:value-type="float" office:value="0.957441065802018" calcext:value-type="float">
            <text:p>0.957</text:p>
          </table:table-cell>
          <table:table-cell office:value-type="float" office:value="0.958664142121748" calcext:value-type="float">
            <text:p>0.959</text:p>
          </table:table-cell>
          <table:table-cell office:value-type="float" office:value="0.95817940931224" calcext:value-type="float">
            <text:p>0.958</text:p>
          </table:table-cell>
          <table:table-cell office:value-type="float" office:value="0.969618338988" calcext:value-type="float">
            <text:p>0.970</text:p>
          </table:table-cell>
          <table:table-cell office:value-type="float" office:value="0.770718886046314" calcext:value-type="float">
            <text:p>0.771</text:p>
          </table:table-cell>
          <table:table-cell office:value-type="float" office:value="0.915693434372" calcext:value-type="float">
            <text:p>0.916</text:p>
          </table:table-cell>
          <table:table-cell office:value-type="float" office:value="0.919869814266234" calcext:value-type="float">
            <text:p>0.920</text:p>
          </table:table-cell>
          <table:table-cell office:value-type="float" office:value="0.892288714601575" calcext:value-type="float">
            <text:p>0.892</text:p>
          </table:table-cell>
          <table:table-cell office:value-type="float" office:value="0.860793246807303" calcext:value-type="float">
            <text:p>0.861</text:p>
          </table:table-cell>
          <table:table-cell office:value-type="float" office:value="0.892329099129393" calcext:value-type="float">
            <text:p>0.892</text:p>
          </table:table-cell>
          <table:table-cell office:value-type="float" office:value="0.893165592502" calcext:value-type="float">
            <text:p>0.893</text:p>
          </table:table-cell>
          <table:table-cell office:value-type="float" office:value="0.691906378775702" calcext:value-type="float">
            <text:p>0.692</text:p>
          </table:table-cell>
          <table:table-cell office:value-type="float" office:value="0.85511408356" calcext:value-type="float">
            <text:p>0.855</text:p>
          </table:table-cell>
          <table:table-cell office:value-type="float" office:value="0.828577773824917" calcext:value-type="float">
            <text:p>0.829</text:p>
          </table:table-cell>
          <table:table-cell office:value-type="float" office:value="0.804362991428927" calcext:value-type="float">
            <text:p>0.804</text:p>
          </table:table-cell>
          <table:table-cell office:value-type="float" office:value="0.741602075109995" calcext:value-type="float">
            <text:p>0.742</text:p>
          </table:table-cell>
          <table:table-cell office:value-type="float" office:value="0.827492678084367" calcext:value-type="float">
            <text:p>0.827</text:p>
          </table:table-cell>
          <table:table-cell office:value-type="float" office:value="0.811925006652" calcext:value-type="float">
            <text:p>0.812</text:p>
          </table:table-cell>
          <table:table-cell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52926601384585" calcext:value-type="float">
            <text:p>0.853</text:p>
          </table:table-cell>
          <table:table-cell office:value-type="float" office:value="0.875722881394" calcext:value-type="float">
            <text:p>0.876</text:p>
          </table:table-cell>
          <table:table-cell office:value-type="float" office:value="0.875734249114466" calcext:value-type="float">
            <text:p>0.876</text:p>
          </table:table-cell>
          <table:table-cell office:value-type="float" office:value="0.878414824549397" calcext:value-type="float">
            <text:p>0.878</text:p>
          </table:table-cell>
          <table:table-cell office:value-type="float" office:value="0.878568732340932" calcext:value-type="float">
            <text:p>0.879</text:p>
          </table:table-cell>
          <table:table-cell office:value-type="float" office:value="0.880183155232933" calcext:value-type="float">
            <text:p>0.880</text:p>
          </table:table-cell>
          <table:table-cell office:value-type="float" office:value="0.877377441256" calcext:value-type="float">
            <text:p>0.877</text:p>
          </table:table-cell>
          <table:table-cell office:value-type="float" office:value="0.820886084957004" calcext:value-type="float">
            <text:p>0.821</text:p>
          </table:table-cell>
          <table:table-cell office:value-type="float" office:value="0.875456227436" calcext:value-type="float">
            <text:p>0.875</text:p>
          </table:table-cell>
          <table:table-cell office:value-type="float" office:value="0.874709308822676" calcext:value-type="float">
            <text:p>0.875</text:p>
          </table:table-cell>
          <table:table-cell office:value-type="float" office:value="0.876159670341975" calcext:value-type="float">
            <text:p>0.876</text:p>
          </table:table-cell>
          <table:table-cell office:value-type="float" office:value="0.872957199975678" calcext:value-type="float">
            <text:p>0.873</text:p>
          </table:table-cell>
          <table:table-cell office:value-type="float" office:value="0.877666715658009" calcext:value-type="float">
            <text:p>0.878</text:p>
          </table:table-cell>
          <table:table-cell office:value-type="float" office:value="0.877101928509" calcext:value-type="float">
            <text:p>0.877</text:p>
          </table:table-cell>
          <table:table-cell office:value-type="float" office:value="0.747971282291544" calcext:value-type="float">
            <text:p>0.748</text:p>
          </table:table-cell>
          <table:table-cell office:value-type="float" office:value="0.872792745164" calcext:value-type="float">
            <text:p>0.873</text:p>
          </table:table-cell>
          <table:table-cell office:value-type="float" office:value="0.874870942247582" calcext:value-type="float">
            <text:p>0.875</text:p>
          </table:table-cell>
          <table:table-cell office:value-type="float" office:value="0.865808099555718" calcext:value-type="float">
            <text:p>0.866</text:p>
          </table:table-cell>
          <table:table-cell office:value-type="float" office:value="0.837062500975589" calcext:value-type="float">
            <text:p>0.837</text:p>
          </table:table-cell>
          <table:table-cell office:value-type="float" office:value="0.827828766403342" calcext:value-type="float">
            <text:p>0.828</text:p>
          </table:table-cell>
          <table:table-cell office:value-type="float" office:value="0.867738637618" calcext:value-type="float">
            <text:p>0.868</text:p>
          </table:table-cell>
          <table:table-cell office:value-type="float" office:value="0.663630664378113" calcext:value-type="float">
            <text:p>0.664</text:p>
          </table:table-cell>
          <table:table-cell office:value-type="float" office:value="0.864982974234" calcext:value-type="float">
            <text:p>0.865</text:p>
          </table:table-cell>
          <table:table-cell office:value-type="float" office:value="0.854643123660942" calcext:value-type="float">
            <text:p>0.855</text:p>
          </table:table-cell>
          <table:table-cell office:value-type="float" office:value="0.834208478343068" calcext:value-type="float">
            <text:p>0.834</text:p>
          </table:table-cell>
          <table:table-cell office:value-type="float" office:value="0.79682788516248" calcext:value-type="float">
            <text:p>0.797</text:p>
          </table:table-cell>
          <table:table-cell office:value-type="float" office:value="0.695204720749787" calcext:value-type="float">
            <text:p>0.695</text:p>
          </table:table-cell>
          <table:table-cell office:value-type="float" office:value="0.853593324092" calcext:value-type="float">
            <text:p>0.854</text:p>
          </table:table-cell>
          <table:table-cell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68873545348256" calcext:value-type="float">
            <text:p>0.869</text:p>
          </table:table-cell>
          <table:table-cell office:value-type="float" office:value="0.92478228971" calcext:value-type="float">
            <text:p>0.925</text:p>
          </table:table-cell>
          <table:table-cell office:value-type="float" office:value="0.925681305626163" calcext:value-type="float">
            <text:p>0.926</text:p>
          </table:table-cell>
          <table:table-cell office:value-type="float" office:value="0.934448136662312" calcext:value-type="float">
            <text:p>0.934</text:p>
          </table:table-cell>
          <table:table-cell office:value-type="float" office:value="0.927934426502239" calcext:value-type="float">
            <text:p>0.928</text:p>
          </table:table-cell>
          <table:table-cell office:value-type="float" office:value="0.937782516379894" calcext:value-type="float">
            <text:p>0.938</text:p>
          </table:table-cell>
          <table:table-cell office:value-type="float" office:value="0.928870010424" calcext:value-type="float">
            <text:p>0.929</text:p>
          </table:table-cell>
          <table:table-cell office:value-type="float" office:value="0.874275982464827" calcext:value-type="float">
            <text:p>0.874</text:p>
          </table:table-cell>
          <table:table-cell office:value-type="float" office:value="0.95209077838" calcext:value-type="float">
            <text:p>0.952</text:p>
          </table:table-cell>
          <table:table-cell office:value-type="float" office:value="0.945540497274526" calcext:value-type="float">
            <text:p>0.946</text:p>
          </table:table-cell>
          <table:table-cell office:value-type="float" office:value="0.951356300590571" calcext:value-type="float">
            <text:p>0.951</text:p>
          </table:table-cell>
          <table:table-cell office:value-type="float" office:value="0.94800314239657" calcext:value-type="float">
            <text:p>0.948</text:p>
          </table:table-cell>
          <table:table-cell office:value-type="float" office:value="0.953564812895957" calcext:value-type="float">
            <text:p>0.954</text:p>
          </table:table-cell>
          <table:table-cell office:value-type="float" office:value="0.950007165528" calcext:value-type="float">
            <text:p>0.950</text:p>
          </table:table-cell>
          <table:table-cell office:value-type="float" office:value="0.825126428846946" calcext:value-type="float">
            <text:p>0.825</text:p>
          </table:table-cell>
          <table:table-cell office:value-type="float" office:value="0.964861854756" calcext:value-type="float">
            <text:p>0.965</text:p>
          </table:table-cell>
          <table:table-cell office:value-type="float" office:value="0.95796510047883" calcext:value-type="float">
            <text:p>0.958</text:p>
          </table:table-cell>
          <table:table-cell office:value-type="float" office:value="0.957515839583148" calcext:value-type="float">
            <text:p>0.958</text:p>
          </table:table-cell>
          <table:table-cell office:value-type="float" office:value="0.929276032448642" calcext:value-type="float">
            <text:p>0.929</text:p>
          </table:table-cell>
          <table:table-cell office:value-type="float" office:value="0.940462244080341" calcext:value-type="float">
            <text:p>0.940</text:p>
          </table:table-cell>
          <table:table-cell office:value-type="float" office:value="0.957841402119" calcext:value-type="float">
            <text:p>0.958</text:p>
          </table:table-cell>
          <table:table-cell office:value-type="float" office:value="0.740482760621723" calcext:value-type="float">
            <text:p>0.740</text:p>
          </table:table-cell>
          <table:table-cell office:value-type="float" office:value="0.961925060308" calcext:value-type="float">
            <text:p>0.962</text:p>
          </table:table-cell>
          <table:table-cell office:value-type="float" office:value="0.944940007393179" calcext:value-type="float">
            <text:p>0.945</text:p>
          </table:table-cell>
          <table:table-cell office:value-type="float" office:value="0.931695906971887" calcext:value-type="float">
            <text:p>0.932</text:p>
          </table:table-cell>
          <table:table-cell office:value-type="float" office:value="0.875702221761082" calcext:value-type="float">
            <text:p>0.876</text:p>
          </table:table-cell>
          <table:table-cell office:value-type="float" office:value="0.775934156056431" calcext:value-type="float">
            <text:p>0.776</text:p>
          </table:table-cell>
          <table:table-cell office:value-type="float" office:value="0.911385262841" calcext:value-type="float">
            <text:p>0.911</text:p>
          </table:table-cell>
          <table:table-cell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9054456274182" calcext:value-type="float">
            <text:p>0.969</text:p>
          </table:table-cell>
          <table:table-cell office:value-type="float" office:value="0.987759657766" calcext:value-type="float">
            <text:p>0.988</text:p>
          </table:table-cell>
          <table:table-cell office:value-type="float" office:value="0.984689050307805" calcext:value-type="float">
            <text:p>0.985</text:p>
          </table:table-cell>
          <table:table-cell office:value-type="float" office:value="0.989216016949329" calcext:value-type="float">
            <text:p>0.989</text:p>
          </table:table-cell>
          <table:table-cell office:value-type="float" office:value="0.989558617927156" calcext:value-type="float">
            <text:p>0.990</text:p>
          </table:table-cell>
          <table:table-cell office:value-type="float" office:value="0.986822192271793" calcext:value-type="float">
            <text:p>0.987</text:p>
          </table:table-cell>
          <table:table-cell office:value-type="float" office:value="0.9892964324" calcext:value-type="float">
            <text:p>0.989</text:p>
          </table:table-cell>
          <table:table-cell office:value-type="float" office:value="0.912695364855726" calcext:value-type="float">
            <text:p>0.913</text:p>
          </table:table-cell>
          <table:table-cell office:value-type="float" office:value="0.986852041671" calcext:value-type="float">
            <text:p>0.987</text:p>
          </table:table-cell>
          <table:table-cell office:value-type="float" office:value="0.984878252729326" calcext:value-type="float">
            <text:p>0.985</text:p>
          </table:table-cell>
          <table:table-cell office:value-type="float" office:value="0.985894477569528" calcext:value-type="float">
            <text:p>0.986</text:p>
          </table:table-cell>
          <table:table-cell office:value-type="float" office:value="0.970725014191102" calcext:value-type="float">
            <text:p>0.971</text:p>
          </table:table-cell>
          <table:table-cell office:value-type="float" office:value="0.94172224923254" calcext:value-type="float">
            <text:p>0.942</text:p>
          </table:table-cell>
          <table:table-cell office:value-type="float" office:value="0.987928685179" calcext:value-type="float">
            <text:p>0.988</text:p>
          </table:table-cell>
          <table:table-cell office:value-type="float" office:value="0.808621689258745" calcext:value-type="float">
            <text:p>0.809</text:p>
          </table:table-cell>
          <table:table-cell office:value-type="float" office:value="0.946594513799" calcext:value-type="float">
            <text:p>0.947</text:p>
          </table:table-cell>
          <table:table-cell office:value-type="float" office:value="0.979816040548352" calcext:value-type="float">
            <text:p>0.980</text:p>
          </table:table-cell>
          <table:table-cell office:value-type="float" office:value="0.935233062250259" calcext:value-type="float">
            <text:p>0.935</text:p>
          </table:table-cell>
          <table:table-cell office:value-type="float" office:value="0.883303759431374" calcext:value-type="float">
            <text:p>0.883</text:p>
          </table:table-cell>
          <table:table-cell office:value-type="float" office:value="0.861469685356971" calcext:value-type="float">
            <text:p>0.861</text:p>
          </table:table-cell>
          <table:table-cell office:value-type="float" office:value="0.976250092189" calcext:value-type="float">
            <text:p>0.976</text:p>
          </table:table-cell>
          <table:table-cell office:value-type="float" office:value="0.70935624532715" calcext:value-type="float">
            <text:p>0.709</text:p>
          </table:table-cell>
          <table:table-cell office:value-type="float" office:value="0.909586751152" calcext:value-type="float">
            <text:p>0.910</text:p>
          </table:table-cell>
          <table:table-cell office:value-type="float" office:value="0.873913953843289" calcext:value-type="float">
            <text:p>0.874</text:p>
          </table:table-cell>
          <table:table-cell office:value-type="float" office:value="0.80840389194253" calcext:value-type="float">
            <text:p>0.808</text:p>
          </table:table-cell>
          <table:table-cell office:value-type="float" office:value="0.803923647713239" calcext:value-type="float">
            <text:p>0.804</text:p>
          </table:table-cell>
          <table:table-cell office:value-type="float" office:value="0.785755987097365" calcext:value-type="float">
            <text:p>0.786</text:p>
          </table:table-cell>
          <table:table-cell office:value-type="float" office:value="0.897202551642" calcext:value-type="float">
            <text:p>0.897</text:p>
          </table:table-cell>
          <table:table-cell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36819131281227" calcext:value-type="float">
            <text:p>0.737</text:p>
          </table:table-cell>
          <table:table-cell office:value-type="float" office:value="0.819342003134" calcext:value-type="float">
            <text:p>0.819</text:p>
          </table:table-cell>
          <table:table-cell office:value-type="float" office:value="0.795707389009409" calcext:value-type="float">
            <text:p>0.796</text:p>
          </table:table-cell>
          <table:table-cell office:value-type="float" office:value="0.813193271787834" calcext:value-type="float">
            <text:p>0.813</text:p>
          </table:table-cell>
          <table:table-cell office:value-type="float" office:value="0.809717133254286" calcext:value-type="float">
            <text:p>0.810</text:p>
          </table:table-cell>
          <table:table-cell office:value-type="float" office:value="0.825710688996192" calcext:value-type="float">
            <text:p>0.826</text:p>
          </table:table-cell>
          <table:table-cell office:value-type="float" office:value="0.838433322708" calcext:value-type="float">
            <text:p>0.838</text:p>
          </table:table-cell>
          <table:table-cell office:value-type="float" office:value="0.722656803202135" calcext:value-type="float">
            <text:p>0.723</text:p>
          </table:table-cell>
          <table:table-cell office:value-type="float" office:value="0.815076338094" calcext:value-type="float">
            <text:p>0.815</text:p>
          </table:table-cell>
          <table:table-cell office:value-type="float" office:value="0.790585443794111" calcext:value-type="float">
            <text:p>0.791</text:p>
          </table:table-cell>
          <table:table-cell office:value-type="float" office:value="0.802563218779053" calcext:value-type="float">
            <text:p>0.803</text:p>
          </table:table-cell>
          <table:table-cell office:value-type="float" office:value="0.798605820277181" calcext:value-type="float">
            <text:p>0.799</text:p>
          </table:table-cell>
          <table:table-cell office:value-type="float" office:value="0.816960234742547" calcext:value-type="float">
            <text:p>0.817</text:p>
          </table:table-cell>
          <table:table-cell office:value-type="float" office:value="0.830096341824" calcext:value-type="float">
            <text:p>0.830</text:p>
          </table:table-cell>
          <table:table-cell office:value-type="float" office:value="0.664357504246241" calcext:value-type="float">
            <text:p>0.664</text:p>
          </table:table-cell>
          <table:table-cell office:value-type="float" office:value="0.796050922732" calcext:value-type="float">
            <text:p>0.796</text:p>
          </table:table-cell>
          <table:table-cell office:value-type="float" office:value="0.754224490776938" calcext:value-type="float">
            <text:p>0.754</text:p>
          </table:table-cell>
          <table:table-cell office:value-type="float" office:value="0.761063431006861" calcext:value-type="float">
            <text:p>0.761</text:p>
          </table:table-cell>
          <table:table-cell office:value-type="float" office:value="0.748930867919921" calcext:value-type="float">
            <text:p>0.749</text:p>
          </table:table-cell>
          <table:table-cell office:value-type="float" office:value="0.745411467139757" calcext:value-type="float">
            <text:p>0.745</text:p>
          </table:table-cell>
          <table:table-cell office:value-type="float" office:value="0.80932781716" calcext:value-type="float">
            <text:p>0.809</text:p>
          </table:table-cell>
          <table:table-cell office:value-type="float" office:value="0.609628857224191" calcext:value-type="float">
            <text:p>0.610</text:p>
          </table:table-cell>
          <table:table-cell office:value-type="float" office:value="0.757695751089" calcext:value-type="float">
            <text:p>0.758</text:p>
          </table:table-cell>
          <table:table-cell office:value-type="float" office:value="0.658407141319729" calcext:value-type="float">
            <text:p>0.658</text:p>
          </table:table-cell>
          <table:table-cell office:value-type="float" office:value="0.702590384738862" calcext:value-type="float">
            <text:p>0.703</text:p>
          </table:table-cell>
          <table:table-cell office:value-type="float" office:value="0.673112928573259" calcext:value-type="float">
            <text:p>0.673</text:p>
          </table:table-cell>
          <table:table-cell office:value-type="float" office:value="0.641745313113099" calcext:value-type="float">
            <text:p>0.642</text:p>
          </table:table-cell>
          <table:table-cell office:value-type="float" office:value="0.763768704115" calcext:value-type="float">
            <text:p>0.764</text:p>
          </table:table-cell>
          <table:table-cell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21069729430851" calcext:value-type="float">
            <text:p>0.821</text:p>
          </table:table-cell>
          <table:table-cell office:value-type="float" office:value="0.920377031418" calcext:value-type="float">
            <text:p>0.920</text:p>
          </table:table-cell>
          <table:table-cell office:value-type="float" office:value="0.91862078652649" calcext:value-type="float">
            <text:p>0.919</text:p>
          </table:table-cell>
          <table:table-cell office:value-type="float" office:value="0.935835660703539" calcext:value-type="float">
            <text:p>0.936</text:p>
          </table:table-cell>
          <table:table-cell office:value-type="float" office:value="0.936965247427493" calcext:value-type="float">
            <text:p>0.937</text:p>
          </table:table-cell>
          <table:table-cell office:value-type="float" office:value="0.918703952196338" calcext:value-type="float">
            <text:p>0.919</text:p>
          </table:table-cell>
          <table:table-cell office:value-type="float" office:value="0.897604921677" calcext:value-type="float">
            <text:p>0.898</text:p>
          </table:table-cell>
          <table:table-cell office:value-type="float" office:value="0.911087401612607" calcext:value-type="float">
            <text:p>0.911</text:p>
          </table:table-cell>
          <table:table-cell office:value-type="float" office:value="0.945557209526" calcext:value-type="float">
            <text:p>0.946</text:p>
          </table:table-cell>
          <table:table-cell office:value-type="float" office:value="0.923858936957421" calcext:value-type="float">
            <text:p>0.924</text:p>
          </table:table-cell>
          <table:table-cell office:value-type="float" office:value="0.942433519357309" calcext:value-type="float">
            <text:p>0.942</text:p>
          </table:table-cell>
          <table:table-cell office:value-type="float" office:value="0.938323359164979" calcext:value-type="float">
            <text:p>0.938</text:p>
          </table:table-cell>
          <table:table-cell office:value-type="float" office:value="0.931291027248268" calcext:value-type="float">
            <text:p>0.931</text:p>
          </table:table-cell>
          <table:table-cell office:value-type="float" office:value="0.925499581168" calcext:value-type="float">
            <text:p>0.925</text:p>
          </table:table-cell>
          <table:table-cell office:value-type="float" office:value="0.887856657205307" calcext:value-type="float">
            <text:p>0.888</text:p>
          </table:table-cell>
          <table:table-cell office:value-type="float" office:value="0.942811880797" calcext:value-type="float">
            <text:p>0.943</text:p>
          </table:table-cell>
          <table:table-cell office:value-type="float" office:value="0.913961644889865" calcext:value-type="float">
            <text:p>0.914</text:p>
          </table:table-cell>
          <table:table-cell office:value-type="float" office:value="0.935889950825245" calcext:value-type="float">
            <text:p>0.936</text:p>
          </table:table-cell>
          <table:table-cell office:value-type="float" office:value="0.914901942311569" calcext:value-type="float">
            <text:p>0.915</text:p>
          </table:table-cell>
          <table:table-cell office:value-type="float" office:value="0.882663703632351" calcext:value-type="float">
            <text:p>0.883</text:p>
          </table:table-cell>
          <table:table-cell office:value-type="float" office:value="0.940029875346" calcext:value-type="float">
            <text:p>0.940</text:p>
          </table:table-cell>
          <table:table-cell office:value-type="float" office:value="0.732901721631762" calcext:value-type="float">
            <text:p>0.733</text:p>
          </table:table-cell>
          <table:table-cell office:value-type="float" office:value="0.923258028251" calcext:value-type="float">
            <text:p>0.923</text:p>
          </table:table-cell>
          <table:table-cell office:value-type="float" office:value="0.873450383602555" calcext:value-type="float">
            <text:p>0.873</text:p>
          </table:table-cell>
          <table:table-cell office:value-type="float" office:value="0.901315613801536" calcext:value-type="float">
            <text:p>0.901</text:p>
          </table:table-cell>
          <table:table-cell office:value-type="float" office:value="0.86729152544083" calcext:value-type="float">
            <text:p>0.867</text:p>
          </table:table-cell>
          <table:table-cell office:value-type="float" office:value="0.755682345697752" calcext:value-type="float">
            <text:p>0.756</text:p>
          </table:table-cell>
          <table:table-cell office:value-type="float" office:value="0.882090425653" calcext:value-type="float">
            <text:p>0.882</text:p>
          </table:table-cell>
          <table:table-cell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" calcext:value-type="float">
            <text:p>0.000</text:p>
          </table:table-cell>
          <table:table-cell office:value-type="float" office:value="0.992908310834" calcext:value-type="float">
            <text:p>0.993</text:p>
          </table:table-cell>
          <table:table-cell office:value-type="float" office:value="0.989442784391261" calcext:value-type="float">
            <text:p>0.989</text:p>
          </table:table-cell>
          <table:table-cell office:value-type="float" office:value="0.99297040165219" calcext:value-type="float">
            <text:p>0.993</text:p>
          </table:table-cell>
          <table:table-cell office:value-type="float" office:value="0.992135527753013" calcext:value-type="float">
            <text:p>0.992</text:p>
          </table:table-cell>
          <table:table-cell office:value-type="float" office:value="0.990522436245572" calcext:value-type="float">
            <text:p>0.991</text:p>
          </table:table-cell>
          <table:table-cell table:style-name="ce51" office:value-type="float" office:value="0.144561913794" calcext:value-type="float">
            <text:p>0.145</text:p>
          </table:table-cell>
          <table:table-cell office:value-type="float" office:value="0" calcext:value-type="float">
            <text:p>0.000</text:p>
          </table:table-cell>
          <table:table-cell office:value-type="float" office:value="0.118589649959" calcext:value-type="float">
            <text:p>0.119</text:p>
          </table:table-cell>
          <table:table-cell office:value-type="float" office:value="0.0290250424187491" calcext:value-type="float">
            <text:p>0.029</text:p>
          </table:table-cell>
          <table:table-cell office:value-type="float" office:value="0.00146311927341329" calcext:value-type="float">
            <text:p>0.001</text:p>
          </table:table-cell>
          <table:table-cell office:value-type="float" office:value="0.414463006318174" calcext:value-type="float">
            <text:p>0.414</text:p>
          </table:table-cell>
          <table:table-cell table:number-columns-repeated="16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032133927826" calcext:value-type="float">
            <text:p>0.980</text:p>
          </table:table-cell>
          <table:table-cell office:value-type="float" office:value="0.989444166579" calcext:value-type="float">
            <text:p>0.989</text:p>
          </table:table-cell>
          <table:table-cell office:value-type="float" office:value="0.986819690196818" calcext:value-type="float">
            <text:p>0.987</text:p>
          </table:table-cell>
          <table:table-cell office:value-type="float" office:value="0.989596579584372" calcext:value-type="float">
            <text:p>0.990</text:p>
          </table:table-cell>
          <table:table-cell office:value-type="float" office:value="0.991521759873775" calcext:value-type="float">
            <text:p>0.992</text:p>
          </table:table-cell>
          <table:table-cell office:value-type="float" office:value="0.987196314716186" calcext:value-type="float">
            <text:p>0.987</text:p>
          </table:table-cell>
          <table:table-cell office:value-type="float" office:value="0.990247084117" calcext:value-type="float">
            <text:p>0.99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4057637" calcext:value-type="float">
            <text:p>0.989</text:p>
          </table:table-cell>
          <table:table-cell office:value-type="float" office:value="0.986782019289621" calcext:value-type="float">
            <text:p>0.987</text:p>
          </table:table-cell>
          <table:table-cell office:value-type="float" office:value="0.989596250513654" calcext:value-type="float">
            <text:p>0.990</text:p>
          </table:table-cell>
          <table:table-cell office:value-type="float" office:value="0.991527334537484" calcext:value-type="float">
            <text:p>0.992</text:p>
          </table:table-cell>
          <table:table-cell office:value-type="float" office:value="0.987167327438195" calcext:value-type="float">
            <text:p>0.987</text:p>
          </table:table-cell>
          <table:table-cell office:value-type="float" office:value="0.990251519419" calcext:value-type="float">
            <text:p>0.990</text:p>
          </table:table-cell>
          <table:table-cell office:value-type="float" office:value="0.980287909896565" calcext:value-type="float">
            <text:p>0.980</text:p>
          </table:table-cell>
          <table:table-cell office:value-type="float" office:value="0.989444953326" calcext:value-type="float">
            <text:p>0.989</text:p>
          </table:table-cell>
          <table:table-cell office:value-type="float" office:value="0.98675390966345" calcext:value-type="float">
            <text:p>0.987</text:p>
          </table:table-cell>
          <table:table-cell office:value-type="float" office:value="0.989596559527419" calcext:value-type="float">
            <text:p>0.990</text:p>
          </table:table-cell>
          <table:table-cell office:value-type="float" office:value="0.991536266904365" calcext:value-type="float">
            <text:p>0.992</text:p>
          </table:table-cell>
          <table:table-cell office:value-type="float" office:value="0.987155684826216" calcext:value-type="float">
            <text:p>0.987</text:p>
          </table:table-cell>
          <table:table-cell office:value-type="float" office:value="0.990194124256" calcext:value-type="float">
            <text:p>0.990</text:p>
          </table:table-cell>
          <table:table-cell office:value-type="float" office:value="0.979146303096903" calcext:value-type="float">
            <text:p>0.979</text:p>
          </table:table-cell>
          <table:table-cell office:value-type="float" office:value="0.989444463453" calcext:value-type="float">
            <text:p>0.989</text:p>
          </table:table-cell>
          <table:table-cell office:value-type="float" office:value="0.986597040555977" calcext:value-type="float">
            <text:p>0.987</text:p>
          </table:table-cell>
          <table:table-cell office:value-type="float" office:value="0.989596757762463" calcext:value-type="float">
            <text:p>0.990</text:p>
          </table:table-cell>
          <table:table-cell office:value-type="float" office:value="0.991533267066838" calcext:value-type="float">
            <text:p>0.992</text:p>
          </table:table-cell>
          <table:table-cell office:value-type="float" office:value="0.986407985180721" calcext:value-type="float">
            <text:p>0.986</text:p>
          </table:table-cell>
          <table:table-cell office:value-type="float" office:value="0.986218373362" calcext:value-type="float">
            <text:p>0.986</text:p>
          </table:table-cell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" calcext:value-type="float">
            <text:p>0.000</text:p>
          </table:table-cell>
          <table:table-cell office:value-type="float" office:value="0.989445204038" calcext:value-type="float">
            <text:p>0.989</text:p>
          </table:table-cell>
          <table:table-cell office:value-type="float" office:value="0.987365335851124" calcext:value-type="float">
            <text:p>0.987</text:p>
          </table:table-cell>
          <table:table-cell office:value-type="float" office:value="0.961322784586427" calcext:value-type="float">
            <text:p>0.961</text:p>
          </table:table-cell>
          <table:table-cell office:value-type="float" office:value="0.991522240001329" calcext:value-type="float">
            <text:p>0.992</text:p>
          </table:table-cell>
          <table:table-cell office:value-type="float" office:value="0.958221995070792" calcext:value-type="float">
            <text:p>0.958</text:p>
          </table:table-cell>
          <table:table-cell table:style-name="ce51" office:value-type="float" office:value="0.167118834004" calcext:value-type="float">
            <text:p>0.167</text:p>
          </table:table-cell>
          <table:table-cell office:value-type="float" office:value="0" calcext:value-type="float">
            <text:p>0.000</text:p>
          </table:table-cell>
          <table:table-cell office:value-type="float" office:value="0.310937722891" calcext:value-type="float">
            <text:p>0.311</text:p>
          </table:table-cell>
          <table:table-cell office:value-type="float" office:value="0.254120361905955" calcext:value-type="float">
            <text:p>0.254</text:p>
          </table:table-cell>
          <table:table-cell office:value-type="float" office:value="0.0565481117596493" calcext:value-type="float">
            <text:p>0.057</text:p>
          </table:table-cell>
          <table:table-cell office:value-type="float" office:value="0.339920513500467" calcext:value-type="float">
            <text:p>0.340</text:p>
          </table:table-cell>
          <table:table-cell table:number-columns-repeated="16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41408591559202" calcext:value-type="float">
            <text:p>0.941</text:p>
          </table:table-cell>
          <table:table-cell office:value-type="float" office:value="0.926842947996" calcext:value-type="float">
            <text:p>0.927</text:p>
          </table:table-cell>
          <table:table-cell office:value-type="float" office:value="0.633376537484264" calcext:value-type="float">
            <text:p>0.633</text:p>
          </table:table-cell>
          <table:table-cell office:value-type="float" office:value="0.78087963678971" calcext:value-type="float">
            <text:p>0.781</text:p>
          </table:table-cell>
          <table:table-cell office:value-type="float" office:value="0.593925221496642" calcext:value-type="float">
            <text:p>0.594</text:p>
          </table:table-cell>
          <table:table-cell office:value-type="float" office:value="0.718269431977445" calcext:value-type="float">
            <text:p>0.718</text:p>
          </table:table-cell>
          <table:table-cell office:value-type="float" office:value="0.990248177405" calcext:value-type="float">
            <text:p>0.990</text:p>
          </table:table-cell>
          <table:table-cell office:value-type="float" office:value="0.879790338623429" calcext:value-type="float">
            <text:p>0.880</text:p>
          </table:table-cell>
          <table:table-cell office:value-type="float" office:value="0.885109450232" calcext:value-type="float">
            <text:p>0.885</text:p>
          </table:table-cell>
          <table:table-cell office:value-type="float" office:value="0.75803490848693" calcext:value-type="float">
            <text:p>0.758</text:p>
          </table:table-cell>
          <table:table-cell office:value-type="float" office:value="0.843493156146229" calcext:value-type="float">
            <text:p>0.843</text:p>
          </table:table-cell>
          <table:table-cell office:value-type="float" office:value="0.656698961404463" calcext:value-type="float">
            <text:p>0.657</text:p>
          </table:table-cell>
          <table:table-cell office:value-type="float" office:value="0.780854395879588" calcext:value-type="float">
            <text:p>0.781</text:p>
          </table:table-cell>
          <table:table-cell office:value-type="float" office:value="0.990247505051" calcext:value-type="float">
            <text:p>0.990</text:p>
          </table:table-cell>
          <table:table-cell office:value-type="float" office:value="0.859081393833707" calcext:value-type="float">
            <text:p>0.859</text:p>
          </table:table-cell>
          <table:table-cell office:value-type="float" office:value="0.905975712331" calcext:value-type="float">
            <text:p>0.906</text:p>
          </table:table-cell>
          <table:table-cell office:value-type="float" office:value="0.737176821192768" calcext:value-type="float">
            <text:p>0.737</text:p>
          </table:table-cell>
          <table:table-cell office:value-type="float" office:value="0.90610868751286" calcext:value-type="float">
            <text:p>0.906</text:p>
          </table:table-cell>
          <table:table-cell office:value-type="float" office:value="0.719487530105485" calcext:value-type="float">
            <text:p>0.719</text:p>
          </table:table-cell>
          <table:table-cell office:value-type="float" office:value="0.718255693796973" calcext:value-type="float">
            <text:p>0.718</text:p>
          </table:table-cell>
          <table:table-cell office:value-type="float" office:value="0.990196895013" calcext:value-type="float">
            <text:p>0.990</text:p>
          </table:table-cell>
          <table:table-cell office:value-type="float" office:value="0.116913420145496" calcext:value-type="float">
            <text:p>0.117</text:p>
          </table:table-cell>
          <table:table-cell office:value-type="float" office:value="0.88510910374" calcext:value-type="float">
            <text:p>0.885</text:p>
          </table:table-cell>
          <table:table-cell office:value-type="float" office:value="0.819997954787877" calcext:value-type="float">
            <text:p>0.820</text:p>
          </table:table-cell>
          <table:table-cell office:value-type="float" office:value="0.864368792826916" calcext:value-type="float">
            <text:p>0.864</text:p>
          </table:table-cell>
          <table:table-cell office:value-type="float" office:value="0.740410779988627" calcext:value-type="float">
            <text:p>0.740</text:p>
          </table:table-cell>
          <table:table-cell office:value-type="float" office:value="0.801199008453849" calcext:value-type="float">
            <text:p>0.801</text:p>
          </table:table-cell>
          <table:table-cell office:value-type="float" office:value="0.986199390148" calcext:value-type="float">
            <text:p>0.986</text:p>
          </table:table-cell>
          <table:table-cell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032133927826" calcext:value-type="float">
            <text:p>0.980</text:p>
          </table:table-cell>
          <table:table-cell office:value-type="float" office:value="0.989444166579" calcext:value-type="float">
            <text:p>0.989</text:p>
          </table:table-cell>
          <table:table-cell office:value-type="float" office:value="0.986819690196818" calcext:value-type="float">
            <text:p>0.987</text:p>
          </table:table-cell>
          <table:table-cell office:value-type="float" office:value="0.989596579584372" calcext:value-type="float">
            <text:p>0.990</text:p>
          </table:table-cell>
          <table:table-cell office:value-type="float" office:value="0.991521759873775" calcext:value-type="float">
            <text:p>0.992</text:p>
          </table:table-cell>
          <table:table-cell office:value-type="float" office:value="0.987196314716186" calcext:value-type="float">
            <text:p>0.987</text:p>
          </table:table-cell>
          <table:table-cell office:value-type="float" office:value="0.990247084117" calcext:value-type="float">
            <text:p>0.990</text:p>
          </table:table-cell>
          <table:table-cell office:value-type="float" office:value="0.980299110216045" calcext:value-type="float">
            <text:p>0.980</text:p>
          </table:table-cell>
          <table:table-cell office:value-type="float" office:value="0.989444057637" calcext:value-type="float">
            <text:p>0.989</text:p>
          </table:table-cell>
          <table:table-cell office:value-type="float" office:value="0.986782019289621" calcext:value-type="float">
            <text:p>0.987</text:p>
          </table:table-cell>
          <table:table-cell office:value-type="float" office:value="0.989596250513654" calcext:value-type="float">
            <text:p>0.990</text:p>
          </table:table-cell>
          <table:table-cell office:value-type="float" office:value="0.991527334537484" calcext:value-type="float">
            <text:p>0.992</text:p>
          </table:table-cell>
          <table:table-cell office:value-type="float" office:value="0.987167327438195" calcext:value-type="float">
            <text:p>0.987</text:p>
          </table:table-cell>
          <table:table-cell office:value-type="float" office:value="0.990251519419" calcext:value-type="float">
            <text:p>0.990</text:p>
          </table:table-cell>
          <table:table-cell office:value-type="float" office:value="0.980287909896565" calcext:value-type="float">
            <text:p>0.980</text:p>
          </table:table-cell>
          <table:table-cell office:value-type="float" office:value="0.989444953326" calcext:value-type="float">
            <text:p>0.989</text:p>
          </table:table-cell>
          <table:table-cell office:value-type="float" office:value="0.98675390966345" calcext:value-type="float">
            <text:p>0.987</text:p>
          </table:table-cell>
          <table:table-cell office:value-type="float" office:value="0.989596559527419" calcext:value-type="float">
            <text:p>0.990</text:p>
          </table:table-cell>
          <table:table-cell office:value-type="float" office:value="0.991536266904365" calcext:value-type="float">
            <text:p>0.992</text:p>
          </table:table-cell>
          <table:table-cell office:value-type="float" office:value="0.987155684826216" calcext:value-type="float">
            <text:p>0.987</text:p>
          </table:table-cell>
          <table:table-cell office:value-type="float" office:value="0.990194124256" calcext:value-type="float">
            <text:p>0.990</text:p>
          </table:table-cell>
          <table:table-cell office:value-type="float" office:value="0.979146303096903" calcext:value-type="float">
            <text:p>0.979</text:p>
          </table:table-cell>
          <table:table-cell office:value-type="float" office:value="0.989444463453" calcext:value-type="float">
            <text:p>0.989</text:p>
          </table:table-cell>
          <table:table-cell office:value-type="float" office:value="0.986597040555977" calcext:value-type="float">
            <text:p>0.987</text:p>
          </table:table-cell>
          <table:table-cell office:value-type="float" office:value="0.989596757762463" calcext:value-type="float">
            <text:p>0.990</text:p>
          </table:table-cell>
          <table:table-cell office:value-type="float" office:value="0.991533267066838" calcext:value-type="float">
            <text:p>0.992</text:p>
          </table:table-cell>
          <table:table-cell office:value-type="float" office:value="0.986407985180721" calcext:value-type="float">
            <text:p>0.986</text:p>
          </table:table-cell>
          <table:table-cell office:value-type="float" office:value="0.986218373362" calcext:value-type="float">
            <text:p>0.986</text:p>
          </table:table-cell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7975714167613" calcext:value-type="float">
            <text:p>0.008</text:p>
          </table:table-cell>
          <table:table-cell office:value-type="float" office:value="0.00916941958847" calcext:value-type="float">
            <text:p>0.009</text:p>
          </table:table-cell>
          <table:table-cell office:value-type="float" office:value="0.0406336976730009" calcext:value-type="float">
            <text:p>0.041</text:p>
          </table:table-cell>
          <table:table-cell office:value-type="float" office:value="0.031347664504294" calcext:value-type="float">
            <text:p>0.031</text:p>
          </table:table-cell>
          <table:table-cell office:value-type="float" office:value="0.00693715897553885" calcext:value-type="float">
            <text:p>0.007</text:p>
          </table:table-cell>
          <table:table-cell office:value-type="float" office:value="0.0271238488888719" calcext:value-type="float">
            <text:p>0.027</text:p>
          </table:table-cell>
          <table:table-cell office:value-type="float" office:value="0.986100470041" calcext:value-type="float">
            <text:p>0.986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888975118035" calcext:value-type="float">
            <text:p>0.889</text:p>
          </table:table-cell>
          <table:table-cell table:number-columns-repeated="1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3887591848345" calcext:value-type="float">
            <text:p>0.994</text:p>
          </table:table-cell>
          <table:table-cell office:value-type="float" office:value="0.995807008645" calcext:value-type="float">
            <text:p>0.996</text:p>
          </table:table-cell>
          <table:table-cell office:value-type="float" office:value="0.995965130611333" calcext:value-type="float">
            <text:p>0.996</text:p>
          </table:table-cell>
          <table:table-cell office:value-type="float" office:value="0.996648582313004" calcext:value-type="float">
            <text:p>0.997</text:p>
          </table:table-cell>
          <table:table-cell office:value-type="float" office:value="0.997173794759045" calcext:value-type="float">
            <text:p>0.997</text:p>
          </table:table-cell>
          <table:table-cell office:value-type="float" office:value="0.994158868970909" calcext:value-type="float">
            <text:p>0.994</text:p>
          </table:table-cell>
          <table:table-cell office:value-type="float" office:value="0.996210253143" calcext:value-type="float">
            <text:p>0.996</text:p>
          </table:table-cell>
          <table:table-cell office:value-type="float" office:value="0.993212953361864" calcext:value-type="float">
            <text:p>0.993</text:p>
          </table:table-cell>
          <table:table-cell office:value-type="float" office:value="0.995806794108" calcext:value-type="float">
            <text:p>0.996</text:p>
          </table:table-cell>
          <table:table-cell office:value-type="float" office:value="0.996046635784666" calcext:value-type="float">
            <text:p>0.996</text:p>
          </table:table-cell>
          <table:table-cell office:value-type="float" office:value="0.996652766043538" calcext:value-type="float">
            <text:p>0.997</text:p>
          </table:table-cell>
          <table:table-cell office:value-type="float" office:value="0.997177507359072" calcext:value-type="float">
            <text:p>0.997</text:p>
          </table:table-cell>
          <table:table-cell office:value-type="float" office:value="0.994136442645061" calcext:value-type="float">
            <text:p>0.994</text:p>
          </table:table-cell>
          <table:table-cell office:value-type="float" office:value="0.996214460814" calcext:value-type="float">
            <text:p>0.996</text:p>
          </table:table-cell>
          <table:table-cell office:value-type="float" office:value="0.985746881140092" calcext:value-type="float">
            <text:p>0.986</text:p>
          </table:table-cell>
          <table:table-cell office:value-type="float" office:value="0.995804232906" calcext:value-type="float">
            <text:p>0.996</text:p>
          </table:table-cell>
          <table:table-cell office:value-type="float" office:value="0.99607181643217" calcext:value-type="float">
            <text:p>0.996</text:p>
          </table:table-cell>
          <table:table-cell office:value-type="float" office:value="0.996661298149134" calcext:value-type="float">
            <text:p>0.997</text:p>
          </table:table-cell>
          <table:table-cell office:value-type="float" office:value="0.997178325598633" calcext:value-type="float">
            <text:p>0.997</text:p>
          </table:table-cell>
          <table:table-cell office:value-type="float" office:value="0.994191503045563" calcext:value-type="float">
            <text:p>0.994</text:p>
          </table:table-cell>
          <table:table-cell office:value-type="float" office:value="0.996206012819" calcext:value-type="float">
            <text:p>0.996</text:p>
          </table:table-cell>
          <table:table-cell office:value-type="float" office:value="0.974692512602523" calcext:value-type="float">
            <text:p>0.975</text:p>
          </table:table-cell>
          <table:table-cell office:value-type="float" office:value="0.99579722749" calcext:value-type="float">
            <text:p>0.996</text:p>
          </table:table-cell>
          <table:table-cell office:value-type="float" office:value="0.996162507693556" calcext:value-type="float">
            <text:p>0.996</text:p>
          </table:table-cell>
          <table:table-cell office:value-type="float" office:value="0.996654695894467" calcext:value-type="float">
            <text:p>0.997</text:p>
          </table:table-cell>
          <table:table-cell office:value-type="float" office:value="0.9971739631781" calcext:value-type="float">
            <text:p>0.997</text:p>
          </table:table-cell>
          <table:table-cell office:value-type="float" office:value="0.99414672117545" calcext:value-type="float">
            <text:p>0.994</text:p>
          </table:table-cell>
          <table:table-cell office:value-type="float" office:value="0.996109252967" calcext:value-type="float">
            <text:p>0.996</text:p>
          </table:table-cell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48345132091934" calcext:value-type="float">
            <text:p>0.948</text:p>
          </table:table-cell>
          <table:table-cell office:value-type="float" office:value="0.958304085547" calcext:value-type="float">
            <text:p>0.958</text:p>
          </table:table-cell>
          <table:table-cell office:value-type="float" office:value="0.934872451318733" calcext:value-type="float">
            <text:p>0.935</text:p>
          </table:table-cell>
          <table:table-cell office:value-type="float" office:value="0.868374683118292" calcext:value-type="float">
            <text:p>0.868</text:p>
          </table:table-cell>
          <table:table-cell office:value-type="float" office:value="0.847384076158991" calcext:value-type="float">
            <text:p>0.847</text:p>
          </table:table-cell>
          <table:table-cell office:value-type="float" office:value="0.873126783476813" calcext:value-type="float">
            <text:p>0.873</text:p>
          </table:table-cell>
          <table:table-cell office:value-type="float" office:value="0.978972137831" calcext:value-type="float">
            <text:p>0.979</text:p>
          </table:table-cell>
          <table:table-cell office:value-type="float" office:value="0.897660008080408" calcext:value-type="float">
            <text:p>0.898</text:p>
          </table:table-cell>
          <table:table-cell office:value-type="float" office:value="0.933312352584" calcext:value-type="float">
            <text:p>0.933</text:p>
          </table:table-cell>
          <table:table-cell office:value-type="float" office:value="0.883423775904838" calcext:value-type="float">
            <text:p>0.883</text:p>
          </table:table-cell>
          <table:table-cell office:value-type="float" office:value="0.842402770704195" calcext:value-type="float">
            <text:p>0.842</text:p>
          </table:table-cell>
          <table:table-cell office:value-type="float" office:value="0.831237792548359" calcext:value-type="float">
            <text:p>0.831</text:p>
          </table:table-cell>
          <table:table-cell office:value-type="float" office:value="0.845117909925952" calcext:value-type="float">
            <text:p>0.845</text:p>
          </table:table-cell>
          <table:table-cell office:value-type="float" office:value="0.945925361108" calcext:value-type="float">
            <text:p>0.946</text:p>
          </table:table-cell>
          <table:table-cell office:value-type="float" office:value="0.846842567999608" calcext:value-type="float">
            <text:p>0.847</text:p>
          </table:table-cell>
          <table:table-cell office:value-type="float" office:value="0.891590188237" calcext:value-type="float">
            <text:p>0.892</text:p>
          </table:table-cell>
          <table:table-cell office:value-type="float" office:value="0.847818067014024" calcext:value-type="float">
            <text:p>0.848</text:p>
          </table:table-cell>
          <table:table-cell office:value-type="float" office:value="0.827023952712294" calcext:value-type="float">
            <text:p>0.827</text:p>
          </table:table-cell>
          <table:table-cell office:value-type="float" office:value="0.818236220602276" calcext:value-type="float">
            <text:p>0.818</text:p>
          </table:table-cell>
          <table:table-cell office:value-type="float" office:value="0.820330964638597" calcext:value-type="float">
            <text:p>0.820</text:p>
          </table:table-cell>
          <table:table-cell office:value-type="float" office:value="0.859166515756" calcext:value-type="float">
            <text:p>0.859</text:p>
          </table:table-cell>
          <table:table-cell office:value-type="float" office:value="0.815866414707835" calcext:value-type="float">
            <text:p>0.816</text:p>
          </table:table-cell>
          <table:table-cell office:value-type="float" office:value="0.856161882597" calcext:value-type="float">
            <text:p>0.856</text:p>
          </table:table-cell>
          <table:table-cell office:value-type="float" office:value="0.827813261462471" calcext:value-type="float">
            <text:p>0.828</text:p>
          </table:table-cell>
          <table:table-cell office:value-type="float" office:value="0.819400423616415" calcext:value-type="float">
            <text:p>0.819</text:p>
          </table:table-cell>
          <table:table-cell office:value-type="float" office:value="0.812225629765549" calcext:value-type="float">
            <text:p>0.812</text:p>
          </table:table-cell>
          <table:table-cell office:value-type="float" office:value="0.823855130957046" calcext:value-type="float">
            <text:p>0.824</text:p>
          </table:table-cell>
          <table:table-cell office:value-type="float" office:value="0.831983942318" calcext:value-type="float">
            <text:p>0.832</text:p>
          </table:table-cell>
          <table:table-cell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56456956826534" calcext:value-type="float">
            <text:p>0.956</text:p>
          </table:table-cell>
          <table:table-cell office:value-type="float" office:value="0.981693702964" calcext:value-type="float">
            <text:p>0.982</text:p>
          </table:table-cell>
          <table:table-cell office:value-type="float" office:value="0.974576058065713" calcext:value-type="float">
            <text:p>0.975</text:p>
          </table:table-cell>
          <table:table-cell office:value-type="float" office:value="0.970188796211981" calcext:value-type="float">
            <text:p>0.970</text:p>
          </table:table-cell>
          <table:table-cell office:value-type="float" office:value="0.97404823686237" calcext:value-type="float">
            <text:p>0.974</text:p>
          </table:table-cell>
          <table:table-cell office:value-type="float" office:value="0.971281856754406" calcext:value-type="float">
            <text:p>0.971</text:p>
          </table:table-cell>
          <table:table-cell office:value-type="float" office:value="0.984019786198" calcext:value-type="float">
            <text:p>0.984</text:p>
          </table:table-cell>
          <table:table-cell office:value-type="float" office:value="0.934762494834944" calcext:value-type="float">
            <text:p>0.935</text:p>
          </table:table-cell>
          <table:table-cell office:value-type="float" office:value="0.972728798303" calcext:value-type="float">
            <text:p>0.973</text:p>
          </table:table-cell>
          <table:table-cell office:value-type="float" office:value="0.968490122255528" calcext:value-type="float">
            <text:p>0.968</text:p>
          </table:table-cell>
          <table:table-cell office:value-type="float" office:value="0.960511459016528" calcext:value-type="float">
            <text:p>0.961</text:p>
          </table:table-cell>
          <table:table-cell office:value-type="float" office:value="0.963060599510918" calcext:value-type="float">
            <text:p>0.963</text:p>
          </table:table-cell>
          <table:table-cell office:value-type="float" office:value="0.964138044876997" calcext:value-type="float">
            <text:p>0.964</text:p>
          </table:table-cell>
          <table:table-cell office:value-type="float" office:value="0.977136544953" calcext:value-type="float">
            <text:p>0.977</text:p>
          </table:table-cell>
          <table:table-cell office:value-type="float" office:value="0.916083672523277" calcext:value-type="float">
            <text:p>0.916</text:p>
          </table:table-cell>
          <table:table-cell office:value-type="float" office:value="0.960575642368" calcext:value-type="float">
            <text:p>0.961</text:p>
          </table:table-cell>
          <table:table-cell office:value-type="float" office:value="0.951365379784779" calcext:value-type="float">
            <text:p>0.951</text:p>
          </table:table-cell>
          <table:table-cell office:value-type="float" office:value="0.935154433060492" calcext:value-type="float">
            <text:p>0.935</text:p>
          </table:table-cell>
          <table:table-cell office:value-type="float" office:value="0.942879617653775" calcext:value-type="float">
            <text:p>0.943</text:p>
          </table:table-cell>
          <table:table-cell office:value-type="float" office:value="0.938232715353382" calcext:value-type="float">
            <text:p>0.938</text:p>
          </table:table-cell>
          <table:table-cell office:value-type="float" office:value="0.963869560889" calcext:value-type="float">
            <text:p>0.964</text:p>
          </table:table-cell>
          <table:table-cell office:value-type="float" office:value="0.863815041501616" calcext:value-type="float">
            <text:p>0.864</text:p>
          </table:table-cell>
          <table:table-cell office:value-type="float" office:value="0.951690745441" calcext:value-type="float">
            <text:p>0.952</text:p>
          </table:table-cell>
          <table:table-cell office:value-type="float" office:value="0.932009045396791" calcext:value-type="float">
            <text:p>0.932</text:p>
          </table:table-cell>
          <table:table-cell office:value-type="float" office:value="0.90876638897569" calcext:value-type="float">
            <text:p>0.909</text:p>
          </table:table-cell>
          <table:table-cell office:value-type="float" office:value="0.917809133505122" calcext:value-type="float">
            <text:p>0.918</text:p>
          </table:table-cell>
          <table:table-cell office:value-type="float" office:value="0.896585362745841" calcext:value-type="float">
            <text:p>0.897</text:p>
          </table:table-cell>
          <table:table-cell office:value-type="float" office:value="0.937244889992" calcext:value-type="float">
            <text:p>0.937</text:p>
          </table:table-cell>
          <table:table-cell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771617952915136" calcext:value-type="float">
            <text:p>0.772</text:p>
          </table:table-cell>
          <table:table-cell office:value-type="float" office:value="0.607940851514" calcext:value-type="float">
            <text:p>0.608</text:p>
          </table:table-cell>
          <table:table-cell office:value-type="float" office:value="0.633344397875745" calcext:value-type="float">
            <text:p>0.633</text:p>
          </table:table-cell>
          <table:table-cell office:value-type="float" office:value="0.610591082939248" calcext:value-type="float">
            <text:p>0.611</text:p>
          </table:table-cell>
          <table:table-cell office:value-type="float" office:value="0.560533517675172" calcext:value-type="float">
            <text:p>0.561</text:p>
          </table:table-cell>
          <table:table-cell office:value-type="float" office:value="0.560121823020083" calcext:value-type="float">
            <text:p>0.560</text:p>
          </table:table-cell>
          <table:table-cell office:value-type="float" office:value="0.909688991402" calcext:value-type="float">
            <text:p>0.910</text:p>
          </table:table-cell>
          <table:table-cell office:value-type="float" office:value="0.803485373010348" calcext:value-type="float">
            <text:p>0.803</text:p>
          </table:table-cell>
          <table:table-cell office:value-type="float" office:value="0.614772191344" calcext:value-type="float">
            <text:p>0.615</text:p>
          </table:table-cell>
          <table:table-cell office:value-type="float" office:value="0.666541982734297" calcext:value-type="float">
            <text:p>0.667</text:p>
          </table:table-cell>
          <table:table-cell office:value-type="float" office:value="0.621153465669415" calcext:value-type="float">
            <text:p>0.621</text:p>
          </table:table-cell>
          <table:table-cell office:value-type="float" office:value="0.561265561944195" calcext:value-type="float">
            <text:p>0.561</text:p>
          </table:table-cell>
          <table:table-cell office:value-type="float" office:value="0.570193487788423" calcext:value-type="float">
            <text:p>0.570</text:p>
          </table:table-cell>
          <table:table-cell office:value-type="float" office:value="0.942180884265" calcext:value-type="float">
            <text:p>0.942</text:p>
          </table:table-cell>
          <table:table-cell office:value-type="float" office:value="0.828350928299535" calcext:value-type="float">
            <text:p>0.828</text:p>
          </table:table-cell>
          <table:table-cell office:value-type="float" office:value="0.89180571768" calcext:value-type="float">
            <text:p>0.892</text:p>
          </table:table-cell>
          <table:table-cell office:value-type="float" office:value="0.883694130532478" calcext:value-type="float">
            <text:p>0.884</text:p>
          </table:table-cell>
          <table:table-cell office:value-type="float" office:value="0.762717648163433" calcext:value-type="float">
            <text:p>0.763</text:p>
          </table:table-cell>
          <table:table-cell office:value-type="float" office:value="0.848267197421308" calcext:value-type="float">
            <text:p>0.848</text:p>
          </table:table-cell>
          <table:table-cell office:value-type="float" office:value="0.836967065404545" calcext:value-type="float">
            <text:p>0.837</text:p>
          </table:table-cell>
          <table:table-cell office:value-type="float" office:value="0.933528052458" calcext:value-type="float">
            <text:p>0.934</text:p>
          </table:table-cell>
          <table:table-cell office:value-type="float" office:value="0.825419378708422" calcext:value-type="float">
            <text:p>0.825</text:p>
          </table:table-cell>
          <table:table-cell office:value-type="float" office:value="0.887984999498" calcext:value-type="float">
            <text:p>0.888</text:p>
          </table:table-cell>
          <table:table-cell office:value-type="float" office:value="0.882914887230738" calcext:value-type="float">
            <text:p>0.883</text:p>
          </table:table-cell>
          <table:table-cell office:value-type="float" office:value="0.672643901126435" calcext:value-type="float">
            <text:p>0.673</text:p>
          </table:table-cell>
          <table:table-cell office:value-type="float" office:value="0.80244618394867" calcext:value-type="float">
            <text:p>0.802</text:p>
          </table:table-cell>
          <table:table-cell office:value-type="float" office:value="0.717216552936036" calcext:value-type="float">
            <text:p>0.717</text:p>
          </table:table-cell>
          <table:table-cell office:value-type="float" office:value="0.848742005615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25148182190228" calcext:value-type="float">
            <text:p>0.825</text:p>
          </table:table-cell>
          <table:table-cell office:value-type="float" office:value="0.862657966277" calcext:value-type="float">
            <text:p>0.863</text:p>
          </table:table-cell>
          <table:table-cell office:value-type="float" office:value="0.861735885465775" calcext:value-type="float">
            <text:p>0.862</text:p>
          </table:table-cell>
          <table:table-cell office:value-type="float" office:value="0.866613096797677" calcext:value-type="float">
            <text:p>0.867</text:p>
          </table:table-cell>
          <table:table-cell office:value-type="float" office:value="0.878992330486807" calcext:value-type="float">
            <text:p>0.879</text:p>
          </table:table-cell>
          <table:table-cell office:value-type="float" office:value="0.85546931030817" calcext:value-type="float">
            <text:p>0.855</text:p>
          </table:table-cell>
          <table:table-cell office:value-type="float" office:value="0.880716711412" calcext:value-type="float">
            <text:p>0.881</text:p>
          </table:table-cell>
          <table:table-cell office:value-type="float" office:value="0.782199870946047" calcext:value-type="float">
            <text:p>0.782</text:p>
          </table:table-cell>
          <table:table-cell office:value-type="float" office:value="0.836466961739" calcext:value-type="float">
            <text:p>0.836</text:p>
          </table:table-cell>
          <table:table-cell office:value-type="float" office:value="0.849564639612452" calcext:value-type="float">
            <text:p>0.850</text:p>
          </table:table-cell>
          <table:table-cell office:value-type="float" office:value="0.849569067701936" calcext:value-type="float">
            <text:p>0.850</text:p>
          </table:table-cell>
          <table:table-cell office:value-type="float" office:value="0.856561533899433" calcext:value-type="float">
            <text:p>0.857</text:p>
          </table:table-cell>
          <table:table-cell office:value-type="float" office:value="0.842688017504471" calcext:value-type="float">
            <text:p>0.843</text:p>
          </table:table-cell>
          <table:table-cell office:value-type="float" office:value="0.859779020633" calcext:value-type="float">
            <text:p>0.860</text:p>
          </table:table-cell>
          <table:table-cell office:value-type="float" office:value="0.705610803832587" calcext:value-type="float">
            <text:p>0.706</text:p>
          </table:table-cell>
          <table:table-cell office:value-type="float" office:value="0.801546869709" calcext:value-type="float">
            <text:p>0.802</text:p>
          </table:table-cell>
          <table:table-cell office:value-type="float" office:value="0.826607168625936" calcext:value-type="float">
            <text:p>0.827</text:p>
          </table:table-cell>
          <table:table-cell office:value-type="float" office:value="0.80991904342704" calcext:value-type="float">
            <text:p>0.810</text:p>
          </table:table-cell>
          <table:table-cell office:value-type="float" office:value="0.826969248447535" calcext:value-type="float">
            <text:p>0.827</text:p>
          </table:table-cell>
          <table:table-cell office:value-type="float" office:value="0.8185039754064" calcext:value-type="float">
            <text:p>0.819</text:p>
          </table:table-cell>
          <table:table-cell office:value-type="float" office:value="0.83421852243" calcext:value-type="float">
            <text:p>0.834</text:p>
          </table:table-cell>
          <table:table-cell office:value-type="float" office:value="0.597008437046845" calcext:value-type="float">
            <text:p>0.597</text:p>
          </table:table-cell>
          <table:table-cell office:value-type="float" office:value="0.76110980052" calcext:value-type="float">
            <text:p>0.761</text:p>
          </table:table-cell>
          <table:table-cell office:value-type="float" office:value="0.761388723372464" calcext:value-type="float">
            <text:p>0.761</text:p>
          </table:table-cell>
          <table:table-cell office:value-type="float" office:value="0.754518064851049" calcext:value-type="float">
            <text:p>0.755</text:p>
          </table:table-cell>
          <table:table-cell office:value-type="float" office:value="0.797360645855815" calcext:value-type="float">
            <text:p>0.797</text:p>
          </table:table-cell>
          <table:table-cell office:value-type="float" office:value="0.775301381802506" calcext:value-type="float">
            <text:p>0.775</text:p>
          </table:table-cell>
          <table:table-cell office:value-type="float" office:value="0.770296628165" calcext:value-type="float">
            <text:p>0.770</text:p>
          </table:table-cell>
          <table:table-cell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80586128223132" calcext:value-type="float">
            <text:p>0.581</text:p>
          </table:table-cell>
          <table:table-cell office:value-type="float" office:value="0.10030208755" calcext:value-type="float">
            <text:p>0.100</text:p>
          </table:table-cell>
          <table:table-cell office:value-type="float" office:value="0.0985459662616691" calcext:value-type="float">
            <text:p>0.099</text:p>
          </table:table-cell>
          <table:table-cell office:value-type="float" office:value="0.228657393001851" calcext:value-type="float">
            <text:p>0.229</text:p>
          </table:table-cell>
          <table:table-cell office:value-type="float" office:value="0.13616292225106" calcext:value-type="float">
            <text:p>0.136</text:p>
          </table:table-cell>
          <table:table-cell office:value-type="float" office:value="0.171381422585" calcext:value-type="float">
            <text:p>0.171</text:p>
          </table:table-cell>
          <table:table-cell office:value-type="float" office:value="0.497284897225" calcext:value-type="float">
            <text:p>0.497</text:p>
          </table:table-cell>
          <table:table-cell office:value-type="float" office:value="0.291369711314258" calcext:value-type="float">
            <text:p>0.291</text:p>
          </table:table-cell>
          <table:table-cell office:value-type="float" office:value="0.0572924878078" calcext:value-type="float">
            <text:p>0.057</text:p>
          </table:table-cell>
          <table:table-cell office:value-type="float" office:value="0.0126672339035693" calcext:value-type="float">
            <text:p>0.013</text:p>
          </table:table-cell>
          <table:table-cell office:value-type="float" office:value="0.0484831457473229" calcext:value-type="float">
            <text:p>0.048</text:p>
          </table:table-cell>
          <table:table-cell office:value-type="float" office:value="0.0162486280751482" calcext:value-type="float">
            <text:p>0.016</text:p>
          </table:table-cell>
          <table:table-cell office:value-type="float" office:value="0.0889239137590623" calcext:value-type="float">
            <text:p>0.089</text:p>
          </table:table-cell>
          <table:table-cell office:value-type="float" office:value="0.298367356078" calcext:value-type="float">
            <text:p>0.298</text:p>
          </table:table-cell>
          <table:table-cell office:value-type="float" office:value="0.42241005671599" calcext:value-type="float">
            <text:p>0.422</text:p>
          </table:table-cell>
          <table:table-cell office:value-type="float" office:value="0.0220514203647" calcext:value-type="float">
            <text:p>0.022</text:p>
          </table:table-cell>
          <table:table-cell office:value-type="float" office:value="0" calcext:value-type="float">
            <text:p>0.000</text:p>
          </table:table-cell>
          <table:table-cell office:value-type="float" office:value="0.00336249056491684" calcext:value-type="float">
            <text:p>0.003</text:p>
          </table:table-cell>
          <table:table-cell office:value-type="float" office:value="0.0000800386546598546" calcext:value-type="float">
            <text:p>0.000</text:p>
          </table:table-cell>
          <table:table-cell office:value-type="float" office:value="0.00907651804466591" calcext:value-type="float">
            <text:p>0.009</text:p>
          </table:table-cell>
          <table:table-cell office:value-type="float" office:value="0.0843284408403" calcext:value-type="float">
            <text:p>0.084</text:p>
          </table:table-cell>
          <table:table-cell office:value-type="float" office:value="0" calcext:value-type="float">
            <text:p>0.000</text:p>
          </table:table-cell>
          <table:table-cell office:value-type="float" office:value="0.0101399221629" calcext:value-type="float">
            <text:p>0.010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374206270145823" calcext:value-type="float">
            <text:p>0.004</text:p>
          </table:table-cell>
          <table:table-cell office:value-type="float" office:value="0.0473705120184" calcext:value-type="float">
            <text:p>0.047</text:p>
          </table:table-cell>
          <table:table-cell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1332926725725" calcext:value-type="float">
            <text:p>0.813</text:p>
          </table:table-cell>
          <table:table-cell office:value-type="float" office:value="0.537511833378" calcext:value-type="float">
            <text:p>0.538</text:p>
          </table:table-cell>
          <table:table-cell office:value-type="float" office:value="0.582189858774687" calcext:value-type="float">
            <text:p>0.582</text:p>
          </table:table-cell>
          <table:table-cell office:value-type="float" office:value="0.620502208887632" calcext:value-type="float">
            <text:p>0.621</text:p>
          </table:table-cell>
          <table:table-cell office:value-type="float" office:value="0.539246824656631" calcext:value-type="float">
            <text:p>0.539</text:p>
          </table:table-cell>
          <table:table-cell office:value-type="float" office:value="0.545152797101997" calcext:value-type="float">
            <text:p>0.545</text:p>
          </table:table-cell>
          <table:table-cell office:value-type="float" office:value="0.871981101068" calcext:value-type="float">
            <text:p>0.872</text:p>
          </table:table-cell>
          <table:table-cell office:value-type="float" office:value="0.76006530129057" calcext:value-type="float">
            <text:p>0.760</text:p>
          </table:table-cell>
          <table:table-cell office:value-type="float" office:value="0.496892266623" calcext:value-type="float">
            <text:p>0.497</text:p>
          </table:table-cell>
          <table:table-cell office:value-type="float" office:value="0.587617682059606" calcext:value-type="float">
            <text:p>0.588</text:p>
          </table:table-cell>
          <table:table-cell office:value-type="float" office:value="0.60167741946943" calcext:value-type="float">
            <text:p>0.602</text:p>
          </table:table-cell>
          <table:table-cell office:value-type="float" office:value="0.529761254474053" calcext:value-type="float">
            <text:p>0.530</text:p>
          </table:table-cell>
          <table:table-cell office:value-type="float" office:value="0.51853771237096" calcext:value-type="float">
            <text:p>0.519</text:p>
          </table:table-cell>
          <table:table-cell office:value-type="float" office:value="0.79330862179" calcext:value-type="float">
            <text:p>0.793</text:p>
          </table:table-cell>
          <table:table-cell office:value-type="float" office:value="0.662644517899715" calcext:value-type="float">
            <text:p>0.663</text:p>
          </table:table-cell>
          <table:table-cell office:value-type="float" office:value="0.53878255154" calcext:value-type="float">
            <text:p>0.539</text:p>
          </table:table-cell>
          <table:table-cell office:value-type="float" office:value="0.604374372838424" calcext:value-type="float">
            <text:p>0.604</text:p>
          </table:table-cell>
          <table:table-cell office:value-type="float" office:value="0.622775504745384" calcext:value-type="float">
            <text:p>0.623</text:p>
          </table:table-cell>
          <table:table-cell office:value-type="float" office:value="0.557839731263008" calcext:value-type="float">
            <text:p>0.558</text:p>
          </table:table-cell>
          <table:table-cell office:value-type="float" office:value="0.56928145804123" calcext:value-type="float">
            <text:p>0.569</text:p>
          </table:table-cell>
          <table:table-cell office:value-type="float" office:value="0.669459287526" calcext:value-type="float">
            <text:p>0.669</text:p>
          </table:table-cell>
          <table:table-cell office:value-type="float" office:value="0.63354721195396" calcext:value-type="float">
            <text:p>0.634</text:p>
          </table:table-cell>
          <table:table-cell office:value-type="float" office:value="0.538602675891" calcext:value-type="float">
            <text:p>0.539</text:p>
          </table:table-cell>
          <table:table-cell office:value-type="float" office:value="0.63300760032806" calcext:value-type="float">
            <text:p>0.633</text:p>
          </table:table-cell>
          <table:table-cell office:value-type="float" office:value="0.662783219549938" calcext:value-type="float">
            <text:p>0.663</text:p>
          </table:table-cell>
          <table:table-cell office:value-type="float" office:value="0.606436487130338" calcext:value-type="float">
            <text:p>0.606</text:p>
          </table:table-cell>
          <table:table-cell office:value-type="float" office:value="0.601545229959815" calcext:value-type="float">
            <text:p>0.602</text:p>
          </table:table-cell>
          <table:table-cell office:value-type="float" office:value="0.660152837933" calcext:value-type="float">
            <text:p>0.660</text:p>
          </table:table-cell>
          <table:table-cell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55635608475583" calcext:value-type="float">
            <text:p>0.956</text:p>
          </table:table-cell>
          <table:table-cell office:value-type="float" office:value="0.777677324945" calcext:value-type="float">
            <text:p>0.778</text:p>
          </table:table-cell>
          <table:table-cell office:value-type="float" office:value="0.864204051149401" calcext:value-type="float">
            <text:p>0.864</text:p>
          </table:table-cell>
          <table:table-cell office:value-type="float" office:value="0.758728195832607" calcext:value-type="float">
            <text:p>0.759</text:p>
          </table:table-cell>
          <table:table-cell office:value-type="float" office:value="0.624952649444511" calcext:value-type="float">
            <text:p>0.625</text:p>
          </table:table-cell>
          <table:table-cell office:value-type="float" office:value="0.741892782844054" calcext:value-type="float">
            <text:p>0.742</text:p>
          </table:table-cell>
          <table:table-cell office:value-type="float" office:value="0.980751973246" calcext:value-type="float">
            <text:p>0.981</text:p>
          </table:table-cell>
          <table:table-cell office:value-type="float" office:value="0.900155799768124" calcext:value-type="float">
            <text:p>0.900</text:p>
          </table:table-cell>
          <table:table-cell office:value-type="float" office:value="0.681546995224" calcext:value-type="float">
            <text:p>0.682</text:p>
          </table:table-cell>
          <table:table-cell office:value-type="float" office:value="0.811535466097055" calcext:value-type="float">
            <text:p>0.812</text:p>
          </table:table-cell>
          <table:table-cell office:value-type="float" office:value="0.767897016237581" calcext:value-type="float">
            <text:p>0.768</text:p>
          </table:table-cell>
          <table:table-cell office:value-type="float" office:value="0.693596446995207" calcext:value-type="float">
            <text:p>0.694</text:p>
          </table:table-cell>
          <table:table-cell office:value-type="float" office:value="0.690695879610137" calcext:value-type="float">
            <text:p>0.691</text:p>
          </table:table-cell>
          <table:table-cell office:value-type="float" office:value="0.96483553384" calcext:value-type="float">
            <text:p>0.965</text:p>
          </table:table-cell>
          <table:table-cell office:value-type="float" office:value="0.745152267368028" calcext:value-type="float">
            <text:p>0.745</text:p>
          </table:table-cell>
          <table:table-cell office:value-type="float" office:value="0.756362368288" calcext:value-type="float">
            <text:p>0.756</text:p>
          </table:table-cell>
          <table:table-cell office:value-type="float" office:value="0.851510662266907" calcext:value-type="float">
            <text:p>0.852</text:p>
          </table:table-cell>
          <table:table-cell office:value-type="float" office:value="0.776476134348746" calcext:value-type="float">
            <text:p>0.776</text:p>
          </table:table-cell>
          <table:table-cell office:value-type="float" office:value="0.791665747479559" calcext:value-type="float">
            <text:p>0.792</text:p>
          </table:table-cell>
          <table:table-cell office:value-type="float" office:value="0.693555231529934" calcext:value-type="float">
            <text:p>0.694</text:p>
          </table:table-cell>
          <table:table-cell office:value-type="float" office:value="0.913688402849" calcext:value-type="float">
            <text:p>0.914</text:p>
          </table:table-cell>
          <table:table-cell office:value-type="float" office:value="0.811347199949949" calcext:value-type="float">
            <text:p>0.811</text:p>
          </table:table-cell>
          <table:table-cell office:value-type="float" office:value="0.674857414248" calcext:value-type="float">
            <text:p>0.675</text:p>
          </table:table-cell>
          <table:table-cell office:value-type="float" office:value="0.812133932115696" calcext:value-type="float">
            <text:p>0.812</text:p>
          </table:table-cell>
          <table:table-cell office:value-type="float" office:value="0.832464345486653" calcext:value-type="float">
            <text:p>0.832</text:p>
          </table:table-cell>
          <table:table-cell office:value-type="float" office:value="0.754767138459815" calcext:value-type="float">
            <text:p>0.755</text:p>
          </table:table-cell>
          <table:table-cell office:value-type="float" office:value="0.737538174521163" calcext:value-type="float">
            <text:p>0.738</text:p>
          </table:table-cell>
          <table:table-cell office:value-type="float" office:value="0.901998310511" calcext:value-type="float">
            <text:p>0.902</text:p>
          </table:table-cell>
          <table:table-cell/>
        </table:table-row>
        <table:table-row table:style-name="ro1">
          <table:table-cell/>
          <table:table-cell table:formula="of:=AVERAGE([.B4:.B26])" office:value-type="float" office:value="0.764030961330778" calcext:value-type="float">
            <text:p>0.764</text:p>
          </table:table-cell>
          <table:table-cell table:formula="of:=AVERAGE([.C4:.C26])" office:value-type="float" office:value="0.810466913323673" calcext:value-type="float">
            <text:p>0.810</text:p>
          </table:table-cell>
          <table:table-cell table:formula="of:=AVERAGE([.D4:.D26])" office:value-type="float" office:value="0.819517487068025" calcext:value-type="float">
            <text:p>0.820</text:p>
          </table:table-cell>
          <table:table-cell table:formula="of:=AVERAGE([.E4:.E26])" office:value-type="float" office:value="0.828507739338301" calcext:value-type="float">
            <text:p>0.829</text:p>
          </table:table-cell>
          <table:table-cell table:formula="of:=AVERAGE([.F4:.F26])" office:value-type="float" office:value="0.80104413171009" calcext:value-type="float">
            <text:p>0.801</text:p>
          </table:table-cell>
          <table:table-cell table:formula="of:=AVERAGE([.G4:.G26])" office:value-type="float" office:value="0.811713887763884" calcext:value-type="float">
            <text:p>0.812</text:p>
          </table:table-cell>
          <table:table-cell table:formula="of:=AVERAGE([.H4:.H26])" office:value-type="float" office:value="0.856863450656435" calcext:value-type="float">
            <text:p>0.857</text:p>
          </table:table-cell>
          <table:table-cell table:formula="of:=AVERAGE([.I4:.I26])" office:value-type="float" office:value="0.671795052565872" calcext:value-type="float">
            <text:p>0.672</text:p>
          </table:table-cell>
          <table:table-cell table:formula="of:=AVERAGE([.J4:.J26])" office:value-type="float" office:value="0.727992213391165" calcext:value-type="float">
            <text:p>0.728</text:p>
          </table:table-cell>
          <table:table-cell table:formula="of:=AVERAGE([.K4:.K26])" office:value-type="float" office:value="0.726516936081506" calcext:value-type="float">
            <text:p>0.727</text:p>
          </table:table-cell>
          <table:table-cell table:formula="of:=AVERAGE([.L4:.L26])" office:value-type="float" office:value="0.721976981937463" calcext:value-type="float">
            <text:p>0.722</text:p>
          </table:table-cell>
          <table:table-cell table:formula="of:=AVERAGE([.M4:.M26])" office:value-type="float" office:value="0.730098476820369" calcext:value-type="float">
            <text:p>0.730</text:p>
          </table:table-cell>
          <table:table-cell table:formula="of:=AVERAGE([.N4:.N26])" office:value-type="float" office:value="0.698685521246178" calcext:value-type="float">
            <text:p>0.699</text:p>
          </table:table-cell>
          <table:table-cell table:formula="of:=AVERAGE([.O4:.O26])" office:value-type="float" office:value="0.808747328213435" calcext:value-type="float">
            <text:p>0.809</text:p>
          </table:table-cell>
          <table:table-cell table:formula="of:=AVERAGE([.P4:.P26])" office:value-type="float" office:value="0.664554390237964" calcext:value-type="float">
            <text:p>0.665</text:p>
          </table:table-cell>
          <table:table-cell table:formula="of:=AVERAGE([.Q4:.Q26])" office:value-type="float" office:value="0.702312874236248" calcext:value-type="float">
            <text:p>0.702</text:p>
          </table:table-cell>
          <table:table-cell table:formula="of:=AVERAGE([.R4:.R26])" office:value-type="float" office:value="0.699145219764599" calcext:value-type="float">
            <text:p>0.699</text:p>
          </table:table-cell>
          <table:table-cell table:formula="of:=AVERAGE([.S4:.S26])" office:value-type="float" office:value="0.69025575447059" calcext:value-type="float">
            <text:p>0.690</text:p>
          </table:table-cell>
          <table:table-cell table:formula="of:=AVERAGE([.T4:.T26])" office:value-type="float" office:value="0.676172533634635" calcext:value-type="float">
            <text:p>0.676</text:p>
          </table:table-cell>
          <table:table-cell table:formula="of:=AVERAGE([.U4:.U26])" office:value-type="float" office:value="0.668471945398166" calcext:value-type="float">
            <text:p>0.668</text:p>
          </table:table-cell>
          <table:table-cell table:formula="of:=AVERAGE([.V4:.V26])" office:value-type="float" office:value="0.725429131657665" calcext:value-type="float">
            <text:p>0.725</text:p>
          </table:table-cell>
          <table:table-cell table:formula="of:=AVERAGE([.W4:.W26])" office:value-type="float" office:value="0.574694487120182" calcext:value-type="float">
            <text:p>0.575</text:p>
          </table:table-cell>
          <table:table-cell table:formula="of:=AVERAGE([.X4:.X26])" office:value-type="float" office:value="0.674058767379213" calcext:value-type="float">
            <text:p>0.674</text:p>
          </table:table-cell>
          <table:table-cell table:formula="of:=AVERAGE([.Y4:.Y26])" office:value-type="float" office:value="0.667550005397565" calcext:value-type="float">
            <text:p>0.668</text:p>
          </table:table-cell>
          <table:table-cell table:formula="of:=AVERAGE([.Z4:.Z26])" office:value-type="float" office:value="0.655946008734663" calcext:value-type="float">
            <text:p>0.656</text:p>
          </table:table-cell>
          <table:table-cell table:formula="of:=AVERAGE([.AA4:.AA26])" office:value-type="float" office:value="0.63739017871957" calcext:value-type="float">
            <text:p>0.637</text:p>
          </table:table-cell>
          <table:table-cell table:formula="of:=AVERAGE([.AB4:.AB26])" office:value-type="float" office:value="0.621352979372797" calcext:value-type="float">
            <text:p>0.621</text:p>
          </table:table-cell>
          <table:table-cell table:formula="of:=AVERAGE([.AC4:.AC26])" office:value-type="float" office:value="0.688119750865636" calcext:value-type="float">
            <text:p>0.688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332238185336532" calcext:value-type="float">
            <text:p>0.332</text:p>
          </table:table-cell>
          <table:table-cell office:value-type="float" office:value="0.565742108814" calcext:value-type="float">
            <text:p>0.566</text:p>
          </table:table-cell>
          <table:table-cell office:value-type="float" office:value="0.476309715484002" calcext:value-type="float">
            <text:p>0.476</text:p>
          </table:table-cell>
          <table:table-cell office:value-type="float" office:value="0.590761030090651" calcext:value-type="float">
            <text:p>0.591</text:p>
          </table:table-cell>
          <table:table-cell office:value-type="float" office:value="0.512875821361317" calcext:value-type="float">
            <text:p>0.513</text:p>
          </table:table-cell>
          <table:table-cell office:value-type="float" office:value="0.695328645857134" calcext:value-type="float">
            <text:p>0.695</text:p>
          </table:table-cell>
          <table:table-cell office:value-type="float" office:value="0.438003947702" calcext:value-type="float">
            <text:p>0.438</text:p>
          </table:table-cell>
          <table:table-cell office:value-type="float" office:value="0.199210596640061" calcext:value-type="float">
            <text:p>0.199</text:p>
          </table:table-cell>
          <table:table-cell office:value-type="float" office:value="0.440670869654" calcext:value-type="float">
            <text:p>0.441</text:p>
          </table:table-cell>
          <table:table-cell office:value-type="float" office:value="0.388101136594588" calcext:value-type="float">
            <text:p>0.388</text:p>
          </table:table-cell>
          <table:table-cell office:value-type="float" office:value="0.395158159690341" calcext:value-type="float">
            <text:p>0.395</text:p>
          </table:table-cell>
          <table:table-cell office:value-type="float" office:value="0.422276217263349" calcext:value-type="float">
            <text:p>0.422</text:p>
          </table:table-cell>
          <table:table-cell office:value-type="float" office:value="0.432332190855614" calcext:value-type="float">
            <text:p>0.432</text:p>
          </table:table-cell>
          <table:table-cell office:value-type="float" office:value="0.376531790784" calcext:value-type="float">
            <text:p>0.377</text:p>
          </table:table-cell>
          <table:table-cell office:value-type="float" office:value="0.0856026324268283" calcext:value-type="float">
            <text:p>0.086</text:p>
          </table:table-cell>
          <table:table-cell office:value-type="float" office:value="0.275936006157" calcext:value-type="float">
            <text:p>0.276</text:p>
          </table:table-cell>
          <table:table-cell office:value-type="float" office:value="0.371042879243095" calcext:value-type="float">
            <text:p>0.371</text:p>
          </table:table-cell>
          <table:table-cell office:value-type="float" office:value="0.247451076140867" calcext:value-type="float">
            <text:p>0.247</text:p>
          </table:table-cell>
          <table:table-cell office:value-type="float" office:value="0.381241577987207" calcext:value-type="float">
            <text:p>0.381</text:p>
          </table:table-cell>
          <table:table-cell office:value-type="float" office:value="0.220688268153005" calcext:value-type="float">
            <text:p>0.221</text:p>
          </table:table-cell>
          <table:table-cell office:value-type="float" office:value="0.285628718659" calcext:value-type="float">
            <text:p>0.286</text:p>
          </table:table-cell>
          <table:table-cell office:value-type="float" office:value="0.0123941365257868" calcext:value-type="float">
            <text:p>0.012</text:p>
          </table:table-cell>
          <table:table-cell office:value-type="float" office:value="0.176239453135" calcext:value-type="float">
            <text:p>0.176</text:p>
          </table:table-cell>
          <table:table-cell office:value-type="float" office:value="0.282769241323746" calcext:value-type="float">
            <text:p>0.283</text:p>
          </table:table-cell>
          <table:table-cell office:value-type="float" office:value="0.0194633321316247" calcext:value-type="float">
            <text:p>0.019</text:p>
          </table:table-cell>
          <table:table-cell office:value-type="float" office:value="0.253797336926672" calcext:value-type="float">
            <text:p>0.254</text:p>
          </table:table-cell>
          <table:table-cell office:value-type="float" office:value="0.144065648943904" calcext:value-type="float">
            <text:p>0.144</text:p>
          </table:table-cell>
          <table:table-cell office:value-type="float" office:value="0.136245729813" calcext:value-type="float">
            <text:p>0.136</text:p>
          </table:table-cell>
          <table:table-cell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85961831533596" calcext:value-type="float">
            <text:p>0.786</text:p>
          </table:table-cell>
          <table:table-cell office:value-type="float" office:value="0.829651720034" calcext:value-type="float">
            <text:p>0.830</text:p>
          </table:table-cell>
          <table:table-cell office:value-type="float" office:value="0.828669613845522" calcext:value-type="float">
            <text:p>0.829</text:p>
          </table:table-cell>
          <table:table-cell office:value-type="float" office:value="0.836112489193928" calcext:value-type="float">
            <text:p>0.836</text:p>
          </table:table-cell>
          <table:table-cell office:value-type="float" office:value="0.814378036495794" calcext:value-type="float">
            <text:p>0.814</text:p>
          </table:table-cell>
          <table:table-cell office:value-type="float" office:value="0.82309647702618" calcext:value-type="float">
            <text:p>0.823</text:p>
          </table:table-cell>
          <table:table-cell office:value-type="float" office:value="0.9846124691" calcext:value-type="float">
            <text:p>0.985</text:p>
          </table:table-cell>
          <table:table-cell office:value-type="float" office:value="0.759285975092949" calcext:value-type="float">
            <text:p>0.759</text:p>
          </table:table-cell>
          <table:table-cell office:value-type="float" office:value="0.757848336855" calcext:value-type="float">
            <text:p>0.758</text:p>
          </table:table-cell>
          <table:table-cell office:value-type="float" office:value="0.731701840824435" calcext:value-type="float">
            <text:p>0.732</text:p>
          </table:table-cell>
          <table:table-cell office:value-type="float" office:value="0.7730283027369" calcext:value-type="float">
            <text:p>0.773</text:p>
          </table:table-cell>
          <table:table-cell office:value-type="float" office:value="0.709853920106614" calcext:value-type="float">
            <text:p>0.710</text:p>
          </table:table-cell>
          <table:table-cell office:value-type="float" office:value="0.750472792456813" calcext:value-type="float">
            <text:p>0.750</text:p>
          </table:table-cell>
          <table:table-cell office:value-type="float" office:value="0.831248545289" calcext:value-type="float">
            <text:p>0.831</text:p>
          </table:table-cell>
          <table:table-cell office:value-type="float" office:value="0.656660280218431" calcext:value-type="float">
            <text:p>0.657</text:p>
          </table:table-cell>
          <table:table-cell office:value-type="float" office:value="0.589705612268" calcext:value-type="float">
            <text:p>0.590</text:p>
          </table:table-cell>
          <table:table-cell office:value-type="float" office:value="0.58944687907509" calcext:value-type="float">
            <text:p>0.589</text:p>
          </table:table-cell>
          <table:table-cell office:value-type="float" office:value="0.621098855878322" calcext:value-type="float">
            <text:p>0.621</text:p>
          </table:table-cell>
          <table:table-cell office:value-type="float" office:value="0.593147111496207" calcext:value-type="float">
            <text:p>0.593</text:p>
          </table:table-cell>
          <table:table-cell office:value-type="float" office:value="0.598425199248205" calcext:value-type="float">
            <text:p>0.598</text:p>
          </table:table-cell>
          <table:table-cell office:value-type="float" office:value="0.659230501928" calcext:value-type="float">
            <text:p>0.659</text:p>
          </table:table-cell>
          <table:table-cell office:value-type="float" office:value="0.538856240909935" calcext:value-type="float">
            <text:p>0.539</text:p>
          </table:table-cell>
          <table:table-cell office:value-type="float" office:value="0.568462933847" calcext:value-type="float">
            <text:p>0.568</text:p>
          </table:table-cell>
          <table:table-cell office:value-type="float" office:value="0.564123435907691" calcext:value-type="float">
            <text:p>0.564</text:p>
          </table:table-cell>
          <table:table-cell office:value-type="float" office:value="0.583561568418406" calcext:value-type="float">
            <text:p>0.584</text:p>
          </table:table-cell>
          <table:table-cell office:value-type="float" office:value="0.568381272364719" calcext:value-type="float">
            <text:p>0.568</text:p>
          </table:table-cell>
          <table:table-cell office:value-type="float" office:value="0.536488838872585" calcext:value-type="float">
            <text:p>0.536</text:p>
          </table:table-cell>
          <table:table-cell office:value-type="float" office:value="0.627768118237" calcext:value-type="float">
            <text:p>0.628</text:p>
          </table:table-cell>
          <table:table-cell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74253176136403" calcext:value-type="float">
            <text:p>0.743</text:p>
          </table:table-cell>
          <table:table-cell office:value-type="float" office:value="0.992143344714" calcext:value-type="float">
            <text:p>0.992</text:p>
          </table:table-cell>
          <table:table-cell office:value-type="float" office:value="0.972666449463921" calcext:value-type="float">
            <text:p>0.973</text:p>
          </table:table-cell>
          <table:table-cell office:value-type="float" office:value="0.867779549467207" calcext:value-type="float">
            <text:p>0.868</text:p>
          </table:table-cell>
          <table:table-cell office:value-type="float" office:value="0.990485764835376" calcext:value-type="float">
            <text:p>0.990</text:p>
          </table:table-cell>
          <table:table-cell office:value-type="float" office:value="0.935789280775563" calcext:value-type="float">
            <text:p>0.936</text:p>
          </table:table-cell>
          <table:table-cell office:value-type="float" office:value="0.984137086098" calcext:value-type="float">
            <text:p>0.984</text:p>
          </table:table-cell>
          <table:table-cell office:value-type="float" office:value="0.654086243119873" calcext:value-type="float">
            <text:p>0.654</text:p>
          </table:table-cell>
          <table:table-cell office:value-type="float" office:value="0.955948646694" calcext:value-type="float">
            <text:p>0.956</text:p>
          </table:table-cell>
          <table:table-cell office:value-type="float" office:value="0.884963443366775" calcext:value-type="float">
            <text:p>0.885</text:p>
          </table:table-cell>
          <table:table-cell office:value-type="float" office:value="0.731256863844279" calcext:value-type="float">
            <text:p>0.731</text:p>
          </table:table-cell>
          <table:table-cell office:value-type="float" office:value="0.964458587746853" calcext:value-type="float">
            <text:p>0.964</text:p>
          </table:table-cell>
          <table:table-cell office:value-type="float" office:value="0.937725831057123" calcext:value-type="float">
            <text:p>0.938</text:p>
          </table:table-cell>
          <table:table-cell office:value-type="float" office:value="0.962606661106" calcext:value-type="float">
            <text:p>0.963</text:p>
          </table:table-cell>
          <table:table-cell office:value-type="float" office:value="0.708465927978468" calcext:value-type="float">
            <text:p>0.708</text:p>
          </table:table-cell>
          <table:table-cell office:value-type="float" office:value="0.885446410718" calcext:value-type="float">
            <text:p>0.885</text:p>
          </table:table-cell>
          <table:table-cell office:value-type="float" office:value="0.814759265411281" calcext:value-type="float">
            <text:p>0.815</text:p>
          </table:table-cell>
          <table:table-cell office:value-type="float" office:value="0.62773421058571" calcext:value-type="float">
            <text:p>0.628</text:p>
          </table:table-cell>
          <table:table-cell office:value-type="float" office:value="0.881462786951066" calcext:value-type="float">
            <text:p>0.881</text:p>
          </table:table-cell>
          <table:table-cell office:value-type="float" office:value="0.895039642231719" calcext:value-type="float">
            <text:p>0.895</text:p>
          </table:table-cell>
          <table:table-cell office:value-type="float" office:value="0.923811626504" calcext:value-type="float">
            <text:p>0.924</text:p>
          </table:table-cell>
          <table:table-cell office:value-type="float" office:value="0.653299100354545" calcext:value-type="float">
            <text:p>0.653</text:p>
          </table:table-cell>
          <table:table-cell office:value-type="float" office:value="0.820810435851" calcext:value-type="float">
            <text:p>0.821</text:p>
          </table:table-cell>
          <table:table-cell office:value-type="float" office:value="0.793283261240702" calcext:value-type="float">
            <text:p>0.793</text:p>
          </table:table-cell>
          <table:table-cell office:value-type="float" office:value="0.549644032568654" calcext:value-type="float">
            <text:p>0.550</text:p>
          </table:table-cell>
          <table:table-cell office:value-type="float" office:value="0.853534929149309" calcext:value-type="float">
            <text:p>0.854</text:p>
          </table:table-cell>
          <table:table-cell office:value-type="float" office:value="0.77928290682588" calcext:value-type="float">
            <text:p>0.779</text:p>
          </table:table-cell>
          <table:table-cell office:value-type="float" office:value="0.882010432106" calcext:value-type="float">
            <text:p>0.882</text:p>
          </table:table-cell>
          <table:table-cell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6718775669037" calcext:value-type="float">
            <text:p>0.767</text:p>
          </table:table-cell>
          <table:table-cell office:value-type="float" office:value="0.843048529496" calcext:value-type="float">
            <text:p>0.843</text:p>
          </table:table-cell>
          <table:table-cell office:value-type="float" office:value="0.855637086958762" calcext:value-type="float">
            <text:p>0.856</text:p>
          </table:table-cell>
          <table:table-cell office:value-type="float" office:value="0.924107851134851" calcext:value-type="float">
            <text:p>0.924</text:p>
          </table:table-cell>
          <table:table-cell office:value-type="float" office:value="0.903405386679773" calcext:value-type="float">
            <text:p>0.903</text:p>
          </table:table-cell>
          <table:table-cell office:value-type="float" office:value="0.884667084714696" calcext:value-type="float">
            <text:p>0.885</text:p>
          </table:table-cell>
          <table:table-cell office:value-type="float" office:value="0.912805636553" calcext:value-type="float">
            <text:p>0.913</text:p>
          </table:table-cell>
          <table:table-cell office:value-type="float" office:value="0.562755843579284" calcext:value-type="float">
            <text:p>0.563</text:p>
          </table:table-cell>
          <table:table-cell office:value-type="float" office:value="0.81112113421" calcext:value-type="float">
            <text:p>0.811</text:p>
          </table:table-cell>
          <table:table-cell office:value-type="float" office:value="0.827003395091002" calcext:value-type="float">
            <text:p>0.827</text:p>
          </table:table-cell>
          <table:table-cell office:value-type="float" office:value="0.873142196594681" calcext:value-type="float">
            <text:p>0.873</text:p>
          </table:table-cell>
          <table:table-cell office:value-type="float" office:value="0.885793259683405" calcext:value-type="float">
            <text:p>0.886</text:p>
          </table:table-cell>
          <table:table-cell office:value-type="float" office:value="0.859605887078147" calcext:value-type="float">
            <text:p>0.860</text:p>
          </table:table-cell>
          <table:table-cell office:value-type="float" office:value="0.882173551607" calcext:value-type="float">
            <text:p>0.882</text:p>
          </table:table-cell>
          <table:table-cell office:value-type="float" office:value="0.588950926073495" calcext:value-type="float">
            <text:p>0.589</text:p>
          </table:table-cell>
          <table:table-cell office:value-type="float" office:value="0.733811985694" calcext:value-type="float">
            <text:p>0.734</text:p>
          </table:table-cell>
          <table:table-cell office:value-type="float" office:value="0.720588937522672" calcext:value-type="float">
            <text:p>0.721</text:p>
          </table:table-cell>
          <table:table-cell office:value-type="float" office:value="0.448710212602946" calcext:value-type="float">
            <text:p>0.449</text:p>
          </table:table-cell>
          <table:table-cell office:value-type="float" office:value="0.808075246117282" calcext:value-type="float">
            <text:p>0.808</text:p>
          </table:table-cell>
          <table:table-cell office:value-type="float" office:value="0.790387696754459" calcext:value-type="float">
            <text:p>0.790</text:p>
          </table:table-cell>
          <table:table-cell office:value-type="float" office:value="0.792234344019" calcext:value-type="float">
            <text:p>0.792</text:p>
          </table:table-cell>
          <table:table-cell office:value-type="float" office:value="0.517791233588375" calcext:value-type="float">
            <text:p>0.518</text:p>
          </table:table-cell>
          <table:table-cell office:value-type="float" office:value="0.634995978714" calcext:value-type="float">
            <text:p>0.635</text:p>
          </table:table-cell>
          <table:table-cell office:value-type="float" office:value="0.614306171664398" calcext:value-type="float">
            <text:p>0.614</text:p>
          </table:table-cell>
          <table:table-cell office:value-type="float" office:value="0.221810554480185" calcext:value-type="float">
            <text:p>0.222</text:p>
          </table:table-cell>
          <table:table-cell office:value-type="float" office:value="0.729088931810394" calcext:value-type="float">
            <text:p>0.729</text:p>
          </table:table-cell>
          <table:table-cell office:value-type="float" office:value="0.473825917006503" calcext:value-type="float">
            <text:p>0.474</text:p>
          </table:table-cell>
          <table:table-cell office:value-type="float" office:value="0.664675538623" calcext:value-type="float">
            <text:p>0.665</text:p>
          </table:table-cell>
          <table:table-cell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9164031457449" calcext:value-type="float">
            <text:p>0.759</text:p>
          </table:table-cell>
          <table:table-cell office:value-type="float" office:value="0.791816345047" calcext:value-type="float">
            <text:p>0.792</text:p>
          </table:table-cell>
          <table:table-cell office:value-type="float" office:value="0.788457501754863" calcext:value-type="float">
            <text:p>0.788</text:p>
          </table:table-cell>
          <table:table-cell office:value-type="float" office:value="0.848670286288891" calcext:value-type="float">
            <text:p>0.849</text:p>
          </table:table-cell>
          <table:table-cell office:value-type="float" office:value="0.835425583597949" calcext:value-type="float">
            <text:p>0.835</text:p>
          </table:table-cell>
          <table:table-cell office:value-type="float" office:value="0.806599579215775" calcext:value-type="float">
            <text:p>0.807</text:p>
          </table:table-cell>
          <table:table-cell office:value-type="float" office:value="0.827928718695" calcext:value-type="float">
            <text:p>0.828</text:p>
          </table:table-cell>
          <table:table-cell office:value-type="float" office:value="0.682876738894668" calcext:value-type="float">
            <text:p>0.683</text:p>
          </table:table-cell>
          <table:table-cell office:value-type="float" office:value="0.787502666579" calcext:value-type="float">
            <text:p>0.788</text:p>
          </table:table-cell>
          <table:table-cell office:value-type="float" office:value="0.7636162265256" calcext:value-type="float">
            <text:p>0.764</text:p>
          </table:table-cell>
          <table:table-cell office:value-type="float" office:value="0.841969588162642" calcext:value-type="float">
            <text:p>0.842</text:p>
          </table:table-cell>
          <table:table-cell office:value-type="float" office:value="0.831501336997894" calcext:value-type="float">
            <text:p>0.832</text:p>
          </table:table-cell>
          <table:table-cell office:value-type="float" office:value="0.794310834114198" calcext:value-type="float">
            <text:p>0.794</text:p>
          </table:table-cell>
          <table:table-cell office:value-type="float" office:value="0.824301237762" calcext:value-type="float">
            <text:p>0.824</text:p>
          </table:table-cell>
          <table:table-cell office:value-type="float" office:value="0.498518487281868" calcext:value-type="float">
            <text:p>0.499</text:p>
          </table:table-cell>
          <table:table-cell office:value-type="float" office:value="0.753811281674" calcext:value-type="float">
            <text:p>0.754</text:p>
          </table:table-cell>
          <table:table-cell office:value-type="float" office:value="0.73990464551098" calcext:value-type="float">
            <text:p>0.740</text:p>
          </table:table-cell>
          <table:table-cell office:value-type="float" office:value="0.783955853751735" calcext:value-type="float">
            <text:p>0.784</text:p>
          </table:table-cell>
          <table:table-cell office:value-type="float" office:value="0.813665033378536" calcext:value-type="float">
            <text:p>0.814</text:p>
          </table:table-cell>
          <table:table-cell office:value-type="float" office:value="0.648906470173267" calcext:value-type="float">
            <text:p>0.649</text:p>
          </table:table-cell>
          <table:table-cell office:value-type="float" office:value="0.773149997818" calcext:value-type="float">
            <text:p>0.773</text:p>
          </table:table-cell>
          <table:table-cell office:value-type="float" office:value="0.321677941402947" calcext:value-type="float">
            <text:p>0.322</text:p>
          </table:table-cell>
          <table:table-cell office:value-type="float" office:value="0.654963670129" calcext:value-type="float">
            <text:p>0.655</text:p>
          </table:table-cell>
          <table:table-cell office:value-type="float" office:value="0.64607471309438" calcext:value-type="float">
            <text:p>0.646</text:p>
          </table:table-cell>
          <table:table-cell office:value-type="float" office:value="0.574106358306142" calcext:value-type="float">
            <text:p>0.574</text:p>
          </table:table-cell>
          <table:table-cell office:value-type="float" office:value="0.685181885661513" calcext:value-type="float">
            <text:p>0.685</text:p>
          </table:table-cell>
          <table:table-cell office:value-type="float" office:value="0.452235309684917" calcext:value-type="float">
            <text:p>0.452</text:p>
          </table:table-cell>
          <table:table-cell office:value-type="float" office:value="0.598521406964" calcext:value-type="float">
            <text:p>0.599</text:p>
          </table:table-cell>
          <table:table-cell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780873569938224" calcext:value-type="float">
            <text:p>0.781</text:p>
          </table:table-cell>
          <table:table-cell office:value-type="float" office:value="0.834492814775" calcext:value-type="float">
            <text:p>0.834</text:p>
          </table:table-cell>
          <table:table-cell office:value-type="float" office:value="0.819290404262704" calcext:value-type="float">
            <text:p>0.819</text:p>
          </table:table-cell>
          <table:table-cell office:value-type="float" office:value="0.900668874991154" calcext:value-type="float">
            <text:p>0.901</text:p>
          </table:table-cell>
          <table:table-cell office:value-type="float" office:value="0.87456170868863" calcext:value-type="float">
            <text:p>0.875</text:p>
          </table:table-cell>
          <table:table-cell office:value-type="float" office:value="0.860861556882691" calcext:value-type="float">
            <text:p>0.861</text:p>
          </table:table-cell>
          <table:table-cell office:value-type="float" office:value="0.871083470119" calcext:value-type="float">
            <text:p>0.871</text:p>
          </table:table-cell>
          <table:table-cell office:value-type="float" office:value="0.694925019867918" calcext:value-type="float">
            <text:p>0.695</text:p>
          </table:table-cell>
          <table:table-cell office:value-type="float" office:value="0.834133154805" calcext:value-type="float">
            <text:p>0.834</text:p>
          </table:table-cell>
          <table:table-cell office:value-type="float" office:value="0.790913035459876" calcext:value-type="float">
            <text:p>0.791</text:p>
          </table:table-cell>
          <table:table-cell office:value-type="float" office:value="0.885772866190884" calcext:value-type="float">
            <text:p>0.886</text:p>
          </table:table-cell>
          <table:table-cell office:value-type="float" office:value="0.87287810727135" calcext:value-type="float">
            <text:p>0.873</text:p>
          </table:table-cell>
          <table:table-cell office:value-type="float" office:value="0.861591414029134" calcext:value-type="float">
            <text:p>0.862</text:p>
          </table:table-cell>
          <table:table-cell office:value-type="float" office:value="0.87641907078" calcext:value-type="float">
            <text:p>0.876</text:p>
          </table:table-cell>
          <table:table-cell office:value-type="float" office:value="0.341575304910717" calcext:value-type="float">
            <text:p>0.342</text:p>
          </table:table-cell>
          <table:table-cell office:value-type="float" office:value="0.817477990641" calcext:value-type="float">
            <text:p>0.817</text:p>
          </table:table-cell>
          <table:table-cell office:value-type="float" office:value="0.770013808009873" calcext:value-type="float">
            <text:p>0.770</text:p>
          </table:table-cell>
          <table:table-cell office:value-type="float" office:value="0.882723154512919" calcext:value-type="float">
            <text:p>0.883</text:p>
          </table:table-cell>
          <table:table-cell office:value-type="float" office:value="0.870273677611051" calcext:value-type="float">
            <text:p>0.870</text:p>
          </table:table-cell>
          <table:table-cell office:value-type="float" office:value="0.815636070278783" calcext:value-type="float">
            <text:p>0.816</text:p>
          </table:table-cell>
          <table:table-cell office:value-type="float" office:value="0.85860880035" calcext:value-type="float">
            <text:p>0.859</text:p>
          </table:table-cell>
          <table:table-cell office:value-type="float" office:value="0.248603897436115" calcext:value-type="float">
            <text:p>0.249</text:p>
          </table:table-cell>
          <table:table-cell office:value-type="float" office:value="0.739952908601" calcext:value-type="float">
            <text:p>0.740</text:p>
          </table:table-cell>
          <table:table-cell office:value-type="float" office:value="0.729839302519537" calcext:value-type="float">
            <text:p>0.730</text:p>
          </table:table-cell>
          <table:table-cell office:value-type="float" office:value="0.751957321845616" calcext:value-type="float">
            <text:p>0.752</text:p>
          </table:table-cell>
          <table:table-cell office:value-type="float" office:value="0.828394484363555" calcext:value-type="float">
            <text:p>0.828</text:p>
          </table:table-cell>
          <table:table-cell office:value-type="float" office:value="0.6136035183441" calcext:value-type="float">
            <text:p>0.614</text:p>
          </table:table-cell>
          <table:table-cell office:value-type="float" office:value="0.70310316083" calcext:value-type="float">
            <text:p>0.703</text:p>
          </table:table-cell>
          <table:table-cell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50484371039066" calcext:value-type="float">
            <text:p>0.750</text:p>
          </table:table-cell>
          <table:table-cell office:value-type="float" office:value="0.865466553768" calcext:value-type="float">
            <text:p>0.865</text:p>
          </table:table-cell>
          <table:table-cell office:value-type="float" office:value="0.867258215259757" calcext:value-type="float">
            <text:p>0.867</text:p>
          </table:table-cell>
          <table:table-cell office:value-type="float" office:value="0.92960976791467" calcext:value-type="float">
            <text:p>0.930</text:p>
          </table:table-cell>
          <table:table-cell office:value-type="float" office:value="0.904031537515709" calcext:value-type="float">
            <text:p>0.904</text:p>
          </table:table-cell>
          <table:table-cell office:value-type="float" office:value="0.889309973345236" calcext:value-type="float">
            <text:p>0.889</text:p>
          </table:table-cell>
          <table:table-cell office:value-type="float" office:value="0.918503280033" calcext:value-type="float">
            <text:p>0.919</text:p>
          </table:table-cell>
          <table:table-cell office:value-type="float" office:value="0.584171976701144" calcext:value-type="float">
            <text:p>0.584</text:p>
          </table:table-cell>
          <table:table-cell office:value-type="float" office:value="0.85629655991" calcext:value-type="float">
            <text:p>0.856</text:p>
          </table:table-cell>
          <table:table-cell office:value-type="float" office:value="0.853255208733179" calcext:value-type="float">
            <text:p>0.853</text:p>
          </table:table-cell>
          <table:table-cell office:value-type="float" office:value="0.927190125900667" calcext:value-type="float">
            <text:p>0.927</text:p>
          </table:table-cell>
          <table:table-cell office:value-type="float" office:value="0.902925244672419" calcext:value-type="float">
            <text:p>0.903</text:p>
          </table:table-cell>
          <table:table-cell office:value-type="float" office:value="0.863310444514424" calcext:value-type="float">
            <text:p>0.863</text:p>
          </table:table-cell>
          <table:table-cell office:value-type="float" office:value="0.915711396975" calcext:value-type="float">
            <text:p>0.916</text:p>
          </table:table-cell>
          <table:table-cell office:value-type="float" office:value="0.51163656147597" calcext:value-type="float">
            <text:p>0.512</text:p>
          </table:table-cell>
          <table:table-cell office:value-type="float" office:value="0.803055527336" calcext:value-type="float">
            <text:p>0.803</text:p>
          </table:table-cell>
          <table:table-cell office:value-type="float" office:value="0.790820981691676" calcext:value-type="float">
            <text:p>0.791</text:p>
          </table:table-cell>
          <table:table-cell office:value-type="float" office:value="0.794591517087096" calcext:value-type="float">
            <text:p>0.795</text:p>
          </table:table-cell>
          <table:table-cell office:value-type="float" office:value="0.883075046369009" calcext:value-type="float">
            <text:p>0.883</text:p>
          </table:table-cell>
          <table:table-cell office:value-type="float" office:value="0.729407775309537" calcext:value-type="float">
            <text:p>0.729</text:p>
          </table:table-cell>
          <table:table-cell office:value-type="float" office:value="0.860300150177" calcext:value-type="float">
            <text:p>0.860</text:p>
          </table:table-cell>
          <table:table-cell office:value-type="float" office:value="0.36862627559179" calcext:value-type="float">
            <text:p>0.369</text:p>
          </table:table-cell>
          <table:table-cell office:value-type="float" office:value="0.718825328798" calcext:value-type="float">
            <text:p>0.719</text:p>
          </table:table-cell>
          <table:table-cell office:value-type="float" office:value="0.611464842840196" calcext:value-type="float">
            <text:p>0.611</text:p>
          </table:table-cell>
          <table:table-cell office:value-type="float" office:value="0.355373671356738" calcext:value-type="float">
            <text:p>0.355</text:p>
          </table:table-cell>
          <table:table-cell office:value-type="float" office:value="0.757189703938439" calcext:value-type="float">
            <text:p>0.757</text:p>
          </table:table-cell>
          <table:table-cell office:value-type="float" office:value="0.607637472252419" calcext:value-type="float">
            <text:p>0.608</text:p>
          </table:table-cell>
          <table:table-cell office:value-type="float" office:value="0.632748249863" calcext:value-type="float">
            <text:p>0.633</text:p>
          </table:table-cell>
          <table:table-cell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445897099857682" calcext:value-type="float">
            <text:p>0.446</text:p>
          </table:table-cell>
          <table:table-cell office:value-type="float" office:value="0.777204576823" calcext:value-type="float">
            <text:p>0.777</text:p>
          </table:table-cell>
          <table:table-cell office:value-type="float" office:value="0.693050078645421" calcext:value-type="float">
            <text:p>0.693</text:p>
          </table:table-cell>
          <table:table-cell office:value-type="float" office:value="0.830359421522457" calcext:value-type="float">
            <text:p>0.830</text:p>
          </table:table-cell>
          <table:table-cell office:value-type="float" office:value="0.820413793202941" calcext:value-type="float">
            <text:p>0.820</text:p>
          </table:table-cell>
          <table:table-cell office:value-type="float" office:value="0.797557586420224" calcext:value-type="float">
            <text:p>0.798</text:p>
          </table:table-cell>
          <table:table-cell office:value-type="float" office:value="0.832635830892" calcext:value-type="float">
            <text:p>0.833</text:p>
          </table:table-cell>
          <table:table-cell office:value-type="float" office:value="0.400153610058746" calcext:value-type="float">
            <text:p>0.400</text:p>
          </table:table-cell>
          <table:table-cell office:value-type="float" office:value="0.74996888511" calcext:value-type="float">
            <text:p>0.750</text:p>
          </table:table-cell>
          <table:table-cell office:value-type="float" office:value="0.679773293448414" calcext:value-type="float">
            <text:p>0.680</text:p>
          </table:table-cell>
          <table:table-cell office:value-type="float" office:value="0.826327883629165" calcext:value-type="float">
            <text:p>0.826</text:p>
          </table:table-cell>
          <table:table-cell office:value-type="float" office:value="0.809611199137716" calcext:value-type="float">
            <text:p>0.810</text:p>
          </table:table-cell>
          <table:table-cell office:value-type="float" office:value="0.763396901484663" calcext:value-type="float">
            <text:p>0.763</text:p>
          </table:table-cell>
          <table:table-cell office:value-type="float" office:value="0.828436942254" calcext:value-type="float">
            <text:p>0.828</text:p>
          </table:table-cell>
          <table:table-cell office:value-type="float" office:value="0.426667666715486" calcext:value-type="float">
            <text:p>0.427</text:p>
          </table:table-cell>
          <table:table-cell office:value-type="float" office:value="0.683389522435" calcext:value-type="float">
            <text:p>0.683</text:p>
          </table:table-cell>
          <table:table-cell office:value-type="float" office:value="0.634994787475746" calcext:value-type="float">
            <text:p>0.635</text:p>
          </table:table-cell>
          <table:table-cell office:value-type="float" office:value="0.748175092525115" calcext:value-type="float">
            <text:p>0.748</text:p>
          </table:table-cell>
          <table:table-cell office:value-type="float" office:value="0.77915709053672" calcext:value-type="float">
            <text:p>0.779</text:p>
          </table:table-cell>
          <table:table-cell office:value-type="float" office:value="0.579609127221856" calcext:value-type="float">
            <text:p>0.580</text:p>
          </table:table-cell>
          <table:table-cell office:value-type="float" office:value="0.770494312423" calcext:value-type="float">
            <text:p>0.770</text:p>
          </table:table-cell>
          <table:table-cell office:value-type="float" office:value="0.366313415321504" calcext:value-type="float">
            <text:p>0.366</text:p>
          </table:table-cell>
          <table:table-cell office:value-type="float" office:value="0.562979103136" calcext:value-type="float">
            <text:p>0.563</text:p>
          </table:table-cell>
          <table:table-cell office:value-type="float" office:value="0.559784627774461" calcext:value-type="float">
            <text:p>0.560</text:p>
          </table:table-cell>
          <table:table-cell office:value-type="float" office:value="0.542098373361835" calcext:value-type="float">
            <text:p>0.542</text:p>
          </table:table-cell>
          <table:table-cell office:value-type="float" office:value="0.677973143784654" calcext:value-type="float">
            <text:p>0.678</text:p>
          </table:table-cell>
          <table:table-cell office:value-type="float" office:value="0.380492301163938" calcext:value-type="float">
            <text:p>0.380</text:p>
          </table:table-cell>
          <table:table-cell office:value-type="float" office:value="0.627339981627" calcext:value-type="float">
            <text:p>0.627</text:p>
          </table:table-cell>
          <table:table-cell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41844162672591" calcext:value-type="float">
            <text:p>0.742</text:p>
          </table:table-cell>
          <table:table-cell office:value-type="float" office:value="0.811753565641" calcext:value-type="float">
            <text:p>0.812</text:p>
          </table:table-cell>
          <table:table-cell office:value-type="float" office:value="0.768509995953906" calcext:value-type="float">
            <text:p>0.769</text:p>
          </table:table-cell>
          <table:table-cell office:value-type="float" office:value="0.826723759282778" calcext:value-type="float">
            <text:p>0.827</text:p>
          </table:table-cell>
          <table:table-cell office:value-type="float" office:value="0.833807462067924" calcext:value-type="float">
            <text:p>0.834</text:p>
          </table:table-cell>
          <table:table-cell office:value-type="float" office:value="0.797261932016388" calcext:value-type="float">
            <text:p>0.797</text:p>
          </table:table-cell>
          <table:table-cell office:value-type="float" office:value="0.815549996384" calcext:value-type="float">
            <text:p>0.816</text:p>
          </table:table-cell>
          <table:table-cell office:value-type="float" office:value="0.62731247275876" calcext:value-type="float">
            <text:p>0.627</text:p>
          </table:table-cell>
          <table:table-cell office:value-type="float" office:value="0.808668637364" calcext:value-type="float">
            <text:p>0.809</text:p>
          </table:table-cell>
          <table:table-cell office:value-type="float" office:value="0.753990523317559" calcext:value-type="float">
            <text:p>0.754</text:p>
          </table:table-cell>
          <table:table-cell office:value-type="float" office:value="0.842244648762005" calcext:value-type="float">
            <text:p>0.842</text:p>
          </table:table-cell>
          <table:table-cell office:value-type="float" office:value="0.835595049630768" calcext:value-type="float">
            <text:p>0.836</text:p>
          </table:table-cell>
          <table:table-cell office:value-type="float" office:value="0.783779895752663" calcext:value-type="float">
            <text:p>0.784</text:p>
          </table:table-cell>
          <table:table-cell office:value-type="float" office:value="0.838429557076" calcext:value-type="float">
            <text:p>0.838</text:p>
          </table:table-cell>
          <table:table-cell office:value-type="float" office:value="0.263146486187017" calcext:value-type="float">
            <text:p>0.263</text:p>
          </table:table-cell>
          <table:table-cell office:value-type="float" office:value="0.738999367121" calcext:value-type="float">
            <text:p>0.739</text:p>
          </table:table-cell>
          <table:table-cell office:value-type="float" office:value="0.562237442858052" calcext:value-type="float">
            <text:p>0.562</text:p>
          </table:table-cell>
          <table:table-cell office:value-type="float" office:value="0.685096917720774" calcext:value-type="float">
            <text:p>0.685</text:p>
          </table:table-cell>
          <table:table-cell office:value-type="float" office:value="0.801743350833478" calcext:value-type="float">
            <text:p>0.802</text:p>
          </table:table-cell>
          <table:table-cell office:value-type="float" office:value="0.53583667535702" calcext:value-type="float">
            <text:p>0.536</text:p>
          </table:table-cell>
          <table:table-cell office:value-type="float" office:value="0.82462187846" calcext:value-type="float">
            <text:p>0.825</text:p>
          </table:table-cell>
          <table:table-cell office:value-type="float" office:value="0.31568222041323" calcext:value-type="float">
            <text:p>0.316</text:p>
          </table:table-cell>
          <table:table-cell office:value-type="float" office:value="0.570092276475" calcext:value-type="float">
            <text:p>0.570</text:p>
          </table:table-cell>
          <table:table-cell office:value-type="float" office:value="0.424814384231823" calcext:value-type="float">
            <text:p>0.425</text:p>
          </table:table-cell>
          <table:table-cell office:value-type="float" office:value="0.506636668027118" calcext:value-type="float">
            <text:p>0.507</text:p>
          </table:table-cell>
          <table:table-cell office:value-type="float" office:value="0.691826871759964" calcext:value-type="float">
            <text:p>0.692</text:p>
          </table:table-cell>
          <table:table-cell office:value-type="float" office:value="0.294014603818302" calcext:value-type="float">
            <text:p>0.294</text:p>
          </table:table-cell>
          <table:table-cell office:value-type="float" office:value="0.633887921609" calcext:value-type="float">
            <text:p>0.634</text:p>
          </table:table-cell>
          <table:table-cell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" calcext:value-type="float">
            <text:p>0.000</text:p>
          </table:table-cell>
          <table:table-cell office:value-type="float" office:value="0.823136988712" calcext:value-type="float">
            <text:p>0.823</text:p>
          </table:table-cell>
          <table:table-cell office:value-type="float" office:value="0" calcext:value-type="float">
            <text:p>0.000</text:p>
          </table:table-cell>
          <table:table-cell office:value-type="float" office:value="0.0473915716783077" calcext:value-type="float">
            <text:p>0.047</text:p>
          </table:table-cell>
          <table:table-cell office:value-type="float" office:value="0.606874644468604" calcext:value-type="float">
            <text:p>0.607</text:p>
          </table:table-cell>
          <table:table-cell table:number-columns-repeated="23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26080842808405" calcext:value-type="float">
            <text:p>0.726</text:p>
          </table:table-cell>
          <table:table-cell office:value-type="float" office:value="0.898857390437" calcext:value-type="float">
            <text:p>0.899</text:p>
          </table:table-cell>
          <table:table-cell office:value-type="float" office:value="0.875578038629202" calcext:value-type="float">
            <text:p>0.876</text:p>
          </table:table-cell>
          <table:table-cell office:value-type="float" office:value="0.930223773744516" calcext:value-type="float">
            <text:p>0.930</text:p>
          </table:table-cell>
          <table:table-cell office:value-type="float" office:value="0.915146375997172" calcext:value-type="float">
            <text:p>0.915</text:p>
          </table:table-cell>
          <table:table-cell office:value-type="float" office:value="0.906587150662153" calcext:value-type="float">
            <text:p>0.907</text:p>
          </table:table-cell>
          <table:table-cell office:value-type="float" office:value="0.92990688906" calcext:value-type="float">
            <text:p>0.930</text:p>
          </table:table-cell>
          <table:table-cell office:value-type="float" office:value="0.595358884391364" calcext:value-type="float">
            <text:p>0.595</text:p>
          </table:table-cell>
          <table:table-cell office:value-type="float" office:value="0.8988445614" calcext:value-type="float">
            <text:p>0.899</text:p>
          </table:table-cell>
          <table:table-cell office:value-type="float" office:value="0.873813133352894" calcext:value-type="float">
            <text:p>0.874</text:p>
          </table:table-cell>
          <table:table-cell office:value-type="float" office:value="0.930220495279732" calcext:value-type="float">
            <text:p>0.930</text:p>
          </table:table-cell>
          <table:table-cell office:value-type="float" office:value="0.915213757859683" calcext:value-type="float">
            <text:p>0.915</text:p>
          </table:table-cell>
          <table:table-cell office:value-type="float" office:value="0.906823624408521" calcext:value-type="float">
            <text:p>0.907</text:p>
          </table:table-cell>
          <table:table-cell office:value-type="float" office:value="0.92988944613" calcext:value-type="float">
            <text:p>0.930</text:p>
          </table:table-cell>
          <table:table-cell office:value-type="float" office:value="0.347270398487279" calcext:value-type="float">
            <text:p>0.347</text:p>
          </table:table-cell>
          <table:table-cell office:value-type="float" office:value="0.898833180266" calcext:value-type="float">
            <text:p>0.899</text:p>
          </table:table-cell>
          <table:table-cell office:value-type="float" office:value="0.865755805306911" calcext:value-type="float">
            <text:p>0.866</text:p>
          </table:table-cell>
          <table:table-cell office:value-type="float" office:value="0.930225550242142" calcext:value-type="float">
            <text:p>0.930</text:p>
          </table:table-cell>
          <table:table-cell office:value-type="float" office:value="0.91523441188027" calcext:value-type="float">
            <text:p>0.915</text:p>
          </table:table-cell>
          <table:table-cell office:value-type="float" office:value="0.906406030749533" calcext:value-type="float">
            <text:p>0.906</text:p>
          </table:table-cell>
          <table:table-cell office:value-type="float" office:value="0.929176657489" calcext:value-type="float">
            <text:p>0.929</text:p>
          </table:table-cell>
          <table:table-cell office:value-type="float" office:value="0.430966782855724" calcext:value-type="float">
            <text:p>0.431</text:p>
          </table:table-cell>
          <table:table-cell office:value-type="float" office:value="0.898968010042" calcext:value-type="float">
            <text:p>0.899</text:p>
          </table:table-cell>
          <table:table-cell office:value-type="float" office:value="0.858806951192115" calcext:value-type="float">
            <text:p>0.859</text:p>
          </table:table-cell>
          <table:table-cell office:value-type="float" office:value="0.930192644970999" calcext:value-type="float">
            <text:p>0.930</text:p>
          </table:table-cell>
          <table:table-cell office:value-type="float" office:value="0.91537596600213" calcext:value-type="float">
            <text:p>0.915</text:p>
          </table:table-cell>
          <table:table-cell office:value-type="float" office:value="0.899939896642633" calcext:value-type="float">
            <text:p>0.900</text:p>
          </table:table-cell>
          <table:table-cell office:value-type="float" office:value="0.909199189328" calcext:value-type="float">
            <text:p>0.909</text:p>
          </table:table-cell>
          <table:table-cell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" calcext:value-type="float">
            <text:p>0.000</text:p>
          </table:table-cell>
          <table:table-cell office:value-type="float" office:value="0.899560032559" calcext:value-type="float">
            <text:p>0.900</text:p>
          </table:table-cell>
          <table:table-cell office:value-type="float" office:value="0" calcext:value-type="float">
            <text:p>0.000</text:p>
          </table:table-cell>
          <table:table-cell office:value-type="float" office:value="0.28066334942141" calcext:value-type="float">
            <text:p>0.281</text:p>
          </table:table-cell>
          <table:table-cell office:value-type="float" office:value="0.66911972444688" calcext:value-type="float">
            <text:p>0.669</text:p>
          </table:table-cell>
          <table:table-cell table:number-columns-repeated="23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03197802489517" calcext:value-type="float">
            <text:p>0.803</text:p>
          </table:table-cell>
          <table:table-cell office:value-type="float" office:value="0.898829774523" calcext:value-type="float">
            <text:p>0.899</text:p>
          </table:table-cell>
          <table:table-cell office:value-type="float" office:value="0.797018398182057" calcext:value-type="float">
            <text:p>0.797</text:p>
          </table:table-cell>
          <table:table-cell office:value-type="float" office:value="0.796642892685844" calcext:value-type="float">
            <text:p>0.797</text:p>
          </table:table-cell>
          <table:table-cell office:value-type="float" office:value="0.642171765161429" calcext:value-type="float">
            <text:p>0.642</text:p>
          </table:table-cell>
          <table:table-cell office:value-type="float" office:value="0.756749245274526" calcext:value-type="float">
            <text:p>0.757</text:p>
          </table:table-cell>
          <table:table-cell office:value-type="float" office:value="0.930268686723" calcext:value-type="float">
            <text:p>0.930</text:p>
          </table:table-cell>
          <table:table-cell office:value-type="float" office:value="0.7463502389526" calcext:value-type="float">
            <text:p>0.746</text:p>
          </table:table-cell>
          <table:table-cell office:value-type="float" office:value="0.877500213236" calcext:value-type="float">
            <text:p>0.878</text:p>
          </table:table-cell>
          <table:table-cell office:value-type="float" office:value="0.855225652540666" calcext:value-type="float">
            <text:p>0.855</text:p>
          </table:table-cell>
          <table:table-cell office:value-type="float" office:value="0.841171483641892" calcext:value-type="float">
            <text:p>0.841</text:p>
          </table:table-cell>
          <table:table-cell office:value-type="float" office:value="0.71018643887111" calcext:value-type="float">
            <text:p>0.710</text:p>
          </table:table-cell>
          <table:table-cell office:value-type="float" office:value="0.713445786559524" calcext:value-type="float">
            <text:p>0.713</text:p>
          </table:table-cell>
          <table:table-cell office:value-type="float" office:value="0.930424910048" calcext:value-type="float">
            <text:p>0.930</text:p>
          </table:table-cell>
          <table:table-cell office:value-type="float" office:value="0.750969823573679" calcext:value-type="float">
            <text:p>0.751</text:p>
          </table:table-cell>
          <table:table-cell office:value-type="float" office:value="0.87746259593" calcext:value-type="float">
            <text:p>0.877</text:p>
          </table:table-cell>
          <table:table-cell office:value-type="float" office:value="0.850344029389184" calcext:value-type="float">
            <text:p>0.850</text:p>
          </table:table-cell>
          <table:table-cell office:value-type="float" office:value="0.907950255800514" calcext:value-type="float">
            <text:p>0.908</text:p>
          </table:table-cell>
          <table:table-cell office:value-type="float" office:value="0.714819805790736" calcext:value-type="float">
            <text:p>0.715</text:p>
          </table:table-cell>
          <table:table-cell office:value-type="float" office:value="0.778255241328165" calcext:value-type="float">
            <text:p>0.778</text:p>
          </table:table-cell>
          <table:table-cell office:value-type="float" office:value="0.929797711972" calcext:value-type="float">
            <text:p>0.930</text:p>
          </table:table-cell>
          <table:table-cell office:value-type="float" office:value="0.807403942331391" calcext:value-type="float">
            <text:p>0.807</text:p>
          </table:table-cell>
          <table:table-cell office:value-type="float" office:value="0.898961063823" calcext:value-type="float">
            <text:p>0.899</text:p>
          </table:table-cell>
          <table:table-cell office:value-type="float" office:value="0.844783554108438" calcext:value-type="float">
            <text:p>0.845</text:p>
          </table:table-cell>
          <table:table-cell office:value-type="float" office:value="0.907920559185938" calcext:value-type="float">
            <text:p>0.908</text:p>
          </table:table-cell>
          <table:table-cell office:value-type="float" office:value="0.826848921897852" calcext:value-type="float">
            <text:p>0.827</text:p>
          </table:table-cell>
          <table:table-cell office:value-type="float" office:value="0.8182825861815" calcext:value-type="float">
            <text:p>0.818</text:p>
          </table:table-cell>
          <table:table-cell office:value-type="float" office:value="0.911674207662" calcext:value-type="float">
            <text:p>0.912</text:p>
          </table:table-cell>
          <table:table-cell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5137622179041" calcext:value-type="float">
            <text:p>0.975</text:p>
          </table:table-cell>
          <table:table-cell office:value-type="float" office:value="0.978482932599" calcext:value-type="float">
            <text:p>0.978</text:p>
          </table:table-cell>
          <table:table-cell office:value-type="float" office:value="0.980162889433342" calcext:value-type="float">
            <text:p>0.980</text:p>
          </table:table-cell>
          <table:table-cell office:value-type="float" office:value="0.962237047602497" calcext:value-type="float">
            <text:p>0.962</text:p>
          </table:table-cell>
          <table:table-cell office:value-type="float" office:value="0.985869100715456" calcext:value-type="float">
            <text:p>0.986</text:p>
          </table:table-cell>
          <table:table-cell office:value-type="float" office:value="0.922169445872219" calcext:value-type="float">
            <text:p>0.922</text:p>
          </table:table-cell>
          <table:table-cell office:value-type="float" office:value="0.985933752905" calcext:value-type="float">
            <text:p>0.986</text:p>
          </table:table-cell>
          <table:table-cell office:value-type="float" office:value="0.971317345222029" calcext:value-type="float">
            <text:p>0.971</text:p>
          </table:table-cell>
          <table:table-cell office:value-type="float" office:value="0.978483606694" calcext:value-type="float">
            <text:p>0.978</text:p>
          </table:table-cell>
          <table:table-cell office:value-type="float" office:value="0.980018713962205" calcext:value-type="float">
            <text:p>0.980</text:p>
          </table:table-cell>
          <table:table-cell office:value-type="float" office:value="0.962322716880094" calcext:value-type="float">
            <text:p>0.962</text:p>
          </table:table-cell>
          <table:table-cell office:value-type="float" office:value="0.985859046612055" calcext:value-type="float">
            <text:p>0.986</text:p>
          </table:table-cell>
          <table:table-cell office:value-type="float" office:value="0.921955336162183" calcext:value-type="float">
            <text:p>0.922</text:p>
          </table:table-cell>
          <table:table-cell office:value-type="float" office:value="0.985941352177" calcext:value-type="float">
            <text:p>0.986</text:p>
          </table:table-cell>
          <table:table-cell office:value-type="float" office:value="0.884071519371003" calcext:value-type="float">
            <text:p>0.884</text:p>
          </table:table-cell>
          <table:table-cell office:value-type="float" office:value="0.97848364627" calcext:value-type="float">
            <text:p>0.978</text:p>
          </table:table-cell>
          <table:table-cell office:value-type="float" office:value="0.979404054272997" calcext:value-type="float">
            <text:p>0.979</text:p>
          </table:table-cell>
          <table:table-cell office:value-type="float" office:value="0.961715419656636" calcext:value-type="float">
            <text:p>0.962</text:p>
          </table:table-cell>
          <table:table-cell office:value-type="float" office:value="0.985875670862033" calcext:value-type="float">
            <text:p>0.986</text:p>
          </table:table-cell>
          <table:table-cell office:value-type="float" office:value="0.916060930949718" calcext:value-type="float">
            <text:p>0.916</text:p>
          </table:table-cell>
          <table:table-cell office:value-type="float" office:value="0.985825438693" calcext:value-type="float">
            <text:p>0.986</text:p>
          </table:table-cell>
          <table:table-cell office:value-type="float" office:value="0.764019066646965" calcext:value-type="float">
            <text:p>0.764</text:p>
          </table:table-cell>
          <table:table-cell office:value-type="float" office:value="0.978485669742" calcext:value-type="float">
            <text:p>0.978</text:p>
          </table:table-cell>
          <table:table-cell office:value-type="float" office:value="0.976081271160901" calcext:value-type="float">
            <text:p>0.976</text:p>
          </table:table-cell>
          <table:table-cell office:value-type="float" office:value="0.959145451776589" calcext:value-type="float">
            <text:p>0.959</text:p>
          </table:table-cell>
          <table:table-cell office:value-type="float" office:value="0.985524166841589" calcext:value-type="float">
            <text:p>0.986</text:p>
          </table:table-cell>
          <table:table-cell office:value-type="float" office:value="0.907482169847281" calcext:value-type="float">
            <text:p>0.907</text:p>
          </table:table-cell>
          <table:table-cell office:value-type="float" office:value="0.972508818639" calcext:value-type="float">
            <text:p>0.973</text:p>
          </table:table-cell>
          <table:table-cell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" calcext:value-type="float">
            <text:p>0.000</text:p>
          </table:table-cell>
          <table:table-cell office:value-type="float" office:value="0.000763005867883" calcext:value-type="float">
            <text:p>0.001</text:p>
          </table:table-cell>
          <table:table-cell office:value-type="float" office:value="0.0105673399963295" calcext:value-type="float">
            <text:p>0.011</text:p>
          </table:table-cell>
          <table:table-cell office:value-type="float" office:value="0.00617817530823105" calcext:value-type="float">
            <text:p>0.006</text:p>
          </table:table-cell>
          <table:table-cell office:value-type="float" office:value="0.0260710391475749" calcext:value-type="float">
            <text:p>0.026</text:p>
          </table:table-cell>
          <table:table-cell office:value-type="float" office:value="0.0130748236522313" calcext:value-type="float">
            <text:p>0.013</text:p>
          </table:table-cell>
          <table:table-cell office:value-type="float" office:value="0.905657955804" calcext:value-type="float">
            <text:p>0.906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0633392255819" calcext:value-type="float">
            <text:p>0.063</text:p>
          </table:table-cell>
          <table:table-cell table:number-columns-repeated="1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18220749363568" calcext:value-type="float">
            <text:p>0.918</text:p>
          </table:table-cell>
          <table:table-cell office:value-type="float" office:value="0.913977813403" calcext:value-type="float">
            <text:p>0.914</text:p>
          </table:table-cell>
          <table:table-cell office:value-type="float" office:value="0.924624618631768" calcext:value-type="float">
            <text:p>0.925</text:p>
          </table:table-cell>
          <table:table-cell office:value-type="float" office:value="0.932957091081392" calcext:value-type="float">
            <text:p>0.933</text:p>
          </table:table-cell>
          <table:table-cell office:value-type="float" office:value="0.852013552650957" calcext:value-type="float">
            <text:p>0.852</text:p>
          </table:table-cell>
          <table:table-cell office:value-type="float" office:value="0.931706853830232" calcext:value-type="float">
            <text:p>0.932</text:p>
          </table:table-cell>
          <table:table-cell office:value-type="float" office:value="0.965060070005" calcext:value-type="float">
            <text:p>0.965</text:p>
          </table:table-cell>
          <table:table-cell office:value-type="float" office:value="0.885316752586483" calcext:value-type="float">
            <text:p>0.885</text:p>
          </table:table-cell>
          <table:table-cell office:value-type="float" office:value="0.913955731925" calcext:value-type="float">
            <text:p>0.914</text:p>
          </table:table-cell>
          <table:table-cell office:value-type="float" office:value="0.924141443888011" calcext:value-type="float">
            <text:p>0.924</text:p>
          </table:table-cell>
          <table:table-cell office:value-type="float" office:value="0.936185881668241" calcext:value-type="float">
            <text:p>0.936</text:p>
          </table:table-cell>
          <table:table-cell office:value-type="float" office:value="0.856222074077273" calcext:value-type="float">
            <text:p>0.856</text:p>
          </table:table-cell>
          <table:table-cell office:value-type="float" office:value="0.935526353575017" calcext:value-type="float">
            <text:p>0.936</text:p>
          </table:table-cell>
          <table:table-cell office:value-type="float" office:value="0.965073224454" calcext:value-type="float">
            <text:p>0.965</text:p>
          </table:table-cell>
          <table:table-cell office:value-type="float" office:value="0.897698101408394" calcext:value-type="float">
            <text:p>0.898</text:p>
          </table:table-cell>
          <table:table-cell office:value-type="float" office:value="0.913952252406" calcext:value-type="float">
            <text:p>0.914</text:p>
          </table:table-cell>
          <table:table-cell office:value-type="float" office:value="0.928462781294352" calcext:value-type="float">
            <text:p>0.928</text:p>
          </table:table-cell>
          <table:table-cell office:value-type="float" office:value="0.933758960762185" calcext:value-type="float">
            <text:p>0.934</text:p>
          </table:table-cell>
          <table:table-cell office:value-type="float" office:value="0.84990350738146" calcext:value-type="float">
            <text:p>0.850</text:p>
          </table:table-cell>
          <table:table-cell office:value-type="float" office:value="0.937677390978157" calcext:value-type="float">
            <text:p>0.938</text:p>
          </table:table-cell>
          <table:table-cell office:value-type="float" office:value="0.965302377261" calcext:value-type="float">
            <text:p>0.965</text:p>
          </table:table-cell>
          <table:table-cell office:value-type="float" office:value="0.888190675503953" calcext:value-type="float">
            <text:p>0.888</text:p>
          </table:table-cell>
          <table:table-cell office:value-type="float" office:value="0.913889783966" calcext:value-type="float">
            <text:p>0.914</text:p>
          </table:table-cell>
          <table:table-cell office:value-type="float" office:value="0.93229330990561" calcext:value-type="float">
            <text:p>0.932</text:p>
          </table:table-cell>
          <table:table-cell office:value-type="float" office:value="0.940642914927941" calcext:value-type="float">
            <text:p>0.941</text:p>
          </table:table-cell>
          <table:table-cell office:value-type="float" office:value="0.862203146059086" calcext:value-type="float">
            <text:p>0.862</text:p>
          </table:table-cell>
          <table:table-cell office:value-type="float" office:value="0.936157426130266" calcext:value-type="float">
            <text:p>0.936</text:p>
          </table:table-cell>
          <table:table-cell office:value-type="float" office:value="0.964700659216" calcext:value-type="float">
            <text:p>0.965</text:p>
          </table:table-cell>
          <table:table-cell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73709038558888" calcext:value-type="float">
            <text:p>0.574</text:p>
          </table:table-cell>
          <table:table-cell office:value-type="float" office:value="0.738805253907" calcext:value-type="float">
            <text:p>0.739</text:p>
          </table:table-cell>
          <table:table-cell office:value-type="float" office:value="0.488493587669966" calcext:value-type="float">
            <text:p>0.488</text:p>
          </table:table-cell>
          <table:table-cell office:value-type="float" office:value="0.56690908290791" calcext:value-type="float">
            <text:p>0.567</text:p>
          </table:table-cell>
          <table:table-cell office:value-type="float" office:value="0.679136117927296" calcext:value-type="float">
            <text:p>0.679</text:p>
          </table:table-cell>
          <table:table-cell office:value-type="float" office:value="0.647317034698468" calcext:value-type="float">
            <text:p>0.647</text:p>
          </table:table-cell>
          <table:table-cell office:value-type="float" office:value="0.844133956904" calcext:value-type="float">
            <text:p>0.844</text:p>
          </table:table-cell>
          <table:table-cell office:value-type="float" office:value="0.399386207438091" calcext:value-type="float">
            <text:p>0.399</text:p>
          </table:table-cell>
          <table:table-cell office:value-type="float" office:value="0.612577807097" calcext:value-type="float">
            <text:p>0.613</text:p>
          </table:table-cell>
          <table:table-cell office:value-type="float" office:value="0.527761226971847" calcext:value-type="float">
            <text:p>0.528</text:p>
          </table:table-cell>
          <table:table-cell office:value-type="float" office:value="0.556813102903481" calcext:value-type="float">
            <text:p>0.557</text:p>
          </table:table-cell>
          <table:table-cell office:value-type="float" office:value="0.59102815909202" calcext:value-type="float">
            <text:p>0.591</text:p>
          </table:table-cell>
          <table:table-cell office:value-type="float" office:value="0.565240601915422" calcext:value-type="float">
            <text:p>0.565</text:p>
          </table:table-cell>
          <table:table-cell office:value-type="float" office:value="0.791195739657" calcext:value-type="float">
            <text:p>0.791</text:p>
          </table:table-cell>
          <table:table-cell office:value-type="float" office:value="0.381586484680992" calcext:value-type="float">
            <text:p>0.382</text:p>
          </table:table-cell>
          <table:table-cell office:value-type="float" office:value="0.548853927455" calcext:value-type="float">
            <text:p>0.549</text:p>
          </table:table-cell>
          <table:table-cell office:value-type="float" office:value="0.547170831130049" calcext:value-type="float">
            <text:p>0.547</text:p>
          </table:table-cell>
          <table:table-cell office:value-type="float" office:value="0.542884295018869" calcext:value-type="float">
            <text:p>0.543</text:p>
          </table:table-cell>
          <table:table-cell office:value-type="float" office:value="0.574347006296331" calcext:value-type="float">
            <text:p>0.574</text:p>
          </table:table-cell>
          <table:table-cell office:value-type="float" office:value="0.553400497564377" calcext:value-type="float">
            <text:p>0.553</text:p>
          </table:table-cell>
          <table:table-cell office:value-type="float" office:value="0.57485113756" calcext:value-type="float">
            <text:p>0.575</text:p>
          </table:table-cell>
          <table:table-cell office:value-type="float" office:value="0.0852563763334449" calcext:value-type="float">
            <text:p>0.085</text:p>
          </table:table-cell>
          <table:table-cell office:value-type="float" office:value="0.538990207758" calcext:value-type="float">
            <text:p>0.539</text:p>
          </table:table-cell>
          <table:table-cell office:value-type="float" office:value="0.530659013007105" calcext:value-type="float">
            <text:p>0.531</text:p>
          </table:table-cell>
          <table:table-cell office:value-type="float" office:value="0.526288727482506" calcext:value-type="float">
            <text:p>0.526</text:p>
          </table:table-cell>
          <table:table-cell office:value-type="float" office:value="0.56419050454138" calcext:value-type="float">
            <text:p>0.564</text:p>
          </table:table-cell>
          <table:table-cell office:value-type="float" office:value="0.550350476798188" calcext:value-type="float">
            <text:p>0.550</text:p>
          </table:table-cell>
          <table:table-cell office:value-type="float" office:value="0.567134735746" calcext:value-type="float">
            <text:p>0.567</text:p>
          </table:table-cell>
          <table:table-cell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20122552225256" calcext:value-type="float">
            <text:p>0.720</text:p>
          </table:table-cell>
          <table:table-cell office:value-type="float" office:value="0.759466340969" calcext:value-type="float">
            <text:p>0.759</text:p>
          </table:table-cell>
          <table:table-cell office:value-type="float" office:value="0.700511515225516" calcext:value-type="float">
            <text:p>0.701</text:p>
          </table:table-cell>
          <table:table-cell office:value-type="float" office:value="0.738000597376427" calcext:value-type="float">
            <text:p>0.738</text:p>
          </table:table-cell>
          <table:table-cell office:value-type="float" office:value="0.802869261055385" calcext:value-type="float">
            <text:p>0.803</text:p>
          </table:table-cell>
          <table:table-cell office:value-type="float" office:value="0.837762788187136" calcext:value-type="float">
            <text:p>0.838</text:p>
          </table:table-cell>
          <table:table-cell office:value-type="float" office:value="0.938999598866" calcext:value-type="float">
            <text:p>0.939</text:p>
          </table:table-cell>
          <table:table-cell office:value-type="float" office:value="0.489157213195746" calcext:value-type="float">
            <text:p>0.489</text:p>
          </table:table-cell>
          <table:table-cell office:value-type="float" office:value="0.764278350689" calcext:value-type="float">
            <text:p>0.764</text:p>
          </table:table-cell>
          <table:table-cell office:value-type="float" office:value="0.689776905869954" calcext:value-type="float">
            <text:p>0.690</text:p>
          </table:table-cell>
          <table:table-cell office:value-type="float" office:value="0.691843067485372" calcext:value-type="float">
            <text:p>0.692</text:p>
          </table:table-cell>
          <table:table-cell office:value-type="float" office:value="0.777239340497978" calcext:value-type="float">
            <text:p>0.777</text:p>
          </table:table-cell>
          <table:table-cell office:value-type="float" office:value="0.698052014405119" calcext:value-type="float">
            <text:p>0.698</text:p>
          </table:table-cell>
          <table:table-cell office:value-type="float" office:value="0.91334945578" calcext:value-type="float">
            <text:p>0.913</text:p>
          </table:table-cell>
          <table:table-cell office:value-type="float" office:value="0.320918459974394" calcext:value-type="float">
            <text:p>0.321</text:p>
          </table:table-cell>
          <table:table-cell office:value-type="float" office:value="0.71651043753" calcext:value-type="float">
            <text:p>0.717</text:p>
          </table:table-cell>
          <table:table-cell office:value-type="float" office:value="0.66703724459202" calcext:value-type="float">
            <text:p>0.667</text:p>
          </table:table-cell>
          <table:table-cell office:value-type="float" office:value="0.534108818453276" calcext:value-type="float">
            <text:p>0.534</text:p>
          </table:table-cell>
          <table:table-cell office:value-type="float" office:value="0.750190018341884" calcext:value-type="float">
            <text:p>0.750</text:p>
          </table:table-cell>
          <table:table-cell office:value-type="float" office:value="0.461118426404199" calcext:value-type="float">
            <text:p>0.461</text:p>
          </table:table-cell>
          <table:table-cell office:value-type="float" office:value="0.824310790986" calcext:value-type="float">
            <text:p>0.824</text:p>
          </table:table-cell>
          <table:table-cell office:value-type="float" office:value="0.0995322378440745" calcext:value-type="float">
            <text:p>0.100</text:p>
          </table:table-cell>
          <table:table-cell office:value-type="float" office:value="0.589679035102" calcext:value-type="float">
            <text:p>0.590</text:p>
          </table:table-cell>
          <table:table-cell office:value-type="float" office:value="0.607001121891475" calcext:value-type="float">
            <text:p>0.607</text:p>
          </table:table-cell>
          <table:table-cell office:value-type="float" office:value="0.404994401558264" calcext:value-type="float">
            <text:p>0.405</text:p>
          </table:table-cell>
          <table:table-cell office:value-type="float" office:value="0.688527799529377" calcext:value-type="float">
            <text:p>0.689</text:p>
          </table:table-cell>
          <table:table-cell office:value-type="float" office:value="0.338245960773167" calcext:value-type="float">
            <text:p>0.338</text:p>
          </table:table-cell>
          <table:table-cell office:value-type="float" office:value="0.632144495763" calcext:value-type="float">
            <text:p>0.632</text:p>
          </table:table-cell>
          <table:table-cell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0840154420962083" calcext:value-type="float">
            <text:p>0.084</text:p>
          </table:table-cell>
          <table:table-cell office:value-type="float" office:value="0.291966390253" calcext:value-type="float">
            <text:p>0.292</text:p>
          </table:table-cell>
          <table:table-cell office:value-type="float" office:value="0.148565713394349" calcext:value-type="float">
            <text:p>0.149</text:p>
          </table:table-cell>
          <table:table-cell office:value-type="float" office:value="0.23437171421314" calcext:value-type="float">
            <text:p>0.234</text:p>
          </table:table-cell>
          <table:table-cell office:value-type="float" office:value="0.344270742265037" calcext:value-type="float">
            <text:p>0.344</text:p>
          </table:table-cell>
          <table:table-cell office:value-type="float" office:value="0.212119518731442" calcext:value-type="float">
            <text:p>0.212</text:p>
          </table:table-cell>
          <table:table-cell office:value-type="float" office:value="0.511198786384" calcext:value-type="float">
            <text:p>0.511</text:p>
          </table:table-cell>
          <table:table-cell office:value-type="float" office:value="0.0183469163978853" calcext:value-type="float">
            <text:p>0.018</text:p>
          </table:table-cell>
          <table:table-cell office:value-type="float" office:value="0.22747934782" calcext:value-type="float">
            <text:p>0.227</text:p>
          </table:table-cell>
          <table:table-cell office:value-type="float" office:value="0.108473723232922" calcext:value-type="float">
            <text:p>0.108</text:p>
          </table:table-cell>
          <table:table-cell office:value-type="float" office:value="0.315947057552741" calcext:value-type="float">
            <text:p>0.316</text:p>
          </table:table-cell>
          <table:table-cell office:value-type="float" office:value="0.237881162376607" calcext:value-type="float">
            <text:p>0.238</text:p>
          </table:table-cell>
          <table:table-cell office:value-type="float" office:value="0.2222367141235" calcext:value-type="float">
            <text:p>0.222</text:p>
          </table:table-cell>
          <table:table-cell office:value-type="float" office:value="0.507377116084" calcext:value-type="float">
            <text:p>0.507</text:p>
          </table:table-cell>
          <table:table-cell office:value-type="float" office:value="0" calcext:value-type="float">
            <text:p>0.000</text:p>
          </table:table-cell>
          <table:table-cell office:value-type="float" office:value="0.201830611682" calcext:value-type="float">
            <text:p>0.202</text:p>
          </table:table-cell>
          <table:table-cell office:value-type="float" office:value="0.00721399183737793" calcext:value-type="float">
            <text:p>0.007</text:p>
          </table:table-cell>
          <table:table-cell office:value-type="float" office:value="0.327146764970876" calcext:value-type="float">
            <text:p>0.327</text:p>
          </table:table-cell>
          <table:table-cell office:value-type="float" office:value="0.189052358141929" calcext:value-type="float">
            <text:p>0.189</text:p>
          </table:table-cell>
          <table:table-cell office:value-type="float" office:value="0.159635096410065" calcext:value-type="float">
            <text:p>0.160</text:p>
          </table:table-cell>
          <table:table-cell office:value-type="float" office:value="0.182183307231" calcext:value-type="float">
            <text:p>0.182</text:p>
          </table:table-cell>
          <table:table-cell office:value-type="float" office:value="0" calcext:value-type="float">
            <text:p>0.000</text:p>
          </table:table-cell>
          <table:table-cell office:value-type="float" office:value="0.0139932954785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197673231483755" calcext:value-type="float">
            <text:p>0.198</text:p>
          </table:table-cell>
          <table:table-cell office:value-type="float" office:value="0.00361782334646901" calcext:value-type="float">
            <text:p>0.004</text:p>
          </table:table-cell>
          <table:table-cell office:value-type="float" office:value="0.0714588612737689" calcext:value-type="float">
            <text:p>0.071</text:p>
          </table:table-cell>
          <table:table-cell office:value-type="float" office:value="0.00835468317082" calcext:value-type="float">
            <text:p>0.008</text:p>
          </table:table-cell>
          <table:table-cell/>
        </table:table-row>
        <table:table-row table:style-name="ro1">
          <table:table-cell/>
          <table:table-cell table:formula="of:=AVERAGE([.B30:.B48])" office:value-type="float" office:value="0.57403509576897" calcext:value-type="float">
            <text:p>0.574</text:p>
          </table:table-cell>
          <table:table-cell table:formula="of:=AVERAGE([.C30:.C48])" office:value-type="float" office:value="0.763956078017994" calcext:value-type="float">
            <text:p>0.764</text:p>
          </table:table-cell>
          <table:table-cell table:formula="of:=AVERAGE([.D30:.D48])" office:value-type="float" office:value="0.631335324357441" calcext:value-type="float">
            <text:p>0.631</text:p>
          </table:table-cell>
          <table:table-cell table:formula="of:=AVERAGE([.E30:.E48])" office:value-type="float" office:value="0.686861490837172" calcext:value-type="float">
            <text:p>0.687</text:p>
          </table:table-cell>
          <table:table-cell table:formula="of:=AVERAGE([.F30:.F48])" office:value-type="float" office:value="0.737522495699011" calcext:value-type="float">
            <text:p>0.738</text:p>
          </table:table-cell>
          <table:table-cell table:formula="of:=AVERAGE([.G30:.G48])" office:value-type="float" office:value="0.66936626195591" calcext:value-type="float">
            <text:p>0.669</text:p>
          </table:table-cell>
          <table:table-cell table:formula="of:=AVERAGE([.H30:.H48])" office:value-type="float" office:value="0.768232638538263" calcext:value-type="float">
            <text:p>0.768</text:p>
          </table:table-cell>
          <table:table-cell table:formula="of:=AVERAGE([.I30:.I48])" office:value-type="float" office:value="0.487895370257768" calcext:value-type="float">
            <text:p>0.488</text:p>
          </table:table-cell>
          <table:table-cell table:formula="of:=AVERAGE([.J30:.J48])" office:value-type="float" office:value="0.64606729000221" calcext:value-type="float">
            <text:p>0.646</text:p>
          </table:table-cell>
          <table:table-cell table:formula="of:=AVERAGE([.K30:.K48])" office:value-type="float" office:value="0.612238363325259" calcext:value-type="float">
            <text:p>0.612</text:p>
          </table:table-cell>
          <table:table-cell table:formula="of:=AVERAGE([.L30:.L48])" office:value-type="float" office:value="0.648978654785427" calcext:value-type="float">
            <text:p>0.649</text:p>
          </table:table-cell>
          <table:table-cell table:formula="of:=AVERAGE([.M30:.M48])" office:value-type="float" office:value="0.647816994836689" calcext:value-type="float">
            <text:p>0.648</text:p>
          </table:table-cell>
          <table:table-cell table:formula="of:=AVERAGE([.N30:.N48])" office:value-type="float" office:value="0.632095085394319" calcext:value-type="float">
            <text:p>0.632</text:p>
          </table:table-cell>
          <table:table-cell table:formula="of:=AVERAGE([.O30:.O48])" office:value-type="float" office:value="0.706444695976047" calcext:value-type="float">
            <text:p>0.706</text:p>
          </table:table-cell>
          <table:table-cell table:formula="of:=AVERAGE([.P30:.P48])" office:value-type="float" office:value="0.403354687408633" calcext:value-type="float">
            <text:p>0.403</text:p>
          </table:table-cell>
          <table:table-cell table:formula="of:=AVERAGE([.Q30:.Q48])" office:value-type="float" office:value="0.600924229241211" calcext:value-type="float">
            <text:p>0.601</text:p>
          </table:table-cell>
          <table:table-cell table:formula="of:=AVERAGE([.R30:.R48])" office:value-type="float" office:value="0.570484124453756" calcext:value-type="float">
            <text:p>0.570</text:p>
          </table:table-cell>
          <table:table-cell table:formula="of:=AVERAGE([.S30:.S48])" office:value-type="float" office:value="0.577754050300525" calcext:value-type="float">
            <text:p>0.578</text:p>
          </table:table-cell>
          <table:table-cell table:formula="of:=AVERAGE([.T30:.T48])" office:value-type="float" office:value="0.620592826314484" calcext:value-type="float">
            <text:p>0.621</text:p>
          </table:table-cell>
          <table:table-cell table:formula="of:=AVERAGE([.U30:.U48])" office:value-type="float" office:value="0.554025817848004" calcext:value-type="float">
            <text:p>0.554</text:p>
          </table:table-cell>
          <table:table-cell table:formula="of:=AVERAGE([.V30:.V48])" office:value-type="float" office:value="0.638922513238421" calcext:value-type="float">
            <text:p>0.639</text:p>
          </table:table-cell>
          <table:table-cell table:formula="of:=AVERAGE([.W30:.W48])" office:value-type="float" office:value="0.337821765424199" calcext:value-type="float">
            <text:p>0.338</text:p>
          </table:table-cell>
          <table:table-cell table:formula="of:=AVERAGE([.X30:.X48])" office:value-type="float" office:value="0.541067850241974" calcext:value-type="float">
            <text:p>0.541</text:p>
          </table:table-cell>
          <table:table-cell table:formula="of:=AVERAGE([.Y30:.Y48])" office:value-type="float" office:value="0.525057115887504" calcext:value-type="float">
            <text:p>0.525</text:p>
          </table:table-cell>
          <table:table-cell table:formula="of:=AVERAGE([.Z30:.Z48])" office:value-type="float" office:value="0.472184726941174" calcext:value-type="float">
            <text:p>0.472</text:p>
          </table:table-cell>
          <table:table-cell table:formula="of:=AVERAGE([.AA30:.AA48])" office:value-type="float" office:value="0.573245099367216" calcext:value-type="float">
            <text:p>0.573</text:p>
          </table:table-cell>
          <table:table-cell table:formula="of:=AVERAGE([.AB30:.AB48])" office:value-type="float" office:value="0.463345468134703" calcext:value-type="float">
            <text:p>0.463</text:p>
          </table:table-cell>
          <table:table-cell table:formula="of:=AVERAGE([.AC30:.AC48])" office:value-type="float" office:value="0.551158806799833" calcext:value-type="float">
            <text:p>0.551</text:p>
          </table:table-cell>
          <table:table-cell/>
        </table:table-row>
        <table:table-row table:style-name="ro1" table:number-rows-repeated="5">
          <table:table-cell table:number-columns-repeated="30"/>
        </table:table-row>
        <table:table-row table:style-name="ro1">
          <table:table-cell table:style-name="ce74" office:value-type="string" calcext:value-type="string">
            <text:p>2 objetivos</text:p>
          </table:table-cell>
          <table:table-cell table:style-name="ce52" office:value-type="string" calcext:value-type="string">
            <text:p>CPDEA</text:p>
          </table:table-cell>
          <table:table-cell table:style-name="ce52" office:value-type="string" calcext:value-type="string">
            <text:p>MOEA/D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VSD-MOEA</text:p>
          </table:table-cell>
          <table:table-cell table:number-columns-repeated="22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9" office:value-type="float" office:value="0.764030961330778" calcext:value-type="float">
            <text:p>0.76</text:p>
          </table:table-cell>
          <table:table-cell table:style-name="ce79" office:value-type="float" office:value="0.810466913323673" calcext:value-type="float">
            <text:p>0.81</text:p>
          </table:table-cell>
          <table:table-cell table:style-name="ce79" office:value-type="float" office:value="0.819517487068025" calcext:value-type="float">
            <text:p>0.82</text:p>
          </table:table-cell>
          <table:table-cell table:style-name="ce79" office:value-type="float" office:value="0.828507739338301" calcext:value-type="float">
            <text:p>0.83</text:p>
          </table:table-cell>
          <table:table-cell table:style-name="ce79" office:value-type="float" office:value="0.80104413171009" calcext:value-type="float">
            <text:p>0.80</text:p>
          </table:table-cell>
          <table:table-cell table:style-name="ce79" office:value-type="float" office:value="0.811713887763884" calcext:value-type="float">
            <text:p>0.81</text:p>
          </table:table-cell>
          <table:table-cell table:style-name="ce79" office:value-type="float" office:value="0.856863450656435" calcext:value-type="float">
            <text:p>0.86</text:p>
          </table:table-cell>
          <table:table-cell table:style-name="Default" table:number-columns-repeated="21"/>
          <table:table-cell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9" office:value-type="float" office:value="0.671795052565872" calcext:value-type="float">
            <text:p>0.67</text:p>
          </table:table-cell>
          <table:table-cell table:style-name="ce79" office:value-type="float" office:value="0.727992213391165" calcext:value-type="float">
            <text:p>0.73</text:p>
          </table:table-cell>
          <table:table-cell table:style-name="ce79" office:value-type="float" office:value="0.726516936081506" calcext:value-type="float">
            <text:p>0.73</text:p>
          </table:table-cell>
          <table:table-cell table:style-name="ce79" office:value-type="float" office:value="0.721976981937463" calcext:value-type="float">
            <text:p>0.72</text:p>
          </table:table-cell>
          <table:table-cell table:style-name="ce79" office:value-type="float" office:value="0.730098476820369" calcext:value-type="float">
            <text:p>0.73</text:p>
          </table:table-cell>
          <table:table-cell table:style-name="ce79" office:value-type="float" office:value="0.698685521246178" calcext:value-type="float">
            <text:p>0.70</text:p>
          </table:table-cell>
          <table:table-cell table:style-name="ce79" office:value-type="float" office:value="0.808747328213435" calcext:value-type="float">
            <text:p>0.81</text:p>
          </table:table-cell>
          <table:table-cell table:style-name="Default" table:number-columns-repeated="16"/>
          <table:table-cell table:number-columns-repeated="6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9" office:value-type="float" office:value="0.664554390237964" calcext:value-type="float">
            <text:p>0.66</text:p>
          </table:table-cell>
          <table:table-cell table:style-name="ce79" office:value-type="float" office:value="0.702312874236248" calcext:value-type="float">
            <text:p>0.70</text:p>
          </table:table-cell>
          <table:table-cell table:style-name="ce79" office:value-type="float" office:value="0.699145219764599" calcext:value-type="float">
            <text:p>0.70</text:p>
          </table:table-cell>
          <table:table-cell table:style-name="ce79" office:value-type="float" office:value="0.69025575447059" calcext:value-type="float">
            <text:p>0.69</text:p>
          </table:table-cell>
          <table:table-cell table:style-name="ce79" office:value-type="float" office:value="0.676172533634635" calcext:value-type="float">
            <text:p>0.68</text:p>
          </table:table-cell>
          <table:table-cell table:style-name="ce79" office:value-type="float" office:value="0.668471945398166" calcext:value-type="float">
            <text:p>0.67</text:p>
          </table:table-cell>
          <table:table-cell table:style-name="ce79" office:value-type="float" office:value="0.725429131657665" calcext:value-type="float">
            <text:p>0.73</text:p>
          </table:table-cell>
          <table:table-cell table:style-name="Default" table:number-columns-repeated="7"/>
          <table:table-cell table:number-columns-repeated="5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4" office:value-type="float" office:value="500" calcext:value-type="float">
            <text:p>500</text:p>
          </table:table-cell>
          <table:table-cell table:style-name="ce79" office:value-type="float" office:value="0.574694487120182" calcext:value-type="float">
            <text:p>0.57</text:p>
          </table:table-cell>
          <table:table-cell table:style-name="ce79" office:value-type="float" office:value="0.674058767379213" calcext:value-type="float">
            <text:p>0.67</text:p>
          </table:table-cell>
          <table:table-cell table:style-name="ce79" office:value-type="float" office:value="0.667550005397565" calcext:value-type="float">
            <text:p>0.67</text:p>
          </table:table-cell>
          <table:table-cell table:style-name="ce79" office:value-type="float" office:value="0.655946008734663" calcext:value-type="float">
            <text:p>0.66</text:p>
          </table:table-cell>
          <table:table-cell table:style-name="ce79" office:value-type="float" office:value="0.63739017871957" calcext:value-type="float">
            <text:p>0.64</text:p>
          </table:table-cell>
          <table:table-cell table:style-name="ce79" office:value-type="float" office:value="0.621352979372797" calcext:value-type="float">
            <text:p>0.62</text:p>
          </table:table-cell>
          <table:table-cell table:style-name="ce79" office:value-type="float" office:value="0.688119750865636" calcext:value-type="float">
            <text:p>0.69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  <table:table-row table:style-name="ro1" table:number-rows-repeated="4">
          <table:table-cell table:number-columns-repeated="20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4" office:value-type="string" calcext:value-type="string">
            <text:p>3 objetivos</text:p>
          </table:table-cell>
          <table:table-cell table:style-name="ce52" office:value-type="string" calcext:value-type="string">
            <text:p>CPDEA</text:p>
          </table:table-cell>
          <table:table-cell table:style-name="ce52" office:value-type="string" calcext:value-type="string">
            <text:p>MOEA/D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VSD-MOEA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9" office:value-type="float" office:value="0.57403509576897" calcext:value-type="float">
            <text:p>0.57</text:p>
          </table:table-cell>
          <table:table-cell table:style-name="ce79" office:value-type="float" office:value="0.763956078017994" calcext:value-type="float">
            <text:p>0.76</text:p>
          </table:table-cell>
          <table:table-cell table:style-name="ce79" office:value-type="float" office:value="0.631335324357441" calcext:value-type="float">
            <text:p>0.63</text:p>
          </table:table-cell>
          <table:table-cell table:style-name="ce79" office:value-type="float" office:value="0.686861490837172" calcext:value-type="float">
            <text:p>0.69</text:p>
          </table:table-cell>
          <table:table-cell table:style-name="ce79" office:value-type="float" office:value="0.737522495699011" calcext:value-type="float">
            <text:p>0.74</text:p>
          </table:table-cell>
          <table:table-cell table:style-name="ce79" office:value-type="float" office:value="0.66936626195591" calcext:value-type="float">
            <text:p>0.67</text:p>
          </table:table-cell>
          <table:table-cell table:style-name="ce79" office:value-type="float" office:value="0.768232638538263" calcext:value-type="float">
            <text:p>0.77</text:p>
          </table:table-cell>
          <table:table-cell table:style-name="Default" table:number-columns-repeated="21"/>
          <table:table-cell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9" office:value-type="float" office:value="0.487895370257768" calcext:value-type="float">
            <text:p>0.49</text:p>
          </table:table-cell>
          <table:table-cell table:style-name="ce79" office:value-type="float" office:value="0.64606729000221" calcext:value-type="float">
            <text:p>0.65</text:p>
          </table:table-cell>
          <table:table-cell table:style-name="ce79" office:value-type="float" office:value="0.612238363325259" calcext:value-type="float">
            <text:p>0.61</text:p>
          </table:table-cell>
          <table:table-cell table:style-name="ce79" office:value-type="float" office:value="0.648978654785427" calcext:value-type="float">
            <text:p>0.65</text:p>
          </table:table-cell>
          <table:table-cell table:style-name="ce79" office:value-type="float" office:value="0.647816994836689" calcext:value-type="float">
            <text:p>0.65</text:p>
          </table:table-cell>
          <table:table-cell table:style-name="ce79" office:value-type="float" office:value="0.632095085394319" calcext:value-type="float">
            <text:p>0.63</text:p>
          </table:table-cell>
          <table:table-cell table:style-name="ce79" office:value-type="float" office:value="0.706444695976047" calcext:value-type="float">
            <text:p>0.71</text:p>
          </table:table-cell>
          <table:table-cell table:style-name="Default" table:number-columns-repeated="16"/>
          <table:table-cell table:number-columns-repeated="6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9" office:value-type="float" office:value="0.403354687408633" calcext:value-type="float">
            <text:p>0.40</text:p>
          </table:table-cell>
          <table:table-cell table:style-name="ce79" office:value-type="float" office:value="0.600924229241211" calcext:value-type="float">
            <text:p>0.60</text:p>
          </table:table-cell>
          <table:table-cell table:style-name="ce79" office:value-type="float" office:value="0.570484124453756" calcext:value-type="float">
            <text:p>0.57</text:p>
          </table:table-cell>
          <table:table-cell table:style-name="ce79" office:value-type="float" office:value="0.577754050300525" calcext:value-type="float">
            <text:p>0.58</text:p>
          </table:table-cell>
          <table:table-cell table:style-name="ce79" office:value-type="float" office:value="0.620592826314484" calcext:value-type="float">
            <text:p>0.62</text:p>
          </table:table-cell>
          <table:table-cell table:style-name="ce79" office:value-type="float" office:value="0.554025817848004" calcext:value-type="float">
            <text:p>0.55</text:p>
          </table:table-cell>
          <table:table-cell table:style-name="ce79" office:value-type="float" office:value="0.638922513238421" calcext:value-type="float">
            <text:p>0.64</text:p>
          </table:table-cell>
          <table:table-cell table:style-name="Default" table:number-columns-repeated="7"/>
          <table:table-cell table:number-columns-repeated="5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4" office:value-type="float" office:value="500" calcext:value-type="float">
            <text:p>500</text:p>
          </table:table-cell>
          <table:table-cell table:style-name="ce79" office:value-type="float" office:value="0.337821765424199" calcext:value-type="float">
            <text:p>0.34</text:p>
          </table:table-cell>
          <table:table-cell table:style-name="ce79" office:value-type="float" office:value="0.541067850241974" calcext:value-type="float">
            <text:p>0.54</text:p>
          </table:table-cell>
          <table:table-cell table:style-name="ce79" office:value-type="float" office:value="0.525057115887504" calcext:value-type="float">
            <text:p>0.53</text:p>
          </table:table-cell>
          <table:table-cell table:style-name="ce79" office:value-type="float" office:value="0.472184726941174" calcext:value-type="float">
            <text:p>0.47</text:p>
          </table:table-cell>
          <table:table-cell table:style-name="ce79" office:value-type="float" office:value="0.573245099367216" calcext:value-type="float">
            <text:p>0.57</text:p>
          </table:table-cell>
          <table:table-cell table:style-name="ce79" office:value-type="float" office:value="0.463345468134703" calcext:value-type="float">
            <text:p>0.46</text:p>
          </table:table-cell>
          <table:table-cell table:style-name="ce79" office:value-type="float" office:value="0.551158806799833" calcext:value-type="float">
            <text:p>0.55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 table:number-columns-repeated="20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6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14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4"/>
          <table:table-cell table:style-name="Default" table:number-columns-repeated="4"/>
          <table:table-cell table:number-columns-repeated="6"/>
        </table:table-row>
        <table:table-row table:style-name="ro1" table:number-rows-repeated="5">
          <table:table-cell table:number-columns-repeated="20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VSD-MOEA-D_0.4-Half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float" office:value="0.880197924344838" calcext:value-type="float">
            <text:p>0.88019792434483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float" office:value="0.778823750390846" calcext:value-type="float">
            <text:p>0.778823750390846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745188816557703" calcext:value-type="float">
            <text:p>0.745188816557703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711173058870718" calcext:value-type="float">
            <text:p>0.711173058870718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672103116050193" calcext:value-type="float">
            <text:p>0.672103116050193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VSD-MOEA-D_0.4-Half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845988485499508" calcext:value-type="float">
            <text:p>0.845988485499508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724400394991827" calcext:value-type="float">
            <text:p>0.724400394991827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631506904643944" calcext:value-type="float">
            <text:p>0.631506904643944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554420483700918" calcext:value-type="float">
            <text:p>0.554420483700918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452207335171682" calcext:value-type="float">
            <text:p>0.452207335171682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 table:number-rows-repeated="8">
          <table:table-cell table:number-columns-repeated="20"/>
          <table:table-cell table:style-name="Default" table:number-columns-repeated="4"/>
          <table:table-cell table:number-columns-repeated="6"/>
        </table:table-row>
        <table:table-row table:style-name="ro1" table:number-rows-repeated="16">
          <table:table-cell table:number-columns-repeated="30"/>
        </table:table-row>
        <table:table-row table:style-name="ro1">
          <table:table-cell table:number-columns-repeated="8"/>
          <table:table-cell office:value-type="string" calcext:value-type="string">
            <text:p>MOEA/D</text:p>
          </table:table-cell>
          <table:table-cell office:value-type="string" calcext:value-type="string">
            <text:p>EPS=10</text:p>
          </table:table-cell>
          <table:table-cell table:number-columns-repeated="3"/>
          <table:table-cell office:value-type="string" calcext:value-type="string">
            <text:p>MOEA/D</text:p>
          </table:table-cell>
          <table:table-cell office:value-type="string" calcext:value-type="string">
            <text:p>EPS=100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**</text:p>
          </table:table-cell>
          <table:table-cell table:style-name="ce51" table:formula="of:=[.I118]-[.O118]" office:value-type="float" office:value="-0.464919765911" calcext:value-type="float">
            <text:p>-0.465</text:p>
          </table:table-cell>
          <table:table-cell office:value-type="string" calcext:value-type="string">
            <text:p>WFG1_2</text:p>
          </table:table-cell>
          <table:table-cell table:style-name="ce51" office:value-type="float" office:value="0.52147817275" calcext:value-type="float">
            <text:p>0.521</text:p>
          </table:table-cell>
          <table:table-cell office:value-type="float" office:value="0.5096530794" calcext:value-type="float">
            <text:p>0.510</text:p>
          </table:table-cell>
          <table:table-cell office:value-type="float" office:value="0.33384919307" calcext:value-type="float">
            <text:p>0.334</text:p>
          </table:table-cell>
          <table:table-cell office:value-type="float" office:value="0.151477954244" calcext:value-type="float">
            <text:p>0.151</text:p>
          </table:table-cell>
          <table:table-cell/>
          <table:table-cell office:value-type="string" calcext:value-type="string">
            <text:p>WFG1_2</text:p>
          </table:table-cell>
          <table:table-cell table:style-name="ce51" office:value-type="float" office:value="0.986397938661" calcext:value-type="float">
            <text:p>0.986</text:p>
          </table:table-cell>
          <table:table-cell office:value-type="float" office:value="0.886230250092" calcext:value-type="float">
            <text:p>0.886</text:p>
          </table:table-cell>
          <table:table-cell office:value-type="float" office:value="0.194306032351" calcext:value-type="float">
            <text:p>0.194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1_2</text:p>
          </table:table-cell>
          <table:table-cell table:number-columns-repeated="2" table:style-name="Default" office:value-type="float" office:value="0.987347191133" calcext:value-type="float">
            <text:p>0.987347191133</text:p>
          </table:table-cell>
          <table:table-cell/>
          <table:table-cell office:value-type="string" calcext:value-type="string">
            <text:p>WFG1_2</text:p>
          </table:table-cell>
          <table:table-cell table:style-name="Default"/>
          <table:table-cell table:number-columns-repeated="2"/>
          <table:table-cell office:value-type="string" calcext:value-type="string">
            <text:p>WFG1_2</text:p>
          </table:table-cell>
          <table:table-cell office:value-type="float" office:value="0.851087928171" calcext:value-type="float">
            <text:p>0.851</text:p>
          </table:table-cell>
          <table:table-cell table:style-name="ce64" office:value-type="float" office:value="0.434746888249887" calcext:value-type="float">
            <text:p>0.435</text:p>
          </table:table-cell>
        </table:table-row>
        <table:table-row table:style-name="ro1">
          <table:table-cell table:number-columns-repeated="6"/>
          <table:table-cell table:formula="of:=[.I119]-[.O119]" office:value-type="float" office:value="-0.000359092855000021" calcext:value-type="float">
            <text:p>0.000</text:p>
          </table:table-cell>
          <table:table-cell office:value-type="string" calcext:value-type="string">
            <text:p>WFG2_2</text:p>
          </table:table-cell>
          <table:table-cell office:value-type="float" office:value="0.851611410956" calcext:value-type="float">
            <text:p>0.852</text:p>
          </table:table-cell>
          <table:table-cell office:value-type="float" office:value="0.836007747322" calcext:value-type="float">
            <text:p>0.836</text:p>
          </table:table-cell>
          <table:table-cell office:value-type="float" office:value="0.701039790309" calcext:value-type="float">
            <text:p>0.701</text:p>
          </table:table-cell>
          <table:table-cell office:value-type="float" office:value="0.686529651561" calcext:value-type="float">
            <text:p>0.687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851970503811" calcext:value-type="float">
            <text:p>0.852</text:p>
          </table:table-cell>
          <table:table-cell office:value-type="float" office:value="0.839397827287" calcext:value-type="float">
            <text:p>0.839</text:p>
          </table:table-cell>
          <table:table-cell office:value-type="float" office:value="0.690442576798" calcext:value-type="float">
            <text:p>0.69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965392933035" calcext:value-type="float">
            <text:p>0.965</text:p>
          </table:table-cell>
          <table:table-cell table:style-name="Default" office:value-type="float" office:value="0.887208776584" calcext:value-type="float">
            <text:p>0.887208776584</text:p>
          </table:table-cell>
          <table:table-cell/>
          <table:table-cell office:value-type="string" calcext:value-type="string">
            <text:p>WFG2_2</text:p>
          </table:table-cell>
          <table:table-cell table:style-name="Default"/>
          <table:table-cell table:number-columns-repeated="2"/>
          <table:table-cell office:value-type="string" calcext:value-type="string">
            <text:p>WFG2_2</text:p>
          </table:table-cell>
          <table:table-cell office:value-type="float" office:value="0.965368769951" calcext:value-type="float">
            <text:p>0.965</text:p>
          </table:table-cell>
          <table:table-cell table:style-name="ce64" office:value-type="float" office:value="0.980271018036287" calcext:value-type="float">
            <text:p>0.980</text:p>
          </table:table-cell>
        </table:table-row>
        <table:table-row table:style-name="ro1">
          <table:table-cell table:number-columns-repeated="6"/>
          <table:table-cell table:formula="of:=[.I120]-[.O120]" office:value-type="float" office:value="0.000110333665000018" calcext:value-type="float">
            <text:p>0.000</text:p>
          </table:table-cell>
          <table:table-cell office:value-type="string" calcext:value-type="string">
            <text:p>WFG3_2</text:p>
          </table:table-cell>
          <table:table-cell office:value-type="float" office:value="0.991278804076" calcext:value-type="float">
            <text:p>0.991</text:p>
          </table:table-cell>
          <table:table-cell office:value-type="float" office:value="0.987352336843" calcext:value-type="float">
            <text:p>0.987</text:p>
          </table:table-cell>
          <table:table-cell office:value-type="float" office:value="0.963655571509" calcext:value-type="float">
            <text:p>0.964</text:p>
          </table:table-cell>
          <table:table-cell office:value-type="float" office:value="0.852273632629" calcext:value-type="float">
            <text:p>0.852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1168470411" calcext:value-type="float">
            <text:p>0.991</text:p>
          </table:table-cell>
          <table:table-cell office:value-type="float" office:value="0.98957804579" calcext:value-type="float">
            <text:p>0.990</text:p>
          </table:table-cell>
          <table:table-cell office:value-type="float" office:value="0.89905971755" calcext:value-type="float">
            <text:p>0.899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1110849462" calcext:value-type="float">
            <text:p>0.991</text:p>
          </table:table-cell>
          <table:table-cell table:style-name="Default" office:value-type="float" office:value="0.991078961941" calcext:value-type="float">
            <text:p>0.991078961941</text:p>
          </table:table-cell>
          <table:table-cell/>
          <table:table-cell office:value-type="string" calcext:value-type="string">
            <text:p>WFG3_2</text:p>
          </table:table-cell>
          <table:table-cell table:style-name="Default"/>
          <table:table-cell table:number-columns-repeated="2"/>
          <table:table-cell office:value-type="string" calcext:value-type="string">
            <text:p>WFG3_2</text:p>
          </table:table-cell>
          <table:table-cell office:value-type="float" office:value="0.991164644306" calcext:value-type="float">
            <text:p>0.991</text:p>
          </table:table-cell>
          <table:table-cell table:style-name="ce64" office:value-type="float" office:value="0.984138772048028" calcext:value-type="float">
            <text:p>0.984</text:p>
          </table:table-cell>
        </table:table-row>
        <table:table-row table:style-name="ro1">
          <table:table-cell table:number-columns-repeated="6"/>
          <table:table-cell table:style-name="ce51" table:formula="of:=[.I121]-[.O121]" office:value-type="float" office:value="-0.00194072005299994" calcext:value-type="float">
            <text:p>-0.002</text:p>
          </table:table-cell>
          <table:table-cell office:value-type="string" calcext:value-type="string">
            <text:p>WFG4_2</text:p>
          </table:table-cell>
          <table:table-cell office:value-type="float" office:value="0.979456563945" calcext:value-type="float">
            <text:p>0.979</text:p>
          </table:table-cell>
          <table:table-cell office:value-type="float" office:value="0.967804699481" calcext:value-type="float">
            <text:p>0.968</text:p>
          </table:table-cell>
          <table:table-cell office:value-type="float" office:value="0.918716448625" calcext:value-type="float">
            <text:p>0.919</text:p>
          </table:table-cell>
          <table:table-cell office:value-type="float" office:value="0.837388775249" calcext:value-type="float">
            <text:p>0.837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81397283998" calcext:value-type="float">
            <text:p>0.981</text:p>
          </table:table-cell>
          <table:table-cell office:value-type="float" office:value="0.965800764776" calcext:value-type="float">
            <text:p>0.966</text:p>
          </table:table-cell>
          <table:table-cell office:value-type="float" office:value="0.91060815322" calcext:value-type="float">
            <text:p>0.911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8647608836" calcext:value-type="float">
            <text:p>0.986</text:p>
          </table:table-cell>
          <table:table-cell table:style-name="Default" office:value-type="float" office:value="0.983261095718" calcext:value-type="float">
            <text:p>0.983261095718</text:p>
          </table:table-cell>
          <table:table-cell/>
          <table:table-cell office:value-type="string" calcext:value-type="string">
            <text:p>WFG4_2</text:p>
          </table:table-cell>
          <table:table-cell table:style-name="Default"/>
          <table:table-cell table:number-columns-repeated="2"/>
          <table:table-cell office:value-type="string" calcext:value-type="string">
            <text:p>WFG4_2</text:p>
          </table:table-cell>
          <table:table-cell office:value-type="float" office:value="0.986622613135" calcext:value-type="float">
            <text:p>0.987</text:p>
          </table:table-cell>
          <table:table-cell table:style-name="ce64" office:value-type="float" office:value="0.912660492577319" calcext:value-type="float">
            <text:p>0.913</text:p>
          </table:table-cell>
        </table:table-row>
        <table:table-row table:style-name="ro1">
          <table:table-cell table:number-columns-repeated="6"/>
          <table:table-cell table:formula="of:=[.I122]-[.O122]" office:value-type="float" office:value="0.0000158482780000524" calcext:value-type="float">
            <text:p>0.000</text:p>
          </table:table-cell>
          <table:table-cell office:value-type="string" calcext:value-type="string">
            <text:p>WFG5_2</text:p>
          </table:table-cell>
          <table:table-cell office:value-type="float" office:value="0.877582511445" calcext:value-type="float">
            <text:p>0.878</text:p>
          </table:table-cell>
          <table:table-cell office:value-type="float" office:value="0.877310841131" calcext:value-type="float">
            <text:p>0.877</text:p>
          </table:table-cell>
          <table:table-cell office:value-type="float" office:value="0.872957922033" calcext:value-type="float">
            <text:p>0.873</text:p>
          </table:table-cell>
          <table:table-cell office:value-type="float" office:value="0.864552847351" calcext:value-type="float">
            <text:p>0.865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7566663167" calcext:value-type="float">
            <text:p>0.878</text:p>
          </table:table-cell>
          <table:table-cell office:value-type="float" office:value="0.875088373395" calcext:value-type="float">
            <text:p>0.875</text:p>
          </table:table-cell>
          <table:table-cell office:value-type="float" office:value="0.87055213739" calcext:value-type="float">
            <text:p>0.871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7377441256" calcext:value-type="float">
            <text:p>0.877</text:p>
          </table:table-cell>
          <table:table-cell table:style-name="Default" office:value-type="float" office:value="0.876020696093" calcext:value-type="float">
            <text:p>0.876020696093</text:p>
          </table:table-cell>
          <table:table-cell/>
          <table:table-cell office:value-type="string" calcext:value-type="string">
            <text:p>WFG5_2</text:p>
          </table:table-cell>
          <table:table-cell table:style-name="Default"/>
          <table:table-cell table:number-columns-repeated="2"/>
          <table:table-cell office:value-type="string" calcext:value-type="string">
            <text:p>WFG5_2</text:p>
          </table:table-cell>
          <table:table-cell office:value-type="float" office:value="0.877216636801" calcext:value-type="float">
            <text:p>0.877</text:p>
          </table:table-cell>
          <table:table-cell table:style-name="ce64" office:value-type="float" office:value="0.827435122808051" calcext:value-type="float">
            <text:p>0.827</text:p>
          </table:table-cell>
        </table:table-row>
        <table:table-row table:style-name="ro1">
          <table:table-cell table:number-columns-repeated="6"/>
          <table:table-cell table:formula="of:=[.I123]-[.O123]" office:value-type="float" office:value="0.018970349902" calcext:value-type="float">
            <text:p>0.019</text:p>
          </table:table-cell>
          <table:table-cell office:value-type="string" calcext:value-type="string">
            <text:p>WFG6_2</text:p>
          </table:table-cell>
          <table:table-cell office:value-type="float" office:value="0.940626168693" calcext:value-type="float">
            <text:p>0.941</text:p>
          </table:table-cell>
          <table:table-cell office:value-type="float" office:value="0.953224457463" calcext:value-type="float">
            <text:p>0.953</text:p>
          </table:table-cell>
          <table:table-cell office:value-type="float" office:value="0.96489058757" calcext:value-type="float">
            <text:p>0.965</text:p>
          </table:table-cell>
          <table:table-cell office:value-type="float" office:value="0.960710051035" calcext:value-type="float">
            <text:p>0.96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21655818791" calcext:value-type="float">
            <text:p>0.922</text:p>
          </table:table-cell>
          <table:table-cell office:value-type="float" office:value="0.953467973361" calcext:value-type="float">
            <text:p>0.953</text:p>
          </table:table-cell>
          <table:table-cell office:value-type="float" office:value="0.805799922743" calcext:value-type="float">
            <text:p>0.806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28870010424" calcext:value-type="float">
            <text:p>0.929</text:p>
          </table:table-cell>
          <table:table-cell table:style-name="Default" office:value-type="float" office:value="0.921310504185" calcext:value-type="float">
            <text:p>0.921310504185</text:p>
          </table:table-cell>
          <table:table-cell/>
          <table:table-cell office:value-type="string" calcext:value-type="string">
            <text:p>WFG6_2</text:p>
          </table:table-cell>
          <table:table-cell table:style-name="Default"/>
          <table:table-cell table:number-columns-repeated="2"/>
          <table:table-cell office:value-type="string" calcext:value-type="string">
            <text:p>WFG6_2</text:p>
          </table:table-cell>
          <table:table-cell office:value-type="float" office:value="0.92546304226" calcext:value-type="float">
            <text:p>0.925</text:p>
          </table:table-cell>
          <table:table-cell table:style-name="ce64" office:value-type="float" office:value="0.87098847158679" calcext:value-type="float">
            <text:p>0.871</text:p>
          </table:table-cell>
        </table:table-row>
        <table:table-row table:style-name="ro1">
          <table:table-cell table:number-columns-repeated="6"/>
          <table:table-cell table:formula="of:=[.I124]-[.O124]" office:value-type="float" office:value="-0.0000144346750000635" calcext:value-type="float">
            <text:p>0.000</text:p>
          </table:table-cell>
          <table:table-cell office:value-type="string" calcext:value-type="string">
            <text:p>WFG7_2</text:p>
          </table:table-cell>
          <table:table-cell office:value-type="float" office:value="0.987797934286" calcext:value-type="float">
            <text:p>0.988</text:p>
          </table:table-cell>
          <table:table-cell office:value-type="float" office:value="0.98690267625" calcext:value-type="float">
            <text:p>0.987</text:p>
          </table:table-cell>
          <table:table-cell office:value-type="float" office:value="0.934860433822" calcext:value-type="float">
            <text:p>0.935</text:p>
          </table:table-cell>
          <table:table-cell office:value-type="float" office:value="0.909738952195" calcext:value-type="float">
            <text:p>0.91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7812368961" calcext:value-type="float">
            <text:p>0.988</text:p>
          </table:table-cell>
          <table:table-cell office:value-type="float" office:value="0.986762746473" calcext:value-type="float">
            <text:p>0.987</text:p>
          </table:table-cell>
          <table:table-cell office:value-type="float" office:value="0.233401620478" calcext:value-type="float">
            <text:p>0.233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92964324" calcext:value-type="float">
            <text:p>0.989</text:p>
          </table:table-cell>
          <table:table-cell table:style-name="Default" office:value-type="float" office:value="0.987771742624" calcext:value-type="float">
            <text:p>0.987771742624</text:p>
          </table:table-cell>
          <table:table-cell/>
          <table:table-cell office:value-type="string" calcext:value-type="string">
            <text:p>WFG7_2</text:p>
          </table:table-cell>
          <table:table-cell table:style-name="Default"/>
          <table:table-cell table:number-columns-repeated="2"/>
          <table:table-cell office:value-type="string" calcext:value-type="string">
            <text:p>WFG7_2</text:p>
          </table:table-cell>
          <table:table-cell office:value-type="float" office:value="0.989341293174" calcext:value-type="float">
            <text:p>0.989</text:p>
          </table:table-cell>
          <table:table-cell table:style-name="ce64" office:value-type="float" office:value="0.918570639677199" calcext:value-type="float">
            <text:p>0.919</text:p>
          </table:table-cell>
        </table:table-row>
        <table:table-row table:style-name="ro1">
          <table:table-cell table:number-columns-repeated="6"/>
          <table:table-cell table:formula="of:=[.I125]-[.O125]" office:value-type="float" office:value="0.00326515605" calcext:value-type="float">
            <text:p>0.003</text:p>
          </table:table-cell>
          <table:table-cell office:value-type="string" calcext:value-type="string">
            <text:p>WFG8_2</text:p>
          </table:table-cell>
          <table:table-cell office:value-type="float" office:value="0.822440681511" calcext:value-type="float">
            <text:p>0.822</text:p>
          </table:table-cell>
          <table:table-cell office:value-type="float" office:value="0.822168851102" calcext:value-type="float">
            <text:p>0.822</text:p>
          </table:table-cell>
          <table:table-cell office:value-type="float" office:value="0.797287461056" calcext:value-type="float">
            <text:p>0.797</text:p>
          </table:table-cell>
          <table:table-cell office:value-type="float" office:value="0.762912689304" calcext:value-type="float">
            <text:p>0.763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19175525461" calcext:value-type="float">
            <text:p>0.819</text:p>
          </table:table-cell>
          <table:table-cell office:value-type="float" office:value="0.814562231658" calcext:value-type="float">
            <text:p>0.815</text:p>
          </table:table-cell>
          <table:table-cell office:value-type="float" office:value="0.165676029706" calcext:value-type="float">
            <text:p>0.166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38433322708" calcext:value-type="float">
            <text:p>0.838</text:p>
          </table:table-cell>
          <table:table-cell table:style-name="Default" office:value-type="float" office:value="0.819386613815" calcext:value-type="float">
            <text:p>0.819386613815</text:p>
          </table:table-cell>
          <table:table-cell/>
          <table:table-cell office:value-type="string" calcext:value-type="string">
            <text:p>WFG8_2</text:p>
          </table:table-cell>
          <table:table-cell table:style-name="Default"/>
          <table:table-cell table:number-columns-repeated="2"/>
          <table:table-cell office:value-type="string" calcext:value-type="string">
            <text:p>WFG8_2</text:p>
          </table:table-cell>
          <table:table-cell office:value-type="float" office:value="0.843429962488" calcext:value-type="float">
            <text:p>0.843</text:p>
          </table:table-cell>
          <table:table-cell table:style-name="ce64" office:value-type="float" office:value="0.832570578834764" calcext:value-type="float">
            <text:p>0.833</text:p>
          </table:table-cell>
        </table:table-row>
        <table:table-row table:style-name="ro1">
          <table:table-cell table:number-columns-repeated="6"/>
          <table:table-cell table:style-name="ce51" table:formula="of:=[.I126]-[.O126]" office:value-type="float" office:value="-0.000597343229000069" calcext:value-type="float">
            <text:p>-0.001</text:p>
          </table:table-cell>
          <table:table-cell office:value-type="string" calcext:value-type="string">
            <text:p>WFG9_2</text:p>
          </table:table-cell>
          <table:table-cell office:value-type="float" office:value="0.945471091863" calcext:value-type="float">
            <text:p>0.945</text:p>
          </table:table-cell>
          <table:table-cell office:value-type="float" office:value="0.945193357479" calcext:value-type="float">
            <text:p>0.945</text:p>
          </table:table-cell>
          <table:table-cell office:value-type="float" office:value="0.942258192932" calcext:value-type="float">
            <text:p>0.942</text:p>
          </table:table-cell>
          <table:table-cell office:value-type="float" office:value="0.926991871277" calcext:value-type="float">
            <text:p>0.927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46068435092" calcext:value-type="float">
            <text:p>0.946</text:p>
          </table:table-cell>
          <table:table-cell office:value-type="float" office:value="0.92716332939" calcext:value-type="float">
            <text:p>0.927</text:p>
          </table:table-cell>
          <table:table-cell office:value-type="float" office:value="0.0609611408619" calcext:value-type="float">
            <text:p>0.061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897604921677" calcext:value-type="float">
            <text:p>0.898</text:p>
          </table:table-cell>
          <table:table-cell table:style-name="Default" office:value-type="float" office:value="0.920434530509" calcext:value-type="float">
            <text:p>0.920434530509</text:p>
          </table:table-cell>
          <table:table-cell/>
          <table:table-cell office:value-type="string" calcext:value-type="string">
            <text:p>WFG9_2</text:p>
          </table:table-cell>
          <table:table-cell table:style-name="Default"/>
          <table:table-cell table:number-columns-repeated="2"/>
          <table:table-cell office:value-type="string" calcext:value-type="string">
            <text:p>WFG9_2</text:p>
          </table:table-cell>
          <table:table-cell office:value-type="float" office:value="0.884874998294" calcext:value-type="float">
            <text:p>0.885</text:p>
          </table:table-cell>
          <table:table-cell table:style-name="ce64" office:value-type="float" office:value="0.815584366169499" calcext:value-type="float">
            <text:p>0.816</text:p>
          </table:table-cell>
        </table:table-row>
        <table:table-row table:style-name="ro1">
          <table:table-cell table:number-columns-repeated="6"/>
          <table:table-cell table:formula="of:=[.I127]-[.O127]" office:value-type="float" office:value="-0.000000660454000045441" calcext:value-type="float">
            <text:p>0.000</text:p>
          </table:table-cell>
          <table:table-cell office:value-type="string" calcext:value-type="string">
            <text:p>DTLZ1_2</text:p>
          </table:table-cell>
          <table:table-cell office:value-type="float" office:value="0.992907517098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908177552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144561913794" calcext:value-type="float">
            <text:p>0.145</text:p>
          </table:table-cell>
          <table:table-cell table:style-name="Default" office:value-type="float" office:value="0.992908497982" calcext:value-type="float">
            <text:p>0.992908497982</text:p>
          </table:table-cell>
          <table:table-cell/>
          <table:table-cell office:value-type="string" calcext:value-type="string">
            <text:p>DTLZ1_2</text:p>
          </table:table-cell>
          <table:table-cell table:style-name="Default"/>
          <table:table-cell table:number-columns-repeated="2"/>
          <table:table-cell office:value-type="string" calcext:value-type="string">
            <text:p>DTLZ1_2</text:p>
          </table:table-cell>
          <table:table-cell office:value-type="float" office:value="0.0254459696031" calcext:value-type="float">
            <text:p>0.025</text:p>
          </table:table-cell>
          <table:table-cell table:style-name="ce64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formula="of:=[.I128]-[.O128]" office:value-type="float" office:value="0.000000225256000074836" calcext:value-type="float">
            <text:p>0.000</text:p>
          </table:table-cell>
          <table:table-cell office:value-type="string" calcext:value-type="string">
            <text:p>DTLZ2_2</text:p>
          </table:table-cell>
          <table:table-cell office:value-type="float" office:value="0.989447763696" calcext:value-type="float">
            <text:p>0.989</text:p>
          </table:table-cell>
          <table:table-cell office:value-type="float" office:value="0.989444220357" calcext:value-type="float">
            <text:p>0.989</text:p>
          </table:table-cell>
          <table:table-cell office:value-type="float" office:value="0.989443732722" calcext:value-type="float">
            <text:p>0.989</text:p>
          </table:table-cell>
          <table:table-cell office:value-type="float" office:value="0.989445960642" calcext:value-type="float">
            <text:p>0.989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4753844" calcext:value-type="float">
            <text:p>0.989</text:p>
          </table:table-cell>
          <table:table-cell office:value-type="float" office:value="0.989443410014" calcext:value-type="float">
            <text:p>0.98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0247084117" calcext:value-type="float">
            <text:p>0.990</text:p>
          </table:table-cell>
          <table:table-cell table:style-name="Default" office:value-type="float" office:value="0.98944401148" calcext:value-type="float">
            <text:p>0.98944401148</text:p>
          </table:table-cell>
          <table:table-cell/>
          <table:table-cell office:value-type="string" calcext:value-type="string">
            <text:p>DTLZ2_2</text:p>
          </table:table-cell>
          <table:table-cell table:style-name="Default"/>
          <table:table-cell table:number-columns-repeated="2"/>
          <table:table-cell office:value-type="string" calcext:value-type="string">
            <text:p>DTLZ2_2</text:p>
          </table:table-cell>
          <table:table-cell office:value-type="float" office:value="0.990247578088" calcext:value-type="float">
            <text:p>0.990</text:p>
          </table:table-cell>
          <table:table-cell table:style-name="ce64" office:value-type="float" office:value="0.929896946235628" calcext:value-type="float">
            <text:p>0.930</text:p>
          </table:table-cell>
        </table:table-row>
        <table:table-row table:style-name="ro1">
          <table:table-cell table:number-columns-repeated="6"/>
          <table:table-cell table:formula="of:=[.I129]-[.O129]" office:value-type="float" office:value="-0.00000174513299999735" calcext:value-type="float">
            <text:p>0.000</text:p>
          </table:table-cell>
          <table:table-cell office:value-type="string" calcext:value-type="string">
            <text:p>DTLZ3_2</text:p>
          </table:table-cell>
          <table:table-cell office:value-type="float" office:value="0.989444224975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89445970108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167118834004" calcext:value-type="float">
            <text:p>0.167</text:p>
          </table:table-cell>
          <table:table-cell table:style-name="Default" office:value-type="float" office:value="0.989444420574" calcext:value-type="float">
            <text:p>0.989444420574</text:p>
          </table:table-cell>
          <table:table-cell/>
          <table:table-cell office:value-type="string" calcext:value-type="string">
            <text:p>DTLZ3_2</text:p>
          </table:table-cell>
          <table:table-cell table:style-name="Default"/>
          <table:table-cell table:number-columns-repeated="2"/>
          <table:table-cell office:value-type="string" calcext:value-type="string">
            <text:p>DTLZ3_2</text:p>
          </table:table-cell>
          <table:table-cell office:value-type="float" office:value="0.990210028697" calcext:value-type="float">
            <text:p>0.990</text:p>
          </table:table-cell>
          <table:table-cell table:style-name="ce64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formula="of:=[.I130]-[.O130]" office:value-type="float" office:value="0.000000498708000007397" calcext:value-type="float">
            <text:p>0.000</text:p>
          </table:table-cell>
          <table:table-cell office:value-type="string" calcext:value-type="string">
            <text:p>DTLZ4_2</text:p>
          </table:table-cell>
          <table:table-cell office:value-type="float" office:value="0.989443748643" calcext:value-type="float">
            <text:p>0.989</text:p>
          </table:table-cell>
          <table:table-cell office:value-type="float" office:value="0.989443989145" calcext:value-type="float">
            <text:p>0.989</text:p>
          </table:table-cell>
          <table:table-cell office:value-type="float" office:value="0.989442864106" calcext:value-type="float">
            <text:p>0.989</text:p>
          </table:table-cell>
          <table:table-cell office:value-type="float" office:value="0.989444165371" calcext:value-type="float">
            <text:p>0.989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89443249935" calcext:value-type="float">
            <text:p>0.989</text:p>
          </table:table-cell>
          <table:table-cell office:value-type="float" office:value="0.989443832085" calcext:value-type="float">
            <text:p>0.98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90248177405" calcext:value-type="float">
            <text:p>0.990</text:p>
          </table:table-cell>
          <table:table-cell table:style-name="Default" office:value-type="float" office:value="0.905975695731" calcext:value-type="float">
            <text:p>0.905975695731</text:p>
          </table:table-cell>
          <table:table-cell/>
          <table:table-cell office:value-type="string" calcext:value-type="string">
            <text:p>DTLZ4_2</text:p>
          </table:table-cell>
          <table:table-cell table:style-name="Default"/>
          <table:table-cell table:number-columns-repeated="2"/>
          <table:table-cell office:value-type="string" calcext:value-type="string">
            <text:p>DTLZ4_2</text:p>
          </table:table-cell>
          <table:table-cell office:value-type="float" office:value="0.99024876598" calcext:value-type="float">
            <text:p>0.990</text:p>
          </table:table-cell>
          <table:table-cell table:style-name="ce64" office:value-type="float" office:value="0.93013437050517" calcext:value-type="float">
            <text:p>0.930</text:p>
          </table:table-cell>
        </table:table-row>
        <table:table-row table:style-name="ro1">
          <table:table-cell table:number-columns-repeated="6"/>
          <table:table-cell table:formula="of:=[.I131]-[.O131]" office:value-type="float" office:value="0.000000225256000074836" calcext:value-type="float">
            <text:p>0.000</text:p>
          </table:table-cell>
          <table:table-cell office:value-type="string" calcext:value-type="string">
            <text:p>DTLZ5_2</text:p>
          </table:table-cell>
          <table:table-cell office:value-type="float" office:value="0.989447763696" calcext:value-type="float">
            <text:p>0.989</text:p>
          </table:table-cell>
          <table:table-cell office:value-type="float" office:value="0.989444220357" calcext:value-type="float">
            <text:p>0.989</text:p>
          </table:table-cell>
          <table:table-cell office:value-type="float" office:value="0.989443732722" calcext:value-type="float">
            <text:p>0.989</text:p>
          </table:table-cell>
          <table:table-cell office:value-type="float" office:value="0.989445960642" calcext:value-type="float">
            <text:p>0.989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4753844" calcext:value-type="float">
            <text:p>0.989</text:p>
          </table:table-cell>
          <table:table-cell office:value-type="float" office:value="0.989443410014" calcext:value-type="float">
            <text:p>0.98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0247084117" calcext:value-type="float">
            <text:p>0.990</text:p>
          </table:table-cell>
          <table:table-cell table:style-name="Default" office:value-type="float" office:value="0.98944401148" calcext:value-type="float">
            <text:p>0.98944401148</text:p>
          </table:table-cell>
          <table:table-cell/>
          <table:table-cell office:value-type="string" calcext:value-type="string">
            <text:p>DTLZ5_2</text:p>
          </table:table-cell>
          <table:table-cell table:style-name="Default"/>
          <table:table-cell table:number-columns-repeated="2"/>
          <table:table-cell office:value-type="string" calcext:value-type="string">
            <text:p>DTLZ5_2</text:p>
          </table:table-cell>
          <table:table-cell office:value-type="float" office:value="0.990247578088" calcext:value-type="float">
            <text:p>0.990</text:p>
          </table:table-cell>
          <table:table-cell table:style-name="ce64" office:value-type="float" office:value="0.985935477211997" calcext:value-type="float">
            <text:p>0.98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***</text:p>
          </table:table-cell>
          <table:table-cell table:style-name="ce51" table:formula="of:=[.I132]-[.O132]" office:value-type="float" office:value="-0.869735776252" calcext:value-type="float">
            <text:p>-0.870</text:p>
          </table:table-cell>
          <table:table-cell office:value-type="string" calcext:value-type="string">
            <text:p>DTLZ6_2</text:p>
          </table:table-cell>
          <table:table-cell table:style-name="ce51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6_2</text:p>
          </table:table-cell>
          <table:table-cell table:style-name="ce51" office:value-type="float" office:value="0.869735776252" calcext:value-type="float">
            <text:p>0.870</text:p>
          </table:table-cell>
          <table:table-cell office:value-type="float" office:value="0.184583798528" calcext:value-type="float">
            <text:p>0.185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986100470041" calcext:value-type="float">
            <text:p>0.986</text:p>
          </table:table-cell>
          <table:table-cell table:style-name="Default" office:value-type="float" office:value="0.884981727218" calcext:value-type="float">
            <text:p>0.884981727218</text:p>
          </table:table-cell>
          <table:table-cell/>
          <table:table-cell office:value-type="string" calcext:value-type="string">
            <text:p>DTLZ6_2</text:p>
          </table:table-cell>
          <table:table-cell table:style-name="Default"/>
          <table:table-cell table:number-columns-repeated="2"/>
          <table:table-cell office:value-type="string" calcext:value-type="string">
            <text:p>DTLZ6_2</text:p>
          </table:table-cell>
          <table:table-cell office:value-type="float" office:value="0.986595056656" calcext:value-type="float">
            <text:p>0.987</text:p>
          </table:table-cell>
          <table:table-cell table:style-name="ce64" office:value-type="float" office:value="0.899900457820739" calcext:value-type="float">
            <text:p>0.900</text:p>
          </table:table-cell>
        </table:table-row>
        <table:table-row table:style-name="ro1">
          <table:table-cell table:number-columns-repeated="6"/>
          <table:table-cell table:formula="of:=[.I133]-[.O133]" office:value-type="float" office:value="-0.0000000493339999962927" calcext:value-type="float">
            <text:p>0.000</text:p>
          </table:table-cell>
          <table:table-cell office:value-type="string" calcext:value-type="string">
            <text:p>DTLZ7_2</text:p>
          </table:table-cell>
          <table:table-cell office:value-type="float" office:value="0.99580608979" calcext:value-type="float">
            <text:p>0.996</text:p>
          </table:table-cell>
          <table:table-cell office:value-type="float" office:value="0.995808524148" calcext:value-type="float">
            <text:p>0.996</text:p>
          </table:table-cell>
          <table:table-cell office:value-type="float" office:value="0.995803540359" calcext:value-type="float">
            <text:p>0.996</text:p>
          </table:table-cell>
          <table:table-cell office:value-type="float" office:value="0.995801875377" calcext:value-type="float">
            <text:p>0.996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6139124" calcext:value-type="float">
            <text:p>0.996</text:p>
          </table:table-cell>
          <table:table-cell office:value-type="float" office:value="0.995804749711" calcext:value-type="float">
            <text:p>0.996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6210253143" calcext:value-type="float">
            <text:p>0.996</text:p>
          </table:table-cell>
          <table:table-cell table:style-name="Default" office:value-type="float" office:value="0.995806354068" calcext:value-type="float">
            <text:p>0.995806354068</text:p>
          </table:table-cell>
          <table:table-cell/>
          <table:table-cell office:value-type="string" calcext:value-type="string">
            <text:p>DTLZ7_2</text:p>
          </table:table-cell>
          <table:table-cell table:style-name="Default"/>
          <table:table-cell table:number-columns-repeated="2"/>
          <table:table-cell office:value-type="string" calcext:value-type="string">
            <text:p>DTLZ7_2</text:p>
          </table:table-cell>
          <table:table-cell office:value-type="float" office:value="0.996201689178" calcext:value-type="float">
            <text:p>0.996</text:p>
          </table:table-cell>
          <table:table-cell table:style-name="ce64" office:value-type="float" office:value="0.964944288094928" calcext:value-type="float">
            <text:p>0.965</text:p>
          </table:table-cell>
        </table:table-row>
        <table:table-row table:style-name="ro1">
          <table:table-cell table:number-columns-repeated="6"/>
          <table:table-cell table:style-name="ce51" table:formula="of:=[.I134]-[.O134]" office:value-type="float" office:value="-0.039191111908" calcext:value-type="float">
            <text:p>-0.039</text:p>
          </table:table-cell>
          <table:table-cell office:value-type="string" calcext:value-type="string">
            <text:p>UF1_2</text:p>
          </table:table-cell>
          <table:table-cell office:value-type="float" office:value="0.938160853188" calcext:value-type="float">
            <text:p>0.938</text:p>
          </table:table-cell>
          <table:table-cell office:value-type="float" office:value="0.905577650738" calcext:value-type="float">
            <text:p>0.906</text:p>
          </table:table-cell>
          <table:table-cell office:value-type="float" office:value="0.854143408456" calcext:value-type="float">
            <text:p>0.854</text:p>
          </table:table-cell>
          <table:table-cell office:value-type="float" office:value="0.866552244349" calcext:value-type="float">
            <text:p>0.867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77351965096" calcext:value-type="float">
            <text:p>0.977</text:p>
          </table:table-cell>
          <table:table-cell office:value-type="float" office:value="0.918203848989" calcext:value-type="float">
            <text:p>0.918</text:p>
          </table:table-cell>
          <table:table-cell office:value-type="float" office:value="0.876201205027" calcext:value-type="float">
            <text:p>0.876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78972137831" calcext:value-type="float">
            <text:p>0.979</text:p>
          </table:table-cell>
          <table:table-cell table:style-name="Default" office:value-type="float" office:value="0.964408181212" calcext:value-type="float">
            <text:p>0.964408181212</text:p>
          </table:table-cell>
          <table:table-cell/>
          <table:table-cell office:value-type="string" calcext:value-type="string">
            <text:p>UF1_2</text:p>
          </table:table-cell>
          <table:table-cell table:style-name="Default"/>
          <table:table-cell table:number-columns-repeated="2"/>
          <table:table-cell office:value-type="string" calcext:value-type="string">
            <text:p>UF1_2</text:p>
          </table:table-cell>
          <table:table-cell office:value-type="float" office:value="0.988868227709" calcext:value-type="float">
            <text:p>0.989</text:p>
          </table:table-cell>
          <table:table-cell table:style-name="ce64" office:value-type="float" office:value="0.856246034627434" calcext:value-type="float">
            <text:p>0.8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***</text:p>
          </table:table-cell>
          <table:table-cell table:style-name="ce51" table:formula="of:=[.I135]-[.O135]" office:value-type="float" office:value="-0.013833822464" calcext:value-type="float">
            <text:p>-0.014</text:p>
          </table:table-cell>
          <table:table-cell office:value-type="string" calcext:value-type="string">
            <text:p>UF2_2</text:p>
          </table:table-cell>
          <table:table-cell office:value-type="float" office:value="0.968834614931" calcext:value-type="float">
            <text:p>0.969</text:p>
          </table:table-cell>
          <table:table-cell office:value-type="float" office:value="0.973405475959" calcext:value-type="float">
            <text:p>0.973</text:p>
          </table:table-cell>
          <table:table-cell office:value-type="float" office:value="0.947452391849" calcext:value-type="float">
            <text:p>0.947</text:p>
          </table:table-cell>
          <table:table-cell office:value-type="float" office:value="0.945585696916" calcext:value-type="float">
            <text:p>0.946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82668437395" calcext:value-type="float">
            <text:p>0.983</text:p>
          </table:table-cell>
          <table:table-cell office:value-type="float" office:value="0.969270404079" calcext:value-type="float">
            <text:p>0.969</text:p>
          </table:table-cell>
          <table:table-cell office:value-type="float" office:value="0.948457119905" calcext:value-type="float">
            <text:p>0.94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84019786198" calcext:value-type="float">
            <text:p>0.984</text:p>
          </table:table-cell>
          <table:table-cell table:style-name="Default" office:value-type="float" office:value="0.983218153176" calcext:value-type="float">
            <text:p>0.983218153176</text:p>
          </table:table-cell>
          <table:table-cell/>
          <table:table-cell office:value-type="string" calcext:value-type="string">
            <text:p>UF2_2</text:p>
          </table:table-cell>
          <table:table-cell table:style-name="Default"/>
          <table:table-cell table:number-columns-repeated="2"/>
          <table:table-cell office:value-type="string" calcext:value-type="string">
            <text:p>UF2_2</text:p>
          </table:table-cell>
          <table:table-cell office:value-type="float" office:value="0.98178412578" calcext:value-type="float">
            <text:p>0.982</text:p>
          </table:table-cell>
          <table:table-cell table:style-name="ce64" office:value-type="float" office:value="0.939490332926897" calcext:value-type="float">
            <text:p>0.939</text:p>
          </table:table-cell>
        </table:table-row>
        <table:table-row table:style-name="ro1">
          <table:table-cell table:number-columns-repeated="6"/>
          <table:table-cell table:formula="of:=[.I136]-[.O136]" office:value-type="float" office:value="-0.00646835781599997" calcext:value-type="float">
            <text:p>-0.006</text:p>
          </table:table-cell>
          <table:table-cell office:value-type="string" calcext:value-type="string">
            <text:p>UF3_2</text:p>
          </table:table-cell>
          <table:table-cell office:value-type="float" office:value="0.558461613314" calcext:value-type="float">
            <text:p>0.558</text:p>
          </table:table-cell>
          <table:table-cell office:value-type="float" office:value="0.634605041975" calcext:value-type="float">
            <text:p>0.635</text:p>
          </table:table-cell>
          <table:table-cell office:value-type="float" office:value="0.898735865204" calcext:value-type="float">
            <text:p>0.899</text:p>
          </table:table-cell>
          <table:table-cell office:value-type="float" office:value="0.883221341574" calcext:value-type="float">
            <text:p>0.883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56492997113" calcext:value-type="float">
            <text:p>0.565</text:p>
          </table:table-cell>
          <table:table-cell office:value-type="float" office:value="0.577578914812" calcext:value-type="float">
            <text:p>0.578</text:p>
          </table:table-cell>
          <table:table-cell office:value-type="float" office:value="0.907382168167" calcext:value-type="float">
            <text:p>0.90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909688991402" calcext:value-type="float">
            <text:p>0.910</text:p>
          </table:table-cell>
          <table:table-cell table:style-name="Default" office:value-type="float" office:value="0.603188023492" calcext:value-type="float">
            <text:p>0.603188023492</text:p>
          </table:table-cell>
          <table:table-cell/>
          <table:table-cell office:value-type="string" calcext:value-type="string">
            <text:p>UF3_2</text:p>
          </table:table-cell>
          <table:table-cell table:style-name="Default"/>
          <table:table-cell table:number-columns-repeated="2"/>
          <table:table-cell office:value-type="string" calcext:value-type="string">
            <text:p>UF3_2</text:p>
          </table:table-cell>
          <table:table-cell office:value-type="float" office:value="0.91037770254" calcext:value-type="float">
            <text:p>0.910</text:p>
          </table:table-cell>
          <table:table-cell table:style-name="ce64" office:value-type="float" office:value="0.473304708314209" calcext:value-type="float">
            <text:p>0.473</text:p>
          </table:table-cell>
        </table:table-row>
        <table:table-row table:style-name="ro1">
          <table:table-cell table:number-columns-repeated="6"/>
          <table:table-cell table:formula="of:=[.I137]-[.O137]" office:value-type="float" office:value="0.00414423764499994" calcext:value-type="float">
            <text:p>0.004</text:p>
          </table:table-cell>
          <table:table-cell office:value-type="string" calcext:value-type="string">
            <text:p>UF4_2</text:p>
          </table:table-cell>
          <table:table-cell office:value-type="float" office:value="0.861420467507" calcext:value-type="float">
            <text:p>0.861</text:p>
          </table:table-cell>
          <table:table-cell office:value-type="float" office:value="0.840959558669" calcext:value-type="float">
            <text:p>0.841</text:p>
          </table:table-cell>
          <table:table-cell office:value-type="float" office:value="0.814386198936" calcext:value-type="float">
            <text:p>0.814</text:p>
          </table:table-cell>
          <table:table-cell office:value-type="float" office:value="0.750399281642" calcext:value-type="float">
            <text:p>0.750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57276229862" calcext:value-type="float">
            <text:p>0.857</text:p>
          </table:table-cell>
          <table:table-cell office:value-type="float" office:value="0.834264028399" calcext:value-type="float">
            <text:p>0.834</text:p>
          </table:table-cell>
          <table:table-cell office:value-type="float" office:value="0.797060568263" calcext:value-type="float">
            <text:p>0.79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80716711412" calcext:value-type="float">
            <text:p>0.881</text:p>
          </table:table-cell>
          <table:table-cell table:style-name="Default" office:value-type="float" office:value="0.862908470518" calcext:value-type="float">
            <text:p>0.862908470518</text:p>
          </table:table-cell>
          <table:table-cell/>
          <table:table-cell office:value-type="string" calcext:value-type="string">
            <text:p>UF4_2</text:p>
          </table:table-cell>
          <table:table-cell table:style-name="Default"/>
          <table:table-cell table:number-columns-repeated="2"/>
          <table:table-cell office:value-type="string" calcext:value-type="string">
            <text:p>UF4_2</text:p>
          </table:table-cell>
          <table:table-cell office:value-type="float" office:value="0.885184332658" calcext:value-type="float">
            <text:p>0.885</text:p>
          </table:table-cell>
          <table:table-cell table:style-name="ce64" table:formula="of:=AVERAGE([.AD118:.AD136])" office:value-type="float" office:value="0.766148366617096" calcext:value-type="float">
            <text:p>0.76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**</text:p>
          </table:table-cell>
          <table:table-cell table:style-name="ce51" table:formula="of:=[.I138]-[.O138]" office:value-type="float" office:value="-0.277374436194" calcext:value-type="float">
            <text:p>-0.277</text:p>
          </table:table-cell>
          <table:table-cell office:value-type="string" calcext:value-type="string">
            <text:p>UF5_2</text:p>
          </table:table-cell>
          <table:table-cell table:style-name="ce51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UF5_2</text:p>
          </table:table-cell>
          <table:table-cell table:style-name="ce51" office:value-type="float" office:value="0.277374436194" calcext:value-type="float">
            <text:p>0.277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497284897225" calcext:value-type="float">
            <text:p>0.497</text:p>
          </table:table-cell>
          <table:table-cell table:style-name="Default" office:value-type="float" office:value="0.10185230299" calcext:value-type="float">
            <text:p>0.10185230299</text:p>
          </table:table-cell>
          <table:table-cell/>
          <table:table-cell office:value-type="string" calcext:value-type="string">
            <text:p>UF5_2</text:p>
          </table:table-cell>
          <table:table-cell table:style-name="Default"/>
          <table:table-cell table:number-columns-repeated="2"/>
          <table:table-cell office:value-type="string" calcext:value-type="string">
            <text:p>UF5_2</text:p>
          </table:table-cell>
          <table:table-cell office:value-type="float" office:value="0.463016277372" calcext:value-type="float">
            <text:p>0.463</text:p>
          </table:table-cell>
          <table:table-cell/>
        </table:table-row>
        <table:table-row table:style-name="ro1">
          <table:table-cell table:number-columns-repeated="6"/>
          <table:table-cell table:style-name="ce51" table:formula="of:=[.I139]-[.O139]" office:value-type="float" office:value="-0.00438915886300001" calcext:value-type="float">
            <text:p>-0.004</text:p>
          </table:table-cell>
          <table:table-cell office:value-type="string" calcext:value-type="string">
            <text:p>UF6_2</text:p>
          </table:table-cell>
          <table:table-cell office:value-type="float" office:value="0.477810140872" calcext:value-type="float">
            <text:p>0.478</text:p>
          </table:table-cell>
          <table:table-cell office:value-type="float" office:value="0.379914872037" calcext:value-type="float">
            <text:p>0.380</text:p>
          </table:table-cell>
          <table:table-cell office:value-type="float" office:value="0.357758712367" calcext:value-type="float">
            <text:p>0.358</text:p>
          </table:table-cell>
          <table:table-cell office:value-type="float" office:value="0.670877697248" calcext:value-type="float">
            <text:p>0.671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482199299735" calcext:value-type="float">
            <text:p>0.482</text:p>
          </table:table-cell>
          <table:table-cell office:value-type="float" office:value="0.381190099192" calcext:value-type="float">
            <text:p>0.381</text:p>
          </table:table-cell>
          <table:table-cell office:value-type="float" office:value="0.362791319722" calcext:value-type="float">
            <text:p>0.363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871981101068" calcext:value-type="float">
            <text:p>0.872</text:p>
          </table:table-cell>
          <table:table-cell table:style-name="Default" office:value-type="float" office:value="0.540429889266" calcext:value-type="float">
            <text:p>0.540429889266</text:p>
          </table:table-cell>
          <table:table-cell/>
          <table:table-cell office:value-type="string" calcext:value-type="string">
            <text:p>UF6_2</text:p>
          </table:table-cell>
          <table:table-cell table:style-name="Default"/>
          <table:table-cell table:number-columns-repeated="2"/>
          <table:table-cell office:value-type="string" calcext:value-type="string">
            <text:p>UF6_2</text:p>
          </table:table-cell>
          <table:table-cell office:value-type="float" office:value="0.804885196277" calcext:value-type="float">
            <text:p>0.805</text:p>
          </table:table-cell>
          <table:table-cell/>
        </table:table-row>
        <table:table-row table:style-name="ro1">
          <table:table-cell table:number-columns-repeated="6"/>
          <table:table-cell table:style-name="ce51" table:formula="of:=[.I140]-[.O140]" office:value-type="float" office:value="-0.00078295254399996" calcext:value-type="float">
            <text:p>-0.001</text:p>
          </table:table-cell>
          <table:table-cell office:value-type="string" calcext:value-type="string">
            <text:p>UF7_2</text:p>
          </table:table-cell>
          <table:table-cell office:value-type="float" office:value="0.971958997706" calcext:value-type="float">
            <text:p>0.972</text:p>
          </table:table-cell>
          <table:table-cell office:value-type="float" office:value="0.19926493915" calcext:value-type="float">
            <text:p>0.199</text:p>
          </table:table-cell>
          <table:table-cell office:value-type="float" office:value="0.19857072068" calcext:value-type="float">
            <text:p>0.199</text:p>
          </table:table-cell>
          <table:table-cell office:value-type="float" office:value="0.497547635048" calcext:value-type="float">
            <text:p>0.498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7274195025" calcext:value-type="float">
            <text:p>0.973</text:p>
          </table:table-cell>
          <table:table-cell office:value-type="float" office:value="0.543705952471" calcext:value-type="float">
            <text:p>0.544</text:p>
          </table:table-cell>
          <table:table-cell office:value-type="float" office:value="0.614988634443" calcext:value-type="float">
            <text:p>0.61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80751973246" calcext:value-type="float">
            <text:p>0.981</text:p>
          </table:table-cell>
          <table:table-cell table:style-name="Default" office:value-type="float" office:value="0.799210616277" calcext:value-type="float">
            <text:p>0.799210616277</text:p>
          </table:table-cell>
          <table:table-cell/>
          <table:table-cell office:value-type="string" calcext:value-type="string">
            <text:p>UF7_2</text:p>
          </table:table-cell>
          <table:table-cell table:style-name="Default"/>
          <table:table-cell table:number-columns-repeated="2"/>
          <table:table-cell office:value-type="string" calcext:value-type="string">
            <text:p>UF7_2</text:p>
          </table:table-cell>
          <table:table-cell office:value-type="float" office:value="0.973696576465" calcext:value-type="float">
            <text:p>0.974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Default" table:formula="of:=AVERAGE([.I118:.I140])" office:value-type="float" office:value="0.810473353693087" calcext:value-type="float">
            <text:p>0.810473353693087</text:p>
          </table:table-cell>
          <table:table-cell table:style-name="Default" table:formula="of:=AVERAGE([.J118:.J140])" office:value-type="float" office:value="0.686238545174174" calcext:value-type="float">
            <text:p>0.686238545174174</text:p>
          </table:table-cell>
          <table:table-cell table:style-name="Default" table:formula="of:=AVERAGE([.K118:.K140])" office:value-type="float" office:value="0.672378120362043" calcext:value-type="float">
            <text:p>0.672378120362043</text:p>
          </table:table-cell>
          <table:table-cell table:style-name="Default" table:formula="of:=AVERAGE([.L118:.L140])" office:value-type="float" office:value="0.675256447115391" calcext:value-type="float">
            <text:p>0.675256447115391</text:p>
          </table:table-cell>
          <table:table-cell/>
          <table:table-cell table:style-name="Default"/>
          <table:table-cell table:style-name="Default" table:formula="of:=AVERAGE([.O118:.O140])" office:value-type="float" office:value="0.882347377733304" calcext:value-type="float">
            <text:p>0.882347377733304</text:p>
          </table:table-cell>
          <table:table-cell table:style-name="Default" table:formula="of:=AVERAGE([.P118:.P140])" office:value-type="float" office:value="0.722216695239826" calcext:value-type="float">
            <text:p>0.722216695239826</text:p>
          </table:table-cell>
          <table:table-cell table:style-name="Default" table:number-columns-repeated="2"/>
          <table:table-cell/>
          <table:table-cell table:style-name="Default"/>
          <table:table-cell table:style-name="Default" table:formula="of:=AVERAGE([.U118:.U140])" office:value-type="float" office:value="0.86217646110687" calcext:value-type="float">
            <text:p>0.86217646110687</text:p>
          </table:table-cell>
          <table:table-cell table:style-name="Default" table:formula="of:=AVERAGE([.V118:.V140])" office:value-type="float" office:value="0.868566976872435" calcext:value-type="float">
            <text:p>0.868566976872435</text:p>
          </table:table-cell>
          <table:table-cell table:style-name="Default"/>
          <table:table-cell table:style-name="Default" office:value-type="string" calcext:value-type="string">
            <text:p>WFG1_3</text:p>
          </table:table-cell>
          <table:table-cell table:style-name="Default"/>
          <table:table-cell table:number-columns-repeated="2"/>
          <table:table-cell table:style-name="Default"/>
          <table:table-cell table:style-name="Default" table:formula="of:=AVERAGE([.AC118:.AC140])" office:value-type="float" office:value="0.882242564942222" calcext:value-type="float">
            <text:p>0.882242564942222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WFG2_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formula="of:=[.I143]-[.O143]" office:value-type="float" office:value="-0.228806999789" calcext:value-type="float">
            <text:p>-0.229</text:p>
          </table:table-cell>
          <table:table-cell office:value-type="string" calcext:value-type="string">
            <text:p>WFG1_3</text:p>
          </table:table-cell>
          <table:table-cell office:value-type="float" office:value="0.565289731574" calcext:value-type="float">
            <text:p>0.565</text:p>
          </table:table-cell>
          <table:table-cell office:value-type="float" office:value="0.44358164995" calcext:value-type="float">
            <text:p>0.444</text:p>
          </table:table-cell>
          <table:table-cell office:value-type="float" office:value="0.264273411369" calcext:value-type="float">
            <text:p>0.264</text:p>
          </table:table-cell>
          <table:table-cell office:value-type="float" office:value="0.178060372279" calcext:value-type="float">
            <text:p>0.178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794096731363" calcext:value-type="float">
            <text:p>0.794</text:p>
          </table:table-cell>
          <table:table-cell office:value-type="float" office:value="0.422858661635" calcext:value-type="float">
            <text:p>0.423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438003947702" calcext:value-type="float">
            <text:p>0.438</text:p>
          </table:table-cell>
          <table:table-cell table:style-name="Default" office:value-type="float" office:value="0.815449023063" calcext:value-type="float">
            <text:p>0.815449023063</text:p>
          </table:table-cell>
          <table:table-cell/>
          <table:table-cell office:value-type="string" calcext:value-type="string">
            <text:p>WFG3_3</text:p>
          </table:table-cell>
          <table:table-cell table:style-name="Default"/>
          <table:table-cell table:number-columns-repeated="2"/>
          <table:table-cell office:value-type="string" calcext:value-type="string">
            <text:p>WFG1_3</text:p>
          </table:table-cell>
          <table:table-cell office:value-type="float" office:value="0.441419755579" calcext:value-type="float">
            <text:p>0.441</text:p>
          </table:table-cell>
          <table:table-cell table:style-name="ce64" office:value-type="float" office:value="0.434746888249887" calcext:value-type="float">
            <text:p>0.435</text:p>
          </table:table-cell>
        </table:table-row>
        <table:table-row table:style-name="ro1">
          <table:table-cell table:number-columns-repeated="6"/>
          <table:table-cell table:formula="of:=[.I144]-[.O144]" office:value-type="float" office:value="-0.000775130294999982" calcext:value-type="float">
            <text:p>-0.001</text:p>
          </table:table-cell>
          <table:table-cell office:value-type="string" calcext:value-type="string">
            <text:p>WFG2_3</text:p>
          </table:table-cell>
          <table:table-cell office:value-type="float" office:value="0.829362328917" calcext:value-type="float">
            <text:p>0.829</text:p>
          </table:table-cell>
          <table:table-cell office:value-type="float" office:value="0.800529177206" calcext:value-type="float">
            <text:p>0.801</text:p>
          </table:table-cell>
          <table:table-cell office:value-type="float" office:value="0.576923391564" calcext:value-type="float">
            <text:p>0.577</text:p>
          </table:table-cell>
          <table:table-cell office:value-type="float" office:value="0.556631793354" calcext:value-type="float">
            <text:p>0.557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830137459212" calcext:value-type="float">
            <text:p>0.830</text:p>
          </table:table-cell>
          <table:table-cell office:value-type="float" office:value="0.813577290842" calcext:value-type="float">
            <text:p>0.814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9846124691" calcext:value-type="float">
            <text:p>0.985</text:p>
          </table:table-cell>
          <table:table-cell table:style-name="Default" office:value-type="float" office:value="0.829708170752" calcext:value-type="float">
            <text:p>0.829708170752</text:p>
          </table:table-cell>
          <table:table-cell/>
          <table:table-cell office:value-type="string" calcext:value-type="string">
            <text:p>WFG4_3</text:p>
          </table:table-cell>
          <table:table-cell table:style-name="Default"/>
          <table:table-cell table:number-columns-repeated="2"/>
          <table:table-cell office:value-type="string" calcext:value-type="string">
            <text:p>WFG2_3</text:p>
          </table:table-cell>
          <table:table-cell office:value-type="float" office:value="0.985315869482" calcext:value-type="float">
            <text:p>0.985</text:p>
          </table:table-cell>
          <table:table-cell table:style-name="ce64" office:value-type="float" office:value="0.980271018036287" calcext:value-type="float">
            <text:p>0.980</text:p>
          </table:table-cell>
        </table:table-row>
        <table:table-row table:style-name="ro1">
          <table:table-cell table:number-columns-repeated="6"/>
          <table:table-cell table:formula="of:=[.I145]-[.O145]" office:value-type="float" office:value="-0.000269054394000046" calcext:value-type="float">
            <text:p>0.000</text:p>
          </table:table-cell>
          <table:table-cell office:value-type="string" calcext:value-type="string">
            <text:p>WFG3_3</text:p>
          </table:table-cell>
          <table:table-cell office:value-type="float" office:value="0.991943584085" calcext:value-type="float">
            <text:p>0.992</text:p>
          </table:table-cell>
          <table:table-cell office:value-type="float" office:value="0.950947799948" calcext:value-type="float">
            <text:p>0.951</text:p>
          </table:table-cell>
          <table:table-cell office:value-type="float" office:value="0.878948333052" calcext:value-type="float">
            <text:p>0.879</text:p>
          </table:table-cell>
          <table:table-cell office:value-type="float" office:value="0.818679914933" calcext:value-type="float">
            <text:p>0.81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92212638479" calcext:value-type="float">
            <text:p>0.992</text:p>
          </table:table-cell>
          <table:table-cell office:value-type="float" office:value="0.957544124088" calcext:value-type="float">
            <text:p>0.958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84137086098" calcext:value-type="float">
            <text:p>0.984</text:p>
          </table:table-cell>
          <table:table-cell table:style-name="Default" office:value-type="float" office:value="0.992145827396" calcext:value-type="float">
            <text:p>0.992145827396</text:p>
          </table:table-cell>
          <table:table-cell/>
          <table:table-cell office:value-type="string" calcext:value-type="string">
            <text:p>WFG5_3</text:p>
          </table:table-cell>
          <table:table-cell table:style-name="Default"/>
          <table:table-cell table:number-columns-repeated="2"/>
          <table:table-cell office:value-type="string" calcext:value-type="string">
            <text:p>WFG3_3</text:p>
          </table:table-cell>
          <table:table-cell office:value-type="float" office:value="0.98377177477" calcext:value-type="float">
            <text:p>0.984</text:p>
          </table:table-cell>
          <table:table-cell table:style-name="ce64" office:value-type="float" office:value="0.984138772048028" calcext:value-type="float">
            <text:p>0.984</text:p>
          </table:table-cell>
        </table:table-row>
        <table:table-row table:style-name="ro1">
          <table:table-cell table:number-columns-repeated="6"/>
          <table:table-cell table:formula="of:=[.I146]-[.O146]" office:value-type="float" office:value="-0.00683629393700003" calcext:value-type="float">
            <text:p>-0.007</text:p>
          </table:table-cell>
          <table:table-cell office:value-type="string" calcext:value-type="string">
            <text:p>WFG4_3</text:p>
          </table:table-cell>
          <table:table-cell office:value-type="float" office:value="0.841597472615" calcext:value-type="float">
            <text:p>0.842</text:p>
          </table:table-cell>
          <table:table-cell office:value-type="float" office:value="0.802232654908" calcext:value-type="float">
            <text:p>0.802</text:p>
          </table:table-cell>
          <table:table-cell office:value-type="float" office:value="0.735983753217" calcext:value-type="float">
            <text:p>0.736</text:p>
          </table:table-cell>
          <table:table-cell office:value-type="float" office:value="0.649482170146" calcext:value-type="float">
            <text:p>0.649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848433766552" calcext:value-type="float">
            <text:p>0.848</text:p>
          </table:table-cell>
          <table:table-cell office:value-type="float" office:value="0.807638492388" calcext:value-type="float">
            <text:p>0.808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912805636553" calcext:value-type="float">
            <text:p>0.913</text:p>
          </table:table-cell>
          <table:table-cell table:style-name="Default" office:value-type="float" office:value="0.843651691883" calcext:value-type="float">
            <text:p>0.843651691883</text:p>
          </table:table-cell>
          <table:table-cell/>
          <table:table-cell office:value-type="string" calcext:value-type="string">
            <text:p>WFG6_3</text:p>
          </table:table-cell>
          <table:table-cell table:style-name="Default"/>
          <table:table-cell table:number-columns-repeated="2"/>
          <table:table-cell office:value-type="string" calcext:value-type="string">
            <text:p>WFG4_3</text:p>
          </table:table-cell>
          <table:table-cell office:value-type="float" office:value="0.91530327994" calcext:value-type="float">
            <text:p>0.915</text:p>
          </table:table-cell>
          <table:table-cell table:style-name="ce64" office:value-type="float" office:value="0.912660492577319" calcext:value-type="float">
            <text:p>0.913</text:p>
          </table:table-cell>
        </table:table-row>
        <table:table-row table:style-name="ro1">
          <table:table-cell table:number-columns-repeated="6"/>
          <table:table-cell table:formula="of:=[.I147]-[.O147]" office:value-type="float" office:value="0.00112550339100004" calcext:value-type="float">
            <text:p>0.001</text:p>
          </table:table-cell>
          <table:table-cell office:value-type="string" calcext:value-type="string">
            <text:p>WFG5_3</text:p>
          </table:table-cell>
          <table:table-cell office:value-type="float" office:value="0.792611546129" calcext:value-type="float">
            <text:p>0.793</text:p>
          </table:table-cell>
          <table:table-cell office:value-type="float" office:value="0.786629512029" calcext:value-type="float">
            <text:p>0.787</text:p>
          </table:table-cell>
          <table:table-cell office:value-type="float" office:value="0.753799409895" calcext:value-type="float">
            <text:p>0.754</text:p>
          </table:table-cell>
          <table:table-cell office:value-type="float" office:value="0.654298611783" calcext:value-type="float">
            <text:p>0.654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791486042738" calcext:value-type="float">
            <text:p>0.791</text:p>
          </table:table-cell>
          <table:table-cell office:value-type="float" office:value="0.788293381828" calcext:value-type="float">
            <text:p>0.788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27928718695" calcext:value-type="float">
            <text:p>0.828</text:p>
          </table:table-cell>
          <table:table-cell table:style-name="Default" office:value-type="float" office:value="0.791824423878" calcext:value-type="float">
            <text:p>0.791824423878</text:p>
          </table:table-cell>
          <table:table-cell/>
          <table:table-cell office:value-type="string" calcext:value-type="string">
            <text:p>WFG7_3</text:p>
          </table:table-cell>
          <table:table-cell table:style-name="Default"/>
          <table:table-cell table:number-columns-repeated="2"/>
          <table:table-cell office:value-type="string" calcext:value-type="string">
            <text:p>WFG5_3</text:p>
          </table:table-cell>
          <table:table-cell office:value-type="float" office:value="0.827318502325" calcext:value-type="float">
            <text:p>0.827</text:p>
          </table:table-cell>
          <table:table-cell table:style-name="ce64" office:value-type="float" office:value="0.827435122808051" calcext:value-type="float">
            <text:p>0.827</text:p>
          </table:table-cell>
        </table:table-row>
        <table:table-row table:style-name="ro1">
          <table:table-cell table:number-columns-repeated="6"/>
          <table:table-cell table:formula="of:=[.I148]-[.O148]" office:value-type="float" office:value="0.00140758848800004" calcext:value-type="float">
            <text:p>0.001</text:p>
          </table:table-cell>
          <table:table-cell office:value-type="string" calcext:value-type="string">
            <text:p>WFG6_3</text:p>
          </table:table-cell>
          <table:table-cell office:value-type="float" office:value="0.833291921352" calcext:value-type="float">
            <text:p>0.833</text:p>
          </table:table-cell>
          <table:table-cell office:value-type="float" office:value="0.842931340593" calcext:value-type="float">
            <text:p>0.843</text:p>
          </table:table-cell>
          <table:table-cell office:value-type="float" office:value="0.811734909812" calcext:value-type="float">
            <text:p>0.812</text:p>
          </table:table-cell>
          <table:table-cell office:value-type="float" office:value="0.745097140478" calcext:value-type="float">
            <text:p>0.745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31884332864" calcext:value-type="float">
            <text:p>0.832</text:p>
          </table:table-cell>
          <table:table-cell office:value-type="float" office:value="0.843145380082" calcext:value-type="float">
            <text:p>0.843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71083470119" calcext:value-type="float">
            <text:p>0.871</text:p>
          </table:table-cell>
          <table:table-cell table:style-name="Default" office:value-type="float" office:value="0.83470242357" calcext:value-type="float">
            <text:p>0.83470242357</text:p>
          </table:table-cell>
          <table:table-cell/>
          <table:table-cell office:value-type="string" calcext:value-type="string">
            <text:p>WFG8_3</text:p>
          </table:table-cell>
          <table:table-cell table:style-name="Default"/>
          <table:table-cell table:number-columns-repeated="2"/>
          <table:table-cell office:value-type="string" calcext:value-type="string">
            <text:p>WFG6_3</text:p>
          </table:table-cell>
          <table:table-cell office:value-type="float" office:value="0.874730584756" calcext:value-type="float">
            <text:p>0.875</text:p>
          </table:table-cell>
          <table:table-cell table:style-name="ce64" office:value-type="float" office:value="0.87098847158679" calcext:value-type="float">
            <text:p>0.871</text:p>
          </table:table-cell>
        </table:table-row>
        <table:table-row table:style-name="ro1">
          <table:table-cell table:number-columns-repeated="6"/>
          <table:table-cell table:formula="of:=[.I149]-[.O149]" office:value-type="float" office:value="-0.00219621100700007" calcext:value-type="float">
            <text:p>-0.002</text:p>
          </table:table-cell>
          <table:table-cell office:value-type="string" calcext:value-type="string">
            <text:p>WFG7_3</text:p>
          </table:table-cell>
          <table:table-cell office:value-type="float" office:value="0.861849774091" calcext:value-type="float">
            <text:p>0.862</text:p>
          </table:table-cell>
          <table:table-cell office:value-type="float" office:value="0.855949147884" calcext:value-type="float">
            <text:p>0.856</text:p>
          </table:table-cell>
          <table:table-cell office:value-type="float" office:value="0.785712484903" calcext:value-type="float">
            <text:p>0.786</text:p>
          </table:table-cell>
          <table:table-cell office:value-type="float" office:value="0.715671325828" calcext:value-type="float">
            <text:p>0.716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864045985098" calcext:value-type="float">
            <text:p>0.864</text:p>
          </table:table-cell>
          <table:table-cell office:value-type="float" office:value="0.856358655023" calcext:value-type="float">
            <text:p>0.856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918503280033" calcext:value-type="float">
            <text:p>0.919</text:p>
          </table:table-cell>
          <table:table-cell table:style-name="Default" office:value-type="float" office:value="0.86466754445" calcext:value-type="float">
            <text:p>0.86466754445</text:p>
          </table:table-cell>
          <table:table-cell/>
          <table:table-cell office:value-type="string" calcext:value-type="string">
            <text:p>WFG9_3</text:p>
          </table:table-cell>
          <table:table-cell table:style-name="Default"/>
          <table:table-cell table:number-columns-repeated="2"/>
          <table:table-cell office:value-type="string" calcext:value-type="string">
            <text:p>WFG7_3</text:p>
          </table:table-cell>
          <table:table-cell office:value-type="float" office:value="0.918573047191" calcext:value-type="float">
            <text:p>0.919</text:p>
          </table:table-cell>
          <table:table-cell table:style-name="ce64" office:value-type="float" office:value="0.918570639677199" calcext:value-type="float">
            <text:p>0.919</text:p>
          </table:table-cell>
        </table:table-row>
        <table:table-row table:style-name="ro1">
          <table:table-cell table:number-columns-repeated="6"/>
          <table:table-cell table:formula="of:=[.I150]-[.O150]" office:value-type="float" office:value="0.000742534864999977" calcext:value-type="float">
            <text:p>0.001</text:p>
          </table:table-cell>
          <table:table-cell office:value-type="string" calcext:value-type="string">
            <text:p>WFG8_3</text:p>
          </table:table-cell>
          <table:table-cell office:value-type="float" office:value="0.781474651374" calcext:value-type="float">
            <text:p>0.781</text:p>
          </table:table-cell>
          <table:table-cell office:value-type="float" office:value="0.750820485285" calcext:value-type="float">
            <text:p>0.751</text:p>
          </table:table-cell>
          <table:table-cell office:value-type="float" office:value="0.681417372307" calcext:value-type="float">
            <text:p>0.681</text:p>
          </table:table-cell>
          <table:table-cell office:value-type="float" office:value="0.565128296398" calcext:value-type="float">
            <text:p>0.565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780732116509" calcext:value-type="float">
            <text:p>0.781</text:p>
          </table:table-cell>
          <table:table-cell office:value-type="float" office:value="0.710972910406" calcext:value-type="float">
            <text:p>0.711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832635830892" calcext:value-type="float">
            <text:p>0.833</text:p>
          </table:table-cell>
          <table:table-cell table:style-name="Default" office:value-type="float" office:value="0.776496240853" calcext:value-type="float">
            <text:p>0.776496240853</text:p>
          </table:table-cell>
          <table:table-cell/>
          <table:table-cell office:value-type="string" calcext:value-type="string">
            <text:p>DTLZ1_3</text:p>
          </table:table-cell>
          <table:table-cell table:style-name="Default"/>
          <table:table-cell table:number-columns-repeated="2"/>
          <table:table-cell office:value-type="string" calcext:value-type="string">
            <text:p>WFG8_3</text:p>
          </table:table-cell>
          <table:table-cell office:value-type="float" office:value="0.82968154704" calcext:value-type="float">
            <text:p>0.830</text:p>
          </table:table-cell>
          <table:table-cell table:style-name="ce64" office:value-type="float" office:value="0.832570578834764" calcext:value-type="float">
            <text:p>0.833</text:p>
          </table:table-cell>
        </table:table-row>
        <table:table-row table:style-name="ro1">
          <table:table-cell table:number-columns-repeated="6"/>
          <table:table-cell table:formula="of:=[.I151]-[.O151]" office:value-type="float" office:value="0.00464250611900008" calcext:value-type="float">
            <text:p>0.005</text:p>
          </table:table-cell>
          <table:table-cell office:value-type="string" calcext:value-type="string">
            <text:p>WFG9_3</text:p>
          </table:table-cell>
          <table:table-cell office:value-type="float" office:value="0.837192088159" calcext:value-type="float">
            <text:p>0.837</text:p>
          </table:table-cell>
          <table:table-cell office:value-type="float" office:value="0.787073392531" calcext:value-type="float">
            <text:p>0.787</text:p>
          </table:table-cell>
          <table:table-cell office:value-type="float" office:value="0.765430034029" calcext:value-type="float">
            <text:p>0.765</text:p>
          </table:table-cell>
          <table:table-cell office:value-type="float" office:value="0.551707544115" calcext:value-type="float">
            <text:p>0.552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3254958204" calcext:value-type="float">
            <text:p>0.833</text:p>
          </table:table-cell>
          <table:table-cell office:value-type="float" office:value="0.744731016647" calcext:value-type="float">
            <text:p>0.745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15549996384" calcext:value-type="float">
            <text:p>0.816</text:p>
          </table:table-cell>
          <table:table-cell table:style-name="Default" office:value-type="float" office:value="0.809007983825" calcext:value-type="float">
            <text:p>0.809007983825</text:p>
          </table:table-cell>
          <table:table-cell/>
          <table:table-cell office:value-type="string" calcext:value-type="string">
            <text:p>DTLZ2_3</text:p>
          </table:table-cell>
          <table:table-cell table:style-name="Default"/>
          <table:table-cell table:number-columns-repeated="2"/>
          <table:table-cell office:value-type="string" calcext:value-type="string">
            <text:p>WFG9_3</text:p>
          </table:table-cell>
          <table:table-cell office:value-type="float" office:value="0.815808887485" calcext:value-type="float">
            <text:p>0.816</text:p>
          </table:table-cell>
          <table:table-cell table:style-name="ce64" office:value-type="float" office:value="0.815584366169499" calcext:value-type="float">
            <text:p>0.816</text:p>
          </table:table-cell>
        </table:table-row>
        <table:table-row table:style-name="ro1">
          <table:table-cell table:number-columns-repeated="6"/>
          <table:table-cell table:formula="of:=[.I152]-[.O152]" office:value-type="float" office:value="-0.94988868286318" calcext:value-type="float">
            <text:p>-0.950</text:p>
          </table:table-cell>
          <table:table-cell office:value-type="string" calcext:value-type="string">
            <text:p>DTLZ1_3</text:p>
          </table:table-cell>
          <table:table-cell office:value-type="float" office:value="0.00031857961182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50207262475" calcext:value-type="float">
            <text:p>0.950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2" table:style-name="Default" office:value-type="float" office:value="0.832696324078" calcext:value-type="float">
            <text:p>0.832696324078</text:p>
          </table:table-cell>
          <table:table-cell/>
          <table:table-cell office:value-type="string" calcext:value-type="string">
            <text:p>DTLZ3_3</text:p>
          </table:table-cell>
          <table:table-cell table:style-name="Default"/>
          <table:table-cell table:number-columns-repeated="2"/>
          <table:table-cell office:value-type="string" calcext:value-type="string">
            <text:p>DTLZ1_3</text:p>
          </table:table-cell>
          <table:table-cell office:value-type="float" office:value="0" calcext:value-type="float">
            <text:p>0.000</text:p>
          </table:table-cell>
          <table:table-cell table:style-name="ce64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formula="of:=[.I153]-[.O153]" office:value-type="float" office:value="-0.000414897199999986" calcext:value-type="float">
            <text:p>0.000</text:p>
          </table:table-cell>
          <table:table-cell office:value-type="string" calcext:value-type="string">
            <text:p>DTLZ2_3</text:p>
          </table:table-cell>
          <table:table-cell office:value-type="float" office:value="0.898750656319" calcext:value-type="float">
            <text:p>0.899</text:p>
          </table:table-cell>
          <table:table-cell office:value-type="float" office:value="0.898916841104" calcext:value-type="float">
            <text:p>0.899</text:p>
          </table:table-cell>
          <table:table-cell office:value-type="float" office:value="0.898766156076" calcext:value-type="float">
            <text:p>0.899</text:p>
          </table:table-cell>
          <table:table-cell office:value-type="float" office:value="0.899290576839" calcext:value-type="float">
            <text:p>0.899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9165553519" calcext:value-type="float">
            <text:p>0.899</text:p>
          </table:table-cell>
          <table:table-cell office:value-type="float" office:value="0.898842237213" calcext:value-type="float">
            <text:p>0.89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2990688906" calcext:value-type="float">
            <text:p>0.930</text:p>
          </table:table-cell>
          <table:table-cell table:style-name="Default" office:value-type="float" office:value="0.898794318443" calcext:value-type="float">
            <text:p>0.898794318443</text:p>
          </table:table-cell>
          <table:table-cell/>
          <table:table-cell office:value-type="string" calcext:value-type="string">
            <text:p>DTLZ4_3</text:p>
          </table:table-cell>
          <table:table-cell table:style-name="Default"/>
          <table:table-cell table:number-columns-repeated="2"/>
          <table:table-cell office:value-type="string" calcext:value-type="string">
            <text:p>DTLZ2_3</text:p>
          </table:table-cell>
          <table:table-cell office:value-type="float" office:value="0.92943637556" calcext:value-type="float">
            <text:p>0.929</text:p>
          </table:table-cell>
          <table:table-cell table:style-name="ce64" office:value-type="float" office:value="0.929896946235628" calcext:value-type="float">
            <text:p>0.930</text:p>
          </table:table-cell>
        </table:table-row>
        <table:table-row table:style-name="ro1">
          <table:table-cell table:number-columns-repeated="6"/>
          <table:table-cell table:formula="of:=[.I154]-[.O154]" office:value-type="float" office:value="0.00046195532000004" calcext:value-type="float">
            <text:p>0.000</text:p>
          </table:table-cell>
          <table:table-cell office:value-type="string" calcext:value-type="string">
            <text:p>DTLZ3_3</text:p>
          </table:table-cell>
          <table:table-cell office:value-type="float" office:value="0.89944924966" calcext:value-type="float">
            <text:p>0.899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89898729434" calcext:value-type="float">
            <text:p>0.899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2" table:style-name="Default" office:value-type="float" office:value="0.873755994421" calcext:value-type="float">
            <text:p>0.873755994421</text:p>
          </table:table-cell>
          <table:table-cell/>
          <table:table-cell office:value-type="string" calcext:value-type="string">
            <text:p>DTLZ5_3</text:p>
          </table:table-cell>
          <table:table-cell table:style-name="Default"/>
          <table:table-cell table:number-columns-repeated="2"/>
          <table:table-cell office:value-type="string" calcext:value-type="string">
            <text:p>DTLZ3_3</text:p>
          </table:table-cell>
          <table:table-cell office:value-type="float" office:value="0" calcext:value-type="float">
            <text:p>0.000</text:p>
          </table:table-cell>
          <table:table-cell table:style-name="ce64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formula="of:=[.I155]-[.O155]" office:value-type="float" office:value="0.000180459045999948" calcext:value-type="float">
            <text:p>0.000</text:p>
          </table:table-cell>
          <table:table-cell office:value-type="string" calcext:value-type="string">
            <text:p>DTLZ4_3</text:p>
          </table:table-cell>
          <table:table-cell office:value-type="float" office:value="0.898872056463" calcext:value-type="float">
            <text:p>0.899</text:p>
          </table:table-cell>
          <table:table-cell office:value-type="float" office:value="0.898762499929" calcext:value-type="float">
            <text:p>0.899</text:p>
          </table:table-cell>
          <table:table-cell office:value-type="float" office:value="0.898625982945" calcext:value-type="float">
            <text:p>0.899</text:p>
          </table:table-cell>
          <table:table-cell office:value-type="float" office:value="0.898897271637" calcext:value-type="float">
            <text:p>0.899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898691597417" calcext:value-type="float">
            <text:p>0.899</text:p>
          </table:table-cell>
          <table:table-cell office:value-type="float" office:value="0.898915875198" calcext:value-type="float">
            <text:p>0.89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930268686723" calcext:value-type="float">
            <text:p>0.930</text:p>
          </table:table-cell>
          <table:table-cell table:style-name="Default" office:value-type="float" office:value="0.87753769477" calcext:value-type="float">
            <text:p>0.87753769477</text:p>
          </table:table-cell>
          <table:table-cell/>
          <table:table-cell office:value-type="string" calcext:value-type="string">
            <text:p>DTLZ6_3</text:p>
          </table:table-cell>
          <table:table-cell table:style-name="Default"/>
          <table:table-cell table:number-columns-repeated="2"/>
          <table:table-cell office:value-type="string" calcext:value-type="string">
            <text:p>DTLZ4_3</text:p>
          </table:table-cell>
          <table:table-cell office:value-type="float" office:value="0.930424119709" calcext:value-type="float">
            <text:p>0.930</text:p>
          </table:table-cell>
          <table:table-cell table:style-name="ce64" office:value-type="float" office:value="0.93013437050517" calcext:value-type="float">
            <text:p>0.930</text:p>
          </table:table-cell>
        </table:table-row>
        <table:table-row table:style-name="ro1">
          <table:table-cell table:number-columns-repeated="6"/>
          <table:table-cell table:formula="of:=[.I156]-[.O156]" office:value-type="float" office:value="0.00000118698700002362" calcext:value-type="float">
            <text:p>0.000</text:p>
          </table:table-cell>
          <table:table-cell office:value-type="string" calcext:value-type="string">
            <text:p>DTLZ5_3</text:p>
          </table:table-cell>
          <table:table-cell office:value-type="float" office:value="0.978484310632" calcext:value-type="float">
            <text:p>0.978</text:p>
          </table:table-cell>
          <table:table-cell office:value-type="float" office:value="0.978480652011" calcext:value-type="float">
            <text:p>0.978</text:p>
          </table:table-cell>
          <table:table-cell office:value-type="float" office:value="0.978485170898" calcext:value-type="float">
            <text:p>0.978</text:p>
          </table:table-cell>
          <table:table-cell office:value-type="float" office:value="0.978487106317" calcext:value-type="float">
            <text:p>0.978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483123645" calcext:value-type="float">
            <text:p>0.978</text:p>
          </table:table-cell>
          <table:table-cell office:value-type="float" office:value="0.978488064993" calcext:value-type="float">
            <text:p>0.978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85933752905" calcext:value-type="float">
            <text:p>0.986</text:p>
          </table:table-cell>
          <table:table-cell table:style-name="Default" office:value-type="float" office:value="0.978483263911" calcext:value-type="float">
            <text:p>0.978483263911</text:p>
          </table:table-cell>
          <table:table-cell/>
          <table:table-cell office:value-type="string" calcext:value-type="string">
            <text:p>DTLZ7_3</text:p>
          </table:table-cell>
          <table:table-cell table:style-name="Default"/>
          <table:table-cell table:number-columns-repeated="2"/>
          <table:table-cell office:value-type="string" calcext:value-type="string">
            <text:p>DTLZ5_3</text:p>
          </table:table-cell>
          <table:table-cell office:value-type="float" office:value="0.98592839352" calcext:value-type="float">
            <text:p>0.986</text:p>
          </table:table-cell>
          <table:table-cell table:style-name="ce64" office:value-type="float" office:value="0.985935477211997" calcext:value-type="float">
            <text:p>0.986</text:p>
          </table:table-cell>
        </table:table-row>
        <table:table-row table:style-name="ro1">
          <table:table-cell table:number-columns-repeated="6"/>
          <table:table-cell table:formula="of:=[.I157]-[.O157]" office:value-type="float" office:value="-0.97576023931117" calcext:value-type="float">
            <text:p>-0.976</text:p>
          </table:table-cell>
          <table:table-cell office:value-type="string" calcext:value-type="string">
            <text:p>DTLZ6_3</text:p>
          </table:table-cell>
          <table:table-cell office:value-type="float" office:value="0.00272381488683" calcext:value-type="float">
            <text:p>0.003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978484054198" calcext:value-type="float">
            <text:p>0.978</text:p>
          </table:table-cell>
          <table:table-cell office:value-type="float" office:value="0.978548059029" calcext:value-type="float">
            <text:p>0.97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905657955804" calcext:value-type="float">
            <text:p>0.906</text:p>
          </table:table-cell>
          <table:table-cell table:style-name="Default" office:value-type="float" office:value="0.978483311099" calcext:value-type="float">
            <text:p>0.978483311099</text:p>
          </table:table-cell>
          <table:table-cell/>
          <table:table-cell office:value-type="string" calcext:value-type="string">
            <text:p>UF8_3</text:p>
          </table:table-cell>
          <table:table-cell table:style-name="Default"/>
          <table:table-cell table:number-columns-repeated="2"/>
          <table:table-cell office:value-type="string" calcext:value-type="string">
            <text:p>DTLZ6_3</text:p>
          </table:table-cell>
          <table:table-cell office:value-type="float" office:value="0.90441611371" calcext:value-type="float">
            <text:p>0.904</text:p>
          </table:table-cell>
          <table:table-cell table:style-name="ce64" office:value-type="float" office:value="0.899900457820739" calcext:value-type="float">
            <text:p>0.900</text:p>
          </table:table-cell>
        </table:table-row>
        <table:table-row table:style-name="ro1">
          <table:table-cell table:number-columns-repeated="6"/>
          <table:table-cell table:formula="of:=[.I158]-[.O158]" office:value-type="float" office:value="-0.0000932583950000732" calcext:value-type="float">
            <text:p>0.000</text:p>
          </table:table-cell>
          <table:table-cell office:value-type="string" calcext:value-type="string">
            <text:p>DTLZ7_3</text:p>
          </table:table-cell>
          <table:table-cell office:value-type="float" office:value="0.913888840887" calcext:value-type="float">
            <text:p>0.914</text:p>
          </table:table-cell>
          <table:table-cell office:value-type="float" office:value="0.913881212847" calcext:value-type="float">
            <text:p>0.914</text:p>
          </table:table-cell>
          <table:table-cell office:value-type="float" office:value="0.913929937695" calcext:value-type="float">
            <text:p>0.914</text:p>
          </table:table-cell>
          <table:table-cell office:value-type="float" office:value="0.91388402186" calcext:value-type="float">
            <text:p>0.914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982099282" calcext:value-type="float">
            <text:p>0.914</text:p>
          </table:table-cell>
          <table:table-cell office:value-type="float" office:value="0.913918776941" calcext:value-type="float">
            <text:p>0.914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65060070005" calcext:value-type="float">
            <text:p>0.965</text:p>
          </table:table-cell>
          <table:table-cell table:style-name="Default" office:value-type="float" office:value="0.913943464604" calcext:value-type="float">
            <text:p>0.913943464604</text:p>
          </table:table-cell>
          <table:table-cell/>
          <table:table-cell office:value-type="string" calcext:value-type="string">
            <text:p>UF9_3</text:p>
          </table:table-cell>
          <table:table-cell table:style-name="Default"/>
          <table:table-cell table:number-columns-repeated="2"/>
          <table:table-cell office:value-type="string" calcext:value-type="string">
            <text:p>DTLZ7_3</text:p>
          </table:table-cell>
          <table:table-cell office:value-type="float" office:value="0.965559081623" calcext:value-type="float">
            <text:p>0.966</text:p>
          </table:table-cell>
          <table:table-cell table:style-name="ce64" office:value-type="float" office:value="0.964944288094928" calcext:value-type="float">
            <text:p>0.965</text:p>
          </table:table-cell>
        </table:table-row>
        <table:table-row table:style-name="ro1">
          <table:table-cell table:number-columns-repeated="6"/>
          <table:table-cell table:formula="of:=[.I159]-[.O159]" office:value-type="float" office:value="-0.00198079824499997" calcext:value-type="float">
            <text:p>-0.002</text:p>
          </table:table-cell>
          <table:table-cell office:value-type="string" calcext:value-type="string">
            <text:p>UF8_3</text:p>
          </table:table-cell>
          <table:table-cell office:value-type="float" office:value="0.763884537823" calcext:value-type="float">
            <text:p>0.764</text:p>
          </table:table-cell>
          <table:table-cell office:value-type="float" office:value="0.544311040018" calcext:value-type="float">
            <text:p>0.544</text:p>
          </table:table-cell>
          <table:table-cell office:value-type="float" office:value="0.53828184696" calcext:value-type="float">
            <text:p>0.538</text:p>
          </table:table-cell>
          <table:table-cell office:value-type="float" office:value="0.538629536085" calcext:value-type="float">
            <text:p>0.539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765865336068" calcext:value-type="float">
            <text:p>0.766</text:p>
          </table:table-cell>
          <table:table-cell office:value-type="float" office:value="0.548277318961" calcext:value-type="float">
            <text:p>0.548</text:p>
          </table:table-cell>
          <table:table-cell office:value-type="float" office:value="0.547735934907" calcext:value-type="float">
            <text:p>0.54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844133956904" calcext:value-type="float">
            <text:p>0.844</text:p>
          </table:table-cell>
          <table:table-cell table:style-name="Default" office:value-type="float" office:value="0.738764337819" calcext:value-type="float">
            <text:p>0.738764337819</text:p>
          </table:table-cell>
          <table:table-cell/>
          <table:table-cell office:value-type="string" calcext:value-type="string">
            <text:p>UF10_3</text:p>
          </table:table-cell>
          <table:table-cell table:style-name="Default"/>
          <table:table-cell table:number-columns-repeated="2"/>
          <table:table-cell office:value-type="string" calcext:value-type="string">
            <text:p>UF8_3</text:p>
          </table:table-cell>
          <table:table-cell office:value-type="float" office:value="0.884050988814" calcext:value-type="float">
            <text:p>0.884</text:p>
          </table:table-cell>
          <table:table-cell table:style-name="ce64" office:value-type="float" office:value="0.856246034627434" calcext:value-type="float">
            <text:p>0.856</text:p>
          </table:table-cell>
        </table:table-row>
        <table:table-row table:style-name="ro1">
          <table:table-cell table:number-columns-repeated="6"/>
          <table:table-cell table:formula="of:=[.I160]-[.O160]" office:value-type="float" office:value="0.001121483102" calcext:value-type="float">
            <text:p>0.001</text:p>
          </table:table-cell>
          <table:table-cell office:value-type="string" calcext:value-type="string">
            <text:p>UF9_3</text:p>
          </table:table-cell>
          <table:table-cell office:value-type="float" office:value="0.727818475077" calcext:value-type="float">
            <text:p>0.728</text:p>
          </table:table-cell>
          <table:table-cell office:value-type="float" office:value="0.728786764628" calcext:value-type="float">
            <text:p>0.729</text:p>
          </table:table-cell>
          <table:table-cell office:value-type="float" office:value="0.837132034036" calcext:value-type="float">
            <text:p>0.837</text:p>
          </table:table-cell>
          <table:table-cell office:value-type="float" office:value="0.579888777246" calcext:value-type="float">
            <text:p>0.580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726696991975" calcext:value-type="float">
            <text:p>0.727</text:p>
          </table:table-cell>
          <table:table-cell office:value-type="float" office:value="0.728671715579" calcext:value-type="float">
            <text:p>0.729</text:p>
          </table:table-cell>
          <table:table-cell office:value-type="float" office:value="0.834746236363" calcext:value-type="float">
            <text:p>0.83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938999598866" calcext:value-type="float">
            <text:p>0.939</text:p>
          </table:table-cell>
          <table:table-cell table:style-name="Default" office:value-type="float" office:value="0.763950285205" calcext:value-type="float">
            <text:p>0.763950285205</text:p>
          </table:table-cell>
          <table:table-cell/>
          <table:table-cell office:value-type="string" calcext:value-type="string">
            <text:p>joel.chacon@n-maestro:~</text:p>
          </table:table-cell>
          <table:table-cell table:number-columns-repeated="3"/>
          <table:table-cell office:value-type="string" calcext:value-type="string">
            <text:p>UF9_3</text:p>
          </table:table-cell>
          <table:table-cell office:value-type="float" office:value="0.95002086583" calcext:value-type="float">
            <text:p>0.950</text:p>
          </table:table-cell>
          <table:table-cell table:style-name="ce64" office:value-type="float" office:value="0.939490332926897" calcext:value-type="float">
            <text:p>0.939</text:p>
          </table:table-cell>
        </table:table-row>
        <table:table-row table:style-name="ro1">
          <table:table-cell table:number-columns-repeated="6"/>
          <table:table-cell table:formula="of:=[.I161]-[.O161]" office:value-type="float" office:value="-0.032729835394" calcext:value-type="float">
            <text:p>-0.033</text:p>
          </table:table-cell>
          <table:table-cell office:value-type="string" calcext:value-type="string">
            <text:p>UF10_3</text:p>
          </table:table-cell>
          <table:table-cell office:value-type="float" office:value="0.355506097455" calcext:value-type="float">
            <text:p>0.356</text:p>
          </table:table-cell>
          <table:table-cell office:value-type="float" office:value="0.300330632549" calcext:value-type="float">
            <text:p>0.300</text:p>
          </table:table-cell>
          <table:table-cell office:value-type="float" office:value="0.501393888502" calcext:value-type="float">
            <text:p>0.501</text:p>
          </table:table-cell>
          <table:table-cell office:value-type="float" office:value="0.0000290182744846" calcext:value-type="float">
            <text:p>0.000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388235932849" calcext:value-type="float">
            <text:p>0.388</text:p>
          </table:table-cell>
          <table:table-cell office:value-type="float" office:value="0.293082016884" calcext:value-type="float">
            <text:p>0.293</text:p>
          </table:table-cell>
          <table:table-cell office:value-type="float" office:value="0.484687584092" calcext:value-type="float">
            <text:p>0.48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511198786384" calcext:value-type="float">
            <text:p>0.511</text:p>
          </table:table-cell>
          <table:table-cell table:style-name="Default" office:value-type="float" office:value="0.314321219971" calcext:value-type="float">
            <text:p>0.314321219971</text:p>
          </table:table-cell>
          <table:table-cell table:number-columns-repeated="5"/>
          <table:table-cell office:value-type="string" calcext:value-type="string">
            <text:p>UF10_3</text:p>
          </table:table-cell>
          <table:table-cell office:value-type="float" office:value="0.48908080209" calcext:value-type="float">
            <text:p>0.489</text:p>
          </table:table-cell>
          <table:table-cell table:style-name="ce64" office:value-type="float" office:value="0.473304708314209" calcext:value-type="float">
            <text:p>0.473</text:p>
          </table:table-cell>
        </table:table-row>
        <table:table-row table:style-name="ro1">
          <table:table-cell table:number-columns-repeated="6"/>
          <table:table-cell table:formula="of:=[.I162]-[.O162]" office:value-type="float" office:value="-0.11526674650065" calcext:value-type="float">
            <text:p>-0.115</text:p>
          </table:table-cell>
          <table:table-cell/>
          <table:table-cell table:formula="of:=AVERAGE([.I143:.I161])" office:value-type="float" office:value="0.724963669321613" calcext:value-type="float">
            <text:p>0.725</text:p>
          </table:table-cell>
          <table:table-cell table:formula="of:=AVERAGE([.J143:.J161])" office:value-type="float" office:value="0.646534989653684" calcext:value-type="float">
            <text:p>0.647</text:p>
          </table:table-cell>
          <table:table-cell table:formula="of:=AVERAGE([.K143:.K161])" office:value-type="float" office:value="0.622149374592632" calcext:value-type="float">
            <text:p>0.622</text:p>
          </table:table-cell>
          <table:table-cell table:formula="of:=AVERAGE([.L143:.L161])" office:value-type="float" office:value="0.53915070934592" calcext:value-type="float">
            <text:p>0.539</text:p>
          </table:table-cell>
          <table:table-cell table:number-columns-repeated="2"/>
          <table:table-cell table:formula="of:=AVERAGE([.O143:.O161])" office:value-type="float" office:value="0.840230415822263" calcext:value-type="float">
            <text:p>0.840</text:p>
          </table:table-cell>
          <table:table-cell table:formula="of:=AVERAGE([.P143:.P161])" office:value-type="float" office:value="0.693887577775632" calcext:value-type="float">
            <text:p>0.694</text:p>
          </table:table-cell>
          <table:table-cell table:formula="of:=AVERAGE([.Q143:.Q161])" office:value-type="float" office:value="0.0982720923874737" calcext:value-type="float">
            <text:p>0.098</text:p>
          </table:table-cell>
          <table:table-cell table:formula="of:=AVERAGE([.R143:.R161])" office:value-type="float" office:value="0" calcext:value-type="float">
            <text:p>0.000</text:p>
          </table:table-cell>
          <table:table-cell table:number-columns-repeated="2"/>
          <table:table-cell table:formula="of:=AVERAGE([.U143:.U161])" office:value-type="float" office:value="0.858045918459263" calcext:value-type="float">
            <text:p>0.858</text:p>
          </table:table-cell>
          <table:table-cell table:formula="of:=AVERAGE([.V143:.V161])" office:value-type="float" office:value="0.827809660210053" calcext:value-type="float">
            <text:p>0.828</text:p>
          </table:table-cell>
          <table:table-cell table:number-columns-repeated="6"/>
          <table:table-cell table:formula="of:=AVERAGE([.AC143:.AC161])" office:value-type="float" office:value="0.770044209969684" calcext:value-type="float">
            <text:p>0.770</text:p>
          </table:table-cell>
          <table:table-cell table:style-name="ce64" table:formula="of:=AVERAGE([.AD143:.AD161])" office:value-type="float" office:value="0.766148366617096" calcext:value-type="float">
            <text:p>0.766</text:p>
          </table:table-cell>
        </table:table-row>
        <table:table-row table:style-name="ro1" table:number-rows-repeated="104841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scalabilidad_2.5pow7" table:style-name="ta1">
        <table:table-column table:style-name="co1" table:default-cell-style-name="Default"/>
        <table:table-column table:style-name="co1" table:number-columns-repeated="28" table:default-cell-style-name="ce64"/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FG1_2</text:p>
          </table:table-cell>
          <table:table-cell/>
          <table:table-cell office:value-type="float" office:value="0.991858492777" calcext:value-type="float">
            <text:p>0.992</text:p>
          </table:table-cell>
          <table:table-cell table:number-columns-repeated="4"/>
          <table:table-cell office:value-type="float" office:value="0.993153369288" calcext:value-type="float">
            <text:p>0.993</text:p>
          </table:table-cell>
          <table:table-cell table:number-columns-repeated="15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2_2</text:p>
          </table:table-cell>
          <table:table-cell/>
          <table:table-cell office:value-type="float" office:value="0.890681736323" calcext:value-type="float">
            <text:p>0.891</text:p>
          </table:table-cell>
          <table:table-cell table:number-columns-repeated="4"/>
          <table:table-cell office:value-type="float" office:value="0.965630338517" calcext:value-type="float">
            <text:p>0.966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/>
          <table:table-cell office:value-type="float" office:value="0.991621949857" calcext:value-type="float">
            <text:p>0.992</text:p>
          </table:table-cell>
          <table:table-cell table:number-columns-repeated="4"/>
          <table:table-cell office:value-type="float" office:value="0.992223300372" calcext:value-type="float">
            <text:p>0.992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4_2</text:p>
          </table:table-cell>
          <table:table-cell/>
          <table:table-cell office:value-type="float" office:value="0.987238822517" calcext:value-type="float">
            <text:p>0.987</text:p>
          </table:table-cell>
          <table:table-cell table:number-columns-repeated="4"/>
          <table:table-cell office:value-type="float" office:value="0.989652990467" calcext:value-type="float">
            <text:p>0.990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5_2</text:p>
          </table:table-cell>
          <table:table-cell/>
          <table:table-cell office:value-type="float" office:value="0.877652050722" calcext:value-type="float">
            <text:p>0.878</text:p>
          </table:table-cell>
          <table:table-cell table:number-columns-repeated="4"/>
          <table:table-cell office:value-type="float" office:value="0.878993998618" calcext:value-type="float">
            <text:p>0.879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6_2</text:p>
          </table:table-cell>
          <table:table-cell/>
          <table:table-cell office:value-type="float" office:value="0.921742007689" calcext:value-type="float">
            <text:p>0.922</text:p>
          </table:table-cell>
          <table:table-cell table:number-columns-repeated="4"/>
          <table:table-cell office:value-type="float" office:value="0.931565122268" calcext:value-type="float">
            <text:p>0.932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7_2</text:p>
          </table:table-cell>
          <table:table-cell/>
          <table:table-cell office:value-type="float" office:value="0.987849735787" calcext:value-type="float">
            <text:p>0.988</text:p>
          </table:table-cell>
          <table:table-cell table:number-columns-repeated="4"/>
          <table:table-cell office:value-type="float" office:value="0.989651276443" calcext:value-type="float">
            <text:p>0.990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8_2</text:p>
          </table:table-cell>
          <table:table-cell/>
          <table:table-cell office:value-type="float" office:value="0.822882842058" calcext:value-type="float">
            <text:p>0.823</text:p>
          </table:table-cell>
          <table:table-cell table:number-columns-repeated="4"/>
          <table:table-cell office:value-type="float" office:value="0.849831900158" calcext:value-type="float">
            <text:p>0.850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9_2</text:p>
          </table:table-cell>
          <table:table-cell/>
          <table:table-cell office:value-type="float" office:value="0.926036446079" calcext:value-type="float">
            <text:p>0.926</text:p>
          </table:table-cell>
          <table:table-cell table:number-columns-repeated="4"/>
          <table:table-cell office:value-type="float" office:value="0.929461625215" calcext:value-type="float">
            <text:p>0.929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1_2</text:p>
          </table:table-cell>
          <table:table-cell/>
          <table:table-cell office:value-type="float" office:value="0.992907860953" calcext:value-type="float">
            <text:p>0.993</text:p>
          </table:table-cell>
          <table:table-cell table:number-columns-repeated="4"/>
          <table:table-cell office:value-type="float" office:value="0.992087101264" calcext:value-type="float">
            <text:p>0.992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2_2</text:p>
          </table:table-cell>
          <table:table-cell/>
          <table:table-cell office:value-type="float" office:value="0.989443496077" calcext:value-type="float">
            <text:p>0.989</text:p>
          </table:table-cell>
          <table:table-cell table:number-columns-repeated="4"/>
          <table:table-cell office:value-type="float" office:value="0.990239828755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/>
          <table:table-cell office:value-type="float" office:value="0.98944345741" calcext:value-type="float">
            <text:p>0.989</text:p>
          </table:table-cell>
          <table:table-cell table:number-columns-repeated="4"/>
          <table:table-cell office:value-type="float" office:value="0.990239925081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4_2</text:p>
          </table:table-cell>
          <table:table-cell/>
          <table:table-cell office:value-type="float" office:value="0.905975685205" calcext:value-type="float">
            <text:p>0.906</text:p>
          </table:table-cell>
          <table:table-cell table:number-columns-repeated="4"/>
          <table:table-cell office:value-type="float" office:value="0.990239797778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5_2</text:p>
          </table:table-cell>
          <table:table-cell/>
          <table:table-cell office:value-type="float" office:value="0.989443496077" calcext:value-type="float">
            <text:p>0.989</text:p>
          </table:table-cell>
          <table:table-cell table:number-columns-repeated="4"/>
          <table:table-cell office:value-type="float" office:value="0.990239828755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/>
          <table:table-cell office:value-type="float" office:value="0.88498156067" calcext:value-type="float">
            <text:p>0.885</text:p>
          </table:table-cell>
          <table:table-cell table:number-columns-repeated="4"/>
          <table:table-cell office:value-type="float" office:value="0.990239530606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7_2</text:p>
          </table:table-cell>
          <table:table-cell/>
          <table:table-cell office:value-type="float" office:value="0.995807885541" calcext:value-type="float">
            <text:p>0.996</text:p>
          </table:table-cell>
          <table:table-cell table:number-columns-repeated="4"/>
          <table:table-cell office:value-type="float" office:value="0.996193594457" calcext:value-type="float">
            <text:p>0.996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/>
          <table:table-cell office:value-type="float" office:value="0.988666704922" calcext:value-type="float">
            <text:p>0.989</text:p>
          </table:table-cell>
          <table:table-cell table:number-columns-repeated="4"/>
          <table:table-cell office:value-type="float" office:value="0.993625359323" calcext:value-type="float">
            <text:p>0.994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2_2</text:p>
          </table:table-cell>
          <table:table-cell/>
          <table:table-cell office:value-type="float" office:value="0.987905043733" calcext:value-type="float">
            <text:p>0.988</text:p>
          </table:table-cell>
          <table:table-cell table:number-columns-repeated="4"/>
          <table:table-cell office:value-type="float" office:value="0.98774043812" calcext:value-type="float">
            <text:p>0.988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3_2</text:p>
          </table:table-cell>
          <table:table-cell/>
          <table:table-cell office:value-type="float" office:value="0.655148565668" calcext:value-type="float">
            <text:p>0.655</text:p>
          </table:table-cell>
          <table:table-cell table:number-columns-repeated="4"/>
          <table:table-cell office:value-type="float" office:value="0.949159808827" calcext:value-type="float">
            <text:p>0.949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4_2</text:p>
          </table:table-cell>
          <table:table-cell/>
          <table:table-cell office:value-type="float" office:value="0.884582627584" calcext:value-type="float">
            <text:p>0.885</text:p>
          </table:table-cell>
          <table:table-cell table:number-columns-repeated="4"/>
          <table:table-cell office:value-type="float" office:value="0.898332734967" calcext:value-type="float">
            <text:p>0.898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5_2</text:p>
          </table:table-cell>
          <table:table-cell/>
          <table:table-cell office:value-type="float" office:value="0.372343417541" calcext:value-type="float">
            <text:p>0.372</text:p>
          </table:table-cell>
          <table:table-cell table:number-columns-repeated="4"/>
          <table:table-cell office:value-type="float" office:value="0.696140214703" calcext:value-type="float">
            <text:p>0.696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6_2</text:p>
          </table:table-cell>
          <table:table-cell/>
          <table:table-cell office:value-type="float" office:value="0.550727080878" calcext:value-type="float">
            <text:p>0.551</text:p>
          </table:table-cell>
          <table:table-cell table:number-columns-repeated="4"/>
          <table:table-cell office:value-type="float" office:value="0.90926602551" calcext:value-type="float">
            <text:p>0.909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7_2</text:p>
          </table:table-cell>
          <table:table-cell/>
          <table:table-cell office:value-type="float" office:value="0.984796893333" calcext:value-type="float">
            <text:p>0.985</text:p>
          </table:table-cell>
          <table:table-cell table:number-columns-repeated="4"/>
          <table:table-cell office:value-type="float" office:value="0.985861502716" calcext:value-type="float">
            <text:p>0.986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/>
          <table:table-cell table:formula="of:=AVERAGE([.B4:.B26])" office:value-type="string" office:string-value="" calcext:value-type="error">
            <text:p>#DIV/0!</text:p>
          </table:table-cell>
          <table:table-cell table:formula="of:=AVERAGE([.C4:.C26])" office:value-type="float" office:value="0.894336428669609" calcext:value-type="float">
            <text:p>0.894</text:p>
          </table:table-cell>
          <table:table-cell table:formula="of:=AVERAGE([.D4:.D26])" office:value-type="string" office:string-value="" calcext:value-type="error">
            <text:p>#DIV/0!</text:p>
          </table:table-cell>
          <table:table-cell table:formula="of:=AVERAGE([.E4:.E26])" office:value-type="string" office:string-value="" calcext:value-type="error">
            <text:p>#DIV/0!</text:p>
          </table:table-cell>
          <table:table-cell table:formula="of:=AVERAGE([.F4:.F26])" office:value-type="string" office:string-value="" calcext:value-type="error">
            <text:p>#DIV/0!</text:p>
          </table:table-cell>
          <table:table-cell table:formula="of:=AVERAGE([.G4:.G26])" office:value-type="string" office:string-value="" calcext:value-type="error">
            <text:p>#DIV/0!</text:p>
          </table:table-cell>
          <table:table-cell table:formula="of:=AVERAGE([.H4:.H26])" office:value-type="float" office:value="0.951294330965565" calcext:value-type="float">
            <text:p>0.951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1_3</text:p>
          </table:table-cell>
          <table:table-cell/>
          <table:table-cell office:value-type="float" office:value="0.968012921381" calcext:value-type="float">
            <text:p>0.968</text:p>
          </table:table-cell>
          <table:table-cell table:number-columns-repeated="4"/>
          <table:table-cell office:value-type="float" office:value="0.739305456979" calcext:value-type="float">
            <text:p>0.739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2_3</text:p>
          </table:table-cell>
          <table:table-cell/>
          <table:table-cell office:value-type="float" office:value="0.82982014175" calcext:value-type="float">
            <text:p>0.830</text:p>
          </table:table-cell>
          <table:table-cell table:number-columns-repeated="4"/>
          <table:table-cell office:value-type="float" office:value="0.98733537007" calcext:value-type="float">
            <text:p>0.987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3_3</text:p>
          </table:table-cell>
          <table:table-cell/>
          <table:table-cell office:value-type="float" office:value="0.992459290281" calcext:value-type="float">
            <text:p>0.992</text:p>
          </table:table-cell>
          <table:table-cell table:number-columns-repeated="4"/>
          <table:table-cell office:value-type="float" office:value="0.988818669221" calcext:value-type="float">
            <text:p>0.989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4_3</text:p>
          </table:table-cell>
          <table:table-cell/>
          <table:table-cell office:value-type="float" office:value="0.858456598362" calcext:value-type="float">
            <text:p>0.858</text:p>
          </table:table-cell>
          <table:table-cell table:number-columns-repeated="4"/>
          <table:table-cell office:value-type="float" office:value="0.919094437252" calcext:value-type="float">
            <text:p>0.919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5_3</text:p>
          </table:table-cell>
          <table:table-cell/>
          <table:table-cell office:value-type="float" office:value="0.792933499171" calcext:value-type="float">
            <text:p>0.793</text:p>
          </table:table-cell>
          <table:table-cell table:number-columns-repeated="4"/>
          <table:table-cell office:value-type="float" office:value="0.828222840516" calcext:value-type="float">
            <text:p>0.828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6_3</text:p>
          </table:table-cell>
          <table:table-cell/>
          <table:table-cell office:value-type="float" office:value="0.836043492091" calcext:value-type="float">
            <text:p>0.836</text:p>
          </table:table-cell>
          <table:table-cell table:number-columns-repeated="4"/>
          <table:table-cell office:value-type="float" office:value="0.873399403482" calcext:value-type="float">
            <text:p>0.873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7_3</text:p>
          </table:table-cell>
          <table:table-cell/>
          <table:table-cell office:value-type="float" office:value="0.86446566454" calcext:value-type="float">
            <text:p>0.864</text:p>
          </table:table-cell>
          <table:table-cell table:number-columns-repeated="4"/>
          <table:table-cell office:value-type="float" office:value="0.919080366992" calcext:value-type="float">
            <text:p>0.919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8_3</text:p>
          </table:table-cell>
          <table:table-cell/>
          <table:table-cell office:value-type="float" office:value="0.786168340377" calcext:value-type="float">
            <text:p>0.786</text:p>
          </table:table-cell>
          <table:table-cell table:number-columns-repeated="4"/>
          <table:table-cell office:value-type="float" office:value="0.837514446199" calcext:value-type="float">
            <text:p>0.838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9_3</text:p>
          </table:table-cell>
          <table:table-cell/>
          <table:table-cell office:value-type="float" office:value="0.815471575554" calcext:value-type="float">
            <text:p>0.815</text:p>
          </table:table-cell>
          <table:table-cell table:number-columns-repeated="4"/>
          <table:table-cell office:value-type="float" office:value="0.841509915369" calcext:value-type="float">
            <text:p>0.842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1_3</text:p>
          </table:table-cell>
          <table:table-cell/>
          <table:table-cell office:value-type="float" office:value="0.950042881146" calcext:value-type="float">
            <text:p>0.950</text:p>
          </table:table-cell>
          <table:table-cell table:number-columns-repeated="4"/>
          <table:table-cell office:value-type="float" office:value="0.964202328246" calcext:value-type="float">
            <text:p>0.964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2_3</text:p>
          </table:table-cell>
          <table:table-cell/>
          <table:table-cell office:value-type="float" office:value="0.898584435823" calcext:value-type="float">
            <text:p>0.899</text:p>
          </table:table-cell>
          <table:table-cell table:number-columns-repeated="4"/>
          <table:table-cell office:value-type="float" office:value="0.929735086228" calcext:value-type="float">
            <text:p>0.930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3_3</text:p>
          </table:table-cell>
          <table:table-cell/>
          <table:table-cell office:value-type="float" office:value="0.898594893497" calcext:value-type="float">
            <text:p>0.899</text:p>
          </table:table-cell>
          <table:table-cell table:number-columns-repeated="4"/>
          <table:table-cell office:value-type="float" office:value="0.929711910761" calcext:value-type="float">
            <text:p>0.930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4_3</text:p>
          </table:table-cell>
          <table:table-cell/>
          <table:table-cell office:value-type="float" office:value="0.877224322784" calcext:value-type="float">
            <text:p>0.877</text:p>
          </table:table-cell>
          <table:table-cell table:number-columns-repeated="4"/>
          <table:table-cell office:value-type="float" office:value="0.929808659408" calcext:value-type="float">
            <text:p>0.930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5_3</text:p>
          </table:table-cell>
          <table:table-cell/>
          <table:table-cell office:value-type="float" office:value="0.978482556919" calcext:value-type="float">
            <text:p>0.978</text:p>
          </table:table-cell>
          <table:table-cell table:number-columns-repeated="4"/>
          <table:table-cell office:value-type="float" office:value="0.985923904459" calcext:value-type="float">
            <text:p>0.986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6_3</text:p>
          </table:table-cell>
          <table:table-cell/>
          <table:table-cell office:value-type="float" office:value="0.978482509153" calcext:value-type="float">
            <text:p>0.978</text:p>
          </table:table-cell>
          <table:table-cell table:number-columns-repeated="4"/>
          <table:table-cell office:value-type="float" office:value="0.973032612764" calcext:value-type="float">
            <text:p>0.973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7_3</text:p>
          </table:table-cell>
          <table:table-cell/>
          <table:table-cell office:value-type="float" office:value="0.913860259602" calcext:value-type="float">
            <text:p>0.914</text:p>
          </table:table-cell>
          <table:table-cell table:number-columns-repeated="4"/>
          <table:table-cell office:value-type="float" office:value="0.963725216151" calcext:value-type="float">
            <text:p>0.964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UF8_3</text:p>
          </table:table-cell>
          <table:table-cell/>
          <table:table-cell office:value-type="float" office:value="0.761412699663" calcext:value-type="float">
            <text:p>0.761</text:p>
          </table:table-cell>
          <table:table-cell table:number-columns-repeated="4"/>
          <table:table-cell office:value-type="float" office:value="0.926573510469" calcext:value-type="float">
            <text:p>0.927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UF9_3</text:p>
          </table:table-cell>
          <table:table-cell/>
          <table:table-cell office:value-type="float" office:value="0.793278235923" calcext:value-type="float">
            <text:p>0.793</text:p>
          </table:table-cell>
          <table:table-cell table:number-columns-repeated="4"/>
          <table:table-cell office:value-type="float" office:value="0.973964083137" calcext:value-type="float">
            <text:p>0.97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F10_3</text:p>
          </table:table-cell>
          <table:table-cell/>
          <table:table-cell office:value-type="float" office:value="0.361901167518" calcext:value-type="float">
            <text:p>0.362</text:p>
          </table:table-cell>
          <table:table-cell table:number-columns-repeated="4"/>
          <table:table-cell office:value-type="float" office:value="0.576465468716" calcext:value-type="float">
            <text:p>0.576</text:p>
          </table:table-cell>
          <table:table-cell table:number-columns-repeated="21"/>
        </table:table-row>
        <table:table-row table:style-name="ro1">
          <table:table-cell/>
          <table:table-cell table:formula="of:=AVERAGE([.B30:.B48])" office:value-type="string" office:string-value="" calcext:value-type="error">
            <text:p>#DIV/0!</text:p>
          </table:table-cell>
          <table:table-cell table:formula="of:=AVERAGE([.C30:.C48])" office:value-type="float" office:value="0.850299762396579" calcext:value-type="float">
            <text:p>0.850</text:p>
          </table:table-cell>
          <table:table-cell table:formula="of:=AVERAGE([.D30:.D48])" office:value-type="string" office:string-value="" calcext:value-type="error">
            <text:p>#DIV/0!</text:p>
          </table:table-cell>
          <table:table-cell table:formula="of:=AVERAGE([.E30:.E48])" office:value-type="string" office:string-value="" calcext:value-type="error">
            <text:p>#DIV/0!</text:p>
          </table:table-cell>
          <table:table-cell table:formula="of:=AVERAGE([.F30:.F48])" office:value-type="string" office:string-value="" calcext:value-type="error">
            <text:p>#DIV/0!</text:p>
          </table:table-cell>
          <table:table-cell table:formula="of:=AVERAGE([.G30:.G48])" office:value-type="string" office:string-value="" calcext:value-type="error">
            <text:p>#DIV/0!</text:p>
          </table:table-cell>
          <table:table-cell table:formula="of:=AVERAGE([.H30:.H48])" office:value-type="float" office:value="0.899338088758895" calcext:value-type="float">
            <text:p>0.899</text:p>
          </table:table-cell>
          <table:table-cell table:number-columns-repeated="21"/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Default" table:number-columns-repeated="8"/>
          <table:table-cell table:number-columns-repeated="20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style-name="ce74" office:value-type="string" calcext:value-type="string">
            <text:p>2 objetivos</text:p>
          </table:table-cell>
          <table:table-cell table:style-name="ce52" office:value-type="string" calcext:value-type="string">
            <text:p>CPDEA</text:p>
          </table:table-cell>
          <table:table-cell table:style-name="ce52" office:value-type="string" calcext:value-type="string">
            <text:p>MOEA/D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VSD-MOEA</text:p>
          </table:table-cell>
          <table:table-cell table:number-columns-repeated="21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21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14"/>
          <table:table-cell table:number-columns-repeated="7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 table:number-columns-repeated="22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table:style-name="ce74" office:value-type="string" calcext:value-type="string">
            <text:p>3 objetivos</text:p>
          </table:table-cell>
          <table:table-cell table:style-name="ce52" office:value-type="string" calcext:value-type="string">
            <text:p>CPDEA</text:p>
          </table:table-cell>
          <table:table-cell table:style-name="ce52" office:value-type="string" calcext:value-type="string">
            <text:p>MOEA/D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VSD-MOEA</text:p>
          </table:table-cell>
          <table:table-cell table:number-columns-repeated="21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21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14"/>
          <table:table-cell table:number-columns-repeated="7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 table:number-columns-repeated="22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5"/>
        </table:table-row>
        <table:table-row table:style-name="ro1">
          <table:table-cell/>
          <table:table-cell table:style-name="Default" table:number-columns-repeated="8"/>
          <table:table-cell table:number-columns-repeated="2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3"/>
        </table:table-row>
        <table:table-row table:style-name="ro1" table:number-rows-repeated="1048494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Estimador densidad obj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IGD+</text:p>
          </table:table-cell>
          <table:table-cell office:value-type="string" calcext:value-type="string">
            <text:p>Euclide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3142880092" calcext:value-type="float">
            <text:p>0.993142880092</text:p>
          </table:table-cell>
          <table:table-cell office:value-type="float" office:value="0.993026321754" calcext:value-type="float">
            <text:p>0.993026321754</text:p>
          </table:table-cell>
          <table:table-cell office:value-type="float" office:value="0.799295408932" calcext:value-type="float">
            <text:p>0.7992954089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33204528" calcext:value-type="float">
            <text:p>0.99633204528</text:p>
          </table:table-cell>
          <table:table-cell office:value-type="float" office:value="0.997297856101" calcext:value-type="float">
            <text:p>0.997297856101</text:p>
          </table:table-cell>
          <table:table-cell office:value-type="float" office:value="0.993247609622" calcext:value-type="float">
            <text:p>0.993247609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22611234" calcext:value-type="float">
            <text:p>0.99222611234</text:p>
          </table:table-cell>
          <table:table-cell office:value-type="float" office:value="0.991910383633" calcext:value-type="float">
            <text:p>0.991910383633</text:p>
          </table:table-cell>
          <table:table-cell office:value-type="float" office:value="0.97692755898" calcext:value-type="float">
            <text:p>0.976927558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9579405929" calcext:value-type="float">
            <text:p>0.989579405929</text:p>
          </table:table-cell>
          <table:table-cell office:value-type="float" office:value="0.990752415743" calcext:value-type="float">
            <text:p>0.990752415743</text:p>
          </table:table-cell>
          <table:table-cell office:value-type="float" office:value="0.976063898707" calcext:value-type="float">
            <text:p>0.976063898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80296938716" calcext:value-type="float">
            <text:p>0.880296938716</text:p>
          </table:table-cell>
          <table:table-cell office:value-type="float" office:value="0.880978217198" calcext:value-type="float">
            <text:p>0.880978217198</text:p>
          </table:table-cell>
          <table:table-cell office:value-type="float" office:value="0.8709379594" calcext:value-type="float">
            <text:p>0.8709379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83885969016" calcext:value-type="float">
            <text:p>0.883885969016</text:p>
          </table:table-cell>
          <table:table-cell office:value-type="float" office:value="0.886140302178" calcext:value-type="float">
            <text:p>0.886140302178</text:p>
          </table:table-cell>
          <table:table-cell office:value-type="float" office:value="0.864484971329" calcext:value-type="float">
            <text:p>0.864484971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9655560197" calcext:value-type="float">
            <text:p>0.989655560197</text:p>
          </table:table-cell>
          <table:table-cell office:value-type="float" office:value="0.990899883863" calcext:value-type="float">
            <text:p>0.990899883863</text:p>
          </table:table-cell>
          <table:table-cell office:value-type="float" office:value="0.97679147724" calcext:value-type="float">
            <text:p>0.97679147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04460344009" calcext:value-type="float">
            <text:p>0.904460344009</text:p>
          </table:table-cell>
          <table:table-cell office:value-type="float" office:value="0.875593908926" calcext:value-type="float">
            <text:p>0.875593908926</text:p>
          </table:table-cell>
          <table:table-cell office:value-type="float" office:value="0.840253481741" calcext:value-type="float">
            <text:p>0.840253481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5866502338" calcext:value-type="float">
            <text:p>0.945866502338</text:p>
          </table:table-cell>
          <table:table-cell office:value-type="float" office:value="0.926592854373" calcext:value-type="float">
            <text:p>0.926592854373</text:p>
          </table:table-cell>
          <table:table-cell office:value-type="float" office:value="0.791326326387" calcext:value-type="float">
            <text:p>0.791326326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088660375" calcext:value-type="float">
            <text:p>0.992088660375</text:p>
          </table:table-cell>
          <table:table-cell office:value-type="float" office:value="0.992029734644" calcext:value-type="float">
            <text:p>0.992029734644</text:p>
          </table:table-cell>
          <table:table-cell office:value-type="float" office:value="0.987910038102" calcext:value-type="float">
            <text:p>0.987910038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245604227" calcext:value-type="float">
            <text:p>0.990245604227</text:p>
          </table:table-cell>
          <table:table-cell office:value-type="float" office:value="0.990163917248" calcext:value-type="float">
            <text:p>0.990163917248</text:p>
          </table:table-cell>
          <table:table-cell office:value-type="float" office:value="0.984437311981" calcext:value-type="float">
            <text:p>0.984437311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247790901" calcext:value-type="float">
            <text:p>0.990247790901</text:p>
          </table:table-cell>
          <table:table-cell office:value-type="float" office:value="0.99013118759" calcext:value-type="float">
            <text:p>0.99013118759</text:p>
          </table:table-cell>
          <table:table-cell office:value-type="float" office:value="0.985813186266" calcext:value-type="float">
            <text:p>0.98581318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245875571" calcext:value-type="float">
            <text:p>0.990245875571</text:p>
          </table:table-cell>
          <table:table-cell office:value-type="float" office:value="0.990149656107" calcext:value-type="float">
            <text:p>0.990149656107</text:p>
          </table:table-cell>
          <table:table-cell office:value-type="float" office:value="0.984212525238" calcext:value-type="float">
            <text:p>0.984212525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245604227" calcext:value-type="float">
            <text:p>0.990245604227</text:p>
          </table:table-cell>
          <table:table-cell office:value-type="float" office:value="0.990163917248" calcext:value-type="float">
            <text:p>0.990163917248</text:p>
          </table:table-cell>
          <table:table-cell office:value-type="float" office:value="0.984437311981" calcext:value-type="float">
            <text:p>0.984437311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244774005" calcext:value-type="float">
            <text:p>0.990244774005</text:p>
          </table:table-cell>
          <table:table-cell office:value-type="float" office:value="0.98933667631" calcext:value-type="float">
            <text:p>0.98933667631</text:p>
          </table:table-cell>
          <table:table-cell office:value-type="float" office:value="0.985265394339" calcext:value-type="float">
            <text:p>0.985265394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6205474275" calcext:value-type="float">
            <text:p>0.996205474275</text:p>
          </table:table-cell>
          <table:table-cell office:value-type="float" office:value="0.997173967757" calcext:value-type="float">
            <text:p>0.997173967757</text:p>
          </table:table-cell>
          <table:table-cell office:value-type="float" office:value="0.994248655365" calcext:value-type="float">
            <text:p>0.994248655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007550571" calcext:value-type="float">
            <text:p>0.989007550571</text:p>
          </table:table-cell>
          <table:table-cell office:value-type="float" office:value="0.989257120089" calcext:value-type="float">
            <text:p>0.989257120089</text:p>
          </table:table-cell>
          <table:table-cell office:value-type="float" office:value="0.980074539053" calcext:value-type="float">
            <text:p>0.980074539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6712218305" calcext:value-type="float">
            <text:p>0.986712218305</text:p>
          </table:table-cell>
          <table:table-cell office:value-type="float" office:value="0.988666411682" calcext:value-type="float">
            <text:p>0.988666411682</text:p>
          </table:table-cell>
          <table:table-cell office:value-type="float" office:value="0.967901831034" calcext:value-type="float">
            <text:p>0.967901831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6485907498" calcext:value-type="float">
            <text:p>0.876485907498</text:p>
          </table:table-cell>
          <table:table-cell office:value-type="float" office:value="0.867674215533" calcext:value-type="float">
            <text:p>0.867674215533</text:p>
          </table:table-cell>
          <table:table-cell office:value-type="float" office:value="0.878844420869" calcext:value-type="float">
            <text:p>0.878844420869</text:p>
          </table:table-cell>
          <table:table-cell table:number-columns-repeated="4"/>
          <table:table-cell table:style-name="ce72"/>
          <table:table-cell table:style-name="ce74" office:value-type="string" calcext:value-type="string">
            <text:p>IGD+</text:p>
          </table:table-cell>
          <table:table-cell table:style-name="ce74" office:value-type="string" calcext:value-type="string">
            <text:p>Distancia Euclideana</text:p>
          </table:table-cell>
          <table:table-cell table:style-name="ce74" office:value-type="string" calcext:value-type="string">
            <text:p>Crowding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0656830274" calcext:value-type="float">
            <text:p>0.890656830274</text:p>
          </table:table-cell>
          <table:table-cell office:value-type="float" office:value="0.879120777967" calcext:value-type="float">
            <text:p>0.879120777967</text:p>
          </table:table-cell>
          <table:table-cell office:value-type="float" office:value="0.844683076474" calcext:value-type="float">
            <text:p>0.844683076474</text:p>
          </table:table-cell>
          <table:table-cell table:number-columns-repeated="4"/>
          <table:table-cell table:style-name="ce74" office:value-type="string" calcext:value-type="string">
            <text:p>2 obj</text:p>
          </table:table-cell>
          <table:table-cell table:style-name="ce52" office:value-type="float" office:value="0.942851259945131" calcext:value-type="float">
            <text:p>0.943</text:p>
          </table:table-cell>
          <table:table-cell table:style-name="ce68" office:value-type="float" office:value="0.939431256577652" calcext:value-type="float">
            <text:p>0.939</text:p>
          </table:table-cell>
          <table:table-cell table:style-name="ce68" office:value-type="float" office:value="0.916502620531913" calcext:value-type="float">
            <text:p>0.917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88508573988" calcext:value-type="float">
            <text:p>0.588508573988</text:p>
          </table:table-cell>
          <table:table-cell office:value-type="float" office:value="0.580463825859" calcext:value-type="float">
            <text:p>0.580463825859</text:p>
          </table:table-cell>
          <table:table-cell office:value-type="float" office:value="0.597946416641" calcext:value-type="float">
            <text:p>0.597946416641</text:p>
          </table:table-cell>
          <table:table-cell table:number-columns-repeated="4"/>
          <table:table-cell table:style-name="ce74" office:value-type="string" calcext:value-type="string">
            <text:p>3 obj</text:p>
          </table:table-cell>
          <table:table-cell table:style-name="ce52" office:value-type="float" office:value="0.901535850688579" calcext:value-type="float">
            <text:p>0.902</text:p>
          </table:table-cell>
          <table:table-cell table:style-name="ce68" office:value-type="float" office:value="0.848163123803895" calcext:value-type="float">
            <text:p>0.848</text:p>
          </table:table-cell>
          <table:table-cell table:style-name="ce68" office:value-type="float" office:value="0.795112175899579" calcext:value-type="float">
            <text:p>0.795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53837413393" calcext:value-type="float">
            <text:p>0.853837413393</text:p>
          </table:table-cell>
          <table:table-cell office:value-type="float" office:value="0.84372750983" calcext:value-type="float">
            <text:p>0.84372750983</text:p>
          </table:table-cell>
          <table:table-cell office:value-type="float" office:value="0.846235439161" calcext:value-type="float">
            <text:p>0.846235439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5400943211" calcext:value-type="float">
            <text:p>0.985400943211</text:p>
          </table:table-cell>
          <table:table-cell office:value-type="float" office:value="0.985667839653" calcext:value-type="float">
            <text:p>0.985667839653</text:p>
          </table:table-cell>
          <table:table-cell office:value-type="float" office:value="0.968221433392" calcext:value-type="float">
            <text:p>0.968221433392</text:p>
          </table:table-cell>
          <table:table-cell table:number-columns-repeated="8"/>
        </table:table-row>
        <table:table-row table:style-name="ro1">
          <table:table-cell/>
          <table:table-cell table:formula="of:=AVERAGE([.B2:.B24])" office:value-type="float" office:value="0.942851259945131" calcext:value-type="float">
            <text:p>0.942851259945131</text:p>
          </table:table-cell>
          <table:table-cell table:formula="of:=AVERAGE([.C2:.C24])" office:value-type="float" office:value="0.939431256577652" calcext:value-type="float">
            <text:p>0.939431256577652</text:p>
          </table:table-cell>
          <table:table-cell table:formula="of:=AVERAGE([.D2:.D24])" office:value-type="float" office:value="0.916502620531913" calcext:value-type="float">
            <text:p>0.916502620531913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84915215758" calcext:value-type="float">
            <text:p>0.784915215758</text:p>
          </table:table-cell>
          <table:table-cell office:value-type="float" office:value="0.479580766341" calcext:value-type="float">
            <text:p>0.479580766341</text:p>
          </table:table-cell>
          <table:table-cell office:value-type="float" office:value="0.44043072826" calcext:value-type="float">
            <text:p>0.44043072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88403519436" calcext:value-type="float">
            <text:p>0.988403519436</text:p>
          </table:table-cell>
          <table:table-cell office:value-type="float" office:value="0.976618886147" calcext:value-type="float">
            <text:p>0.976618886147</text:p>
          </table:table-cell>
          <table:table-cell office:value-type="float" office:value="0.957947492339" calcext:value-type="float">
            <text:p>0.957947492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7577001" calcext:value-type="float">
            <text:p>0.988617577001</text:p>
          </table:table-cell>
          <table:table-cell office:value-type="float" office:value="0.975999393649" calcext:value-type="float">
            <text:p>0.975999393649</text:p>
          </table:table-cell>
          <table:table-cell office:value-type="float" office:value="0.961122055161" calcext:value-type="float">
            <text:p>0.961122055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19948266399" calcext:value-type="float">
            <text:p>0.919948266399</text:p>
          </table:table-cell>
          <table:table-cell office:value-type="float" office:value="0.889903523202" calcext:value-type="float">
            <text:p>0.889903523202</text:p>
          </table:table-cell>
          <table:table-cell office:value-type="float" office:value="0.837514811607" calcext:value-type="float">
            <text:p>0.837514811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382677131" calcext:value-type="float">
            <text:p>0.83382677131</text:p>
          </table:table-cell>
          <table:table-cell office:value-type="float" office:value="0.850199499779" calcext:value-type="float">
            <text:p>0.850199499779</text:p>
          </table:table-cell>
          <table:table-cell office:value-type="float" office:value="0.755520156537" calcext:value-type="float">
            <text:p>0.755520156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040032141" calcext:value-type="float">
            <text:p>0.837040032141</text:p>
          </table:table-cell>
          <table:table-cell office:value-type="float" office:value="0.808159065815" calcext:value-type="float">
            <text:p>0.808159065815</text:p>
          </table:table-cell>
          <table:table-cell office:value-type="float" office:value="0.742962536962" calcext:value-type="float">
            <text:p>0.7429625369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19198209611" calcext:value-type="float">
            <text:p>0.919198209611</text:p>
          </table:table-cell>
          <table:table-cell office:value-type="float" office:value="0.895654803973" calcext:value-type="float">
            <text:p>0.895654803973</text:p>
          </table:table-cell>
          <table:table-cell office:value-type="float" office:value="0.849775543211" calcext:value-type="float">
            <text:p>0.849775543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62839536198" calcext:value-type="float">
            <text:p>0.862839536198</text:p>
          </table:table-cell>
          <table:table-cell office:value-type="float" office:value="0.722729756149" calcext:value-type="float">
            <text:p>0.722729756149</text:p>
          </table:table-cell>
          <table:table-cell office:value-type="float" office:value="0.67620091009" calcext:value-type="float">
            <text:p>0.67620091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604878316" calcext:value-type="float">
            <text:p>0.821604878316</text:p>
          </table:table-cell>
          <table:table-cell office:value-type="float" office:value="0.768842477966" calcext:value-type="float">
            <text:p>0.768842477966</text:p>
          </table:table-cell>
          <table:table-cell office:value-type="float" office:value="0.723185190789" calcext:value-type="float">
            <text:p>0.723185190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4568923497" calcext:value-type="float">
            <text:p>0.964568923497</text:p>
          </table:table-cell>
          <table:table-cell office:value-type="float" office:value="0.960733619034" calcext:value-type="float">
            <text:p>0.960733619034</text:p>
          </table:table-cell>
          <table:table-cell office:value-type="float" office:value="0.92577970455" calcext:value-type="float">
            <text:p>0.92577970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29777669418" calcext:value-type="float">
            <text:p>0.929777669418</text:p>
          </table:table-cell>
          <table:table-cell office:value-type="float" office:value="0.929430063209" calcext:value-type="float">
            <text:p>0.929430063209</text:p>
          </table:table-cell>
          <table:table-cell office:value-type="float" office:value="0.874155195261" calcext:value-type="float">
            <text:p>0.874155195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29935306013" calcext:value-type="float">
            <text:p>0.929935306013</text:p>
          </table:table-cell>
          <table:table-cell office:value-type="float" office:value="0.928547379639" calcext:value-type="float">
            <text:p>0.928547379639</text:p>
          </table:table-cell>
          <table:table-cell office:value-type="float" office:value="0.880571292621" calcext:value-type="float">
            <text:p>0.880571292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30486667571" calcext:value-type="float">
            <text:p>0.930486667571</text:p>
          </table:table-cell>
          <table:table-cell office:value-type="float" office:value="0.928003678293" calcext:value-type="float">
            <text:p>0.928003678293</text:p>
          </table:table-cell>
          <table:table-cell office:value-type="float" office:value="0.882930844782" calcext:value-type="float">
            <text:p>0.882930844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93263193" calcext:value-type="float">
            <text:p>0.98593263193</text:p>
          </table:table-cell>
          <table:table-cell office:value-type="float" office:value="0.987609368322" calcext:value-type="float">
            <text:p>0.987609368322</text:p>
          </table:table-cell>
          <table:table-cell office:value-type="float" office:value="0.978836860471" calcext:value-type="float">
            <text:p>0.978836860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940778155" calcext:value-type="float">
            <text:p>0.985940778155</text:p>
          </table:table-cell>
          <table:table-cell office:value-type="float" office:value="0.985304923388" calcext:value-type="float">
            <text:p>0.985304923388</text:p>
          </table:table-cell>
          <table:table-cell office:value-type="float" office:value="0.98101601664" calcext:value-type="float">
            <text:p>0.981016016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4810160423" calcext:value-type="float">
            <text:p>0.964810160423</text:p>
          </table:table-cell>
          <table:table-cell office:value-type="float" office:value="0.955113234194" calcext:value-type="float">
            <text:p>0.955113234194</text:p>
          </table:table-cell>
          <table:table-cell office:value-type="float" office:value="0.916501969098" calcext:value-type="float">
            <text:p>0.916501969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17671838043" calcext:value-type="float">
            <text:p>0.917671838043</text:p>
          </table:table-cell>
          <table:table-cell office:value-type="float" office:value="0.783066499078" calcext:value-type="float">
            <text:p>0.783066499078</text:p>
          </table:table-cell>
          <table:table-cell office:value-type="float" office:value="0.644944406783" calcext:value-type="float">
            <text:p>0.644944406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61825671308" calcext:value-type="float">
            <text:p>0.961825671308</text:p>
          </table:table-cell>
          <table:table-cell office:value-type="float" office:value="0.906218232312" calcext:value-type="float">
            <text:p>0.906218232312</text:p>
          </table:table-cell>
          <table:table-cell office:value-type="float" office:value="0.80095520174" calcext:value-type="float">
            <text:p>0.80095520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601837510555" calcext:value-type="float">
            <text:p>0.601837510555</text:p>
          </table:table-cell>
          <table:table-cell office:value-type="float" office:value="0.383384181784" calcext:value-type="float">
            <text:p>0.383384181784</text:p>
          </table:table-cell>
          <table:table-cell office:value-type="float" office:value="0.27678042519" calcext:value-type="float">
            <text:p>0.27678042519</text:p>
          </table:table-cell>
          <table:table-cell table:number-columns-repeated="8"/>
        </table:table-row>
        <table:table-row table:style-name="ro1">
          <table:table-cell/>
          <table:table-cell table:formula="of:=AVERAGE([.B28:.B46])" office:value-type="float" office:value="0.901535850688579" calcext:value-type="float">
            <text:p>0.901535850688579</text:p>
          </table:table-cell>
          <table:table-cell table:formula="of:=AVERAGE([.C28:.C46])" office:value-type="float" office:value="0.848163123803895" calcext:value-type="float">
            <text:p>0.848163123803895</text:p>
          </table:table-cell>
          <table:table-cell table:formula="of:=AVERAGE([.D28:.D46])" office:value-type="float" office:value="0.795112175899579" calcext:value-type="float">
            <text:p>0.795112175899579</text:p>
          </table:table-cell>
          <table:table-cell table:number-columns-repeated="8"/>
        </table:table-row>
      </table:table>
      <table:table table:name="Archive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VSD-MO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CPDEA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4210723942" calcext:value-type="float">
            <text:p>0.994210723942</text:p>
          </table:table-cell>
          <table:table-cell office:value-type="float" office:value="0.99390067303269" calcext:value-type="float">
            <text:p>0.99390067303269</text:p>
          </table:table-cell>
          <table:table-cell office:value-type="float" office:value="0.969687151686" calcext:value-type="float">
            <text:p>0.969687151686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704558071" calcext:value-type="float">
            <text:p>0.996704558071</text:p>
          </table:table-cell>
          <table:table-cell office:value-type="float" office:value="0.965209627632123" calcext:value-type="float">
            <text:p>0.965209627632123</text:p>
          </table:table-cell>
          <table:table-cell office:value-type="float" office:value="0.995413353346" calcext:value-type="float">
            <text:p>0.995413353346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558267257" calcext:value-type="float">
            <text:p>0.992558267257</text:p>
          </table:table-cell>
          <table:table-cell office:value-type="float" office:value="0.991770017846381" calcext:value-type="float">
            <text:p>0.991770017846381</text:p>
          </table:table-cell>
          <table:table-cell office:value-type="float" office:value="0.989363244823" calcext:value-type="float">
            <text:p>0.989363244823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1199258015" calcext:value-type="float">
            <text:p>0.991199258015</text:p>
          </table:table-cell>
          <table:table-cell office:value-type="float" office:value="0.988948417348096" calcext:value-type="float">
            <text:p>0.988948417348096</text:p>
          </table:table-cell>
          <table:table-cell office:value-type="float" office:value="0.984877121936" calcext:value-type="float">
            <text:p>0.98487712193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81955580667" calcext:value-type="float">
            <text:p>0.881955580667</text:p>
          </table:table-cell>
          <table:table-cell office:value-type="float" office:value="0.878719225901432" calcext:value-type="float">
            <text:p>0.878719225901432</text:p>
          </table:table-cell>
          <table:table-cell office:value-type="float" office:value="0.877094009301" calcext:value-type="float">
            <text:p>0.877094009301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85811686785" calcext:value-type="float">
            <text:p>0.885811686785</text:p>
          </table:table-cell>
          <table:table-cell office:value-type="float" office:value="0.920689486259895" calcext:value-type="float">
            <text:p>0.920689486259895</text:p>
          </table:table-cell>
          <table:table-cell office:value-type="float" office:value="0.800346978796" calcext:value-type="float">
            <text:p>0.800346978796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1309028842" calcext:value-type="float">
            <text:p>0.991309028842</text:p>
          </table:table-cell>
          <table:table-cell office:value-type="float" office:value="0.989676158462075" calcext:value-type="float">
            <text:p>0.989676158462075</text:p>
          </table:table-cell>
          <table:table-cell office:value-type="float" office:value="0.990971609995" calcext:value-type="float">
            <text:p>0.99097160999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05769041759" calcext:value-type="float">
            <text:p>0.905769041759</text:p>
          </table:table-cell>
          <table:table-cell office:value-type="float" office:value="0.808412707466534" calcext:value-type="float">
            <text:p>0.808412707466534</text:p>
          </table:table-cell>
          <table:table-cell office:value-type="float" office:value="0.890991758659" calcext:value-type="float">
            <text:p>0.89099175865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7601218505" calcext:value-type="float">
            <text:p>0.947601218505</text:p>
          </table:table-cell>
          <table:table-cell office:value-type="float" office:value="0.914019021763888" calcext:value-type="float">
            <text:p>0.914019021763888</text:p>
          </table:table-cell>
          <table:table-cell office:value-type="float" office:value="0.796469300768" calcext:value-type="float">
            <text:p>0.796469300768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620007044" calcext:value-type="float">
            <text:p>0.992620007044</text:p>
          </table:table-cell>
          <table:table-cell office:value-type="float" office:value="0.992881597362265" calcext:value-type="float">
            <text:p>0.992881597362265</text:p>
          </table:table-cell>
          <table:table-cell office:value-type="float" office:value="0.992883670389" calcext:value-type="float">
            <text:p>0.992883670389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1355757203" calcext:value-type="float">
            <text:p>0.991355757203</text:p>
          </table:table-cell>
          <table:table-cell office:value-type="float" office:value="0.989861132208706" calcext:value-type="float">
            <text:p>0.989861132208706</text:p>
          </table:table-cell>
          <table:table-cell office:value-type="float" office:value="0.991080790318" calcext:value-type="float">
            <text:p>0.991080790318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1435184591" calcext:value-type="float">
            <text:p>0.991435184591</text:p>
          </table:table-cell>
          <table:table-cell office:value-type="float" office:value="0.990550885718987" calcext:value-type="float">
            <text:p>0.990550885718987</text:p>
          </table:table-cell>
          <table:table-cell office:value-type="float" office:value="0.991529408525" calcext:value-type="float">
            <text:p>0.991529408525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1334325334" calcext:value-type="float">
            <text:p>0.991334325334</text:p>
          </table:table-cell>
          <table:table-cell office:value-type="float" office:value="0.99017046580619" calcext:value-type="float">
            <text:p>0.99017046580619</text:p>
          </table:table-cell>
          <table:table-cell office:value-type="float" office:value="0.989954204064" calcext:value-type="float">
            <text:p>0.98995420406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1355757203" calcext:value-type="float">
            <text:p>0.991355757203</text:p>
          </table:table-cell>
          <table:table-cell office:value-type="float" office:value="0.989861132208706" calcext:value-type="float">
            <text:p>0.989861132208706</text:p>
          </table:table-cell>
          <table:table-cell office:value-type="float" office:value="0.991080790318" calcext:value-type="float">
            <text:p>0.991080790318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1429669457" calcext:value-type="float">
            <text:p>0.991429669457</text:p>
          </table:table-cell>
          <table:table-cell office:value-type="float" office:value="0.989495441478496" calcext:value-type="float">
            <text:p>0.989495441478496</text:p>
          </table:table-cell>
          <table:table-cell office:value-type="float" office:value="0.810031266718" calcext:value-type="float">
            <text:p>0.810031266718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7215102908" calcext:value-type="float">
            <text:p>0.997215102908</text:p>
          </table:table-cell>
          <table:table-cell office:value-type="float" office:value="0.996172651847973" calcext:value-type="float">
            <text:p>0.996172651847973</text:p>
          </table:table-cell>
          <table:table-cell office:value-type="float" office:value="0.99723429283" calcext:value-type="float">
            <text:p>0.99723429283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0014981428" calcext:value-type="float">
            <text:p>0.990014981428</text:p>
          </table:table-cell>
          <table:table-cell office:value-type="float" office:value="0.983743171348204" calcext:value-type="float">
            <text:p>0.983743171348204</text:p>
          </table:table-cell>
          <table:table-cell office:value-type="float" office:value="0.983764436843" calcext:value-type="float">
            <text:p>0.983764436843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9493626686" calcext:value-type="float">
            <text:p>0.989493626686</text:p>
          </table:table-cell>
          <table:table-cell office:value-type="float" office:value="0.986610044635645" calcext:value-type="float">
            <text:p>0.986610044635645</text:p>
          </table:table-cell>
          <table:table-cell office:value-type="float" office:value="0.981840035053" calcext:value-type="float">
            <text:p>0.981840035053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666873005" calcext:value-type="float">
            <text:p>0.87666873005</text:p>
          </table:table-cell>
          <table:table-cell office:value-type="float" office:value="0.616395947622168" calcext:value-type="float">
            <text:p>0.616395947622168</text:p>
          </table:table-cell>
          <table:table-cell office:value-type="float" office:value="0.75504203018" calcext:value-type="float">
            <text:p>0.75504203018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2809609206" calcext:value-type="float">
            <text:p>0.892809609206</text:p>
          </table:table-cell>
          <table:table-cell office:value-type="float" office:value="0.884854814465545" calcext:value-type="float">
            <text:p>0.884854814465545</text:p>
          </table:table-cell>
          <table:table-cell office:value-type="float" office:value="0.873814434398" calcext:value-type="float">
            <text:p>0.873814434398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90397061086" calcext:value-type="float">
            <text:p>0.590397061086</text:p>
          </table:table-cell>
          <table:table-cell office:value-type="float" office:value="0.294217454422768" calcext:value-type="float">
            <text:p>0.294217454422768</text:p>
          </table:table-cell>
          <table:table-cell office:value-type="float" office:value="0.675537734714" calcext:value-type="float">
            <text:p>0.675537734714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54622471049" calcext:value-type="float">
            <text:p>0.854622471049</text:p>
          </table:table-cell>
          <table:table-cell office:value-type="float" office:value="0.525799337832369" calcext:value-type="float">
            <text:p>0.525799337832369</text:p>
          </table:table-cell>
          <table:table-cell office:value-type="float" office:value="0.838586490627" calcext:value-type="float">
            <text:p>0.838586490627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6586505657" calcext:value-type="float">
            <text:p>0.986586505657</text:p>
          </table:table-cell>
          <table:table-cell office:value-type="float" office:value="0.962223486777238" calcext:value-type="float">
            <text:p>0.962223486777238</text:p>
          </table:table-cell>
          <table:table-cell office:value-type="float" office:value="0.980126991962" calcext:value-type="float">
            <text:p>0.980126991962</text:p>
          </table:table-cell>
        </table:table-row>
        <table:table-row table:style-name="ro1">
          <table:table-cell/>
          <table:table-cell table:formula="of:=AVERAGE([.B2:.B24])" office:value-type="float" office:value="0.944106876206305" calcext:value-type="float">
            <text:p>0.944106876206305</text:p>
          </table:table-cell>
          <table:table-cell table:formula="of:=AVERAGE([.C2:.C24])" office:value-type="float" office:value="0.897573169541234" calcext:value-type="float">
            <text:p>0.897573169541234</text:p>
          </table:table-cell>
          <table:table-cell table:formula="of:=AVERAGE([.D2:.D24])" office:value-type="float" office:value="0.919466135054304" calcext:value-type="float">
            <text:p>0.9194661350543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74829616066" calcext:value-type="float">
            <text:p>0.774829616066</text:p>
          </table:table-cell>
          <table:table-cell office:value-type="float" office:value="0.972552537551913" calcext:value-type="float">
            <text:p>0.972552537551913</text:p>
          </table:table-cell>
          <table:table-cell office:value-type="float" office:value="0.448779892585" calcext:value-type="float">
            <text:p>0.448779892585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87970628208" calcext:value-type="float">
            <text:p>0.987970628208</text:p>
          </table:table-cell>
          <table:table-cell office:value-type="float" office:value="0.975706598811728" calcext:value-type="float">
            <text:p>0.975706598811728</text:p>
          </table:table-cell>
          <table:table-cell office:value-type="float" office:value="0.964621398512" calcext:value-type="float">
            <text:p>0.964621398512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4237213733" calcext:value-type="float">
            <text:p>0.994237213733</text:p>
          </table:table-cell>
          <table:table-cell office:value-type="float" office:value="0.989857991693791" calcext:value-type="float">
            <text:p>0.989857991693791</text:p>
          </table:table-cell>
          <table:table-cell office:value-type="float" office:value="0.98646005043" calcext:value-type="float">
            <text:p>0.98646005043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39318419155" calcext:value-type="float">
            <text:p>0.939318419155</text:p>
          </table:table-cell>
          <table:table-cell office:value-type="float" office:value="0.895846528023358" calcext:value-type="float">
            <text:p>0.895846528023358</text:p>
          </table:table-cell>
          <table:table-cell office:value-type="float" office:value="0.916337844393" calcext:value-type="float">
            <text:p>0.916337844393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47321276726" calcext:value-type="float">
            <text:p>0.847321276726</text:p>
          </table:table-cell>
          <table:table-cell office:value-type="float" office:value="0.821032113480247" calcext:value-type="float">
            <text:p>0.821032113480247</text:p>
          </table:table-cell>
          <table:table-cell office:value-type="float" office:value="0.838496382331" calcext:value-type="float">
            <text:p>0.838496382331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51738163779" calcext:value-type="float">
            <text:p>0.851738163779</text:p>
          </table:table-cell>
          <table:table-cell office:value-type="float" office:value="0.853255084674546" calcext:value-type="float">
            <text:p>0.853255084674546</text:p>
          </table:table-cell>
          <table:table-cell office:value-type="float" office:value="0.811427207447" calcext:value-type="float">
            <text:p>0.811427207447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42900806735" calcext:value-type="float">
            <text:p>0.942900806735</text:p>
          </table:table-cell>
          <table:table-cell office:value-type="float" office:value="0.914197618771936" calcext:value-type="float">
            <text:p>0.914197618771936</text:p>
          </table:table-cell>
          <table:table-cell office:value-type="float" office:value="0.928188133608" calcext:value-type="float">
            <text:p>0.928188133608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65861453716" calcext:value-type="float">
            <text:p>0.865861453716</text:p>
          </table:table-cell>
          <table:table-cell office:value-type="float" office:value="0.786438562553464" calcext:value-type="float">
            <text:p>0.786438562553464</text:p>
          </table:table-cell>
          <table:table-cell office:value-type="float" office:value="0.785101655891" calcext:value-type="float">
            <text:p>0.785101655891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30904900269" calcext:value-type="float">
            <text:p>0.830904900269</text:p>
          </table:table-cell>
          <table:table-cell office:value-type="float" office:value="0.829157290649619" calcext:value-type="float">
            <text:p>0.829157290649619</text:p>
          </table:table-cell>
          <table:table-cell office:value-type="float" office:value="0.768245906994" calcext:value-type="float">
            <text:p>0.768245906994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7163834684" calcext:value-type="float">
            <text:p>0.967163834684</text:p>
          </table:table-cell>
          <table:table-cell office:value-type="float" office:value="0.957873104597866" calcext:value-type="float">
            <text:p>0.957873104597866</text:p>
          </table:table-cell>
          <table:table-cell office:value-type="float" office:value="0.967308042698" calcext:value-type="float">
            <text:p>0.967308042698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44398914601" calcext:value-type="float">
            <text:p>0.944398914601</text:p>
          </table:table-cell>
          <table:table-cell office:value-type="float" office:value="0.925202081837599" calcext:value-type="float">
            <text:p>0.925202081837599</text:p>
          </table:table-cell>
          <table:table-cell office:value-type="float" office:value="0.93996757227" calcext:value-type="float">
            <text:p>0.93996757227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44779804618" calcext:value-type="float">
            <text:p>0.944779804618</text:p>
          </table:table-cell>
          <table:table-cell office:value-type="float" office:value="0.928307289948952" calcext:value-type="float">
            <text:p>0.928307289948952</text:p>
          </table:table-cell>
          <table:table-cell office:value-type="float" office:value="0.855393379131" calcext:value-type="float">
            <text:p>0.855393379131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44157648497" calcext:value-type="float">
            <text:p>0.944157648497</text:p>
          </table:table-cell>
          <table:table-cell office:value-type="float" office:value="0.934368656224639" calcext:value-type="float">
            <text:p>0.934368656224639</text:p>
          </table:table-cell>
          <table:table-cell office:value-type="float" office:value="0.937384911794" calcext:value-type="float">
            <text:p>0.937384911794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051300604" calcext:value-type="float">
            <text:p>0.985051300604</text:p>
          </table:table-cell>
          <table:table-cell office:value-type="float" office:value="0.978531280292881" calcext:value-type="float">
            <text:p>0.978531280292881</text:p>
          </table:table-cell>
          <table:table-cell office:value-type="float" office:value="0.984855713667" calcext:value-type="float">
            <text:p>0.984855713667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126284101" calcext:value-type="float">
            <text:p>0.985126284101</text:p>
          </table:table-cell>
          <table:table-cell office:value-type="float" office:value="0.976158858955369" calcext:value-type="float">
            <text:p>0.976158858955369</text:p>
          </table:table-cell>
          <table:table-cell office:value-type="float" office:value="0.686893552176" calcext:value-type="float">
            <text:p>0.686893552176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8573838534" calcext:value-type="float">
            <text:p>0.968573838534</text:p>
          </table:table-cell>
          <table:table-cell office:value-type="float" office:value="0.920702394973622" calcext:value-type="float">
            <text:p>0.920702394973622</text:p>
          </table:table-cell>
          <table:table-cell office:value-type="float" office:value="0.968286179752" calcext:value-type="float">
            <text:p>0.96828617975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25189351352" calcext:value-type="float">
            <text:p>0.925189351352</text:p>
          </table:table-cell>
          <table:table-cell office:value-type="float" office:value="0.789050056457595" calcext:value-type="float">
            <text:p>0.789050056457595</text:p>
          </table:table-cell>
          <table:table-cell office:value-type="float" office:value="0.852606421235" calcext:value-type="float">
            <text:p>0.852606421235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65009039024" calcext:value-type="float">
            <text:p>0.965009039024</text:p>
          </table:table-cell>
          <table:table-cell office:value-type="float" office:value="0.797032363348639" calcext:value-type="float">
            <text:p>0.797032363348639</text:p>
          </table:table-cell>
          <table:table-cell office:value-type="float" office:value="0.897407812901" calcext:value-type="float">
            <text:p>0.897407812901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60582317318" calcext:value-type="float">
            <text:p>0.60582317318</text:p>
          </table:table-cell>
          <table:table-cell office:value-type="float" office:value="0.315157687403073" calcext:value-type="float">
            <text:p>0.315157687403073</text:p>
          </table:table-cell>
          <table:table-cell office:value-type="float" office:value="0.275470018331" calcext:value-type="float">
            <text:p>0.275470018331</text:p>
          </table:table-cell>
        </table:table-row>
        <table:table-row table:style-name="ro1">
          <table:table-cell/>
          <table:table-cell table:formula="of:=AVERAGE([.B27:.B45])" office:value-type="float" office:value="0.908966087767474" calcext:value-type="float">
            <text:p>0.908966087767474</text:p>
          </table:table-cell>
          <table:table-cell table:formula="of:=AVERAGE([.C27:.C45])" office:value-type="float" office:value="0.871601478960571" calcext:value-type="float">
            <text:p>0.871601478960571</text:p>
          </table:table-cell>
          <table:table-cell table:formula="of:=AVERAGE([.D27:.D45])" office:value-type="float" office:value="0.832275372428737" calcext:value-type="float">
            <text:p>0.832275372428737</text:p>
          </table:table-cell>
        </table:table-row>
      </table:table>
      <table:table table:name="factor_Distancia_Inicial" table:style-name="ta1">
        <table:shapes>
          <draw:frame draw:z-index="0" draw:style-name="gr1" draw:text-style-name="P1" svg:width="6.2988in" svg:height="3.5429in" svg:x="10.798in" svg:y="8.9602in">
            <draw:object draw:notify-on-update-of-ranges="factor_Distancia_Inicial.B54:factor_Distancia_Inicial.L54 factor_Distancia_Inicial.A55:factor_Distancia_Inicial.A55 factor_Distancia_Inicial.B55:factor_Distancia_Inicial.L55 factor_Distancia_Inicial.A56:factor_Distancia_Inicial.A56 factor_Distancia_Inicial.B56:factor_Distancia_Inicial.L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9.224in" svg:y="10.6319in">
            <draw:object draw:notify-on-update-of-ranges="factor_Distancia_Inicial.V54:factor_Distancia_Inicial.AF54 factor_Distancia_Inicial.U55:factor_Distancia_Inicial.U55 factor_Distancia_Inicial.V55:factor_Distancia_Inicial.AF55 factor_Distancia_Inicial.U56:factor_Distancia_Inicial.U56 factor_Distancia_Inicial.V56:factor_Distancia_Inicial.AF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31.3665in" svg:y="10.676in">
            <draw:object draw:notify-on-update-of-ranges="factor_Distancia_Inicial.AK54:factor_Distancia_Inicial.AU54 factor_Distancia_Inicial.AJ55:factor_Distancia_Inicial.AJ55 factor_Distancia_Inicial.AK55:factor_Distancia_Inicial.AU55 factor_Distancia_Inicial.AJ56:factor_Distancia_Inicial.AJ56 factor_Distancia_Inicial.AK56:factor_Distancia_Inicial.AU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10.0638in" svg:y="15.2539in">
            <draw:object draw:notify-on-update-of-ranges="factor_Distancia_Inicial.B97:factor_Distancia_Inicial.L97 factor_Distancia_Inicial.A98:factor_Distancia_Inicial.A98 factor_Distancia_Inicial.B98:factor_Distancia_Inicial.L98 factor_Distancia_Inicial.A99:factor_Distancia_Inicial.A99 factor_Distancia_Inicial.B99:factor_Distancia_Inicial.L99 factor_Distancia_Inicial.A100:factor_Distancia_Inicial.A100 factor_Distancia_Inicial.B100:factor_Distancia_Inicial.L1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2988in" svg:height="3.5429in" svg:x="5.1043in" svg:y="19.6898in">
            <draw:object draw:notify-on-update-of-ranges="factor_Distancia_Inicial.B104:factor_Distancia_Inicial.L104 factor_Distancia_Inicial.A105:factor_Distancia_Inicial.A105 factor_Distancia_Inicial.B105:factor_Distancia_Inicial.L105 factor_Distancia_Inicial.A106:factor_Distancia_Inicial.A106 factor_Distancia_Inicial.B106:factor_Distancia_Inicial.L106 factor_Distancia_Inicial.A107:factor_Distancia_Inicial.A107 factor_Distancia_Inicial.B107:factor_Distancia_Inicial.L10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4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2547278716" calcext:value-type="float">
            <text:p>0.992547278716</text:p>
          </table:table-cell>
          <table:table-cell office:value-type="float" office:value="0.990901910564" calcext:value-type="float">
            <text:p>0.990901910564</text:p>
          </table:table-cell>
          <table:table-cell office:value-type="float" office:value="0.992696506915" calcext:value-type="float">
            <text:p>0.992696506915</text:p>
          </table:table-cell>
          <table:table-cell office:value-type="float" office:value="0.992426515306" calcext:value-type="float">
            <text:p>0.992426515306</text:p>
          </table:table-cell>
          <table:table-cell office:value-type="float" office:value="0.993142880092" calcext:value-type="float">
            <text:p>0.993142880092</text:p>
          </table:table-cell>
          <table:table-cell office:value-type="float" office:value="0.993296991769" calcext:value-type="float">
            <text:p>0.993296991769</text:p>
          </table:table-cell>
          <table:table-cell office:value-type="float" office:value="0.993448102207" calcext:value-type="float">
            <text:p>0.993448102207</text:p>
          </table:table-cell>
          <table:table-cell office:value-type="float" office:value="0.993111208471" calcext:value-type="float">
            <text:p>0.993111208471</text:p>
          </table:table-cell>
          <table:table-cell office:value-type="float" office:value="0.992991195749" calcext:value-type="float">
            <text:p>0.992991195749</text:p>
          </table:table-cell>
          <table:table-cell office:value-type="float" office:value="0.993324914856" calcext:value-type="float">
            <text:p>0.993324914856</text:p>
          </table:table-cell>
          <table:table-cell office:value-type="float" office:value="0.99313879016" calcext:value-type="float">
            <text:p>0.99313879016</text:p>
          </table:table-cell>
          <table:table-cell table:number-columns-repeated="8"/>
          <table:table-cell office:value-type="string" calcext:value-type="string">
            <text:p>WFG1_2</text:p>
          </table:table-cell>
          <table:table-cell office:value-type="float" office:value="0.746247463771" calcext:value-type="float">
            <text:p>0.746247463771</text:p>
          </table:table-cell>
          <table:table-cell office:value-type="float" office:value="0.666533308558" calcext:value-type="float">
            <text:p>0.666533308558</text:p>
          </table:table-cell>
          <table:table-cell office:value-type="float" office:value="0.627640885506" calcext:value-type="float">
            <text:p>0.627640885506</text:p>
          </table:table-cell>
          <table:table-cell office:value-type="float" office:value="0.589330032967" calcext:value-type="float">
            <text:p>0.589330032967</text:p>
          </table:table-cell>
          <table:table-cell office:value-type="float" office:value="0.555483155557" calcext:value-type="float">
            <text:p>0.555483155557</text:p>
          </table:table-cell>
          <table:table-cell office:value-type="float" office:value="0.537326080141" calcext:value-type="float">
            <text:p>0.537326080141</text:p>
          </table:table-cell>
          <table:table-cell office:value-type="float" office:value="0.5262161216" calcext:value-type="float">
            <text:p>0.5262161216</text:p>
          </table:table-cell>
          <table:table-cell office:value-type="float" office:value="0.515547578875" calcext:value-type="float">
            <text:p>0.515547578875</text:p>
          </table:table-cell>
          <table:table-cell office:value-type="float" office:value="0.517229653329" calcext:value-type="float">
            <text:p>0.517229653329</text:p>
          </table:table-cell>
          <table:table-cell office:value-type="float" office:value="0.497064428748" calcext:value-type="float">
            <text:p>0.497064428748</text:p>
          </table:table-cell>
          <table:table-cell office:value-type="float" office:value="0.50248651109" calcext:value-type="float">
            <text:p>0.50248651109</text:p>
          </table:table-cell>
          <table:table-cell table:number-columns-repeated="3"/>
          <table:table-cell office:value-type="string" calcext:value-type="string">
            <text:p>WFG1_2</text:p>
          </table:table-cell>
          <table:table-cell office:value-type="float" office:value="0.0307723455029" calcext:value-type="float">
            <text:p>0.0307723455029</text:p>
          </table:table-cell>
          <table:table-cell office:value-type="float" office:value="0.0295328468096" calcext:value-type="float">
            <text:p>0.0295328468096</text:p>
          </table:table-cell>
          <table:table-cell office:value-type="float" office:value="0.0305894041889" calcext:value-type="float">
            <text:p>0.0305894041889</text:p>
          </table:table-cell>
          <table:table-cell office:value-type="float" office:value="0.0172824989124" calcext:value-type="float">
            <text:p>0.0172824989124</text:p>
          </table:table-cell>
          <table:table-cell office:value-type="float" office:value="0.0120015483627" calcext:value-type="float">
            <text:p>0.0120015483627</text:p>
          </table:table-cell>
          <table:table-cell office:value-type="float" office:value="0.00665001149335" calcext:value-type="float">
            <text:p>0.00665001149335</text:p>
          </table:table-cell>
          <table:table-cell office:value-type="float" office:value="0.00475586269515" calcext:value-type="float">
            <text:p>0.00475586269515</text:p>
          </table:table-cell>
          <table:table-cell office:value-type="float" office:value="0.00577528471015" calcext:value-type="float">
            <text:p>0.00577528471015</text:p>
          </table:table-cell>
          <table:table-cell office:value-type="float" office:value="0.00329183657614" calcext:value-type="float">
            <text:p>0.00329183657614</text:p>
          </table:table-cell>
          <table:table-cell office:value-type="float" office:value="0.00322911223742" calcext:value-type="float">
            <text:p>0.00322911223742</text:p>
          </table:table-cell>
          <table:table-cell office:value-type="float" office:value="0.0024103015538" calcext:value-type="float">
            <text:p>0.0024103015538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6590192709" calcext:value-type="float">
            <text:p>0.966590192709</text:p>
          </table:table-cell>
          <table:table-cell office:value-type="float" office:value="0.998194161648" calcext:value-type="float">
            <text:p>0.998194161648</text:p>
          </table:table-cell>
          <table:table-cell office:value-type="float" office:value="0.995408411981" calcext:value-type="float">
            <text:p>0.995408411981</text:p>
          </table:table-cell>
          <table:table-cell office:value-type="float" office:value="0.996331401303" calcext:value-type="float">
            <text:p>0.996331401303</text:p>
          </table:table-cell>
          <table:table-cell office:value-type="float" office:value="0.99633204528" calcext:value-type="float">
            <text:p>0.99633204528</text:p>
          </table:table-cell>
          <table:table-cell office:value-type="float" office:value="0.997262514771" calcext:value-type="float">
            <text:p>0.997262514771</text:p>
          </table:table-cell>
          <table:table-cell office:value-type="float" office:value="0.998186205865" calcext:value-type="float">
            <text:p>0.998186205865</text:p>
          </table:table-cell>
          <table:table-cell office:value-type="float" office:value="0.998193292975" calcext:value-type="float">
            <text:p>0.998193292975</text:p>
          </table:table-cell>
          <table:table-cell office:value-type="float" office:value="0.998190057362" calcext:value-type="float">
            <text:p>0.998190057362</text:p>
          </table:table-cell>
          <table:table-cell office:value-type="float" office:value="0.998193186983" calcext:value-type="float">
            <text:p>0.998193186983</text:p>
          </table:table-cell>
          <table:table-cell office:value-type="float" office:value="0.998196278688" calcext:value-type="float">
            <text:p>0.998196278688</text:p>
          </table:table-cell>
          <table:table-cell table:number-columns-repeated="8"/>
          <table:table-cell office:value-type="string" calcext:value-type="string">
            <text:p>WFG2_2</text:p>
          </table:table-cell>
          <table:table-cell office:value-type="float" office:value="0.962095240254" calcext:value-type="float">
            <text:p>0.962095240254</text:p>
          </table:table-cell>
          <table:table-cell office:value-type="float" office:value="0.977674995485" calcext:value-type="float">
            <text:p>0.977674995485</text:p>
          </table:table-cell>
          <table:table-cell office:value-type="float" office:value="0.972531637103" calcext:value-type="float">
            <text:p>0.972531637103</text:p>
          </table:table-cell>
          <table:table-cell office:value-type="float" office:value="0.974248650011" calcext:value-type="float">
            <text:p>0.974248650011</text:p>
          </table:table-cell>
          <table:table-cell office:value-type="float" office:value="0.970168358926" calcext:value-type="float">
            <text:p>0.970168358926</text:p>
          </table:table-cell>
          <table:table-cell office:value-type="float" office:value="0.973214018846" calcext:value-type="float">
            <text:p>0.973214018846</text:p>
          </table:table-cell>
          <table:table-cell office:value-type="float" office:value="0.9687248084" calcext:value-type="float">
            <text:p>0.9687248084</text:p>
          </table:table-cell>
          <table:table-cell office:value-type="float" office:value="0.971370470419" calcext:value-type="float">
            <text:p>0.971370470419</text:p>
          </table:table-cell>
          <table:table-cell office:value-type="float" office:value="0.970633830949" calcext:value-type="float">
            <text:p>0.970633830949</text:p>
          </table:table-cell>
          <table:table-cell office:value-type="float" office:value="0.973332240573" calcext:value-type="float">
            <text:p>0.973332240573</text:p>
          </table:table-cell>
          <table:table-cell office:value-type="float" office:value="0.976834480406" calcext:value-type="float">
            <text:p>0.976834480406</text:p>
          </table:table-cell>
          <table:table-cell table:number-columns-repeated="3"/>
          <table:table-cell office:value-type="string" calcext:value-type="string">
            <text:p>WFG2_2</text:p>
          </table:table-cell>
          <table:table-cell office:value-type="float" office:value="0.932470237494" calcext:value-type="float">
            <text:p>0.932470237494</text:p>
          </table:table-cell>
          <table:table-cell office:value-type="float" office:value="0.944316673496" calcext:value-type="float">
            <text:p>0.944316673496</text:p>
          </table:table-cell>
          <table:table-cell office:value-type="float" office:value="0.945689038362" calcext:value-type="float">
            <text:p>0.945689038362</text:p>
          </table:table-cell>
          <table:table-cell office:value-type="float" office:value="0.941027617178" calcext:value-type="float">
            <text:p>0.941027617178</text:p>
          </table:table-cell>
          <table:table-cell office:value-type="float" office:value="0.939696898608" calcext:value-type="float">
            <text:p>0.939696898608</text:p>
          </table:table-cell>
          <table:table-cell office:value-type="float" office:value="0.933250547489" calcext:value-type="float">
            <text:p>0.933250547489</text:p>
          </table:table-cell>
          <table:table-cell office:value-type="float" office:value="0.929028569763" calcext:value-type="float">
            <text:p>0.929028569763</text:p>
          </table:table-cell>
          <table:table-cell office:value-type="float" office:value="0.92809154471" calcext:value-type="float">
            <text:p>0.92809154471</text:p>
          </table:table-cell>
          <table:table-cell office:value-type="float" office:value="0.918745773859" calcext:value-type="float">
            <text:p>0.918745773859</text:p>
          </table:table-cell>
          <table:table-cell office:value-type="float" office:value="0.915822979796" calcext:value-type="float">
            <text:p>0.915822979796</text:p>
          </table:table-cell>
          <table:table-cell office:value-type="float" office:value="0.916380484646" calcext:value-type="float">
            <text:p>0.916380484646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256985369" calcext:value-type="float">
            <text:p>0.992256985369</text:p>
          </table:table-cell>
          <table:table-cell office:value-type="float" office:value="0.992250042049" calcext:value-type="float">
            <text:p>0.992250042049</text:p>
          </table:table-cell>
          <table:table-cell office:value-type="float" office:value="0.99223758354" calcext:value-type="float">
            <text:p>0.99223758354</text:p>
          </table:table-cell>
          <table:table-cell office:value-type="float" office:value="0.99223093921" calcext:value-type="float">
            <text:p>0.99223093921</text:p>
          </table:table-cell>
          <table:table-cell office:value-type="float" office:value="0.99222611234" calcext:value-type="float">
            <text:p>0.99222611234</text:p>
          </table:table-cell>
          <table:table-cell office:value-type="float" office:value="0.992223419622" calcext:value-type="float">
            <text:p>0.992223419622</text:p>
          </table:table-cell>
          <table:table-cell office:value-type="float" office:value="0.992220958943" calcext:value-type="float">
            <text:p>0.992220958943</text:p>
          </table:table-cell>
          <table:table-cell office:value-type="float" office:value="0.992217244565" calcext:value-type="float">
            <text:p>0.992217244565</text:p>
          </table:table-cell>
          <table:table-cell office:value-type="float" office:value="0.992215806037" calcext:value-type="float">
            <text:p>0.992215806037</text:p>
          </table:table-cell>
          <table:table-cell office:value-type="float" office:value="0.992215685564" calcext:value-type="float">
            <text:p>0.992215685564</text:p>
          </table:table-cell>
          <table:table-cell office:value-type="float" office:value="0.992213426912" calcext:value-type="float">
            <text:p>0.992213426912</text:p>
          </table:table-cell>
          <table:table-cell table:number-columns-repeated="8"/>
          <table:table-cell office:value-type="string" calcext:value-type="string">
            <text:p>WFG3_2</text:p>
          </table:table-cell>
          <table:table-cell office:value-type="float" office:value="0.990981349092" calcext:value-type="float">
            <text:p>0.990981349092</text:p>
          </table:table-cell>
          <table:table-cell office:value-type="float" office:value="0.99073171397" calcext:value-type="float">
            <text:p>0.99073171397</text:p>
          </table:table-cell>
          <table:table-cell office:value-type="float" office:value="0.990319067417" calcext:value-type="float">
            <text:p>0.990319067417</text:p>
          </table:table-cell>
          <table:table-cell office:value-type="float" office:value="0.990197202881" calcext:value-type="float">
            <text:p>0.990197202881</text:p>
          </table:table-cell>
          <table:table-cell office:value-type="float" office:value="0.99006074858" calcext:value-type="float">
            <text:p>0.99006074858</text:p>
          </table:table-cell>
          <table:table-cell office:value-type="float" office:value="0.990035093454" calcext:value-type="float">
            <text:p>0.990035093454</text:p>
          </table:table-cell>
          <table:table-cell office:value-type="float" office:value="0.989990676546" calcext:value-type="float">
            <text:p>0.989990676546</text:p>
          </table:table-cell>
          <table:table-cell office:value-type="float" office:value="0.989980597787" calcext:value-type="float">
            <text:p>0.989980597787</text:p>
          </table:table-cell>
          <table:table-cell office:value-type="float" office:value="0.989832956729" calcext:value-type="float">
            <text:p>0.989832956729</text:p>
          </table:table-cell>
          <table:table-cell office:value-type="float" office:value="0.989827215939" calcext:value-type="float">
            <text:p>0.989827215939</text:p>
          </table:table-cell>
          <table:table-cell office:value-type="float" office:value="0.989837722737" calcext:value-type="float">
            <text:p>0.989837722737</text:p>
          </table:table-cell>
          <table:table-cell table:number-columns-repeated="3"/>
          <table:table-cell office:value-type="string" calcext:value-type="string">
            <text:p>WFG3_2</text:p>
          </table:table-cell>
          <table:table-cell office:value-type="float" office:value="0.965964655191" calcext:value-type="float">
            <text:p>0.965964655191</text:p>
          </table:table-cell>
          <table:table-cell office:value-type="float" office:value="0.969120212393" calcext:value-type="float">
            <text:p>0.969120212393</text:p>
          </table:table-cell>
          <table:table-cell office:value-type="float" office:value="0.966261241143" calcext:value-type="float">
            <text:p>0.966261241143</text:p>
          </table:table-cell>
          <table:table-cell office:value-type="float" office:value="0.962401315224" calcext:value-type="float">
            <text:p>0.962401315224</text:p>
          </table:table-cell>
          <table:table-cell office:value-type="float" office:value="0.957671641823" calcext:value-type="float">
            <text:p>0.957671641823</text:p>
          </table:table-cell>
          <table:table-cell office:value-type="float" office:value="0.953511012483" calcext:value-type="float">
            <text:p>0.953511012483</text:p>
          </table:table-cell>
          <table:table-cell office:value-type="float" office:value="0.950101235201" calcext:value-type="float">
            <text:p>0.950101235201</text:p>
          </table:table-cell>
          <table:table-cell office:value-type="float" office:value="0.944956286319" calcext:value-type="float">
            <text:p>0.944956286319</text:p>
          </table:table-cell>
          <table:table-cell office:value-type="float" office:value="0.944234958874" calcext:value-type="float">
            <text:p>0.944234958874</text:p>
          </table:table-cell>
          <table:table-cell office:value-type="float" office:value="0.938650660425" calcext:value-type="float">
            <text:p>0.938650660425</text:p>
          </table:table-cell>
          <table:table-cell office:value-type="float" office:value="0.936654287956" calcext:value-type="float">
            <text:p>0.936654287956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9578309502" calcext:value-type="float">
            <text:p>0.989578309502</text:p>
          </table:table-cell>
          <table:table-cell office:value-type="float" office:value="0.989577317984" calcext:value-type="float">
            <text:p>0.989577317984</text:p>
          </table:table-cell>
          <table:table-cell office:value-type="float" office:value="0.98957181425" calcext:value-type="float">
            <text:p>0.98957181425</text:p>
          </table:table-cell>
          <table:table-cell office:value-type="float" office:value="0.98959579276" calcext:value-type="float">
            <text:p>0.98959579276</text:p>
          </table:table-cell>
          <table:table-cell office:value-type="float" office:value="0.989579405929" calcext:value-type="float">
            <text:p>0.989579405929</text:p>
          </table:table-cell>
          <table:table-cell office:value-type="float" office:value="0.989580616601" calcext:value-type="float">
            <text:p>0.989580616601</text:p>
          </table:table-cell>
          <table:table-cell office:value-type="float" office:value="0.98956668602" calcext:value-type="float">
            <text:p>0.98956668602</text:p>
          </table:table-cell>
          <table:table-cell office:value-type="float" office:value="0.989588268318" calcext:value-type="float">
            <text:p>0.989588268318</text:p>
          </table:table-cell>
          <table:table-cell office:value-type="float" office:value="0.989593773444" calcext:value-type="float">
            <text:p>0.989593773444</text:p>
          </table:table-cell>
          <table:table-cell office:value-type="float" office:value="0.989608022303" calcext:value-type="float">
            <text:p>0.989608022303</text:p>
          </table:table-cell>
          <table:table-cell office:value-type="float" office:value="0.989590073801" calcext:value-type="float">
            <text:p>0.989590073801</text:p>
          </table:table-cell>
          <table:table-cell table:number-columns-repeated="8"/>
          <table:table-cell office:value-type="string" calcext:value-type="string">
            <text:p>WFG4_2</text:p>
          </table:table-cell>
          <table:table-cell office:value-type="float" office:value="0.980217632005" calcext:value-type="float">
            <text:p>0.980217632005</text:p>
          </table:table-cell>
          <table:table-cell office:value-type="float" office:value="0.979212202296" calcext:value-type="float">
            <text:p>0.979212202296</text:p>
          </table:table-cell>
          <table:table-cell office:value-type="float" office:value="0.977786041976" calcext:value-type="float">
            <text:p>0.977786041976</text:p>
          </table:table-cell>
          <table:table-cell office:value-type="float" office:value="0.977329893685" calcext:value-type="float">
            <text:p>0.977329893685</text:p>
          </table:table-cell>
          <table:table-cell office:value-type="float" office:value="0.976420936092" calcext:value-type="float">
            <text:p>0.976420936092</text:p>
          </table:table-cell>
          <table:table-cell office:value-type="float" office:value="0.97577073511" calcext:value-type="float">
            <text:p>0.97577073511</text:p>
          </table:table-cell>
          <table:table-cell office:value-type="float" office:value="0.975939226069" calcext:value-type="float">
            <text:p>0.975939226069</text:p>
          </table:table-cell>
          <table:table-cell office:value-type="float" office:value="0.975065371948" calcext:value-type="float">
            <text:p>0.975065371948</text:p>
          </table:table-cell>
          <table:table-cell office:value-type="float" office:value="0.975778728242" calcext:value-type="float">
            <text:p>0.975778728242</text:p>
          </table:table-cell>
          <table:table-cell office:value-type="float" office:value="0.975082453388" calcext:value-type="float">
            <text:p>0.975082453388</text:p>
          </table:table-cell>
          <table:table-cell office:value-type="float" office:value="0.975903160244" calcext:value-type="float">
            <text:p>0.975903160244</text:p>
          </table:table-cell>
          <table:table-cell table:number-columns-repeated="3"/>
          <table:table-cell office:value-type="string" calcext:value-type="string">
            <text:p>WFG4_2</text:p>
          </table:table-cell>
          <table:table-cell office:value-type="float" office:value="0.918764184117" calcext:value-type="float">
            <text:p>0.918764184117</text:p>
          </table:table-cell>
          <table:table-cell office:value-type="float" office:value="0.917307464664" calcext:value-type="float">
            <text:p>0.917307464664</text:p>
          </table:table-cell>
          <table:table-cell office:value-type="float" office:value="0.914446204207" calcext:value-type="float">
            <text:p>0.914446204207</text:p>
          </table:table-cell>
          <table:table-cell office:value-type="float" office:value="0.908513899393" calcext:value-type="float">
            <text:p>0.908513899393</text:p>
          </table:table-cell>
          <table:table-cell office:value-type="float" office:value="0.90546264699" calcext:value-type="float">
            <text:p>0.90546264699</text:p>
          </table:table-cell>
          <table:table-cell office:value-type="float" office:value="0.902016050452" calcext:value-type="float">
            <text:p>0.902016050452</text:p>
          </table:table-cell>
          <table:table-cell office:value-type="float" office:value="0.900472586094" calcext:value-type="float">
            <text:p>0.900472586094</text:p>
          </table:table-cell>
          <table:table-cell office:value-type="float" office:value="0.898703162552" calcext:value-type="float">
            <text:p>0.898703162552</text:p>
          </table:table-cell>
          <table:table-cell office:value-type="float" office:value="0.893963247679" calcext:value-type="float">
            <text:p>0.893963247679</text:p>
          </table:table-cell>
          <table:table-cell office:value-type="float" office:value="0.892982613085" calcext:value-type="float">
            <text:p>0.892982613085</text:p>
          </table:table-cell>
          <table:table-cell office:value-type="float" office:value="0.893374149766" calcext:value-type="float">
            <text:p>0.89337414976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8395456512" calcext:value-type="float">
            <text:p>0.878395456512</text:p>
          </table:table-cell>
          <table:table-cell office:value-type="float" office:value="0.882863798765" calcext:value-type="float">
            <text:p>0.882863798765</text:p>
          </table:table-cell>
          <table:table-cell office:value-type="float" office:value="0.88121795095" calcext:value-type="float">
            <text:p>0.88121795095</text:p>
          </table:table-cell>
          <table:table-cell office:value-type="float" office:value="0.880653335923" calcext:value-type="float">
            <text:p>0.880653335923</text:p>
          </table:table-cell>
          <table:table-cell office:value-type="float" office:value="0.880296938716" calcext:value-type="float">
            <text:p>0.880296938716</text:p>
          </table:table-cell>
          <table:table-cell office:value-type="float" office:value="0.878976842601" calcext:value-type="float">
            <text:p>0.878976842601</text:p>
          </table:table-cell>
          <table:table-cell office:value-type="float" office:value="0.879167943184" calcext:value-type="float">
            <text:p>0.879167943184</text:p>
          </table:table-cell>
          <table:table-cell office:value-type="float" office:value="0.87828451515" calcext:value-type="float">
            <text:p>0.87828451515</text:p>
          </table:table-cell>
          <table:table-cell office:value-type="float" office:value="0.878013228784" calcext:value-type="float">
            <text:p>0.878013228784</text:p>
          </table:table-cell>
          <table:table-cell office:value-type="float" office:value="0.877970258875" calcext:value-type="float">
            <text:p>0.877970258875</text:p>
          </table:table-cell>
          <table:table-cell office:value-type="float" office:value="0.878854386703" calcext:value-type="float">
            <text:p>0.878854386703</text:p>
          </table:table-cell>
          <table:table-cell table:number-columns-repeated="8"/>
          <table:table-cell office:value-type="string" calcext:value-type="string">
            <text:p>WFG5_2</text:p>
          </table:table-cell>
          <table:table-cell office:value-type="float" office:value="0.87728647025" calcext:value-type="float">
            <text:p>0.87728647025</text:p>
          </table:table-cell>
          <table:table-cell office:value-type="float" office:value="0.87744010053" calcext:value-type="float">
            <text:p>0.87744010053</text:p>
          </table:table-cell>
          <table:table-cell office:value-type="float" office:value="0.877696662266" calcext:value-type="float">
            <text:p>0.877696662266</text:p>
          </table:table-cell>
          <table:table-cell office:value-type="float" office:value="0.877379130983" calcext:value-type="float">
            <text:p>0.877379130983</text:p>
          </table:table-cell>
          <table:table-cell office:value-type="float" office:value="0.877311127924" calcext:value-type="float">
            <text:p>0.877311127924</text:p>
          </table:table-cell>
          <table:table-cell office:value-type="float" office:value="0.877341639069" calcext:value-type="float">
            <text:p>0.877341639069</text:p>
          </table:table-cell>
          <table:table-cell office:value-type="float" office:value="0.877230360559" calcext:value-type="float">
            <text:p>0.877230360559</text:p>
          </table:table-cell>
          <table:table-cell office:value-type="float" office:value="0.877130787501" calcext:value-type="float">
            <text:p>0.877130787501</text:p>
          </table:table-cell>
          <table:table-cell office:value-type="float" office:value="0.877306358801" calcext:value-type="float">
            <text:p>0.877306358801</text:p>
          </table:table-cell>
          <table:table-cell office:value-type="float" office:value="0.877298421935" calcext:value-type="float">
            <text:p>0.877298421935</text:p>
          </table:table-cell>
          <table:table-cell office:value-type="float" office:value="0.877143205828" calcext:value-type="float">
            <text:p>0.877143205828</text:p>
          </table:table-cell>
          <table:table-cell table:number-columns-repeated="3"/>
          <table:table-cell office:value-type="string" calcext:value-type="string">
            <text:p>WFG5_2</text:p>
          </table:table-cell>
          <table:table-cell office:value-type="float" office:value="0.863535808142" calcext:value-type="float">
            <text:p>0.863535808142</text:p>
          </table:table-cell>
          <table:table-cell office:value-type="float" office:value="0.861052228985" calcext:value-type="float">
            <text:p>0.861052228985</text:p>
          </table:table-cell>
          <table:table-cell office:value-type="float" office:value="0.857822364987" calcext:value-type="float">
            <text:p>0.857822364987</text:p>
          </table:table-cell>
          <table:table-cell office:value-type="float" office:value="0.854830152008" calcext:value-type="float">
            <text:p>0.854830152008</text:p>
          </table:table-cell>
          <table:table-cell office:value-type="float" office:value="0.850662234142" calcext:value-type="float">
            <text:p>0.850662234142</text:p>
          </table:table-cell>
          <table:table-cell office:value-type="float" office:value="0.849405889003" calcext:value-type="float">
            <text:p>0.849405889003</text:p>
          </table:table-cell>
          <table:table-cell office:value-type="float" office:value="0.844026196825" calcext:value-type="float">
            <text:p>0.844026196825</text:p>
          </table:table-cell>
          <table:table-cell office:value-type="float" office:value="0.840027503441" calcext:value-type="float">
            <text:p>0.840027503441</text:p>
          </table:table-cell>
          <table:table-cell office:value-type="float" office:value="0.841112438522" calcext:value-type="float">
            <text:p>0.841112438522</text:p>
          </table:table-cell>
          <table:table-cell office:value-type="float" office:value="0.839033368946" calcext:value-type="float">
            <text:p>0.839033368946</text:p>
          </table:table-cell>
          <table:table-cell office:value-type="float" office:value="0.838091995882" calcext:value-type="float">
            <text:p>0.838091995882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14182447761" calcext:value-type="float">
            <text:p>0.914182447761</text:p>
          </table:table-cell>
          <table:table-cell office:value-type="float" office:value="0.915215911916" calcext:value-type="float">
            <text:p>0.915215911916</text:p>
          </table:table-cell>
          <table:table-cell office:value-type="float" office:value="0.913799064822" calcext:value-type="float">
            <text:p>0.913799064822</text:p>
          </table:table-cell>
          <table:table-cell office:value-type="float" office:value="0.898591244637" calcext:value-type="float">
            <text:p>0.898591244637</text:p>
          </table:table-cell>
          <table:table-cell office:value-type="float" office:value="0.883885969016" calcext:value-type="float">
            <text:p>0.883885969016</text:p>
          </table:table-cell>
          <table:table-cell office:value-type="float" office:value="0.874033346416" calcext:value-type="float">
            <text:p>0.874033346416</text:p>
          </table:table-cell>
          <table:table-cell office:value-type="float" office:value="0.874561532405" calcext:value-type="float">
            <text:p>0.874561532405</text:p>
          </table:table-cell>
          <table:table-cell office:value-type="float" office:value="0.872306514447" calcext:value-type="float">
            <text:p>0.872306514447</text:p>
          </table:table-cell>
          <table:table-cell office:value-type="float" office:value="0.873895383318" calcext:value-type="float">
            <text:p>0.873895383318</text:p>
          </table:table-cell>
          <table:table-cell office:value-type="float" office:value="0.871851600927" calcext:value-type="float">
            <text:p>0.871851600927</text:p>
          </table:table-cell>
          <table:table-cell office:value-type="float" office:value="0.871161792148" calcext:value-type="float">
            <text:p>0.871161792148</text:p>
          </table:table-cell>
          <table:table-cell table:number-columns-repeated="8"/>
          <table:table-cell office:value-type="string" calcext:value-type="string">
            <text:p>WFG6_2</text:p>
          </table:table-cell>
          <table:table-cell office:value-type="float" office:value="0.911957833611" calcext:value-type="float">
            <text:p>0.911957833611</text:p>
          </table:table-cell>
          <table:table-cell office:value-type="float" office:value="0.911335083211" calcext:value-type="float">
            <text:p>0.911335083211</text:p>
          </table:table-cell>
          <table:table-cell office:value-type="float" office:value="0.90232908994" calcext:value-type="float">
            <text:p>0.90232908994</text:p>
          </table:table-cell>
          <table:table-cell office:value-type="float" office:value="0.885342508101" calcext:value-type="float">
            <text:p>0.885342508101</text:p>
          </table:table-cell>
          <table:table-cell office:value-type="float" office:value="0.870458259306" calcext:value-type="float">
            <text:p>0.870458259306</text:p>
          </table:table-cell>
          <table:table-cell office:value-type="float" office:value="0.868495589711" calcext:value-type="float">
            <text:p>0.868495589711</text:p>
          </table:table-cell>
          <table:table-cell office:value-type="float" office:value="0.869543004564" calcext:value-type="float">
            <text:p>0.869543004564</text:p>
          </table:table-cell>
          <table:table-cell office:value-type="float" office:value="0.866415517383" calcext:value-type="float">
            <text:p>0.866415517383</text:p>
          </table:table-cell>
          <table:table-cell office:value-type="float" office:value="0.865662675352" calcext:value-type="float">
            <text:p>0.865662675352</text:p>
          </table:table-cell>
          <table:table-cell office:value-type="float" office:value="0.866985999177" calcext:value-type="float">
            <text:p>0.866985999177</text:p>
          </table:table-cell>
          <table:table-cell office:value-type="float" office:value="0.864940079041" calcext:value-type="float">
            <text:p>0.864940079041</text:p>
          </table:table-cell>
          <table:table-cell table:number-columns-repeated="3"/>
          <table:table-cell office:value-type="string" calcext:value-type="string">
            <text:p>WFG6_2</text:p>
          </table:table-cell>
          <table:table-cell office:value-type="float" office:value="0.878698768162" calcext:value-type="float">
            <text:p>0.878698768162</text:p>
          </table:table-cell>
          <table:table-cell office:value-type="float" office:value="0.86969685917" calcext:value-type="float">
            <text:p>0.86969685917</text:p>
          </table:table-cell>
          <table:table-cell office:value-type="float" office:value="0.862093266873" calcext:value-type="float">
            <text:p>0.862093266873</text:p>
          </table:table-cell>
          <table:table-cell office:value-type="float" office:value="0.843280049474" calcext:value-type="float">
            <text:p>0.843280049474</text:p>
          </table:table-cell>
          <table:table-cell office:value-type="float" office:value="0.822709605778" calcext:value-type="float">
            <text:p>0.822709605778</text:p>
          </table:table-cell>
          <table:table-cell office:value-type="float" office:value="0.802703738546" calcext:value-type="float">
            <text:p>0.802703738546</text:p>
          </table:table-cell>
          <table:table-cell office:value-type="float" office:value="0.803115266549" calcext:value-type="float">
            <text:p>0.803115266549</text:p>
          </table:table-cell>
          <table:table-cell office:value-type="float" office:value="0.80034206292" calcext:value-type="float">
            <text:p>0.80034206292</text:p>
          </table:table-cell>
          <table:table-cell office:value-type="float" office:value="0.792523608011" calcext:value-type="float">
            <text:p>0.792523608011</text:p>
          </table:table-cell>
          <table:table-cell office:value-type="float" office:value="0.795160205496" calcext:value-type="float">
            <text:p>0.795160205496</text:p>
          </table:table-cell>
          <table:table-cell office:value-type="float" office:value="0.788608025033" calcext:value-type="float">
            <text:p>0.788608025033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9659383022" calcext:value-type="float">
            <text:p>0.989659383022</text:p>
          </table:table-cell>
          <table:table-cell office:value-type="float" office:value="0.98966081085" calcext:value-type="float">
            <text:p>0.98966081085</text:p>
          </table:table-cell>
          <table:table-cell office:value-type="float" office:value="0.989657592861" calcext:value-type="float">
            <text:p>0.989657592861</text:p>
          </table:table-cell>
          <table:table-cell office:value-type="float" office:value="0.989654803524" calcext:value-type="float">
            <text:p>0.989654803524</text:p>
          </table:table-cell>
          <table:table-cell office:value-type="float" office:value="0.989655560197" calcext:value-type="float">
            <text:p>0.989655560197</text:p>
          </table:table-cell>
          <table:table-cell office:value-type="float" office:value="0.989656206534" calcext:value-type="float">
            <text:p>0.989656206534</text:p>
          </table:table-cell>
          <table:table-cell office:value-type="float" office:value="0.989658672117" calcext:value-type="float">
            <text:p>0.989658672117</text:p>
          </table:table-cell>
          <table:table-cell office:value-type="float" office:value="0.989657160899" calcext:value-type="float">
            <text:p>0.989657160899</text:p>
          </table:table-cell>
          <table:table-cell office:value-type="float" office:value="0.989662223938" calcext:value-type="float">
            <text:p>0.989662223938</text:p>
          </table:table-cell>
          <table:table-cell office:value-type="float" office:value="0.989652238112" calcext:value-type="float">
            <text:p>0.989652238112</text:p>
          </table:table-cell>
          <table:table-cell office:value-type="float" office:value="0.98965292963" calcext:value-type="float">
            <text:p>0.98965292963</text:p>
          </table:table-cell>
          <table:table-cell table:number-columns-repeated="8"/>
          <table:table-cell office:value-type="string" calcext:value-type="string">
            <text:p>WFG7_2</text:p>
          </table:table-cell>
          <table:table-cell office:value-type="float" office:value="0.988989860578" calcext:value-type="float">
            <text:p>0.988989860578</text:p>
          </table:table-cell>
          <table:table-cell office:value-type="float" office:value="0.988724315865" calcext:value-type="float">
            <text:p>0.988724315865</text:p>
          </table:table-cell>
          <table:table-cell office:value-type="float" office:value="0.988545264514" calcext:value-type="float">
            <text:p>0.988545264514</text:p>
          </table:table-cell>
          <table:table-cell office:value-type="float" office:value="0.988414806389" calcext:value-type="float">
            <text:p>0.988414806389</text:p>
          </table:table-cell>
          <table:table-cell office:value-type="float" office:value="0.988308865018" calcext:value-type="float">
            <text:p>0.988308865018</text:p>
          </table:table-cell>
          <table:table-cell office:value-type="float" office:value="0.988237398232" calcext:value-type="float">
            <text:p>0.988237398232</text:p>
          </table:table-cell>
          <table:table-cell office:value-type="float" office:value="0.988214072586" calcext:value-type="float">
            <text:p>0.988214072586</text:p>
          </table:table-cell>
          <table:table-cell office:value-type="float" office:value="0.98814123579" calcext:value-type="float">
            <text:p>0.98814123579</text:p>
          </table:table-cell>
          <table:table-cell office:value-type="float" office:value="0.988010725467" calcext:value-type="float">
            <text:p>0.988010725467</text:p>
          </table:table-cell>
          <table:table-cell office:value-type="float" office:value="0.988103425086" calcext:value-type="float">
            <text:p>0.988103425086</text:p>
          </table:table-cell>
          <table:table-cell office:value-type="float" office:value="0.987989313973" calcext:value-type="float">
            <text:p>0.987989313973</text:p>
          </table:table-cell>
          <table:table-cell table:number-columns-repeated="3"/>
          <table:table-cell office:value-type="string" calcext:value-type="string">
            <text:p>WFG7_2</text:p>
          </table:table-cell>
          <table:table-cell office:value-type="float" office:value="0.957518284061" calcext:value-type="float">
            <text:p>0.957518284061</text:p>
          </table:table-cell>
          <table:table-cell office:value-type="float" office:value="0.959725718212" calcext:value-type="float">
            <text:p>0.959725718212</text:p>
          </table:table-cell>
          <table:table-cell office:value-type="float" office:value="0.956199032975" calcext:value-type="float">
            <text:p>0.956199032975</text:p>
          </table:table-cell>
          <table:table-cell office:value-type="float" office:value="0.954971611887" calcext:value-type="float">
            <text:p>0.954971611887</text:p>
          </table:table-cell>
          <table:table-cell office:value-type="float" office:value="0.952911036895" calcext:value-type="float">
            <text:p>0.952911036895</text:p>
          </table:table-cell>
          <table:table-cell office:value-type="float" office:value="0.949870599087" calcext:value-type="float">
            <text:p>0.949870599087</text:p>
          </table:table-cell>
          <table:table-cell office:value-type="float" office:value="0.946516033156" calcext:value-type="float">
            <text:p>0.946516033156</text:p>
          </table:table-cell>
          <table:table-cell office:value-type="float" office:value="0.944265091843" calcext:value-type="float">
            <text:p>0.944265091843</text:p>
          </table:table-cell>
          <table:table-cell office:value-type="float" office:value="0.944706076779" calcext:value-type="float">
            <text:p>0.944706076779</text:p>
          </table:table-cell>
          <table:table-cell office:value-type="float" office:value="0.940536883312" calcext:value-type="float">
            <text:p>0.940536883312</text:p>
          </table:table-cell>
          <table:table-cell office:value-type="float" office:value="0.940125018746" calcext:value-type="float">
            <text:p>0.940125018746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528930996" calcext:value-type="float">
            <text:p>0.81528930996</text:p>
          </table:table-cell>
          <table:table-cell office:value-type="float" office:value="0.822397039601" calcext:value-type="float">
            <text:p>0.822397039601</text:p>
          </table:table-cell>
          <table:table-cell office:value-type="float" office:value="0.826543931747" calcext:value-type="float">
            <text:p>0.826543931747</text:p>
          </table:table-cell>
          <table:table-cell office:value-type="float" office:value="0.829014675668" calcext:value-type="float">
            <text:p>0.829014675668</text:p>
          </table:table-cell>
          <table:table-cell office:value-type="float" office:value="0.904460344009" calcext:value-type="float">
            <text:p>0.904460344009</text:p>
          </table:table-cell>
          <table:table-cell office:value-type="float" office:value="0.931782775836" calcext:value-type="float">
            <text:p>0.931782775836</text:p>
          </table:table-cell>
          <table:table-cell office:value-type="float" office:value="0.937846770511" calcext:value-type="float">
            <text:p>0.937846770511</text:p>
          </table:table-cell>
          <table:table-cell office:value-type="float" office:value="0.933341893749" calcext:value-type="float">
            <text:p>0.933341893749</text:p>
          </table:table-cell>
          <table:table-cell office:value-type="float" office:value="0.93816266587" calcext:value-type="float">
            <text:p>0.93816266587</text:p>
          </table:table-cell>
          <table:table-cell office:value-type="float" office:value="0.926543083835" calcext:value-type="float">
            <text:p>0.926543083835</text:p>
          </table:table-cell>
          <table:table-cell office:value-type="float" office:value="0.926143653623" calcext:value-type="float">
            <text:p>0.926143653623</text:p>
          </table:table-cell>
          <table:table-cell table:number-columns-repeated="8"/>
          <table:table-cell office:value-type="string" calcext:value-type="string">
            <text:p>WFG8_2</text:p>
          </table:table-cell>
          <table:table-cell office:value-type="float" office:value="0.80480352789" calcext:value-type="float">
            <text:p>0.80480352789</text:p>
          </table:table-cell>
          <table:table-cell office:value-type="float" office:value="0.808371309515" calcext:value-type="float">
            <text:p>0.808371309515</text:p>
          </table:table-cell>
          <table:table-cell office:value-type="float" office:value="0.808905041201" calcext:value-type="float">
            <text:p>0.808905041201</text:p>
          </table:table-cell>
          <table:table-cell office:value-type="float" office:value="0.809691979427" calcext:value-type="float">
            <text:p>0.809691979427</text:p>
          </table:table-cell>
          <table:table-cell office:value-type="float" office:value="0.810356184764" calcext:value-type="float">
            <text:p>0.810356184764</text:p>
          </table:table-cell>
          <table:table-cell office:value-type="float" office:value="0.80971466665" calcext:value-type="float">
            <text:p>0.80971466665</text:p>
          </table:table-cell>
          <table:table-cell office:value-type="float" office:value="0.809828820933" calcext:value-type="float">
            <text:p>0.809828820933</text:p>
          </table:table-cell>
          <table:table-cell office:value-type="float" office:value="0.807955555681" calcext:value-type="float">
            <text:p>0.807955555681</text:p>
          </table:table-cell>
          <table:table-cell office:value-type="float" office:value="0.807144393962" calcext:value-type="float">
            <text:p>0.807144393962</text:p>
          </table:table-cell>
          <table:table-cell office:value-type="float" office:value="0.806039508897" calcext:value-type="float">
            <text:p>0.806039508897</text:p>
          </table:table-cell>
          <table:table-cell office:value-type="float" office:value="0.806819276874" calcext:value-type="float">
            <text:p>0.806819276874</text:p>
          </table:table-cell>
          <table:table-cell table:number-columns-repeated="3"/>
          <table:table-cell office:value-type="string" calcext:value-type="string">
            <text:p>WFG8_2</text:p>
          </table:table-cell>
          <table:table-cell office:value-type="float" office:value="0.748140221025" calcext:value-type="float">
            <text:p>0.748140221025</text:p>
          </table:table-cell>
          <table:table-cell office:value-type="float" office:value="0.748763190042" calcext:value-type="float">
            <text:p>0.748763190042</text:p>
          </table:table-cell>
          <table:table-cell office:value-type="float" office:value="0.747231105536" calcext:value-type="float">
            <text:p>0.747231105536</text:p>
          </table:table-cell>
          <table:table-cell office:value-type="float" office:value="0.74212030705" calcext:value-type="float">
            <text:p>0.74212030705</text:p>
          </table:table-cell>
          <table:table-cell office:value-type="float" office:value="0.739985835779" calcext:value-type="float">
            <text:p>0.739985835779</text:p>
          </table:table-cell>
          <table:table-cell office:value-type="float" office:value="0.73644407587" calcext:value-type="float">
            <text:p>0.73644407587</text:p>
          </table:table-cell>
          <table:table-cell office:value-type="float" office:value="0.735050491898" calcext:value-type="float">
            <text:p>0.735050491898</text:p>
          </table:table-cell>
          <table:table-cell office:value-type="float" office:value="0.731577311187" calcext:value-type="float">
            <text:p>0.731577311187</text:p>
          </table:table-cell>
          <table:table-cell office:value-type="float" office:value="0.731087237448" calcext:value-type="float">
            <text:p>0.731087237448</text:p>
          </table:table-cell>
          <table:table-cell office:value-type="float" office:value="0.726183913253" calcext:value-type="float">
            <text:p>0.726183913253</text:p>
          </table:table-cell>
          <table:table-cell office:value-type="float" office:value="0.725569680853" calcext:value-type="float">
            <text:p>0.725569680853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47864646352" calcext:value-type="float">
            <text:p>0.847864646352</text:p>
          </table:table-cell>
          <table:table-cell office:value-type="float" office:value="0.907162792177" calcext:value-type="float">
            <text:p>0.907162792177</text:p>
          </table:table-cell>
          <table:table-cell office:value-type="float" office:value="0.910523144075" calcext:value-type="float">
            <text:p>0.910523144075</text:p>
          </table:table-cell>
          <table:table-cell office:value-type="float" office:value="0.923061462434" calcext:value-type="float">
            <text:p>0.923061462434</text:p>
          </table:table-cell>
          <table:table-cell office:value-type="float" office:value="0.945866502338" calcext:value-type="float">
            <text:p>0.945866502338</text:p>
          </table:table-cell>
          <table:table-cell office:value-type="float" office:value="0.92786361875" calcext:value-type="float">
            <text:p>0.92786361875</text:p>
          </table:table-cell>
          <table:table-cell office:value-type="float" office:value="0.870611413855" calcext:value-type="float">
            <text:p>0.870611413855</text:p>
          </table:table-cell>
          <table:table-cell office:value-type="float" office:value="0.871193329881" calcext:value-type="float">
            <text:p>0.871193329881</text:p>
          </table:table-cell>
          <table:table-cell office:value-type="float" office:value="0.857604103819" calcext:value-type="float">
            <text:p>0.857604103819</text:p>
          </table:table-cell>
          <table:table-cell office:value-type="float" office:value="0.861222995651" calcext:value-type="float">
            <text:p>0.861222995651</text:p>
          </table:table-cell>
          <table:table-cell office:value-type="float" office:value="0.839954687582" calcext:value-type="float">
            <text:p>0.839954687582</text:p>
          </table:table-cell>
          <table:table-cell table:number-columns-repeated="8"/>
          <table:table-cell office:value-type="string" calcext:value-type="string">
            <text:p>WFG9_2</text:p>
          </table:table-cell>
          <table:table-cell office:value-type="float" office:value="0.845680031187" calcext:value-type="float">
            <text:p>0.845680031187</text:p>
          </table:table-cell>
          <table:table-cell office:value-type="float" office:value="0.895318986327" calcext:value-type="float">
            <text:p>0.895318986327</text:p>
          </table:table-cell>
          <table:table-cell office:value-type="float" office:value="0.884573204717" calcext:value-type="float">
            <text:p>0.884573204717</text:p>
          </table:table-cell>
          <table:table-cell office:value-type="float" office:value="0.816144188393" calcext:value-type="float">
            <text:p>0.816144188393</text:p>
          </table:table-cell>
          <table:table-cell office:value-type="float" office:value="0.814375979359" calcext:value-type="float">
            <text:p>0.814375979359</text:p>
          </table:table-cell>
          <table:table-cell office:value-type="float" office:value="0.808105301688" calcext:value-type="float">
            <text:p>0.808105301688</text:p>
          </table:table-cell>
          <table:table-cell office:value-type="float" office:value="0.808839087254" calcext:value-type="float">
            <text:p>0.808839087254</text:p>
          </table:table-cell>
          <table:table-cell office:value-type="float" office:value="0.795404195834" calcext:value-type="float">
            <text:p>0.795404195834</text:p>
          </table:table-cell>
          <table:table-cell office:value-type="float" office:value="0.795441049346" calcext:value-type="float">
            <text:p>0.795441049346</text:p>
          </table:table-cell>
          <table:table-cell office:value-type="float" office:value="0.795552680732" calcext:value-type="float">
            <text:p>0.795552680732</text:p>
          </table:table-cell>
          <table:table-cell office:value-type="float" office:value="0.795414747504" calcext:value-type="float">
            <text:p>0.795414747504</text:p>
          </table:table-cell>
          <table:table-cell table:number-columns-repeated="3"/>
          <table:table-cell office:value-type="string" calcext:value-type="string">
            <text:p>WFG9_2</text:p>
          </table:table-cell>
          <table:table-cell office:value-type="float" office:value="0.829355315545" calcext:value-type="float">
            <text:p>0.829355315545</text:p>
          </table:table-cell>
          <table:table-cell office:value-type="float" office:value="0.860869995548" calcext:value-type="float">
            <text:p>0.860869995548</text:p>
          </table:table-cell>
          <table:table-cell office:value-type="float" office:value="0.861224349072" calcext:value-type="float">
            <text:p>0.861224349072</text:p>
          </table:table-cell>
          <table:table-cell office:value-type="float" office:value="0.808812786996" calcext:value-type="float">
            <text:p>0.808812786996</text:p>
          </table:table-cell>
          <table:table-cell office:value-type="float" office:value="0.804172927259" calcext:value-type="float">
            <text:p>0.804172927259</text:p>
          </table:table-cell>
          <table:table-cell office:value-type="float" office:value="0.805643381079" calcext:value-type="float">
            <text:p>0.805643381079</text:p>
          </table:table-cell>
          <table:table-cell office:value-type="float" office:value="0.80393047625" calcext:value-type="float">
            <text:p>0.80393047625</text:p>
          </table:table-cell>
          <table:table-cell office:value-type="float" office:value="0.809452831827" calcext:value-type="float">
            <text:p>0.809452831827</text:p>
          </table:table-cell>
          <table:table-cell office:value-type="float" office:value="0.828536766843" calcext:value-type="float">
            <text:p>0.828536766843</text:p>
          </table:table-cell>
          <table:table-cell office:value-type="float" office:value="0.81571937839" calcext:value-type="float">
            <text:p>0.81571937839</text:p>
          </table:table-cell>
          <table:table-cell office:value-type="float" office:value="0.82312527463" calcext:value-type="float">
            <text:p>0.82312527463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087702329" calcext:value-type="float">
            <text:p>0.992087702329</text:p>
          </table:table-cell>
          <table:table-cell office:value-type="float" office:value="0.992087928268" calcext:value-type="float">
            <text:p>0.992087928268</text:p>
          </table:table-cell>
          <table:table-cell office:value-type="float" office:value="0.992088218522" calcext:value-type="float">
            <text:p>0.992088218522</text:p>
          </table:table-cell>
          <table:table-cell office:value-type="float" office:value="0.992088402127" calcext:value-type="float">
            <text:p>0.992088402127</text:p>
          </table:table-cell>
          <table:table-cell office:value-type="float" office:value="0.992088660375" calcext:value-type="float">
            <text:p>0.992088660375</text:p>
          </table:table-cell>
          <table:table-cell office:value-type="float" office:value="0.992088671935" calcext:value-type="float">
            <text:p>0.992088671935</text:p>
          </table:table-cell>
          <table:table-cell office:value-type="float" office:value="0.992088950041" calcext:value-type="float">
            <text:p>0.992088950041</text:p>
          </table:table-cell>
          <table:table-cell office:value-type="float" office:value="0.992088841755" calcext:value-type="float">
            <text:p>0.992088841755</text:p>
          </table:table-cell>
          <table:table-cell office:value-type="float" office:value="0.992088815432" calcext:value-type="float">
            <text:p>0.992088815432</text:p>
          </table:table-cell>
          <table:table-cell office:value-type="float" office:value="0.992088749271" calcext:value-type="float">
            <text:p>0.992088749271</text:p>
          </table:table-cell>
          <table:table-cell office:value-type="float" office:value="0.992088909385" calcext:value-type="float">
            <text:p>0.992088909385</text:p>
          </table:table-cell>
          <table:table-cell table:number-columns-repeated="8"/>
          <table:table-cell office:value-type="string" calcext:value-type="string">
            <text:p>DTLZ1_2</text:p>
          </table:table-cell>
          <table:table-cell office:value-type="float" office:value="0.992097371723" calcext:value-type="float">
            <text:p>0.992097371723</text:p>
          </table:table-cell>
          <table:table-cell office:value-type="float" office:value="0.992100372181" calcext:value-type="float">
            <text:p>0.992100372181</text:p>
          </table:table-cell>
          <table:table-cell office:value-type="float" office:value="0.992102036472" calcext:value-type="float">
            <text:p>0.992102036472</text:p>
          </table:table-cell>
          <table:table-cell office:value-type="float" office:value="0.992105003511" calcext:value-type="float">
            <text:p>0.992105003511</text:p>
          </table:table-cell>
          <table:table-cell office:value-type="float" office:value="0.992107556521" calcext:value-type="float">
            <text:p>0.992107556521</text:p>
          </table:table-cell>
          <table:table-cell office:value-type="float" office:value="0.992106472591" calcext:value-type="float">
            <text:p>0.992106472591</text:p>
          </table:table-cell>
          <table:table-cell office:value-type="float" office:value="0.992105199491" calcext:value-type="float">
            <text:p>0.992105199491</text:p>
          </table:table-cell>
          <table:table-cell office:value-type="float" office:value="0.992111316391" calcext:value-type="float">
            <text:p>0.992111316391</text:p>
          </table:table-cell>
          <table:table-cell office:value-type="float" office:value="0.992111393073" calcext:value-type="float">
            <text:p>0.992111393073</text:p>
          </table:table-cell>
          <table:table-cell office:value-type="float" office:value="0.992112057753" calcext:value-type="float">
            <text:p>0.992112057753</text:p>
          </table:table-cell>
          <table:table-cell office:value-type="float" office:value="0.992115050572" calcext:value-type="float">
            <text:p>0.992115050572</text:p>
          </table:table-cell>
          <table:table-cell table:number-columns-repeated="3"/>
          <table:table-cell office:value-type="string" calcext:value-type="string">
            <text:p>DTLZ1_2</text:p>
          </table:table-cell>
          <table:table-cell office:value-type="float" office:value="0.0256650075189" calcext:value-type="float">
            <text:p>0.0256650075189</text:p>
          </table:table-cell>
          <table:table-cell office:value-type="float" office:value="0.273404637341" calcext:value-type="float">
            <text:p>0.273404637341</text:p>
          </table:table-cell>
          <table:table-cell office:value-type="float" office:value="0.0348780989486" calcext:value-type="float">
            <text:p>0.0348780989486</text:p>
          </table:table-cell>
          <table:table-cell office:value-type="float" office:value="0.00178551608176" calcext:value-type="float">
            <text:p>0.00178551608176</text:p>
          </table:table-cell>
          <table:table-cell office:value-type="float" office:value="0.0524416299729" calcext:value-type="float">
            <text:p>0.0524416299729</text:p>
          </table:table-cell>
          <table:table-cell office:value-type="float" office:value="0.000254016680685" calcext:value-type="float">
            <text:p>0.000254016680685</text:p>
          </table:table-cell>
          <table:table-cell office:value-type="float" office:value="0.000702862259104" calcext:value-type="float">
            <text:p>0.000702862259104</text:p>
          </table:table-cell>
          <table:table-cell office:value-type="float" office:value="0" calcext:value-type="float">
            <text:p>0</text:p>
          </table:table-cell>
          <table:table-cell office:value-type="float" office:value="0.000587303649966" calcext:value-type="float">
            <text:p>0.000587303649966</text:p>
          </table:table-cell>
          <table:table-cell office:value-type="float" office:value="0" calcext:value-type="float">
            <text:p>0</text:p>
          </table:table-cell>
          <table:table-cell office:value-type="float" office:value="0.000204835903557" calcext:value-type="float">
            <text:p>0.000204835903557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24315293" calcext:value-type="float">
            <text:p>0.99024315293</text:p>
          </table:table-cell>
          <table:table-cell office:value-type="float" office:value="0.99024464564" calcext:value-type="float">
            <text:p>0.99024464564</text:p>
          </table:table-cell>
          <table:table-cell office:value-type="float" office:value="0.990245272099" calcext:value-type="float">
            <text:p>0.990245272099</text:p>
          </table:table-cell>
          <table:table-cell office:value-type="float" office:value="0.990246408767" calcext:value-type="float">
            <text:p>0.990246408767</text:p>
          </table:table-cell>
          <table:table-cell office:value-type="float" office:value="0.990245604227" calcext:value-type="float">
            <text:p>0.990245604227</text:p>
          </table:table-cell>
          <table:table-cell office:value-type="float" office:value="0.990247868707" calcext:value-type="float">
            <text:p>0.990247868707</text:p>
          </table:table-cell>
          <table:table-cell office:value-type="float" office:value="0.990245317035" calcext:value-type="float">
            <text:p>0.990245317035</text:p>
          </table:table-cell>
          <table:table-cell office:value-type="float" office:value="0.990245839983" calcext:value-type="float">
            <text:p>0.990245839983</text:p>
          </table:table-cell>
          <table:table-cell office:value-type="float" office:value="0.990246653501" calcext:value-type="float">
            <text:p>0.990246653501</text:p>
          </table:table-cell>
          <table:table-cell office:value-type="float" office:value="0.99024557798" calcext:value-type="float">
            <text:p>0.99024557798</text:p>
          </table:table-cell>
          <table:table-cell office:value-type="float" office:value="0.990245862967" calcext:value-type="float">
            <text:p>0.990245862967</text:p>
          </table:table-cell>
          <table:table-cell table:number-columns-repeated="8"/>
          <table:table-cell office:value-type="string" calcext:value-type="string">
            <text:p>DTLZ2_2</text:p>
          </table:table-cell>
          <table:table-cell office:value-type="float" office:value="0.990270221639" calcext:value-type="float">
            <text:p>0.990270221639</text:p>
          </table:table-cell>
          <table:table-cell office:value-type="float" office:value="0.990293755286" calcext:value-type="float">
            <text:p>0.990293755286</text:p>
          </table:table-cell>
          <table:table-cell office:value-type="float" office:value="0.990293921612" calcext:value-type="float">
            <text:p>0.990293921612</text:p>
          </table:table-cell>
          <table:table-cell office:value-type="float" office:value="0.990298406278" calcext:value-type="float">
            <text:p>0.990298406278</text:p>
          </table:table-cell>
          <table:table-cell office:value-type="float" office:value="0.990283108231" calcext:value-type="float">
            <text:p>0.990283108231</text:p>
          </table:table-cell>
          <table:table-cell office:value-type="float" office:value="0.990294376008" calcext:value-type="float">
            <text:p>0.990294376008</text:p>
          </table:table-cell>
          <table:table-cell office:value-type="float" office:value="0.99029843491" calcext:value-type="float">
            <text:p>0.99029843491</text:p>
          </table:table-cell>
          <table:table-cell office:value-type="float" office:value="0.990294004941" calcext:value-type="float">
            <text:p>0.990294004941</text:p>
          </table:table-cell>
          <table:table-cell office:value-type="float" office:value="0.99029188009" calcext:value-type="float">
            <text:p>0.99029188009</text:p>
          </table:table-cell>
          <table:table-cell office:value-type="float" office:value="0.990293984982" calcext:value-type="float">
            <text:p>0.990293984982</text:p>
          </table:table-cell>
          <table:table-cell office:value-type="float" office:value="0.990302096813" calcext:value-type="float">
            <text:p>0.990302096813</text:p>
          </table:table-cell>
          <table:table-cell table:number-columns-repeated="3"/>
          <table:table-cell office:value-type="string" calcext:value-type="string">
            <text:p>DTLZ2_2</text:p>
          </table:table-cell>
          <table:table-cell office:value-type="float" office:value="0.990162090659" calcext:value-type="float">
            <text:p>0.990162090659</text:p>
          </table:table-cell>
          <table:table-cell office:value-type="float" office:value="0.990004534648" calcext:value-type="float">
            <text:p>0.990004534648</text:p>
          </table:table-cell>
          <table:table-cell office:value-type="float" office:value="0.989847560394" calcext:value-type="float">
            <text:p>0.989847560394</text:p>
          </table:table-cell>
          <table:table-cell office:value-type="float" office:value="0.989740683395" calcext:value-type="float">
            <text:p>0.989740683395</text:p>
          </table:table-cell>
          <table:table-cell office:value-type="float" office:value="0.989682214499" calcext:value-type="float">
            <text:p>0.989682214499</text:p>
          </table:table-cell>
          <table:table-cell office:value-type="float" office:value="0.989561140129" calcext:value-type="float">
            <text:p>0.989561140129</text:p>
          </table:table-cell>
          <table:table-cell office:value-type="float" office:value="0.989536562583" calcext:value-type="float">
            <text:p>0.989536562583</text:p>
          </table:table-cell>
          <table:table-cell office:value-type="float" office:value="0.989439890359" calcext:value-type="float">
            <text:p>0.989439890359</text:p>
          </table:table-cell>
          <table:table-cell office:value-type="float" office:value="0.989429820384" calcext:value-type="float">
            <text:p>0.989429820384</text:p>
          </table:table-cell>
          <table:table-cell office:value-type="float" office:value="0.989404595715" calcext:value-type="float">
            <text:p>0.989404595715</text:p>
          </table:table-cell>
          <table:table-cell office:value-type="float" office:value="0.989356909312" calcext:value-type="float">
            <text:p>0.98935690931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24298341" calcext:value-type="float">
            <text:p>0.99024298341</text:p>
          </table:table-cell>
          <table:table-cell office:value-type="float" office:value="0.990246858263" calcext:value-type="float">
            <text:p>0.990246858263</text:p>
          </table:table-cell>
          <table:table-cell office:value-type="float" office:value="0.990249415984" calcext:value-type="float">
            <text:p>0.990249415984</text:p>
          </table:table-cell>
          <table:table-cell office:value-type="float" office:value="0.990247291402" calcext:value-type="float">
            <text:p>0.990247291402</text:p>
          </table:table-cell>
          <table:table-cell office:value-type="float" office:value="0.990247790901" calcext:value-type="float">
            <text:p>0.990247790901</text:p>
          </table:table-cell>
          <table:table-cell office:value-type="float" office:value="0.990250513404" calcext:value-type="float">
            <text:p>0.990250513404</text:p>
          </table:table-cell>
          <table:table-cell office:value-type="float" office:value="0.990248754064" calcext:value-type="float">
            <text:p>0.990248754064</text:p>
          </table:table-cell>
          <table:table-cell office:value-type="float" office:value="0.990249332482" calcext:value-type="float">
            <text:p>0.990249332482</text:p>
          </table:table-cell>
          <table:table-cell office:value-type="float" office:value="0.990248698785" calcext:value-type="float">
            <text:p>0.990248698785</text:p>
          </table:table-cell>
          <table:table-cell office:value-type="float" office:value="0.990249195616" calcext:value-type="float">
            <text:p>0.990249195616</text:p>
          </table:table-cell>
          <table:table-cell office:value-type="float" office:value="0.990248961844" calcext:value-type="float">
            <text:p>0.990248961844</text:p>
          </table:table-cell>
          <table:table-cell table:number-columns-repeated="8"/>
          <table:table-cell office:value-type="string" calcext:value-type="string">
            <text:p>DTLZ3_2</text:p>
          </table:table-cell>
          <table:table-cell office:value-type="float" office:value="0.845932893766" calcext:value-type="float">
            <text:p>0.845932893766</text:p>
          </table:table-cell>
          <table:table-cell office:value-type="float" office:value="0.917106615808" calcext:value-type="float">
            <text:p>0.917106615808</text:p>
          </table:table-cell>
          <table:table-cell office:value-type="float" office:value="0.628546303264" calcext:value-type="float">
            <text:p>0.628546303264</text:p>
          </table:table-cell>
          <table:table-cell office:value-type="float" office:value="0.533971104872" calcext:value-type="float">
            <text:p>0.533971104872</text:p>
          </table:table-cell>
          <table:table-cell office:value-type="float" office:value="0.253077953535" calcext:value-type="float">
            <text:p>0.253077953535</text:p>
          </table:table-cell>
          <table:table-cell office:value-type="float" office:value="0.17201979518" calcext:value-type="float">
            <text:p>0.17201979518</text:p>
          </table:table-cell>
          <table:table-cell office:value-type="float" office:value="0.0865244351026" calcext:value-type="float">
            <text:p>0.0865244351026</text:p>
          </table:table-cell>
          <table:table-cell office:value-type="float" office:value="0.112600927879" calcext:value-type="float">
            <text:p>0.112600927879</text:p>
          </table:table-cell>
          <table:table-cell office:value-type="float" office:value="0.169271068823" calcext:value-type="float">
            <text:p>0.169271068823</text:p>
          </table:table-cell>
          <table:table-cell office:value-type="float" office:value="0.141104935226" calcext:value-type="float">
            <text:p>0.141104935226</text:p>
          </table:table-cell>
          <table:table-cell office:value-type="float" office:value="0.0282704514367" calcext:value-type="float">
            <text:p>0.0282704514367</text:p>
          </table:table-cell>
          <table:table-cell table:number-columns-repeated="3"/>
          <table:table-cell office:value-type="string" calcext:value-type="string">
            <text:p>DTLZ3_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242229145" calcext:value-type="float">
            <text:p>0.990242229145</text:p>
          </table:table-cell>
          <table:table-cell office:value-type="float" office:value="0.990248595978" calcext:value-type="float">
            <text:p>0.990248595978</text:p>
          </table:table-cell>
          <table:table-cell office:value-type="float" office:value="0.990246255431" calcext:value-type="float">
            <text:p>0.990246255431</text:p>
          </table:table-cell>
          <table:table-cell office:value-type="float" office:value="0.99024531946" calcext:value-type="float">
            <text:p>0.99024531946</text:p>
          </table:table-cell>
          <table:table-cell office:value-type="float" office:value="0.990245875571" calcext:value-type="float">
            <text:p>0.990245875571</text:p>
          </table:table-cell>
          <table:table-cell office:value-type="float" office:value="0.990245363962" calcext:value-type="float">
            <text:p>0.990245363962</text:p>
          </table:table-cell>
          <table:table-cell office:value-type="float" office:value="0.990247666925" calcext:value-type="float">
            <text:p>0.990247666925</text:p>
          </table:table-cell>
          <table:table-cell office:value-type="float" office:value="0.990245741889" calcext:value-type="float">
            <text:p>0.990245741889</text:p>
          </table:table-cell>
          <table:table-cell office:value-type="float" office:value="0.990246012891" calcext:value-type="float">
            <text:p>0.990246012891</text:p>
          </table:table-cell>
          <table:table-cell office:value-type="float" office:value="0.99024622649" calcext:value-type="float">
            <text:p>0.99024622649</text:p>
          </table:table-cell>
          <table:table-cell office:value-type="float" office:value="0.990245527653" calcext:value-type="float">
            <text:p>0.990245527653</text:p>
          </table:table-cell>
          <table:table-cell table:number-columns-repeated="8"/>
          <table:table-cell office:value-type="string" calcext:value-type="string">
            <text:p>DTLZ4_2</text:p>
          </table:table-cell>
          <table:table-cell office:value-type="float" office:value="0.812624298721" calcext:value-type="float">
            <text:p>0.812624298721</text:p>
          </table:table-cell>
          <table:table-cell office:value-type="float" office:value="0.990294201353" calcext:value-type="float">
            <text:p>0.990294201353</text:p>
          </table:table-cell>
          <table:table-cell office:value-type="float" office:value="0.990303360533" calcext:value-type="float">
            <text:p>0.990303360533</text:p>
          </table:table-cell>
          <table:table-cell office:value-type="float" office:value="0.990295098703" calcext:value-type="float">
            <text:p>0.990295098703</text:p>
          </table:table-cell>
          <table:table-cell office:value-type="float" office:value="0.990289158691" calcext:value-type="float">
            <text:p>0.990289158691</text:p>
          </table:table-cell>
          <table:table-cell office:value-type="float" office:value="0.990292145844" calcext:value-type="float">
            <text:p>0.990292145844</text:p>
          </table:table-cell>
          <table:table-cell office:value-type="float" office:value="0.990297459799" calcext:value-type="float">
            <text:p>0.990297459799</text:p>
          </table:table-cell>
          <table:table-cell office:value-type="float" office:value="0.990298143093" calcext:value-type="float">
            <text:p>0.990298143093</text:p>
          </table:table-cell>
          <table:table-cell office:value-type="float" office:value="0.99029506891" calcext:value-type="float">
            <text:p>0.99029506891</text:p>
          </table:table-cell>
          <table:table-cell office:value-type="float" office:value="0.990294888322" calcext:value-type="float">
            <text:p>0.990294888322</text:p>
          </table:table-cell>
          <table:table-cell office:value-type="float" office:value="0.990290985225" calcext:value-type="float">
            <text:p>0.990290985225</text:p>
          </table:table-cell>
          <table:table-cell table:number-columns-repeated="3"/>
          <table:table-cell office:value-type="string" calcext:value-type="string">
            <text:p>DTLZ4_2</text:p>
          </table:table-cell>
          <table:table-cell office:value-type="float" office:value="0.71864009531" calcext:value-type="float">
            <text:p>0.71864009531</text:p>
          </table:table-cell>
          <table:table-cell office:value-type="float" office:value="0.98989157155" calcext:value-type="float">
            <text:p>0.98989157155</text:p>
          </table:table-cell>
          <table:table-cell office:value-type="float" office:value="0.989837720717" calcext:value-type="float">
            <text:p>0.989837720717</text:p>
          </table:table-cell>
          <table:table-cell office:value-type="float" office:value="0.989689685489" calcext:value-type="float">
            <text:p>0.989689685489</text:p>
          </table:table-cell>
          <table:table-cell office:value-type="float" office:value="0.989659297611" calcext:value-type="float">
            <text:p>0.989659297611</text:p>
          </table:table-cell>
          <table:table-cell office:value-type="float" office:value="0.989573375638" calcext:value-type="float">
            <text:p>0.989573375638</text:p>
          </table:table-cell>
          <table:table-cell office:value-type="float" office:value="0.989579234803" calcext:value-type="float">
            <text:p>0.989579234803</text:p>
          </table:table-cell>
          <table:table-cell office:value-type="float" office:value="0.989518370806" calcext:value-type="float">
            <text:p>0.989518370806</text:p>
          </table:table-cell>
          <table:table-cell office:value-type="float" office:value="0.98943169013" calcext:value-type="float">
            <text:p>0.98943169013</text:p>
          </table:table-cell>
          <table:table-cell office:value-type="float" office:value="0.989455617885" calcext:value-type="float">
            <text:p>0.989455617885</text:p>
          </table:table-cell>
          <table:table-cell office:value-type="float" office:value="0.989358819574" calcext:value-type="float">
            <text:p>0.98935881957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24315293" calcext:value-type="float">
            <text:p>0.99024315293</text:p>
          </table:table-cell>
          <table:table-cell office:value-type="float" office:value="0.99024464564" calcext:value-type="float">
            <text:p>0.99024464564</text:p>
          </table:table-cell>
          <table:table-cell office:value-type="float" office:value="0.990245272099" calcext:value-type="float">
            <text:p>0.990245272099</text:p>
          </table:table-cell>
          <table:table-cell office:value-type="float" office:value="0.990246408767" calcext:value-type="float">
            <text:p>0.990246408767</text:p>
          </table:table-cell>
          <table:table-cell office:value-type="float" office:value="0.990245604227" calcext:value-type="float">
            <text:p>0.990245604227</text:p>
          </table:table-cell>
          <table:table-cell office:value-type="float" office:value="0.990247868707" calcext:value-type="float">
            <text:p>0.990247868707</text:p>
          </table:table-cell>
          <table:table-cell office:value-type="float" office:value="0.990245317035" calcext:value-type="float">
            <text:p>0.990245317035</text:p>
          </table:table-cell>
          <table:table-cell office:value-type="float" office:value="0.990245839983" calcext:value-type="float">
            <text:p>0.990245839983</text:p>
          </table:table-cell>
          <table:table-cell office:value-type="float" office:value="0.990246653501" calcext:value-type="float">
            <text:p>0.990246653501</text:p>
          </table:table-cell>
          <table:table-cell office:value-type="float" office:value="0.99024557798" calcext:value-type="float">
            <text:p>0.99024557798</text:p>
          </table:table-cell>
          <table:table-cell office:value-type="float" office:value="0.990245862967" calcext:value-type="float">
            <text:p>0.990245862967</text:p>
          </table:table-cell>
          <table:table-cell table:number-columns-repeated="8"/>
          <table:table-cell office:value-type="string" calcext:value-type="string">
            <text:p>DTLZ5_2</text:p>
          </table:table-cell>
          <table:table-cell office:value-type="float" office:value="0.990270221639" calcext:value-type="float">
            <text:p>0.990270221639</text:p>
          </table:table-cell>
          <table:table-cell office:value-type="float" office:value="0.990293755286" calcext:value-type="float">
            <text:p>0.990293755286</text:p>
          </table:table-cell>
          <table:table-cell office:value-type="float" office:value="0.990293921612" calcext:value-type="float">
            <text:p>0.990293921612</text:p>
          </table:table-cell>
          <table:table-cell office:value-type="float" office:value="0.990298406278" calcext:value-type="float">
            <text:p>0.990298406278</text:p>
          </table:table-cell>
          <table:table-cell office:value-type="float" office:value="0.990283108231" calcext:value-type="float">
            <text:p>0.990283108231</text:p>
          </table:table-cell>
          <table:table-cell office:value-type="float" office:value="0.990294376008" calcext:value-type="float">
            <text:p>0.990294376008</text:p>
          </table:table-cell>
          <table:table-cell office:value-type="float" office:value="0.99029843491" calcext:value-type="float">
            <text:p>0.99029843491</text:p>
          </table:table-cell>
          <table:table-cell office:value-type="float" office:value="0.990294004941" calcext:value-type="float">
            <text:p>0.990294004941</text:p>
          </table:table-cell>
          <table:table-cell office:value-type="float" office:value="0.99029188009" calcext:value-type="float">
            <text:p>0.99029188009</text:p>
          </table:table-cell>
          <table:table-cell office:value-type="float" office:value="0.990293984982" calcext:value-type="float">
            <text:p>0.990293984982</text:p>
          </table:table-cell>
          <table:table-cell office:value-type="float" office:value="0.990302096813" calcext:value-type="float">
            <text:p>0.990302096813</text:p>
          </table:table-cell>
          <table:table-cell table:number-columns-repeated="3"/>
          <table:table-cell office:value-type="string" calcext:value-type="string">
            <text:p>DTLZ5_2</text:p>
          </table:table-cell>
          <table:table-cell office:value-type="float" office:value="0.990162090659" calcext:value-type="float">
            <text:p>0.990162090659</text:p>
          </table:table-cell>
          <table:table-cell office:value-type="float" office:value="0.990004534648" calcext:value-type="float">
            <text:p>0.990004534648</text:p>
          </table:table-cell>
          <table:table-cell office:value-type="float" office:value="0.989847560394" calcext:value-type="float">
            <text:p>0.989847560394</text:p>
          </table:table-cell>
          <table:table-cell office:value-type="float" office:value="0.989740683395" calcext:value-type="float">
            <text:p>0.989740683395</text:p>
          </table:table-cell>
          <table:table-cell office:value-type="float" office:value="0.989682214499" calcext:value-type="float">
            <text:p>0.989682214499</text:p>
          </table:table-cell>
          <table:table-cell office:value-type="float" office:value="0.989561140129" calcext:value-type="float">
            <text:p>0.989561140129</text:p>
          </table:table-cell>
          <table:table-cell office:value-type="float" office:value="0.989536562583" calcext:value-type="float">
            <text:p>0.989536562583</text:p>
          </table:table-cell>
          <table:table-cell office:value-type="float" office:value="0.989439890359" calcext:value-type="float">
            <text:p>0.989439890359</text:p>
          </table:table-cell>
          <table:table-cell office:value-type="float" office:value="0.989429820384" calcext:value-type="float">
            <text:p>0.989429820384</text:p>
          </table:table-cell>
          <table:table-cell office:value-type="float" office:value="0.989404595715" calcext:value-type="float">
            <text:p>0.989404595715</text:p>
          </table:table-cell>
          <table:table-cell office:value-type="float" office:value="0.989356909312" calcext:value-type="float">
            <text:p>0.98935690931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241944275" calcext:value-type="float">
            <text:p>0.990241944275</text:p>
          </table:table-cell>
          <table:table-cell office:value-type="float" office:value="0.990243184844" calcext:value-type="float">
            <text:p>0.990243184844</text:p>
          </table:table-cell>
          <table:table-cell office:value-type="float" office:value="0.990244645569" calcext:value-type="float">
            <text:p>0.990244645569</text:p>
          </table:table-cell>
          <table:table-cell office:value-type="float" office:value="0.990244397619" calcext:value-type="float">
            <text:p>0.990244397619</text:p>
          </table:table-cell>
          <table:table-cell office:value-type="float" office:value="0.990244774005" calcext:value-type="float">
            <text:p>0.990244774005</text:p>
          </table:table-cell>
          <table:table-cell office:value-type="float" office:value="0.990245908774" calcext:value-type="float">
            <text:p>0.990245908774</text:p>
          </table:table-cell>
          <table:table-cell office:value-type="float" office:value="0.990246262391" calcext:value-type="float">
            <text:p>0.990246262391</text:p>
          </table:table-cell>
          <table:table-cell office:value-type="float" office:value="0.990248513444" calcext:value-type="float">
            <text:p>0.990248513444</text:p>
          </table:table-cell>
          <table:table-cell office:value-type="float" office:value="0.990247682131" calcext:value-type="float">
            <text:p>0.990247682131</text:p>
          </table:table-cell>
          <table:table-cell office:value-type="float" office:value="0.990244623664" calcext:value-type="float">
            <text:p>0.990244623664</text:p>
          </table:table-cell>
          <table:table-cell office:value-type="float" office:value="0.990245415594" calcext:value-type="float">
            <text:p>0.990245415594</text:p>
          </table:table-cell>
          <table:table-cell table:number-columns-repeated="8"/>
          <table:table-cell office:value-type="string" calcext:value-type="string">
            <text:p>DTLZ6_2</text:p>
          </table:table-cell>
          <table:table-cell office:value-type="float" office:value="0.989543315725" calcext:value-type="float">
            <text:p>0.989543315725</text:p>
          </table:table-cell>
          <table:table-cell office:value-type="float" office:value="0.984612433544" calcext:value-type="float">
            <text:p>0.984612433544</text:p>
          </table:table-cell>
          <table:table-cell office:value-type="float" office:value="0.980440677557" calcext:value-type="float">
            <text:p>0.980440677557</text:p>
          </table:table-cell>
          <table:table-cell office:value-type="float" office:value="0.98131159987" calcext:value-type="float">
            <text:p>0.98131159987</text:p>
          </table:table-cell>
          <table:table-cell office:value-type="float" office:value="0.984886280874" calcext:value-type="float">
            <text:p>0.984886280874</text:p>
          </table:table-cell>
          <table:table-cell office:value-type="float" office:value="0.984328053394" calcext:value-type="float">
            <text:p>0.984328053394</text:p>
          </table:table-cell>
          <table:table-cell office:value-type="float" office:value="0.978974289613" calcext:value-type="float">
            <text:p>0.978974289613</text:p>
          </table:table-cell>
          <table:table-cell office:value-type="float" office:value="0.978347163344" calcext:value-type="float">
            <text:p>0.978347163344</text:p>
          </table:table-cell>
          <table:table-cell office:value-type="float" office:value="0.980533802808" calcext:value-type="float">
            <text:p>0.980533802808</text:p>
          </table:table-cell>
          <table:table-cell office:value-type="float" office:value="0.969596582476" calcext:value-type="float">
            <text:p>0.969596582476</text:p>
          </table:table-cell>
          <table:table-cell office:value-type="float" office:value="0.968229461037" calcext:value-type="float">
            <text:p>0.968229461037</text:p>
          </table:table-cell>
          <table:table-cell table:number-columns-repeated="3"/>
          <table:table-cell office:value-type="string" calcext:value-type="string">
            <text:p>DTLZ6_2</text:p>
          </table:table-cell>
          <table:table-cell office:value-type="float" office:value="0.0000679265683053" calcext:value-type="float">
            <text:p>6.79265683053E-0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6198156778" calcext:value-type="float">
            <text:p>0.996198156778</text:p>
          </table:table-cell>
          <table:table-cell office:value-type="float" office:value="0.996202581407" calcext:value-type="float">
            <text:p>0.996202581407</text:p>
          </table:table-cell>
          <table:table-cell office:value-type="float" office:value="0.996202637103" calcext:value-type="float">
            <text:p>0.996202637103</text:p>
          </table:table-cell>
          <table:table-cell office:value-type="float" office:value="0.996204132561" calcext:value-type="float">
            <text:p>0.996204132561</text:p>
          </table:table-cell>
          <table:table-cell office:value-type="float" office:value="0.996205474275" calcext:value-type="float">
            <text:p>0.996205474275</text:p>
          </table:table-cell>
          <table:table-cell office:value-type="float" office:value="0.996209697451" calcext:value-type="float">
            <text:p>0.996209697451</text:p>
          </table:table-cell>
          <table:table-cell office:value-type="float" office:value="0.996204148519" calcext:value-type="float">
            <text:p>0.996204148519</text:p>
          </table:table-cell>
          <table:table-cell office:value-type="float" office:value="0.996207146951" calcext:value-type="float">
            <text:p>0.996207146951</text:p>
          </table:table-cell>
          <table:table-cell office:value-type="float" office:value="0.996205709696" calcext:value-type="float">
            <text:p>0.996205709696</text:p>
          </table:table-cell>
          <table:table-cell office:value-type="float" office:value="0.996204205055" calcext:value-type="float">
            <text:p>0.996204205055</text:p>
          </table:table-cell>
          <table:table-cell office:value-type="float" office:value="0.99620279283" calcext:value-type="float">
            <text:p>0.99620279283</text:p>
          </table:table-cell>
          <table:table-cell table:number-columns-repeated="8"/>
          <table:table-cell office:value-type="string" calcext:value-type="string">
            <text:p>DTLZ7_2</text:p>
          </table:table-cell>
          <table:table-cell office:value-type="float" office:value="0.99627226363" calcext:value-type="float">
            <text:p>0.99627226363</text:p>
          </table:table-cell>
          <table:table-cell office:value-type="float" office:value="0.996301866539" calcext:value-type="float">
            <text:p>0.996301866539</text:p>
          </table:table-cell>
          <table:table-cell office:value-type="float" office:value="0.996316065996" calcext:value-type="float">
            <text:p>0.996316065996</text:p>
          </table:table-cell>
          <table:table-cell office:value-type="float" office:value="0.996295353698" calcext:value-type="float">
            <text:p>0.996295353698</text:p>
          </table:table-cell>
          <table:table-cell office:value-type="float" office:value="0.996310230373" calcext:value-type="float">
            <text:p>0.996310230373</text:p>
          </table:table-cell>
          <table:table-cell office:value-type="float" office:value="0.996299192111" calcext:value-type="float">
            <text:p>0.996299192111</text:p>
          </table:table-cell>
          <table:table-cell office:value-type="float" office:value="0.996300824856" calcext:value-type="float">
            <text:p>0.996300824856</text:p>
          </table:table-cell>
          <table:table-cell office:value-type="float" office:value="0.99631964351" calcext:value-type="float">
            <text:p>0.99631964351</text:p>
          </table:table-cell>
          <table:table-cell office:value-type="float" office:value="0.996306729545" calcext:value-type="float">
            <text:p>0.996306729545</text:p>
          </table:table-cell>
          <table:table-cell office:value-type="float" office:value="0.996298023308" calcext:value-type="float">
            <text:p>0.996298023308</text:p>
          </table:table-cell>
          <table:table-cell office:value-type="float" office:value="0.996317382588" calcext:value-type="float">
            <text:p>0.996317382588</text:p>
          </table:table-cell>
          <table:table-cell table:number-columns-repeated="3"/>
          <table:table-cell office:value-type="string" calcext:value-type="string">
            <text:p>DTLZ7_2</text:p>
          </table:table-cell>
          <table:table-cell office:value-type="float" office:value="0.988169282053" calcext:value-type="float">
            <text:p>0.988169282053</text:p>
          </table:table-cell>
          <table:table-cell office:value-type="float" office:value="0.990763456261" calcext:value-type="float">
            <text:p>0.990763456261</text:p>
          </table:table-cell>
          <table:table-cell office:value-type="float" office:value="0.988935828014" calcext:value-type="float">
            <text:p>0.988935828014</text:p>
          </table:table-cell>
          <table:table-cell office:value-type="float" office:value="0.987267542177" calcext:value-type="float">
            <text:p>0.987267542177</text:p>
          </table:table-cell>
          <table:table-cell office:value-type="float" office:value="0.986362221705" calcext:value-type="float">
            <text:p>0.986362221705</text:p>
          </table:table-cell>
          <table:table-cell office:value-type="float" office:value="0.984862865768" calcext:value-type="float">
            <text:p>0.984862865768</text:p>
          </table:table-cell>
          <table:table-cell office:value-type="float" office:value="0.984051942758" calcext:value-type="float">
            <text:p>0.984051942758</text:p>
          </table:table-cell>
          <table:table-cell office:value-type="float" office:value="0.982944884227" calcext:value-type="float">
            <text:p>0.982944884227</text:p>
          </table:table-cell>
          <table:table-cell office:value-type="float" office:value="0.982198765996" calcext:value-type="float">
            <text:p>0.982198765996</text:p>
          </table:table-cell>
          <table:table-cell office:value-type="float" office:value="0.981585160998" calcext:value-type="float">
            <text:p>0.981585160998</text:p>
          </table:table-cell>
          <table:table-cell office:value-type="float" office:value="0.980860122972" calcext:value-type="float">
            <text:p>0.980860122972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3045614504" calcext:value-type="float">
            <text:p>0.93045614504</text:p>
          </table:table-cell>
          <table:table-cell office:value-type="float" office:value="0.960729546093" calcext:value-type="float">
            <text:p>0.960729546093</text:p>
          </table:table-cell>
          <table:table-cell office:value-type="float" office:value="0.980539184018" calcext:value-type="float">
            <text:p>0.980539184018</text:p>
          </table:table-cell>
          <table:table-cell office:value-type="float" office:value="0.9905247409" calcext:value-type="float">
            <text:p>0.9905247409</text:p>
          </table:table-cell>
          <table:table-cell office:value-type="float" office:value="0.989007550571" calcext:value-type="float">
            <text:p>0.989007550571</text:p>
          </table:table-cell>
          <table:table-cell office:value-type="float" office:value="0.988476186193" calcext:value-type="float">
            <text:p>0.988476186193</text:p>
          </table:table-cell>
          <table:table-cell office:value-type="float" office:value="0.988873420543" calcext:value-type="float">
            <text:p>0.988873420543</text:p>
          </table:table-cell>
          <table:table-cell office:value-type="float" office:value="0.986750727286" calcext:value-type="float">
            <text:p>0.986750727286</text:p>
          </table:table-cell>
          <table:table-cell office:value-type="float" office:value="0.986374674164" calcext:value-type="float">
            <text:p>0.986374674164</text:p>
          </table:table-cell>
          <table:table-cell office:value-type="float" office:value="0.987173067597" calcext:value-type="float">
            <text:p>0.987173067597</text:p>
          </table:table-cell>
          <table:table-cell office:value-type="float" office:value="0.985546157878" calcext:value-type="float">
            <text:p>0.985546157878</text:p>
          </table:table-cell>
          <table:table-cell table:number-columns-repeated="8"/>
          <table:table-cell office:value-type="string" calcext:value-type="string">
            <text:p>UF1_2</text:p>
          </table:table-cell>
          <table:table-cell office:value-type="float" office:value="0.841332223978" calcext:value-type="float">
            <text:p>0.841332223978</text:p>
          </table:table-cell>
          <table:table-cell office:value-type="float" office:value="0.867157794647" calcext:value-type="float">
            <text:p>0.867157794647</text:p>
          </table:table-cell>
          <table:table-cell office:value-type="float" office:value="0.895987855692" calcext:value-type="float">
            <text:p>0.895987855692</text:p>
          </table:table-cell>
          <table:table-cell office:value-type="float" office:value="0.949426996234" calcext:value-type="float">
            <text:p>0.949426996234</text:p>
          </table:table-cell>
          <table:table-cell office:value-type="float" office:value="0.939609524863" calcext:value-type="float">
            <text:p>0.939609524863</text:p>
          </table:table-cell>
          <table:table-cell office:value-type="float" office:value="0.935956817667" calcext:value-type="float">
            <text:p>0.935956817667</text:p>
          </table:table-cell>
          <table:table-cell office:value-type="float" office:value="0.924382310251" calcext:value-type="float">
            <text:p>0.924382310251</text:p>
          </table:table-cell>
          <table:table-cell office:value-type="float" office:value="0.920575668454" calcext:value-type="float">
            <text:p>0.920575668454</text:p>
          </table:table-cell>
          <table:table-cell office:value-type="float" office:value="0.913730388732" calcext:value-type="float">
            <text:p>0.913730388732</text:p>
          </table:table-cell>
          <table:table-cell office:value-type="float" office:value="0.909177032513" calcext:value-type="float">
            <text:p>0.909177032513</text:p>
          </table:table-cell>
          <table:table-cell office:value-type="float" office:value="0.910726143058" calcext:value-type="float">
            <text:p>0.910726143058</text:p>
          </table:table-cell>
          <table:table-cell table:number-columns-repeated="3"/>
          <table:table-cell office:value-type="string" calcext:value-type="string">
            <text:p>UF1_2</text:p>
          </table:table-cell>
          <table:table-cell office:value-type="float" office:value="0.790718341208" calcext:value-type="float">
            <text:p>0.790718341208</text:p>
          </table:table-cell>
          <table:table-cell office:value-type="float" office:value="0.799456024975" calcext:value-type="float">
            <text:p>0.799456024975</text:p>
          </table:table-cell>
          <table:table-cell office:value-type="float" office:value="0.809682498519" calcext:value-type="float">
            <text:p>0.809682498519</text:p>
          </table:table-cell>
          <table:table-cell office:value-type="float" office:value="0.825980997138" calcext:value-type="float">
            <text:p>0.825980997138</text:p>
          </table:table-cell>
          <table:table-cell office:value-type="float" office:value="0.813165083921" calcext:value-type="float">
            <text:p>0.813165083921</text:p>
          </table:table-cell>
          <table:table-cell office:value-type="float" office:value="0.797349204699" calcext:value-type="float">
            <text:p>0.797349204699</text:p>
          </table:table-cell>
          <table:table-cell office:value-type="float" office:value="0.782148939358" calcext:value-type="float">
            <text:p>0.782148939358</text:p>
          </table:table-cell>
          <table:table-cell office:value-type="float" office:value="0.785581798061" calcext:value-type="float">
            <text:p>0.785581798061</text:p>
          </table:table-cell>
          <table:table-cell office:value-type="float" office:value="0.775116067075" calcext:value-type="float">
            <text:p>0.775116067075</text:p>
          </table:table-cell>
          <table:table-cell office:value-type="float" office:value="0.78055548948" calcext:value-type="float">
            <text:p>0.78055548948</text:p>
          </table:table-cell>
          <table:table-cell office:value-type="float" office:value="0.786109461811" calcext:value-type="float">
            <text:p>0.786109461811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5917181313" calcext:value-type="float">
            <text:p>0.985917181313</text:p>
          </table:table-cell>
          <table:table-cell office:value-type="float" office:value="0.986967007828" calcext:value-type="float">
            <text:p>0.986967007828</text:p>
          </table:table-cell>
          <table:table-cell office:value-type="float" office:value="0.987695034776" calcext:value-type="float">
            <text:p>0.987695034776</text:p>
          </table:table-cell>
          <table:table-cell office:value-type="float" office:value="0.98861015624" calcext:value-type="float">
            <text:p>0.98861015624</text:p>
          </table:table-cell>
          <table:table-cell office:value-type="float" office:value="0.986712218305" calcext:value-type="float">
            <text:p>0.986712218305</text:p>
          </table:table-cell>
          <table:table-cell office:value-type="float" office:value="0.98812120829" calcext:value-type="float">
            <text:p>0.98812120829</text:p>
          </table:table-cell>
          <table:table-cell office:value-type="float" office:value="0.987219809886" calcext:value-type="float">
            <text:p>0.987219809886</text:p>
          </table:table-cell>
          <table:table-cell office:value-type="float" office:value="0.98770302246" calcext:value-type="float">
            <text:p>0.98770302246</text:p>
          </table:table-cell>
          <table:table-cell office:value-type="float" office:value="0.987092302315" calcext:value-type="float">
            <text:p>0.987092302315</text:p>
          </table:table-cell>
          <table:table-cell office:value-type="float" office:value="0.987351345071" calcext:value-type="float">
            <text:p>0.987351345071</text:p>
          </table:table-cell>
          <table:table-cell office:value-type="float" office:value="0.987793517098" calcext:value-type="float">
            <text:p>0.987793517098</text:p>
          </table:table-cell>
          <table:table-cell table:number-columns-repeated="8"/>
          <table:table-cell office:value-type="string" calcext:value-type="string">
            <text:p>UF2_2</text:p>
          </table:table-cell>
          <table:table-cell office:value-type="float" office:value="0.967561788607" calcext:value-type="float">
            <text:p>0.967561788607</text:p>
          </table:table-cell>
          <table:table-cell office:value-type="float" office:value="0.967809902929" calcext:value-type="float">
            <text:p>0.967809902929</text:p>
          </table:table-cell>
          <table:table-cell office:value-type="float" office:value="0.97621422656" calcext:value-type="float">
            <text:p>0.97621422656</text:p>
          </table:table-cell>
          <table:table-cell office:value-type="float" office:value="0.976942484675" calcext:value-type="float">
            <text:p>0.976942484675</text:p>
          </table:table-cell>
          <table:table-cell office:value-type="float" office:value="0.977988288099" calcext:value-type="float">
            <text:p>0.977988288099</text:p>
          </table:table-cell>
          <table:table-cell office:value-type="float" office:value="0.975790482229" calcext:value-type="float">
            <text:p>0.975790482229</text:p>
          </table:table-cell>
          <table:table-cell office:value-type="float" office:value="0.977486293706" calcext:value-type="float">
            <text:p>0.977486293706</text:p>
          </table:table-cell>
          <table:table-cell office:value-type="float" office:value="0.974785636968" calcext:value-type="float">
            <text:p>0.974785636968</text:p>
          </table:table-cell>
          <table:table-cell office:value-type="float" office:value="0.975306325025" calcext:value-type="float">
            <text:p>0.975306325025</text:p>
          </table:table-cell>
          <table:table-cell office:value-type="float" office:value="0.974599809977" calcext:value-type="float">
            <text:p>0.974599809977</text:p>
          </table:table-cell>
          <table:table-cell office:value-type="float" office:value="0.974106153357" calcext:value-type="float">
            <text:p>0.974106153357</text:p>
          </table:table-cell>
          <table:table-cell table:number-columns-repeated="3"/>
          <table:table-cell office:value-type="string" calcext:value-type="string">
            <text:p>UF2_2</text:p>
          </table:table-cell>
          <table:table-cell office:value-type="float" office:value="0.909061246005" calcext:value-type="float">
            <text:p>0.909061246005</text:p>
          </table:table-cell>
          <table:table-cell office:value-type="float" office:value="0.912177351705" calcext:value-type="float">
            <text:p>0.912177351705</text:p>
          </table:table-cell>
          <table:table-cell office:value-type="float" office:value="0.911787263602" calcext:value-type="float">
            <text:p>0.911787263602</text:p>
          </table:table-cell>
          <table:table-cell office:value-type="float" office:value="0.908892313602" calcext:value-type="float">
            <text:p>0.908892313602</text:p>
          </table:table-cell>
          <table:table-cell office:value-type="float" office:value="0.902185560665" calcext:value-type="float">
            <text:p>0.902185560665</text:p>
          </table:table-cell>
          <table:table-cell office:value-type="float" office:value="0.900767180899" calcext:value-type="float">
            <text:p>0.900767180899</text:p>
          </table:table-cell>
          <table:table-cell office:value-type="float" office:value="0.898127793279" calcext:value-type="float">
            <text:p>0.898127793279</text:p>
          </table:table-cell>
          <table:table-cell office:value-type="float" office:value="0.894186390477" calcext:value-type="float">
            <text:p>0.894186390477</text:p>
          </table:table-cell>
          <table:table-cell office:value-type="float" office:value="0.89274800621" calcext:value-type="float">
            <text:p>0.89274800621</text:p>
          </table:table-cell>
          <table:table-cell office:value-type="float" office:value="0.89105307058" calcext:value-type="float">
            <text:p>0.89105307058</text:p>
          </table:table-cell>
          <table:table-cell office:value-type="float" office:value="0.889180123712" calcext:value-type="float">
            <text:p>0.889180123712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12749618463" calcext:value-type="float">
            <text:p>0.612749618463</text:p>
          </table:table-cell>
          <table:table-cell office:value-type="float" office:value="0.770104541065" calcext:value-type="float">
            <text:p>0.770104541065</text:p>
          </table:table-cell>
          <table:table-cell office:value-type="float" office:value="0.846237142917" calcext:value-type="float">
            <text:p>0.846237142917</text:p>
          </table:table-cell>
          <table:table-cell office:value-type="float" office:value="0.871410888226" calcext:value-type="float">
            <text:p>0.871410888226</text:p>
          </table:table-cell>
          <table:table-cell office:value-type="float" office:value="0.876485907498" calcext:value-type="float">
            <text:p>0.876485907498</text:p>
          </table:table-cell>
          <table:table-cell office:value-type="float" office:value="0.875442458965" calcext:value-type="float">
            <text:p>0.875442458965</text:p>
          </table:table-cell>
          <table:table-cell office:value-type="float" office:value="0.874322691648" calcext:value-type="float">
            <text:p>0.874322691648</text:p>
          </table:table-cell>
          <table:table-cell office:value-type="float" office:value="0.865895367597" calcext:value-type="float">
            <text:p>0.865895367597</text:p>
          </table:table-cell>
          <table:table-cell office:value-type="float" office:value="0.862870739928" calcext:value-type="float">
            <text:p>0.862870739928</text:p>
          </table:table-cell>
          <table:table-cell office:value-type="float" office:value="0.866041187963" calcext:value-type="float">
            <text:p>0.866041187963</text:p>
          </table:table-cell>
          <table:table-cell office:value-type="float" office:value="0.862790817664" calcext:value-type="float">
            <text:p>0.862790817664</text:p>
          </table:table-cell>
          <table:table-cell table:number-columns-repeated="8"/>
          <table:table-cell office:value-type="string" calcext:value-type="string">
            <text:p>UF3_2</text:p>
          </table:table-cell>
          <table:table-cell office:value-type="float" office:value="0.60387252693" calcext:value-type="float">
            <text:p>0.60387252693</text:p>
          </table:table-cell>
          <table:table-cell office:value-type="float" office:value="0.72575193906" calcext:value-type="float">
            <text:p>0.72575193906</text:p>
          </table:table-cell>
          <table:table-cell office:value-type="float" office:value="0.78115128119" calcext:value-type="float">
            <text:p>0.78115128119</text:p>
          </table:table-cell>
          <table:table-cell office:value-type="float" office:value="0.807572828121" calcext:value-type="float">
            <text:p>0.807572828121</text:p>
          </table:table-cell>
          <table:table-cell office:value-type="float" office:value="0.821309582108" calcext:value-type="float">
            <text:p>0.821309582108</text:p>
          </table:table-cell>
          <table:table-cell office:value-type="float" office:value="0.826555653239" calcext:value-type="float">
            <text:p>0.826555653239</text:p>
          </table:table-cell>
          <table:table-cell office:value-type="float" office:value="0.809319596628" calcext:value-type="float">
            <text:p>0.809319596628</text:p>
          </table:table-cell>
          <table:table-cell office:value-type="float" office:value="0.813687558361" calcext:value-type="float">
            <text:p>0.813687558361</text:p>
          </table:table-cell>
          <table:table-cell office:value-type="float" office:value="0.805837247184" calcext:value-type="float">
            <text:p>0.805837247184</text:p>
          </table:table-cell>
          <table:table-cell office:value-type="float" office:value="0.808284958944" calcext:value-type="float">
            <text:p>0.808284958944</text:p>
          </table:table-cell>
          <table:table-cell office:value-type="float" office:value="0.799719146886" calcext:value-type="float">
            <text:p>0.799719146886</text:p>
          </table:table-cell>
          <table:table-cell table:number-columns-repeated="3"/>
          <table:table-cell office:value-type="string" calcext:value-type="string">
            <text:p>UF3_2</text:p>
          </table:table-cell>
          <table:table-cell office:value-type="float" office:value="0.580437460558" calcext:value-type="float">
            <text:p>0.580437460558</text:p>
          </table:table-cell>
          <table:table-cell office:value-type="float" office:value="0.585993417668" calcext:value-type="float">
            <text:p>0.585993417668</text:p>
          </table:table-cell>
          <table:table-cell office:value-type="float" office:value="0.565450758746" calcext:value-type="float">
            <text:p>0.565450758746</text:p>
          </table:table-cell>
          <table:table-cell office:value-type="float" office:value="0.513335645262" calcext:value-type="float">
            <text:p>0.513335645262</text:p>
          </table:table-cell>
          <table:table-cell office:value-type="float" office:value="0.459335498536" calcext:value-type="float">
            <text:p>0.459335498536</text:p>
          </table:table-cell>
          <table:table-cell office:value-type="float" office:value="0.435160908353" calcext:value-type="float">
            <text:p>0.435160908353</text:p>
          </table:table-cell>
          <table:table-cell office:value-type="float" office:value="0.436243084754" calcext:value-type="float">
            <text:p>0.436243084754</text:p>
          </table:table-cell>
          <table:table-cell office:value-type="float" office:value="0.420973882468" calcext:value-type="float">
            <text:p>0.420973882468</text:p>
          </table:table-cell>
          <table:table-cell office:value-type="float" office:value="0.436025826112" calcext:value-type="float">
            <text:p>0.436025826112</text:p>
          </table:table-cell>
          <table:table-cell office:value-type="float" office:value="0.396691735006" calcext:value-type="float">
            <text:p>0.396691735006</text:p>
          </table:table-cell>
          <table:table-cell office:value-type="float" office:value="0.395654586855" calcext:value-type="float">
            <text:p>0.395654586855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4657288284" calcext:value-type="float">
            <text:p>0.894657288284</text:p>
          </table:table-cell>
          <table:table-cell office:value-type="float" office:value="0.896887637384" calcext:value-type="float">
            <text:p>0.896887637384</text:p>
          </table:table-cell>
          <table:table-cell office:value-type="float" office:value="0.896176262014" calcext:value-type="float">
            <text:p>0.896176262014</text:p>
          </table:table-cell>
          <table:table-cell office:value-type="float" office:value="0.89525676459" calcext:value-type="float">
            <text:p>0.89525676459</text:p>
          </table:table-cell>
          <table:table-cell office:value-type="float" office:value="0.890656830274" calcext:value-type="float">
            <text:p>0.890656830274</text:p>
          </table:table-cell>
          <table:table-cell office:value-type="float" office:value="0.888113246139" calcext:value-type="float">
            <text:p>0.888113246139</text:p>
          </table:table-cell>
          <table:table-cell office:value-type="float" office:value="0.886631504183" calcext:value-type="float">
            <text:p>0.886631504183</text:p>
          </table:table-cell>
          <table:table-cell office:value-type="float" office:value="0.884854995308" calcext:value-type="float">
            <text:p>0.884854995308</text:p>
          </table:table-cell>
          <table:table-cell office:value-type="float" office:value="0.885434930514" calcext:value-type="float">
            <text:p>0.885434930514</text:p>
          </table:table-cell>
          <table:table-cell office:value-type="float" office:value="0.885315351819" calcext:value-type="float">
            <text:p>0.885315351819</text:p>
          </table:table-cell>
          <table:table-cell office:value-type="float" office:value="0.884339300269" calcext:value-type="float">
            <text:p>0.884339300269</text:p>
          </table:table-cell>
          <table:table-cell table:number-columns-repeated="8"/>
          <table:table-cell office:value-type="string" calcext:value-type="string">
            <text:p>UF4_2</text:p>
          </table:table-cell>
          <table:table-cell office:value-type="float" office:value="0.870488808341" calcext:value-type="float">
            <text:p>0.870488808341</text:p>
          </table:table-cell>
          <table:table-cell office:value-type="float" office:value="0.869893383764" calcext:value-type="float">
            <text:p>0.869893383764</text:p>
          </table:table-cell>
          <table:table-cell office:value-type="float" office:value="0.870782979009" calcext:value-type="float">
            <text:p>0.870782979009</text:p>
          </table:table-cell>
          <table:table-cell office:value-type="float" office:value="0.872115902893" calcext:value-type="float">
            <text:p>0.872115902893</text:p>
          </table:table-cell>
          <table:table-cell office:value-type="float" office:value="0.869089720381" calcext:value-type="float">
            <text:p>0.869089720381</text:p>
          </table:table-cell>
          <table:table-cell office:value-type="float" office:value="0.86769480279" calcext:value-type="float">
            <text:p>0.86769480279</text:p>
          </table:table-cell>
          <table:table-cell office:value-type="float" office:value="0.865548596732" calcext:value-type="float">
            <text:p>0.865548596732</text:p>
          </table:table-cell>
          <table:table-cell office:value-type="float" office:value="0.864941119461" calcext:value-type="float">
            <text:p>0.864941119461</text:p>
          </table:table-cell>
          <table:table-cell office:value-type="float" office:value="0.864503684342" calcext:value-type="float">
            <text:p>0.864503684342</text:p>
          </table:table-cell>
          <table:table-cell office:value-type="float" office:value="0.864087685571" calcext:value-type="float">
            <text:p>0.864087685571</text:p>
          </table:table-cell>
          <table:table-cell office:value-type="float" office:value="0.862512878956" calcext:value-type="float">
            <text:p>0.862512878956</text:p>
          </table:table-cell>
          <table:table-cell table:number-columns-repeated="3"/>
          <table:table-cell office:value-type="string" calcext:value-type="string">
            <text:p>UF4_2</text:p>
          </table:table-cell>
          <table:table-cell office:value-type="float" office:value="0.734984762974" calcext:value-type="float">
            <text:p>0.734984762974</text:p>
          </table:table-cell>
          <table:table-cell office:value-type="float" office:value="0.736240985345" calcext:value-type="float">
            <text:p>0.736240985345</text:p>
          </table:table-cell>
          <table:table-cell office:value-type="float" office:value="0.734145269998" calcext:value-type="float">
            <text:p>0.734145269998</text:p>
          </table:table-cell>
          <table:table-cell office:value-type="float" office:value="0.730580442053" calcext:value-type="float">
            <text:p>0.730580442053</text:p>
          </table:table-cell>
          <table:table-cell office:value-type="float" office:value="0.726139959239" calcext:value-type="float">
            <text:p>0.726139959239</text:p>
          </table:table-cell>
          <table:table-cell office:value-type="float" office:value="0.72257371538" calcext:value-type="float">
            <text:p>0.72257371538</text:p>
          </table:table-cell>
          <table:table-cell office:value-type="float" office:value="0.721548534515" calcext:value-type="float">
            <text:p>0.721548534515</text:p>
          </table:table-cell>
          <table:table-cell office:value-type="float" office:value="0.716423087177" calcext:value-type="float">
            <text:p>0.716423087177</text:p>
          </table:table-cell>
          <table:table-cell office:value-type="float" office:value="0.715090399879" calcext:value-type="float">
            <text:p>0.715090399879</text:p>
          </table:table-cell>
          <table:table-cell office:value-type="float" office:value="0.71286661332" calcext:value-type="float">
            <text:p>0.71286661332</text:p>
          </table:table-cell>
          <table:table-cell office:value-type="float" office:value="0.711580504917" calcext:value-type="float">
            <text:p>0.711580504917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76466693736" calcext:value-type="float">
            <text:p>0.176466693736</text:p>
          </table:table-cell>
          <table:table-cell office:value-type="float" office:value="0.542844946589" calcext:value-type="float">
            <text:p>0.542844946589</text:p>
          </table:table-cell>
          <table:table-cell office:value-type="float" office:value="0.629090957088" calcext:value-type="float">
            <text:p>0.629090957088</text:p>
          </table:table-cell>
          <table:table-cell office:value-type="float" office:value="0.611017427854" calcext:value-type="float">
            <text:p>0.611017427854</text:p>
          </table:table-cell>
          <table:table-cell office:value-type="float" office:value="0.588508573988" calcext:value-type="float">
            <text:p>0.588508573988</text:p>
          </table:table-cell>
          <table:table-cell office:value-type="float" office:value="0.579355768019" calcext:value-type="float">
            <text:p>0.579355768019</text:p>
          </table:table-cell>
          <table:table-cell office:value-type="float" office:value="0.576675654788" calcext:value-type="float">
            <text:p>0.576675654788</text:p>
          </table:table-cell>
          <table:table-cell office:value-type="float" office:value="0.556859825096" calcext:value-type="float">
            <text:p>0.556859825096</text:p>
          </table:table-cell>
          <table:table-cell office:value-type="float" office:value="0.576512883425" calcext:value-type="float">
            <text:p>0.576512883425</text:p>
          </table:table-cell>
          <table:table-cell office:value-type="float" office:value="0.546753146602" calcext:value-type="float">
            <text:p>0.546753146602</text:p>
          </table:table-cell>
          <table:table-cell office:value-type="float" office:value="0.556106831126" calcext:value-type="float">
            <text:p>0.556106831126</text:p>
          </table:table-cell>
          <table:table-cell table:number-columns-repeated="8"/>
          <table:table-cell office:value-type="string" calcext:value-type="string">
            <text:p>UF5_2</text:p>
          </table:table-cell>
          <table:table-cell office:value-type="float" office:value="0.0271157459848" calcext:value-type="float">
            <text:p>0.0271157459848</text:p>
          </table:table-cell>
          <table:table-cell office:value-type="float" office:value="0.336343946398" calcext:value-type="float">
            <text:p>0.336343946398</text:p>
          </table:table-cell>
          <table:table-cell office:value-type="float" office:value="0.47558844943" calcext:value-type="float">
            <text:p>0.47558844943</text:p>
          </table:table-cell>
          <table:table-cell office:value-type="float" office:value="0.399841959765" calcext:value-type="float">
            <text:p>0.399841959765</text:p>
          </table:table-cell>
          <table:table-cell office:value-type="float" office:value="0.357884444906" calcext:value-type="float">
            <text:p>0.357884444906</text:p>
          </table:table-cell>
          <table:table-cell office:value-type="float" office:value="0.28888430268" calcext:value-type="float">
            <text:p>0.28888430268</text:p>
          </table:table-cell>
          <table:table-cell office:value-type="float" office:value="0.270340371257" calcext:value-type="float">
            <text:p>0.270340371257</text:p>
          </table:table-cell>
          <table:table-cell office:value-type="float" office:value="0.261535648048" calcext:value-type="float">
            <text:p>0.261535648048</text:p>
          </table:table-cell>
          <table:table-cell office:value-type="float" office:value="0.291977343989" calcext:value-type="float">
            <text:p>0.291977343989</text:p>
          </table:table-cell>
          <table:table-cell office:value-type="float" office:value="0.26916736273" calcext:value-type="float">
            <text:p>0.26916736273</text:p>
          </table:table-cell>
          <table:table-cell office:value-type="float" office:value="0.254417398464" calcext:value-type="float">
            <text:p>0.254417398464</text:p>
          </table:table-cell>
          <table:table-cell table:number-columns-repeated="3"/>
          <table:table-cell office:value-type="string" calcext:value-type="string">
            <text:p>UF5_2</text:p>
          </table:table-cell>
          <table:table-cell office:value-type="float" office:value="0.00886984846703" calcext:value-type="float">
            <text:p>0.00886984846703</text:p>
          </table:table-cell>
          <table:table-cell office:value-type="float" office:value="0.0739743987235" calcext:value-type="float">
            <text:p>0.0739743987235</text:p>
          </table:table-cell>
          <table:table-cell office:value-type="float" office:value="0.139798648259" calcext:value-type="float">
            <text:p>0.139798648259</text:p>
          </table:table-cell>
          <table:table-cell office:value-type="float" office:value="0.0942776671255" calcext:value-type="float">
            <text:p>0.0942776671255</text:p>
          </table:table-cell>
          <table:table-cell office:value-type="float" office:value="0.0459037999927" calcext:value-type="float">
            <text:p>0.0459037999927</text:p>
          </table:table-cell>
          <table:table-cell office:value-type="float" office:value="0.0427887266249" calcext:value-type="float">
            <text:p>0.0427887266249</text:p>
          </table:table-cell>
          <table:table-cell office:value-type="float" office:value="0.0377558258901" calcext:value-type="float">
            <text:p>0.0377558258901</text:p>
          </table:table-cell>
          <table:table-cell office:value-type="float" office:value="0.0166834619139" calcext:value-type="float">
            <text:p>0.0166834619139</text:p>
          </table:table-cell>
          <table:table-cell office:value-type="float" office:value="0.0321337477241" calcext:value-type="float">
            <text:p>0.0321337477241</text:p>
          </table:table-cell>
          <table:table-cell office:value-type="float" office:value="0.0122876857623" calcext:value-type="float">
            <text:p>0.0122876857623</text:p>
          </table:table-cell>
          <table:table-cell office:value-type="float" office:value="0.0211679171259" calcext:value-type="float">
            <text:p>0.0211679171259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6991306049" calcext:value-type="float">
            <text:p>0.556991306049</text:p>
          </table:table-cell>
          <table:table-cell office:value-type="float" office:value="0.604217322703" calcext:value-type="float">
            <text:p>0.604217322703</text:p>
          </table:table-cell>
          <table:table-cell office:value-type="float" office:value="0.771412394567" calcext:value-type="float">
            <text:p>0.771412394567</text:p>
          </table:table-cell>
          <table:table-cell office:value-type="float" office:value="0.863814561991" calcext:value-type="float">
            <text:p>0.863814561991</text:p>
          </table:table-cell>
          <table:table-cell office:value-type="float" office:value="0.853837413393" calcext:value-type="float">
            <text:p>0.853837413393</text:p>
          </table:table-cell>
          <table:table-cell office:value-type="float" office:value="0.846581786426" calcext:value-type="float">
            <text:p>0.846581786426</text:p>
          </table:table-cell>
          <table:table-cell office:value-type="float" office:value="0.842227511466" calcext:value-type="float">
            <text:p>0.842227511466</text:p>
          </table:table-cell>
          <table:table-cell office:value-type="float" office:value="0.833376306218" calcext:value-type="float">
            <text:p>0.833376306218</text:p>
          </table:table-cell>
          <table:table-cell office:value-type="float" office:value="0.828213388275" calcext:value-type="float">
            <text:p>0.828213388275</text:p>
          </table:table-cell>
          <table:table-cell office:value-type="float" office:value="0.816573595294" calcext:value-type="float">
            <text:p>0.816573595294</text:p>
          </table:table-cell>
          <table:table-cell office:value-type="float" office:value="0.814485795899" calcext:value-type="float">
            <text:p>0.814485795899</text:p>
          </table:table-cell>
          <table:table-cell table:number-columns-repeated="8"/>
          <table:table-cell office:value-type="string" calcext:value-type="string">
            <text:p>UF6_2</text:p>
          </table:table-cell>
          <table:table-cell office:value-type="float" office:value="0.535549123775" calcext:value-type="float">
            <text:p>0.535549123775</text:p>
          </table:table-cell>
          <table:table-cell office:value-type="float" office:value="0.605753589513" calcext:value-type="float">
            <text:p>0.605753589513</text:p>
          </table:table-cell>
          <table:table-cell office:value-type="float" office:value="0.68813313969" calcext:value-type="float">
            <text:p>0.68813313969</text:p>
          </table:table-cell>
          <table:table-cell office:value-type="float" office:value="0.698369989745" calcext:value-type="float">
            <text:p>0.698369989745</text:p>
          </table:table-cell>
          <table:table-cell office:value-type="float" office:value="0.656182629252" calcext:value-type="float">
            <text:p>0.656182629252</text:p>
          </table:table-cell>
          <table:table-cell office:value-type="float" office:value="0.668868128519" calcext:value-type="float">
            <text:p>0.668868128519</text:p>
          </table:table-cell>
          <table:table-cell office:value-type="float" office:value="0.667462576549" calcext:value-type="float">
            <text:p>0.667462576549</text:p>
          </table:table-cell>
          <table:table-cell office:value-type="float" office:value="0.653411940138" calcext:value-type="float">
            <text:p>0.653411940138</text:p>
          </table:table-cell>
          <table:table-cell office:value-type="float" office:value="0.656414124841" calcext:value-type="float">
            <text:p>0.656414124841</text:p>
          </table:table-cell>
          <table:table-cell office:value-type="float" office:value="0.66127788398" calcext:value-type="float">
            <text:p>0.66127788398</text:p>
          </table:table-cell>
          <table:table-cell office:value-type="float" office:value="0.654121888205" calcext:value-type="float">
            <text:p>0.654121888205</text:p>
          </table:table-cell>
          <table:table-cell table:number-columns-repeated="3"/>
          <table:table-cell office:value-type="string" calcext:value-type="string">
            <text:p>UF6_2</text:p>
          </table:table-cell>
          <table:table-cell office:value-type="float" office:value="0.466509218912" calcext:value-type="float">
            <text:p>0.466509218912</text:p>
          </table:table-cell>
          <table:table-cell office:value-type="float" office:value="0.519308796047" calcext:value-type="float">
            <text:p>0.519308796047</text:p>
          </table:table-cell>
          <table:table-cell office:value-type="float" office:value="0.522104167947" calcext:value-type="float">
            <text:p>0.522104167947</text:p>
          </table:table-cell>
          <table:table-cell office:value-type="float" office:value="0.492614506481" calcext:value-type="float">
            <text:p>0.492614506481</text:p>
          </table:table-cell>
          <table:table-cell office:value-type="float" office:value="0.402183868595" calcext:value-type="float">
            <text:p>0.402183868595</text:p>
          </table:table-cell>
          <table:table-cell office:value-type="float" office:value="0.403828014451" calcext:value-type="float">
            <text:p>0.403828014451</text:p>
          </table:table-cell>
          <table:table-cell office:value-type="float" office:value="0.416420299336" calcext:value-type="float">
            <text:p>0.416420299336</text:p>
          </table:table-cell>
          <table:table-cell office:value-type="float" office:value="0.311574129987" calcext:value-type="float">
            <text:p>0.311574129987</text:p>
          </table:table-cell>
          <table:table-cell office:value-type="float" office:value="0.287117562849" calcext:value-type="float">
            <text:p>0.287117562849</text:p>
          </table:table-cell>
          <table:table-cell office:value-type="float" office:value="0.268765483892" calcext:value-type="float">
            <text:p>0.268765483892</text:p>
          </table:table-cell>
          <table:table-cell office:value-type="float" office:value="0.281917460558" calcext:value-type="float">
            <text:p>0.281917460558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50785472261" calcext:value-type="float">
            <text:p>0.850785472261</text:p>
          </table:table-cell>
          <table:table-cell office:value-type="float" office:value="0.913012232724" calcext:value-type="float">
            <text:p>0.913012232724</text:p>
          </table:table-cell>
          <table:table-cell office:value-type="float" office:value="0.976614575876" calcext:value-type="float">
            <text:p>0.976614575876</text:p>
          </table:table-cell>
          <table:table-cell office:value-type="float" office:value="0.985397710629" calcext:value-type="float">
            <text:p>0.985397710629</text:p>
          </table:table-cell>
          <table:table-cell office:value-type="float" office:value="0.985400943211" calcext:value-type="float">
            <text:p>0.985400943211</text:p>
          </table:table-cell>
          <table:table-cell office:value-type="float" office:value="0.98472914268" calcext:value-type="float">
            <text:p>0.98472914268</text:p>
          </table:table-cell>
          <table:table-cell office:value-type="float" office:value="0.985030331228" calcext:value-type="float">
            <text:p>0.985030331228</text:p>
          </table:table-cell>
          <table:table-cell office:value-type="float" office:value="0.984984463168" calcext:value-type="float">
            <text:p>0.984984463168</text:p>
          </table:table-cell>
          <table:table-cell office:value-type="float" office:value="0.983690365825" calcext:value-type="float">
            <text:p>0.983690365825</text:p>
          </table:table-cell>
          <table:table-cell office:value-type="float" office:value="0.983902851542" calcext:value-type="float">
            <text:p>0.983902851542</text:p>
          </table:table-cell>
          <table:table-cell office:value-type="float" office:value="0.983932324762" calcext:value-type="float">
            <text:p>0.983932324762</text:p>
          </table:table-cell>
          <table:table-cell table:number-columns-repeated="8"/>
          <table:table-cell office:value-type="string" calcext:value-type="string">
            <text:p>UF7_2</text:p>
          </table:table-cell>
          <table:table-cell office:value-type="float" office:value="0.726752387846" calcext:value-type="float">
            <text:p>0.726752387846</text:p>
          </table:table-cell>
          <table:table-cell office:value-type="float" office:value="0.82901455613" calcext:value-type="float">
            <text:p>0.82901455613</text:p>
          </table:table-cell>
          <table:table-cell office:value-type="float" office:value="0.874374062705" calcext:value-type="float">
            <text:p>0.874374062705</text:p>
          </table:table-cell>
          <table:table-cell office:value-type="float" office:value="0.965086002991" calcext:value-type="float">
            <text:p>0.965086002991</text:p>
          </table:table-cell>
          <table:table-cell office:value-type="float" office:value="0.958898640229" calcext:value-type="float">
            <text:p>0.958898640229</text:p>
          </table:table-cell>
          <table:table-cell office:value-type="float" office:value="0.953863800455" calcext:value-type="float">
            <text:p>0.953863800455</text:p>
          </table:table-cell>
          <table:table-cell office:value-type="float" office:value="0.951071663933" calcext:value-type="float">
            <text:p>0.951071663933</text:p>
          </table:table-cell>
          <table:table-cell office:value-type="float" office:value="0.948945384546" calcext:value-type="float">
            <text:p>0.948945384546</text:p>
          </table:table-cell>
          <table:table-cell office:value-type="float" office:value="0.94496427747" calcext:value-type="float">
            <text:p>0.94496427747</text:p>
          </table:table-cell>
          <table:table-cell office:value-type="float" office:value="0.942036828635" calcext:value-type="float">
            <text:p>0.942036828635</text:p>
          </table:table-cell>
          <table:table-cell office:value-type="float" office:value="0.935344319105" calcext:value-type="float">
            <text:p>0.935344319105</text:p>
          </table:table-cell>
          <table:table-cell table:number-columns-repeated="3"/>
          <table:table-cell office:value-type="string" calcext:value-type="string">
            <text:p>UF7_2</text:p>
          </table:table-cell>
          <table:table-cell office:value-type="float" office:value="0.651000485044" calcext:value-type="float">
            <text:p>0.651000485044</text:p>
          </table:table-cell>
          <table:table-cell office:value-type="float" office:value="0.706580533754" calcext:value-type="float">
            <text:p>0.706580533754</text:p>
          </table:table-cell>
          <table:table-cell office:value-type="float" office:value="0.691195323133" calcext:value-type="float">
            <text:p>0.691195323133</text:p>
          </table:table-cell>
          <table:table-cell office:value-type="float" office:value="0.728324644129" calcext:value-type="float">
            <text:p>0.728324644129</text:p>
          </table:table-cell>
          <table:table-cell office:value-type="float" office:value="0.783399016996" calcext:value-type="float">
            <text:p>0.783399016996</text:p>
          </table:table-cell>
          <table:table-cell office:value-type="float" office:value="0.760422135326" calcext:value-type="float">
            <text:p>0.760422135326</text:p>
          </table:table-cell>
          <table:table-cell office:value-type="float" office:value="0.757127648703" calcext:value-type="float">
            <text:p>0.757127648703</text:p>
          </table:table-cell>
          <table:table-cell office:value-type="float" office:value="0.73557717743" calcext:value-type="float">
            <text:p>0.73557717743</text:p>
          </table:table-cell>
          <table:table-cell office:value-type="float" office:value="0.743412018507" calcext:value-type="float">
            <text:p>0.743412018507</text:p>
          </table:table-cell>
          <table:table-cell office:value-type="float" office:value="0.713786300383" calcext:value-type="float">
            <text:p>0.713786300383</text:p>
          </table:table-cell>
          <table:table-cell office:value-type="float" office:value="0.758012792373" calcext:value-type="float">
            <text:p>0.758012792373</text:p>
          </table:table-cell>
        </table:table-row>
        <table:table-row table:style-name="ro1">
          <table:table-cell/>
          <table:table-cell table:formula="of:=AVERAGE([.B2:.B24])" office:value-type="float" office:value="0.884082045080261" calcext:value-type="float">
            <text:p>0.884082045080261</text:p>
          </table:table-cell>
          <table:table-cell table:formula="of:=AVERAGE([.C2:.C24])" office:value-type="float" office:value="0.917500237390435" calcext:value-type="float">
            <text:p>0.917500237390435</text:p>
          </table:table-cell>
          <table:table-cell table:formula="of:=AVERAGE([.D2:.D24])" office:value-type="float" office:value="0.935606229095826" calcext:value-type="float">
            <text:p>0.935606229095826</text:p>
          </table:table-cell>
          <table:table-cell table:formula="of:=AVERAGE([.E2:.E24])" office:value-type="float" office:value="0.940744120952087" calcext:value-type="float">
            <text:p>0.940744120952087</text:p>
          </table:table-cell>
          <table:table-cell table:formula="of:=AVERAGE([.F2:.F24])" office:value-type="float" office:value="0.942851259945131" calcext:value-type="float">
            <text:p>0.942851259945131</text:p>
          </table:table-cell>
          <table:table-cell table:formula="of:=AVERAGE([.G2:.G24])" office:value-type="float" office:value="0.941957914024" calcext:value-type="float">
            <text:p>0.941957914024</text:p>
          </table:table-cell>
          <table:table-cell table:formula="of:=AVERAGE([.H2:.H24])" office:value-type="float" office:value="0.939381548906913" calcext:value-type="float">
            <text:p>0.939381548906913</text:p>
          </table:table-cell>
          <table:table-cell table:formula="of:=AVERAGE([.I2:.I24])" office:value-type="float" office:value="0.937297799655435" calcext:value-type="float">
            <text:p>0.937297799655435</text:p>
          </table:table-cell>
          <table:table-cell table:formula="of:=AVERAGE([.J2:.J24])" office:value-type="float" office:value="0.937393389074087" calcext:value-type="float">
            <text:p>0.937393389074087</text:p>
          </table:table-cell>
          <table:table-cell table:formula="of:=AVERAGE([.K2:.K24])" office:value-type="float" office:value="0.93535724735" calcext:value-type="float">
            <text:p>0.93535724735</text:p>
          </table:table-cell>
          <table:table-cell table:formula="of:=AVERAGE([.L2:.L24])" office:value-type="float" office:value="0.934496699877522" calcext:value-type="float">
            <text:p>0.934496699877522</text:p>
          </table:table-cell>
          <table:table-cell table:number-columns-repeated="9"/>
          <table:table-cell table:formula="of:=AVERAGE([.V2:.V24])" office:value-type="float" office:value="0.839040982649687" calcext:value-type="float">
            <text:p>0.839040982649687</text:p>
          </table:table-cell>
          <table:table-cell table:formula="of:=AVERAGE([.W2:.W24])" office:value-type="float" office:value="0.876437831660652" calcext:value-type="float">
            <text:p>0.876437831660652</text:p>
          </table:table-cell>
          <table:table-cell table:formula="of:=AVERAGE([.X2:.X24])" office:value-type="float" office:value="0.876558920694" calcext:value-type="float">
            <text:p>0.876558920694</text:p>
          </table:table-cell>
          <table:table-cell table:formula="of:=AVERAGE([.Y2:.Y24])" office:value-type="float" office:value="0.871826501324826" calcext:value-type="float">
            <text:p>0.871826501324826</text:p>
          </table:table-cell>
          <table:table-cell table:formula="of:=AVERAGE([.Z2:.Z24])" office:value-type="float" office:value="0.853527993122609" calcext:value-type="float">
            <text:p>0.853527993122609</text:p>
          </table:table-cell>
          <table:table-cell table:formula="of:=AVERAGE([.AA2:.AA24])" office:value-type="float" office:value="0.846151692244174" calcext:value-type="float">
            <text:p>0.846151692244174</text:p>
          </table:table-cell>
          <table:table-cell table:formula="of:=AVERAGE([.AB2:.AB24])" office:value-type="float" office:value="0.839345072445591" calcext:value-type="float">
            <text:p>0.839345072445591</text:p>
          </table:table-cell>
          <table:table-cell table:formula="of:=AVERAGE([.AC2:.AC24])" office:value-type="float" office:value="0.838050411795348" calcext:value-type="float">
            <text:p>0.838050411795348</text:p>
          </table:table-cell>
          <table:table-cell table:formula="of:=AVERAGE([.AD2:.AD24])" office:value-type="float" office:value="0.841255460308652" calcext:value-type="float">
            <text:p>0.841255460308652</text:p>
          </table:table-cell>
          <table:table-cell table:formula="of:=AVERAGE([.AE2:.AE24])" office:value-type="float" office:value="0.837735321472783" calcext:value-type="float">
            <text:p>0.837735321472783</text:p>
          </table:table-cell>
          <table:table-cell table:formula="of:=AVERAGE([.AF2:.AF24])" office:value-type="float" office:value="0.831484519574465" calcext:value-type="float">
            <text:p>0.831484519574465</text:p>
          </table:table-cell>
          <table:table-cell table:number-columns-repeated="4"/>
          <table:table-cell table:formula="of:=AVERAGE([.AK2:.AK24])" office:value-type="float" office:value="0.651289898920702" calcext:value-type="float">
            <text:p>0.651289898920702</text:p>
          </table:table-cell>
          <table:table-cell table:formula="of:=AVERAGE([.AL2:.AL24])" office:value-type="float" office:value="0.683834149216743" calcext:value-type="float">
            <text:p>0.683834149216743</text:p>
          </table:table-cell>
          <table:table-cell table:formula="of:=AVERAGE([.AM2:.AM24])" office:value-type="float" office:value="0.674307248087631" calcext:value-type="float">
            <text:p>0.674307248087631</text:p>
          </table:table-cell>
          <table:table-cell table:formula="of:=AVERAGE([.AN2:.AN24])" office:value-type="float" office:value="0.664585676715246" calcext:value-type="float">
            <text:p>0.664585676715246</text:p>
          </table:table-cell>
          <table:table-cell table:formula="of:=AVERAGE([.AO2:.AO24])" office:value-type="float" office:value="0.657626727907317" calcext:value-type="float">
            <text:p>0.657626727907317</text:p>
          </table:table-cell>
          <table:table-cell table:formula="of:=AVERAGE([.AP2:.AP24])" office:value-type="float" office:value="0.650269466503475" calcext:value-type="float">
            <text:p>0.650269466503475</text:p>
          </table:table-cell>
          <table:table-cell table:formula="of:=AVERAGE([.AQ2:.AQ24])" office:value-type="float" office:value="0.648685913445755" calcext:value-type="float">
            <text:p>0.648685913445755</text:p>
          </table:table-cell>
          <table:table-cell table:formula="of:=AVERAGE([.AR2:.AR24])" office:value-type="float" office:value="0.640675393164089" calcext:value-type="float">
            <text:p>0.640675393164089</text:p>
          </table:table-cell>
          <table:table-cell table:formula="of:=AVERAGE([.AS2:.AS24])" office:value-type="float" office:value="0.640474911890922" calcext:value-type="float">
            <text:p>0.640474911890922</text:p>
          </table:table-cell>
          <table:table-cell table:formula="of:=AVERAGE([.AT2:.AT24])" office:value-type="float" office:value="0.634485889725075" calcext:value-type="float">
            <text:p>0.634485889725075</text:p>
          </table:table-cell>
          <table:table-cell table:formula="of:=AVERAGE([.AU2:.AU24])" office:value-type="float" office:value="0.63726520276049" calcext:value-type="float">
            <text:p>0.637265202760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95583143722" calcext:value-type="float">
            <text:p>0.895583143722</text:p>
          </table:table-cell>
          <table:table-cell office:value-type="float" office:value="0.839345952608" calcext:value-type="float">
            <text:p>0.839345952608</text:p>
          </table:table-cell>
          <table:table-cell office:value-type="float" office:value="0.821643566469" calcext:value-type="float">
            <text:p>0.821643566469</text:p>
          </table:table-cell>
          <table:table-cell office:value-type="float" office:value="0.800547044313" calcext:value-type="float">
            <text:p>0.800547044313</text:p>
          </table:table-cell>
          <table:table-cell office:value-type="float" office:value="0.784915215758" calcext:value-type="float">
            <text:p>0.784915215758</text:p>
          </table:table-cell>
          <table:table-cell office:value-type="float" office:value="0.777487257448" calcext:value-type="float">
            <text:p>0.777487257448</text:p>
          </table:table-cell>
          <table:table-cell office:value-type="float" office:value="0.777660566713" calcext:value-type="float">
            <text:p>0.777660566713</text:p>
          </table:table-cell>
          <table:table-cell office:value-type="float" office:value="0.772110708387" calcext:value-type="float">
            <text:p>0.772110708387</text:p>
          </table:table-cell>
          <table:table-cell office:value-type="float" office:value="0.763702300474" calcext:value-type="float">
            <text:p>0.763702300474</text:p>
          </table:table-cell>
          <table:table-cell office:value-type="float" office:value="0.769550363946" calcext:value-type="float">
            <text:p>0.769550363946</text:p>
          </table:table-cell>
          <table:table-cell office:value-type="float" office:value="0.767760293585" calcext:value-type="float">
            <text:p>0.767760293585</text:p>
          </table:table-cell>
          <table:table-cell table:number-columns-repeated="8"/>
          <table:table-cell office:value-type="string" calcext:value-type="string">
            <text:p>WFG1_3</text:p>
          </table:table-cell>
          <table:table-cell office:value-type="float" office:value="0.467626955589" calcext:value-type="float">
            <text:p>0.467626955589</text:p>
          </table:table-cell>
          <table:table-cell office:value-type="float" office:value="0.451664520886" calcext:value-type="float">
            <text:p>0.451664520886</text:p>
          </table:table-cell>
          <table:table-cell office:value-type="float" office:value="0.44213619915" calcext:value-type="float">
            <text:p>0.44213619915</text:p>
          </table:table-cell>
          <table:table-cell office:value-type="float" office:value="0.436193968307" calcext:value-type="float">
            <text:p>0.436193968307</text:p>
          </table:table-cell>
          <table:table-cell office:value-type="float" office:value="0.428994764305" calcext:value-type="float">
            <text:p>0.428994764305</text:p>
          </table:table-cell>
          <table:table-cell office:value-type="float" office:value="0.42823051568" calcext:value-type="float">
            <text:p>0.42823051568</text:p>
          </table:table-cell>
          <table:table-cell office:value-type="float" office:value="0.426184090855" calcext:value-type="float">
            <text:p>0.426184090855</text:p>
          </table:table-cell>
          <table:table-cell office:value-type="float" office:value="0.424167680916" calcext:value-type="float">
            <text:p>0.424167680916</text:p>
          </table:table-cell>
          <table:table-cell office:value-type="float" office:value="0.423401146116" calcext:value-type="float">
            <text:p>0.423401146116</text:p>
          </table:table-cell>
          <table:table-cell office:value-type="float" office:value="0.420755909487" calcext:value-type="float">
            <text:p>0.420755909487</text:p>
          </table:table-cell>
          <table:table-cell office:value-type="float" office:value="0.422936636863" calcext:value-type="float">
            <text:p>0.422936636863</text:p>
          </table:table-cell>
          <table:table-cell table:number-columns-repeated="3"/>
          <table:table-cell office:value-type="string" calcext:value-type="string">
            <text:p>WFG1_3</text:p>
          </table:table-cell>
          <table:table-cell office:value-type="float" office:value="0.201044057731" calcext:value-type="float">
            <text:p>0.201044057731</text:p>
          </table:table-cell>
          <table:table-cell office:value-type="float" office:value="0.192615140598" calcext:value-type="float">
            <text:p>0.192615140598</text:p>
          </table:table-cell>
          <table:table-cell office:value-type="float" office:value="0.18962563434" calcext:value-type="float">
            <text:p>0.18962563434</text:p>
          </table:table-cell>
          <table:table-cell office:value-type="float" office:value="0.179527468538" calcext:value-type="float">
            <text:p>0.179527468538</text:p>
          </table:table-cell>
          <table:table-cell office:value-type="float" office:value="0.168392789558" calcext:value-type="float">
            <text:p>0.168392789558</text:p>
          </table:table-cell>
          <table:table-cell office:value-type="float" office:value="0.162121166722" calcext:value-type="float">
            <text:p>0.162121166722</text:p>
          </table:table-cell>
          <table:table-cell office:value-type="float" office:value="0.158077504402" calcext:value-type="float">
            <text:p>0.158077504402</text:p>
          </table:table-cell>
          <table:table-cell office:value-type="float" office:value="0.155386390503" calcext:value-type="float">
            <text:p>0.155386390503</text:p>
          </table:table-cell>
          <table:table-cell office:value-type="float" office:value="0.15603399815" calcext:value-type="float">
            <text:p>0.15603399815</text:p>
          </table:table-cell>
          <table:table-cell office:value-type="float" office:value="0.14927509347" calcext:value-type="float">
            <text:p>0.14927509347</text:p>
          </table:table-cell>
          <table:table-cell office:value-type="float" office:value="0.152999931061" calcext:value-type="float">
            <text:p>0.152999931061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88250156318" calcext:value-type="float">
            <text:p>0.988250156318</text:p>
          </table:table-cell>
          <table:table-cell office:value-type="float" office:value="0.9883357856" calcext:value-type="float">
            <text:p>0.9883357856</text:p>
          </table:table-cell>
          <table:table-cell office:value-type="float" office:value="0.98869292943" calcext:value-type="float">
            <text:p>0.98869292943</text:p>
          </table:table-cell>
          <table:table-cell office:value-type="float" office:value="0.988077680861" calcext:value-type="float">
            <text:p>0.988077680861</text:p>
          </table:table-cell>
          <table:table-cell office:value-type="float" office:value="0.988403519436" calcext:value-type="float">
            <text:p>0.988403519436</text:p>
          </table:table-cell>
          <table:table-cell office:value-type="float" office:value="0.988350798718" calcext:value-type="float">
            <text:p>0.988350798718</text:p>
          </table:table-cell>
          <table:table-cell office:value-type="float" office:value="0.988344887965" calcext:value-type="float">
            <text:p>0.988344887965</text:p>
          </table:table-cell>
          <table:table-cell office:value-type="float" office:value="0.988109496522" calcext:value-type="float">
            <text:p>0.988109496522</text:p>
          </table:table-cell>
          <table:table-cell office:value-type="float" office:value="0.988081914716" calcext:value-type="float">
            <text:p>0.988081914716</text:p>
          </table:table-cell>
          <table:table-cell office:value-type="float" office:value="0.988133134894" calcext:value-type="float">
            <text:p>0.988133134894</text:p>
          </table:table-cell>
          <table:table-cell office:value-type="float" office:value="0.988351640522" calcext:value-type="float">
            <text:p>0.988351640522</text:p>
          </table:table-cell>
          <table:table-cell table:number-columns-repeated="8"/>
          <table:table-cell office:value-type="string" calcext:value-type="string">
            <text:p>WFG2_3</text:p>
          </table:table-cell>
          <table:table-cell office:value-type="float" office:value="0.985742062244" calcext:value-type="float">
            <text:p>0.985742062244</text:p>
          </table:table-cell>
          <table:table-cell office:value-type="float" office:value="0.985230148963" calcext:value-type="float">
            <text:p>0.985230148963</text:p>
          </table:table-cell>
          <table:table-cell office:value-type="float" office:value="0.98487410351" calcext:value-type="float">
            <text:p>0.98487410351</text:p>
          </table:table-cell>
          <table:table-cell office:value-type="float" office:value="0.984567680816" calcext:value-type="float">
            <text:p>0.984567680816</text:p>
          </table:table-cell>
          <table:table-cell office:value-type="float" office:value="0.984716350974" calcext:value-type="float">
            <text:p>0.984716350974</text:p>
          </table:table-cell>
          <table:table-cell office:value-type="float" office:value="0.984249354188" calcext:value-type="float">
            <text:p>0.984249354188</text:p>
          </table:table-cell>
          <table:table-cell office:value-type="float" office:value="0.98421159405" calcext:value-type="float">
            <text:p>0.98421159405</text:p>
          </table:table-cell>
          <table:table-cell office:value-type="float" office:value="0.984260504801" calcext:value-type="float">
            <text:p>0.984260504801</text:p>
          </table:table-cell>
          <table:table-cell office:value-type="float" office:value="0.984381240946" calcext:value-type="float">
            <text:p>0.984381240946</text:p>
          </table:table-cell>
          <table:table-cell office:value-type="float" office:value="0.984165043694" calcext:value-type="float">
            <text:p>0.984165043694</text:p>
          </table:table-cell>
          <table:table-cell office:value-type="float" office:value="0.984296221344" calcext:value-type="float">
            <text:p>0.984296221344</text:p>
          </table:table-cell>
          <table:table-cell table:number-columns-repeated="3"/>
          <table:table-cell office:value-type="string" calcext:value-type="string">
            <text:p>WFG2_3</text:p>
          </table:table-cell>
          <table:table-cell office:value-type="float" office:value="0.909008334991" calcext:value-type="float">
            <text:p>0.909008334991</text:p>
          </table:table-cell>
          <table:table-cell office:value-type="float" office:value="0.905702782924" calcext:value-type="float">
            <text:p>0.905702782924</text:p>
          </table:table-cell>
          <table:table-cell office:value-type="float" office:value="0.901648177452" calcext:value-type="float">
            <text:p>0.901648177452</text:p>
          </table:table-cell>
          <table:table-cell office:value-type="float" office:value="0.924859997419" calcext:value-type="float">
            <text:p>0.924859997419</text:p>
          </table:table-cell>
          <table:table-cell office:value-type="float" office:value="0.909368359209" calcext:value-type="float">
            <text:p>0.909368359209</text:p>
          </table:table-cell>
          <table:table-cell office:value-type="float" office:value="0.908329065605" calcext:value-type="float">
            <text:p>0.908329065605</text:p>
          </table:table-cell>
          <table:table-cell office:value-type="float" office:value="0.917066801022" calcext:value-type="float">
            <text:p>0.917066801022</text:p>
          </table:table-cell>
          <table:table-cell office:value-type="float" office:value="0.913185457949" calcext:value-type="float">
            <text:p>0.913185457949</text:p>
          </table:table-cell>
          <table:table-cell office:value-type="float" office:value="0.898148063202" calcext:value-type="float">
            <text:p>0.898148063202</text:p>
          </table:table-cell>
          <table:table-cell office:value-type="float" office:value="0.898528484892" calcext:value-type="float">
            <text:p>0.898528484892</text:p>
          </table:table-cell>
          <table:table-cell office:value-type="float" office:value="0.904567341084" calcext:value-type="float">
            <text:p>0.904567341084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842710146" calcext:value-type="float">
            <text:p>0.988842710146</text:p>
          </table:table-cell>
          <table:table-cell office:value-type="float" office:value="0.988805493543" calcext:value-type="float">
            <text:p>0.988805493543</text:p>
          </table:table-cell>
          <table:table-cell office:value-type="float" office:value="0.988699989778" calcext:value-type="float">
            <text:p>0.988699989778</text:p>
          </table:table-cell>
          <table:table-cell office:value-type="float" office:value="0.988632907234" calcext:value-type="float">
            <text:p>0.988632907234</text:p>
          </table:table-cell>
          <table:table-cell office:value-type="float" office:value="0.988617577001" calcext:value-type="float">
            <text:p>0.988617577001</text:p>
          </table:table-cell>
          <table:table-cell office:value-type="float" office:value="0.988553691377" calcext:value-type="float">
            <text:p>0.988553691377</text:p>
          </table:table-cell>
          <table:table-cell office:value-type="float" office:value="0.988531845778" calcext:value-type="float">
            <text:p>0.988531845778</text:p>
          </table:table-cell>
          <table:table-cell office:value-type="float" office:value="0.988491701114" calcext:value-type="float">
            <text:p>0.988491701114</text:p>
          </table:table-cell>
          <table:table-cell office:value-type="float" office:value="0.988462354449" calcext:value-type="float">
            <text:p>0.988462354449</text:p>
          </table:table-cell>
          <table:table-cell office:value-type="float" office:value="0.98845048509" calcext:value-type="float">
            <text:p>0.98845048509</text:p>
          </table:table-cell>
          <table:table-cell office:value-type="float" office:value="0.988430391661" calcext:value-type="float">
            <text:p>0.988430391661</text:p>
          </table:table-cell>
          <table:table-cell table:number-columns-repeated="8"/>
          <table:table-cell office:value-type="string" calcext:value-type="string">
            <text:p>WFG3_3</text:p>
          </table:table-cell>
          <table:table-cell office:value-type="float" office:value="0.981561004281" calcext:value-type="float">
            <text:p>0.981561004281</text:p>
          </table:table-cell>
          <table:table-cell office:value-type="float" office:value="0.979883825149" calcext:value-type="float">
            <text:p>0.979883825149</text:p>
          </table:table-cell>
          <table:table-cell office:value-type="float" office:value="0.978862737873" calcext:value-type="float">
            <text:p>0.978862737873</text:p>
          </table:table-cell>
          <table:table-cell office:value-type="float" office:value="0.977993525433" calcext:value-type="float">
            <text:p>0.977993525433</text:p>
          </table:table-cell>
          <table:table-cell office:value-type="float" office:value="0.976919144916" calcext:value-type="float">
            <text:p>0.976919144916</text:p>
          </table:table-cell>
          <table:table-cell office:value-type="float" office:value="0.977727878322" calcext:value-type="float">
            <text:p>0.977727878322</text:p>
          </table:table-cell>
          <table:table-cell office:value-type="float" office:value="0.976028194662" calcext:value-type="float">
            <text:p>0.976028194662</text:p>
          </table:table-cell>
          <table:table-cell office:value-type="float" office:value="0.976892623119" calcext:value-type="float">
            <text:p>0.976892623119</text:p>
          </table:table-cell>
          <table:table-cell office:value-type="float" office:value="0.976369340564" calcext:value-type="float">
            <text:p>0.976369340564</text:p>
          </table:table-cell>
          <table:table-cell office:value-type="float" office:value="0.976180156327" calcext:value-type="float">
            <text:p>0.976180156327</text:p>
          </table:table-cell>
          <table:table-cell office:value-type="float" office:value="0.976711773463" calcext:value-type="float">
            <text:p>0.976711773463</text:p>
          </table:table-cell>
          <table:table-cell table:number-columns-repeated="3"/>
          <table:table-cell office:value-type="string" calcext:value-type="string">
            <text:p>WFG3_3</text:p>
          </table:table-cell>
          <table:table-cell office:value-type="float" office:value="0.934751569764" calcext:value-type="float">
            <text:p>0.934751569764</text:p>
          </table:table-cell>
          <table:table-cell office:value-type="float" office:value="0.935382106126" calcext:value-type="float">
            <text:p>0.935382106126</text:p>
          </table:table-cell>
          <table:table-cell office:value-type="float" office:value="0.933854452499" calcext:value-type="float">
            <text:p>0.933854452499</text:p>
          </table:table-cell>
          <table:table-cell office:value-type="float" office:value="0.92329567462" calcext:value-type="float">
            <text:p>0.92329567462</text:p>
          </table:table-cell>
          <table:table-cell office:value-type="float" office:value="0.918857439629" calcext:value-type="float">
            <text:p>0.918857439629</text:p>
          </table:table-cell>
          <table:table-cell office:value-type="float" office:value="0.911857618322" calcext:value-type="float">
            <text:p>0.911857618322</text:p>
          </table:table-cell>
          <table:table-cell office:value-type="float" office:value="0.909002707996" calcext:value-type="float">
            <text:p>0.909002707996</text:p>
          </table:table-cell>
          <table:table-cell office:value-type="float" office:value="0.904018843893" calcext:value-type="float">
            <text:p>0.904018843893</text:p>
          </table:table-cell>
          <table:table-cell office:value-type="float" office:value="0.900423196603" calcext:value-type="float">
            <text:p>0.900423196603</text:p>
          </table:table-cell>
          <table:table-cell office:value-type="float" office:value="0.897239357112" calcext:value-type="float">
            <text:p>0.897239357112</text:p>
          </table:table-cell>
          <table:table-cell office:value-type="float" office:value="0.896379761228" calcext:value-type="float">
            <text:p>0.896379761228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20326498145" calcext:value-type="float">
            <text:p>0.920326498145</text:p>
          </table:table-cell>
          <table:table-cell office:value-type="float" office:value="0.919923803966" calcext:value-type="float">
            <text:p>0.919923803966</text:p>
          </table:table-cell>
          <table:table-cell office:value-type="float" office:value="0.919631706936" calcext:value-type="float">
            <text:p>0.919631706936</text:p>
          </table:table-cell>
          <table:table-cell office:value-type="float" office:value="0.920132761254" calcext:value-type="float">
            <text:p>0.920132761254</text:p>
          </table:table-cell>
          <table:table-cell office:value-type="float" office:value="0.919948266399" calcext:value-type="float">
            <text:p>0.919948266399</text:p>
          </table:table-cell>
          <table:table-cell office:value-type="float" office:value="0.920487296471" calcext:value-type="float">
            <text:p>0.920487296471</text:p>
          </table:table-cell>
          <table:table-cell office:value-type="float" office:value="0.92016948281" calcext:value-type="float">
            <text:p>0.92016948281</text:p>
          </table:table-cell>
          <table:table-cell office:value-type="float" office:value="0.920103084568" calcext:value-type="float">
            <text:p>0.920103084568</text:p>
          </table:table-cell>
          <table:table-cell office:value-type="float" office:value="0.920142334108" calcext:value-type="float">
            <text:p>0.920142334108</text:p>
          </table:table-cell>
          <table:table-cell office:value-type="float" office:value="0.920387958715" calcext:value-type="float">
            <text:p>0.920387958715</text:p>
          </table:table-cell>
          <table:table-cell office:value-type="float" office:value="0.920280624313" calcext:value-type="float">
            <text:p>0.920280624313</text:p>
          </table:table-cell>
          <table:table-cell table:number-columns-repeated="8"/>
          <table:table-cell office:value-type="string" calcext:value-type="string">
            <text:p>WFG4_3</text:p>
          </table:table-cell>
          <table:table-cell office:value-type="float" office:value="0.907026408545" calcext:value-type="float">
            <text:p>0.907026408545</text:p>
          </table:table-cell>
          <table:table-cell office:value-type="float" office:value="0.905857458835" calcext:value-type="float">
            <text:p>0.905857458835</text:p>
          </table:table-cell>
          <table:table-cell office:value-type="float" office:value="0.902280680907" calcext:value-type="float">
            <text:p>0.902280680907</text:p>
          </table:table-cell>
          <table:table-cell office:value-type="float" office:value="0.9003496577" calcext:value-type="float">
            <text:p>0.9003496577</text:p>
          </table:table-cell>
          <table:table-cell office:value-type="float" office:value="0.899271972983" calcext:value-type="float">
            <text:p>0.899271972983</text:p>
          </table:table-cell>
          <table:table-cell office:value-type="float" office:value="0.898820161358" calcext:value-type="float">
            <text:p>0.898820161358</text:p>
          </table:table-cell>
          <table:table-cell office:value-type="float" office:value="0.898614056819" calcext:value-type="float">
            <text:p>0.898614056819</text:p>
          </table:table-cell>
          <table:table-cell office:value-type="float" office:value="0.898315054549" calcext:value-type="float">
            <text:p>0.898315054549</text:p>
          </table:table-cell>
          <table:table-cell office:value-type="float" office:value="0.89867533364" calcext:value-type="float">
            <text:p>0.89867533364</text:p>
          </table:table-cell>
          <table:table-cell office:value-type="float" office:value="0.898241267641" calcext:value-type="float">
            <text:p>0.898241267641</text:p>
          </table:table-cell>
          <table:table-cell office:value-type="float" office:value="0.897775890406" calcext:value-type="float">
            <text:p>0.897775890406</text:p>
          </table:table-cell>
          <table:table-cell table:number-columns-repeated="3"/>
          <table:table-cell office:value-type="string" calcext:value-type="string">
            <text:p>WFG4_3</text:p>
          </table:table-cell>
          <table:table-cell office:value-type="float" office:value="0.840469761979" calcext:value-type="float">
            <text:p>0.840469761979</text:p>
          </table:table-cell>
          <table:table-cell office:value-type="float" office:value="0.838921763862" calcext:value-type="float">
            <text:p>0.838921763862</text:p>
          </table:table-cell>
          <table:table-cell office:value-type="float" office:value="0.83307500333" calcext:value-type="float">
            <text:p>0.83307500333</text:p>
          </table:table-cell>
          <table:table-cell office:value-type="float" office:value="0.828618717527" calcext:value-type="float">
            <text:p>0.828618717527</text:p>
          </table:table-cell>
          <table:table-cell office:value-type="float" office:value="0.821323270479" calcext:value-type="float">
            <text:p>0.821323270479</text:p>
          </table:table-cell>
          <table:table-cell office:value-type="float" office:value="0.81619897434" calcext:value-type="float">
            <text:p>0.81619897434</text:p>
          </table:table-cell>
          <table:table-cell office:value-type="float" office:value="0.814092453467" calcext:value-type="float">
            <text:p>0.814092453467</text:p>
          </table:table-cell>
          <table:table-cell office:value-type="float" office:value="0.811347896401" calcext:value-type="float">
            <text:p>0.811347896401</text:p>
          </table:table-cell>
          <table:table-cell office:value-type="float" office:value="0.813579338664" calcext:value-type="float">
            <text:p>0.813579338664</text:p>
          </table:table-cell>
          <table:table-cell office:value-type="float" office:value="0.810441718345" calcext:value-type="float">
            <text:p>0.810441718345</text:p>
          </table:table-cell>
          <table:table-cell office:value-type="float" office:value="0.804854271994" calcext:value-type="float">
            <text:p>0.804854271994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42831882376" calcext:value-type="float">
            <text:p>0.842831882376</text:p>
          </table:table-cell>
          <table:table-cell office:value-type="float" office:value="0.839854780085" calcext:value-type="float">
            <text:p>0.839854780085</text:p>
          </table:table-cell>
          <table:table-cell office:value-type="float" office:value="0.839405094187" calcext:value-type="float">
            <text:p>0.839405094187</text:p>
          </table:table-cell>
          <table:table-cell office:value-type="float" office:value="0.835897428914" calcext:value-type="float">
            <text:p>0.835897428914</text:p>
          </table:table-cell>
          <table:table-cell office:value-type="float" office:value="0.83382677131" calcext:value-type="float">
            <text:p>0.83382677131</text:p>
          </table:table-cell>
          <table:table-cell office:value-type="float" office:value="0.83473558544" calcext:value-type="float">
            <text:p>0.83473558544</text:p>
          </table:table-cell>
          <table:table-cell office:value-type="float" office:value="0.833399209024" calcext:value-type="float">
            <text:p>0.833399209024</text:p>
          </table:table-cell>
          <table:table-cell office:value-type="float" office:value="0.832399332767" calcext:value-type="float">
            <text:p>0.832399332767</text:p>
          </table:table-cell>
          <table:table-cell office:value-type="float" office:value="0.833271294368" calcext:value-type="float">
            <text:p>0.833271294368</text:p>
          </table:table-cell>
          <table:table-cell office:value-type="float" office:value="0.83313993832" calcext:value-type="float">
            <text:p>0.83313993832</text:p>
          </table:table-cell>
          <table:table-cell office:value-type="float" office:value="0.83272342871" calcext:value-type="float">
            <text:p>0.83272342871</text:p>
          </table:table-cell>
          <table:table-cell table:number-columns-repeated="8"/>
          <table:table-cell office:value-type="string" calcext:value-type="string">
            <text:p>WFG5_3</text:p>
          </table:table-cell>
          <table:table-cell office:value-type="float" office:value="0.833791380422" calcext:value-type="float">
            <text:p>0.833791380422</text:p>
          </table:table-cell>
          <table:table-cell office:value-type="float" office:value="0.834052600106" calcext:value-type="float">
            <text:p>0.834052600106</text:p>
          </table:table-cell>
          <table:table-cell office:value-type="float" office:value="0.833147739179" calcext:value-type="float">
            <text:p>0.833147739179</text:p>
          </table:table-cell>
          <table:table-cell office:value-type="float" office:value="0.832163296866" calcext:value-type="float">
            <text:p>0.832163296866</text:p>
          </table:table-cell>
          <table:table-cell office:value-type="float" office:value="0.832818478133" calcext:value-type="float">
            <text:p>0.832818478133</text:p>
          </table:table-cell>
          <table:table-cell office:value-type="float" office:value="0.831210945865" calcext:value-type="float">
            <text:p>0.831210945865</text:p>
          </table:table-cell>
          <table:table-cell office:value-type="float" office:value="0.831697534858" calcext:value-type="float">
            <text:p>0.831697534858</text:p>
          </table:table-cell>
          <table:table-cell office:value-type="float" office:value="0.830904166543" calcext:value-type="float">
            <text:p>0.830904166543</text:p>
          </table:table-cell>
          <table:table-cell office:value-type="float" office:value="0.831120103541" calcext:value-type="float">
            <text:p>0.831120103541</text:p>
          </table:table-cell>
          <table:table-cell office:value-type="float" office:value="0.831656027109" calcext:value-type="float">
            <text:p>0.831656027109</text:p>
          </table:table-cell>
          <table:table-cell office:value-type="float" office:value="0.831572088554" calcext:value-type="float">
            <text:p>0.831572088554</text:p>
          </table:table-cell>
          <table:table-cell table:number-columns-repeated="3"/>
          <table:table-cell office:value-type="string" calcext:value-type="string">
            <text:p>WFG5_3</text:p>
          </table:table-cell>
          <table:table-cell office:value-type="float" office:value="0.777854626023" calcext:value-type="float">
            <text:p>0.777854626023</text:p>
          </table:table-cell>
          <table:table-cell office:value-type="float" office:value="0.772377594582" calcext:value-type="float">
            <text:p>0.772377594582</text:p>
          </table:table-cell>
          <table:table-cell office:value-type="float" office:value="0.765120920701" calcext:value-type="float">
            <text:p>0.765120920701</text:p>
          </table:table-cell>
          <table:table-cell office:value-type="float" office:value="0.761886527653" calcext:value-type="float">
            <text:p>0.761886527653</text:p>
          </table:table-cell>
          <table:table-cell office:value-type="float" office:value="0.747822026628" calcext:value-type="float">
            <text:p>0.747822026628</text:p>
          </table:table-cell>
          <table:table-cell office:value-type="float" office:value="0.739478663378" calcext:value-type="float">
            <text:p>0.739478663378</text:p>
          </table:table-cell>
          <table:table-cell office:value-type="float" office:value="0.738379077162" calcext:value-type="float">
            <text:p>0.738379077162</text:p>
          </table:table-cell>
          <table:table-cell office:value-type="float" office:value="0.725949437009" calcext:value-type="float">
            <text:p>0.725949437009</text:p>
          </table:table-cell>
          <table:table-cell office:value-type="float" office:value="0.726896322488" calcext:value-type="float">
            <text:p>0.726896322488</text:p>
          </table:table-cell>
          <table:table-cell office:value-type="float" office:value="0.729365735792" calcext:value-type="float">
            <text:p>0.729365735792</text:p>
          </table:table-cell>
          <table:table-cell office:value-type="float" office:value="0.724180901069" calcext:value-type="float">
            <text:p>0.724180901069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67966879762" calcext:value-type="float">
            <text:p>0.867966879762</text:p>
          </table:table-cell>
          <table:table-cell office:value-type="float" office:value="0.8667309177" calcext:value-type="float">
            <text:p>0.8667309177</text:p>
          </table:table-cell>
          <table:table-cell office:value-type="float" office:value="0.860803325681" calcext:value-type="float">
            <text:p>0.860803325681</text:p>
          </table:table-cell>
          <table:table-cell office:value-type="float" office:value="0.845712982069" calcext:value-type="float">
            <text:p>0.845712982069</text:p>
          </table:table-cell>
          <table:table-cell office:value-type="float" office:value="0.837040032141" calcext:value-type="float">
            <text:p>0.837040032141</text:p>
          </table:table-cell>
          <table:table-cell office:value-type="float" office:value="0.833217773547" calcext:value-type="float">
            <text:p>0.833217773547</text:p>
          </table:table-cell>
          <table:table-cell office:value-type="float" office:value="0.831265547413" calcext:value-type="float">
            <text:p>0.831265547413</text:p>
          </table:table-cell>
          <table:table-cell office:value-type="float" office:value="0.830610014107" calcext:value-type="float">
            <text:p>0.830610014107</text:p>
          </table:table-cell>
          <table:table-cell office:value-type="float" office:value="0.832233022248" calcext:value-type="float">
            <text:p>0.832233022248</text:p>
          </table:table-cell>
          <table:table-cell office:value-type="float" office:value="0.826185309135" calcext:value-type="float">
            <text:p>0.826185309135</text:p>
          </table:table-cell>
          <table:table-cell office:value-type="float" office:value="0.826688443639" calcext:value-type="float">
            <text:p>0.826688443639</text:p>
          </table:table-cell>
          <table:table-cell table:number-columns-repeated="8"/>
          <table:table-cell office:value-type="string" calcext:value-type="string">
            <text:p>WFG6_3</text:p>
          </table:table-cell>
          <table:table-cell office:value-type="float" office:value="0.864881872173" calcext:value-type="float">
            <text:p>0.864881872173</text:p>
          </table:table-cell>
          <table:table-cell office:value-type="float" office:value="0.863081925703" calcext:value-type="float">
            <text:p>0.863081925703</text:p>
          </table:table-cell>
          <table:table-cell office:value-type="float" office:value="0.853597201502" calcext:value-type="float">
            <text:p>0.853597201502</text:p>
          </table:table-cell>
          <table:table-cell office:value-type="float" office:value="0.837656317814" calcext:value-type="float">
            <text:p>0.837656317814</text:p>
          </table:table-cell>
          <table:table-cell office:value-type="float" office:value="0.82578709301" calcext:value-type="float">
            <text:p>0.82578709301</text:p>
          </table:table-cell>
          <table:table-cell office:value-type="float" office:value="0.817950412254" calcext:value-type="float">
            <text:p>0.817950412254</text:p>
          </table:table-cell>
          <table:table-cell office:value-type="float" office:value="0.819945649732" calcext:value-type="float">
            <text:p>0.819945649732</text:p>
          </table:table-cell>
          <table:table-cell office:value-type="float" office:value="0.819178193502" calcext:value-type="float">
            <text:p>0.819178193502</text:p>
          </table:table-cell>
          <table:table-cell office:value-type="float" office:value="0.823423503072" calcext:value-type="float">
            <text:p>0.823423503072</text:p>
          </table:table-cell>
          <table:table-cell office:value-type="float" office:value="0.822117980738" calcext:value-type="float">
            <text:p>0.822117980738</text:p>
          </table:table-cell>
          <table:table-cell office:value-type="float" office:value="0.823788244832" calcext:value-type="float">
            <text:p>0.823788244832</text:p>
          </table:table-cell>
          <table:table-cell table:number-columns-repeated="3"/>
          <table:table-cell office:value-type="string" calcext:value-type="string">
            <text:p>WFG6_3</text:p>
          </table:table-cell>
          <table:table-cell office:value-type="float" office:value="0.781437878828" calcext:value-type="float">
            <text:p>0.781437878828</text:p>
          </table:table-cell>
          <table:table-cell office:value-type="float" office:value="0.772821690695" calcext:value-type="float">
            <text:p>0.772821690695</text:p>
          </table:table-cell>
          <table:table-cell office:value-type="float" office:value="0.760850140249" calcext:value-type="float">
            <text:p>0.760850140249</text:p>
          </table:table-cell>
          <table:table-cell office:value-type="float" office:value="0.741545875508" calcext:value-type="float">
            <text:p>0.741545875508</text:p>
          </table:table-cell>
          <table:table-cell office:value-type="float" office:value="0.721733783851" calcext:value-type="float">
            <text:p>0.721733783851</text:p>
          </table:table-cell>
          <table:table-cell office:value-type="float" office:value="0.701910918261" calcext:value-type="float">
            <text:p>0.701910918261</text:p>
          </table:table-cell>
          <table:table-cell office:value-type="float" office:value="0.697706835935" calcext:value-type="float">
            <text:p>0.697706835935</text:p>
          </table:table-cell>
          <table:table-cell office:value-type="float" office:value="0.685842915442" calcext:value-type="float">
            <text:p>0.685842915442</text:p>
          </table:table-cell>
          <table:table-cell office:value-type="float" office:value="0.689590538416" calcext:value-type="float">
            <text:p>0.689590538416</text:p>
          </table:table-cell>
          <table:table-cell office:value-type="float" office:value="0.680753330563" calcext:value-type="float">
            <text:p>0.680753330563</text:p>
          </table:table-cell>
          <table:table-cell office:value-type="float" office:value="0.679270590499" calcext:value-type="float">
            <text:p>0.679270590499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19020121103" calcext:value-type="float">
            <text:p>0.919020121103</text:p>
          </table:table-cell>
          <table:table-cell office:value-type="float" office:value="0.919193305856" calcext:value-type="float">
            <text:p>0.919193305856</text:p>
          </table:table-cell>
          <table:table-cell office:value-type="float" office:value="0.919139214733" calcext:value-type="float">
            <text:p>0.919139214733</text:p>
          </table:table-cell>
          <table:table-cell office:value-type="float" office:value="0.919213062498" calcext:value-type="float">
            <text:p>0.919213062498</text:p>
          </table:table-cell>
          <table:table-cell office:value-type="float" office:value="0.919198209611" calcext:value-type="float">
            <text:p>0.919198209611</text:p>
          </table:table-cell>
          <table:table-cell office:value-type="float" office:value="0.919114197139" calcext:value-type="float">
            <text:p>0.919114197139</text:p>
          </table:table-cell>
          <table:table-cell office:value-type="float" office:value="0.91918036655" calcext:value-type="float">
            <text:p>0.91918036655</text:p>
          </table:table-cell>
          <table:table-cell office:value-type="float" office:value="0.919298627426" calcext:value-type="float">
            <text:p>0.919298627426</text:p>
          </table:table-cell>
          <table:table-cell office:value-type="float" office:value="0.919200738569" calcext:value-type="float">
            <text:p>0.919200738569</text:p>
          </table:table-cell>
          <table:table-cell office:value-type="float" office:value="0.919215201378" calcext:value-type="float">
            <text:p>0.919215201378</text:p>
          </table:table-cell>
          <table:table-cell office:value-type="float" office:value="0.919307951264" calcext:value-type="float">
            <text:p>0.919307951264</text:p>
          </table:table-cell>
          <table:table-cell table:number-columns-repeated="8"/>
          <table:table-cell office:value-type="string" calcext:value-type="string">
            <text:p>WFG7_3</text:p>
          </table:table-cell>
          <table:table-cell office:value-type="float" office:value="0.917113297531" calcext:value-type="float">
            <text:p>0.917113297531</text:p>
          </table:table-cell>
          <table:table-cell office:value-type="float" office:value="0.916800255998" calcext:value-type="float">
            <text:p>0.916800255998</text:p>
          </table:table-cell>
          <table:table-cell office:value-type="float" office:value="0.915741804945" calcext:value-type="float">
            <text:p>0.915741804945</text:p>
          </table:table-cell>
          <table:table-cell office:value-type="float" office:value="0.915784558681" calcext:value-type="float">
            <text:p>0.915784558681</text:p>
          </table:table-cell>
          <table:table-cell office:value-type="float" office:value="0.915407817824" calcext:value-type="float">
            <text:p>0.915407817824</text:p>
          </table:table-cell>
          <table:table-cell office:value-type="float" office:value="0.915204079989" calcext:value-type="float">
            <text:p>0.915204079989</text:p>
          </table:table-cell>
          <table:table-cell office:value-type="float" office:value="0.914214436006" calcext:value-type="float">
            <text:p>0.914214436006</text:p>
          </table:table-cell>
          <table:table-cell office:value-type="float" office:value="0.914540475997" calcext:value-type="float">
            <text:p>0.914540475997</text:p>
          </table:table-cell>
          <table:table-cell office:value-type="float" office:value="0.915027361139" calcext:value-type="float">
            <text:p>0.915027361139</text:p>
          </table:table-cell>
          <table:table-cell office:value-type="float" office:value="0.914425332361" calcext:value-type="float">
            <text:p>0.914425332361</text:p>
          </table:table-cell>
          <table:table-cell office:value-type="float" office:value="0.914796222591" calcext:value-type="float">
            <text:p>0.914796222591</text:p>
          </table:table-cell>
          <table:table-cell table:number-columns-repeated="3"/>
          <table:table-cell office:value-type="string" calcext:value-type="string">
            <text:p>WFG7_3</text:p>
          </table:table-cell>
          <table:table-cell office:value-type="float" office:value="0.868354426506" calcext:value-type="float">
            <text:p>0.868354426506</text:p>
          </table:table-cell>
          <table:table-cell office:value-type="float" office:value="0.867321295789" calcext:value-type="float">
            <text:p>0.867321295789</text:p>
          </table:table-cell>
          <table:table-cell office:value-type="float" office:value="0.86325842102" calcext:value-type="float">
            <text:p>0.86325842102</text:p>
          </table:table-cell>
          <table:table-cell office:value-type="float" office:value="0.857336223892" calcext:value-type="float">
            <text:p>0.857336223892</text:p>
          </table:table-cell>
          <table:table-cell office:value-type="float" office:value="0.854616100596" calcext:value-type="float">
            <text:p>0.854616100596</text:p>
          </table:table-cell>
          <table:table-cell office:value-type="float" office:value="0.849627884199" calcext:value-type="float">
            <text:p>0.849627884199</text:p>
          </table:table-cell>
          <table:table-cell office:value-type="float" office:value="0.844669586845" calcext:value-type="float">
            <text:p>0.844669586845</text:p>
          </table:table-cell>
          <table:table-cell office:value-type="float" office:value="0.840621225105" calcext:value-type="float">
            <text:p>0.840621225105</text:p>
          </table:table-cell>
          <table:table-cell office:value-type="float" office:value="0.839664587965" calcext:value-type="float">
            <text:p>0.839664587965</text:p>
          </table:table-cell>
          <table:table-cell office:value-type="float" office:value="0.835074061539" calcext:value-type="float">
            <text:p>0.835074061539</text:p>
          </table:table-cell>
          <table:table-cell office:value-type="float" office:value="0.838931044767" calcext:value-type="float">
            <text:p>0.838931044767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25657111621" calcext:value-type="float">
            <text:p>0.825657111621</text:p>
          </table:table-cell>
          <table:table-cell office:value-type="float" office:value="0.825585297852" calcext:value-type="float">
            <text:p>0.825585297852</text:p>
          </table:table-cell>
          <table:table-cell office:value-type="float" office:value="0.826457771528" calcext:value-type="float">
            <text:p>0.826457771528</text:p>
          </table:table-cell>
          <table:table-cell office:value-type="float" office:value="0.828294573037" calcext:value-type="float">
            <text:p>0.828294573037</text:p>
          </table:table-cell>
          <table:table-cell office:value-type="float" office:value="0.862839536198" calcext:value-type="float">
            <text:p>0.862839536198</text:p>
          </table:table-cell>
          <table:table-cell office:value-type="float" office:value="0.880274727745" calcext:value-type="float">
            <text:p>0.880274727745</text:p>
          </table:table-cell>
          <table:table-cell office:value-type="float" office:value="0.881159060311" calcext:value-type="float">
            <text:p>0.881159060311</text:p>
          </table:table-cell>
          <table:table-cell office:value-type="float" office:value="0.888785376793" calcext:value-type="float">
            <text:p>0.888785376793</text:p>
          </table:table-cell>
          <table:table-cell office:value-type="float" office:value="0.877292825234" calcext:value-type="float">
            <text:p>0.877292825234</text:p>
          </table:table-cell>
          <table:table-cell office:value-type="float" office:value="0.871591854643" calcext:value-type="float">
            <text:p>0.871591854643</text:p>
          </table:table-cell>
          <table:table-cell office:value-type="float" office:value="0.871391601182" calcext:value-type="float">
            <text:p>0.871391601182</text:p>
          </table:table-cell>
          <table:table-cell table:number-columns-repeated="8"/>
          <table:table-cell office:value-type="string" calcext:value-type="string">
            <text:p>WFG8_3</text:p>
          </table:table-cell>
          <table:table-cell office:value-type="float" office:value="0.819131858023" calcext:value-type="float">
            <text:p>0.819131858023</text:p>
          </table:table-cell>
          <table:table-cell office:value-type="float" office:value="0.818601561761" calcext:value-type="float">
            <text:p>0.818601561761</text:p>
          </table:table-cell>
          <table:table-cell office:value-type="float" office:value="0.817608045811" calcext:value-type="float">
            <text:p>0.817608045811</text:p>
          </table:table-cell>
          <table:table-cell office:value-type="float" office:value="0.817590631179" calcext:value-type="float">
            <text:p>0.817590631179</text:p>
          </table:table-cell>
          <table:table-cell office:value-type="float" office:value="0.815698514624" calcext:value-type="float">
            <text:p>0.815698514624</text:p>
          </table:table-cell>
          <table:table-cell office:value-type="float" office:value="0.814824625629" calcext:value-type="float">
            <text:p>0.814824625629</text:p>
          </table:table-cell>
          <table:table-cell office:value-type="float" office:value="0.814365107098" calcext:value-type="float">
            <text:p>0.814365107098</text:p>
          </table:table-cell>
          <table:table-cell office:value-type="float" office:value="0.813258006762" calcext:value-type="float">
            <text:p>0.813258006762</text:p>
          </table:table-cell>
          <table:table-cell office:value-type="float" office:value="0.813033626622" calcext:value-type="float">
            <text:p>0.813033626622</text:p>
          </table:table-cell>
          <table:table-cell office:value-type="float" office:value="0.812970005976" calcext:value-type="float">
            <text:p>0.812970005976</text:p>
          </table:table-cell>
          <table:table-cell office:value-type="float" office:value="0.812803543594" calcext:value-type="float">
            <text:p>0.812803543594</text:p>
          </table:table-cell>
          <table:table-cell table:number-columns-repeated="3"/>
          <table:table-cell office:value-type="string" calcext:value-type="string">
            <text:p>WFG8_3</text:p>
          </table:table-cell>
          <table:table-cell office:value-type="float" office:value="0.729659270114" calcext:value-type="float">
            <text:p>0.729659270114</text:p>
          </table:table-cell>
          <table:table-cell office:value-type="float" office:value="0.729970560568" calcext:value-type="float">
            <text:p>0.729970560568</text:p>
          </table:table-cell>
          <table:table-cell office:value-type="float" office:value="0.724373327551" calcext:value-type="float">
            <text:p>0.724373327551</text:p>
          </table:table-cell>
          <table:table-cell office:value-type="float" office:value="0.718540168169" calcext:value-type="float">
            <text:p>0.718540168169</text:p>
          </table:table-cell>
          <table:table-cell office:value-type="float" office:value="0.715407251096" calcext:value-type="float">
            <text:p>0.715407251096</text:p>
          </table:table-cell>
          <table:table-cell office:value-type="float" office:value="0.70672627538" calcext:value-type="float">
            <text:p>0.70672627538</text:p>
          </table:table-cell>
          <table:table-cell office:value-type="float" office:value="0.705502753633" calcext:value-type="float">
            <text:p>0.705502753633</text:p>
          </table:table-cell>
          <table:table-cell office:value-type="float" office:value="0.70357587138" calcext:value-type="float">
            <text:p>0.70357587138</text:p>
          </table:table-cell>
          <table:table-cell office:value-type="float" office:value="0.700885441251" calcext:value-type="float">
            <text:p>0.700885441251</text:p>
          </table:table-cell>
          <table:table-cell office:value-type="float" office:value="0.698195637762" calcext:value-type="float">
            <text:p>0.698195637762</text:p>
          </table:table-cell>
          <table:table-cell office:value-type="float" office:value="0.695566522964" calcext:value-type="float">
            <text:p>0.695566522964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1295567119" calcext:value-type="float">
            <text:p>0.81295567119</text:p>
          </table:table-cell>
          <table:table-cell office:value-type="float" office:value="0.856531746367" calcext:value-type="float">
            <text:p>0.856531746367</text:p>
          </table:table-cell>
          <table:table-cell office:value-type="float" office:value="0.829908278339" calcext:value-type="float">
            <text:p>0.829908278339</text:p>
          </table:table-cell>
          <table:table-cell office:value-type="float" office:value="0.808175455892" calcext:value-type="float">
            <text:p>0.808175455892</text:p>
          </table:table-cell>
          <table:table-cell office:value-type="float" office:value="0.821604878316" calcext:value-type="float">
            <text:p>0.821604878316</text:p>
          </table:table-cell>
          <table:table-cell office:value-type="float" office:value="0.813501238835" calcext:value-type="float">
            <text:p>0.813501238835</text:p>
          </table:table-cell>
          <table:table-cell office:value-type="float" office:value="0.775182553376" calcext:value-type="float">
            <text:p>0.775182553376</text:p>
          </table:table-cell>
          <table:table-cell office:value-type="float" office:value="0.766746437147" calcext:value-type="float">
            <text:p>0.766746437147</text:p>
          </table:table-cell>
          <table:table-cell office:value-type="float" office:value="0.769185216183" calcext:value-type="float">
            <text:p>0.769185216183</text:p>
          </table:table-cell>
          <table:table-cell office:value-type="float" office:value="0.77095394881" calcext:value-type="float">
            <text:p>0.77095394881</text:p>
          </table:table-cell>
          <table:table-cell office:value-type="float" office:value="0.766712155242" calcext:value-type="float">
            <text:p>0.766712155242</text:p>
          </table:table-cell>
          <table:table-cell table:number-columns-repeated="8"/>
          <table:table-cell office:value-type="string" calcext:value-type="string">
            <text:p>WFG9_3</text:p>
          </table:table-cell>
          <table:table-cell office:value-type="float" office:value="0.80731811541" calcext:value-type="float">
            <text:p>0.80731811541</text:p>
          </table:table-cell>
          <table:table-cell office:value-type="float" office:value="0.844396547887" calcext:value-type="float">
            <text:p>0.844396547887</text:p>
          </table:table-cell>
          <table:table-cell office:value-type="float" office:value="0.81716622873" calcext:value-type="float">
            <text:p>0.81716622873</text:p>
          </table:table-cell>
          <table:table-cell office:value-type="float" office:value="0.762399332996" calcext:value-type="float">
            <text:p>0.762399332996</text:p>
          </table:table-cell>
          <table:table-cell office:value-type="float" office:value="0.762494134949" calcext:value-type="float">
            <text:p>0.762494134949</text:p>
          </table:table-cell>
          <table:table-cell office:value-type="float" office:value="0.761795893158" calcext:value-type="float">
            <text:p>0.761795893158</text:p>
          </table:table-cell>
          <table:table-cell office:value-type="float" office:value="0.761640269626" calcext:value-type="float">
            <text:p>0.761640269626</text:p>
          </table:table-cell>
          <table:table-cell office:value-type="float" office:value="0.762129149364" calcext:value-type="float">
            <text:p>0.762129149364</text:p>
          </table:table-cell>
          <table:table-cell office:value-type="float" office:value="0.762011729411" calcext:value-type="float">
            <text:p>0.762011729411</text:p>
          </table:table-cell>
          <table:table-cell office:value-type="float" office:value="0.76230964377" calcext:value-type="float">
            <text:p>0.76230964377</text:p>
          </table:table-cell>
          <table:table-cell office:value-type="float" office:value="0.762484382844" calcext:value-type="float">
            <text:p>0.762484382844</text:p>
          </table:table-cell>
          <table:table-cell table:number-columns-repeated="3"/>
          <table:table-cell office:value-type="string" calcext:value-type="string">
            <text:p>WFG9_3</text:p>
          </table:table-cell>
          <table:table-cell office:value-type="float" office:value="0.784089933588" calcext:value-type="float">
            <text:p>0.784089933588</text:p>
          </table:table-cell>
          <table:table-cell office:value-type="float" office:value="0.812927051916" calcext:value-type="float">
            <text:p>0.812927051916</text:p>
          </table:table-cell>
          <table:table-cell office:value-type="float" office:value="0.808626575581" calcext:value-type="float">
            <text:p>0.808626575581</text:p>
          </table:table-cell>
          <table:table-cell office:value-type="float" office:value="0.792330444643" calcext:value-type="float">
            <text:p>0.792330444643</text:p>
          </table:table-cell>
          <table:table-cell office:value-type="float" office:value="0.785044092568" calcext:value-type="float">
            <text:p>0.785044092568</text:p>
          </table:table-cell>
          <table:table-cell office:value-type="float" office:value="0.778309161138" calcext:value-type="float">
            <text:p>0.778309161138</text:p>
          </table:table-cell>
          <table:table-cell office:value-type="float" office:value="0.78404919903" calcext:value-type="float">
            <text:p>0.78404919903</text:p>
          </table:table-cell>
          <table:table-cell office:value-type="float" office:value="0.776241351821" calcext:value-type="float">
            <text:p>0.776241351821</text:p>
          </table:table-cell>
          <table:table-cell office:value-type="float" office:value="0.772302605708" calcext:value-type="float">
            <text:p>0.772302605708</text:p>
          </table:table-cell>
          <table:table-cell office:value-type="float" office:value="0.77633311582" calcext:value-type="float">
            <text:p>0.77633311582</text:p>
          </table:table-cell>
          <table:table-cell office:value-type="float" office:value="0.76593927637" calcext:value-type="float">
            <text:p>0.76593927637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4333759315" calcext:value-type="float">
            <text:p>0.964333759315</text:p>
          </table:table-cell>
          <table:table-cell office:value-type="float" office:value="0.964659162902" calcext:value-type="float">
            <text:p>0.964659162902</text:p>
          </table:table-cell>
          <table:table-cell office:value-type="float" office:value="0.964516056589" calcext:value-type="float">
            <text:p>0.964516056589</text:p>
          </table:table-cell>
          <table:table-cell office:value-type="float" office:value="0.964312631781" calcext:value-type="float">
            <text:p>0.964312631781</text:p>
          </table:table-cell>
          <table:table-cell office:value-type="float" office:value="0.964568923497" calcext:value-type="float">
            <text:p>0.964568923497</text:p>
          </table:table-cell>
          <table:table-cell office:value-type="float" office:value="0.96448134421" calcext:value-type="float">
            <text:p>0.96448134421</text:p>
          </table:table-cell>
          <table:table-cell office:value-type="float" office:value="0.964418731023" calcext:value-type="float">
            <text:p>0.964418731023</text:p>
          </table:table-cell>
          <table:table-cell office:value-type="float" office:value="0.964422137046" calcext:value-type="float">
            <text:p>0.964422137046</text:p>
          </table:table-cell>
          <table:table-cell office:value-type="float" office:value="0.964407948477" calcext:value-type="float">
            <text:p>0.964407948477</text:p>
          </table:table-cell>
          <table:table-cell office:value-type="float" office:value="0.964461341705" calcext:value-type="float">
            <text:p>0.964461341705</text:p>
          </table:table-cell>
          <table:table-cell office:value-type="float" office:value="0.964360991629" calcext:value-type="float">
            <text:p>0.964360991629</text:p>
          </table:table-cell>
          <table:table-cell table:number-columns-repeated="8"/>
          <table:table-cell office:value-type="string" calcext:value-type="string">
            <text:p>DTLZ1_3</text:p>
          </table:table-cell>
          <table:table-cell office:value-type="float" office:value="0.964133586809" calcext:value-type="float">
            <text:p>0.964133586809</text:p>
          </table:table-cell>
          <table:table-cell office:value-type="float" office:value="0.964589637627" calcext:value-type="float">
            <text:p>0.964589637627</text:p>
          </table:table-cell>
          <table:table-cell office:value-type="float" office:value="0.963880060384" calcext:value-type="float">
            <text:p>0.963880060384</text:p>
          </table:table-cell>
          <table:table-cell office:value-type="float" office:value="0.95658052468" calcext:value-type="float">
            <text:p>0.95658052468</text:p>
          </table:table-cell>
          <table:table-cell office:value-type="float" office:value="0.963503374667" calcext:value-type="float">
            <text:p>0.963503374667</text:p>
          </table:table-cell>
          <table:table-cell office:value-type="float" office:value="0.942091296472" calcext:value-type="float">
            <text:p>0.942091296472</text:p>
          </table:table-cell>
          <table:table-cell office:value-type="float" office:value="0.96323113513" calcext:value-type="float">
            <text:p>0.96323113513</text:p>
          </table:table-cell>
          <table:table-cell office:value-type="float" office:value="0.963743421043" calcext:value-type="float">
            <text:p>0.963743421043</text:p>
          </table:table-cell>
          <table:table-cell office:value-type="float" office:value="0.963365821394" calcext:value-type="float">
            <text:p>0.963365821394</text:p>
          </table:table-cell>
          <table:table-cell office:value-type="float" office:value="0.942284427436" calcext:value-type="float">
            <text:p>0.942284427436</text:p>
          </table:table-cell>
          <table:table-cell office:value-type="float" office:value="0.963157746922" calcext:value-type="float">
            <text:p>0.963157746922</text:p>
          </table:table-cell>
          <table:table-cell table:number-columns-repeated="3"/>
          <table:table-cell office:value-type="string" calcext:value-type="string">
            <text:p>DTLZ1_3</text:p>
          </table:table-cell>
          <table:table-cell office:value-type="float" office:value="0.0457943800757" calcext:value-type="float">
            <text:p>0.0457943800757</text:p>
          </table:table-cell>
          <table:table-cell office:value-type="float" office:value="0.0254781453751" calcext:value-type="float">
            <text:p>0.0254781453751</text:p>
          </table:table-cell>
          <table:table-cell office:value-type="float" office:value="0.0189561838459" calcext:value-type="float">
            <text:p>0.01895618384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29795022083" calcext:value-type="float">
            <text:p>0.929795022083</text:p>
          </table:table-cell>
          <table:table-cell office:value-type="float" office:value="0.92970628955" calcext:value-type="float">
            <text:p>0.92970628955</text:p>
          </table:table-cell>
          <table:table-cell office:value-type="float" office:value="0.929792014306" calcext:value-type="float">
            <text:p>0.929792014306</text:p>
          </table:table-cell>
          <table:table-cell office:value-type="float" office:value="0.929674701252" calcext:value-type="float">
            <text:p>0.929674701252</text:p>
          </table:table-cell>
          <table:table-cell office:value-type="float" office:value="0.929777669418" calcext:value-type="float">
            <text:p>0.929777669418</text:p>
          </table:table-cell>
          <table:table-cell office:value-type="float" office:value="0.929621391217" calcext:value-type="float">
            <text:p>0.929621391217</text:p>
          </table:table-cell>
          <table:table-cell office:value-type="float" office:value="0.92984818347" calcext:value-type="float">
            <text:p>0.92984818347</text:p>
          </table:table-cell>
          <table:table-cell office:value-type="float" office:value="0.9300357088" calcext:value-type="float">
            <text:p>0.9300357088</text:p>
          </table:table-cell>
          <table:table-cell office:value-type="float" office:value="0.929638264248" calcext:value-type="float">
            <text:p>0.929638264248</text:p>
          </table:table-cell>
          <table:table-cell office:value-type="float" office:value="0.929735557479" calcext:value-type="float">
            <text:p>0.929735557479</text:p>
          </table:table-cell>
          <table:table-cell office:value-type="float" office:value="0.929741008116" calcext:value-type="float">
            <text:p>0.929741008116</text:p>
          </table:table-cell>
          <table:table-cell table:number-columns-repeated="8"/>
          <table:table-cell office:value-type="string" calcext:value-type="string">
            <text:p>DTLZ2_3</text:p>
          </table:table-cell>
          <table:table-cell office:value-type="float" office:value="0.930069808668" calcext:value-type="float">
            <text:p>0.930069808668</text:p>
          </table:table-cell>
          <table:table-cell office:value-type="float" office:value="0.930282252763" calcext:value-type="float">
            <text:p>0.930282252763</text:p>
          </table:table-cell>
          <table:table-cell office:value-type="float" office:value="0.930077845381" calcext:value-type="float">
            <text:p>0.930077845381</text:p>
          </table:table-cell>
          <table:table-cell office:value-type="float" office:value="0.929894273979" calcext:value-type="float">
            <text:p>0.929894273979</text:p>
          </table:table-cell>
          <table:table-cell office:value-type="float" office:value="0.93029782779" calcext:value-type="float">
            <text:p>0.93029782779</text:p>
          </table:table-cell>
          <table:table-cell office:value-type="float" office:value="0.930007999548" calcext:value-type="float">
            <text:p>0.930007999548</text:p>
          </table:table-cell>
          <table:table-cell office:value-type="float" office:value="0.930110017574" calcext:value-type="float">
            <text:p>0.930110017574</text:p>
          </table:table-cell>
          <table:table-cell office:value-type="float" office:value="0.93002642951" calcext:value-type="float">
            <text:p>0.93002642951</text:p>
          </table:table-cell>
          <table:table-cell office:value-type="float" office:value="0.930264867544" calcext:value-type="float">
            <text:p>0.930264867544</text:p>
          </table:table-cell>
          <table:table-cell office:value-type="float" office:value="0.930281655428" calcext:value-type="float">
            <text:p>0.930281655428</text:p>
          </table:table-cell>
          <table:table-cell office:value-type="float" office:value="0.930451590115" calcext:value-type="float">
            <text:p>0.930451590115</text:p>
          </table:table-cell>
          <table:table-cell table:number-columns-repeated="3"/>
          <table:table-cell office:value-type="string" calcext:value-type="string">
            <text:p>DTLZ2_3</text:p>
          </table:table-cell>
          <table:table-cell office:value-type="float" office:value="0.928384172695" calcext:value-type="float">
            <text:p>0.928384172695</text:p>
          </table:table-cell>
          <table:table-cell office:value-type="float" office:value="0.927876479926" calcext:value-type="float">
            <text:p>0.927876479926</text:p>
          </table:table-cell>
          <table:table-cell office:value-type="float" office:value="0.926593594735" calcext:value-type="float">
            <text:p>0.926593594735</text:p>
          </table:table-cell>
          <table:table-cell office:value-type="float" office:value="0.926204609138" calcext:value-type="float">
            <text:p>0.926204609138</text:p>
          </table:table-cell>
          <table:table-cell office:value-type="float" office:value="0.925435057392" calcext:value-type="float">
            <text:p>0.925435057392</text:p>
          </table:table-cell>
          <table:table-cell office:value-type="float" office:value="0.924901076816" calcext:value-type="float">
            <text:p>0.924901076816</text:p>
          </table:table-cell>
          <table:table-cell office:value-type="float" office:value="0.924140038696" calcext:value-type="float">
            <text:p>0.924140038696</text:p>
          </table:table-cell>
          <table:table-cell office:value-type="float" office:value="0.924258266703" calcext:value-type="float">
            <text:p>0.924258266703</text:p>
          </table:table-cell>
          <table:table-cell office:value-type="float" office:value="0.923366482514" calcext:value-type="float">
            <text:p>0.923366482514</text:p>
          </table:table-cell>
          <table:table-cell office:value-type="float" office:value="0.923165356543" calcext:value-type="float">
            <text:p>0.923165356543</text:p>
          </table:table-cell>
          <table:table-cell office:value-type="float" office:value="0.923295207839" calcext:value-type="float">
            <text:p>0.923295207839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29923739133" calcext:value-type="float">
            <text:p>0.929923739133</text:p>
          </table:table-cell>
          <table:table-cell office:value-type="float" office:value="0.92984657254" calcext:value-type="float">
            <text:p>0.92984657254</text:p>
          </table:table-cell>
          <table:table-cell office:value-type="float" office:value="0.929850883739" calcext:value-type="float">
            <text:p>0.929850883739</text:p>
          </table:table-cell>
          <table:table-cell office:value-type="float" office:value="0.929946542214" calcext:value-type="float">
            <text:p>0.929946542214</text:p>
          </table:table-cell>
          <table:table-cell office:value-type="float" office:value="0.929935306013" calcext:value-type="float">
            <text:p>0.929935306013</text:p>
          </table:table-cell>
          <table:table-cell office:value-type="float" office:value="0.929944348077" calcext:value-type="float">
            <text:p>0.929944348077</text:p>
          </table:table-cell>
          <table:table-cell office:value-type="float" office:value="0.929935016267" calcext:value-type="float">
            <text:p>0.929935016267</text:p>
          </table:table-cell>
          <table:table-cell office:value-type="float" office:value="0.929671449306" calcext:value-type="float">
            <text:p>0.929671449306</text:p>
          </table:table-cell>
          <table:table-cell office:value-type="float" office:value="0.92994295352" calcext:value-type="float">
            <text:p>0.92994295352</text:p>
          </table:table-cell>
          <table:table-cell office:value-type="float" office:value="0.92989046052" calcext:value-type="float">
            <text:p>0.92989046052</text:p>
          </table:table-cell>
          <table:table-cell office:value-type="float" office:value="0.929848844528" calcext:value-type="float">
            <text:p>0.929848844528</text:p>
          </table:table-cell>
          <table:table-cell table:number-columns-repeated="8"/>
          <table:table-cell office:value-type="string" calcext:value-type="string">
            <text:p>DTLZ3_3</text:p>
          </table:table-cell>
          <table:table-cell office:value-type="float" office:value="0.736774078627" calcext:value-type="float">
            <text:p>0.736774078627</text:p>
          </table:table-cell>
          <table:table-cell office:value-type="float" office:value="0.600115406866" calcext:value-type="float">
            <text:p>0.600115406866</text:p>
          </table:table-cell>
          <table:table-cell office:value-type="float" office:value="0.404858564709" calcext:value-type="float">
            <text:p>0.404858564709</text:p>
          </table:table-cell>
          <table:table-cell office:value-type="float" office:value="0.188811877275" calcext:value-type="float">
            <text:p>0.188811877275</text:p>
          </table:table-cell>
          <table:table-cell office:value-type="float" office:value="0.0779188604552" calcext:value-type="float">
            <text:p>0.0779188604552</text:p>
          </table:table-cell>
          <table:table-cell office:value-type="float" office:value="0" calcext:value-type="float">
            <text:p>0</text:p>
          </table:table-cell>
          <table:table-cell office:value-type="float" office:value="0.0983170814376" calcext:value-type="float">
            <text:p>0.0983170814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4357585346" calcext:value-type="float">
            <text:p>0.00704357585346</text:p>
          </table:table-cell>
          <table:table-cell office:value-type="float" office:value="0.0262489124934" calcext:value-type="float">
            <text:p>0.0262489124934</text:p>
          </table:table-cell>
          <table:table-cell table:number-columns-repeated="3"/>
          <table:table-cell office:value-type="string" calcext:value-type="string">
            <text:p>DTLZ3_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30065141835" calcext:value-type="float">
            <text:p>0.930065141835</text:p>
          </table:table-cell>
          <table:table-cell office:value-type="float" office:value="0.930195106224" calcext:value-type="float">
            <text:p>0.930195106224</text:p>
          </table:table-cell>
          <table:table-cell office:value-type="float" office:value="0.93042640371" calcext:value-type="float">
            <text:p>0.93042640371</text:p>
          </table:table-cell>
          <table:table-cell office:value-type="float" office:value="0.930343621818" calcext:value-type="float">
            <text:p>0.930343621818</text:p>
          </table:table-cell>
          <table:table-cell office:value-type="float" office:value="0.930486667571" calcext:value-type="float">
            <text:p>0.930486667571</text:p>
          </table:table-cell>
          <table:table-cell office:value-type="float" office:value="0.930435162615" calcext:value-type="float">
            <text:p>0.930435162615</text:p>
          </table:table-cell>
          <table:table-cell office:value-type="float" office:value="0.930406950226" calcext:value-type="float">
            <text:p>0.930406950226</text:p>
          </table:table-cell>
          <table:table-cell office:value-type="float" office:value="0.930481153266" calcext:value-type="float">
            <text:p>0.930481153266</text:p>
          </table:table-cell>
          <table:table-cell office:value-type="float" office:value="0.930440527913" calcext:value-type="float">
            <text:p>0.930440527913</text:p>
          </table:table-cell>
          <table:table-cell office:value-type="float" office:value="0.930511326707" calcext:value-type="float">
            <text:p>0.930511326707</text:p>
          </table:table-cell>
          <table:table-cell office:value-type="float" office:value="0.930428265328" calcext:value-type="float">
            <text:p>0.930428265328</text:p>
          </table:table-cell>
          <table:table-cell table:number-columns-repeated="8"/>
          <table:table-cell office:value-type="string" calcext:value-type="string">
            <text:p>DTLZ4_3</text:p>
          </table:table-cell>
          <table:table-cell office:value-type="float" office:value="0.931436647698" calcext:value-type="float">
            <text:p>0.931436647698</text:p>
          </table:table-cell>
          <table:table-cell office:value-type="float" office:value="0.93132757659" calcext:value-type="float">
            <text:p>0.93132757659</text:p>
          </table:table-cell>
          <table:table-cell office:value-type="float" office:value="0.931629515512" calcext:value-type="float">
            <text:p>0.931629515512</text:p>
          </table:table-cell>
          <table:table-cell office:value-type="float" office:value="0.931273204874" calcext:value-type="float">
            <text:p>0.931273204874</text:p>
          </table:table-cell>
          <table:table-cell office:value-type="float" office:value="0.931533926455" calcext:value-type="float">
            <text:p>0.931533926455</text:p>
          </table:table-cell>
          <table:table-cell office:value-type="float" office:value="0.931613467724" calcext:value-type="float">
            <text:p>0.931613467724</text:p>
          </table:table-cell>
          <table:table-cell office:value-type="float" office:value="0.931502282837" calcext:value-type="float">
            <text:p>0.931502282837</text:p>
          </table:table-cell>
          <table:table-cell office:value-type="float" office:value="0.931826610314" calcext:value-type="float">
            <text:p>0.931826610314</text:p>
          </table:table-cell>
          <table:table-cell office:value-type="float" office:value="0.93135825144" calcext:value-type="float">
            <text:p>0.93135825144</text:p>
          </table:table-cell>
          <table:table-cell office:value-type="float" office:value="0.931533358479" calcext:value-type="float">
            <text:p>0.931533358479</text:p>
          </table:table-cell>
          <table:table-cell office:value-type="float" office:value="0.931644052169" calcext:value-type="float">
            <text:p>0.931644052169</text:p>
          </table:table-cell>
          <table:table-cell table:number-columns-repeated="3"/>
          <table:table-cell office:value-type="string" calcext:value-type="string">
            <text:p>DTLZ4_3</text:p>
          </table:table-cell>
          <table:table-cell office:value-type="float" office:value="0.836422924227" calcext:value-type="float">
            <text:p>0.836422924227</text:p>
          </table:table-cell>
          <table:table-cell office:value-type="float" office:value="0.893747914526" calcext:value-type="float">
            <text:p>0.893747914526</text:p>
          </table:table-cell>
          <table:table-cell office:value-type="float" office:value="0.919427475871" calcext:value-type="float">
            <text:p>0.919427475871</text:p>
          </table:table-cell>
          <table:table-cell office:value-type="float" office:value="0.92915639364" calcext:value-type="float">
            <text:p>0.92915639364</text:p>
          </table:table-cell>
          <table:table-cell office:value-type="float" office:value="0.929033817455" calcext:value-type="float">
            <text:p>0.929033817455</text:p>
          </table:table-cell>
          <table:table-cell office:value-type="float" office:value="0.928357860155" calcext:value-type="float">
            <text:p>0.928357860155</text:p>
          </table:table-cell>
          <table:table-cell office:value-type="float" office:value="0.928317944524" calcext:value-type="float">
            <text:p>0.928317944524</text:p>
          </table:table-cell>
          <table:table-cell office:value-type="float" office:value="0.928157002687" calcext:value-type="float">
            <text:p>0.928157002687</text:p>
          </table:table-cell>
          <table:table-cell office:value-type="float" office:value="0.927795669986" calcext:value-type="float">
            <text:p>0.927795669986</text:p>
          </table:table-cell>
          <table:table-cell office:value-type="float" office:value="0.927352441386" calcext:value-type="float">
            <text:p>0.927352441386</text:p>
          </table:table-cell>
          <table:table-cell office:value-type="float" office:value="0.927266043829" calcext:value-type="float">
            <text:p>0.927266043829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92680689" calcext:value-type="float">
            <text:p>0.98592680689</text:p>
          </table:table-cell>
          <table:table-cell office:value-type="float" office:value="0.985933096023" calcext:value-type="float">
            <text:p>0.985933096023</text:p>
          </table:table-cell>
          <table:table-cell office:value-type="float" office:value="0.985931013116" calcext:value-type="float">
            <text:p>0.985931013116</text:p>
          </table:table-cell>
          <table:table-cell office:value-type="float" office:value="0.985931337381" calcext:value-type="float">
            <text:p>0.985931337381</text:p>
          </table:table-cell>
          <table:table-cell office:value-type="float" office:value="0.98593263193" calcext:value-type="float">
            <text:p>0.98593263193</text:p>
          </table:table-cell>
          <table:table-cell office:value-type="float" office:value="0.98593111866" calcext:value-type="float">
            <text:p>0.98593111866</text:p>
          </table:table-cell>
          <table:table-cell office:value-type="float" office:value="0.985934454142" calcext:value-type="float">
            <text:p>0.985934454142</text:p>
          </table:table-cell>
          <table:table-cell office:value-type="float" office:value="0.985939977575" calcext:value-type="float">
            <text:p>0.985939977575</text:p>
          </table:table-cell>
          <table:table-cell office:value-type="float" office:value="0.985940059331" calcext:value-type="float">
            <text:p>0.985940059331</text:p>
          </table:table-cell>
          <table:table-cell office:value-type="float" office:value="0.985932669779" calcext:value-type="float">
            <text:p>0.985932669779</text:p>
          </table:table-cell>
          <table:table-cell office:value-type="float" office:value="0.98593237846" calcext:value-type="float">
            <text:p>0.98593237846</text:p>
          </table:table-cell>
          <table:table-cell table:number-columns-repeated="8"/>
          <table:table-cell office:value-type="string" calcext:value-type="string">
            <text:p>DTLZ5_3</text:p>
          </table:table-cell>
          <table:table-cell office:value-type="float" office:value="0.985971698042" calcext:value-type="float">
            <text:p>0.985971698042</text:p>
          </table:table-cell>
          <table:table-cell office:value-type="float" office:value="0.985992343843" calcext:value-type="float">
            <text:p>0.985992343843</text:p>
          </table:table-cell>
          <table:table-cell office:value-type="float" office:value="0.986010503413" calcext:value-type="float">
            <text:p>0.986010503413</text:p>
          </table:table-cell>
          <table:table-cell office:value-type="float" office:value="0.986003071739" calcext:value-type="float">
            <text:p>0.986003071739</text:p>
          </table:table-cell>
          <table:table-cell office:value-type="float" office:value="0.986007879026" calcext:value-type="float">
            <text:p>0.986007879026</text:p>
          </table:table-cell>
          <table:table-cell office:value-type="float" office:value="0.986010932415" calcext:value-type="float">
            <text:p>0.986010932415</text:p>
          </table:table-cell>
          <table:table-cell office:value-type="float" office:value="0.986015916347" calcext:value-type="float">
            <text:p>0.986015916347</text:p>
          </table:table-cell>
          <table:table-cell office:value-type="float" office:value="0.986008061382" calcext:value-type="float">
            <text:p>0.986008061382</text:p>
          </table:table-cell>
          <table:table-cell office:value-type="float" office:value="0.98601553053" calcext:value-type="float">
            <text:p>0.98601553053</text:p>
          </table:table-cell>
          <table:table-cell office:value-type="float" office:value="0.986008378981" calcext:value-type="float">
            <text:p>0.986008378981</text:p>
          </table:table-cell>
          <table:table-cell office:value-type="float" office:value="0.986008668806" calcext:value-type="float">
            <text:p>0.986008668806</text:p>
          </table:table-cell>
          <table:table-cell table:number-columns-repeated="3"/>
          <table:table-cell office:value-type="string" calcext:value-type="string">
            <text:p>DTLZ5_3</text:p>
          </table:table-cell>
          <table:table-cell office:value-type="float" office:value="0.985920773899" calcext:value-type="float">
            <text:p>0.985920773899</text:p>
          </table:table-cell>
          <table:table-cell office:value-type="float" office:value="0.985660334165" calcext:value-type="float">
            <text:p>0.985660334165</text:p>
          </table:table-cell>
          <table:table-cell office:value-type="float" office:value="0.985404444252" calcext:value-type="float">
            <text:p>0.985404444252</text:p>
          </table:table-cell>
          <table:table-cell office:value-type="float" office:value="0.985119575382" calcext:value-type="float">
            <text:p>0.985119575382</text:p>
          </table:table-cell>
          <table:table-cell office:value-type="float" office:value="0.985100789635" calcext:value-type="float">
            <text:p>0.985100789635</text:p>
          </table:table-cell>
          <table:table-cell office:value-type="float" office:value="0.9850315166" calcext:value-type="float">
            <text:p>0.9850315166</text:p>
          </table:table-cell>
          <table:table-cell office:value-type="float" office:value="0.984643754862" calcext:value-type="float">
            <text:p>0.984643754862</text:p>
          </table:table-cell>
          <table:table-cell office:value-type="float" office:value="0.984630353484" calcext:value-type="float">
            <text:p>0.984630353484</text:p>
          </table:table-cell>
          <table:table-cell office:value-type="float" office:value="0.984453760404" calcext:value-type="float">
            <text:p>0.984453760404</text:p>
          </table:table-cell>
          <table:table-cell office:value-type="float" office:value="0.984406439318" calcext:value-type="float">
            <text:p>0.984406439318</text:p>
          </table:table-cell>
          <table:table-cell office:value-type="float" office:value="0.984227743836" calcext:value-type="float">
            <text:p>0.984227743836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926049472" calcext:value-type="float">
            <text:p>0.985926049472</text:p>
          </table:table-cell>
          <table:table-cell office:value-type="float" office:value="0.985929655787" calcext:value-type="float">
            <text:p>0.985929655787</text:p>
          </table:table-cell>
          <table:table-cell office:value-type="float" office:value="0.985938991582" calcext:value-type="float">
            <text:p>0.985938991582</text:p>
          </table:table-cell>
          <table:table-cell office:value-type="float" office:value="0.985935323591" calcext:value-type="float">
            <text:p>0.985935323591</text:p>
          </table:table-cell>
          <table:table-cell office:value-type="float" office:value="0.985940778155" calcext:value-type="float">
            <text:p>0.985940778155</text:p>
          </table:table-cell>
          <table:table-cell office:value-type="float" office:value="0.985936419445" calcext:value-type="float">
            <text:p>0.985936419445</text:p>
          </table:table-cell>
          <table:table-cell office:value-type="float" office:value="0.985937934516" calcext:value-type="float">
            <text:p>0.985937934516</text:p>
          </table:table-cell>
          <table:table-cell office:value-type="float" office:value="0.985932530041" calcext:value-type="float">
            <text:p>0.985932530041</text:p>
          </table:table-cell>
          <table:table-cell office:value-type="float" office:value="0.985933114364" calcext:value-type="float">
            <text:p>0.985933114364</text:p>
          </table:table-cell>
          <table:table-cell office:value-type="float" office:value="0.98593770591" calcext:value-type="float">
            <text:p>0.98593770591</text:p>
          </table:table-cell>
          <table:table-cell office:value-type="float" office:value="0.985937628979" calcext:value-type="float">
            <text:p>0.985937628979</text:p>
          </table:table-cell>
          <table:table-cell table:number-columns-repeated="8"/>
          <table:table-cell office:value-type="string" calcext:value-type="string">
            <text:p>DTLZ6_3</text:p>
          </table:table-cell>
          <table:table-cell office:value-type="float" office:value="0.980472815499" calcext:value-type="float">
            <text:p>0.980472815499</text:p>
          </table:table-cell>
          <table:table-cell office:value-type="float" office:value="0.973128235119" calcext:value-type="float">
            <text:p>0.973128235119</text:p>
          </table:table-cell>
          <table:table-cell office:value-type="float" office:value="0.967537071537" calcext:value-type="float">
            <text:p>0.967537071537</text:p>
          </table:table-cell>
          <table:table-cell office:value-type="float" office:value="0.967159297622" calcext:value-type="float">
            <text:p>0.967159297622</text:p>
          </table:table-cell>
          <table:table-cell office:value-type="float" office:value="0.962784419729" calcext:value-type="float">
            <text:p>0.962784419729</text:p>
          </table:table-cell>
          <table:table-cell office:value-type="float" office:value="0.966424922767" calcext:value-type="float">
            <text:p>0.966424922767</text:p>
          </table:table-cell>
          <table:table-cell office:value-type="float" office:value="0.954532691053" calcext:value-type="float">
            <text:p>0.954532691053</text:p>
          </table:table-cell>
          <table:table-cell office:value-type="float" office:value="0.949573376705" calcext:value-type="float">
            <text:p>0.949573376705</text:p>
          </table:table-cell>
          <table:table-cell office:value-type="float" office:value="0.950665489762" calcext:value-type="float">
            <text:p>0.950665489762</text:p>
          </table:table-cell>
          <table:table-cell office:value-type="float" office:value="0.950180740504" calcext:value-type="float">
            <text:p>0.950180740504</text:p>
          </table:table-cell>
          <table:table-cell office:value-type="float" office:value="0.955742278402" calcext:value-type="float">
            <text:p>0.955742278402</text:p>
          </table:table-cell>
          <table:table-cell table:number-columns-repeated="3"/>
          <table:table-cell office:value-type="string" calcext:value-type="string">
            <text:p>DTLZ6_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4578327809" calcext:value-type="float">
            <text:p>0.964578327809</text:p>
          </table:table-cell>
          <table:table-cell office:value-type="float" office:value="0.964693143449" calcext:value-type="float">
            <text:p>0.964693143449</text:p>
          </table:table-cell>
          <table:table-cell office:value-type="float" office:value="0.964776159082" calcext:value-type="float">
            <text:p>0.964776159082</text:p>
          </table:table-cell>
          <table:table-cell office:value-type="float" office:value="0.964828521104" calcext:value-type="float">
            <text:p>0.964828521104</text:p>
          </table:table-cell>
          <table:table-cell office:value-type="float" office:value="0.964810160423" calcext:value-type="float">
            <text:p>0.964810160423</text:p>
          </table:table-cell>
          <table:table-cell office:value-type="float" office:value="0.964960687254" calcext:value-type="float">
            <text:p>0.964960687254</text:p>
          </table:table-cell>
          <table:table-cell office:value-type="float" office:value="0.964774680049" calcext:value-type="float">
            <text:p>0.964774680049</text:p>
          </table:table-cell>
          <table:table-cell office:value-type="float" office:value="0.964907149982" calcext:value-type="float">
            <text:p>0.964907149982</text:p>
          </table:table-cell>
          <table:table-cell office:value-type="float" office:value="0.964869529923" calcext:value-type="float">
            <text:p>0.964869529923</text:p>
          </table:table-cell>
          <table:table-cell office:value-type="float" office:value="0.964886268232" calcext:value-type="float">
            <text:p>0.964886268232</text:p>
          </table:table-cell>
          <table:table-cell office:value-type="float" office:value="0.964997794446" calcext:value-type="float">
            <text:p>0.964997794446</text:p>
          </table:table-cell>
          <table:table-cell table:number-columns-repeated="8"/>
          <table:table-cell office:value-type="string" calcext:value-type="string">
            <text:p>DTLZ7_3</text:p>
          </table:table-cell>
          <table:table-cell office:value-type="float" office:value="0.966191845029" calcext:value-type="float">
            <text:p>0.966191845029</text:p>
          </table:table-cell>
          <table:table-cell office:value-type="float" office:value="0.96641016052" calcext:value-type="float">
            <text:p>0.96641016052</text:p>
          </table:table-cell>
          <table:table-cell office:value-type="float" office:value="0.966685642927" calcext:value-type="float">
            <text:p>0.966685642927</text:p>
          </table:table-cell>
          <table:table-cell office:value-type="float" office:value="0.966542493388" calcext:value-type="float">
            <text:p>0.966542493388</text:p>
          </table:table-cell>
          <table:table-cell office:value-type="float" office:value="0.966427749527" calcext:value-type="float">
            <text:p>0.966427749527</text:p>
          </table:table-cell>
          <table:table-cell office:value-type="float" office:value="0.966534494742" calcext:value-type="float">
            <text:p>0.966534494742</text:p>
          </table:table-cell>
          <table:table-cell office:value-type="float" office:value="0.966291727067" calcext:value-type="float">
            <text:p>0.966291727067</text:p>
          </table:table-cell>
          <table:table-cell office:value-type="float" office:value="0.966462416179" calcext:value-type="float">
            <text:p>0.966462416179</text:p>
          </table:table-cell>
          <table:table-cell office:value-type="float" office:value="0.966326656722" calcext:value-type="float">
            <text:p>0.966326656722</text:p>
          </table:table-cell>
          <table:table-cell office:value-type="float" office:value="0.966539662499" calcext:value-type="float">
            <text:p>0.966539662499</text:p>
          </table:table-cell>
          <table:table-cell office:value-type="float" office:value="0.966573187279" calcext:value-type="float">
            <text:p>0.966573187279</text:p>
          </table:table-cell>
          <table:table-cell table:number-columns-repeated="3"/>
          <table:table-cell office:value-type="string" calcext:value-type="string">
            <text:p>DTLZ7_3</text:p>
          </table:table-cell>
          <table:table-cell office:value-type="float" office:value="0.927909274561" calcext:value-type="float">
            <text:p>0.927909274561</text:p>
          </table:table-cell>
          <table:table-cell office:value-type="float" office:value="0.932692918314" calcext:value-type="float">
            <text:p>0.932692918314</text:p>
          </table:table-cell>
          <table:table-cell office:value-type="float" office:value="0.937620857069" calcext:value-type="float">
            <text:p>0.937620857069</text:p>
          </table:table-cell>
          <table:table-cell office:value-type="float" office:value="0.932111627753" calcext:value-type="float">
            <text:p>0.932111627753</text:p>
          </table:table-cell>
          <table:table-cell office:value-type="float" office:value="0.926774303027" calcext:value-type="float">
            <text:p>0.926774303027</text:p>
          </table:table-cell>
          <table:table-cell office:value-type="float" office:value="0.92221676715" calcext:value-type="float">
            <text:p>0.92221676715</text:p>
          </table:table-cell>
          <table:table-cell office:value-type="float" office:value="0.917937490761" calcext:value-type="float">
            <text:p>0.917937490761</text:p>
          </table:table-cell>
          <table:table-cell office:value-type="float" office:value="0.915594472212" calcext:value-type="float">
            <text:p>0.915594472212</text:p>
          </table:table-cell>
          <table:table-cell office:value-type="float" office:value="0.910990637451" calcext:value-type="float">
            <text:p>0.910990637451</text:p>
          </table:table-cell>
          <table:table-cell office:value-type="float" office:value="0.907496433041" calcext:value-type="float">
            <text:p>0.907496433041</text:p>
          </table:table-cell>
          <table:table-cell office:value-type="float" office:value="0.903565831062" calcext:value-type="float">
            <text:p>0.90356583106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2563672712" calcext:value-type="float">
            <text:p>0.72563672712</text:p>
          </table:table-cell>
          <table:table-cell office:value-type="float" office:value="0.738383470886" calcext:value-type="float">
            <text:p>0.738383470886</text:p>
          </table:table-cell>
          <table:table-cell office:value-type="float" office:value="0.852669949234" calcext:value-type="float">
            <text:p>0.852669949234</text:p>
          </table:table-cell>
          <table:table-cell office:value-type="float" office:value="0.89182641255" calcext:value-type="float">
            <text:p>0.89182641255</text:p>
          </table:table-cell>
          <table:table-cell office:value-type="float" office:value="0.917671838043" calcext:value-type="float">
            <text:p>0.917671838043</text:p>
          </table:table-cell>
          <table:table-cell office:value-type="float" office:value="0.91503201957" calcext:value-type="float">
            <text:p>0.91503201957</text:p>
          </table:table-cell>
          <table:table-cell office:value-type="float" office:value="0.921103024709" calcext:value-type="float">
            <text:p>0.921103024709</text:p>
          </table:table-cell>
          <table:table-cell office:value-type="float" office:value="0.917215327705" calcext:value-type="float">
            <text:p>0.917215327705</text:p>
          </table:table-cell>
          <table:table-cell office:value-type="float" office:value="0.912542100133" calcext:value-type="float">
            <text:p>0.912542100133</text:p>
          </table:table-cell>
          <table:table-cell office:value-type="float" office:value="0.913015567895" calcext:value-type="float">
            <text:p>0.913015567895</text:p>
          </table:table-cell>
          <table:table-cell office:value-type="float" office:value="0.911135361888" calcext:value-type="float">
            <text:p>0.911135361888</text:p>
          </table:table-cell>
          <table:table-cell table:number-columns-repeated="8"/>
          <table:table-cell office:value-type="string" calcext:value-type="string">
            <text:p>UF8_3</text:p>
          </table:table-cell>
          <table:table-cell office:value-type="float" office:value="0.669192667918" calcext:value-type="float">
            <text:p>0.669192667918</text:p>
          </table:table-cell>
          <table:table-cell office:value-type="float" office:value="0.653023320953" calcext:value-type="float">
            <text:p>0.653023320953</text:p>
          </table:table-cell>
          <table:table-cell office:value-type="float" office:value="0.714371906679" calcext:value-type="float">
            <text:p>0.714371906679</text:p>
          </table:table-cell>
          <table:table-cell office:value-type="float" office:value="0.799408840888" calcext:value-type="float">
            <text:p>0.799408840888</text:p>
          </table:table-cell>
          <table:table-cell office:value-type="float" office:value="0.811276505928" calcext:value-type="float">
            <text:p>0.811276505928</text:p>
          </table:table-cell>
          <table:table-cell office:value-type="float" office:value="0.807804867456" calcext:value-type="float">
            <text:p>0.807804867456</text:p>
          </table:table-cell>
          <table:table-cell office:value-type="float" office:value="0.807544141164" calcext:value-type="float">
            <text:p>0.807544141164</text:p>
          </table:table-cell>
          <table:table-cell office:value-type="float" office:value="0.802567895571" calcext:value-type="float">
            <text:p>0.802567895571</text:p>
          </table:table-cell>
          <table:table-cell office:value-type="float" office:value="0.803676299273" calcext:value-type="float">
            <text:p>0.803676299273</text:p>
          </table:table-cell>
          <table:table-cell office:value-type="float" office:value="0.800504832409" calcext:value-type="float">
            <text:p>0.800504832409</text:p>
          </table:table-cell>
          <table:table-cell office:value-type="float" office:value="0.798001122406" calcext:value-type="float">
            <text:p>0.798001122406</text:p>
          </table:table-cell>
          <table:table-cell table:number-columns-repeated="3"/>
          <table:table-cell office:value-type="string" calcext:value-type="string">
            <text:p>UF8_3</text:p>
          </table:table-cell>
          <table:table-cell office:value-type="float" office:value="0.574421385807" calcext:value-type="float">
            <text:p>0.574421385807</text:p>
          </table:table-cell>
          <table:table-cell office:value-type="float" office:value="0.572939261817" calcext:value-type="float">
            <text:p>0.572939261817</text:p>
          </table:table-cell>
          <table:table-cell office:value-type="float" office:value="0.570120790624" calcext:value-type="float">
            <text:p>0.570120790624</text:p>
          </table:table-cell>
          <table:table-cell office:value-type="float" office:value="0.56621507444" calcext:value-type="float">
            <text:p>0.56621507444</text:p>
          </table:table-cell>
          <table:table-cell office:value-type="float" office:value="0.56148418039" calcext:value-type="float">
            <text:p>0.56148418039</text:p>
          </table:table-cell>
          <table:table-cell office:value-type="float" office:value="0.556481699322" calcext:value-type="float">
            <text:p>0.556481699322</text:p>
          </table:table-cell>
          <table:table-cell office:value-type="float" office:value="0.545875906966" calcext:value-type="float">
            <text:p>0.545875906966</text:p>
          </table:table-cell>
          <table:table-cell office:value-type="float" office:value="0.538183768323" calcext:value-type="float">
            <text:p>0.538183768323</text:p>
          </table:table-cell>
          <table:table-cell office:value-type="float" office:value="0.546514477404" calcext:value-type="float">
            <text:p>0.546514477404</text:p>
          </table:table-cell>
          <table:table-cell office:value-type="float" office:value="0.541534086479" calcext:value-type="float">
            <text:p>0.541534086479</text:p>
          </table:table-cell>
          <table:table-cell office:value-type="float" office:value="0.526708386402" calcext:value-type="float">
            <text:p>0.526708386402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05438808216" calcext:value-type="float">
            <text:p>0.905438808216</text:p>
          </table:table-cell>
          <table:table-cell office:value-type="float" office:value="0.959121158571" calcext:value-type="float">
            <text:p>0.959121158571</text:p>
          </table:table-cell>
          <table:table-cell office:value-type="float" office:value="0.956772552829" calcext:value-type="float">
            <text:p>0.956772552829</text:p>
          </table:table-cell>
          <table:table-cell office:value-type="float" office:value="0.957024045299" calcext:value-type="float">
            <text:p>0.957024045299</text:p>
          </table:table-cell>
          <table:table-cell office:value-type="float" office:value="0.961825671308" calcext:value-type="float">
            <text:p>0.961825671308</text:p>
          </table:table-cell>
          <table:table-cell office:value-type="float" office:value="0.965529484569" calcext:value-type="float">
            <text:p>0.965529484569</text:p>
          </table:table-cell>
          <table:table-cell office:value-type="float" office:value="0.963013647511" calcext:value-type="float">
            <text:p>0.963013647511</text:p>
          </table:table-cell>
          <table:table-cell office:value-type="float" office:value="0.961421018458" calcext:value-type="float">
            <text:p>0.961421018458</text:p>
          </table:table-cell>
          <table:table-cell office:value-type="float" office:value="0.963303811958" calcext:value-type="float">
            <text:p>0.963303811958</text:p>
          </table:table-cell>
          <table:table-cell office:value-type="float" office:value="0.960666739855" calcext:value-type="float">
            <text:p>0.960666739855</text:p>
          </table:table-cell>
          <table:table-cell office:value-type="float" office:value="0.962687007463" calcext:value-type="float">
            <text:p>0.962687007463</text:p>
          </table:table-cell>
          <table:table-cell table:number-columns-repeated="8"/>
          <table:table-cell office:value-type="string" calcext:value-type="string">
            <text:p>UF9_3</text:p>
          </table:table-cell>
          <table:table-cell office:value-type="float" office:value="0.788532800316" calcext:value-type="float">
            <text:p>0.788532800316</text:p>
          </table:table-cell>
          <table:table-cell office:value-type="float" office:value="0.827893480229" calcext:value-type="float">
            <text:p>0.827893480229</text:p>
          </table:table-cell>
          <table:table-cell office:value-type="float" office:value="0.865238274423" calcext:value-type="float">
            <text:p>0.865238274423</text:p>
          </table:table-cell>
          <table:table-cell office:value-type="float" office:value="0.894946067653" calcext:value-type="float">
            <text:p>0.894946067653</text:p>
          </table:table-cell>
          <table:table-cell office:value-type="float" office:value="0.898599051448" calcext:value-type="float">
            <text:p>0.898599051448</text:p>
          </table:table-cell>
          <table:table-cell office:value-type="float" office:value="0.89646019713" calcext:value-type="float">
            <text:p>0.89646019713</text:p>
          </table:table-cell>
          <table:table-cell office:value-type="float" office:value="0.88818926002" calcext:value-type="float">
            <text:p>0.88818926002</text:p>
          </table:table-cell>
          <table:table-cell office:value-type="float" office:value="0.894447948406" calcext:value-type="float">
            <text:p>0.894447948406</text:p>
          </table:table-cell>
          <table:table-cell office:value-type="float" office:value="0.885816518402" calcext:value-type="float">
            <text:p>0.885816518402</text:p>
          </table:table-cell>
          <table:table-cell office:value-type="float" office:value="0.88739409133" calcext:value-type="float">
            <text:p>0.88739409133</text:p>
          </table:table-cell>
          <table:table-cell office:value-type="float" office:value="0.883651118839" calcext:value-type="float">
            <text:p>0.883651118839</text:p>
          </table:table-cell>
          <table:table-cell table:number-columns-repeated="3"/>
          <table:table-cell office:value-type="string" calcext:value-type="string">
            <text:p>UF9_3</text:p>
          </table:table-cell>
          <table:table-cell office:value-type="float" office:value="0.511660457375" calcext:value-type="float">
            <text:p>0.511660457375</text:p>
          </table:table-cell>
          <table:table-cell office:value-type="float" office:value="0.494275492013" calcext:value-type="float">
            <text:p>0.494275492013</text:p>
          </table:table-cell>
          <table:table-cell office:value-type="float" office:value="0.480952525481" calcext:value-type="float">
            <text:p>0.480952525481</text:p>
          </table:table-cell>
          <table:table-cell office:value-type="float" office:value="0.474994009438" calcext:value-type="float">
            <text:p>0.474994009438</text:p>
          </table:table-cell>
          <table:table-cell office:value-type="float" office:value="0.473608300128" calcext:value-type="float">
            <text:p>0.473608300128</text:p>
          </table:table-cell>
          <table:table-cell office:value-type="float" office:value="0.472774022609" calcext:value-type="float">
            <text:p>0.472774022609</text:p>
          </table:table-cell>
          <table:table-cell office:value-type="float" office:value="0.463022092126" calcext:value-type="float">
            <text:p>0.463022092126</text:p>
          </table:table-cell>
          <table:table-cell office:value-type="float" office:value="0.469577151934" calcext:value-type="float">
            <text:p>0.469577151934</text:p>
          </table:table-cell>
          <table:table-cell office:value-type="float" office:value="0.459351739924" calcext:value-type="float">
            <text:p>0.459351739924</text:p>
          </table:table-cell>
          <table:table-cell office:value-type="float" office:value="0.444741721587" calcext:value-type="float">
            <text:p>0.444741721587</text:p>
          </table:table-cell>
          <table:table-cell office:value-type="float" office:value="0.444144708089" calcext:value-type="float">
            <text:p>0.444144708089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41263923265" calcext:value-type="float">
            <text:p>0.341263923265</text:p>
          </table:table-cell>
          <table:table-cell office:value-type="float" office:value="0.496936896549" calcext:value-type="float">
            <text:p>0.496936896549</text:p>
          </table:table-cell>
          <table:table-cell office:value-type="float" office:value="0.570435152329" calcext:value-type="float">
            <text:p>0.570435152329</text:p>
          </table:table-cell>
          <table:table-cell office:value-type="float" office:value="0.612213399107" calcext:value-type="float">
            <text:p>0.612213399107</text:p>
          </table:table-cell>
          <table:table-cell office:value-type="float" office:value="0.601837510555" calcext:value-type="float">
            <text:p>0.601837510555</text:p>
          </table:table-cell>
          <table:table-cell office:value-type="float" office:value="0.558737729651" calcext:value-type="float">
            <text:p>0.558737729651</text:p>
          </table:table-cell>
          <table:table-cell office:value-type="float" office:value="0.557426733009" calcext:value-type="float">
            <text:p>0.557426733009</text:p>
          </table:table-cell>
          <table:table-cell office:value-type="float" office:value="0.556952802319" calcext:value-type="float">
            <text:p>0.556952802319</text:p>
          </table:table-cell>
          <table:table-cell office:value-type="float" office:value="0.521420342718" calcext:value-type="float">
            <text:p>0.521420342718</text:p>
          </table:table-cell>
          <table:table-cell office:value-type="float" office:value="0.519646022638" calcext:value-type="float">
            <text:p>0.519646022638</text:p>
          </table:table-cell>
          <table:table-cell office:value-type="float" office:value="0.494250437908" calcext:value-type="float">
            <text:p>0.494250437908</text:p>
          </table:table-cell>
          <table:table-cell table:number-columns-repeated="8"/>
          <table:table-cell office:value-type="string" calcext:value-type="string">
            <text:p>UF10_3</text:p>
          </table:table-cell>
          <table:table-cell office:value-type="float" office:value="0.297131498368" calcext:value-type="float">
            <text:p>0.297131498368</text:p>
          </table:table-cell>
          <table:table-cell office:value-type="float" office:value="0.448435816307" calcext:value-type="float">
            <text:p>0.448435816307</text:p>
          </table:table-cell>
          <table:table-cell office:value-type="float" office:value="0.524631622155" calcext:value-type="float">
            <text:p>0.524631622155</text:p>
          </table:table-cell>
          <table:table-cell office:value-type="float" office:value="0.491125189776" calcext:value-type="float">
            <text:p>0.491125189776</text:p>
          </table:table-cell>
          <table:table-cell office:value-type="float" office:value="0.401271370073" calcext:value-type="float">
            <text:p>0.401271370073</text:p>
          </table:table-cell>
          <table:table-cell office:value-type="float" office:value="0.394060376948" calcext:value-type="float">
            <text:p>0.394060376948</text:p>
          </table:table-cell>
          <table:table-cell office:value-type="float" office:value="0.366582624275" calcext:value-type="float">
            <text:p>0.366582624275</text:p>
          </table:table-cell>
          <table:table-cell office:value-type="float" office:value="0.375709110133" calcext:value-type="float">
            <text:p>0.375709110133</text:p>
          </table:table-cell>
          <table:table-cell office:value-type="float" office:value="0.470537931482" calcext:value-type="float">
            <text:p>0.470537931482</text:p>
          </table:table-cell>
          <table:table-cell office:value-type="float" office:value="0.371789497217" calcext:value-type="float">
            <text:p>0.371789497217</text:p>
          </table:table-cell>
          <table:table-cell office:value-type="float" office:value="0.36790249721" calcext:value-type="float">
            <text:p>0.36790249721</text:p>
          </table:table-cell>
          <table:table-cell table:number-columns-repeated="3"/>
          <table:table-cell office:value-type="string" calcext:value-type="string">
            <text:p>UF10_3</text:p>
          </table:table-cell>
          <table:table-cell office:value-type="float" office:value="0.00458398253173" calcext:value-type="float">
            <text:p>0.00458398253173</text:p>
          </table:table-cell>
          <table:table-cell office:value-type="float" office:value="0.00740812237987" calcext:value-type="float">
            <text:p>0.00740812237987</text:p>
          </table:table-cell>
          <table:table-cell office:value-type="float" office:value="0.000558886992327" calcext:value-type="float">
            <text:p>0.000558886992327</text:p>
          </table:table-cell>
          <table:table-cell office:value-type="float" office:value="0.0000722033000357" calcext:value-type="float">
            <text:p>7.22033000357E-05</text:p>
          </table:table-cell>
          <table:table-cell office:value-type="float" office:value="0.0000506286832854" calcext:value-type="float">
            <text:p>5.06286832854E-05</text:p>
          </table:table-cell>
          <table:table-cell office:value-type="float" office:value="0" calcext:value-type="float">
            <text:p>0</text:p>
          </table:table-cell>
          <table:table-cell office:value-type="float" office:value="0.000062051355543" calcext:value-type="float">
            <text:p>6.2051355543E-05</text:p>
          </table:table-cell>
          <table:table-cell office:value-type="float" office:value="0" calcext:value-type="float">
            <text:p>0</text:p>
          </table:table-cell>
          <table:table-cell office:value-type="float" office:value="0.000036923691548" calcext:value-type="float">
            <text:p>3.692369154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7:.B45])" office:value-type="float" office:value="0.880227498922158" calcext:value-type="float">
            <text:p>0.880227498922158</text:p>
          </table:table-cell>
          <table:table-cell table:formula="of:=AVERAGE([.C27:.C45])" office:value-type="float" office:value="0.891037454529368" calcext:value-type="float">
            <text:p>0.891037454529368</text:p>
          </table:table-cell>
          <table:table-cell table:formula="of:=AVERAGE([.D27:.D45])" office:value-type="float" office:value="0.898183739663" calcext:value-type="float">
            <text:p>0.898183739663</text:p>
          </table:table-cell>
          <table:table-cell table:formula="of:=AVERAGE([.E27:.E45])" office:value-type="float" office:value="0.899301075377316" calcext:value-type="float">
            <text:p>0.899301075377316</text:p>
          </table:table-cell>
          <table:table-cell table:formula="of:=AVERAGE([.F27:.F45])" office:value-type="float" office:value="0.901535850688579" calcext:value-type="float">
            <text:p>0.901535850688579</text:p>
          </table:table-cell>
          <table:table-cell table:formula="of:=AVERAGE([.G27:.G45])" office:value-type="float" office:value="0.899280645894105" calcext:value-type="float">
            <text:p>0.899280645894105</text:p>
          </table:table-cell>
          <table:table-cell table:formula="of:=AVERAGE([.H27:.H45])" office:value-type="float" office:value="0.897246993413789" calcext:value-type="float">
            <text:p>0.897246993413789</text:p>
          </table:table-cell>
          <table:table-cell table:formula="of:=AVERAGE([.I27:.I45])" office:value-type="float" office:value="0.896507054385737" calcext:value-type="float">
            <text:p>0.896507054385737</text:p>
          </table:table-cell>
          <table:table-cell table:formula="of:=AVERAGE([.J27:.J45])" office:value-type="float" office:value="0.893684771207053" calcext:value-type="float">
            <text:p>0.893684771207053</text:p>
          </table:table-cell>
          <table:table-cell table:formula="of:=AVERAGE([.K27:.K45])" office:value-type="float" office:value="0.893278518718474" calcext:value-type="float">
            <text:p>0.893278518718474</text:p>
          </table:table-cell>
          <table:table-cell table:formula="of:=AVERAGE([.L27:.L45])" office:value-type="float" office:value="0.891629802571737" calcext:value-type="float">
            <text:p>0.891629802571737</text:p>
          </table:table-cell>
          <table:table-cell table:number-columns-repeated="9"/>
          <table:table-cell table:formula="of:=AVERAGE([.V27:.V45])" office:value-type="float" office:value="0.833373705325895" calcext:value-type="float">
            <text:p>0.833373705325895</text:p>
          </table:table-cell>
          <table:table-cell table:formula="of:=AVERAGE([.W27:.W45])" office:value-type="float" office:value="0.835829846110789" calcext:value-type="float">
            <text:p>0.835829846110789</text:p>
          </table:table-cell>
          <table:table-cell table:formula="of:=AVERAGE([.X27:.X45])" office:value-type="float" office:value="0.831596618354053" calcext:value-type="float">
            <text:p>0.831596618354053</text:p>
          </table:table-cell>
          <table:table-cell table:formula="of:=AVERAGE([.Y27:.Y45])" office:value-type="float" office:value="0.819812832192947" calcext:value-type="float">
            <text:p>0.819812832192947</text:p>
          </table:table-cell>
          <table:table-cell table:formula="of:=AVERAGE([.Z27:.Z45])" office:value-type="float" office:value="0.809038380885063" calcext:value-type="float">
            <text:p>0.809038380885063</text:p>
          </table:table-cell>
          <table:table-cell table:formula="of:=AVERAGE([.AA27:.AA45])" office:value-type="float" office:value="0.802685390612895" calcext:value-type="float">
            <text:p>0.802685390612895</text:p>
          </table:table-cell>
          <table:table-cell table:formula="of:=AVERAGE([.AB27:.AB45])" office:value-type="float" office:value="0.806274621611084" calcext:value-type="float">
            <text:p>0.806274621611084</text:p>
          </table:table-cell>
          <table:table-cell table:formula="of:=AVERAGE([.AC27:.AC45])" office:value-type="float" office:value="0.801263743410316" calcext:value-type="float">
            <text:p>0.801263743410316</text:p>
          </table:table-cell>
          <table:table-cell table:formula="of:=AVERAGE([.AD27:.AD45])" office:value-type="float" office:value="0.806077407978947" calcext:value-type="float">
            <text:p>0.806077407978947</text:p>
          </table:table-cell>
          <table:table-cell table:formula="of:=AVERAGE([.AE27:.AE45])" office:value-type="float" office:value="0.799809557223129" calcext:value-type="float">
            <text:p>0.799809557223129</text:p>
          </table:table-cell>
          <table:table-cell table:formula="of:=AVERAGE([.AF27:.AF45])" office:value-type="float" office:value="0.801923483112232" calcext:value-type="float">
            <text:p>0.801923483112232</text:p>
          </table:table-cell>
          <table:table-cell table:number-columns-repeated="4"/>
          <table:table-cell table:formula="of:=AVERAGE([.AK27:.AK45])" office:value-type="float" office:value="0.612724590036602" calcext:value-type="float">
            <text:p>0.612724590036602</text:p>
          </table:table-cell>
          <table:table-cell table:formula="of:=AVERAGE([.AL27:.AL45])" office:value-type="float" office:value="0.614111508188209" calcext:value-type="float">
            <text:p>0.614111508188209</text:p>
          </table:table-cell>
          <table:table-cell table:formula="of:=AVERAGE([.AM27:.AM45])" office:value-type="float" office:value="0.611582495347012" calcext:value-type="float">
            <text:p>0.611582495347012</text:p>
          </table:table-cell>
          <table:table-cell table:formula="of:=AVERAGE([.AN27:.AN45])" office:value-type="float" office:value="0.607463925845265" calcext:value-type="float">
            <text:p>0.607463925845265</text:p>
          </table:table-cell>
          <table:table-cell table:formula="of:=AVERAGE([.AO27:.AO45])" office:value-type="float" office:value="0.602318536332857" calcext:value-type="float">
            <text:p>0.602318536332857</text:p>
          </table:table-cell>
          <table:table-cell table:formula="of:=AVERAGE([.AP27:.AP45])" office:value-type="float" office:value="0.598122245789316" calcext:value-type="float">
            <text:p>0.598122245789316</text:p>
          </table:table-cell>
          <table:table-cell table:formula="of:=AVERAGE([.AQ27:.AQ45])" office:value-type="float" office:value="0.596449799935923" calcext:value-type="float">
            <text:p>0.596449799935923</text:p>
          </table:table-cell>
          <table:table-cell table:formula="of:=AVERAGE([.AR27:.AR45])" office:value-type="float" office:value="0.593503705518211" calcext:value-type="float">
            <text:p>0.593503705518211</text:p>
          </table:table-cell>
          <table:table-cell table:formula="of:=AVERAGE([.AS27:.AS45])" office:value-type="float" office:value="0.592107041253766" calcext:value-type="float">
            <text:p>0.592107041253766</text:p>
          </table:table-cell>
          <table:table-cell table:formula="of:=AVERAGE([.AT27:.AT45])" office:value-type="float" office:value="0.589679105981526" calcext:value-type="float">
            <text:p>0.589679105981526</text:p>
          </table:table-cell>
          <table:table-cell table:formula="of:=AVERAGE([.AU27:.AU45])" office:value-type="float" office:value="0.58799460853121" calcext:value-type="float">
            <text:p>0.58799460853121</text:p>
          </table:table-cell>
        </table:table-row>
        <table:table-row table:style-name="ro1" table:number-rows-repeated="7">
          <table:table-cell table:number-columns-repeated="47"/>
        </table:table-row>
        <table:table-row table:style-name="ro1"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</table:table-row>
        <table:table-row table:style-name="ro1">
          <table:table-cell table:style-name="ce74" office:value-type="string" calcext:value-type="string">
            <text:p>2 obj</text:p>
          </table:table-cell>
          <table:table-cell table:style-name="ce72" office:value-type="float" office:value="0.884082045080261" calcext:value-type="float">
            <text:p>0.884082045080261</text:p>
          </table:table-cell>
          <table:table-cell table:style-name="ce72" office:value-type="float" office:value="0.917500237390435" calcext:value-type="float">
            <text:p>0.917500237390435</text:p>
          </table:table-cell>
          <table:table-cell table:style-name="ce72" office:value-type="float" office:value="0.935606229095826" calcext:value-type="float">
            <text:p>0.935606229095826</text:p>
          </table:table-cell>
          <table:table-cell table:style-name="ce72" office:value-type="float" office:value="0.940744120952087" calcext:value-type="float">
            <text:p>0.940744120952087</text:p>
          </table:table-cell>
          <table:table-cell table:style-name="ce72" office:value-type="float" office:value="0.942851259945131" calcext:value-type="float">
            <text:p>0.942851259945131</text:p>
          </table:table-cell>
          <table:table-cell table:style-name="ce72" office:value-type="float" office:value="0.941957914024" calcext:value-type="float">
            <text:p>0.941957914024</text:p>
          </table:table-cell>
          <table:table-cell table:style-name="ce72" office:value-type="float" office:value="0.939381548906913" calcext:value-type="float">
            <text:p>0.939381548906913</text:p>
          </table:table-cell>
          <table:table-cell table:style-name="ce72" office:value-type="float" office:value="0.937297799655435" calcext:value-type="float">
            <text:p>0.937297799655435</text:p>
          </table:table-cell>
          <table:table-cell table:style-name="ce72" office:value-type="float" office:value="0.937393389074087" calcext:value-type="float">
            <text:p>0.937393389074087</text:p>
          </table:table-cell>
          <table:table-cell table:style-name="ce72" office:value-type="float" office:value="0.93535724735" calcext:value-type="float">
            <text:p>0.93535724735</text:p>
          </table:table-cell>
          <table:table-cell table:style-name="ce72" office:value-type="float" office:value="0.934496699877522" calcext:value-type="float">
            <text:p>0.934496699877522</text:p>
          </table:table-cell>
          <table:table-cell table:number-columns-repeated="8"/>
          <table:table-cell table:style-name="ce74" office:value-type="string" calcext:value-type="string">
            <text:p>2 obj</text:p>
          </table:table-cell>
          <table:table-cell table:style-name="ce72" office:value-type="float" office:value="0.839040982649687" calcext:value-type="float">
            <text:p>0.839040982649687</text:p>
          </table:table-cell>
          <table:table-cell table:style-name="ce72" office:value-type="float" office:value="0.876437831660652" calcext:value-type="float">
            <text:p>0.876437831660652</text:p>
          </table:table-cell>
          <table:table-cell table:style-name="ce74" office:value-type="float" office:value="0.876558920694" calcext:value-type="float">
            <text:p>0.876558920694</text:p>
          </table:table-cell>
          <table:table-cell table:style-name="ce72" office:value-type="float" office:value="0.871826501324826" calcext:value-type="float">
            <text:p>0.871826501324826</text:p>
          </table:table-cell>
          <table:table-cell table:style-name="ce72" office:value-type="float" office:value="0.853527993122609" calcext:value-type="float">
            <text:p>0.853527993122609</text:p>
          </table:table-cell>
          <table:table-cell table:style-name="ce72" office:value-type="float" office:value="0.846151692244174" calcext:value-type="float">
            <text:p>0.846151692244174</text:p>
          </table:table-cell>
          <table:table-cell table:style-name="ce72" office:value-type="float" office:value="0.839345072445591" calcext:value-type="float">
            <text:p>0.839345072445591</text:p>
          </table:table-cell>
          <table:table-cell table:style-name="ce72" office:value-type="float" office:value="0.838050411795348" calcext:value-type="float">
            <text:p>0.838050411795348</text:p>
          </table:table-cell>
          <table:table-cell table:style-name="ce72" office:value-type="float" office:value="0.841255460308652" calcext:value-type="float">
            <text:p>0.841255460308652</text:p>
          </table:table-cell>
          <table:table-cell table:style-name="ce72" office:value-type="float" office:value="0.837735321472783" calcext:value-type="float">
            <text:p>0.837735321472783</text:p>
          </table:table-cell>
          <table:table-cell table:style-name="ce72" office:value-type="float" office:value="0.831484519574465" calcext:value-type="float">
            <text:p>0.831484519574465</text:p>
          </table:table-cell>
          <table:table-cell table:number-columns-repeated="3"/>
          <table:table-cell table:style-name="ce74" office:value-type="string" calcext:value-type="string">
            <text:p>2 obj</text:p>
          </table:table-cell>
          <table:table-cell table:style-name="ce72" office:value-type="float" office:value="0.651289898920702" calcext:value-type="float">
            <text:p>0.651289898920702</text:p>
          </table:table-cell>
          <table:table-cell table:style-name="ce72" office:value-type="float" office:value="0.683834149216743" calcext:value-type="float">
            <text:p>0.683834149216743</text:p>
          </table:table-cell>
          <table:table-cell table:style-name="ce74" office:value-type="float" office:value="0.674307248087631" calcext:value-type="float">
            <text:p>0.674307248087631</text:p>
          </table:table-cell>
          <table:table-cell table:style-name="ce72" office:value-type="float" office:value="0.664585676715246" calcext:value-type="float">
            <text:p>0.664585676715246</text:p>
          </table:table-cell>
          <table:table-cell table:style-name="ce72" office:value-type="float" office:value="0.657626727907317" calcext:value-type="float">
            <text:p>0.657626727907317</text:p>
          </table:table-cell>
          <table:table-cell table:style-name="ce72" office:value-type="float" office:value="0.650269466503475" calcext:value-type="float">
            <text:p>0.650269466503475</text:p>
          </table:table-cell>
          <table:table-cell table:style-name="ce72" office:value-type="float" office:value="0.648685913445755" calcext:value-type="float">
            <text:p>0.648685913445755</text:p>
          </table:table-cell>
          <table:table-cell table:style-name="ce72" office:value-type="float" office:value="0.640675393164089" calcext:value-type="float">
            <text:p>0.640675393164089</text:p>
          </table:table-cell>
          <table:table-cell table:style-name="ce72" office:value-type="float" office:value="0.640474911890922" calcext:value-type="float">
            <text:p>0.640474911890922</text:p>
          </table:table-cell>
          <table:table-cell table:style-name="ce72" office:value-type="float" office:value="0.634485889725075" calcext:value-type="float">
            <text:p>0.634485889725075</text:p>
          </table:table-cell>
          <table:table-cell table:style-name="ce72" office:value-type="float" office:value="0.63726520276049" calcext:value-type="float">
            <text:p>0.63726520276049</text:p>
          </table:table-cell>
        </table:table-row>
        <table:table-row table:style-name="ro1">
          <table:table-cell table:style-name="ce74" office:value-type="string" calcext:value-type="string">
            <text:p>3 obj</text:p>
          </table:table-cell>
          <table:table-cell table:style-name="ce72" office:value-type="float" office:value="0.880227498922158" calcext:value-type="float">
            <text:p>0.880227498922158</text:p>
          </table:table-cell>
          <table:table-cell table:style-name="ce72" office:value-type="float" office:value="0.891037454529368" calcext:value-type="float">
            <text:p>0.891037454529368</text:p>
          </table:table-cell>
          <table:table-cell table:style-name="ce72" office:value-type="float" office:value="0.898183739663" calcext:value-type="float">
            <text:p>0.898183739663</text:p>
          </table:table-cell>
          <table:table-cell table:style-name="ce72" office:value-type="float" office:value="0.899301075377316" calcext:value-type="float">
            <text:p>0.899301075377316</text:p>
          </table:table-cell>
          <table:table-cell table:style-name="ce72" office:value-type="float" office:value="0.901535850688579" calcext:value-type="float">
            <text:p>0.901535850688579</text:p>
          </table:table-cell>
          <table:table-cell table:style-name="ce72" office:value-type="float" office:value="0.899280645894105" calcext:value-type="float">
            <text:p>0.899280645894105</text:p>
          </table:table-cell>
          <table:table-cell table:style-name="ce72" office:value-type="float" office:value="0.897246993413789" calcext:value-type="float">
            <text:p>0.897246993413789</text:p>
          </table:table-cell>
          <table:table-cell table:style-name="ce72" office:value-type="float" office:value="0.896507054385737" calcext:value-type="float">
            <text:p>0.896507054385737</text:p>
          </table:table-cell>
          <table:table-cell table:style-name="ce72" office:value-type="float" office:value="0.893684771207053" calcext:value-type="float">
            <text:p>0.893684771207053</text:p>
          </table:table-cell>
          <table:table-cell table:style-name="ce72" office:value-type="float" office:value="0.893278518718474" calcext:value-type="float">
            <text:p>0.893278518718474</text:p>
          </table:table-cell>
          <table:table-cell table:style-name="ce72" office:value-type="float" office:value="0.891629802571737" calcext:value-type="float">
            <text:p>0.891629802571737</text:p>
          </table:table-cell>
          <table:table-cell table:number-columns-repeated="8"/>
          <table:table-cell table:style-name="ce74" office:value-type="string" calcext:value-type="string">
            <text:p>3 obj</text:p>
          </table:table-cell>
          <table:table-cell table:style-name="ce72" office:value-type="float" office:value="0.833373705325895" calcext:value-type="float">
            <text:p>0.833373705325895</text:p>
          </table:table-cell>
          <table:table-cell table:style-name="ce74" office:value-type="float" office:value="0.835829846110789" calcext:value-type="float">
            <text:p>0.835829846110789</text:p>
          </table:table-cell>
          <table:table-cell table:style-name="ce72" office:value-type="float" office:value="0.831596618354053" calcext:value-type="float">
            <text:p>0.831596618354053</text:p>
          </table:table-cell>
          <table:table-cell table:style-name="ce72" office:value-type="float" office:value="0.819812832192947" calcext:value-type="float">
            <text:p>0.819812832192947</text:p>
          </table:table-cell>
          <table:table-cell table:style-name="ce72" office:value-type="float" office:value="0.809038380885063" calcext:value-type="float">
            <text:p>0.809038380885063</text:p>
          </table:table-cell>
          <table:table-cell table:style-name="ce72" office:value-type="float" office:value="0.802685390612895" calcext:value-type="float">
            <text:p>0.802685390612895</text:p>
          </table:table-cell>
          <table:table-cell table:style-name="ce72" office:value-type="float" office:value="0.806274621611084" calcext:value-type="float">
            <text:p>0.806274621611084</text:p>
          </table:table-cell>
          <table:table-cell table:style-name="ce72" office:value-type="float" office:value="0.801263743410316" calcext:value-type="float">
            <text:p>0.801263743410316</text:p>
          </table:table-cell>
          <table:table-cell table:style-name="ce72" office:value-type="float" office:value="0.806077407978947" calcext:value-type="float">
            <text:p>0.806077407978947</text:p>
          </table:table-cell>
          <table:table-cell table:style-name="ce72" office:value-type="float" office:value="0.799809557223129" calcext:value-type="float">
            <text:p>0.799809557223129</text:p>
          </table:table-cell>
          <table:table-cell table:style-name="ce72" office:value-type="float" office:value="0.801923483112232" calcext:value-type="float">
            <text:p>0.801923483112232</text:p>
          </table:table-cell>
          <table:table-cell table:number-columns-repeated="3"/>
          <table:table-cell table:style-name="ce74" office:value-type="string" calcext:value-type="string">
            <text:p>3 obj</text:p>
          </table:table-cell>
          <table:table-cell table:style-name="ce72" office:value-type="float" office:value="0.612724590036602" calcext:value-type="float">
            <text:p>0.612724590036602</text:p>
          </table:table-cell>
          <table:table-cell table:style-name="ce74" office:value-type="float" office:value="0.614111508188209" calcext:value-type="float">
            <text:p>0.614111508188209</text:p>
          </table:table-cell>
          <table:table-cell table:style-name="ce72" office:value-type="float" office:value="0.611582495347012" calcext:value-type="float">
            <text:p>0.611582495347012</text:p>
          </table:table-cell>
          <table:table-cell table:style-name="ce72" office:value-type="float" office:value="0.607463925845265" calcext:value-type="float">
            <text:p>0.607463925845265</text:p>
          </table:table-cell>
          <table:table-cell table:style-name="ce72" office:value-type="float" office:value="0.602318536332857" calcext:value-type="float">
            <text:p>0.602318536332857</text:p>
          </table:table-cell>
          <table:table-cell table:style-name="ce72" office:value-type="float" office:value="0.598122245789316" calcext:value-type="float">
            <text:p>0.598122245789316</text:p>
          </table:table-cell>
          <table:table-cell table:style-name="ce72" office:value-type="float" office:value="0.596449799935923" calcext:value-type="float">
            <text:p>0.596449799935923</text:p>
          </table:table-cell>
          <table:table-cell table:style-name="ce72" office:value-type="float" office:value="0.593503705518211" calcext:value-type="float">
            <text:p>0.593503705518211</text:p>
          </table:table-cell>
          <table:table-cell table:style-name="ce72" office:value-type="float" office:value="0.592107041253766" calcext:value-type="float">
            <text:p>0.592107041253766</text:p>
          </table:table-cell>
          <table:table-cell table:style-name="ce72" office:value-type="float" office:value="0.589679105981526" calcext:value-type="float">
            <text:p>0.589679105981526</text:p>
          </table:table-cell>
          <table:table-cell table:style-name="ce72" office:value-type="float" office:value="0.58799460853121" calcext:value-type="float">
            <text:p>0.58799460853121</text:p>
          </table:table-cell>
        </table:table-row>
        <table:table-row table:style-name="ro1" table:number-rows-repeated="40">
          <table:table-cell table:number-columns-repeated="47"/>
        </table:table-row>
        <table:table-row table:style-name="ro1">
          <table:table-cell table:style-name="ce74" office:value-type="string" calcext:value-type="string">
            <text:p>2 obj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4</text:p>
          </table:table-cell>
          <table:table-cell table:style-name="ce72" office:value-type="float" office:value="0.651289898920702" calcext:value-type="float">
            <text:p>0.651289898920702</text:p>
          </table:table-cell>
          <table:table-cell table:style-name="ce72" office:value-type="float" office:value="0.683834149216743" calcext:value-type="float">
            <text:p>0.683834149216743</text:p>
          </table:table-cell>
          <table:table-cell table:style-name="ce72" office:value-type="float" office:value="0.674307248087631" calcext:value-type="float">
            <text:p>0.674307248087631</text:p>
          </table:table-cell>
          <table:table-cell table:style-name="ce72" office:value-type="float" office:value="0.664585676715246" calcext:value-type="float">
            <text:p>0.664585676715246</text:p>
          </table:table-cell>
          <table:table-cell table:style-name="ce72" office:value-type="float" office:value="0.657626727907317" calcext:value-type="float">
            <text:p>0.657626727907317</text:p>
          </table:table-cell>
          <table:table-cell table:style-name="ce72" office:value-type="float" office:value="0.650269466503475" calcext:value-type="float">
            <text:p>0.650269466503475</text:p>
          </table:table-cell>
          <table:table-cell table:style-name="ce72" office:value-type="float" office:value="0.648685913445755" calcext:value-type="float">
            <text:p>0.648685913445755</text:p>
          </table:table-cell>
          <table:table-cell table:style-name="ce72" office:value-type="float" office:value="0.640675393164089" calcext:value-type="float">
            <text:p>0.640675393164089</text:p>
          </table:table-cell>
          <table:table-cell table:style-name="ce72" office:value-type="float" office:value="0.640474911890922" calcext:value-type="float">
            <text:p>0.640474911890922</text:p>
          </table:table-cell>
          <table:table-cell table:style-name="ce72" office:value-type="float" office:value="0.634485889725075" calcext:value-type="float">
            <text:p>0.634485889725075</text:p>
          </table:table-cell>
          <table:table-cell table:style-name="ce72" office:value-type="float" office:value="0.63726520276049" calcext:value-type="float">
            <text:p>0.63726520276049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5</text:p>
          </table:table-cell>
          <table:table-cell table:style-name="ce72" office:value-type="float" office:value="0.839040982649687" calcext:value-type="float">
            <text:p>0.839040982649687</text:p>
          </table:table-cell>
          <table:table-cell table:style-name="ce72" office:value-type="float" office:value="0.876437831660652" calcext:value-type="float">
            <text:p>0.876437831660652</text:p>
          </table:table-cell>
          <table:table-cell table:style-name="ce21" office:value-type="float" office:value="0.876558920694" calcext:value-type="float">
            <text:p>0.876558920694</text:p>
          </table:table-cell>
          <table:table-cell table:style-name="ce72" office:value-type="float" office:value="0.871826501324826" calcext:value-type="float">
            <text:p>0.871826501324826</text:p>
          </table:table-cell>
          <table:table-cell table:style-name="ce72" office:value-type="float" office:value="0.853527993122609" calcext:value-type="float">
            <text:p>0.853527993122609</text:p>
          </table:table-cell>
          <table:table-cell table:style-name="ce72" office:value-type="float" office:value="0.846151692244174" calcext:value-type="float">
            <text:p>0.846151692244174</text:p>
          </table:table-cell>
          <table:table-cell table:style-name="ce72" office:value-type="float" office:value="0.839345072445591" calcext:value-type="float">
            <text:p>0.839345072445591</text:p>
          </table:table-cell>
          <table:table-cell table:style-name="ce72" office:value-type="float" office:value="0.838050411795348" calcext:value-type="float">
            <text:p>0.838050411795348</text:p>
          </table:table-cell>
          <table:table-cell table:style-name="ce72" office:value-type="float" office:value="0.841255460308652" calcext:value-type="float">
            <text:p>0.841255460308652</text:p>
          </table:table-cell>
          <table:table-cell table:style-name="ce72" office:value-type="float" office:value="0.837735321472783" calcext:value-type="float">
            <text:p>0.837735321472783</text:p>
          </table:table-cell>
          <table:table-cell table:style-name="ce72" office:value-type="float" office:value="0.831484519574465" calcext:value-type="float">
            <text:p>0.831484519574465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6</text:p>
          </table:table-cell>
          <table:table-cell table:style-name="ce72" office:value-type="float" office:value="0.884082045080261" calcext:value-type="float">
            <text:p>0.884082045080261</text:p>
          </table:table-cell>
          <table:table-cell table:style-name="ce72" office:value-type="float" office:value="0.917500237390435" calcext:value-type="float">
            <text:p>0.917500237390435</text:p>
          </table:table-cell>
          <table:table-cell table:style-name="ce72" office:value-type="float" office:value="0.935606229095826" calcext:value-type="float">
            <text:p>0.935606229095826</text:p>
          </table:table-cell>
          <table:table-cell table:style-name="ce72" office:value-type="float" office:value="0.940744120952087" calcext:value-type="float">
            <text:p>0.940744120952087</text:p>
          </table:table-cell>
          <table:table-cell table:style-name="ce72" office:value-type="float" office:value="0.942851259945131" calcext:value-type="float">
            <text:p>0.942851259945131</text:p>
          </table:table-cell>
          <table:table-cell table:style-name="ce72" office:value-type="float" office:value="0.941957914024" calcext:value-type="float">
            <text:p>0.941957914024</text:p>
          </table:table-cell>
          <table:table-cell table:style-name="ce72" office:value-type="float" office:value="0.939381548906913" calcext:value-type="float">
            <text:p>0.939381548906913</text:p>
          </table:table-cell>
          <table:table-cell table:style-name="ce72" office:value-type="float" office:value="0.937297799655435" calcext:value-type="float">
            <text:p>0.937297799655435</text:p>
          </table:table-cell>
          <table:table-cell table:style-name="ce72" office:value-type="float" office:value="0.937393389074087" calcext:value-type="float">
            <text:p>0.937393389074087</text:p>
          </table:table-cell>
          <table:table-cell table:style-name="ce72" office:value-type="float" office:value="0.93535724735" calcext:value-type="float">
            <text:p>0.93535724735</text:p>
          </table:table-cell>
          <table:table-cell table:style-name="ce72" office:value-type="float" office:value="0.934496699877522" calcext:value-type="float">
            <text:p>0.934496699877522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74" office:value-type="string" calcext:value-type="string">
            <text:p>3 obj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4</text:p>
          </table:table-cell>
          <table:table-cell table:style-name="ce72" office:value-type="float" office:value="0.612724590036602" calcext:value-type="float">
            <text:p>0.612724590036602</text:p>
          </table:table-cell>
          <table:table-cell table:style-name="ce72" office:value-type="float" office:value="0.614111508188209" calcext:value-type="float">
            <text:p>0.614111508188209</text:p>
          </table:table-cell>
          <table:table-cell table:style-name="ce72" office:value-type="float" office:value="0.611582495347012" calcext:value-type="float">
            <text:p>0.611582495347012</text:p>
          </table:table-cell>
          <table:table-cell table:style-name="ce72" office:value-type="float" office:value="0.607463925845265" calcext:value-type="float">
            <text:p>0.607463925845265</text:p>
          </table:table-cell>
          <table:table-cell table:style-name="ce72" office:value-type="float" office:value="0.602318536332857" calcext:value-type="float">
            <text:p>0.602318536332857</text:p>
          </table:table-cell>
          <table:table-cell table:style-name="ce72" office:value-type="float" office:value="0.598122245789316" calcext:value-type="float">
            <text:p>0.598122245789316</text:p>
          </table:table-cell>
          <table:table-cell table:style-name="ce72" office:value-type="float" office:value="0.596449799935923" calcext:value-type="float">
            <text:p>0.596449799935923</text:p>
          </table:table-cell>
          <table:table-cell table:style-name="ce72" office:value-type="float" office:value="0.593503705518211" calcext:value-type="float">
            <text:p>0.593503705518211</text:p>
          </table:table-cell>
          <table:table-cell table:style-name="ce72" office:value-type="float" office:value="0.592107041253766" calcext:value-type="float">
            <text:p>0.592107041253766</text:p>
          </table:table-cell>
          <table:table-cell table:style-name="ce72" office:value-type="float" office:value="0.589679105981526" calcext:value-type="float">
            <text:p>0.589679105981526</text:p>
          </table:table-cell>
          <table:table-cell table:style-name="ce72" office:value-type="float" office:value="0.58799460853121" calcext:value-type="float">
            <text:p>0.58799460853121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5</text:p>
          </table:table-cell>
          <table:table-cell table:style-name="ce72" office:value-type="float" office:value="0.833373705325895" calcext:value-type="float">
            <text:p>0.833373705325895</text:p>
          </table:table-cell>
          <table:table-cell table:style-name="ce72" office:value-type="float" office:value="0.835829846110789" calcext:value-type="float">
            <text:p>0.835829846110789</text:p>
          </table:table-cell>
          <table:table-cell table:style-name="ce21" office:value-type="float" office:value="0.831596618354053" calcext:value-type="float">
            <text:p>0.831596618354053</text:p>
          </table:table-cell>
          <table:table-cell table:style-name="ce72" office:value-type="float" office:value="0.819812832192947" calcext:value-type="float">
            <text:p>0.819812832192947</text:p>
          </table:table-cell>
          <table:table-cell table:style-name="ce72" office:value-type="float" office:value="0.809038380885063" calcext:value-type="float">
            <text:p>0.809038380885063</text:p>
          </table:table-cell>
          <table:table-cell table:style-name="ce72" office:value-type="float" office:value="0.802685390612895" calcext:value-type="float">
            <text:p>0.802685390612895</text:p>
          </table:table-cell>
          <table:table-cell table:style-name="ce72" office:value-type="float" office:value="0.806274621611084" calcext:value-type="float">
            <text:p>0.806274621611084</text:p>
          </table:table-cell>
          <table:table-cell table:style-name="ce72" office:value-type="float" office:value="0.801263743410316" calcext:value-type="float">
            <text:p>0.801263743410316</text:p>
          </table:table-cell>
          <table:table-cell table:style-name="ce72" office:value-type="float" office:value="0.806077407978947" calcext:value-type="float">
            <text:p>0.806077407978947</text:p>
          </table:table-cell>
          <table:table-cell table:style-name="ce72" office:value-type="float" office:value="0.799809557223129" calcext:value-type="float">
            <text:p>0.799809557223129</text:p>
          </table:table-cell>
          <table:table-cell table:style-name="ce72" office:value-type="float" office:value="0.801923483112232" calcext:value-type="float">
            <text:p>0.801923483112232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6</text:p>
          </table:table-cell>
          <table:table-cell table:style-name="ce72" office:value-type="float" office:value="0.880227498922158" calcext:value-type="float">
            <text:p>0.880227498922158</text:p>
          </table:table-cell>
          <table:table-cell table:style-name="ce72" office:value-type="float" office:value="0.891037454529368" calcext:value-type="float">
            <text:p>0.891037454529368</text:p>
          </table:table-cell>
          <table:table-cell table:style-name="ce72" office:value-type="float" office:value="0.898183739663" calcext:value-type="float">
            <text:p>0.898183739663</text:p>
          </table:table-cell>
          <table:table-cell table:style-name="ce72" office:value-type="float" office:value="0.899301075377316" calcext:value-type="float">
            <text:p>0.899301075377316</text:p>
          </table:table-cell>
          <table:table-cell table:style-name="ce72" office:value-type="float" office:value="0.901535850688579" calcext:value-type="float">
            <text:p>0.901535850688579</text:p>
          </table:table-cell>
          <table:table-cell table:style-name="ce72" office:value-type="float" office:value="0.899280645894105" calcext:value-type="float">
            <text:p>0.899280645894105</text:p>
          </table:table-cell>
          <table:table-cell table:style-name="ce72" office:value-type="float" office:value="0.897246993413789" calcext:value-type="float">
            <text:p>0.897246993413789</text:p>
          </table:table-cell>
          <table:table-cell table:style-name="ce72" office:value-type="float" office:value="0.896507054385737" calcext:value-type="float">
            <text:p>0.896507054385737</text:p>
          </table:table-cell>
          <table:table-cell table:style-name="ce72" office:value-type="float" office:value="0.893684771207053" calcext:value-type="float">
            <text:p>0.893684771207053</text:p>
          </table:table-cell>
          <table:table-cell table:style-name="ce72" office:value-type="float" office:value="0.893278518718474" calcext:value-type="float">
            <text:p>0.893278518718474</text:p>
          </table:table-cell>
          <table:table-cell table:style-name="ce72" office:value-type="float" office:value="0.891629802571737" calcext:value-type="float">
            <text:p>0.891629802571737</text:p>
          </table:table-cell>
          <table:table-cell table:number-columns-repeated="35"/>
        </table:table-row>
        <table:table-row table:style-name="ro1" table:number-rows-repeated="8">
          <table:table-cell table:number-columns-repeated="47"/>
        </table:table-row>
        <table:table-row table:style-name="ro1">
          <table:table-cell table:number-columns-repeated="15"/>
          <table:table-cell office:value-type="float" office:value="33" calcext:value-type="float">
            <text:p>33</text:p>
          </table:table-cell>
          <table:table-cell table:number-columns-repeated="31"/>
        </table:table-row>
      </table:table>
      <table:table table:name="Por_Criterio_Paro" table:style-name="ta1">
        <table:table-column table:style-name="co1" table:default-cell-style-name="Default"/>
        <table:table-column table:style-name="co1" table:number-columns-repeated="7" table:default-cell-style-name="ce64"/>
        <table:table-row table:style-name="ro1">
          <table:table-cell table:style-name="ce80" office:value-type="string" calcext:value-type="string">
            <text:p>2.5x10^7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7520915495794" calcext:value-type="float">
            <text:p>0.975</text:p>
          </table:table-cell>
          <table:table-cell office:value-type="float" office:value="0.992854314117308" calcext:value-type="float">
            <text:p>0.993</text:p>
          </table:table-cell>
          <table:table-cell office:value-type="float" office:value="0.989208946898934" calcext:value-type="float">
            <text:p>0.989</text:p>
          </table:table-cell>
          <table:table-cell office:value-type="float" office:value="0.992917619325118" calcext:value-type="float">
            <text:p>0.993</text:p>
          </table:table-cell>
          <table:table-cell office:value-type="float" office:value="0.988187502667187" calcext:value-type="float">
            <text:p>0.988</text:p>
          </table:table-cell>
          <table:table-cell office:value-type="float" office:value="0.980986303548986" calcext:value-type="float">
            <text:p>0.981</text:p>
          </table:table-cell>
          <table:table-cell office:value-type="float" office:value="0.992074331592984" calcext:value-type="float">
            <text:p>0.992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5928836356498" calcext:value-type="float">
            <text:p>0.996</text:p>
          </table:table-cell>
          <table:table-cell office:value-type="float" office:value="0.964759485087676" calcext:value-type="float">
            <text:p>0.965</text:p>
          </table:table-cell>
          <table:table-cell office:value-type="float" office:value="0.967548687362035" calcext:value-type="float">
            <text:p>0.968</text:p>
          </table:table-cell>
          <table:table-cell office:value-type="float" office:value="0.966208668622896" calcext:value-type="float">
            <text:p>0.966</text:p>
          </table:table-cell>
          <table:table-cell office:value-type="float" office:value="0.966553883855802" calcext:value-type="float">
            <text:p>0.967</text:p>
          </table:table-cell>
          <table:table-cell office:value-type="float" office:value="0.963748146956324" calcext:value-type="float">
            <text:p>0.964</text:p>
          </table:table-cell>
          <table:table-cell office:value-type="float" office:value="0.998167520890703" calcext:value-type="float">
            <text:p>0.998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73103548031799" calcext:value-type="float">
            <text:p>0.973</text:p>
          </table:table-cell>
          <table:table-cell office:value-type="float" office:value="0.991733745111939" calcext:value-type="float">
            <text:p>0.992</text:p>
          </table:table-cell>
          <table:table-cell office:value-type="float" office:value="0.987306979162786" calcext:value-type="float">
            <text:p>0.987</text:p>
          </table:table-cell>
          <table:table-cell office:value-type="float" office:value="0.992966284147486" calcext:value-type="float">
            <text:p>0.993</text:p>
          </table:table-cell>
          <table:table-cell office:value-type="float" office:value="0.991377397030472" calcext:value-type="float">
            <text:p>0.991</text:p>
          </table:table-cell>
          <table:table-cell office:value-type="float" office:value="0.991070035180786" calcext:value-type="float">
            <text:p>0.991</text:p>
          </table:table-cell>
          <table:table-cell office:value-type="float" office:value="0.992259777919449" calcext:value-type="float">
            <text:p>0.992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70486486613681" calcext:value-type="float">
            <text:p>0.970</text:p>
          </table:table-cell>
          <table:table-cell office:value-type="float" office:value="0.987950950384792" calcext:value-type="float">
            <text:p>0.988</text:p>
          </table:table-cell>
          <table:table-cell office:value-type="float" office:value="0.984908386154609" calcext:value-type="float">
            <text:p>0.985</text:p>
          </table:table-cell>
          <table:table-cell office:value-type="float" office:value="0.989596238200052" calcext:value-type="float">
            <text:p>0.990</text:p>
          </table:table-cell>
          <table:table-cell office:value-type="float" office:value="0.99112754048252" calcext:value-type="float">
            <text:p>0.991</text:p>
          </table:table-cell>
          <table:table-cell office:value-type="float" office:value="0.986944700938872" calcext:value-type="float">
            <text:p>0.987</text:p>
          </table:table-cell>
          <table:table-cell office:value-type="float" office:value="0.989654305827713" calcext:value-type="float">
            <text:p>0.990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0360855462975" calcext:value-type="float">
            <text:p>0.870</text:p>
          </table:table-cell>
          <table:table-cell office:value-type="float" office:value="0.882675151304213" calcext:value-type="float">
            <text:p>0.883</text:p>
          </table:table-cell>
          <table:table-cell office:value-type="float" office:value="0.88985779656978" calcext:value-type="float">
            <text:p>0.890</text:p>
          </table:table-cell>
          <table:table-cell office:value-type="float" office:value="0.892923877693002" calcext:value-type="float">
            <text:p>0.893</text:p>
          </table:table-cell>
          <table:table-cell office:value-type="float" office:value="0.891535133368183" calcext:value-type="float">
            <text:p>0.892</text:p>
          </table:table-cell>
          <table:table-cell office:value-type="float" office:value="0.910498022399033" calcext:value-type="float">
            <text:p>0.910</text:p>
          </table:table-cell>
          <table:table-cell office:value-type="float" office:value="0.89514772932476" calcext:value-type="float">
            <text:p>0.895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00378876763933" calcext:value-type="float">
            <text:p>0.800</text:p>
          </table:table-cell>
          <table:table-cell office:value-type="float" office:value="0.92186526819661" calcext:value-type="float">
            <text:p>0.922</text:p>
          </table:table-cell>
          <table:table-cell office:value-type="float" office:value="0.906501676856829" calcext:value-type="float">
            <text:p>0.907</text:p>
          </table:table-cell>
          <table:table-cell office:value-type="float" office:value="0.916064582909434" calcext:value-type="float">
            <text:p>0.916</text:p>
          </table:table-cell>
          <table:table-cell office:value-type="float" office:value="0.915824863704076" calcext:value-type="float">
            <text:p>0.916</text:p>
          </table:table-cell>
          <table:table-cell office:value-type="float" office:value="0.914804693833045" calcext:value-type="float">
            <text:p>0.915</text:p>
          </table:table-cell>
          <table:table-cell office:value-type="float" office:value="0.886353057102595" calcext:value-type="float">
            <text:p>0.886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73725990287229" calcext:value-type="float">
            <text:p>0.974</text:p>
          </table:table-cell>
          <table:table-cell office:value-type="float" office:value="0.987935415288348" calcext:value-type="float">
            <text:p>0.988</text:p>
          </table:table-cell>
          <table:table-cell office:value-type="float" office:value="0.984520028857929" calcext:value-type="float">
            <text:p>0.985</text:p>
          </table:table-cell>
          <table:table-cell office:value-type="float" office:value="0.989596459859847" calcext:value-type="float">
            <text:p>0.990</text:p>
          </table:table-cell>
          <table:table-cell office:value-type="float" office:value="0.991058082209852" calcext:value-type="float">
            <text:p>0.991</text:p>
          </table:table-cell>
          <table:table-cell office:value-type="float" office:value="0.986944806395232" calcext:value-type="float">
            <text:p>0.987</text:p>
          </table:table-cell>
          <table:table-cell office:value-type="float" office:value="0.989654110278044" calcext:value-type="float">
            <text:p>0.990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9326950266523" calcext:value-type="float">
            <text:p>0.893</text:p>
          </table:table-cell>
          <table:table-cell office:value-type="float" office:value="0.809161334580666" calcext:value-type="float">
            <text:p>0.809</text:p>
          </table:table-cell>
          <table:table-cell office:value-type="float" office:value="0.793664424403281" calcext:value-type="float">
            <text:p>0.794</text:p>
          </table:table-cell>
          <table:table-cell office:value-type="float" office:value="0.807897431967595" calcext:value-type="float">
            <text:p>0.808</text:p>
          </table:table-cell>
          <table:table-cell office:value-type="float" office:value="0.807141443625802" calcext:value-type="float">
            <text:p>0.807</text:p>
          </table:table-cell>
          <table:table-cell office:value-type="float" office:value="0.819935563944224" calcext:value-type="float">
            <text:p>0.820</text:p>
          </table:table-cell>
          <table:table-cell office:value-type="float" office:value="0.960729672022992" calcext:value-type="float">
            <text:p>0.961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2494211995324" calcext:value-type="float">
            <text:p>0.792</text:p>
          </table:table-cell>
          <table:table-cell office:value-type="float" office:value="0.914161826031653" calcext:value-type="float">
            <text:p>0.914</text:p>
          </table:table-cell>
          <table:table-cell office:value-type="float" office:value="0.873629242111399" calcext:value-type="float">
            <text:p>0.874</text:p>
          </table:table-cell>
          <table:table-cell office:value-type="float" office:value="0.86931356997734" calcext:value-type="float">
            <text:p>0.869</text:p>
          </table:table-cell>
          <table:table-cell office:value-type="float" office:value="0.896933897819299" calcext:value-type="float">
            <text:p>0.897</text:p>
          </table:table-cell>
          <table:table-cell office:value-type="float" office:value="0.886840903769831" calcext:value-type="float">
            <text:p>0.887</text:p>
          </table:table-cell>
          <table:table-cell office:value-type="float" office:value="0.94662865324531" calcext:value-type="float">
            <text:p>0.947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0623291705587" calcext:value-type="float">
            <text:p>0.991</text:p>
          </table:table-cell>
          <table:table-cell office:value-type="float" office:value="0.992907695873812" calcext:value-type="float">
            <text:p>0.993</text:p>
          </table:table-cell>
          <table:table-cell office:value-type="float" office:value="0.989685259746635" calcext:value-type="float">
            <text:p>0.990</text:p>
          </table:table-cell>
          <table:table-cell office:value-type="float" office:value="0.992970287168041" calcext:value-type="float">
            <text:p>0.993</text:p>
          </table:table-cell>
          <table:table-cell office:value-type="float" office:value="0.992167751395208" calcext:value-type="float">
            <text:p>0.992</text:p>
          </table:table-cell>
          <table:table-cell office:value-type="float" office:value="0.99154774805188" calcext:value-type="float">
            <text:p>0.992</text:p>
          </table:table-cell>
          <table:table-cell table:style-name="ce81" office:value-type="float" office:value="0.992086701981502" calcext:value-type="float">
            <text:p>0.992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3300253415043" calcext:value-type="float">
            <text:p>0.983</text:p>
          </table:table-cell>
          <table:table-cell office:value-type="float" office:value="0.989443482372653" calcext:value-type="float">
            <text:p>0.989</text:p>
          </table:table-cell>
          <table:table-cell office:value-type="float" office:value="0.986837437552238" calcext:value-type="float">
            <text:p>0.987</text:p>
          </table:table-cell>
          <table:table-cell office:value-type="float" office:value="0.989596597737231" calcext:value-type="float">
            <text:p>0.990</text:p>
          </table:table-cell>
          <table:table-cell office:value-type="float" office:value="0.991521322371553" calcext:value-type="float">
            <text:p>0.992</text:p>
          </table:table-cell>
          <table:table-cell office:value-type="float" office:value="0.987193827593503" calcext:value-type="float">
            <text:p>0.987</text:p>
          </table:table-cell>
          <table:table-cell office:value-type="float" office:value="0.990239822957171" calcext:value-type="float">
            <text:p>0.990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7938336667316" calcext:value-type="float">
            <text:p>0.988</text:p>
          </table:table-cell>
          <table:table-cell office:value-type="float" office:value="0.989443449400315" calcext:value-type="float">
            <text:p>0.989</text:p>
          </table:table-cell>
          <table:table-cell office:value-type="float" office:value="0.987779578019577" calcext:value-type="float">
            <text:p>0.988</text:p>
          </table:table-cell>
          <table:table-cell office:value-type="float" office:value="0.989596699323223" calcext:value-type="float">
            <text:p>0.990</text:p>
          </table:table-cell>
          <table:table-cell office:value-type="float" office:value="0.991529192611389" calcext:value-type="float">
            <text:p>0.992</text:p>
          </table:table-cell>
          <table:table-cell office:value-type="float" office:value="0.987193773196578" calcext:value-type="float">
            <text:p>0.987</text:p>
          </table:table-cell>
          <table:table-cell table:style-name="ce81" office:value-type="float" office:value="0.990239816482699" calcext:value-type="float">
            <text:p>0.99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73053694502409" calcext:value-type="float">
            <text:p>0.973</text:p>
          </table:table-cell>
          <table:table-cell office:value-type="float" office:value="0.989443468853448" calcext:value-type="float">
            <text:p>0.989</text:p>
          </table:table-cell>
          <table:table-cell office:value-type="float" office:value="0.716671897571757" calcext:value-type="float">
            <text:p>0.717</text:p>
          </table:table-cell>
          <table:table-cell office:value-type="float" office:value="0.843497297194506" calcext:value-type="float">
            <text:p>0.843</text:p>
          </table:table-cell>
          <table:table-cell office:value-type="float" office:value="0.677620571413147" calcext:value-type="float">
            <text:p>0.678</text:p>
          </table:table-cell>
          <table:table-cell office:value-type="float" office:value="0.989597080523214" calcext:value-type="float">
            <text:p>0.990</text:p>
          </table:table-cell>
          <table:table-cell office:value-type="float" office:value="0.990239717810238" calcext:value-type="float">
            <text:p>0.990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3300253415043" calcext:value-type="float">
            <text:p>0.983</text:p>
          </table:table-cell>
          <table:table-cell office:value-type="float" office:value="0.989443482372653" calcext:value-type="float">
            <text:p>0.989</text:p>
          </table:table-cell>
          <table:table-cell office:value-type="float" office:value="0.986837437552238" calcext:value-type="float">
            <text:p>0.987</text:p>
          </table:table-cell>
          <table:table-cell office:value-type="float" office:value="0.989596597737231" calcext:value-type="float">
            <text:p>0.990</text:p>
          </table:table-cell>
          <table:table-cell office:value-type="float" office:value="0.991521322371553" calcext:value-type="float">
            <text:p>0.992</text:p>
          </table:table-cell>
          <table:table-cell office:value-type="float" office:value="0.987193827593503" calcext:value-type="float">
            <text:p>0.987</text:p>
          </table:table-cell>
          <table:table-cell office:value-type="float" office:value="0.990239822957171" calcext:value-type="float">
            <text:p>0.990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76272473744775" calcext:value-type="float">
            <text:p>0.876</text:p>
          </table:table-cell>
          <table:table-cell office:value-type="float" office:value="0.989443449151572" calcext:value-type="float">
            <text:p>0.989</text:p>
          </table:table-cell>
          <table:table-cell office:value-type="float" office:value="0.765148274710658" calcext:value-type="float">
            <text:p>0.765</text:p>
          </table:table-cell>
          <table:table-cell office:value-type="float" office:value="0.753503466862919" calcext:value-type="float">
            <text:p>0.754</text:p>
          </table:table-cell>
          <table:table-cell office:value-type="float" office:value="0.684878842884209" calcext:value-type="float">
            <text:p>0.685</text:p>
          </table:table-cell>
          <table:table-cell office:value-type="float" office:value="0.732567047722362" calcext:value-type="float">
            <text:p>0.733</text:p>
          </table:table-cell>
          <table:table-cell office:value-type="float" office:value="0.990239500156258" calcext:value-type="float">
            <text:p>0.99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293006981233" calcext:value-type="float">
            <text:p>0.995</text:p>
          </table:table-cell>
          <table:table-cell office:value-type="float" office:value="0.995807940118854" calcext:value-type="float">
            <text:p>0.996</text:p>
          </table:table-cell>
          <table:table-cell office:value-type="float" office:value="0.996142105980826" calcext:value-type="float">
            <text:p>0.996</text:p>
          </table:table-cell>
          <table:table-cell office:value-type="float" office:value="0.996643107540446" calcext:value-type="float">
            <text:p>0.997</text:p>
          </table:table-cell>
          <table:table-cell office:value-type="float" office:value="0.997182600474026" calcext:value-type="float">
            <text:p>0.997</text:p>
          </table:table-cell>
          <table:table-cell office:value-type="float" office:value="0.994148589897794" calcext:value-type="float">
            <text:p>0.994</text:p>
          </table:table-cell>
          <table:table-cell office:value-type="float" office:value="0.996193127570351" calcext:value-type="float">
            <text:p>0.996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1041183731349" calcext:value-type="float">
            <text:p>0.981</text:p>
          </table:table-cell>
          <table:table-cell office:value-type="float" office:value="0.990744361688048" calcext:value-type="float">
            <text:p>0.991</text:p>
          </table:table-cell>
          <table:table-cell office:value-type="float" office:value="0.98749051396185" calcext:value-type="float">
            <text:p>0.987</text:p>
          </table:table-cell>
          <table:table-cell office:value-type="float" office:value="0.976509364371749" calcext:value-type="float">
            <text:p>0.977</text:p>
          </table:table-cell>
          <table:table-cell office:value-type="float" office:value="0.967398262756628" calcext:value-type="float">
            <text:p>0.967</text:p>
          </table:table-cell>
          <table:table-cell office:value-type="float" office:value="0.99191124613532" calcext:value-type="float">
            <text:p>0.992</text:p>
          </table:table-cell>
          <table:table-cell office:value-type="float" office:value="0.994328292080556" calcext:value-type="float">
            <text:p>0.994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69742541557223" calcext:value-type="float">
            <text:p>0.970</text:p>
          </table:table-cell>
          <table:table-cell office:value-type="float" office:value="0.988699661640055" calcext:value-type="float">
            <text:p>0.989</text:p>
          </table:table-cell>
          <table:table-cell office:value-type="float" office:value="0.982450422621364" calcext:value-type="float">
            <text:p>0.982</text:p>
          </table:table-cell>
          <table:table-cell office:value-type="float" office:value="0.983341578842428" calcext:value-type="float">
            <text:p>0.983</text:p>
          </table:table-cell>
          <table:table-cell office:value-type="float" office:value="0.98546021879377" calcext:value-type="float">
            <text:p>0.985</text:p>
          </table:table-cell>
          <table:table-cell office:value-type="float" office:value="0.985589158894643" calcext:value-type="float">
            <text:p>0.986</text:p>
          </table:table-cell>
          <table:table-cell office:value-type="float" office:value="0.992341029654659" calcext:value-type="float">
            <text:p>0.992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32464416306133" calcext:value-type="float">
            <text:p>0.932</text:p>
          </table:table-cell>
          <table:table-cell office:value-type="float" office:value="0.683531673252771" calcext:value-type="float">
            <text:p>0.684</text:p>
          </table:table-cell>
          <table:table-cell office:value-type="float" office:value="0.735521714326478" calcext:value-type="float">
            <text:p>0.736</text:p>
          </table:table-cell>
          <table:table-cell office:value-type="float" office:value="0.675643931348653" calcext:value-type="float">
            <text:p>0.676</text:p>
          </table:table-cell>
          <table:table-cell office:value-type="float" office:value="0.575049784286755" calcext:value-type="float">
            <text:p>0.575</text:p>
          </table:table-cell>
          <table:table-cell office:value-type="float" office:value="0.613068368283943" calcext:value-type="float">
            <text:p>0.613</text:p>
          </table:table-cell>
          <table:table-cell office:value-type="float" office:value="0.919590253823845" calcext:value-type="float">
            <text:p>0.92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75139909986325" calcext:value-type="float">
            <text:p>0.875</text:p>
          </table:table-cell>
          <table:table-cell office:value-type="float" office:value="0.911472930662428" calcext:value-type="float">
            <text:p>0.911</text:p>
          </table:table-cell>
          <table:table-cell office:value-type="float" office:value="0.90636272235062" calcext:value-type="float">
            <text:p>0.906</text:p>
          </table:table-cell>
          <table:table-cell office:value-type="float" office:value="0.906201192387961" calcext:value-type="float">
            <text:p>0.906</text:p>
          </table:table-cell>
          <table:table-cell office:value-type="float" office:value="0.928488169114177" calcext:value-type="float">
            <text:p>0.928</text:p>
          </table:table-cell>
          <table:table-cell office:value-type="float" office:value="0.901852101267014" calcext:value-type="float">
            <text:p>0.902</text:p>
          </table:table-cell>
          <table:table-cell office:value-type="float" office:value="0.925579807111123" calcext:value-type="float">
            <text:p>0.926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792571091117686" calcext:value-type="float">
            <text:p>0.793</text:p>
          </table:table-cell>
          <table:table-cell office:value-type="float" office:value="0.53939054323829" calcext:value-type="float">
            <text:p>0.539</text:p>
          </table:table-cell>
          <table:table-cell office:value-type="float" office:value="0.636067664503098" calcext:value-type="float">
            <text:p>0.636</text:p>
          </table:table-cell>
          <table:table-cell office:value-type="float" office:value="0.609182290745998" calcext:value-type="float">
            <text:p>0.609</text:p>
          </table:table-cell>
          <table:table-cell office:value-type="float" office:value="0.619519222106532" calcext:value-type="float">
            <text:p>0.620</text:p>
          </table:table-cell>
          <table:table-cell office:value-type="float" office:value="0.517510182841464" calcext:value-type="float">
            <text:p>0.518</text:p>
          </table:table-cell>
          <table:table-cell office:value-type="float" office:value="0.822976458049593" calcext:value-type="float">
            <text:p>0.823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80106374142615" calcext:value-type="float">
            <text:p>0.880</text:p>
          </table:table-cell>
          <table:table-cell office:value-type="float" office:value="0.553240278678376" calcext:value-type="float">
            <text:p>0.553</text:p>
          </table:table-cell>
          <table:table-cell office:value-type="float" office:value="0.597856539822092" calcext:value-type="float">
            <text:p>0.598</text:p>
          </table:table-cell>
          <table:table-cell office:value-type="float" office:value="0.649975598087109" calcext:value-type="float">
            <text:p>0.650</text:p>
          </table:table-cell>
          <table:table-cell office:value-type="float" office:value="0.568031730984582" calcext:value-type="float">
            <text:p>0.568</text:p>
          </table:table-cell>
          <table:table-cell office:value-type="float" office:value="0.537017789136656" calcext:value-type="float">
            <text:p>0.537</text:p>
          </table:table-cell>
          <table:table-cell office:value-type="float" office:value="0.879916325009" calcext:value-type="float">
            <text:p>0.880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69634733720714" calcext:value-type="float">
            <text:p>0.970</text:p>
          </table:table-cell>
          <table:table-cell office:value-type="float" office:value="0.989748351855104" calcext:value-type="float">
            <text:p>0.990</text:p>
          </table:table-cell>
          <table:table-cell office:value-type="float" office:value="0.98073736522117" calcext:value-type="float">
            <text:p>0.981</text:p>
          </table:table-cell>
          <table:table-cell office:value-type="float" office:value="0.932389936834819" calcext:value-type="float">
            <text:p>0.932</text:p>
          </table:table-cell>
          <table:table-cell office:value-type="float" office:value="0.86147765549251" calcext:value-type="float">
            <text:p>0.861</text:p>
          </table:table-cell>
          <table:table-cell office:value-type="float" office:value="0.983306985573644" calcext:value-type="float">
            <text:p>0.983</text:p>
          </table:table-cell>
          <table:table-cell office:value-type="float" office:value="0.99054087195932" calcext:value-type="float">
            <text:p>0.991</text:p>
          </table:table-cell>
        </table:table-row>
        <table:table-row table:style-name="ro1">
          <table:table-cell/>
          <table:table-cell table:formula="of:=AVERAGE([.B2:.B24])" office:value-type="float" office:value="0.931975609744698" calcext:value-type="float">
            <text:p>0.932</text:p>
          </table:table-cell>
          <table:table-cell table:formula="of:=AVERAGE([.C2:.C24])" office:value-type="float" office:value="0.915037315620069" calcext:value-type="float">
            <text:p>0.915</text:p>
          </table:table-cell>
          <table:table-cell table:formula="of:=AVERAGE([.D2:.D24])" office:value-type="float" office:value="0.897075439231225" calcext:value-type="float">
            <text:p>0.897</text:p>
          </table:table-cell>
          <table:table-cell table:formula="of:=AVERAGE([.E2:.E24])" office:value-type="float" office:value="0.900266638212395" calcext:value-type="float">
            <text:p>0.900</text:p>
          </table:table-cell>
          <table:table-cell table:formula="of:=AVERAGE([.F2:.F24])" office:value-type="float" office:value="0.881373321383445" calcext:value-type="float">
            <text:p>0.881</text:p>
          </table:table-cell>
          <table:table-cell table:formula="of:=AVERAGE([.G2:.G24])" office:value-type="float" office:value="0.897455256681646" calcext:value-type="float">
            <text:p>0.897</text:p>
          </table:table-cell>
          <table:table-cell table:formula="of:=AVERAGE([.H2:.H24])" office:value-type="float" office:value="0.961540030687306" calcext:value-type="float">
            <text:p>0.9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27701383689962" calcext:value-type="float">
            <text:p>0.828</text:p>
          </table:table-cell>
          <table:table-cell office:value-type="float" office:value="0.967999987405993" calcext:value-type="float">
            <text:p>0.968</text:p>
          </table:table-cell>
          <table:table-cell office:value-type="float" office:value="0.929142354483996" calcext:value-type="float">
            <text:p>0.929</text:p>
          </table:table-cell>
          <table:table-cell office:value-type="float" office:value="0.978505037773798" calcext:value-type="float">
            <text:p>0.979</text:p>
          </table:table-cell>
          <table:table-cell office:value-type="float" office:value="0.972817687447185" calcext:value-type="float">
            <text:p>0.973</text:p>
          </table:table-cell>
          <table:table-cell office:value-type="float" office:value="0.944792499965234" calcext:value-type="float">
            <text:p>0.945</text:p>
          </table:table-cell>
          <table:table-cell office:value-type="float" office:value="0.981546022078512" calcext:value-type="float">
            <text:p>0.982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2021356628742" calcext:value-type="float">
            <text:p>0.922</text:p>
          </table:table-cell>
          <table:table-cell office:value-type="float" office:value="0.975439441031303" calcext:value-type="float">
            <text:p>0.975</text:p>
          </table:table-cell>
          <table:table-cell office:value-type="float" office:value="0.96677333724563" calcext:value-type="float">
            <text:p>0.967</text:p>
          </table:table-cell>
          <table:table-cell office:value-type="float" office:value="0.983991613446429" calcext:value-type="float">
            <text:p>0.984</text:p>
          </table:table-cell>
          <table:table-cell office:value-type="float" office:value="0.950478744650037" calcext:value-type="float">
            <text:p>0.950</text:p>
          </table:table-cell>
          <table:table-cell office:value-type="float" office:value="0.967204391035581" calcext:value-type="float">
            <text:p>0.967</text:p>
          </table:table-cell>
          <table:table-cell office:value-type="float" office:value="0.98892232098786" calcext:value-type="float">
            <text:p>0.989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02772566500575" calcext:value-type="float">
            <text:p>0.903</text:p>
          </table:table-cell>
          <table:table-cell office:value-type="float" office:value="0.992488657225378" calcext:value-type="float">
            <text:p>0.992</text:p>
          </table:table-cell>
          <table:table-cell office:value-type="float" office:value="0.983923986538581" calcext:value-type="float">
            <text:p>0.984</text:p>
          </table:table-cell>
          <table:table-cell office:value-type="float" office:value="0.968691629120884" calcext:value-type="float">
            <text:p>0.969</text:p>
          </table:table-cell>
          <table:table-cell office:value-type="float" office:value="0.991804322228336" calcext:value-type="float">
            <text:p>0.992</text:p>
          </table:table-cell>
          <table:table-cell office:value-type="float" office:value="0.939780460611758" calcext:value-type="float">
            <text:p>0.940</text:p>
          </table:table-cell>
          <table:table-cell office:value-type="float" office:value="0.988868934654693" calcext:value-type="float">
            <text:p>0.989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94253046577445" calcext:value-type="float">
            <text:p>0.794</text:p>
          </table:table-cell>
          <table:table-cell office:value-type="float" office:value="0.864566104437782" calcext:value-type="float">
            <text:p>0.865</text:p>
          </table:table-cell>
          <table:table-cell office:value-type="float" office:value="0.862697763609755" calcext:value-type="float">
            <text:p>0.863</text:p>
          </table:table-cell>
          <table:table-cell office:value-type="float" office:value="0.93022285224709" calcext:value-type="float">
            <text:p>0.930</text:p>
          </table:table-cell>
          <table:table-cell office:value-type="float" office:value="0.903864706079656" calcext:value-type="float">
            <text:p>0.904</text:p>
          </table:table-cell>
          <table:table-cell office:value-type="float" office:value="0.891814403812333" calcext:value-type="float">
            <text:p>0.892</text:p>
          </table:table-cell>
          <table:table-cell office:value-type="float" office:value="0.91923907110441" calcext:value-type="float">
            <text:p>0.919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0575083491603" calcext:value-type="float">
            <text:p>0.801</text:p>
          </table:table-cell>
          <table:table-cell office:value-type="float" office:value="0.798838596897988" calcext:value-type="float">
            <text:p>0.799</text:p>
          </table:table-cell>
          <table:table-cell office:value-type="float" office:value="0.818508355761824" calcext:value-type="float">
            <text:p>0.819</text:p>
          </table:table-cell>
          <table:table-cell office:value-type="float" office:value="0.866040328388071" calcext:value-type="float">
            <text:p>0.866</text:p>
          </table:table-cell>
          <table:table-cell office:value-type="float" office:value="0.847898749983737" calcext:value-type="float">
            <text:p>0.848</text:p>
          </table:table-cell>
          <table:table-cell office:value-type="float" office:value="0.833867365107524" calcext:value-type="float">
            <text:p>0.834</text:p>
          </table:table-cell>
          <table:table-cell office:value-type="float" office:value="0.844768390577898" calcext:value-type="float">
            <text:p>0.845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766710028313316" calcext:value-type="float">
            <text:p>0.767</text:p>
          </table:table-cell>
          <table:table-cell office:value-type="float" office:value="0.809943757831854" calcext:value-type="float">
            <text:p>0.810</text:p>
          </table:table-cell>
          <table:table-cell office:value-type="float" office:value="0.797014264590836" calcext:value-type="float">
            <text:p>0.797</text:p>
          </table:table-cell>
          <table:table-cell office:value-type="float" office:value="0.876825258368834" calcext:value-type="float">
            <text:p>0.877</text:p>
          </table:table-cell>
          <table:table-cell office:value-type="float" office:value="0.860763427702619" calcext:value-type="float">
            <text:p>0.861</text:p>
          </table:table-cell>
          <table:table-cell office:value-type="float" office:value="0.838866384777" calcext:value-type="float">
            <text:p>0.839</text:p>
          </table:table-cell>
          <table:table-cell office:value-type="float" office:value="0.841908489528158" calcext:value-type="float">
            <text:p>0.842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75924709458264" calcext:value-type="float">
            <text:p>0.776</text:p>
          </table:table-cell>
          <table:table-cell office:value-type="float" office:value="0.864503999407075" calcext:value-type="float">
            <text:p>0.865</text:p>
          </table:table-cell>
          <table:table-cell office:value-type="float" office:value="0.871432249885275" calcext:value-type="float">
            <text:p>0.871</text:p>
          </table:table-cell>
          <table:table-cell office:value-type="float" office:value="0.930205393815783" calcext:value-type="float">
            <text:p>0.930</text:p>
          </table:table-cell>
          <table:table-cell office:value-type="float" office:value="0.903953478538378" calcext:value-type="float">
            <text:p>0.904</text:p>
          </table:table-cell>
          <table:table-cell office:value-type="float" office:value="0.891412099752856" calcext:value-type="float">
            <text:p>0.891</text:p>
          </table:table-cell>
          <table:table-cell office:value-type="float" office:value="0.919121189692225" calcext:value-type="float">
            <text:p>0.919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13788243852991" calcext:value-type="float">
            <text:p>0.714</text:p>
          </table:table-cell>
          <table:table-cell office:value-type="float" office:value="0.779944297878776" calcext:value-type="float">
            <text:p>0.780</text:p>
          </table:table-cell>
          <table:table-cell office:value-type="float" office:value="0.703778901315686" calcext:value-type="float">
            <text:p>0.704</text:p>
          </table:table-cell>
          <table:table-cell office:value-type="float" office:value="0.827962620680924" calcext:value-type="float">
            <text:p>0.828</text:p>
          </table:table-cell>
          <table:table-cell office:value-type="float" office:value="0.821520429035144" calcext:value-type="float">
            <text:p>0.822</text:p>
          </table:table-cell>
          <table:table-cell office:value-type="float" office:value="0.80328811618217" calcext:value-type="float">
            <text:p>0.803</text:p>
          </table:table-cell>
          <table:table-cell office:value-type="float" office:value="0.911345300823378" calcext:value-type="float">
            <text:p>0.911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3017727259905" calcext:value-type="float">
            <text:p>0.730</text:p>
          </table:table-cell>
          <table:table-cell office:value-type="float" office:value="0.813095215256826" calcext:value-type="float">
            <text:p>0.813</text:p>
          </table:table-cell>
          <table:table-cell office:value-type="float" office:value="0.729288816949806" calcext:value-type="float">
            <text:p>0.729</text:p>
          </table:table-cell>
          <table:table-cell office:value-type="float" office:value="0.808737295211462" calcext:value-type="float">
            <text:p>0.809</text:p>
          </table:table-cell>
          <table:table-cell office:value-type="float" office:value="0.808368571789697" calcext:value-type="float">
            <text:p>0.808</text:p>
          </table:table-cell>
          <table:table-cell office:value-type="float" office:value="0.786226736767864" calcext:value-type="float">
            <text:p>0.786</text:p>
          </table:table-cell>
          <table:table-cell office:value-type="float" office:value="0.856786023988616" calcext:value-type="float">
            <text:p>0.857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4109376623727" calcext:value-type="float">
            <text:p>0.964</text:p>
          </table:table-cell>
          <table:table-cell office:value-type="float" office:value="0.95004190725117" calcext:value-type="float">
            <text:p>0.950</text:p>
          </table:table-cell>
          <table:table-cell office:value-type="float" office:value="0.937281015002884" calcext:value-type="float">
            <text:p>0.937</text:p>
          </table:table-cell>
          <table:table-cell office:value-type="float" office:value="0.965651618658822" calcext:value-type="float">
            <text:p>0.966</text:p>
          </table:table-cell>
          <table:table-cell office:value-type="float" office:value="0.940548622397547" calcext:value-type="float">
            <text:p>0.941</text:p>
          </table:table-cell>
          <table:table-cell office:value-type="float" office:value="0.950985221713234" calcext:value-type="float">
            <text:p>0.951</text:p>
          </table:table-cell>
          <table:table-cell office:value-type="float" office:value="0.96420641156066" calcext:value-type="float">
            <text:p>0.964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863510327094966" calcext:value-type="float">
            <text:p>0.864</text:p>
          </table:table-cell>
          <table:table-cell office:value-type="float" office:value="0.898581581509279" calcext:value-type="float">
            <text:p>0.899</text:p>
          </table:table-cell>
          <table:table-cell office:value-type="float" office:value="0.880955865988231" calcext:value-type="float">
            <text:p>0.881</text:p>
          </table:table-cell>
          <table:table-cell office:value-type="float" office:value="0.930221783474263" calcext:value-type="float">
            <text:p>0.930</text:p>
          </table:table-cell>
          <table:table-cell office:value-type="float" office:value="0.914906422432282" calcext:value-type="float">
            <text:p>0.915</text:p>
          </table:table-cell>
          <table:table-cell office:value-type="float" office:value="0.906273632846528" calcext:value-type="float">
            <text:p>0.906</text:p>
          </table:table-cell>
          <table:table-cell office:value-type="float" office:value="0.92966111420944" calcext:value-type="float">
            <text:p>0.930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2572876406857" calcext:value-type="float">
            <text:p>0.926</text:p>
          </table:table-cell>
          <table:table-cell office:value-type="float" office:value="0.898580450220119" calcext:value-type="float">
            <text:p>0.899</text:p>
          </table:table-cell>
          <table:table-cell office:value-type="float" office:value="0.883530233403557" calcext:value-type="float">
            <text:p>0.884</text:p>
          </table:table-cell>
          <table:table-cell office:value-type="float" office:value="0.930223284866565" calcext:value-type="float">
            <text:p>0.930</text:p>
          </table:table-cell>
          <table:table-cell office:value-type="float" office:value="0.914971327590232" calcext:value-type="float">
            <text:p>0.915</text:p>
          </table:table-cell>
          <table:table-cell office:value-type="float" office:value="0.904408320784974" calcext:value-type="float">
            <text:p>0.904</text:p>
          </table:table-cell>
          <table:table-cell office:value-type="float" office:value="0.92972762395752" calcext:value-type="float">
            <text:p>0.93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005788755361" calcext:value-type="float">
            <text:p>0.860</text:p>
          </table:table-cell>
          <table:table-cell office:value-type="float" office:value="0.898588120241911" calcext:value-type="float">
            <text:p>0.899</text:p>
          </table:table-cell>
          <table:table-cell office:value-type="float" office:value="0.828098708083001" calcext:value-type="float">
            <text:p>0.828</text:p>
          </table:table-cell>
          <table:table-cell office:value-type="float" office:value="0.907954442459031" calcext:value-type="float">
            <text:p>0.908</text:p>
          </table:table-cell>
          <table:table-cell office:value-type="float" office:value="0.651652659403397" calcext:value-type="float">
            <text:p>0.652</text:p>
          </table:table-cell>
          <table:table-cell office:value-type="float" office:value="0.908082779153384" calcext:value-type="float">
            <text:p>0.908</text:p>
          </table:table-cell>
          <table:table-cell office:value-type="float" office:value="0.929929502934483" calcext:value-type="float">
            <text:p>0.930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6987271409894" calcext:value-type="float">
            <text:p>0.977</text:p>
          </table:table-cell>
          <table:table-cell office:value-type="float" office:value="0.978482211962568" calcext:value-type="float">
            <text:p>0.978</text:p>
          </table:table-cell>
          <table:table-cell office:value-type="float" office:value="0.981007133173131" calcext:value-type="float">
            <text:p>0.981</text:p>
          </table:table-cell>
          <table:table-cell office:value-type="float" office:value="0.962019818394558" calcext:value-type="float">
            <text:p>0.962</text:p>
          </table:table-cell>
          <table:table-cell office:value-type="float" office:value="0.985890413028343" calcext:value-type="float">
            <text:p>0.986</text:p>
          </table:table-cell>
          <table:table-cell office:value-type="float" office:value="0.921777949502245" calcext:value-type="float">
            <text:p>0.922</text:p>
          </table:table-cell>
          <table:table-cell office:value-type="float" office:value="0.985922955696528" calcext:value-type="float">
            <text:p>0.986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74351939404108" calcext:value-type="float">
            <text:p>0.744</text:p>
          </table:table-cell>
          <table:table-cell office:value-type="float" office:value="0.978482293278307" calcext:value-type="float">
            <text:p>0.978</text:p>
          </table:table-cell>
          <table:table-cell office:value-type="float" office:value="0.723658041841717" calcext:value-type="float">
            <text:p>0.724</text:p>
          </table:table-cell>
          <table:table-cell office:value-type="float" office:value="0.819751809497919" calcext:value-type="float">
            <text:p>0.820</text:p>
          </table:table-cell>
          <table:table-cell office:value-type="float" office:value="0.774845980939695" calcext:value-type="float">
            <text:p>0.775</text:p>
          </table:table-cell>
          <table:table-cell office:value-type="float" office:value="0.748257235175569" calcext:value-type="float">
            <text:p>0.748</text:p>
          </table:table-cell>
          <table:table-cell office:value-type="float" office:value="0.9859219430126" calcext:value-type="float">
            <text:p>0.986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38839448621332" calcext:value-type="float">
            <text:p>0.939</text:p>
          </table:table-cell>
          <table:table-cell office:value-type="float" office:value="0.913855461387964" calcext:value-type="float">
            <text:p>0.914</text:p>
          </table:table-cell>
          <table:table-cell office:value-type="float" office:value="0.923882911212318" calcext:value-type="float">
            <text:p>0.924</text:p>
          </table:table-cell>
          <table:table-cell office:value-type="float" office:value="0.932487231914719" calcext:value-type="float">
            <text:p>0.932</text:p>
          </table:table-cell>
          <table:table-cell office:value-type="float" office:value="0.851092424552806" calcext:value-type="float">
            <text:p>0.851</text:p>
          </table:table-cell>
          <table:table-cell office:value-type="float" office:value="0.930957096241263" calcext:value-type="float">
            <text:p>0.931</text:p>
          </table:table-cell>
          <table:table-cell office:value-type="float" office:value="0.963897288204008" calcext:value-type="float">
            <text:p>0.964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14085243181248" calcext:value-type="float">
            <text:p>0.714</text:p>
          </table:table-cell>
          <table:table-cell office:value-type="float" office:value="0.785664070073583" calcext:value-type="float">
            <text:p>0.786</text:p>
          </table:table-cell>
          <table:table-cell office:value-type="float" office:value="0.503749115825836" calcext:value-type="float">
            <text:p>0.504</text:p>
          </table:table-cell>
          <table:table-cell office:value-type="float" office:value="0.568926175456156" calcext:value-type="float">
            <text:p>0.569</text:p>
          </table:table-cell>
          <table:table-cell office:value-type="float" office:value="0.906342689837708" calcext:value-type="float">
            <text:p>0.906</text:p>
          </table:table-cell>
          <table:table-cell office:value-type="float" office:value="0.887305982082206" calcext:value-type="float">
            <text:p>0.887</text:p>
          </table:table-cell>
          <table:table-cell office:value-type="float" office:value="0.928006896524796" calcext:value-type="float">
            <text:p>0.928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61461930738625" calcext:value-type="float">
            <text:p>0.661</text:p>
          </table:table-cell>
          <table:table-cell office:value-type="float" office:value="0.842316139744847" calcext:value-type="float">
            <text:p>0.842</text:p>
          </table:table-cell>
          <table:table-cell office:value-type="float" office:value="0.756791527115054" calcext:value-type="float">
            <text:p>0.757</text:p>
          </table:table-cell>
          <table:table-cell office:value-type="float" office:value="0.890715982231689" calcext:value-type="float">
            <text:p>0.891</text:p>
          </table:table-cell>
          <table:table-cell office:value-type="float" office:value="0.858029146760679" calcext:value-type="float">
            <text:p>0.858</text:p>
          </table:table-cell>
          <table:table-cell office:value-type="float" office:value="0.952471990742959" calcext:value-type="float">
            <text:p>0.952</text:p>
          </table:table-cell>
          <table:table-cell office:value-type="float" office:value="0.97538552923602" calcext:value-type="float">
            <text:p>0.975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0805357922764292" calcext:value-type="float">
            <text:p>0.081</text:p>
          </table:table-cell>
          <table:table-cell office:value-type="float" office:value="0.377892393326674" calcext:value-type="float">
            <text:p>0.378</text:p>
          </table:table-cell>
          <table:table-cell office:value-type="float" office:value="0.292293029489099" calcext:value-type="float">
            <text:p>0.292</text:p>
          </table:table-cell>
          <table:table-cell office:value-type="float" office:value="0.29694273031536" calcext:value-type="float">
            <text:p>0.297</text:p>
          </table:table-cell>
          <table:table-cell office:value-type="float" office:value="0.352481863391405" calcext:value-type="float">
            <text:p>0.352</text:p>
          </table:table-cell>
          <table:table-cell office:value-type="float" office:value="0.309344273496828" calcext:value-type="float">
            <text:p>0.309</text:p>
          </table:table-cell>
          <table:table-cell office:value-type="float" office:value="0.691253144987784" calcext:value-type="float">
            <text:p>0.691</text:p>
          </table:table-cell>
        </table:table-row>
        <table:table-row table:style-name="ro1">
          <table:table-cell/>
          <table:table-cell table:formula="of:=AVERAGE([.B28:.B46])" office:value-type="float" office:value="0.787513638248496" calcext:value-type="float">
            <text:p>0.788</text:p>
          </table:table-cell>
          <table:table-cell table:formula="of:=AVERAGE([.C28:.C46])" office:value-type="float" office:value="0.862594983493126" calcext:value-type="float">
            <text:p>0.863</text:p>
          </table:table-cell>
          <table:table-cell table:formula="of:=AVERAGE([.D28:.D46])" office:value-type="float" office:value="0.809147769027169" calcext:value-type="float">
            <text:p>0.809</text:p>
          </table:table-cell>
          <table:table-cell table:formula="of:=AVERAGE([.E28:.E46])" office:value-type="float" office:value="0.861898784543282" calcext:value-type="float">
            <text:p>0.862</text:p>
          </table:table-cell>
          <table:table-cell table:formula="of:=AVERAGE([.F28:.F46])" office:value-type="float" office:value="0.853275350936257" calcext:value-type="float">
            <text:p>0.853</text:p>
          </table:table-cell>
          <table:table-cell table:formula="of:=AVERAGE([.G28:.G46])" office:value-type="float" office:value="0.858795628407974" calcext:value-type="float">
            <text:p>0.859</text:p>
          </table:table-cell>
          <table:table-cell table:formula="of:=AVERAGE([.H28:.H46])" office:value-type="float" office:value="0.922969376513663" calcext:value-type="float">
            <text:p>0.923</text:p>
          </table:table-cell>
        </table:table-row>
      </table:table>
      <table:table table:name="decay-models" table:style-name="ta1">
        <table:table-column table:style-name="co1" table:default-cell-style-name="ce72"/>
        <table:table-column table:style-name="co1" table:number-columns-repeated="3" table:default-cell-style-name="ce83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/>
          <table:table-cell table:style-name="ce82" office:value-type="string" calcext:value-type="string">
            <text:p>LINEAL</text:p>
          </table:table-cell>
          <table:table-cell table:style-name="ce82" office:value-type="string" calcext:value-type="string" table:number-columns-spanned="4" table:number-rows-spanned="1">
            <text:p>GEOMETRIC</text:p>
          </table:table-cell>
          <table:covered-table-cell table:style-name="ce82"/>
          <table:covered-table-cell table:number-columns-repeated="2" table:style-name="ce52"/>
          <table:table-cell table:style-name="ce82" office:value-type="string" calcext:value-type="string" table:number-columns-spanned="3" table:number-rows-spanned="1">
            <text:p>EXPONENTIAL</text:p>
          </table:table-cell>
          <table:covered-table-cell table:number-columns-repeated="2" table:style-name="ce52"/>
          <table:table-cell table:style-name="ce82" office:value-type="string" calcext:value-type="string">
            <text:p>LOGARITHMIC</text:p>
          </table:table-cell>
          <table:table-cell table:style-name="ce52"/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2 obj</text:p>
          </table:table-cell>
          <table:table-cell table:style-name="ce74" office:value-type="string" calcext:value-type="string">
            <text:p>D_F=0.5</text:p>
          </table:table-cell>
          <table:table-cell table:style-name="ce74" office:value-type="string" calcext:value-type="string">
            <text:p>Alpha=0.01</text:p>
          </table:table-cell>
          <table:table-cell table:style-name="ce82" office:value-type="string" calcext:value-type="string">
            <text:p>Alpha=0.001</text:p>
          </table:table-cell>
          <table:table-cell table:style-name="ce52" office:value-type="string" calcext:value-type="string">
            <text:p>Alpha=0.0001</text:p>
          </table:table-cell>
          <table:table-cell table:style-name="ce52" office:value-type="string" calcext:value-type="string">
            <text:p>Alpha=0.00001</text:p>
          </table:table-cell>
          <table:table-cell table:style-name="ce74" office:value-type="string" calcext:value-type="string">
            <text:p>Pow=0.95</text:p>
          </table:table-cell>
          <table:table-cell table:style-name="ce52" office:value-type="string" calcext:value-type="string">
            <text:p>Pow=1.5</text:p>
          </table:table-cell>
          <table:table-cell table:style-name="ce52" office:value-type="string" calcext:value-type="string">
            <text:p>Pow=2.0</text:p>
          </table:table-cell>
          <table:table-cell table:style-name="ce74" office:value-type="float" office:value="-0.02" calcext:value-type="float">
            <text:p>-0.02</text:p>
          </table:table-cell>
          <table:table-cell table:style-name="ce52" office:value-type="float" office:value="-0.03" calcext:value-type="float">
            <text:p>-0.030</text:p>
          </table:table-cell>
          <table:table-cell table:style-name="ce77"/>
          <table:table-cell/>
          <table:table-cell table:style-name="ce72"/>
          <table:table-cell table:style-name="ce82" office:value-type="string" calcext:value-type="string">
            <text:p>LINEAL</text:p>
          </table:table-cell>
          <table:table-cell table:style-name="ce82" office:value-type="string" calcext:value-type="string" table:number-columns-spanned="4" table:number-rows-spanned="1">
            <text:p>GEOMETRIC</text:p>
          </table:table-cell>
          <table:covered-table-cell table:style-name="ce82"/>
          <table:covered-table-cell table:number-columns-repeated="2" table:style-name="ce52"/>
          <table:table-cell table:style-name="ce82" office:value-type="string" calcext:value-type="string" table:number-columns-spanned="3" table:number-rows-spanned="1">
            <text:p>EXPONENTIAL</text:p>
          </table:table-cell>
          <table:covered-table-cell table:number-columns-repeated="2" table:style-name="ce52"/>
          <table:table-cell table:style-name="ce82" office:value-type="string" calcext:value-type="string" table:number-columns-spanned="2" table:number-rows-spanned="1">
            <text:p>LOGARITHMIC</text:p>
          </table:table-cell>
          <table:covered-table-cell table:style-name="ce52"/>
        </table:table-row>
        <table:table-row table:style-name="ro1">
          <table:table-cell table:style-name="ce74" office:value-type="string" calcext:value-type="string">
            <text:p>WFG1_2</text:p>
          </table:table-cell>
          <table:table-cell table:style-name="ce68" office:value-type="float" office:value="0.992474825679" calcext:value-type="float">
            <text:p>0.992</text:p>
          </table:table-cell>
          <table:table-cell table:style-name="ce68" office:value-type="float" office:value="0.992270651746" calcext:value-type="float">
            <text:p>0.992</text:p>
          </table:table-cell>
          <table:table-cell table:style-name="ce68" office:value-type="float" office:value="0.992508000687" calcext:value-type="float">
            <text:p>0.993</text:p>
          </table:table-cell>
          <table:table-cell office:value-type="float" office:value="0.991816218896" calcext:value-type="float">
            <text:p>0.992</text:p>
          </table:table-cell>
          <table:table-cell office:value-type="float" office:value="0.992131694025" calcext:value-type="float">
            <text:p>0.992</text:p>
          </table:table-cell>
          <table:table-cell table:style-name="ce68" office:value-type="float" office:value="0.991963944941" calcext:value-type="float">
            <text:p>0.992</text:p>
          </table:table-cell>
          <table:table-cell office:value-type="float" office:value="0.991928809386" calcext:value-type="float">
            <text:p>0.992</text:p>
          </table:table-cell>
          <table:table-cell office:value-type="float" office:value="0.991955492168" calcext:value-type="float">
            <text:p>0.992</text:p>
          </table:table-cell>
          <table:table-cell table:style-name="ce68" office:value-type="float" office:value="0.991520735069" calcext:value-type="float">
            <text:p>0.992</text:p>
          </table:table-cell>
          <table:table-cell office:value-type="float" office:value="0.989686492458" calcext:value-type="float">
            <text:p>0.990</text:p>
          </table:table-cell>
          <table:table-cell table:style-name="ce77"/>
          <table:table-cell/>
          <table:table-cell table:style-name="ce74"/>
          <table:table-cell table:style-name="ce74" office:value-type="string" calcext:value-type="string">
            <text:p>D_F=0.5</text:p>
          </table:table-cell>
          <table:table-cell table:style-name="ce74" office:value-type="string" calcext:value-type="string">
            <text:p>Alpha=0.01</text:p>
          </table:table-cell>
          <table:table-cell table:style-name="ce82" office:value-type="string" calcext:value-type="string">
            <text:p>Alpha=0.001</text:p>
          </table:table-cell>
          <table:table-cell table:style-name="ce52" office:value-type="string" calcext:value-type="string">
            <text:p>Alpha=0.0001</text:p>
          </table:table-cell>
          <table:table-cell table:style-name="ce52" office:value-type="string" calcext:value-type="string">
            <text:p>Alpha=0.00001</text:p>
          </table:table-cell>
          <table:table-cell table:style-name="ce74" office:value-type="string" calcext:value-type="string">
            <text:p>Pow=0.95</text:p>
          </table:table-cell>
          <table:table-cell table:style-name="ce52" office:value-type="string" calcext:value-type="string">
            <text:p>Pow=1.5</text:p>
          </table:table-cell>
          <table:table-cell table:style-name="ce52" office:value-type="string" calcext:value-type="string">
            <text:p>Pow=2.0</text:p>
          </table:table-cell>
          <table:table-cell table:style-name="ce74" office:value-type="string" calcext:value-type="string">
            <text:p>Beta=-0.02</text:p>
          </table:table-cell>
          <table:table-cell table:style-name="ce52" office:value-type="string" calcext:value-type="string">
            <text:p>Beta=-0.03</text:p>
          </table:table-cell>
        </table:table-row>
        <table:table-row table:style-name="ro1">
          <table:table-cell table:style-name="ce74" office:value-type="string" calcext:value-type="string">
            <text:p>WFG2_2</text:p>
          </table:table-cell>
          <table:table-cell table:style-name="ce68" office:value-type="float" office:value="0.998167125443" calcext:value-type="float">
            <text:p>0.998</text:p>
          </table:table-cell>
          <table:table-cell table:style-name="ce68" office:value-type="float" office:value="0.998148153202" calcext:value-type="float">
            <text:p>0.998</text:p>
          </table:table-cell>
          <table:table-cell table:style-name="ce68" office:value-type="float" office:value="0.998167754041" calcext:value-type="float">
            <text:p>0.998</text:p>
          </table:table-cell>
          <table:table-cell office:value-type="float" office:value="0.998167020536" calcext:value-type="float">
            <text:p>0.998</text:p>
          </table:table-cell>
          <table:table-cell office:value-type="float" office:value="0.998166985147" calcext:value-type="float">
            <text:p>0.998</text:p>
          </table:table-cell>
          <table:table-cell table:style-name="ce68" office:value-type="float" office:value="0.998167182843" calcext:value-type="float">
            <text:p>0.998</text:p>
          </table:table-cell>
          <table:table-cell office:value-type="float" office:value="0.998167163677" calcext:value-type="float">
            <text:p>0.998</text:p>
          </table:table-cell>
          <table:table-cell office:value-type="float" office:value="0.998167349659" calcext:value-type="float">
            <text:p>0.998</text:p>
          </table:table-cell>
          <table:table-cell table:style-name="ce68" office:value-type="float" office:value="0.9973593953" calcext:value-type="float">
            <text:p>0.997</text:p>
          </table:table-cell>
          <table:table-cell office:value-type="float" office:value="0.997529832817" calcext:value-type="float">
            <text:p>0.998</text:p>
          </table:table-cell>
          <table:table-cell table:style-name="ce77"/>
          <table:table-cell/>
          <table:table-cell table:style-name="ce74" office:value-type="string" calcext:value-type="string">
            <text:p>2 obj</text:p>
          </table:table-cell>
          <table:table-cell table:style-name="ce84" office:value-type="float" office:value="0.948447682798043" calcext:value-type="float">
            <text:p>0.948</text:p>
          </table:table-cell>
          <table:table-cell table:style-name="ce84" office:value-type="float" office:value="0.951059881243304" calcext:value-type="float">
            <text:p>0.951</text:p>
          </table:table-cell>
          <table:table-cell table:style-name="ce84" office:value-type="float" office:value="0.953971799279869" calcext:value-type="float">
            <text:p>0.954</text:p>
          </table:table-cell>
          <table:table-cell table:style-name="ce84" office:value-type="float" office:value="0.951388470859435" calcext:value-type="float">
            <text:p>0.951</text:p>
          </table:table-cell>
          <table:table-cell table:style-name="ce84" office:value-type="float" office:value="0.948657077719261" calcext:value-type="float">
            <text:p>0.949</text:p>
          </table:table-cell>
          <table:table-cell table:style-name="ce84" office:value-type="float" office:value="0.949343353694087" calcext:value-type="float">
            <text:p>0.949</text:p>
          </table:table-cell>
          <table:table-cell table:style-name="ce85" office:value-type="float" office:value="0.954721571995435" calcext:value-type="float">
            <text:p>0.955</text:p>
          </table:table-cell>
          <table:table-cell table:style-name="ce84" office:value-type="float" office:value="0.953452907864217" calcext:value-type="float">
            <text:p>0.953</text:p>
          </table:table-cell>
          <table:table-cell table:number-columns-repeated="2" table:style-name="ce84" office:value-type="float" office:value="0.945839876206696" calcext:value-type="float">
            <text:p>0.946</text:p>
          </table:table-cell>
        </table:table-row>
        <table:table-row table:style-name="ro1">
          <table:table-cell table:style-name="ce74" office:value-type="string" calcext:value-type="string">
            <text:p>WFG3_2</text:p>
          </table:table-cell>
          <table:table-cell table:style-name="ce68" office:value-type="float" office:value="0.992259731481" calcext:value-type="float">
            <text:p>0.992</text:p>
          </table:table-cell>
          <table:table-cell table:style-name="ce68" office:value-type="float" office:value="0.992259681622" calcext:value-type="float">
            <text:p>0.992</text:p>
          </table:table-cell>
          <table:table-cell table:style-name="ce68" office:value-type="float" office:value="0.99225969811" calcext:value-type="float">
            <text:p>0.992</text:p>
          </table:table-cell>
          <table:table-cell office:value-type="float" office:value="0.992259679342" calcext:value-type="float">
            <text:p>0.992</text:p>
          </table:table-cell>
          <table:table-cell office:value-type="float" office:value="0.992259683594" calcext:value-type="float">
            <text:p>0.992</text:p>
          </table:table-cell>
          <table:table-cell table:style-name="ce68" office:value-type="float" office:value="0.992259697861" calcext:value-type="float">
            <text:p>0.992</text:p>
          </table:table-cell>
          <table:table-cell office:value-type="float" office:value="0.992259699684" calcext:value-type="float">
            <text:p>0.992</text:p>
          </table:table-cell>
          <table:table-cell office:value-type="float" office:value="0.992259696809" calcext:value-type="float">
            <text:p>0.992</text:p>
          </table:table-cell>
          <table:table-cell table:style-name="ce68" office:value-type="float" office:value="0.992127498403" calcext:value-type="float">
            <text:p>0.992</text:p>
          </table:table-cell>
          <table:table-cell office:value-type="float" office:value="0.992184773935" calcext:value-type="float">
            <text:p>0.992</text:p>
          </table:table-cell>
          <table:table-cell table:style-name="ce77"/>
          <table:table-cell/>
          <table:table-cell table:style-name="ce74" office:value-type="string" calcext:value-type="string">
            <text:p>3 obj</text:p>
          </table:table-cell>
          <table:table-cell table:style-name="ce84" office:value-type="float" office:value="0.916830994948895" calcext:value-type="float">
            <text:p>0.917</text:p>
          </table:table-cell>
          <table:table-cell table:style-name="ce84" office:value-type="float" office:value="0.91568620805121" calcext:value-type="float">
            <text:p>0.916</text:p>
          </table:table-cell>
          <table:table-cell table:style-name="ce84" office:value-type="float" office:value="0.914149625835158" calcext:value-type="float">
            <text:p>0.914</text:p>
          </table:table-cell>
          <table:table-cell table:style-name="ce84" office:value-type="float" office:value="0.911950124447947" calcext:value-type="float">
            <text:p>0.912</text:p>
          </table:table-cell>
          <table:table-cell table:style-name="ce84" office:value-type="float" office:value="0.911439944749895" calcext:value-type="float">
            <text:p>0.911</text:p>
          </table:table-cell>
          <table:table-cell table:style-name="ce84" office:value-type="float" office:value="0.91249353626379" calcext:value-type="float">
            <text:p>0.912</text:p>
          </table:table-cell>
          <table:table-cell table:style-name="ce84" office:value-type="float" office:value="0.918386204010105" calcext:value-type="float">
            <text:p>0.918</text:p>
          </table:table-cell>
          <table:table-cell table:style-name="ce85" office:value-type="float" office:value="0.918843726034895" calcext:value-type="float">
            <text:p>0.919</text:p>
          </table:table-cell>
          <table:table-cell table:number-columns-repeated="2" table:style-name="ce84" office:value-type="float" office:value="0.911018215465474" calcext:value-type="float">
            <text:p>0.911</text:p>
          </table:table-cell>
        </table:table-row>
        <table:table-row table:style-name="ro1">
          <table:table-cell table:style-name="ce74" office:value-type="string" calcext:value-type="string">
            <text:p>WFG4_2</text:p>
          </table:table-cell>
          <table:table-cell table:style-name="ce68" office:value-type="float" office:value="0.989653822324" calcext:value-type="float">
            <text:p>0.990</text:p>
          </table:table-cell>
          <table:table-cell table:style-name="ce68" office:value-type="float" office:value="0.989700825378" calcext:value-type="float">
            <text:p>0.990</text:p>
          </table:table-cell>
          <table:table-cell table:style-name="ce68" office:value-type="float" office:value="0.989655325313" calcext:value-type="float">
            <text:p>0.990</text:p>
          </table:table-cell>
          <table:table-cell office:value-type="float" office:value="0.989653978666" calcext:value-type="float">
            <text:p>0.990</text:p>
          </table:table-cell>
          <table:table-cell office:value-type="float" office:value="0.989655752056" calcext:value-type="float">
            <text:p>0.990</text:p>
          </table:table-cell>
          <table:table-cell table:style-name="ce68" office:value-type="float" office:value="0.989653929481" calcext:value-type="float">
            <text:p>0.990</text:p>
          </table:table-cell>
          <table:table-cell office:value-type="float" office:value="0.989654029172" calcext:value-type="float">
            <text:p>0.990</text:p>
          </table:table-cell>
          <table:table-cell office:value-type="float" office:value="0.989654013687" calcext:value-type="float">
            <text:p>0.990</text:p>
          </table:table-cell>
          <table:table-cell table:style-name="ce68" office:value-type="float" office:value="0.989722259692" calcext:value-type="float">
            <text:p>0.990</text:p>
          </table:table-cell>
          <table:table-cell office:value-type="float" office:value="0.989684827104" calcext:value-type="float">
            <text:p>0.99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5_2</text:p>
          </table:table-cell>
          <table:table-cell table:style-name="ce68" office:value-type="float" office:value="0.91461427355" calcext:value-type="float">
            <text:p>0.915</text:p>
          </table:table-cell>
          <table:table-cell table:style-name="ce68" office:value-type="float" office:value="0.92058908139" calcext:value-type="float">
            <text:p>0.921</text:p>
          </table:table-cell>
          <table:table-cell table:style-name="ce68" office:value-type="float" office:value="0.913859613683" calcext:value-type="float">
            <text:p>0.914</text:p>
          </table:table-cell>
          <table:table-cell office:value-type="float" office:value="0.910418787634" calcext:value-type="float">
            <text:p>0.910</text:p>
          </table:table-cell>
          <table:table-cell office:value-type="float" office:value="0.906282641618" calcext:value-type="float">
            <text:p>0.906</text:p>
          </table:table-cell>
          <table:table-cell table:style-name="ce68" office:value-type="float" office:value="0.907190469242" calcext:value-type="float">
            <text:p>0.907</text:p>
          </table:table-cell>
          <table:table-cell office:value-type="float" office:value="0.914293527958" calcext:value-type="float">
            <text:p>0.914</text:p>
          </table:table-cell>
          <table:table-cell office:value-type="float" office:value="0.912623567895" calcext:value-type="float">
            <text:p>0.913</text:p>
          </table:table-cell>
          <table:table-cell table:style-name="ce68" office:value-type="float" office:value="0.915765787669" calcext:value-type="float">
            <text:p>0.916</text:p>
          </table:table-cell>
          <table:table-cell office:value-type="float" office:value="0.915634090069" calcext:value-type="float">
            <text:p>0.91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6_2</text:p>
          </table:table-cell>
          <table:table-cell table:style-name="ce68" office:value-type="float" office:value="0.869650488738" calcext:value-type="float">
            <text:p>0.870</text:p>
          </table:table-cell>
          <table:table-cell table:style-name="ce68" office:value-type="float" office:value="0.872480186522" calcext:value-type="float">
            <text:p>0.872</text:p>
          </table:table-cell>
          <table:table-cell table:style-name="ce68" office:value-type="float" office:value="0.868971358732" calcext:value-type="float">
            <text:p>0.869</text:p>
          </table:table-cell>
          <table:table-cell office:value-type="float" office:value="0.870581508547" calcext:value-type="float">
            <text:p>0.871</text:p>
          </table:table-cell>
          <table:table-cell office:value-type="float" office:value="0.869508639888" calcext:value-type="float">
            <text:p>0.870</text:p>
          </table:table-cell>
          <table:table-cell table:style-name="ce68" office:value-type="float" office:value="0.868323035838" calcext:value-type="float">
            <text:p>0.868</text:p>
          </table:table-cell>
          <table:table-cell office:value-type="float" office:value="0.870412950887" calcext:value-type="float">
            <text:p>0.870</text:p>
          </table:table-cell>
          <table:table-cell office:value-type="float" office:value="0.868289865289" calcext:value-type="float">
            <text:p>0.868</text:p>
          </table:table-cell>
          <table:table-cell table:style-name="ce68" office:value-type="float" office:value="0.86882220871" calcext:value-type="float">
            <text:p>0.869</text:p>
          </table:table-cell>
          <table:table-cell office:value-type="float" office:value="0.869657637488" calcext:value-type="float">
            <text:p>0.87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7_2</text:p>
          </table:table-cell>
          <table:table-cell table:style-name="ce68" office:value-type="float" office:value="0.989654099539" calcext:value-type="float">
            <text:p>0.990</text:p>
          </table:table-cell>
          <table:table-cell table:style-name="ce68" office:value-type="float" office:value="0.989655283075" calcext:value-type="float">
            <text:p>0.990</text:p>
          </table:table-cell>
          <table:table-cell table:style-name="ce68" office:value-type="float" office:value="0.989654028995" calcext:value-type="float">
            <text:p>0.990</text:p>
          </table:table-cell>
          <table:table-cell office:value-type="float" office:value="0.989654064036" calcext:value-type="float">
            <text:p>0.990</text:p>
          </table:table-cell>
          <table:table-cell office:value-type="float" office:value="0.989653992251" calcext:value-type="float">
            <text:p>0.990</text:p>
          </table:table-cell>
          <table:table-cell table:style-name="ce68" office:value-type="float" office:value="0.989653953071" calcext:value-type="float">
            <text:p>0.990</text:p>
          </table:table-cell>
          <table:table-cell office:value-type="float" office:value="0.98965415064" calcext:value-type="float">
            <text:p>0.990</text:p>
          </table:table-cell>
          <table:table-cell office:value-type="float" office:value="0.989654097868" calcext:value-type="float">
            <text:p>0.990</text:p>
          </table:table-cell>
          <table:table-cell table:style-name="ce68" office:value-type="float" office:value="0.989686818132" calcext:value-type="float">
            <text:p>0.990</text:p>
          </table:table-cell>
          <table:table-cell office:value-type="float" office:value="0.989690996912" calcext:value-type="float">
            <text:p>0.99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8_2</text:p>
          </table:table-cell>
          <table:table-cell table:style-name="ce68" office:value-type="float" office:value="0.937070376833" calcext:value-type="float">
            <text:p>0.937</text:p>
          </table:table-cell>
          <table:table-cell table:style-name="ce68" office:value-type="float" office:value="0.911203570499" calcext:value-type="float">
            <text:p>0.911</text:p>
          </table:table-cell>
          <table:table-cell table:style-name="ce68" office:value-type="float" office:value="0.895230199254" calcext:value-type="float">
            <text:p>0.895</text:p>
          </table:table-cell>
          <table:table-cell office:value-type="float" office:value="0.858026992472" calcext:value-type="float">
            <text:p>0.858</text:p>
          </table:table-cell>
          <table:table-cell office:value-type="float" office:value="0.846079910293" calcext:value-type="float">
            <text:p>0.846</text:p>
          </table:table-cell>
          <table:table-cell table:style-name="ce68" office:value-type="float" office:value="0.844964725248" calcext:value-type="float">
            <text:p>0.845</text:p>
          </table:table-cell>
          <table:table-cell office:value-type="float" office:value="0.928178203568" calcext:value-type="float">
            <text:p>0.928</text:p>
          </table:table-cell>
          <table:table-cell office:value-type="float" office:value="0.932688911246" calcext:value-type="float">
            <text:p>0.933</text:p>
          </table:table-cell>
          <table:table-cell table:style-name="ce68" office:value-type="float" office:value="0.915272216312" calcext:value-type="float">
            <text:p>0.915</text:p>
          </table:table-cell>
          <table:table-cell office:value-type="float" office:value="0.889963253743" calcext:value-type="float">
            <text:p>0.89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9_2</text:p>
          </table:table-cell>
          <table:table-cell table:style-name="ce68" office:value-type="float" office:value="0.970477705872" calcext:value-type="float">
            <text:p>0.970</text:p>
          </table:table-cell>
          <table:table-cell table:style-name="ce68" office:value-type="float" office:value="0.966967713913" calcext:value-type="float">
            <text:p>0.967</text:p>
          </table:table-cell>
          <table:table-cell table:style-name="ce68" office:value-type="float" office:value="0.961526015262" calcext:value-type="float">
            <text:p>0.962</text:p>
          </table:table-cell>
          <table:table-cell office:value-type="float" office:value="0.937251803719" calcext:value-type="float">
            <text:p>0.937</text:p>
          </table:table-cell>
          <table:table-cell office:value-type="float" office:value="0.936734212639" calcext:value-type="float">
            <text:p>0.937</text:p>
          </table:table-cell>
          <table:table-cell table:style-name="ce68" office:value-type="float" office:value="0.935832107154" calcext:value-type="float">
            <text:p>0.936</text:p>
          </table:table-cell>
          <table:table-cell office:value-type="float" office:value="0.970984544014" calcext:value-type="float">
            <text:p>0.971</text:p>
          </table:table-cell>
          <table:table-cell office:value-type="float" office:value="0.970032305261" calcext:value-type="float">
            <text:p>0.970</text:p>
          </table:table-cell>
          <table:table-cell table:style-name="ce68" office:value-type="float" office:value="0.940384001669" calcext:value-type="float">
            <text:p>0.940</text:p>
          </table:table-cell>
          <table:table-cell office:value-type="float" office:value="0.951774945269" calcext:value-type="float">
            <text:p>0.95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1_2</text:p>
          </table:table-cell>
          <table:table-cell table:style-name="ce68" office:value-type="float" office:value="0.992086667161" calcext:value-type="float">
            <text:p>0.992</text:p>
          </table:table-cell>
          <table:table-cell table:style-name="ce68" office:value-type="float" office:value="0.989077684826" calcext:value-type="float">
            <text:p>0.989</text:p>
          </table:table-cell>
          <table:table-cell table:style-name="ce68" office:value-type="float" office:value="0.992086666536" calcext:value-type="float">
            <text:p>0.992</text:p>
          </table:table-cell>
          <table:table-cell office:value-type="float" office:value="0.992086641168" calcext:value-type="float">
            <text:p>0.992</text:p>
          </table:table-cell>
          <table:table-cell office:value-type="float" office:value="0.992086621365" calcext:value-type="float">
            <text:p>0.992</text:p>
          </table:table-cell>
          <table:table-cell table:style-name="ce68" office:value-type="float" office:value="0.992086641277" calcext:value-type="float">
            <text:p>0.992</text:p>
          </table:table-cell>
          <table:table-cell office:value-type="float" office:value="0.992086670123" calcext:value-type="float">
            <text:p>0.992</text:p>
          </table:table-cell>
          <table:table-cell office:value-type="float" office:value="0.992086689821" calcext:value-type="float">
            <text:p>0.992</text:p>
          </table:table-cell>
          <table:table-cell table:style-name="ce68" office:value-type="float" office:value="0.978073693588" calcext:value-type="float">
            <text:p>0.978</text:p>
          </table:table-cell>
          <table:table-cell office:value-type="float" office:value="0.978073716267" calcext:value-type="float">
            <text:p>0.978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2_2</text:p>
          </table:table-cell>
          <table:table-cell table:style-name="ce68" office:value-type="float" office:value="0.990239185749" calcext:value-type="float">
            <text:p>0.990</text:p>
          </table:table-cell>
          <table:table-cell table:style-name="ce68" office:value-type="float" office:value="0.990264741215" calcext:value-type="float">
            <text:p>0.990</text:p>
          </table:table-cell>
          <table:table-cell table:style-name="ce68" office:value-type="float" office:value="0.990239626701" calcext:value-type="float">
            <text:p>0.990</text:p>
          </table:table-cell>
          <table:table-cell office:value-type="float" office:value="0.990239341861" calcext:value-type="float">
            <text:p>0.990</text:p>
          </table:table-cell>
          <table:table-cell office:value-type="float" office:value="0.990239164739" calcext:value-type="float">
            <text:p>0.990</text:p>
          </table:table-cell>
          <table:table-cell table:style-name="ce68" office:value-type="float" office:value="0.990239196499" calcext:value-type="float">
            <text:p>0.990</text:p>
          </table:table-cell>
          <table:table-cell office:value-type="float" office:value="0.990239387884" calcext:value-type="float">
            <text:p>0.990</text:p>
          </table:table-cell>
          <table:table-cell office:value-type="float" office:value="0.990239599783" calcext:value-type="float">
            <text:p>0.990</text:p>
          </table:table-cell>
          <table:table-cell table:style-name="ce68" office:value-type="float" office:value="0.985759123178" calcext:value-type="float">
            <text:p>0.986</text:p>
          </table:table-cell>
          <table:table-cell office:value-type="float" office:value="0.987834067744" calcext:value-type="float">
            <text:p>0.988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3_2</text:p>
          </table:table-cell>
          <table:table-cell table:style-name="ce68" office:value-type="float" office:value="0.990239276057" calcext:value-type="float">
            <text:p>0.990</text:p>
          </table:table-cell>
          <table:table-cell table:style-name="ce68" office:value-type="float" office:value="0.984495694787" calcext:value-type="float">
            <text:p>0.984</text:p>
          </table:table-cell>
          <table:table-cell table:style-name="ce68" office:value-type="float" office:value="0.990239429363" calcext:value-type="float">
            <text:p>0.990</text:p>
          </table:table-cell>
          <table:table-cell office:value-type="float" office:value="0.990239278145" calcext:value-type="float">
            <text:p>0.990</text:p>
          </table:table-cell>
          <table:table-cell office:value-type="float" office:value="0.990239256265" calcext:value-type="float">
            <text:p>0.990</text:p>
          </table:table-cell>
          <table:table-cell table:style-name="ce68" office:value-type="float" office:value="0.990239176185" calcext:value-type="float">
            <text:p>0.990</text:p>
          </table:table-cell>
          <table:table-cell office:value-type="float" office:value="0.99023927174" calcext:value-type="float">
            <text:p>0.990</text:p>
          </table:table-cell>
          <table:table-cell office:value-type="float" office:value="0.990239444257" calcext:value-type="float">
            <text:p>0.990</text:p>
          </table:table-cell>
          <table:table-cell table:style-name="ce68" office:value-type="float" office:value="0.946030850112" calcext:value-type="float">
            <text:p>0.946</text:p>
          </table:table-cell>
          <table:table-cell office:value-type="float" office:value="0.961879364117" calcext:value-type="float">
            <text:p>0.96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4_2</text:p>
          </table:table-cell>
          <table:table-cell table:style-name="ce68" office:value-type="float" office:value="0.990239195826" calcext:value-type="float">
            <text:p>0.990</text:p>
          </table:table-cell>
          <table:table-cell table:style-name="ce68" office:value-type="float" office:value="0.988963780124" calcext:value-type="float">
            <text:p>0.989</text:p>
          </table:table-cell>
          <table:table-cell table:style-name="ce68" office:value-type="float" office:value="0.990371765284" calcext:value-type="float">
            <text:p>0.990</text:p>
          </table:table-cell>
          <table:table-cell office:value-type="float" office:value="0.990295588157" calcext:value-type="float">
            <text:p>0.990</text:p>
          </table:table-cell>
          <table:table-cell office:value-type="float" office:value="0.990239354177" calcext:value-type="float">
            <text:p>0.990</text:p>
          </table:table-cell>
          <table:table-cell table:style-name="ce68" office:value-type="float" office:value="0.990249363116" calcext:value-type="float">
            <text:p>0.990</text:p>
          </table:table-cell>
          <table:table-cell office:value-type="float" office:value="0.99024884961" calcext:value-type="float">
            <text:p>0.990</text:p>
          </table:table-cell>
          <table:table-cell office:value-type="float" office:value="0.990251862362" calcext:value-type="float">
            <text:p>0.990</text:p>
          </table:table-cell>
          <table:table-cell table:style-name="ce68" office:value-type="float" office:value="0.979183577277" calcext:value-type="float">
            <text:p>0.979</text:p>
          </table:table-cell>
          <table:table-cell office:value-type="float" office:value="0.98299447493" calcext:value-type="float">
            <text:p>0.983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5_2</text:p>
          </table:table-cell>
          <table:table-cell table:style-name="ce68" office:value-type="float" office:value="0.990239185749" calcext:value-type="float">
            <text:p>0.990</text:p>
          </table:table-cell>
          <table:table-cell table:style-name="ce68" office:value-type="float" office:value="0.990264741215" calcext:value-type="float">
            <text:p>0.990</text:p>
          </table:table-cell>
          <table:table-cell table:style-name="ce68" office:value-type="float" office:value="0.990239626701" calcext:value-type="float">
            <text:p>0.990</text:p>
          </table:table-cell>
          <table:table-cell office:value-type="float" office:value="0.990239341861" calcext:value-type="float">
            <text:p>0.990</text:p>
          </table:table-cell>
          <table:table-cell office:value-type="float" office:value="0.990239164739" calcext:value-type="float">
            <text:p>0.990</text:p>
          </table:table-cell>
          <table:table-cell table:style-name="ce68" office:value-type="float" office:value="0.990239196499" calcext:value-type="float">
            <text:p>0.990</text:p>
          </table:table-cell>
          <table:table-cell office:value-type="float" office:value="0.990239387884" calcext:value-type="float">
            <text:p>0.990</text:p>
          </table:table-cell>
          <table:table-cell office:value-type="float" office:value="0.990239599783" calcext:value-type="float">
            <text:p>0.990</text:p>
          </table:table-cell>
          <table:table-cell table:style-name="ce68" office:value-type="float" office:value="0.985759123178" calcext:value-type="float">
            <text:p>0.986</text:p>
          </table:table-cell>
          <table:table-cell office:value-type="float" office:value="0.987834067744" calcext:value-type="float">
            <text:p>0.988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6_2</text:p>
          </table:table-cell>
          <table:table-cell table:style-name="ce68" office:value-type="float" office:value="0.990239138906" calcext:value-type="float">
            <text:p>0.990</text:p>
          </table:table-cell>
          <table:table-cell table:style-name="ce68" office:value-type="float" office:value="0.984524149042" calcext:value-type="float">
            <text:p>0.985</text:p>
          </table:table-cell>
          <table:table-cell table:style-name="ce68" office:value-type="float" office:value="0.990239390821" calcext:value-type="float">
            <text:p>0.990</text:p>
          </table:table-cell>
          <table:table-cell office:value-type="float" office:value="0.990239041081" calcext:value-type="float">
            <text:p>0.990</text:p>
          </table:table-cell>
          <table:table-cell office:value-type="float" office:value="0.990239092379" calcext:value-type="float">
            <text:p>0.990</text:p>
          </table:table-cell>
          <table:table-cell table:style-name="ce68" office:value-type="float" office:value="0.990239011003" calcext:value-type="float">
            <text:p>0.990</text:p>
          </table:table-cell>
          <table:table-cell office:value-type="float" office:value="0.990239086268" calcext:value-type="float">
            <text:p>0.990</text:p>
          </table:table-cell>
          <table:table-cell office:value-type="float" office:value="0.990239230471" calcext:value-type="float">
            <text:p>0.990</text:p>
          </table:table-cell>
          <table:table-cell table:style-name="ce68" office:value-type="float" office:value="0.94604185713" calcext:value-type="float">
            <text:p>0.946</text:p>
          </table:table-cell>
          <table:table-cell office:value-type="float" office:value="0.96188988014" calcext:value-type="float">
            <text:p>0.96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7_2</text:p>
          </table:table-cell>
          <table:table-cell table:style-name="ce68" office:value-type="float" office:value="0.996192917989" calcext:value-type="float">
            <text:p>0.996</text:p>
          </table:table-cell>
          <table:table-cell table:style-name="ce68" office:value-type="float" office:value="0.993039859318" calcext:value-type="float">
            <text:p>0.993</text:p>
          </table:table-cell>
          <table:table-cell table:style-name="ce68" office:value-type="float" office:value="0.996383200992" calcext:value-type="float">
            <text:p>0.996</text:p>
          </table:table-cell>
          <table:table-cell office:value-type="float" office:value="0.996193240906" calcext:value-type="float">
            <text:p>0.996</text:p>
          </table:table-cell>
          <table:table-cell office:value-type="float" office:value="0.996192731152" calcext:value-type="float">
            <text:p>0.996</text:p>
          </table:table-cell>
          <table:table-cell table:style-name="ce68" office:value-type="float" office:value="0.996192724983" calcext:value-type="float">
            <text:p>0.996</text:p>
          </table:table-cell>
          <table:table-cell office:value-type="float" office:value="0.99619489935" calcext:value-type="float">
            <text:p>0.996</text:p>
          </table:table-cell>
          <table:table-cell office:value-type="float" office:value="0.996193362027" calcext:value-type="float">
            <text:p>0.996</text:p>
          </table:table-cell>
          <table:table-cell table:style-name="ce68" office:value-type="float" office:value="0.977968926166" calcext:value-type="float">
            <text:p>0.978</text:p>
          </table:table-cell>
          <table:table-cell office:value-type="float" office:value="0.980611583533" calcext:value-type="float">
            <text:p>0.981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1_2</text:p>
          </table:table-cell>
          <table:table-cell table:style-name="ce68" office:value-type="float" office:value="0.994168218934" calcext:value-type="float">
            <text:p>0.994</text:p>
          </table:table-cell>
          <table:table-cell table:style-name="ce68" office:value-type="float" office:value="0.99451712058" calcext:value-type="float">
            <text:p>0.995</text:p>
          </table:table-cell>
          <table:table-cell table:style-name="ce68" office:value-type="float" office:value="0.994353330175" calcext:value-type="float">
            <text:p>0.994</text:p>
          </table:table-cell>
          <table:table-cell office:value-type="float" office:value="0.994377886152" calcext:value-type="float">
            <text:p>0.994</text:p>
          </table:table-cell>
          <table:table-cell office:value-type="float" office:value="0.99427122103" calcext:value-type="float">
            <text:p>0.994</text:p>
          </table:table-cell>
          <table:table-cell table:style-name="ce68" office:value-type="float" office:value="0.994291810841" calcext:value-type="float">
            <text:p>0.994</text:p>
          </table:table-cell>
          <table:table-cell office:value-type="float" office:value="0.994383120216" calcext:value-type="float">
            <text:p>0.994</text:p>
          </table:table-cell>
          <table:table-cell office:value-type="float" office:value="0.99436739013" calcext:value-type="float">
            <text:p>0.994</text:p>
          </table:table-cell>
          <table:table-cell table:style-name="ce68" office:value-type="float" office:value="0.994238028527" calcext:value-type="float">
            <text:p>0.994</text:p>
          </table:table-cell>
          <table:table-cell office:value-type="float" office:value="0.994321520364" calcext:value-type="float">
            <text:p>0.994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2_2</text:p>
          </table:table-cell>
          <table:table-cell table:style-name="ce68" office:value-type="float" office:value="0.990617998226" calcext:value-type="float">
            <text:p>0.991</text:p>
          </table:table-cell>
          <table:table-cell table:style-name="ce68" office:value-type="float" office:value="0.991299420382" calcext:value-type="float">
            <text:p>0.991</text:p>
          </table:table-cell>
          <table:table-cell table:style-name="ce68" office:value-type="float" office:value="0.991258060339" calcext:value-type="float">
            <text:p>0.991</text:p>
          </table:table-cell>
          <table:table-cell office:value-type="float" office:value="0.991006636164" calcext:value-type="float">
            <text:p>0.991</text:p>
          </table:table-cell>
          <table:table-cell office:value-type="float" office:value="0.991367057126" calcext:value-type="float">
            <text:p>0.991</text:p>
          </table:table-cell>
          <table:table-cell table:style-name="ce68" office:value-type="float" office:value="0.990760940051" calcext:value-type="float">
            <text:p>0.991</text:p>
          </table:table-cell>
          <table:table-cell office:value-type="float" office:value="0.991105828119" calcext:value-type="float">
            <text:p>0.991</text:p>
          </table:table-cell>
          <table:table-cell office:value-type="float" office:value="0.990827521702" calcext:value-type="float">
            <text:p>0.991</text:p>
          </table:table-cell>
          <table:table-cell table:style-name="ce68" office:value-type="float" office:value="0.990475691471" calcext:value-type="float">
            <text:p>0.990</text:p>
          </table:table-cell>
          <table:table-cell office:value-type="float" office:value="0.990930229015" calcext:value-type="float">
            <text:p>0.991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3_2</text:p>
          </table:table-cell>
          <table:table-cell table:style-name="ce68" office:value-type="float" office:value="0.888409552385" calcext:value-type="float">
            <text:p>0.888</text:p>
          </table:table-cell>
          <table:table-cell table:style-name="ce68" office:value-type="float" office:value="0.892300868318" calcext:value-type="float">
            <text:p>0.892</text:p>
          </table:table-cell>
          <table:table-cell table:style-name="ce68" office:value-type="float" office:value="0.909767963548" calcext:value-type="float">
            <text:p>0.910</text:p>
          </table:table-cell>
          <table:table-cell office:value-type="float" office:value="0.907210344154" calcext:value-type="float">
            <text:p>0.907</text:p>
          </table:table-cell>
          <table:table-cell office:value-type="float" office:value="0.90676644699" calcext:value-type="float">
            <text:p>0.907</text:p>
          </table:table-cell>
          <table:table-cell table:style-name="ce68" office:value-type="float" office:value="0.911505607709" calcext:value-type="float">
            <text:p>0.912</text:p>
          </table:table-cell>
          <table:table-cell office:value-type="float" office:value="0.900621355274" calcext:value-type="float">
            <text:p>0.901</text:p>
          </table:table-cell>
          <table:table-cell office:value-type="float" office:value="0.892045394934" calcext:value-type="float">
            <text:p>0.892</text:p>
          </table:table-cell>
          <table:table-cell table:style-name="ce68" office:value-type="float" office:value="0.904355185613" calcext:value-type="float">
            <text:p>0.904</text:p>
          </table:table-cell>
          <table:table-cell office:value-type="float" office:value="0.903848814419" calcext:value-type="float">
            <text:p>0.904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4_2</text:p>
          </table:table-cell>
          <table:table-cell table:style-name="ce68" office:value-type="float" office:value="0.926701729611" calcext:value-type="float">
            <text:p>0.927</text:p>
          </table:table-cell>
          <table:table-cell table:style-name="ce68" office:value-type="float" office:value="0.927432289888" calcext:value-type="float">
            <text:p>0.927</text:p>
          </table:table-cell>
          <table:table-cell table:style-name="ce68" office:value-type="float" office:value="0.928846243011" calcext:value-type="float">
            <text:p>0.929</text:p>
          </table:table-cell>
          <table:table-cell office:value-type="float" office:value="0.927038590735" calcext:value-type="float">
            <text:p>0.927</text:p>
          </table:table-cell>
          <table:table-cell office:value-type="float" office:value="0.926936808913" calcext:value-type="float">
            <text:p>0.927</text:p>
          </table:table-cell>
          <table:table-cell table:style-name="ce68" office:value-type="float" office:value="0.92823544424" calcext:value-type="float">
            <text:p>0.928</text:p>
          </table:table-cell>
          <table:table-cell office:value-type="float" office:value="0.927854756055" calcext:value-type="float">
            <text:p>0.928</text:p>
          </table:table-cell>
          <table:table-cell office:value-type="float" office:value="0.926835527526" calcext:value-type="float">
            <text:p>0.927</text:p>
          </table:table-cell>
          <table:table-cell table:style-name="ce68" office:value-type="float" office:value="0.925774562582" calcext:value-type="float">
            <text:p>0.926</text:p>
          </table:table-cell>
          <table:table-cell office:value-type="float" office:value="0.92556947322" calcext:value-type="float">
            <text:p>0.92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5_2</text:p>
          </table:table-cell>
          <table:table-cell table:style-name="ce68" office:value-type="float" office:value="0.646402487798" calcext:value-type="float">
            <text:p>0.646</text:p>
          </table:table-cell>
          <table:table-cell table:style-name="ce68" office:value-type="float" office:value="0.719475871086" calcext:value-type="float">
            <text:p>0.719</text:p>
          </table:table-cell>
          <table:table-cell table:style-name="ce68" office:value-type="float" office:value="0.772352878929" calcext:value-type="float">
            <text:p>0.772</text:p>
          </table:table-cell>
          <table:table-cell office:value-type="float" office:value="0.787231674457" calcext:value-type="float">
            <text:p>0.787</text:p>
          </table:table-cell>
          <table:table-cell office:value-type="float" office:value="0.752624587282" calcext:value-type="float">
            <text:p>0.753</text:p>
          </table:table-cell>
          <table:table-cell table:style-name="ce68" office:value-type="float" office:value="0.761233725292" calcext:value-type="float">
            <text:p>0.761</text:p>
          </table:table-cell>
          <table:table-cell office:value-type="float" office:value="0.761624532135" calcext:value-type="float">
            <text:p>0.762</text:p>
          </table:table-cell>
          <table:table-cell office:value-type="float" office:value="0.739014211643" calcext:value-type="float">
            <text:p>0.739</text:p>
          </table:table-cell>
          <table:table-cell table:style-name="ce68" office:value-type="float" office:value="0.735432308846" calcext:value-type="float">
            <text:p>0.735</text:p>
          </table:table-cell>
          <table:table-cell office:value-type="float" office:value="0.727135547386" calcext:value-type="float">
            <text:p>0.727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6_2</text:p>
          </table:table-cell>
          <table:table-cell table:style-name="ce68" office:value-type="float" office:value="0.787739249468" calcext:value-type="float">
            <text:p>0.788</text:p>
          </table:table-cell>
          <table:table-cell table:style-name="ce68" office:value-type="float" office:value="0.807865262092" calcext:value-type="float">
            <text:p>0.808</text:p>
          </table:table-cell>
          <table:table-cell table:style-name="ce68" office:value-type="float" office:value="0.818489457362" calcext:value-type="float">
            <text:p>0.818</text:p>
          </table:table-cell>
          <table:table-cell office:value-type="float" office:value="0.811832531764" calcext:value-type="float">
            <text:p>0.812</text:p>
          </table:table-cell>
          <table:table-cell office:value-type="float" office:value="0.800721091085" calcext:value-type="float">
            <text:p>0.801</text:p>
          </table:table-cell>
          <table:table-cell table:style-name="ce68" office:value-type="float" office:value="0.807260422276" calcext:value-type="float">
            <text:p>0.807</text:p>
          </table:table-cell>
          <table:table-cell office:value-type="float" office:value="0.812521904591" calcext:value-type="float">
            <text:p>0.813</text:p>
          </table:table-cell>
          <table:table-cell office:value-type="float" office:value="0.813356810631" calcext:value-type="float">
            <text:p>0.813</text:p>
          </table:table-cell>
          <table:table-cell table:style-name="ce68" office:value-type="float" office:value="0.82086296488" calcext:value-type="float">
            <text:p>0.821</text:p>
          </table:table-cell>
          <table:table-cell office:value-type="float" office:value="0.820575598707" calcext:value-type="float">
            <text:p>0.821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7_2</text:p>
          </table:table-cell>
          <table:table-cell table:style-name="ce68" office:value-type="float" office:value="0.986759451037" calcext:value-type="float">
            <text:p>0.987</text:p>
          </table:table-cell>
          <table:table-cell table:style-name="ce68" office:value-type="float" office:value="0.987580638376" calcext:value-type="float">
            <text:p>0.988</text:p>
          </table:table-cell>
          <table:table-cell table:style-name="ce68" office:value-type="float" office:value="0.984651749598" calcext:value-type="float">
            <text:p>0.985</text:p>
          </table:table-cell>
          <table:table-cell office:value-type="float" office:value="0.985874639314" calcext:value-type="float">
            <text:p>0.986</text:p>
          </table:table-cell>
          <table:table-cell office:value-type="float" office:value="0.98647667879" calcext:value-type="float">
            <text:p>0.986</text:p>
          </table:table-cell>
          <table:table-cell table:style-name="ce68" office:value-type="float" office:value="0.984114829314" calcext:value-type="float">
            <text:p>0.984</text:p>
          </table:table-cell>
          <table:table-cell office:value-type="float" office:value="0.98546402766" calcext:value-type="float">
            <text:p>0.985</text:p>
          </table:table-cell>
          <table:table-cell office:value-type="float" office:value="0.988154935925" calcext:value-type="float">
            <text:p>0.988</text:p>
          </table:table-cell>
          <table:table-cell table:style-name="ce68" office:value-type="float" office:value="0.98370033925" calcext:value-type="float">
            <text:p>0.984</text:p>
          </table:table-cell>
          <table:table-cell office:value-type="float" office:value="0.984619438095" calcext:value-type="float">
            <text:p>0.985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Media</text:p>
          </table:table-cell>
          <table:table-cell table:style-name="ce68" table:formula="of:=AVERAGE([.B3:.B25])" office:value-type="float" office:value="0.948447682798043" calcext:value-type="float">
            <text:p>0.948</text:p>
          </table:table-cell>
          <table:table-cell table:style-name="ce52" table:formula="of:=AVERAGE([.C3:.C25])" office:value-type="float" office:value="0.951059881243304" calcext:value-type="float">
            <text:p>0.951</text:p>
          </table:table-cell>
          <table:table-cell table:style-name="ce52" table:formula="of:=AVERAGE([.D3:.D25])" office:value-type="float" office:value="0.953971799279869" calcext:value-type="float">
            <text:p>0.954</text:p>
          </table:table-cell>
          <table:table-cell table:style-name="ce52" table:formula="of:=AVERAGE([.E3:.E25])" office:value-type="float" office:value="0.951388470859435" calcext:value-type="float">
            <text:p>0.951</text:p>
          </table:table-cell>
          <table:table-cell table:formula="of:=AVERAGE([.F3:.F25])" office:value-type="float" office:value="0.948657077719261" calcext:value-type="float">
            <text:p>0.949</text:p>
          </table:table-cell>
          <table:table-cell table:style-name="ce68" table:formula="of:=AVERAGE([.G3:.G25])" office:value-type="float" office:value="0.949343353694087" calcext:value-type="float">
            <text:p>0.949</text:p>
          </table:table-cell>
          <table:table-cell table:style-name="ce52" table:formula="of:=AVERAGE([.H3:.H25])" office:value-type="float" office:value="0.954721571995435" calcext:value-type="float">
            <text:p>0.955</text:p>
          </table:table-cell>
          <table:table-cell table:style-name="ce52" table:formula="of:=AVERAGE([.I3:.I25])" office:value-type="float" office:value="0.953452907864217" calcext:value-type="float">
            <text:p>0.953</text:p>
          </table:table-cell>
          <table:table-cell table:style-name="ce68" table:formula="of:=AVERAGE([.J3:.J25])" office:value-type="float" office:value="0.945839876206696" calcext:value-type="float">
            <text:p>0.946</text:p>
          </table:table-cell>
          <table:table-cell table:formula="of:=AVERAGE([.J3:.J25])" office:value-type="float" office:value="0.945839876206696" calcext:value-type="float">
            <text:p>0.94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 table:number-columns-spanned="11" table:number-rows-spanned="1">
            <text:p>3 obj</text:p>
          </table:table-cell>
          <table:covered-table-cell table:number-columns-repeated="3" table:style-name="ce24"/>
          <table:covered-table-cell table:number-columns-repeated="2"/>
          <table:covered-table-cell table:style-name="ce24"/>
          <table:covered-table-cell table:number-columns-repeated="2"/>
          <table:covered-table-cell table:style-name="ce24"/>
          <table:covered-table-cell/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1_3</text:p>
          </table:table-cell>
          <table:table-cell office:value-type="float" office:value="0.980758466267" calcext:value-type="float">
            <text:p>0.9808</text:p>
          </table:table-cell>
          <table:table-cell office:value-type="float" office:value="0.97786182123" calcext:value-type="float">
            <text:p>0.9779</text:p>
          </table:table-cell>
          <table:table-cell office:value-type="float" office:value="0.979402648377" calcext:value-type="float">
            <text:p>0.9794</text:p>
          </table:table-cell>
          <table:table-cell office:value-type="float" office:value="0.979787454321" calcext:value-type="float">
            <text:p>0.980</text:p>
          </table:table-cell>
          <table:table-cell office:value-type="float" office:value="0.980987023501" calcext:value-type="float">
            <text:p>0.981</text:p>
          </table:table-cell>
          <table:table-cell table:style-name="ce83" office:value-type="float" office:value="0.980651940065" calcext:value-type="float">
            <text:p>0.9807</text:p>
          </table:table-cell>
          <table:table-cell office:value-type="float" office:value="0.981455388038" calcext:value-type="float">
            <text:p>0.981</text:p>
          </table:table-cell>
          <table:table-cell office:value-type="float" office:value="0.980346025218" calcext:value-type="float">
            <text:p>0.980</text:p>
          </table:table-cell>
          <table:table-cell table:style-name="ce84" office:value-type="float" office:value="0.969627539282" calcext:value-type="float">
            <text:p>0.970</text:p>
          </table:table-cell>
          <table:table-cell office:value-type="float" office:value="0.972642321699" calcext:value-type="float">
            <text:p>0.973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2_3</text:p>
          </table:table-cell>
          <table:table-cell office:value-type="float" office:value="0.989510827194" calcext:value-type="float">
            <text:p>0.9895</text:p>
          </table:table-cell>
          <table:table-cell office:value-type="float" office:value="0.990041388127" calcext:value-type="float">
            <text:p>0.9900</text:p>
          </table:table-cell>
          <table:table-cell office:value-type="float" office:value="0.989276707326" calcext:value-type="float">
            <text:p>0.9893</text:p>
          </table:table-cell>
          <table:table-cell office:value-type="float" office:value="0.989683059635" calcext:value-type="float">
            <text:p>0.990</text:p>
          </table:table-cell>
          <table:table-cell office:value-type="float" office:value="0.989350599907" calcext:value-type="float">
            <text:p>0.989</text:p>
          </table:table-cell>
          <table:table-cell table:style-name="ce83" office:value-type="float" office:value="0.989655697193" calcext:value-type="float">
            <text:p>0.9897</text:p>
          </table:table-cell>
          <table:table-cell office:value-type="float" office:value="0.989526474048" calcext:value-type="float">
            <text:p>0.990</text:p>
          </table:table-cell>
          <table:table-cell office:value-type="float" office:value="0.989414163114" calcext:value-type="float">
            <text:p>0.989</text:p>
          </table:table-cell>
          <table:table-cell table:style-name="ce84" office:value-type="float" office:value="0.98989398776" calcext:value-type="float">
            <text:p>0.990</text:p>
          </table:table-cell>
          <table:table-cell office:value-type="float" office:value="0.989659065777" calcext:value-type="float">
            <text:p>0.99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3_3</text:p>
          </table:table-cell>
          <table:table-cell office:value-type="float" office:value="0.988865910081" calcext:value-type="float">
            <text:p>0.9889</text:p>
          </table:table-cell>
          <table:table-cell office:value-type="float" office:value="0.988866185533" calcext:value-type="float">
            <text:p>0.9889</text:p>
          </table:table-cell>
          <table:table-cell office:value-type="float" office:value="0.988865499365" calcext:value-type="float">
            <text:p>0.9889</text:p>
          </table:table-cell>
          <table:table-cell office:value-type="float" office:value="0.988869238026" calcext:value-type="float">
            <text:p>0.989</text:p>
          </table:table-cell>
          <table:table-cell office:value-type="float" office:value="0.988860623089" calcext:value-type="float">
            <text:p>0.989</text:p>
          </table:table-cell>
          <table:table-cell table:style-name="ce83" office:value-type="float" office:value="0.988867113494" calcext:value-type="float">
            <text:p>0.9889</text:p>
          </table:table-cell>
          <table:table-cell office:value-type="float" office:value="0.988861964575" calcext:value-type="float">
            <text:p>0.989</text:p>
          </table:table-cell>
          <table:table-cell office:value-type="float" office:value="0.988861781745" calcext:value-type="float">
            <text:p>0.989</text:p>
          </table:table-cell>
          <table:table-cell table:style-name="ce84" office:value-type="float" office:value="0.988502253565" calcext:value-type="float">
            <text:p>0.989</text:p>
          </table:table-cell>
          <table:table-cell office:value-type="float" office:value="0.98830106962" calcext:value-type="float">
            <text:p>0.988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4_3</text:p>
          </table:table-cell>
          <table:table-cell office:value-type="float" office:value="0.91916026834" calcext:value-type="float">
            <text:p>0.9192</text:p>
          </table:table-cell>
          <table:table-cell office:value-type="float" office:value="0.919246256127" calcext:value-type="float">
            <text:p>0.9192</text:p>
          </table:table-cell>
          <table:table-cell office:value-type="float" office:value="0.919126845883" calcext:value-type="float">
            <text:p>0.9191</text:p>
          </table:table-cell>
          <table:table-cell office:value-type="float" office:value="0.919117696803" calcext:value-type="float">
            <text:p>0.919</text:p>
          </table:table-cell>
          <table:table-cell office:value-type="float" office:value="0.919274430501" calcext:value-type="float">
            <text:p>0.919</text:p>
          </table:table-cell>
          <table:table-cell table:style-name="ce83" office:value-type="float" office:value="0.919079001674" calcext:value-type="float">
            <text:p>0.9191</text:p>
          </table:table-cell>
          <table:table-cell office:value-type="float" office:value="0.919158537976" calcext:value-type="float">
            <text:p>0.919</text:p>
          </table:table-cell>
          <table:table-cell office:value-type="float" office:value="0.919298499998" calcext:value-type="float">
            <text:p>0.919</text:p>
          </table:table-cell>
          <table:table-cell table:style-name="ce84" office:value-type="float" office:value="0.919387903472" calcext:value-type="float">
            <text:p>0.919</text:p>
          </table:table-cell>
          <table:table-cell office:value-type="float" office:value="0.919249139457" calcext:value-type="float">
            <text:p>0.919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5_3</text:p>
          </table:table-cell>
          <table:table-cell office:value-type="float" office:value="0.855249470632" calcext:value-type="float">
            <text:p>0.8552</text:p>
          </table:table-cell>
          <table:table-cell office:value-type="float" office:value="0.856239477887" calcext:value-type="float">
            <text:p>0.8562</text:p>
          </table:table-cell>
          <table:table-cell office:value-type="float" office:value="0.857853397634" calcext:value-type="float">
            <text:p>0.8579</text:p>
          </table:table-cell>
          <table:table-cell office:value-type="float" office:value="0.856891150615" calcext:value-type="float">
            <text:p>0.857</text:p>
          </table:table-cell>
          <table:table-cell office:value-type="float" office:value="0.857322346708" calcext:value-type="float">
            <text:p>0.857</text:p>
          </table:table-cell>
          <table:table-cell table:style-name="ce83" office:value-type="float" office:value="0.857388713607" calcext:value-type="float">
            <text:p>0.8574</text:p>
          </table:table-cell>
          <table:table-cell office:value-type="float" office:value="0.857682767255" calcext:value-type="float">
            <text:p>0.858</text:p>
          </table:table-cell>
          <table:table-cell office:value-type="float" office:value="0.856062005494" calcext:value-type="float">
            <text:p>0.856</text:p>
          </table:table-cell>
          <table:table-cell table:style-name="ce84" office:value-type="float" office:value="0.858617662957" calcext:value-type="float">
            <text:p>0.859</text:p>
          </table:table-cell>
          <table:table-cell office:value-type="float" office:value="0.857333827058" calcext:value-type="float">
            <text:p>0.857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6_3</text:p>
          </table:table-cell>
          <table:table-cell office:value-type="float" office:value="0.832532539856" calcext:value-type="float">
            <text:p>0.8325</text:p>
          </table:table-cell>
          <table:table-cell office:value-type="float" office:value="0.83235187854" calcext:value-type="float">
            <text:p>0.8324</text:p>
          </table:table-cell>
          <table:table-cell office:value-type="float" office:value="0.834310805146" calcext:value-type="float">
            <text:p>0.8343</text:p>
          </table:table-cell>
          <table:table-cell office:value-type="float" office:value="0.832898274042" calcext:value-type="float">
            <text:p>0.833</text:p>
          </table:table-cell>
          <table:table-cell office:value-type="float" office:value="0.83182930814" calcext:value-type="float">
            <text:p>0.832</text:p>
          </table:table-cell>
          <table:table-cell table:style-name="ce83" office:value-type="float" office:value="0.832994730747" calcext:value-type="float">
            <text:p>0.8330</text:p>
          </table:table-cell>
          <table:table-cell office:value-type="float" office:value="0.83027288271" calcext:value-type="float">
            <text:p>0.830</text:p>
          </table:table-cell>
          <table:table-cell office:value-type="float" office:value="0.833172734644" calcext:value-type="float">
            <text:p>0.833</text:p>
          </table:table-cell>
          <table:table-cell table:style-name="ce84" office:value-type="float" office:value="0.827972507223" calcext:value-type="float">
            <text:p>0.828</text:p>
          </table:table-cell>
          <table:table-cell office:value-type="float" office:value="0.827461864818" calcext:value-type="float">
            <text:p>0.827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7_3</text:p>
          </table:table-cell>
          <table:table-cell office:value-type="float" office:value="0.919005161106" calcext:value-type="float">
            <text:p>0.9190</text:p>
          </table:table-cell>
          <table:table-cell office:value-type="float" office:value="0.919124533544" calcext:value-type="float">
            <text:p>0.9191</text:p>
          </table:table-cell>
          <table:table-cell office:value-type="float" office:value="0.919082696361" calcext:value-type="float">
            <text:p>0.9191</text:p>
          </table:table-cell>
          <table:table-cell office:value-type="float" office:value="0.919057291749" calcext:value-type="float">
            <text:p>0.919</text:p>
          </table:table-cell>
          <table:table-cell office:value-type="float" office:value="0.91905904313" calcext:value-type="float">
            <text:p>0.919</text:p>
          </table:table-cell>
          <table:table-cell table:style-name="ce83" office:value-type="float" office:value="0.91897516272" calcext:value-type="float">
            <text:p>0.9190</text:p>
          </table:table-cell>
          <table:table-cell office:value-type="float" office:value="0.91901702307" calcext:value-type="float">
            <text:p>0.919</text:p>
          </table:table-cell>
          <table:table-cell office:value-type="float" office:value="0.919082218058" calcext:value-type="float">
            <text:p>0.919</text:p>
          </table:table-cell>
          <table:table-cell table:style-name="ce84" office:value-type="float" office:value="0.919086233222" calcext:value-type="float">
            <text:p>0.919</text:p>
          </table:table-cell>
          <table:table-cell office:value-type="float" office:value="0.919032906968" calcext:value-type="float">
            <text:p>0.919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8_3</text:p>
          </table:table-cell>
          <table:table-cell office:value-type="float" office:value="0.897925302077" calcext:value-type="float">
            <text:p>0.8979</text:p>
          </table:table-cell>
          <table:table-cell office:value-type="float" office:value="0.884834707052" calcext:value-type="float">
            <text:p>0.8848</text:p>
          </table:table-cell>
          <table:table-cell office:value-type="float" office:value="0.853751065615" calcext:value-type="float">
            <text:p>0.8538</text:p>
          </table:table-cell>
          <table:table-cell office:value-type="float" office:value="0.84601430534" calcext:value-type="float">
            <text:p>0.846</text:p>
          </table:table-cell>
          <table:table-cell office:value-type="float" office:value="0.835652411648" calcext:value-type="float">
            <text:p>0.836</text:p>
          </table:table-cell>
          <table:table-cell table:style-name="ce83" office:value-type="float" office:value="0.833408564328" calcext:value-type="float">
            <text:p>0.8334</text:p>
          </table:table-cell>
          <table:table-cell office:value-type="float" office:value="0.883183891069" calcext:value-type="float">
            <text:p>0.883</text:p>
          </table:table-cell>
          <table:table-cell office:value-type="float" office:value="0.903829109801" calcext:value-type="float">
            <text:p>0.904</text:p>
          </table:table-cell>
          <table:table-cell table:style-name="ce84" office:value-type="float" office:value="0.860456266345" calcext:value-type="float">
            <text:p>0.860</text:p>
          </table:table-cell>
          <table:table-cell office:value-type="float" office:value="0.85119234152" calcext:value-type="float">
            <text:p>0.851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9_3</text:p>
          </table:table-cell>
          <table:table-cell office:value-type="float" office:value="0.870503544898" calcext:value-type="float">
            <text:p>0.8705</text:p>
          </table:table-cell>
          <table:table-cell office:value-type="float" office:value="0.846955844087" calcext:value-type="float">
            <text:p>0.8470</text:p>
          </table:table-cell>
          <table:table-cell office:value-type="float" office:value="0.824902793086" calcext:value-type="float">
            <text:p>0.8249</text:p>
          </table:table-cell>
          <table:table-cell office:value-type="float" office:value="0.807288868634" calcext:value-type="float">
            <text:p>0.807</text:p>
          </table:table-cell>
          <table:table-cell office:value-type="float" office:value="0.812538891599" calcext:value-type="float">
            <text:p>0.813</text:p>
          </table:table-cell>
          <table:table-cell table:style-name="ce83" office:value-type="float" office:value="0.820667271417" calcext:value-type="float">
            <text:p>0.8207</text:p>
          </table:table-cell>
          <table:table-cell office:value-type="float" office:value="0.866284748648" calcext:value-type="float">
            <text:p>0.866</text:p>
          </table:table-cell>
          <table:table-cell office:value-type="float" office:value="0.880068054706" calcext:value-type="float">
            <text:p>0.880</text:p>
          </table:table-cell>
          <table:table-cell table:style-name="ce84" office:value-type="float" office:value="0.809533582557" calcext:value-type="float">
            <text:p>0.810</text:p>
          </table:table-cell>
          <table:table-cell office:value-type="float" office:value="0.812368823332" calcext:value-type="float">
            <text:p>0.81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1_3</text:p>
          </table:table-cell>
          <table:table-cell office:value-type="float" office:value="0.964467461623" calcext:value-type="float">
            <text:p>0.9645</text:p>
          </table:table-cell>
          <table:table-cell office:value-type="float" office:value="0.964277990144" calcext:value-type="float">
            <text:p>0.9643</text:p>
          </table:table-cell>
          <table:table-cell office:value-type="float" office:value="0.964458409444" calcext:value-type="float">
            <text:p>0.9645</text:p>
          </table:table-cell>
          <table:table-cell office:value-type="float" office:value="0.964489111328" calcext:value-type="float">
            <text:p>0.964</text:p>
          </table:table-cell>
          <table:table-cell office:value-type="float" office:value="0.964566291348" calcext:value-type="float">
            <text:p>0.965</text:p>
          </table:table-cell>
          <table:table-cell table:style-name="ce83" office:value-type="float" office:value="0.964297175147" calcext:value-type="float">
            <text:p>0.9643</text:p>
          </table:table-cell>
          <table:table-cell office:value-type="float" office:value="0.964304658945" calcext:value-type="float">
            <text:p>0.964</text:p>
          </table:table-cell>
          <table:table-cell office:value-type="float" office:value="0.96441325817" calcext:value-type="float">
            <text:p>0.964</text:p>
          </table:table-cell>
          <table:table-cell table:style-name="ce84" office:value-type="float" office:value="0.964372749429" calcext:value-type="float">
            <text:p>0.964</text:p>
          </table:table-cell>
          <table:table-cell office:value-type="float" office:value="0.96437632564" calcext:value-type="float">
            <text:p>0.964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2_3</text:p>
          </table:table-cell>
          <table:table-cell office:value-type="float" office:value="0.92979502615" calcext:value-type="float">
            <text:p>0.9298</text:p>
          </table:table-cell>
          <table:table-cell office:value-type="float" office:value="0.929771907579" calcext:value-type="float">
            <text:p>0.9298</text:p>
          </table:table-cell>
          <table:table-cell office:value-type="float" office:value="0.929747173148" calcext:value-type="float">
            <text:p>0.9297</text:p>
          </table:table-cell>
          <table:table-cell office:value-type="float" office:value="0.929833702774" calcext:value-type="float">
            <text:p>0.930</text:p>
          </table:table-cell>
          <table:table-cell office:value-type="float" office:value="0.929810104866" calcext:value-type="float">
            <text:p>0.930</text:p>
          </table:table-cell>
          <table:table-cell table:style-name="ce83" office:value-type="float" office:value="0.929789017253" calcext:value-type="float">
            <text:p>0.9298</text:p>
          </table:table-cell>
          <table:table-cell office:value-type="float" office:value="0.929787801541" calcext:value-type="float">
            <text:p>0.930</text:p>
          </table:table-cell>
          <table:table-cell office:value-type="float" office:value="0.92971600837" calcext:value-type="float">
            <text:p>0.930</text:p>
          </table:table-cell>
          <table:table-cell table:style-name="ce84" office:value-type="float" office:value="0.929758202252" calcext:value-type="float">
            <text:p>0.930</text:p>
          </table:table-cell>
          <table:table-cell office:value-type="float" office:value="0.929794404922" calcext:value-type="float">
            <text:p>0.93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3_3</text:p>
          </table:table-cell>
          <table:table-cell office:value-type="float" office:value="0.929829626164" calcext:value-type="float">
            <text:p>0.9298</text:p>
          </table:table-cell>
          <table:table-cell office:value-type="float" office:value="0.92973560342" calcext:value-type="float">
            <text:p>0.9297</text:p>
          </table:table-cell>
          <table:table-cell office:value-type="float" office:value="0.929824721834" calcext:value-type="float">
            <text:p>0.9298</text:p>
          </table:table-cell>
          <table:table-cell office:value-type="float" office:value="0.929772073133" calcext:value-type="float">
            <text:p>0.930</text:p>
          </table:table-cell>
          <table:table-cell office:value-type="float" office:value="0.929760872766" calcext:value-type="float">
            <text:p>0.930</text:p>
          </table:table-cell>
          <table:table-cell table:style-name="ce83" office:value-type="float" office:value="0.929761595301" calcext:value-type="float">
            <text:p>0.9298</text:p>
          </table:table-cell>
          <table:table-cell office:value-type="float" office:value="0.929664750611" calcext:value-type="float">
            <text:p>0.930</text:p>
          </table:table-cell>
          <table:table-cell office:value-type="float" office:value="0.929724097135" calcext:value-type="float">
            <text:p>0.930</text:p>
          </table:table-cell>
          <table:table-cell table:style-name="ce84" office:value-type="float" office:value="0.929241928587" calcext:value-type="float">
            <text:p>0.929</text:p>
          </table:table-cell>
          <table:table-cell office:value-type="float" office:value="0.929843068907" calcext:value-type="float">
            <text:p>0.93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4_3</text:p>
          </table:table-cell>
          <table:table-cell office:value-type="float" office:value="0.92981791157" calcext:value-type="float">
            <text:p>0.9298</text:p>
          </table:table-cell>
          <table:table-cell office:value-type="float" office:value="0.931563718181" calcext:value-type="float">
            <text:p>0.9316</text:p>
          </table:table-cell>
          <table:table-cell office:value-type="float" office:value="0.930085379166" calcext:value-type="float">
            <text:p>0.9301</text:p>
          </table:table-cell>
          <table:table-cell office:value-type="float" office:value="0.929870898251" calcext:value-type="float">
            <text:p>0.930</text:p>
          </table:table-cell>
          <table:table-cell office:value-type="float" office:value="0.929898637982" calcext:value-type="float">
            <text:p>0.930</text:p>
          </table:table-cell>
          <table:table-cell table:style-name="ce83" office:value-type="float" office:value="0.929901311719" calcext:value-type="float">
            <text:p>0.9299</text:p>
          </table:table-cell>
          <table:table-cell office:value-type="float" office:value="0.929819790275" calcext:value-type="float">
            <text:p>0.930</text:p>
          </table:table-cell>
          <table:table-cell office:value-type="float" office:value="0.929877659681" calcext:value-type="float">
            <text:p>0.930</text:p>
          </table:table-cell>
          <table:table-cell table:style-name="ce84" office:value-type="float" office:value="0.927122103716" calcext:value-type="float">
            <text:p>0.927</text:p>
          </table:table-cell>
          <table:table-cell office:value-type="float" office:value="0.929099921935" calcext:value-type="float">
            <text:p>0.929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5_3</text:p>
          </table:table-cell>
          <table:table-cell office:value-type="float" office:value="0.985922311054" calcext:value-type="float">
            <text:p>0.9859</text:p>
          </table:table-cell>
          <table:table-cell office:value-type="float" office:value="0.986105650036" calcext:value-type="float">
            <text:p>0.9861</text:p>
          </table:table-cell>
          <table:table-cell office:value-type="float" office:value="0.985922183833" calcext:value-type="float">
            <text:p>0.9859</text:p>
          </table:table-cell>
          <table:table-cell office:value-type="float" office:value="0.985922102605" calcext:value-type="float">
            <text:p>0.986</text:p>
          </table:table-cell>
          <table:table-cell office:value-type="float" office:value="0.985922829316" calcext:value-type="float">
            <text:p>0.986</text:p>
          </table:table-cell>
          <table:table-cell table:style-name="ce83" office:value-type="float" office:value="0.985922076513" calcext:value-type="float">
            <text:p>0.9859</text:p>
          </table:table-cell>
          <table:table-cell office:value-type="float" office:value="0.985922063878" calcext:value-type="float">
            <text:p>0.986</text:p>
          </table:table-cell>
          <table:table-cell office:value-type="float" office:value="0.985922528513" calcext:value-type="float">
            <text:p>0.986</text:p>
          </table:table-cell>
          <table:table-cell table:style-name="ce84" office:value-type="float" office:value="0.98599589081" calcext:value-type="float">
            <text:p>0.986</text:p>
          </table:table-cell>
          <table:table-cell office:value-type="float" office:value="0.986095008203" calcext:value-type="float">
            <text:p>0.98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6_3</text:p>
          </table:table-cell>
          <table:table-cell office:value-type="float" office:value="0.98592144583" calcext:value-type="float">
            <text:p>0.9859</text:p>
          </table:table-cell>
          <table:table-cell office:value-type="float" office:value="0.986171255749" calcext:value-type="float">
            <text:p>0.9862</text:p>
          </table:table-cell>
          <table:table-cell office:value-type="float" office:value="0.985921591417" calcext:value-type="float">
            <text:p>0.9859</text:p>
          </table:table-cell>
          <table:table-cell office:value-type="float" office:value="0.985921376222" calcext:value-type="float">
            <text:p>0.986</text:p>
          </table:table-cell>
          <table:table-cell office:value-type="float" office:value="0.985921300666" calcext:value-type="float">
            <text:p>0.986</text:p>
          </table:table-cell>
          <table:table-cell table:style-name="ce83" office:value-type="float" office:value="0.985921314857" calcext:value-type="float">
            <text:p>0.9859</text:p>
          </table:table-cell>
          <table:table-cell office:value-type="float" office:value="0.985921486171" calcext:value-type="float">
            <text:p>0.986</text:p>
          </table:table-cell>
          <table:table-cell office:value-type="float" office:value="0.98592201347" calcext:value-type="float">
            <text:p>0.986</text:p>
          </table:table-cell>
          <table:table-cell table:style-name="ce84" office:value-type="float" office:value="0.985683766925" calcext:value-type="float">
            <text:p>0.986</text:p>
          </table:table-cell>
          <table:table-cell office:value-type="float" office:value="0.986010401665" calcext:value-type="float">
            <text:p>0.98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7_3</text:p>
          </table:table-cell>
          <table:table-cell office:value-type="float" office:value="0.964033057827" calcext:value-type="float">
            <text:p>0.9640</text:p>
          </table:table-cell>
          <table:table-cell office:value-type="float" office:value="0.966967210469" calcext:value-type="float">
            <text:p>0.9670</text:p>
          </table:table-cell>
          <table:table-cell office:value-type="float" office:value="0.963834004959" calcext:value-type="float">
            <text:p>0.9638</text:p>
          </table:table-cell>
          <table:table-cell office:value-type="float" office:value="0.963836601561" calcext:value-type="float">
            <text:p>0.964</text:p>
          </table:table-cell>
          <table:table-cell office:value-type="float" office:value="0.964115959764" calcext:value-type="float">
            <text:p>0.964</text:p>
          </table:table-cell>
          <table:table-cell table:style-name="ce83" office:value-type="float" office:value="0.964028768483" calcext:value-type="float">
            <text:p>0.9640</text:p>
          </table:table-cell>
          <table:table-cell office:value-type="float" office:value="0.96404641833" calcext:value-type="float">
            <text:p>0.964</text:p>
          </table:table-cell>
          <table:table-cell office:value-type="float" office:value="0.963834880944" calcext:value-type="float">
            <text:p>0.964</text:p>
          </table:table-cell>
          <table:table-cell table:style-name="ce84" office:value-type="float" office:value="0.957752777149" calcext:value-type="float">
            <text:p>0.958</text:p>
          </table:table-cell>
          <table:table-cell office:value-type="float" office:value="0.961659476281" calcext:value-type="float">
            <text:p>0.96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8_3</text:p>
          </table:table-cell>
          <table:table-cell office:value-type="float" office:value="0.923438796856" calcext:value-type="float">
            <text:p>0.9234</text:p>
          </table:table-cell>
          <table:table-cell office:value-type="float" office:value="0.921399083114" calcext:value-type="float">
            <text:p>0.9214</text:p>
          </table:table-cell>
          <table:table-cell office:value-type="float" office:value="0.924175500194" calcext:value-type="float">
            <text:p>0.9242</text:p>
          </table:table-cell>
          <table:table-cell office:value-type="float" office:value="0.92105925527" calcext:value-type="float">
            <text:p>0.921</text:p>
          </table:table-cell>
          <table:table-cell office:value-type="float" office:value="0.922721250911" calcext:value-type="float">
            <text:p>0.923</text:p>
          </table:table-cell>
          <table:table-cell table:style-name="ce83" office:value-type="float" office:value="0.921979599919" calcext:value-type="float">
            <text:p>0.9220</text:p>
          </table:table-cell>
          <table:table-cell office:value-type="float" office:value="0.922115375882" calcext:value-type="float">
            <text:p>0.922</text:p>
          </table:table-cell>
          <table:table-cell office:value-type="float" office:value="0.922539354641" calcext:value-type="float">
            <text:p>0.923</text:p>
          </table:table-cell>
          <table:table-cell table:style-name="ce84" office:value-type="float" office:value="0.91775089085" calcext:value-type="float">
            <text:p>0.918</text:p>
          </table:table-cell>
          <table:table-cell office:value-type="float" office:value="0.91984773451" calcext:value-type="float">
            <text:p>0.92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9_3</text:p>
          </table:table-cell>
          <table:table-cell office:value-type="float" office:value="0.966478566569" calcext:value-type="float">
            <text:p>0.9665</text:p>
          </table:table-cell>
          <table:table-cell office:value-type="float" office:value="0.962020408676" calcext:value-type="float">
            <text:p>0.9620</text:p>
          </table:table-cell>
          <table:table-cell office:value-type="float" office:value="0.967230539024" calcext:value-type="float">
            <text:p>0.9672</text:p>
          </table:table-cell>
          <table:table-cell office:value-type="float" office:value="0.97000246512" calcext:value-type="float">
            <text:p>0.970</text:p>
          </table:table-cell>
          <table:table-cell office:value-type="float" office:value="0.968734945075" calcext:value-type="float">
            <text:p>0.969</text:p>
          </table:table-cell>
          <table:table-cell table:style-name="ce83" office:value-type="float" office:value="0.96929517449" calcext:value-type="float">
            <text:p>0.9693</text:p>
          </table:table-cell>
          <table:table-cell office:value-type="float" office:value="0.968747998868" calcext:value-type="float">
            <text:p>0.969</text:p>
          </table:table-cell>
          <table:table-cell office:value-type="float" office:value="0.967842385585" calcext:value-type="float">
            <text:p>0.968</text:p>
          </table:table-cell>
          <table:table-cell table:style-name="ce84" office:value-type="float" office:value="0.961315304" calcext:value-type="float">
            <text:p>0.961</text:p>
          </table:table-cell>
          <table:table-cell office:value-type="float" office:value="0.963282877021" calcext:value-type="float">
            <text:p>0.963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10_3</text:p>
          </table:table-cell>
          <table:table-cell office:value-type="float" office:value="0.586573209935" calcext:value-type="float">
            <text:p>0.5866</text:p>
          </table:table-cell>
          <table:table-cell office:value-type="float" office:value="0.604503033478" calcext:value-type="float">
            <text:p>0.6045</text:p>
          </table:table-cell>
          <table:table-cell office:value-type="float" office:value="0.621070929056" calcext:value-type="float">
            <text:p>0.6211</text:p>
          </table:table-cell>
          <table:table-cell office:value-type="float" office:value="0.606737439082" calcext:value-type="float">
            <text:p>0.607</text:p>
          </table:table-cell>
          <table:table-cell office:value-type="float" office:value="0.601032079331" calcext:value-type="float">
            <text:p>0.601</text:p>
          </table:table-cell>
          <table:table-cell table:style-name="ce83" office:value-type="float" office:value="0.614792960085" calcext:value-type="float">
            <text:p>0.6148</text:p>
          </table:table-cell>
          <table:table-cell office:value-type="float" office:value="0.633563854302" calcext:value-type="float">
            <text:p>0.634</text:p>
          </table:table-cell>
          <table:table-cell office:value-type="float" office:value="0.608104015376" calcext:value-type="float">
            <text:p>0.608</text:p>
          </table:table-cell>
          <table:table-cell table:style-name="ce84" office:value-type="float" office:value="0.607274543743" calcext:value-type="float">
            <text:p>0.607</text:p>
          </table:table-cell>
          <table:table-cell office:value-type="float" office:value="0.540317587219" calcext:value-type="float">
            <text:p>0.54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Media</text:p>
          </table:table-cell>
          <table:table-cell table:formula="of:=AVERAGE([.B28:.B46])" office:value-type="float" office:value="0.916830994948895" calcext:value-type="float">
            <text:p>0.9168</text:p>
          </table:table-cell>
          <table:table-cell table:style-name="ce82" table:formula="of:=AVERAGE([.C28:.C46])" office:value-type="float" office:value="0.91568620805121" calcext:value-type="float">
            <text:p>0.9157</text:p>
          </table:table-cell>
          <table:table-cell table:formula="of:=AVERAGE([.D28:.D46])" office:value-type="float" office:value="0.914149625835158" calcext:value-type="float">
            <text:p>0.9141</text:p>
          </table:table-cell>
          <table:table-cell table:formula="of:=AVERAGE([.E28:.E46])" office:value-type="float" office:value="0.911950124447947" calcext:value-type="float">
            <text:p>0.912</text:p>
          </table:table-cell>
          <table:table-cell table:formula="of:=AVERAGE([.F28:.F46])" office:value-type="float" office:value="0.911439944749895" calcext:value-type="float">
            <text:p>0.911</text:p>
          </table:table-cell>
          <table:table-cell table:style-name="ce68" table:formula="of:=AVERAGE([.G28:.G46])" office:value-type="float" office:value="0.91249353626379" calcext:value-type="float">
            <text:p>0.912</text:p>
          </table:table-cell>
          <table:table-cell table:formula="of:=AVERAGE([.H28:.H46])" office:value-type="float" office:value="0.918386204010105" calcext:value-type="float">
            <text:p>0.918</text:p>
          </table:table-cell>
          <table:table-cell table:style-name="ce52" table:formula="of:=AVERAGE([.I28:.I46])" office:value-type="float" office:value="0.918843726034895" calcext:value-type="float">
            <text:p>0.919</text:p>
          </table:table-cell>
          <table:table-cell table:style-name="ce68" table:formula="of:=AVERAGE([.J28:.J46])" office:value-type="float" office:value="0.911018215465474" calcext:value-type="float">
            <text:p>0.911</text:p>
          </table:table-cell>
          <table:table-cell table:formula="of:=AVERAGE([.J28:.J46])" office:value-type="float" office:value="0.911018215465474" calcext:value-type="float">
            <text:p>0.911</text:p>
          </table:table-cell>
          <table:table-cell table:style-name="ce77"/>
          <table:table-cell table:number-columns-repeated="12"/>
        </table:table-row>
        <table:table-row table:style-name="ro1" table:number-rows-repeated="104852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escalabilidad_2.5pow6_geometrico" table:style-name="ta1">
        <table:table-column table:style-name="co1" table:default-cell-style-name="Default"/>
        <table:table-column table:style-name="co1" table:number-columns-repeated="4" table:default-cell-style-name="ce77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PX=0.4</text:p>
          </table:table-cell>
          <table:table-cell table:number-columns-repeated="3"/>
          <table:table-cell table:style-name="ce77"/>
          <table:table-cell table:number-columns-repeated="14"/>
        </table:table-row>
        <table:table-row table:style-name="ro1">
          <table:table-cell/>
          <table:table-cell office:value-type="string" calcext:value-type="string">
            <text:p>50 variables</text:p>
          </table:table-cell>
          <table:table-cell table:number-columns-repeated="3"/>
          <table:table-cell table:style-name="ce77"/>
          <table:table-cell table:number-columns-repeated="2"/>
          <table:table-cell office:value-type="string" calcext:value-type="string">
            <text:p>estanda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eo-0.001</text:p>
          </table:table-cell>
          <table:table-cell office:value-type="string" calcext:value-type="string">
            <text:p>Geo-0.0001</text:p>
          </table:table-cell>
          <table:table-cell office:value-type="string" calcext:value-type="string">
            <text:p>Geo-0.00001</text:p>
          </table:table-cell>
          <table:table-cell table:style-name="ce78" office:value-type="string" calcext:value-type="string">
            <text:p>Geo-0.000001</text:p>
          </table:table-cell>
          <table:table-cell table:style-name="ce77" office:value-type="string" calcext:value-type="string">
            <text:p>Geo-0.0000001</text:p>
          </table:table-cell>
          <table:table-cell table:number-columns-repeated="2"/>
          <table:table-cell table:style-name="ce77" office:value-type="string" calcext:value-type="string">
            <text:p>Geo-0.001</text:p>
          </table:table-cell>
          <table:table-cell table:style-name="ce77" office:value-type="string" calcext:value-type="string">
            <text:p>Geo-0.0001</text:p>
          </table:table-cell>
          <table:table-cell table:style-name="ce77" office:value-type="string" calcext:value-type="string">
            <text:p>Geo-0.00001</text:p>
          </table:table-cell>
          <table:table-cell table:style-name="ce78" office:value-type="string" calcext:value-type="string">
            <text:p>Geo-0.000001</text:p>
          </table:table-cell>
          <table:table-cell table:style-name="ce77" office:value-type="string" calcext:value-type="string">
            <text:p>Geo-0.000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889344021764" calcext:value-type="float">
            <text:p>0.8893</text:p>
          </table:table-cell>
          <table:table-cell office:value-type="float" office:value="0.916576719835" calcext:value-type="float">
            <text:p>0.9166</text:p>
          </table:table-cell>
          <table:table-cell office:value-type="float" office:value="0.933586940878" calcext:value-type="float">
            <text:p>0.9336</text:p>
          </table:table-cell>
          <table:table-cell office:value-type="float" office:value="0.942746092407" calcext:value-type="float">
            <text:p>0.9427</text:p>
          </table:table-cell>
          <table:table-cell table:style-name="ce77" office:value-type="float" office:value="0.946230246484" calcext:value-type="float">
            <text:p>0.9462</text:p>
          </table:table-cell>
          <table:table-cell table:style-name="ce77"/>
          <table:table-cell table:style-name="ce77" office:value-type="string" calcext:value-type="string">
            <text:p>WFG1_2</text:p>
          </table:table-cell>
          <table:table-cell table:style-name="ce77" office:value-type="float" office:value="0.955132295184" calcext:value-type="float">
            <text:p>0.9551</text:p>
          </table:table-cell>
          <table:table-cell table:style-name="ce77" office:value-type="float" office:value="0.955591941353" calcext:value-type="float">
            <text:p>0.9556</text:p>
          </table:table-cell>
          <table:table-cell table:style-name="ce77" office:value-type="float" office:value="0.955594089377" calcext:value-type="float">
            <text:p>0.9556</text:p>
          </table:table-cell>
          <table:table-cell table:style-name="ce77" office:value-type="float" office:value="0.956349387126" calcext:value-type="float">
            <text:p>0.9563</text:p>
          </table:table-cell>
          <table:table-cell table:style-name="ce77" office:value-type="float" office:value="0.956159547857" calcext:value-type="float">
            <text:p>0.9562</text:p>
          </table:table-cell>
          <table:table-cell table:number-columns-repeated="2"/>
          <table:table-cell table:style-name="ce73" office:value-type="string" calcext:value-type="string">
            <text:p>WFG1_2</text:p>
          </table:table-cell>
          <table:table-cell table:style-name="ce77" office:value-type="float" office:value="0.942746092407" calcext:value-type="float">
            <text:p>0.9427</text:p>
          </table:table-cell>
          <table:table-cell office:value-type="float" office:value="0.668695548621" calcext:value-type="float">
            <text:p>0.668695548621</text:p>
          </table:table-cell>
          <table:table-cell office:value-type="float" office:value="0.251764077426" calcext:value-type="float">
            <text:p>0.251764077426</text:p>
          </table:table-cell>
          <table:table-cell office:value-type="float" office:value="0.0470409818975" calcext:value-type="float">
            <text:p>0.0470409818975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5421789502" calcext:value-type="float">
            <text:p>0.9654</text:p>
          </table:table-cell>
          <table:table-cell office:value-type="float" office:value="0.965473971564" calcext:value-type="float">
            <text:p>0.9655</text:p>
          </table:table-cell>
          <table:table-cell office:value-type="float" office:value="0.965478799929" calcext:value-type="float">
            <text:p>0.9655</text:p>
          </table:table-cell>
          <table:table-cell office:value-type="float" office:value="0.965483165892" calcext:value-type="float">
            <text:p>0.9655</text:p>
          </table:table-cell>
          <table:table-cell table:style-name="ce77" office:value-type="float" office:value="0.965494955877" calcext:value-type="float">
            <text:p>0.9655</text:p>
          </table:table-cell>
          <table:table-cell table:style-name="ce77"/>
          <table:table-cell table:style-name="ce77" office:value-type="string" calcext:value-type="string">
            <text:p>WFG2_2</text:p>
          </table:table-cell>
          <table:table-cell table:style-name="ce77" office:value-type="float" office:value="0.99353860517" calcext:value-type="float">
            <text:p>0.9935</text:p>
          </table:table-cell>
          <table:table-cell table:style-name="ce77" office:value-type="float" office:value="0.995402227316" calcext:value-type="float">
            <text:p>0.9954</text:p>
          </table:table-cell>
          <table:table-cell table:style-name="ce77" office:value-type="float" office:value="0.995404582182" calcext:value-type="float">
            <text:p>0.9954</text:p>
          </table:table-cell>
          <table:table-cell table:style-name="ce77" office:value-type="float" office:value="0.992621036479" calcext:value-type="float">
            <text:p>0.9926</text:p>
          </table:table-cell>
          <table:table-cell table:style-name="ce77" office:value-type="float" office:value="0.985192295561" calcext:value-type="float">
            <text:p>0.9852</text:p>
          </table:table-cell>
          <table:table-cell table:number-columns-repeated="2"/>
          <table:table-cell table:style-name="ce73" office:value-type="string" calcext:value-type="string">
            <text:p>WFG2_2</text:p>
          </table:table-cell>
          <table:table-cell table:style-name="ce77" office:value-type="float" office:value="0.965483165892" calcext:value-type="float">
            <text:p>0.9655</text:p>
          </table:table-cell>
          <table:table-cell office:value-type="float" office:value="0.884446921377" calcext:value-type="float">
            <text:p>0.884446921377</text:p>
          </table:table-cell>
          <table:table-cell office:value-type="float" office:value="0.847172614459" calcext:value-type="float">
            <text:p>0.847172614459</text:p>
          </table:table-cell>
          <table:table-cell office:value-type="float" office:value="0.830433714171" calcext:value-type="float">
            <text:p>0.830433714171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327066341" calcext:value-type="float">
            <text:p>0.9913</text:p>
          </table:table-cell>
          <table:table-cell office:value-type="float" office:value="0.991419050318" calcext:value-type="float">
            <text:p>0.9914</text:p>
          </table:table-cell>
          <table:table-cell office:value-type="float" office:value="0.99147327273" calcext:value-type="float">
            <text:p>0.9915</text:p>
          </table:table-cell>
          <table:table-cell office:value-type="float" office:value="0.991459956366" calcext:value-type="float">
            <text:p>0.9915</text:p>
          </table:table-cell>
          <table:table-cell table:style-name="ce77" office:value-type="float" office:value="0.991465811821" calcext:value-type="float">
            <text:p>0.9915</text:p>
          </table:table-cell>
          <table:table-cell table:style-name="ce77"/>
          <table:table-cell table:style-name="ce77" office:value-type="string" calcext:value-type="string">
            <text:p>WFG3_2</text:p>
          </table:table-cell>
          <table:table-cell table:style-name="ce77" office:value-type="float" office:value="0.99224374406" calcext:value-type="float">
            <text:p>0.9922</text:p>
          </table:table-cell>
          <table:table-cell table:style-name="ce77" office:value-type="float" office:value="0.992248710005" calcext:value-type="float">
            <text:p>0.9922</text:p>
          </table:table-cell>
          <table:table-cell table:style-name="ce77" office:value-type="float" office:value="0.992252348519" calcext:value-type="float">
            <text:p>0.9923</text:p>
          </table:table-cell>
          <table:table-cell table:style-name="ce77" office:value-type="float" office:value="0.99225389433" calcext:value-type="float">
            <text:p>0.9923</text:p>
          </table:table-cell>
          <table:table-cell table:style-name="ce77" office:value-type="float" office:value="0.992254103535" calcext:value-type="float">
            <text:p>0.9923</text:p>
          </table:table-cell>
          <table:table-cell table:number-columns-repeated="2"/>
          <table:table-cell table:style-name="ce73" office:value-type="string" calcext:value-type="string">
            <text:p>WFG3_2</text:p>
          </table:table-cell>
          <table:table-cell table:style-name="ce77" office:value-type="float" office:value="0.991459956366" calcext:value-type="float">
            <text:p>0.9915</text:p>
          </table:table-cell>
          <table:table-cell office:value-type="float" office:value="0.988373717328" calcext:value-type="float">
            <text:p>0.988373717328</text:p>
          </table:table-cell>
          <table:table-cell office:value-type="float" office:value="0.97804214771" calcext:value-type="float">
            <text:p>0.97804214771</text:p>
          </table:table-cell>
          <table:table-cell office:value-type="float" office:value="0.939221955281" calcext:value-type="float">
            <text:p>0.939221955281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638252148" calcext:value-type="float">
            <text:p>0.9864</text:p>
          </table:table-cell>
          <table:table-cell office:value-type="float" office:value="0.986759150858" calcext:value-type="float">
            <text:p>0.9868</text:p>
          </table:table-cell>
          <table:table-cell office:value-type="float" office:value="0.986894734998" calcext:value-type="float">
            <text:p>0.9869</text:p>
          </table:table-cell>
          <table:table-cell office:value-type="float" office:value="0.987115106192" calcext:value-type="float">
            <text:p>0.9871</text:p>
          </table:table-cell>
          <table:table-cell table:style-name="ce77" office:value-type="float" office:value="0.987272161161" calcext:value-type="float">
            <text:p>0.9873</text:p>
          </table:table-cell>
          <table:table-cell table:style-name="ce77"/>
          <table:table-cell table:style-name="ce77" office:value-type="string" calcext:value-type="string">
            <text:p>WFG4_2</text:p>
          </table:table-cell>
          <table:table-cell table:style-name="ce77" office:value-type="float" office:value="0.989597455244" calcext:value-type="float">
            <text:p>0.9896</text:p>
          </table:table-cell>
          <table:table-cell table:style-name="ce77" office:value-type="float" office:value="0.989549716359" calcext:value-type="float">
            <text:p>0.9895</text:p>
          </table:table-cell>
          <table:table-cell table:style-name="ce77" office:value-type="float" office:value="0.989564771029" calcext:value-type="float">
            <text:p>0.9896</text:p>
          </table:table-cell>
          <table:table-cell table:style-name="ce77" office:value-type="float" office:value="0.989566565323" calcext:value-type="float">
            <text:p>0.9896</text:p>
          </table:table-cell>
          <table:table-cell table:style-name="ce77" office:value-type="float" office:value="0.989536722193" calcext:value-type="float">
            <text:p>0.9895</text:p>
          </table:table-cell>
          <table:table-cell table:number-columns-repeated="2"/>
          <table:table-cell table:style-name="ce73" office:value-type="string" calcext:value-type="string">
            <text:p>WFG4_2</text:p>
          </table:table-cell>
          <table:table-cell table:style-name="ce77" office:value-type="float" office:value="0.987115106192" calcext:value-type="float">
            <text:p>0.9871</text:p>
          </table:table-cell>
          <table:table-cell office:value-type="float" office:value="0.977014201107" calcext:value-type="float">
            <text:p>0.977014201107</text:p>
          </table:table-cell>
          <table:table-cell office:value-type="float" office:value="0.92747073364" calcext:value-type="float">
            <text:p>0.92747073364</text:p>
          </table:table-cell>
          <table:table-cell office:value-type="float" office:value="0.863038198084" calcext:value-type="float">
            <text:p>0.863038198084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419623684" calcext:value-type="float">
            <text:p>0.8774</text:p>
          </table:table-cell>
          <table:table-cell office:value-type="float" office:value="0.877707238264" calcext:value-type="float">
            <text:p>0.8777</text:p>
          </table:table-cell>
          <table:table-cell office:value-type="float" office:value="0.877427674722" calcext:value-type="float">
            <text:p>0.8774</text:p>
          </table:table-cell>
          <table:table-cell office:value-type="float" office:value="0.877486946588" calcext:value-type="float">
            <text:p>0.8775</text:p>
          </table:table-cell>
          <table:table-cell table:style-name="ce77" office:value-type="float" office:value="0.877396948241" calcext:value-type="float">
            <text:p>0.8774</text:p>
          </table:table-cell>
          <table:table-cell table:style-name="ce77"/>
          <table:table-cell table:style-name="ce77" office:value-type="string" calcext:value-type="string">
            <text:p>WFG5_2</text:p>
          </table:table-cell>
          <table:table-cell table:style-name="ce77" office:value-type="float" office:value="0.879845466187" calcext:value-type="float">
            <text:p>0.8798</text:p>
          </table:table-cell>
          <table:table-cell table:style-name="ce77" office:value-type="float" office:value="0.879907722805" calcext:value-type="float">
            <text:p>0.8799</text:p>
          </table:table-cell>
          <table:table-cell table:style-name="ce77" office:value-type="float" office:value="0.880384707522" calcext:value-type="float">
            <text:p>0.8804</text:p>
          </table:table-cell>
          <table:table-cell table:style-name="ce77" office:value-type="float" office:value="0.88066924354" calcext:value-type="float">
            <text:p>0.8807</text:p>
          </table:table-cell>
          <table:table-cell table:style-name="ce77" office:value-type="float" office:value="0.87968332254" calcext:value-type="float">
            <text:p>0.8797</text:p>
          </table:table-cell>
          <table:table-cell table:number-columns-repeated="2"/>
          <table:table-cell table:style-name="ce73" office:value-type="string" calcext:value-type="string">
            <text:p>WFG5_2</text:p>
          </table:table-cell>
          <table:table-cell table:style-name="ce77" office:value-type="float" office:value="0.877486946588" calcext:value-type="float">
            <text:p>0.8775</text:p>
          </table:table-cell>
          <table:table-cell office:value-type="float" office:value="0.877164868917" calcext:value-type="float">
            <text:p>0.877164868917</text:p>
          </table:table-cell>
          <table:table-cell office:value-type="float" office:value="0.876023310438" calcext:value-type="float">
            <text:p>0.876023310438</text:p>
          </table:table-cell>
          <table:table-cell office:value-type="float" office:value="0.868090090254" calcext:value-type="float">
            <text:p>0.868090090254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30090884902" calcext:value-type="float">
            <text:p>0.9301</text:p>
          </table:table-cell>
          <table:table-cell office:value-type="float" office:value="0.929290865483" calcext:value-type="float">
            <text:p>0.9293</text:p>
          </table:table-cell>
          <table:table-cell office:value-type="float" office:value="0.927883346754" calcext:value-type="float">
            <text:p>0.9279</text:p>
          </table:table-cell>
          <table:table-cell office:value-type="float" office:value="0.92728668333" calcext:value-type="float">
            <text:p>0.9273</text:p>
          </table:table-cell>
          <table:table-cell table:style-name="ce77" office:value-type="float" office:value="0.92741096417" calcext:value-type="float">
            <text:p>0.9274</text:p>
          </table:table-cell>
          <table:table-cell table:style-name="ce77"/>
          <table:table-cell table:style-name="ce77" office:value-type="string" calcext:value-type="string">
            <text:p>WFG6_2</text:p>
          </table:table-cell>
          <table:table-cell table:style-name="ce77" office:value-type="float" office:value="0.883249994926" calcext:value-type="float">
            <text:p>0.8832</text:p>
          </table:table-cell>
          <table:table-cell table:style-name="ce77" office:value-type="float" office:value="0.88405576126" calcext:value-type="float">
            <text:p>0.8841</text:p>
          </table:table-cell>
          <table:table-cell table:style-name="ce77" office:value-type="float" office:value="0.883427590214" calcext:value-type="float">
            <text:p>0.8834</text:p>
          </table:table-cell>
          <table:table-cell table:style-name="ce77" office:value-type="float" office:value="0.886533050094" calcext:value-type="float">
            <text:p>0.8865</text:p>
          </table:table-cell>
          <table:table-cell table:style-name="ce77" office:value-type="float" office:value="0.881358949673" calcext:value-type="float">
            <text:p>0.8814</text:p>
          </table:table-cell>
          <table:table-cell table:number-columns-repeated="2"/>
          <table:table-cell table:style-name="ce73" office:value-type="string" calcext:value-type="string">
            <text:p>WFG6_2</text:p>
          </table:table-cell>
          <table:table-cell table:style-name="ce77" office:value-type="float" office:value="0.92728668333" calcext:value-type="float">
            <text:p>0.9273</text:p>
          </table:table-cell>
          <table:table-cell office:value-type="float" office:value="0.952330444193" calcext:value-type="float">
            <text:p>0.952330444193</text:p>
          </table:table-cell>
          <table:table-cell office:value-type="float" office:value="0.966040660126" calcext:value-type="float">
            <text:p>0.966040660126</text:p>
          </table:table-cell>
          <table:table-cell office:value-type="float" office:value="0.884519376934" calcext:value-type="float">
            <text:p>0.884519376934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9306046116" calcext:value-type="float">
            <text:p>0.9893</text:p>
          </table:table-cell>
          <table:table-cell office:value-type="float" office:value="0.989327200334" calcext:value-type="float">
            <text:p>0.9893</text:p>
          </table:table-cell>
          <table:table-cell office:value-type="float" office:value="0.989343818456" calcext:value-type="float">
            <text:p>0.9893</text:p>
          </table:table-cell>
          <table:table-cell office:value-type="float" office:value="0.989362204198" calcext:value-type="float">
            <text:p>0.9894</text:p>
          </table:table-cell>
          <table:table-cell table:style-name="ce77" office:value-type="float" office:value="0.98937041162" calcext:value-type="float">
            <text:p>0.9894</text:p>
          </table:table-cell>
          <table:table-cell table:style-name="ce77"/>
          <table:table-cell table:style-name="ce77" office:value-type="string" calcext:value-type="string">
            <text:p>WFG7_2</text:p>
          </table:table-cell>
          <table:table-cell table:style-name="ce77" office:value-type="float" office:value="0.989659387971" calcext:value-type="float">
            <text:p>0.9897</text:p>
          </table:table-cell>
          <table:table-cell table:style-name="ce77" office:value-type="float" office:value="0.989659946197" calcext:value-type="float">
            <text:p>0.9897</text:p>
          </table:table-cell>
          <table:table-cell table:style-name="ce77" office:value-type="float" office:value="0.989656718612" calcext:value-type="float">
            <text:p>0.9897</text:p>
          </table:table-cell>
          <table:table-cell table:style-name="ce77" office:value-type="float" office:value="0.989659036354" calcext:value-type="float">
            <text:p>0.9897</text:p>
          </table:table-cell>
          <table:table-cell table:style-name="ce77" office:value-type="float" office:value="0.989656508014" calcext:value-type="float">
            <text:p>0.9897</text:p>
          </table:table-cell>
          <table:table-cell table:number-columns-repeated="2"/>
          <table:table-cell table:style-name="ce73" office:value-type="string" calcext:value-type="string">
            <text:p>WFG7_2</text:p>
          </table:table-cell>
          <table:table-cell table:style-name="ce77" office:value-type="float" office:value="0.989362204198" calcext:value-type="float">
            <text:p>0.9894</text:p>
          </table:table-cell>
          <table:table-cell office:value-type="float" office:value="0.988445670004" calcext:value-type="float">
            <text:p>0.988445670004</text:p>
          </table:table-cell>
          <table:table-cell office:value-type="float" office:value="0.982234342442" calcext:value-type="float">
            <text:p>0.982234342442</text:p>
          </table:table-cell>
          <table:table-cell office:value-type="float" office:value="0.893828829029" calcext:value-type="float">
            <text:p>0.893828829029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4236157692" calcext:value-type="float">
            <text:p>0.8342</text:p>
          </table:table-cell>
          <table:table-cell office:value-type="float" office:value="0.833271074455" calcext:value-type="float">
            <text:p>0.8333</text:p>
          </table:table-cell>
          <table:table-cell office:value-type="float" office:value="0.832602957024" calcext:value-type="float">
            <text:p>0.8326</text:p>
          </table:table-cell>
          <table:table-cell office:value-type="float" office:value="0.830669625435" calcext:value-type="float">
            <text:p>0.8307</text:p>
          </table:table-cell>
          <table:table-cell table:style-name="ce77" office:value-type="float" office:value="0.829563930603" calcext:value-type="float">
            <text:p>0.8296</text:p>
          </table:table-cell>
          <table:table-cell table:style-name="ce77"/>
          <table:table-cell table:style-name="ce77" office:value-type="string" calcext:value-type="string">
            <text:p>WFG8_2</text:p>
          </table:table-cell>
          <table:table-cell table:style-name="ce77" office:value-type="float" office:value="0.838626312335" calcext:value-type="float">
            <text:p>0.8386</text:p>
          </table:table-cell>
          <table:table-cell table:style-name="ce77" office:value-type="float" office:value="0.828825280202" calcext:value-type="float">
            <text:p>0.8288</text:p>
          </table:table-cell>
          <table:table-cell table:style-name="ce77" office:value-type="float" office:value="0.83210081265" calcext:value-type="float">
            <text:p>0.8321</text:p>
          </table:table-cell>
          <table:table-cell table:style-name="ce77" office:value-type="float" office:value="0.826870672086" calcext:value-type="float">
            <text:p>0.8269</text:p>
          </table:table-cell>
          <table:table-cell table:style-name="ce77" office:value-type="float" office:value="0.827059946537" calcext:value-type="float">
            <text:p>0.8271</text:p>
          </table:table-cell>
          <table:table-cell table:number-columns-repeated="2"/>
          <table:table-cell table:style-name="ce73" office:value-type="string" calcext:value-type="string">
            <text:p>WFG8_2</text:p>
          </table:table-cell>
          <table:table-cell table:style-name="ce77" office:value-type="float" office:value="0.830669625435" calcext:value-type="float">
            <text:p>0.8307</text:p>
          </table:table-cell>
          <table:table-cell office:value-type="float" office:value="0.826810284904" calcext:value-type="float">
            <text:p>0.826810284904</text:p>
          </table:table-cell>
          <table:table-cell office:value-type="float" office:value="0.815891133053" calcext:value-type="float">
            <text:p>0.815891133053</text:p>
          </table:table-cell>
          <table:table-cell office:value-type="float" office:value="0.67247298449" calcext:value-type="float">
            <text:p>0.6724729844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84562859858" calcext:value-type="float">
            <text:p>0.8846</text:p>
          </table:table-cell>
          <table:table-cell office:value-type="float" office:value="0.884783916795" calcext:value-type="float">
            <text:p>0.8848</text:p>
          </table:table-cell>
          <table:table-cell office:value-type="float" office:value="0.884825194723" calcext:value-type="float">
            <text:p>0.8848</text:p>
          </table:table-cell>
          <table:table-cell office:value-type="float" office:value="0.884559449144" calcext:value-type="float">
            <text:p>0.8846</text:p>
          </table:table-cell>
          <table:table-cell table:style-name="ce77" office:value-type="float" office:value="0.884736831011" calcext:value-type="float">
            <text:p>0.8847</text:p>
          </table:table-cell>
          <table:table-cell table:style-name="ce77"/>
          <table:table-cell table:style-name="ce77" office:value-type="string" calcext:value-type="string">
            <text:p>WFG9_2</text:p>
          </table:table-cell>
          <table:table-cell table:style-name="ce77" office:value-type="float" office:value="0.914442284783" calcext:value-type="float">
            <text:p>0.9144</text:p>
          </table:table-cell>
          <table:table-cell table:style-name="ce77" office:value-type="float" office:value="0.917211654191" calcext:value-type="float">
            <text:p>0.9172</text:p>
          </table:table-cell>
          <table:table-cell table:style-name="ce77" office:value-type="float" office:value="0.858389045981" calcext:value-type="float">
            <text:p>0.8584</text:p>
          </table:table-cell>
          <table:table-cell table:style-name="ce77" office:value-type="float" office:value="0.870066151273" calcext:value-type="float">
            <text:p>0.8701</text:p>
          </table:table-cell>
          <table:table-cell table:style-name="ce77" office:value-type="float" office:value="0.855007310318" calcext:value-type="float">
            <text:p>0.8550</text:p>
          </table:table-cell>
          <table:table-cell table:number-columns-repeated="2"/>
          <table:table-cell table:style-name="ce73" office:value-type="string" calcext:value-type="string">
            <text:p>WFG9_2</text:p>
          </table:table-cell>
          <table:table-cell table:style-name="ce77" office:value-type="float" office:value="0.884559449144" calcext:value-type="float">
            <text:p>0.8846</text:p>
          </table:table-cell>
          <table:table-cell office:value-type="float" office:value="0.927663531805" calcext:value-type="float">
            <text:p>0.927663531805</text:p>
          </table:table-cell>
          <table:table-cell office:value-type="float" office:value="0.940651253923" calcext:value-type="float">
            <text:p>0.940651253923</text:p>
          </table:table-cell>
          <table:table-cell office:value-type="float" office:value="0.572372508731" calcext:value-type="float">
            <text:p>0.572372508731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504661506356" calcext:value-type="float">
            <text:p>0.5047</text:p>
          </table:table-cell>
          <table:table-cell office:value-type="float" office:value="0.60648122786" calcext:value-type="float">
            <text:p>0.6065</text:p>
          </table:table-cell>
          <table:table-cell office:value-type="float" office:value="0.853969887388" calcext:value-type="float">
            <text:p>0.8540</text:p>
          </table:table-cell>
          <table:table-cell office:value-type="float" office:value="0.909187470341" calcext:value-type="float">
            <text:p>0.9092</text:p>
          </table:table-cell>
          <table:table-cell table:style-name="ce77" office:value-type="float" office:value="0.924318145698" calcext:value-type="float">
            <text:p>0.9243</text:p>
          </table:table-cell>
          <table:table-cell table:style-name="ce77"/>
          <table:table-cell table:style-name="ce77" office:value-type="string" calcext:value-type="string">
            <text:p>DTLZ1_2</text:p>
          </table:table-cell>
          <table:table-cell table:style-name="ce77" office:value-type="float" office:value="0.992088597882" calcext:value-type="float">
            <text:p>0.9921</text:p>
          </table:table-cell>
          <table:table-cell table:style-name="ce77" office:value-type="float" office:value="0.992088404637" calcext:value-type="float">
            <text:p>0.9921</text:p>
          </table:table-cell>
          <table:table-cell table:style-name="ce77" office:value-type="float" office:value="0.992088181583" calcext:value-type="float">
            <text:p>0.9921</text:p>
          </table:table-cell>
          <table:table-cell table:style-name="ce77" office:value-type="float" office:value="0.992088217047" calcext:value-type="float">
            <text:p>0.9921</text:p>
          </table:table-cell>
          <table:table-cell table:style-name="ce77" office:value-type="float" office:value="0.992088164415" calcext:value-type="float">
            <text:p>0.9921</text:p>
          </table:table-cell>
          <table:table-cell table:number-columns-repeated="2"/>
          <table:table-cell table:style-name="ce73" office:value-type="string" calcext:value-type="string">
            <text:p>DTLZ1_2</text:p>
          </table:table-cell>
          <table:table-cell table:style-name="ce77" office:value-type="float" office:value="0.909187470341" calcext:value-type="float">
            <text:p>0.9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259239694" calcext:value-type="float">
            <text:p>0.9903</text:p>
          </table:table-cell>
          <table:table-cell office:value-type="float" office:value="0.990250324722" calcext:value-type="float">
            <text:p>0.9903</text:p>
          </table:table-cell>
          <table:table-cell office:value-type="float" office:value="0.990250695171" calcext:value-type="float">
            <text:p>0.9903</text:p>
          </table:table-cell>
          <table:table-cell office:value-type="float" office:value="0.990248192704" calcext:value-type="float">
            <text:p>0.9902</text:p>
          </table:table-cell>
          <table:table-cell table:style-name="ce77" office:value-type="float" office:value="0.990245889316" calcext:value-type="float">
            <text:p>0.9902</text:p>
          </table:table-cell>
          <table:table-cell table:style-name="ce77"/>
          <table:table-cell table:style-name="ce77" office:value-type="string" calcext:value-type="string">
            <text:p>DTLZ2_2</text:p>
          </table:table-cell>
          <table:table-cell table:style-name="ce77" office:value-type="float" office:value="0.990248457672" calcext:value-type="float">
            <text:p>0.9902</text:p>
          </table:table-cell>
          <table:table-cell table:style-name="ce77" office:value-type="float" office:value="0.990247003461" calcext:value-type="float">
            <text:p>0.9902</text:p>
          </table:table-cell>
          <table:table-cell table:style-name="ce77" office:value-type="float" office:value="0.990244265455" calcext:value-type="float">
            <text:p>0.9902</text:p>
          </table:table-cell>
          <table:table-cell table:style-name="ce77" office:value-type="float" office:value="0.99024412378" calcext:value-type="float">
            <text:p>0.9902</text:p>
          </table:table-cell>
          <table:table-cell table:style-name="ce77" office:value-type="float" office:value="0.990243368224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2_2</text:p>
          </table:table-cell>
          <table:table-cell table:style-name="ce77" office:value-type="float" office:value="0.990248192704" calcext:value-type="float">
            <text:p>0.9902</text:p>
          </table:table-cell>
          <table:table-cell office:value-type="float" office:value="0.990246626039" calcext:value-type="float">
            <text:p>0.990246626039</text:p>
          </table:table-cell>
          <table:table-cell office:value-type="float" office:value="0.990241147601" calcext:value-type="float">
            <text:p>0.990241147601</text:p>
          </table:table-cell>
          <table:table-cell office:value-type="float" office:value="0.98834831983" calcext:value-type="float">
            <text:p>0.98834831983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591977192066" calcext:value-type="float">
            <text:p>0.5920</text:p>
          </table:table-cell>
          <table:table-cell office:value-type="float" office:value="0.707385666019" calcext:value-type="float">
            <text:p>0.7074</text:p>
          </table:table-cell>
          <table:table-cell office:value-type="float" office:value="0.933680132606" calcext:value-type="float">
            <text:p>0.9337</text:p>
          </table:table-cell>
          <table:table-cell office:value-type="float" office:value="0.905408429278" calcext:value-type="float">
            <text:p>0.9054</text:p>
          </table:table-cell>
          <table:table-cell table:style-name="ce77" office:value-type="float" office:value="0.933661454461" calcext:value-type="float">
            <text:p>0.9337</text:p>
          </table:table-cell>
          <table:table-cell table:style-name="ce77"/>
          <table:table-cell table:style-name="ce77" office:value-type="string" calcext:value-type="string">
            <text:p>DTLZ3_2</text:p>
          </table:table-cell>
          <table:table-cell table:style-name="ce77" office:value-type="float" office:value="0.990252686558" calcext:value-type="float">
            <text:p>0.9903</text:p>
          </table:table-cell>
          <table:table-cell table:style-name="ce77" office:value-type="float" office:value="0.990246563766" calcext:value-type="float">
            <text:p>0.9902</text:p>
          </table:table-cell>
          <table:table-cell table:style-name="ce77" office:value-type="float" office:value="0.990247658935" calcext:value-type="float">
            <text:p>0.9902</text:p>
          </table:table-cell>
          <table:table-cell table:style-name="ce77" office:value-type="float" office:value="0.990245021024" calcext:value-type="float">
            <text:p>0.9902</text:p>
          </table:table-cell>
          <table:table-cell table:style-name="ce77" office:value-type="float" office:value="0.990245733902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3_2</text:p>
          </table:table-cell>
          <table:table-cell table:style-name="ce77" office:value-type="float" office:value="0.905408429278" calcext:value-type="float">
            <text:p>0.9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271801612" calcext:value-type="float">
            <text:p>0.9903</text:p>
          </table:table-cell>
          <table:table-cell office:value-type="float" office:value="0.990321658918" calcext:value-type="float">
            <text:p>0.9903</text:p>
          </table:table-cell>
          <table:table-cell office:value-type="float" office:value="0.990258813184" calcext:value-type="float">
            <text:p>0.9903</text:p>
          </table:table-cell>
          <table:table-cell office:value-type="float" office:value="0.990248581282" calcext:value-type="float">
            <text:p>0.9902</text:p>
          </table:table-cell>
          <table:table-cell table:style-name="ce77" office:value-type="float" office:value="0.990247611756" calcext:value-type="float">
            <text:p>0.9902</text:p>
          </table:table-cell>
          <table:table-cell table:style-name="ce77"/>
          <table:table-cell table:style-name="ce77" office:value-type="string" calcext:value-type="string">
            <text:p>DTLZ4_2</text:p>
          </table:table-cell>
          <table:table-cell table:style-name="ce77" office:value-type="float" office:value="0.990305683296" calcext:value-type="float">
            <text:p>0.9903</text:p>
          </table:table-cell>
          <table:table-cell table:style-name="ce77" office:value-type="float" office:value="0.990307566185" calcext:value-type="float">
            <text:p>0.9903</text:p>
          </table:table-cell>
          <table:table-cell table:style-name="ce77" office:value-type="float" office:value="0.99024931963" calcext:value-type="float">
            <text:p>0.9902</text:p>
          </table:table-cell>
          <table:table-cell table:style-name="ce77" office:value-type="float" office:value="0.990247823357" calcext:value-type="float">
            <text:p>0.9902</text:p>
          </table:table-cell>
          <table:table-cell table:style-name="ce77" office:value-type="float" office:value="0.990245394548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4_2</text:p>
          </table:table-cell>
          <table:table-cell table:style-name="ce77" office:value-type="float" office:value="0.990248581282" calcext:value-type="float">
            <text:p>0.9902</text:p>
          </table:table-cell>
          <table:table-cell office:value-type="float" office:value="0.990248261211" calcext:value-type="float">
            <text:p>0.990248261211</text:p>
          </table:table-cell>
          <table:table-cell office:value-type="float" office:value="0.990237217005" calcext:value-type="float">
            <text:p>0.990237217005</text:p>
          </table:table-cell>
          <table:table-cell office:value-type="float" office:value="0.988324094887" calcext:value-type="float">
            <text:p>0.988324094887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259239694" calcext:value-type="float">
            <text:p>0.9903</text:p>
          </table:table-cell>
          <table:table-cell office:value-type="float" office:value="0.990250324722" calcext:value-type="float">
            <text:p>0.9903</text:p>
          </table:table-cell>
          <table:table-cell office:value-type="float" office:value="0.990250695171" calcext:value-type="float">
            <text:p>0.9903</text:p>
          </table:table-cell>
          <table:table-cell office:value-type="float" office:value="0.990248192704" calcext:value-type="float">
            <text:p>0.9902</text:p>
          </table:table-cell>
          <table:table-cell table:style-name="ce77" office:value-type="float" office:value="0.990245889316" calcext:value-type="float">
            <text:p>0.9902</text:p>
          </table:table-cell>
          <table:table-cell table:style-name="ce77"/>
          <table:table-cell table:style-name="ce77" office:value-type="string" calcext:value-type="string">
            <text:p>DTLZ5_2</text:p>
          </table:table-cell>
          <table:table-cell table:style-name="ce77" office:value-type="float" office:value="0.990248457672" calcext:value-type="float">
            <text:p>0.9902</text:p>
          </table:table-cell>
          <table:table-cell table:style-name="ce77" office:value-type="float" office:value="0.990247003461" calcext:value-type="float">
            <text:p>0.9902</text:p>
          </table:table-cell>
          <table:table-cell table:style-name="ce77" office:value-type="float" office:value="0.990244265455" calcext:value-type="float">
            <text:p>0.9902</text:p>
          </table:table-cell>
          <table:table-cell table:style-name="ce77" office:value-type="float" office:value="0.99024412378" calcext:value-type="float">
            <text:p>0.9902</text:p>
          </table:table-cell>
          <table:table-cell table:style-name="ce77" office:value-type="float" office:value="0.990243368224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5_2</text:p>
          </table:table-cell>
          <table:table-cell table:style-name="ce77" office:value-type="float" office:value="0.990248192704" calcext:value-type="float">
            <text:p>0.9902</text:p>
          </table:table-cell>
          <table:table-cell office:value-type="float" office:value="0.990246626039" calcext:value-type="float">
            <text:p>0.990246626039</text:p>
          </table:table-cell>
          <table:table-cell office:value-type="float" office:value="0.990241147601" calcext:value-type="float">
            <text:p>0.990241147601</text:p>
          </table:table-cell>
          <table:table-cell office:value-type="float" office:value="0.98834831983" calcext:value-type="float">
            <text:p>0.98834831983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9184908876" calcext:value-type="float">
            <text:p>0.9792</text:p>
          </table:table-cell>
          <table:table-cell office:value-type="float" office:value="0.986754326647" calcext:value-type="float">
            <text:p>0.9868</text:p>
          </table:table-cell>
          <table:table-cell office:value-type="float" office:value="0.98871853501" calcext:value-type="float">
            <text:p>0.9887</text:p>
          </table:table-cell>
          <table:table-cell office:value-type="float" office:value="0.98927972324" calcext:value-type="float">
            <text:p>0.9893</text:p>
          </table:table-cell>
          <table:table-cell table:style-name="ce77" office:value-type="float" office:value="0.989547616438" calcext:value-type="float">
            <text:p>0.9895</text:p>
          </table:table-cell>
          <table:table-cell table:style-name="ce77"/>
          <table:table-cell table:style-name="ce77" office:value-type="string" calcext:value-type="string">
            <text:p>DTLZ6_2</text:p>
          </table:table-cell>
          <table:table-cell table:style-name="ce77" office:value-type="float" office:value="0.990247444821" calcext:value-type="float">
            <text:p>0.9902</text:p>
          </table:table-cell>
          <table:table-cell table:style-name="ce77" office:value-type="float" office:value="0.990243522372" calcext:value-type="float">
            <text:p>0.9902</text:p>
          </table:table-cell>
          <table:table-cell table:style-name="ce77" office:value-type="float" office:value="0.990242808372" calcext:value-type="float">
            <text:p>0.9902</text:p>
          </table:table-cell>
          <table:table-cell table:style-name="ce77" office:value-type="float" office:value="0.99024251805" calcext:value-type="float">
            <text:p>0.9902</text:p>
          </table:table-cell>
          <table:table-cell table:style-name="ce77" office:value-type="float" office:value="0.990244296935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6_2</text:p>
          </table:table-cell>
          <table:table-cell table:style-name="ce77" office:value-type="float" office:value="0.98927972324" calcext:value-type="float">
            <text:p>0.9893</text:p>
          </table:table-cell>
          <table:table-cell office:value-type="float" office:value="0.83824829291" calcext:value-type="float">
            <text:p>0.83824829291</text:p>
          </table:table-cell>
          <table:table-cell office:value-type="float" office:value="0.0276934100455" calcext:value-type="float">
            <text:p>0.0276934100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6502575307" calcext:value-type="float">
            <text:p>0.9965</text:p>
          </table:table-cell>
          <table:table-cell office:value-type="float" office:value="0.996223536467" calcext:value-type="float">
            <text:p>0.9962</text:p>
          </table:table-cell>
          <table:table-cell office:value-type="float" office:value="0.996216092887" calcext:value-type="float">
            <text:p>0.9962</text:p>
          </table:table-cell>
          <table:table-cell office:value-type="float" office:value="0.996213780104" calcext:value-type="float">
            <text:p>0.9962</text:p>
          </table:table-cell>
          <table:table-cell table:style-name="ce77" office:value-type="float" office:value="0.996204678238" calcext:value-type="float">
            <text:p>0.9962</text:p>
          </table:table-cell>
          <table:table-cell table:style-name="ce77"/>
          <table:table-cell table:style-name="ce77" office:value-type="string" calcext:value-type="string">
            <text:p>DTLZ7_2</text:p>
          </table:table-cell>
          <table:table-cell table:style-name="ce77" office:value-type="float" office:value="0.996491381938" calcext:value-type="float">
            <text:p>0.9965</text:p>
          </table:table-cell>
          <table:table-cell table:style-name="ce77" office:value-type="float" office:value="0.996211193498" calcext:value-type="float">
            <text:p>0.9962</text:p>
          </table:table-cell>
          <table:table-cell table:style-name="ce77" office:value-type="float" office:value="0.996204595965" calcext:value-type="float">
            <text:p>0.9962</text:p>
          </table:table-cell>
          <table:table-cell table:style-name="ce77" office:value-type="float" office:value="0.996201984558" calcext:value-type="float">
            <text:p>0.9962</text:p>
          </table:table-cell>
          <table:table-cell table:style-name="ce77" office:value-type="float" office:value="0.99620475261" calcext:value-type="float">
            <text:p>0.9962</text:p>
          </table:table-cell>
          <table:table-cell table:number-columns-repeated="2"/>
          <table:table-cell table:style-name="ce73" office:value-type="string" calcext:value-type="string">
            <text:p>DTLZ7_2</text:p>
          </table:table-cell>
          <table:table-cell table:style-name="ce77" office:value-type="float" office:value="0.996213780104" calcext:value-type="float">
            <text:p>0.9962</text:p>
          </table:table-cell>
          <table:table-cell office:value-type="float" office:value="0.996219475745" calcext:value-type="float">
            <text:p>0.996219475745</text:p>
          </table:table-cell>
          <table:table-cell office:value-type="float" office:value="0.996199166321" calcext:value-type="float">
            <text:p>0.996199166321</text:p>
          </table:table-cell>
          <table:table-cell office:value-type="float" office:value="0.996148547455" calcext:value-type="float">
            <text:p>0.996148547455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78460320294" calcext:value-type="float">
            <text:p>0.9785</text:p>
          </table:table-cell>
          <table:table-cell office:value-type="float" office:value="0.977588818467" calcext:value-type="float">
            <text:p>0.9776</text:p>
          </table:table-cell>
          <table:table-cell office:value-type="float" office:value="0.974296861762" calcext:value-type="float">
            <text:p>0.9743</text:p>
          </table:table-cell>
          <table:table-cell office:value-type="float" office:value="0.971860220377" calcext:value-type="float">
            <text:p>0.9719</text:p>
          </table:table-cell>
          <table:table-cell table:style-name="ce77" office:value-type="float" office:value="0.962453104036" calcext:value-type="float">
            <text:p>0.9625</text:p>
          </table:table-cell>
          <table:table-cell table:style-name="ce77"/>
          <table:table-cell table:style-name="ce77" office:value-type="string" calcext:value-type="string">
            <text:p>UF1_2</text:p>
          </table:table-cell>
          <table:table-cell table:style-name="ce77" office:value-type="float" office:value="0.991422168202" calcext:value-type="float">
            <text:p>0.9914</text:p>
          </table:table-cell>
          <table:table-cell table:style-name="ce77" office:value-type="float" office:value="0.990687637779" calcext:value-type="float">
            <text:p>0.9907</text:p>
          </table:table-cell>
          <table:table-cell table:style-name="ce77" office:value-type="float" office:value="0.989784473946" calcext:value-type="float">
            <text:p>0.9898</text:p>
          </table:table-cell>
          <table:table-cell table:style-name="ce77" office:value-type="float" office:value="0.989149567635" calcext:value-type="float">
            <text:p>0.9891</text:p>
          </table:table-cell>
          <table:table-cell table:style-name="ce77" office:value-type="float" office:value="0.989297132132" calcext:value-type="float">
            <text:p>0.9893</text:p>
          </table:table-cell>
          <table:table-cell table:number-columns-repeated="2"/>
          <table:table-cell table:style-name="ce73" office:value-type="string" calcext:value-type="string">
            <text:p>UF1_2</text:p>
          </table:table-cell>
          <table:table-cell table:style-name="ce77" office:value-type="float" office:value="0.971860220377" calcext:value-type="float">
            <text:p>0.9719</text:p>
          </table:table-cell>
          <table:table-cell office:value-type="float" office:value="0.906705194842" calcext:value-type="float">
            <text:p>0.906705194842</text:p>
          </table:table-cell>
          <table:table-cell office:value-type="float" office:value="0.855448501363" calcext:value-type="float">
            <text:p>0.855448501363</text:p>
          </table:table-cell>
          <table:table-cell office:value-type="float" office:value="0.830461949395" calcext:value-type="float">
            <text:p>0.830461949395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3391914527" calcext:value-type="float">
            <text:p>0.9834</text:p>
          </table:table-cell>
          <table:table-cell office:value-type="float" office:value="0.984975639448" calcext:value-type="float">
            <text:p>0.9850</text:p>
          </table:table-cell>
          <table:table-cell office:value-type="float" office:value="0.983496473788" calcext:value-type="float">
            <text:p>0.9835</text:p>
          </table:table-cell>
          <table:table-cell office:value-type="float" office:value="0.984499245714" calcext:value-type="float">
            <text:p>0.9845</text:p>
          </table:table-cell>
          <table:table-cell table:style-name="ce77" office:value-type="float" office:value="0.985424947985" calcext:value-type="float">
            <text:p>0.9854</text:p>
          </table:table-cell>
          <table:table-cell table:style-name="ce77"/>
          <table:table-cell table:style-name="ce77" office:value-type="string" calcext:value-type="string">
            <text:p>UF2_2</text:p>
          </table:table-cell>
          <table:table-cell table:style-name="ce77" office:value-type="float" office:value="0.989331857321" calcext:value-type="float">
            <text:p>0.9893</text:p>
          </table:table-cell>
          <table:table-cell table:style-name="ce77" office:value-type="float" office:value="0.989062254951" calcext:value-type="float">
            <text:p>0.9891</text:p>
          </table:table-cell>
          <table:table-cell table:style-name="ce77" office:value-type="float" office:value="0.989377109368" calcext:value-type="float">
            <text:p>0.9894</text:p>
          </table:table-cell>
          <table:table-cell table:style-name="ce77" office:value-type="float" office:value="0.989115151985" calcext:value-type="float">
            <text:p>0.9891</text:p>
          </table:table-cell>
          <table:table-cell table:style-name="ce77" office:value-type="float" office:value="0.989040648517" calcext:value-type="float">
            <text:p>0.9890</text:p>
          </table:table-cell>
          <table:table-cell table:number-columns-repeated="2"/>
          <table:table-cell table:style-name="ce73" office:value-type="string" calcext:value-type="string">
            <text:p>UF2_2</text:p>
          </table:table-cell>
          <table:table-cell table:style-name="ce77" office:value-type="float" office:value="0.984499245714" calcext:value-type="float">
            <text:p>0.9845</text:p>
          </table:table-cell>
          <table:table-cell office:value-type="float" office:value="0.978952204761" calcext:value-type="float">
            <text:p>0.978952204761</text:p>
          </table:table-cell>
          <table:table-cell office:value-type="float" office:value="0.968653688792" calcext:value-type="float">
            <text:p>0.968653688792</text:p>
          </table:table-cell>
          <table:table-cell office:value-type="float" office:value="0.951781998967" calcext:value-type="float">
            <text:p>0.951781998967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17486685659" calcext:value-type="float">
            <text:p>0.9175</text:p>
          </table:table-cell>
          <table:table-cell office:value-type="float" office:value="0.915561913417" calcext:value-type="float">
            <text:p>0.9156</text:p>
          </table:table-cell>
          <table:table-cell office:value-type="float" office:value="0.91377884056" calcext:value-type="float">
            <text:p>0.9138</text:p>
          </table:table-cell>
          <table:table-cell office:value-type="float" office:value="0.916444536449" calcext:value-type="float">
            <text:p>0.9164</text:p>
          </table:table-cell>
          <table:table-cell table:style-name="ce77" office:value-type="float" office:value="0.913782673131" calcext:value-type="float">
            <text:p>0.9138</text:p>
          </table:table-cell>
          <table:table-cell table:style-name="ce77"/>
          <table:table-cell table:style-name="ce77" office:value-type="string" calcext:value-type="string">
            <text:p>UF3_2</text:p>
          </table:table-cell>
          <table:table-cell table:style-name="ce77" office:value-type="float" office:value="0.884651717226" calcext:value-type="float">
            <text:p>0.8847</text:p>
          </table:table-cell>
          <table:table-cell table:style-name="ce77" office:value-type="float" office:value="0.875266231931" calcext:value-type="float">
            <text:p>0.8753</text:p>
          </table:table-cell>
          <table:table-cell table:style-name="ce77" office:value-type="float" office:value="0.872322727466" calcext:value-type="float">
            <text:p>0.8723</text:p>
          </table:table-cell>
          <table:table-cell table:style-name="ce77" office:value-type="float" office:value="0.880297360402" calcext:value-type="float">
            <text:p>0.8803</text:p>
          </table:table-cell>
          <table:table-cell table:style-name="ce77" office:value-type="float" office:value="0.875260733303" calcext:value-type="float">
            <text:p>0.8753</text:p>
          </table:table-cell>
          <table:table-cell table:number-columns-repeated="2"/>
          <table:table-cell table:style-name="ce73" office:value-type="string" calcext:value-type="string">
            <text:p>UF3_2</text:p>
          </table:table-cell>
          <table:table-cell table:style-name="ce77" office:value-type="float" office:value="0.916444536449" calcext:value-type="float">
            <text:p>0.9164</text:p>
          </table:table-cell>
          <table:table-cell office:value-type="float" office:value="0.92315474735" calcext:value-type="float">
            <text:p>0.92315474735</text:p>
          </table:table-cell>
          <table:table-cell office:value-type="float" office:value="0.922500730666" calcext:value-type="float">
            <text:p>0.922500730666</text:p>
          </table:table-cell>
          <table:table-cell office:value-type="float" office:value="0.880621549856" calcext:value-type="float">
            <text:p>0.880621549856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201964416" calcext:value-type="float">
            <text:p>0.8820</text:p>
          </table:table-cell>
          <table:table-cell office:value-type="float" office:value="0.881826286268" calcext:value-type="float">
            <text:p>0.8818</text:p>
          </table:table-cell>
          <table:table-cell office:value-type="float" office:value="0.88225369745" calcext:value-type="float">
            <text:p>0.8823</text:p>
          </table:table-cell>
          <table:table-cell office:value-type="float" office:value="0.882515939547" calcext:value-type="float">
            <text:p>0.8825</text:p>
          </table:table-cell>
          <table:table-cell table:style-name="ce77" office:value-type="float" office:value="0.882001580349" calcext:value-type="float">
            <text:p>0.8820</text:p>
          </table:table-cell>
          <table:table-cell table:style-name="ce77"/>
          <table:table-cell table:style-name="ce77" office:value-type="string" calcext:value-type="string">
            <text:p>UF4_2</text:p>
          </table:table-cell>
          <table:table-cell table:style-name="ce77" office:value-type="float" office:value="0.893857679778" calcext:value-type="float">
            <text:p>0.8939</text:p>
          </table:table-cell>
          <table:table-cell table:style-name="ce77" office:value-type="float" office:value="0.894176557136" calcext:value-type="float">
            <text:p>0.8942</text:p>
          </table:table-cell>
          <table:table-cell table:style-name="ce77" office:value-type="float" office:value="0.893580772771" calcext:value-type="float">
            <text:p>0.8936</text:p>
          </table:table-cell>
          <table:table-cell table:style-name="ce77" office:value-type="float" office:value="0.893736447574" calcext:value-type="float">
            <text:p>0.8937</text:p>
          </table:table-cell>
          <table:table-cell table:style-name="ce77" office:value-type="float" office:value="0.894071198591" calcext:value-type="float">
            <text:p>0.8941</text:p>
          </table:table-cell>
          <table:table-cell table:number-columns-repeated="2"/>
          <table:table-cell table:style-name="ce73" office:value-type="string" calcext:value-type="string">
            <text:p>UF4_2</text:p>
          </table:table-cell>
          <table:table-cell table:style-name="ce77" office:value-type="float" office:value="0.882515939547" calcext:value-type="float">
            <text:p>0.8825</text:p>
          </table:table-cell>
          <table:table-cell office:value-type="float" office:value="0.865806696866" calcext:value-type="float">
            <text:p>0.865806696866</text:p>
          </table:table-cell>
          <table:table-cell office:value-type="float" office:value="0.851009978576" calcext:value-type="float">
            <text:p>0.851009978576</text:p>
          </table:table-cell>
          <table:table-cell office:value-type="float" office:value="0.807794647575" calcext:value-type="float">
            <text:p>0.807794647575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23454304025" calcext:value-type="float">
            <text:p>0.5235</text:p>
          </table:table-cell>
          <table:table-cell office:value-type="float" office:value="0.498460443373" calcext:value-type="float">
            <text:p>0.4985</text:p>
          </table:table-cell>
          <table:table-cell office:value-type="float" office:value="0.456893305551" calcext:value-type="float">
            <text:p>0.4569</text:p>
          </table:table-cell>
          <table:table-cell office:value-type="float" office:value="0.460847609084" calcext:value-type="float">
            <text:p>0.4608</text:p>
          </table:table-cell>
          <table:table-cell table:style-name="ce77" office:value-type="float" office:value="0.435048557002" calcext:value-type="float">
            <text:p>0.4350</text:p>
          </table:table-cell>
          <table:table-cell table:style-name="ce77"/>
          <table:table-cell table:style-name="ce77" office:value-type="string" calcext:value-type="string">
            <text:p>UF5_2</text:p>
          </table:table-cell>
          <table:table-cell table:style-name="ce77" office:value-type="float" office:value="0.612185161255" calcext:value-type="float">
            <text:p>0.6122</text:p>
          </table:table-cell>
          <table:table-cell table:style-name="ce77" office:value-type="float" office:value="0.593667206973" calcext:value-type="float">
            <text:p>0.5937</text:p>
          </table:table-cell>
          <table:table-cell table:style-name="ce77" office:value-type="float" office:value="0.583328495771" calcext:value-type="float">
            <text:p>0.5833</text:p>
          </table:table-cell>
          <table:table-cell table:style-name="ce77" office:value-type="float" office:value="0.579094532404" calcext:value-type="float">
            <text:p>0.5791</text:p>
          </table:table-cell>
          <table:table-cell table:style-name="ce77" office:value-type="float" office:value="0.562212154124" calcext:value-type="float">
            <text:p>0.5622</text:p>
          </table:table-cell>
          <table:table-cell table:number-columns-repeated="2"/>
          <table:table-cell table:style-name="ce73" office:value-type="string" calcext:value-type="string">
            <text:p>UF5_2</text:p>
          </table:table-cell>
          <table:table-cell table:style-name="ce77" office:value-type="float" office:value="0.460847609084" calcext:value-type="float">
            <text:p>0.4608</text:p>
          </table:table-cell>
          <table:table-cell office:value-type="float" office:value="0.299719739409" calcext:value-type="float">
            <text:p>0.299719739409</text:p>
          </table:table-cell>
          <table:table-cell office:value-type="float" office:value="0.258371089923" calcext:value-type="float">
            <text:p>0.258371089923</text:p>
          </table:table-cell>
          <table:table-cell office:value-type="float" office:value="0.0975375213373" calcext:value-type="float">
            <text:p>0.0975375213373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81998492357" calcext:value-type="float">
            <text:p>0.8820</text:p>
          </table:table-cell>
          <table:table-cell office:value-type="float" office:value="0.842026773441" calcext:value-type="float">
            <text:p>0.8420</text:p>
          </table:table-cell>
          <table:table-cell office:value-type="float" office:value="0.803663949115" calcext:value-type="float">
            <text:p>0.8037</text:p>
          </table:table-cell>
          <table:table-cell office:value-type="float" office:value="0.79401295806" calcext:value-type="float">
            <text:p>0.7940</text:p>
          </table:table-cell>
          <table:table-cell table:style-name="ce77" office:value-type="float" office:value="0.780181837315" calcext:value-type="float">
            <text:p>0.7802</text:p>
          </table:table-cell>
          <table:table-cell table:style-name="ce77"/>
          <table:table-cell table:style-name="ce77" office:value-type="string" calcext:value-type="string">
            <text:p>UF6_2</text:p>
          </table:table-cell>
          <table:table-cell table:style-name="ce77" office:value-type="float" office:value="0.864542289968" calcext:value-type="float">
            <text:p>0.8645</text:p>
          </table:table-cell>
          <table:table-cell table:style-name="ce77" office:value-type="float" office:value="0.854097106751" calcext:value-type="float">
            <text:p>0.8541</text:p>
          </table:table-cell>
          <table:table-cell table:style-name="ce77" office:value-type="float" office:value="0.847207413363" calcext:value-type="float">
            <text:p>0.8472</text:p>
          </table:table-cell>
          <table:table-cell table:style-name="ce77" office:value-type="float" office:value="0.835927192727" calcext:value-type="float">
            <text:p>0.8359</text:p>
          </table:table-cell>
          <table:table-cell table:style-name="ce77" office:value-type="float" office:value="0.829696530345" calcext:value-type="float">
            <text:p>0.8297</text:p>
          </table:table-cell>
          <table:table-cell table:number-columns-repeated="2"/>
          <table:table-cell table:style-name="ce73" office:value-type="string" calcext:value-type="string">
            <text:p>UF6_2</text:p>
          </table:table-cell>
          <table:table-cell table:style-name="ce77" office:value-type="float" office:value="0.79401295806" calcext:value-type="float">
            <text:p>0.7940</text:p>
          </table:table-cell>
          <table:table-cell office:value-type="float" office:value="0.692320564785" calcext:value-type="float">
            <text:p>0.692320564785</text:p>
          </table:table-cell>
          <table:table-cell office:value-type="float" office:value="0.675842478196" calcext:value-type="float">
            <text:p>0.675842478196</text:p>
          </table:table-cell>
          <table:table-cell office:value-type="float" office:value="0.660789966957" calcext:value-type="float">
            <text:p>0.660789966957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76910155792" calcext:value-type="float">
            <text:p>0.9769</text:p>
          </table:table-cell>
          <table:table-cell office:value-type="float" office:value="0.977502380199" calcext:value-type="float">
            <text:p>0.9775</text:p>
          </table:table-cell>
          <table:table-cell office:value-type="float" office:value="0.975230319789" calcext:value-type="float">
            <text:p>0.9752</text:p>
          </table:table-cell>
          <table:table-cell office:value-type="float" office:value="0.972429531888" calcext:value-type="float">
            <text:p>0.9724</text:p>
          </table:table-cell>
          <table:table-cell table:style-name="ce77" office:value-type="float" office:value="0.973463526395" calcext:value-type="float">
            <text:p>0.9735</text:p>
          </table:table-cell>
          <table:table-cell table:style-name="ce77"/>
          <table:table-cell table:style-name="ce77" office:value-type="string" calcext:value-type="string">
            <text:p>UF7_2</text:p>
          </table:table-cell>
          <table:table-cell table:style-name="ce77" office:value-type="float" office:value="0.985658932035" calcext:value-type="float">
            <text:p>0.9857</text:p>
          </table:table-cell>
          <table:table-cell table:style-name="ce77" office:value-type="float" office:value="0.985487723146" calcext:value-type="float">
            <text:p>0.9855</text:p>
          </table:table-cell>
          <table:table-cell table:style-name="ce77" office:value-type="float" office:value="0.985526061513" calcext:value-type="float">
            <text:p>0.9855</text:p>
          </table:table-cell>
          <table:table-cell table:style-name="ce77" office:value-type="float" office:value="0.98428013515" calcext:value-type="float">
            <text:p>0.9843</text:p>
          </table:table-cell>
          <table:table-cell table:style-name="ce77" office:value-type="float" office:value="0.984546737806" calcext:value-type="float">
            <text:p>0.9845</text:p>
          </table:table-cell>
          <table:table-cell table:number-columns-repeated="2"/>
          <table:table-cell table:style-name="ce73" office:value-type="string" calcext:value-type="string">
            <text:p>UF7_2</text:p>
          </table:table-cell>
          <table:table-cell table:style-name="ce77" office:value-type="float" office:value="0.972429531888" calcext:value-type="float">
            <text:p>0.9724</text:p>
          </table:table-cell>
          <table:table-cell office:value-type="float" office:value="0.946366755706" calcext:value-type="float">
            <text:p>0.946366755706</text:p>
          </table:table-cell>
          <table:table-cell office:value-type="float" office:value="0.925373113265" calcext:value-type="float">
            <text:p>0.925373113265</text:p>
          </table:table-cell>
          <table:table-cell office:value-type="float" office:value="0.905354539516" calcext:value-type="float">
            <text:p>0.905354539516</text:p>
          </table:table-cell>
        </table:table-row>
        <table:table-row table:style-name="ro1">
          <table:table-cell/>
          <table:table-cell table:formula="of:=AVERAGE([.B4:.B26])" office:value-type="float" office:value="0.892822997902522" calcext:value-type="float">
            <text:p>0.8928</text:p>
          </table:table-cell>
          <table:table-cell table:formula="of:=AVERAGE([.C4:.C26])" office:value-type="float" office:value="0.900879065559739" calcext:value-type="float">
            <text:p>0.9009</text:p>
          </table:table-cell>
          <table:table-cell table:style-name="ce86" table:formula="of:=AVERAGE([.D4:.D26])" office:value-type="float" office:value="0.918368479984608" calcext:value-type="float">
            <text:p>0.9184</text:p>
          </table:table-cell>
          <table:table-cell table:style-name="ce78" table:formula="of:=AVERAGE([.E4:.E26])" office:value-type="float" office:value="0.919548419144522" calcext:value-type="float">
            <text:p>0.9195</text:p>
          </table:table-cell>
          <table:table-cell table:style-name="ce78" table:formula="of:=AVERAGE([.F4:.F26])" office:value-type="float" office:value="0.919381294453217" calcext:value-type="float">
            <text:p>0.9194</text:p>
          </table:table-cell>
          <table:table-cell table:style-name="ce77" table:number-columns-repeated="2"/>
          <table:table-cell table:style-name="ce77" table:formula="of:=AVERAGE([.I4:.I26])" office:value-type="float" office:value="0.939037741803652" calcext:value-type="float">
            <text:p>0.9390</text:p>
          </table:table-cell>
          <table:table-cell table:style-name="ce77" table:formula="of:=AVERAGE([.J4:.J26])" office:value-type="float" office:value="0.937151692858044" calcext:value-type="float">
            <text:p>0.9372</text:p>
          </table:table-cell>
          <table:table-cell table:style-name="ce77" table:formula="of:=AVERAGE([.K4:.K26])" office:value-type="float" office:value="0.933800991986044" calcext:value-type="float">
            <text:p>0.9338</text:p>
          </table:table-cell>
          <table:table-cell table:style-name="ce77" table:formula="of:=AVERAGE([.L4:.L26])" office:value-type="float" office:value="0.933726227655565" calcext:value-type="float">
            <text:p>0.9337</text:p>
          </table:table-cell>
          <table:table-cell table:style-name="ce77" table:formula="of:=AVERAGE([.M4:.M26])" office:value-type="float" office:value="0.931284735648" calcext:value-type="float">
            <text:p>0.9313</text:p>
          </table:table-cell>
          <table:table-cell table:number-columns-repeated="3"/>
          <table:table-cell table:formula="of:=AVERAGE([.Q4:.Q26])" office:value-type="float" office:value="0.919548419144522" calcext:value-type="float">
            <text:p>0.919548419144522</text:p>
          </table:table-cell>
          <table:table-cell table:formula="of:=AVERAGE([.R4:.R26])" office:value-type="float" office:value="0.804746972779087" calcext:value-type="float">
            <text:p>0.804746972779087</text:p>
          </table:table-cell>
          <table:table-cell table:formula="of:=AVERAGE([.S4:.S26])" office:value-type="float" office:value="0.7407435627205" calcext:value-type="float">
            <text:p>0.7407435627205</text:p>
          </table:table-cell>
          <table:table-cell table:formula="of:=AVERAGE([.T4:.T26])" office:value-type="float" office:value="0.681153482368556" calcext:value-type="float">
            <text:p>0.681153482368556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35329870539" calcext:value-type="float">
            <text:p>0.4353</text:p>
          </table:table-cell>
          <table:table-cell office:value-type="float" office:value="0.444630295012" calcext:value-type="float">
            <text:p>0.4446</text:p>
          </table:table-cell>
          <table:table-cell office:value-type="float" office:value="0.44714506983" calcext:value-type="float">
            <text:p>0.4471</text:p>
          </table:table-cell>
          <table:table-cell office:value-type="float" office:value="0.451549113007" calcext:value-type="float">
            <text:p>0.4515</text:p>
          </table:table-cell>
          <table:table-cell table:style-name="ce77" office:value-type="float" office:value="0.452973387749" calcext:value-type="float">
            <text:p>0.4530</text:p>
          </table:table-cell>
          <table:table-cell table:style-name="ce77"/>
          <table:table-cell table:style-name="ce77" office:value-type="string" calcext:value-type="string">
            <text:p>WFG1_3</text:p>
          </table:table-cell>
          <table:table-cell table:style-name="ce77" office:value-type="float" office:value="0.74874057033" calcext:value-type="float">
            <text:p>0.7487</text:p>
          </table:table-cell>
          <table:table-cell table:style-name="ce77" office:value-type="float" office:value="0.791606783331" calcext:value-type="float">
            <text:p>0.7916</text:p>
          </table:table-cell>
          <table:table-cell table:style-name="ce77" office:value-type="float" office:value="0.812411205221" calcext:value-type="float">
            <text:p>0.8124</text:p>
          </table:table-cell>
          <table:table-cell table:style-name="ce77" office:value-type="float" office:value="0.82248816598" calcext:value-type="float">
            <text:p>0.8225</text:p>
          </table:table-cell>
          <table:table-cell table:style-name="ce77" office:value-type="float" office:value="0.829995425726" calcext:value-type="float">
            <text:p>0.8300</text:p>
          </table:table-cell>
          <table:table-cell table:number-columns-repeated="2"/>
          <table:table-cell table:style-name="ce76" office:value-type="string" calcext:value-type="string">
            <text:p>WFG1_3</text:p>
          </table:table-cell>
          <table:table-cell table:style-name="ce77" office:value-type="float" office:value="0.451549113007" calcext:value-type="float">
            <text:p>0.4515</text:p>
          </table:table-cell>
          <table:table-cell office:value-type="float" office:value="0.383522284578" calcext:value-type="float">
            <text:p>0.383522284578</text:p>
          </table:table-cell>
          <table:table-cell office:value-type="float" office:value="0.307864366954" calcext:value-type="float">
            <text:p>0.307864366954</text:p>
          </table:table-cell>
          <table:table-cell office:value-type="float" office:value="0.211582479861" calcext:value-type="float">
            <text:p>0.211582479861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63845416551" calcext:value-type="float">
            <text:p>0.9638</text:p>
          </table:table-cell>
          <table:table-cell office:value-type="float" office:value="0.976309429162" calcext:value-type="float">
            <text:p>0.9763</text:p>
          </table:table-cell>
          <table:table-cell office:value-type="float" office:value="0.968043622606" calcext:value-type="float">
            <text:p>0.9680</text:p>
          </table:table-cell>
          <table:table-cell office:value-type="float" office:value="0.963361961135" calcext:value-type="float">
            <text:p>0.9634</text:p>
          </table:table-cell>
          <table:table-cell table:style-name="ce77" office:value-type="float" office:value="0.938217208647" calcext:value-type="float">
            <text:p>0.9382</text:p>
          </table:table-cell>
          <table:table-cell table:style-name="ce77"/>
          <table:table-cell table:style-name="ce77" office:value-type="string" calcext:value-type="string">
            <text:p>WFG2_3</text:p>
          </table:table-cell>
          <table:table-cell table:style-name="ce77" office:value-type="float" office:value="0.988266480689" calcext:value-type="float">
            <text:p>0.9883</text:p>
          </table:table-cell>
          <table:table-cell table:style-name="ce77" office:value-type="float" office:value="0.988434144542" calcext:value-type="float">
            <text:p>0.9884</text:p>
          </table:table-cell>
          <table:table-cell table:style-name="ce77" office:value-type="float" office:value="0.988567493098" calcext:value-type="float">
            <text:p>0.9886</text:p>
          </table:table-cell>
          <table:table-cell table:style-name="ce77" office:value-type="float" office:value="0.988439829983" calcext:value-type="float">
            <text:p>0.9884</text:p>
          </table:table-cell>
          <table:table-cell table:style-name="ce77" office:value-type="float" office:value="0.988437582095" calcext:value-type="float">
            <text:p>0.9884</text:p>
          </table:table-cell>
          <table:table-cell table:number-columns-repeated="2"/>
          <table:table-cell table:style-name="ce77" office:value-type="string" calcext:value-type="string">
            <text:p>WFG2_3</text:p>
          </table:table-cell>
          <table:table-cell table:style-name="ce77" office:value-type="float" office:value="0.963361961135" calcext:value-type="float">
            <text:p>0.9634</text:p>
          </table:table-cell>
          <table:table-cell office:value-type="float" office:value="0.832271178737" calcext:value-type="float">
            <text:p>0.832271178737</text:p>
          </table:table-cell>
          <table:table-cell office:value-type="float" office:value="0.651974378432" calcext:value-type="float">
            <text:p>0.651974378432</text:p>
          </table:table-cell>
          <table:table-cell office:value-type="float" office:value="0.628859463162" calcext:value-type="float">
            <text:p>0.628859463162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4644299949" calcext:value-type="float">
            <text:p>0.9846</text:p>
          </table:table-cell>
          <table:table-cell office:value-type="float" office:value="0.985441647209" calcext:value-type="float">
            <text:p>0.9854</text:p>
          </table:table-cell>
          <table:table-cell office:value-type="float" office:value="0.985479451171" calcext:value-type="float">
            <text:p>0.9855</text:p>
          </table:table-cell>
          <table:table-cell office:value-type="float" office:value="0.985778225579" calcext:value-type="float">
            <text:p>0.9858</text:p>
          </table:table-cell>
          <table:table-cell table:style-name="ce77" office:value-type="float" office:value="0.985734120128" calcext:value-type="float">
            <text:p>0.9857</text:p>
          </table:table-cell>
          <table:table-cell table:style-name="ce77"/>
          <table:table-cell table:style-name="ce77" office:value-type="string" calcext:value-type="string">
            <text:p>WFG3_3</text:p>
          </table:table-cell>
          <table:table-cell table:style-name="ce77" office:value-type="float" office:value="0.988735316035" calcext:value-type="float">
            <text:p>0.9887</text:p>
          </table:table-cell>
          <table:table-cell table:style-name="ce77" office:value-type="float" office:value="0.988792997382" calcext:value-type="float">
            <text:p>0.9888</text:p>
          </table:table-cell>
          <table:table-cell table:style-name="ce77" office:value-type="float" office:value="0.988770900537" calcext:value-type="float">
            <text:p>0.9888</text:p>
          </table:table-cell>
          <table:table-cell table:style-name="ce77" office:value-type="float" office:value="0.988796412694" calcext:value-type="float">
            <text:p>0.9888</text:p>
          </table:table-cell>
          <table:table-cell table:style-name="ce77" office:value-type="float" office:value="0.988792086431" calcext:value-type="float">
            <text:p>0.9888</text:p>
          </table:table-cell>
          <table:table-cell table:number-columns-repeated="2"/>
          <table:table-cell table:style-name="ce77" office:value-type="string" calcext:value-type="string">
            <text:p>WFG3_3</text:p>
          </table:table-cell>
          <table:table-cell table:style-name="ce77" office:value-type="float" office:value="0.985778225579" calcext:value-type="float">
            <text:p>0.9858</text:p>
          </table:table-cell>
          <table:table-cell office:value-type="float" office:value="0.969680486078" calcext:value-type="float">
            <text:p>0.969680486078</text:p>
          </table:table-cell>
          <table:table-cell office:value-type="float" office:value="0.940646620023" calcext:value-type="float">
            <text:p>0.940646620023</text:p>
          </table:table-cell>
          <table:table-cell office:value-type="float" office:value="0.903354733741" calcext:value-type="float">
            <text:p>0.903354733741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15324440015" calcext:value-type="float">
            <text:p>0.9153</text:p>
          </table:table-cell>
          <table:table-cell office:value-type="float" office:value="0.915624127991" calcext:value-type="float">
            <text:p>0.9156</text:p>
          </table:table-cell>
          <table:table-cell office:value-type="float" office:value="0.915765810354" calcext:value-type="float">
            <text:p>0.9158</text:p>
          </table:table-cell>
          <table:table-cell office:value-type="float" office:value="0.916044879685" calcext:value-type="float">
            <text:p>0.9160</text:p>
          </table:table-cell>
          <table:table-cell table:style-name="ce77" office:value-type="float" office:value="0.915694962882" calcext:value-type="float">
            <text:p>0.9157</text:p>
          </table:table-cell>
          <table:table-cell table:style-name="ce77"/>
          <table:table-cell table:style-name="ce77" office:value-type="string" calcext:value-type="string">
            <text:p>WFG4_3</text:p>
          </table:table-cell>
          <table:table-cell table:style-name="ce77" office:value-type="float" office:value="0.920033975258" calcext:value-type="float">
            <text:p>0.9200</text:p>
          </table:table-cell>
          <table:table-cell table:style-name="ce77" office:value-type="float" office:value="0.920246887973" calcext:value-type="float">
            <text:p>0.9202</text:p>
          </table:table-cell>
          <table:table-cell table:style-name="ce77" office:value-type="float" office:value="0.920211564592" calcext:value-type="float">
            <text:p>0.9202</text:p>
          </table:table-cell>
          <table:table-cell table:style-name="ce77" office:value-type="float" office:value="0.9201395157" calcext:value-type="float">
            <text:p>0.9201</text:p>
          </table:table-cell>
          <table:table-cell table:style-name="ce77" office:value-type="float" office:value="0.920384958233" calcext:value-type="float">
            <text:p>0.9204</text:p>
          </table:table-cell>
          <table:table-cell table:number-columns-repeated="2"/>
          <table:table-cell table:style-name="ce77" office:value-type="string" calcext:value-type="string">
            <text:p>WFG4_3</text:p>
          </table:table-cell>
          <table:table-cell table:style-name="ce77" office:value-type="float" office:value="0.916044879685" calcext:value-type="float">
            <text:p>0.9160</text:p>
          </table:table-cell>
          <table:table-cell office:value-type="float" office:value="0.897311954701" calcext:value-type="float">
            <text:p>0.897311954701</text:p>
          </table:table-cell>
          <table:table-cell office:value-type="float" office:value="0.829395841596" calcext:value-type="float">
            <text:p>0.829395841596</text:p>
          </table:table-cell>
          <table:table-cell office:value-type="float" office:value="0.709517974962" calcext:value-type="float">
            <text:p>0.709517974962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8139569263" calcext:value-type="float">
            <text:p>0.8281</text:p>
          </table:table-cell>
          <table:table-cell office:value-type="float" office:value="0.828400145733" calcext:value-type="float">
            <text:p>0.8284</text:p>
          </table:table-cell>
          <table:table-cell office:value-type="float" office:value="0.828239619952" calcext:value-type="float">
            <text:p>0.8282</text:p>
          </table:table-cell>
          <table:table-cell office:value-type="float" office:value="0.828758538688" calcext:value-type="float">
            <text:p>0.8288</text:p>
          </table:table-cell>
          <table:table-cell table:style-name="ce77" office:value-type="float" office:value="0.828142270817" calcext:value-type="float">
            <text:p>0.8281</text:p>
          </table:table-cell>
          <table:table-cell table:style-name="ce77"/>
          <table:table-cell table:style-name="ce77" office:value-type="string" calcext:value-type="string">
            <text:p>WFG5_3</text:p>
          </table:table-cell>
          <table:table-cell table:style-name="ce77" office:value-type="float" office:value="0.832268439114" calcext:value-type="float">
            <text:p>0.8323</text:p>
          </table:table-cell>
          <table:table-cell table:style-name="ce77" office:value-type="float" office:value="0.833189981943" calcext:value-type="float">
            <text:p>0.8332</text:p>
          </table:table-cell>
          <table:table-cell table:style-name="ce77" office:value-type="float" office:value="0.831905402514" calcext:value-type="float">
            <text:p>0.8319</text:p>
          </table:table-cell>
          <table:table-cell table:style-name="ce77" office:value-type="float" office:value="0.832350144638" calcext:value-type="float">
            <text:p>0.8324</text:p>
          </table:table-cell>
          <table:table-cell table:style-name="ce77" office:value-type="float" office:value="0.83408302228" calcext:value-type="float">
            <text:p>0.8341</text:p>
          </table:table-cell>
          <table:table-cell table:number-columns-repeated="2"/>
          <table:table-cell table:style-name="ce77" office:value-type="string" calcext:value-type="string">
            <text:p>WFG5_3</text:p>
          </table:table-cell>
          <table:table-cell table:style-name="ce77" office:value-type="float" office:value="0.828758538688" calcext:value-type="float">
            <text:p>0.8288</text:p>
          </table:table-cell>
          <table:table-cell office:value-type="float" office:value="0.826099084258" calcext:value-type="float">
            <text:p>0.826099084258</text:p>
          </table:table-cell>
          <table:table-cell office:value-type="float" office:value="0.804648292279" calcext:value-type="float">
            <text:p>0.804648292279</text:p>
          </table:table-cell>
          <table:table-cell office:value-type="float" office:value="0.663747766168" calcext:value-type="float">
            <text:p>0.663747766168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4398188342" calcext:value-type="float">
            <text:p>0.8744</text:p>
          </table:table-cell>
          <table:table-cell office:value-type="float" office:value="0.875347146432" calcext:value-type="float">
            <text:p>0.8753</text:p>
          </table:table-cell>
          <table:table-cell office:value-type="float" office:value="0.875867878362" calcext:value-type="float">
            <text:p>0.8759</text:p>
          </table:table-cell>
          <table:table-cell office:value-type="float" office:value="0.875673499484" calcext:value-type="float">
            <text:p>0.8757</text:p>
          </table:table-cell>
          <table:table-cell table:style-name="ce77" office:value-type="float" office:value="0.876619389323" calcext:value-type="float">
            <text:p>0.8766</text:p>
          </table:table-cell>
          <table:table-cell table:style-name="ce77"/>
          <table:table-cell table:style-name="ce77" office:value-type="string" calcext:value-type="string">
            <text:p>WFG6_3</text:p>
          </table:table-cell>
          <table:table-cell table:style-name="ce77" office:value-type="float" office:value="0.839342516171" calcext:value-type="float">
            <text:p>0.8393</text:p>
          </table:table-cell>
          <table:table-cell table:style-name="ce77" office:value-type="float" office:value="0.837778965316" calcext:value-type="float">
            <text:p>0.8378</text:p>
          </table:table-cell>
          <table:table-cell table:style-name="ce77" office:value-type="float" office:value="0.840391410029" calcext:value-type="float">
            <text:p>0.8404</text:p>
          </table:table-cell>
          <table:table-cell table:style-name="ce77" office:value-type="float" office:value="0.839700817615" calcext:value-type="float">
            <text:p>0.8397</text:p>
          </table:table-cell>
          <table:table-cell table:style-name="ce77" office:value-type="float" office:value="0.838601483775" calcext:value-type="float">
            <text:p>0.8386</text:p>
          </table:table-cell>
          <table:table-cell table:number-columns-repeated="2"/>
          <table:table-cell table:style-name="ce77" office:value-type="string" calcext:value-type="string">
            <text:p>WFG6_3</text:p>
          </table:table-cell>
          <table:table-cell table:style-name="ce77" office:value-type="float" office:value="0.875673499484" calcext:value-type="float">
            <text:p>0.8757</text:p>
          </table:table-cell>
          <table:table-cell office:value-type="float" office:value="0.883466085779" calcext:value-type="float">
            <text:p>0.883466085779</text:p>
          </table:table-cell>
          <table:table-cell office:value-type="float" office:value="0.877131448582" calcext:value-type="float">
            <text:p>0.877131448582</text:p>
          </table:table-cell>
          <table:table-cell office:value-type="float" office:value="0.377789682457" calcext:value-type="float">
            <text:p>0.377789682457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18213032678" calcext:value-type="float">
            <text:p>0.9182</text:p>
          </table:table-cell>
          <table:table-cell office:value-type="float" office:value="0.918176096253" calcext:value-type="float">
            <text:p>0.9182</text:p>
          </table:table-cell>
          <table:table-cell office:value-type="float" office:value="0.918370228312" calcext:value-type="float">
            <text:p>0.9184</text:p>
          </table:table-cell>
          <table:table-cell office:value-type="float" office:value="0.91838208341" calcext:value-type="float">
            <text:p>0.9184</text:p>
          </table:table-cell>
          <table:table-cell table:style-name="ce77" office:value-type="float" office:value="0.91849014654" calcext:value-type="float">
            <text:p>0.9185</text:p>
          </table:table-cell>
          <table:table-cell table:style-name="ce77"/>
          <table:table-cell table:style-name="ce77" office:value-type="string" calcext:value-type="string">
            <text:p>WFG7_3</text:p>
          </table:table-cell>
          <table:table-cell table:style-name="ce77" office:value-type="float" office:value="0.919246234857" calcext:value-type="float">
            <text:p>0.9192</text:p>
          </table:table-cell>
          <table:table-cell table:style-name="ce77" office:value-type="float" office:value="0.919325100918" calcext:value-type="float">
            <text:p>0.9193</text:p>
          </table:table-cell>
          <table:table-cell table:style-name="ce77" office:value-type="float" office:value="0.919080322988" calcext:value-type="float">
            <text:p>0.9191</text:p>
          </table:table-cell>
          <table:table-cell table:style-name="ce77" office:value-type="float" office:value="0.919104355111" calcext:value-type="float">
            <text:p>0.9191</text:p>
          </table:table-cell>
          <table:table-cell table:style-name="ce77" office:value-type="float" office:value="0.919269665362" calcext:value-type="float">
            <text:p>0.9193</text:p>
          </table:table-cell>
          <table:table-cell table:number-columns-repeated="2"/>
          <table:table-cell table:style-name="ce77" office:value-type="string" calcext:value-type="string">
            <text:p>WFG7_3</text:p>
          </table:table-cell>
          <table:table-cell table:style-name="ce77" office:value-type="float" office:value="0.91838208341" calcext:value-type="float">
            <text:p>0.9184</text:p>
          </table:table-cell>
          <table:table-cell office:value-type="float" office:value="0.916661890574" calcext:value-type="float">
            <text:p>0.916661890574</text:p>
          </table:table-cell>
          <table:table-cell office:value-type="float" office:value="0.877833471984" calcext:value-type="float">
            <text:p>0.877833471984</text:p>
          </table:table-cell>
          <table:table-cell office:value-type="float" office:value="0.526352096612" calcext:value-type="float">
            <text:p>0.526352096612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32681783375" calcext:value-type="float">
            <text:p>0.8327</text:p>
          </table:table-cell>
          <table:table-cell office:value-type="float" office:value="0.83383519964" calcext:value-type="float">
            <text:p>0.8338</text:p>
          </table:table-cell>
          <table:table-cell office:value-type="float" office:value="0.833539033168" calcext:value-type="float">
            <text:p>0.8335</text:p>
          </table:table-cell>
          <table:table-cell office:value-type="float" office:value="0.832977605235" calcext:value-type="float">
            <text:p>0.8330</text:p>
          </table:table-cell>
          <table:table-cell table:style-name="ce77" office:value-type="float" office:value="0.832842369759" calcext:value-type="float">
            <text:p>0.8328</text:p>
          </table:table-cell>
          <table:table-cell table:style-name="ce77"/>
          <table:table-cell table:style-name="ce77" office:value-type="string" calcext:value-type="string">
            <text:p>WFG8_3</text:p>
          </table:table-cell>
          <table:table-cell table:style-name="ce77" office:value-type="float" office:value="0.827758592886" calcext:value-type="float">
            <text:p>0.8278</text:p>
          </table:table-cell>
          <table:table-cell table:style-name="ce77" office:value-type="float" office:value="0.826795485873" calcext:value-type="float">
            <text:p>0.8268</text:p>
          </table:table-cell>
          <table:table-cell table:style-name="ce77" office:value-type="float" office:value="0.826248553003" calcext:value-type="float">
            <text:p>0.8262</text:p>
          </table:table-cell>
          <table:table-cell table:style-name="ce77" office:value-type="float" office:value="0.827469298147" calcext:value-type="float">
            <text:p>0.8275</text:p>
          </table:table-cell>
          <table:table-cell table:style-name="ce77" office:value-type="float" office:value="0.826419633332" calcext:value-type="float">
            <text:p>0.8264</text:p>
          </table:table-cell>
          <table:table-cell table:number-columns-repeated="2"/>
          <table:table-cell table:style-name="ce77" office:value-type="string" calcext:value-type="string">
            <text:p>WFG8_3</text:p>
          </table:table-cell>
          <table:table-cell table:style-name="ce77" office:value-type="float" office:value="0.832977605235" calcext:value-type="float">
            <text:p>0.8330</text:p>
          </table:table-cell>
          <table:table-cell office:value-type="float" office:value="0.829784424609" calcext:value-type="float">
            <text:p>0.829784424609</text:p>
          </table:table-cell>
          <table:table-cell office:value-type="float" office:value="0.79367917433" calcext:value-type="float">
            <text:p>0.79367917433</text:p>
          </table:table-cell>
          <table:table-cell office:value-type="float" office:value="0.359396908135" calcext:value-type="float">
            <text:p>0.359396908135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15464563685" calcext:value-type="float">
            <text:p>0.8155</text:p>
          </table:table-cell>
          <table:table-cell office:value-type="float" office:value="0.816207167351" calcext:value-type="float">
            <text:p>0.8162</text:p>
          </table:table-cell>
          <table:table-cell office:value-type="float" office:value="0.814601813163" calcext:value-type="float">
            <text:p>0.8146</text:p>
          </table:table-cell>
          <table:table-cell office:value-type="float" office:value="0.815445727786" calcext:value-type="float">
            <text:p>0.8154</text:p>
          </table:table-cell>
          <table:table-cell table:style-name="ce77" office:value-type="float" office:value="0.815445982792" calcext:value-type="float">
            <text:p>0.8154</text:p>
          </table:table-cell>
          <table:table-cell table:style-name="ce77"/>
          <table:table-cell table:style-name="ce77" office:value-type="string" calcext:value-type="string">
            <text:p>WFG9_3</text:p>
          </table:table-cell>
          <table:table-cell table:style-name="ce77" office:value-type="float" office:value="0.795370401353" calcext:value-type="float">
            <text:p>0.7954</text:p>
          </table:table-cell>
          <table:table-cell table:style-name="ce77" office:value-type="float" office:value="0.771930315667" calcext:value-type="float">
            <text:p>0.7719</text:p>
          </table:table-cell>
          <table:table-cell table:style-name="ce77" office:value-type="float" office:value="0.769681763563" calcext:value-type="float">
            <text:p>0.7697</text:p>
          </table:table-cell>
          <table:table-cell table:style-name="ce77" office:value-type="float" office:value="0.76560515189" calcext:value-type="float">
            <text:p>0.7656</text:p>
          </table:table-cell>
          <table:table-cell table:style-name="ce77" office:value-type="float" office:value="0.765587824661" calcext:value-type="float">
            <text:p>0.7656</text:p>
          </table:table-cell>
          <table:table-cell table:number-columns-repeated="2"/>
          <table:table-cell table:style-name="ce77" office:value-type="string" calcext:value-type="string">
            <text:p>WFG9_3</text:p>
          </table:table-cell>
          <table:table-cell table:style-name="ce77" office:value-type="float" office:value="0.815445727786" calcext:value-type="float">
            <text:p>0.8154</text:p>
          </table:table-cell>
          <table:table-cell office:value-type="float" office:value="0.839861166007" calcext:value-type="float">
            <text:p>0.839861166007</text:p>
          </table:table-cell>
          <table:table-cell office:value-type="float" office:value="0.808834898733" calcext:value-type="float">
            <text:p>0.808834898733</text:p>
          </table:table-cell>
          <table:table-cell office:value-type="float" office:value="0.170725449414" calcext:value-type="float">
            <text:p>0.170725449414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105066489702" calcext:value-type="float">
            <text:p>0.1051</text:p>
          </table:table-cell>
          <table:table-cell office:value-type="float" office:value="0.298555521677" calcext:value-type="float">
            <text:p>0.2986</text:p>
          </table:table-cell>
          <table:table-cell office:value-type="float" office:value="0.277514149735" calcext:value-type="float">
            <text:p>0.2775</text:p>
          </table:table-cell>
          <table:table-cell office:value-type="float" office:value="0.396309188822" calcext:value-type="float">
            <text:p>0.3963</text:p>
          </table:table-cell>
          <table:table-cell table:style-name="ce77" office:value-type="float" office:value="0.45707244847" calcext:value-type="float">
            <text:p>0.4571</text:p>
          </table:table-cell>
          <table:table-cell table:style-name="ce77"/>
          <table:table-cell table:style-name="ce77" office:value-type="string" calcext:value-type="string">
            <text:p>DTLZ1_3</text:p>
          </table:table-cell>
          <table:table-cell table:style-name="ce77" office:value-type="float" office:value="0.964335293426" calcext:value-type="float">
            <text:p>0.9643</text:p>
          </table:table-cell>
          <table:table-cell table:style-name="ce77" office:value-type="float" office:value="0.96427536054" calcext:value-type="float">
            <text:p>0.9643</text:p>
          </table:table-cell>
          <table:table-cell table:style-name="ce77" office:value-type="float" office:value="0.964628411842" calcext:value-type="float">
            <text:p>0.9646</text:p>
          </table:table-cell>
          <table:table-cell table:style-name="ce77" office:value-type="float" office:value="0.964679622244" calcext:value-type="float">
            <text:p>0.9647</text:p>
          </table:table-cell>
          <table:table-cell table:style-name="ce77" office:value-type="float" office:value="0.964286773762" calcext:value-type="float">
            <text:p>0.9643</text:p>
          </table:table-cell>
          <table:table-cell table:number-columns-repeated="2"/>
          <table:table-cell table:style-name="ce77" office:value-type="string" calcext:value-type="string">
            <text:p>DTLZ1_3</text:p>
          </table:table-cell>
          <table:table-cell table:style-name="ce77" office:value-type="float" office:value="0.396309188822" calcext:value-type="float">
            <text:p>0.3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2991658182" calcext:value-type="float">
            <text:p>0.9299</text:p>
          </table:table-cell>
          <table:table-cell office:value-type="float" office:value="0.929726554413" calcext:value-type="float">
            <text:p>0.9297</text:p>
          </table:table-cell>
          <table:table-cell office:value-type="float" office:value="0.929780712083" calcext:value-type="float">
            <text:p>0.9298</text:p>
          </table:table-cell>
          <table:table-cell office:value-type="float" office:value="0.929725750643" calcext:value-type="float">
            <text:p>0.9297</text:p>
          </table:table-cell>
          <table:table-cell table:style-name="ce77" office:value-type="float" office:value="0.929715599548" calcext:value-type="float">
            <text:p>0.9297</text:p>
          </table:table-cell>
          <table:table-cell table:style-name="ce77"/>
          <table:table-cell table:style-name="ce77" office:value-type="string" calcext:value-type="string">
            <text:p>DTLZ2_3</text:p>
          </table:table-cell>
          <table:table-cell table:style-name="ce77" office:value-type="float" office:value="0.929580339129" calcext:value-type="float">
            <text:p>0.9296</text:p>
          </table:table-cell>
          <table:table-cell table:style-name="ce77" office:value-type="float" office:value="0.929733551384" calcext:value-type="float">
            <text:p>0.9297</text:p>
          </table:table-cell>
          <table:table-cell table:style-name="ce77" office:value-type="float" office:value="0.92962106686" calcext:value-type="float">
            <text:p>0.9296</text:p>
          </table:table-cell>
          <table:table-cell table:style-name="ce77" office:value-type="float" office:value="0.929749559871" calcext:value-type="float">
            <text:p>0.9297</text:p>
          </table:table-cell>
          <table:table-cell table:style-name="ce77" office:value-type="float" office:value="0.929790369174" calcext:value-type="float">
            <text:p>0.9298</text:p>
          </table:table-cell>
          <table:table-cell table:number-columns-repeated="2"/>
          <table:table-cell table:style-name="ce77" office:value-type="string" calcext:value-type="string">
            <text:p>DTLZ2_3</text:p>
          </table:table-cell>
          <table:table-cell table:style-name="ce77" office:value-type="float" office:value="0.929725750643" calcext:value-type="float">
            <text:p>0.9297</text:p>
          </table:table-cell>
          <table:table-cell office:value-type="float" office:value="0.929885322332" calcext:value-type="float">
            <text:p>0.929885322332</text:p>
          </table:table-cell>
          <table:table-cell office:value-type="float" office:value="0.92944753025" calcext:value-type="float">
            <text:p>0.92944753025</text:p>
          </table:table-cell>
          <table:table-cell office:value-type="float" office:value="0.917020259568" calcext:value-type="float">
            <text:p>0.917020259568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189422245466" calcext:value-type="float">
            <text:p>0.1894</text:p>
          </table:table-cell>
          <table:table-cell office:value-type="float" office:value="0.447811824159" calcext:value-type="float">
            <text:p>0.4478</text:p>
          </table:table-cell>
          <table:table-cell office:value-type="float" office:value="0.525719354608" calcext:value-type="float">
            <text:p>0.5257</text:p>
          </table:table-cell>
          <table:table-cell office:value-type="float" office:value="0.621555316109" calcext:value-type="float">
            <text:p>0.6216</text:p>
          </table:table-cell>
          <table:table-cell table:style-name="ce77" office:value-type="float" office:value="0.715929005192" calcext:value-type="float">
            <text:p>0.7159</text:p>
          </table:table-cell>
          <table:table-cell table:style-name="ce77"/>
          <table:table-cell table:style-name="ce77" office:value-type="string" calcext:value-type="string">
            <text:p>DTLZ3_3</text:p>
          </table:table-cell>
          <table:table-cell table:style-name="ce77" office:value-type="float" office:value="0.929815895582" calcext:value-type="float">
            <text:p>0.9298</text:p>
          </table:table-cell>
          <table:table-cell table:style-name="ce77" office:value-type="float" office:value="0.929907938711" calcext:value-type="float">
            <text:p>0.9299</text:p>
          </table:table-cell>
          <table:table-cell table:style-name="ce77" office:value-type="float" office:value="0.929778957009" calcext:value-type="float">
            <text:p>0.9298</text:p>
          </table:table-cell>
          <table:table-cell table:style-name="ce77" office:value-type="float" office:value="0.929742516011" calcext:value-type="float">
            <text:p>0.9297</text:p>
          </table:table-cell>
          <table:table-cell table:style-name="ce77" office:value-type="float" office:value="0.929488550639" calcext:value-type="float">
            <text:p>0.9295</text:p>
          </table:table-cell>
          <table:table-cell table:number-columns-repeated="2"/>
          <table:table-cell table:style-name="ce77" office:value-type="string" calcext:value-type="string">
            <text:p>DTLZ3_3</text:p>
          </table:table-cell>
          <table:table-cell table:style-name="ce77" office:value-type="float" office:value="0.556910727865" calcext:value-type="float">
            <text:p>0.55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30892041562" calcext:value-type="float">
            <text:p>0.9309</text:p>
          </table:table-cell>
          <table:table-cell office:value-type="float" office:value="0.930469887897" calcext:value-type="float">
            <text:p>0.9305</text:p>
          </table:table-cell>
          <table:table-cell office:value-type="float" office:value="0.930363414235" calcext:value-type="float">
            <text:p>0.9304</text:p>
          </table:table-cell>
          <table:table-cell office:value-type="float" office:value="0.930219180381" calcext:value-type="float">
            <text:p>0.9302</text:p>
          </table:table-cell>
          <table:table-cell table:style-name="ce77" office:value-type="float" office:value="0.930232752692" calcext:value-type="float">
            <text:p>0.9302</text:p>
          </table:table-cell>
          <table:table-cell table:style-name="ce77"/>
          <table:table-cell table:style-name="ce77" office:value-type="string" calcext:value-type="string">
            <text:p>DTLZ4_3</text:p>
          </table:table-cell>
          <table:table-cell table:style-name="ce77" office:value-type="float" office:value="0.930540233809" calcext:value-type="float">
            <text:p>0.9305</text:p>
          </table:table-cell>
          <table:table-cell table:style-name="ce77" office:value-type="float" office:value="0.930735752895" calcext:value-type="float">
            <text:p>0.9307</text:p>
          </table:table-cell>
          <table:table-cell table:style-name="ce77" office:value-type="float" office:value="0.930364982086" calcext:value-type="float">
            <text:p>0.9304</text:p>
          </table:table-cell>
          <table:table-cell table:style-name="ce77" office:value-type="float" office:value="0.930583046737" calcext:value-type="float">
            <text:p>0.9306</text:p>
          </table:table-cell>
          <table:table-cell table:style-name="ce77" office:value-type="float" office:value="0.930235348295" calcext:value-type="float">
            <text:p>0.9302</text:p>
          </table:table-cell>
          <table:table-cell table:number-columns-repeated="2"/>
          <table:table-cell table:style-name="ce77" office:value-type="string" calcext:value-type="string">
            <text:p>DTLZ4_3</text:p>
          </table:table-cell>
          <table:table-cell table:style-name="ce77" office:value-type="float" office:value="0.930219180381" calcext:value-type="float">
            <text:p>0.9302</text:p>
          </table:table-cell>
          <table:table-cell office:value-type="float" office:value="0.93008698593" calcext:value-type="float">
            <text:p>0.93008698593</text:p>
          </table:table-cell>
          <table:table-cell office:value-type="float" office:value="0.930148545967" calcext:value-type="float">
            <text:p>0.930148545967</text:p>
          </table:table-cell>
          <table:table-cell office:value-type="float" office:value="0.889295709239" calcext:value-type="float">
            <text:p>0.889295709239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94259593" calcext:value-type="float">
            <text:p>0.9859</text:p>
          </table:table-cell>
          <table:table-cell office:value-type="float" office:value="0.985937406521" calcext:value-type="float">
            <text:p>0.9859</text:p>
          </table:table-cell>
          <table:table-cell office:value-type="float" office:value="0.985933144971" calcext:value-type="float">
            <text:p>0.9859</text:p>
          </table:table-cell>
          <table:table-cell office:value-type="float" office:value="0.985932215967" calcext:value-type="float">
            <text:p>0.9859</text:p>
          </table:table-cell>
          <table:table-cell table:style-name="ce77" office:value-type="float" office:value="0.98593256022" calcext:value-type="float">
            <text:p>0.9859</text:p>
          </table:table-cell>
          <table:table-cell table:style-name="ce77"/>
          <table:table-cell table:style-name="ce77" office:value-type="string" calcext:value-type="string">
            <text:p>DTLZ5_3</text:p>
          </table:table-cell>
          <table:table-cell table:style-name="ce77" office:value-type="float" office:value="0.985933359963" calcext:value-type="float">
            <text:p>0.9859</text:p>
          </table:table-cell>
          <table:table-cell table:style-name="ce77" office:value-type="float" office:value="0.985930724865" calcext:value-type="float">
            <text:p>0.9859</text:p>
          </table:table-cell>
          <table:table-cell table:style-name="ce77" office:value-type="float" office:value="0.985928472137" calcext:value-type="float">
            <text:p>0.9859</text:p>
          </table:table-cell>
          <table:table-cell table:style-name="ce77" office:value-type="float" office:value="0.98592865539" calcext:value-type="float">
            <text:p>0.9859</text:p>
          </table:table-cell>
          <table:table-cell table:style-name="ce77" office:value-type="float" office:value="0.985927958278" calcext:value-type="float">
            <text:p>0.9859</text:p>
          </table:table-cell>
          <table:table-cell table:number-columns-repeated="2"/>
          <table:table-cell table:style-name="ce77" office:value-type="string" calcext:value-type="string">
            <text:p>DTLZ5_3</text:p>
          </table:table-cell>
          <table:table-cell table:style-name="ce77" office:value-type="float" office:value="0.985932215967" calcext:value-type="float">
            <text:p>0.9859</text:p>
          </table:table-cell>
          <table:table-cell office:value-type="float" office:value="0.985933787994" calcext:value-type="float">
            <text:p>0.985933787994</text:p>
          </table:table-cell>
          <table:table-cell office:value-type="float" office:value="0.985922991034" calcext:value-type="float">
            <text:p>0.985922991034</text:p>
          </table:table-cell>
          <table:table-cell office:value-type="float" office:value="0.888321781559" calcext:value-type="float">
            <text:p>0.888321781559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1379145306" calcext:value-type="float">
            <text:p>0.9138</text:p>
          </table:table-cell>
          <table:table-cell office:value-type="float" office:value="0.947424687" calcext:value-type="float">
            <text:p>0.9474</text:p>
          </table:table-cell>
          <table:table-cell office:value-type="float" office:value="0.963988988094" calcext:value-type="float">
            <text:p>0.9640</text:p>
          </table:table-cell>
          <table:table-cell office:value-type="float" office:value="0.970085692142" calcext:value-type="float">
            <text:p>0.9701</text:p>
          </table:table-cell>
          <table:table-cell table:style-name="ce77" office:value-type="float" office:value="0.973606959498" calcext:value-type="float">
            <text:p>0.9736</text:p>
          </table:table-cell>
          <table:table-cell table:style-name="ce77"/>
          <table:table-cell table:style-name="ce77" office:value-type="string" calcext:value-type="string">
            <text:p>DTLZ6_3</text:p>
          </table:table-cell>
          <table:table-cell table:style-name="ce77" office:value-type="float" office:value="0.985934800986" calcext:value-type="float">
            <text:p>0.9859</text:p>
          </table:table-cell>
          <table:table-cell table:style-name="ce77" office:value-type="float" office:value="0.985930811194" calcext:value-type="float">
            <text:p>0.9859</text:p>
          </table:table-cell>
          <table:table-cell table:style-name="ce77" office:value-type="float" office:value="0.985927938599" calcext:value-type="float">
            <text:p>0.9859</text:p>
          </table:table-cell>
          <table:table-cell table:style-name="ce77" office:value-type="float" office:value="0.985928526284" calcext:value-type="float">
            <text:p>0.9859</text:p>
          </table:table-cell>
          <table:table-cell table:style-name="ce77" office:value-type="float" office:value="0.985930021134" calcext:value-type="float">
            <text:p>0.9859</text:p>
          </table:table-cell>
          <table:table-cell table:number-columns-repeated="2"/>
          <table:table-cell table:style-name="ce77" office:value-type="string" calcext:value-type="string">
            <text:p>DTLZ6_3</text:p>
          </table:table-cell>
          <table:table-cell table:style-name="ce77" office:value-type="float" office:value="0.970085692142" calcext:value-type="float">
            <text:p>0.9701</text:p>
          </table:table-cell>
          <table:table-cell office:value-type="float" office:value="0.394663519784" calcext:value-type="float">
            <text:p>0.394663519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4977543055" calcext:value-type="float">
            <text:p>0.9650</text:p>
          </table:table-cell>
          <table:table-cell office:value-type="float" office:value="0.964858954899" calcext:value-type="float">
            <text:p>0.9649</text:p>
          </table:table-cell>
          <table:table-cell office:value-type="float" office:value="0.96496643648" calcext:value-type="float">
            <text:p>0.9650</text:p>
          </table:table-cell>
          <table:table-cell office:value-type="float" office:value="0.964711841478" calcext:value-type="float">
            <text:p>0.9647</text:p>
          </table:table-cell>
          <table:table-cell table:style-name="ce77" office:value-type="float" office:value="0.964914416502" calcext:value-type="float">
            <text:p>0.9649</text:p>
          </table:table-cell>
          <table:table-cell table:style-name="ce77"/>
          <table:table-cell table:style-name="ce77" office:value-type="string" calcext:value-type="string">
            <text:p>DTLZ7_3</text:p>
          </table:table-cell>
          <table:table-cell table:style-name="ce77" office:value-type="float" office:value="0.964880675284" calcext:value-type="float">
            <text:p>0.9649</text:p>
          </table:table-cell>
          <table:table-cell table:style-name="ce77" office:value-type="float" office:value="0.964963351738" calcext:value-type="float">
            <text:p>0.9650</text:p>
          </table:table-cell>
          <table:table-cell table:style-name="ce77" office:value-type="float" office:value="0.96478049361" calcext:value-type="float">
            <text:p>0.9648</text:p>
          </table:table-cell>
          <table:table-cell table:style-name="ce77" office:value-type="float" office:value="0.964713753736" calcext:value-type="float">
            <text:p>0.9647</text:p>
          </table:table-cell>
          <table:table-cell table:style-name="ce77" office:value-type="float" office:value="0.964593724385" calcext:value-type="float">
            <text:p>0.9646</text:p>
          </table:table-cell>
          <table:table-cell table:number-columns-repeated="2"/>
          <table:table-cell table:style-name="ce77" office:value-type="string" calcext:value-type="string">
            <text:p>DTLZ7_3</text:p>
          </table:table-cell>
          <table:table-cell table:style-name="ce77" office:value-type="float" office:value="0.964711841478" calcext:value-type="float">
            <text:p>0.9647</text:p>
          </table:table-cell>
          <table:table-cell office:value-type="float" office:value="0.964764820259" calcext:value-type="float">
            <text:p>0.964764820259</text:p>
          </table:table-cell>
          <table:table-cell office:value-type="float" office:value="0.96524562962" calcext:value-type="float">
            <text:p>0.96524562962</text:p>
          </table:table-cell>
          <table:table-cell office:value-type="float" office:value="0.830802103432" calcext:value-type="float">
            <text:p>0.83080210343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15607302382" calcext:value-type="float">
            <text:p>0.8156</text:p>
          </table:table-cell>
          <table:table-cell office:value-type="float" office:value="0.827579450386" calcext:value-type="float">
            <text:p>0.8276</text:p>
          </table:table-cell>
          <table:table-cell office:value-type="float" office:value="0.834238369002" calcext:value-type="float">
            <text:p>0.8342</text:p>
          </table:table-cell>
          <table:table-cell office:value-type="float" office:value="0.800904144894" calcext:value-type="float">
            <text:p>0.8009</text:p>
          </table:table-cell>
          <table:table-cell table:style-name="ce77" office:value-type="float" office:value="0.805718487901" calcext:value-type="float">
            <text:p>0.8057</text:p>
          </table:table-cell>
          <table:table-cell table:style-name="ce77"/>
          <table:table-cell table:style-name="ce77" office:value-type="string" calcext:value-type="string">
            <text:p>UF8_3</text:p>
          </table:table-cell>
          <table:table-cell table:style-name="ce77" office:value-type="float" office:value="0.904518901448" calcext:value-type="float">
            <text:p>0.9045</text:p>
          </table:table-cell>
          <table:table-cell table:style-name="ce77" office:value-type="float" office:value="0.907277531659" calcext:value-type="float">
            <text:p>0.9073</text:p>
          </table:table-cell>
          <table:table-cell table:style-name="ce77" office:value-type="float" office:value="0.9068132567" calcext:value-type="float">
            <text:p>0.9068</text:p>
          </table:table-cell>
          <table:table-cell table:style-name="ce77" office:value-type="float" office:value="0.909427208218" calcext:value-type="float">
            <text:p>0.9094</text:p>
          </table:table-cell>
          <table:table-cell table:style-name="ce77" office:value-type="float" office:value="0.902343564292" calcext:value-type="float">
            <text:p>0.9023</text:p>
          </table:table-cell>
          <table:table-cell table:number-columns-repeated="2"/>
          <table:table-cell table:style-name="ce77" office:value-type="string" calcext:value-type="string">
            <text:p>UF8_3</text:p>
          </table:table-cell>
          <table:table-cell table:style-name="ce77" office:value-type="float" office:value="0.800904144894" calcext:value-type="float">
            <text:p>0.8009</text:p>
          </table:table-cell>
          <table:table-cell office:value-type="float" office:value="0.596308887147" calcext:value-type="float">
            <text:p>0.596308887147</text:p>
          </table:table-cell>
          <table:table-cell office:value-type="float" office:value="0.575566336555" calcext:value-type="float">
            <text:p>0.575566336555</text:p>
          </table:table-cell>
          <table:table-cell office:value-type="float" office:value="0.570418319449" calcext:value-type="float">
            <text:p>0.570418319449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43499201613" calcext:value-type="float">
            <text:p>0.9435</text:p>
          </table:table-cell>
          <table:table-cell office:value-type="float" office:value="0.944624538287" calcext:value-type="float">
            <text:p>0.9446</text:p>
          </table:table-cell>
          <table:table-cell office:value-type="float" office:value="0.943404480486" calcext:value-type="float">
            <text:p>0.9434</text:p>
          </table:table-cell>
          <table:table-cell office:value-type="float" office:value="0.943521586564" calcext:value-type="float">
            <text:p>0.9435</text:p>
          </table:table-cell>
          <table:table-cell table:style-name="ce77" office:value-type="float" office:value="0.939239656978" calcext:value-type="float">
            <text:p>0.9392</text:p>
          </table:table-cell>
          <table:table-cell table:style-name="ce77"/>
          <table:table-cell table:style-name="ce77" office:value-type="string" calcext:value-type="string">
            <text:p>UF9_3</text:p>
          </table:table-cell>
          <table:table-cell table:style-name="ce77" office:value-type="float" office:value="0.962010905303" calcext:value-type="float">
            <text:p>0.9620</text:p>
          </table:table-cell>
          <table:table-cell table:style-name="ce77" office:value-type="float" office:value="0.963258785941" calcext:value-type="float">
            <text:p>0.9633</text:p>
          </table:table-cell>
          <table:table-cell table:style-name="ce77" office:value-type="float" office:value="0.964360345766" calcext:value-type="float">
            <text:p>0.9644</text:p>
          </table:table-cell>
          <table:table-cell table:style-name="ce77" office:value-type="float" office:value="0.962885059564" calcext:value-type="float">
            <text:p>0.9629</text:p>
          </table:table-cell>
          <table:table-cell table:style-name="ce77" office:value-type="float" office:value="0.964857922464" calcext:value-type="float">
            <text:p>0.9649</text:p>
          </table:table-cell>
          <table:table-cell table:number-columns-repeated="2"/>
          <table:table-cell table:style-name="ce77" office:value-type="string" calcext:value-type="string">
            <text:p>UF9_3</text:p>
          </table:table-cell>
          <table:table-cell table:style-name="ce77" office:value-type="float" office:value="0.943521586564" calcext:value-type="float">
            <text:p>0.9435</text:p>
          </table:table-cell>
          <table:table-cell office:value-type="float" office:value="0.895883242206" calcext:value-type="float">
            <text:p>0.895883242206</text:p>
          </table:table-cell>
          <table:table-cell office:value-type="float" office:value="0.786564221097" calcext:value-type="float">
            <text:p>0.786564221097</text:p>
          </table:table-cell>
          <table:table-cell office:value-type="float" office:value="0.68824617088" calcext:value-type="float">
            <text:p>0.68824617088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21821077534" calcext:value-type="float">
            <text:p>0.5218</text:p>
          </table:table-cell>
          <table:table-cell office:value-type="float" office:value="0.535381563645" calcext:value-type="float">
            <text:p>0.5354</text:p>
          </table:table-cell>
          <table:table-cell office:value-type="float" office:value="0.512172369469" calcext:value-type="float">
            <text:p>0.5122</text:p>
          </table:table-cell>
          <table:table-cell office:value-type="float" office:value="0.52679336183" calcext:value-type="float">
            <text:p>0.5268</text:p>
          </table:table-cell>
          <table:table-cell table:style-name="ce77" office:value-type="float" office:value="0.52688081591" calcext:value-type="float">
            <text:p>0.5269</text:p>
          </table:table-cell>
          <table:table-cell table:style-name="ce77"/>
          <table:table-cell table:style-name="ce77" office:value-type="string" calcext:value-type="string">
            <text:p>UF10_3</text:p>
          </table:table-cell>
          <table:table-cell table:style-name="ce77" office:value-type="float" office:value="0.613260818603" calcext:value-type="float">
            <text:p>0.6133</text:p>
          </table:table-cell>
          <table:table-cell table:style-name="ce77" office:value-type="float" office:value="0.604355162555" calcext:value-type="float">
            <text:p>0.6044</text:p>
          </table:table-cell>
          <table:table-cell table:style-name="ce77" office:value-type="float" office:value="0.576520976382" calcext:value-type="float">
            <text:p>0.5765</text:p>
          </table:table-cell>
          <table:table-cell table:style-name="ce77" office:value-type="float" office:value="0.552512394911" calcext:value-type="float">
            <text:p>0.5525</text:p>
          </table:table-cell>
          <table:table-cell table:style-name="ce77" office:value-type="float" office:value="0.571327012164" calcext:value-type="float">
            <text:p>0.5713</text:p>
          </table:table-cell>
          <table:table-cell table:number-columns-repeated="2"/>
          <table:table-cell table:style-name="ce77" office:value-type="string" calcext:value-type="string">
            <text:p>UF10_3</text:p>
          </table:table-cell>
          <table:table-cell table:style-name="ce77" office:value-type="float" office:value="0.52679336183" calcext:value-type="float">
            <text:p>0.5268</text:p>
          </table:table-cell>
          <table:table-cell office:value-type="float" office:value="0.532303640319" calcext:value-type="float">
            <text:p>0.532303640319</text:p>
          </table:table-cell>
          <table:table-cell office:value-type="float" office:value="0.402415621089" calcext:value-type="float">
            <text:p>0.402415621089</text:p>
          </table:table-cell>
          <table:table-cell office:value-type="float" office:value="0.0526626790234" calcext:value-type="float">
            <text:p>0.0526626790234</text:p>
          </table:table-cell>
        </table:table-row>
        <table:table-row table:style-name="ro1">
          <table:table-cell/>
          <table:table-cell table:formula="of:=AVERAGE([.B28:.B46])" office:value-type="float" office:value="0.782577773501105" calcext:value-type="float">
            <text:p>0.7826</text:p>
          </table:table-cell>
          <table:table-cell table:formula="of:=AVERAGE([.C28:.C46])" office:value-type="float" office:value="0.81086008650879" calcext:value-type="float">
            <text:p>0.8109</text:p>
          </table:table-cell>
          <table:table-cell table:style-name="ce86" table:formula="of:=AVERAGE([.D28:.D46])" office:value-type="float" office:value="0.813428102425316" calcext:value-type="float">
            <text:p>0.8134</text:p>
          </table:table-cell>
          <table:table-cell table:style-name="ce78" table:formula="of:=AVERAGE([.E28:.E46])" office:value-type="float" office:value="0.824091048044158" calcext:value-type="float">
            <text:p>0.8241</text:p>
          </table:table-cell>
          <table:table-cell table:style-name="ce78" table:formula="of:=AVERAGE([.F28:.F46])" office:value-type="float" office:value="0.831231712713053" calcext:value-type="float">
            <text:p>0.8312</text:p>
          </table:table-cell>
          <table:table-cell table:style-name="ce77" table:number-columns-repeated="2"/>
          <table:table-cell table:style-name="ce77" table:formula="of:=AVERAGE([.I28:.I46])" office:value-type="float" office:value="0.896345986854" calcext:value-type="float">
            <text:p>0.8963</text:p>
          </table:table-cell>
          <table:table-cell table:style-name="ce77" table:formula="of:=AVERAGE([.J28:.J46])" office:value-type="float" office:value="0.897077349180369" calcext:value-type="float">
            <text:p>0.8971</text:p>
          </table:table-cell>
          <table:table-cell table:style-name="ce77" table:formula="of:=AVERAGE([.K28:.K46])" office:value-type="float" office:value="0.896631237712421" calcext:value-type="float">
            <text:p>0.8966</text:p>
          </table:table-cell>
          <table:table-cell table:style-name="ce77" table:formula="of:=AVERAGE([.L28:.L46])" office:value-type="float" office:value="0.895802317617053" calcext:value-type="float">
            <text:p>0.8958</text:p>
          </table:table-cell>
          <table:table-cell table:style-name="ce77" table:formula="of:=AVERAGE([.M28:.M46])" office:value-type="float" office:value="0.896860680341158" calcext:value-type="float">
            <text:p>0.8969</text:p>
          </table:table-cell>
          <table:table-cell table:number-columns-repeated="2"/>
          <table:table-cell table:style-name="ce78"/>
          <table:table-cell table:style-name="ce77" table:formula="of:=AVERAGE([.Q28:.Q46])" office:value-type="float" office:value="0.820688701294474" calcext:value-type="float">
            <text:p>0.8207</text:p>
          </table:table-cell>
          <table:table-cell table:style-name="ce77" table:formula="of:=AVERAGE([.R28:.R46])" office:value-type="float" office:value="0.716236250594316" calcext:value-type="float">
            <text:p>0.7162</text:p>
          </table:table-cell>
          <table:table-cell table:style-name="ce77" table:formula="of:=AVERAGE([.S28:.S46])" office:value-type="float" office:value="0.656174703606579" calcext:value-type="float">
            <text:p>0.6562</text:p>
          </table:table-cell>
          <table:table-cell table:style-name="ce77" table:formula="of:=AVERAGE([.T28:.T46])" office:value-type="float" office:value="0.494110188298021" calcext:value-type="float">
            <text:p>0.4941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>
            <text:p>PX=0.9</text:p>
          </table:table-cell>
          <table:table-cell table:number-columns-repeated="3"/>
          <table:table-cell table:style-name="ce77"/>
          <table:table-cell table:number-columns-repeated="14"/>
        </table:table-row>
        <table:table-row table:style-name="ro1">
          <table:table-cell/>
          <table:table-cell office:value-type="string" calcext:value-type="string">
            <text:p>50 variables</text:p>
          </table:table-cell>
          <table:table-cell table:number-columns-repeated="3"/>
          <table:table-cell table:style-name="ce77"/>
          <table:table-cell table:number-columns-repeated="2"/>
          <table:table-cell office:value-type="string" calcext:value-type="string">
            <text:p>estanda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eo-0.001</text:p>
          </table:table-cell>
          <table:table-cell office:value-type="string" calcext:value-type="string">
            <text:p>Geo-0.0001</text:p>
          </table:table-cell>
          <table:table-cell office:value-type="string" calcext:value-type="string">
            <text:p>Geo-0.00001</text:p>
          </table:table-cell>
          <table:table-cell office:value-type="string" calcext:value-type="string">
            <text:p>Geo-0.000001</text:p>
          </table:table-cell>
          <table:table-cell table:style-name="ce77" office:value-type="string" calcext:value-type="string">
            <text:p>Geo-0.0000001</text:p>
          </table:table-cell>
          <table:table-cell table:number-columns-repeated="2"/>
          <table:table-cell table:style-name="ce77" office:value-type="string" calcext:value-type="string">
            <text:p>Geo-0.001</text:p>
          </table:table-cell>
          <table:table-cell table:style-name="ce77" office:value-type="string" calcext:value-type="string">
            <text:p>Geo-0.0001</text:p>
          </table:table-cell>
          <table:table-cell table:style-name="ce77" office:value-type="string" calcext:value-type="string">
            <text:p>Geo-0.00001</text:p>
          </table:table-cell>
          <table:table-cell table:style-name="ce77" office:value-type="string" calcext:value-type="string">
            <text:p>Geo-0.000001</text:p>
          </table:table-cell>
          <table:table-cell table:style-name="ce77" office:value-type="string" calcext:value-type="string">
            <text:p>Geo-0.000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1_2</text:p>
          </table:table-cell>
          <table:table-cell table:style-name="ce77" office:value-type="float" office:value="0.95306124422" calcext:value-type="float">
            <text:p>0.9531</text:p>
          </table:table-cell>
          <table:table-cell table:style-name="ce77" office:value-type="float" office:value="0.953981045841" calcext:value-type="float">
            <text:p>0.9540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2_2</text:p>
          </table:table-cell>
          <table:table-cell table:style-name="ce77" office:value-type="float" office:value="0.998186057164" calcext:value-type="float">
            <text:p>0.9982</text:p>
          </table:table-cell>
          <table:table-cell table:style-name="ce77" office:value-type="float" office:value="0.997253137801" calcext:value-type="float">
            <text:p>0.997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3_2</text:p>
          </table:table-cell>
          <table:table-cell table:style-name="ce77" office:value-type="float" office:value="0.992260353985" calcext:value-type="float">
            <text:p>0.9923</text:p>
          </table:table-cell>
          <table:table-cell table:style-name="ce77" office:value-type="float" office:value="0.99226054595" calcext:value-type="float">
            <text:p>0.992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4_2</text:p>
          </table:table-cell>
          <table:table-cell table:style-name="ce77" office:value-type="float" office:value="0.987748901583" calcext:value-type="float">
            <text:p>0.9877</text:p>
          </table:table-cell>
          <table:table-cell table:style-name="ce77" office:value-type="float" office:value="0.987901445898" calcext:value-type="float">
            <text:p>0.987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5_2</text:p>
          </table:table-cell>
          <table:table-cell table:style-name="ce77" office:value-type="float" office:value="0.88237559796" calcext:value-type="float">
            <text:p>0.8824</text:p>
          </table:table-cell>
          <table:table-cell table:style-name="ce77" office:value-type="float" office:value="0.882236882944" calcext:value-type="float">
            <text:p>0.882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6_2</text:p>
          </table:table-cell>
          <table:table-cell table:style-name="ce77" office:value-type="float" office:value="0.862862279169" calcext:value-type="float">
            <text:p>0.8629</text:p>
          </table:table-cell>
          <table:table-cell table:style-name="ce77" office:value-type="float" office:value="0.860785339426" calcext:value-type="float">
            <text:p>0.8608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7_2</text:p>
          </table:table-cell>
          <table:table-cell table:style-name="ce77" office:value-type="float" office:value="0.98965659271" calcext:value-type="float">
            <text:p>0.9897</text:p>
          </table:table-cell>
          <table:table-cell table:style-name="ce77" office:value-type="float" office:value="0.989656364295" calcext:value-type="float">
            <text:p>0.9897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8_2</text:p>
          </table:table-cell>
          <table:table-cell table:style-name="ce77" office:value-type="float" office:value="0.820011142765" calcext:value-type="float">
            <text:p>0.8200</text:p>
          </table:table-cell>
          <table:table-cell table:style-name="ce77" office:value-type="float" office:value="0.817904330826" calcext:value-type="float">
            <text:p>0.817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9_2</text:p>
          </table:table-cell>
          <table:table-cell table:style-name="ce77" office:value-type="float" office:value="0.834823700688" calcext:value-type="float">
            <text:p>0.8348</text:p>
          </table:table-cell>
          <table:table-cell table:style-name="ce77" office:value-type="float" office:value="0.810778923514" calcext:value-type="float">
            <text:p>0.8108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1_2</text:p>
          </table:table-cell>
          <table:table-cell table:style-name="ce77" office:value-type="float" office:value="0.992087387883" calcext:value-type="float">
            <text:p>0.9921</text:p>
          </table:table-cell>
          <table:table-cell table:style-name="ce77" office:value-type="float" office:value="0.992087246903" calcext:value-type="float">
            <text:p>0.9921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2_2</text:p>
          </table:table-cell>
          <table:table-cell table:style-name="ce77" office:value-type="float" office:value="0.990245168583" calcext:value-type="float">
            <text:p>0.9902</text:p>
          </table:table-cell>
          <table:table-cell table:style-name="ce77" office:value-type="float" office:value="0.99024272161" calcext:value-type="float">
            <text:p>0.990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3_2</text:p>
          </table:table-cell>
          <table:table-cell table:style-name="ce77" office:value-type="float" office:value="0.990244548133" calcext:value-type="float">
            <text:p>0.9902</text:p>
          </table:table-cell>
          <table:table-cell table:style-name="ce77" office:value-type="float" office:value="0.990243288925" calcext:value-type="float">
            <text:p>0.990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4_2</text:p>
          </table:table-cell>
          <table:table-cell table:style-name="ce77" office:value-type="float" office:value="0.990308660954" calcext:value-type="float">
            <text:p>0.9903</text:p>
          </table:table-cell>
          <table:table-cell table:style-name="ce77" office:value-type="float" office:value="0.990314391206" calcext:value-type="float">
            <text:p>0.990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5_2</text:p>
          </table:table-cell>
          <table:table-cell table:style-name="ce77" office:value-type="float" office:value="0.990245168583" calcext:value-type="float">
            <text:p>0.9902</text:p>
          </table:table-cell>
          <table:table-cell table:style-name="ce77" office:value-type="float" office:value="0.99024272161" calcext:value-type="float">
            <text:p>0.990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6_2</text:p>
          </table:table-cell>
          <table:table-cell table:style-name="ce77" office:value-type="float" office:value="0.990242745624" calcext:value-type="float">
            <text:p>0.9902</text:p>
          </table:table-cell>
          <table:table-cell table:style-name="ce77" office:value-type="float" office:value="0.990242078292" calcext:value-type="float">
            <text:p>0.990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7_2</text:p>
          </table:table-cell>
          <table:table-cell table:style-name="ce77" office:value-type="float" office:value="0.99644519427" calcext:value-type="float">
            <text:p>0.9964</text:p>
          </table:table-cell>
          <table:table-cell table:style-name="ce77" office:value-type="float" office:value="0.996205638479" calcext:value-type="float">
            <text:p>0.996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1_2</text:p>
          </table:table-cell>
          <table:table-cell table:style-name="ce77" office:value-type="float" office:value="0.96584476975" calcext:value-type="float">
            <text:p>0.9658</text:p>
          </table:table-cell>
          <table:table-cell table:style-name="ce77" office:value-type="float" office:value="0.969881539469" calcext:value-type="float">
            <text:p>0.969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2_2</text:p>
          </table:table-cell>
          <table:table-cell table:style-name="ce77" office:value-type="float" office:value="0.98394323713" calcext:value-type="float">
            <text:p>0.9839</text:p>
          </table:table-cell>
          <table:table-cell table:style-name="ce77" office:value-type="float" office:value="0.983634920274" calcext:value-type="float">
            <text:p>0.9836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3_2</text:p>
          </table:table-cell>
          <table:table-cell table:style-name="ce77" office:value-type="float" office:value="0.875131482479" calcext:value-type="float">
            <text:p>0.8751</text:p>
          </table:table-cell>
          <table:table-cell table:style-name="ce77" office:value-type="float" office:value="0.876240888128" calcext:value-type="float">
            <text:p>0.876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4_2</text:p>
          </table:table-cell>
          <table:table-cell table:style-name="ce77" office:value-type="float" office:value="0.894791113697" calcext:value-type="float">
            <text:p>0.8948</text:p>
          </table:table-cell>
          <table:table-cell table:style-name="ce77" office:value-type="float" office:value="0.894075825008" calcext:value-type="float">
            <text:p>0.8941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5_2</text:p>
          </table:table-cell>
          <table:table-cell table:style-name="ce77" office:value-type="float" office:value="0.579662980307" calcext:value-type="float">
            <text:p>0.5797</text:p>
          </table:table-cell>
          <table:table-cell table:style-name="ce77" office:value-type="float" office:value="0.559234150485" calcext:value-type="float">
            <text:p>0.559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6_2</text:p>
          </table:table-cell>
          <table:table-cell table:style-name="ce77" office:value-type="float" office:value="0.713917151065" calcext:value-type="float">
            <text:p>0.7139</text:p>
          </table:table-cell>
          <table:table-cell table:style-name="ce77" office:value-type="float" office:value="0.692983817461" calcext:value-type="float">
            <text:p>0.6930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7_2</text:p>
          </table:table-cell>
          <table:table-cell table:style-name="ce77" office:value-type="float" office:value="0.972564973349" calcext:value-type="float">
            <text:p>0.9726</text:p>
          </table:table-cell>
          <table:table-cell table:style-name="ce77" office:value-type="float" office:value="0.97052834791" calcext:value-type="float">
            <text:p>0.9705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/>
          <table:table-cell table:formula="of:=AVERAGE([.B55:.B77])" office:value-type="string" office:string-value="" calcext:value-type="error">
            <text:p>#DIV/0!</text:p>
          </table:table-cell>
          <table:table-cell table:formula="of:=AVERAGE([.C55:.C77])" office:value-type="string" office:string-value="" calcext:value-type="error">
            <text:p>#DIV/0!</text:p>
          </table:table-cell>
          <table:table-cell table:style-name="ce86" table:formula="of:=AVERAGE([.D55:.D77])" office:value-type="string" office:string-value="" calcext:value-type="error">
            <text:p>#DIV/0!</text:p>
          </table:table-cell>
          <table:table-cell table:style-name="ce78" table:formula="of:=AVERAGE([.E55:.E77])" office:value-type="string" office:string-value="" calcext:value-type="error">
            <text:p>#DIV/0!</text:p>
          </table:table-cell>
          <table:table-cell table:style-name="ce78" table:formula="of:=AVERAGE([.F55:.F77])" office:value-type="string" office:string-value="" calcext:value-type="error">
            <text:p>#DIV/0!</text:p>
          </table:table-cell>
          <table:table-cell table:style-name="ce77" table:number-columns-repeated="2"/>
          <table:table-cell table:style-name="ce77" table:formula="of:=AVERAGE([.I55:.I77])" office:value-type="float" office:value="0.923767845741348" calcext:value-type="float">
            <text:p>0.9238</text:p>
          </table:table-cell>
          <table:table-cell table:style-name="ce77" table:formula="of:=AVERAGE([.J55:.J77])" office:value-type="float" office:value="0.920822417054565" calcext:value-type="float">
            <text:p>0.9208</text:p>
          </table:table-cell>
          <table:table-cell table:style-name="ce77" table:formula="of:=AVERAGE([.K55:.K77])" office:value-type="string" office:string-value="" calcext:value-type="error">
            <text:p>#DIV/0!</text:p>
          </table:table-cell>
          <table:table-cell table:style-name="ce77" table:formula="of:=AVERAGE([.L55:.L77])" office:value-type="string" office:string-value="" calcext:value-type="error">
            <text:p>#DIV/0!</text:p>
          </table:table-cell>
          <table:table-cell table:style-name="ce77" table:formula="of:=AVERAGE([.M55:.M7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1_3</text:p>
          </table:table-cell>
          <table:table-cell table:style-name="ce77" office:value-type="float" office:value="0.893997973301" calcext:value-type="float">
            <text:p>0.8940</text:p>
          </table:table-cell>
          <table:table-cell table:style-name="ce77" office:value-type="float" office:value="0.915622424294" calcext:value-type="float">
            <text:p>0.9156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2_3</text:p>
          </table:table-cell>
          <table:table-cell table:style-name="ce77" office:value-type="float" office:value="0.989305615561" calcext:value-type="float">
            <text:p>0.9893</text:p>
          </table:table-cell>
          <table:table-cell table:style-name="ce77" office:value-type="float" office:value="0.989253404489" calcext:value-type="float">
            <text:p>0.989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3_3</text:p>
          </table:table-cell>
          <table:table-cell table:style-name="ce77" office:value-type="float" office:value="0.988852292126" calcext:value-type="float">
            <text:p>0.9889</text:p>
          </table:table-cell>
          <table:table-cell table:style-name="ce77" office:value-type="float" office:value="0.988844300221" calcext:value-type="float">
            <text:p>0.9888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4_3</text:p>
          </table:table-cell>
          <table:table-cell table:style-name="ce77" office:value-type="float" office:value="0.915233852147" calcext:value-type="float">
            <text:p>0.9152</text:p>
          </table:table-cell>
          <table:table-cell table:style-name="ce77" office:value-type="float" office:value="0.915716075592" calcext:value-type="float">
            <text:p>0.9157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5_3</text:p>
          </table:table-cell>
          <table:table-cell table:style-name="ce77" office:value-type="float" office:value="0.842802718359" calcext:value-type="float">
            <text:p>0.8428</text:p>
          </table:table-cell>
          <table:table-cell table:style-name="ce77" office:value-type="float" office:value="0.842995162094" calcext:value-type="float">
            <text:p>0.8430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6_3</text:p>
          </table:table-cell>
          <table:table-cell table:style-name="ce77" office:value-type="float" office:value="0.831469051706" calcext:value-type="float">
            <text:p>0.8315</text:p>
          </table:table-cell>
          <table:table-cell table:style-name="ce77" office:value-type="float" office:value="0.831760414399" calcext:value-type="float">
            <text:p>0.8318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7_3</text:p>
          </table:table-cell>
          <table:table-cell table:style-name="ce77" office:value-type="float" office:value="0.919297011782" calcext:value-type="float">
            <text:p>0.9193</text:p>
          </table:table-cell>
          <table:table-cell table:style-name="ce77" office:value-type="float" office:value="0.919340812592" calcext:value-type="float">
            <text:p>0.919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8_3</text:p>
          </table:table-cell>
          <table:table-cell table:style-name="ce77" office:value-type="float" office:value="0.824402845245" calcext:value-type="float">
            <text:p>0.8244</text:p>
          </table:table-cell>
          <table:table-cell table:style-name="ce77" office:value-type="float" office:value="0.823449898348" calcext:value-type="float">
            <text:p>0.8234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9_3</text:p>
          </table:table-cell>
          <table:table-cell table:style-name="ce77" office:value-type="float" office:value="0.765537015041" calcext:value-type="float">
            <text:p>0.7655</text:p>
          </table:table-cell>
          <table:table-cell table:style-name="ce77" office:value-type="float" office:value="0.763195908398" calcext:value-type="float">
            <text:p>0.763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1_3</text:p>
          </table:table-cell>
          <table:table-cell table:style-name="ce77" office:value-type="float" office:value="0.964548701657" calcext:value-type="float">
            <text:p>0.9645</text:p>
          </table:table-cell>
          <table:table-cell table:style-name="ce77" office:value-type="float" office:value="0.964596363027" calcext:value-type="float">
            <text:p>0.9646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2_3</text:p>
          </table:table-cell>
          <table:table-cell table:style-name="ce77" office:value-type="float" office:value="0.929882876908" calcext:value-type="float">
            <text:p>0.9299</text:p>
          </table:table-cell>
          <table:table-cell table:style-name="ce77" office:value-type="float" office:value="0.929913224347" calcext:value-type="float">
            <text:p>0.929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3_3</text:p>
          </table:table-cell>
          <table:table-cell table:style-name="ce77" office:value-type="float" office:value="0.929879992994" calcext:value-type="float">
            <text:p>0.9299</text:p>
          </table:table-cell>
          <table:table-cell table:style-name="ce77" office:value-type="float" office:value="0.929562892072" calcext:value-type="float">
            <text:p>0.9296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4_3</text:p>
          </table:table-cell>
          <table:table-cell table:style-name="ce77" office:value-type="float" office:value="0.930468972272" calcext:value-type="float">
            <text:p>0.9305</text:p>
          </table:table-cell>
          <table:table-cell table:style-name="ce77" office:value-type="float" office:value="0.930070562761" calcext:value-type="float">
            <text:p>0.9301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5_3</text:p>
          </table:table-cell>
          <table:table-cell table:style-name="ce77" office:value-type="float" office:value="0.985928696793" calcext:value-type="float">
            <text:p>0.9859</text:p>
          </table:table-cell>
          <table:table-cell table:style-name="ce77" office:value-type="float" office:value="0.985926106052" calcext:value-type="float">
            <text:p>0.985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6_3</text:p>
          </table:table-cell>
          <table:table-cell table:style-name="ce77" office:value-type="float" office:value="0.985926923782" calcext:value-type="float">
            <text:p>0.9859</text:p>
          </table:table-cell>
          <table:table-cell table:style-name="ce77" office:value-type="float" office:value="0.985925716389" calcext:value-type="float">
            <text:p>0.985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7_3</text:p>
          </table:table-cell>
          <table:table-cell table:style-name="ce77" office:value-type="float" office:value="0.964695945036" calcext:value-type="float">
            <text:p>0.9647</text:p>
          </table:table-cell>
          <table:table-cell table:style-name="ce77" office:value-type="float" office:value="0.964368633165" calcext:value-type="float">
            <text:p>0.9644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8_3</text:p>
          </table:table-cell>
          <table:table-cell table:style-name="ce77" office:value-type="float" office:value="0.81169569962" calcext:value-type="float">
            <text:p>0.8117</text:p>
          </table:table-cell>
          <table:table-cell table:style-name="ce77" office:value-type="float" office:value="0.80790679935" calcext:value-type="float">
            <text:p>0.807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9_3</text:p>
          </table:table-cell>
          <table:table-cell table:style-name="ce77" office:value-type="float" office:value="0.892951408987" calcext:value-type="float">
            <text:p>0.8930</text:p>
          </table:table-cell>
          <table:table-cell table:style-name="ce77" office:value-type="float" office:value="0.901944399515" calcext:value-type="float">
            <text:p>0.901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10_3</text:p>
          </table:table-cell>
          <table:table-cell table:style-name="ce77" office:value-type="float" office:value="0.503149942875" calcext:value-type="float">
            <text:p>0.5031</text:p>
          </table:table-cell>
          <table:table-cell table:style-name="ce77" office:value-type="float" office:value="0.501462293131" calcext:value-type="float">
            <text:p>0.5015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/>
          <table:table-cell table:formula="of:=AVERAGE([.B79:.B97])" office:value-type="string" office:string-value="" calcext:value-type="error">
            <text:p>#DIV/0!</text:p>
          </table:table-cell>
          <table:table-cell table:formula="of:=AVERAGE([.C79:.C97])" office:value-type="string" office:string-value="" calcext:value-type="error">
            <text:p>#DIV/0!</text:p>
          </table:table-cell>
          <table:table-cell table:style-name="ce86" table:formula="of:=AVERAGE([.D79:.D97])" office:value-type="string" office:string-value="" calcext:value-type="error">
            <text:p>#DIV/0!</text:p>
          </table:table-cell>
          <table:table-cell table:style-name="ce78" table:formula="of:=AVERAGE([.E79:.E97])" office:value-type="string" office:string-value="" calcext:value-type="error">
            <text:p>#DIV/0!</text:p>
          </table:table-cell>
          <table:table-cell table:style-name="ce78" table:formula="of:=AVERAGE([.F79:.F97])" office:value-type="string" office:string-value="" calcext:value-type="error">
            <text:p>#DIV/0!</text:p>
          </table:table-cell>
          <table:table-cell table:style-name="ce77" table:number-columns-repeated="2"/>
          <table:table-cell table:style-name="ce77" table:formula="of:=AVERAGE([.I79:.I97])" office:value-type="float" office:value="0.887896186115368" calcext:value-type="float">
            <text:p>0.8879</text:p>
          </table:table-cell>
          <table:table-cell table:style-name="ce77" table:formula="of:=AVERAGE([.J79:.J97])" office:value-type="float" office:value="0.889045020538737" calcext:value-type="float">
            <text:p>0.8890</text:p>
          </table:table-cell>
          <table:table-cell table:style-name="ce77" table:formula="of:=AVERAGE([.K79:.K97])" office:value-type="string" office:string-value="" calcext:value-type="error">
            <text:p>#DIV/0!</text:p>
          </table:table-cell>
          <table:table-cell table:style-name="ce77" table:formula="of:=AVERAGE([.L79:.L97])" office:value-type="string" office:string-value="" calcext:value-type="error">
            <text:p>#DIV/0!</text:p>
          </table:table-cell>
          <table:table-cell table:style-name="ce77" table:formula="of:=AVERAGE([.M79:.M9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04847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MOEAD_EPS" table:style-name="ta1">
        <table:table-column table:style-name="co1" table:number-columns-repeated="17" table:default-cell-style-name="Default"/>
        <table:table-column table:style-name="co1" table:number-columns-repeated="4" table:default-cell-style-name="ce80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EPS=1.0e-14</text:p>
          </table:table-cell>
          <table:table-cell table:number-columns-repeated="3"/>
          <table:table-cell office:value-type="string" calcext:value-type="string">
            <text:p>EPS=1.2e-130</text:p>
          </table:table-cell>
          <table:table-cell table:number-columns-repeated="3"/>
          <table:table-cell table:style-name="ce88" office:value-type="string" calcext:value-type="string">
            <text:p>EPS=1.0e-10</text:p>
          </table:table-cell>
          <table:table-cell table:number-columns-repeated="3"/>
          <table:table-cell office:value-type="string" calcext:value-type="string">
            <text:p>rand</text:p>
          </table:table-cell>
          <table:table-cell table:number-columns-repeated="3"/>
          <table:table-cell office:value-type="string" calcext:value-type="string">
            <text:p>Rand + EPS=1.0e-10</text:p>
          </table:table-cell>
          <table:table-cell table:number-columns-repeated="3"/>
          <table:table-cell office:value-type="string" calcext:value-type="string">
            <text:p>2.5x10^7 + rand + EPS=1.0e-10</text:p>
          </table:table-cell>
          <table:table-cell office:value-type="string" calcext:value-type="string">
            <text:p>2.5x10^7 + EPS=1.0e-10</text:p>
          </table:table-cell>
          <table:table-cell table:number-columns-repeated="3"/>
          <table:table-cell table:style-name="ce80" office:value-type="string" calcext:value-type="string">
            <text:p>2.5x10^7 + rand + EPS=1.2e-130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69607049747" calcext:value-type="float">
            <text:p>0.969607049747</text:p>
          </table:table-cell>
          <table:table-cell office:value-type="float" office:value="0.879110001388" calcext:value-type="float">
            <text:p>0.879110001388</text:p>
          </table:table-cell>
          <table:table-cell office:value-type="float" office:value="0.503154103913" calcext:value-type="float">
            <text:p>0.503154103913</text:p>
          </table:table-cell>
          <table:table-cell office:value-type="float" office:value="0.118151829464" calcext:value-type="float">
            <text:p>0.118151829464</text:p>
          </table:table-cell>
          <table:table-cell office:value-type="float" office:value="0.986397938661" calcext:value-type="float">
            <text:p>0.986397938661</text:p>
          </table:table-cell>
          <table:table-cell office:value-type="float" office:value="0.886230250092" calcext:value-type="float">
            <text:p>0.886230250092</text:p>
          </table:table-cell>
          <table:table-cell office:value-type="float" office:value="0.419680753686" calcext:value-type="float">
            <text:p>0.419680753686</text:p>
          </table:table-cell>
          <table:table-cell office:value-type="float" office:value="0.142311242197" calcext:value-type="float">
            <text:p>0.142311242197</text:p>
          </table:table-cell>
          <table:table-cell office:value-type="float" office:value="0.52147817275" calcext:value-type="float">
            <text:p>0.52147817275</text:p>
          </table:table-cell>
          <table:table-cell office:value-type="float" office:value="0.5096530794" calcext:value-type="float">
            <text:p>0.5096530794</text:p>
          </table:table-cell>
          <table:table-cell office:value-type="float" office:value="0.33384919307" calcext:value-type="float">
            <text:p>0.33384919307</text:p>
          </table:table-cell>
          <table:table-cell office:value-type="float" office:value="0.151477954244" calcext:value-type="float">
            <text:p>0.151477954244</text:p>
          </table:table-cell>
          <table:table-cell office:value-type="float" office:value="0.987347191133" calcext:value-type="float">
            <text:p>0.987347191133</text:p>
          </table:table-cell>
          <table:table-cell office:value-type="float" office:value="0.876022766245" calcext:value-type="float">
            <text:p>0.876022766245</text:p>
          </table:table-cell>
          <table:table-cell office:value-type="float" office:value="0.422103736987" calcext:value-type="float">
            <text:p>0.422103736987</text:p>
          </table:table-cell>
          <table:table-cell office:value-type="float" office:value="0.110734498084" calcext:value-type="float">
            <text:p>0.110734498084</text:p>
          </table:table-cell>
          <table:table-cell office:value-type="float" office:value="0.525445873866" calcext:value-type="float">
            <text:p>0.525445873866</text:p>
          </table:table-cell>
          <table:table-cell office:value-type="float" office:value="0.495670016384" calcext:value-type="float">
            <text:p>0.495670016384</text:p>
          </table:table-cell>
          <table:table-cell office:value-type="float" office:value="0.322956381011" calcext:value-type="float">
            <text:p>0.322956381011</text:p>
          </table:table-cell>
          <table:table-cell office:value-type="float" office:value="0.127968589091" calcext:value-type="float">
            <text:p>0.127968589091</text:p>
          </table:table-cell>
          <table:table-cell office:value-type="float" office:value="0.531393942708" calcext:value-type="float">
            <text:p>0.531393942708</text:p>
          </table:table-cell>
          <table:table-cell office:value-type="float" office:value="0.54005183919" calcext:value-type="float">
            <text:p>0.54005183919</text:p>
          </table:table-cell>
          <table:table-cell office:value-type="float" office:value="0.531468286422" calcext:value-type="float">
            <text:p>0.531468286422</text:p>
          </table:table-cell>
          <table:table-cell office:value-type="float" office:value="0.548353477396" calcext:value-type="float">
            <text:p>0.548353477396</text:p>
          </table:table-cell>
          <table:table-cell office:value-type="float" office:value="0.429259759237" calcext:value-type="float">
            <text:p>0.429259759237</text:p>
          </table:table-cell>
          <table:table-cell office:value-type="float" office:value="0.991858492777" calcext:value-type="float">
            <text:p>0.991858492777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851834451676" calcext:value-type="float">
            <text:p>0.851834451676</text:p>
          </table:table-cell>
          <table:table-cell office:value-type="float" office:value="0.808741520962" calcext:value-type="float">
            <text:p>0.808741520962</text:p>
          </table:table-cell>
          <table:table-cell office:value-type="float" office:value="0.697071514904" calcext:value-type="float">
            <text:p>0.697071514904</text:p>
          </table:table-cell>
          <table:table-cell office:value-type="float" office:value="0.678289157932" calcext:value-type="float">
            <text:p>0.678289157932</text:p>
          </table:table-cell>
          <table:table-cell office:value-type="float" office:value="0.851970503811" calcext:value-type="float">
            <text:p>0.851970503811</text:p>
          </table:table-cell>
          <table:table-cell office:value-type="float" office:value="0.839397827287" calcext:value-type="float">
            <text:p>0.839397827287</text:p>
          </table:table-cell>
          <table:table-cell office:value-type="float" office:value="0.694156590698" calcext:value-type="float">
            <text:p>0.694156590698</text:p>
          </table:table-cell>
          <table:table-cell office:value-type="float" office:value="0.67933769433" calcext:value-type="float">
            <text:p>0.67933769433</text:p>
          </table:table-cell>
          <table:table-cell office:value-type="float" office:value="0.851611410956" calcext:value-type="float">
            <text:p>0.851611410956</text:p>
          </table:table-cell>
          <table:table-cell office:value-type="float" office:value="0.836007747322" calcext:value-type="float">
            <text:p>0.836007747322</text:p>
          </table:table-cell>
          <table:table-cell office:value-type="float" office:value="0.701039790309" calcext:value-type="float">
            <text:p>0.701039790309</text:p>
          </table:table-cell>
          <table:table-cell office:value-type="float" office:value="0.686529651561" calcext:value-type="float">
            <text:p>0.686529651561</text:p>
          </table:table-cell>
          <table:table-cell office:value-type="float" office:value="0.887208776584" calcext:value-type="float">
            <text:p>0.887208776584</text:p>
          </table:table-cell>
          <table:table-cell office:value-type="float" office:value="0.830302831833" calcext:value-type="float">
            <text:p>0.830302831833</text:p>
          </table:table-cell>
          <table:table-cell office:value-type="float" office:value="0.702166593923" calcext:value-type="float">
            <text:p>0.702166593923</text:p>
          </table:table-cell>
          <table:table-cell office:value-type="float" office:value="0.668831297585" calcext:value-type="float">
            <text:p>0.668831297585</text:p>
          </table:table-cell>
          <table:table-cell office:value-type="float" office:value="0.893626968638" calcext:value-type="float">
            <text:p>0.893626968638</text:p>
          </table:table-cell>
          <table:table-cell office:value-type="float" office:value="0.836810776583" calcext:value-type="float">
            <text:p>0.836810776583</text:p>
          </table:table-cell>
          <table:table-cell office:value-type="float" office:value="0.7025083067" calcext:value-type="float">
            <text:p>0.7025083067</text:p>
          </table:table-cell>
          <table:table-cell office:value-type="float" office:value="0.668402119495" calcext:value-type="float">
            <text:p>0.668402119495</text:p>
          </table:table-cell>
          <table:table-cell office:value-type="float" office:value="0.893894801007" calcext:value-type="float">
            <text:p>0.893894801007</text:p>
          </table:table-cell>
          <table:table-cell office:value-type="float" office:value="0.852017917854" calcext:value-type="float">
            <text:p>0.852017917854</text:p>
          </table:table-cell>
          <table:table-cell office:value-type="float" office:value="0.851974640921" calcext:value-type="float">
            <text:p>0.851974640921</text:p>
          </table:table-cell>
          <table:table-cell office:value-type="float" office:value="0.793269987303" calcext:value-type="float">
            <text:p>0.793269987303</text:p>
          </table:table-cell>
          <table:table-cell office:value-type="float" office:value="0.70197274217" calcext:value-type="float">
            <text:p>0.70197274217</text:p>
          </table:table-cell>
          <table:table-cell office:value-type="float" office:value="0.890681736323" calcext:value-type="float">
            <text:p>0.890681736323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230871002" calcext:value-type="float">
            <text:p>0.991230871002</text:p>
          </table:table-cell>
          <table:table-cell office:value-type="float" office:value="0.984147145821" calcext:value-type="float">
            <text:p>0.984147145821</text:p>
          </table:table-cell>
          <table:table-cell office:value-type="float" office:value="0.923559609218" calcext:value-type="float">
            <text:p>0.923559609218</text:p>
          </table:table-cell>
          <table:table-cell office:value-type="float" office:value="0.872628878446" calcext:value-type="float">
            <text:p>0.872628878446</text:p>
          </table:table-cell>
          <table:table-cell office:value-type="float" office:value="0.991168470411" calcext:value-type="float">
            <text:p>0.991168470411</text:p>
          </table:table-cell>
          <table:table-cell office:value-type="float" office:value="0.98957804579" calcext:value-type="float">
            <text:p>0.98957804579</text:p>
          </table:table-cell>
          <table:table-cell office:value-type="float" office:value="0.92314946244" calcext:value-type="float">
            <text:p>0.92314946244</text:p>
          </table:table-cell>
          <table:table-cell office:value-type="float" office:value="0.90702061062" calcext:value-type="float">
            <text:p>0.90702061062</text:p>
          </table:table-cell>
          <table:table-cell office:value-type="float" office:value="0.991278804076" calcext:value-type="float">
            <text:p>0.991278804076</text:p>
          </table:table-cell>
          <table:table-cell office:value-type="float" office:value="0.987352336843" calcext:value-type="float">
            <text:p>0.987352336843</text:p>
          </table:table-cell>
          <table:table-cell office:value-type="float" office:value="0.963655571509" calcext:value-type="float">
            <text:p>0.963655571509</text:p>
          </table:table-cell>
          <table:table-cell office:value-type="float" office:value="0.852273632629" calcext:value-type="float">
            <text:p>0.852273632629</text:p>
          </table:table-cell>
          <table:table-cell office:value-type="float" office:value="0.991078961941" calcext:value-type="float">
            <text:p>0.991078961941</text:p>
          </table:table-cell>
          <table:table-cell office:value-type="float" office:value="0.986101417386" calcext:value-type="float">
            <text:p>0.986101417386</text:p>
          </table:table-cell>
          <table:table-cell office:value-type="float" office:value="0.941373047945" calcext:value-type="float">
            <text:p>0.941373047945</text:p>
          </table:table-cell>
          <table:table-cell office:value-type="float" office:value="0.894347781072" calcext:value-type="float">
            <text:p>0.894347781072</text:p>
          </table:table-cell>
          <table:table-cell office:value-type="float" office:value="0.991066117424" calcext:value-type="float">
            <text:p>0.991066117424</text:p>
          </table:table-cell>
          <table:table-cell office:value-type="float" office:value="0.986939716189" calcext:value-type="float">
            <text:p>0.986939716189</text:p>
          </table:table-cell>
          <table:table-cell office:value-type="float" office:value="0.945541458027" calcext:value-type="float">
            <text:p>0.945541458027</text:p>
          </table:table-cell>
          <table:table-cell office:value-type="float" office:value="0.894075594048" calcext:value-type="float">
            <text:p>0.894075594048</text:p>
          </table:table-cell>
          <table:table-cell office:value-type="float" office:value="0.991629651549" calcext:value-type="float">
            <text:p>0.991629651549</text:p>
          </table:table-cell>
          <table:table-cell office:value-type="float" office:value="0.991669306221" calcext:value-type="float">
            <text:p>0.991669306221</text:p>
          </table:table-cell>
          <table:table-cell office:value-type="float" office:value="0.991050700377" calcext:value-type="float">
            <text:p>0.991050700377</text:p>
          </table:table-cell>
          <table:table-cell office:value-type="float" office:value="0.988436918204" calcext:value-type="float">
            <text:p>0.988436918204</text:p>
          </table:table-cell>
          <table:table-cell office:value-type="float" office:value="0.91424644125" calcext:value-type="float">
            <text:p>0.91424644125</text:p>
          </table:table-cell>
          <table:table-cell office:value-type="float" office:value="0.991621949857" calcext:value-type="float">
            <text:p>0.991621949857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2397473852" calcext:value-type="float">
            <text:p>0.982397473852</text:p>
          </table:table-cell>
          <table:table-cell office:value-type="float" office:value="0.970003211617" calcext:value-type="float">
            <text:p>0.970003211617</text:p>
          </table:table-cell>
          <table:table-cell office:value-type="float" office:value="0.915206643939" calcext:value-type="float">
            <text:p>0.915206643939</text:p>
          </table:table-cell>
          <table:table-cell office:value-type="float" office:value="0.867236330006" calcext:value-type="float">
            <text:p>0.867236330006</text:p>
          </table:table-cell>
          <table:table-cell office:value-type="float" office:value="0.981397283998" calcext:value-type="float">
            <text:p>0.981397283998</text:p>
          </table:table-cell>
          <table:table-cell office:value-type="float" office:value="0.965800764776" calcext:value-type="float">
            <text:p>0.965800764776</text:p>
          </table:table-cell>
          <table:table-cell office:value-type="float" office:value="0.919721939626" calcext:value-type="float">
            <text:p>0.919721939626</text:p>
          </table:table-cell>
          <table:table-cell office:value-type="float" office:value="0.86106421832" calcext:value-type="float">
            <text:p>0.86106421832</text:p>
          </table:table-cell>
          <table:table-cell office:value-type="float" office:value="0.979456563945" calcext:value-type="float">
            <text:p>0.979456563945</text:p>
          </table:table-cell>
          <table:table-cell office:value-type="float" office:value="0.967804699481" calcext:value-type="float">
            <text:p>0.967804699481</text:p>
          </table:table-cell>
          <table:table-cell office:value-type="float" office:value="0.918716448625" calcext:value-type="float">
            <text:p>0.918716448625</text:p>
          </table:table-cell>
          <table:table-cell office:value-type="float" office:value="0.837388775249" calcext:value-type="float">
            <text:p>0.837388775249</text:p>
          </table:table-cell>
          <table:table-cell office:value-type="float" office:value="0.983261095718" calcext:value-type="float">
            <text:p>0.983261095718</text:p>
          </table:table-cell>
          <table:table-cell office:value-type="float" office:value="0.967116342352" calcext:value-type="float">
            <text:p>0.967116342352</text:p>
          </table:table-cell>
          <table:table-cell office:value-type="float" office:value="0.917087839432" calcext:value-type="float">
            <text:p>0.917087839432</text:p>
          </table:table-cell>
          <table:table-cell office:value-type="float" office:value="0.854258429537" calcext:value-type="float">
            <text:p>0.854258429537</text:p>
          </table:table-cell>
          <table:table-cell office:value-type="float" office:value="0.98346710666" calcext:value-type="float">
            <text:p>0.98346710666</text:p>
          </table:table-cell>
          <table:table-cell office:value-type="float" office:value="0.967024017645" calcext:value-type="float">
            <text:p>0.967024017645</text:p>
          </table:table-cell>
          <table:table-cell office:value-type="float" office:value="0.915693434372" calcext:value-type="float">
            <text:p>0.915693434372</text:p>
          </table:table-cell>
          <table:table-cell office:value-type="float" office:value="0.85511408356" calcext:value-type="float">
            <text:p>0.85511408356</text:p>
          </table:table-cell>
          <table:table-cell office:value-type="float" office:value="0.986910250775" calcext:value-type="float">
            <text:p>0.986910250775</text:p>
          </table:table-cell>
          <table:table-cell office:value-type="float" office:value="0.984162202531" calcext:value-type="float">
            <text:p>0.984162202531</text:p>
          </table:table-cell>
          <table:table-cell office:value-type="float" office:value="0.985988883531" calcext:value-type="float">
            <text:p>0.985988883531</text:p>
          </table:table-cell>
          <table:table-cell office:value-type="float" office:value="0.970382679956" calcext:value-type="float">
            <text:p>0.970382679956</text:p>
          </table:table-cell>
          <table:table-cell office:value-type="float" office:value="0.930647939358" calcext:value-type="float">
            <text:p>0.930647939358</text:p>
          </table:table-cell>
          <table:table-cell office:value-type="float" office:value="0.987238822517" calcext:value-type="float">
            <text:p>0.987238822517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50465228" calcext:value-type="float">
            <text:p>0.87750465228</text:p>
          </table:table-cell>
          <table:table-cell office:value-type="float" office:value="0.876085075478" calcext:value-type="float">
            <text:p>0.876085075478</text:p>
          </table:table-cell>
          <table:table-cell office:value-type="float" office:value="0.873015128474" calcext:value-type="float">
            <text:p>0.873015128474</text:p>
          </table:table-cell>
          <table:table-cell office:value-type="float" office:value="0.865990698507" calcext:value-type="float">
            <text:p>0.865990698507</text:p>
          </table:table-cell>
          <table:table-cell office:value-type="float" office:value="0.877566663167" calcext:value-type="float">
            <text:p>0.877566663167</text:p>
          </table:table-cell>
          <table:table-cell office:value-type="float" office:value="0.875088373395" calcext:value-type="float">
            <text:p>0.875088373395</text:p>
          </table:table-cell>
          <table:table-cell office:value-type="float" office:value="0.872782183831" calcext:value-type="float">
            <text:p>0.872782183831</text:p>
          </table:table-cell>
          <table:table-cell office:value-type="float" office:value="0.865659971987" calcext:value-type="float">
            <text:p>0.865659971987</text:p>
          </table:table-cell>
          <table:table-cell office:value-type="float" office:value="0.877582511445" calcext:value-type="float">
            <text:p>0.877582511445</text:p>
          </table:table-cell>
          <table:table-cell office:value-type="float" office:value="0.877310841131" calcext:value-type="float">
            <text:p>0.877310841131</text:p>
          </table:table-cell>
          <table:table-cell office:value-type="float" office:value="0.872957922033" calcext:value-type="float">
            <text:p>0.872957922033</text:p>
          </table:table-cell>
          <table:table-cell office:value-type="float" office:value="0.864552847351" calcext:value-type="float">
            <text:p>0.864552847351</text:p>
          </table:table-cell>
          <table:table-cell office:value-type="float" office:value="0.876020696093" calcext:value-type="float">
            <text:p>0.876020696093</text:p>
          </table:table-cell>
          <table:table-cell office:value-type="float" office:value="0.87561810577" calcext:value-type="float">
            <text:p>0.87561810577</text:p>
          </table:table-cell>
          <table:table-cell office:value-type="float" office:value="0.872966928843" calcext:value-type="float">
            <text:p>0.872966928843</text:p>
          </table:table-cell>
          <table:table-cell office:value-type="float" office:value="0.864892201669" calcext:value-type="float">
            <text:p>0.864892201669</text:p>
          </table:table-cell>
          <table:table-cell office:value-type="float" office:value="0.875722881394" calcext:value-type="float">
            <text:p>0.875722881394</text:p>
          </table:table-cell>
          <table:table-cell office:value-type="float" office:value="0.875456227436" calcext:value-type="float">
            <text:p>0.875456227436</text:p>
          </table:table-cell>
          <table:table-cell office:value-type="float" office:value="0.872792745164" calcext:value-type="float">
            <text:p>0.872792745164</text:p>
          </table:table-cell>
          <table:table-cell office:value-type="float" office:value="0.864982974234" calcext:value-type="float">
            <text:p>0.864982974234</text:p>
          </table:table-cell>
          <table:table-cell office:value-type="float" office:value="0.876840681417" calcext:value-type="float">
            <text:p>0.876840681417</text:p>
          </table:table-cell>
          <table:table-cell office:value-type="float" office:value="0.877737773396" calcext:value-type="float">
            <text:p>0.877737773396</text:p>
          </table:table-cell>
          <table:table-cell office:value-type="float" office:value="0.878536052314" calcext:value-type="float">
            <text:p>0.878536052314</text:p>
          </table:table-cell>
          <table:table-cell office:value-type="float" office:value="0.875356677571" calcext:value-type="float">
            <text:p>0.875356677571</text:p>
          </table:table-cell>
          <table:table-cell office:value-type="float" office:value="0.872863450982" calcext:value-type="float">
            <text:p>0.872863450982</text:p>
          </table:table-cell>
          <table:table-cell office:value-type="float" office:value="0.877652050722" calcext:value-type="float">
            <text:p>0.877652050722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21790326868" calcext:value-type="float">
            <text:p>0.921790326868</text:p>
          </table:table-cell>
          <table:table-cell office:value-type="float" office:value="0.962226208407" calcext:value-type="float">
            <text:p>0.962226208407</text:p>
          </table:table-cell>
          <table:table-cell office:value-type="float" office:value="0.970965643061" calcext:value-type="float">
            <text:p>0.970965643061</text:p>
          </table:table-cell>
          <table:table-cell office:value-type="float" office:value="0.960503132788" calcext:value-type="float">
            <text:p>0.960503132788</text:p>
          </table:table-cell>
          <table:table-cell office:value-type="float" office:value="0.921655818791" calcext:value-type="float">
            <text:p>0.921655818791</text:p>
          </table:table-cell>
          <table:table-cell office:value-type="float" office:value="0.953467973361" calcext:value-type="float">
            <text:p>0.953467973361</text:p>
          </table:table-cell>
          <table:table-cell office:value-type="float" office:value="0.971291443936" calcext:value-type="float">
            <text:p>0.971291443936</text:p>
          </table:table-cell>
          <table:table-cell office:value-type="float" office:value="0.960503132788" calcext:value-type="float">
            <text:p>0.960503132788</text:p>
          </table:table-cell>
          <table:table-cell office:value-type="float" office:value="0.940626168693" calcext:value-type="float">
            <text:p>0.940626168693</text:p>
          </table:table-cell>
          <table:table-cell office:value-type="float" office:value="0.953224457463" calcext:value-type="float">
            <text:p>0.953224457463</text:p>
          </table:table-cell>
          <table:table-cell office:value-type="float" office:value="0.96489058757" calcext:value-type="float">
            <text:p>0.96489058757</text:p>
          </table:table-cell>
          <table:table-cell office:value-type="float" office:value="0.960710051035" calcext:value-type="float">
            <text:p>0.960710051035</text:p>
          </table:table-cell>
          <table:table-cell office:value-type="float" office:value="0.921310504185" calcext:value-type="float">
            <text:p>0.921310504185</text:p>
          </table:table-cell>
          <table:table-cell office:value-type="float" office:value="0.950288876439" calcext:value-type="float">
            <text:p>0.950288876439</text:p>
          </table:table-cell>
          <table:table-cell office:value-type="float" office:value="0.965363356511" calcext:value-type="float">
            <text:p>0.965363356511</text:p>
          </table:table-cell>
          <table:table-cell office:value-type="float" office:value="0.961987091223" calcext:value-type="float">
            <text:p>0.961987091223</text:p>
          </table:table-cell>
          <table:table-cell office:value-type="float" office:value="0.92478228971" calcext:value-type="float">
            <text:p>0.92478228971</text:p>
          </table:table-cell>
          <table:table-cell office:value-type="float" office:value="0.95209077838" calcext:value-type="float">
            <text:p>0.95209077838</text:p>
          </table:table-cell>
          <table:table-cell office:value-type="float" office:value="0.964861854756" calcext:value-type="float">
            <text:p>0.964861854756</text:p>
          </table:table-cell>
          <table:table-cell office:value-type="float" office:value="0.961925060308" calcext:value-type="float">
            <text:p>0.961925060308</text:p>
          </table:table-cell>
          <table:table-cell office:value-type="float" office:value="0.925114002844" calcext:value-type="float">
            <text:p>0.925114002844</text:p>
          </table:table-cell>
          <table:table-cell office:value-type="float" office:value="0.940794244304" calcext:value-type="float">
            <text:p>0.940794244304</text:p>
          </table:table-cell>
          <table:table-cell office:value-type="float" office:value="0.954285244879" calcext:value-type="float">
            <text:p>0.954285244879</text:p>
          </table:table-cell>
          <table:table-cell office:value-type="float" office:value="0.969811746224" calcext:value-type="float">
            <text:p>0.969811746224</text:p>
          </table:table-cell>
          <table:table-cell office:value-type="float" office:value="0.9742836909" calcext:value-type="float">
            <text:p>0.9742836909</text:p>
          </table:table-cell>
          <table:table-cell office:value-type="float" office:value="0.921742007689" calcext:value-type="float">
            <text:p>0.921742007689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782861274" calcext:value-type="float">
            <text:p>0.987782861274</text:p>
          </table:table-cell>
          <table:table-cell office:value-type="float" office:value="0.986842377558" calcext:value-type="float">
            <text:p>0.986842377558</text:p>
          </table:table-cell>
          <table:table-cell office:value-type="float" office:value="0.980250700152" calcext:value-type="float">
            <text:p>0.980250700152</text:p>
          </table:table-cell>
          <table:table-cell office:value-type="float" office:value="0.915492235291" calcext:value-type="float">
            <text:p>0.915492235291</text:p>
          </table:table-cell>
          <table:table-cell office:value-type="float" office:value="0.987812368961" calcext:value-type="float">
            <text:p>0.987812368961</text:p>
          </table:table-cell>
          <table:table-cell office:value-type="float" office:value="0.986762746473" calcext:value-type="float">
            <text:p>0.986762746473</text:p>
          </table:table-cell>
          <table:table-cell office:value-type="float" office:value="0.979419571344" calcext:value-type="float">
            <text:p>0.979419571344</text:p>
          </table:table-cell>
          <table:table-cell office:value-type="float" office:value="0.900991346622" calcext:value-type="float">
            <text:p>0.900991346622</text:p>
          </table:table-cell>
          <table:table-cell office:value-type="float" office:value="0.987797934286" calcext:value-type="float">
            <text:p>0.987797934286</text:p>
          </table:table-cell>
          <table:table-cell office:value-type="float" office:value="0.98690267625" calcext:value-type="float">
            <text:p>0.98690267625</text:p>
          </table:table-cell>
          <table:table-cell office:value-type="float" office:value="0.934860433822" calcext:value-type="float">
            <text:p>0.934860433822</text:p>
          </table:table-cell>
          <table:table-cell office:value-type="float" office:value="0.909738952195" calcext:value-type="float">
            <text:p>0.909738952195</text:p>
          </table:table-cell>
          <table:table-cell office:value-type="float" office:value="0.987771742624" calcext:value-type="float">
            <text:p>0.987771742624</text:p>
          </table:table-cell>
          <table:table-cell office:value-type="float" office:value="0.986825927793" calcext:value-type="float">
            <text:p>0.986825927793</text:p>
          </table:table-cell>
          <table:table-cell office:value-type="float" office:value="0.95071473205" calcext:value-type="float">
            <text:p>0.95071473205</text:p>
          </table:table-cell>
          <table:table-cell office:value-type="float" office:value="0.909563931902" calcext:value-type="float">
            <text:p>0.909563931902</text:p>
          </table:table-cell>
          <table:table-cell office:value-type="float" office:value="0.987759657766" calcext:value-type="float">
            <text:p>0.987759657766</text:p>
          </table:table-cell>
          <table:table-cell office:value-type="float" office:value="0.986852041671" calcext:value-type="float">
            <text:p>0.986852041671</text:p>
          </table:table-cell>
          <table:table-cell office:value-type="float" office:value="0.946594513799" calcext:value-type="float">
            <text:p>0.946594513799</text:p>
          </table:table-cell>
          <table:table-cell office:value-type="float" office:value="0.909586751152" calcext:value-type="float">
            <text:p>0.909586751152</text:p>
          </table:table-cell>
          <table:table-cell office:value-type="float" office:value="0.987846964419" calcext:value-type="float">
            <text:p>0.987846964419</text:p>
          </table:table-cell>
          <table:table-cell office:value-type="float" office:value="0.987851160643" calcext:value-type="float">
            <text:p>0.987851160643</text:p>
          </table:table-cell>
          <table:table-cell office:value-type="float" office:value="0.987584537901" calcext:value-type="float">
            <text:p>0.987584537901</text:p>
          </table:table-cell>
          <table:table-cell office:value-type="float" office:value="0.986245387404" calcext:value-type="float">
            <text:p>0.986245387404</text:p>
          </table:table-cell>
          <table:table-cell office:value-type="float" office:value="0.930262598731" calcext:value-type="float">
            <text:p>0.930262598731</text:p>
          </table:table-cell>
          <table:table-cell office:value-type="float" office:value="0.987849735787" calcext:value-type="float">
            <text:p>0.987849735787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0437579979" calcext:value-type="float">
            <text:p>0.820437579979</text:p>
          </table:table-cell>
          <table:table-cell office:value-type="float" office:value="0.82445929455" calcext:value-type="float">
            <text:p>0.82445929455</text:p>
          </table:table-cell>
          <table:table-cell office:value-type="float" office:value="0.800987794969" calcext:value-type="float">
            <text:p>0.800987794969</text:p>
          </table:table-cell>
          <table:table-cell office:value-type="float" office:value="0.763435066606" calcext:value-type="float">
            <text:p>0.763435066606</text:p>
          </table:table-cell>
          <table:table-cell office:value-type="float" office:value="0.819175525461" calcext:value-type="float">
            <text:p>0.819175525461</text:p>
          </table:table-cell>
          <table:table-cell office:value-type="float" office:value="0.823783420188" calcext:value-type="float">
            <text:p>0.823783420188</text:p>
          </table:table-cell>
          <table:table-cell office:value-type="float" office:value="0.800880259932" calcext:value-type="float">
            <text:p>0.800880259932</text:p>
          </table:table-cell>
          <table:table-cell office:value-type="float" office:value="0.762254578517" calcext:value-type="float">
            <text:p>0.762254578517</text:p>
          </table:table-cell>
          <table:table-cell office:value-type="float" office:value="0.822440681511" calcext:value-type="float">
            <text:p>0.822440681511</text:p>
          </table:table-cell>
          <table:table-cell office:value-type="float" office:value="0.822168851102" calcext:value-type="float">
            <text:p>0.822168851102</text:p>
          </table:table-cell>
          <table:table-cell office:value-type="float" office:value="0.797287461056" calcext:value-type="float">
            <text:p>0.797287461056</text:p>
          </table:table-cell>
          <table:table-cell office:value-type="float" office:value="0.762912689304" calcext:value-type="float">
            <text:p>0.762912689304</text:p>
          </table:table-cell>
          <table:table-cell office:value-type="float" office:value="0.819386613815" calcext:value-type="float">
            <text:p>0.819386613815</text:p>
          </table:table-cell>
          <table:table-cell office:value-type="float" office:value="0.814488875753" calcext:value-type="float">
            <text:p>0.814488875753</text:p>
          </table:table-cell>
          <table:table-cell office:value-type="float" office:value="0.795296700616" calcext:value-type="float">
            <text:p>0.795296700616</text:p>
          </table:table-cell>
          <table:table-cell office:value-type="float" office:value="0.758016494372" calcext:value-type="float">
            <text:p>0.758016494372</text:p>
          </table:table-cell>
          <table:table-cell office:value-type="float" office:value="0.819342003134" calcext:value-type="float">
            <text:p>0.819342003134</text:p>
          </table:table-cell>
          <table:table-cell office:value-type="float" office:value="0.815076338094" calcext:value-type="float">
            <text:p>0.815076338094</text:p>
          </table:table-cell>
          <table:table-cell office:value-type="float" office:value="0.796050922732" calcext:value-type="float">
            <text:p>0.796050922732</text:p>
          </table:table-cell>
          <table:table-cell office:value-type="float" office:value="0.757695751089" calcext:value-type="float">
            <text:p>0.757695751089</text:p>
          </table:table-cell>
          <table:table-cell office:value-type="float" office:value="0.822852293551" calcext:value-type="float">
            <text:p>0.822852293551</text:p>
          </table:table-cell>
          <table:table-cell office:value-type="float" office:value="0.825459071865" calcext:value-type="float">
            <text:p>0.825459071865</text:p>
          </table:table-cell>
          <table:table-cell office:value-type="float" office:value="0.831415026795" calcext:value-type="float">
            <text:p>0.831415026795</text:p>
          </table:table-cell>
          <table:table-cell office:value-type="float" office:value="0.817934077051" calcext:value-type="float">
            <text:p>0.817934077051</text:p>
          </table:table-cell>
          <table:table-cell office:value-type="float" office:value="0.794517903524" calcext:value-type="float">
            <text:p>0.794517903524</text:p>
          </table:table-cell>
          <table:table-cell office:value-type="float" office:value="0.822882842058" calcext:value-type="float">
            <text:p>0.822882842058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3347186341" calcext:value-type="float">
            <text:p>0.943347186341</text:p>
          </table:table-cell>
          <table:table-cell office:value-type="float" office:value="0.933510740451" calcext:value-type="float">
            <text:p>0.933510740451</text:p>
          </table:table-cell>
          <table:table-cell office:value-type="float" office:value="0.938468170458" calcext:value-type="float">
            <text:p>0.938468170458</text:p>
          </table:table-cell>
          <table:table-cell office:value-type="float" office:value="0.921647098658" calcext:value-type="float">
            <text:p>0.921647098658</text:p>
          </table:table-cell>
          <table:table-cell office:value-type="float" office:value="0.946068435092" calcext:value-type="float">
            <text:p>0.946068435092</text:p>
          </table:table-cell>
          <table:table-cell office:value-type="float" office:value="0.933035488297" calcext:value-type="float">
            <text:p>0.933035488297</text:p>
          </table:table-cell>
          <table:table-cell office:value-type="float" office:value="0.94040868743" calcext:value-type="float">
            <text:p>0.94040868743</text:p>
          </table:table-cell>
          <table:table-cell office:value-type="float" office:value="0.922527610158" calcext:value-type="float">
            <text:p>0.922527610158</text:p>
          </table:table-cell>
          <table:table-cell office:value-type="float" office:value="0.945471091863" calcext:value-type="float">
            <text:p>0.945471091863</text:p>
          </table:table-cell>
          <table:table-cell office:value-type="float" office:value="0.945193357479" calcext:value-type="float">
            <text:p>0.945193357479</text:p>
          </table:table-cell>
          <table:table-cell office:value-type="float" office:value="0.942258192932" calcext:value-type="float">
            <text:p>0.942258192932</text:p>
          </table:table-cell>
          <table:table-cell office:value-type="float" office:value="0.926991871277" calcext:value-type="float">
            <text:p>0.926991871277</text:p>
          </table:table-cell>
          <table:table-cell office:value-type="float" office:value="0.920434530509" calcext:value-type="float">
            <text:p>0.920434530509</text:p>
          </table:table-cell>
          <table:table-cell office:value-type="float" office:value="0.944973712363" calcext:value-type="float">
            <text:p>0.944973712363</text:p>
          </table:table-cell>
          <table:table-cell office:value-type="float" office:value="0.942159358239" calcext:value-type="float">
            <text:p>0.942159358239</text:p>
          </table:table-cell>
          <table:table-cell office:value-type="float" office:value="0.924256689709" calcext:value-type="float">
            <text:p>0.924256689709</text:p>
          </table:table-cell>
          <table:table-cell office:value-type="float" office:value="0.920377031418" calcext:value-type="float">
            <text:p>0.920377031418</text:p>
          </table:table-cell>
          <table:table-cell office:value-type="float" office:value="0.945557209526" calcext:value-type="float">
            <text:p>0.945557209526</text:p>
          </table:table-cell>
          <table:table-cell office:value-type="float" office:value="0.942811880797" calcext:value-type="float">
            <text:p>0.942811880797</text:p>
          </table:table-cell>
          <table:table-cell office:value-type="float" office:value="0.923258028251" calcext:value-type="float">
            <text:p>0.923258028251</text:p>
          </table:table-cell>
          <table:table-cell office:value-type="float" office:value="0.924666719163" calcext:value-type="float">
            <text:p>0.924666719163</text:p>
          </table:table-cell>
          <table:table-cell office:value-type="float" office:value="0.952836907382" calcext:value-type="float">
            <text:p>0.952836907382</text:p>
          </table:table-cell>
          <table:table-cell office:value-type="float" office:value="0.947548281447" calcext:value-type="float">
            <text:p>0.947548281447</text:p>
          </table:table-cell>
          <table:table-cell office:value-type="float" office:value="0.953633533786" calcext:value-type="float">
            <text:p>0.953633533786</text:p>
          </table:table-cell>
          <table:table-cell office:value-type="float" office:value="0.951085068578" calcext:value-type="float">
            <text:p>0.951085068578</text:p>
          </table:table-cell>
          <table:table-cell office:value-type="float" office:value="0.926036446079" calcext:value-type="float">
            <text:p>0.926036446079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09339101" calcext:value-type="float">
            <text:p>0.992909339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908177552" calcext:value-type="float">
            <text:p>0.992908177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907517098" calcext:value-type="float">
            <text:p>0.992907517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908497982" calcext:value-type="float">
            <text:p>0.992908497982</text:p>
          </table:table-cell>
          <table:table-cell office:value-type="float" office:value="0.224816531361" calcext:value-type="float">
            <text:p>0.224816531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908310834" calcext:value-type="float">
            <text:p>0.992908310834</text:p>
          </table:table-cell>
          <table:table-cell office:value-type="float" office:value="0.118589649959" calcext:value-type="float">
            <text:p>0.118589649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907755063" calcext:value-type="float">
            <text:p>0.992907755063</text:p>
          </table:table-cell>
          <table:table-cell office:value-type="float" office:value="0.992907676571" calcext:value-type="float">
            <text:p>0.992907676571</text:p>
          </table:table-cell>
          <table:table-cell office:value-type="float" office:value="0.992907683636" calcext:value-type="float">
            <text:p>0.992907683636</text:p>
          </table:table-cell>
          <table:table-cell office:value-type="float" office:value="0.992907718574" calcext:value-type="float">
            <text:p>0.992907718574</text:p>
          </table:table-cell>
          <table:table-cell office:value-type="float" office:value="0.992908016848" calcext:value-type="float">
            <text:p>0.992908016848</text:p>
          </table:table-cell>
          <table:table-cell office:value-type="float" office:value="0.992907860953" calcext:value-type="float">
            <text:p>0.992907860953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3437932" calcext:value-type="float">
            <text:p>0.989443437932</text:p>
          </table:table-cell>
          <table:table-cell office:value-type="float" office:value="0.989447128566" calcext:value-type="float">
            <text:p>0.989447128566</text:p>
          </table:table-cell>
          <table:table-cell office:value-type="float" office:value="0.989444289648" calcext:value-type="float">
            <text:p>0.989444289648</text:p>
          </table:table-cell>
          <table:table-cell office:value-type="float" office:value="0.989446180113" calcext:value-type="float">
            <text:p>0.989446180113</text:p>
          </table:table-cell>
          <table:table-cell office:value-type="float" office:value="0.98944753844" calcext:value-type="float">
            <text:p>0.98944753844</text:p>
          </table:table-cell>
          <table:table-cell office:value-type="float" office:value="0.989443410014" calcext:value-type="float">
            <text:p>0.989443410014</text:p>
          </table:table-cell>
          <table:table-cell office:value-type="float" office:value="0.989444905157" calcext:value-type="float">
            <text:p>0.989444905157</text:p>
          </table:table-cell>
          <table:table-cell office:value-type="float" office:value="0.989443236112" calcext:value-type="float">
            <text:p>0.989443236112</text:p>
          </table:table-cell>
          <table:table-cell office:value-type="float" office:value="0.989447763696" calcext:value-type="float">
            <text:p>0.989447763696</text:p>
          </table:table-cell>
          <table:table-cell office:value-type="float" office:value="0.989444220357" calcext:value-type="float">
            <text:p>0.989444220357</text:p>
          </table:table-cell>
          <table:table-cell office:value-type="float" office:value="0.989443732722" calcext:value-type="float">
            <text:p>0.989443732722</text:p>
          </table:table-cell>
          <table:table-cell office:value-type="float" office:value="0.989445960642" calcext:value-type="float">
            <text:p>0.989445960642</text:p>
          </table:table-cell>
          <table:table-cell office:value-type="float" office:value="0.98944401148" calcext:value-type="float">
            <text:p>0.98944401148</text:p>
          </table:table-cell>
          <table:table-cell office:value-type="float" office:value="0.989444152823" calcext:value-type="float">
            <text:p>0.989444152823</text:p>
          </table:table-cell>
          <table:table-cell office:value-type="float" office:value="0.989443846504" calcext:value-type="float">
            <text:p>0.989443846504</text:p>
          </table:table-cell>
          <table:table-cell office:value-type="float" office:value="0.989444543667" calcext:value-type="float">
            <text:p>0.989444543667</text:p>
          </table:table-cell>
          <table:table-cell office:value-type="float" office:value="0.989444166579" calcext:value-type="float">
            <text:p>0.989444166579</text:p>
          </table:table-cell>
          <table:table-cell office:value-type="float" office:value="0.989444057637" calcext:value-type="float">
            <text:p>0.989444057637</text:p>
          </table:table-cell>
          <table:table-cell office:value-type="float" office:value="0.989444953326" calcext:value-type="float">
            <text:p>0.989444953326</text:p>
          </table:table-cell>
          <table:table-cell office:value-type="float" office:value="0.989444463453" calcext:value-type="float">
            <text:p>0.989444463453</text:p>
          </table:table-cell>
          <table:table-cell office:value-type="float" office:value="0.989443480108" calcext:value-type="float">
            <text:p>0.989443480108</text:p>
          </table:table-cell>
          <table:table-cell office:value-type="float" office:value="0.989443610331" calcext:value-type="float">
            <text:p>0.989443610331</text:p>
          </table:table-cell>
          <table:table-cell office:value-type="float" office:value="0.989443579377" calcext:value-type="float">
            <text:p>0.989443579377</text:p>
          </table:table-cell>
          <table:table-cell office:value-type="float" office:value="0.989443589938" calcext:value-type="float">
            <text:p>0.989443589938</text:p>
          </table:table-cell>
          <table:table-cell office:value-type="float" office:value="0.989443614937" calcext:value-type="float">
            <text:p>0.989443614937</text:p>
          </table:table-cell>
          <table:table-cell office:value-type="float" office:value="0.989443496077" calcext:value-type="float">
            <text:p>0.989443496077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43801102" calcext:value-type="float">
            <text:p>0.989443801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445970108" calcext:value-type="float">
            <text:p>0.989445970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444224975" calcext:value-type="float">
            <text:p>0.989444224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444420574" calcext:value-type="float">
            <text:p>0.989444420574</text:p>
          </table:table-cell>
          <table:table-cell office:value-type="float" office:value="0.169552042468" calcext:value-type="float">
            <text:p>0.169552042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445204038" calcext:value-type="float">
            <text:p>0.989445204038</text:p>
          </table:table-cell>
          <table:table-cell office:value-type="float" office:value="0.310937722891" calcext:value-type="float">
            <text:p>0.310937722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44351875" calcext:value-type="float">
            <text:p>0.98944351875</text:p>
          </table:table-cell>
          <table:table-cell office:value-type="float" office:value="0.989443390393" calcext:value-type="float">
            <text:p>0.989443390393</text:p>
          </table:table-cell>
          <table:table-cell office:value-type="float" office:value="0.989443442367" calcext:value-type="float">
            <text:p>0.989443442367</text:p>
          </table:table-cell>
          <table:table-cell office:value-type="float" office:value="0.989443650812" calcext:value-type="float">
            <text:p>0.989443650812</text:p>
          </table:table-cell>
          <table:table-cell office:value-type="float" office:value="0.98944399979" calcext:value-type="float">
            <text:p>0.98944399979</text:p>
          </table:table-cell>
          <table:table-cell office:value-type="float" office:value="0.98944345741" calcext:value-type="float">
            <text:p>0.98944345741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43178521" calcext:value-type="float">
            <text:p>0.989443178521</text:p>
          </table:table-cell>
          <table:table-cell office:value-type="float" office:value="0.989444310148" calcext:value-type="float">
            <text:p>0.989444310148</text:p>
          </table:table-cell>
          <table:table-cell office:value-type="float" office:value="0.989445655214" calcext:value-type="float">
            <text:p>0.989445655214</text:p>
          </table:table-cell>
          <table:table-cell office:value-type="float" office:value="0.989443922355" calcext:value-type="float">
            <text:p>0.989443922355</text:p>
          </table:table-cell>
          <table:table-cell office:value-type="float" office:value="0.989443249935" calcext:value-type="float">
            <text:p>0.989443249935</text:p>
          </table:table-cell>
          <table:table-cell office:value-type="float" office:value="0.989443832085" calcext:value-type="float">
            <text:p>0.989443832085</text:p>
          </table:table-cell>
          <table:table-cell office:value-type="float" office:value="0.989443203528" calcext:value-type="float">
            <text:p>0.989443203528</text:p>
          </table:table-cell>
          <table:table-cell office:value-type="float" office:value="0.989443428569" calcext:value-type="float">
            <text:p>0.989443428569</text:p>
          </table:table-cell>
          <table:table-cell office:value-type="float" office:value="0.989443748643" calcext:value-type="float">
            <text:p>0.989443748643</text:p>
          </table:table-cell>
          <table:table-cell office:value-type="float" office:value="0.989443989145" calcext:value-type="float">
            <text:p>0.989443989145</text:p>
          </table:table-cell>
          <table:table-cell office:value-type="float" office:value="0.989442864106" calcext:value-type="float">
            <text:p>0.989442864106</text:p>
          </table:table-cell>
          <table:table-cell office:value-type="float" office:value="0.989444165371" calcext:value-type="float">
            <text:p>0.989444165371</text:p>
          </table:table-cell>
          <table:table-cell office:value-type="float" office:value="0.905975695731" calcext:value-type="float">
            <text:p>0.905975695731</text:p>
          </table:table-cell>
          <table:table-cell office:value-type="float" office:value="0.885109029798" calcext:value-type="float">
            <text:p>0.885109029798</text:p>
          </table:table-cell>
          <table:table-cell office:value-type="float" office:value="0.926842761475" calcext:value-type="float">
            <text:p>0.926842761475</text:p>
          </table:table-cell>
          <table:table-cell office:value-type="float" office:value="0.905975850765" calcext:value-type="float">
            <text:p>0.905975850765</text:p>
          </table:table-cell>
          <table:table-cell office:value-type="float" office:value="0.926842947996" calcext:value-type="float">
            <text:p>0.926842947996</text:p>
          </table:table-cell>
          <table:table-cell office:value-type="float" office:value="0.885109450232" calcext:value-type="float">
            <text:p>0.885109450232</text:p>
          </table:table-cell>
          <table:table-cell office:value-type="float" office:value="0.905975712331" calcext:value-type="float">
            <text:p>0.905975712331</text:p>
          </table:table-cell>
          <table:table-cell office:value-type="float" office:value="0.88510910374" calcext:value-type="float">
            <text:p>0.88510910374</text:p>
          </table:table-cell>
          <table:table-cell office:value-type="float" office:value="0.926842560118" calcext:value-type="float">
            <text:p>0.926842560118</text:p>
          </table:table-cell>
          <table:table-cell office:value-type="float" office:value="0.98944333167" calcext:value-type="float">
            <text:p>0.98944333167</text:p>
          </table:table-cell>
          <table:table-cell office:value-type="float" office:value="0.989443536472" calcext:value-type="float">
            <text:p>0.989443536472</text:p>
          </table:table-cell>
          <table:table-cell office:value-type="float" office:value="0.989443562966" calcext:value-type="float">
            <text:p>0.989443562966</text:p>
          </table:table-cell>
          <table:table-cell office:value-type="float" office:value="0.989443502609" calcext:value-type="float">
            <text:p>0.989443502609</text:p>
          </table:table-cell>
          <table:table-cell office:value-type="float" office:value="0.905975685205" calcext:value-type="float">
            <text:p>0.90597568520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3437932" calcext:value-type="float">
            <text:p>0.989443437932</text:p>
          </table:table-cell>
          <table:table-cell office:value-type="float" office:value="0.989447128566" calcext:value-type="float">
            <text:p>0.989447128566</text:p>
          </table:table-cell>
          <table:table-cell office:value-type="float" office:value="0.989444289648" calcext:value-type="float">
            <text:p>0.989444289648</text:p>
          </table:table-cell>
          <table:table-cell office:value-type="float" office:value="0.989446180113" calcext:value-type="float">
            <text:p>0.989446180113</text:p>
          </table:table-cell>
          <table:table-cell office:value-type="float" office:value="0.98944753844" calcext:value-type="float">
            <text:p>0.98944753844</text:p>
          </table:table-cell>
          <table:table-cell office:value-type="float" office:value="0.989443410014" calcext:value-type="float">
            <text:p>0.989443410014</text:p>
          </table:table-cell>
          <table:table-cell office:value-type="float" office:value="0.989444905157" calcext:value-type="float">
            <text:p>0.989444905157</text:p>
          </table:table-cell>
          <table:table-cell office:value-type="float" office:value="0.989443236112" calcext:value-type="float">
            <text:p>0.989443236112</text:p>
          </table:table-cell>
          <table:table-cell office:value-type="float" office:value="0.989447763696" calcext:value-type="float">
            <text:p>0.989447763696</text:p>
          </table:table-cell>
          <table:table-cell office:value-type="float" office:value="0.989444220357" calcext:value-type="float">
            <text:p>0.989444220357</text:p>
          </table:table-cell>
          <table:table-cell office:value-type="float" office:value="0.989443732722" calcext:value-type="float">
            <text:p>0.989443732722</text:p>
          </table:table-cell>
          <table:table-cell office:value-type="float" office:value="0.989445960642" calcext:value-type="float">
            <text:p>0.989445960642</text:p>
          </table:table-cell>
          <table:table-cell office:value-type="float" office:value="0.98944401148" calcext:value-type="float">
            <text:p>0.98944401148</text:p>
          </table:table-cell>
          <table:table-cell office:value-type="float" office:value="0.989444152823" calcext:value-type="float">
            <text:p>0.989444152823</text:p>
          </table:table-cell>
          <table:table-cell office:value-type="float" office:value="0.989443846504" calcext:value-type="float">
            <text:p>0.989443846504</text:p>
          </table:table-cell>
          <table:table-cell office:value-type="float" office:value="0.989444543667" calcext:value-type="float">
            <text:p>0.989444543667</text:p>
          </table:table-cell>
          <table:table-cell office:value-type="float" office:value="0.989444166579" calcext:value-type="float">
            <text:p>0.989444166579</text:p>
          </table:table-cell>
          <table:table-cell office:value-type="float" office:value="0.989444057637" calcext:value-type="float">
            <text:p>0.989444057637</text:p>
          </table:table-cell>
          <table:table-cell office:value-type="float" office:value="0.989444953326" calcext:value-type="float">
            <text:p>0.989444953326</text:p>
          </table:table-cell>
          <table:table-cell office:value-type="float" office:value="0.989444463453" calcext:value-type="float">
            <text:p>0.989444463453</text:p>
          </table:table-cell>
          <table:table-cell office:value-type="float" office:value="0.989443480108" calcext:value-type="float">
            <text:p>0.989443480108</text:p>
          </table:table-cell>
          <table:table-cell office:value-type="float" office:value="0.989443610331" calcext:value-type="float">
            <text:p>0.989443610331</text:p>
          </table:table-cell>
          <table:table-cell office:value-type="float" office:value="0.989443579377" calcext:value-type="float">
            <text:p>0.989443579377</text:p>
          </table:table-cell>
          <table:table-cell office:value-type="float" office:value="0.989443589938" calcext:value-type="float">
            <text:p>0.989443589938</text:p>
          </table:table-cell>
          <table:table-cell office:value-type="float" office:value="0.989443614937" calcext:value-type="float">
            <text:p>0.989443614937</text:p>
          </table:table-cell>
          <table:table-cell office:value-type="float" office:value="0.989443496077" calcext:value-type="float">
            <text:p>0.989443496077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712997967971" calcext:value-type="float">
            <text:p>0.007129979679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9735776252" calcext:value-type="float">
            <text:p>0.869735776252</text:p>
          </table:table-cell>
          <table:table-cell office:value-type="float" office:value="0.184583798528" calcext:value-type="float">
            <text:p>0.1845837985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84981727218" calcext:value-type="float">
            <text:p>0.884981727218</text:p>
          </table:table-cell>
          <table:table-cell office:value-type="float" office:value="0.448450013042" calcext:value-type="float">
            <text:p>0.448450013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16941958847" calcext:value-type="float">
            <text:p>0.00916941958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6934235284" calcext:value-type="float">
            <text:p>0.00916934235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8498156067" calcext:value-type="float">
            <text:p>0.88498156067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04683203" calcext:value-type="float">
            <text:p>0.995804683203</text:p>
          </table:table-cell>
          <table:table-cell office:value-type="float" office:value="0.995806071309" calcext:value-type="float">
            <text:p>0.995806071309</text:p>
          </table:table-cell>
          <table:table-cell office:value-type="float" office:value="0.995800170961" calcext:value-type="float">
            <text:p>0.995800170961</text:p>
          </table:table-cell>
          <table:table-cell office:value-type="float" office:value="0.995795302379" calcext:value-type="float">
            <text:p>0.995795302379</text:p>
          </table:table-cell>
          <table:table-cell office:value-type="float" office:value="0.995806139124" calcext:value-type="float">
            <text:p>0.995806139124</text:p>
          </table:table-cell>
          <table:table-cell office:value-type="float" office:value="0.995804749711" calcext:value-type="float">
            <text:p>0.995804749711</text:p>
          </table:table-cell>
          <table:table-cell office:value-type="float" office:value="0.995806138019" calcext:value-type="float">
            <text:p>0.995806138019</text:p>
          </table:table-cell>
          <table:table-cell office:value-type="float" office:value="0.99579809205" calcext:value-type="float">
            <text:p>0.99579809205</text:p>
          </table:table-cell>
          <table:table-cell office:value-type="float" office:value="0.99580608979" calcext:value-type="float">
            <text:p>0.99580608979</text:p>
          </table:table-cell>
          <table:table-cell office:value-type="float" office:value="0.995808524148" calcext:value-type="float">
            <text:p>0.995808524148</text:p>
          </table:table-cell>
          <table:table-cell office:value-type="float" office:value="0.995803540359" calcext:value-type="float">
            <text:p>0.995803540359</text:p>
          </table:table-cell>
          <table:table-cell office:value-type="float" office:value="0.995801875377" calcext:value-type="float">
            <text:p>0.995801875377</text:p>
          </table:table-cell>
          <table:table-cell office:value-type="float" office:value="0.995806354068" calcext:value-type="float">
            <text:p>0.995806354068</text:p>
          </table:table-cell>
          <table:table-cell office:value-type="float" office:value="0.995805741346" calcext:value-type="float">
            <text:p>0.995805741346</text:p>
          </table:table-cell>
          <table:table-cell office:value-type="float" office:value="0.995803682002" calcext:value-type="float">
            <text:p>0.995803682002</text:p>
          </table:table-cell>
          <table:table-cell office:value-type="float" office:value="0.995796280484" calcext:value-type="float">
            <text:p>0.995796280484</text:p>
          </table:table-cell>
          <table:table-cell office:value-type="float" office:value="0.995807008645" calcext:value-type="float">
            <text:p>0.995807008645</text:p>
          </table:table-cell>
          <table:table-cell office:value-type="float" office:value="0.995806794108" calcext:value-type="float">
            <text:p>0.995806794108</text:p>
          </table:table-cell>
          <table:table-cell office:value-type="float" office:value="0.995804232906" calcext:value-type="float">
            <text:p>0.995804232906</text:p>
          </table:table-cell>
          <table:table-cell office:value-type="float" office:value="0.99579722749" calcext:value-type="float">
            <text:p>0.99579722749</text:p>
          </table:table-cell>
          <table:table-cell office:value-type="float" office:value="0.995807863442" calcext:value-type="float">
            <text:p>0.995807863442</text:p>
          </table:table-cell>
          <table:table-cell office:value-type="float" office:value="0.995807887663" calcext:value-type="float">
            <text:p>0.995807887663</text:p>
          </table:table-cell>
          <table:table-cell office:value-type="float" office:value="0.995807781012" calcext:value-type="float">
            <text:p>0.995807781012</text:p>
          </table:table-cell>
          <table:table-cell office:value-type="float" office:value="0.995807752117" calcext:value-type="float">
            <text:p>0.995807752117</text:p>
          </table:table-cell>
          <table:table-cell office:value-type="float" office:value="0.995808434931" calcext:value-type="float">
            <text:p>0.995808434931</text:p>
          </table:table-cell>
          <table:table-cell office:value-type="float" office:value="0.995807885541" calcext:value-type="float">
            <text:p>0.995807885541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0747527157" calcext:value-type="float">
            <text:p>0.980747527157</text:p>
          </table:table-cell>
          <table:table-cell office:value-type="float" office:value="0.911396711677" calcext:value-type="float">
            <text:p>0.911396711677</text:p>
          </table:table-cell>
          <table:table-cell office:value-type="float" office:value="0.88249203275" calcext:value-type="float">
            <text:p>0.88249203275</text:p>
          </table:table-cell>
          <table:table-cell office:value-type="float" office:value="0.842598703299" calcext:value-type="float">
            <text:p>0.842598703299</text:p>
          </table:table-cell>
          <table:table-cell office:value-type="float" office:value="0.977351965096" calcext:value-type="float">
            <text:p>0.977351965096</text:p>
          </table:table-cell>
          <table:table-cell office:value-type="float" office:value="0.918203848989" calcext:value-type="float">
            <text:p>0.918203848989</text:p>
          </table:table-cell>
          <table:table-cell office:value-type="float" office:value="0.876201205027" calcext:value-type="float">
            <text:p>0.876201205027</text:p>
          </table:table-cell>
          <table:table-cell office:value-type="float" office:value="0.845627047254" calcext:value-type="float">
            <text:p>0.845627047254</text:p>
          </table:table-cell>
          <table:table-cell office:value-type="float" office:value="0.938160853188" calcext:value-type="float">
            <text:p>0.938160853188</text:p>
          </table:table-cell>
          <table:table-cell office:value-type="float" office:value="0.905577650738" calcext:value-type="float">
            <text:p>0.905577650738</text:p>
          </table:table-cell>
          <table:table-cell office:value-type="float" office:value="0.854143408456" calcext:value-type="float">
            <text:p>0.854143408456</text:p>
          </table:table-cell>
          <table:table-cell office:value-type="float" office:value="0.866552244349" calcext:value-type="float">
            <text:p>0.866552244349</text:p>
          </table:table-cell>
          <table:table-cell office:value-type="float" office:value="0.964408181212" calcext:value-type="float">
            <text:p>0.964408181212</text:p>
          </table:table-cell>
          <table:table-cell office:value-type="float" office:value="0.924943478545" calcext:value-type="float">
            <text:p>0.924943478545</text:p>
          </table:table-cell>
          <table:table-cell office:value-type="float" office:value="0.884297597752" calcext:value-type="float">
            <text:p>0.884297597752</text:p>
          </table:table-cell>
          <table:table-cell office:value-type="float" office:value="0.8608813412" calcext:value-type="float">
            <text:p>0.8608813412</text:p>
          </table:table-cell>
          <table:table-cell office:value-type="float" office:value="0.958304085547" calcext:value-type="float">
            <text:p>0.958304085547</text:p>
          </table:table-cell>
          <table:table-cell office:value-type="float" office:value="0.933312352584" calcext:value-type="float">
            <text:p>0.933312352584</text:p>
          </table:table-cell>
          <table:table-cell office:value-type="float" office:value="0.891590188237" calcext:value-type="float">
            <text:p>0.891590188237</text:p>
          </table:table-cell>
          <table:table-cell office:value-type="float" office:value="0.856161882597" calcext:value-type="float">
            <text:p>0.856161882597</text:p>
          </table:table-cell>
          <table:table-cell office:value-type="float" office:value="0.988591168526" calcext:value-type="float">
            <text:p>0.988591168526</text:p>
          </table:table-cell>
          <table:table-cell office:value-type="float" office:value="0.987270963076" calcext:value-type="float">
            <text:p>0.987270963076</text:p>
          </table:table-cell>
          <table:table-cell office:value-type="float" office:value="0.983084302546" calcext:value-type="float">
            <text:p>0.983084302546</text:p>
          </table:table-cell>
          <table:table-cell office:value-type="float" office:value="0.98104665166" calcext:value-type="float">
            <text:p>0.98104665166</text:p>
          </table:table-cell>
          <table:table-cell office:value-type="float" office:value="0.952736006622" calcext:value-type="float">
            <text:p>0.952736006622</text:p>
          </table:table-cell>
          <table:table-cell office:value-type="float" office:value="0.988666704922" calcext:value-type="float">
            <text:p>0.988666704922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449271685" calcext:value-type="float">
            <text:p>0.98449271685</text:p>
          </table:table-cell>
          <table:table-cell office:value-type="float" office:value="0.964420925644" calcext:value-type="float">
            <text:p>0.964420925644</text:p>
          </table:table-cell>
          <table:table-cell office:value-type="float" office:value="0.950549271422" calcext:value-type="float">
            <text:p>0.950549271422</text:p>
          </table:table-cell>
          <table:table-cell office:value-type="float" office:value="0.956349400378" calcext:value-type="float">
            <text:p>0.956349400378</text:p>
          </table:table-cell>
          <table:table-cell office:value-type="float" office:value="0.982668437395" calcext:value-type="float">
            <text:p>0.982668437395</text:p>
          </table:table-cell>
          <table:table-cell office:value-type="float" office:value="0.969270404079" calcext:value-type="float">
            <text:p>0.969270404079</text:p>
          </table:table-cell>
          <table:table-cell office:value-type="float" office:value="0.948457119905" calcext:value-type="float">
            <text:p>0.948457119905</text:p>
          </table:table-cell>
          <table:table-cell office:value-type="float" office:value="0.956939176827" calcext:value-type="float">
            <text:p>0.956939176827</text:p>
          </table:table-cell>
          <table:table-cell office:value-type="float" office:value="0.968834614931" calcext:value-type="float">
            <text:p>0.968834614931</text:p>
          </table:table-cell>
          <table:table-cell office:value-type="float" office:value="0.973405475959" calcext:value-type="float">
            <text:p>0.973405475959</text:p>
          </table:table-cell>
          <table:table-cell office:value-type="float" office:value="0.947452391849" calcext:value-type="float">
            <text:p>0.947452391849</text:p>
          </table:table-cell>
          <table:table-cell office:value-type="float" office:value="0.945585696916" calcext:value-type="float">
            <text:p>0.945585696916</text:p>
          </table:table-cell>
          <table:table-cell office:value-type="float" office:value="0.983218153176" calcext:value-type="float">
            <text:p>0.983218153176</text:p>
          </table:table-cell>
          <table:table-cell office:value-type="float" office:value="0.972810953796" calcext:value-type="float">
            <text:p>0.972810953796</text:p>
          </table:table-cell>
          <table:table-cell office:value-type="float" office:value="0.959091705066" calcext:value-type="float">
            <text:p>0.959091705066</text:p>
          </table:table-cell>
          <table:table-cell office:value-type="float" office:value="0.951238507687" calcext:value-type="float">
            <text:p>0.951238507687</text:p>
          </table:table-cell>
          <table:table-cell office:value-type="float" office:value="0.981693702964" calcext:value-type="float">
            <text:p>0.981693702964</text:p>
          </table:table-cell>
          <table:table-cell office:value-type="float" office:value="0.972728798303" calcext:value-type="float">
            <text:p>0.972728798303</text:p>
          </table:table-cell>
          <table:table-cell office:value-type="float" office:value="0.960575642368" calcext:value-type="float">
            <text:p>0.960575642368</text:p>
          </table:table-cell>
          <table:table-cell office:value-type="float" office:value="0.951690745441" calcext:value-type="float">
            <text:p>0.951690745441</text:p>
          </table:table-cell>
          <table:table-cell office:value-type="float" office:value="0.988260806184" calcext:value-type="float">
            <text:p>0.988260806184</text:p>
          </table:table-cell>
          <table:table-cell office:value-type="float" office:value="0.989135454211" calcext:value-type="float">
            <text:p>0.989135454211</text:p>
          </table:table-cell>
          <table:table-cell office:value-type="float" office:value="0.983656547983" calcext:value-type="float">
            <text:p>0.983656547983</text:p>
          </table:table-cell>
          <table:table-cell office:value-type="float" office:value="0.981020610189" calcext:value-type="float">
            <text:p>0.981020610189</text:p>
          </table:table-cell>
          <table:table-cell office:value-type="float" office:value="0.964539265005" calcext:value-type="float">
            <text:p>0.964539265005</text:p>
          </table:table-cell>
          <table:table-cell office:value-type="float" office:value="0.987905043733" calcext:value-type="float">
            <text:p>0.987905043733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560992027376" calcext:value-type="float">
            <text:p>0.560992027376</text:p>
          </table:table-cell>
          <table:table-cell office:value-type="float" office:value="0.596329882194" calcext:value-type="float">
            <text:p>0.596329882194</text:p>
          </table:table-cell>
          <table:table-cell office:value-type="float" office:value="0.906676535462" calcext:value-type="float">
            <text:p>0.906676535462</text:p>
          </table:table-cell>
          <table:table-cell office:value-type="float" office:value="0.88897450362" calcext:value-type="float">
            <text:p>0.88897450362</text:p>
          </table:table-cell>
          <table:table-cell office:value-type="float" office:value="0.56492997113" calcext:value-type="float">
            <text:p>0.56492997113</text:p>
          </table:table-cell>
          <table:table-cell office:value-type="float" office:value="0.577578914812" calcext:value-type="float">
            <text:p>0.577578914812</text:p>
          </table:table-cell>
          <table:table-cell office:value-type="float" office:value="0.907382168167" calcext:value-type="float">
            <text:p>0.907382168167</text:p>
          </table:table-cell>
          <table:table-cell office:value-type="float" office:value="0.888857176388" calcext:value-type="float">
            <text:p>0.888857176388</text:p>
          </table:table-cell>
          <table:table-cell office:value-type="float" office:value="0.558461613314" calcext:value-type="float">
            <text:p>0.558461613314</text:p>
          </table:table-cell>
          <table:table-cell office:value-type="float" office:value="0.634605041975" calcext:value-type="float">
            <text:p>0.634605041975</text:p>
          </table:table-cell>
          <table:table-cell office:value-type="float" office:value="0.898735865204" calcext:value-type="float">
            <text:p>0.898735865204</text:p>
          </table:table-cell>
          <table:table-cell office:value-type="float" office:value="0.883221341574" calcext:value-type="float">
            <text:p>0.883221341574</text:p>
          </table:table-cell>
          <table:table-cell office:value-type="float" office:value="0.603188023492" calcext:value-type="float">
            <text:p>0.603188023492</text:p>
          </table:table-cell>
          <table:table-cell office:value-type="float" office:value="0.611458047173" calcext:value-type="float">
            <text:p>0.611458047173</text:p>
          </table:table-cell>
          <table:table-cell office:value-type="float" office:value="0.891877044496" calcext:value-type="float">
            <text:p>0.891877044496</text:p>
          </table:table-cell>
          <table:table-cell office:value-type="float" office:value="0.888104877009" calcext:value-type="float">
            <text:p>0.888104877009</text:p>
          </table:table-cell>
          <table:table-cell office:value-type="float" office:value="0.607940851514" calcext:value-type="float">
            <text:p>0.607940851514</text:p>
          </table:table-cell>
          <table:table-cell office:value-type="float" office:value="0.614772191344" calcext:value-type="float">
            <text:p>0.614772191344</text:p>
          </table:table-cell>
          <table:table-cell office:value-type="float" office:value="0.89180571768" calcext:value-type="float">
            <text:p>0.89180571768</text:p>
          </table:table-cell>
          <table:table-cell office:value-type="float" office:value="0.887984999498" calcext:value-type="float">
            <text:p>0.887984999498</text:p>
          </table:table-cell>
          <table:table-cell office:value-type="float" office:value="0.65713199355" calcext:value-type="float">
            <text:p>0.65713199355</text:p>
          </table:table-cell>
          <table:table-cell office:value-type="float" office:value="0.65148869547" calcext:value-type="float">
            <text:p>0.65148869547</text:p>
          </table:table-cell>
          <table:table-cell office:value-type="float" office:value="0.654590135463" calcext:value-type="float">
            <text:p>0.654590135463</text:p>
          </table:table-cell>
          <table:table-cell office:value-type="float" office:value="0.908120008645" calcext:value-type="float">
            <text:p>0.908120008645</text:p>
          </table:table-cell>
          <table:table-cell office:value-type="float" office:value="0.927203182931" calcext:value-type="float">
            <text:p>0.927203182931</text:p>
          </table:table-cell>
          <table:table-cell office:value-type="float" office:value="0.655148565668" calcext:value-type="float">
            <text:p>0.655148565668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62967659183" calcext:value-type="float">
            <text:p>0.862967659183</text:p>
          </table:table-cell>
          <table:table-cell office:value-type="float" office:value="0.843571725238" calcext:value-type="float">
            <text:p>0.843571725238</text:p>
          </table:table-cell>
          <table:table-cell office:value-type="float" office:value="0.811189794264" calcext:value-type="float">
            <text:p>0.811189794264</text:p>
          </table:table-cell>
          <table:table-cell office:value-type="float" office:value="0.76357017094" calcext:value-type="float">
            <text:p>0.76357017094</text:p>
          </table:table-cell>
          <table:table-cell office:value-type="float" office:value="0.857276229862" calcext:value-type="float">
            <text:p>0.857276229862</text:p>
          </table:table-cell>
          <table:table-cell office:value-type="float" office:value="0.834264028399" calcext:value-type="float">
            <text:p>0.834264028399</text:p>
          </table:table-cell>
          <table:table-cell office:value-type="float" office:value="0.797060568263" calcext:value-type="float">
            <text:p>0.797060568263</text:p>
          </table:table-cell>
          <table:table-cell office:value-type="float" office:value="0.759021450783" calcext:value-type="float">
            <text:p>0.759021450783</text:p>
          </table:table-cell>
          <table:table-cell office:value-type="float" office:value="0.861420467507" calcext:value-type="float">
            <text:p>0.861420467507</text:p>
          </table:table-cell>
          <table:table-cell office:value-type="float" office:value="0.840959558669" calcext:value-type="float">
            <text:p>0.840959558669</text:p>
          </table:table-cell>
          <table:table-cell office:value-type="float" office:value="0.814386198936" calcext:value-type="float">
            <text:p>0.814386198936</text:p>
          </table:table-cell>
          <table:table-cell office:value-type="float" office:value="0.750399281642" calcext:value-type="float">
            <text:p>0.750399281642</text:p>
          </table:table-cell>
          <table:table-cell office:value-type="float" office:value="0.862908470518" calcext:value-type="float">
            <text:p>0.862908470518</text:p>
          </table:table-cell>
          <table:table-cell office:value-type="float" office:value="0.838353757587" calcext:value-type="float">
            <text:p>0.838353757587</text:p>
          </table:table-cell>
          <table:table-cell office:value-type="float" office:value="0.800840818797" calcext:value-type="float">
            <text:p>0.800840818797</text:p>
          </table:table-cell>
          <table:table-cell office:value-type="float" office:value="0.762820065031" calcext:value-type="float">
            <text:p>0.762820065031</text:p>
          </table:table-cell>
          <table:table-cell office:value-type="float" office:value="0.862657966277" calcext:value-type="float">
            <text:p>0.862657966277</text:p>
          </table:table-cell>
          <table:table-cell office:value-type="float" office:value="0.836466961739" calcext:value-type="float">
            <text:p>0.836466961739</text:p>
          </table:table-cell>
          <table:table-cell office:value-type="float" office:value="0.801546869709" calcext:value-type="float">
            <text:p>0.801546869709</text:p>
          </table:table-cell>
          <table:table-cell office:value-type="float" office:value="0.76110980052" calcext:value-type="float">
            <text:p>0.76110980052</text:p>
          </table:table-cell>
          <table:table-cell office:value-type="float" office:value="0.885324586074" calcext:value-type="float">
            <text:p>0.885324586074</text:p>
          </table:table-cell>
          <table:table-cell office:value-type="float" office:value="0.880483607422" calcext:value-type="float">
            <text:p>0.880483607422</text:p>
          </table:table-cell>
          <table:table-cell office:value-type="float" office:value="0.860209335291" calcext:value-type="float">
            <text:p>0.860209335291</text:p>
          </table:table-cell>
          <table:table-cell office:value-type="float" office:value="0.835207965301" calcext:value-type="float">
            <text:p>0.835207965301</text:p>
          </table:table-cell>
          <table:table-cell office:value-type="float" office:value="0.788643156252" calcext:value-type="float">
            <text:p>0.788643156252</text:p>
          </table:table-cell>
          <table:table-cell office:value-type="float" office:value="0.884582627584" calcext:value-type="float">
            <text:p>0.884582627584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371121851942" calcext:value-type="float">
            <text:p>0.371121851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7374436194" calcext:value-type="float">
            <text:p>0.2773744361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0185230299" calcext:value-type="float">
            <text:p>0.10185230299</text:p>
          </table:table-cell>
          <table:table-cell office:value-type="float" office:value="0.107433100211" calcext:value-type="float">
            <text:p>0.107433100211</text:p>
          </table:table-cell>
          <table:table-cell office:value-type="float" office:value="0.0132906739165" calcext:value-type="float">
            <text:p>0.0132906739165</text:p>
          </table:table-cell>
          <table:table-cell office:value-type="float" office:value="0.0107802745565" calcext:value-type="float">
            <text:p>0.0107802745565</text:p>
          </table:table-cell>
          <table:table-cell office:value-type="float" office:value="0.10030208755" calcext:value-type="float">
            <text:p>0.10030208755</text:p>
          </table:table-cell>
          <table:table-cell office:value-type="float" office:value="0.0572924878078" calcext:value-type="float">
            <text:p>0.0572924878078</text:p>
          </table:table-cell>
          <table:table-cell office:value-type="float" office:value="0.0220514203647" calcext:value-type="float">
            <text:p>0.0220514203647</text:p>
          </table:table-cell>
          <table:table-cell office:value-type="float" office:value="0.0101399221629" calcext:value-type="float">
            <text:p>0.0101399221629</text:p>
          </table:table-cell>
          <table:table-cell office:value-type="float" office:value="0.400386205547" calcext:value-type="float">
            <text:p>0.400386205547</text:p>
          </table:table-cell>
          <table:table-cell office:value-type="float" office:value="0.7626366248" calcext:value-type="float">
            <text:p>0.7626366248</text:p>
          </table:table-cell>
          <table:table-cell office:value-type="float" office:value="0.0974653837664" calcext:value-type="float">
            <text:p>0.097465383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343417541" calcext:value-type="float">
            <text:p>0.372343417541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1010436564" calcext:value-type="float">
            <text:p>0.471010436564</text:p>
          </table:table-cell>
          <table:table-cell office:value-type="float" office:value="0.379392285038" calcext:value-type="float">
            <text:p>0.379392285038</text:p>
          </table:table-cell>
          <table:table-cell office:value-type="float" office:value="0.360258249492" calcext:value-type="float">
            <text:p>0.360258249492</text:p>
          </table:table-cell>
          <table:table-cell office:value-type="float" office:value="0.663478318198" calcext:value-type="float">
            <text:p>0.663478318198</text:p>
          </table:table-cell>
          <table:table-cell office:value-type="float" office:value="0.482199299735" calcext:value-type="float">
            <text:p>0.482199299735</text:p>
          </table:table-cell>
          <table:table-cell office:value-type="float" office:value="0.381190099192" calcext:value-type="float">
            <text:p>0.381190099192</text:p>
          </table:table-cell>
          <table:table-cell office:value-type="float" office:value="0.362791319722" calcext:value-type="float">
            <text:p>0.362791319722</text:p>
          </table:table-cell>
          <table:table-cell office:value-type="float" office:value="0.669881748749" calcext:value-type="float">
            <text:p>0.669881748749</text:p>
          </table:table-cell>
          <table:table-cell office:value-type="float" office:value="0.477810140872" calcext:value-type="float">
            <text:p>0.477810140872</text:p>
          </table:table-cell>
          <table:table-cell office:value-type="float" office:value="0.379914872037" calcext:value-type="float">
            <text:p>0.379914872037</text:p>
          </table:table-cell>
          <table:table-cell office:value-type="float" office:value="0.357758712367" calcext:value-type="float">
            <text:p>0.357758712367</text:p>
          </table:table-cell>
          <table:table-cell office:value-type="float" office:value="0.670877697248" calcext:value-type="float">
            <text:p>0.670877697248</text:p>
          </table:table-cell>
          <table:table-cell office:value-type="float" office:value="0.540429889266" calcext:value-type="float">
            <text:p>0.540429889266</text:p>
          </table:table-cell>
          <table:table-cell office:value-type="float" office:value="0.517699531936" calcext:value-type="float">
            <text:p>0.517699531936</text:p>
          </table:table-cell>
          <table:table-cell office:value-type="float" office:value="0.555745946021" calcext:value-type="float">
            <text:p>0.555745946021</text:p>
          </table:table-cell>
          <table:table-cell office:value-type="float" office:value="0.535502939603" calcext:value-type="float">
            <text:p>0.535502939603</text:p>
          </table:table-cell>
          <table:table-cell office:value-type="float" office:value="0.537511833378" calcext:value-type="float">
            <text:p>0.537511833378</text:p>
          </table:table-cell>
          <table:table-cell office:value-type="float" office:value="0.496892266623" calcext:value-type="float">
            <text:p>0.496892266623</text:p>
          </table:table-cell>
          <table:table-cell office:value-type="float" office:value="0.53878255154" calcext:value-type="float">
            <text:p>0.53878255154</text:p>
          </table:table-cell>
          <table:table-cell office:value-type="float" office:value="0.538602675891" calcext:value-type="float">
            <text:p>0.538602675891</text:p>
          </table:table-cell>
          <table:table-cell office:value-type="float" office:value="0.544017416346" calcext:value-type="float">
            <text:p>0.544017416346</text:p>
          </table:table-cell>
          <table:table-cell office:value-type="float" office:value="0.477976771255" calcext:value-type="float">
            <text:p>0.477976771255</text:p>
          </table:table-cell>
          <table:table-cell office:value-type="float" office:value="0.380107231073" calcext:value-type="float">
            <text:p>0.380107231073</text:p>
          </table:table-cell>
          <table:table-cell office:value-type="float" office:value="0.357885484331" calcext:value-type="float">
            <text:p>0.357885484331</text:p>
          </table:table-cell>
          <table:table-cell office:value-type="float" office:value="0.674203831826" calcext:value-type="float">
            <text:p>0.674203831826</text:p>
          </table:table-cell>
          <table:table-cell office:value-type="float" office:value="0.550727080878" calcext:value-type="float">
            <text:p>0.550727080878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72008091988" calcext:value-type="float">
            <text:p>0.972008091988</text:p>
          </table:table-cell>
          <table:table-cell office:value-type="float" office:value="0.952389633268" calcext:value-type="float">
            <text:p>0.952389633268</text:p>
          </table:table-cell>
          <table:table-cell office:value-type="float" office:value="0.535433761988" calcext:value-type="float">
            <text:p>0.535433761988</text:p>
          </table:table-cell>
          <table:table-cell office:value-type="float" office:value="0.510243269806" calcext:value-type="float">
            <text:p>0.510243269806</text:p>
          </table:table-cell>
          <table:table-cell office:value-type="float" office:value="0.97274195025" calcext:value-type="float">
            <text:p>0.97274195025</text:p>
          </table:table-cell>
          <table:table-cell office:value-type="float" office:value="0.543705952471" calcext:value-type="float">
            <text:p>0.543705952471</text:p>
          </table:table-cell>
          <table:table-cell office:value-type="float" office:value="0.614988634443" calcext:value-type="float">
            <text:p>0.614988634443</text:p>
          </table:table-cell>
          <table:table-cell office:value-type="float" office:value="0.510963264872" calcext:value-type="float">
            <text:p>0.510963264872</text:p>
          </table:table-cell>
          <table:table-cell office:value-type="float" office:value="0.971958997706" calcext:value-type="float">
            <text:p>0.971958997706</text:p>
          </table:table-cell>
          <table:table-cell office:value-type="float" office:value="0.19926493915" calcext:value-type="float">
            <text:p>0.19926493915</text:p>
          </table:table-cell>
          <table:table-cell office:value-type="float" office:value="0.19857072068" calcext:value-type="float">
            <text:p>0.19857072068</text:p>
          </table:table-cell>
          <table:table-cell office:value-type="float" office:value="0.497547635048" calcext:value-type="float">
            <text:p>0.497547635048</text:p>
          </table:table-cell>
          <table:table-cell office:value-type="float" office:value="0.799210616277" calcext:value-type="float">
            <text:p>0.799210616277</text:p>
          </table:table-cell>
          <table:table-cell office:value-type="float" office:value="0.635643156433" calcext:value-type="float">
            <text:p>0.635643156433</text:p>
          </table:table-cell>
          <table:table-cell office:value-type="float" office:value="0.719695171108" calcext:value-type="float">
            <text:p>0.719695171108</text:p>
          </table:table-cell>
          <table:table-cell office:value-type="float" office:value="0.743421625248" calcext:value-type="float">
            <text:p>0.743421625248</text:p>
          </table:table-cell>
          <table:table-cell office:value-type="float" office:value="0.777677324945" calcext:value-type="float">
            <text:p>0.777677324945</text:p>
          </table:table-cell>
          <table:table-cell office:value-type="float" office:value="0.681546995224" calcext:value-type="float">
            <text:p>0.681546995224</text:p>
          </table:table-cell>
          <table:table-cell office:value-type="float" office:value="0.756362368288" calcext:value-type="float">
            <text:p>0.756362368288</text:p>
          </table:table-cell>
          <table:table-cell office:value-type="float" office:value="0.674857414248" calcext:value-type="float">
            <text:p>0.674857414248</text:p>
          </table:table-cell>
          <table:table-cell office:value-type="float" office:value="0.940426345615" calcext:value-type="float">
            <text:p>0.940426345615</text:p>
          </table:table-cell>
          <table:table-cell office:value-type="float" office:value="0.985949999775" calcext:value-type="float">
            <text:p>0.985949999775</text:p>
          </table:table-cell>
          <table:table-cell office:value-type="float" office:value="0.201550848939" calcext:value-type="float">
            <text:p>0.201550848939</text:p>
          </table:table-cell>
          <table:table-cell office:value-type="float" office:value="0.200247158903" calcext:value-type="float">
            <text:p>0.200247158903</text:p>
          </table:table-cell>
          <table:table-cell office:value-type="float" office:value="0.568399544985" calcext:value-type="float">
            <text:p>0.568399544985</text:p>
          </table:table-cell>
          <table:table-cell office:value-type="float" office:value="0.984796893333" calcext:value-type="float">
            <text:p>0.984796893333</text:p>
          </table:table-cell>
        </table:table-row>
        <table:table-row table:style-name="ro1">
          <table:table-cell/>
          <table:table-cell table:formula="of:=AVERAGE([.B2:.B24])" office:value-type="float" office:value="0.847951766154335" calcext:value-type="float">
            <text:p>0.847951766154335</text:p>
          </table:table-cell>
          <table:table-cell table:formula="of:=AVERAGE([.C2:.C24])" office:value-type="float" office:value="0.732033538168696" calcext:value-type="float">
            <text:p>0.732033538168696</text:p>
          </table:table-cell>
          <table:table-cell table:formula="of:=AVERAGE([.D2:.D24])" office:value-type="float" office:value="0.696235363475522" calcext:value-type="float">
            <text:p>0.696235363475522</text:p>
          </table:table-cell>
          <table:table-cell table:formula="of:=AVERAGE([.E2:.E24])" office:value-type="float" office:value="0.676205233865174" calcext:value-type="float">
            <text:p>0.676205233865174</text:p>
          </table:table-cell>
          <table:table-cell table:formula="of:=AVERAGE([.F2:.F24])" office:value-type="float" office:value="0.882347377733304" calcext:value-type="float">
            <text:p>0.882347377733304</text:p>
          </table:table-cell>
          <table:table-cell table:formula="of:=AVERAGE([.G2:.G24])" office:value-type="float" office:value="0.722872927737087" calcext:value-type="float">
            <text:p>0.722872927737087</text:p>
          </table:table-cell>
          <table:table-cell table:formula="of:=AVERAGE([.H2:.H24])" office:value-type="float" office:value="0.695326567839609" calcext:value-type="float">
            <text:p>0.695326567839609</text:p>
          </table:table-cell>
          <table:table-cell table:formula="of:=AVERAGE([.I2:.I24])" office:value-type="float" office:value="0.678134272315435" calcext:value-type="float">
            <text:p>0.678134272315435</text:p>
          </table:table-cell>
          <table:table-cell table:formula="of:=AVERAGE([.J2:.J24])" office:value-type="float" office:value="0.810473353693087" calcext:value-type="float">
            <text:p>0.810473353693087</text:p>
          </table:table-cell>
          <table:table-cell table:formula="of:=AVERAGE([.K2:.K24])" office:value-type="float" office:value="0.686238545174174" calcext:value-type="float">
            <text:p>0.686238545174174</text:p>
          </table:table-cell>
          <table:table-cell table:formula="of:=AVERAGE([.L2:.L24])" office:value-type="float" office:value="0.672378120362043" calcext:value-type="float">
            <text:p>0.672378120362043</text:p>
          </table:table-cell>
          <table:table-cell table:formula="of:=AVERAGE([.M2:.M24])" office:value-type="float" office:value="0.675256447115391" calcext:value-type="float">
            <text:p>0.675256447115391</text:p>
          </table:table-cell>
          <table:table-cell table:formula="of:=AVERAGE([.N2:.N24])" office:value-type="float" office:value="0.868566976872435" calcext:value-type="float">
            <text:p>0.868566976872435</text:p>
          </table:table-cell>
          <table:table-cell table:formula="of:=AVERAGE([.O2:.O24])" office:value-type="float" office:value="0.762726197620696" calcext:value-type="float">
            <text:p>0.762726197620696</text:p>
          </table:table-cell>
          <table:table-cell table:formula="of:=AVERAGE([.P2:.P24])" office:value-type="float" office:value="0.705895886442935" calcext:value-type="float">
            <text:p>0.705895886442935</text:p>
          </table:table-cell>
          <table:table-cell table:formula="of:=AVERAGE([.Q2:.Q24])" office:value-type="float" office:value="0.677404315829152" calcext:value-type="float">
            <text:p>0.677404315829152</text:p>
          </table:table-cell>
          <table:table-cell table:formula="of:=AVERAGE([.R2:.R24])" office:value-type="float" office:value="0.810466913323673" calcext:value-type="float">
            <text:p>0.810466913323673</text:p>
          </table:table-cell>
          <table:table-cell table:formula="of:=AVERAGE([.S2:.S24])" office:value-type="float" office:value="0.727992213391165" calcext:value-type="float">
            <text:p>0.727992213391165</text:p>
          </table:table-cell>
          <table:table-cell table:formula="of:=AVERAGE([.T2:.T24])" office:value-type="float" office:value="0.702312874236248" calcext:value-type="float">
            <text:p>0.702312874236248</text:p>
          </table:table-cell>
          <table:table-cell table:formula="of:=AVERAGE([.U2:.U24])" office:value-type="float" office:value="0.674058767379213" calcext:value-type="float">
            <text:p>0.674058767379213</text:p>
          </table:table-cell>
          <table:table-cell table:style-name="ce80" table:formula="of:=AVERAGE([.V2:.V24])" office:value-type="float" office:value="0.836449818661602" calcext:value-type="float">
            <text:p>0.836449818661602</text:p>
          </table:table-cell>
          <table:table-cell table:formula="of:=AVERAGE([.W2:.W24])" office:value-type="float" office:value="0.853652697667565" calcext:value-type="float">
            <text:p>0.853652697667565</text:p>
          </table:table-cell>
          <table:table-cell table:formula="of:=AVERAGE([.X2:.X24])" office:value-type="float" office:value="0.785521958343018" calcext:value-type="float">
            <text:p>0.785521958343018</text:p>
          </table:table-cell>
          <table:table-cell table:formula="of:=AVERAGE([.Y2:.Y24])" office:value-type="float" office:value="0.787540966446478" calcext:value-type="float">
            <text:p>0.787540966446478</text:p>
          </table:table-cell>
          <table:table-cell table:formula="of:=AVERAGE([.Z2:.Z24])" office:value-type="float" office:value="0.796580685495782" calcext:value-type="float">
            <text:p>0.796580685495782</text:p>
          </table:table-cell>
          <table:table-cell table:formula="of:=AVERAGE([.AA2:.AA24])" office:value-type="float" office:value="0.894336428669609" calcext:value-type="float">
            <text:p>0.89433642866960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54138268274" calcext:value-type="float">
            <text:p>0.854138268274</text:p>
          </table:table-cell>
          <table:table-cell office:value-type="float" office:value="0.464018311456" calcext:value-type="float">
            <text:p>0.464018311456</text:p>
          </table:table-cell>
          <table:table-cell office:value-type="float" office:value="0.329943734715" calcext:value-type="float">
            <text:p>0.329943734715</text:p>
          </table:table-cell>
          <table:table-cell office:value-type="float" office:value="0.204768731413" calcext:value-type="float">
            <text:p>0.204768731413</text:p>
          </table:table-cell>
          <table:table-cell office:value-type="float" office:value="0.794096731363" calcext:value-type="float">
            <text:p>0.794096731363</text:p>
          </table:table-cell>
          <table:table-cell office:value-type="float" office:value="0.422858661635" calcext:value-type="float">
            <text:p>0.422858661635</text:p>
          </table:table-cell>
          <table:table-cell office:value-type="float" office:value="0.305051969038" calcext:value-type="float">
            <text:p>0.305051969038</text:p>
          </table:table-cell>
          <table:table-cell office:value-type="float" office:value="0.202841518628" calcext:value-type="float">
            <text:p>0.202841518628</text:p>
          </table:table-cell>
          <table:table-cell office:value-type="float" office:value="0.565289731574" calcext:value-type="float">
            <text:p>0.565289731574</text:p>
          </table:table-cell>
          <table:table-cell office:value-type="float" office:value="0.44358164995" calcext:value-type="float">
            <text:p>0.44358164995</text:p>
          </table:table-cell>
          <table:table-cell office:value-type="float" office:value="0.264273411369" calcext:value-type="float">
            <text:p>0.264273411369</text:p>
          </table:table-cell>
          <table:table-cell office:value-type="float" office:value="0.178060372279" calcext:value-type="float">
            <text:p>0.178060372279</text:p>
          </table:table-cell>
          <table:table-cell office:value-type="float" office:value="0.815449023063" calcext:value-type="float">
            <text:p>0.815449023063</text:p>
          </table:table-cell>
          <table:table-cell office:value-type="float" office:value="0.441180304513" calcext:value-type="float">
            <text:p>0.441180304513</text:p>
          </table:table-cell>
          <table:table-cell office:value-type="float" office:value="0.287148998335" calcext:value-type="float">
            <text:p>0.287148998335</text:p>
          </table:table-cell>
          <table:table-cell office:value-type="float" office:value="0.188561226392" calcext:value-type="float">
            <text:p>0.188561226392</text:p>
          </table:table-cell>
          <table:table-cell office:value-type="float" office:value="0.565742108814" calcext:value-type="float">
            <text:p>0.565742108814</text:p>
          </table:table-cell>
          <table:table-cell office:value-type="float" office:value="0.440670869654" calcext:value-type="float">
            <text:p>0.440670869654</text:p>
          </table:table-cell>
          <table:table-cell office:value-type="float" office:value="0.275936006157" calcext:value-type="float">
            <text:p>0.275936006157</text:p>
          </table:table-cell>
          <table:table-cell office:value-type="float" office:value="0.176239453135" calcext:value-type="float">
            <text:p>0.176239453135</text:p>
          </table:table-cell>
          <table:table-cell office:value-type="float" office:value="0.572253270703" calcext:value-type="float">
            <text:p>0.572253270703</text:p>
          </table:table-cell>
          <table:table-cell office:value-type="float" office:value="0.565369429527" calcext:value-type="float">
            <text:p>0.565369429527</text:p>
          </table:table-cell>
          <table:table-cell office:value-type="float" office:value="0.583682804187" calcext:value-type="float">
            <text:p>0.583682804187</text:p>
          </table:table-cell>
          <table:table-cell office:value-type="float" office:value="0.407578959435" calcext:value-type="float">
            <text:p>0.407578959435</text:p>
          </table:table-cell>
          <table:table-cell office:value-type="float" office:value="0.230597298203" calcext:value-type="float">
            <text:p>0.230597298203</text:p>
          </table:table-cell>
          <table:table-cell office:value-type="float" office:value="0.968012921381" calcext:value-type="float">
            <text:p>0.968012921381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9740849065" calcext:value-type="float">
            <text:p>0.829740849065</text:p>
          </table:table-cell>
          <table:table-cell office:value-type="float" office:value="0.797124953987" calcext:value-type="float">
            <text:p>0.797124953987</text:p>
          </table:table-cell>
          <table:table-cell office:value-type="float" office:value="0.574101792083" calcext:value-type="float">
            <text:p>0.574101792083</text:p>
          </table:table-cell>
          <table:table-cell office:value-type="float" office:value="0.574380596865" calcext:value-type="float">
            <text:p>0.574380596865</text:p>
          </table:table-cell>
          <table:table-cell office:value-type="float" office:value="0.830137459212" calcext:value-type="float">
            <text:p>0.830137459212</text:p>
          </table:table-cell>
          <table:table-cell office:value-type="float" office:value="0.813577290842" calcext:value-type="float">
            <text:p>0.813577290842</text:p>
          </table:table-cell>
          <table:table-cell office:value-type="float" office:value="0.577775141651" calcext:value-type="float">
            <text:p>0.577775141651</text:p>
          </table:table-cell>
          <table:table-cell office:value-type="float" office:value="0.572041097925" calcext:value-type="float">
            <text:p>0.572041097925</text:p>
          </table:table-cell>
          <table:table-cell office:value-type="float" office:value="0.829362328917" calcext:value-type="float">
            <text:p>0.829362328917</text:p>
          </table:table-cell>
          <table:table-cell office:value-type="float" office:value="0.800529177206" calcext:value-type="float">
            <text:p>0.800529177206</text:p>
          </table:table-cell>
          <table:table-cell office:value-type="float" office:value="0.576923391564" calcext:value-type="float">
            <text:p>0.576923391564</text:p>
          </table:table-cell>
          <table:table-cell office:value-type="float" office:value="0.556631793354" calcext:value-type="float">
            <text:p>0.556631793354</text:p>
          </table:table-cell>
          <table:table-cell office:value-type="float" office:value="0.829708170752" calcext:value-type="float">
            <text:p>0.829708170752</text:p>
          </table:table-cell>
          <table:table-cell office:value-type="float" office:value="0.755278865909" calcext:value-type="float">
            <text:p>0.755278865909</text:p>
          </table:table-cell>
          <table:table-cell office:value-type="float" office:value="0.590883308196" calcext:value-type="float">
            <text:p>0.590883308196</text:p>
          </table:table-cell>
          <table:table-cell office:value-type="float" office:value="0.568060955297" calcext:value-type="float">
            <text:p>0.568060955297</text:p>
          </table:table-cell>
          <table:table-cell office:value-type="float" office:value="0.829651720034" calcext:value-type="float">
            <text:p>0.829651720034</text:p>
          </table:table-cell>
          <table:table-cell office:value-type="float" office:value="0.757848336855" calcext:value-type="float">
            <text:p>0.757848336855</text:p>
          </table:table-cell>
          <table:table-cell office:value-type="float" office:value="0.589705612268" calcext:value-type="float">
            <text:p>0.589705612268</text:p>
          </table:table-cell>
          <table:table-cell office:value-type="float" office:value="0.568462933847" calcext:value-type="float">
            <text:p>0.568462933847</text:p>
          </table:table-cell>
          <table:table-cell office:value-type="float" office:value="0.829824422898" calcext:value-type="float">
            <text:p>0.829824422898</text:p>
          </table:table-cell>
          <table:table-cell office:value-type="float" office:value="0.829762490266" calcext:value-type="float">
            <text:p>0.829762490266</text:p>
          </table:table-cell>
          <table:table-cell office:value-type="float" office:value="0.82650652934" calcext:value-type="float">
            <text:p>0.82650652934</text:p>
          </table:table-cell>
          <table:table-cell office:value-type="float" office:value="0.596809149643" calcext:value-type="float">
            <text:p>0.596809149643</text:p>
          </table:table-cell>
          <table:table-cell office:value-type="float" office:value="0.572752274464" calcext:value-type="float">
            <text:p>0.572752274464</text:p>
          </table:table-cell>
          <table:table-cell office:value-type="float" office:value="0.82982014175" calcext:value-type="float">
            <text:p>0.82982014175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2155447597" calcext:value-type="float">
            <text:p>0.992155447597</text:p>
          </table:table-cell>
          <table:table-cell office:value-type="float" office:value="0.960514139368" calcext:value-type="float">
            <text:p>0.960514139368</text:p>
          </table:table-cell>
          <table:table-cell office:value-type="float" office:value="0.903007174835" calcext:value-type="float">
            <text:p>0.903007174835</text:p>
          </table:table-cell>
          <table:table-cell office:value-type="float" office:value="0.818607099137" calcext:value-type="float">
            <text:p>0.818607099137</text:p>
          </table:table-cell>
          <table:table-cell office:value-type="float" office:value="0.992212638479" calcext:value-type="float">
            <text:p>0.992212638479</text:p>
          </table:table-cell>
          <table:table-cell office:value-type="float" office:value="0.957544124088" calcext:value-type="float">
            <text:p>0.957544124088</text:p>
          </table:table-cell>
          <table:table-cell office:value-type="float" office:value="0.870766351405" calcext:value-type="float">
            <text:p>0.870766351405</text:p>
          </table:table-cell>
          <table:table-cell office:value-type="float" office:value="0.822025185262" calcext:value-type="float">
            <text:p>0.822025185262</text:p>
          </table:table-cell>
          <table:table-cell office:value-type="float" office:value="0.991943584085" calcext:value-type="float">
            <text:p>0.991943584085</text:p>
          </table:table-cell>
          <table:table-cell office:value-type="float" office:value="0.950947799948" calcext:value-type="float">
            <text:p>0.950947799948</text:p>
          </table:table-cell>
          <table:table-cell office:value-type="float" office:value="0.878948333052" calcext:value-type="float">
            <text:p>0.878948333052</text:p>
          </table:table-cell>
          <table:table-cell office:value-type="float" office:value="0.818679914933" calcext:value-type="float">
            <text:p>0.818679914933</text:p>
          </table:table-cell>
          <table:table-cell office:value-type="float" office:value="0.992145827396" calcext:value-type="float">
            <text:p>0.992145827396</text:p>
          </table:table-cell>
          <table:table-cell office:value-type="float" office:value="0.954216190462" calcext:value-type="float">
            <text:p>0.954216190462</text:p>
          </table:table-cell>
          <table:table-cell office:value-type="float" office:value="0.886146171138" calcext:value-type="float">
            <text:p>0.886146171138</text:p>
          </table:table-cell>
          <table:table-cell office:value-type="float" office:value="0.819716523618" calcext:value-type="float">
            <text:p>0.819716523618</text:p>
          </table:table-cell>
          <table:table-cell office:value-type="float" office:value="0.992143344714" calcext:value-type="float">
            <text:p>0.992143344714</text:p>
          </table:table-cell>
          <table:table-cell office:value-type="float" office:value="0.955948646694" calcext:value-type="float">
            <text:p>0.955948646694</text:p>
          </table:table-cell>
          <table:table-cell office:value-type="float" office:value="0.885446410718" calcext:value-type="float">
            <text:p>0.885446410718</text:p>
          </table:table-cell>
          <table:table-cell office:value-type="float" office:value="0.820810435851" calcext:value-type="float">
            <text:p>0.820810435851</text:p>
          </table:table-cell>
          <table:table-cell office:value-type="float" office:value="0.992460287534" calcext:value-type="float">
            <text:p>0.992460287534</text:p>
          </table:table-cell>
          <table:table-cell office:value-type="float" office:value="0.992428747782" calcext:value-type="float">
            <text:p>0.992428747782</text:p>
          </table:table-cell>
          <table:table-cell office:value-type="float" office:value="0.991452121153" calcext:value-type="float">
            <text:p>0.991452121153</text:p>
          </table:table-cell>
          <table:table-cell office:value-type="float" office:value="0.902791300799" calcext:value-type="float">
            <text:p>0.902791300799</text:p>
          </table:table-cell>
          <table:table-cell office:value-type="float" office:value="0.870615383004" calcext:value-type="float">
            <text:p>0.870615383004</text:p>
          </table:table-cell>
          <table:table-cell office:value-type="float" office:value="0.992459290281" calcext:value-type="float">
            <text:p>0.992459290281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45317967993" calcext:value-type="float">
            <text:p>0.845317967993</text:p>
          </table:table-cell>
          <table:table-cell office:value-type="float" office:value="0.814048077132" calcext:value-type="float">
            <text:p>0.814048077132</text:p>
          </table:table-cell>
          <table:table-cell office:value-type="float" office:value="0.727759635085" calcext:value-type="float">
            <text:p>0.727759635085</text:p>
          </table:table-cell>
          <table:table-cell office:value-type="float" office:value="0.642901111891" calcext:value-type="float">
            <text:p>0.642901111891</text:p>
          </table:table-cell>
          <table:table-cell office:value-type="float" office:value="0.848433766552" calcext:value-type="float">
            <text:p>0.848433766552</text:p>
          </table:table-cell>
          <table:table-cell office:value-type="float" office:value="0.807638492388" calcext:value-type="float">
            <text:p>0.807638492388</text:p>
          </table:table-cell>
          <table:table-cell office:value-type="float" office:value="0.73373576318" calcext:value-type="float">
            <text:p>0.73373576318</text:p>
          </table:table-cell>
          <table:table-cell office:value-type="float" office:value="0.658572119646" calcext:value-type="float">
            <text:p>0.658572119646</text:p>
          </table:table-cell>
          <table:table-cell office:value-type="float" office:value="0.841597472615" calcext:value-type="float">
            <text:p>0.841597472615</text:p>
          </table:table-cell>
          <table:table-cell office:value-type="float" office:value="0.802232654908" calcext:value-type="float">
            <text:p>0.802232654908</text:p>
          </table:table-cell>
          <table:table-cell office:value-type="float" office:value="0.735983753217" calcext:value-type="float">
            <text:p>0.735983753217</text:p>
          </table:table-cell>
          <table:table-cell office:value-type="float" office:value="0.649482170146" calcext:value-type="float">
            <text:p>0.649482170146</text:p>
          </table:table-cell>
          <table:table-cell office:value-type="float" office:value="0.843651691883" calcext:value-type="float">
            <text:p>0.843651691883</text:p>
          </table:table-cell>
          <table:table-cell office:value-type="float" office:value="0.810981606634" calcext:value-type="float">
            <text:p>0.810981606634</text:p>
          </table:table-cell>
          <table:table-cell office:value-type="float" office:value="0.733765560783" calcext:value-type="float">
            <text:p>0.733765560783</text:p>
          </table:table-cell>
          <table:table-cell office:value-type="float" office:value="0.634516065712" calcext:value-type="float">
            <text:p>0.634516065712</text:p>
          </table:table-cell>
          <table:table-cell office:value-type="float" office:value="0.843048529496" calcext:value-type="float">
            <text:p>0.843048529496</text:p>
          </table:table-cell>
          <table:table-cell office:value-type="float" office:value="0.81112113421" calcext:value-type="float">
            <text:p>0.81112113421</text:p>
          </table:table-cell>
          <table:table-cell office:value-type="float" office:value="0.733811985694" calcext:value-type="float">
            <text:p>0.733811985694</text:p>
          </table:table-cell>
          <table:table-cell office:value-type="float" office:value="0.634995978714" calcext:value-type="float">
            <text:p>0.634995978714</text:p>
          </table:table-cell>
          <table:table-cell office:value-type="float" office:value="0.857871644059" calcext:value-type="float">
            <text:p>0.857871644059</text:p>
          </table:table-cell>
          <table:table-cell office:value-type="float" office:value="0.860115183492" calcext:value-type="float">
            <text:p>0.860115183492</text:p>
          </table:table-cell>
          <table:table-cell office:value-type="float" office:value="0.832225398505" calcext:value-type="float">
            <text:p>0.832225398505</text:p>
          </table:table-cell>
          <table:table-cell office:value-type="float" office:value="0.786671093678" calcext:value-type="float">
            <text:p>0.786671093678</text:p>
          </table:table-cell>
          <table:table-cell office:value-type="float" office:value="0.73530316483" calcext:value-type="float">
            <text:p>0.73530316483</text:p>
          </table:table-cell>
          <table:table-cell office:value-type="float" office:value="0.858456598362" calcext:value-type="float">
            <text:p>0.858456598362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91759715782" calcext:value-type="float">
            <text:p>0.791759715782</text:p>
          </table:table-cell>
          <table:table-cell office:value-type="float" office:value="0.785528976426" calcext:value-type="float">
            <text:p>0.785528976426</text:p>
          </table:table-cell>
          <table:table-cell office:value-type="float" office:value="0.754613115562" calcext:value-type="float">
            <text:p>0.754613115562</text:p>
          </table:table-cell>
          <table:table-cell office:value-type="float" office:value="0.664256875248" calcext:value-type="float">
            <text:p>0.664256875248</text:p>
          </table:table-cell>
          <table:table-cell office:value-type="float" office:value="0.791486042738" calcext:value-type="float">
            <text:p>0.791486042738</text:p>
          </table:table-cell>
          <table:table-cell office:value-type="float" office:value="0.788293381828" calcext:value-type="float">
            <text:p>0.788293381828</text:p>
          </table:table-cell>
          <table:table-cell office:value-type="float" office:value="0.752217375547" calcext:value-type="float">
            <text:p>0.752217375547</text:p>
          </table:table-cell>
          <table:table-cell office:value-type="float" office:value="0.659674983975" calcext:value-type="float">
            <text:p>0.659674983975</text:p>
          </table:table-cell>
          <table:table-cell office:value-type="float" office:value="0.792611546129" calcext:value-type="float">
            <text:p>0.792611546129</text:p>
          </table:table-cell>
          <table:table-cell office:value-type="float" office:value="0.786629512029" calcext:value-type="float">
            <text:p>0.786629512029</text:p>
          </table:table-cell>
          <table:table-cell office:value-type="float" office:value="0.753799409895" calcext:value-type="float">
            <text:p>0.753799409895</text:p>
          </table:table-cell>
          <table:table-cell office:value-type="float" office:value="0.654298611783" calcext:value-type="float">
            <text:p>0.654298611783</text:p>
          </table:table-cell>
          <table:table-cell office:value-type="float" office:value="0.791824423878" calcext:value-type="float">
            <text:p>0.791824423878</text:p>
          </table:table-cell>
          <table:table-cell office:value-type="float" office:value="0.786923545301" calcext:value-type="float">
            <text:p>0.786923545301</text:p>
          </table:table-cell>
          <table:table-cell office:value-type="float" office:value="0.753398116214" calcext:value-type="float">
            <text:p>0.753398116214</text:p>
          </table:table-cell>
          <table:table-cell office:value-type="float" office:value="0.655351708263" calcext:value-type="float">
            <text:p>0.655351708263</text:p>
          </table:table-cell>
          <table:table-cell office:value-type="float" office:value="0.791816345047" calcext:value-type="float">
            <text:p>0.791816345047</text:p>
          </table:table-cell>
          <table:table-cell office:value-type="float" office:value="0.787502666579" calcext:value-type="float">
            <text:p>0.787502666579</text:p>
          </table:table-cell>
          <table:table-cell office:value-type="float" office:value="0.753811281674" calcext:value-type="float">
            <text:p>0.753811281674</text:p>
          </table:table-cell>
          <table:table-cell office:value-type="float" office:value="0.654963670129" calcext:value-type="float">
            <text:p>0.654963670129</text:p>
          </table:table-cell>
          <table:table-cell office:value-type="float" office:value="0.79297900166" calcext:value-type="float">
            <text:p>0.79297900166</text:p>
          </table:table-cell>
          <table:table-cell office:value-type="float" office:value="0.791375036579" calcext:value-type="float">
            <text:p>0.791375036579</text:p>
          </table:table-cell>
          <table:table-cell office:value-type="float" office:value="0.790944089054" calcext:value-type="float">
            <text:p>0.790944089054</text:p>
          </table:table-cell>
          <table:table-cell office:value-type="float" office:value="0.782101487243" calcext:value-type="float">
            <text:p>0.782101487243</text:p>
          </table:table-cell>
          <table:table-cell office:value-type="float" office:value="0.757627027653" calcext:value-type="float">
            <text:p>0.757627027653</text:p>
          </table:table-cell>
          <table:table-cell office:value-type="float" office:value="0.792933499171" calcext:value-type="float">
            <text:p>0.792933499171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2253104228" calcext:value-type="float">
            <text:p>0.832253104228</text:p>
          </table:table-cell>
          <table:table-cell office:value-type="float" office:value="0.844781013014" calcext:value-type="float">
            <text:p>0.844781013014</text:p>
          </table:table-cell>
          <table:table-cell office:value-type="float" office:value="0.814754364192" calcext:value-type="float">
            <text:p>0.814754364192</text:p>
          </table:table-cell>
          <table:table-cell office:value-type="float" office:value="0.745378158483" calcext:value-type="float">
            <text:p>0.745378158483</text:p>
          </table:table-cell>
          <table:table-cell office:value-type="float" office:value="0.831884332864" calcext:value-type="float">
            <text:p>0.831884332864</text:p>
          </table:table-cell>
          <table:table-cell office:value-type="float" office:value="0.843145380082" calcext:value-type="float">
            <text:p>0.843145380082</text:p>
          </table:table-cell>
          <table:table-cell office:value-type="float" office:value="0.810075900853" calcext:value-type="float">
            <text:p>0.810075900853</text:p>
          </table:table-cell>
          <table:table-cell office:value-type="float" office:value="0.745378158483" calcext:value-type="float">
            <text:p>0.745378158483</text:p>
          </table:table-cell>
          <table:table-cell office:value-type="float" office:value="0.833291921352" calcext:value-type="float">
            <text:p>0.833291921352</text:p>
          </table:table-cell>
          <table:table-cell office:value-type="float" office:value="0.842931340593" calcext:value-type="float">
            <text:p>0.842931340593</text:p>
          </table:table-cell>
          <table:table-cell office:value-type="float" office:value="0.811734909812" calcext:value-type="float">
            <text:p>0.811734909812</text:p>
          </table:table-cell>
          <table:table-cell office:value-type="float" office:value="0.745097140478" calcext:value-type="float">
            <text:p>0.745097140478</text:p>
          </table:table-cell>
          <table:table-cell office:value-type="float" office:value="0.83470242357" calcext:value-type="float">
            <text:p>0.83470242357</text:p>
          </table:table-cell>
          <table:table-cell office:value-type="float" office:value="0.835009446611" calcext:value-type="float">
            <text:p>0.835009446611</text:p>
          </table:table-cell>
          <table:table-cell office:value-type="float" office:value="0.817257858591" calcext:value-type="float">
            <text:p>0.817257858591</text:p>
          </table:table-cell>
          <table:table-cell office:value-type="float" office:value="0.739947040811" calcext:value-type="float">
            <text:p>0.739947040811</text:p>
          </table:table-cell>
          <table:table-cell office:value-type="float" office:value="0.834492814775" calcext:value-type="float">
            <text:p>0.834492814775</text:p>
          </table:table-cell>
          <table:table-cell office:value-type="float" office:value="0.834133154805" calcext:value-type="float">
            <text:p>0.834133154805</text:p>
          </table:table-cell>
          <table:table-cell office:value-type="float" office:value="0.817477990641" calcext:value-type="float">
            <text:p>0.817477990641</text:p>
          </table:table-cell>
          <table:table-cell office:value-type="float" office:value="0.739952908601" calcext:value-type="float">
            <text:p>0.739952908601</text:p>
          </table:table-cell>
          <table:table-cell office:value-type="float" office:value="0.835540295325" calcext:value-type="float">
            <text:p>0.835540295325</text:p>
          </table:table-cell>
          <table:table-cell office:value-type="float" office:value="0.838227995681" calcext:value-type="float">
            <text:p>0.838227995681</text:p>
          </table:table-cell>
          <table:table-cell office:value-type="float" office:value="0.847728564989" calcext:value-type="float">
            <text:p>0.847728564989</text:p>
          </table:table-cell>
          <table:table-cell office:value-type="float" office:value="0.832227724262" calcext:value-type="float">
            <text:p>0.832227724262</text:p>
          </table:table-cell>
          <table:table-cell office:value-type="float" office:value="0.818926664515" calcext:value-type="float">
            <text:p>0.818926664515</text:p>
          </table:table-cell>
          <table:table-cell office:value-type="float" office:value="0.836043492091" calcext:value-type="float">
            <text:p>0.836043492091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7114404348" calcext:value-type="float">
            <text:p>0.87114404348</text:p>
          </table:table-cell>
          <table:table-cell office:value-type="float" office:value="0.854998905763" calcext:value-type="float">
            <text:p>0.854998905763</text:p>
          </table:table-cell>
          <table:table-cell office:value-type="float" office:value="0.777536811525" calcext:value-type="float">
            <text:p>0.777536811525</text:p>
          </table:table-cell>
          <table:table-cell office:value-type="float" office:value="0.717344331649" calcext:value-type="float">
            <text:p>0.717344331649</text:p>
          </table:table-cell>
          <table:table-cell office:value-type="float" office:value="0.864045985098" calcext:value-type="float">
            <text:p>0.864045985098</text:p>
          </table:table-cell>
          <table:table-cell office:value-type="float" office:value="0.858506701256" calcext:value-type="float">
            <text:p>0.858506701256</text:p>
          </table:table-cell>
          <table:table-cell office:value-type="float" office:value="0.780778568696" calcext:value-type="float">
            <text:p>0.780778568696</text:p>
          </table:table-cell>
          <table:table-cell office:value-type="float" office:value="0.717926547644" calcext:value-type="float">
            <text:p>0.717926547644</text:p>
          </table:table-cell>
          <table:table-cell office:value-type="float" office:value="0.861849774091" calcext:value-type="float">
            <text:p>0.861849774091</text:p>
          </table:table-cell>
          <table:table-cell office:value-type="float" office:value="0.855949147884" calcext:value-type="float">
            <text:p>0.855949147884</text:p>
          </table:table-cell>
          <table:table-cell office:value-type="float" office:value="0.785712484903" calcext:value-type="float">
            <text:p>0.785712484903</text:p>
          </table:table-cell>
          <table:table-cell office:value-type="float" office:value="0.715671325828" calcext:value-type="float">
            <text:p>0.715671325828</text:p>
          </table:table-cell>
          <table:table-cell office:value-type="float" office:value="0.86466754445" calcext:value-type="float">
            <text:p>0.86466754445</text:p>
          </table:table-cell>
          <table:table-cell office:value-type="float" office:value="0.855393071373" calcext:value-type="float">
            <text:p>0.855393071373</text:p>
          </table:table-cell>
          <table:table-cell office:value-type="float" office:value="0.803945855989" calcext:value-type="float">
            <text:p>0.803945855989</text:p>
          </table:table-cell>
          <table:table-cell office:value-type="float" office:value="0.719914916002" calcext:value-type="float">
            <text:p>0.719914916002</text:p>
          </table:table-cell>
          <table:table-cell office:value-type="float" office:value="0.865466553768" calcext:value-type="float">
            <text:p>0.865466553768</text:p>
          </table:table-cell>
          <table:table-cell office:value-type="float" office:value="0.85629655991" calcext:value-type="float">
            <text:p>0.85629655991</text:p>
          </table:table-cell>
          <table:table-cell office:value-type="float" office:value="0.803055527336" calcext:value-type="float">
            <text:p>0.803055527336</text:p>
          </table:table-cell>
          <table:table-cell office:value-type="float" office:value="0.718825328798" calcext:value-type="float">
            <text:p>0.718825328798</text:p>
          </table:table-cell>
          <table:table-cell office:value-type="float" office:value="0.864488158436" calcext:value-type="float">
            <text:p>0.864488158436</text:p>
          </table:table-cell>
          <table:table-cell office:value-type="float" office:value="0.864467993354" calcext:value-type="float">
            <text:p>0.864467993354</text:p>
          </table:table-cell>
          <table:table-cell office:value-type="float" office:value="0.861470261595" calcext:value-type="float">
            <text:p>0.861470261595</text:p>
          </table:table-cell>
          <table:table-cell office:value-type="float" office:value="0.848278101226" calcext:value-type="float">
            <text:p>0.848278101226</text:p>
          </table:table-cell>
          <table:table-cell office:value-type="float" office:value="0.777051903314" calcext:value-type="float">
            <text:p>0.777051903314</text:p>
          </table:table-cell>
          <table:table-cell office:value-type="float" office:value="0.86446566454" calcext:value-type="float">
            <text:p>0.86446566454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80060796699" calcext:value-type="float">
            <text:p>0.780060796699</text:p>
          </table:table-cell>
          <table:table-cell office:value-type="float" office:value="0.749445356488" calcext:value-type="float">
            <text:p>0.749445356488</text:p>
          </table:table-cell>
          <table:table-cell office:value-type="float" office:value="0.6833529917" calcext:value-type="float">
            <text:p>0.6833529917</text:p>
          </table:table-cell>
          <table:table-cell office:value-type="float" office:value="0.565569938355" calcext:value-type="float">
            <text:p>0.565569938355</text:p>
          </table:table-cell>
          <table:table-cell office:value-type="float" office:value="0.780732116509" calcext:value-type="float">
            <text:p>0.780732116509</text:p>
          </table:table-cell>
          <table:table-cell office:value-type="float" office:value="0.75643516371" calcext:value-type="float">
            <text:p>0.75643516371</text:p>
          </table:table-cell>
          <table:table-cell office:value-type="float" office:value="0.690522888926" calcext:value-type="float">
            <text:p>0.690522888926</text:p>
          </table:table-cell>
          <table:table-cell office:value-type="float" office:value="0.56175097856" calcext:value-type="float">
            <text:p>0.56175097856</text:p>
          </table:table-cell>
          <table:table-cell office:value-type="float" office:value="0.781474651374" calcext:value-type="float">
            <text:p>0.781474651374</text:p>
          </table:table-cell>
          <table:table-cell office:value-type="float" office:value="0.750820485285" calcext:value-type="float">
            <text:p>0.750820485285</text:p>
          </table:table-cell>
          <table:table-cell office:value-type="float" office:value="0.681417372307" calcext:value-type="float">
            <text:p>0.681417372307</text:p>
          </table:table-cell>
          <table:table-cell office:value-type="float" office:value="0.565128296398" calcext:value-type="float">
            <text:p>0.565128296398</text:p>
          </table:table-cell>
          <table:table-cell office:value-type="float" office:value="0.776496240853" calcext:value-type="float">
            <text:p>0.776496240853</text:p>
          </table:table-cell>
          <table:table-cell office:value-type="float" office:value="0.749980417262" calcext:value-type="float">
            <text:p>0.749980417262</text:p>
          </table:table-cell>
          <table:table-cell office:value-type="float" office:value="0.683006688222" calcext:value-type="float">
            <text:p>0.683006688222</text:p>
          </table:table-cell>
          <table:table-cell office:value-type="float" office:value="0.565307834394" calcext:value-type="float">
            <text:p>0.565307834394</text:p>
          </table:table-cell>
          <table:table-cell office:value-type="float" office:value="0.777204576823" calcext:value-type="float">
            <text:p>0.777204576823</text:p>
          </table:table-cell>
          <table:table-cell office:value-type="float" office:value="0.74996888511" calcext:value-type="float">
            <text:p>0.74996888511</text:p>
          </table:table-cell>
          <table:table-cell office:value-type="float" office:value="0.683389522435" calcext:value-type="float">
            <text:p>0.683389522435</text:p>
          </table:table-cell>
          <table:table-cell office:value-type="float" office:value="0.562979103136" calcext:value-type="float">
            <text:p>0.562979103136</text:p>
          </table:table-cell>
          <table:table-cell office:value-type="float" office:value="0.786282779197" calcext:value-type="float">
            <text:p>0.786282779197</text:p>
          </table:table-cell>
          <table:table-cell office:value-type="float" office:value="0.790243023096" calcext:value-type="float">
            <text:p>0.790243023096</text:p>
          </table:table-cell>
          <table:table-cell office:value-type="float" office:value="0.780287115265" calcext:value-type="float">
            <text:p>0.780287115265</text:p>
          </table:table-cell>
          <table:table-cell office:value-type="float" office:value="0.745591962533" calcext:value-type="float">
            <text:p>0.745591962533</text:p>
          </table:table-cell>
          <table:table-cell office:value-type="float" office:value="0.656450582749" calcext:value-type="float">
            <text:p>0.656450582749</text:p>
          </table:table-cell>
          <table:table-cell office:value-type="float" office:value="0.786168340377" calcext:value-type="float">
            <text:p>0.786168340377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46797655588" calcext:value-type="float">
            <text:p>0.846797655588</text:p>
          </table:table-cell>
          <table:table-cell office:value-type="float" office:value="0.795061012428" calcext:value-type="float">
            <text:p>0.795061012428</text:p>
          </table:table-cell>
          <table:table-cell office:value-type="float" office:value="0.757338114937" calcext:value-type="float">
            <text:p>0.757338114937</text:p>
          </table:table-cell>
          <table:table-cell office:value-type="float" office:value="0.505734412194" calcext:value-type="float">
            <text:p>0.505734412194</text:p>
          </table:table-cell>
          <table:table-cell office:value-type="float" office:value="0.83254958204" calcext:value-type="float">
            <text:p>0.83254958204</text:p>
          </table:table-cell>
          <table:table-cell office:value-type="float" office:value="0.78918858485" calcext:value-type="float">
            <text:p>0.78918858485</text:p>
          </table:table-cell>
          <table:table-cell office:value-type="float" office:value="0.768243074947" calcext:value-type="float">
            <text:p>0.768243074947</text:p>
          </table:table-cell>
          <table:table-cell office:value-type="float" office:value="0.506113245429" calcext:value-type="float">
            <text:p>0.506113245429</text:p>
          </table:table-cell>
          <table:table-cell office:value-type="float" office:value="0.837192088159" calcext:value-type="float">
            <text:p>0.837192088159</text:p>
          </table:table-cell>
          <table:table-cell office:value-type="float" office:value="0.787073392531" calcext:value-type="float">
            <text:p>0.787073392531</text:p>
          </table:table-cell>
          <table:table-cell office:value-type="float" office:value="0.765430034029" calcext:value-type="float">
            <text:p>0.765430034029</text:p>
          </table:table-cell>
          <table:table-cell office:value-type="float" office:value="0.551707544115" calcext:value-type="float">
            <text:p>0.551707544115</text:p>
          </table:table-cell>
          <table:table-cell office:value-type="float" office:value="0.809007983825" calcext:value-type="float">
            <text:p>0.809007983825</text:p>
          </table:table-cell>
          <table:table-cell office:value-type="float" office:value="0.806573411986" calcext:value-type="float">
            <text:p>0.806573411986</text:p>
          </table:table-cell>
          <table:table-cell office:value-type="float" office:value="0.739296361739" calcext:value-type="float">
            <text:p>0.739296361739</text:p>
          </table:table-cell>
          <table:table-cell office:value-type="float" office:value="0.572657380549" calcext:value-type="float">
            <text:p>0.572657380549</text:p>
          </table:table-cell>
          <table:table-cell office:value-type="float" office:value="0.811753565641" calcext:value-type="float">
            <text:p>0.811753565641</text:p>
          </table:table-cell>
          <table:table-cell office:value-type="float" office:value="0.808668637364" calcext:value-type="float">
            <text:p>0.808668637364</text:p>
          </table:table-cell>
          <table:table-cell office:value-type="float" office:value="0.738999367121" calcext:value-type="float">
            <text:p>0.738999367121</text:p>
          </table:table-cell>
          <table:table-cell office:value-type="float" office:value="0.570092276475" calcext:value-type="float">
            <text:p>0.570092276475</text:p>
          </table:table-cell>
          <table:table-cell office:value-type="float" office:value="0.817102821928" calcext:value-type="float">
            <text:p>0.817102821928</text:p>
          </table:table-cell>
          <table:table-cell office:value-type="float" office:value="0.845588388233" calcext:value-type="float">
            <text:p>0.845588388233</text:p>
          </table:table-cell>
          <table:table-cell office:value-type="float" office:value="0.81493544162" calcext:value-type="float">
            <text:p>0.81493544162</text:p>
          </table:table-cell>
          <table:table-cell office:value-type="float" office:value="0.80677931446" calcext:value-type="float">
            <text:p>0.80677931446</text:p>
          </table:table-cell>
          <table:table-cell office:value-type="float" office:value="0.630860997489" calcext:value-type="float">
            <text:p>0.630860997489</text:p>
          </table:table-cell>
          <table:table-cell office:value-type="float" office:value="0.815471575554" calcext:value-type="float">
            <text:p>0.815471575554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0723997382" calcext:value-type="float">
            <text:p>0.950723997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0207262475" calcext:value-type="float">
            <text:p>0.950207262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1857961182" calcext:value-type="float">
            <text:p>0.00031857961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2696324078" calcext:value-type="float">
            <text:p>0.832696324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3136988712" calcext:value-type="float">
            <text:p>0.823136988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0044057402" calcext:value-type="float">
            <text:p>0.950044057402</text:p>
          </table:table-cell>
          <table:table-cell office:value-type="float" office:value="0.950049855143" calcext:value-type="float">
            <text:p>0.950049855143</text:p>
          </table:table-cell>
          <table:table-cell office:value-type="float" office:value="0.950032914896" calcext:value-type="float">
            <text:p>0.950032914896</text:p>
          </table:table-cell>
          <table:table-cell office:value-type="float" office:value="0.950050734059" calcext:value-type="float">
            <text:p>0.950050734059</text:p>
          </table:table-cell>
          <table:table-cell office:value-type="float" office:value="0" calcext:value-type="float">
            <text:p>0</text:p>
          </table:table-cell>
          <table:table-cell office:value-type="float" office:value="0.950042881146" calcext:value-type="float">
            <text:p>0.95004288114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899239859523" calcext:value-type="float">
            <text:p>0.899239859523</text:p>
          </table:table-cell>
          <table:table-cell office:value-type="float" office:value="0.898876918298" calcext:value-type="float">
            <text:p>0.898876918298</text:p>
          </table:table-cell>
          <table:table-cell office:value-type="float" office:value="0.89874987712" calcext:value-type="float">
            <text:p>0.89874987712</text:p>
          </table:table-cell>
          <table:table-cell office:value-type="float" office:value="0.898968344795" calcext:value-type="float">
            <text:p>0.898968344795</text:p>
          </table:table-cell>
          <table:table-cell office:value-type="float" office:value="0.899165553519" calcext:value-type="float">
            <text:p>0.899165553519</text:p>
          </table:table-cell>
          <table:table-cell office:value-type="float" office:value="0.898842237213" calcext:value-type="float">
            <text:p>0.898842237213</text:p>
          </table:table-cell>
          <table:table-cell office:value-type="float" office:value="0.898768511944" calcext:value-type="float">
            <text:p>0.898768511944</text:p>
          </table:table-cell>
          <table:table-cell office:value-type="float" office:value="0.898956171961" calcext:value-type="float">
            <text:p>0.898956171961</text:p>
          </table:table-cell>
          <table:table-cell office:value-type="float" office:value="0.898750656319" calcext:value-type="float">
            <text:p>0.898750656319</text:p>
          </table:table-cell>
          <table:table-cell office:value-type="float" office:value="0.898916841104" calcext:value-type="float">
            <text:p>0.898916841104</text:p>
          </table:table-cell>
          <table:table-cell office:value-type="float" office:value="0.898766156076" calcext:value-type="float">
            <text:p>0.898766156076</text:p>
          </table:table-cell>
          <table:table-cell office:value-type="float" office:value="0.899290576839" calcext:value-type="float">
            <text:p>0.899290576839</text:p>
          </table:table-cell>
          <table:table-cell office:value-type="float" office:value="0.898794318443" calcext:value-type="float">
            <text:p>0.898794318443</text:p>
          </table:table-cell>
          <table:table-cell office:value-type="float" office:value="0.898855301215" calcext:value-type="float">
            <text:p>0.898855301215</text:p>
          </table:table-cell>
          <table:table-cell office:value-type="float" office:value="0.898823815488" calcext:value-type="float">
            <text:p>0.898823815488</text:p>
          </table:table-cell>
          <table:table-cell office:value-type="float" office:value="0.898998295744" calcext:value-type="float">
            <text:p>0.898998295744</text:p>
          </table:table-cell>
          <table:table-cell office:value-type="float" office:value="0.898857390437" calcext:value-type="float">
            <text:p>0.898857390437</text:p>
          </table:table-cell>
          <table:table-cell office:value-type="float" office:value="0.8988445614" calcext:value-type="float">
            <text:p>0.8988445614</text:p>
          </table:table-cell>
          <table:table-cell office:value-type="float" office:value="0.898833180266" calcext:value-type="float">
            <text:p>0.898833180266</text:p>
          </table:table-cell>
          <table:table-cell office:value-type="float" office:value="0.898968010042" calcext:value-type="float">
            <text:p>0.898968010042</text:p>
          </table:table-cell>
          <table:table-cell office:value-type="float" office:value="0.898581293347" calcext:value-type="float">
            <text:p>0.898581293347</text:p>
          </table:table-cell>
          <table:table-cell office:value-type="float" office:value="0.898571592821" calcext:value-type="float">
            <text:p>0.898571592821</text:p>
          </table:table-cell>
          <table:table-cell office:value-type="float" office:value="0.898614502978" calcext:value-type="float">
            <text:p>0.898614502978</text:p>
          </table:table-cell>
          <table:table-cell office:value-type="float" office:value="0.898580338472" calcext:value-type="float">
            <text:p>0.898580338472</text:p>
          </table:table-cell>
          <table:table-cell office:value-type="float" office:value="0.898557076204" calcext:value-type="float">
            <text:p>0.898557076204</text:p>
          </table:table-cell>
          <table:table-cell office:value-type="float" office:value="0.898584435823" calcext:value-type="float">
            <text:p>0.898584435823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00084386228" calcext:value-type="float">
            <text:p>0.900084386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898729434" calcext:value-type="float">
            <text:p>0.89898729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944924966" calcext:value-type="float">
            <text:p>0.89944924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3755994421" calcext:value-type="float">
            <text:p>0.873755994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9560032559" calcext:value-type="float">
            <text:p>0.899560032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8589186899" calcext:value-type="float">
            <text:p>0.898589186899</text:p>
          </table:table-cell>
          <table:table-cell office:value-type="float" office:value="0.898596445111" calcext:value-type="float">
            <text:p>0.898596445111</text:p>
          </table:table-cell>
          <table:table-cell office:value-type="float" office:value="0.898609946745" calcext:value-type="float">
            <text:p>0.898609946745</text:p>
          </table:table-cell>
          <table:table-cell office:value-type="float" office:value="0.898648784248" calcext:value-type="float">
            <text:p>0.898648784248</text:p>
          </table:table-cell>
          <table:table-cell office:value-type="float" office:value="0" calcext:value-type="float">
            <text:p>0</text:p>
          </table:table-cell>
          <table:table-cell office:value-type="float" office:value="0.898594893497" calcext:value-type="float">
            <text:p>0.898594893497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99010096342" calcext:value-type="float">
            <text:p>0.899010096342</text:p>
          </table:table-cell>
          <table:table-cell office:value-type="float" office:value="0.898712492296" calcext:value-type="float">
            <text:p>0.898712492296</text:p>
          </table:table-cell>
          <table:table-cell office:value-type="float" office:value="0.898661525209" calcext:value-type="float">
            <text:p>0.898661525209</text:p>
          </table:table-cell>
          <table:table-cell office:value-type="float" office:value="0.898780075907" calcext:value-type="float">
            <text:p>0.898780075907</text:p>
          </table:table-cell>
          <table:table-cell office:value-type="float" office:value="0.898691597417" calcext:value-type="float">
            <text:p>0.898691597417</text:p>
          </table:table-cell>
          <table:table-cell office:value-type="float" office:value="0.898915875198" calcext:value-type="float">
            <text:p>0.898915875198</text:p>
          </table:table-cell>
          <table:table-cell office:value-type="float" office:value="0.898689343019" calcext:value-type="float">
            <text:p>0.898689343019</text:p>
          </table:table-cell>
          <table:table-cell office:value-type="float" office:value="0.899024075772" calcext:value-type="float">
            <text:p>0.899024075772</text:p>
          </table:table-cell>
          <table:table-cell office:value-type="float" office:value="0.898872056463" calcext:value-type="float">
            <text:p>0.898872056463</text:p>
          </table:table-cell>
          <table:table-cell office:value-type="float" office:value="0.898762499929" calcext:value-type="float">
            <text:p>0.898762499929</text:p>
          </table:table-cell>
          <table:table-cell office:value-type="float" office:value="0.898625982945" calcext:value-type="float">
            <text:p>0.898625982945</text:p>
          </table:table-cell>
          <table:table-cell office:value-type="float" office:value="0.898897271637" calcext:value-type="float">
            <text:p>0.898897271637</text:p>
          </table:table-cell>
          <table:table-cell office:value-type="float" office:value="0.87753769477" calcext:value-type="float">
            <text:p>0.87753769477</text:p>
          </table:table-cell>
          <table:table-cell office:value-type="float" office:value="0.89887689507" calcext:value-type="float">
            <text:p>0.89887689507</text:p>
          </table:table-cell>
          <table:table-cell office:value-type="float" office:value="0.877439176979" calcext:value-type="float">
            <text:p>0.877439176979</text:p>
          </table:table-cell>
          <table:table-cell office:value-type="float" office:value="0.8989118642" calcext:value-type="float">
            <text:p>0.8989118642</text:p>
          </table:table-cell>
          <table:table-cell office:value-type="float" office:value="0.898829774523" calcext:value-type="float">
            <text:p>0.898829774523</text:p>
          </table:table-cell>
          <table:table-cell office:value-type="float" office:value="0.877500213236" calcext:value-type="float">
            <text:p>0.877500213236</text:p>
          </table:table-cell>
          <table:table-cell office:value-type="float" office:value="0.87746259593" calcext:value-type="float">
            <text:p>0.87746259593</text:p>
          </table:table-cell>
          <table:table-cell office:value-type="float" office:value="0.898961063823" calcext:value-type="float">
            <text:p>0.898961063823</text:p>
          </table:table-cell>
          <table:table-cell office:value-type="float" office:value="0.898584280123" calcext:value-type="float">
            <text:p>0.898584280123</text:p>
          </table:table-cell>
          <table:table-cell office:value-type="float" office:value="0.898610108291" calcext:value-type="float">
            <text:p>0.898610108291</text:p>
          </table:table-cell>
          <table:table-cell office:value-type="float" office:value="0.898551109057" calcext:value-type="float">
            <text:p>0.898551109057</text:p>
          </table:table-cell>
          <table:table-cell office:value-type="float" office:value="0.898576267987" calcext:value-type="float">
            <text:p>0.898576267987</text:p>
          </table:table-cell>
          <table:table-cell office:value-type="float" office:value="0.898559464222" calcext:value-type="float">
            <text:p>0.898559464222</text:p>
          </table:table-cell>
          <table:table-cell office:value-type="float" office:value="0.877224322784" calcext:value-type="float">
            <text:p>0.877224322784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47872133" calcext:value-type="float">
            <text:p>0.97847872133</text:p>
          </table:table-cell>
          <table:table-cell office:value-type="float" office:value="0.97848174768" calcext:value-type="float">
            <text:p>0.97848174768</text:p>
          </table:table-cell>
          <table:table-cell office:value-type="float" office:value="0.978485488374" calcext:value-type="float">
            <text:p>0.978485488374</text:p>
          </table:table-cell>
          <table:table-cell office:value-type="float" office:value="0.978497562147" calcext:value-type="float">
            <text:p>0.978497562147</text:p>
          </table:table-cell>
          <table:table-cell office:value-type="float" office:value="0.978483123645" calcext:value-type="float">
            <text:p>0.978483123645</text:p>
          </table:table-cell>
          <table:table-cell office:value-type="float" office:value="0.978488064993" calcext:value-type="float">
            <text:p>0.978488064993</text:p>
          </table:table-cell>
          <table:table-cell office:value-type="float" office:value="0.978484263553" calcext:value-type="float">
            <text:p>0.978484263553</text:p>
          </table:table-cell>
          <table:table-cell office:value-type="float" office:value="0.978500463453" calcext:value-type="float">
            <text:p>0.978500463453</text:p>
          </table:table-cell>
          <table:table-cell office:value-type="float" office:value="0.978484310632" calcext:value-type="float">
            <text:p>0.978484310632</text:p>
          </table:table-cell>
          <table:table-cell office:value-type="float" office:value="0.978480652011" calcext:value-type="float">
            <text:p>0.978480652011</text:p>
          </table:table-cell>
          <table:table-cell office:value-type="float" office:value="0.978485170898" calcext:value-type="float">
            <text:p>0.978485170898</text:p>
          </table:table-cell>
          <table:table-cell office:value-type="float" office:value="0.978487106317" calcext:value-type="float">
            <text:p>0.978487106317</text:p>
          </table:table-cell>
          <table:table-cell office:value-type="float" office:value="0.978483263911" calcext:value-type="float">
            <text:p>0.978483263911</text:p>
          </table:table-cell>
          <table:table-cell office:value-type="float" office:value="0.978482832463" calcext:value-type="float">
            <text:p>0.978482832463</text:p>
          </table:table-cell>
          <table:table-cell office:value-type="float" office:value="0.97848295871" calcext:value-type="float">
            <text:p>0.97848295871</text:p>
          </table:table-cell>
          <table:table-cell office:value-type="float" office:value="0.978484304916" calcext:value-type="float">
            <text:p>0.978484304916</text:p>
          </table:table-cell>
          <table:table-cell office:value-type="float" office:value="0.978482932599" calcext:value-type="float">
            <text:p>0.978482932599</text:p>
          </table:table-cell>
          <table:table-cell office:value-type="float" office:value="0.978483606694" calcext:value-type="float">
            <text:p>0.978483606694</text:p>
          </table:table-cell>
          <table:table-cell office:value-type="float" office:value="0.97848364627" calcext:value-type="float">
            <text:p>0.97848364627</text:p>
          </table:table-cell>
          <table:table-cell office:value-type="float" office:value="0.978485669742" calcext:value-type="float">
            <text:p>0.978485669742</text:p>
          </table:table-cell>
          <table:table-cell office:value-type="float" office:value="0.978482226833" calcext:value-type="float">
            <text:p>0.978482226833</text:p>
          </table:table-cell>
          <table:table-cell office:value-type="float" office:value="0.978481805773" calcext:value-type="float">
            <text:p>0.978481805773</text:p>
          </table:table-cell>
          <table:table-cell office:value-type="float" office:value="0.978482049243" calcext:value-type="float">
            <text:p>0.978482049243</text:p>
          </table:table-cell>
          <table:table-cell office:value-type="float" office:value="0.978482918429" calcext:value-type="float">
            <text:p>0.978482918429</text:p>
          </table:table-cell>
          <table:table-cell office:value-type="float" office:value="0.978482330653" calcext:value-type="float">
            <text:p>0.978482330653</text:p>
          </table:table-cell>
          <table:table-cell office:value-type="float" office:value="0.978482556919" calcext:value-type="float">
            <text:p>0.978482556919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001593954581" calcext:value-type="float">
            <text:p>0.001593954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8484054198" calcext:value-type="float">
            <text:p>0.978484054198</text:p>
          </table:table-cell>
          <table:table-cell office:value-type="float" office:value="0.978548059029" calcext:value-type="float">
            <text:p>0.978548059029</text:p>
          </table:table-cell>
          <table:table-cell office:value-type="float" office:value="0.798558214267" calcext:value-type="float">
            <text:p>0.798558214267</text:p>
          </table:table-cell>
          <table:table-cell office:value-type="float" office:value="0" calcext:value-type="float">
            <text:p>0</text:p>
          </table:table-cell>
          <table:table-cell office:value-type="float" office:value="0.00272381488683" calcext:value-type="float">
            <text:p>0.00272381488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8483311099" calcext:value-type="float">
            <text:p>0.978483311099</text:p>
          </table:table-cell>
          <table:table-cell office:value-type="float" office:value="0.978532610398" calcext:value-type="float">
            <text:p>0.978532610398</text:p>
          </table:table-cell>
          <table:table-cell office:value-type="float" office:value="0.766278541816" calcext:value-type="float">
            <text:p>0.766278541816</text:p>
          </table:table-cell>
          <table:table-cell office:value-type="float" office:value="0" calcext:value-type="float">
            <text:p>0</text:p>
          </table:table-cell>
          <table:table-cell office:value-type="float" office:value="0.000763005867883" calcext:value-type="float">
            <text:p>0.000763005867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63435753013" calcext:value-type="float">
            <text:p>0.000763435753013</text:p>
          </table:table-cell>
          <table:table-cell office:value-type="float" office:value="0.00273044962955" calcext:value-type="float">
            <text:p>0.00273044962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8482509153" calcext:value-type="float">
            <text:p>0.978482509153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14033085482" calcext:value-type="float">
            <text:p>0.914033085482</text:p>
          </table:table-cell>
          <table:table-cell office:value-type="float" office:value="0.913918206542" calcext:value-type="float">
            <text:p>0.913918206542</text:p>
          </table:table-cell>
          <table:table-cell office:value-type="float" office:value="0.913940034534" calcext:value-type="float">
            <text:p>0.913940034534</text:p>
          </table:table-cell>
          <table:table-cell office:value-type="float" office:value="0.913806593653" calcext:value-type="float">
            <text:p>0.913806593653</text:p>
          </table:table-cell>
          <table:table-cell office:value-type="float" office:value="0.913982099282" calcext:value-type="float">
            <text:p>0.913982099282</text:p>
          </table:table-cell>
          <table:table-cell office:value-type="float" office:value="0.913918776941" calcext:value-type="float">
            <text:p>0.913918776941</text:p>
          </table:table-cell>
          <table:table-cell office:value-type="float" office:value="0.913900183407" calcext:value-type="float">
            <text:p>0.913900183407</text:p>
          </table:table-cell>
          <table:table-cell office:value-type="float" office:value="0.913917710046" calcext:value-type="float">
            <text:p>0.913917710046</text:p>
          </table:table-cell>
          <table:table-cell office:value-type="float" office:value="0.913888840887" calcext:value-type="float">
            <text:p>0.913888840887</text:p>
          </table:table-cell>
          <table:table-cell office:value-type="float" office:value="0.913881212847" calcext:value-type="float">
            <text:p>0.913881212847</text:p>
          </table:table-cell>
          <table:table-cell office:value-type="float" office:value="0.913929937695" calcext:value-type="float">
            <text:p>0.913929937695</text:p>
          </table:table-cell>
          <table:table-cell office:value-type="float" office:value="0.91388402186" calcext:value-type="float">
            <text:p>0.91388402186</text:p>
          </table:table-cell>
          <table:table-cell office:value-type="float" office:value="0.913943464604" calcext:value-type="float">
            <text:p>0.913943464604</text:p>
          </table:table-cell>
          <table:table-cell office:value-type="float" office:value="0.913968848162" calcext:value-type="float">
            <text:p>0.913968848162</text:p>
          </table:table-cell>
          <table:table-cell office:value-type="float" office:value="0.913908598801" calcext:value-type="float">
            <text:p>0.913908598801</text:p>
          </table:table-cell>
          <table:table-cell office:value-type="float" office:value="0.913872106441" calcext:value-type="float">
            <text:p>0.913872106441</text:p>
          </table:table-cell>
          <table:table-cell office:value-type="float" office:value="0.913977813403" calcext:value-type="float">
            <text:p>0.913977813403</text:p>
          </table:table-cell>
          <table:table-cell office:value-type="float" office:value="0.913955731925" calcext:value-type="float">
            <text:p>0.913955731925</text:p>
          </table:table-cell>
          <table:table-cell office:value-type="float" office:value="0.913952252406" calcext:value-type="float">
            <text:p>0.913952252406</text:p>
          </table:table-cell>
          <table:table-cell office:value-type="float" office:value="0.913889783966" calcext:value-type="float">
            <text:p>0.913889783966</text:p>
          </table:table-cell>
          <table:table-cell office:value-type="float" office:value="0.913862500323" calcext:value-type="float">
            <text:p>0.913862500323</text:p>
          </table:table-cell>
          <table:table-cell office:value-type="float" office:value="0.913863857583" calcext:value-type="float">
            <text:p>0.913863857583</text:p>
          </table:table-cell>
          <table:table-cell office:value-type="float" office:value="0.913856793256" calcext:value-type="float">
            <text:p>0.913856793256</text:p>
          </table:table-cell>
          <table:table-cell office:value-type="float" office:value="0.913857126338" calcext:value-type="float">
            <text:p>0.913857126338</text:p>
          </table:table-cell>
          <table:table-cell office:value-type="float" office:value="0.913848361238" calcext:value-type="float">
            <text:p>0.913848361238</text:p>
          </table:table-cell>
          <table:table-cell office:value-type="float" office:value="0.913860259602" calcext:value-type="float">
            <text:p>0.91386025960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69291845991" calcext:value-type="float">
            <text:p>0.769291845991</text:p>
          </table:table-cell>
          <table:table-cell office:value-type="float" office:value="0.544039568271" calcext:value-type="float">
            <text:p>0.544039568271</text:p>
          </table:table-cell>
          <table:table-cell office:value-type="float" office:value="0.548254531034" calcext:value-type="float">
            <text:p>0.548254531034</text:p>
          </table:table-cell>
          <table:table-cell office:value-type="float" office:value="0.538063817851" calcext:value-type="float">
            <text:p>0.538063817851</text:p>
          </table:table-cell>
          <table:table-cell office:value-type="float" office:value="0.765865336068" calcext:value-type="float">
            <text:p>0.765865336068</text:p>
          </table:table-cell>
          <table:table-cell office:value-type="float" office:value="0.548277318961" calcext:value-type="float">
            <text:p>0.548277318961</text:p>
          </table:table-cell>
          <table:table-cell office:value-type="float" office:value="0.547735934907" calcext:value-type="float">
            <text:p>0.547735934907</text:p>
          </table:table-cell>
          <table:table-cell office:value-type="float" office:value="0.540048674074" calcext:value-type="float">
            <text:p>0.540048674074</text:p>
          </table:table-cell>
          <table:table-cell office:value-type="float" office:value="0.763884537823" calcext:value-type="float">
            <text:p>0.763884537823</text:p>
          </table:table-cell>
          <table:table-cell office:value-type="float" office:value="0.544311040018" calcext:value-type="float">
            <text:p>0.544311040018</text:p>
          </table:table-cell>
          <table:table-cell office:value-type="float" office:value="0.53828184696" calcext:value-type="float">
            <text:p>0.53828184696</text:p>
          </table:table-cell>
          <table:table-cell office:value-type="float" office:value="0.538629536085" calcext:value-type="float">
            <text:p>0.538629536085</text:p>
          </table:table-cell>
          <table:table-cell office:value-type="float" office:value="0.738764337819" calcext:value-type="float">
            <text:p>0.738764337819</text:p>
          </table:table-cell>
          <table:table-cell office:value-type="float" office:value="0.611577974756" calcext:value-type="float">
            <text:p>0.611577974756</text:p>
          </table:table-cell>
          <table:table-cell office:value-type="float" office:value="0.555174474535" calcext:value-type="float">
            <text:p>0.555174474535</text:p>
          </table:table-cell>
          <table:table-cell office:value-type="float" office:value="0.544446226563" calcext:value-type="float">
            <text:p>0.544446226563</text:p>
          </table:table-cell>
          <table:table-cell office:value-type="float" office:value="0.738805253907" calcext:value-type="float">
            <text:p>0.738805253907</text:p>
          </table:table-cell>
          <table:table-cell office:value-type="float" office:value="0.612577807097" calcext:value-type="float">
            <text:p>0.612577807097</text:p>
          </table:table-cell>
          <table:table-cell office:value-type="float" office:value="0.548853927455" calcext:value-type="float">
            <text:p>0.548853927455</text:p>
          </table:table-cell>
          <table:table-cell office:value-type="float" office:value="0.538990207758" calcext:value-type="float">
            <text:p>0.538990207758</text:p>
          </table:table-cell>
          <table:table-cell office:value-type="float" office:value="0.76335043902" calcext:value-type="float">
            <text:p>0.76335043902</text:p>
          </table:table-cell>
          <table:table-cell office:value-type="float" office:value="0.769195448086" calcext:value-type="float">
            <text:p>0.769195448086</text:p>
          </table:table-cell>
          <table:table-cell office:value-type="float" office:value="0.74918727056" calcext:value-type="float">
            <text:p>0.74918727056</text:p>
          </table:table-cell>
          <table:table-cell office:value-type="float" office:value="0.547819780833" calcext:value-type="float">
            <text:p>0.547819780833</text:p>
          </table:table-cell>
          <table:table-cell office:value-type="float" office:value="0.549950779754" calcext:value-type="float">
            <text:p>0.549950779754</text:p>
          </table:table-cell>
          <table:table-cell office:value-type="float" office:value="0.761412699663" calcext:value-type="float">
            <text:p>0.761412699663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2796567794" calcext:value-type="float">
            <text:p>0.72796567794</text:p>
          </table:table-cell>
          <table:table-cell office:value-type="float" office:value="0.726640816287" calcext:value-type="float">
            <text:p>0.726640816287</text:p>
          </table:table-cell>
          <table:table-cell office:value-type="float" office:value="0.835757139339" calcext:value-type="float">
            <text:p>0.835757139339</text:p>
          </table:table-cell>
          <table:table-cell office:value-type="float" office:value="0.580569473228" calcext:value-type="float">
            <text:p>0.580569473228</text:p>
          </table:table-cell>
          <table:table-cell office:value-type="float" office:value="0.726696991975" calcext:value-type="float">
            <text:p>0.726696991975</text:p>
          </table:table-cell>
          <table:table-cell office:value-type="float" office:value="0.728671715579" calcext:value-type="float">
            <text:p>0.728671715579</text:p>
          </table:table-cell>
          <table:table-cell office:value-type="float" office:value="0.834746236363" calcext:value-type="float">
            <text:p>0.834746236363</text:p>
          </table:table-cell>
          <table:table-cell office:value-type="float" office:value="0.605295512138" calcext:value-type="float">
            <text:p>0.605295512138</text:p>
          </table:table-cell>
          <table:table-cell office:value-type="float" office:value="0.727818475077" calcext:value-type="float">
            <text:p>0.727818475077</text:p>
          </table:table-cell>
          <table:table-cell office:value-type="float" office:value="0.728786764628" calcext:value-type="float">
            <text:p>0.728786764628</text:p>
          </table:table-cell>
          <table:table-cell office:value-type="float" office:value="0.837132034036" calcext:value-type="float">
            <text:p>0.837132034036</text:p>
          </table:table-cell>
          <table:table-cell office:value-type="float" office:value="0.579888777246" calcext:value-type="float">
            <text:p>0.579888777246</text:p>
          </table:table-cell>
          <table:table-cell office:value-type="float" office:value="0.763950285205" calcext:value-type="float">
            <text:p>0.763950285205</text:p>
          </table:table-cell>
          <table:table-cell office:value-type="float" office:value="0.757972849084" calcext:value-type="float">
            <text:p>0.757972849084</text:p>
          </table:table-cell>
          <table:table-cell office:value-type="float" office:value="0.710671875225" calcext:value-type="float">
            <text:p>0.710671875225</text:p>
          </table:table-cell>
          <table:table-cell office:value-type="float" office:value="0.577617441322" calcext:value-type="float">
            <text:p>0.577617441322</text:p>
          </table:table-cell>
          <table:table-cell office:value-type="float" office:value="0.759466340969" calcext:value-type="float">
            <text:p>0.759466340969</text:p>
          </table:table-cell>
          <table:table-cell office:value-type="float" office:value="0.764278350689" calcext:value-type="float">
            <text:p>0.764278350689</text:p>
          </table:table-cell>
          <table:table-cell office:value-type="float" office:value="0.71651043753" calcext:value-type="float">
            <text:p>0.71651043753</text:p>
          </table:table-cell>
          <table:table-cell office:value-type="float" office:value="0.589679035102" calcext:value-type="float">
            <text:p>0.589679035102</text:p>
          </table:table-cell>
          <table:table-cell office:value-type="float" office:value="0.788951195405" calcext:value-type="float">
            <text:p>0.788951195405</text:p>
          </table:table-cell>
          <table:table-cell office:value-type="float" office:value="0.740551236289" calcext:value-type="float">
            <text:p>0.740551236289</text:p>
          </table:table-cell>
          <table:table-cell office:value-type="float" office:value="0.738549040546" calcext:value-type="float">
            <text:p>0.738549040546</text:p>
          </table:table-cell>
          <table:table-cell office:value-type="float" office:value="0.860989942495" calcext:value-type="float">
            <text:p>0.860989942495</text:p>
          </table:table-cell>
          <table:table-cell office:value-type="float" office:value="0.709020715659" calcext:value-type="float">
            <text:p>0.709020715659</text:p>
          </table:table-cell>
          <table:table-cell office:value-type="float" office:value="0.793278235923" calcext:value-type="float">
            <text:p>0.793278235923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251274186" calcext:value-type="float">
            <text:p>0.39251274186</text:p>
          </table:table-cell>
          <table:table-cell office:value-type="float" office:value="0.294474878527" calcext:value-type="float">
            <text:p>0.294474878527</text:p>
          </table:table-cell>
          <table:table-cell office:value-type="float" office:value="0.479725128321" calcext:value-type="float">
            <text:p>0.479725128321</text:p>
          </table:table-cell>
          <table:table-cell office:value-type="float" office:value="0" calcext:value-type="float">
            <text:p>0</text:p>
          </table:table-cell>
          <table:table-cell office:value-type="float" office:value="0.388235932849" calcext:value-type="float">
            <text:p>0.388235932849</text:p>
          </table:table-cell>
          <table:table-cell office:value-type="float" office:value="0.293082016884" calcext:value-type="float">
            <text:p>0.293082016884</text:p>
          </table:table-cell>
          <table:table-cell office:value-type="float" office:value="0.484687584092" calcext:value-type="float">
            <text:p>0.484687584092</text:p>
          </table:table-cell>
          <table:table-cell office:value-type="float" office:value="0" calcext:value-type="float">
            <text:p>0</text:p>
          </table:table-cell>
          <table:table-cell office:value-type="float" office:value="0.355506097455" calcext:value-type="float">
            <text:p>0.355506097455</text:p>
          </table:table-cell>
          <table:table-cell office:value-type="float" office:value="0.300330632549" calcext:value-type="float">
            <text:p>0.300330632549</text:p>
          </table:table-cell>
          <table:table-cell office:value-type="float" office:value="0.501393888502" calcext:value-type="float">
            <text:p>0.501393888502</text:p>
          </table:table-cell>
          <table:table-cell office:value-type="float" office:value="0.0000290182744846" calcext:value-type="float">
            <text:p>2.90182744846E-05</text:p>
          </table:table-cell>
          <table:table-cell office:value-type="float" office:value="0.314321219971" calcext:value-type="float">
            <text:p>0.314321219971</text:p>
          </table:table-cell>
          <table:table-cell office:value-type="float" office:value="0.252009195481" calcext:value-type="float">
            <text:p>0.252009195481</text:p>
          </table:table-cell>
          <table:table-cell office:value-type="float" office:value="0.20771598255" calcext:value-type="float">
            <text:p>0.20771598255</text:p>
          </table:table-cell>
          <table:table-cell office:value-type="float" office:value="0.0118061605858" calcext:value-type="float">
            <text:p>0.0118061605858</text:p>
          </table:table-cell>
          <table:table-cell office:value-type="float" office:value="0.291966390253" calcext:value-type="float">
            <text:p>0.291966390253</text:p>
          </table:table-cell>
          <table:table-cell office:value-type="float" office:value="0.22747934782" calcext:value-type="float">
            <text:p>0.22747934782</text:p>
          </table:table-cell>
          <table:table-cell office:value-type="float" office:value="0.201830611682" calcext:value-type="float">
            <text:p>0.201830611682</text:p>
          </table:table-cell>
          <table:table-cell office:value-type="float" office:value="0.0139932954785" calcext:value-type="float">
            <text:p>0.0139932954785</text:p>
          </table:table-cell>
          <table:table-cell office:value-type="float" office:value="0.349021136579" calcext:value-type="float">
            <text:p>0.349021136579</text:p>
          </table:table-cell>
          <table:table-cell office:value-type="float" office:value="0.471534756456" calcext:value-type="float">
            <text:p>0.471534756456</text:p>
          </table:table-cell>
          <table:table-cell office:value-type="float" office:value="0.493849819595" calcext:value-type="float">
            <text:p>0.493849819595</text:p>
          </table:table-cell>
          <table:table-cell office:value-type="float" office:value="0.542857638039" calcext:value-type="float">
            <text:p>0.542857638039</text:p>
          </table:table-cell>
          <table:table-cell office:value-type="float" office:value="0.237237662341" calcext:value-type="float">
            <text:p>0.237237662341</text:p>
          </table:table-cell>
          <table:table-cell office:value-type="float" office:value="0.361901167518" calcext:value-type="float">
            <text:p>0.361901167518</text:p>
          </table:table-cell>
        </table:table-row>
        <table:table-row table:style-name="ro1">
          <table:table-cell/>
          <table:table-cell table:style-name="ce87" table:formula="of:=AVERAGE([.B27:.B45])" office:value-type="float" office:value="0.793489590282368" calcext:value-type="float">
            <text:p>0.793489590282368</text:p>
          </table:table-cell>
          <table:table-cell table:formula="of:=AVERAGE([.C27:.C45])" office:value-type="float" office:value="0.648456072313842" calcext:value-type="float">
            <text:p>0.648456072313842</text:p>
          </table:table-cell>
          <table:table-cell table:formula="of:=AVERAGE([.D27:.D45])" office:value-type="float" office:value="0.625051655713947" calcext:value-type="float">
            <text:p>0.625051655713947</text:p>
          </table:table-cell>
          <table:table-cell table:formula="of:=AVERAGE([.E27:.E45])" office:value-type="float" office:value="0.539348795937684" calcext:value-type="float">
            <text:p>0.539348795937684</text:p>
          </table:table-cell>
          <table:table-cell table:formula="of:=AVERAGE([.F27:.F45])" office:value-type="float" office:value="0.840230415822263" calcext:value-type="float">
            <text:p>0.840230415822263</text:p>
          </table:table-cell>
          <table:table-cell table:formula="of:=AVERAGE([.G27:.G45])" office:value-type="float" office:value="0.698733255025105" calcext:value-type="float">
            <text:p>0.698733255025105</text:p>
          </table:table-cell>
          <table:table-cell table:formula="of:=AVERAGE([.H27:.H45])" office:value-type="float" office:value="0.665512489778684" calcext:value-type="float">
            <text:p>0.665512489778684</text:p>
          </table:table-cell>
          <table:table-cell table:formula="of:=AVERAGE([.I27:.I45])" office:value-type="float" office:value="0.541161391736632" calcext:value-type="float">
            <text:p>0.541161391736632</text:p>
          </table:table-cell>
          <table:table-cell table:style-name="ce80" table:formula="of:=AVERAGE([.J27:.J45])" office:value-type="float" office:value="0.724963669321613" calcext:value-type="float">
            <text:p>0.724963669321613</text:p>
          </table:table-cell>
          <table:table-cell table:formula="of:=AVERAGE([.K27:.K45])" office:value-type="float" office:value="0.646534989653684" calcext:value-type="float">
            <text:p>0.646534989653684</text:p>
          </table:table-cell>
          <table:table-cell table:formula="of:=AVERAGE([.L27:.L45])" office:value-type="float" office:value="0.622149374592632" calcext:value-type="float">
            <text:p>0.622149374592632</text:p>
          </table:table-cell>
          <table:table-cell table:formula="of:=AVERAGE([.M27:.M45])" office:value-type="float" office:value="0.53915070934592" calcext:value-type="float">
            <text:p>0.53915070934592</text:p>
          </table:table-cell>
          <table:table-cell table:formula="of:=AVERAGE([.N27:.N45])" office:value-type="float" office:value="0.827809660210053" calcext:value-type="float">
            <text:p>0.827809660210053</text:p>
          </table:table-cell>
          <table:table-cell table:formula="of:=AVERAGE([.O27:.O45])" office:value-type="float" office:value="0.699253335088421" calcext:value-type="float">
            <text:p>0.699253335088421</text:p>
          </table:table-cell>
          <table:table-cell table:formula="of:=AVERAGE([.P27:.P45])" office:value-type="float" office:value="0.642281281226895" calcext:value-type="float">
            <text:p>0.642281281226895</text:p>
          </table:table-cell>
          <table:table-cell table:formula="of:=AVERAGE([.Q27:.Q45])" office:value-type="float" office:value="0.541482634253147" calcext:value-type="float">
            <text:p>0.541482634253147</text:p>
          </table:table-cell>
          <table:table-cell table:formula="of:=AVERAGE([.R27:.R45])" office:value-type="float" office:value="0.763956078017994" calcext:value-type="float">
            <text:p>0.763956078017994</text:p>
          </table:table-cell>
          <table:table-cell table:formula="of:=AVERAGE([.S27:.S45])" office:value-type="float" office:value="0.64606729000221" calcext:value-type="float">
            <text:p>0.64606729000221</text:p>
          </table:table-cell>
          <table:table-cell table:formula="of:=AVERAGE([.T27:.T45])" office:value-type="float" office:value="0.600924229241211" calcext:value-type="float">
            <text:p>0.600924229241211</text:p>
          </table:table-cell>
          <table:table-cell table:formula="of:=AVERAGE([.U27:.U45])" office:value-type="float" office:value="0.541067850241974" calcext:value-type="float">
            <text:p>0.541067850241974</text:p>
          </table:table-cell>
          <table:table-cell table:style-name="ce80" table:formula="of:=AVERAGE([.V27:.V45])" office:value-type="float" office:value="0.778370128074948" calcext:value-type="float">
            <text:p>0.778370128074948</text:p>
          </table:table-cell>
          <table:table-cell table:formula="of:=AVERAGE([.W27:.W45])" office:value-type="float" office:value="0.784198097010134" calcext:value-type="float">
            <text:p>0.784198097010134</text:p>
          </table:table-cell>
          <table:table-cell table:formula="of:=AVERAGE([.X27:.X45])" office:value-type="float" office:value="0.781524514346526" calcext:value-type="float">
            <text:p>0.781524514346526</text:p>
          </table:table-cell>
          <table:table-cell table:formula="of:=AVERAGE([.Y27:.Y45])" office:value-type="float" office:value="0.747299611798895" calcext:value-type="float">
            <text:p>0.747299611798895</text:p>
          </table:table-cell>
          <table:table-cell table:formula="of:=AVERAGE([.Z27:.Z45])" office:value-type="float" office:value="0.59136008875221" calcext:value-type="float">
            <text:p>0.59136008875221</text:p>
          </table:table-cell>
          <table:table-cell table:formula="of:=AVERAGE([.AA27:.AA45])" office:value-type="float" office:value="0.850299762396579" calcext:value-type="float">
            <text:p>0.850299762396579</text:p>
          </table:table-cell>
        </table:table-row>
        <table:table-row table:style-name="ro1" table:number-rows-repeated="4"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float" office:value="0.868566976872435" calcext:value-type="float">
            <text:p>0.868566976872435</text:p>
          </table:table-cell>
          <table:table-cell office:value-type="float" office:value="0.762726197620696" calcext:value-type="float">
            <text:p>0.762726197620696</text:p>
          </table:table-cell>
          <table:table-cell office:value-type="float" office:value="0.705895886442935" calcext:value-type="float">
            <text:p>0.705895886442935</text:p>
          </table:table-cell>
          <table:table-cell office:value-type="float" office:value="0.677404315829152" calcext:value-type="float">
            <text:p>0.677404315829152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  <table:table-row table:style-name="ro1" table:number-rows-repeated="5"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float" office:value="0.768232638538263" calcext:value-type="float">
            <text:p>0.768232638538263</text:p>
          </table:table-cell>
          <table:table-cell office:value-type="float" office:value="0.706444695976047" calcext:value-type="float">
            <text:p>0.706444695976047</text:p>
          </table:table-cell>
          <table:table-cell office:value-type="float" office:value="0.638922513238421" calcext:value-type="float">
            <text:p>0.638922513238421</text:p>
          </table:table-cell>
          <table:table-cell office:value-type="float" office:value="0.551158806799833" calcext:value-type="float">
            <text:p>0.551158806799833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 number:title="User-defined">
      <number:number number:decimal-places="3" loext:min-decimal-places="3" number:min-integer-digits="1" number:grouping="true"/>
    </number:number-style>
    <number:number-style style:name="N123" number:title="User-defined">
      <number:number number:decimal-places="4" loext:min-decimal-places="4" number:min-integer-digits="1"/>
    </number:number-style>
    <number:number-style style:name="N124" number:title="User-defined">
      <number:number number:decimal-places="3" loext:min-decimal-places="3" number:min-integer-digits="0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1" loext:min-decimal-places="1" number:min-integer-digits="1"/>
    </number:number-style>
    <number:currency-style style:name="N128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number-style style:name="N129">
      <number:number number:decimal-places="6" loext:min-decimal-places="6" number:min-integer-digits="1"/>
    </number:number-style>
    <number:number-style style:name="N130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6:26:52.989915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8:19:47.786437762</meta:creation-date>
    <dc:date>2021-04-29T16:34:37.833807989</dc:date>
    <meta:editing-duration>P3DT18H3M22S</meta:editing-duration>
    <meta:editing-cycles>450</meta:editing-cycles>
    <meta:generator>LibreOffice/6.4.6.2$Linux_X86_64 LibreOffice_project/40$Build-2</meta:generator>
    <meta:document-statistic meta:table-count="11" meta:cell-count="11107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016cm" svg:height="10.186cm" xlink:href=".." xlink:type="simple" chart:class="chart:line" chart:style-name="ch1">
        <chart:title svg:x="9.948cm" svg:y="0.339cm" chart:style-name="ch2">
          <text:p>2 obj</text:p>
        </chart:title>
        <chart:legend chart:legend-position="end" svg:x="17.555cm" svg:y="3.3cm" style:legend-expansion="high" chart:style-name="ch3"/>
        <chart:plot-area chart:style-name="ch4" table:cell-range-address="'escalabilidad_2.5pow6'.A55:'escalabilidad_2.5pow6'.H59" chart:data-source-has-labels="both" svg:x="1.431cm" svg:y="1.321cm" svg:width="15.704cm" svg:height="7.681cm">
          <chartooo:coordinate-region svg:x="2.343cm" svg:y="1.52cm" svg:width="14.512cm" svg:height="6.835cm"/>
          <chart:axis chart:dimension="x" chart:name="primary-x" chart:style-name="ch5" chartooo:axis-type="auto">
            <chartooo:date-scale/>
            <chart:title svg:x="8.538cm" svg:y="9.205cm" chart:style-name="ch6">
              <text:p>Variables</text:p>
            </chart:title>
            <chart:categories table:cell-range-address="'escalabilidad_2.5pow6'.A56:'escalabilidad_2.5pow6'.A59"/>
          </chart:axis>
          <chart:axis chart:dimension="y" chart:name="primary-y" chart:style-name="ch7">
            <chart:title svg:x="0.451cm" svg:y="5.443cm" chart:style-name="ch8">
              <text:p>HV</text:p>
            </chart:title>
            <chart:grid chart:style-name="ch9" chart:class="major"/>
          </chart:axis>
          <chart:series chart:style-name="ch10" chart:values-cell-range-address="'escalabilidad_2.5pow6'.B56:'escalabilidad_2.5pow6'.B59" chart:label-cell-address="'escalabilidad_2.5pow6'.B55:'escalabilidad_2.5pow6'.B55" chart:class="chart:line">
            <chart:data-point chart:repeated="4"/>
          </chart:series>
          <chart:series chart:style-name="ch11" chart:values-cell-range-address="'escalabilidad_2.5pow6'.C56:'escalabilidad_2.5pow6'.C59" chart:label-cell-address="'escalabilidad_2.5pow6'.C55:'escalabilidad_2.5pow6'.C55" chart:class="chart:line">
            <chart:data-point chart:repeated="4"/>
          </chart:series>
          <chart:series chart:style-name="ch12" chart:values-cell-range-address="'escalabilidad_2.5pow6'.D56:'escalabilidad_2.5pow6'.D59" chart:label-cell-address="'escalabilidad_2.5pow6'.D55:'escalabilidad_2.5pow6'.D55" chart:class="chart:line">
            <chart:data-point chart:repeated="4"/>
          </chart:series>
          <chart:series chart:style-name="ch13" chart:values-cell-range-address="'escalabilidad_2.5pow6'.E56:'escalabilidad_2.5pow6'.E59" chart:label-cell-address="'escalabilidad_2.5pow6'.E55:'escalabilidad_2.5pow6'.E55" chart:class="chart:line">
            <chart:data-point chart:repeated="4"/>
          </chart:series>
          <chart:series chart:style-name="ch14" chart:values-cell-range-address="'escalabilidad_2.5pow6'.F56:'escalabilidad_2.5pow6'.F59" chart:label-cell-address="'escalabilidad_2.5pow6'.F55:'escalabilidad_2.5pow6'.F55" chart:class="chart:line">
            <chart:data-point chart:repeated="4"/>
          </chart:series>
          <chart:series chart:style-name="ch15" chart:values-cell-range-address="'escalabilidad_2.5pow6'.G56:'escalabilidad_2.5pow6'.G59" chart:label-cell-address="'escalabilidad_2.5pow6'.G55:'escalabilidad_2.5pow6'.G55" chart:class="chart:line">
            <chart:data-point chart:repeated="4"/>
          </chart:series>
          <chart:series chart:style-name="ch16" chart:values-cell-range-address="'escalabilidad_2.5pow6'.H56:'escalabilidad_2.5pow6'.H59" chart:label-cell-address="'escalabilidad_2.5pow6'.H55:'escalabilidad_2.5pow6'.H55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DEA</text:p>
                <draw:g>
                  <svg:desc>'escalabilidad_2.5pow6'.B55:'escalabilidad_2.5pow6'.B55</svg:desc>
                </draw:g>
              </table:table-cell>
              <table:table-cell office:value-type="string">
                <text:p>MOEA/D</text:p>
                <draw:g>
                  <svg:desc>'escalabilidad_2.5pow6'.C55:'escalabilidad_2.5pow6'.C55</svg:desc>
                </draw:g>
              </table:table-cell>
              <table:table-cell office:value-type="string">
                <text:p>NSGA-II</text:p>
                <draw:g>
                  <svg:desc>'escalabilidad_2.5pow6'.D55:'escalabilidad_2.5pow6'.D55</svg:desc>
                </draw:g>
              </table:table-cell>
              <table:table-cell office:value-type="string">
                <text:p>NSGA-III</text:p>
                <draw:g>
                  <svg:desc>'escalabilidad_2.5pow6'.E55:'escalabilidad_2.5pow6'.E55</svg:desc>
                </draw:g>
              </table:table-cell>
              <table:table-cell office:value-type="string">
                <text:p>R2-EMOA</text:p>
                <draw:g>
                  <svg:desc>'escalabilidad_2.5pow6'.F55:'escalabilidad_2.5pow6'.F55</svg:desc>
                </draw:g>
              </table:table-cell>
              <table:table-cell office:value-type="string">
                <text:p>TriMOEATAR</text:p>
                <draw:g>
                  <svg:desc>'escalabilidad_2.5pow6'.G55:'escalabilidad_2.5pow6'.G55</svg:desc>
                </draw:g>
              </table:table-cell>
              <table:table-cell office:value-type="string">
                <text:p>VSD-MOEA</text:p>
                <draw:g>
                  <svg:desc>'escalabilidad_2.5pow6'.H55:'escalabilidad_2.5pow6'.H55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_2.5pow6'.A56:'escalabilidad_2.5pow6'.A59</svg:desc>
                </draw:g>
              </table:table-cell>
              <table:table-cell office:value-type="float" office:value="0.764030961330778">
                <text:p>0.764030961330778</text:p>
                <draw:g>
                  <svg:desc>'escalabilidad_2.5pow6'.B56:'escalabilidad_2.5pow6'.B59</svg:desc>
                </draw:g>
              </table:table-cell>
              <table:table-cell office:value-type="float" office:value="0.810466913323673">
                <text:p>0.810466913323673</text:p>
                <draw:g>
                  <svg:desc>'escalabilidad_2.5pow6'.C56:'escalabilidad_2.5pow6'.C59</svg:desc>
                </draw:g>
              </table:table-cell>
              <table:table-cell office:value-type="float" office:value="0.819517487068025">
                <text:p>0.819517487068025</text:p>
                <draw:g>
                  <svg:desc>'escalabilidad_2.5pow6'.D56:'escalabilidad_2.5pow6'.D59</svg:desc>
                </draw:g>
              </table:table-cell>
              <table:table-cell office:value-type="float" office:value="0.828507739338301">
                <text:p>0.828507739338301</text:p>
                <draw:g>
                  <svg:desc>'escalabilidad_2.5pow6'.E56:'escalabilidad_2.5pow6'.E59</svg:desc>
                </draw:g>
              </table:table-cell>
              <table:table-cell office:value-type="float" office:value="0.80104413171009">
                <text:p>0.80104413171009</text:p>
                <draw:g>
                  <svg:desc>'escalabilidad_2.5pow6'.F56:'escalabilidad_2.5pow6'.F59</svg:desc>
                </draw:g>
              </table:table-cell>
              <table:table-cell office:value-type="float" office:value="0.811713887763884">
                <text:p>0.811713887763884</text:p>
                <draw:g>
                  <svg:desc>'escalabilidad_2.5pow6'.G56:'escalabilidad_2.5pow6'.G59</svg:desc>
                </draw:g>
              </table:table-cell>
              <table:table-cell office:value-type="float" office:value="0.856863450656435">
                <text:p>0.856863450656435</text:p>
                <draw:g>
                  <svg:desc>'escalabilidad_2.5pow6'.H56:'escalabilidad_2.5pow6'.H5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1795052565872">
                <text:p>0.671795052565872</text:p>
              </table:table-cell>
              <table:table-cell office:value-type="float" office:value="0.727992213391165">
                <text:p>0.727992213391165</text:p>
              </table:table-cell>
              <table:table-cell office:value-type="float" office:value="0.726516936081506">
                <text:p>0.726516936081506</text:p>
              </table:table-cell>
              <table:table-cell office:value-type="float" office:value="0.721976981937463">
                <text:p>0.721976981937463</text:p>
              </table:table-cell>
              <table:table-cell office:value-type="float" office:value="0.730098476820369">
                <text:p>0.730098476820369</text:p>
              </table:table-cell>
              <table:table-cell office:value-type="float" office:value="0.698685521246178">
                <text:p>0.698685521246178</text:p>
              </table:table-cell>
              <table:table-cell office:value-type="float" office:value="0.808747328213435">
                <text:p>0.80874732821343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64554390237964">
                <text:p>0.664554390237964</text:p>
              </table:table-cell>
              <table:table-cell office:value-type="float" office:value="0.702312874236248">
                <text:p>0.702312874236248</text:p>
              </table:table-cell>
              <table:table-cell office:value-type="float" office:value="0.699145219764599">
                <text:p>0.699145219764599</text:p>
              </table:table-cell>
              <table:table-cell office:value-type="float" office:value="0.69025575447059">
                <text:p>0.69025575447059</text:p>
              </table:table-cell>
              <table:table-cell office:value-type="float" office:value="0.676172533634635">
                <text:p>0.676172533634635</text:p>
              </table:table-cell>
              <table:table-cell office:value-type="float" office:value="0.668471945398166">
                <text:p>0.668471945398166</text:p>
              </table:table-cell>
              <table:table-cell office:value-type="float" office:value="0.725429131657665">
                <text:p>0.7254291316576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74694487120182">
                <text:p>0.574694487120182</text:p>
              </table:table-cell>
              <table:table-cell office:value-type="float" office:value="0.674058767379213">
                <text:p>0.674058767379213</text:p>
              </table:table-cell>
              <table:table-cell office:value-type="float" office:value="0.667550005397565">
                <text:p>0.667550005397565</text:p>
              </table:table-cell>
              <table:table-cell office:value-type="float" office:value="0.655946008734663">
                <text:p>0.655946008734663</text:p>
              </table:table-cell>
              <table:table-cell office:value-type="float" office:value="0.63739017871957">
                <text:p>0.63739017871957</text:p>
              </table:table-cell>
              <table:table-cell office:value-type="float" office:value="0.621352979372797">
                <text:p>0.621352979372797</text:p>
              </table:table-cell>
              <table:table-cell office:value-type="float" office:value="0.688119750865636">
                <text:p>0.688119750865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168cm" svg:height="11.907cm" xlink:href=".." xlink:type="simple" chart:class="chart:line" chart:style-name="ch1">
        <chart:title svg:x="10.024cm" svg:y="0.374cm" chart:style-name="ch2">
          <text:p>3 obj</text:p>
        </chart:title>
        <chart:legend chart:legend-position="end" svg:x="17.707cm" svg:y="4.16cm" style:legend-expansion="high" chart:style-name="ch3"/>
        <chart:plot-area chart:style-name="ch4" table:cell-range-address="'escalabilidad_2.5pow6'.A64:'escalabilidad_2.5pow6'.H68" chart:data-source-has-labels="both" svg:x="1.434cm" svg:y="1.391cm" svg:width="15.85cm" svg:height="9.297cm">
          <chartooo:coordinate-region svg:x="2.346cm" svg:y="1.59cm" svg:width="14.658cm" svg:height="8.451cm"/>
          <chart:axis chart:dimension="x" chart:name="primary-x" chart:style-name="ch5" chartooo:axis-type="auto">
            <chartooo:date-scale/>
            <chart:title svg:x="8.614cm" svg:y="10.926cm" chart:style-name="ch6">
              <text:p>Variables</text:p>
            </chart:title>
            <chart:categories table:cell-range-address="'escalabilidad_2.5pow6'.A65:'escalabilidad_2.5pow6'.A68"/>
          </chart:axis>
          <chart:axis chart:dimension="y" chart:name="primary-y" chart:style-name="ch7">
            <chart:title svg:x="0.451cm" svg:y="6.321cm" chart:style-name="ch8">
              <text:p>HV</text:p>
            </chart:title>
            <chart:grid chart:style-name="ch9" chart:class="major"/>
          </chart:axis>
          <chart:series chart:style-name="ch10" chart:values-cell-range-address="'escalabilidad_2.5pow6'.B65:'escalabilidad_2.5pow6'.B68" chart:label-cell-address="'escalabilidad_2.5pow6'.B64:'escalabilidad_2.5pow6'.B64" chart:class="chart:line">
            <chart:data-point chart:repeated="4"/>
          </chart:series>
          <chart:series chart:style-name="ch11" chart:values-cell-range-address="'escalabilidad_2.5pow6'.C65:'escalabilidad_2.5pow6'.C68" chart:label-cell-address="'escalabilidad_2.5pow6'.C64:'escalabilidad_2.5pow6'.C64" chart:class="chart:line">
            <chart:data-point chart:repeated="4"/>
          </chart:series>
          <chart:series chart:style-name="ch12" chart:values-cell-range-address="'escalabilidad_2.5pow6'.D65:'escalabilidad_2.5pow6'.D68" chart:label-cell-address="'escalabilidad_2.5pow6'.D64:'escalabilidad_2.5pow6'.D64" chart:class="chart:line">
            <chart:data-point chart:repeated="4"/>
          </chart:series>
          <chart:series chart:style-name="ch13" chart:values-cell-range-address="'escalabilidad_2.5pow6'.E65:'escalabilidad_2.5pow6'.E68" chart:label-cell-address="'escalabilidad_2.5pow6'.E64:'escalabilidad_2.5pow6'.E64" chart:class="chart:line">
            <chart:data-point chart:repeated="4"/>
          </chart:series>
          <chart:series chart:style-name="ch14" chart:values-cell-range-address="'escalabilidad_2.5pow6'.F65:'escalabilidad_2.5pow6'.F68" chart:label-cell-address="'escalabilidad_2.5pow6'.F64:'escalabilidad_2.5pow6'.F64" chart:class="chart:line">
            <chart:data-point chart:repeated="4"/>
          </chart:series>
          <chart:series chart:style-name="ch15" chart:values-cell-range-address="'escalabilidad_2.5pow6'.G65:'escalabilidad_2.5pow6'.G68" chart:label-cell-address="'escalabilidad_2.5pow6'.G64:'escalabilidad_2.5pow6'.G64" chart:class="chart:line">
            <chart:data-point chart:repeated="4"/>
          </chart:series>
          <chart:series chart:style-name="ch16" chart:values-cell-range-address="'escalabilidad_2.5pow6'.H65:'escalabilidad_2.5pow6'.H68" chart:label-cell-address="'escalabilidad_2.5pow6'.H64:'escalabilidad_2.5pow6'.H64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DEA</text:p>
                <draw:g>
                  <svg:desc>'escalabilidad_2.5pow6'.B64:'escalabilidad_2.5pow6'.B64</svg:desc>
                </draw:g>
              </table:table-cell>
              <table:table-cell office:value-type="string">
                <text:p>MOEA/D</text:p>
                <draw:g>
                  <svg:desc>'escalabilidad_2.5pow6'.C64:'escalabilidad_2.5pow6'.C64</svg:desc>
                </draw:g>
              </table:table-cell>
              <table:table-cell office:value-type="string">
                <text:p>NSGA-II</text:p>
                <draw:g>
                  <svg:desc>'escalabilidad_2.5pow6'.D64:'escalabilidad_2.5pow6'.D64</svg:desc>
                </draw:g>
              </table:table-cell>
              <table:table-cell office:value-type="string">
                <text:p>NSGA-III</text:p>
                <draw:g>
                  <svg:desc>'escalabilidad_2.5pow6'.E64:'escalabilidad_2.5pow6'.E64</svg:desc>
                </draw:g>
              </table:table-cell>
              <table:table-cell office:value-type="string">
                <text:p>R2-EMOA</text:p>
                <draw:g>
                  <svg:desc>'escalabilidad_2.5pow6'.F64:'escalabilidad_2.5pow6'.F64</svg:desc>
                </draw:g>
              </table:table-cell>
              <table:table-cell office:value-type="string">
                <text:p>TriMOEATAR</text:p>
                <draw:g>
                  <svg:desc>'escalabilidad_2.5pow6'.G64:'escalabilidad_2.5pow6'.G64</svg:desc>
                </draw:g>
              </table:table-cell>
              <table:table-cell office:value-type="string">
                <text:p>VSD-MOEA</text:p>
                <draw:g>
                  <svg:desc>'escalabilidad_2.5pow6'.H64:'escalabilidad_2.5pow6'.H6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_2.5pow6'.A65:'escalabilidad_2.5pow6'.A68</svg:desc>
                </draw:g>
              </table:table-cell>
              <table:table-cell office:value-type="float" office:value="0.57403509576897">
                <text:p>0.57403509576897</text:p>
                <draw:g>
                  <svg:desc>'escalabilidad_2.5pow6'.B65:'escalabilidad_2.5pow6'.B68</svg:desc>
                </draw:g>
              </table:table-cell>
              <table:table-cell office:value-type="float" office:value="0.763956078017994">
                <text:p>0.763956078017994</text:p>
                <draw:g>
                  <svg:desc>'escalabilidad_2.5pow6'.C65:'escalabilidad_2.5pow6'.C68</svg:desc>
                </draw:g>
              </table:table-cell>
              <table:table-cell office:value-type="float" office:value="0.631335324357441">
                <text:p>0.631335324357441</text:p>
                <draw:g>
                  <svg:desc>'escalabilidad_2.5pow6'.D65:'escalabilidad_2.5pow6'.D68</svg:desc>
                </draw:g>
              </table:table-cell>
              <table:table-cell office:value-type="float" office:value="0.686861490837172">
                <text:p>0.686861490837172</text:p>
                <draw:g>
                  <svg:desc>'escalabilidad_2.5pow6'.E65:'escalabilidad_2.5pow6'.E68</svg:desc>
                </draw:g>
              </table:table-cell>
              <table:table-cell office:value-type="float" office:value="0.737522495699011">
                <text:p>0.737522495699011</text:p>
                <draw:g>
                  <svg:desc>'escalabilidad_2.5pow6'.F65:'escalabilidad_2.5pow6'.F68</svg:desc>
                </draw:g>
              </table:table-cell>
              <table:table-cell office:value-type="float" office:value="0.66936626195591">
                <text:p>0.66936626195591</text:p>
                <draw:g>
                  <svg:desc>'escalabilidad_2.5pow6'.G65:'escalabilidad_2.5pow6'.G68</svg:desc>
                </draw:g>
              </table:table-cell>
              <table:table-cell office:value-type="float" office:value="0.768232638538263">
                <text:p>0.768232638538263</text:p>
                <draw:g>
                  <svg:desc>'escalabilidad_2.5pow6'.H65:'escalabilidad_2.5pow6'.H6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87895370257768">
                <text:p>0.487895370257768</text:p>
              </table:table-cell>
              <table:table-cell office:value-type="float" office:value="0.64606729000221">
                <text:p>0.64606729000221</text:p>
              </table:table-cell>
              <table:table-cell office:value-type="float" office:value="0.612238363325259">
                <text:p>0.612238363325259</text:p>
              </table:table-cell>
              <table:table-cell office:value-type="float" office:value="0.648978654785427">
                <text:p>0.648978654785427</text:p>
              </table:table-cell>
              <table:table-cell office:value-type="float" office:value="0.647816994836689">
                <text:p>0.647816994836689</text:p>
              </table:table-cell>
              <table:table-cell office:value-type="float" office:value="0.632095085394319">
                <text:p>0.632095085394319</text:p>
              </table:table-cell>
              <table:table-cell office:value-type="float" office:value="0.706444695976047">
                <text:p>0.70644469597604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03354687408633">
                <text:p>0.403354687408633</text:p>
              </table:table-cell>
              <table:table-cell office:value-type="float" office:value="0.600924229241211">
                <text:p>0.600924229241211</text:p>
              </table:table-cell>
              <table:table-cell office:value-type="float" office:value="0.570484124453756">
                <text:p>0.570484124453756</text:p>
              </table:table-cell>
              <table:table-cell office:value-type="float" office:value="0.577754050300525">
                <text:p>0.577754050300525</text:p>
              </table:table-cell>
              <table:table-cell office:value-type="float" office:value="0.620592826314484">
                <text:p>0.620592826314484</text:p>
              </table:table-cell>
              <table:table-cell office:value-type="float" office:value="0.554025817848004">
                <text:p>0.554025817848004</text:p>
              </table:table-cell>
              <table:table-cell office:value-type="float" office:value="0.638922513238421">
                <text:p>0.6389225132384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37821765424199">
                <text:p>0.337821765424199</text:p>
              </table:table-cell>
              <table:table-cell office:value-type="float" office:value="0.541067850241974">
                <text:p>0.541067850241974</text:p>
              </table:table-cell>
              <table:table-cell office:value-type="float" office:value="0.525057115887504">
                <text:p>0.525057115887504</text:p>
              </table:table-cell>
              <table:table-cell office:value-type="float" office:value="0.472184726941174">
                <text:p>0.472184726941174</text:p>
              </table:table-cell>
              <table:table-cell office:value-type="float" office:value="0.573245099367216">
                <text:p>0.573245099367216</text:p>
              </table:table-cell>
              <table:table-cell office:value-type="float" office:value="0.463345468134703">
                <text:p>0.463345468134703</text:p>
              </table:table-cell>
              <table:table-cell office:value-type="float" office:value="0.551158806799833">
                <text:p>0.551158806799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factor_Distancia_Inicial.B54:factor_Distancia_Inicial.L56 factor_Distancia_Inicial.A55:factor_Distancia_Inicial.A56" chart:data-source-has-labels="both" svg:x="0.32cm" svg:y="0.18cm" svg:width="13.275cm" svg:height="8.64cm">
          <chartooo:coordinate-region svg:x="1.232cm" svg:y="0.38cm" svg:width="12.269cm" svg:height="7.794cm"/>
          <chart:axis chart:dimension="x" chart:name="primary-x" chart:style-name="ch4" chartooo:axis-type="auto">
            <chartooo:date-scale/>
            <chart:categories table:cell-range-address="factor_Distancia_Inicial.B54:factor_Distancia_Inicial.L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actor_Distancia_Inicial.B55:factor_Distancia_Inicial.L55" chart:label-cell-address="factor_Distancia_Inicial.A55:factor_Distancia_Inicial.A55" chart:class="chart:line">
            <chart:data-point chart:repeated="11"/>
          </chart:series>
          <chart:series chart:style-name="ch7" chart:values-cell-range-address="factor_Distancia_Inicial.B56:factor_Distancia_Inicial.L56" chart:label-cell-address="factor_Distancia_Inicial.A56:factor_Distancia_Inicial.A5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B54:factor_Distancia_Inicial.L5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</text:p>
                <draw:g>
                  <svg:desc>factor_Distancia_Inicial.A55:factor_Distancia_Inicial.A55</svg:desc>
                </draw:g>
              </table:table-cell>
              <table:table-cell office:value-type="float" office:value="0.884082045080261">
                <text:p>0.884082045080261</text:p>
                <draw:g>
                  <svg:desc>factor_Distancia_Inicial.B55:factor_Distancia_Inicial.L55</svg:desc>
                </draw:g>
              </table:table-cell>
              <table:table-cell office:value-type="float" office:value="0.917500237390435">
                <text:p>0.917500237390435</text:p>
              </table:table-cell>
              <table:table-cell office:value-type="float" office:value="0.935606229095826">
                <text:p>0.935606229095826</text:p>
              </table:table-cell>
              <table:table-cell office:value-type="float" office:value="0.940744120952087">
                <text:p>0.940744120952087</text:p>
              </table:table-cell>
              <table:table-cell office:value-type="float" office:value="0.942851259945131">
                <text:p>0.942851259945131</text:p>
              </table:table-cell>
              <table:table-cell office:value-type="float" office:value="0.941957914024">
                <text:p>0.941957914024</text:p>
              </table:table-cell>
              <table:table-cell office:value-type="float" office:value="0.939381548906913">
                <text:p>0.939381548906913</text:p>
              </table:table-cell>
              <table:table-cell office:value-type="float" office:value="0.937297799655435">
                <text:p>0.937297799655435</text:p>
              </table:table-cell>
              <table:table-cell office:value-type="float" office:value="0.937393389074087">
                <text:p>0.937393389074087</text:p>
              </table:table-cell>
              <table:table-cell office:value-type="float" office:value="0.93535724735">
                <text:p>0.93535724735</text:p>
              </table:table-cell>
              <table:table-cell office:value-type="float" office:value="0.934496699877522">
                <text:p>0.934496699877522</text:p>
              </table:table-cell>
            </table:table-row>
            <table:table-row>
              <table:table-cell office:value-type="string">
                <text:p>3 obj</text:p>
                <draw:g>
                  <svg:desc>factor_Distancia_Inicial.A56:factor_Distancia_Inicial.A56</svg:desc>
                </draw:g>
              </table:table-cell>
              <table:table-cell office:value-type="float" office:value="0.880227498922158">
                <text:p>0.880227498922158</text:p>
                <draw:g>
                  <svg:desc>factor_Distancia_Inicial.B56:factor_Distancia_Inicial.L56</svg:desc>
                </draw:g>
              </table:table-cell>
              <table:table-cell office:value-type="float" office:value="0.891037454529368">
                <text:p>0.891037454529368</text:p>
              </table:table-cell>
              <table:table-cell office:value-type="float" office:value="0.898183739663">
                <text:p>0.898183739663</text:p>
              </table:table-cell>
              <table:table-cell office:value-type="float" office:value="0.899301075377316">
                <text:p>0.899301075377316</text:p>
              </table:table-cell>
              <table:table-cell office:value-type="float" office:value="0.901535850688579">
                <text:p>0.901535850688579</text:p>
              </table:table-cell>
              <table:table-cell office:value-type="float" office:value="0.899280645894105">
                <text:p>0.899280645894105</text:p>
              </table:table-cell>
              <table:table-cell office:value-type="float" office:value="0.897246993413789">
                <text:p>0.897246993413789</text:p>
              </table:table-cell>
              <table:table-cell office:value-type="float" office:value="0.896507054385737">
                <text:p>0.896507054385737</text:p>
              </table:table-cell>
              <table:table-cell office:value-type="float" office:value="0.893684771207053">
                <text:p>0.893684771207053</text:p>
              </table:table-cell>
              <table:table-cell office:value-type="float" office:value="0.893278518718474">
                <text:p>0.893278518718474</text:p>
              </table:table-cell>
              <table:table-cell office:value-type="float" office:value="0.891629802571737">
                <text:p>0.8916298025717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factor_Distancia_Inicial.V54:factor_Distancia_Inicial.AF56 factor_Distancia_Inicial.U55:factor_Distancia_Inicial.U56" chart:data-source-has-labels="both" svg:x="0.32cm" svg:y="0.18cm" svg:width="13.275cm" svg:height="8.64cm">
          <chartooo:coordinate-region svg:x="1.232cm" svg:y="0.379cm" svg:width="12.269cm" svg:height="7.794cm"/>
          <chart:axis chart:dimension="x" chart:name="primary-x" chart:style-name="ch4" chartooo:axis-type="auto">
            <chartooo:date-scale/>
            <chart:categories table:cell-range-address="factor_Distancia_Inicial.V54:factor_Distancia_Inicial.AF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actor_Distancia_Inicial.V55:factor_Distancia_Inicial.AF55" chart:label-cell-address="factor_Distancia_Inicial.U55:factor_Distancia_Inicial.U55" chart:class="chart:line">
            <chart:data-point chart:repeated="11"/>
          </chart:series>
          <chart:series chart:style-name="ch7" chart:values-cell-range-address="factor_Distancia_Inicial.V56:factor_Distancia_Inicial.AF56" chart:label-cell-address="factor_Distancia_Inicial.U56:factor_Distancia_Inicial.U5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V54:factor_Distancia_Inicial.AF5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</text:p>
                <draw:g>
                  <svg:desc>factor_Distancia_Inicial.U55:factor_Distancia_Inicial.U55</svg:desc>
                </draw:g>
              </table:table-cell>
              <table:table-cell office:value-type="float" office:value="0.839040982649687">
                <text:p>0.839040982649687</text:p>
                <draw:g>
                  <svg:desc>factor_Distancia_Inicial.V55:factor_Distancia_Inicial.AF55</svg:desc>
                </draw:g>
              </table:table-cell>
              <table:table-cell office:value-type="float" office:value="0.876437831660652">
                <text:p>0.876437831660652</text:p>
              </table:table-cell>
              <table:table-cell office:value-type="float" office:value="0.876558920694">
                <text:p>0.876558920694</text:p>
              </table:table-cell>
              <table:table-cell office:value-type="float" office:value="0.871826501324826">
                <text:p>0.871826501324826</text:p>
              </table:table-cell>
              <table:table-cell office:value-type="float" office:value="0.853527993122609">
                <text:p>0.853527993122609</text:p>
              </table:table-cell>
              <table:table-cell office:value-type="float" office:value="0.846151692244174">
                <text:p>0.846151692244174</text:p>
              </table:table-cell>
              <table:table-cell office:value-type="float" office:value="0.839345072445591">
                <text:p>0.839345072445591</text:p>
              </table:table-cell>
              <table:table-cell office:value-type="float" office:value="0.838050411795348">
                <text:p>0.838050411795348</text:p>
              </table:table-cell>
              <table:table-cell office:value-type="float" office:value="0.841255460308652">
                <text:p>0.841255460308652</text:p>
              </table:table-cell>
              <table:table-cell office:value-type="float" office:value="0.837735321472783">
                <text:p>0.837735321472783</text:p>
              </table:table-cell>
              <table:table-cell office:value-type="float" office:value="0.831484519574465">
                <text:p>0.831484519574465</text:p>
              </table:table-cell>
            </table:table-row>
            <table:table-row>
              <table:table-cell office:value-type="string">
                <text:p>3 obj</text:p>
                <draw:g>
                  <svg:desc>factor_Distancia_Inicial.U56:factor_Distancia_Inicial.U56</svg:desc>
                </draw:g>
              </table:table-cell>
              <table:table-cell office:value-type="float" office:value="0.833373705325895">
                <text:p>0.833373705325895</text:p>
                <draw:g>
                  <svg:desc>factor_Distancia_Inicial.V56:factor_Distancia_Inicial.AF56</svg:desc>
                </draw:g>
              </table:table-cell>
              <table:table-cell office:value-type="float" office:value="0.835829846110789">
                <text:p>0.835829846110789</text:p>
              </table:table-cell>
              <table:table-cell office:value-type="float" office:value="0.831596618354053">
                <text:p>0.831596618354053</text:p>
              </table:table-cell>
              <table:table-cell office:value-type="float" office:value="0.819812832192947">
                <text:p>0.819812832192947</text:p>
              </table:table-cell>
              <table:table-cell office:value-type="float" office:value="0.809038380885063">
                <text:p>0.809038380885063</text:p>
              </table:table-cell>
              <table:table-cell office:value-type="float" office:value="0.802685390612895">
                <text:p>0.802685390612895</text:p>
              </table:table-cell>
              <table:table-cell office:value-type="float" office:value="0.806274621611084">
                <text:p>0.806274621611084</text:p>
              </table:table-cell>
              <table:table-cell office:value-type="float" office:value="0.801263743410316">
                <text:p>0.801263743410316</text:p>
              </table:table-cell>
              <table:table-cell office:value-type="float" office:value="0.806077407978947">
                <text:p>0.806077407978947</text:p>
              </table:table-cell>
              <table:table-cell office:value-type="float" office:value="0.799809557223129">
                <text:p>0.799809557223129</text:p>
              </table:table-cell>
              <table:table-cell office:value-type="float" office:value="0.801923483112232">
                <text:p>0.8019234831122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factor_Distancia_Inicial.AK54:factor_Distancia_Inicial.AU56 factor_Distancia_Inicial.AJ55:factor_Distancia_Inicial.AJ56" chart:data-source-has-labels="both" svg:x="0.32cm" svg:y="0.18cm" svg:width="13.275cm" svg:height="8.64cm">
          <chartooo:coordinate-region svg:x="1.232cm" svg:y="0.379cm" svg:width="12.269cm" svg:height="7.794cm"/>
          <chart:axis chart:dimension="x" chart:name="primary-x" chart:style-name="ch4" chartooo:axis-type="auto">
            <chartooo:date-scale/>
            <chart:categories table:cell-range-address="factor_Distancia_Inicial.AK54:factor_Distancia_Inicial.AU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actor_Distancia_Inicial.AK55:factor_Distancia_Inicial.AU55" chart:label-cell-address="factor_Distancia_Inicial.AJ55:factor_Distancia_Inicial.AJ55" chart:class="chart:line">
            <chart:data-point chart:repeated="11"/>
          </chart:series>
          <chart:series chart:style-name="ch7" chart:values-cell-range-address="factor_Distancia_Inicial.AK56:factor_Distancia_Inicial.AU56" chart:label-cell-address="factor_Distancia_Inicial.AJ56:factor_Distancia_Inicial.AJ5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AK54:factor_Distancia_Inicial.AU5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</text:p>
                <draw:g>
                  <svg:desc>factor_Distancia_Inicial.AJ55:factor_Distancia_Inicial.AJ55</svg:desc>
                </draw:g>
              </table:table-cell>
              <table:table-cell office:value-type="float" office:value="0.651289898920702">
                <text:p>0.651289898920702</text:p>
                <draw:g>
                  <svg:desc>factor_Distancia_Inicial.AK55:factor_Distancia_Inicial.AU55</svg:desc>
                </draw:g>
              </table:table-cell>
              <table:table-cell office:value-type="float" office:value="0.683834149216743">
                <text:p>0.683834149216743</text:p>
              </table:table-cell>
              <table:table-cell office:value-type="float" office:value="0.674307248087631">
                <text:p>0.674307248087631</text:p>
              </table:table-cell>
              <table:table-cell office:value-type="float" office:value="0.664585676715246">
                <text:p>0.664585676715246</text:p>
              </table:table-cell>
              <table:table-cell office:value-type="float" office:value="0.657626727907317">
                <text:p>0.657626727907317</text:p>
              </table:table-cell>
              <table:table-cell office:value-type="float" office:value="0.650269466503475">
                <text:p>0.650269466503475</text:p>
              </table:table-cell>
              <table:table-cell office:value-type="float" office:value="0.648685913445755">
                <text:p>0.648685913445755</text:p>
              </table:table-cell>
              <table:table-cell office:value-type="float" office:value="0.640675393164089">
                <text:p>0.640675393164089</text:p>
              </table:table-cell>
              <table:table-cell office:value-type="float" office:value="0.640474911890922">
                <text:p>0.640474911890922</text:p>
              </table:table-cell>
              <table:table-cell office:value-type="float" office:value="0.634485889725075">
                <text:p>0.634485889725075</text:p>
              </table:table-cell>
              <table:table-cell office:value-type="float" office:value="0.63726520276049">
                <text:p>0.63726520276049</text:p>
              </table:table-cell>
            </table:table-row>
            <table:table-row>
              <table:table-cell office:value-type="string">
                <text:p>3 obj</text:p>
                <draw:g>
                  <svg:desc>factor_Distancia_Inicial.AJ56:factor_Distancia_Inicial.AJ56</svg:desc>
                </draw:g>
              </table:table-cell>
              <table:table-cell office:value-type="float" office:value="0.612724590036602">
                <text:p>0.612724590036602</text:p>
                <draw:g>
                  <svg:desc>factor_Distancia_Inicial.AK56:factor_Distancia_Inicial.AU56</svg:desc>
                </draw:g>
              </table:table-cell>
              <table:table-cell office:value-type="float" office:value="0.614111508188209">
                <text:p>0.614111508188209</text:p>
              </table:table-cell>
              <table:table-cell office:value-type="float" office:value="0.611582495347012">
                <text:p>0.611582495347012</text:p>
              </table:table-cell>
              <table:table-cell office:value-type="float" office:value="0.607463925845265">
                <text:p>0.607463925845265</text:p>
              </table:table-cell>
              <table:table-cell office:value-type="float" office:value="0.602318536332857">
                <text:p>0.602318536332857</text:p>
              </table:table-cell>
              <table:table-cell office:value-type="float" office:value="0.598122245789316">
                <text:p>0.598122245789316</text:p>
              </table:table-cell>
              <table:table-cell office:value-type="float" office:value="0.596449799935923">
                <text:p>0.596449799935923</text:p>
              </table:table-cell>
              <table:table-cell office:value-type="float" office:value="0.593503705518211">
                <text:p>0.593503705518211</text:p>
              </table:table-cell>
              <table:table-cell office:value-type="float" office:value="0.592107041253766">
                <text:p>0.592107041253766</text:p>
              </table:table-cell>
              <table:table-cell office:value-type="float" office:value="0.589679105981526">
                <text:p>0.589679105981526</text:p>
              </table:table-cell>
              <table:table-cell office:value-type="float" office:value="0.58799460853121">
                <text:p>0.587994608531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Analisis del factor de diversidad inicial 2 obj</text:p>
        </chart:title>
        <chart:legend chart:legend-position="end" svg:x="13.28cm" svg:y="3.703cm" style:legend-expansion="high" chart:style-name="ch3"/>
        <chart:plot-area chart:style-name="ch4" table:cell-range-address="factor_Distancia_Inicial.B97:factor_Distancia_Inicial.L100 factor_Distancia_Inicial.A98:factor_Distancia_Inicial.A100" chart:data-source-has-labels="both" svg:x="1.331cm" svg:y="1.275cm" svg:width="11.629cm" svg:height="6.564cm">
          <chartooo:coordinate-region svg:x="2.243cm" svg:y="1.474cm" svg:width="10.623cm" svg:height="5.718cm"/>
          <chart:axis chart:dimension="x" chart:name="primary-x" chart:style-name="ch5" chartooo:axis-type="auto">
            <chartooo:date-scale/>
            <chart:title svg:x="5.262cm" svg:y="8.019cm" chart:style-name="ch6">
              <text:p>Factor de distancia inicial</text:p>
            </chart:title>
            <chart:categories table:cell-range-address="factor_Distancia_Inicial.B97:factor_Distancia_Inicial.L97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factor_Distancia_Inicial.B98:factor_Distancia_Inicial.L98" chart:label-cell-address="factor_Distancia_Inicial.A98:factor_Distancia_Inicial.A98" chart:class="chart:line">
            <chart:data-point chart:repeated="11"/>
          </chart:series>
          <chart:series chart:style-name="ch11" chart:values-cell-range-address="factor_Distancia_Inicial.B99:factor_Distancia_Inicial.L99" chart:label-cell-address="factor_Distancia_Inicial.A99:factor_Distancia_Inicial.A99" chart:class="chart:line">
            <chart:data-point chart:repeated="11"/>
          </chart:series>
          <chart:series chart:style-name="ch12" chart:values-cell-range-address="factor_Distancia_Inicial.B100:factor_Distancia_Inicial.L100" chart:label-cell-address="factor_Distancia_Inicial.A100:factor_Distancia_Inicial.A100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B97:factor_Distancia_Inicial.L9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.5x10^4</text:p>
                <draw:g>
                  <svg:desc>factor_Distancia_Inicial.A98:factor_Distancia_Inicial.A98</svg:desc>
                </draw:g>
              </table:table-cell>
              <table:table-cell office:value-type="float" office:value="0.651289898920702">
                <text:p>0.651289898920702</text:p>
                <draw:g>
                  <svg:desc>factor_Distancia_Inicial.B98:factor_Distancia_Inicial.L98</svg:desc>
                </draw:g>
              </table:table-cell>
              <table:table-cell office:value-type="float" office:value="0.683834149216743">
                <text:p>0.683834149216743</text:p>
              </table:table-cell>
              <table:table-cell office:value-type="float" office:value="0.674307248087631">
                <text:p>0.674307248087631</text:p>
              </table:table-cell>
              <table:table-cell office:value-type="float" office:value="0.664585676715246">
                <text:p>0.664585676715246</text:p>
              </table:table-cell>
              <table:table-cell office:value-type="float" office:value="0.657626727907317">
                <text:p>0.657626727907317</text:p>
              </table:table-cell>
              <table:table-cell office:value-type="float" office:value="0.650269466503475">
                <text:p>0.650269466503475</text:p>
              </table:table-cell>
              <table:table-cell office:value-type="float" office:value="0.648685913445755">
                <text:p>0.648685913445755</text:p>
              </table:table-cell>
              <table:table-cell office:value-type="float" office:value="0.640675393164089">
                <text:p>0.640675393164089</text:p>
              </table:table-cell>
              <table:table-cell office:value-type="float" office:value="0.640474911890922">
                <text:p>0.640474911890922</text:p>
              </table:table-cell>
              <table:table-cell office:value-type="float" office:value="0.634485889725075">
                <text:p>0.634485889725075</text:p>
              </table:table-cell>
              <table:table-cell office:value-type="float" office:value="0.63726520276049">
                <text:p>0.63726520276049</text:p>
              </table:table-cell>
            </table:table-row>
            <table:table-row>
              <table:table-cell office:value-type="string">
                <text:p>2.5x10^5</text:p>
                <draw:g>
                  <svg:desc>factor_Distancia_Inicial.A99:factor_Distancia_Inicial.A99</svg:desc>
                </draw:g>
              </table:table-cell>
              <table:table-cell office:value-type="float" office:value="0.839040982649687">
                <text:p>0.839040982649687</text:p>
                <draw:g>
                  <svg:desc>factor_Distancia_Inicial.B99:factor_Distancia_Inicial.L99</svg:desc>
                </draw:g>
              </table:table-cell>
              <table:table-cell office:value-type="float" office:value="0.876437831660652">
                <text:p>0.876437831660652</text:p>
              </table:table-cell>
              <table:table-cell office:value-type="float" office:value="0.876558920694">
                <text:p>0.876558920694</text:p>
              </table:table-cell>
              <table:table-cell office:value-type="float" office:value="0.871826501324826">
                <text:p>0.871826501324826</text:p>
              </table:table-cell>
              <table:table-cell office:value-type="float" office:value="0.853527993122609">
                <text:p>0.853527993122609</text:p>
              </table:table-cell>
              <table:table-cell office:value-type="float" office:value="0.846151692244174">
                <text:p>0.846151692244174</text:p>
              </table:table-cell>
              <table:table-cell office:value-type="float" office:value="0.839345072445591">
                <text:p>0.839345072445591</text:p>
              </table:table-cell>
              <table:table-cell office:value-type="float" office:value="0.838050411795348">
                <text:p>0.838050411795348</text:p>
              </table:table-cell>
              <table:table-cell office:value-type="float" office:value="0.841255460308652">
                <text:p>0.841255460308652</text:p>
              </table:table-cell>
              <table:table-cell office:value-type="float" office:value="0.837735321472783">
                <text:p>0.837735321472783</text:p>
              </table:table-cell>
              <table:table-cell office:value-type="float" office:value="0.831484519574465">
                <text:p>0.831484519574465</text:p>
              </table:table-cell>
            </table:table-row>
            <table:table-row>
              <table:table-cell office:value-type="string">
                <text:p>2.5x10^6</text:p>
                <draw:g>
                  <svg:desc>factor_Distancia_Inicial.A100:factor_Distancia_Inicial.A100</svg:desc>
                </draw:g>
              </table:table-cell>
              <table:table-cell office:value-type="float" office:value="0.884082045080261">
                <text:p>0.884082045080261</text:p>
                <draw:g>
                  <svg:desc>factor_Distancia_Inicial.B100:factor_Distancia_Inicial.L100</svg:desc>
                </draw:g>
              </table:table-cell>
              <table:table-cell office:value-type="float" office:value="0.917500237390435">
                <text:p>0.917500237390435</text:p>
              </table:table-cell>
              <table:table-cell office:value-type="float" office:value="0.935606229095826">
                <text:p>0.935606229095826</text:p>
              </table:table-cell>
              <table:table-cell office:value-type="float" office:value="0.940744120952087">
                <text:p>0.940744120952087</text:p>
              </table:table-cell>
              <table:table-cell office:value-type="float" office:value="0.942851259945131">
                <text:p>0.942851259945131</text:p>
              </table:table-cell>
              <table:table-cell office:value-type="float" office:value="0.941957914024">
                <text:p>0.941957914024</text:p>
              </table:table-cell>
              <table:table-cell office:value-type="float" office:value="0.939381548906913">
                <text:p>0.939381548906913</text:p>
              </table:table-cell>
              <table:table-cell office:value-type="float" office:value="0.937297799655435">
                <text:p>0.937297799655435</text:p>
              </table:table-cell>
              <table:table-cell office:value-type="float" office:value="0.937393389074087">
                <text:p>0.937393389074087</text:p>
              </table:table-cell>
              <table:table-cell office:value-type="float" office:value="0.93535724735">
                <text:p>0.93535724735</text:p>
              </table:table-cell>
              <table:table-cell office:value-type="float" office:value="0.934496699877522">
                <text:p>0.9344966998775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Analisis del factor de diversidad inicial 3 obj</text:p>
        </chart:title>
        <chart:legend chart:legend-position="end" svg:x="13.28cm" svg:y="3.703cm" style:legend-expansion="high" chart:style-name="ch3"/>
        <chart:plot-area chart:style-name="ch4" table:cell-range-address="factor_Distancia_Inicial.B104:factor_Distancia_Inicial.L107 factor_Distancia_Inicial.A105:factor_Distancia_Inicial.A107" chart:data-source-has-labels="both" svg:x="1.331cm" svg:y="1.275cm" svg:width="11.629cm" svg:height="6.564cm">
          <chartooo:coordinate-region svg:x="2.243cm" svg:y="1.474cm" svg:width="10.623cm" svg:height="5.718cm"/>
          <chart:axis chart:dimension="x" chart:name="primary-x" chart:style-name="ch5" chartooo:axis-type="auto">
            <chartooo:date-scale/>
            <chart:title svg:x="5.262cm" svg:y="8.019cm" chart:style-name="ch6">
              <text:p>Factor de distancia inicial</text:p>
            </chart:title>
            <chart:categories table:cell-range-address="factor_Distancia_Inicial.B104:factor_Distancia_Inicial.L104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factor_Distancia_Inicial.B105:factor_Distancia_Inicial.L105" chart:label-cell-address="factor_Distancia_Inicial.A105:factor_Distancia_Inicial.A105" chart:class="chart:line">
            <chart:data-point chart:repeated="11"/>
          </chart:series>
          <chart:series chart:style-name="ch11" chart:values-cell-range-address="factor_Distancia_Inicial.B106:factor_Distancia_Inicial.L106" chart:label-cell-address="factor_Distancia_Inicial.A106:factor_Distancia_Inicial.A106" chart:class="chart:line">
            <chart:data-point chart:repeated="11"/>
          </chart:series>
          <chart:series chart:style-name="ch12" chart:values-cell-range-address="factor_Distancia_Inicial.B107:factor_Distancia_Inicial.L107" chart:label-cell-address="factor_Distancia_Inicial.A107:factor_Distancia_Inicial.A107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B104:factor_Distancia_Inicial.L10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.5x10^4</text:p>
                <draw:g>
                  <svg:desc>factor_Distancia_Inicial.A105:factor_Distancia_Inicial.A105</svg:desc>
                </draw:g>
              </table:table-cell>
              <table:table-cell office:value-type="float" office:value="0.612724590036602">
                <text:p>0.612724590036602</text:p>
                <draw:g>
                  <svg:desc>factor_Distancia_Inicial.B105:factor_Distancia_Inicial.L105</svg:desc>
                </draw:g>
              </table:table-cell>
              <table:table-cell office:value-type="float" office:value="0.614111508188209">
                <text:p>0.614111508188209</text:p>
              </table:table-cell>
              <table:table-cell office:value-type="float" office:value="0.611582495347012">
                <text:p>0.611582495347012</text:p>
              </table:table-cell>
              <table:table-cell office:value-type="float" office:value="0.607463925845265">
                <text:p>0.607463925845265</text:p>
              </table:table-cell>
              <table:table-cell office:value-type="float" office:value="0.602318536332857">
                <text:p>0.602318536332857</text:p>
              </table:table-cell>
              <table:table-cell office:value-type="float" office:value="0.598122245789316">
                <text:p>0.598122245789316</text:p>
              </table:table-cell>
              <table:table-cell office:value-type="float" office:value="0.596449799935923">
                <text:p>0.596449799935923</text:p>
              </table:table-cell>
              <table:table-cell office:value-type="float" office:value="0.593503705518211">
                <text:p>0.593503705518211</text:p>
              </table:table-cell>
              <table:table-cell office:value-type="float" office:value="0.592107041253766">
                <text:p>0.592107041253766</text:p>
              </table:table-cell>
              <table:table-cell office:value-type="float" office:value="0.589679105981526">
                <text:p>0.589679105981526</text:p>
              </table:table-cell>
              <table:table-cell office:value-type="float" office:value="0.58799460853121">
                <text:p>0.58799460853121</text:p>
              </table:table-cell>
            </table:table-row>
            <table:table-row>
              <table:table-cell office:value-type="string">
                <text:p>2.5x10^5</text:p>
                <draw:g>
                  <svg:desc>factor_Distancia_Inicial.A106:factor_Distancia_Inicial.A106</svg:desc>
                </draw:g>
              </table:table-cell>
              <table:table-cell office:value-type="float" office:value="0.833373705325895">
                <text:p>0.833373705325895</text:p>
                <draw:g>
                  <svg:desc>factor_Distancia_Inicial.B106:factor_Distancia_Inicial.L106</svg:desc>
                </draw:g>
              </table:table-cell>
              <table:table-cell office:value-type="float" office:value="0.835829846110789">
                <text:p>0.835829846110789</text:p>
              </table:table-cell>
              <table:table-cell office:value-type="float" office:value="0.831596618354053">
                <text:p>0.831596618354053</text:p>
              </table:table-cell>
              <table:table-cell office:value-type="float" office:value="0.819812832192947">
                <text:p>0.819812832192947</text:p>
              </table:table-cell>
              <table:table-cell office:value-type="float" office:value="0.809038380885063">
                <text:p>0.809038380885063</text:p>
              </table:table-cell>
              <table:table-cell office:value-type="float" office:value="0.802685390612895">
                <text:p>0.802685390612895</text:p>
              </table:table-cell>
              <table:table-cell office:value-type="float" office:value="0.806274621611084">
                <text:p>0.806274621611084</text:p>
              </table:table-cell>
              <table:table-cell office:value-type="float" office:value="0.801263743410316">
                <text:p>0.801263743410316</text:p>
              </table:table-cell>
              <table:table-cell office:value-type="float" office:value="0.806077407978947">
                <text:p>0.806077407978947</text:p>
              </table:table-cell>
              <table:table-cell office:value-type="float" office:value="0.799809557223129">
                <text:p>0.799809557223129</text:p>
              </table:table-cell>
              <table:table-cell office:value-type="float" office:value="0.801923483112232">
                <text:p>0.801923483112232</text:p>
              </table:table-cell>
            </table:table-row>
            <table:table-row>
              <table:table-cell office:value-type="string">
                <text:p>2.5x10^6</text:p>
                <draw:g>
                  <svg:desc>factor_Distancia_Inicial.A107:factor_Distancia_Inicial.A107</svg:desc>
                </draw:g>
              </table:table-cell>
              <table:table-cell office:value-type="float" office:value="0.880227498922158">
                <text:p>0.880227498922158</text:p>
                <draw:g>
                  <svg:desc>factor_Distancia_Inicial.B107:factor_Distancia_Inicial.L107</svg:desc>
                </draw:g>
              </table:table-cell>
              <table:table-cell office:value-type="float" office:value="0.891037454529368">
                <text:p>0.891037454529368</text:p>
              </table:table-cell>
              <table:table-cell office:value-type="float" office:value="0.898183739663">
                <text:p>0.898183739663</text:p>
              </table:table-cell>
              <table:table-cell office:value-type="float" office:value="0.899301075377316">
                <text:p>0.899301075377316</text:p>
              </table:table-cell>
              <table:table-cell office:value-type="float" office:value="0.901535850688579">
                <text:p>0.901535850688579</text:p>
              </table:table-cell>
              <table:table-cell office:value-type="float" office:value="0.899280645894105">
                <text:p>0.899280645894105</text:p>
              </table:table-cell>
              <table:table-cell office:value-type="float" office:value="0.897246993413789">
                <text:p>0.897246993413789</text:p>
              </table:table-cell>
              <table:table-cell office:value-type="float" office:value="0.896507054385737">
                <text:p>0.896507054385737</text:p>
              </table:table-cell>
              <table:table-cell office:value-type="float" office:value="0.893684771207053">
                <text:p>0.893684771207053</text:p>
              </table:table-cell>
              <table:table-cell office:value-type="float" office:value="0.893278518718474">
                <text:p>0.893278518718474</text:p>
              </table:table-cell>
              <table:table-cell office:value-type="float" office:value="0.891629802571737">
                <text:p>0.8916298025717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